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MS Sans Serif" svg:font-family="&quot;MS Sans Serif&quot;"/>
    <style:font-face style:name="Verdana" svg:font-family="Verdana"/>
    <style:font-face style:name="Courier" svg:font-family="Courier"/>
    <style:font-face style:name="Cambria" svg:font-family="Cambria"/>
    <style:font-face style:name="Arial Narrow" svg:font-family="&quot;Arial Narrow&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size="14pt" style:font-size-asian="14pt" style:font-size-complex="14pt" fo:font-weight="bold" style:font-weight-asian="bold" style:font-weight-complex="bold"/>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5"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6" style:family="table-cell" style:parent-style-name="Default" style:data-style-name="N0">
      <style:table-cell-properties style:vertical-align="middle" fo:background-color="#FFFFFF"/>
    </style:style>
    <style:style style:name="ce7" style:family="table-cell" style:parent-style-name="Default" style:data-style-name="N0">
      <style:table-cell-properties fo:background-color="transparent"/>
      <style:text-properties style:font-name="Arial" style:font-name-asian="Arial" style:font-name-complex="Arial" fo:font-size="10pt" style:font-size-asian="10pt" style:font-size-complex="10pt"/>
    </style:style>
    <style:style style:name="ce8" style:family="table-cell" style:parent-style-name="Hyperlink" style:data-style-name="N0">
      <style:table-cell-properties style:vertical-align="middle" fo:background-color="#FFFFFF" style:repeat-content="false"/>
      <style:paragraph-properties fo:text-align="start" fo:margin-left="0cm"/>
      <style:text-properties fo:color="#0066CC" style:font-name="Arial" style:font-name-asian="Arial" style:font-name-complex="Arial" fo:font-size="10pt" style:font-size-asian="10pt" style:font-size-complex="10pt" style:text-underline-style="solid" style:text-underline-type="single"/>
    </style:style>
    <style:style style:name="ce9" style:family="table-cell" style:parent-style-name="Default" style:data-style-name="N0">
      <style:table-cell-properties style:vertical-align="automatic" fo:background-color="#FFFFFF"/>
    </style:style>
    <style:style style:name="ce10"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style>
    <style:style style:name="ce11" style:family="table-cell" style:parent-style-name="Default" style:data-style-name="N0">
      <style:table-cell-properties fo:background-color="#92CDDC"/>
      <style:text-properties style:font-name="Arial" style:font-name-asian="Arial" style:font-name-complex="Arial"/>
    </style:style>
    <style:style style:name="ce12" style:family="table-cell" style:parent-style-name="Hyperlink" style:data-style-name="N0">
      <style:table-cell-properties style:vertical-align="automatic" fo:background-color="#92CDDC"/>
      <style:text-properties fo:color="#0066CC" style:font-name="Arial" style:font-name-asian="Arial" style:font-name-complex="Arial" fo:font-size="10pt" style:font-size-asian="10pt" style:font-size-complex="10pt" style:text-underline-style="solid" style:text-underline-type="single"/>
    </style:style>
    <style:style style:name="ce13" style:family="table-cell" style:parent-style-name="Default" style:data-style-name="N0">
      <style:table-cell-properties style:vertical-align="automatic" fo:background-color="#92CDDC"/>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fo:background-color="#FFFFFF"/>
      <style:text-properties style:font-name="Arial" style:font-name-asian="Arial" style:font-name-complex="Arial"/>
    </style:style>
    <style:style style:name="ce15" style:family="table-cell" style:parent-style-name="Default" style:data-style-name="N0">
      <style:table-cell-properties style:vertical-align="automatic" fo:wrap-option="wrap" fo:background-color="#FFFFFF"/>
      <style:text-properties style:font-name="Arial" style:font-name-asian="Arial" style:font-name-complex="Arial" fo:font-weight="bold" style:font-weight-asian="bold" style:font-weight-complex="bold"/>
    </style:style>
    <style:style style:name="ce16" style:family="table-cell" style:parent-style-name="Default" style:data-style-name="N0">
      <style:table-cell-properties fo:background-color="#BDD7EE"/>
      <style:text-properties style:font-name="Arial" style:font-name-asian="Arial" style:font-name-complex="Arial"/>
    </style:style>
    <style:style style:name="ce17" style:family="table-cell" style:parent-style-name="Hyperlink" style:data-style-name="N0">
      <style:table-cell-properties style:vertical-align="automatic" fo:background-color="#BDD7EE"/>
      <style:text-properties fo:color="#0066CC" style:font-name="Arial" style:font-name-asian="Arial" style:font-name-complex="Arial" fo:font-size="10pt" style:font-size-asian="10pt" style:font-size-complex="10pt" style:text-underline-style="solid" style:text-underline-type="single"/>
    </style:style>
    <style:style style:name="ce18" style:family="table-cell" style:parent-style-name="Default" style:data-style-name="N0">
      <style:table-cell-properties fo:background-color="#BDD7EE"/>
      <style:text-properties style:font-name="Arial" style:font-name-asian="Arial" style:font-name-complex="Arial" fo:font-size="10pt" style:font-size-asian="10pt" style:font-size-complex="10pt"/>
    </style:style>
    <style:style style:name="ce19" style:family="table-cell" style:parent-style-name="Default" style:data-style-name="N0">
      <style:table-cell-properties fo:background-color="#E6B8B7"/>
      <style:text-properties style:font-name="Arial" style:font-name-asian="Arial" style:font-name-complex="Arial"/>
    </style:style>
    <style:style style:name="ce20" style:family="table-cell" style:parent-style-name="Hyperlink" style:data-style-name="N0">
      <style:table-cell-properties style:vertical-align="automatic" fo:background-color="#E6B8B7"/>
      <style:text-properties fo:color="#0066CC" style:font-name="Arial" style:font-name-asian="Arial" style:font-name-complex="Arial" fo:font-size="10pt" style:font-size-asian="10pt" style:font-size-complex="10pt" style:text-underline-style="solid" style:text-underline-type="single"/>
    </style:style>
    <style:style style:name="ce21" style:family="table-cell" style:parent-style-name="Default" style:data-style-name="N0">
      <style:table-cell-properties fo:background-color="#E6B8B7"/>
      <style:text-properties style:font-name="Arial" style:font-name-asian="Arial" style:font-name-complex="Arial" fo:font-size="10pt" style:font-size-asian="10pt" style:font-size-complex="10pt"/>
    </style:style>
    <style:style style:name="ce22" style:family="table-cell" style:parent-style-name="Default" style:data-style-name="N0">
      <style:table-cell-properties fo:background-color="#EBF1DE"/>
      <style:text-properties style:font-name="Arial" style:font-name-asian="Arial" style:font-name-complex="Arial"/>
    </style:style>
    <style:style style:name="ce23" style:family="table-cell" style:parent-style-name="Hyperlink" style:data-style-name="N0">
      <style:table-cell-properties style:vertical-align="automatic" fo:background-color="#EBF1DE"/>
      <style:text-properties fo:color="#0066CC" style:font-name="Arial" style:font-name-asian="Arial" style:font-name-complex="Arial" fo:font-size="10pt" style:font-size-asian="10pt" style:font-size-complex="10pt" style:text-underline-style="solid" style:text-underline-type="single"/>
    </style:style>
    <style:style style:name="ce24" style:family="table-cell" style:parent-style-name="Default" style:data-style-name="N0">
      <style:table-cell-properties fo:background-color="#EBF1DE"/>
      <style:text-properties style:font-name="Arial" style:font-name-asian="Arial" style:font-name-complex="Arial" fo:font-size="10pt" style:font-size-asian="10pt" style:font-size-complex="10pt"/>
    </style:style>
    <style:style style:name="ce25" style:family="table-cell" style:parent-style-name="Default" style:data-style-name="N0">
      <style:table-cell-properties fo:background-color="#FFCCFF"/>
      <style:text-properties style:font-name="Arial" style:font-name-asian="Arial" style:font-name-complex="Arial"/>
    </style:style>
    <style:style style:name="ce26" style:family="table-cell" style:parent-style-name="Hyperlink" style:data-style-name="N0">
      <style:table-cell-properties style:vertical-align="automatic" fo:background-color="#FFCCFF"/>
      <style:text-properties fo:color="#0066CC" style:font-name="Arial" style:font-name-asian="Arial" style:font-name-complex="Arial" fo:font-size="10pt" style:font-size-asian="10pt" style:font-size-complex="10pt" style:text-underline-style="solid" style:text-underline-type="single"/>
    </style:style>
    <style:style style:name="ce27" style:family="table-cell" style:parent-style-name="Default" style:data-style-name="N0">
      <style:table-cell-properties fo:background-color="#FFCCFF"/>
      <style:text-properties style:font-name="Arial" style:font-name-asian="Arial" style:font-name-complex="Arial" fo:font-size="10pt" style:font-size-asian="10pt" style:font-size-complex="10pt"/>
    </style:style>
    <style:style style:name="ce28" style:family="table-cell" style:parent-style-name="Default" style:data-style-name="N0">
      <style:table-cell-properties fo:background-color="#FDE9D9"/>
      <style:text-properties style:font-name="Arial" style:font-name-asian="Arial" style:font-name-complex="Arial"/>
    </style:style>
    <style:style style:name="ce29" style:family="table-cell" style:parent-style-name="Hyperlink" style:data-style-name="N0">
      <style:table-cell-properties style:vertical-align="automatic" fo:background-color="#FDE9D9"/>
      <style:text-properties fo:color="#0066CC" style:font-name="Arial" style:font-name-asian="Arial" style:font-name-complex="Arial" fo:font-size="10pt" style:font-size-asian="10pt" style:font-size-complex="10pt" style:text-underline-style="solid" style:text-underline-type="single"/>
    </style:style>
    <style:style style:name="ce30" style:family="table-cell" style:parent-style-name="Default" style:data-style-name="N0">
      <style:table-cell-properties style:vertical-align="automatic" fo:background-color="#FDE9D9"/>
      <style:text-properties style:font-name="Arial" style:font-name-asian="Arial" style:font-name-complex="Arial" fo:font-size="10pt" style:font-size-asian="10pt" style:font-size-complex="10pt"/>
    </style:style>
    <style:style style:name="ce31" style:family="table-cell" style:parent-style-name="Hyperlink" style:data-style-name="N0">
      <style:table-cell-properties style:vertical-align="automatic"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32" style:family="table-cell" style:parent-style-name="Default"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33" style:family="table-cell" style:parent-style-name="Default" style:data-style-name="N0">
      <style:table-cell-properties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4" style:family="table-cell" style:parent-style-name="Default" style:data-style-name="N0">
      <style:table-cell-properties fo:background-color="#FFFFFF"/>
      <style:text-properties fo:font-size="12pt" style:font-size-asian="12pt" style:font-size-complex="12pt"/>
    </style:style>
    <style:style style:name="ce35" style:family="table-cell" style:parent-style-name="Hyperlink" style:data-style-name="N0">
      <style:text-properties fo:color="#0066CC" style:font-name="Arial" style:font-name-asian="Arial" style:font-name-complex="Arial" fo:font-size="10pt" style:font-size-asian="10pt" style:font-size-complex="10pt" style:text-underline-style="solid" style:text-underline-type="single"/>
    </style:style>
    <style:style style:name="ce36"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37" style:family="table-cell" style:parent-style-name="Default"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38" style:family="table-cell" style:parent-style-name="Default" style:data-style-name="N0">
      <style:table-cell-properties style:vertical-align="middle" fo:background-color="#FFFFFF" style:repeat-content="false"/>
      <style:paragraph-properties fo:text-align="start" fo:margin-left="1.765cm"/>
      <style:text-properties style:font-name="Arial" style:font-name-asian="Arial" style:font-name-complex="Arial" fo:font-size="12pt" style:font-size-asian="12pt" style:font-size-complex="12pt"/>
    </style:style>
    <style:style style:name="ce39" style:family="table-cell" style:parent-style-name="Default"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0" style:family="table-cell" style:parent-style-name="Default" style:data-style-name="N0">
      <style:table-cell-properties style:vertical-align="automatic" fo:background-color="#FFFFFF"/>
      <style:text-properties fo:font-size="12pt" style:font-size-asian="12pt" style:font-size-complex="12pt"/>
    </style:style>
    <style:style style:name="ce41" style:family="table-cell" style:parent-style-name="Hyperlink" style:data-style-name="N0">
      <style:table-cell-properties style:vertical-align="middle" fo:background-color="#FFFFFF" style:repeat-content="false"/>
      <style:paragraph-properties fo:text-align="start" fo:margin-left="1.765cm"/>
      <style:text-properties fo:color="#0066CC" style:font-name="Arial" style:font-name-asian="Arial" style:font-name-complex="Arial" fo:font-size="10pt" style:font-size-asian="10pt" style:font-size-complex="10pt" style:text-underline-style="solid" style:text-underline-type="single"/>
    </style:style>
    <style:style style:name="ce42" style:family="table-cell" style:parent-style-name="Default" style:data-style-name="N0">
      <style:table-cell-properties fo:background-color="#FFFFFF"/>
      <style:text-properties fo:font-size="10pt" style:font-size-asian="10pt" style:font-size-complex="10pt"/>
    </style:style>
    <style:style style:name="ce43"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4"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5"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46" style:family="table-cell" style:parent-style-name="Normal_Figures1.1_32_and_32_1.1A_32_and_32_GreenPaper_32_Figure_32_VA" style:data-style-name="N0">
      <style:table-cell-properties style:vertical-align="automatic" fo:background-color="#FFFFFF"/>
      <style:text-properties style:font-name="Arial" style:font-name-asian="Arial" style:font-name-complex="Arial" fo:font-size="8pt" style:font-size-asian="8pt" style:font-size-complex="8pt"/>
    </style:style>
    <style:style style:name="ce47" style:family="table-cell" style:parent-style-name="Normal_32_28" style:data-style-name="N0">
      <style:table-cell-properties style:vertical-align="automatic" fo:background-color="transparent"/>
      <style:text-properties style:font-name="Arial" style:font-name-asian="Arial" style:font-name-complex="Arial" fo:font-size="16pt" style:font-size-asian="16pt" style:font-size-complex="16pt" fo:font-weight="bold" style:font-weight-asian="bold" style:font-weight-complex="bold"/>
    </style:style>
    <style:style style:name="ce48" style:family="table-cell" style:parent-style-name="Normal_Figures1.1_32_and_32_1.1A_32_and_32_GreenPaper_32_Figure_32_VA"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ce49" style:family="table-cell" style:parent-style-name="Hyperlink_32_14" style:data-style-name="N0">
      <style:table-cell-properties style:vertical-align="automatic"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50" style:family="table-cell" style:parent-style-name="Normal_Figures1.1_32_and_32_1.1A_32_and_32_GreenPaper_32_Figure_32_VA" style:data-style-name="N0">
      <style:table-cell-properties style:vertical-align="middle" fo:background-color="#FFFFFF" style:rotation-angle="90"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51" style:family="table-cell" style:parent-style-name="Normal_Figures1.1_32_and_32_1.1A_32_and_32_GreenPaper_32_Figure_32_VA"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52" style:family="table-cell" style:parent-style-name="Normal_Figures1.1_32_and_32_1.1A_32_and_32_GreenPaper_32_Figure_32_VA" style:data-style-name="N3">
      <style:table-cell-properties style:vertical-align="automatic" fo:background-color="#FFFFFF"/>
      <style:text-properties style:font-name="Arial" style:font-name-asian="Arial" style:font-name-complex="Arial" fo:font-size="8pt" style:font-size-asian="8pt" style:font-size-complex="8pt"/>
    </style:style>
    <style:style style:name="ce53" style:family="table-cell" style:parent-style-name="Normal_Figures1.1_32_and_32_1.1A_32_and_32_GreenPaper_32_Figure_32_VA" style:data-style-name="N0">
      <style:table-cell-properties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54" style:family="table-cell" style:parent-style-name="Normal_Figures1.1_32_and_32_1.1A_32_and_32_GreenPaper_32_Figure_32_VA" style:data-style-name="N0">
      <style:table-cell-properties style:vertical-align="automatic" fo:wrap-option="wrap" fo:background-color="#FFFFFF"/>
      <style:text-properties style:font-name="Arial" style:font-name-asian="Arial" style:font-name-complex="Arial" fo:font-size="8pt" style:font-size-asian="8pt" style:font-size-complex="8pt"/>
    </style:style>
    <style:style style:name="ce55" style:family="table-cell" style:parent-style-name="Normal_Figures1.1_32_and_32_1.1A_32_and_32_GreenPaper_32_Figure_32_VA" style:data-style-name="N0">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56" style:family="table-cell" style:parent-style-name="Normal_Figures1.1_32_and_32_1.1A_32_and_32_GreenPaper_32_Figure_32_VA" style:data-style-name="N0">
      <style:table-cell-properties style:vertical-align="top" fo:background-color="#FFFFFF"/>
      <style:text-properties style:font-name="Arial" style:font-name-asian="Arial" style:font-name-complex="Arial" fo:font-size="8pt" style:font-size-asian="8pt" style:font-size-complex="8pt"/>
    </style:style>
    <style:style style:name="ce57" style:family="table-cell" style:parent-style-name="Normal_32_2_32_29" style:data-style-name="N0">
      <style:table-cell-properties fo:border-top="none" fo:border-bottom="none" fo:border-left="thin solid #000000" fo:border-right="none" style:vertical-align="top" fo:background-color="#FFFFFF"/>
      <style:text-properties style:font-name="Arial" style:font-name-asian="Arial" style:font-name-complex="Arial" fo:font-size="10pt" style:font-size-asian="10pt" style:font-size-complex="10pt"/>
    </style:style>
    <style:style style:name="ce58" style:family="table-cell" style:parent-style-name="Normal_Figures1.1_32_and_32_1.1A_32_and_32_GreenPaper_32_Figure_32_VA" style:data-style-name="N0">
      <style:table-cell-properties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59" style:family="table-cell" style:parent-style-name="Normal_Figures1.1_32_and_32_1.1A_32_and_32_GreenPaper_32_Figure_32_VA" style:data-style-name="N0">
      <style:table-cell-properties fo:border-top="none" fo:border-bottom="2pt dashed #000000" fo:border-left="none" fo:border-right="none" style:vertical-align="automatic" fo:background-color="#FFFFFF"/>
      <style:text-properties style:font-name="Arial" style:font-name-asian="Arial" style:font-name-complex="Arial" fo:font-size="8pt" style:font-size-asian="8pt" style:font-size-complex="8pt"/>
    </style:style>
    <style:style style:name="ce60" style:family="table-cell" style:parent-style-name="Normal_Figures1.1_32_and_32_1.1A_32_and_32_GreenPaper_32_Figure_32_VA" style:data-style-name="N0">
      <style:table-cell-properties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61" style:family="table-cell" style:parent-style-name="Normal_Figures1.1_32_and_32_1.1A_32_and_32_GreenPaper_32_Figure_32_VA" style:data-style-name="N0">
      <style:table-cell-properties style:vertical-align="automatic"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62" style:family="table-cell" style:parent-style-name="Normal_32_28"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63" style:family="table-cell" style:parent-style-name="Normal_32_2_32_29"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64" style:family="table-cell" style:parent-style-name="Normal_Figures1.1_32_and_32_1.1A_32_and_32_GreenPaper_32_Figure_32_VA" style:data-style-name="N0">
      <style:table-cell-properties fo:border-top="none" fo:border-bottom="none" fo:border-left="thin solid #000000" fo:border-right="thin solid #000000" style:vertical-align="automatic" fo:background-color="#FFFFFF"/>
      <style:text-properties style:font-name="Arial" style:font-name-asian="Arial" style:font-name-complex="Arial" fo:font-size="8pt" style:font-size-asian="8pt" style:font-size-complex="8pt"/>
    </style:style>
    <style:style style:name="ce65" style:family="table-cell" style:parent-style-name="Normal_Figures1.1_32_and_32_1.1A_32_and_32_GreenPaper_32_Figure_32_VA" style:data-style-name="N0">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66" style:family="table-cell" style:parent-style-name="Normal_Figures1.1_32_and_32_1.1A_32_and_32_GreenPaper_32_Figure_32_VA" style:data-style-name="N3">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67" style:family="table-cell" style:parent-style-name="Normal_Figures1.1_32_and_32_1.1A_32_and_32_GreenPaper_32_Figure_32_VA" style:data-style-name="N3">
      <style:table-cell-properties fo:border-top="none" fo:border-bottom="none"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68" style:family="table-cell" style:parent-style-name="Normal_32_2_32_29" style:data-style-name="N0">
      <style:table-cell-properties fo:border-top="none" fo:border-bottom="thin solid #000000" fo:border-left="thin solid #000000" fo:border-right="none" style:vertical-align="top" fo:background-color="#DAEDCB" style:repeat-content="false"/>
      <style:paragraph-properties fo:text-align="center"/>
      <style:text-properties style:font-name="Arial" style:font-name-asian="Arial" style:font-name-complex="Arial" fo:font-size="10pt" style:font-size-asian="10pt" style:font-size-complex="10pt"/>
    </style:style>
    <style:style style:name="ce69" style:family="table-cell" style:parent-style-name="Normal_32_2_32_29" style:data-style-name="N0">
      <style:table-cell-properties fo:border-top="none" fo:border-bottom="thin solid #000000" fo:border-left="none" fo:border-right="none" style:vertical-align="top" fo:background-color="#DAEDCB" style:repeat-content="false"/>
      <style:paragraph-properties fo:text-align="center"/>
      <style:text-properties style:font-name="Arial" style:font-name-asian="Arial" style:font-name-complex="Arial" fo:font-size="10pt" style:font-size-asian="10pt" style:font-size-complex="10pt"/>
    </style:style>
    <style:style style:name="ce70" style:family="table-cell" style:parent-style-name="Normal_32_2_32_29" style:data-style-name="N3">
      <style:table-cell-properties fo:border-top="none" fo:border-bottom="thin solid #000000" fo:border-left="none" fo:border-right="none" style:vertical-align="top" fo:background-color="#DAEDCB" style:repeat-content="false"/>
      <style:paragraph-properties fo:text-align="center"/>
      <style:text-properties style:font-name="Arial" style:font-name-asian="Arial" style:font-name-complex="Arial" fo:font-size="10pt" style:font-size-asian="10pt" style:font-size-complex="10pt"/>
    </style:style>
    <style:style style:name="ce71" style:family="table-cell" style:parent-style-name="Comma_32_2_32_13" style:data-style-name="N39">
      <style:table-cell-properties fo:border-top="none" fo:border-bottom="thin solid #000000" fo:border-left="none" fo:border-right="none" style:vertical-align="automatic" fo:background-color="#DAEDCB" style:repeat-content="false"/>
      <style:paragraph-properties fo:text-align="center"/>
      <style:text-properties style:font-name="Arial" style:font-name-asian="Arial" style:font-name-complex="Arial" fo:font-size="10pt" style:font-size-asian="10pt" style:font-size-complex="10pt"/>
    </style:style>
    <style:style style:name="ce72" style:family="table-cell" style:parent-style-name="Normal_32_2_32_29" style:data-style-name="N0">
      <style:table-cell-properties fo:border-top="none" fo:border-bottom="thin solid #000000" fo:border-left="none" fo:border-right="thin solid #000000" style:vertical-align="top" fo:background-color="#DAEDCB" style:repeat-content="false"/>
      <style:paragraph-properties fo:text-align="center"/>
      <style:text-properties style:font-name="Arial" style:font-name-asian="Arial" style:font-name-complex="Arial" fo:font-size="10pt" style:font-size-asian="10pt" style:font-size-complex="10pt"/>
    </style:style>
    <style:style style:name="ce73" style:family="table-cell" style:parent-style-name="Normal_Figures1.1_32_and_32_1.1A_32_and_32_GreenPaper_32_Figure_32_VA" style:data-style-name="N0">
      <style:table-cell-properties fo:border-top="none" fo:border-bottom="thin solid #000000" fo:border-left="thin solid #000000" fo:border-right="none" style:vertical-align="middle" fo:background-color="#FCEFD1" style:repeat-content="false"/>
      <style:paragraph-properties fo:text-align="center"/>
      <style:text-properties style:font-name="Arial" style:font-name-asian="Arial" style:font-name-complex="Arial" fo:font-size="10pt" style:font-size-asian="10pt" style:font-size-complex="10pt"/>
    </style:style>
    <style:style style:name="ce74" style:family="table-cell" style:parent-style-name="Normal_Figures1.1_32_and_32_1.1A_32_and_32_GreenPaper_32_Figure_32_VA" style:data-style-name="N0">
      <style:table-cell-properties fo:border-top="none" fo:border-bottom="thin solid #000000" fo:border-left="none" fo:border-right="none" style:vertical-align="middle" fo:background-color="#FCEFD1" style:repeat-content="false"/>
      <style:paragraph-properties fo:text-align="center"/>
      <style:text-properties style:font-name="Arial" style:font-name-asian="Arial" style:font-name-complex="Arial" fo:font-size="10pt" style:font-size-asian="10pt" style:font-size-complex="10pt"/>
    </style:style>
    <style:style style:name="ce75" style:family="table-cell" style:parent-style-name="Normal_Figures1.1_32_and_32_1.1A_32_and_32_GreenPaper_32_Figure_32_VA" style:data-style-name="N3">
      <style:table-cell-properties fo:border-top="none" fo:border-bottom="thin solid #000000" fo:border-left="none" fo:border-right="none" style:vertical-align="automatic" fo:background-color="#FCEFD1"/>
      <style:text-properties style:font-name="Arial" style:font-name-asian="Arial" style:font-name-complex="Arial" fo:font-size="10pt" style:font-size-asian="10pt" style:font-size-complex="10pt"/>
    </style:style>
    <style:style style:name="ce76" style:family="table-cell" style:parent-style-name="Normal_Figures1.1_32_and_32_1.1A_32_and_32_GreenPaper_32_Figure_32_VA" style:data-style-name="N0">
      <style:table-cell-properties fo:border-top="none" fo:border-bottom="thin solid #000000" fo:border-left="none" fo:border-right="none" style:vertical-align="automatic" fo:background-color="#FCEFD1"/>
      <style:text-properties style:font-name="Arial" style:font-name-asian="Arial" style:font-name-complex="Arial" fo:font-size="8pt" style:font-size-asian="8pt" style:font-size-complex="8pt"/>
    </style:style>
    <style:style style:name="ce77" style:family="table-cell" style:parent-style-name="Normal_Figures1.1_32_and_32_1.1A_32_and_32_GreenPaper_32_Figure_32_VA" style:data-style-name="N3">
      <style:table-cell-properties fo:border-top="none" fo:border-bottom="thin solid #000000" fo:border-left="none" fo:border-right="none" style:vertical-align="automatic" fo:background-color="#FCEFD1" style:repeat-content="false"/>
      <style:paragraph-properties fo:text-align="end" fo:margin-right="0cm"/>
      <style:text-properties style:font-name="Arial" style:font-name-asian="Arial" style:font-name-complex="Arial" fo:font-size="10pt" style:font-size-asian="10pt" style:font-size-complex="10pt"/>
    </style:style>
    <style:style style:name="ce78" style:family="table-cell" style:parent-style-name="Comma_32_14" style:data-style-name="N0">
      <style:table-cell-properties fo:border-top="none" fo:border-bottom="thin solid #000000" fo:border-left="none" fo:border-right="none" style:vertical-align="automatic" fo:background-color="#FCEFD1"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79" style:family="table-cell" style:parent-style-name="Normal_Figures1.1_32_and_32_1.1A_32_and_32_GreenPaper_32_Figure_32_VA" style:data-style-name="N30">
      <style:table-cell-properties fo:border-top="none" fo:border-bottom="thin solid #000000" fo:border-left="none" fo:border-right="none" style:vertical-align="middle" fo:background-color="#FCEFD1" style:repeat-content="false"/>
      <style:paragraph-properties fo:text-align="start" fo:margin-left="0cm"/>
      <style:text-properties style:font-name="Arial" style:font-name-asian="Arial" style:font-name-complex="Arial" fo:font-size="10pt" style:font-size-asian="10pt" style:font-size-complex="10pt"/>
    </style:style>
    <style:style style:name="ce80" style:family="table-cell" style:parent-style-name="Normal_Figures1.1_32_and_32_1.1A_32_and_32_GreenPaper_32_Figure_32_VA" style:data-style-name="N30">
      <style:table-cell-properties fo:border-top="none" fo:border-bottom="thin solid #000000" fo:border-left="none" fo:border-right="none" style:vertical-align="automatic" fo:background-color="#FCEFD1"/>
      <style:text-properties style:font-name="Arial" style:font-name-asian="Arial" style:font-name-complex="Arial" fo:font-size="8pt" style:font-size-asian="8pt" style:font-size-complex="8pt"/>
    </style:style>
    <style:style style:name="ce81" style:family="table-cell" style:parent-style-name="Normal_Figures1.1_32_and_32_1.1A_32_and_32_GreenPaper_32_Figure_32_VA" style:data-style-name="N0">
      <style:table-cell-properties fo:border-top="none" fo:border-bottom="thin solid #000000" fo:border-left="none" fo:border-right="thin solid #000000" style:vertical-align="automatic" fo:background-color="#FCEFD1"/>
      <style:text-properties style:font-name="Arial" style:font-name-asian="Arial" style:font-name-complex="Arial" fo:font-size="8pt" style:font-size-asian="8pt" style:font-size-complex="8pt"/>
    </style:style>
    <style:style style:name="ce82" style:family="table-cell" style:parent-style-name="Normal_Figures1.1_32_and_32_1.1A_32_and_32_GreenPaper_32_Figure_32_VA" style:data-style-name="N0">
      <style:table-cell-properties style:vertical-align="middle" fo:background-color="#FFFFFF"/>
      <style:text-properties style:font-name="Arial" style:font-name-asian="Arial" style:font-name-complex="Arial" fo:font-size="8pt" style:font-size-asian="8pt" style:font-size-complex="8pt"/>
    </style:style>
    <style:style style:name="ce83" style:family="table-cell" style:parent-style-name="Normal_Figures1.1_32_and_32_1.1A_32_and_32_GreenPaper_32_Figure_32_VA" style:data-style-name="N0">
      <style:table-cell-properties style:vertical-align="middle" fo:background-color="#FFFFFF" style:repeat-content="false"/>
      <style:paragraph-properties fo:text-align="end" fo:margin-right="0cm"/>
      <style:text-properties style:font-name="Arial" style:font-name-asian="Arial" style:font-name-complex="Arial" fo:font-size="8pt" style:font-size-asian="8pt" style:font-size-complex="8pt"/>
    </style:style>
    <style:style style:name="ce84" style:family="table-cell" style:parent-style-name="Normal_Figures1.1_32_and_32_1.1A_32_and_32_GreenPaper_32_Figure_32_VA" style:data-style-name="N3">
      <style:table-cell-properties fo:border-top="none" fo:border-bottom="thin solid #000000" fo:border-left="thin solid #000000"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85" style:family="table-cell" style:parent-style-name="Normal_Figures1.1_32_and_32_1.1A_32_and_32_GreenPaper_32_Figure_32_VA" style:data-style-name="N3">
      <style:table-cell-properties style:vertical-align="automatic" fo:background-color="#FFFFFF"/>
      <style:text-properties style:font-name="Arial" style:font-name-asian="Arial" style:font-name-complex="Arial" fo:font-size="8pt" style:font-size-asian="8pt" style:font-size-complex="8pt" fo:font-weight="bold" style:font-weight-asian="bold" style:font-weight-complex="bold"/>
    </style:style>
    <style:style style:name="ce86"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automatic" fo:background-color="#FCEFD1" style:repeat-content="false"/>
      <style:paragraph-properties fo:text-align="center"/>
      <style:text-properties style:font-name="Arial" style:font-name-asian="Arial" style:font-name-complex="Arial" fo:font-size="10pt" style:font-size-asian="10pt" style:font-size-complex="10pt"/>
    </style:style>
    <style:style style:name="ce87" style:family="table-cell" style:parent-style-name="Normal_Figures1.1_32_and_32_1.1A_32_and_32_GreenPaper_32_Figure_32_VA" style:data-style-name="N0">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88"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89" style:family="table-cell" style:parent-style-name="Normal_Figures1.1_32_and_32_1.1A_32_and_32_GreenPaper_32_Figure_32_VA" style:data-style-name="N0">
      <style:table-cell-properties fo:border-top="none" fo:border-bottom="thin solid #000000" fo:border-left="thin solid #000000" fo:border-right="none" style:vertical-align="automatic" fo:background-color="#FCEFD1"/>
      <style:text-properties style:font-name="Arial" style:font-name-asian="Arial" style:font-name-complex="Arial" fo:font-size="10pt" style:font-size-asian="10pt" style:font-size-complex="10pt"/>
    </style:style>
    <style:style style:name="ce90" style:family="table-cell" style:parent-style-name="Normal_Figures1.1_32_and_32_1.1A_32_and_32_GreenPaper_32_Figure_32_VA" style:data-style-name="N0">
      <style:table-cell-properties fo:border-top="none" fo:border-bottom="thin solid #000000" fo:border-left="none" fo:border-right="none" style:vertical-align="automatic" fo:background-color="#FCEFD1"/>
      <style:text-properties style:font-name="Arial" style:font-name-asian="Arial" style:font-name-complex="Arial" fo:font-size="10pt" style:font-size-asian="10pt" style:font-size-complex="10pt"/>
    </style:style>
    <style:style style:name="ce91" style:family="table-cell" style:parent-style-name="Normal_Figures1.1_32_and_32_1.1A_32_and_32_GreenPaper_32_Figure_32_VA" style:data-style-name="N3">
      <style:table-cell-properties fo:border-top="none" fo:border-bottom="thin solid #000000" fo:border-left="none" fo:border-right="none" style:vertical-align="automatic" fo:background-color="#FCEFD1" style:repeat-content="false"/>
      <style:paragraph-properties fo:text-align="center"/>
      <style:text-properties style:font-name="Arial" style:font-name-asian="Arial" style:font-name-complex="Arial" fo:font-size="10pt" style:font-size-asian="10pt" style:font-size-complex="10pt"/>
    </style:style>
    <style:style style:name="ce92" style:family="table-cell" style:parent-style-name="Normal_Figures1.1_32_and_32_1.1A_32_and_32_GreenPaper_32_Figure_32_VA" style:data-style-name="N0">
      <style:table-cell-properties fo:border-top="none" fo:border-bottom="thin solid #000000" fo:border-left="none" fo:border-right="none" style:vertical-align="automatic" fo:background-color="#FCEFD1"/>
      <style:text-properties style:font-name="Arial" style:font-name-asian="Arial" style:font-name-complex="Arial" fo:font-size="10pt" style:font-size-asian="10pt" style:font-size-complex="10pt" style:text-position="33%"/>
    </style:style>
    <style:style style:name="ce93" style:family="table-cell" style:parent-style-name="Normal_Figures1.1_32_and_32_1.1A_32_and_32_GreenPaper_32_Figure_32_VA" style:data-style-name="N3">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94" style:family="table-cell" style:parent-style-name="Normal_Figures1.1_32_and_32_1.1A_32_and_32_GreenPaper_32_Figure_32_VA" style:data-style-name="N3">
      <style:table-cell-properties fo:border-top="none" fo:border-bottom="thin solid #000000" fo:border-left="none" fo:border-right="none" style:vertical-align="top" fo:background-color="#D7EDF1"/>
      <style:text-properties style:font-name="Arial" style:font-name-asian="Arial" style:font-name-complex="Arial" fo:font-size="10pt" style:font-size-asian="10pt" style:font-size-complex="10pt"/>
    </style:style>
    <style:style style:name="ce95" style:family="table-cell" style:parent-style-name="Normal_Figures1.1_32_and_32_1.1A_32_and_32_GreenPaper_32_Figure_32_VA" style:data-style-name="N0">
      <style:table-cell-properties fo:border-top="none" fo:border-bottom="thin solid #000000" fo:border-left="none" fo:border-right="none" style:vertical-align="automatic" fo:background-color="#D7EDF1" style:repeat-content="false"/>
      <style:paragraph-properties fo:text-align="center"/>
      <style:text-properties style:font-name="Arial" style:font-name-asian="Arial" style:font-name-complex="Arial" fo:font-size="8pt" style:font-size-asian="8pt" style:font-size-complex="8pt"/>
    </style:style>
    <style:style style:name="ce96" style:family="table-cell" style:parent-style-name="Comma_32_14" style:data-style-name="N0">
      <style:table-cell-properties fo:border-top="none" fo:border-bottom="thin solid #000000" fo:border-left="none" fo:border-right="thin solid #000000" style:vertical-align="automatic" fo:background-color="#D7EDF1"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97" style:family="table-cell" style:parent-style-name="Normal_Figures1.1_32_and_32_1.1A_32_and_32_GreenPaper_32_Figure_32_VA" style:data-style-name="N3">
      <style:table-cell-properties style:vertical-align="automatic" fo:background-color="#FFFFFF"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style>
    <style:style style:name="ce98" style:family="table-cell" style:parent-style-name="Normal_Figures1.1_32_and_32_1.1A_32_and_32_GreenPaper_32_Figure_32_VA" style:data-style-name="N0">
      <style:table-cell-properties style:vertical-align="automatic" fo:background-color="#FFFFFF" style:repeat-content="false"/>
      <style:paragraph-properties fo:text-align="center"/>
      <style:text-properties style:font-name="Arial" style:font-name-asian="Arial" style:font-name-complex="Arial" fo:font-size="8pt" style:font-size-asian="8pt" style:font-size-complex="8pt"/>
    </style:style>
    <style:style style:name="ce99" style:family="table-cell" style:parent-style-name="Normal_Figures1.1_32_and_32_1.1A_32_and_32_GreenPaper_32_Figure_32_VA"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8pt" style:font-size-asian="8pt" style:font-size-complex="8pt"/>
    </style:style>
    <style:style style:name="ce100" style:family="table-cell" style:parent-style-name="Normal_Figures1.1_32_and_32_1.1A_32_and_32_GreenPaper_32_Figure_32_VA" style:data-style-name="N3">
      <style:table-cell-properties style:vertical-align="automatic" fo:background-color="#FFFFFF" style:repeat-content="false"/>
      <style:paragraph-properties fo:text-align="center"/>
      <style:text-properties style:font-name="Arial" style:font-name-asian="Arial" style:font-name-complex="Arial" fo:font-size="8pt" style:font-size-asian="8pt" style:font-size-complex="8pt"/>
    </style:style>
    <style:style style:name="ce101" style:family="table-cell" style:parent-style-name="Normal_Figures1.1_32_and_32_1.1A_32_and_32_GreenPaper_32_Figure_32_VA" style:data-style-name="N0">
      <style:table-cell-properties fo:border-top="thin solid #000000" fo:border-bottom="thin solid #000000" fo:border-left="thin solid #000000" fo:border-right="none" style:vertical-align="automatic" fo:background-color="#D7EDF1" style:repeat-content="false"/>
      <style:paragraph-properties fo:text-align="start" fo:margin-left="0cm"/>
      <style:text-properties style:font-name="Arial" style:font-name-asian="Arial" style:font-name-complex="Arial" fo:font-size="10pt" style:font-size-asian="10pt" style:font-size-complex="10pt"/>
    </style:style>
    <style:style style:name="ce102" style:family="table-cell" style:parent-style-name="Normal_Figures1.1_32_and_32_1.1A_32_and_32_GreenPaper_32_Figure_32_VA" style:data-style-name="N0">
      <style:table-cell-properties fo:border-top="thin solid #000000" fo:border-bottom="thin solid #000000" fo:border-left="none" fo:border-right="none" style:vertical-align="automatic" fo:background-color="#D7EDF1" style:repeat-content="false"/>
      <style:paragraph-properties fo:text-align="center"/>
      <style:text-properties style:font-name="Arial" style:font-name-asian="Arial" style:font-name-complex="Arial" fo:font-size="8pt" style:font-size-asian="8pt" style:font-size-complex="8pt"/>
    </style:style>
    <style:style style:name="ce103" style:family="table-cell" style:parent-style-name="Normal_Figures1.1_32_and_32_1.1A_32_and_32_GreenPaper_32_Figure_32_VA" style:data-style-name="N3">
      <style:table-cell-properties fo:border-top="thin solid #000000" fo:border-bottom="thin solid #000000" fo:border-left="none"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04" style:family="table-cell" style:parent-style-name="Normal_Figures1.1_32_and_32_1.1A_32_and_32_GreenPaper_32_Figure_32_VA" style:data-style-name="N0">
      <style:table-cell-properties fo:border-top="thin solid #000000" fo:border-bottom="thin solid #000000" fo:border-left="none" fo:border-right="none" style:vertical-align="automatic" fo:background-color="#D7EDF1" style:repeat-content="false"/>
      <style:paragraph-properties fo:text-align="start" fo:margin-left="0cm"/>
      <style:text-properties style:font-name="Arial" style:font-name-asian="Arial" style:font-name-complex="Arial" fo:font-size="8pt" style:font-size-asian="8pt" style:font-size-complex="8pt"/>
    </style:style>
    <style:style style:name="ce105" style:family="table-cell" style:parent-style-name="Normal_Figures1.1_32_and_32_1.1A_32_and_32_GreenPaper_32_Figure_32_VA" style:data-style-name="N0">
      <style:table-cell-properties fo:border-top="thin solid #000000" fo:border-bottom="thin solid #000000" fo:border-left="none" fo:border-right="none" style:vertical-align="automatic" fo:background-color="#D7EDF1"/>
      <style:text-properties style:font-name="Arial" style:font-name-asian="Arial" style:font-name-complex="Arial" fo:font-size="8pt" style:font-size-asian="8pt" style:font-size-complex="8pt"/>
    </style:style>
    <style:style style:name="ce106" style:family="table-cell" style:parent-style-name="Normal_Figures1.1_32_and_32_1.1A_32_and_32_GreenPaper_32_Figure_32_VA"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07" style:family="table-cell" style:parent-style-name="Normal_Figures1.1_32_and_32_1.1A_32_and_32_GreenPaper_32_Figure_32_VA"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08" style:family="table-cell" style:parent-style-name="Normal_Figures1.1_32_and_32_1.1A_32_and_32_GreenPaper_32_Figure_32_VA"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109" style:family="table-cell" style:parent-style-name="Normal_Figures1.1_32_and_32_1.1A_32_and_32_GreenPaper_32_Figure_32_VA" style:data-style-name="N0">
      <style:table-cell-properties fo:border-top="none" fo:border-bottom="none"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10" style:family="table-cell" style:parent-style-name="Normal_Figures1.1_32_and_32_1.1A_32_and_32_GreenPaper_32_Figure_32_VA" style:data-style-name="N0">
      <style:table-cell-properties fo:border-top="none" fo:border-bottom="none" fo:border-left="thin solid #000000"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11" style:family="table-cell" style:parent-style-name="Normal_32_2_32_29" style:data-style-name="N0">
      <style:table-cell-properties fo:border-top="none" fo:border-bottom="none" fo:border-left="none"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12" style:family="table-cell" style:parent-style-name="Normal_32_2_32_29" style:data-style-name="N0">
      <style:table-cell-properties fo:border-top="none" fo:border-bottom="none"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13" style:family="table-cell" style:parent-style-name="Normal_Figures1.1_32_and_32_1.1A_32_and_32_GreenPaper_32_Figure_32_VA" style:data-style-name="N0">
      <style:table-cell-properties fo:border-top="none" fo:border-bottom="none" fo:border-left="thin solid #000000" fo:border-right="none"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14" style:family="table-cell" style:parent-style-name="Normal_Figures1.1_32_and_32_1.1A_32_and_32_GreenPaper_32_Figure_32_VA" style:data-style-name="N0">
      <style:table-cell-properties fo:border-top="none" fo:border-bottom="none" fo:border-left="none"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15" style:family="table-cell" style:parent-style-name="Normal_32_2_32_29" style:data-style-name="N0">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16" style:family="table-cell" style:parent-style-name="Normal_Figures1.1_32_and_32_1.1A_32_and_32_GreenPaper_32_Figure_32_VA" style:data-style-name="N3">
      <style:table-cell-properties fo:border-top="none" fo:border-bottom="thin solid #000000" fo:border-left="thin solid #000000" fo:border-right="none"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17" style:family="table-cell" style:parent-style-name="Normal_Figures1.1_32_and_32_1.1A_32_and_32_GreenPaper_32_Figure_32_VA" style:data-style-name="N3">
      <style:table-cell-properties fo:border-top="none" fo:border-bottom="thin solid #000000" fo:border-left="none"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18" style:family="table-cell" style:parent-style-name="Normal_32_2_32_29"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119" style:family="table-cell" style:parent-style-name="Normal_Figures1.1_32_and_32_1.1A_32_and_32_GreenPaper_32_Figure_32_VA" style:data-style-name="N0">
      <style:table-cell-properties style:vertical-align="automatic" fo:background-color="#FFFFFF"/>
      <style:text-properties style:font-name="Arial Narrow" style:font-name-asian="Arial Narrow" style:font-name-complex="Arial Narrow" fo:font-size="10pt" style:font-size-asian="10pt" style:font-size-complex="10pt"/>
    </style:style>
    <style:style style:name="ce120" style:family="table-cell" style:parent-style-name="Normal_Figures1.1_32_and_32_1.1A_32_and_32_GreenPaper_32_Figure_32_VA" style:data-style-name="N0">
      <style:table-cell-properties fo:border-top="none" fo:border-bottom="none" fo:border-left="thin solid #000000" fo:border-right="none" style:vertical-align="automatic" fo:wrap-option="wrap" fo:background-color="#FFFFFF"/>
      <style:text-properties style:font-name="Arial" style:font-name-asian="Arial" style:font-name-complex="Arial" fo:font-size="10pt" style:font-size-asian="10pt" style:font-size-complex="10pt"/>
    </style:style>
    <style:style style:name="ce121" style:family="table-cell" style:parent-style-name="Normal_Figures1.1_32_and_32_1.1A_32_and_32_GreenPaper_32_Figure_32_VA" style:data-style-name="N0">
      <style:table-cell-properties fo:border-top="none" fo:border-bottom="none" fo:border-left="none" fo:border-right="thin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22" style:family="table-cell" style:parent-style-name="Normal_Figures1.1_32_and_32_1.1A_32_and_32_GreenPaper_32_Figure_32_VA" style:data-style-name="N0">
      <style:table-cell-properties fo:border-top="none" fo:border-bottom="none" fo:border-left="thin solid #000000" fo:border-right="thin solid #000000" style:vertical-align="automatic" fo:background-color="#FCEFD1" style:repeat-content="false"/>
      <style:paragraph-properties fo:text-align="center"/>
      <style:text-properties style:font-name="Arial" style:font-name-asian="Arial" style:font-name-complex="Arial" fo:font-size="10pt" style:font-size-asian="10pt" style:font-size-complex="10pt"/>
    </style:style>
    <style:style style:name="ce123" style:family="table-cell" style:parent-style-name="Normal_Figures1.1_32_and_32_1.1A_32_and_32_GreenPaper_32_Figure_32_VA" style:data-style-name="N0">
      <style:table-cell-properties fo:border-top="none" fo:border-bottom="none"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24" style:family="table-cell" style:parent-style-name="Normal_Figures1.1_32_and_32_1.1A_32_and_32_GreenPaper_32_Figure_32_VA" style:data-style-name="N0">
      <style:table-cell-properties style:vertical-align="automatic" fo:background-color="#FFFFFF"/>
      <style:text-properties style:font-name="Arial" style:font-name-asian="Arial" style:font-name-complex="Arial" fo:font-size="8pt" style:font-size-asian="8pt" style:font-size-complex="8pt" fo:font-weight="bold" style:font-weight-asian="bold" style:font-weight-complex="bold"/>
    </style:style>
    <style:style style:name="ce125" style:family="table-cell" style:parent-style-name="Normal_Figures1.1_32_and_32_1.1A_32_and_32_GreenPaper_32_Figure_32_VA" style:data-style-name="N3">
      <style:table-cell-properties fo:border-top="none" fo:border-bottom="thin solid #000000" fo:border-left="thin solid #000000" fo:border-right="thin solid #000000" style:vertical-align="automatic" fo:background-color="#FCEFD1" style:repeat-content="false"/>
      <style:paragraph-properties fo:text-align="center"/>
      <style:text-properties style:font-name="Arial" style:font-name-asian="Arial" style:font-name-complex="Arial" fo:font-size="10pt" style:font-size-asian="10pt" style:font-size-complex="10pt"/>
    </style:style>
    <style:style style:name="ce126" style:family="table-cell" style:parent-style-name="Normal_Figures1.1_32_and_32_1.1A_32_and_32_GreenPaper_32_Figure_32_VA" style:data-style-name="N3">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127" style:family="table-cell" style:parent-style-name="Normal_Figures1.1_32_and_32_1.1A_32_and_32_GreenPaper_32_Figure_32_VA" style:data-style-name="N3">
      <style:table-cell-properties fo:border-top="none" fo:border-bottom="none"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28" style:family="table-cell" style:parent-style-name="Normal_Figures1.1_32_and_32_1.1A_32_and_32_GreenPaper_32_Figure_32_VA"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29" style:family="table-cell" style:parent-style-name="Normal_Figures1.1_32_and_32_1.1A_32_and_32_GreenPaper_32_Figure_32_VA" style:data-style-name="N0">
      <style:table-cell-properties style:vertical-align="automatic" fo:background-color="#FFFFFF"/>
      <style:text-properties fo:color="#FF0000" style:font-name="Arial" style:font-name-asian="Arial" style:font-name-complex="Arial" fo:font-size="8pt" style:font-size-asian="8pt" style:font-size-complex="8pt"/>
    </style:style>
    <style:style style:name="ce130" style:family="table-cell" style:parent-style-name="Normal_Figures1.1_32_and_32_1.1A_32_and_32_GreenPaper_32_Figure_32_VA"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31" style:family="table-cell" style:parent-style-name="Normal_Figures1.1_32_and_32_1.1A_32_and_32_GreenPaper_32_Figure_32_VA" style:data-style-name="N36">
      <style:table-cell-properties fo:border-top="none" fo:border-bottom="thin solid #000000" fo:border-left="thin solid #000000" fo:border-right="none" style:vertical-align="automatic" fo:background-color="#D7EDF1" style:repeat-content="false"/>
      <style:paragraph-properties fo:text-align="end" fo:margin-right="0cm"/>
      <style:text-properties style:font-name="Arial" style:font-name-asian="Arial" style:font-name-complex="Arial" fo:font-size="10pt" style:font-size-asian="10pt" style:font-size-complex="10pt"/>
    </style:style>
    <style:style style:name="ce132" style:family="table-cell" style:parent-style-name="Normal_Figures1.1_32_and_32_1.1A_32_and_32_GreenPaper_32_Figure_32_VA" style:data-style-name="N0">
      <style:table-cell-properties fo:border-top="none" fo:border-bottom="thin solid #000000" fo:border-left="none" fo:border-right="none" style:vertical-align="automatic" fo:background-color="#D7EDF1" style:repeat-content="false"/>
      <style:paragraph-properties fo:text-align="start" fo:margin-left="0cm"/>
      <style:text-properties style:font-name="Arial" style:font-name-asian="Arial" style:font-name-complex="Arial" fo:font-size="10pt" style:font-size-asian="10pt" style:font-size-complex="10pt"/>
    </style:style>
    <style:style style:name="ce133" style:family="table-cell" style:parent-style-name="Normal_Figures1.1_32_and_32_1.1A_32_and_32_GreenPaper_32_Figure_32_VA" style:data-style-name="N0">
      <style:table-cell-properties fo:border-top="none" fo:border-bottom="thin solid #000000" fo:border-left="none" fo:border-right="none" style:vertical-align="automatic" fo:background-color="#D7EDF1"/>
      <style:text-properties style:font-name="Arial" style:font-name-asian="Arial" style:font-name-complex="Arial" fo:font-size="8pt" style:font-size-asian="8pt" style:font-size-complex="8pt"/>
    </style:style>
    <style:style style:name="ce134" style:family="table-cell" style:parent-style-name="Normal_Figures1.1_32_and_32_1.1A_32_and_32_GreenPaper_32_Figure_32_VA" style:data-style-name="N0">
      <style:table-cell-properties fo:border-top="none" fo:border-bottom="thin solid #000000" fo:border-left="none" fo:border-right="none"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35" style:family="table-cell" style:parent-style-name="Normal_Figures1.1_32_and_32_1.1A_32_and_32_GreenPaper_32_Figure_32_VA" style:data-style-name="N0">
      <style:table-cell-properties fo:border-top="none" fo:border-bottom="thin solid #000000" fo:border-left="none" fo:border-right="none" style:vertical-align="automatic" fo:background-color="#D7EDF1"/>
      <style:text-properties style:font-name="Arial" style:font-name-asian="Arial" style:font-name-complex="Arial" fo:font-size="10pt" style:font-size-asian="10pt" style:font-size-complex="10pt"/>
    </style:style>
    <style:style style:name="ce136" style:family="table-cell" style:parent-style-name="Normal_Figures1.1_32_and_32_1.1A_32_and_32_GreenPaper_32_Figure_32_VA" style:data-style-name="N0">
      <style:table-cell-properties fo:border-top="none" fo:border-bottom="thin solid #000000" fo:border-left="none" fo:border-right="thin solid #000000" style:vertical-align="automatic" fo:background-color="#D7EDF1"/>
      <style:text-properties style:font-name="Arial" style:font-name-asian="Arial" style:font-name-complex="Arial" fo:font-size="10pt" style:font-size-asian="10pt" style:font-size-complex="10pt"/>
    </style:style>
    <style:style style:name="ce137" style:family="table-cell" style:parent-style-name="Normal_Figures1.1_32_and_32_1.1A_32_and_32_GreenPaper_32_Figure_32_VA"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38" style:family="table-cell" style:parent-style-name="Normal_Figures1.1_32_and_32_1.1A_32_and_32_GreenPaper_32_Figure_32_VA" style:data-style-name="N0">
      <style:table-cell-properties fo:border-top="thin solid #000000" fo:border-bottom="none" fo:border-left="thin solid #000000" fo:border-right="none" style:vertical-align="automatic" fo:background-color="#E2EFDA"/>
      <style:text-properties style:font-name="Arial" style:font-name-asian="Arial" style:font-name-complex="Arial" fo:font-size="8pt" style:font-size-asian="8pt" style:font-size-complex="8pt"/>
    </style:style>
    <style:style style:name="ce139" style:family="table-cell" style:parent-style-name="Normal_Figures1.1_32_and_32_1.1A_32_and_32_GreenPaper_32_Figure_32_VA" style:data-style-name="N0">
      <style:table-cell-properties fo:border-top="thin solid #000000" fo:border-bottom="none" fo:border-left="none" fo:border-right="none" style:vertical-align="automatic" fo:background-color="#E2EFDA"/>
      <style:text-properties style:font-name="Arial" style:font-name-asian="Arial" style:font-name-complex="Arial" fo:font-size="8pt" style:font-size-asian="8pt" style:font-size-complex="8pt"/>
    </style:style>
    <style:style style:name="ce140" style:family="table-cell" style:parent-style-name="Normal_Figures1.1_32_and_32_1.1A_32_and_32_GreenPaper_32_Figure_32_VA" style:data-style-name="N0">
      <style:table-cell-properties fo:border-top="thin solid #000000" fo:border-bottom="none" fo:border-left="none" fo:border-right="none" style:vertical-align="automatic" fo:background-color="#E2EFDA"/>
      <style:text-properties style:font-name="Arial" style:font-name-asian="Arial" style:font-name-complex="Arial" fo:font-size="10pt" style:font-size-asian="10pt" style:font-size-complex="10pt"/>
    </style:style>
    <style:style style:name="ce141" style:family="table-cell" style:parent-style-name="Normal_Figures1.1_32_and_32_1.1A_32_and_32_GreenPaper_32_Figure_32_VA" style:data-style-name="N0">
      <style:table-cell-properties fo:border-top="thin solid #000000" fo:border-bottom="none" fo:border-left="none" fo:border-right="thin solid #000000" style:vertical-align="automatic" fo:background-color="#E2EFDA"/>
      <style:text-properties style:font-name="Arial" style:font-name-asian="Arial" style:font-name-complex="Arial" fo:font-size="10pt" style:font-size-asian="10pt" style:font-size-complex="10pt"/>
    </style:style>
    <style:style style:name="ce142" style:family="table-cell" style:parent-style-name="Normal_Figures1.1_32_and_32_1.1A_32_and_32_GreenPaper_32_Figure_32_VA" style:data-style-name="N0">
      <style:table-cell-properties fo:border-top="none" fo:border-bottom="none" fo:border-left="thin solid #000000" fo:border-right="none" style:vertical-align="automatic" fo:background-color="#E2EFDA" style:repeat-content="false"/>
      <style:paragraph-properties fo:text-align="center"/>
      <style:text-properties style:font-name="Arial" style:font-name-asian="Arial" style:font-name-complex="Arial" fo:font-size="10pt" style:font-size-asian="10pt" style:font-size-complex="10pt"/>
    </style:style>
    <style:style style:name="ce143" style:family="table-cell" style:parent-style-name="Normal_Figures1.1_32_and_32_1.1A_32_and_32_GreenPaper_32_Figure_32_VA" style:data-style-name="N0">
      <style:table-cell-properties style:vertical-align="automatic" fo:background-color="#E2EFDA" style:repeat-content="false"/>
      <style:paragraph-properties fo:text-align="center"/>
      <style:text-properties style:font-name="Arial" style:font-name-asian="Arial" style:font-name-complex="Arial" fo:font-size="10pt" style:font-size-asian="10pt" style:font-size-complex="10pt"/>
    </style:style>
    <style:style style:name="ce144" style:family="table-cell" style:parent-style-name="Normal_Figures1.1_32_and_32_1.1A_32_and_32_GreenPaper_32_Figure_32_VA" style:data-style-name="N3">
      <style:table-cell-properties style:vertical-align="automatic" fo:background-color="#E2EFDA" style:repeat-content="false"/>
      <style:paragraph-properties fo:text-align="center"/>
      <style:text-properties style:font-name="Arial" style:font-name-asian="Arial" style:font-name-complex="Arial" fo:font-size="10pt" style:font-size-asian="10pt" style:font-size-complex="10pt"/>
    </style:style>
    <style:style style:name="ce145" style:family="table-cell" style:parent-style-name="Normal_Figures1.1_32_and_32_1.1A_32_and_32_GreenPaper_32_Figure_32_VA" style:data-style-name="N0">
      <style:table-cell-properties fo:border-top="none" fo:border-bottom="none" fo:border-left="none" fo:border-right="thin solid #000000" style:vertical-align="automatic" fo:background-color="#E2EFDA" style:repeat-content="false"/>
      <style:paragraph-properties fo:text-align="center"/>
      <style:text-properties style:font-name="Arial" style:font-name-asian="Arial" style:font-name-complex="Arial" fo:font-size="10pt" style:font-size-asian="10pt" style:font-size-complex="10pt"/>
    </style:style>
    <style:style style:name="ce146" style:family="table-cell" style:parent-style-name="Normal_Figures1.1_32_and_32_1.1A_32_and_32_GreenPaper_32_Figure_32_VA" style:data-style-name="N3">
      <style:table-cell-properties style:vertical-align="middle" fo:background-color="#FFFFFF"/>
      <style:text-properties style:font-name="Arial" style:font-name-asian="Arial" style:font-name-complex="Arial" fo:font-size="10pt" style:font-size-asian="10pt" style:font-size-complex="10pt"/>
    </style:style>
    <style:style style:name="ce147" style:family="table-cell" style:parent-style-name="Normal_Figures1.1_32_and_32_1.1A_32_and_32_GreenPaper_32_Figure_32_VA" style:data-style-name="N3">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148" style:family="table-cell" style:parent-style-name="Normal_32_28"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49"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50" style:family="table-cell" style:parent-style-name="Normal_Figures1.1_32_and_32_1.1A_32_and_32_GreenPaper_32_Figure_32_VA" style:data-style-name="N3">
      <style:table-cell-properties fo:border-top="none"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51" style:family="table-cell" style:parent-style-name="Normal_Figures1.1_32_and_32_1.1A_32_and_32_GreenPaper_32_Figure_32_VA"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152" style:family="table-cell" style:parent-style-name="Normal_Figures1.1_32_and_32_1.1A_32_and_32_GreenPaper_32_Figure_32_VA"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53"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154" style:family="table-cell" style:parent-style-name="Default" style:data-style-name="N0">
      <style:table-cell-properties fo:border-top="thin solid #000000" fo:border-bottom="thin solid #000000" fo:border-left="none" fo:border-right="none" fo:background-color="#FFFFFF"/>
    </style:style>
    <style:style style:name="ce155" style:family="table-cell" style:parent-style-name="Normal_Figures1.1_32_and_32_1.1A_32_and_32_GreenPaper_32_Figure_32_VA" style:data-style-name="N0">
      <style:table-cell-properties fo:border="thin solid #000000" style:vertical-align="top"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56" style:family="table-cell" style:parent-style-name="Default" style:data-style-name="N0">
      <style:table-cell-properties fo:border-top="thin solid #000000" fo:border-bottom="none" fo:border-left="none" fo:border-right="none" fo:background-color="#FFFFFF"/>
    </style:style>
    <style:style style:name="ce157" style:family="table-cell" style:parent-style-name="Default" style:data-style-name="N0">
      <style:table-cell-properties fo:background-color="#FFFFFF"/>
    </style:style>
    <style:style style:name="ce158"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automatic" fo:wrap-option="wrap" fo:background-color="#DAEDCB" style:repeat-content="false"/>
      <style:paragraph-properties fo:text-align="center"/>
      <style:text-properties style:font-name="Arial" style:font-name-asian="Arial" style:font-name-complex="Arial" fo:font-size="10pt" style:font-size-asian="10pt" style:font-size-complex="10pt"/>
    </style:style>
    <style:style style:name="ce159"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middle" fo:background-color="#DAEDCB" style:repeat-content="false"/>
      <style:paragraph-properties fo:text-align="center"/>
      <style:text-properties style:font-name="Arial" style:font-name-asian="Arial" style:font-name-complex="Arial" fo:font-size="10pt" style:font-size-asian="10pt" style:font-size-complex="10pt"/>
    </style:style>
    <style:style style:name="ce160"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top" fo:wrap-option="wrap" fo:background-color="#DAEDCB" style:repeat-content="false"/>
      <style:paragraph-properties fo:text-align="center"/>
      <style:text-properties style:font-name="Arial" style:font-name-asian="Arial" style:font-name-complex="Arial" fo:font-size="10pt" style:font-size-asian="10pt" style:font-size-complex="10pt"/>
    </style:style>
    <style:style style:name="ce161"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middle" fo:background-color="#FCEFD1" style:repeat-content="false"/>
      <style:paragraph-properties fo:text-align="center"/>
      <style:text-properties style:font-name="Arial" style:font-name-asian="Arial" style:font-name-complex="Arial" fo:font-size="10pt" style:font-size-asian="10pt" style:font-size-complex="10pt"/>
    </style:style>
    <style:style style:name="ce162" style:family="table-cell" style:parent-style-name="Normal_32_2_32_29" style:data-style-name="N3">
      <style:table-cell-properties fo:border-top="none" fo:border-bottom="thin solid #000000" fo:border-left="thin solid #000000" fo:border-right="thin solid #000000" style:vertical-align="top" fo:background-color="#DAEDCB" style:repeat-content="false"/>
      <style:paragraph-properties fo:text-align="center"/>
      <style:text-properties style:font-name="Arial" style:font-name-asian="Arial" style:font-name-complex="Arial" fo:font-size="10pt" style:font-size-asian="10pt" style:font-size-complex="10pt"/>
    </style:style>
    <style:style style:name="ce163" style:family="table-cell" style:parent-style-name="Normal_Figures1.1_32_and_32_1.1A_32_and_32_GreenPaper_32_Figure_32_VA" style:data-style-name="N3">
      <style:table-cell-properties fo:border-top="none" fo:border-bottom="thin solid #000000" fo:border-left="none" fo:border-right="none" style:vertical-align="automatic" fo:background-color="#FCEFD1"/>
      <style:text-properties style:font-name="Arial" style:font-name-asian="Arial" style:font-name-complex="Arial" fo:font-size="10pt" style:font-size-asian="10pt" style:font-size-complex="10pt"/>
    </style:style>
    <style:style style:name="ce164"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automatic" fo:wrap-option="wrap" fo:background-color="#D7EDF1" style:repeat-content="false"/>
      <style:paragraph-properties fo:text-align="center"/>
      <style:text-properties style:font-name="Arial" style:font-name-asian="Arial" style:font-name-complex="Arial" fo:font-size="10pt" style:font-size-asian="10pt" style:font-size-complex="10pt"/>
    </style:style>
    <style:style style:name="ce165" style:family="table-cell" style:parent-style-name="Normal_Figures1.1_32_and_32_1.1A_32_and_32_GreenPaper_32_Figure_32_VA" style:data-style-name="N3">
      <style:table-cell-properties fo:border-top="none" fo:border-bottom="thin solid #000000" fo:border-left="thin solid #000000"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66"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automatic" fo:background-color="#FCEFD1" style:repeat-content="false"/>
      <style:paragraph-properties fo:text-align="center"/>
      <style:text-properties style:font-name="Arial" style:font-name-asian="Arial" style:font-name-complex="Arial" fo:font-size="10pt" style:font-size-asian="10pt" style:font-size-complex="10pt"/>
    </style:style>
    <style:style style:name="ce167"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68" style:family="table-cell" style:parent-style-name="Normal_Figures1.1_32_and_32_1.1A_32_and_32_GreenPaper_32_Figure_32_VA" style:data-style-name="N3">
      <style:table-cell-properties fo:border-top="none" fo:border-bottom="thin solid #000000" fo:border-left="thin solid #000000" fo:border-right="none" style:vertical-align="top" fo:background-color="#D7EDF1"/>
      <style:text-properties style:font-name="Arial" style:font-name-asian="Arial" style:font-name-complex="Arial" fo:font-size="10pt" style:font-size-asian="10pt" style:font-size-complex="10pt"/>
    </style:style>
    <style:style style:name="ce169" style:family="table-cell" style:parent-style-name="Normal_Figures1.1_32_and_32_1.1A_32_and_32_GreenPaper_32_Figure_32_VA" style:data-style-name="N3">
      <style:table-cell-properties fo:border-top="none" fo:border-bottom="thin solid #000000" fo:border-left="none" fo:border-right="none" style:vertical-align="automatic" fo:background-color="#D7EDF1" style:repeat-content="false"/>
      <style:paragraph-properties fo:text-align="end" fo:margin-right="0cm"/>
      <style:text-properties style:font-name="Arial" style:font-name-asian="Arial" style:font-name-complex="Arial" fo:font-size="10pt" style:font-size-asian="10pt" style:font-size-complex="10pt"/>
    </style:style>
    <style:style style:name="ce170" style:family="table-cell" style:parent-style-name="Normal_Figures1.1_32_and_32_1.1A_32_and_32_GreenPaper_32_Figure_32_VA" style:data-style-name="N3">
      <style:table-cell-properties fo:border-top="none" fo:border-bottom="thin solid #000000" fo:border-left="thin solid #000000" fo:border-right="thin solid #000000" style:vertical-align="automatic" fo:wrap-option="wrap" fo:background-color="#FCEFD1" style:repeat-content="false"/>
      <style:paragraph-properties fo:text-align="center"/>
      <style:text-properties style:font-name="Arial" style:font-name-asian="Arial" style:font-name-complex="Arial" fo:font-size="10pt" style:font-size-asian="10pt" style:font-size-complex="10pt"/>
    </style:style>
    <style:style style:name="ce171" style:family="table-cell" style:parent-style-name="Normal_Figures1.1_32_and_32_1.1A_32_and_32_GreenPaper_32_Figure_32_VA" style:data-style-name="N0">
      <style:table-cell-properties fo:border-top="thin solid #000000" fo:border-bottom="thin solid #000000" fo:border-left="thin solid #000000" fo:border-right="none" style:vertical-align="automatic" fo:background-color="#D7EDF1" style:repeat-content="false"/>
      <style:paragraph-properties fo:text-align="start" fo:margin-left="0cm"/>
      <style:text-properties style:font-name="Arial" style:font-name-asian="Arial" style:font-name-complex="Arial" fo:font-size="10pt" style:font-size-asian="10pt" style:font-size-complex="10pt"/>
    </style:style>
    <style:style style:name="ce172" style:family="table-cell" style:parent-style-name="Normal_Figures1.1_32_and_32_1.1A_32_and_32_GreenPaper_32_Figure_32_VA" style:data-style-name="N0">
      <style:table-cell-properties fo:border-top="none" fo:border-bottom="none" fo:border-left="thin solid #000000" fo:border-right="none" style:vertical-align="automatic" fo:wrap-option="wrap" fo:background-color="#D7EDF1" style:repeat-content="false"/>
      <style:paragraph-properties fo:text-align="center"/>
      <style:text-properties style:font-name="Arial" style:font-name-asian="Arial" style:font-name-complex="Arial" fo:font-size="10pt" style:font-size-asian="10pt" style:font-size-complex="10pt"/>
    </style:style>
    <style:style style:name="ce173" style:family="table-cell" style:parent-style-name="Normal_Figures1.1_32_and_32_1.1A_32_and_32_GreenPaper_32_Figure_32_VA" style:data-style-name="N0">
      <style:table-cell-properties fo:border-top="none" fo:border-bottom="none" fo:border-left="thin solid #000000"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74" style:family="table-cell" style:parent-style-name="Normal_Figures1.1_32_and_32_1.1A_32_and_32_GreenPaper_32_Figure_32_VA" style:data-style-name="N0">
      <style:table-cell-properties fo:border-top="none" fo:border-bottom="none" fo:border-left="thin solid #000000" fo:border-right="thin solid #000000" style:vertical-align="automatic" fo:wrap-option="wrap" fo:background-color="#D7EDF1" style:repeat-content="false"/>
      <style:paragraph-properties fo:text-align="center"/>
      <style:text-properties style:font-name="Arial" style:font-name-asian="Arial" style:font-name-complex="Arial" fo:font-size="10pt" style:font-size-asian="10pt" style:font-size-complex="10pt"/>
    </style:style>
    <style:style style:name="ce175" style:family="table-cell" style:parent-style-name="Normal_Figures1.1_32_and_32_1.1A_32_and_32_GreenPaper_32_Figure_32_VA" style:data-style-name="N3">
      <style:table-cell-properties fo:border-top="none" fo:border-bottom="thin solid #000000" fo:border-left="thin solid #000000" fo:border-right="none"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76"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middle" fo:wrap-option="wrap" fo:background-color="#FCEFD1" style:repeat-content="false"/>
      <style:paragraph-properties fo:text-align="center"/>
      <style:text-properties style:font-name="Arial" style:font-name-asian="Arial" style:font-name-complex="Arial" fo:font-size="10pt" style:font-size-asian="10pt" style:font-size-complex="10pt"/>
    </style:style>
    <style:style style:name="ce177" style:family="table-cell" style:parent-style-name="Normal_Figures1.1_32_and_32_1.1A_32_and_32_GreenPaper_32_Figure_32_VA" style:data-style-name="N3">
      <style:table-cell-properties fo:border-top="none" fo:border-bottom="thin solid #000000" fo:border-left="thin solid #000000" fo:border-right="thin solid #000000" style:vertical-align="automatic" fo:background-color="#FCEFD1" style:repeat-content="false"/>
      <style:paragraph-properties fo:text-align="center"/>
      <style:text-properties style:font-name="Arial" style:font-name-asian="Arial" style:font-name-complex="Arial" fo:font-size="10pt" style:font-size-asian="10pt" style:font-size-complex="10pt"/>
    </style:style>
    <style:style style:name="ce178" style:family="table-cell" style:parent-style-name="Normal_Figures1.1_32_and_32_1.1A_32_and_32_GreenPaper_32_Figure_32_VA"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79" style:family="table-cell" style:parent-style-name="Normal_Figures1.1_32_and_32_1.1A_32_and_32_GreenPaper_32_Figure_32_VA" style:data-style-name="N3">
      <style:table-cell-properties fo:border-top="none" fo:border-bottom="thin solid #000000" fo:border-left="thin solid #000000" fo:border-right="thin solid #000000" style:vertical-align="middle" fo:background-color="#D7EDF1" style:repeat-content="false"/>
      <style:paragraph-properties fo:text-align="center"/>
      <style:text-properties style:font-name="Arial" style:font-name-asian="Arial" style:font-name-complex="Arial" fo:font-size="10pt" style:font-size-asian="10pt" style:font-size-complex="10pt"/>
    </style:style>
    <style:style style:name="ce180" style:family="table-cell" style:parent-style-name="Normal_Figures1.1_32_and_32_1.1A_32_and_32_GreenPaper_32_Figure_32_VA"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81"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automatic" fo:background-color="#E2EFDA" style:repeat-content="false"/>
      <style:paragraph-properties fo:text-align="center"/>
      <style:text-properties style:font-name="Arial" style:font-name-asian="Arial" style:font-name-complex="Arial" fo:font-size="10pt" style:font-size-asian="10pt" style:font-size-complex="10pt"/>
    </style:style>
    <style:style style:name="ce182" style:family="table-cell" style:parent-style-name="Normal_Figures1.1_32_and_32_1.1A_32_and_32_GreenPaper_32_Figure_32_VA" style:data-style-name="N3">
      <style:table-cell-properties fo:border-top="none" fo:border-bottom="thin solid #000000" fo:border-left="thin solid #000000" fo:border-right="thin solid #000000" style:vertical-align="automatic" fo:background-color="#E2EFDA" style:repeat-content="false"/>
      <style:paragraph-properties fo:text-align="center"/>
      <style:text-properties style:font-name="Arial" style:font-name-asian="Arial" style:font-name-complex="Arial" fo:font-size="10pt" style:font-size-asian="10pt" style:font-size-complex="10pt"/>
    </style:style>
    <style:style style:name="ce183" style:family="table-cell" style:parent-style-name="Normal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84" style:family="table-cell" style:parent-style-name="Normal_32_2"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185"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186" style:family="table-cell" style:parent-style-name="Normal_32_2"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187" style:family="table-cell" style:parent-style-name="Normal_32_2" style:data-style-name="N0">
      <style:table-cell-properties fo:border-top="thin solid #000000" fo:border-bottom="thin solid #000000"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188"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89" style:family="table-cell" style:parent-style-name="Normal_32_2_32_10" style:data-style-name="N0">
      <style:table-cell-properties fo:border-top="thin solid #000000" fo:border-bottom="none" fo:border-left="none" fo:border-right="none" style:vertical-align="automatic" fo:wrap-option="wrap" fo:background-color="#FFFFFF"/>
      <style:text-properties style:font-name="Arial" style:font-name-asian="Arial" style:font-name-complex="Arial" fo:font-size="10pt" style:font-size-asian="10pt" style:font-size-complex="10pt"/>
    </style:style>
    <style:style style:name="ce190" style:family="table-cell" style:parent-style-name="Normal_32_2" style:data-style-name="N0">
      <style:table-cell-properties fo:border-top="none" fo:border-bottom="thin solid #000000" fo:border-left="none" fo:border-right="none" style:vertical-align="automatic" fo:wrap-option="wrap" fo:background-color="#FFFFFF"/>
      <style:text-properties style:font-name="Arial" style:font-name-asian="Arial" style:font-name-complex="Arial" fo:font-size="10pt" style:font-size-asian="10pt" style:font-size-complex="10pt"/>
    </style:style>
    <style:style style:name="ce191" style:family="table-cell" style:parent-style-name="Normal_32_2" style:data-style-name="N0">
      <style:table-cell-properties fo:border-top="none"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92"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93" style:family="table-cell" style:parent-style-name="Normal_32_2"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94" style:family="table-cell" style:parent-style-name="Normal_32_2"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95" style:family="table-cell" style:parent-style-name="Normal_32_2_32_10" style:data-style-name="N3">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96" style:family="table-cell" style:parent-style-name="Percent_32_2_32_2_32_2"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97"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98" style:family="table-cell" style:parent-style-name="Normal_32_2"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99" style:family="table-cell" style:parent-style-name="Percent"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200" style:family="table-cell" style:parent-style-name="Normal_32_2" style:data-style-name="N0">
      <style:table-cell-properties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201" style:family="table-cell" style:parent-style-name="Normal_32_2"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02" style:family="table-cell" style:parent-style-name="Percent_32_2_32_2" style:data-style-name="N37">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style>
    <style:style style:name="ce203" style:family="table-cell" style:parent-style-name="Percent_32_2_32_2" style:data-style-name="N37">
      <style:table-cell-properties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204" style:family="table-cell" style:parent-style-name="Percent" style:data-style-name="N37">
      <style:table-cell-properties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205" style:family="table-cell" style:parent-style-name="Normal_32_2_32_10" style:data-style-name="N3">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06"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07" style:family="table-cell" style:parent-style-name="Normal_32_2"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208"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209" style:family="table-cell" style:parent-style-name="Normal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10" style:family="table-cell" style:parent-style-name="Percent_32_2_32_2_32_4" style:data-style-name="N37">
      <style:table-cell-properties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211" style:family="table-cell" style:parent-style-name="Percent" style:data-style-name="N37">
      <style:table-cell-properties fo:background-color="#FFFFFF"/>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212" style:family="table-cell" style:parent-style-name="Normal_CJ_32_Act_32_sentences_32_2003" style:data-style-name="N3">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13" style:family="table-cell" style:parent-style-name="Normal_32_2" style:data-style-name="N3">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14"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215" style:family="table-cell" style:parent-style-name="Normal_32_2" style:data-style-name="N3">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216" style:family="table-cell" style:parent-style-name="Normal_32_2"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217" style:family="table-cell" style:parent-style-name="Percent_32_2_32_2" style:data-style-name="N13">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style:style>
    <style:style style:name="ce218" style:family="table-cell" style:parent-style-name="Percent_32_2_32_2" style:data-style-name="N13">
      <style:table-cell-properties fo:background-color="#FFFFFF"/>
      <style:text-properties style:font-name="Arial" style:font-name-asian="Arial" style:font-name-complex="Arial" fo:font-size="10pt" style:font-size-asian="10pt" style:font-size-complex="10pt"/>
    </style:style>
    <style:style style:name="ce219" style:family="table-cell" style:parent-style-name="Bad" style:data-style-name="N0">
      <style:table-cell-properties style:vertical-align="middle" fo:background-color="#FFFFFF"/>
      <style:text-properties fo:color="#000000" style:font-name="Arial" style:font-name-asian="Arial" style:font-name-complex="Arial" fo:font-size="10pt" style:font-size-asian="10pt" style:font-size-complex="10pt"/>
    </style:style>
    <style:style style:name="ce220" style:family="table-cell" style:parent-style-name="Normal_32_2_32_10"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21" style:family="table-cell" style:parent-style-name="Normal_32_2_32_10"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222"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23" style:family="table-cell" style:parent-style-name="Bad_32_4"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24"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225"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26" style:family="table-cell" style:parent-style-name="Normal_32_2_32_10"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27" style:family="table-cell" style:parent-style-name="Default" style:data-style-name="N0">
      <style:table-cell-properties style:vertical-align="top" fo:wrap-option="wrap" fo:background-color="#FFFFFF"/>
      <style:text-properties style:font-name="Arial" style:font-name-asian="Arial" style:font-name-complex="Arial" fo:font-size="10pt" style:font-size-asian="10pt" style:font-size-complex="10pt"/>
    </style:style>
    <style:style style:name="ce228"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29" style:family="table-cell" style:parent-style-name="Normal_32_2_32_10" style:data-style-name="N2">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30" style:family="table-cell" style:parent-style-name="Normal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231" style:family="table-cell" style:parent-style-name="Normal_32_2" style:data-style-name="N0">
      <style:table-cell-properties fo:border="thin solid #000000"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32" style:family="table-cell" style:parent-style-name="Normal_32_2_32_10" style:data-style-name="N0">
      <style:table-cell-properties fo:border-top="none"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33" style:family="table-cell" style:parent-style-name="Normal_32_2" style:data-style-name="N0">
      <style:table-cell-properties fo:border-top="thin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234"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35" style:family="table-cell" style:parent-style-name="Normal_32_2_32_10"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36" style:family="table-cell" style:parent-style-name="Normal_32_2_32_10"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37"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38" style:family="table-cell" style:parent-style-name="Bad_32_4"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39"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40" style:family="table-cell" style:parent-style-name="Normal_32_2_32_10" style:data-style-name="N2">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41" style:family="table-cell" style:parent-style-name="Normal_32_2" style:data-style-name="N0">
      <style:table-cell-properties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42" style:family="table-cell" style:parent-style-name="Normal_32_2" style:data-style-name="N0">
      <style:table-cell-properties fo:border-top="thin solid #000000" fo:border-bottom="none" fo:border-left="none" fo:border-right="none" style:vertical-align="automatic" fo:wrap-option="wrap" fo:background-color="#FFFFFF"/>
      <style:text-properties style:font-name="Arial" style:font-name-asian="Arial" style:font-name-complex="Arial" fo:font-size="10pt" style:font-size-asian="10pt" style:font-size-complex="10pt"/>
    </style:style>
    <style:style style:name="ce243" style:family="table-cell" style:parent-style-name="Default" style:data-style-name="N0">
      <style:table-cell-properties fo:border-top="none" fo:border-bottom="thin solid #000000" fo:border-left="none" fo:border-right="none" style:vertical-align="middl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44" style:family="table-cell" style:parent-style-name="Normal_32_2" style:data-style-name="N0">
      <style:table-cell-properties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45"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246" style:family="table-cell" style:parent-style-name="Normal_32_2" style:data-style-name="N3">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47" style:family="table-cell" style:parent-style-name="Percen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248" style:family="table-cell" style:parent-style-name="Normal_32_2" style:data-style-name="N0">
      <style:table-cell-properties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fo:font-style="italic" style:font-style-asian="italic" style:font-style-complex="italic"/>
    </style:style>
    <style:style style:name="ce249" style:family="table-cell" style:parent-style-name="Normal_32_2" style:data-style-name="N0">
      <style:table-cell-properties fo:border-top="none" fo:border-bottom="thin dashe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50" style:family="table-cell" style:parent-style-name="Normal_32_2" style:data-style-name="N0">
      <style:table-cell-properties fo:border-top="none" fo:border-bottom="thin dashed #000000" fo:border-left="none" fo:border-right="none" style:vertical-align="automatic" fo:wrap-option="wrap" fo:background-color="#FFFFFF" style:repeat-content="false"/>
      <style:paragraph-properties fo:text-align="end" fo:margin-right="0cm"/>
      <style:text-properties fo:color="#FF0000" style:font-name="Arial" style:font-name-asian="Arial" style:font-name-complex="Arial" fo:font-size="10pt" style:font-size-asian="10pt" style:font-size-complex="10pt" fo:font-weight="bold" style:font-weight-asian="bold" style:font-weight-complex="bold"/>
    </style:style>
    <style:style style:name="ce251" style:family="table-cell" style:parent-style-name="Normal_32_2" style:data-style-name="N3">
      <style:table-cell-properties fo:border-top="none" fo:border-bottom="thin dashed #000000" fo:border-left="none" fo:border-right="none" style:vertical-align="automatic" fo:wrap-option="wrap" fo:background-color="#FFFFFF" style:repeat-content="false"/>
      <style:paragraph-properties fo:text-align="end" fo:margin-right="0cm"/>
      <style:text-properties fo:color="#FF0000" style:font-name="Arial" style:font-name-asian="Arial" style:font-name-complex="Arial" fo:font-size="10pt" style:font-size-asian="10pt" style:font-size-complex="10pt" fo:font-weight="bold" style:font-weight-asian="bold" style:font-weight-complex="bold"/>
    </style:style>
    <style:style style:name="ce252" style:family="table-cell" style:parent-style-name="Normal_32_2" style:data-style-name="N0">
      <style:table-cell-properties fo:border-top="none" fo:border-bottom="thin dashe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53" style:family="table-cell" style:parent-style-name="Percent" style:data-style-name="N37">
      <style:table-cell-properties fo:border-top="none" fo:border-bottom="thin dashe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254" style:family="table-cell" style:parent-style-name="Normal_32_2" style:data-style-name="N0">
      <style:table-cell-properties fo:border-top="none" fo:border-bottom="thin dashe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255" style:family="table-cell" style:parent-style-name="Percent" style:data-style-name="N37">
      <style:table-cell-properties fo:border-top="none" fo:border-bottom="thin dashed #000000" fo:border-left="none" fo:border-right="none"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256" style:family="table-cell" style:parent-style-name="Normal_32_2" style:data-style-name="N0">
      <style:table-cell-properties style:vertical-align="automatic" fo:wrap-option="wrap" fo:background-color="#FFFFFF" style:repeat-content="false"/>
      <style:paragraph-properties fo:text-align="end" fo:margin-right="0cm"/>
      <style:text-properties fo:color="#FF0000" style:font-name="Arial" style:font-name-asian="Arial" style:font-name-complex="Arial" fo:font-size="10pt" style:font-size-asian="10pt" style:font-size-complex="10pt"/>
    </style:style>
    <style:style style:name="ce257" style:family="table-cell" style:parent-style-name="Normal_32_2" style:data-style-name="N3">
      <style:table-cell-properties style:vertical-align="automatic" fo:wrap-option="wrap" fo:background-color="#FFFFFF" style:repeat-content="false"/>
      <style:paragraph-properties fo:text-align="end" fo:margin-right="0cm"/>
      <style:text-properties fo:color="#FF0000" style:font-name="Arial" style:font-name-asian="Arial" style:font-name-complex="Arial" fo:font-size="10pt" style:font-size-asian="10pt" style:font-size-complex="10pt"/>
    </style:style>
    <style:style style:name="ce258" style:family="table-cell" style:parent-style-name="Normal_32_2" style:data-style-name="N3">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59" style:family="table-cell" style:parent-style-name="Percent_32_2_32_2" style:data-style-name="N3">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60" style:family="table-cell" style:parent-style-name="Percent_32_2_32_2"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61" style:family="table-cell" style:parent-style-name="Normal_32_2" style:data-style-name="N3">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262" style:family="table-cell" style:parent-style-name="Normal_32_2" style:data-style-name="N0">
      <style:table-cell-properties style:vertical-align="automatic" fo:wrap-option="wrap" fo:background-color="#FFFFFF" style:repeat-content="false"/>
      <style:paragraph-properties fo:text-align="end" fo:margin-right="0cm"/>
      <style:text-properties fo:color="#FF0000" style:font-name="Arial" style:font-name-asian="Arial" style:font-name-complex="Arial" fo:font-size="10pt" style:font-size-asian="10pt" style:font-size-complex="10pt" fo:font-weight="bold" style:font-weight-asian="bold" style:font-weight-complex="bold"/>
    </style:style>
    <style:style style:name="ce263" style:family="table-cell" style:parent-style-name="Normal_32_2"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264" style:family="table-cell" style:parent-style-name="Normal_32_2" style:data-style-name="N0">
      <style:table-cell-properties style:vertical-align="middl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65" style:family="table-cell" style:parent-style-name="Normal_32_2"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266" style:family="table-cell" style:parent-style-name="Percent_32_2_32_2_32_4" style:data-style-name="N13">
      <style:table-cell-properties fo:background-color="#FFFFFF"/>
      <style:text-properties style:font-name="Arial" style:font-name-asian="Arial" style:font-name-complex="Arial" fo:font-size="10pt" style:font-size-asian="10pt" style:font-size-complex="10pt"/>
    </style:style>
    <style:style style:name="ce267" style:family="table-cell" style:parent-style-name="Normal_32_2"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68" style:family="table-cell" style:parent-style-name="Normal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69"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70" style:family="table-cell" style:parent-style-name="Normal_32_2" style:data-style-name="N0">
      <style:table-cell-properties style:vertical-align="top" fo:wrap-option="wrap" fo:background-color="#FFFFFF"/>
      <style:text-properties style:font-name="Arial" style:font-name-asian="Arial" style:font-name-complex="Arial" fo:font-size="10pt" style:font-size-asian="10pt" style:font-size-complex="10pt"/>
    </style:style>
    <style:style style:name="ce271" style:family="table-cell" style:parent-style-name="Normal_32_2" style:data-style-name="N0">
      <style:table-cell-properties style:vertical-align="automatic" fo:background-color="#FFFFFF"/>
      <style:text-properties fo:color="#FF0000" style:font-name="Arial" style:font-name-asian="Arial" style:font-name-complex="Arial" fo:font-size="10pt" style:font-size-asian="10pt" style:font-size-complex="10pt"/>
    </style:style>
    <style:style style:name="ce272"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73" style:family="table-cell" style:parent-style-name="Normal_32_2"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274"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75" style:family="table-cell" style:parent-style-name="Normal_32_2"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76" style:family="table-cell" style:parent-style-name="Normal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77" style:family="table-cell" style:parent-style-name="Normal_32_2" style:data-style-name="N37">
      <style:table-cell-properties style:vertical-align="automatic" fo:background-color="#FFFFFF"/>
      <style:text-properties style:font-name="Arial" style:font-name-asian="Arial" style:font-name-complex="Arial" fo:font-size="10pt" style:font-size-asian="10pt" style:font-size-complex="10pt"/>
    </style:style>
    <style:style style:name="ce278" style:family="table-cell" style:parent-style-name="Normal_32_2" style:data-style-name="N36">
      <style:table-cell-properties style:vertical-align="automatic" fo:background-color="#FFFFFF"/>
      <style:text-properties style:font-name="Arial" style:font-name-asian="Arial" style:font-name-complex="Arial" fo:font-size="10pt" style:font-size-asian="10pt" style:font-size-complex="10pt"/>
    </style:style>
    <style:style style:name="ce279" style:family="table-cell" style:parent-style-name="Normal_32_2" style:data-style-name="N0">
      <style:table-cell-properties style:vertical-align="middle" fo:wrap-option="wrap" fo:background-color="#FFFFFF"/>
      <style:text-properties style:font-name="Arial" style:font-name-asian="Arial" style:font-name-complex="Arial" fo:font-size="10pt" style:font-size-asian="10pt" style:font-size-complex="10pt"/>
    </style:style>
    <style:style style:name="ce280"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81" style:family="table-cell" style:parent-style-name="Percent" style:data-style-name="N13">
      <style:table-cell-properties fo:border-top="none" fo:border-bottom="thin solid #000000" fo:border-left="none" fo:border-right="none" style:vertical-align="automatic" fo:wrap-option="wrap" fo:background-color="#FFFFFF"/>
      <style:text-properties style:font-name="Arial" style:font-name-asian="Arial" style:font-name-complex="Arial" fo:font-size="10pt" style:font-size-asian="10pt" style:font-size-complex="10pt"/>
    </style:style>
    <style:style style:name="ce282" style:family="table-cell" style:parent-style-name="Normal_32_2" style:data-style-name="N38">
      <style:table-cell-properties fo:border-top="none" fo:border-bottom="thin solid #000000" fo:border-left="none" fo:border-right="none" style:vertical-align="automatic" fo:wrap-option="wrap" fo:background-color="#FFFFFF"/>
      <style:text-properties style:font-name="Arial" style:font-name-asian="Arial" style:font-name-complex="Arial" fo:font-size="10pt" style:font-size-asian="10pt" style:font-size-complex="10pt"/>
    </style:style>
    <style:style style:name="ce283" style:family="table-cell" style:parent-style-name="Normal_32_2" style:data-style-name="N39">
      <style:table-cell-properties fo:border-top="none" fo:border-bottom="thin solid #000000" fo:border-left="none" fo:border-right="none" style:vertical-align="automatic" fo:wrap-option="wrap" fo:background-color="#FFFFFF"/>
      <style:text-properties style:font-name="Arial" style:font-name-asian="Arial" style:font-name-complex="Arial" fo:font-size="10pt" style:font-size-asian="10pt" style:font-size-complex="10pt"/>
    </style:style>
    <style:style style:name="ce284" style:family="table-cell" style:parent-style-name="Normal_32_2" style:data-style-name="N4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285" style:family="table-cell" style:parent-style-name="Normal_32_2"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86" style:family="table-cell" style:parent-style-name="Normal_32_2" style:data-style-name="N0">
      <style:table-cell-properties fo:border-top="thin solid #000000" fo:border-bottom="thin solid #000000" fo:border-left="none" fo:border-right="none" style:vertical-align="automatic" fo:wrap-option="wrap" fo:background-color="#FFFFFF" style:shrink-to-fit="tru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87" style:family="table-cell" style:parent-style-name="Normal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88" style:family="table-cell" style:parent-style-name="Normal_32_2" style:data-style-name="N37">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89" style:family="table-cell" style:parent-style-name="Normal_32_2" style:data-style-name="N36">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90" style:family="table-cell" style:parent-style-name="Normal_32_2" style:data-style-name="N0">
      <style:table-cell-properties style:vertical-align="automatic" fo:wrap-option="wrap" fo:background-color="#FFFFFF" style:shrink-to-fit="tru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91" style:family="table-cell" style:parent-style-name="Normal_32_2"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92" style:family="table-cell" style:parent-style-name="Normal_32_2"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93" style:family="table-cell" style:parent-style-name="Comma_32_2"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94" style:family="table-cell" style:parent-style-name="Percent" style:data-style-name="N41">
      <style:table-cell-properties style:vertical-align="automatic" fo:background-color="#FFFFFF"/>
      <style:text-properties style:font-name="Arial" style:font-name-asian="Arial" style:font-name-complex="Arial" fo:font-size="10pt" style:font-size-asian="10pt" style:font-size-complex="10pt"/>
    </style:style>
    <style:style style:name="ce295" style:family="table-cell" style:parent-style-name="Comma_32_2" style:data-style-name="N41">
      <style:table-cell-properties style:vertical-align="automatic" fo:background-color="#FFFFFF"/>
      <style:text-properties style:font-name="Arial" style:font-name-asian="Arial" style:font-name-complex="Arial" fo:font-size="10pt" style:font-size-asian="10pt" style:font-size-complex="10pt"/>
    </style:style>
    <style:style style:name="ce296" style:family="table-cell" style:parent-style-name="Normal_32_2" style:data-style-name="N0">
      <style:table-cell-properties style:vertical-align="automatic" fo:wrap-option="wrap" fo:background-color="#FFFFFF"/>
      <style:text-properties fo:color="#FFFFFF" style:font-name="Arial" style:font-name-asian="Arial" style:font-name-complex="Arial" fo:font-size="10pt" style:font-size-asian="10pt" style:font-size-complex="10pt"/>
    </style:style>
    <style:style style:name="ce297" style:family="table-cell" style:parent-style-name="Normal_TAB_32_2.4"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298" style:family="table-cell" style:parent-style-name="Normal_TAB_32_2.4"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99"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00" style:family="table-cell" style:parent-style-name="Comma_32_2"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01" style:family="table-cell" style:parent-style-name="Percent" style:data-style-name="N41">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02" style:family="table-cell" style:parent-style-name="Comma_32_2" style:data-style-name="N41">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03" style:family="table-cell" style:parent-style-name="Default" style:data-style-name="N0">
      <style:table-cell-properties fo:background-color="#FFFFFF"/>
      <style:text-properties fo:font-weight="bold" style:font-weight-asian="bold" style:font-weight-complex="bold"/>
    </style:style>
    <style:style style:name="ce304" style:family="table-cell" style:parent-style-name="Normal_32_2"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05" style:family="table-cell" style:parent-style-name="Comma_32_2" style:data-style-name="N4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06" style:family="table-cell" style:parent-style-name="Comma_32_2" style:data-style-name="N41">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07" style:family="table-cell" style:parent-style-name="Normal_32_2" style:data-style-name="N0">
      <style:table-cell-properties style:vertical-align="automatic" fo:wrap-option="wrap" fo:background-color="#FFFFFF"/>
      <style:text-properties fo:color="#FFFFFF" style:font-name="Arial" style:font-name-asian="Arial" style:font-name-complex="Arial" fo:font-size="10pt" style:font-size-asian="10pt" style:font-size-complex="10pt" fo:font-weight="bold" style:font-weight-asian="bold" style:font-weight-complex="bold"/>
    </style:style>
    <style:style style:name="ce308" style:family="table-cell" style:parent-style-name="Comma_32_2" style:data-style-name="N41">
      <style:table-cell-properties fo:background-color="#FFFFFF"/>
      <style:text-properties style:font-name="Arial" style:font-name-asian="Arial" style:font-name-complex="Arial" fo:font-size="10pt" style:font-size-asian="10pt" style:font-size-complex="10pt"/>
    </style:style>
    <style:style style:name="ce309" style:family="table-cell" style:parent-style-name="Normal_32_2_32_24" style:data-style-name="N0">
      <style:table-cell-properties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10" style:family="table-cell" style:parent-style-name="Normal_32_2_32_24"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11" style:family="table-cell" style:parent-style-name="Normal_32_2_32_24" style:data-style-name="N3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12" style:family="table-cell" style:parent-style-name="Normal_32_2_32_24"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13" style:family="table-cell" style:parent-style-name="Normal_32_2_32_24"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14" style:family="table-cell" style:parent-style-name="Normal_32_2_32_24"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15" style:family="table-cell" style:parent-style-name="Percent"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16" style:family="table-cell" style:parent-style-name="Comma_32_2_32_10"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17" style:family="table-cell" style:parent-style-name="Percent" style:data-style-name="N4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18" style:family="table-cell" style:parent-style-name="Comma_32_2_32_10" style:data-style-name="N4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19" style:family="table-cell" style:parent-style-name="Normal_32_2_32_24" style:data-style-name="N38">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20" style:family="table-cell" style:parent-style-name="Comma_32_2_32_10"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21" style:family="table-cell" style:parent-style-name="Percent"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22" style:family="table-cell" style:parent-style-name="Comma_32_2_32_10" style:data-style-name="N42">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23" style:family="table-cell" style:parent-style-name="Normal_32_2" style:data-style-name="N3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324" style:family="table-cell" style:parent-style-name="Normal_32_2" style:data-style-name="N38">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325" style:family="table-cell" style:parent-style-name="Percent" style:data-style-name="N41">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326" style:family="table-cell" style:parent-style-name="Comma_32_2" style:data-style-name="N38">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27" style:family="table-cell" style:parent-style-name="Normal_32_2" style:data-style-name="N38">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28" style:family="table-cell" style:parent-style-name="Normal_32_2" style:data-style-name="N41">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329" style:family="table-cell" style:parent-style-name="Comma_32_2"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30" style:family="table-cell" style:parent-style-name="Comma_32_2" style:data-style-name="N38">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31" style:family="table-cell" style:parent-style-name="Normal_32_2" style:data-style-name="N38">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32" style:family="table-cell" style:parent-style-name="Percent" style:data-style-name="N41">
      <style:table-cell-properties fo:border-top="thin solid #000000" fo:border-bottom="none"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33" style:family="table-cell" style:parent-style-name="Normal_32_2" style:data-style-name="N0">
      <style:table-cell-properties fo:border-top="none" fo:border-bottom="thin solid #000000" fo:border-left="none" fo:border-right="none" style:vertical-align="automatic" fo:wrap-option="wrap" fo:background-color="#FFFFFF"/>
      <style:text-properties fo:color="#FFFFFF" style:font-name="Arial" style:font-name-asian="Arial" style:font-name-complex="Arial" fo:font-size="10pt" style:font-size-asian="10pt" style:font-size-complex="10pt" fo:font-weight="bold" style:font-weight-asian="bold" style:font-weight-complex="bold"/>
    </style:style>
    <style:style style:name="ce334"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35" style:family="table-cell" style:parent-style-name="Comma_32_2" style:data-style-name="N38">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36" style:family="table-cell" style:parent-style-name="Comma_32_2" style:data-style-name="N38">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37" style:family="table-cell" style:parent-style-name="Percent_32_2_32_2" style:data-style-name="N38">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38" style:family="table-cell" style:parent-style-name="Percent" style:data-style-name="N41">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39" style:family="table-cell" style:parent-style-name="Comma_32_2" style:data-style-name="N38">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40" style:family="table-cell" style:parent-style-name="Comma_32_2" style:data-style-name="N41">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41" style:family="table-cell" style:parent-style-name="Percent" style:data-style-name="N37">
      <style:table-cell-properties fo:background-color="#FFFFFF"/>
      <style:text-properties style:font-name="Arial" style:font-name-asian="Arial" style:font-name-complex="Arial" fo:font-size="10pt" style:font-size-asian="10pt" style:font-size-complex="10pt"/>
    </style:style>
    <style:style style:name="ce342" style:family="table-cell" style:parent-style-name="Normal_32_2" style:data-style-name="N39">
      <style:table-cell-properties style:vertical-align="automatic" fo:background-color="#FFFFFF"/>
      <style:text-properties style:font-name="Arial" style:font-name-asian="Arial" style:font-name-complex="Arial" fo:font-size="10pt" style:font-size-asian="10pt" style:font-size-complex="10pt"/>
    </style:style>
    <style:style style:name="ce343" style:family="table-cell" style:parent-style-name="Comma_32_2"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44" style:family="table-cell" style:parent-style-name="Normal_32_2" style:data-style-name="N3">
      <style:table-cell-properties style:vertical-align="automatic" fo:background-color="#FFFFFF"/>
      <style:text-properties fo:color="#FF0000" style:font-name="Arial" style:font-name-asian="Arial" style:font-name-complex="Arial" fo:font-size="10pt" style:font-size-asian="10pt" style:font-size-complex="10pt"/>
    </style:style>
    <style:style style:name="ce345" style:family="table-cell" style:parent-style-name="Percent_32_2_32_2_32_4" style:data-style-name="N13">
      <style:table-cell-properties fo:background-color="#FFFFFF"/>
      <style:text-properties fo:color="#FF0000" style:font-name="Arial" style:font-name-asian="Arial" style:font-name-complex="Arial" fo:font-size="10pt" style:font-size-asian="10pt" style:font-size-complex="10pt"/>
    </style:style>
    <style:style style:name="ce346" style:family="table-cell" style:parent-style-name="Bad" style:data-style-name="N0">
      <style:table-cell-properties style:vertical-align="automatic" fo:background-color="#FFFFFF"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347" style:family="table-cell" style:parent-style-name="Normal_32_2" style:data-style-name="N0">
      <style:table-cell-properties fo:border="thin solid #000000"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48" style:family="table-cell" style:parent-style-name="Normal_32_2"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349" style:family="table-cell" style:parent-style-name="Normal_32_2_32_10"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style>
    <style:style style:name="ce350" style:family="table-cell" style:parent-style-name="Normal_32_2_32_10" style:data-style-name="N0">
      <style:table-cell-properties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51" style:family="table-cell" style:parent-style-name="Normal_32_2_32_28"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352" style:family="table-cell" style:parent-style-name="Normal_32_2_32_28" style:data-style-name="N0">
      <style:table-cell-properties style:vertical-align="automatic" fo:background-color="#FFFFFF"/>
    </style:style>
    <style:style style:name="ce353" style:family="table-cell" style:parent-style-name="Hyperlink_32_13" style:data-style-name="N0">
      <style:table-cell-properties style:vertical-align="automatic"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354" style:family="table-cell" style:parent-style-name="Normal_32_2_32_10"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55" style:family="table-cell" style:parent-style-name="Normal_32_2_32_10" style:data-style-name="N0">
      <style:table-cell-properties style:vertical-align="middle" fo:wrap-option="wrap" fo:background-color="#FFFFFF"/>
      <style:text-properties style:font-name="Arial" style:font-name-asian="Arial" style:font-name-complex="Arial" fo:font-size="10pt" style:font-size-asian="10pt" style:font-size-complex="10pt"/>
    </style:style>
    <style:style style:name="ce356" style:family="table-cell" style:parent-style-name="Normal_32_2_32_10"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357" style:family="table-cell" style:parent-style-name="Normal_32_2_32_10" style:data-style-name="N0">
      <style:table-cell-properties fo:border-top="thin solid #000000" fo:border-bottom="none" fo:border-left="none" fo:border-right="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58" style:family="table-cell" style:parent-style-name="Normal_32_2_32_10"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359" style:family="table-cell" style:parent-style-name="Normal_32_2_32_10" style:data-style-name="N0">
      <style:table-cell-properties fo:border-top="none" fo:border-bottom="thin solid #000000" fo:border-left="none" fo:border-right="thin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60" style:family="table-cell" style:parent-style-name="Normal_32_2_32_10" style:data-style-name="N0">
      <style:table-cell-properties fo:border-top="none"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61" style:family="table-cell" style:parent-style-name="Normal_32_2_32_10" style:data-style-name="N0">
      <style:table-cell-properties fo:border-top="none" fo:border-bottom="none" fo:border-left="none" fo:border-right="thin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62" style:family="table-cell" style:parent-style-name="Normal_32_2_32_10"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63" style:family="table-cell" style:parent-style-name="Normal_32_2_32_10" style:data-style-name="N0">
      <style:table-cell-properties fo:border-top="thin solid #000000" fo:border-bottom="none"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64" style:family="table-cell" style:parent-style-name="Normal_32_2_32_10" style:data-style-name="N0">
      <style:table-cell-properties fo:border-top="none" fo:border-bottom="none" fo:border-left="none" fo:border-right="thin solid #000000" style:vertical-align="automatic" fo:wrap-option="wrap" fo:background-color="#FFFFFF"/>
      <style:text-properties style:font-name="Arial" style:font-name-asian="Arial" style:font-name-complex="Arial" fo:font-size="10pt" style:font-size-asian="10pt" style:font-size-complex="10pt"/>
    </style:style>
    <style:style style:name="ce365" style:family="table-cell" style:parent-style-name="Normal_32_2_32_10" style:data-style-name="N0">
      <style:table-cell-properties fo:border-top="thin solid #000000" fo:border-bottom="none" fo:border-left="none" fo:border-right="thin solid #000000" style:vertical-align="automatic" fo:wrap-option="wrap" fo:background-color="#FFFFFF"/>
      <style:text-properties style:font-name="Arial" style:font-name-asian="Arial" style:font-name-complex="Arial" fo:font-size="10pt" style:font-size-asian="10pt" style:font-size-complex="10pt"/>
    </style:style>
    <style:style style:name="ce366" style:family="table-cell" style:parent-style-name="Normal_32_2_32_10"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67" style:family="table-cell" style:parent-style-name="Normal_32_2_32_10" style:data-style-name="N38">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68" style:family="table-cell" style:parent-style-name="Normal_32_2_32_10"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69" style:family="table-cell" style:parent-style-name="Normal_32_2_32_10" style:data-style-name="N38">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70" style:family="table-cell" style:parent-style-name="Normal_32_2_32_10" style:data-style-name="N38">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71" style:family="table-cell" style:parent-style-name="Normal_32_2_32_10" style:data-style-name="N0">
      <style:table-cell-properties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372" style:family="table-cell" style:parent-style-name="Normal_32_2_32_10" style:data-style-name="N38">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73" style:family="table-cell" style:parent-style-name="Normal_32_2_32_10"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74" style:family="table-cell" style:parent-style-name="Normal_32_2_32_10" style:data-style-name="N38">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375" style:family="table-cell" style:parent-style-name="Normal_32_2_32_10" style:data-style-name="N38">
      <style:table-cell-properties style:vertical-align="automatic" fo:background-color="#FFFFFF"/>
      <style:text-properties style:font-name="Arial" style:font-name-asian="Arial" style:font-name-complex="Arial" fo:font-size="10pt" style:font-size-asian="10pt" style:font-size-complex="10pt"/>
    </style:style>
    <style:style style:name="ce376" style:family="table-cell" style:parent-style-name="Normal_32_2_32_10" style:data-style-name="N38">
      <style:table-cell-properties fo:border-top="none" fo:border-bottom="none" fo:border-left="none" fo:border-right="thin solid #000000" style:vertical-align="automatic" fo:wrap-option="wrap" fo:background-color="#FFFFFF"/>
      <style:text-properties style:font-name="Arial" style:font-name-asian="Arial" style:font-name-complex="Arial" fo:font-size="10pt" style:font-size-asian="10pt" style:font-size-complex="10pt"/>
    </style:style>
    <style:style style:name="ce377" style:family="table-cell" style:parent-style-name="Normal_32_2_32_10" style:data-style-name="N38">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378" style:family="table-cell" style:parent-style-name="Comma_32_2_32_10" style:data-style-name="N38">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79" style:family="table-cell" style:parent-style-name="Comma_32_2_32_10" style:data-style-name="N38">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80" style:family="table-cell" style:parent-style-name="Comma_32_2_32_10"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81" style:family="table-cell" style:parent-style-name="Normal_32_2_32_10" style:data-style-name="N0">
      <style:table-cell-properties style:vertical-align="automatic"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382" style:family="table-cell" style:parent-style-name="Normal_32_2_32_10" style:data-style-name="N41">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83" style:family="table-cell" style:parent-style-name="Normal_32_2_32_10" style:data-style-name="N41">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84" style:family="table-cell" style:parent-style-name="Normal_32_2_32_10" style:data-style-name="N0">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85" style:family="table-cell" style:parent-style-name="Normal_32_2_32_10"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86" style:family="table-cell" style:parent-style-name="Normal_32_2_32_10"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87" style:family="table-cell" style:parent-style-name="Comma_32_2_32_10" style:data-style-name="N38">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88" style:family="table-cell" style:parent-style-name="Comma_32_2_32_10" style:data-style-name="N38">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89" style:family="table-cell" style:parent-style-name="Comma_32_2_32_10" style:data-style-name="N38">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90" style:family="table-cell" style:parent-style-name="Normal_32_2_32_10"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391" style:family="table-cell" style:parent-style-name="Normal_32_2_32_10" style:data-style-name="N39">
      <style:table-cell-properties style:vertical-align="automatic" fo:background-color="#FFFFFF"/>
      <style:text-properties style:font-name="Arial" style:font-name-asian="Arial" style:font-name-complex="Arial" fo:font-size="10pt" style:font-size-asian="10pt" style:font-size-complex="10pt"/>
    </style:style>
    <style:style style:name="ce392" style:family="table-cell" style:parent-style-name="Normal_32_2_32_10" style:data-style-name="N37">
      <style:table-cell-properties style:vertical-align="automatic" fo:background-color="#FFFFFF"/>
      <style:text-properties style:font-name="Arial" style:font-name-asian="Arial" style:font-name-complex="Arial" fo:font-size="10pt" style:font-size-asian="10pt" style:font-size-complex="10pt"/>
    </style:style>
    <style:style style:name="ce393" style:family="table-cell" style:parent-style-name="Normal_32_2_32_10" style:data-style-name="N0">
      <style:table-cell-properties style:vertical-align="top" fo:wrap-option="wrap" fo:background-color="#FFFFFF"/>
      <style:text-properties style:font-name="Arial" style:font-name-asian="Arial" style:font-name-complex="Arial" fo:font-size="10pt" style:font-size-asian="10pt" style:font-size-complex="10pt"/>
    </style:style>
    <style:style style:name="ce394" style:family="table-cell" style:parent-style-name="Normal_32_2_32_28" style:data-style-name="N0">
      <style:table-cell-properties style:vertical-align="top" fo:wrap-option="wrap" fo:background-color="#FFFFFF"/>
      <style:text-properties style:font-name="Arial" style:font-name-asian="Arial" style:font-name-complex="Arial" fo:font-size="10pt" style:font-size-asian="10pt" style:font-size-complex="10pt"/>
    </style:style>
    <style:style style:name="ce395" style:family="table-cell" style:parent-style-name="Normal_32_2_32_28"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96" style:family="table-cell" style:parent-style-name="Bad_32_2_32_2"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97" style:family="table-cell" style:parent-style-name="Normal_32_2_32_28"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398" style:family="table-cell" style:parent-style-name="Normal_32_2_32_28"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99" style:family="table-cell" style:parent-style-name="Normal_32_2_32_28" style:data-style-name="N0">
      <style:table-cell-properties style:vertical-align="automatic" fo:background-color="transparent"/>
    </style:style>
    <style:style style:name="ce400" style:family="table-cell" style:parent-style-name="Normal_32_2_32_10" style:data-style-name="N0">
      <style:table-cell-properties fo:border="thin solid #000000"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01" style:family="table-cell" style:parent-style-name="Normal_32_2_32_28" style:data-style-name="N0">
      <style:table-cell-properties fo:border-top="none"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02" style:family="table-cell" style:parent-style-name="Normal_32_2_32_10"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03" style:family="table-cell" style:parent-style-name="Normal_32_2_32_10" style:data-style-name="N0">
      <style:table-cell-properties fo:border-top="thin solid #000000" fo:border-bottom="none" fo:border-left="thin solid #000000" fo:border-right="none"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04" style:family="table-cell" style:parent-style-name="Normal_32_2_32_28"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05" style:family="table-cell" style:parent-style-name="Bad_32_2_32_2"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06" style:family="table-cell" style:parent-style-name="Normal_32_2_32_28"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07" style:family="table-cell" style:parent-style-name="Normal_32_2_32_28" style:data-style-name="N0">
      <style:table-cell-properties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08" style:family="table-cell" style:parent-style-name="Normal_32_5"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style>
    <style:style style:name="ce409" style:family="table-cell" style:parent-style-name="Normal_32_5"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10" style:family="table-cell" style:parent-style-name="Normal_32_5"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411" style:family="table-cell" style:parent-style-name="Normal_32_5"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412" style:family="table-cell" style:parent-style-name="Normal_32_5"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413" style:family="table-cell" style:parent-style-name="Normal_32_5"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14" style:family="table-cell" style:parent-style-name="Normal_32_5" style:data-style-name="N0">
      <style:table-cell-properties fo:border-top="none" fo:border-bottom="thin solid #000000" fo:border-left="none" fo:border-right="none"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415" style:family="table-cell" style:parent-style-name="Normal_Copy_32_of_32_criminal-stats-2008-chapter-3" style:data-style-name="N0">
      <style:table-cell-properties fo:border-top="none" fo:border-bottom="thin solid #000000" fo:border-left="none" fo:border-right="none" style:vertical-align="automatic" fo:background-color="#FFFFFF" style:cell-protect="none"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16" style:family="table-cell" style:parent-style-name="Normal_Copy_32_of_32_criminal-stats-2008-chapter-3" style:data-style-name="N0">
      <style:table-cell-properties style:vertical-align="automatic" fo:background-color="#FFFFFF" style:cell-protect="none"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17" style:family="table-cell" style:parent-style-name="Normal_32_5"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18" style:family="table-cell" style:parent-style-name="Default" style:data-style-name="N0">
      <style:table-cell-properties fo:border-top="thin solid #000000" fo:border-bottom="thin solid #000000" fo:border-left="none" fo:border-right="none"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19" style:family="table-cell" style:parent-style-name="Default" style:data-style-name="N1">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20" style:family="table-cell" style:parent-style-name="Normal_Sheet2_32_2" style:data-style-name="N0">
      <style:table-cell-properties style:vertical-align="top"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21" style:family="table-cell" style:parent-style-name="Normal_Sheet2_32_2"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22" style:family="table-cell" style:parent-style-name="Normal_Table_32_7.3_32_2" style:data-style-name="N0">
      <style:table-cell-properties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23" style:family="table-cell" style:parent-style-name="Normal_Table_32_7.3_32_2"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424" style:family="table-cell" style:parent-style-name="Normal_Table_32_7.3_32_2"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25" style:family="table-cell" style:parent-style-name="Normal_Sheet2_32_2"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26" style:family="table-cell" style:parent-style-name="Normal_32_5"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27" style:family="table-cell" style:parent-style-name="Normal_32_5" style:data-style-name="N3">
      <style:table-cell-properties style:vertical-align="top"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28" style:family="table-cell" style:parent-style-name="Normal_32_5" style:data-style-name="N38">
      <style:table-cell-properties style:vertical-align="top"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29" style:family="table-cell" style:parent-style-name="Default" style:data-style-name="N43">
      <style:table-cell-properties fo:background-color="#FFFFFF"/>
      <style:text-properties style:font-name="Arial" style:font-name-asian="Arial" style:font-name-complex="Arial" fo:font-size="10pt" style:font-size-asian="10pt" style:font-size-complex="10pt"/>
    </style:style>
    <style:style style:name="ce430" style:family="table-cell" style:parent-style-name="Default" style:data-style-name="N38">
      <style:table-cell-properties style:vertical-align="automatic" fo:wrap-option="wrap" fo:background-color="#FFFFFF" style:repeat-content="false"/>
      <style:paragraph-properties fo:text-align="end" fo:margin-right="0cm"/>
    </style:style>
    <style:style style:name="ce431" style:family="table-cell" style:parent-style-name="Normal_Table_32_7.3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32" style:family="table-cell" style:parent-style-name="Normal_32_5"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33" style:family="table-cell" style:parent-style-name="Normal_32_5" style:data-style-name="N38">
      <style:table-cell-properties style:vertical-align="top"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34" style:family="table-cell" style:parent-style-name="Normal_32_5"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35" style:family="table-cell" style:parent-style-name="Normal_32_5" style:data-style-name="N3">
      <style:table-cell-properties style:vertical-align="top"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36" style:family="table-cell" style:parent-style-name="Normal_Table_32_7.3_32_2" style:data-style-name="N0">
      <style:table-cell-properties fo:border-top="none" fo:border-bottom="thin solid #000000" fo:border-left="none" fo:border-right="none" style:vertical-align="middle"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37" style:family="table-cell" style:parent-style-name="Normal_32_5" style:data-style-name="N38">
      <style:table-cell-properties fo:border-top="thin solid #000000"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38" style:family="table-cell" style:parent-style-name="Percent" style:data-style-name="N13">
      <style:table-cell-properties style:vertical-align="top"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39" style:family="table-cell" style:parent-style-name="Normal_32_5" style:data-style-name="N0">
      <style:table-cell-properties style:vertical-align="automatic" fo:background-color="#FFFFFF"/>
      <style:text-properties fo:color="#FF0000" style:font-name="Arial" style:font-name-asian="Arial" style:font-name-complex="Arial" fo:font-size="10pt" style:font-size-asian="10pt" style:font-size-complex="10pt"/>
    </style:style>
    <style:style style:name="ce440" style:family="table-cell" style:parent-style-name="Percent" style:data-style-name="N13">
      <style:table-cell-properties fo:background-color="#FFFFFF"/>
      <style:text-properties style:font-name="Arial" style:font-name-asian="Arial" style:font-name-complex="Arial" fo:font-size="10pt" style:font-size-asian="10pt" style:font-size-complex="10pt"/>
    </style:style>
    <style:style style:name="ce441" style:family="table-cell" style:parent-style-name="Percent" style:data-style-name="N13">
      <style:table-cell-properties style:vertical-align="automatic" fo:background-color="#FFFFFF"/>
      <style:text-properties style:font-name="Arial" style:font-name-asian="Arial" style:font-name-complex="Arial" fo:font-size="10pt" style:font-size-asian="10pt" style:font-size-complex="10pt"/>
    </style:style>
    <style:style style:name="ce442" style:family="table-cell" style:parent-style-name="Normal_32_2" style:data-style-name="N0">
      <style:table-cell-properties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443" style:family="table-cell" style:parent-style-name="Normal_32_5" style:data-style-name="N0">
      <style:table-cell-properties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444" style:family="table-cell" style:parent-style-name="Normal_32_5" style:data-style-name="N0">
      <style:table-cell-properties fo:border-top="thin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45" style:family="table-cell" style:parent-style-name="Normal_32_5"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46" style:family="table-cell" style:parent-style-name="Normal_32_3"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447"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style:style>
    <style:style style:name="ce448" style:family="table-cell" style:parent-style-name="Normal_32_5"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49"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style:style>
    <style:style style:name="ce450" style:family="table-cell" style:parent-style-name="Normal_32_3"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51" style:family="table-cell" style:parent-style-name="Default" style:data-style-name="N0">
      <style:table-cell-properties fo:border-top="thin solid #000000" fo:border-bottom="none" fo:border-left="none" fo:border-right="none" style:vertical-align="automatic" fo:background-color="#FFFFFF"/>
      <style:text-properties style:font-name="Arial" style:font-name-asian="Arial" style:font-name-complex="Arial" fo:font-size="10pt" style:font-size-asian="10pt" style:font-size-complex="10pt"/>
    </style:style>
    <style:style style:name="ce452" style:family="table-cell" style:parent-style-name="Normal_32_5"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53" style:family="table-cell" style:parent-style-name="Default"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54" style:family="table-cell" style:parent-style-name="Default" style:data-style-name="N0">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55" style:family="table-cell" style:parent-style-name="Default" style:data-style-name="N14">
      <style:table-cell-properties fo:background-color="#FFFFFF"/>
      <style:text-properties style:font-name="Arial" style:font-name-asian="Arial" style:font-name-complex="Arial" fo:font-size="10pt" style:font-size-asian="10pt" style:font-size-complex="10pt"/>
    </style:style>
    <style:style style:name="ce456" style:family="table-cell" style:parent-style-name="Default" style:data-style-name="N0">
      <style:table-cell-properties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457" style:family="table-cell" style:parent-style-name="Percent" style:data-style-name="N13">
      <style:table-cell-properties fo:background-color="#FFFFFF"/>
    </style:style>
    <style:style style:name="ce458" style:family="table-cell" style:parent-style-name="Normal_32_2" style:data-style-name="N0">
      <style:table-cell-properties style:vertical-align="automatic" fo:background-color="#FFFFFF" style:repeat-content="false"/>
      <style:paragraph-properties fo:text-align="start" fo:margin-left="1.059cm"/>
      <style:text-properties style:font-name="Arial" style:font-name-asian="Arial" style:font-name-complex="Arial" fo:font-size="10pt" style:font-size-asian="10pt" style:font-size-complex="10pt"/>
    </style:style>
    <style:style style:name="ce459" style:family="table-cell" style:parent-style-name="Default" style:data-style-name="N0">
      <style:table-cell-properties style:vertical-align="automatic" fo:background-color="#FFFFFF" style:repeat-content="false"/>
      <style:paragraph-properties fo:text-align="start" fo:margin-left="1.059cm"/>
      <style:text-properties style:font-name="Arial" style:font-name-asian="Arial" style:font-name-complex="Arial" fo:font-size="10pt" style:font-size-asian="10pt" style:font-size-complex="10pt"/>
    </style:style>
    <style:style style:name="ce460"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start" fo:margin-left="1.059cm"/>
      <style:text-properties style:font-name="Arial" style:font-name-asian="Arial" style:font-name-complex="Arial" fo:font-size="10pt" style:font-size-asian="10pt" style:font-size-complex="10pt"/>
    </style:style>
    <style:style style:name="ce461" style:family="table-cell" style:parent-style-name="Percent" style:data-style-name="N37">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style:style>
    <style:style style:name="ce462" style:family="table-cell" style:parent-style-name="Default" style:data-style-name="N0">
      <style:table-cell-properties fo:border-top="thin solid #000000" fo:border-bottom="none" fo:border-left="none" fo:border-right="none" style:vertical-align="middl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63" style:family="table-cell" style:parent-style-name="Default" style:data-style-name="N43">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64" style:family="table-cell" style:parent-style-name="Default" style:data-style-name="N0">
      <style:table-cell-properties fo:border-top="none" fo:border-bottom="thin solid #000000" fo:border-left="none" fo:border-right="none" style:vertical-align="middle" fo:background-color="#FFFFFF"/>
      <style:text-properties style:font-name="Arial" style:font-name-asian="Arial" style:font-name-complex="Arial" fo:font-size="10pt" style:font-size-asian="10pt" style:font-size-complex="10pt"/>
    </style:style>
    <style:style style:name="ce465" style:family="table-cell" style:parent-style-name="Percent" style:data-style-name="N43">
      <style:table-cell-properties fo:background-color="#FFFFFF"/>
      <style:text-properties fo:color="#808080" style:font-name="Arial" style:font-name-asian="Arial" style:font-name-complex="Arial" fo:font-size="10pt" style:font-size-asian="10pt" style:font-size-complex="10pt"/>
    </style:style>
    <style:style style:name="ce466" style:family="table-cell" style:parent-style-name="Percent" style:data-style-name="N13">
      <style:table-cell-properties fo:background-color="#FFFFFF"/>
      <style:text-properties fo:color="#808080" style:font-name="Arial" style:font-name-asian="Arial" style:font-name-complex="Arial" fo:font-size="10pt" style:font-size-asian="10pt" style:font-size-complex="10pt"/>
    </style:style>
    <style:style style:name="ce467" style:family="table-cell" style:parent-style-name="Percent" style:data-style-name="N37">
      <style:table-cell-properties fo:background-color="#FFFFFF"/>
      <style:text-properties fo:color="#808080" style:font-name="Arial" style:font-name-asian="Arial" style:font-name-complex="Arial" fo:font-size="10pt" style:font-size-asian="10pt" style:font-size-complex="10pt"/>
    </style:style>
    <style:style style:name="ce468" style:family="table-cell" style:parent-style-name="Default" style:data-style-name="N43">
      <style:table-cell-properties fo:background-color="#FFFFFF"/>
      <style:text-properties fo:color="#808080" style:font-name="Arial" style:font-name-asian="Arial" style:font-name-complex="Arial" fo:font-size="10pt" style:font-size-asian="10pt" style:font-size-complex="10pt"/>
    </style:style>
    <style:style style:name="ce469" style:family="table-cell" style:parent-style-name="Default" style:data-style-name="N37">
      <style:table-cell-properties fo:background-color="#FFFFFF"/>
      <style:text-properties style:font-name="Arial" style:font-name-asian="Arial" style:font-name-complex="Arial" fo:font-size="10pt" style:font-size-asian="10pt" style:font-size-complex="10pt"/>
    </style:style>
    <style:style style:name="ce470" style:family="table-cell" style:parent-style-name="Default"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71" style:family="table-cell" style:parent-style-name="Default" style:data-style-name="N44">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72" style:family="table-cell" style:parent-style-name="Percent" style:data-style-name="N44">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73" style:family="table-cell" style:parent-style-name="Percen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74" style:family="table-cell" style:parent-style-name="Percent" style:data-style-name="N44">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75" style:family="table-cell" style:parent-style-name="Default"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76" style:family="table-cell" style:parent-style-name="Default" style:data-style-name="N44">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77" style:family="table-cell" style:parent-style-name="Default" style:data-style-name="N13">
      <style:table-cell-properties fo:background-color="#FFFFFF"/>
      <style:text-properties style:font-name="Arial" style:font-name-asian="Arial" style:font-name-complex="Arial" fo:font-size="10pt" style:font-size-asian="10pt" style:font-size-complex="10pt"/>
    </style:style>
    <style:style style:name="ce478" style:family="table-cell" style:parent-style-name="Default" style:data-style-name="N45">
      <style:table-cell-properties style:vertical-align="top"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479" style:family="table-cell" style:parent-style-name="Normal_32_3"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480" style:family="table-cell" style:parent-style-name="Default" style:data-style-name="N0">
      <style:table-cell-properties fo:border-top="thin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81" style:family="table-cell" style:parent-style-name="Bad"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82" style:family="table-cell" style:parent-style-name="Normal_TAB_32_2.4"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83" style:family="table-cell" style:parent-style-name="Normal_32_5"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84" style:family="table-cell" style:parent-style-name="Normal_TAB_32_2.4"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85" style:family="table-cell" style:parent-style-name="Normal_TAB_32_2.4" style:data-style-name="N0">
      <style:table-cell-properties fo:border-top="none" fo:border-bottom="thin solid #000000" fo:border-left="none" fo:border-right="none" style:vertical-align="automatic" fo:background-color="#FFFFFF"/>
      <style:text-properties fo:color="#FF00FF" style:font-name="Arial" style:font-name-asian="Arial" style:font-name-complex="Arial" fo:font-size="10pt" style:font-size-asian="10pt" style:font-size-complex="10pt" fo:font-weight="bold" style:font-weight-asian="bold" style:font-weight-complex="bold"/>
    </style:style>
    <style:style style:name="ce486" style:family="table-cell" style:parent-style-name="Normal_TAB_32_2.4"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487" style:family="table-cell" style:parent-style-name="Normal_TAB_32_2.4" style:data-style-name="N0">
      <style:table-cell-properties fo:border-top="thin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88" style:family="table-cell" style:parent-style-name="Normal_32_3" style:data-style-name="N0">
      <style:table-cell-properties fo:border-top="thin solid #000000" fo:border-bottom="none" fo:border-left="none" fo:border-right="none" style:vertical-align="automatic" fo:background-color="#FFFFFF"/>
      <style:text-properties style:font-name="Arial" style:font-name-asian="Arial" style:font-name-complex="Arial" fo:font-size="10pt" style:font-size-asian="10pt" style:font-size-complex="10pt"/>
    </style:style>
    <style:style style:name="ce489" style:family="table-cell" style:parent-style-name="Normal_TAB_32_2.4" style:data-style-name="N0">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90" style:family="table-cell" style:parent-style-name="Normal_TAB_32_2.4"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91" style:family="table-cell" style:parent-style-name="Normal_TAB_32_2.4" style:data-style-name="N0">
      <style:table-cell-properties style:vertical-align="automatic" fo:background-color="#FFFFFF"/>
      <style:text-properties fo:color="#FF00FF" style:font-name="Arial" style:font-name-asian="Arial" style:font-name-complex="Arial" fo:font-size="10pt" style:font-size-asian="10pt" style:font-size-complex="10pt" fo:font-weight="bold" style:font-weight-asian="bold" style:font-weight-complex="bold"/>
    </style:style>
    <style:style style:name="ce492" style:family="table-cell" style:parent-style-name="Default"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93" style:family="table-cell" style:parent-style-name="Percent" style:data-style-name="N1">
      <style:table-cell-properties fo:background-color="#FFFFFF"/>
    </style:style>
    <style:style style:name="ce494" style:family="table-cell" style:parent-style-name="Normal_TAB_32_2.4" style:data-style-name="N46">
      <style:table-cell-properties style:vertical-align="automatic" fo:background-color="#FFFFFF"/>
      <style:text-properties style:font-name="Arial" style:font-name-asian="Arial" style:font-name-complex="Arial" fo:font-size="10pt" style:font-size-asian="10pt" style:font-size-complex="10pt"/>
    </style:style>
    <style:style style:name="ce495" style:family="table-cell" style:parent-style-name="Normal_TAB_32_2.4"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96" style:family="table-cell" style:parent-style-name="Normal_TAB_32_2.4"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97" style:family="table-cell" style:parent-style-name="Default" style:data-style-name="N38">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98" style:family="table-cell" style:parent-style-name="Percent" style:data-style-name="N1">
      <style:table-cell-properties fo:background-color="#FFFFFF"/>
      <style:text-properties fo:font-weight="bold" style:font-weight-asian="bold" style:font-weight-complex="bold"/>
    </style:style>
    <style:style style:name="ce499" style:family="table-cell" style:parent-style-name="Normal_TAB_32_2.4"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00" style:family="table-cell" style:parent-style-name="Default"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01" style:family="table-cell" style:parent-style-name="Normal_TAB_32_2.4"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02" style:family="table-cell" style:parent-style-name="Default" style:data-style-name="N38">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03" style:family="table-cell" style:parent-style-name="Comma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04" style:family="table-cell" style:parent-style-name="Normal_Copy_32_of_32_criminal-stats-2008-chapter-6" style:data-style-name="N45">
      <style:table-cell-properties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505" style:family="table-cell" style:parent-style-name="Normal_Copy_32_of_32_criminal-stats-2008-chapter-6" style:data-style-name="N45">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506" style:family="table-cell" style:parent-style-name="Default" style:data-style-name="N47">
      <style:table-cell-properties style:vertical-align="automatic" fo:background-color="#FFFFFF"/>
      <style:text-properties style:font-name="Arial" style:font-name-asian="Arial" style:font-name-complex="Arial" fo:font-size="10pt" style:font-size-asian="10pt" style:font-size-complex="10pt"/>
    </style:style>
    <style:style style:name="ce507" style:family="table-cell" style:parent-style-name="Normal_Copy_32_of_32_criminal-stats-2008-chapter-6" style:data-style-name="N45">
      <style:table-cell-properties style:vertical-align="automatic" fo:background-color="#FFFFFF" style:cell-protect="none"/>
      <style:text-properties style:font-name="Arial" style:font-name-asian="Arial" style:font-name-complex="Arial" fo:font-size="10pt" style:font-size-asian="10pt" style:font-size-complex="10pt" style:font-family-generic="swiss"/>
    </style:style>
    <style:style style:name="ce508" style:family="table-cell" style:parent-style-name="Normal_TAB_32_2.4"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509"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10" style:family="table-cell" style:parent-style-name="Normal_TAB_32_2.4" style:data-style-name="N0">
      <style:table-cell-properties fo:border-top="thin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11" style:family="table-cell" style:parent-style-name="Normal_TAB_32_2.4"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12" style:family="table-cell" style:parent-style-name="Normal_Copy_32_of_32_criminal-stats-2008-chapter-6" style:data-style-name="N45">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513" style:family="table-cell" style:parent-style-name="Normal_Copy_32_of_32_criminal-stats-2008-chapter-6" style:data-style-name="N45">
      <style:table-cell-properties style:vertical-align="automatic" fo:background-color="#FFFFFF" style:cell-protect="none"/>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514" style:family="table-cell" style:parent-style-name="Normal_Copy_32_of_32_criminal-stats-2008-chapter-6" style:data-style-name="N45">
      <style:table-cell-properties style:vertical-align="automatic" fo:background-color="#FFFFFF" style:cell-protect="none"/>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515" style:family="table-cell" style:parent-style-name="Default" style:data-style-name="N45">
      <style:table-cell-properties fo:border-top="none" fo:border-bottom="thin solid #000000" fo:border-left="none" fo:border-right="none" fo:background-color="#FFFFFF" style:cell-protect="none"/>
      <style:text-properties style:font-name="Arial" style:font-name-asian="Arial" style:font-name-complex="Arial" fo:font-size="10pt" style:font-size-asian="10pt" style:font-size-complex="10pt"/>
    </style:style>
    <style:style style:name="ce516" style:family="table-cell" style:parent-style-name="Default" style:data-style-name="N45">
      <style:table-cell-properties fo:border-top="thin solid #000000" fo:border-bottom="none" fo:border-left="none" fo:border-right="none"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517" style:family="table-cell" style:parent-style-name="Default" style:data-style-name="N45">
      <style:table-cell-properties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518" style:family="table-cell" style:parent-style-name="Default" style:data-style-name="N45">
      <style:table-cell-properties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19" style:family="table-cell" style:parent-style-name="Comma_32_3" style:data-style-name="N4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20" style:family="table-cell" style:parent-style-name="Default" style:data-style-name="N43">
      <style:table-cell-properties fo:background-color="#FFFFFF"/>
      <style:text-properties fo:color="#FF0000"/>
    </style:style>
    <style:style style:name="ce521" style:family="table-cell" style:parent-style-name="Comma_32_3" style:data-style-name="N4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22" style:family="table-cell" style:parent-style-name="Percent" style:data-style-name="N4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23" style:family="table-cell" style:parent-style-name="Normal_32_3"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24" style:family="table-cell" style:parent-style-name="Percent" style:data-style-name="N13">
      <style:table-cell-properties fo:background-color="#FFFFFF"/>
      <style:text-properties fo:font-weight="bold" style:font-weight-asian="bold" style:font-weight-complex="bold"/>
    </style:style>
    <style:style style:name="ce525" style:family="table-cell" style:parent-style-name="Comma_32_3" style:data-style-name="N4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26" style:family="table-cell" style:parent-style-name="Default" style:data-style-name="N45">
      <style:table-cell-properties fo:border-top="thin solid #000000" fo:border-bottom="thin solid #000000" fo:border-left="none" fo:border-right="none"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27" style:family="table-cell" style:parent-style-name="Percent" style:data-style-name="N44">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28" style:family="table-cell" style:parent-style-name="Comma_32_3" style:data-style-name="N44">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29" style:family="table-cell" style:parent-style-name="Default" style:data-style-name="N45">
      <style:table-cell-properties fo:border-top="none" fo:border-bottom="thin solid #000000" fo:border-left="none" fo:border-right="none" fo:background-color="#FFFFFF" style:cell-protect="none"/>
      <style:text-properties style:font-name="Arial" style:font-name-asian="Arial" style:font-name-complex="Arial" fo:font-size="10pt" style:font-size-asian="10pt" style:font-size-complex="10pt" fo:font-weight="bold" style:font-weight-asian="bold" style:font-weight-complex="bold"/>
    </style:style>
    <style:style style:name="ce530" style:family="table-cell" style:parent-style-name="Default" style:data-style-name="N45">
      <style:table-cell-properties fo:background-color="#FFFFFF" style:cell-protect="none"/>
      <style:text-properties style:font-name="Arial" style:font-name-asian="Arial" style:font-name-complex="Arial" fo:font-size="10pt" style:font-size-asian="10pt" style:font-size-complex="10pt" fo:font-weight="bold" style:font-weight-asian="bold" style:font-weight-complex="bold"/>
    </style:style>
    <style:style style:name="ce531" style:family="table-cell" style:parent-style-name="Comma_32_3" style:data-style-name="N4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32" style:family="table-cell" style:parent-style-name="Default" style:data-style-name="N45">
      <style:table-cell-properties fo:background-color="#FFFFFF" style:cell-protect="none"/>
      <style:text-properties style:font-name="Arial" style:font-name-asian="Arial" style:font-name-complex="Arial" fo:font-size="10pt" style:font-size-asian="10pt" style:font-size-complex="10pt"/>
    </style:style>
    <style:style style:name="ce533" style:family="table-cell" style:parent-style-name="Default" style:data-style-name="N45">
      <style:table-cell-properties fo:border-top="thin solid #000000" fo:border-bottom="none" fo:border-left="none" fo:border-right="none" fo:background-color="#FFFFFF" style:cell-protect="none"/>
      <style:text-properties style:font-name="Arial" style:font-name-asian="Arial" style:font-name-complex="Arial" fo:font-size="10pt" style:font-size-asian="10pt" style:font-size-complex="10pt"/>
    </style:style>
    <style:style style:name="ce534" style:family="table-cell" style:parent-style-name="Default" style:data-style-name="N45">
      <style:table-cell-properties style:vertical-align="automatic" fo:background-color="#FFFFFF" style:cell-protect="none"/>
      <style:text-properties style:font-name="Arial" style:font-name-asian="Arial" style:font-name-complex="Arial" fo:font-size="10pt" style:font-size-asian="10pt" style:font-size-complex="10pt"/>
    </style:style>
    <style:style style:name="ce535" style:family="table-cell" style:parent-style-name="Default" style:data-style-name="N45">
      <style:table-cell-properties style:vertical-align="top" fo:background-color="#FFFFFF" style:cell-protect="none"/>
      <style:text-properties style:font-name="Arial" style:font-name-asian="Arial" style:font-name-complex="Arial" fo:font-weight="bold" style:font-weight-asian="bold" style:font-weight-complex="bold"/>
    </style:style>
    <style:style style:name="ce536" style:family="table-cell" style:parent-style-name="Default" style:data-style-name="N0">
      <style:table-cell-properties fo:background-color="#FFFFFF"/>
      <style:text-properties fo:color="#C0C0C0" style:font-name="Arial" style:font-name-asian="Arial" style:font-name-complex="Arial" fo:font-size="10pt" style:font-size-asian="10pt" style:font-size-complex="10pt"/>
    </style:style>
    <style:style style:name="ce537" style:family="table-cell" style:parent-style-name="Default" style:data-style-name="N36">
      <style:table-cell-properties fo:background-color="#FFFFFF"/>
      <style:text-properties style:font-name="Arial" style:font-name-asian="Arial" style:font-name-complex="Arial" fo:font-size="10pt" style:font-size-asian="10pt" style:font-size-complex="10pt"/>
    </style:style>
    <style:style style:name="ce538" style:family="table-cell" style:parent-style-name="Default" style:data-style-name="N45">
      <style:table-cell-properties fo:border-top="none" fo:border-bottom="thin solid #000000" fo:border-left="none" fo:border-right="none"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539" style:family="table-cell" style:parent-style-name="Default" style:data-style-name="N45">
      <style:table-cell-properties fo:border-top="none" fo:border-bottom="thin solid #000000" fo:border-left="none" fo:border-right="none" style:vertical-align="automatic" fo:background-color="#FFFFFF" style:cell-protect="none" style:repeat-content="false"/>
      <style:paragraph-properties fo:text-align="start" fo:margin-left="0cm"/>
      <style:text-properties fo:color="#C0C0C0" style:font-name="Arial" style:font-name-asian="Arial" style:font-name-complex="Arial" fo:font-size="10pt" style:font-size-asian="10pt" style:font-size-complex="10pt"/>
    </style:style>
    <style:style style:name="ce540" style:family="table-cell" style:parent-style-name="Normal_32_5"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41" style:family="table-cell" style:parent-style-name="Normal_Copy_32_of_32_criminal-stats-2008-chapter-6" style:data-style-name="N45">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font-family-generic="swiss"/>
    </style:style>
    <style:style style:name="ce542" style:family="table-cell" style:parent-style-name="Default" style:data-style-name="N0">
      <style:table-cell-properties fo:border-top="none" fo:border-bottom="thin solid #000000" fo:border-left="none" fo:border-right="none" style:vertical-align="automatic" fo:background-color="#FFFFFF" style:cell-protect="none" style:repeat-content="false"/>
      <style:paragraph-properties fo:text-align="end" fo:margin-right="0cm"/>
      <style:text-properties style:font-name="Arial" style:font-name-asian="Arial" style:font-name-complex="Arial" fo:font-size="10pt" style:font-size-asian="10pt" style:font-size-complex="10pt"/>
    </style:style>
    <style:style style:name="ce543" style:family="table-cell" style:parent-style-name="Percent" style:data-style-name="N36">
      <style:table-cell-properties fo:background-color="#FFFFFF"/>
      <style:text-properties style:font-name="Arial" style:font-name-asian="Arial" style:font-name-complex="Arial" fo:font-size="10pt" style:font-size-asian="10pt" style:font-size-complex="10pt"/>
    </style:style>
    <style:style style:name="ce544" style:family="table-cell" style:parent-style-name="Percent" style:data-style-name="N36">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style:style>
    <style:style style:name="ce545" style:family="table-cell" style:parent-style-name="Normal_TAB_32_2.4" style:data-style-name="N0">
      <style:table-cell-properties fo:border-top="thin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46" style:family="table-cell" style:parent-style-name="Default" style:data-style-name="N45">
      <style:table-cell-properties fo:border-top="none" fo:border-bottom="thin solid #000000" fo:border-left="none" fo:border-right="none"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47" style:family="table-cell" style:parent-style-name="Percent" style:data-style-name="N36">
      <style:table-cell-properties fo:border-top="thin solid #000000" fo:border-bottom="thin solid #000000"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48" style:family="table-cell" style:parent-style-name="Normal_Copy_32_of_32_criminal-stats-2008-chapter-6" style:data-style-name="N36">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549" style:family="table-cell" style:parent-style-name="Normal_32_3" style:data-style-name="N45">
      <style:table-cell-properties fo:border-top="thin solid #000000" fo:border-bottom="thin solid #000000" fo:border-left="none" fo:border-right="none"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50" style:family="table-cell" style:parent-style-name="Default" style:data-style-name="N37">
      <style:table-cell-properties fo:background-color="#FFFFFF"/>
      <style:text-properties fo:font-weight="bold" style:font-weight-asian="bold" style:font-weight-complex="bold"/>
    </style:style>
    <style:style style:name="ce551" style:family="table-cell" style:parent-style-name="Normal_32_3" style:data-style-name="N45">
      <style:table-cell-properties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552" style:family="table-cell" style:parent-style-name="Percent" style:data-style-name="N36">
      <style:table-cell-properties fo:background-color="#FFFFFF"/>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553" style:family="table-cell" style:parent-style-name="Default" style:data-style-name="N37">
      <style:table-cell-properties fo:background-color="#FFFFFF"/>
    </style:style>
    <style:style style:name="ce554" style:family="table-cell" style:parent-style-name="Default" style:data-style-name="N36">
      <style:table-cell-properties fo:background-color="#FFFFFF"/>
    </style:style>
    <style:style style:name="ce555" style:family="table-cell" style:parent-style-name="Default" style:data-style-name="N45">
      <style:table-cell-properties fo:border-top="none" fo:border-bottom="thin solid #000000" fo:border-left="none" fo:border-right="none" style:vertical-align="middle"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56" style:family="table-cell" style:parent-style-name="Percent" style:data-style-name="N36">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57" style:family="table-cell" style:parent-style-name="Default" style:data-style-name="N45">
      <style:table-cell-properties style:vertical-align="middle"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58" style:family="table-cell" style:parent-style-name="Default" style:data-style-name="N1">
      <style:table-cell-properties style:vertical-align="automatic" fo:background-color="#FFFFFF" style:cell-protect="non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59" style:family="table-cell" style:parent-style-name="Default" style:data-style-name="N1">
      <style:table-cell-properties style:vertical-align="middl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60" style:family="table-cell" style:parent-style-name="Default" style:data-style-name="N1">
      <style:table-cell-properties style:vertical-align="middle" fo:background-color="#FFFFFF" style:cell-protect="none"/>
      <style:text-properties style:font-name="Arial" style:font-name-asian="Arial" style:font-name-complex="Arial" fo:font-size="10pt" style:font-size-asian="10pt" style:font-size-complex="10pt" fo:font-weight="bold" style:font-weight-asian="bold" style:font-weight-complex="bold"/>
    </style:style>
    <style:style style:name="ce561" style:family="table-cell" style:parent-style-name="Default" style:data-style-name="N1">
      <style:table-cell-properties style:vertical-align="middle" fo:background-color="#FFFFFF"/>
      <style:text-properties style:font-name="Arial" style:font-name-asian="Arial" style:font-name-complex="Arial" fo:font-size="10pt" style:font-size-asian="10pt" style:font-size-complex="10pt"/>
    </style:style>
    <style:style style:name="ce562" style:family="table-cell" style:parent-style-name="Default" style:data-style-name="N36">
      <style:table-cell-properties style:vertical-align="middl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63" style:family="table-cell" style:parent-style-name="Normal_Copy_32_of_32_criminal-stats-2008-chapter-6" style:data-style-name="N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564" style:family="table-cell" style:parent-style-name="Default" style:data-style-name="N0">
      <style:table-cell-properties style:vertical-align="automatic" fo:background-color="#FFFFFF"/>
      <style:text-properties style:font-name="Arial" style:font-name-asian="Arial" style:font-name-complex="Arial"/>
    </style:style>
    <style:style style:name="ce565" style:family="table-cell" style:parent-style-name="Default" style:data-style-name="N45">
      <style:table-cell-properties style:vertical-align="top" fo:wrap-option="wrap"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566"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67" style:family="table-cell" style:parent-style-name="Default" style:data-style-name="N0">
      <style:table-cell-properties style:vertical-align="automatic" fo:background-color="#FFFFFF" style:repeat-content="false"/>
      <style:paragraph-properties fo:text-align="start" fo:margin-left="0cm"/>
      <style:text-properties fo:color="#FF0000" style:font-name="Arial" style:font-name-asian="Arial" style:font-name-complex="Arial" fo:font-size="10pt" style:font-size-asian="10pt" style:font-size-complex="10pt" fo:font-weight="bold" style:font-weight-asian="bold" style:font-weight-complex="bold"/>
    </style:style>
    <style:style style:name="ce568" style:family="table-cell" style:parent-style-name="Default" style:data-style-name="N0">
      <style:table-cell-properties fo:border-top="none" fo:border-bottom="thin solid #000000" fo:border-left="none" fo:border-right="none" style:vertical-align="automatic" fo:wrap-option="wrap" fo:background-color="#FFFFFF"/>
      <style:text-properties style:font-name="Arial" style:font-name-asian="Arial" style:font-name-complex="Arial" fo:font-size="10pt" style:font-size-asian="10pt" style:font-size-complex="10pt"/>
    </style:style>
    <style:style style:name="ce569" style:family="table-cell" style:parent-style-name="Default"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570" style:family="table-cell" style:parent-style-name="Default" style:data-style-name="N0">
      <style:table-cell-properties fo:border-top="thin solid #000000" fo:border-bottom="none" fo:border-left="none" fo:border-right="none" fo:background-color="#FFFFFF"/>
      <style:text-properties style:font-name="Arial" style:font-name-asian="Arial" style:font-name-complex="Arial" fo:font-size="10pt" style:font-size-asian="10pt" style:font-size-complex="10pt"/>
    </style:style>
    <style:style style:name="ce571" style:family="table-cell" style:parent-style-name="Default" style:data-style-name="N4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72" style:family="table-cell" style:parent-style-name="Default" style:data-style-name="N45">
      <style:table-cell-properties style:vertical-align="automatic" fo:wrap-option="wrap"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73" style:family="table-cell" style:parent-style-name="Default" style:data-style-name="N0">
      <style:table-cell-properties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574" style:family="table-cell" style:parent-style-name="Default" style:data-style-name="N4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75" style:family="table-cell" style:parent-style-name="Default" style:data-style-name="N43">
      <style:table-cell-properties fo:background-color="#FFFFFF"/>
    </style:style>
    <style:style style:name="ce576" style:family="table-cell" style:parent-style-name="Default" style:data-style-name="N45">
      <style:table-cell-properties fo:border-top="thin solid #000000" fo:border-bottom="thin solid #000000" fo:border-left="none" fo:border-right="none" style:vertical-align="automatic" fo:wrap-option="wrap"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77" style:family="table-cell" style:parent-style-name="Default" style:data-style-name="N4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78" style:family="table-cell" style:parent-style-name="Default" style:data-style-name="N43">
      <style:table-cell-properties fo:background-color="#FFFFFF"/>
      <style:text-properties fo:font-weight="bold" style:font-weight-asian="bold" style:font-weight-complex="bold"/>
    </style:style>
    <style:style style:name="ce579" style:family="table-cell" style:parent-style-name="Default" style:data-style-name="N45">
      <style:table-cell-properties style:vertical-align="automatic" fo:wrap-option="wrap"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580" style:family="table-cell" style:parent-style-name="Default" style:data-style-name="N44">
      <style:table-cell-properties fo:border-top="thin solid #000000"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81" style:family="table-cell" style:parent-style-name="Default" style:data-style-name="N38">
      <style:table-cell-properties fo:border-top="thin solid #000000"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82" style:family="table-cell" style:parent-style-name="Default" style:data-style-name="N0">
      <style:table-cell-properties fo:border-top="none" fo:border-bottom="thin solid #000000" fo:border-left="none" fo:border-right="none"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83"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84" style:family="table-cell" style:parent-style-name="Default" style:data-style-name="N43">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85" style:family="table-cell" style:parent-style-name="Default" style:data-style-name="N0">
      <style:table-cell-properties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86" style:family="table-cell" style:parent-style-name="Default" style:data-style-name="N4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87"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88" style:family="table-cell" style:parent-style-name="Default" style:data-style-name="N48">
      <style:table-cell-properties fo:background-color="#FFFFFF"/>
      <style:text-properties style:font-name="Arial" style:font-name-asian="Arial" style:font-name-complex="Arial"/>
    </style:style>
    <style:style style:name="ce589" style:family="table-cell" style:parent-style-name="Default" style:data-style-name="N1">
      <style:table-cell-properties fo:background-color="#FFFFFF"/>
      <style:text-properties style:font-name="Arial" style:font-name-asian="Arial" style:font-name-complex="Arial"/>
    </style:style>
    <style:style style:name="ce590"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591" style:family="table-cell" style:parent-style-name="Default" style:data-style-name="N0">
      <style:table-cell-properties fo:border-top="none" fo:border-bottom="thin solid #000000" fo:border-left="none" fo:border-right="none" fo:background-color="#FFFFFF"/>
    </style:style>
    <style:style style:name="ce592" style:family="table-cell" style:parent-style-name="Normal_32_4"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93" style:family="table-cell" style:parent-style-name="Normal_32_4"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594" style:family="table-cell" style:parent-style-name="Normal_32_4" style:data-style-name="N0">
      <style:table-cell-properties style:vertical-align="automatic" fo:background-color="#FFFFFF"/>
      <style:text-properties fo:color="#FF0000" style:font-name="Arial" style:font-name-asian="Arial" style:font-name-complex="Arial" fo:font-size="10pt" style:font-size-asian="10pt" style:font-size-complex="10pt"/>
    </style:style>
    <style:style style:name="ce595" style:family="table-cell" style:parent-style-name="Normal_32_4" style:data-style-name="N1">
      <style:table-cell-properties style:vertical-align="automatic" fo:background-color="#FFFFFF"/>
      <style:text-properties style:font-name="Arial" style:font-name-asian="Arial" style:font-name-complex="Arial" fo:font-size="10pt" style:font-size-asian="10pt" style:font-size-complex="10pt"/>
    </style:style>
    <style:style style:name="ce596" style:family="table-cell" style:parent-style-name="Normal_32_4"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597" style:family="table-cell" style:parent-style-name="Normal_32_4"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98" style:family="table-cell" style:parent-style-name="Normal_32_4"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99" style:family="table-cell" style:parent-style-name="Normal_32_4" style:data-style-name="N0">
      <style:table-cell-properties fo:border-top="thin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600" style:family="table-cell" style:parent-style-name="Normal_32_4" style:data-style-name="N0">
      <style:table-cell-properties fo:border-top="none" fo:border-bottom="thin solid #000000" fo:border-left="none" fo:border-right="none"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01" style:family="table-cell" style:parent-style-name="Normal_32_4" style:data-style-name="N0">
      <style:table-cell-properties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02" style:family="table-cell" style:parent-style-name="Normal_32_4" style:data-style-name="N0">
      <style:table-cell-properties fo:border-top="thin solid #000000" fo:border-bottom="none" fo:border-left="none" fo:border-right="none" style:vertical-align="automatic" fo:background-color="#FFFFFF"/>
      <style:text-properties style:font-name="Arial" style:font-name-asian="Arial" style:font-name-complex="Arial" fo:font-size="10pt" style:font-size-asian="10pt" style:font-size-complex="10pt"/>
    </style:style>
    <style:style style:name="ce603" style:family="table-cell" style:parent-style-name="Normal_32_4" style:data-style-name="N0">
      <style:table-cell-properties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604" style:family="table-cell" style:parent-style-name="Normal_32_4"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05" style:family="table-cell" style:parent-style-name="Normal_32_4" style:data-style-name="N46">
      <style:table-cell-properties style:vertical-align="automatic" fo:background-color="#FFFFFF"/>
      <style:text-properties style:font-name="Arial" style:font-name-asian="Arial" style:font-name-complex="Arial" fo:font-size="10pt" style:font-size-asian="10pt" style:font-size-complex="10pt"/>
    </style:style>
    <style:style style:name="ce606" style:family="table-cell" style:parent-style-name="Normal_32_4" style:data-style-name="N36">
      <style:table-cell-properties style:vertical-align="automatic" fo:background-color="#FFFFFF"/>
      <style:text-properties style:font-name="Arial" style:font-name-asian="Arial" style:font-name-complex="Arial" fo:font-size="10pt" style:font-size-asian="10pt" style:font-size-complex="10pt"/>
    </style:style>
    <style:style style:name="ce607" style:family="table-cell" style:parent-style-name="Normal_32_4"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08" style:family="table-cell" style:parent-style-name="Normal_32_4" style:data-style-name="N38">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09" style:family="table-cell" style:parent-style-name="Normal_32_4" style:data-style-name="N46">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10" style:family="table-cell" style:parent-style-name="Normal_32_4" style:data-style-name="N46">
      <style:table-cell-properties fo:border-top="thin solid #000000"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11" style:family="table-cell" style:parent-style-name="Normal_32_4"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12" style:family="table-cell" style:parent-style-name="Normal_32_4" style:data-style-name="N36">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13" style:family="table-cell" style:parent-style-name="Default" style:data-style-name="N0">
      <style:table-cell-properties style:vertical-align="middle" fo:wrap-option="wrap" fo:background-color="#FFFFFF" style:repeat-content="false"/>
      <style:paragraph-properties fo:text-align="start" fo:margin-left="0cm"/>
      <style:text-properties fo:color="#112277" style:font-name="Arial" style:font-name-asian="Arial" style:font-name-complex="Arial" fo:font-size="12pt" style:font-size-asian="12pt" style:font-size-complex="12pt" fo:font-weight="bold" style:font-weight-asian="bold" style:font-weight-complex="bold"/>
    </style:style>
    <style:style style:name="ce614" style:family="table-cell" style:parent-style-name="Normal_32_4"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15" style:family="table-cell" style:parent-style-name="Normal_32_4"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16" style:family="table-cell" style:parent-style-name="Normal_32_4"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17" style:family="table-cell" style:parent-style-name="Normal_32_4"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18" style:family="table-cell" style:parent-style-name="Normal_32_4" style:data-style-name="N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19" style:family="table-cell" style:parent-style-name="Normal_32_4" style:data-style-name="N3">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20" style:family="table-cell" style:parent-style-name="Normal_32_4" style:data-style-name="N3">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21" style:family="table-cell" style:parent-style-name="Default" style:data-style-name="N0">
      <style:table-cell-properties style:vertical-align="top" fo:background-color="#FFFFFF"/>
      <style:text-properties style:font-name="Arial" style:font-name-asian="Arial" style:font-name-complex="Arial" fo:font-size="10pt" style:font-size-asian="10pt" style:font-size-complex="10pt"/>
    </style:style>
    <style:style style:name="ce622" style:family="table-cell" style:parent-style-name="Default" style:data-style-name="N0">
      <style:table-cell-properties style:vertical-align="automatic" fo:background-color="#FFFFFF" style:repeat-content="false"/>
      <style:paragraph-properties fo:text-align="end" fo:margin-right="0cm"/>
    </style:style>
    <style:style style:name="ce623" style:family="table-cell" style:parent-style-name="Default" style:data-style-name="N0">
      <style:table-cell-properties style:vertical-align="middle" fo:wrap-option="wrap" fo:background-color="#FFFFFF" style:repeat-content="false"/>
      <style:paragraph-properties fo:text-align="center"/>
      <style:text-properties fo:color="#112277" style:font-name="Arial" style:font-name-asian="Arial" style:font-name-complex="Arial" fo:font-size="10pt" style:font-size-asian="10pt" style:font-size-complex="10pt" fo:font-weight="bold" style:font-weight-asian="bold" style:font-weight-complex="bold"/>
    </style:style>
    <style:style style:name="ce624" style:family="table-cell" style:parent-style-name="Normal_32_4"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625" style:family="table-cell" style:parent-style-name="Normal_32_4" style:data-style-name="N0">
      <style:table-cell-properties fo:border-top="thin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626" style:family="table-cell" style:parent-style-name="Normal_32_4" style:data-style-name="N0">
      <style:table-cell-properties fo:border-top="none" fo:border-bottom="thin solid #000000" fo:border-left="none" fo:border-right="none" style:vertical-align="automatic" fo:background-color="#FFFFFF"/>
      <style:text-properties fo:color="#FF0000" style:font-name="Arial" style:font-name-asian="Arial" style:font-name-complex="Arial" fo:font-size="10pt" style:font-size-asian="10pt" style:font-size-complex="10pt"/>
    </style:style>
    <style:style style:name="ce627" style:family="table-cell" style:parent-style-name="Default" style:data-style-name="N0">
      <style:table-cell-properties style:vertical-align="top" fo:wrap-option="wrap" fo:background-color="#FFFFFF" style:repeat-content="false"/>
      <style:paragraph-properties fo:text-align="start" fo:margin-left="0cm"/>
      <style:text-properties fo:color="#112277" style:font-name="Arial" style:font-name-asian="Arial" style:font-name-complex="Arial" fo:font-size="10pt" style:font-size-asian="10pt" style:font-size-complex="10pt" fo:font-weight="bold" style:font-weight-asian="bold" style:font-weight-complex="bold"/>
    </style:style>
    <style:style style:name="ce628"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629" style:family="table-cell" style:parent-style-name="Normal_32_4"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30" style:family="table-cell" style:parent-style-name="Normal_32_4"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631" style:family="table-cell" style:parent-style-name="Normal_32_4" style:data-style-name="N4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32" style:family="table-cell" style:parent-style-name="Normal_32_4"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633" style:family="table-cell" style:parent-style-name="Normal_32_4" style:data-style-name="N36">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34" style:family="table-cell" style:parent-style-name="Normal_32_4"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35" style:family="table-cell" style:parent-style-name="Normal_32_4" style:data-style-name="N4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36" style:family="table-cell" style:parent-style-name="Normal_32_4"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637" style:family="table-cell" style:parent-style-name="Normal_32_4" style:data-style-name="N0">
      <style:table-cell-properties fo:border-top="thin solid #000000" fo:border-bottom="none"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38" style:family="table-cell" style:parent-style-name="Normal_32_4" style:data-style-name="N38">
      <style:table-cell-properties fo:border-top="thin solid #000000" fo:border-bottom="none"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39" style:family="table-cell" style:parent-style-name="Normal_32_4" style:data-style-name="N36">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40" style:family="table-cell" style:parent-style-name="Normal_32_4" style:data-style-name="N46">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41" style:family="table-cell" style:parent-style-name="Comma_32_2"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42" style:family="table-cell" style:parent-style-name="Normal_32_4"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643" style:family="table-cell" style:parent-style-name="Default" style:data-style-name="N46">
      <style:table-cell-properties fo:background-color="#FFFFFF"/>
      <style:text-properties style:font-name="Arial" style:font-name-asian="Arial" style:font-name-complex="Arial"/>
    </style:style>
    <style:style style:name="ce644" style:family="table-cell" style:parent-style-name="Normal_32_4"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645" style:family="table-cell" style:parent-style-name="Normal_32_4"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646" style:family="table-cell" style:parent-style-name="Default" style:data-style-name="N0">
      <style:table-cell-properties fo:border-top="thin solid #000000" fo:border-bottom="thin solid #000000" fo:border-left="none" fo:border-right="none" fo:background-color="#FFFFFF"/>
      <style:text-properties style:font-name="Arial" style:font-name-asian="Arial" style:font-name-complex="Arial"/>
    </style:style>
    <style:style style:name="ce647" style:family="table-cell" style:parent-style-name="Normal_32_4"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style>
    <style:style style:name="ce648" style:family="table-cell" style:parent-style-name="Normal_32_4" style:data-style-name="N0">
      <style:table-cell-properties fo:border-top="thin solid #000000" fo:border-bottom="thin solid #000000" fo:border-left="none" fo:border-right="none"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49" style:family="table-cell" style:parent-style-name="Default" style:data-style-name="N3">
      <style:table-cell-properties fo:background-color="#FFFFFF"/>
      <style:text-properties style:font-name="Arial" style:font-name-asian="Arial" style:font-name-complex="Arial" fo:font-size="10pt" style:font-size-asian="10pt" style:font-size-complex="10pt"/>
    </style:style>
    <style:style style:name="ce650" style:family="table-cell" style:parent-style-name="Comma_32_2"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51" style:family="table-cell" style:parent-style-name="Normal_32_4"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52" style:family="table-cell" style:parent-style-name="Default" style:data-style-name="N36">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653" style:family="table-cell" style:parent-style-name="Default" style:data-style-name="N39">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654" style:family="table-cell" style:parent-style-name="Normal_32_4" style:data-style-name="N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55" style:family="table-cell" style:parent-style-name="Comma_32_2" style:data-style-name="N39">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56" style:family="table-cell" style:parent-style-name="Normal_32_4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657" style:family="table-cell" style:parent-style-name="Normal_32_4" style:data-style-name="N0">
      <style:table-cell-properties style:vertical-align="to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658" style:family="table-cell" style:parent-style-name="Normal_32_4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659" style:family="table-cell" style:parent-style-name="Normal_32_4" style:data-style-name="N0">
      <style:table-cell-properties style:vertical-align="middle" fo:background-color="#FFFFFF"/>
      <style:text-properties style:font-name="Arial" style:font-name-asian="Arial" style:font-name-complex="Arial" fo:font-size="10pt" style:font-size-asian="10pt" style:font-size-complex="10pt"/>
    </style:style>
    <style:style style:name="ce660" style:family="table-cell" style:parent-style-name="Normal_32_4" style:data-style-name="N0">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661" style:family="table-cell" style:parent-style-name="Normal_32_4" style:data-style-name="N0">
      <style:table-cell-properties fo:border-top="thin solid #000000" fo:border-bottom="none"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62" style:family="table-cell" style:parent-style-name="Normal_32_4"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63" style:family="table-cell" style:parent-style-name="Normal_32_4" style:data-style-name="N0">
      <style:table-cell-properties fo:border-top="thin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64" style:family="table-cell" style:parent-style-name="Normal_32_4"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65" style:family="table-cell" style:parent-style-name="Comma" style:data-style-name="N39">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666" style:family="table-cell" style:parent-style-name="Comma"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67" style:family="table-cell" style:parent-style-name="Default" style:data-style-name="N48">
      <style:table-cell-properties fo:background-color="#FFFFFF"/>
    </style:style>
    <style:style style:name="ce668" style:family="table-cell" style:parent-style-name="Normal_32_4" style:data-style-name="N0">
      <style:table-cell-properties style:vertical-align="automatic" fo:background-color="#FFFFFF" style:repeat-content="false"/>
      <style:paragraph-properties fo:text-align="start" fo:margin-left="0.706cm"/>
      <style:text-properties style:font-name="Arial" style:font-name-asian="Arial" style:font-name-complex="Arial" fo:font-size="10pt" style:font-size-asian="10pt" style:font-size-complex="10pt"/>
    </style:style>
    <style:style style:name="ce669" style:family="table-cell" style:parent-style-name="Default" style:data-style-name="N3">
      <style:table-cell-properties fo:background-color="#FFFFFF"/>
    </style:style>
    <style:style style:name="ce670" style:family="table-cell" style:parent-style-name="Normal_32_4" style:data-style-name="N0">
      <style:table-cell-properties fo:border-top="thin solid #000000" fo:border-bottom="thin solid #000000" fo:border-left="none" fo:border-right="none" style:vertical-align="middl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71" style:family="table-cell" style:parent-style-name="Normal_32_4" style:data-style-name="N3">
      <style:table-cell-properties fo:border-top="thin solid #000000"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72" style:family="table-cell" style:parent-style-name="Normal_32_4"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73" style:family="table-cell" style:parent-style-name="Normal_32_4" style:data-style-name="N0">
      <style:table-cell-properties fo:border-top="none"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74" style:family="table-cell" style:parent-style-name="Normal_32_4" style:data-style-name="N36">
      <style:table-cell-properties fo:border-top="thin solid #000000" fo:border-bottom="thin solid #000000" fo:border-left="none" fo:border-right="none" style:vertical-align="middl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75" style:family="table-cell" style:parent-style-name="Default" style:data-style-name="N0">
      <style:table-cell-properties style:vertical-align="top" fo:background-color="#FFFFFF"/>
      <style:text-properties style:font-name="Arial" style:font-name-asian="Arial" style:font-name-complex="Arial"/>
    </style:style>
    <style:style style:name="ce676" style:family="table-cell" style:parent-style-name="Normal_32_4"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677" style:family="table-cell" style:parent-style-name="Normal_32_4" style:data-style-name="N0">
      <style:table-cell-properties fo:border-top="thin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78" style:family="table-cell" style:parent-style-name="Normal_32_4" style:data-style-name="N0">
      <style:table-cell-properties fo:border-top="thin solid #000000" fo:border-bottom="thin solid #000000" fo:border-left="none" fo:border-right="none" style:vertical-align="top"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79" style:family="table-cell" style:parent-style-name="Default" style:data-style-name="N0">
      <style:table-cell-properties style:vertical-align="top" fo:background-color="#FFFFFF"/>
      <style:text-properties style:font-name="Arial" style:font-name-asian="Arial" style:font-name-complex="Arial" fo:font-weight="bold" style:font-weight-asian="bold" style:font-weight-complex="bold"/>
    </style:style>
    <style:style style:name="ce680" style:family="table-cell" style:parent-style-name="Default" style:data-style-name="N0">
      <style:table-cell-properties fo:border-top="thin solid #000000" fo:border-bottom="none"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81"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82" style:family="table-cell" style:parent-style-name="Comma_32_2" style:data-style-name="N39">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83" style:family="table-cell" style:parent-style-name="Comma_32_2" style:data-style-name="N39">
      <style:table-cell-properties fo:background-color="#FFFFFF"/>
      <style:text-properties style:font-name="Arial" style:font-name-asian="Arial" style:font-name-complex="Arial" fo:font-size="10pt" style:font-size-asian="10pt" style:font-size-complex="10pt"/>
    </style:style>
    <style:style style:name="ce684" style:family="table-cell" style:parent-style-name="Comma_32_2" style:data-style-name="N49">
      <style:table-cell-properties fo:background-color="#FFFFFF"/>
      <style:text-properties style:font-name="Arial" style:font-name-asian="Arial" style:font-name-complex="Arial" fo:font-size="10pt" style:font-size-asian="10pt" style:font-size-complex="10pt"/>
    </style:style>
    <style:style style:name="ce685" style:family="table-cell" style:parent-style-name="Comma_32_2"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86" style:family="table-cell" style:parent-style-name="Comma_32_2" style:data-style-name="N38">
      <style:table-cell-properties fo:background-color="#FFFFFF"/>
      <style:text-properties style:font-name="Arial" style:font-name-asian="Arial" style:font-name-complex="Arial" fo:font-size="10pt" style:font-size-asian="10pt" style:font-size-complex="10pt"/>
    </style:style>
    <style:style style:name="ce687" style:family="table-cell" style:parent-style-name="Default" style:data-style-name="N39">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88" style:family="table-cell" style:parent-style-name="Default" style:data-style-name="N3">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89" style:family="table-cell" style:parent-style-name="Default" style:data-style-name="N46">
      <style:table-cell-properties fo:background-color="#FFFFFF"/>
      <style:text-properties style:font-name="Arial" style:font-name-asian="Arial" style:font-name-complex="Arial" fo:font-size="10pt" style:font-size-asian="10pt" style:font-size-complex="10pt"/>
    </style:style>
    <style:style style:name="ce690" style:family="table-cell" style:parent-style-name="Default"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91" style:family="table-cell" style:parent-style-name="Default" style:data-style-name="N4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92" style:family="table-cell" style:parent-style-name="Default" style:data-style-name="N3">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style:style>
    <style:style style:name="ce693" style:family="table-cell" style:parent-style-name="Default" style:data-style-name="N14">
      <style:table-cell-properties style:vertical-align="automatic" fo:background-color="#FFFFFF"/>
      <style:text-properties style:font-name="Arial" style:font-name-asian="Arial" style:font-name-complex="Arial" fo:font-size="10pt" style:font-size-asian="10pt" style:font-size-complex="10pt"/>
    </style:style>
    <style:style style:name="ce694" style:family="table-cell" style:parent-style-name="Bad" style:data-style-name="N0">
      <style:table-cell-properties style:vertical-align="top" fo:wrap-option="wrap" fo:background-color="#FFFFFF"/>
      <style:text-properties fo:color="#000000" style:font-name="Arial" style:font-name-asian="Arial" style:font-name-complex="Arial" fo:font-size="10pt" style:font-size-asian="10pt" style:font-size-complex="10pt"/>
    </style:style>
    <style:style style:name="ce695"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96" style:family="table-cell" style:parent-style-name="Comma_32_2" style:data-style-name="N39">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697" style:family="table-cell" style:parent-style-name="Comma_32_2" style:data-style-name="N39">
      <style:table-cell-properties fo:border-top="thin solid #000000" fo:border-bottom="thin solid #000000" fo:border-left="none" fo:border-right="none"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98" style:family="table-cell" style:parent-style-name="Default"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99" style:family="table-cell" style:parent-style-name="Comma_32_2" style:data-style-name="N39">
      <style:table-cell-properties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00" style:family="table-cell" style:parent-style-name="Default" style:data-style-name="N36">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01" style:family="table-cell" style:parent-style-name="Comma_32_2" style:data-style-name="N41">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02" style:family="table-cell" style:parent-style-name="Comma_32_2" style:data-style-name="N39">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03" style:family="table-cell" style:parent-style-name="Comma_32_2" style:data-style-name="N39">
      <style:table-cell-properties fo:border-top="thin solid #000000" fo:border-bottom="thin solid #000000" fo:border-left="none" fo:border-right="none" style:vertical-align="automatic" fo:wrap-option="wrap" fo:background-color="#FFFFFF"/>
      <style:text-properties style:font-name="Arial" style:font-name-asian="Arial" style:font-name-complex="Arial" fo:font-size="10pt" style:font-size-asian="10pt" style:font-size-complex="10pt"/>
    </style:style>
    <style:style style:name="ce704" style:family="table-cell" style:parent-style-name="Comma_32_2" style:data-style-name="N39">
      <style:table-cell-properties fo:border-top="none" fo:border-bottom="thin solid #000000" fo:border-left="none" fo:border-right="none"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05" style:family="table-cell" style:parent-style-name="Default" style:data-style-name="N0">
      <style:table-cell-properties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706" style:family="table-cell" style:parent-style-name="Default" style:data-style-name="N0">
      <style:table-cell-properties style:vertical-align="automatic" fo:background-color="#FFFFFF"/>
      <style:text-properties fo:color="#FF0000" style:font-name="Arial" style:font-name-asian="Arial" style:font-name-complex="Arial" fo:font-size="10pt" style:font-size-asian="10pt" style:font-size-complex="10pt"/>
    </style:style>
    <style:style style:name="ce707" style:family="table-cell" style:parent-style-name="Default" style:data-style-name="N36">
      <style:table-cell-properties fo:border-top="thin solid #000000" fo:border-bottom="thin solid #000000"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08" style:family="table-cell" style:parent-style-name="Default" style:data-style-name="N36">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09" style:family="table-cell" style:parent-style-name="Default" style:data-style-name="N36">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10" style:family="table-cell" style:parent-style-name="Default" style:data-style-name="N0">
      <style:table-cell-properties fo:border-top="none" fo:border-bottom="thin solid #000000" fo:border-left="none" fo:border-right="none" style:vertical-align="automatic" fo:background-color="#FFFFFF"/>
      <style:text-properties fo:color="#FF0000" style:font-name="Arial" style:font-name-asian="Arial" style:font-name-complex="Arial" fo:font-size="10pt" style:font-size-asian="10pt" style:font-size-complex="10pt"/>
    </style:style>
    <style:style style:name="ce711" style:family="table-cell" style:parent-style-name="Default"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712"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13" style:family="table-cell" style:parent-style-name="Default" style:data-style-name="N41">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14" style:family="table-cell" style:parent-style-name="Default" style:data-style-name="N41">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15" style:family="table-cell" style:parent-style-name="Default" style:data-style-name="N41">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16" style:family="table-cell" style:parent-style-name="Default" style:data-style-name="N41">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17" style:family="table-cell" style:parent-style-name="Default" style:data-style-name="N0">
      <style:table-cell-properties fo:border-top="thin solid #000000" fo:border-bottom="none"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18" style:family="table-cell" style:parent-style-name="Default" style:data-style-name="N41">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19" style:family="table-cell" style:parent-style-name="Default" style:data-style-name="N36">
      <style:table-cell-properties fo:background-color="#FFFFFF"/>
      <style:text-properties style:font-name="Arial" style:font-name-asian="Arial" style:font-name-complex="Arial" fo:font-weight="bold" style:font-weight-asian="bold" style:font-weight-complex="bold"/>
    </style:style>
    <style:style style:name="ce720" style:family="table-cell" style:parent-style-name="Default" style:data-style-name="N36">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21"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722" style:family="table-cell" style:parent-style-name="Normal_32_3"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723" style:family="table-cell" style:parent-style-name="Normal_32_3" style:data-style-name="N0">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724" style:family="table-cell" style:parent-style-name="Normal_32_3"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725" style:family="table-cell" style:parent-style-name="Normal_32_3" style:data-style-name="N0">
      <style:table-cell-properties fo:border-top="none" fo:border-bottom="2pt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726" style:family="table-cell" style:parent-style-name="Normal_32_3" style:data-style-name="N0">
      <style:table-cell-properties fo:border-top="none" fo:border-bottom="2pt solid #000000" fo:border-left="none"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27" style:family="table-cell" style:parent-style-name="Normal_32_3"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728" style:family="table-cell" style:parent-style-name="Normal_32_3" style:data-style-name="N0">
      <style:table-cell-properties fo:border-top="none"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29" style:family="table-cell" style:parent-style-name="Normal_32_3" style:data-style-name="N0">
      <style:table-cell-properties fo:border-top="none"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30" style:family="table-cell" style:parent-style-name="Normal_32_3" style:data-style-name="N30">
      <style:table-cell-properties style:vertical-align="automatic" fo:background-color="#FFFFFF"/>
      <style:text-properties style:font-name="Arial" style:font-name-asian="Arial" style:font-name-complex="Arial" fo:font-size="10pt" style:font-size-asian="10pt" style:font-size-complex="10pt"/>
    </style:style>
    <style:style style:name="ce731" style:family="table-cell" style:parent-style-name="Default" style:data-style-name="N30">
      <style:table-cell-properties style:vertical-align="to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32" style:family="table-cell" style:parent-style-name="Normal_32_3"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33" style:family="table-cell" style:parent-style-name="Comma_32_2" style:data-style-name="N3">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34" style:family="table-cell" style:parent-style-name="Comma_32_2" style:data-style-name="N3">
      <style:table-cell-properties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35" style:family="table-cell" style:parent-style-name="Comma_32_2" style:data-style-name="N3">
      <style:table-cell-properties fo:background-color="#FFFFFF"/>
      <style:text-properties style:font-name="Arial" style:font-name-asian="Arial" style:font-name-complex="Arial" fo:font-size="10pt" style:font-size-asian="10pt" style:font-size-complex="10pt"/>
    </style:style>
    <style:style style:name="ce736" style:family="table-cell" style:parent-style-name="Comma_32_2" style:data-style-name="N3">
      <style:table-cell-properties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37" style:family="table-cell" style:parent-style-name="Normal_32_3" style:data-style-name="N2">
      <style:table-cell-properties style:vertical-align="automatic" fo:background-color="#FFFFFF"/>
      <style:text-properties style:font-name="Arial" style:font-name-asian="Arial" style:font-name-complex="Arial" fo:font-size="10pt" style:font-size-asian="10pt" style:font-size-complex="10pt"/>
    </style:style>
    <style:style style:name="ce738" style:family="table-cell" style:parent-style-name="Normal_32_3" style:data-style-name="N0">
      <style:table-cell-properties style:vertical-align="middle" fo:background-color="#FFFFFF"/>
      <style:text-properties style:font-name="Arial" style:font-name-asian="Arial" style:font-name-complex="Arial" fo:font-size="10pt" style:font-size-asian="10pt" style:font-size-complex="10pt"/>
    </style:style>
    <style:style style:name="ce739" style:family="table-cell" style:parent-style-name="Comma_32_2" style:data-style-name="N42">
      <style:table-cell-properties style:vertical-align="middle" fo:background-color="#FFFFFF"/>
      <style:text-properties style:font-name="Arial" style:font-name-asian="Arial" style:font-name-complex="Arial" fo:font-size="10pt" style:font-size-asian="10pt" style:font-size-complex="10pt"/>
    </style:style>
    <style:style style:name="ce740" style:family="table-cell" style:parent-style-name="Comma_32_2" style:data-style-name="N42">
      <style:table-cell-properties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41" style:family="table-cell" style:parent-style-name="Normal_32_3" style:data-style-name="N0">
      <style:table-cell-properties style:vertical-align="automatic" fo:background-color="#FFFFFF"/>
      <style:text-properties fo:color="#FF0000" style:font-name="Arial" style:font-name-asian="Arial" style:font-name-complex="Arial" fo:font-size="10pt" style:font-size-asian="10pt" style:font-size-complex="10pt"/>
    </style:style>
    <style:style style:name="ce742" style:family="table-cell" style:parent-style-name="Bad" style:data-style-name="N0">
      <style:table-cell-properties fo:background-color="#FFFFFF"/>
      <style:text-properties fo:color="#9C0006"/>
    </style:style>
    <style:style style:name="ce743" style:family="table-cell" style:parent-style-name="Normal_32_3" style:data-style-name="N0">
      <style:table-cell-properties fo:border-top="none" fo:border-bottom="thin solid #000000" fo:border-left="none" fo:border-right="none" style:vertical-align="middle" fo:background-color="#FFFFFF"/>
      <style:text-properties style:font-name="Arial" style:font-name-asian="Arial" style:font-name-complex="Arial" fo:font-size="10pt" style:font-size-asian="10pt" style:font-size-complex="10pt"/>
    </style:style>
    <style:style style:name="ce744" style:family="table-cell" style:parent-style-name="Comma_32_2" style:data-style-name="N42">
      <style:table-cell-properties fo:border-top="none" fo:border-bottom="thin solid #000000" fo:border-left="none" fo:border-right="none" style:vertical-align="middle" fo:background-color="#FFFFFF"/>
      <style:text-properties style:font-name="Arial" style:font-name-asian="Arial" style:font-name-complex="Arial" fo:font-size="10pt" style:font-size-asian="10pt" style:font-size-complex="10pt"/>
    </style:style>
    <style:style style:name="ce745" style:family="table-cell" style:parent-style-name="Percent" style:data-style-name="N13">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746" style:family="table-cell" style:parent-style-name="Bad" style:data-style-name="N30">
      <style:table-cell-properties style:vertical-align="automatic" fo:background-color="#FFFFFF"/>
      <style:text-properties fo:color="#000000" style:font-name="Arial" style:font-name-asian="Arial" style:font-name-complex="Arial" fo:font-size="10pt" style:font-size-asian="10pt" style:font-size-complex="10pt"/>
    </style:style>
    <style:style style:name="ce747" style:family="table-cell" style:parent-style-name="Default" style:data-style-name="N30">
      <style:table-cell-properties style:vertical-align="top" fo:background-color="#FFFFFF"/>
      <style:text-properties style:font-name="Arial" style:font-name-asian="Arial" style:font-name-complex="Arial" fo:font-size="10pt" style:font-size-asian="10pt" style:font-size-complex="10pt"/>
    </style:style>
    <style:style style:name="ce748" style:family="table-cell" style:parent-style-name="Default" style:data-style-name="N3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749" style:family="table-cell" style:parent-style-name="Default" style:data-style-name="N30">
      <style:table-cell-properties fo:background-color="#FFFFFF"/>
      <style:text-properties style:font-name="Arial" style:font-name-asian="Arial" style:font-name-complex="Arial" fo:font-size="10pt" style:font-size-asian="10pt" style:font-size-complex="10pt"/>
    </style:style>
    <style:style style:name="ce750" style:family="table-cell" style:parent-style-name="Default" style:data-style-name="N39">
      <style:table-cell-properties fo:background-color="#FFFFFF"/>
      <style:text-properties style:font-name="Arial" style:font-name-asian="Arial" style:font-name-complex="Arial" fo:font-size="10pt" style:font-size-asian="10pt" style:font-size-complex="10pt"/>
    </style:style>
    <style:style style:name="ce751" style:family="table-cell" style:parent-style-name="Normal_32_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752" style:family="table-cell" style:parent-style-name="Normal_32_3" style:data-style-name="N39">
      <style:table-cell-properties style:vertical-align="automatic" fo:background-color="#FFFFFF"/>
      <style:text-properties style:font-name="Arial" style:font-name-asian="Arial" style:font-name-complex="Arial" fo:font-size="10pt" style:font-size-asian="10pt" style:font-size-complex="10pt"/>
    </style:style>
    <style:style style:name="ce753" style:family="table-cell" style:parent-style-name="Normal_32_3" style:data-style-name="N39">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754" style:family="table-cell" style:parent-style-name="Normal_32_3" style:data-style-name="N30">
      <style:table-cell-properties style:vertical-align="to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755" style:family="table-cell" style:parent-style-name="Default" style:data-style-name="N30">
      <style:table-cell-properties style:vertical-align="to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56" style:family="table-cell" style:parent-style-name="Default" style:data-style-name="N30">
      <style:table-cell-properties fo:border-top="none" fo:border-bottom="thin solid #000000" fo:border-left="none" fo:border-right="none" style:vertical-align="to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57" style:family="table-cell" style:parent-style-name="Normal_32_3"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758" style:family="table-cell" style:parent-style-name="Normal_32_17"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59" style:family="table-cell" style:parent-style-name="Normal_32_17" style:data-style-name="N0">
      <style:table-cell-properties style:vertical-align="automatic" fo:background-color="#FFFFFF"/>
    </style:style>
    <style:style style:name="ce760" style:family="table-cell" style:parent-style-name="Normal_32_17" style:data-style-name="N38">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61" style:family="table-cell" style:parent-style-name="Normal_32_17"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762" style:family="table-cell" style:parent-style-name="Normal_32_17" style:data-style-name="N0">
      <style:table-cell-properties style:vertical-align="automatic" fo:background-color="#FFFFFF"/>
      <style:text-properties style:font-name="Arial" style:font-name-asian="Arial" style:font-name-complex="Arial"/>
    </style:style>
    <style:style style:name="ce763" style:family="table-cell" style:parent-style-name="Normal_32_17"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64" style:family="table-cell" style:parent-style-name="Normal_32_17" style:data-style-name="N0">
      <style:table-cell-properties fo:border-top="thin solid #000000" fo:border-bottom="none" fo:border-left="none" fo:border-right="none" style:vertical-align="automatic" fo:background-color="#FFFFFF"/>
      <style:text-properties style:font-name="Arial" style:font-name-asian="Arial" style:font-name-complex="Arial"/>
    </style:style>
    <style:style style:name="ce765" style:family="table-cell" style:parent-style-name="Normal_32_17" style:data-style-name="N0">
      <style:table-cell-properties fo:border-top="thin solid #000000" fo:border-bottom="none" fo:border-left="none" fo:border-right="none" style:vertical-align="automatic" fo:background-color="#FFFFFF"/>
      <style:text-properties style:font-name="Arial" style:font-name-asian="Arial" style:font-name-complex="Arial" fo:font-size="10pt" style:font-size-asian="10pt" style:font-size-complex="10pt"/>
    </style:style>
    <style:style style:name="ce766" style:family="table-cell" style:parent-style-name="Normal_32_17" style:data-style-name="N0">
      <style:table-cell-properties fo:border-top="none" fo:border-bottom="thin solid #000000" fo:border-left="none" fo:border-right="none" style:vertical-align="middle" fo:background-color="#FFFFFF"/>
      <style:text-properties style:font-name="Arial" style:font-name-asian="Arial" style:font-name-complex="Arial" fo:font-size="10pt" style:font-size-asian="10pt" style:font-size-complex="10pt"/>
    </style:style>
    <style:style style:name="ce767" style:family="table-cell" style:parent-style-name="Normal_32_17" style:data-style-name="N0">
      <style:table-cell-properties fo:border-top="none" fo:border-bottom="thin solid #000000" fo:border-left="none" fo:border-right="none" style:vertical-align="middle" fo:background-color="#FFFFFF"/>
      <style:text-properties style:font-name="Arial" style:font-name-asian="Arial" style:font-name-complex="Arial"/>
    </style:style>
    <style:style style:name="ce768" style:family="table-cell" style:parent-style-name="Normal_32_17" style:data-style-name="N0">
      <style:table-cell-properties fo:border-top="none"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69" style:family="table-cell" style:parent-style-name="Normal_32_17" style:data-style-name="N0">
      <style:table-cell-properties style:vertical-align="automatic" fo:background-color="#FFFFFF"/>
      <style:text-properties fo:font-weight="bold" style:font-weight-asian="bold" style:font-weight-complex="bold"/>
    </style:style>
    <style:style style:name="ce770" style:family="table-cell" style:parent-style-name="Normal_32_17"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71" style:family="table-cell" style:parent-style-name="Comma"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72" style:family="table-cell" style:parent-style-name="Comma"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73" style:family="table-cell" style:parent-style-name="Comma_32_2_32_7" style:data-style-name="N5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74" style:family="table-cell" style:parent-style-name="Normal_32_17" style:data-style-name="N46">
      <style:table-cell-properties style:vertical-align="automatic" fo:background-color="#FFFFFF"/>
      <style:text-properties fo:color="#808080" style:font-name="Arial" style:font-name-asian="Arial" style:font-name-complex="Arial" fo:font-size="10pt" style:font-size-asian="10pt" style:font-size-complex="10pt"/>
    </style:style>
    <style:style style:name="ce775" style:family="table-cell" style:parent-style-name="Normal_32_17" style:data-style-name="N0">
      <style:table-cell-properties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76" style:family="table-cell" style:parent-style-name="Normal_32_17"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777" style:family="table-cell" style:parent-style-name="Comma_32_2_32_7" style:data-style-name="N5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78" style:family="table-cell" style:parent-style-name="Comma_32_2_32_7" style:data-style-name="N5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79" style:family="table-cell" style:parent-style-name="Normal_32_17" style:data-style-name="N0">
      <style:table-cell-properties style:vertical-align="top" fo:wrap-option="wrap" fo:background-color="#FFFFFF"/>
      <style:text-properties style:font-name="Arial" style:font-name-asian="Arial" style:font-name-complex="Arial" fo:font-size="10pt" style:font-size-asian="10pt" style:font-size-complex="10pt"/>
    </style:style>
    <style:style style:name="ce780" style:family="table-cell" style:parent-style-name="Normal_32_17" style:data-style-name="N0">
      <style:table-cell-properties style:vertical-align="automatic" fo:wrap-option="wrap" fo:background-color="#FFFFFF"/>
    </style:style>
    <style:style style:name="ce781" style:family="table-cell" style:parent-style-name="Normal_32_17"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782" style:family="table-cell" style:parent-style-name="Normal_32_17" style:data-style-name="N36">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83" style:family="table-cell" style:parent-style-name="Normal_32_17"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784" style:family="table-cell" style:parent-style-name="Normal_32_17" style:data-style-name="N0">
      <style:table-cell-properties fo:border-top="thin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785" style:family="table-cell" style:parent-style-name="Normal_32_17"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786" style:family="table-cell" style:parent-style-name="Default" style:data-style-name="N45">
      <style:table-cell-properties style:vertical-align="automatic" fo:wrap-option="wrap"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position="33%"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8"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5.03766666666667cm"/>
    </style:style>
    <style:style style:name="co2" style:family="table-column">
      <style:table-column-properties fo:break-before="auto" style:column-width="1.69333333333333cm"/>
    </style:style>
    <style:style style:name="co3" style:family="table-column">
      <style:table-column-properties fo:break-before="auto" style:column-width="33.7396666666667cm"/>
    </style:style>
    <style:style style:name="co4" style:family="table-column">
      <style:table-column-properties fo:break-before="auto" style:column-width="1.73566666666667cm"/>
    </style:style>
    <style:style style:name="co5" style:family="table-column">
      <style:table-column-properties fo:break-before="auto" style:column-width="0.169333333333333cm"/>
    </style:style>
    <style:style style:name="co6" style:family="table-column">
      <style:table-column-properties fo:break-before="auto" style:column-width="1.524cm"/>
    </style:style>
    <style:style style:name="co7" style:family="table-column">
      <style:table-column-properties fo:break-before="auto" style:column-width="1.9685cm"/>
    </style:style>
    <style:style style:name="co8" style:family="table-column">
      <style:table-column-properties fo:break-before="auto" style:column-width="1.94733333333333cm"/>
    </style:style>
    <style:style style:name="co9" style:family="table-column">
      <style:table-column-properties fo:break-before="auto" style:column-width="0.3175cm"/>
    </style:style>
    <style:style style:name="co10" style:family="table-column">
      <style:table-column-properties fo:break-before="auto" style:column-width="2.11666666666667cm"/>
    </style:style>
    <style:style style:name="co11" style:family="table-column">
      <style:table-column-properties fo:break-before="auto" style:column-width="2.56116666666667cm"/>
    </style:style>
    <style:style style:name="co12" style:family="table-column">
      <style:table-column-properties fo:break-before="auto" style:column-width="1.8415cm"/>
    </style:style>
    <style:style style:name="co13" style:family="table-column">
      <style:table-column-properties fo:break-before="auto" style:column-width="1.651cm"/>
    </style:style>
    <style:style style:name="co14" style:family="table-column">
      <style:table-column-properties fo:break-before="auto" style:column-width="0.254cm"/>
    </style:style>
    <style:style style:name="co15" style:family="table-column">
      <style:table-column-properties fo:break-before="auto" style:column-width="2.07433333333333cm"/>
    </style:style>
    <style:style style:name="co16" style:family="table-column">
      <style:table-column-properties fo:break-before="auto" style:column-width="0.740833333333333cm"/>
    </style:style>
    <style:style style:name="co17" style:family="table-column">
      <style:table-column-properties fo:break-before="auto" style:column-width="0.973666666666667cm"/>
    </style:style>
    <style:style style:name="co18" style:family="table-column">
      <style:table-column-properties fo:break-before="auto" style:column-width="0.1905cm"/>
    </style:style>
    <style:style style:name="co19" style:family="table-column">
      <style:table-column-properties fo:break-before="auto" style:column-width="1.48166666666667cm"/>
    </style:style>
    <style:style style:name="co20" style:family="table-column">
      <style:table-column-properties fo:break-before="auto" style:column-width="0.402166666666667cm"/>
    </style:style>
    <style:style style:name="co21" style:family="table-column">
      <style:table-column-properties fo:break-before="auto" style:column-width="0.275166666666667cm"/>
    </style:style>
    <style:style style:name="co22" style:family="table-column">
      <style:table-column-properties fo:break-before="auto" style:column-width="1.98966666666667cm"/>
    </style:style>
    <style:style style:name="co23" style:family="table-column">
      <style:table-column-properties fo:break-before="auto" style:column-width="10.1176666666667cm"/>
    </style:style>
    <style:style style:name="co24" style:family="table-column">
      <style:table-column-properties fo:break-before="auto" style:column-width="3.556cm"/>
    </style:style>
    <style:style style:name="co25" style:family="table-column">
      <style:table-column-properties fo:break-before="auto" style:column-width="3.81cm"/>
    </style:style>
    <style:style style:name="co26" style:family="table-column">
      <style:table-column-properties fo:break-before="auto" style:column-width="0.550333333333333cm"/>
    </style:style>
    <style:style style:name="co27" style:family="table-column">
      <style:table-column-properties fo:break-before="auto" style:column-width="2.32833333333333cm"/>
    </style:style>
    <style:style style:name="co28" style:family="table-column">
      <style:table-column-properties fo:break-before="auto" style:column-width="2.159cm"/>
    </style:style>
    <style:style style:name="co29" style:family="table-column">
      <style:table-column-properties fo:break-before="auto" style:column-width="3.47133333333333cm"/>
    </style:style>
    <style:style style:name="co30" style:family="table-column">
      <style:table-column-properties fo:break-before="auto" style:column-width="2.45533333333333cm"/>
    </style:style>
    <style:style style:name="co31" style:family="table-column">
      <style:table-column-properties fo:break-before="auto" style:column-width="0.508cm"/>
    </style:style>
    <style:style style:name="co32" style:family="table-column">
      <style:table-column-properties fo:break-before="auto" style:column-width="3.4925cm"/>
    </style:style>
    <style:style style:name="co33" style:family="table-column">
      <style:table-column-properties fo:break-before="auto" style:column-width="1.7145cm"/>
    </style:style>
    <style:style style:name="co34" style:family="table-column">
      <style:table-column-properties fo:break-before="auto" style:column-width="2.159cm" style:use-optimal-column-width="true"/>
    </style:style>
    <style:style style:name="co35" style:family="table-column">
      <style:table-column-properties fo:break-before="auto" style:column-width="8.36083333333333cm"/>
    </style:style>
    <style:style style:name="co36" style:family="table-column">
      <style:table-column-properties fo:break-before="auto" style:column-width="1.016cm"/>
    </style:style>
    <style:style style:name="co37" style:family="table-column">
      <style:table-column-properties fo:break-before="auto" style:column-width="7.72583333333333cm"/>
    </style:style>
    <style:style style:name="co38" style:family="table-column">
      <style:table-column-properties fo:break-before="auto" style:column-width="0.783166666666667cm"/>
    </style:style>
    <style:style style:name="co39" style:family="table-column">
      <style:table-column-properties fo:break-before="auto" style:column-width="0.4445cm"/>
    </style:style>
    <style:style style:name="co40" style:family="table-column">
      <style:table-column-properties fo:break-before="auto" style:column-width="1.778cm" style:use-optimal-column-width="true"/>
    </style:style>
    <style:style style:name="co41" style:family="table-column">
      <style:table-column-properties fo:break-before="auto" style:column-width="0.677333333333333cm"/>
    </style:style>
    <style:style style:name="co42" style:family="table-column">
      <style:table-column-properties fo:break-before="auto" style:column-width="0.635cm"/>
    </style:style>
    <style:style style:name="co43" style:family="table-column">
      <style:table-column-properties fo:break-before="auto" style:column-width="4.27566666666667cm"/>
    </style:style>
    <style:style style:name="co44" style:family="table-column">
      <style:table-column-properties fo:break-before="auto" style:column-width="6.26533333333333cm"/>
    </style:style>
    <style:style style:name="co45" style:family="table-column">
      <style:table-column-properties fo:break-before="auto" style:column-width="2.68816666666667cm"/>
    </style:style>
    <style:style style:name="co46" style:family="table-column">
      <style:table-column-properties fo:break-before="auto" style:column-width="2.37066666666667cm"/>
    </style:style>
    <style:style style:name="co47" style:family="table-column">
      <style:table-column-properties fo:break-before="auto" style:column-width="2.9845cm"/>
    </style:style>
    <style:style style:name="co48" style:family="table-column">
      <style:table-column-properties fo:break-before="auto" style:column-width="2.77283333333333cm"/>
    </style:style>
    <style:style style:name="co49" style:family="table-column">
      <style:table-column-properties fo:break-before="auto" style:column-width="3.32316666666667cm"/>
    </style:style>
    <style:style style:name="co50" style:family="table-column">
      <style:table-column-properties fo:break-before="auto" style:column-width="2.8575cm"/>
    </style:style>
    <style:style style:name="co51" style:family="table-column">
      <style:table-column-properties fo:break-before="auto" style:column-width="2.64583333333333cm"/>
    </style:style>
    <style:style style:name="co52" style:family="table-column">
      <style:table-column-properties fo:break-before="auto" style:column-width="3.175cm"/>
    </style:style>
    <style:style style:name="co53" style:family="table-column">
      <style:table-column-properties fo:break-before="auto" style:column-width="2.75166666666667cm"/>
    </style:style>
    <style:style style:name="co54" style:family="table-column">
      <style:table-column-properties fo:break-before="auto" style:column-width="2.6035cm"/>
    </style:style>
    <style:style style:name="co55" style:family="table-column">
      <style:table-column-properties fo:break-before="auto" style:column-width="2.39183333333333cm"/>
    </style:style>
    <style:style style:name="co56" style:family="table-column">
      <style:table-column-properties fo:break-before="auto" style:column-width="3.2385cm"/>
    </style:style>
    <style:style style:name="co57" style:family="table-column">
      <style:table-column-properties fo:break-before="auto" style:column-width="2.18016666666667cm"/>
    </style:style>
    <style:style style:name="co58" style:family="table-column">
      <style:table-column-properties fo:break-before="auto" style:column-width="2.20133333333333cm"/>
    </style:style>
    <style:style style:name="co59" style:family="table-column">
      <style:table-column-properties fo:break-before="auto" style:column-width="2.4765cm"/>
    </style:style>
    <style:style style:name="co60" style:family="table-column">
      <style:table-column-properties fo:break-before="auto" style:column-width="8.02216666666667cm"/>
    </style:style>
    <style:style style:name="co61" style:family="table-column">
      <style:table-column-properties fo:break-before="auto" style:column-width="12.5518333333333cm"/>
    </style:style>
    <style:style style:name="co62" style:family="table-column">
      <style:table-column-properties fo:break-before="auto" style:column-width="8.29733333333333cm"/>
    </style:style>
    <style:style style:name="co63" style:family="table-column">
      <style:table-column-properties fo:break-before="auto" style:column-width="2.032cm"/>
    </style:style>
    <style:style style:name="co64" style:family="table-column">
      <style:table-column-properties fo:break-before="auto" style:column-width="6.49816666666667cm"/>
    </style:style>
    <style:style style:name="co65" style:family="table-column">
      <style:table-column-properties fo:break-before="auto" style:column-width="1.92616666666667cm"/>
    </style:style>
    <style:style style:name="co66" style:family="table-column">
      <style:table-column-properties fo:break-before="auto" style:column-width="1.88383333333333cm" style:use-optimal-column-width="true"/>
    </style:style>
    <style:style style:name="co67" style:family="table-column">
      <style:table-column-properties fo:break-before="auto" style:column-width="6.30766666666667cm"/>
    </style:style>
    <style:style style:name="co68" style:family="table-column">
      <style:table-column-properties fo:break-before="auto" style:column-width="0.5715cm"/>
    </style:style>
    <style:style style:name="co69" style:family="table-column">
      <style:table-column-properties fo:break-before="auto" style:column-width="1.9685cm" style:use-optimal-column-width="true"/>
    </style:style>
    <style:style style:name="co70" style:family="table-column">
      <style:table-column-properties fo:break-before="auto" style:column-width="6.0325cm"/>
    </style:style>
    <style:style style:name="co71" style:family="table-column">
      <style:table-column-properties fo:break-before="auto" style:column-width="1.905cm"/>
    </style:style>
    <style:style style:name="co72" style:family="table-column">
      <style:table-column-properties fo:break-before="auto" style:column-width="5.67266666666667cm"/>
    </style:style>
    <style:style style:name="co73" style:family="table-column">
      <style:table-column-properties fo:break-before="auto" style:column-width="0.359833333333333cm"/>
    </style:style>
    <style:style style:name="co74" style:family="table-column">
      <style:table-column-properties fo:break-before="auto" style:column-width="6.01133333333333cm"/>
    </style:style>
    <style:style style:name="co75" style:family="table-column">
      <style:table-column-properties fo:break-before="auto" style:column-width="0.296333333333333cm"/>
    </style:style>
    <style:style style:name="co76" style:family="table-column">
      <style:table-column-properties fo:break-before="auto" style:column-width="7.83166666666667cm"/>
    </style:style>
    <style:style style:name="co77" style:family="table-column">
      <style:table-column-properties fo:break-before="auto" style:column-width="2.413cm"/>
    </style:style>
    <style:style style:name="co78" style:family="table-column">
      <style:table-column-properties fo:break-before="auto" style:column-width="1.0795cm"/>
    </style:style>
    <style:style style:name="co79" style:family="table-column">
      <style:table-column-properties fo:break-before="auto" style:column-width="2.2225cm" style:use-optimal-column-width="true"/>
    </style:style>
    <style:style style:name="co80" style:family="table-column">
      <style:table-column-properties fo:break-before="auto" style:column-width="5.207cm"/>
    </style:style>
    <style:style style:name="co81" style:family="table-column">
      <style:table-column-properties fo:break-before="auto" style:column-width="2.54cm"/>
    </style:style>
    <style:style style:name="co82" style:family="table-column">
      <style:table-column-properties fo:break-before="auto" style:column-width="6.1595cm"/>
    </style:style>
    <style:style style:name="co83" style:family="table-column">
      <style:table-column-properties fo:break-before="auto" style:column-width="3.02683333333333cm"/>
    </style:style>
    <style:style style:name="co84" style:family="table-column">
      <style:table-column-properties fo:break-before="auto" style:column-width="6.20183333333333cm"/>
    </style:style>
    <style:style style:name="co85" style:family="table-column">
      <style:table-column-properties fo:break-before="auto" style:column-width="0.486833333333333cm"/>
    </style:style>
    <style:style style:name="co86" style:family="table-column">
      <style:table-column-properties fo:break-before="auto" style:column-width="2.286cm"/>
    </style:style>
    <style:style style:name="co87" style:family="table-column">
      <style:table-column-properties fo:break-before="auto" style:column-width="4.02166666666667cm"/>
    </style:style>
    <style:style style:name="co88" style:family="table-column">
      <style:table-column-properties fo:break-before="auto" style:column-width="8.27616666666667cm"/>
    </style:style>
    <style:style style:name="co89" style:family="table-column">
      <style:table-column-properties fo:break-before="auto" style:column-width="2.18016666666667cm" style:use-optimal-column-width="true"/>
    </style:style>
    <style:style style:name="ro1" style:family="table-row">
      <style:table-row-properties style:row-height="17.4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34.8pt" style:use-optimal-row-height="false" fo:break-before="auto"/>
    </style:style>
    <style:style style:name="ro4" style:family="table-row">
      <style:table-row-properties style:row-height="29.4pt" style:use-optimal-row-height="false" fo:break-before="auto"/>
    </style:style>
    <style:style style:name="ro5" style:family="table-row">
      <style:table-row-properties style:row-height="19.2pt" style:use-optimal-row-height="false" fo:break-before="auto"/>
    </style:style>
    <style:style style:name="ro6" style:family="table-row">
      <style:table-row-properties style:row-height="14.4pt" style:use-optimal-row-height="true" fo:break-before="auto"/>
    </style:style>
    <style:style style:name="ro7" style:family="table-row">
      <style:table-row-properties style:row-height="31.8pt" style:use-optimal-row-height="false" fo:break-before="auto"/>
    </style:style>
    <style:style style:name="ro8" style:family="table-row">
      <style:table-row-properties style:row-height="13.8pt" style:use-optimal-row-height="true" fo:break-before="auto"/>
    </style:style>
    <style:style style:name="ro9" style:family="table-row">
      <style:table-row-properties style:row-height="28.2pt" style:use-optimal-row-height="true" fo:break-before="auto"/>
    </style:style>
    <style:style style:name="ro10" style:family="table-row">
      <style:table-row-properties style:row-height="15pt" style:use-optimal-row-height="false" fo:break-before="auto"/>
    </style:style>
    <style:style style:name="ro11" style:family="table-row">
      <style:table-row-properties style:row-height="25.2pt" style:use-optimal-row-height="false" fo:break-before="auto"/>
    </style:style>
    <style:style style:name="ro12" style:family="table-row">
      <style:table-row-properties style:row-height="21pt" style:use-optimal-row-height="true" fo:break-before="auto"/>
    </style:style>
    <style:style style:name="ro13" style:family="table-row">
      <style:table-row-properties style:row-height="13.2pt" style:use-optimal-row-height="true" fo:break-before="auto"/>
    </style:style>
    <style:style style:name="ro14" style:family="table-row">
      <style:table-row-properties style:row-height="10.2pt" style:use-optimal-row-height="true" fo:break-before="auto"/>
    </style:style>
    <style:style style:name="ro15" style:family="table-row">
      <style:table-row-properties style:row-height="10.2pt" style:use-optimal-row-height="false" fo:break-before="auto"/>
    </style:style>
    <style:style style:name="ro16" style:family="table-row">
      <style:table-row-properties style:row-height="11.4pt" style:use-optimal-row-height="false" fo:break-before="auto"/>
    </style:style>
    <style:style style:name="ro17" style:family="table-row">
      <style:table-row-properties style:row-height="24pt" style:use-optimal-row-height="false" fo:break-before="auto"/>
    </style:style>
    <style:style style:name="ro18" style:family="table-row">
      <style:table-row-properties style:row-height="13.2pt" style:use-optimal-row-height="false" fo:break-before="auto"/>
    </style:style>
    <style:style style:name="ro19" style:family="table-row">
      <style:table-row-properties style:row-height="15.6pt" style:use-optimal-row-height="false" fo:break-before="auto"/>
    </style:style>
    <style:style style:name="ro20" style:family="table-row">
      <style:table-row-properties style:row-height="16.8pt" style:use-optimal-row-height="false" fo:break-before="auto"/>
    </style:style>
    <style:style style:name="ro21" style:family="table-row">
      <style:table-row-properties style:row-height="7.2pt" style:use-optimal-row-height="false" fo:break-before="auto"/>
    </style:style>
    <style:style style:name="ro22" style:family="table-row">
      <style:table-row-properties style:row-height="12pt" style:use-optimal-row-height="false" fo:break-before="auto"/>
    </style:style>
    <style:style style:name="ro23" style:family="table-row">
      <style:table-row-properties style:row-height="14.4pt" style:use-optimal-row-height="false" fo:break-before="auto"/>
    </style:style>
    <style:style style:name="ro24" style:family="table-row">
      <style:table-row-properties style:row-height="6pt" style:use-optimal-row-height="false" fo:break-before="auto"/>
    </style:style>
    <style:style style:name="ro25" style:family="table-row">
      <style:table-row-properties style:row-height="27pt" style:use-optimal-row-height="false" fo:break-before="auto"/>
    </style:style>
    <style:style style:name="ro26" style:family="table-row">
      <style:table-row-properties style:row-height="13.8pt" style:use-optimal-row-height="false" fo:break-before="auto"/>
    </style:style>
    <style:style style:name="ro27" style:family="table-row">
      <style:table-row-properties style:row-height="10.8pt" style:use-optimal-row-height="false" fo:break-before="auto"/>
    </style:style>
    <style:style style:name="ro28" style:family="table-row">
      <style:table-row-properties style:row-height="15.75pt" style:use-optimal-row-height="false" fo:break-before="auto"/>
    </style:style>
    <style:style style:name="ro29" style:family="table-row">
      <style:table-row-properties style:row-height="18pt" style:use-optimal-row-height="false" fo:break-before="auto"/>
    </style:style>
    <style:style style:name="ro30" style:family="table-row">
      <style:table-row-properties style:row-height="20.4pt" style:use-optimal-row-height="false" fo:break-before="auto"/>
    </style:style>
    <style:style style:name="ro31" style:family="table-row">
      <style:table-row-properties style:row-height="22.2pt" style:use-optimal-row-height="false" fo:break-before="auto"/>
    </style:style>
    <style:style style:name="ro32" style:family="table-row">
      <style:table-row-properties style:row-height="42.6pt" style:use-optimal-row-height="false" fo:break-before="auto"/>
    </style:style>
    <style:style style:name="ro33" style:family="table-row">
      <style:table-row-properties style:row-height="16.2pt" style:use-optimal-row-height="true" fo:break-before="auto"/>
    </style:style>
    <style:style style:name="ro34" style:family="table-row">
      <style:table-row-properties style:row-height="14.25pt" style:use-optimal-row-height="false" fo:break-before="auto"/>
    </style:style>
    <style:style style:name="ro35" style:family="table-row">
      <style:table-row-properties style:row-height="16.2pt" style:use-optimal-row-height="false" fo:break-before="auto"/>
    </style:style>
    <style:style style:name="ro36" style:family="table-row">
      <style:table-row-properties style:row-height="7.5pt" style:use-optimal-row-height="false" fo:break-before="auto"/>
    </style:style>
    <style:style style:name="ro37" style:family="table-row">
      <style:table-row-properties style:row-height="27.6pt" style:use-optimal-row-height="false" fo:break-before="auto"/>
    </style:style>
    <style:style style:name="ro38" style:family="table-row">
      <style:table-row-properties style:row-height="28.2pt" style:use-optimal-row-height="false" fo:break-before="auto"/>
    </style:style>
    <style:style style:name="ro39" style:family="table-row">
      <style:table-row-properties style:row-height="43.2pt" style:use-optimal-row-height="false" fo:break-before="auto"/>
    </style:style>
    <style:style style:name="ro40" style:family="table-row">
      <style:table-row-properties style:row-height="12.75pt" style:use-optimal-row-height="false" fo:break-before="auto"/>
    </style:style>
    <style:style style:name="ro41" style:family="table-row">
      <style:table-row-properties style:row-height="24.6pt" style:use-optimal-row-height="false" fo:break-before="auto"/>
    </style:style>
    <style:style style:name="ro42" style:family="table-row">
      <style:table-row-properties style:row-height="16.8pt" style:use-optimal-row-height="true" fo:break-before="auto"/>
    </style:style>
    <style:style style:name="ro43" style:family="table-row">
      <style:table-row-properties style:row-height="16.5pt" style:use-optimal-row-height="false" fo:break-before="auto"/>
    </style:style>
    <style:style style:name="ro44" style:family="table-row">
      <style:table-row-properties style:row-height="12.6pt" style:use-optimal-row-height="false" fo:break-before="auto"/>
    </style:style>
    <style:style style:name="ro45" style:family="table-row">
      <style:table-row-properties style:row-height="54.75pt" style:use-optimal-row-height="false" fo:break-before="auto"/>
    </style:style>
    <style:style style:name="ro46" style:family="table-row">
      <style:table-row-properties style:row-height="10.5pt" style:use-optimal-row-height="false" fo:break-before="auto"/>
    </style:style>
    <style:style style:name="ro47" style:family="table-row">
      <style:table-row-properties style:row-height="13.5pt" style:use-optimal-row-height="false" fo:break-before="auto"/>
    </style:style>
    <style:style style:name="ro48" style:family="table-row">
      <style:table-row-properties style:row-height="21.6pt" style:use-optimal-row-height="false" fo:break-before="auto"/>
    </style:style>
    <style:style style:name="ro49" style:family="table-row">
      <style:table-row-properties style:row-height="9.75pt" style:use-optimal-row-height="false" fo:break-before="auto"/>
    </style:style>
    <style:style style:name="ro50" style:family="table-row">
      <style:table-row-properties style:row-height="30.6pt" style:use-optimal-row-height="false" fo:break-before="auto"/>
    </style:style>
    <style:style style:name="ro51" style:family="table-row">
      <style:table-row-properties style:row-height="25.8pt" style:use-optimal-row-height="false" fo:break-before="auto"/>
    </style:style>
    <style:style style:name="ro52" style:family="table-row">
      <style:table-row-properties style:row-height="12.45pt" style:use-optimal-row-height="true" fo:break-before="auto"/>
    </style:style>
    <style:style style:name="ro53" style:family="table-row">
      <style:table-row-properties style:row-height="17.25pt" style:use-optimal-row-height="false" fo:break-before="auto"/>
    </style:style>
    <style:style style:name="ro54" style:family="table-row">
      <style:table-row-properties style:row-height="20.1pt" style:use-optimal-row-height="false" fo:break-before="auto"/>
    </style:style>
    <style:style style:name="ro55" style:family="table-row">
      <style:table-row-properties style:row-height="19.8pt" style:use-optimal-row-height="false" fo:break-before="auto"/>
    </style:style>
    <style:style style:name="ro56" style:family="table-row">
      <style:table-row-properties style:row-height="31.2pt" style:use-optimal-row-height="false" fo:break-before="auto"/>
    </style:style>
    <style:style style:name="ro57" style:family="table-row">
      <style:table-row-properties style:row-height="38.4pt" style:use-optimal-row-height="false" fo:break-before="auto"/>
    </style:style>
    <style:style style:name="ro58" style:family="table-row">
      <style:table-row-properties style:row-height="30pt" style:use-optimal-row-height="false" fo:break-before="auto"/>
    </style:style>
    <style:style style:name="ro59" style:family="table-row">
      <style:table-row-properties style:row-height="84.6pt" style:use-optimal-row-height="false" fo:break-before="auto"/>
    </style:style>
    <style:style style:name="ro60" style:family="table-row">
      <style:table-row-properties style:row-height="42pt" style:use-optimal-row-height="false" fo:break-before="auto"/>
    </style:style>
    <style:style style:name="ro61" style:family="table-row">
      <style:table-row-properties style:row-height="40.5pt" style:use-optimal-row-height="false" fo:break-before="auto"/>
    </style:style>
    <style:style style:name="ro62" style:family="table-row">
      <style:table-row-properties style:row-height="9.45pt" style:use-optimal-row-height="false" fo:break-before="auto"/>
    </style:style>
    <style:style style:name="ro63" style:family="table-row">
      <style:table-row-properties style:row-height="41.4pt" style:use-optimal-row-height="false" fo:break-before="auto"/>
    </style:style>
    <style:style style:name="ro64" style:family="table-row">
      <style:table-row-properties style:row-height="18.6pt" style:use-optimal-row-height="false" fo:break-before="auto"/>
    </style:style>
    <style:style style:name="ro65" style:family="table-row">
      <style:table-row-properties style:row-height="41.25pt" style:use-optimal-row-height="false" fo:break-before="auto"/>
    </style:style>
    <style:style style:name="ro66" style:family="table-row">
      <style:table-row-properties style:row-height="54.6pt" style:use-optimal-row-height="false" fo:break-before="auto"/>
    </style:style>
    <style:style style:name="ro67" style:family="table-row">
      <style:table-row-properties style:row-height="12.45pt" style:use-optimal-row-height="false" fo:break-before="auto"/>
    </style:style>
    <style:style style:name="ro68" style:family="table-row">
      <style:table-row-properties style:row-height="34.2pt" style:use-optimal-row-height="false" fo:break-before="auto"/>
    </style:style>
    <style:style style:name="ro69" style:family="table-row">
      <style:table-row-properties style:row-height="23.4pt" style:use-optimal-row-height="false" fo:break-before="auto"/>
    </style:style>
    <style:style style:name="ro70" style:family="table-row">
      <style:table-row-properties style:row-height="28.8pt" style:use-optimal-row-height="false" fo:break-before="auto"/>
    </style:style>
    <style:style style:name="ro71" style:family="table-row">
      <style:table-row-properties style:row-height="58.2pt" style:use-optimal-row-height="false" fo:break-before="auto"/>
    </style:style>
    <style:style style:name="ro72" style:family="table-row">
      <style:table-row-properties style:row-height="34.5pt" style:use-optimal-row-height="false" fo:break-before="auto"/>
    </style:style>
    <style:style style:name="ro73" style:family="table-row">
      <style:table-row-properties style:row-height="39.75pt" style:use-optimal-row-height="false" fo:break-before="auto"/>
    </style:style>
    <style:style style:name="ro74" style:family="table-row">
      <style:table-row-properties style:row-height="25.5pt" style:use-optimal-row-height="false" fo:break-before="auto"/>
    </style:style>
    <style:style style:name="ro75" style:family="table-row">
      <style:table-row-properties style:row-height="29.25pt" style:use-optimal-row-height="false" fo:break-before="auto"/>
    </style:style>
    <style:style style:name="ro76" style:family="table-row">
      <style:table-row-properties style:row-height="52.8pt" style:use-optimal-row-height="false" fo:break-before="auto"/>
    </style:style>
    <style:style style:name="ro77" style:family="table-row">
      <style:table-row-properties style:row-height="21.75pt" style:use-optimal-row-height="false" fo:break-before="auto"/>
    </style:style>
    <style:style style:name="ro78" style:family="table-row">
      <style:table-row-properties style:row-height="13.95pt" style:use-optimal-row-height="false" fo:break-before="auto"/>
    </style:style>
    <style:style style:name="ro79" style:family="table-row">
      <style:table-row-properties style:row-height="33pt" style:use-optimal-row-height="false" fo:break-before="auto"/>
    </style:style>
    <style:style style:name="ro80" style:family="table-row">
      <style:table-row-properties style:row-height="21pt" style:use-optimal-row-height="false" fo:break-before="auto"/>
    </style:style>
    <style:style style:name="ro81" style:family="table-row">
      <style:table-row-properties style:row-height="42.75pt" style:use-optimal-row-height="false" fo:break-before="auto"/>
    </style:style>
    <style:style style:name="ro82" style:family="table-row">
      <style:table-row-properties style:row-height="27.75pt" style:use-optimal-row-height="false" fo:break-before="auto"/>
    </style:style>
    <style:style style:name="ro83" style:family="table-row">
      <style:table-row-properties style:row-height="15.9pt" style:use-optimal-row-height="false" fo:break-before="auto"/>
    </style:style>
    <style:style style:name="ro84" style:family="table-row">
      <style:table-row-properties style:row-height="35.4pt" style:use-optimal-row-height="false" fo:break-before="auto"/>
    </style:style>
    <style:style style:name="ro85" style:family="table-row">
      <style:table-row-properties style:row-height="26.4pt" style:use-optimal-row-height="false" fo:break-before="auto"/>
    </style:style>
    <style:style style:name="ro86" style:family="table-row">
      <style:table-row-properties style:row-height="39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ce787" style:family="table-cell" style:parent-style-name="Comma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180" style:base-cell-address="Q3_2.C28"/>
    </style:style>
    <style:style style:name="ce788" style:family="table-cell" style:parent-style-name="Normal_TAB_32_2.4" style:data-style-name="N0">
      <style:table-cell-properties style:vertical-align="automatic" fo:background-color="#FFFFFF"/>
      <style:text-properties style:font-name="Arial" style:font-name-asian="Arial" style:font-name-complex="Arial" fo:font-size="10pt" style:font-size-asian="10pt" style:font-size-complex="10pt"/>
      <style:map style:condition="of:cell-content()!=VLOOKUP([.#REF!];$$MagTrial2009Procs2;[.#REF!];FALSE)" style:apply-style-name="cf180" style:base-cell-address="Q3_2.C7"/>
    </style:style>
    <style:style style:name="ce789" style:family="table-cell" style:parent-style-name="Normal_TAB_32_2.4" style:data-style-name="N0">
      <style:table-cell-properties style:vertical-align="automatic" fo:background-color="#FFFFFF"/>
      <style:text-properties fo:color="#FF00FF"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180" style:base-cell-address="Q3_2.C7"/>
    </style:style>
    <style:style style:name="ce790" style:family="table-cell" style:parent-style-name="Comma_32_3" style:data-style-name="N4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cell-content()!=VLOOKUP([.#REF!];$$MagTrial2009Procs2;[.#REF!];FALSE)" style:apply-style-name="cf180" style:base-cell-address="Q3_3.C7"/>
      <style:map style:condition="of:cell-content()!=VLOOKUP([.#REF!];$$MagTrial2009Procs2;[.#REF!];FALSE)" style:apply-style-name="cf180" style:base-cell-address="Q3_3.C7"/>
    </style:style>
    <style:style style:name="ce791" style:family="table-cell" style:parent-style-name="Comma_32_3" style:data-style-name="N4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180" style:base-cell-address="Q3_3.C7"/>
      <style:map style:condition="of:cell-content()!=VLOOKUP([.#REF!];$$MagTrial2009Procs2;[.#REF!];FALSE)" style:apply-style-name="cf180" style:base-cell-address="Q3_3.D17"/>
      <style:map style:condition="of:cell-content()!=VLOOKUP([.#REF!];$$MagTrial2009Procs2;[.#REF!];FALSE)" style:apply-style-name="cf180" style:base-cell-address="Q3_3.D17"/>
    </style:style>
    <style:style style:name="ce792" style:family="table-cell" style:parent-style-name="Comma_32_3" style:data-style-name="N4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180" style:base-cell-address="Q3_3.C7"/>
      <style:map style:condition="of:cell-content()!=VLOOKUP([.#REF!];$$MagTrial2009Procs2;[.#REF!];FALSE)" style:apply-style-name="cf180" style:base-cell-address="Q3_3.C17"/>
    </style:style>
    <style:style style:name="ce793" style:family="table-cell" style:parent-style-name="Comma_32_3" style:data-style-name="N4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cell-content()!=VLOOKUP([.#REF!];$$MagTrial2009Procs2;[.#REF!];FALSE)" style:apply-style-name="cf180" style:base-cell-address="Q3_3.C7"/>
      <style:map style:condition="of:cell-content()!=VLOOKUP([.#REF!];$$MagTrial2009Procs2;[.#REF!];FALSE)" style:apply-style-name="cf180" style:base-cell-address="Q3_3.C20"/>
      <style:map style:condition="of:cell-content()!=VLOOKUP([.#REF!];$$MagTrial2009Procs2;[.#REF!];FALSE)" style:apply-style-name="cf180" style:base-cell-address="Q3_3.C20"/>
    </style:style>
    <style:style style:name="ce794" style:family="table-cell" style:parent-style-name="Comma_32_3" style:data-style-name="N4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cell-content()!=VLOOKUP([.#REF!];$$MagTrial2009Procs2;[.#REF!];FALSE)" style:apply-style-name="cf180" style:base-cell-address="Q3_3.C7"/>
      <style:map style:condition="of:cell-content()!=VLOOKUP([.#REF!];$$MagTrial2009Procs2;[.#REF!];FALSE)" style:apply-style-name="cf180" style:base-cell-address="Q3_3.M20"/>
      <style:map style:condition="of:cell-content()!=VLOOKUP([.#REF!];$$MagTrial2009Procs2;[.#REF!];FALSE)" style:apply-style-name="cf180" style:base-cell-address="Q3_3.M20"/>
      <style:map style:condition="of:cell-content()!=VLOOKUP([.#REF!];$$MagTrial2009Procs2;[.#REF!];FALSE)" style:apply-style-name="cf180" style:base-cell-address="Q3_3.M20"/>
      <style:map style:condition="of:cell-content()!=VLOOKUP([.#REF!];$$MagTrial2009Procs2;[.#REF!];FALSE)" style:apply-style-name="cf180" style:base-cell-address="Q3_3.M20"/>
    </style:style>
    <style:style style:name="ce795" style:family="table-cell" style:parent-style-name="Comma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180" style:base-cell-address="Q3_3.C7"/>
    </style:style>
    <style:style style:name="ce796" style:family="table-cell" style:parent-style-name="Comma_32_3" style:data-style-name="N4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cell-content()!=VLOOKUP([.#REF!];$$MagTrial2009Procs2;[.#REF!];FALSE)" style:apply-style-name="cf180" style:base-cell-address="Q3_3.C7"/>
    </style:style>
    <style:style style:name="ce797" style:family="table-cell" style:parent-style-name="Percent" style:data-style-name="N4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cell-content()!=VLOOKUP([.#REF!];$$MagTrial2009Procs2;[.#REF!];FALSE)" style:apply-style-name="cf180" style:base-cell-address="Q3_3.C7"/>
    </style:style>
    <style:style style:name="ce798" style:family="table-cell" style:parent-style-name="Comma_32_3" style:data-style-name="N4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cell-content()!=VLOOKUP([.#REF!];$$MagTrial2009Procs2;[.#REF!];FALSE)" style:apply-style-name="cf180" style:base-cell-address="Q3_3.C7"/>
      <style:map style:condition="of:cell-content()!=VLOOKUP([.#REF!];$$MagTrial2009Procs2;[.#REF!];FALSE)" style:apply-style-name="cf180" style:base-cell-address="Q3_3.D7"/>
      <style:map style:condition="of:cell-content()!=VLOOKUP([.#REF!];$$MagTrial2009Procs2;[.#REF!];FALSE)" style:apply-style-name="cf180" style:base-cell-address="Q3_3.D7"/>
    </style:style>
    <style:style style:name="ce799" style:family="table-cell" style:parent-style-name="Comma_32_3" style:data-style-name="N4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180" style:base-cell-address="Q3_3.C17"/>
      <style:map style:condition="of:cell-content()!=VLOOKUP([.#REF!];$$MagTrial2009Procs2;[.#REF!];FALSE)" style:apply-style-name="cf180" style:base-cell-address="Q3_3.C22"/>
    </style:style>
    <style:style style:name="ce800" style:family="table-cell" style:parent-style-name="Comma_32_3" style:data-style-name="N4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180" style:base-cell-address="Q3_3.C23"/>
      <style:map style:condition="of:cell-content()!=VLOOKUP([.#REF!];$$MagTrial2009Procs2;[.#REF!];FALSE)" style:apply-style-name="cf180" style:base-cell-address="Q3_3.C23"/>
      <style:map style:condition="of:cell-content()!=VLOOKUP([.#REF!];$$MagTrial2009Procs2;[.#REF!];FALSE)" style:apply-style-name="cf180" style:base-cell-address="Q3_3.C23"/>
      <style:map style:condition="of:cell-content()!=VLOOKUP([.#REF!];$$MagTrial2009Procs2;[.#REF!];FALSE)" style:apply-style-name="cf180" style:base-cell-address="Q3_3.C23"/>
      <style:map style:condition="of:cell-content()!=VLOOKUP([.#REF!];$$MagTrial2009Procs2;[.#REF!];FALSE)" style:apply-style-name="cf180" style:base-cell-address="Q3_3.C23"/>
    </style:style>
    <style:style style:name="ce801" style:family="table-cell" style:parent-style-name="Percent" style:data-style-name="N44">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180" style:base-cell-address="Q3_3.C23"/>
      <style:map style:condition="of:cell-content()!=VLOOKUP([.#REF!];$$MagTrial2009Procs2;[.#REF!];FALSE)" style:apply-style-name="cf180" style:base-cell-address="Q3_3.C24"/>
      <style:map style:condition="of:cell-content()!=VLOOKUP([.#REF!];$$MagTrial2009Procs2;[.#REF!];FALSE)" style:apply-style-name="cf180" style:base-cell-address="Q3_3.C24"/>
      <style:map style:condition="of:cell-content()!=VLOOKUP([.#REF!];$$MagTrial2009Procs2;[.#REF!];FALSE)" style:apply-style-name="cf180" style:base-cell-address="Q3_3.C24"/>
      <style:map style:condition="of:cell-content()!=VLOOKUP([.#REF!];$$MagTrial2009Procs2;[.#REF!];FALSE)" style:apply-style-name="cf180" style:base-cell-address="Q3_3.C24"/>
    </style:style>
    <style:style style:name="ce802" style:family="table-cell" style:parent-style-name="Comma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180" style:base-cell-address="Q3_3.C25"/>
    </style:style>
    <style:style style:name="ce803" style:family="table-cell" style:parent-style-name="Comma_32_3" style:data-style-name="N4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180" style:base-cell-address="Q3_3.C25"/>
    </style:style>
    <style:style style:name="ce804" style:family="table-cell" style:parent-style-name="Comma_32_3" style:data-style-name="N4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180" style:base-cell-address="Q3_3.C27"/>
    </style:style>
    <style:style style:name="ce805" style:family="table-cell" style:parent-style-name="Comma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180" style:base-cell-address="Q3_3.C28"/>
    </style:style>
    <style:style style:name="ce806" style:family="table-cell" style:parent-style-name="Comma_32_3" style:data-style-name="N44">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180" style:base-cell-address="Q3_3.M24"/>
      <style:map style:condition="of:cell-content()!=VLOOKUP([.#REF!];$$MagTrial2009Procs2;[.#REF!];FALSE)" style:apply-style-name="cf180" style:base-cell-address="Q3_3.M24"/>
      <style:map style:condition="of:cell-content()!=VLOOKUP([.#REF!];$$MagTrial2009Procs2;[.#REF!];FALSE)" style:apply-style-name="cf180" style:base-cell-address="Q3_3.M24"/>
      <style:map style:condition="of:cell-content()!=VLOOKUP([.#REF!];$$MagTrial2009Procs2;[.#REF!];FALSE)" style:apply-style-name="cf180" style:base-cell-address="Q3_3.M24"/>
      <style:map style:condition="of:cell-content()!=VLOOKUP([.#REF!];$$MagTrial2009Procs2;[.#REF!];FALSE)" style:apply-style-name="cf180" style:base-cell-address="Q3_3.M24"/>
    </style:style>
    <style:style style:name="ce807" style:family="table-cell" style:parent-style-name="Comma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180" style:base-cell-address="Q3_4.C29"/>
    </style:style>
    <style:style style:name="ce808" style:family="table-cell" style:parent-style-name="Comma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180" style:base-cell-address="Q3_5.C29"/>
    </style:style>
    <style:style style:family="graphic" style:name="a144">
      <style:graphic-properties fo:wrap-option="wrap" fo:padding-top="0in" fo:padding-bottom="0in" fo:padding-left="0in" fo:padding-right="0in" draw:textarea-vertical-align="top" draw:textarea-horizontal-align="left" draw:fill="none" draw:stroke="solid" svg:stroke-width="0.01042in" svg:stroke-color="#000000" draw:marker-end="a143" svg:stroke-opacity="100%" draw:stroke-linejoin="round" svg:stroke-linecap="butt" draw:auto-grow-width="false" draw:auto-grow-height="false"/>
      <style:paragraph-properties style:font-independent-line-spacing="fals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none" draw:stroke="solid" svg:stroke-width="0.01042in" svg:stroke-color="#000000" draw:marker-end="a147" svg:stroke-opacity="100%" draw:stroke-linejoin="round" svg:stroke-linecap="butt" draw:auto-grow-width="false" draw:auto-grow-height="false"/>
      <style:paragraph-properties style:font-independent-line-spacing="fals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in" fo:padding-bottom="0in" fo:padding-left="0in" fo:padding-right="0in" draw:textarea-vertical-align="top" draw:textarea-horizontal-align="left" draw:fill="none" draw:stroke="solid" svg:stroke-width="0.01042in" svg:stroke-color="#000000" draw:marker-end="a71" svg:stroke-opacity="100%" draw:stroke-linejoin="round" svg:stroke-linecap="butt" draw:auto-grow-width="false" draw:auto-grow-height="false"/>
      <style:paragraph-properties style:font-independent-line-spacing="fals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in" fo:padding-bottom="0in" fo:padding-left="0in" fo:padding-right="0in" draw:textarea-vertical-align="top" draw:textarea-horizontal-align="left" draw:fill="none" draw:stroke="solid" svg:stroke-width="0.01042in" svg:stroke-color="#000000" draw:marker-end="a75" svg:stroke-opacity="100%" draw:stroke-linejoin="round" svg:stroke-linecap="butt" draw:auto-grow-width="false" draw:auto-grow-height="false"/>
      <style:paragraph-properties style:font-independent-line-spacing="fals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in" fo:padding-bottom="0in" fo:padding-left="0in" fo:padding-right="0in" draw:textarea-vertical-align="top" draw:textarea-horizontal-align="left" draw:fill="none" draw:stroke="solid" svg:stroke-width="0.01042in" svg:stroke-color="#000000" draw:marker-end="a151" svg:stroke-opacity="100%" draw:stroke-linejoin="round" svg:stroke-linecap="butt" draw:auto-grow-width="false" draw:auto-grow-height="false"/>
      <style:paragraph-properties style:font-independent-line-spacing="fals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wrap" fo:padding-top="0in" fo:padding-bottom="0in" fo:padding-left="0in" fo:padding-right="0in" draw:textarea-vertical-align="top" draw:textarea-horizontal-align="left" draw:fill="none" draw:stroke="dash" draw:stroke-dash="a10"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156">
      <style:graphic-properties fo:wrap-option="wrap" fo:padding-top="0in" fo:padding-bottom="0in" fo:padding-left="0in" fo:padding-right="0in" draw:textarea-vertical-align="top" draw:textarea-horizontal-align="left" draw:fill="none" draw:stroke="solid" svg:stroke-width="0.01042in" svg:stroke-color="#000000" draw:marker-end="a155" svg:stroke-opacity="100%" draw:stroke-linejoin="round" svg:stroke-linecap="butt" draw:auto-grow-width="false" draw:auto-grow-height="fals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none" draw:stroke="solid" svg:stroke-width="0.01042in" svg:stroke-color="#000000" draw:marker-end="a14" svg:stroke-opacity="100%" draw:stroke-linejoin="round" svg:stroke-linecap="butt" draw:auto-grow-width="false" draw:auto-grow-height="false"/>
      <style:paragraph-properties style:font-independent-line-spacing="fals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in" fo:padding-bottom="0in" fo:padding-left="0in" fo:padding-right="0in" draw:textarea-vertical-align="top" draw:textarea-horizontal-align="left" draw:fill="none" draw:stroke="solid" svg:stroke-width="0.01042in" svg:stroke-color="#000000" draw:marker-end="a79" svg:stroke-opacity="100%" draw:stroke-linejoin="round" svg:stroke-linecap="butt" draw:auto-grow-width="false" draw:auto-grow-height="false"/>
      <style:paragraph-properties style:font-independent-line-spacing="fals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wrap" fo:padding-top="0in" fo:padding-bottom="0in" fo:padding-left="0in" fo:padding-right="0in" draw:textarea-vertical-align="top" draw:textarea-horizontal-align="left" draw:fill="none" draw:stroke="solid" svg:stroke-width="0.01042in" svg:stroke-color="#000000" draw:marker-end="a18" svg:stroke-opacity="100%" draw:stroke-linejoin="round" svg:stroke-linecap="butt" draw:auto-grow-width="false" draw:auto-grow-height="false"/>
      <style:paragraph-properties style:font-independent-line-spacing="false" style:writing-mode="lr-tb"/>
    </style:style>
    <style:style style:family="paragraph" style:name="a8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in" fo:padding-bottom="0in" fo:padding-left="0in" fo:padding-right="0in" draw:textarea-vertical-align="top" draw:textarea-horizontal-align="left" draw:fill="none" draw:stroke="solid" svg:stroke-width="0.01042in" svg:stroke-color="#000000" draw:marker-end="a83" svg:stroke-opacity="100%" draw:stroke-linejoin="round" svg:stroke-linecap="butt" draw:auto-grow-width="false" draw:auto-grow-height="false"/>
      <style:paragraph-properties style:font-independent-line-spacing="fals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fo:wrap-option="wrap" fo:padding-top="0in" fo:padding-bottom="0in" fo:padding-left="0in" fo:padding-right="0in" draw:textarea-vertical-align="top" draw:textarea-horizontal-align="left" draw:fill="none" draw:stroke="solid" svg:stroke-width="0.01042in" svg:stroke-color="#000000" draw:marker-end="a87" svg:stroke-opacity="100%" draw:stroke-linejoin="round" svg:stroke-linecap="butt" draw:auto-grow-width="false" draw:auto-grow-height="false"/>
      <style:paragraph-properties style:font-independent-line-spacing="fals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fals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top" draw:textarea-horizontal-align="left" draw:fill="none" draw:stroke="solid" svg:stroke-width="0.01042in" svg:stroke-color="#000000" draw:marker-end="a159" svg:stroke-opacity="100%" draw:stroke-linejoin="round" svg:stroke-linecap="butt" draw:auto-grow-width="false" draw:auto-grow-height="false"/>
      <style:paragraph-properties style:font-independent-line-spacing="false" style:writing-mode="lr-tb"/>
    </style:style>
    <style:style style:family="paragraph" style:name="a20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graphic-properties fo:wrap-option="wrap" fo:padding-top="0in" fo:padding-bottom="0in" fo:padding-left="0in" fo:padding-right="0in" draw:textarea-vertical-align="top" draw:textarea-horizontal-align="left" draw:fill="none" draw:stroke="solid" svg:stroke-width="0.01042in" svg:stroke-color="#000000" draw:marker-end="a203" svg:stroke-opacity="100%" draw:stroke-linejoin="round" svg:stroke-linecap="butt" draw:auto-grow-width="false" draw:auto-grow-height="false"/>
      <style:paragraph-properties style:font-independent-line-spacing="false" style:writing-mode="lr-tb"/>
    </style:style>
    <style:style style:family="graphic" style:name="a163">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208">
      <style:graphic-properties fo:wrap-option="wrap" fo:padding-top="0in" fo:padding-bottom="0in" fo:padding-left="0in" fo:padding-right="0in" draw:textarea-vertical-align="top" draw:textarea-horizontal-align="left" draw:fill="none" draw:stroke="solid" svg:stroke-width="0.01042in" svg:stroke-color="#000000" draw:marker-end="a207" svg:stroke-opacity="100%" draw:stroke-linejoin="round" svg:stroke-linecap="butt" draw:auto-grow-width="false" draw:auto-grow-height="false"/>
      <style:paragraph-properties style:font-independent-line-spacing="false" style:writing-mode="lr-tb"/>
    </style:style>
    <style:style style:family="graphic" style:name="a23">
      <style:graphic-properties fo:wrap-option="wrap" fo:padding-top="0in" fo:padding-bottom="0in" fo:padding-left="0in" fo:padding-right="0in" draw:textarea-vertical-align="top" draw:textarea-horizontal-align="left" draw:fill="none" draw:stroke="solid" svg:stroke-width="0.01042in" svg:stroke-color="#000000" draw:marker-end="a22" svg:stroke-opacity="100%" draw:stroke-linejoin="round" svg:stroke-linecap="butt" draw:auto-grow-width="false" draw:auto-grow-height="false"/>
      <style:paragraph-properties style:font-independent-line-spacing="false" style:writing-mode="lr-tb"/>
    </style:style>
    <style:style style:family="graphic" style:name="a168">
      <style:graphic-properties draw:fill="none" draw:stroke="solid" svg:stroke-width="0.01042in" svg:stroke-color="#000000" draw:marker-end="a167" svg:stroke-opacity="100%" draw:stroke-linejoin="round" svg:stroke-linecap="butt"/>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none" draw:stroke="solid" svg:stroke-width="0.01042in" svg:stroke-color="#000000" draw:marker-end="a26" svg:stroke-opacity="100%" draw:stroke-linejoin="round" svg:stroke-linecap="butt" draw:auto-grow-width="false" draw:auto-grow-height="false"/>
      <style:paragraph-properties style:font-independent-line-spacing="false" style:writing-mode="lr-tb"/>
    </style:style>
    <style:style style:family="paragraph" style:name="a9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none" draw:stroke="dash" draw:stroke-dash="a91"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in" fo:padding-bottom="0in" fo:padding-left="0in" fo:padding-right="0in" draw:textarea-vertical-align="top" draw:textarea-horizontal-align="left" draw:fill="none" draw:stroke="solid" svg:stroke-width="0.01042in" svg:stroke-color="#000000" draw:marker-end="a101" svg:stroke-opacity="100%" draw:stroke-linejoin="round" svg:stroke-linecap="butt" draw:auto-grow-width="false" draw:auto-grow-height="false"/>
      <style:paragraph-properties style:font-independent-line-spacing="fals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in" fo:padding-bottom="0in" fo:padding-left="0in" fo:padding-right="0in" draw:textarea-vertical-align="top" draw:textarea-horizontal-align="left" draw:fill="none" draw:stroke="solid" svg:stroke-width="0.01042in" svg:stroke-color="#000000" draw:marker-end="a105" svg:stroke-opacity="100%" draw:stroke-linejoin="round" svg:stroke-linecap="butt" draw:auto-grow-width="false" draw:auto-grow-height="false"/>
      <style:paragraph-properties style:font-independent-line-spacing="fals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graphic-properties draw:fill="none" draw:stroke="solid" svg:stroke-width="0.01042in" svg:stroke-color="#000000" draw:marker-end="a169" svg:stroke-opacity="100%" draw:stroke-linejoin="round" svg:stroke-linecap="butt"/>
    </style:style>
    <style:style style:family="paragraph" style:name="a10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212">
      <style:graphic-properties fo:wrap-option="wrap" fo:padding-top="0in" fo:padding-bottom="0in" fo:padding-left="0in" fo:padding-right="0in" draw:textarea-vertical-align="top" draw:textarea-horizontal-align="left" draw:fill="none" draw:stroke="solid" svg:stroke-width="0.01042in" svg:stroke-color="#000000" draw:marker-end="a211" svg:stroke-opacity="100%" draw:stroke-linejoin="round" svg:stroke-linecap="butt" draw:auto-grow-width="false" draw:auto-grow-height="false"/>
      <style:paragraph-properties style:font-independent-line-spacing="fals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draw:fill="none" draw:stroke="solid" svg:stroke-width="0.01042in" svg:stroke-color="#000000" draw:marker-end="a171" svg:stroke-opacity="100%" draw:stroke-linejoin="round" svg:stroke-linecap="butt"/>
    </style:style>
    <style:style style:family="paragraph" style:name="a21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draw:fill="none" draw:stroke="solid" svg:stroke-width="0.01042in" svg:stroke-color="#000000" draw:marker-end="a173" svg:stroke-opacity="100%" draw:stroke-linejoin="round" svg:stroke-linecap="butt"/>
    </style:style>
    <style:style style:family="graphic" style:name="a216">
      <style:graphic-properties fo:wrap-option="wrap" fo:padding-top="0in" fo:padding-bottom="0in" fo:padding-left="0in" fo:padding-right="0in" draw:textarea-vertical-align="top" draw:textarea-horizontal-align="left" draw:fill="none" draw:stroke="solid" svg:stroke-width="0.01042in" svg:stroke-color="#000000" draw:marker-end="a215" svg:stroke-opacity="100%" draw:stroke-linejoin="round" svg:stroke-linecap="butt" draw:auto-grow-width="false" draw:auto-grow-height="false"/>
      <style:paragraph-properties style:font-independent-line-spacing="false" style:writing-mode="lr-tb"/>
    </style:style>
    <style:style style:family="graphic" style:name="a31">
      <style:graphic-properties fo:wrap-option="wrap" fo:padding-top="0in" fo:padding-bottom="0in" fo:padding-left="0in" fo:padding-right="0in" draw:textarea-vertical-align="top" draw:textarea-horizontal-align="left" draw:fill="none" draw:stroke="solid" svg:stroke-width="0.01042in" svg:stroke-color="#000000" draw:marker-end="a30" svg:stroke-opacity="100%" draw:stroke-linejoin="round" svg:stroke-linecap="butt" draw:auto-grow-width="false" draw:auto-grow-height="false"/>
      <style:paragraph-properties style:font-independent-line-spacing="false" style:writing-mode="lr-tb"/>
    </style:style>
    <style:style style:family="graphic" style:name="a176">
      <style:graphic-properties draw:fill="none" draw:stroke="solid" svg:stroke-width="0.01042in" svg:stroke-color="#000000" draw:marker-end="a175" svg:stroke-opacity="100%" draw:stroke-linejoin="round" svg:stroke-linecap="butt"/>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draw:fill="none" draw:stroke="solid" svg:stroke-width="0.01042in" svg:stroke-color="#000000" draw:marker-end="a177" svg:stroke-opacity="100%" draw:stroke-linejoin="round" svg:stroke-linecap="butt"/>
    </style:style>
    <style:style style:family="graphic" style:name="a179">
      <style:graphic-properties draw:fill="none" draw:stroke="solid" svg:stroke-width="0.01042in" svg:stroke-color="#000000" svg:stroke-opacity="100%" draw:stroke-linejoin="round" svg:stroke-linecap="butt"/>
    </style:style>
    <style:style style:family="graphic" style:name="a35">
      <style:graphic-properties fo:wrap-option="wrap" fo:padding-top="0in" fo:padding-bottom="0in" fo:padding-left="0in" fo:padding-right="0in" draw:textarea-vertical-align="top" draw:textarea-horizontal-align="left" draw:fill="none" draw:stroke="solid" svg:stroke-width="0.01042in" svg:stroke-color="#000000" draw:marker-end="a34" svg:stroke-opacity="100%" draw:stroke-linejoin="round" svg:stroke-linecap="butt" draw:auto-grow-width="false" draw:auto-grow-height="false"/>
      <style:paragraph-properties style:font-independent-line-spacing="fals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in" fo:padding-right="0in" draw:textarea-vertical-align="top" draw:textarea-horizontal-align="left" draw:fill="none" draw:stroke="solid" svg:stroke-width="0.01042in" svg:stroke-color="#000000" draw:marker-end="a38" svg:stroke-opacity="100%" draw:stroke-linejoin="round" svg:stroke-linecap="butt" draw:auto-grow-width="false" draw:auto-grow-height="false"/>
      <style:paragraph-properties style:font-independent-line-spacing="fals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in" fo:padding-bottom="0in" fo:padding-left="0in" fo:padding-right="0in" draw:textarea-vertical-align="top" draw:textarea-horizontal-align="left" draw:fill="none" draw:stroke="solid" svg:stroke-width="0.01042in" svg:stroke-color="#000000" draw:marker-end="a112" svg:stroke-opacity="100%" draw:stroke-linejoin="round" svg:stroke-linecap="butt" draw:auto-grow-width="false" draw:auto-grow-height="false"/>
      <style:paragraph-properties style:font-independent-line-spacing="fals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graphic-properties fo:wrap-option="wrap" fo:padding-top="0in" fo:padding-bottom="0in" fo:padding-left="0in" fo:padding-right="0in" draw:textarea-vertical-align="top" draw:textarea-horizontal-align="left" draw:fill="none" draw:stroke="solid" svg:stroke-width="0.01042in" svg:stroke-color="#000000" draw:marker-end="a219" svg:stroke-opacity="100%" draw:stroke-linejoin="round" svg:stroke-linecap="butt" draw:auto-grow-width="false" draw:auto-grow-height="false"/>
      <style:paragraph-properties style:font-independent-line-spacing="false" style:writing-mode="lr-tb"/>
    </style:style>
    <style:style style:family="graphic" style:name="a117">
      <style:graphic-properties fo:wrap-option="wrap" fo:padding-top="0in" fo:padding-bottom="0in" fo:padding-left="0in" fo:padding-right="0in" draw:textarea-vertical-align="top" draw:textarea-horizontal-align="left" draw:fill="none" draw:stroke="solid" svg:stroke-width="0.01042in" svg:stroke-color="#000000" draw:marker-end="a116" svg:stroke-opacity="100%" draw:stroke-linejoin="round" svg:stroke-linecap="butt" draw:auto-grow-width="false" draw:auto-grow-height="false"/>
      <style:paragraph-properties style:font-independent-line-spacing="fals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dash" draw:stroke-dash="a2"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
      <style:graphic-properties fo:wrap-option="wrap" fo:padding-top="0.05in" fo:padding-bottom="0.05in" fo:padding-left="0.1in" fo:padding-right="0.1in" draw:textarea-vertical-align="top" draw:textarea-horizontal-align="left"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graphic" style:name="a183">
      <style:graphic-properties fo:wrap-option="wrap" fo:padding-top="0in" fo:padding-bottom="0in" fo:padding-left="0in" fo:padding-right="0in" draw:textarea-vertical-align="top" draw:textarea-horizontal-align="left" draw:fill="none" draw:stroke="solid" svg:stroke-width="0.01042in" svg:stroke-color="#000000" draw:marker-end="a182" svg:stroke-opacity="100%" draw:stroke-linejoin="round" svg:stroke-linecap="butt" draw:auto-grow-width="false" draw:auto-grow-height="false"/>
      <style:paragraph-properties style:font-independent-line-spacing="fals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wrap" fo:padding-top="0in" fo:padding-bottom="0in" fo:padding-left="0in" fo:padding-right="0in" draw:textarea-vertical-align="top" draw:textarea-horizontal-align="left" draw:fill="none" draw:stroke="dash" draw:stroke-dash="a6" svg:stroke-width="0.01042in" svg:stroke-color="#000000" svg:stroke-opacity="100%" draw:stroke-linejoin="round" svg:stroke-linecap="butt" draw:auto-grow-width="false" draw:auto-grow-height="false"/>
      <style:paragraph-properties style:font-independent-line-spacing="false" style:writing-mode="lr-tb"/>
    </style:style>
    <style:style style:family="paragraph" style:name="a18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in" fo:padding-bottom="0in" fo:padding-left="0in" fo:padding-right="0in" draw:textarea-vertical-align="top" draw:textarea-horizontal-align="left" draw:fill="none" draw:stroke="solid" svg:stroke-width="0.01042in" svg:stroke-color="#000000" draw:marker-end="a186" svg:stroke-opacity="100%" draw:stroke-linejoin="round" svg:stroke-linecap="butt" draw:auto-grow-width="false" draw:auto-grow-height="false"/>
      <style:paragraph-properties style:font-independent-line-spacing="fals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in" fo:padding-bottom="0in" fo:padding-left="0in" fo:padding-right="0in" draw:textarea-vertical-align="top" draw:textarea-horizontal-align="left" draw:fill="none" draw:stroke="solid" svg:stroke-width="0.01042in" svg:stroke-color="#000000" draw:marker-end="a42" svg:stroke-opacity="100%" draw:stroke-linejoin="round" svg:stroke-linecap="butt" draw:auto-grow-width="false" draw:auto-grow-height="false"/>
      <style:paragraph-properties style:font-independent-line-spacing="false" style:writing-mode="lr-tb"/>
    </style:style>
    <style:style style:family="paragraph" style:name="a22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none" draw:stroke="dash" draw:stroke-dash="a46"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in" fo:padding-bottom="0in" fo:padding-left="0in" fo:padding-right="0in" draw:textarea-vertical-align="top" draw:textarea-horizontal-align="left" draw:fill="none" draw:stroke="solid" svg:stroke-width="0.01042in" svg:stroke-color="#000000" draw:marker-end="a120" svg:stroke-opacity="100%" draw:stroke-linejoin="round" svg:stroke-linecap="butt" draw:auto-grow-width="false" draw:auto-grow-height="false"/>
      <style:paragraph-properties style:font-independent-line-spacing="fals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in" fo:padding-bottom="0in" fo:padding-left="0in" fo:padding-right="0in" draw:textarea-vertical-align="top" draw:textarea-horizontal-align="left" draw:fill="none" draw:stroke="solid" svg:stroke-width="0.01042in" svg:stroke-color="#000000" draw:marker-end="a124" svg:stroke-opacity="100%" draw:stroke-linejoin="round" svg:stroke-linecap="butt" draw:auto-grow-width="false" draw:auto-grow-height="false"/>
      <style:paragraph-properties style:font-independent-line-spacing="fals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
      <style:graphic-properties fo:wrap-option="wrap" fo:padding-top="0.05in" fo:padding-bottom="0.05in" fo:padding-left="0.1in" fo:padding-right="0.1in" draw:textarea-vertical-align="top" draw:textarea-horizontal-align="left"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9">
      <style:graphic-properties fo:wrap-option="wrap" fo:padding-top="0in" fo:padding-bottom="0in" fo:padding-left="0in" fo:padding-right="0in" draw:textarea-vertical-align="top" draw:textarea-horizontal-align="left" draw:fill="none" draw:stroke="solid" svg:stroke-width="0.01042in" svg:stroke-color="#000000" draw:marker-end="a128" svg:stroke-opacity="100%" draw:stroke-linejoin="round" svg:stroke-linecap="butt" draw:auto-grow-width="false" draw:auto-grow-height="false"/>
      <style:paragraph-properties style:font-independent-line-spacing="fals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1">
      <style:graphic-properties fo:wrap-option="wrap" fo:padding-top="0in" fo:padding-bottom="0in" fo:padding-left="0in" fo:padding-right="0in" draw:textarea-vertical-align="top" draw:textarea-horizontal-align="left" draw:fill="none" draw:stroke="solid" svg:stroke-width="0.01042in" svg:stroke-color="#000000" draw:marker-end="a190" svg:stroke-opacity="100%" draw:stroke-linejoin="round" svg:stroke-linecap="butt" draw:auto-grow-width="false" draw:auto-grow-height="false"/>
      <style:paragraph-properties style:font-independent-line-spacing="fals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4">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fals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wrap" fo:padding-top="0in" fo:padding-bottom="0in" fo:padding-left="0in" fo:padding-right="0in" draw:textarea-vertical-align="top" draw:textarea-horizontal-align="left" draw:fill="none" draw:stroke="dash" draw:stroke-dash="a50"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aragraph" style:name="a19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false" style:writing-mode="lr-tb"/>
    </style:style>
    <style:style style:family="paragraph" style:name="a5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in" fo:padding-bottom="0in" fo:padding-left="0in" fo:padding-right="0in" draw:textarea-vertical-align="top" draw:textarea-horizontal-align="left" draw:fill="none" draw:stroke="solid" svg:stroke-width="0.01042in" svg:stroke-color="#000000" draw:marker-end="a54" svg:stroke-opacity="100%" draw:stroke-linejoin="round" svg:stroke-linecap="butt" draw:auto-grow-width="false" draw:auto-grow-height="false"/>
      <style:paragraph-properties style:font-independent-line-spacing="fals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none" draw:stroke="solid" svg:stroke-width="0.01042in" svg:stroke-color="#000000" draw:marker-end="a135" svg:stroke-opacity="100%" draw:stroke-linejoin="round" svg:stroke-linecap="butt" draw:auto-grow-width="false" draw:auto-grow-height="false"/>
      <style:paragraph-properties style:font-independent-line-spacing="fals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wrap" fo:padding-top="0in" fo:padding-bottom="0in" fo:padding-left="0in" fo:padding-right="0in" draw:textarea-vertical-align="top" draw:textarea-horizontal-align="left" draw:fill="none" draw:stroke="solid" svg:stroke-width="0.01042in" svg:stroke-color="#000000" draw:marker-end="a240" svg:stroke-opacity="100%" draw:stroke-linejoin="round" svg:stroke-linecap="butt" draw:auto-grow-width="false" draw:auto-grow-height="false"/>
      <style:paragraph-properties style:font-independent-line-spacing="false" style:writing-mode="lr-tb"/>
    </style:style>
    <style:style style:family="graphic" style:name="a242">
      <style:graphic-properties draw:fill="none" draw:stroke="solid" svg:stroke-width="0.00694in" svg:stroke-color="#000000" svg:stroke-opacity="100%" draw:stroke-linejoin="miter" svg:stroke-linecap="butt"/>
    </style:style>
    <style:style style:family="graphic" style:name="a244">
      <style:graphic-properties draw:fill="none" draw:stroke="solid" svg:stroke-width="0.00694in" svg:stroke-color="#000000" draw:marker-end="a243" svg:stroke-opacity="100%" draw:stroke-linejoin="miter" svg:stroke-linecap="butt"/>
    </style:style>
    <style:style style:family="paragraph" style:name="a6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none" draw:stroke="solid" svg:stroke-width="0.01042in" svg:stroke-color="#000000" draw:marker-end="a67" svg:stroke-opacity="100%" draw:stroke-linejoin="round" svg:stroke-linecap="butt" draw:auto-grow-width="false" draw:auto-grow-height="false"/>
      <style:paragraph-properties style:font-independent-line-spacing="fals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fo:wrap-option="wrap" fo:padding-top="0in" fo:padding-bottom="0in" fo:padding-left="0in" fo:padding-right="0in" draw:textarea-vertical-align="top" draw:textarea-horizontal-align="left" draw:fill="none" draw:stroke="solid" svg:stroke-width="0.01042in" svg:stroke-color="#000000" draw:marker-end="a139" svg:stroke-opacity="100%" draw:stroke-linejoin="round" svg:stroke-linecap="butt" draw:auto-grow-width="false" draw:auto-grow-height="false"/>
      <style:paragraph-properties style:font-independent-line-spacing="fals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3"/>
        <table:table-column table:style-name="co2" table:default-cell-style-name="ce3"/>
        <table:table-column table:style-name="co3" table:default-cell-style-name="ce3"/>
        <table:table-column table:style-name="co4" table:number-columns-repeated="16381" table:default-cell-style-name="ce3"/>
        <table:table-row table:style-name="ro1">
          <table:table-cell office:value-type="string" table:style-name="ce2">
            <text:p>Criminal Justice Statistics - Quarterly update: the year ending September 2020</text:p>
          </table:table-cell>
          <table:table-cell table:number-columns-repeated="16383" table:style-name="ce3"/>
        </table:table-row>
        <table:table-row table:style-name="ro1">
          <table:table-cell table:style-name="ce2"/>
          <table:table-cell table:number-columns-repeated="16383" table:style-name="ce3"/>
        </table:table-row>
        <table:table-row table:style-name="ro2">
          <table:table-cell office:value-type="string" table:style-name="ce4">
            <text:p>Important notes:</text:p>
          </table:table-cell>
          <table:table-cell table:number-columns-repeated="16383" table:style-name="ce3"/>
        </table:table-row>
        <table:table-row table:style-name="ro3">
          <table:table-cell office:value-type="string" table:number-columns-spanned="3" table:number-rows-spanned="1" table:style-name="ce43">
            <text:p>1. Every effort is made to ensure that the figures presented are accurate and complete. However, it is important to note that these data have been extracted from large administrative data systems generated by the courts and police forces. As a consequence, care should be taken to ensure data collection processes and their inevitable limitations are taken into account when those data are used.</text:p>
          </table:table-cell>
          <table:covered-table-cell table:number-columns-repeated="2"/>
          <table:table-cell table:number-columns-repeated="16381" table:style-name="ce6"/>
        </table:table-row>
        <table:table-row table:style-name="ro4">
          <table:table-cell office:value-type="string" table:number-columns-spanned="3" table:number-rows-spanned="1" table:style-name="ce43">
            <text:p>2. The COVID-19 pandemic continues to cause MoJ to review our data gathering, access and release practices, focusing efforts on priority analysis and statistics. Our statement explains this further and in particular, we have limited access to the Police National Computer, to minimise non-essential travel by our analysts. In line with guidance from the Office for Statistics Regulation, the decision has been made to delay the publication of cautions data.</text:p>
          </table:table-cell>
          <table:covered-table-cell table:number-columns-repeated="2"/>
          <table:table-cell table:number-columns-repeated="16381"/>
        </table:table-row>
        <table:table-row table:style-name="ro5">
          <table:table-cell office:value-type="string" table:style-name="ce7">
            <text:p>Statement:<text:s text:c="2"/></text:p>
          </table:table-cell>
          <table:table-cell table:number-columns-repeated="2" table:style-name="ce5"/>
          <table:table-cell table:number-columns-repeated="16381"/>
        </table:table-row>
        <table:table-row table:style-name="ro6">
          <table:table-cell office:value-type="string" table:style-name="ce8">
            <text:p><text:a xlink:href="https://www.gov.uk/government/organisations/ministry-of-justice/about/statistics">https://www.gov.uk/government/organisations/ministry-of-justice/about/statistics</text:a></text:p>
          </table:table-cell>
          <table:table-cell table:number-columns-repeated="2" table:style-name="ce5"/>
          <table:table-cell table:number-columns-repeated="16381"/>
        </table:table-row>
        <table:table-row table:style-name="ro7">
          <table:table-cell office:value-type="string" table:number-columns-spanned="3" table:number-rows-spanned="1" table:style-name="ce44">
            <text:p>3. Following a technical issue during the LIBRA Management Information System refresh, a small amount of data was not included for a single day in September. <text:s/>It is estimated this that has resulted in a small number (less than 1%) of case disposals being omitted from the latest quarterly totals.</text:p>
          </table:table-cell>
          <table:covered-table-cell table:number-columns-repeated="2"/>
          <table:table-cell table:number-columns-repeated="16381" table:style-name="ce9"/>
        </table:table-row>
        <table:table-row table:style-name="ro1">
          <table:table-cell table:style-name="ce2"/>
          <table:table-cell table:number-columns-repeated="16383" table:style-name="ce3"/>
        </table:table-row>
        <table:table-row table:style-name="ro6">
          <table:table-cell office:value-type="string" table:style-name="ce10">
            <text:p>Main Tables</text:p>
          </table:table-cell>
          <table:table-cell table:number-columns-repeated="16383" table:style-name="ce3"/>
        </table:table-row>
        <table:table-row table:style-name="ro6">
          <table:table-cell table:style-name="ce10"/>
          <table:table-cell table:number-columns-repeated="16383" table:style-name="ce3"/>
        </table:table-row>
        <table:table-row table:style-name="ro8">
          <table:table-cell office:value-type="string" table:style-name="ce11">
            <text:p>Flowchart</text:p>
          </table:table-cell>
          <table:table-cell office:value-type="string" table:style-name="ce12">
            <text:p><text:a xlink:href="#Flowchart.A1">Flowchart</text:a></text:p>
          </table:table-cell>
          <table:table-cell office:value-type="string" table:style-name="ce13">
            <text:p>Flows through the Criminal Justice System, 12 months ending September 2020</text:p>
          </table:table-cell>
          <table:table-cell table:number-columns-repeated="16381" table:style-name="ce14"/>
        </table:table-row>
        <table:table-row table:style-name="ro6">
          <table:table-cell table:number-columns-repeated="3" table:style-name="ce15"/>
          <table:table-cell table:number-columns-repeated="16381"/>
        </table:table-row>
        <table:table-row table:style-name="ro9">
          <table:table-cell office:value-type="string" table:style-name="ce15">
            <text:p>Chapter</text:p>
          </table:table-cell>
          <table:table-cell office:value-type="string" table:style-name="ce15">
            <text:p>Table number</text:p>
          </table:table-cell>
          <table:table-cell office:value-type="string" table:style-name="ce15">
            <text:p>Table title</text:p>
          </table:table-cell>
          <table:table-cell table:number-columns-repeated="16381"/>
        </table:table-row>
        <table:table-row table:style-name="ro6">
          <table:table-cell office:value-type="string" table:style-name="ce16">
            <text:p>1. Overview</text:p>
          </table:table-cell>
          <table:table-cell office:value-type="string" table:style-name="ce17">
            <text:p><text:a xlink:href="#Q1_1.A1">Q1.1</text:a></text:p>
          </table:table-cell>
          <table:table-cell office:value-type="string" table:style-name="ce18">
            <text:p>Individuals entering the Criminal Justice System, 12 months ending September 2015 to 12 months ending September 2020</text:p>
          </table:table-cell>
          <table:table-cell table:number-columns-repeated="16381"/>
        </table:table-row>
        <table:table-row table:style-name="ro6">
          <table:table-cell table:style-name="ce16"/>
          <table:table-cell office:value-type="string" table:style-name="ce17">
            <text:p><text:a xlink:href="#Q1_2.A1">Q1.2</text:a></text:p>
          </table:table-cell>
          <table:table-cell office:value-type="string" table:style-name="ce18">
            <text:p>Recorded crime and notifiable offence outcomes, 12 months ending September 2015 to 12 months ending September 2020</text:p>
          </table:table-cell>
          <table:table-cell table:number-columns-repeated="16381"/>
        </table:table-row>
        <table:table-row table:style-name="ro6">
          <table:table-cell table:style-name="ce16"/>
          <table:table-cell office:value-type="string" table:style-name="ce17">
            <text:p><text:a xlink:href="#Q1_3.A1">Q1.3</text:a></text:p>
          </table:table-cell>
          <table:table-cell office:value-type="string" table:style-name="ce18">
            <text:p>"Proven Offenders” in the criminal justice system by offence group and outcomes, 12 months ending September 2019 and 12 months ending September 2020</text:p>
          </table:table-cell>
          <table:table-cell table:number-columns-repeated="16381"/>
        </table:table-row>
        <table:table-row table:style-name="ro6">
          <table:table-cell table:style-name="ce16"/>
          <table:table-cell office:value-type="string" table:style-name="ce17">
            <text:p><text:a xlink:href="#Q1_4.A1">Q1.4</text:a></text:p>
          </table:table-cell>
          <table:table-cell office:value-type="string" table:style-name="ce18">
            <text:p>Quarterly proceedings, convictions and sentencing, 12 months ending September 2018 and 12 months ending September 2020</text:p>
          </table:table-cell>
          <table:table-cell table:number-columns-repeated="16381"/>
        </table:table-row>
        <table:table-row table:style-name="ro6">
          <table:table-cell table:number-columns-repeated="16384"/>
        </table:table-row>
        <table:table-row table:style-name="ro6">
          <table:table-cell office:value-type="string" table:style-name="ce19">
            <text:p>2. Out of court disposals</text:p>
          </table:table-cell>
          <table:table-cell office:value-type="string" table:style-name="ce20">
            <text:p><text:a xlink:href="#Q2_1.A1">Q2.1</text:a></text:p>
          </table:table-cell>
          <table:table-cell office:value-type="string" table:style-name="ce21">
            <text:p>Number of offenders issued a Penalty Notice for Disorder aged 16 and over by offence, 12 months ending September 2010 to 12 months ending September 2020</text:p>
          </table:table-cell>
          <table:table-cell table:number-columns-repeated="16381"/>
        </table:table-row>
        <table:table-row table:style-name="ro6">
          <table:table-cell table:number-columns-repeated="16384"/>
        </table:table-row>
        <table:table-row table:style-name="ro6">
          <table:table-cell office:value-type="string" table:style-name="ce22">
            <text:p>3. Proceedings</text:p>
          </table:table-cell>
          <table:table-cell office:value-type="string" table:style-name="ce23">
            <text:p><text:a xlink:href="#Q3_1.A1">Q3.1</text:a></text:p>
          </table:table-cell>
          <table:table-cell office:value-type="string" table:style-name="ce24">
            <text:p>Overview of defendants dealt with at magistrates' courts and Crown Courts by offence type, 12 months ending September 2010 to 12 months ending September 2020</text:p>
          </table:table-cell>
          <table:table-cell table:number-columns-repeated="16381"/>
        </table:table-row>
        <table:table-row table:style-name="ro6">
          <table:table-cell table:style-name="ce22"/>
          <table:table-cell office:value-type="string" table:style-name="ce23">
            <text:p><text:a xlink:href="#Q3_2.A1">Q3.2</text:a></text:p>
          </table:table-cell>
          <table:table-cell office:value-type="string" table:style-name="ce24">
            <text:p>Defendants proceeded against at magistrates' courts by offence group, 12 months ending September 2010 to 12 months ending September 2020</text:p>
          </table:table-cell>
          <table:table-cell table:number-columns-repeated="16381"/>
        </table:table-row>
        <table:table-row table:style-name="ro6">
          <table:table-cell table:style-name="ce22"/>
          <table:table-cell office:value-type="string" table:style-name="ce23">
            <text:p><text:a xlink:href="#Q3_3.A1">Q3.3</text:a></text:p>
          </table:table-cell>
          <table:table-cell office:value-type="string" table:style-name="ce24">
            <text:p>Offenders found guilty at all courts by offence group, 12 months ending September 2010 to 12 months ending September 2020</text:p>
          </table:table-cell>
          <table:table-cell table:number-columns-repeated="16381"/>
        </table:table-row>
        <table:table-row table:style-name="ro6">
          <table:table-cell table:style-name="ce22"/>
          <table:table-cell office:value-type="string" table:style-name="ce23">
            <text:p><text:a xlink:href="#Q3_4.A1">Q3.4</text:a></text:p>
          </table:table-cell>
          <table:table-cell office:value-type="string" table:style-name="ce24">
            <text:p>Conviction ratio at all courts by offence group, 12 months ending September 2010 to 12 months ending September 2020</text:p>
          </table:table-cell>
          <table:table-cell table:number-columns-repeated="16381"/>
        </table:table-row>
        <table:table-row table:style-name="ro6">
          <table:table-cell table:style-name="ce22"/>
          <table:table-cell office:value-type="string" table:style-name="ce23">
            <text:p><text:a xlink:href="#Q3_5.A1">Q3.5</text:a></text:p>
          </table:table-cell>
          <table:table-cell office:value-type="string" table:style-name="ce24">
            <text:p>Convictions on an all offence basis at all courts by offence group, 12 months ending September 2010 to 12 months ending September 2020</text:p>
          </table:table-cell>
          <table:table-cell table:number-columns-repeated="16381"/>
        </table:table-row>
        <table:table-row table:style-name="ro6">
          <table:table-cell table:number-columns-repeated="16384"/>
        </table:table-row>
        <table:table-row table:style-name="ro6">
          <table:table-cell office:value-type="string" table:style-name="ce25">
            <text:p>4. Remands</text:p>
          </table:table-cell>
          <table:table-cell office:value-type="string" table:style-name="ce26">
            <text:p><text:a xlink:href="#Q4_1.A1">Q4.1</text:a></text:p>
          </table:table-cell>
          <table:table-cell office:value-type="string" table:style-name="ce27">
            <text:p>Defendants directed to appear at magistrates' courts by police, by type of offence and how directed to appear, 12 months ending September 2016 to 12 months ending September 2020</text:p>
          </table:table-cell>
          <table:table-cell table:number-columns-repeated="16381"/>
        </table:table-row>
        <table:table-row table:style-name="ro6">
          <table:table-cell table:style-name="ce25"/>
          <table:table-cell office:value-type="string" table:style-name="ce26">
            <text:p><text:a xlink:href="#Q4_2.A1">Q4.2</text:a></text:p>
          </table:table-cell>
          <table:table-cell office:value-type="string" table:style-name="ce27">
            <text:p>Defendants proceeded against at magistrates' courts who were remanded by magistrates, by type of offence and type of remand, 12 months ending September 2016 to 12 months ending September 2020</text:p>
          </table:table-cell>
          <table:table-cell table:number-columns-repeated="16381"/>
        </table:table-row>
        <table:table-row table:style-name="ro6">
          <table:table-cell table:style-name="ce25"/>
          <table:table-cell office:value-type="string" table:style-name="ce26">
            <text:p><text:a xlink:href="#Q4_3.A1">Q4.3</text:a></text:p>
          </table:table-cell>
          <table:table-cell office:value-type="string" table:style-name="ce27">
            <text:p>Defendants tried or sentenced at the Crown Court by remand status during trial at the Crown Court, by type of offence, 12 months ending September 2010 to 12 months ending September 2020</text:p>
          </table:table-cell>
          <table:table-cell table:number-columns-repeated="16381"/>
        </table:table-row>
        <table:table-row table:style-name="ro6">
          <table:table-cell table:style-name="ce25"/>
          <table:table-cell office:value-type="string" table:style-name="ce26">
            <text:p><text:a xlink:href="#Q4_4.A1">Q4.4</text:a></text:p>
          </table:table-cell>
          <table:table-cell office:value-type="string" table:style-name="ce27">
            <text:p>Defendants for trial by court type, type of remand and outcome of proceedings, 12 months ending September 2020</text:p>
          </table:table-cell>
          <table:table-cell table:number-columns-repeated="16381"/>
        </table:table-row>
        <table:table-row table:style-name="ro6">
          <table:table-cell table:number-columns-repeated="16384"/>
        </table:table-row>
        <table:table-row table:style-name="ro10">
          <table:table-cell office:value-type="string" table:style-name="ce28">
            <text:p>5. Sentencing</text:p>
          </table:table-cell>
          <table:table-cell office:value-type="string" table:style-name="ce29">
            <text:p><text:a xlink:href="#Q5_1.A1">Q5.1a</text:a></text:p>
          </table:table-cell>
          <table:table-cell office:value-type="string" table:style-name="ce30">
            <text:p>Offenders sentenced at all courts, by offence group and outcome, 12 months ending September 2010 to 12 months ending September 2020</text:p>
          </table:table-cell>
          <table:table-cell table:number-columns-repeated="16381"/>
        </table:table-row>
        <table:table-row table:style-name="ro6">
          <table:table-cell table:style-name="ce28"/>
          <table:table-cell office:value-type="string" table:style-name="ce29">
            <text:p><text:a xlink:href="#Q5_1.A86">Q5.1b</text:a></text:p>
          </table:table-cell>
          <table:table-cell office:value-type="string" table:style-name="ce30">
            <text:p>Persons sentenced at all courts, by offence group, 12 months ending September 2010 to 12 months ending September 2020</text:p>
          </table:table-cell>
          <table:table-cell table:number-columns-repeated="16381"/>
        </table:table-row>
        <table:table-row table:style-name="ro6">
          <table:table-cell table:style-name="ce28"/>
          <table:table-cell office:value-type="string" table:style-name="ce29">
            <text:p><text:a xlink:href="#Q5_2.A1">Q5.2a</text:a></text:p>
          </table:table-cell>
          <table:table-cell office:value-type="string" table:style-name="ce30">
            <text:p>Persons sentenced at all courts to immediate custody, by offence group, 12 months ending September 2010 to 12 months ending September 2020</text:p>
          </table:table-cell>
          <table:table-cell table:number-columns-repeated="16381"/>
        </table:table-row>
        <table:table-row table:style-name="ro6">
          <table:table-cell table:style-name="ce28"/>
          <table:table-cell office:value-type="string" table:style-name="ce29">
            <text:p><text:a xlink:href="#Q5_2.A26">Q5.2b</text:a></text:p>
          </table:table-cell>
          <table:table-cell office:value-type="string" table:style-name="ce30">
            <text:p>Custody rate at all courts, by offence group, 12 months ending September 2010 to 12 months ending September 2020</text:p>
          </table:table-cell>
          <table:table-cell table:number-columns-repeated="16381"/>
        </table:table-row>
        <table:table-row table:style-name="ro6">
          <table:table-cell table:style-name="ce28"/>
          <table:table-cell office:value-type="string" table:style-name="ce29">
            <text:p><text:a xlink:href="#Q5_2.A51">Q5.2c</text:a></text:p>
          </table:table-cell>
          <table:table-cell office:value-type="string" table:style-name="ce30">
            <text:p>Average custodial sentence length (months) at all courts to immediate custody, by offence group, 12 months ending September 2010 to 12 months ending September 2020</text:p>
          </table:table-cell>
          <table:table-cell table:number-columns-repeated="16381"/>
        </table:table-row>
        <table:table-row table:style-name="ro6">
          <table:table-cell table:style-name="ce28"/>
          <table:table-cell office:value-type="string" table:style-name="ce29">
            <text:p><text:a xlink:href="#Q5_3.A1">Q5.3</text:a></text:p>
          </table:table-cell>
          <table:table-cell office:value-type="string" table:style-name="ce30">
            <text:p>Persons sentenced at all courts, by type of sentence and offence group, 12 months ending September 2010 to 12 months ending September 2020</text:p>
          </table:table-cell>
          <table:table-cell table:number-columns-repeated="16381"/>
        </table:table-row>
        <table:table-row table:style-name="ro8">
          <table:table-cell table:style-name="ce28"/>
          <table:table-cell office:value-type="string" table:style-name="ce29">
            <text:p><text:a xlink:href="#Q5_4.A1">Q5.4</text:a></text:p>
          </table:table-cell>
          <table:table-cell office:value-type="string" table:style-name="ce30">
            <text:p>Persons sentenced at all courts to immediate custody, for all offences and for indictable offences, by length of sentence, 12 months ending September 2010 to 12 months ending September 2020</text:p>
          </table:table-cell>
          <table:table-cell table:number-columns-repeated="16381" table:style-name="ce14"/>
        </table:table-row>
        <table:table-row table:style-name="ro8">
          <table:table-cell table:style-name="ce14"/>
          <table:table-cell table:style-name="ce31"/>
          <table:table-cell table:style-name="ce32"/>
          <table:table-cell table:number-columns-repeated="16381" table:style-name="ce14"/>
        </table:table-row>
        <table:table-row table:style-name="ro6">
          <table:table-cell table:number-columns-repeated="16384"/>
        </table:table-row>
        <table:table-row table:style-name="ro2">
          <table:table-cell office:value-type="string" table:number-columns-spanned="3" table:number-rows-spanned="1" table:style-name="ce45">
            <text:p>These tables accompany the National Statistics bulletin Criminal Justice System statistics quarterly: September 2020</text:p>
          </table:table-cell>
          <table:covered-table-cell table:number-columns-repeated="2"/>
          <table:table-cell table:number-columns-repeated="16381"/>
        </table:table-row>
        <table:table-row table:style-name="ro2">
          <table:table-cell table:style-name="ce33"/>
          <table:table-cell table:number-columns-repeated="2" table:style-name="ce34"/>
          <table:table-cell table:number-columns-repeated="16381"/>
        </table:table-row>
        <table:table-row table:style-name="ro2">
          <table:table-cell office:value-type="string" table:style-name="ce33">
            <text:p>URL:</text:p>
          </table:table-cell>
          <table:table-cell table:number-columns-repeated="2" table:style-name="ce34"/>
          <table:table-cell table:number-columns-repeated="16381"/>
        </table:table-row>
        <table:table-row table:style-name="ro2">
          <table:table-cell office:value-type="string" table:style-name="ce35">
            <text:p><text:a xlink:href="https://www.gov.uk/government/statistics/criminal-justice-system-statistics-quarterly-march-2020">https://www.gov.uk/government/statistics/criminal-justice-system-statistics-quarterly-September-2020</text:a></text:p>
          </table:table-cell>
          <table:table-cell table:number-columns-repeated="2" table:style-name="ce34"/>
          <table:table-cell table:number-columns-repeated="16381"/>
        </table:table-row>
        <table:table-row table:style-name="ro2">
          <table:table-cell table:number-columns-repeated="3" table:style-name="ce36"/>
          <table:table-cell table:number-columns-repeated="16381"/>
        </table:table-row>
        <table:table-row table:style-name="ro2">
          <table:table-cell office:value-type="string" table:style-name="ce33">
            <text:p>Contact</text:p>
          </table:table-cell>
          <table:table-cell table:number-columns-repeated="2" table:style-name="ce36"/>
          <table:table-cell table:number-columns-repeated="16381"/>
        </table:table-row>
        <table:table-row table:style-name="ro2">
          <table:table-cell office:value-type="string" table:style-name="ce37">
            <text:p>Press enquiries should be directed to the Ministry of Justice press office:</text:p>
          </table:table-cell>
          <table:table-cell table:number-columns-repeated="2" table:style-name="ce36"/>
          <table:table-cell table:number-columns-repeated="16381"/>
        </table:table-row>
        <table:table-row table:style-name="ro2">
          <table:table-cell office:value-type="string" table:style-name="ce38">
            <text:p>Tel: 020 3334 3536</text:p>
          </table:table-cell>
          <table:table-cell table:number-columns-repeated="2" table:style-name="ce34"/>
          <table:table-cell table:number-columns-repeated="16381"/>
        </table:table-row>
        <table:table-row table:style-name="ro2">
          <table:table-cell office:value-type="string" table:style-name="ce38">
            <text:p>Email: <text:s/>newsdesk@justice.gsi.gov.uk</text:p>
          </table:table-cell>
          <table:table-cell table:number-columns-repeated="2" table:style-name="ce34"/>
          <table:table-cell table:number-columns-repeated="16381"/>
        </table:table-row>
        <table:table-row table:style-name="ro11">
          <table:table-cell office:value-type="string" table:style-name="ce39">
            <text:p>Other enquiries about these statistics should be directed to the Justice Statistics Analytical Services division of the Ministry of Justice:</text:p>
          </table:table-cell>
          <table:table-cell table:number-columns-repeated="2" table:style-name="ce40"/>
          <table:table-cell table:number-columns-repeated="16381" table:style-name="ce9"/>
        </table:table-row>
        <table:table-row table:style-name="ro2">
          <table:table-cell office:value-type="string" table:style-name="ce38">
            <text:p>Damon Wingfield, Responsible Statistician and Head of Criminal Justice Statistics</text:p>
          </table:table-cell>
          <table:table-cell table:number-columns-repeated="2" table:style-name="ce34"/>
          <table:table-cell table:number-columns-repeated="16381"/>
        </table:table-row>
        <table:table-row table:style-name="ro2">
          <table:table-cell office:value-type="string" table:style-name="ce38">
            <text:p>Ministry of Justice, 3rd Floor, 10 South Colonnade, London, E14 4PU</text:p>
          </table:table-cell>
          <table:table-cell table:number-columns-repeated="2" table:style-name="ce34"/>
          <table:table-cell table:number-columns-repeated="16381"/>
        </table:table-row>
        <table:table-row table:style-name="ro2">
          <table:table-cell office:value-type="string" table:style-name="ce41">
            <text:p><text:a xlink:href="mailto:CJS_Statistics@justice.gov.uk">Email: CJS_Statistics@justice.gov.uk</text:a></text:p>
          </table:table-cell>
          <table:table-cell table:number-columns-repeated="2" table:style-name="ce34"/>
          <table:table-cell table:number-columns-repeated="16381"/>
        </table:table-row>
        <table:table-row table:style-name="ro2">
          <table:table-cell table:style-name="ce38"/>
          <table:table-cell table:number-columns-repeated="2" table:style-name="ce34"/>
          <table:table-cell table:number-columns-repeated="16381"/>
        </table:table-row>
        <table:table-row table:style-name="ro2">
          <table:table-cell office:value-type="string" table:style-name="ce33">
            <text:p>Next update: 20 May 2021</text:p>
          </table:table-cell>
          <table:table-cell table:number-columns-repeated="2" table:style-name="ce34"/>
          <table:table-cell table:number-columns-repeated="16381"/>
        </table:table-row>
        <table:table-row table:style-name="ro6">
          <table:table-cell table:style-name="ce42"/>
          <table:table-cell table:number-columns-repeated="16383" table:style-name="ce3"/>
        </table:table-row>
        <table:table-row table:number-rows-repeated="1048519" table:style-name="ro6">
          <table:table-cell table:number-columns-repeated="16384"/>
        </table:table-row>
      </table:table>
      <table:table table:name="Flowchart" table:style-name="ta1">
        <table:table-column table:style-name="co5" table:default-cell-style-name="ce46"/>
        <table:table-column table:style-name="co6" table:default-cell-style-name="ce46"/>
        <table:table-column table:style-name="co5" table:default-cell-style-name="ce46"/>
        <table:table-column table:style-name="co7" table:default-cell-style-name="ce46"/>
        <table:table-column table:style-name="co5" table:number-columns-repeated="2" table:default-cell-style-name="ce46"/>
        <table:table-column table:style-name="co8" table:default-cell-style-name="ce46"/>
        <table:table-column table:style-name="co9" table:default-cell-style-name="ce46"/>
        <table:table-column table:style-name="co5" table:default-cell-style-name="ce46"/>
        <table:table-column table:style-name="co10" table:default-cell-style-name="ce46"/>
        <table:table-column table:style-name="co5" table:default-cell-style-name="ce46"/>
        <table:table-column table:style-name="co11" table:default-cell-style-name="ce46"/>
        <table:table-column table:style-name="co5" table:number-columns-repeated="2" table:default-cell-style-name="ce46"/>
        <table:table-column table:style-name="co12" table:default-cell-style-name="ce46"/>
        <table:table-column table:style-name="co5" table:default-cell-style-name="ce46"/>
        <table:table-column table:style-name="co13" table:default-cell-style-name="ce46"/>
        <table:table-column table:style-name="co14" table:number-columns-repeated="2" table:default-cell-style-name="ce46"/>
        <table:table-column table:style-name="co5" table:default-cell-style-name="ce46"/>
        <table:table-column table:style-name="co15" table:default-cell-style-name="ce46"/>
        <table:table-column table:style-name="co5" table:number-columns-repeated="2" table:default-cell-style-name="ce46"/>
        <table:table-column table:style-name="co13" table:default-cell-style-name="ce46"/>
        <table:table-column table:style-name="co5" table:default-cell-style-name="ce46"/>
        <table:table-column table:style-name="co16" table:default-cell-style-name="ce46"/>
        <table:table-column table:style-name="co17" table:default-cell-style-name="ce46"/>
        <table:table-column table:style-name="co18" table:default-cell-style-name="ce46"/>
        <table:table-column table:style-name="co13" table:default-cell-style-name="ce46"/>
        <table:table-column table:style-name="co9" table:number-columns-repeated="2" table:default-cell-style-name="ce46"/>
        <table:table-column table:style-name="co19" table:default-cell-style-name="ce46"/>
        <table:table-column table:style-name="co20" table:default-cell-style-name="ce46"/>
        <table:table-column table:style-name="co12" table:default-cell-style-name="ce46"/>
        <table:table-column table:style-name="co21" table:default-cell-style-name="ce46"/>
        <table:table-column table:style-name="co18" table:default-cell-style-name="ce46"/>
        <table:table-column table:style-name="co22" table:default-cell-style-name="ce46"/>
        <table:table-column table:style-name="co5" table:number-columns-repeated="2" table:default-cell-style-name="ce46"/>
        <table:table-column table:style-name="co13" table:default-cell-style-name="ce46"/>
        <table:table-column table:style-name="co5" table:default-cell-style-name="ce46"/>
        <table:table-column table:style-name="co13" table:default-cell-style-name="ce46"/>
        <table:table-column table:style-name="co5" table:number-columns-repeated="2" table:default-cell-style-name="ce46"/>
        <table:table-column table:style-name="co13" table:default-cell-style-name="ce46"/>
        <table:table-column table:style-name="co6" table:number-columns-repeated="48" table:default-cell-style-name="ce46"/>
        <table:table-column table:style-name="co6" table:number-columns-repeated="16291" table:default-cell-style-name="ce48"/>
        <table:table-row table:style-name="ro12">
          <table:table-cell/>
          <table:table-cell office:value-type="string" table:style-name="ce47">
            <text:p>Flow through the Criminal Justice System, year ending September 2020</text:p>
          </table:table-cell>
          <table:table-cell table:style-name="ce46"/>
          <table:table-cell table:style-name="ce48"/>
          <table:table-cell table:number-columns-repeated="89" table:style-name="ce46"/>
          <table:table-cell table:number-columns-repeated="16291"/>
        </table:table-row>
        <table:table-row table:style-name="ro13">
          <table:table-cell/>
          <table:table-cell office:value-type="string" table:style-name="ce49">
            <text:p><text:a xlink:href="#'Contents and notes'.A1">back to contents</text:a></text:p>
          </table:table-cell>
          <table:table-cell table:number-columns-repeated="42" table:style-name="ce46"/>
          <table:table-cell table:style-name="ce46">
            <draw:custom-shape svg:x="0.60625in" svg:y="0.10208in" svg:width="0.3076in" svg:height="3.77292in" draw:z-index="65" draw:id="id64" draw:style-name="a223" draw:name="Right Brace 65">
              <svg:title/>
              <svg:desc/>
              <text:p text:style-name="a222" text:class-names="" text:cond-style-name=""><text:span text:style-name="a221"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table:table-cell>
          <table:table-cell table:number-columns-repeated="16339"/>
        </table:table-row>
        <table:table-row table:style-name="ro14">
          <table:table-cell/>
          <table:table-cell table:style-name="ce46"/>
          <table:table-cell table:style-name="ce50"/>
          <table:table-cell table:number-columns-repeated="90" table:style-name="ce46"/>
          <table:table-cell table:number-columns-repeated="16291"/>
        </table:table-row>
        <table:table-row table:style-name="ro2">
          <table:table-cell/>
          <table:table-cell table:style-name="ce46"/>
          <table:table-cell table:style-name="ce50"/>
          <table:table-cell table:number-columns-repeated="8" table:style-name="ce46"/>
          <table:table-cell table:style-name="ce51"/>
          <table:table-cell table:number-columns-repeated="2" table:style-name="ce46"/>
          <table:table-cell table:number-columns-repeated="3" table:style-name="ce51"/>
          <table:table-cell table:number-columns-repeated="3" table:style-name="ce46"/>
          <table:table-cell office:value-type="string" table:number-columns-spanned="6" table:number-rows-spanned="1" table:style-name="ce149">
            <text:p>Police recorded crime<text:s/><text:span text:style-name="T3">(1)(2)</text:span></text:p>
          </table:table-cell>
          <table:covered-table-cell table:number-columns-repeated="5"/>
          <table:table-cell table:number-columns-repeated="5" table:style-name="ce46"/>
          <table:table-cell table:number-columns-repeated="3" table:style-name="ce51"/>
          <table:table-cell table:number-columns-repeated="11" table:style-name="ce46"/>
          <table:table-cell table:style-name="ce46">
            <draw:frame draw:z-index="66" draw:id="id65" draw:style-name="a227" draw:transform="translate(-1.18796in -0.4011in) rotate(-4.71239) translate(0.88236in 1.2067in)" draw:name="TextBox 66" svg:width="2.37592in" svg:height="0.80221in">
              <draw:text-box>
                <text:p text:style-name="a226" text:class-names="" text:cond-style-name=""><text:span text:style-name="a224" text:class-names="">Notifiable<text:s text:c="1"/></text:span><text:span text:style-name="a225" text:class-names="">offences</text:span></text:p>
              </draw:text-box>
              <svg:title/>
              <svg:desc/>
            </draw:frame>
          </table:table-cell>
          <table:table-cell table:number-columns-repeated="16338"/>
        </table:table-row>
        <table:table-row table:style-name="ro13">
          <table:table-cell/>
          <table:table-cell table:style-name="ce46"/>
          <table:table-cell table:style-name="ce50"/>
          <table:table-cell table:number-columns-repeated="8" table:style-name="ce46"/>
          <table:table-cell table:style-name="ce51"/>
          <table:table-cell table:number-columns-repeated="2" table:style-name="ce46"/>
          <table:table-cell table:number-columns-repeated="3" table:style-name="ce51"/>
          <table:table-cell table:number-columns-repeated="3" table:style-name="ce46"/>
          <table:table-cell office:value-type="float" office:value="5442866.7643118575" table:number-columns-spanned="6" table:number-rows-spanned="1" table:style-name="ce150">
            <text:p>5,442,867</text:p>
          </table:table-cell>
          <table:covered-table-cell table:number-columns-repeated="5"/>
          <table:table-cell table:number-columns-repeated="2" table:style-name="ce52"/>
          <table:table-cell table:number-columns-repeated="3" table:style-name="ce46"/>
          <table:table-cell table:number-columns-repeated="3" table:style-name="ce51"/>
          <table:table-cell table:number-columns-repeated="5" table:style-name="ce46"/>
          <table:table-cell table:style-name="ce52"/>
          <table:table-cell table:number-columns-repeated="16344"/>
        </table:table-row>
        <table:table-row table:style-name="ro14">
          <table:table-cell/>
          <table:table-cell table:style-name="ce46"/>
          <table:table-cell table:style-name="ce50"/>
          <table:table-cell table:number-columns-repeated="20" table:style-name="ce46"/>
          <table:table-cell table:style-name="ce46">
            <draw:custom-shape svg:x="0in" svg:y="0.02084in" svg:width="0in" svg:height="0.26042in" draw:z-index="5" draw:id="id4" draw:style-name="a19" draw:name="Line 65">
              <svg:title/>
              <svg:desc/>
              <text:p text:style-name="a17" text:class-names="" text:cond-style-name=""><text:span text:style-name="a1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69" table:style-name="ce46"/>
          <table:table-cell table:number-columns-repeated="16291"/>
        </table:table-row>
        <table:table-row table:style-name="ro14">
          <table:table-cell/>
          <table:table-cell table:style-name="ce46"/>
          <table:table-cell table:style-name="ce50"/>
          <table:table-cell table:number-columns-repeated="90" table:style-name="ce46"/>
          <table:table-cell table:number-columns-repeated="16291"/>
        </table:table-row>
        <table:table-row table:style-name="ro15">
          <table:table-cell/>
          <table:table-cell table:style-name="ce46"/>
          <table:table-cell table:style-name="ce50"/>
          <table:table-cell table:number-columns-repeated="8" table:style-name="ce46"/>
          <table:table-cell office:value-type="string" table:style-name="ce46">
            <text:p>out of court disposals</text:p>
          </table:table-cell>
          <table:table-cell table:number-columns-repeated="8" table:style-name="ce46"/>
          <table:table-cell office:value-type="string" table:number-columns-spanned="6" table:number-rows-spanned="2" table:style-name="ce151">
            <text:p>Outcomes assigned</text:p>
          </table:table-cell>
          <table:covered-table-cell table:number-columns-repeated="5"/>
          <table:table-cell table:number-columns-repeated="67" table:style-name="ce46"/>
          <table:table-cell table:number-columns-repeated="16291"/>
        </table:table-row>
        <table:table-row table:style-name="ro15">
          <table:table-cell/>
          <table:table-cell table:style-name="ce46"/>
          <table:table-cell table:style-name="ce50"/>
          <table:table-cell table:number-columns-repeated="6" table:style-name="ce46"/>
          <table:table-cell table:style-name="ce46">
            <draw:custom-shape svg:x="0in" svg:y="0.02084in" svg:width="0in" svg:height="3.1875in" draw:z-index="2" draw:id="id1" draw:style-name="a7" draw:name="Line 63">
              <svg:title/>
              <svg:desc/>
              <text:p text:style-name="a5" text:class-names="" text:cond-style-name=""><text:span text:style-name="a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in" svg:y="0in" svg:width="3.69792in" svg:height="0in" draw:z-index="1" draw:id="id0" draw:style-name="a3" draw:name="Line 62">
              <svg:title/>
              <svg:desc/>
              <text:p text:style-name="a1" text:class-names="" text:cond-style-name=""><text:span text:style-name="a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10" table:style-name="ce46"/>
          <table:covered-table-cell/>
          <table:covered-table-cell table:number-columns-repeated="5"/>
          <table:table-cell table:number-columns-repeated="67" table:style-name="ce46"/>
          <table:table-cell table:number-columns-repeated="16291"/>
        </table:table-row>
        <table:table-row table:style-name="ro16">
          <table:table-cell/>
          <table:table-cell table:style-name="ce46"/>
          <table:table-cell table:style-name="ce50"/>
          <table:table-cell table:number-columns-repeated="20" table:style-name="ce46"/>
          <table:table-cell table:style-name="ce46">
            <draw:custom-shape svg:x="0in" svg:y="0in" svg:width="0in" svg:height="0.27083in" draw:z-index="6" draw:id="id5" draw:style-name="a23" draw:name="Line 65">
              <svg:title/>
              <svg:desc/>
              <text:p text:style-name="a21" text:class-names="" text:cond-style-name=""><text:span text:style-name="a2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69" table:style-name="ce46"/>
          <table:table-cell table:number-columns-repeated="16291"/>
        </table:table-row>
        <table:table-row table:style-name="ro15">
          <table:table-cell/>
          <table:table-cell table:style-name="ce46"/>
          <table:table-cell table:style-name="ce50"/>
          <table:table-cell table:number-columns-repeated="26" table:style-name="ce46"/>
          <table:table-cell office:value-type="string" table:number-columns-spanned="5" table:number-rows-spanned="3" table:style-name="ce152">
            <text:p>Other prosecuting authorities</text:p>
          </table:table-cell>
          <table:covered-table-cell table:number-columns-repeated="4"/>
          <table:table-cell table:number-columns-repeated="59" table:style-name="ce46"/>
          <table:table-cell table:number-columns-repeated="16291"/>
        </table:table-row>
        <table:table-row table:style-name="ro15">
          <table:table-cell/>
          <table:table-cell table:style-name="ce46"/>
          <table:table-cell table:style-name="ce50"/>
          <table:table-cell table:number-columns-repeated="17" table:style-name="ce46"/>
          <table:table-cell office:value-type="string" table:number-columns-spanned="6" table:number-rows-spanned="2" table:style-name="ce153">
            <text:p>Charged/Summonsed<text:s/><text:span text:style-name="T3">(2)</text:span></text:p>
          </table:table-cell>
          <table:covered-table-cell table:number-columns-repeated="5"/>
          <table:table-cell table:style-name="ce46">
            <draw:connector draw:type="line" svg:x1="1.09531in" svg:y1="0.05833in" svg:x2="0.23125in" svg:y2="0.05833in" draw:z-index="70" draw:id="id69" draw:style-name="a242" draw:name="Straight Connector 70">
              <svg:title/>
              <svg:desc/>
            </draw:connector>
            <draw:connector draw:type="line" svg:x1="0.23125in" svg:y1="0.0625in" svg:x2="0.23125in" svg:y2="0.78158in" draw:z-index="71" draw:id="id70" draw:style-name="a244" draw:name="Straight Arrow Connector 71">
              <svg:title/>
              <svg:desc/>
            </draw:connector>
          </table:table-cell>
          <table:table-cell table:number-columns-repeated="2" table:style-name="ce46"/>
          <table:covered-table-cell/>
          <table:covered-table-cell table:number-columns-repeated="4"/>
          <table:table-cell table:number-columns-repeated="59" table:style-name="ce46"/>
          <table:table-cell table:number-columns-repeated="16291"/>
        </table:table-row>
        <table:table-row table:style-name="ro15">
          <table:table-cell/>
          <table:table-cell table:style-name="ce46"/>
          <table:table-cell table:style-name="ce50"/>
          <table:table-cell table:number-columns-repeated="17" table:style-name="ce46"/>
          <table:covered-table-cell/>
          <table:covered-table-cell table:number-columns-repeated="5"/>
          <table:table-cell table:number-columns-repeated="3" table:style-name="ce46"/>
          <table:covered-table-cell/>
          <table:covered-table-cell table:number-columns-repeated="4"/>
          <table:table-cell table:number-columns-repeated="59" table:style-name="ce46"/>
          <table:table-cell table:number-columns-repeated="16291"/>
        </table:table-row>
        <table:table-row table:style-name="ro13">
          <table:table-cell/>
          <table:table-cell table:style-name="ce46"/>
          <table:table-cell table:style-name="ce50"/>
          <table:table-cell table:number-columns-repeated="17" table:style-name="ce46"/>
          <table:table-cell office:value-type="float" office:value="424399" table:number-columns-spanned="6" table:number-rows-spanned="1" table:style-name="ce150">
            <text:p>424,399</text:p>
          </table:table-cell>
          <table:covered-table-cell table:number-columns-repeated="5"/>
          <table:table-cell table:number-columns-repeated="67" table:style-name="ce46"/>
          <table:table-cell table:number-columns-repeated="16291"/>
        </table:table-row>
        <table:table-row table:style-name="ro17">
          <table:table-cell/>
          <table:table-cell table:style-name="ce46"/>
          <table:table-cell table:style-name="ce50"/>
          <table:table-cell table:number-columns-repeated="17" table:style-name="ce46"/>
          <table:table-cell table:number-columns-spanned="6" table:number-rows-spanned="1" table:style-name="ce154"/>
          <table:covered-table-cell/>
          <table:covered-table-cell>
            <draw:custom-shape svg:x="0.06041in" svg:y="0in" svg:width="0in" svg:height="0.3125in" draw:z-index="69" draw:id="id68" draw:style-name="a241" draw:name="Line 65">
              <svg:title/>
              <svg:desc/>
              <text:p text:style-name="a239" text:class-names="" text:cond-style-name=""><text:span text:style-name="a23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covered-table-cell>
          <table:covered-table-cell table:number-columns-repeated="3"/>
          <table:table-cell table:number-columns-repeated="2" table:style-name="ce46"/>
          <table:table-cell table:number-columns-repeated="5" table:style-name="ce53"/>
          <table:table-cell table:number-columns-repeated="60" table:style-name="ce46"/>
          <table:table-cell table:number-columns-repeated="16291"/>
        </table:table-row>
        <table:table-row table:style-name="ro18">
          <table:table-cell/>
          <table:table-cell table:style-name="ce46"/>
          <table:table-cell table:style-name="ce50"/>
          <table:table-cell table:number-columns-repeated="13" table:style-name="ce46"/>
          <table:table-cell office:value-type="string" table:number-columns-spanned="11" table:number-rows-spanned="2" table:style-name="ce155">
            <text:p>Crown Prosecution Service receive papers</text:p>
            <text:p>from the police for prosecution</text:p>
            <text:p/>
          </table:table-cell>
          <table:covered-table-cell table:number-columns-repeated="10"/>
          <table:table-cell table:style-name="ce46">
            <draw:custom-shape svg:x="0.025in" svg:y="0.14792in" svg:width="0.70833in" svg:height="0in" draw:z-index="8" draw:id="id7" draw:style-name="a31" draw:name="Line 65">
              <svg:title/>
              <svg:desc/>
              <text:p text:style-name="a29" text:class-names="" text:cond-style-name=""><text:span text:style-name="a2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53"/>
          <table:table-cell office:value-type="string" table:number-columns-spanned="5" table:number-rows-spanned="2" table:style-name="ce155">
            <text:p>CPS discontinue the case</text:p>
            <text:p>or case unable to proceed</text:p>
          </table:table-cell>
          <table:covered-table-cell table:number-columns-repeated="4"/>
          <table:table-cell table:number-columns-repeated="59" table:style-name="ce46"/>
          <table:table-cell table:number-columns-repeated="16291"/>
        </table:table-row>
        <table:table-row table:style-name="ro6">
          <table:table-cell table:number-columns-repeated="2" table:style-name="ce46"/>
          <table:table-cell table:style-name="ce50"/>
          <table:table-cell table:number-columns-repeated="13" table:style-name="ce46"/>
          <table:covered-table-cell/>
          <table:covered-table-cell table:number-columns-repeated="10"/>
          <table:table-cell table:style-name="ce46"/>
          <table:table-cell table:style-name="ce53"/>
          <table:covered-table-cell/>
          <table:covered-table-cell table:number-columns-repeated="4"/>
          <table:table-cell table:number-columns-repeated="59" table:style-name="ce46"/>
          <table:table-cell table:number-columns-repeated="16291"/>
        </table:table-row>
        <table:table-row table:style-name="ro6">
          <table:table-cell table:number-columns-repeated="2" table:style-name="ce46"/>
          <table:table-cell table:style-name="ce50"/>
          <table:table-cell table:number-columns-repeated="17" table:style-name="ce46"/>
          <table:table-cell table:number-columns-spanned="3" table:number-rows-spanned="1" table:style-name="ce156"/>
          <table:covered-table-cell/>
          <table:covered-table-cell>
            <draw:custom-shape svg:x="0.02292in" svg:y="0.02084in" svg:width="0in" svg:height="0.30208in" draw:z-index="7" draw:id="id6" draw:style-name="a27" draw:name="Line 65">
              <svg:title/>
              <svg:desc/>
              <text:p text:style-name="a25" text:class-names="" text:cond-style-name=""><text:span text:style-name="a2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covered-table-cell>
          <table:table-cell table:style-name="ce54"/>
          <table:table-cell table:style-name="ce46"/>
          <table:table-cell table:number-columns-spanned="5" table:number-rows-spanned="1" table:style-name="ce157"/>
          <table:covered-table-cell table:number-columns-repeated="4"/>
          <table:table-cell table:number-columns-repeated="3" table:style-name="ce46"/>
          <table:table-cell table:number-columns-spanned="2" table:number-rows-spanned="1" table:style-name="ce157"/>
          <table:covered-table-cell/>
          <table:table-cell table:style-name="ce55"/>
          <table:table-cell table:number-columns-repeated="2" table:style-name="ce46"/>
          <table:table-cell table:style-name="ce56"/>
          <table:table-cell table:number-columns-repeated="54" table:style-name="ce46"/>
          <table:table-cell table:number-columns-repeated="16291"/>
        </table:table-row>
        <table:table-row table:style-name="ro6">
          <table:table-cell table:number-columns-repeated="2" table:style-name="ce46"/>
          <table:table-cell table:style-name="ce50"/>
          <table:table-cell table:number-columns-repeated="90" table:style-name="ce46"/>
          <table:table-cell table:number-columns-repeated="16291"/>
        </table:table-row>
        <table:table-row table:style-name="ro6">
          <table:table-cell table:number-columns-repeated="2" table:style-name="ce46"/>
          <table:table-cell table:style-name="ce50"/>
          <table:table-cell table:number-columns-repeated="3" table:style-name="ce46"/>
          <table:table-cell table:number-columns-repeated="10" table:style-name="ce53"/>
          <table:table-cell office:value-type="string" table:number-columns-spanned="11" table:number-rows-spanned="2" table:style-name="ce151">
            <text:p>CPS proceed with charge</text:p>
          </table:table-cell>
          <table:covered-table-cell table:number-columns-repeated="10"/>
          <table:table-cell table:style-name="ce57"/>
          <table:table-cell table:number-columns-repeated="10" table:style-name="ce46"/>
          <table:table-cell table:style-name="ce58"/>
          <table:table-cell table:number-columns-repeated="54" table:style-name="ce46"/>
          <table:table-cell table:number-columns-repeated="16291"/>
        </table:table-row>
        <table:table-row table:style-name="ro6">
          <table:table-cell table:number-columns-repeated="2" table:style-name="ce46"/>
          <table:table-cell table:style-name="ce50"/>
          <table:table-cell table:number-columns-repeated="3" table:style-name="ce46"/>
          <table:table-cell table:number-columns-repeated="10" table:style-name="ce53"/>
          <table:covered-table-cell/>
          <table:covered-table-cell table:number-columns-repeated="10"/>
          <table:table-cell table:style-name="ce57">
            <draw:custom-shape svg:x="0.01667in" svg:y="0.0125in" svg:width="1.25in" svg:height="0in" draw:z-index="12" draw:id="id11" draw:style-name="a47" draw:name="Line 58">
              <svg:title/>
              <svg:desc/>
              <text:p text:style-name="a45" text:class-names="" text:cond-style-name=""><text:span text:style-name="a4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3" table:style-name="ce46"/>
          <table:table-cell table:style-name="ce46">
            <draw:custom-shape svg:x="0.31251in" svg:y="0in" svg:width="0in" svg:height="1.0625in" draw:z-index="13" draw:id="id12" draw:style-name="a51" draw:name="Line 59">
              <svg:title/>
              <svg:desc/>
              <text:p text:style-name="a49" text:class-names="" text:cond-style-name=""><text:span text:style-name="a4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6" table:style-name="ce46"/>
          <table:table-cell table:style-name="ce58"/>
          <table:table-cell table:number-columns-repeated="54" table:style-name="ce46"/>
          <table:table-cell table:number-columns-repeated="16291"/>
        </table:table-row>
        <table:table-row table:style-name="ro6">
          <table:table-cell table:number-columns-repeated="2" table:style-name="ce46"/>
          <table:table-cell table:style-name="ce50"/>
          <table:table-cell table:number-columns-repeated="26" table:style-name="ce46"/>
          <table:table-cell table:style-name="ce58"/>
          <table:table-cell table:number-columns-repeated="63" table:style-name="ce46"/>
          <table:table-cell table:number-columns-repeated="16291"/>
        </table:table-row>
        <table:table-row table:style-name="ro6">
          <table:table-cell table:number-columns-repeated="45" table:style-name="ce59"/>
          <table:table-cell table:number-columns-repeated="48" table:style-name="ce46"/>
          <table:table-cell table:number-columns-repeated="16291"/>
        </table:table-row>
        <table:table-row table:style-name="ro6">
          <table:table-cell table:number-columns-repeated="2" table:style-name="ce46"/>
          <table:table-cell table:style-name="ce50"/>
          <table:table-cell table:number-columns-repeated="41" table:style-name="ce46"/>
          <table:table-cell table:style-name="ce46">
            <draw:custom-shape svg:x="0.60625in" svg:y="0.04167in" svg:width="0.37349in" svg:height="12.71875in" draw:z-index="67" draw:id="id66" draw:style-name="a230" draw:name="Right Brace 67">
              <svg:title/>
              <svg:desc/>
              <text:p text:style-name="a229" text:class-names="" text:cond-style-name=""><text:span text:style-name="a228"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table:table-cell>
          <table:table-cell table:number-columns-repeated="48" table:style-name="ce46"/>
          <table:table-cell table:number-columns-repeated="16291"/>
        </table:table-row>
        <table:table-row table:style-name="ro6">
          <table:table-cell table:number-columns-repeated="2" table:style-name="ce46"/>
          <table:table-cell table:style-name="ce50"/>
          <table:table-cell table:number-columns-repeated="11" table:style-name="ce46"/>
          <table:table-cell table:number-columns-repeated="12" table:style-name="ce60"/>
          <table:table-cell table:number-columns-repeated="13" table:style-name="ce61"/>
          <table:table-cell table:number-columns-repeated="54" table:style-name="ce46"/>
          <table:table-cell table:number-columns-repeated="16291"/>
        </table:table-row>
        <table:table-row table:style-name="ro6">
          <table:table-cell table:number-columns-repeated="2" table:style-name="ce46"/>
          <table:table-cell table:style-name="ce50"/>
          <table:table-cell table:style-name="ce46">
            <draw:custom-shape svg:x="0.27082in" svg:y="0.06458in" svg:width="0in" svg:height="0.33333in" draw:z-index="4" draw:id="id3" draw:style-name="a15" draw:name="Line 65">
              <svg:title/>
              <svg:desc/>
              <text:p text:style-name="a13" text:class-names="" text:cond-style-name=""><text:span text:style-name="a1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27917in" svg:y="0.06458in" svg:width="5.74803in" svg:height="0in" draw:z-index="3" draw:id="id2" draw:style-name="a11" draw:name="Line 64">
              <svg:title/>
              <svg:desc/>
              <text:p text:style-name="a9" text:class-names="" text:cond-style-name=""><text:span text:style-name="a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7" table:style-name="ce46"/>
          <table:table-cell table:style-name="ce46">
            <draw:custom-shape svg:x="0.14584in" svg:y="0.05833in" svg:width="0in" svg:height="0.32292in" draw:z-index="9" draw:id="id8" draw:style-name="a35" draw:name="Line 65">
              <svg:title/>
              <svg:desc/>
              <text:p text:style-name="a33" text:class-names="" text:cond-style-name=""><text:span text:style-name="a3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2" table:style-name="ce46"/>
          <table:table-cell table:style-name="ce60">
            <draw:custom-shape svg:x="0.33333in" svg:y="0.05833in" svg:width="0in" svg:height="0.33333in" draw:z-index="10" draw:id="id9" draw:style-name="a39" draw:name="Line 65">
              <svg:title/>
              <svg:desc/>
              <text:p text:style-name="a37" text:class-names="" text:cond-style-name=""><text:span text:style-name="a3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5" table:style-name="ce60"/>
          <table:table-cell table:style-name="ce60">
            <draw:custom-shape svg:x="0.41667in" svg:y="0.06249in" svg:width="0in" svg:height="0.32292in" draw:z-index="11" draw:id="id10" draw:style-name="a43" draw:name="Line 65">
              <svg:title/>
              <svg:desc/>
              <text:p text:style-name="a41" text:class-names="" text:cond-style-name=""><text:span text:style-name="a4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5" table:style-name="ce60"/>
          <table:table-cell table:number-columns-repeated="5" table:style-name="ce61"/>
          <table:table-cell table:style-name="ce61">
            <draw:custom-shape svg:x="0.31251in" svg:y="0.1in" svg:width="0in" svg:height="0.32292in" draw:z-index="14" draw:id="id13" draw:style-name="a55" draw:name="Line 65">
              <svg:title/>
              <svg:desc/>
              <text:p text:style-name="a53" text:class-names="" text:cond-style-name=""><text:span text:style-name="a5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7" table:style-name="ce61"/>
          <table:table-cell table:number-columns-repeated="54" table:style-name="ce46"/>
          <table:table-cell table:number-columns-repeated="16291"/>
        </table:table-row>
        <table:table-row table:style-name="ro6">
          <table:table-cell table:number-columns-repeated="2" table:style-name="ce46"/>
          <table:table-cell table:style-name="ce50"/>
          <table:table-cell table:number-columns-repeated="11" table:style-name="ce46"/>
          <table:table-cell table:number-columns-repeated="12" table:style-name="ce60"/>
          <table:table-cell table:number-columns-repeated="13" table:style-name="ce61"/>
          <table:table-cell table:number-columns-repeated="10" table:style-name="ce46"/>
          <table:table-cell table:style-name="ce62"/>
          <table:table-cell table:number-columns-repeated="16334"/>
        </table:table-row>
        <table:table-row table:style-name="ro19">
          <table:table-cell table:style-name="ce46"/>
          <table:table-cell office:value-type="string" table:number-columns-spanned="6" table:number-rows-spanned="1" table:style-name="ce158">
            <text:p>Cannabis/khat warnings<text:s/><text:span text:style-name="T3">(2)</text:span></text:p>
          </table:table-cell>
          <table:covered-table-cell table:number-columns-repeated="5"/>
          <table:table-cell table:style-name="ce51"/>
          <table:table-cell table:style-name="ce63"/>
          <table:table-cell office:value-type="string" table:number-columns-spanned="3" table:number-rows-spanned="1" table:style-name="ce158">
            <text:p>Community resolutions<text:s/><text:span text:style-name="T3">(2)</text:span></text:p>
          </table:table-cell>
          <table:covered-table-cell table:number-columns-repeated="2"/>
          <table:table-cell table:style-name="ce64"/>
          <table:table-cell office:value-type="string" table:number-columns-spanned="2" table:number-rows-spanned="1" table:style-name="ce159">
            <text:p>Cautions<text:s/><text:span text:style-name="T3">(3)</text:span></text:p>
          </table:table-cell>
          <table:covered-table-cell/>
          <table:table-cell table:style-name="ce65"/>
          <table:table-cell office:value-type="string" table:number-columns-spanned="8" table:number-rows-spanned="1" table:style-name="ce160">
            <text:p>Penalty Notices for Disorder</text:p>
          </table:table-cell>
          <table:covered-table-cell table:number-columns-repeated="7"/>
          <table:table-cell table:number-columns-repeated="2" table:style-name="ce46"/>
          <table:table-cell office:value-type="string" table:number-columns-spanned="13" table:number-rows-spanned="1" table:style-name="ce161">
            <text:p>Defendants proceeded against at magistrates' courts<text:s/><text:span text:style-name="T3">(4)</text:span></text:p>
          </table:table-cell>
          <table:covered-table-cell table:number-columns-repeated="12"/>
          <table:table-cell table:number-columns-repeated="54" table:style-name="ce46"/>
          <table:table-cell table:number-columns-repeated="16291"/>
        </table:table-row>
        <table:table-row table:style-name="ro6">
          <table:table-cell table:style-name="ce46"/>
          <table:table-cell office:value-type="float" office:value="16252" table:number-columns-spanned="6" table:number-rows-spanned="1" table:style-name="ce162">
            <text:p>16,252</text:p>
          </table:table-cell>
          <table:covered-table-cell table:number-columns-repeated="5"/>
          <table:table-cell table:number-columns-repeated="2" table:style-name="ce66"/>
          <table:table-cell office:value-type="float" office:value="128858" table:number-columns-spanned="3" table:number-rows-spanned="1" table:style-name="ce162">
            <text:p>128,858</text:p>
          </table:table-cell>
          <table:covered-table-cell table:number-columns-repeated="2"/>
          <table:table-cell table:style-name="ce64"/>
          <table:table-cell office:value-type="string" table:number-columns-spanned="2" table:number-rows-spanned="1" table:style-name="ce162">
            <text:p>n/a</text:p>
          </table:table-cell>
          <table:covered-table-cell/>
          <table:table-cell table:style-name="ce67"/>
          <table:table-cell table:style-name="ce68"/>
          <table:table-cell table:number-columns-repeated="3" table:style-name="ce69"/>
          <table:table-cell office:value-type="float" office:value="17346" table:style-name="ce70">
            <text:p>17,346</text:p>
          </table:table-cell>
          <table:table-cell table:style-name="ce71"/>
          <table:table-cell table:style-name="ce69"/>
          <table:table-cell table:style-name="ce72"/>
          <table:table-cell table:number-columns-repeated="2" table:style-name="ce55"/>
          <table:table-cell table:style-name="ce73"/>
          <table:table-cell table:style-name="ce74"/>
          <table:table-cell office:value-type="float" office:value="1026376" table:number-columns-spanned="2" table:number-rows-spanned="1" table:style-name="ce163">
            <text:p>1,026,376</text:p>
          </table:table-cell>
          <table:covered-table-cell/>
          <table:table-cell table:style-name="ce74"/>
          <table:table-cell table:style-name="ce76"/>
          <table:table-cell table:style-name="ce74"/>
          <table:table-cell office:value-type="float" office:value="1587630" table:style-name="ce77">
            <text:p>1,587,630</text:p>
          </table:table-cell>
          <table:table-cell office:value-type="string" table:style-name="ce78">
            <text:p>(*)</text:p>
          </table:table-cell>
          <table:table-cell table:style-name="ce79"/>
          <table:table-cell table:style-name="ce80"/>
          <table:table-cell table:style-name="ce76"/>
          <table:table-cell table:style-name="ce81"/>
          <table:table-cell table:number-columns-repeated="54" table:style-name="ce46"/>
          <table:table-cell table:number-columns-repeated="16291"/>
        </table:table-row>
        <table:table-row table:style-name="ro6">
          <table:table-cell table:number-columns-repeated="2" table:style-name="ce46"/>
          <table:table-cell table:style-name="ce50"/>
          <table:table-cell table:number-columns-repeated="3" table:style-name="ce46"/>
          <table:table-cell table:number-columns-repeated="5" table:style-name="ce82"/>
          <table:table-cell table:style-name="ce46"/>
          <table:table-cell table:number-columns-repeated="8" table:style-name="ce82"/>
          <table:table-cell table:number-columns-repeated="2" table:style-name="ce46"/>
          <table:table-cell table:style-name="ce82"/>
          <table:table-cell table:number-columns-repeated="2" table:style-name="ce83"/>
          <table:table-cell table:number-columns-repeated="6" table:style-name="ce46"/>
          <table:table-cell table:style-name="ce46">
            <draw:custom-shape svg:x="0.02084in" svg:y="0in" svg:width="0in" svg:height="0.35433in" draw:z-index="15" draw:id="id14" draw:style-name="a58" draw:name="Line 61">
              <svg:title/>
              <svg:desc/>
              <text:p text:style-name="a57" text:class-names="" text:cond-style-name=""><text:span text:style-name="a5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61" table:style-name="ce46"/>
          <table:table-cell table:number-columns-repeated="16291"/>
        </table:table-row>
        <table:table-row table:style-name="ro6">
          <table:table-cell table:number-columns-repeated="2" table:style-name="ce46"/>
          <table:table-cell table:style-name="ce50"/>
          <table:table-cell table:number-columns-repeated="8" table:style-name="ce46"/>
          <table:table-cell table:style-name="ce46">
            <draw:custom-shape svg:x="0.31041in" svg:y="0.14792in" svg:width="0in" svg:height="1.02362in" draw:z-index="18" draw:id="id17" draw:style-name="a68" draw:name="Line 20">
              <svg:title/>
              <svg:desc/>
              <text:p text:style-name="a66" text:class-names="" text:cond-style-name=""><text:span text:style-name="a6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31459in" svg:y="0.14584in" svg:width="3.20833in" svg:height="0in" draw:z-index="17" draw:id="id16" draw:style-name="a64" draw:name="Line 19">
              <svg:title/>
              <svg:desc/>
              <text:p text:style-name="a63" text:class-names="" text:cond-style-name=""><text:span text:style-name="a6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8" table:style-name="ce46"/>
          <table:table-cell table:style-name="ce46">
            <draw:custom-shape svg:x="0.68541in" svg:y="0.14792in" svg:width="2.625in" svg:height="0in" draw:z-index="16" draw:id="id15" draw:style-name="a61" draw:name="Line 21">
              <svg:title/>
              <svg:desc/>
              <text:p text:style-name="a60" text:class-names="" text:cond-style-name=""><text:span text:style-name="a5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7" table:style-name="ce46"/>
          <table:table-cell table:style-name="ce46">
            <draw:custom-shape svg:x="0.39584in" svg:y="0.14792in" svg:width="0in" svg:height="0.19685in" draw:z-index="19" draw:id="id18" draw:style-name="a72" draw:name="Line 22">
              <svg:title/>
              <svg:desc/>
              <text:p text:style-name="a70" text:class-names="" text:cond-style-name=""><text:span text:style-name="a6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64" table:style-name="ce46"/>
          <table:table-cell table:number-columns-repeated="16291"/>
        </table:table-row>
        <table:table-row table:style-name="ro6">
          <table:table-cell table:number-columns-repeated="2" table:style-name="ce46"/>
          <table:table-cell table:style-name="ce50"/>
          <table:table-cell table:number-columns-repeated="42" table:style-name="ce46"/>
          <table:table-cell table:style-name="ce46">
            <draw:frame draw:z-index="68" draw:id="id67" draw:style-name="a237" draw:transform="translate(-2.95238in -0.49739in) rotate(-4.71239) translate(0.97866in 3.01697in)" draw:name="TextBox 68" svg:width="5.90476in" svg:height="0.99479in">
              <draw:text-box>
                <text:p text:style-name="a236" text:class-names="" text:cond-style-name=""><text:span text:style-name="a231" text:class-names="">Defendants: notifiable and non-notifiable<text:s text:c="1"/></text:span><text:span text:style-name="a232" text:class-names="">principal<text:s text:c="1"/></text:span><text:span text:style-name="a233" text:class-names="">offences (*<text:s text:c="1"/></text:span><text:span text:style-name="a234" text:class-names="">all</text:span><text:span text:style-name="a235" text:class-names=""><text:s text:c="1"/>offences)</text:span></text:p>
              </draw:text-box>
              <svg:title/>
              <svg:desc/>
            </draw:frame>
          </table:table-cell>
          <table:table-cell table:number-columns-repeated="47" table:style-name="ce46"/>
          <table:table-cell table:number-columns-repeated="16291"/>
        </table:table-row>
        <table:table-row table:style-name="ro18">
          <table:table-cell table:number-columns-repeated="2"/>
          <table:table-cell table:style-name="ce50"/>
          <table:table-cell table:number-columns-repeated="22" table:style-name="ce46"/>
          <table:table-cell office:value-type="string" table:number-columns-spanned="8" table:number-rows-spanned="1" table:style-name="ce164">
            <text:p>Number tried at the Crown Court<text:s/><text:span text:style-name="T3">(5)</text:span></text:p>
          </table:table-cell>
          <table:covered-table-cell table:number-columns-repeated="7"/>
          <table:table-cell table:number-columns-repeated="60" table:style-name="ce46"/>
          <table:table-cell table:number-columns-repeated="16291"/>
        </table:table-row>
        <table:table-row table:style-name="ro6">
          <table:table-cell table:number-columns-repeated="2"/>
          <table:table-cell table:style-name="ce50"/>
          <table:table-cell table:number-columns-repeated="22" table:style-name="ce46"/>
          <table:table-cell office:value-type="float" office:value="61031" table:number-columns-spanned="8" table:number-rows-spanned="1" table:style-name="ce165">
            <text:p>61,031</text:p>
          </table:table-cell>
          <table:covered-table-cell table:number-columns-repeated="7"/>
          <table:table-cell table:number-columns-repeated="60" table:style-name="ce46"/>
          <table:table-cell table:number-columns-repeated="16291"/>
        </table:table-row>
        <table:table-row table:style-name="ro6">
          <table:table-cell table:number-columns-repeated="2"/>
          <table:table-cell table:style-name="ce50"/>
          <table:table-cell table:number-columns-repeated="11" table:style-name="ce46"/>
          <table:table-cell table:style-name="ce52"/>
          <table:table-cell table:number-columns-repeated="13" table:style-name="ce46"/>
          <table:table-cell table:style-name="ce46">
            <draw:custom-shape svg:x="0.4in" svg:y="0.02292in" svg:width="0in" svg:height="0.36666in" draw:z-index="20" draw:id="id19" draw:style-name="a76" draw:name="Line 22">
              <svg:title/>
              <svg:desc/>
              <text:p text:style-name="a74" text:class-names="" text:cond-style-name=""><text:span text:style-name="a7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64" table:style-name="ce46"/>
          <table:table-cell table:number-columns-repeated="16291"/>
        </table:table-row>
        <table:table-row table:style-name="ro6">
          <table:table-cell table:number-columns-repeated="2"/>
          <table:table-cell table:style-name="ce50"/>
          <table:table-cell table:number-columns-repeated="21" table:style-name="ce46"/>
          <table:table-cell table:style-name="ce85"/>
          <table:table-cell table:number-columns-repeated="68" table:style-name="ce46"/>
          <table:table-cell table:number-columns-repeated="16291"/>
        </table:table-row>
        <table:table-row table:style-name="ro6">
          <table:table-cell table:number-columns-repeated="2"/>
          <table:table-cell table:style-name="ce50"/>
          <table:table-cell table:number-columns-repeated="3" table:style-name="ce46"/>
          <table:table-cell office:value-type="string" table:number-columns-spanned="12" table:number-rows-spanned="1" table:style-name="ce166">
            <text:p>Number found guilty by magistrates</text:p>
          </table:table-cell>
          <table:covered-table-cell table:number-columns-repeated="11"/>
          <table:table-cell table:number-columns-repeated="2" table:style-name="ce87"/>
          <table:table-cell table:number-columns-repeated="5" table:style-name="ce46"/>
          <table:table-cell office:value-type="string" table:number-columns-spanned="8" table:number-rows-spanned="1" table:style-name="ce167">
            <text:p>Number found guilty at Crown Court</text:p>
          </table:table-cell>
          <table:covered-table-cell table:number-columns-repeated="7"/>
          <table:table-cell table:number-columns-repeated="60" table:style-name="ce46"/>
          <table:table-cell table:number-columns-repeated="16291"/>
        </table:table-row>
        <table:table-row table:style-name="ro10">
          <table:table-cell table:number-columns-repeated="2"/>
          <table:table-cell table:style-name="ce50"/>
          <table:table-cell table:number-columns-repeated="3" table:style-name="ce46"/>
          <table:table-cell table:style-name="ce89"/>
          <table:table-cell table:number-columns-repeated="2" table:style-name="ce90"/>
          <table:table-cell office:value-type="float" office:value="838138" table:style-name="ce91">
            <text:p>838,138</text:p>
          </table:table-cell>
          <table:table-cell table:style-name="ce91"/>
          <table:table-cell table:style-name="ce76"/>
          <table:table-cell table:number-columns-repeated="2" table:style-name="ce75"/>
          <table:table-cell office:value-type="float" office:value="1127877" table:style-name="ce75">
            <text:p>1,127,877</text:p>
          </table:table-cell>
          <table:table-cell office:value-type="string" table:style-name="ce92">
            <text:p>(*)</text:p>
          </table:table-cell>
          <table:table-cell table:style-name="ce90"/>
          <table:table-cell table:style-name="ce81"/>
          <table:table-cell table:number-columns-repeated="2" table:style-name="ce93"/>
          <table:table-cell table:number-columns-repeated="5" table:style-name="ce46"/>
          <table:table-cell office:value-type="float" office:value="43848" table:number-columns-spanned="2" table:number-rows-spanned="1" table:style-name="ce168">
            <text:p>43,848</text:p>
          </table:table-cell>
          <table:covered-table-cell/>
          <table:table-cell table:style-name="ce94"/>
          <table:table-cell table:style-name="ce95"/>
          <table:table-cell office:value-type="float" office:value="115144" table:number-columns-spanned="3" table:number-rows-spanned="1" table:style-name="ce169">
            <text:p>115,144</text:p>
          </table:table-cell>
          <table:covered-table-cell table:number-columns-repeated="2"/>
          <table:table-cell office:value-type="string" table:style-name="ce96">
            <text:p>(*)</text:p>
          </table:table-cell>
          <table:table-cell table:number-columns-repeated="3" table:style-name="ce46"/>
          <table:table-cell table:style-name="ce52"/>
          <table:table-cell table:number-columns-repeated="14" table:style-name="ce46"/>
          <table:table-cell table:style-name="ce52"/>
          <table:table-cell table:number-columns-repeated="16332"/>
        </table:table-row>
        <table:table-row table:style-name="ro6">
          <table:table-cell table:number-columns-repeated="2"/>
          <table:table-cell table:style-name="ce50"/>
          <table:table-cell table:number-columns-repeated="4" table:style-name="ce46"/>
          <table:table-cell table:style-name="ce46">
            <draw:custom-shape svg:x="0.10417in" svg:y="0.02083in" svg:width="0in" svg:height="1.10236in" draw:z-index="22" draw:id="id21" draw:style-name="a84" draw:name="Line 22">
              <svg:title/>
              <svg:desc/>
              <text:p text:style-name="a82" text:class-names="" text:cond-style-name=""><text:span text:style-name="a8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8" table:style-name="ce46"/>
          <table:table-cell table:style-name="ce46">
            <draw:custom-shape svg:x="0.51667in" svg:y="0.02083in" svg:width="0in" svg:height="0.27559in" draw:z-index="21" draw:id="id20" draw:style-name="a80" draw:name="Line 22">
              <svg:title/>
              <svg:desc/>
              <text:p text:style-name="a78" text:class-names="" text:cond-style-name=""><text:span text:style-name="a7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11" table:style-name="ce46"/>
          <table:table-cell table:style-name="ce46">
            <draw:custom-shape svg:x="0.6in" svg:y="0.025in" svg:width="0in" svg:height="1.10236in" draw:z-index="23" draw:id="id22" draw:style-name="a88" draw:name="Line 22">
              <svg:title/>
              <svg:desc/>
              <text:p text:style-name="a86" text:class-names="" text:cond-style-name=""><text:span text:style-name="a8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64" table:style-name="ce46"/>
          <table:table-cell table:number-columns-repeated="16291"/>
        </table:table-row>
        <table:table-row table:style-name="ro6">
          <table:table-cell table:number-columns-repeated="2"/>
          <table:table-cell table:style-name="ce50"/>
          <table:table-cell table:number-columns-repeated="90" table:style-name="ce46"/>
          <table:table-cell table:number-columns-repeated="16291"/>
        </table:table-row>
        <table:table-row table:style-name="ro6">
          <table:table-cell table:number-columns-repeated="2"/>
          <table:table-cell table:style-name="ce50"/>
          <table:table-cell table:number-columns-repeated="6" table:style-name="ce46"/>
          <table:table-cell table:number-columns-repeated="2" table:style-name="ce97"/>
          <table:table-cell table:number-columns-repeated="3" table:style-name="ce46"/>
          <table:table-cell office:value-type="string" table:number-columns-spanned="11" table:number-rows-spanned="1" table:style-name="ce166">
            <text:p>Number committed for sentence at Crown Court<text:s/><text:span text:style-name="T3">(5)</text:span></text:p>
          </table:table-cell>
          <table:covered-table-cell table:number-columns-repeated="10"/>
          <table:table-cell table:style-name="ce46">
            <draw:custom-shape svg:x="0.06459in" svg:y="0.18333in" svg:width="1.23958in" svg:height="0in" draw:z-index="24" draw:id="id23" draw:style-name="a92" draw:name="Line 12">
              <svg:title/>
              <svg:desc/>
              <text:p text:style-name="a90" text:class-names="" text:cond-style-name=""><text:span text:style-name="a8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4" table:style-name="ce46"/>
          <table:table-cell table:number-columns-repeated="6" table:style-name="ce85"/>
          <table:table-cell table:number-columns-repeated="57" table:style-name="ce46"/>
          <table:table-cell table:number-columns-repeated="16291"/>
        </table:table-row>
        <table:table-row table:style-name="ro6">
          <table:table-cell table:number-columns-repeated="2"/>
          <table:table-cell table:style-name="ce50"/>
          <table:table-cell table:number-columns-repeated="6" table:style-name="ce46"/>
          <table:table-cell table:number-columns-repeated="5" table:style-name="ce98"/>
          <table:table-cell office:value-type="float" office:value="21603" table:number-columns-spanned="11" table:number-rows-spanned="1" table:style-name="ce165">
            <text:p>21,603</text:p>
          </table:table-cell>
          <table:covered-table-cell table:number-columns-repeated="10"/>
          <table:table-cell table:style-name="ce46"/>
          <table:table-cell table:number-columns-repeated="3" table:style-name="ce98"/>
          <table:table-cell table:style-name="ce99"/>
          <table:table-cell table:number-columns-repeated="8" table:style-name="ce98"/>
          <table:table-cell table:number-columns-repeated="55" table:style-name="ce46"/>
          <table:table-cell table:number-columns-repeated="16291"/>
        </table:table-row>
        <table:table-row table:style-name="ro6">
          <table:table-cell table:number-columns-repeated="2"/>
          <table:table-cell table:style-name="ce50"/>
          <table:table-cell table:number-columns-repeated="26" table:style-name="ce46"/>
          <table:table-cell table:style-name="ce99"/>
          <table:table-cell table:number-columns-repeated="63" table:style-name="ce46"/>
          <table:table-cell table:number-columns-repeated="16291"/>
        </table:table-row>
        <table:table-row table:style-name="ro6">
          <table:table-cell table:number-columns-repeated="2"/>
          <table:table-cell table:style-name="ce50"/>
          <table:table-cell table:number-columns-repeated="26" table:style-name="ce46"/>
          <table:table-cell table:style-name="ce98"/>
          <table:table-cell table:number-columns-repeated="63" table:style-name="ce46"/>
          <table:table-cell table:number-columns-repeated="16291"/>
        </table:table-row>
        <table:table-row table:style-name="ro6">
          <table:table-cell table:number-columns-repeated="2"/>
          <table:table-cell table:style-name="ce50"/>
          <table:table-cell office:value-type="string" table:number-columns-spanned="9" table:number-rows-spanned="1" table:style-name="ce166">
            <text:p>Number sentenced by magistrates</text:p>
          </table:table-cell>
          <table:covered-table-cell table:number-columns-repeated="8"/>
          <table:table-cell table:number-columns-repeated="5" table:style-name="ce98"/>
          <table:table-cell table:number-columns-repeated="8" table:style-name="ce46"/>
          <table:table-cell office:value-type="string" table:number-columns-spanned="10" table:number-rows-spanned="1" table:style-name="ce167">
            <text:p>Number sentenced by the Crown Court</text:p>
          </table:table-cell>
          <table:covered-table-cell table:number-columns-repeated="9"/>
          <table:table-cell table:style-name="ce87"/>
          <table:table-cell table:number-columns-repeated="5" table:style-name="ce46"/>
          <table:table-cell table:style-name="ce66"/>
          <table:table-cell table:number-columns-repeated="51" table:style-name="ce46"/>
          <table:table-cell table:number-columns-repeated="16291"/>
        </table:table-row>
        <table:table-row table:style-name="ro6">
          <table:table-cell table:number-columns-repeated="2"/>
          <table:table-cell table:style-name="ce50"/>
          <table:table-cell office:value-type="float" office:value="816535" table:number-columns-spanned="9" table:number-rows-spanned="1" table:style-name="ce170">
            <text:p>816,535</text:p>
          </table:table-cell>
          <table:covered-table-cell table:number-columns-repeated="8"/>
          <table:table-cell table:number-columns-repeated="5" table:style-name="ce97"/>
          <table:table-cell table:number-columns-repeated="8" table:style-name="ce46"/>
          <table:table-cell office:value-type="float" office:value="63978" table:number-columns-spanned="10" table:number-rows-spanned="1" table:style-name="ce165">
            <text:p>63,978</text:p>
          </table:table-cell>
          <table:covered-table-cell table:number-columns-repeated="9"/>
          <table:table-cell table:style-name="ce66"/>
          <table:table-cell table:number-columns-repeated="2" table:style-name="ce100"/>
          <table:table-cell table:number-columns-repeated="55" table:style-name="ce46"/>
          <table:table-cell table:number-columns-repeated="16291"/>
        </table:table-row>
        <table:table-row table:style-name="ro6">
          <table:table-cell table:number-columns-repeated="2"/>
          <table:table-cell table:style-name="ce50"/>
          <table:table-cell table:number-columns-repeated="3" table:style-name="ce66"/>
          <table:table-cell table:style-name="ce46"/>
          <table:table-cell table:style-name="ce46">
            <draw:connector draw:type="line" svg:x1="0.10417in" svg:y1="0.01667in" svg:x2="0.10417in" svg:y2="2.06391in" draw:z-index="53" draw:id="id52" draw:style-name="a179" draw:name="AutoShape 15">
              <svg:title/>
              <svg:desc/>
            </draw:connector>
          </table:table-cell>
          <table:table-cell table:style-name="ce46"/>
          <table:table-cell table:number-columns-repeated="3" table:style-name="ce66"/>
          <table:table-cell table:number-columns-repeated="5" table:style-name="ce97"/>
          <table:table-cell table:number-columns-repeated="8" table:style-name="ce46"/>
          <table:table-cell table:style-name="ce66"/>
          <table:table-cell table:style-name="ce66">
            <draw:custom-shape svg:x="0in" svg:y="0.1in" svg:width="2.54167in" svg:height="0in" draw:z-index="26" draw:id="id25" draw:style-name="a98" draw:name="Line 28">
              <svg:title/>
              <svg:desc/>
              <text:p text:style-name="a97" text:class-names="" text:cond-style-name=""><text:span text:style-name="a9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in" svg:y="0.10417in" svg:width="0in" svg:height="0.22917in" draw:z-index="28" draw:id="id27" draw:style-name="a106" draw:name="Line 25">
              <svg:title/>
              <svg:desc/>
              <text:p text:style-name="a104" text:class-names="" text:cond-style-name=""><text:span text:style-name="a10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3" table:style-name="ce66"/>
          <table:table-cell table:style-name="ce66">
            <draw:custom-shape svg:x="0in" svg:y="0in" svg:width="0in" svg:height="0.10417in" draw:z-index="25" draw:id="id24" draw:style-name="a95" draw:name="Line 23">
              <svg:title/>
              <svg:desc/>
              <text:p text:style-name="a94" text:class-names="" text:cond-style-name=""><text:span text:style-name="a9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2" table:style-name="ce66"/>
          <table:table-cell table:style-name="ce66">
            <draw:custom-shape svg:x="0.43333in" svg:y="0.1in" svg:width="0in" svg:height="0.23958in" draw:z-index="27" draw:id="id26" draw:style-name="a102" draw:name="Line 26">
              <svg:title/>
              <svg:desc/>
              <text:p text:style-name="a100" text:class-names="" text:cond-style-name=""><text:span text:style-name="a9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2" table:style-name="ce66"/>
          <table:table-cell table:number-columns-repeated="2" table:style-name="ce100"/>
          <table:table-cell table:number-columns-repeated="55" table:style-name="ce46"/>
          <table:table-cell table:number-columns-repeated="16291"/>
        </table:table-row>
        <table:table-row table:style-name="ro6">
          <table:table-cell table:number-columns-repeated="2"/>
          <table:table-cell table:style-name="ce50"/>
          <table:table-cell table:number-columns-repeated="14" table:style-name="ce98"/>
          <table:table-cell table:number-columns-repeated="8" table:style-name="ce46"/>
          <table:table-cell table:number-columns-repeated="4" table:style-name="ce98"/>
          <table:table-cell table:style-name="ce46"/>
          <table:table-cell table:number-columns-repeated="4" table:style-name="ce98"/>
          <table:table-cell table:number-columns-repeated="59" table:style-name="ce46"/>
          <table:table-cell table:number-columns-repeated="16291"/>
        </table:table-row>
        <table:table-row table:style-name="ro6">
          <table:table-cell/>
          <table:table-cell table:style-name="ce46"/>
          <table:table-cell table:style-name="ce50"/>
          <table:table-cell table:number-columns-repeated="14" table:style-name="ce98"/>
          <table:table-cell table:number-columns-repeated="6" table:style-name="ce46"/>
          <table:table-cell office:value-type="string" table:number-columns-spanned="4" table:number-rows-spanned="1" table:style-name="ce171">
            <text:p>Guilty Plea</text:p>
          </table:table-cell>
          <table:covered-table-cell table:number-columns-repeated="3"/>
          <table:table-cell table:style-name="ce102"/>
          <table:table-cell office:value-type="float" office:value="58924" table:style-name="ce103">
            <text:p>58,924</text:p>
          </table:table-cell>
          <table:table-cell table:style-name="ce46"/>
          <table:table-cell table:style-name="ce98"/>
          <table:table-cell office:value-type="string" table:style-name="ce101">
            <text:p>Not Guilty Plea<text:s/><text:span text:style-name="T3">(6)</text:span></text:p>
          </table:table-cell>
          <table:table-cell table:style-name="ce104"/>
          <table:table-cell table:style-name="ce102"/>
          <table:table-cell table:number-columns-repeated="2" table:style-name="ce105"/>
          <table:table-cell office:value-type="float" office:value="5054" table:style-name="ce103">
            <text:p>5,054</text:p>
          </table:table-cell>
          <table:table-cell table:style-name="ce66"/>
          <table:table-cell table:number-columns-repeated="55" table:style-name="ce46"/>
          <table:table-cell table:number-columns-repeated="16291" table:style-name="ce48"/>
        </table:table-row>
        <table:table-row table:style-name="ro6">
          <table:table-cell/>
          <table:table-cell table:style-name="ce46"/>
          <table:table-cell table:style-name="ce50"/>
          <table:table-cell table:number-columns-repeated="14" table:style-name="ce98"/>
          <table:table-cell table:number-columns-repeated="8" table:style-name="ce46"/>
          <table:table-cell table:style-name="ce106"/>
          <table:table-cell table:style-name="ce98">
            <draw:custom-shape svg:x="0.02084in" svg:y="0.02084in" svg:width="0in" svg:height="0.51181in" draw:z-index="43" draw:id="id42" draw:style-name="a156" draw:name="Line 22">
              <svg:title/>
              <svg:desc/>
              <text:p text:style-name="a154" text:class-names="" text:cond-style-name=""><text:span text:style-name="a15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98"/>
          <table:table-cell table:style-name="ce66"/>
          <table:table-cell table:style-name="ce46"/>
          <table:table-cell table:style-name="ce98"/>
          <table:table-cell table:style-name="ce106"/>
          <table:table-cell table:style-name="ce107"/>
          <table:table-cell table:style-name="ce108">
            <draw:custom-shape svg:x="0.41875in" svg:y="0.02084in" svg:width="0in" svg:height="0.28125in" draw:z-index="45" draw:id="id44" draw:style-name="a163" draw:name="Line 23">
              <svg:title/>
              <svg:desc/>
              <text:p text:style-name="a162" text:class-names="" text:cond-style-name=""><text:span text:style-name="a16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2" table:style-name="ce108"/>
          <table:table-cell table:number-columns-repeated="220" table:style-name="ce46"/>
          <table:table-cell table:number-columns-repeated="16128"/>
        </table:table-row>
        <table:table-row table:style-name="ro6">
          <table:table-cell/>
          <table:table-cell table:style-name="ce46"/>
          <table:table-cell table:style-name="ce50"/>
          <table:table-cell table:number-columns-repeated="11" table:style-name="ce98"/>
          <table:table-cell table:style-name="ce98">
            <draw:g draw:z-index="29" draw:name="Group 29" draw:id="id34">
              <svg:title/>
              <svg:desc/>
              <draw:custom-shape svg:x="0.35417in" svg:y="0.02084in" svg:width="4.04657in" svg:height="0in" draw:id="id28" draw:style-name="a109" draw:name="Line 30">
                <svg:title/>
                <svg:desc/>
                <text:p text:style-name="a108" text:class-names="" text:cond-style-name=""><text:span text:style-name="a10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35417in" svg:y="0.02084in" svg:width="0in" svg:height="0.31496in" draw:id="id29" draw:style-name="a113" draw:name="Line 31">
                <svg:title/>
                <svg:desc/>
                <text:p text:style-name="a111" text:class-names="" text:cond-style-name=""><text:span text:style-name="a11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20113in" svg:y="0.02084in" svg:width="0in" svg:height="0.31496in" draw:id="id30" draw:style-name="a117" draw:name="Line 32">
                <svg:title/>
                <svg:desc/>
                <text:p text:style-name="a115" text:class-names="" text:cond-style-name=""><text:span text:style-name="a11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07161in" svg:y="0.02084in" svg:width="0in" svg:height="0.31496in" draw:id="id31" draw:style-name="a121" draw:name="Line 33">
                <svg:title/>
                <svg:desc/>
                <text:p text:style-name="a119" text:class-names="" text:cond-style-name=""><text:span text:style-name="a11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91857in" svg:y="0.02084in" svg:width="0in" svg:height="0.31496in" draw:id="id32" draw:style-name="a125" draw:name="Line 34">
                <svg:title/>
                <svg:desc/>
                <text:p text:style-name="a123" text:class-names="" text:cond-style-name=""><text:span text:style-name="a12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4125in" svg:y="0.02084in" svg:width="0in" svg:height="0.31496in" draw:id="id33" draw:style-name="a129" draw:name="Line 35">
                <svg:title/>
                <svg:desc/>
                <text:p text:style-name="a127" text:class-names="" text:cond-style-name=""><text:span text:style-name="a12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table:table-cell>
          <table:table-cell table:number-columns-repeated="2" table:style-name="ce98"/>
          <table:table-cell table:number-columns-repeated="11" table:style-name="ce46"/>
          <table:table-cell table:style-name="ce98"/>
          <table:table-cell table:style-name="ce46"/>
          <table:table-cell table:style-name="ce98"/>
          <table:table-cell table:style-name="ce46">
            <draw:g draw:z-index="36" draw:name="Group 29" draw:id="id41">
              <svg:title/>
              <svg:desc/>
              <draw:custom-shape svg:x="0.3125in" svg:y="0.04167in" svg:width="4.0071in" svg:height="0in" draw:id="id35" draw:style-name="a132" draw:name="Line 30">
                <svg:title/>
                <svg:desc/>
                <text:p text:style-name="a131" text:class-names="" text:cond-style-name=""><text:span text:style-name="a13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3125in" svg:y="0.04167in" svg:width="0in" svg:height="0.31496in" draw:id="id36" draw:style-name="a136" draw:name="Line 31">
                <svg:title/>
                <svg:desc/>
                <text:p text:style-name="a134" text:class-names="" text:cond-style-name=""><text:span text:style-name="a13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1512in" svg:y="0.04167in" svg:width="0in" svg:height="0.31496in" draw:id="id37" draw:style-name="a140" draw:name="Line 32">
                <svg:title/>
                <svg:desc/>
                <text:p text:style-name="a138" text:class-names="" text:cond-style-name=""><text:span text:style-name="a13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01319in" svg:y="0.04167in" svg:width="0in" svg:height="0.31496in" draw:id="id38" draw:style-name="a144" draw:name="Line 33">
                <svg:title/>
                <svg:desc/>
                <text:p text:style-name="a142" text:class-names="" text:cond-style-name=""><text:span text:style-name="a14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85189in" svg:y="0.04167in" svg:width="0in" svg:height="0.31496in" draw:id="id39" draw:style-name="a148" draw:name="Line 34">
                <svg:title/>
                <svg:desc/>
                <text:p text:style-name="a146" text:class-names="" text:cond-style-name=""><text:span text:style-name="a14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33125in" svg:y="0.04167in" svg:width="0in" svg:height="0.31496in" draw:id="id40" draw:style-name="a152" draw:name="Line 35">
                <svg:title/>
                <svg:desc/>
                <text:p text:style-name="a150" text:class-names="" text:cond-style-name=""><text:span text:style-name="a14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table:table-cell>
          <table:table-cell table:style-name="ce46"/>
          <table:table-cell table:number-columns-repeated="3" table:style-name="ce98"/>
          <table:table-cell table:number-columns-repeated="3" table:style-name="ce46"/>
          <table:table-cell table:style-name="ce98"/>
          <table:table-cell table:style-name="ce46"/>
          <table:table-cell table:style-name="ce46">
            <draw:custom-shape svg:x="0.375in" svg:y="0.02082in" svg:width="0in" svg:height="0.31496in" draw:z-index="44" draw:id="id43" draw:style-name="a160" draw:name="Line 22">
              <svg:title/>
              <svg:desc/>
              <text:p text:style-name="a158" text:class-names="" text:cond-style-name=""><text:span text:style-name="a15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51" table:style-name="ce46"/>
          <table:table-cell table:number-columns-repeated="16291" table:style-name="ce48"/>
        </table:table-row>
        <table:table-row table:style-name="ro6">
          <table:table-cell/>
          <table:table-cell table:style-name="ce46"/>
          <table:table-cell table:style-name="ce50"/>
          <table:table-cell table:number-columns-repeated="14" table:style-name="ce98"/>
          <table:table-cell table:number-columns-repeated="8" table:style-name="ce46"/>
          <table:table-cell table:number-columns-repeated="4" table:style-name="ce98"/>
          <table:table-cell table:number-columns-repeated="4" table:style-name="ce46"/>
          <table:table-cell table:number-columns-repeated="3" table:style-name="ce98"/>
          <table:table-cell table:number-columns-repeated="3" table:style-name="ce46"/>
          <table:table-cell table:style-name="ce98"/>
          <table:table-cell table:number-columns-repeated="53" table:style-name="ce46"/>
          <table:table-cell table:number-columns-repeated="16291" table:style-name="ce48"/>
        </table:table-row>
        <table:table-row table:style-name="ro18">
          <table:table-cell/>
          <table:table-cell table:style-name="ce46"/>
          <table:table-cell table:style-name="ce50"/>
          <table:table-cell table:number-columns-repeated="8" table:style-name="ce98"/>
          <table:table-cell table:style-name="ce46"/>
          <table:table-cell table:number-columns-repeated="2" table:style-name="ce98"/>
          <table:table-cell office:value-type="string" table:style-name="ce88">
            <text:p>Custody</text:p>
          </table:table-cell>
          <table:table-cell table:style-name="ce87"/>
          <table:table-cell office:value-type="string" table:number-columns-spanned="3" table:number-rows-spanned="1" table:style-name="ce164">
            <text:p>Suspended</text:p>
          </table:table-cell>
          <table:covered-table-cell table:number-columns-repeated="2"/>
          <table:table-cell table:style-name="ce109"/>
          <table:table-cell office:value-type="string" table:number-columns-spanned="2" table:number-rows-spanned="1" table:style-name="ce164">
            <text:p>Community</text:p>
          </table:table-cell>
          <table:covered-table-cell/>
          <table:table-cell table:style-name="ce109"/>
          <table:table-cell office:value-type="string" table:style-name="ce88">
            <text:p>Fine</text:p>
          </table:table-cell>
          <table:table-cell table:style-name="ce108"/>
          <table:table-cell office:value-type="string" table:number-columns-spanned="2" table:number-rows-spanned="1" table:style-name="ce167">
            <text:p>Compen-</text:p>
          </table:table-cell>
          <table:covered-table-cell/>
          <table:table-cell table:style-name="ce87"/>
          <table:table-cell office:value-type="string" table:style-name="ce88">
            <text:p>Other</text:p>
          </table:table-cell>
          <table:table-cell table:number-columns-repeated="2" table:style-name="ce46"/>
          <table:table-cell office:value-type="string" table:style-name="ce88">
            <text:p>Custody</text:p>
          </table:table-cell>
          <table:table-cell table:style-name="ce87"/>
          <table:table-cell office:value-type="string" table:number-columns-spanned="2" table:number-rows-spanned="1" table:style-name="ce164">
            <text:p>Suspended</text:p>
          </table:table-cell>
          <table:covered-table-cell/>
          <table:table-cell table:style-name="ce87"/>
          <table:table-cell office:value-type="string" table:number-columns-spanned="2" table:number-rows-spanned="1" table:style-name="ce164">
            <text:p>Community</text:p>
          </table:table-cell>
          <table:covered-table-cell/>
          <table:table-cell table:style-name="ce109"/>
          <table:table-cell office:value-type="string" table:style-name="ce88">
            <text:p>Fine</text:p>
          </table:table-cell>
          <table:table-cell table:style-name="ce108"/>
          <table:table-cell office:value-type="string" table:number-columns-spanned="2" table:number-rows-spanned="1" table:style-name="ce167">
            <text:p>Compen-</text:p>
          </table:table-cell>
          <table:covered-table-cell/>
          <table:table-cell table:style-name="ce109"/>
          <table:table-cell office:value-type="string" table:style-name="ce88">
            <text:p>Other</text:p>
          </table:table-cell>
          <table:table-cell table:number-columns-repeated="48" table:style-name="ce46"/>
          <table:table-cell table:number-columns-repeated="16291" table:style-name="ce48"/>
        </table:table-row>
        <table:table-row table:style-name="ro6">
          <table:table-cell/>
          <table:table-cell table:style-name="ce46"/>
          <table:table-cell table:style-name="ce50"/>
          <table:table-cell table:number-columns-repeated="11" table:style-name="ce98"/>
          <table:table-cell table:style-name="ce110"/>
          <table:table-cell table:style-name="ce87"/>
          <table:table-cell office:value-type="string" table:number-columns-spanned="2" table:number-rows-spanned="1" table:style-name="ce172">
            <text:p>sentence</text:p>
          </table:table-cell>
          <table:covered-table-cell/>
          <table:table-cell table:style-name="ce111"/>
          <table:table-cell table:style-name="ce112"/>
          <table:table-cell office:value-type="string" table:style-name="ce113">
            <text:p>sentence</text:p>
          </table:table-cell>
          <table:table-cell table:style-name="ce114"/>
          <table:table-cell table:style-name="ce112"/>
          <table:table-cell table:style-name="ce110"/>
          <table:table-cell table:style-name="ce108"/>
          <table:table-cell office:value-type="string" table:number-columns-spanned="2" table:number-rows-spanned="1" table:style-name="ce173">
            <text:p>sation</text:p>
          </table:table-cell>
          <table:covered-table-cell/>
          <table:table-cell table:style-name="ce87"/>
          <table:table-cell office:value-type="string" table:style-name="ce110">
            <text:p>disposal</text:p>
          </table:table-cell>
          <table:table-cell table:number-columns-repeated="2" table:style-name="ce46"/>
          <table:table-cell table:style-name="ce110"/>
          <table:table-cell table:style-name="ce87"/>
          <table:table-cell office:value-type="string" table:number-columns-spanned="2" table:number-rows-spanned="1" table:style-name="ce174">
            <text:p>sentence</text:p>
          </table:table-cell>
          <table:covered-table-cell/>
          <table:table-cell table:style-name="ce115"/>
          <table:table-cell office:value-type="string" table:style-name="ce113">
            <text:p>sentence</text:p>
          </table:table-cell>
          <table:table-cell table:style-name="ce114"/>
          <table:table-cell table:style-name="ce112"/>
          <table:table-cell table:style-name="ce110"/>
          <table:table-cell table:style-name="ce108"/>
          <table:table-cell office:value-type="string" table:number-columns-spanned="2" table:number-rows-spanned="1" table:style-name="ce173">
            <text:p>sation</text:p>
          </table:table-cell>
          <table:covered-table-cell/>
          <table:table-cell table:style-name="ce109"/>
          <table:table-cell office:value-type="string" table:style-name="ce110">
            <text:p>disposal</text:p>
          </table:table-cell>
          <table:table-cell table:number-columns-repeated="48" table:style-name="ce46"/>
          <table:table-cell table:number-columns-repeated="16291" table:style-name="ce48"/>
        </table:table-row>
        <table:table-row table:style-name="ro6">
          <table:table-cell/>
          <table:table-cell table:style-name="ce46"/>
          <table:table-cell table:style-name="ce50"/>
          <table:table-cell table:number-columns-repeated="8" table:style-name="ce98"/>
          <table:table-cell table:style-name="ce100"/>
          <table:table-cell table:number-columns-repeated="2" table:style-name="ce98"/>
          <table:table-cell office:value-type="float" office:value="33548" table:style-name="ce84">
            <text:p>33,548</text:p>
          </table:table-cell>
          <table:table-cell table:style-name="ce66"/>
          <table:table-cell office:value-type="float" office:value="15734" table:number-columns-spanned="2" table:number-rows-spanned="1" table:style-name="ce175">
            <text:p>15,734</text:p>
          </table:table-cell>
          <table:covered-table-cell/>
          <table:table-cell table:style-name="ce117"/>
          <table:table-cell table:style-name="ce67"/>
          <table:table-cell office:value-type="float" office:value="5074" table:style-name="ce116">
            <text:p>5,074</text:p>
          </table:table-cell>
          <table:table-cell table:style-name="ce117"/>
          <table:table-cell table:style-name="ce67"/>
          <table:table-cell office:value-type="float" office:value="1009" table:style-name="ce84">
            <text:p>1,009</text:p>
          </table:table-cell>
          <table:table-cell table:style-name="ce108"/>
          <table:table-cell office:value-type="float" office:value="50" table:number-columns-spanned="2" table:number-rows-spanned="1" table:style-name="ce165">
            <text:p>50</text:p>
          </table:table-cell>
          <table:covered-table-cell/>
          <table:table-cell table:style-name="ce66"/>
          <table:table-cell office:value-type="float" office:value="3509" table:style-name="ce84">
            <text:p>3,509</text:p>
          </table:table-cell>
          <table:table-cell table:number-columns-repeated="2" table:style-name="ce46"/>
          <table:table-cell office:value-type="float" office:value="3886" table:style-name="ce84">
            <text:p>3,886</text:p>
          </table:table-cell>
          <table:table-cell table:style-name="ce66"/>
          <table:table-cell office:value-type="float" office:value="603" table:number-columns-spanned="2" table:number-rows-spanned="1" table:style-name="ce165">
            <text:p>603</text:p>
          </table:table-cell>
          <table:covered-table-cell/>
          <table:table-cell table:style-name="ce66"/>
          <table:table-cell office:value-type="float" office:value="232" table:style-name="ce116">
            <text:p>232</text:p>
          </table:table-cell>
          <table:table-cell table:style-name="ce117"/>
          <table:table-cell table:style-name="ce67"/>
          <table:table-cell office:value-type="float" office:value="55" table:style-name="ce84">
            <text:p>55</text:p>
          </table:table-cell>
          <table:table-cell table:style-name="ce108"/>
          <table:table-cell office:value-type="float" office:value="2" table:number-columns-spanned="2" table:number-rows-spanned="1" table:style-name="ce165">
            <text:p>2</text:p>
          </table:table-cell>
          <table:covered-table-cell/>
          <table:table-cell table:style-name="ce67"/>
          <table:table-cell office:value-type="float" office:value="276" table:style-name="ce84">
            <text:p>276</text:p>
          </table:table-cell>
          <table:table-cell table:number-columns-repeated="48" table:style-name="ce46"/>
          <table:table-cell table:number-columns-repeated="16291" table:style-name="ce48"/>
        </table:table-row>
        <table:table-row table:style-name="ro6">
          <table:table-cell/>
          <table:table-cell table:style-name="ce46"/>
          <table:table-cell table:style-name="ce50"/>
          <table:table-cell table:number-columns-repeated="11" table:style-name="ce98"/>
          <table:table-cell table:style-name="ce66">
            <draw:custom-shape svg:x="0.47917in" svg:y="0.01874in" svg:width="0.99375in" svg:height="2.5125in" draw:z-index="55" draw:id="id54" draw:style-name="a187" draw:name="Line 45">
              <svg:title/>
              <svg:desc/>
              <text:p text:style-name="a185" text:class-names="" text:cond-style-name=""><text:span text:style-name="a18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66"/>
          <table:table-cell table:style-name="ce87">
            <draw:custom-shape svg:x="0.39375in" svg:y="0in" svg:width="0.90317in" svg:height="0.14861in" draw:z-index="58" draw:id="id57" draw:style-name="a197" draw:name="Rectangle 58">
              <svg:title/>
              <svg:desc/>
              <text:p text:style-name="a196" text:class-names="" text:cond-style-name=""><text:span text:style-name="a195"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66"/>
          <table:table-cell table:style-name="ce66">
            <draw:custom-shape svg:x="0in" svg:y="0.16667in" svg:width="4.01042in" svg:height="2.36458in" draw:z-index="61" draw:id="id60" draw:style-name="a208" draw:name="Line 45">
              <svg:title/>
              <svg:desc/>
              <text:p text:style-name="a206" text:class-names="" text:cond-style-name=""><text:span text:style-name="a20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66">
            <draw:custom-shape svg:x="0.81251in" svg:y="0.02083in" svg:width="2.80417in" svg:height="2.475in" draw:z-index="56" draw:id="id55" draw:style-name="a191" draw:name="Line 45">
              <svg:title/>
              <svg:desc/>
              <text:p text:style-name="a189" text:class-names="" text:cond-style-name=""><text:span text:style-name="a18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66"/>
          <table:table-cell table:style-name="ce108"/>
          <table:table-cell table:style-name="ce66"/>
          <table:table-cell table:style-name="ce108"/>
          <table:table-cell table:number-columns-repeated="4" table:style-name="ce66"/>
          <table:table-cell table:number-columns-repeated="2" table:style-name="ce46"/>
          <table:table-cell table:number-columns-repeated="2" table:style-name="ce66"/>
          <table:table-cell table:style-name="ce66">
            <draw:custom-shape svg:x="0.47708in" svg:y="0in" svg:width="0.89276in" svg:height="0.14861in" draw:z-index="59" draw:id="id58" draw:style-name="a200" draw:name="Rectangle 59">
              <svg:title/>
              <svg:desc/>
              <text:p text:style-name="a199" text:class-names="" text:cond-style-name=""><text:span text:style-name="a198"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18"/>
          <table:table-cell table:style-name="ce66">
            <draw:custom-shape svg:x="0.01875in" svg:y="0.14375in" svg:width="0in" svg:height="2.40833in" draw:z-index="62" draw:id="id61" draw:style-name="a212" draw:name="Line 45">
              <svg:title/>
              <svg:desc/>
              <text:p text:style-name="a210" text:class-names="" text:cond-style-name=""><text:span text:style-name="a20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66"/>
          <table:table-cell table:style-name="ce108"/>
          <table:table-cell table:style-name="ce66"/>
          <table:table-cell table:style-name="ce119"/>
          <table:table-cell table:style-name="ce66"/>
          <table:table-cell table:number-columns-repeated="7" table:style-name="ce46"/>
          <table:table-cell table:style-name="ce62"/>
          <table:table-cell table:number-columns-repeated="206" table:style-name="ce46"/>
          <table:table-cell table:number-columns-repeated="16128"/>
        </table:table-row>
        <table:table-row table:style-name="ro6">
          <table:table-cell/>
          <table:table-cell table:style-name="ce46">
            <draw:connector draw:type="line" svg:x1="0.35in" svg:y1="0.10208in" svg:x2="0.35in" svg:y2="0.53515in" draw:z-index="52" draw:id="id51" draw:style-name="a178" draw:name="AutoShape 13">
              <svg:title/>
              <svg:desc/>
            </draw:connector>
            <draw:custom-shape svg:x="0.35in" svg:y="0.10208in" svg:width="4.59375in" svg:height="0.01042in" draw:z-index="46" draw:id="id45" draw:style-name="a166" draw:name="Line 12">
              <svg:title/>
              <svg:desc/>
              <text:p text:style-name="a165" text:class-names="" text:cond-style-name=""><text:span text:style-name="a16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46"/>
          <table:table-cell table:style-name="ce46">
            <draw:connector draw:type="line" svg:x1="0.39792in" svg:y1="0.10208in" svg:x2="0.39792in" svg:y2="0.53515in" draw:z-index="51" draw:id="id50" draw:style-name="a176" draw:name="AutoShape 13">
              <svg:title/>
              <svg:desc/>
            </draw:connector>
          </table:table-cell>
          <table:table-cell table:number-columns-repeated="2" table:style-name="ce46"/>
          <table:table-cell table:style-name="ce46">
            <draw:connector draw:type="line" svg:x1="0.39584in" svg:y1="0.10208in" svg:x2="0.39584in" svg:y2="0.53515in" draw:z-index="50" draw:id="id49" draw:style-name="a174" draw:name="AutoShape 13">
              <svg:title/>
              <svg:desc/>
            </draw:connector>
          </table:table-cell>
          <table:table-cell table:number-columns-repeated="2" table:style-name="ce46"/>
          <table:table-cell table:style-name="ce46">
            <draw:connector draw:type="line" svg:x1="0.475in" svg:y1="0.1in" svg:x2="0.475in" svg:y2="0.53307in" draw:z-index="49" draw:id="id48" draw:style-name="a172" draw:name="AutoShape 13">
              <svg:title/>
              <svg:desc/>
            </draw:connector>
          </table:table-cell>
          <table:table-cell table:style-name="ce46"/>
          <table:table-cell table:style-name="ce46">
            <draw:connector draw:type="line" svg:x1="0.475in" svg:y1="0.1in" svg:x2="0.475in" svg:y2="0.53307in" draw:z-index="48" draw:id="id47" draw:style-name="a170" draw:name="AutoShape 13">
              <svg:title/>
              <svg:desc/>
            </draw:connector>
          </table:table-cell>
          <table:table-cell table:number-columns-repeated="2" table:style-name="ce46"/>
          <table:table-cell table:style-name="ce46">
            <draw:connector draw:type="line" svg:x1="0.39584in" svg:y1="0.1in" svg:x2="0.39584in" svg:y2="0.53307in" draw:z-index="47" draw:id="id46" draw:style-name="a168" draw:name="AutoShape 13">
              <svg:title/>
              <svg:desc/>
            </draw:connector>
          </table:table-cell>
          <table:table-cell table:number-columns-repeated="14" table:style-name="ce46"/>
          <table:table-cell table:style-name="ce98"/>
          <table:table-cell table:number-columns-repeated="63" table:style-name="ce46"/>
          <table:table-cell table:number-columns-repeated="16291" table:style-name="ce48"/>
        </table:table-row>
        <table:table-row table:style-name="ro6">
          <table:table-cell/>
          <table:table-cell table:number-columns-repeated="28" table:style-name="ce46"/>
          <table:table-cell table:style-name="ce100"/>
          <table:table-cell table:number-columns-repeated="63" table:style-name="ce46"/>
          <table:table-cell table:number-columns-repeated="16291" table:style-name="ce48"/>
        </table:table-row>
        <table:table-row table:style-name="ro6">
          <table:table-cell/>
          <table:table-cell table:number-columns-repeated="92" table:style-name="ce46"/>
          <table:table-cell table:number-columns-repeated="16291" table:style-name="ce48"/>
        </table:table-row>
        <table:table-row table:style-name="ro18">
          <table:table-cell/>
          <table:table-cell office:value-type="string" table:number-columns-spanned="1" table:number-rows-spanned="2" table:style-name="ce176">
            <text:p>Custody</text:p>
          </table:table-cell>
          <table:table-cell table:style-name="ce108"/>
          <table:table-cell office:value-type="string" table:number-columns-spanned="2" table:number-rows-spanned="2" table:style-name="ce176">
            <text:p>Suspended sentence</text:p>
          </table:table-cell>
          <table:covered-table-cell/>
          <table:table-cell table:style-name="ce120"/>
          <table:table-cell office:value-type="string" table:number-columns-spanned="2" table:number-rows-spanned="2" table:style-name="ce176">
            <text:p>Community sentence</text:p>
          </table:table-cell>
          <table:covered-table-cell/>
          <table:table-cell table:style-name="ce108"/>
          <table:table-cell office:value-type="string" table:style-name="ce86">
            <text:p>Fine</text:p>
          </table:table-cell>
          <table:table-cell table:style-name="ce108"/>
          <table:table-cell office:value-type="string" table:number-columns-spanned="2" table:number-rows-spanned="2" table:style-name="ce176">
            <text:p>Compensation</text:p>
          </table:table-cell>
          <table:covered-table-cell/>
          <table:table-cell table:style-name="ce121"/>
          <table:table-cell office:value-type="string" table:number-columns-spanned="1" table:number-rows-spanned="2" table:style-name="ce176">
            <text:p>Other<text:s/></text:p>
            <text:p>disposal</text:p>
          </table:table-cell>
          <table:table-cell table:style-name="ce108"/>
          <table:table-cell table:number-columns-repeated="23" table:style-name="ce46"/>
          <table:table-cell table:style-name="ce52"/>
          <table:table-cell table:number-columns-repeated="10" table:style-name="ce46"/>
          <table:table-cell table:style-name="ce52"/>
          <table:table-cell table:number-columns-repeated="42" table:style-name="ce46"/>
          <table:table-cell table:number-columns-repeated="16291" table:style-name="ce48"/>
        </table:table-row>
        <table:table-row table:style-name="ro18">
          <table:table-cell/>
          <table:covered-table-cell/>
          <table:table-cell table:style-name="ce108"/>
          <table:covered-table-cell/>
          <table:covered-table-cell/>
          <table:table-cell table:style-name="ce120"/>
          <table:covered-table-cell/>
          <table:covered-table-cell/>
          <table:table-cell table:style-name="ce108"/>
          <table:table-cell table:style-name="ce122"/>
          <table:table-cell table:style-name="ce108"/>
          <table:covered-table-cell/>
          <table:covered-table-cell/>
          <table:table-cell table:style-name="ce123"/>
          <table:covered-table-cell/>
          <table:table-cell table:style-name="ce108"/>
          <table:table-cell table:number-columns-repeated="12" table:style-name="ce46"/>
          <table:table-cell table:style-name="ce124"/>
          <table:table-cell table:number-columns-repeated="19" table:style-name="ce46"/>
          <table:table-cell table:number-columns-spanned="11" table:number-rows-spanned="1" table:style-name="ce157"/>
          <table:covered-table-cell table:number-columns-repeated="10"/>
          <table:table-cell table:number-columns-repeated="23" table:style-name="ce54"/>
          <table:table-cell table:number-columns-repeated="11" table:style-name="ce46"/>
          <table:table-cell table:number-columns-repeated="16291" table:style-name="ce48"/>
        </table:table-row>
        <table:table-row table:style-name="ro20">
          <table:table-cell/>
          <table:table-cell office:value-type="float" office:value="27390" table:style-name="ce125">
            <text:p>27,390</text:p>
          </table:table-cell>
          <table:table-cell table:style-name="ce108"/>
          <table:table-cell office:value-type="float" office:value="18882" table:number-columns-spanned="2" table:number-rows-spanned="1" table:style-name="ce177">
            <text:p>18,882</text:p>
          </table:table-cell>
          <table:covered-table-cell/>
          <table:table-cell table:style-name="ce126"/>
          <table:table-cell office:value-type="float" office:value="57058" table:number-columns-spanned="2" table:number-rows-spanned="1" table:style-name="ce177">
            <text:p>57,058</text:p>
          </table:table-cell>
          <table:covered-table-cell/>
          <table:table-cell table:style-name="ce108"/>
          <table:table-cell office:value-type="float" office:value="675818" table:style-name="ce125">
            <text:p>675,818</text:p>
          </table:table-cell>
          <table:table-cell table:style-name="ce108"/>
          <table:table-cell office:value-type="float" office:value="3416" table:number-columns-spanned="2" table:number-rows-spanned="1" table:style-name="ce177">
            <text:p>3,416</text:p>
          </table:table-cell>
          <table:covered-table-cell/>
          <table:table-cell table:style-name="ce127"/>
          <table:table-cell office:value-type="float" office:value="33971" table:style-name="ce125">
            <text:p>33,971</text:p>
          </table:table-cell>
          <table:table-cell table:style-name="ce108"/>
          <table:table-cell table:number-columns-repeated="33" table:style-name="ce46"/>
          <table:table-cell table:style-name="ce107"/>
          <table:table-cell table:number-columns-repeated="23" table:style-name="ce128"/>
          <table:table-cell table:style-name="ce46"/>
          <table:table-cell table:style-name="ce50"/>
          <table:table-cell table:number-columns-repeated="18" table:style-name="ce46"/>
          <table:table-cell table:number-columns-repeated="16291" table:style-name="ce48"/>
        </table:table-row>
        <table:table-row table:style-name="ro6">
          <table:table-cell/>
          <table:table-cell table:style-name="ce46">
            <draw:custom-shape svg:x="0.25in" svg:y="0.01736in" svg:width="5.01042in" svg:height="1.27014in" draw:z-index="54" draw:id="id53" draw:style-name="a183" draw:name="Line 45">
              <svg:title/>
              <svg:desc/>
              <text:p text:style-name="a181" text:class-names="" text:cond-style-name=""><text:span text:style-name="a18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50"/>
          <table:table-cell table:style-name="ce46">
            <draw:custom-shape svg:x="0.35208in" svg:y="0in" svg:width="0.93859in" svg:height="0.14861in" draw:z-index="57" draw:id="id56" draw:style-name="a194" draw:name="Rectangle 57">
              <svg:title/>
              <svg:desc/>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custom-shape>
          </table:table-cell>
          <table:table-cell table:style-name="ce46"/>
          <table:table-cell table:style-name="ce46">
            <draw:custom-shape svg:x="0.02084in" svg:y="0.14792in" svg:width="8.69167in" svg:height="1.11875in" draw:z-index="60" draw:id="id59" draw:style-name="a204" draw:name="Line 45">
              <svg:title/>
              <svg:desc/>
              <text:p text:style-name="a202" text:class-names="" text:cond-style-name=""><text:span text:style-name="a20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44" table:style-name="ce46"/>
          <table:table-cell table:number-columns-repeated="23" table:style-name="ce128"/>
          <table:table-cell table:style-name="ce46"/>
          <table:table-cell table:style-name="ce50"/>
          <table:table-cell table:number-columns-repeated="18" table:style-name="ce46"/>
          <table:table-cell table:number-columns-repeated="16291" table:style-name="ce48"/>
        </table:table-row>
        <table:table-row table:style-name="ro6">
          <table:table-cell/>
          <table:table-cell table:style-name="ce46"/>
          <table:table-cell table:style-name="ce50"/>
          <table:table-cell table:number-columns-repeated="36" table:style-name="ce46"/>
          <table:table-cell table:style-name="ce52"/>
          <table:table-cell table:number-columns-repeated="4" table:style-name="ce46"/>
          <table:table-cell table:style-name="ce52"/>
          <table:table-cell table:number-columns-repeated="5" table:style-name="ce46"/>
          <table:table-cell table:number-columns-repeated="23" table:style-name="ce129"/>
          <table:table-cell table:style-name="ce46"/>
          <table:table-cell table:style-name="ce50"/>
          <table:table-cell table:number-columns-repeated="18" table:style-name="ce46"/>
          <table:table-cell table:number-columns-repeated="16291" table:style-name="ce48"/>
        </table:table-row>
        <table:table-row table:number-rows-repeated="2" table:style-name="ro6">
          <table:table-cell/>
          <table:table-cell table:style-name="ce46"/>
          <table:table-cell table:style-name="ce50"/>
          <table:table-cell table:number-columns-repeated="47" table:style-name="ce46"/>
          <table:table-cell table:number-columns-repeated="23" table:style-name="ce129"/>
          <table:table-cell table:style-name="ce46"/>
          <table:table-cell table:style-name="ce50"/>
          <table:table-cell table:number-columns-repeated="16309"/>
        </table:table-row>
        <table:table-row table:style-name="ro6">
          <table:table-cell/>
          <table:table-cell table:number-columns-repeated="92" table:style-name="ce46"/>
          <table:table-cell table:number-columns-repeated="16291"/>
        </table:table-row>
        <table:table-row table:style-name="ro6">
          <table:table-cell/>
          <table:table-cell office:value-type="string" table:style-name="ce46">
            <text:p>* = on all offence basis</text:p>
          </table:table-cell>
          <table:table-cell table:number-columns-repeated="91" table:style-name="ce46"/>
          <table:table-cell table:number-columns-repeated="16291"/>
        </table:table-row>
        <table:table-row table:style-name="ro18">
          <table:table-cell/>
          <table:table-cell office:value-type="string" table:number-columns-spanned="11" table:number-rows-spanned="3" table:style-name="ce178">
            <text:p>(1) Covers all indictable offences, including triable either way, plus a few closely associated summary offences. Includes fraud offences recorded by Action Fraud/CIFAS/Financial Fraud Action UK.</text:p>
          </table:table-cell>
          <table:covered-table-cell table:number-columns-repeated="10"/>
          <table:table-cell table:number-columns-repeated="4" table:style-name="ce46"/>
          <table:table-cell office:value-type="string" table:number-columns-spanned="9" table:number-rows-spanned="1" table:style-name="ce166">
            <text:p>Total sentenced to custody</text:p>
          </table:table-cell>
          <table:covered-table-cell table:number-columns-repeated="8"/>
          <table:table-cell table:number-columns-repeated="7" table:style-name="ce46"/>
          <table:table-cell table:style-name="ce98"/>
          <table:table-cell office:value-type="string" table:number-columns-spanned="10" table:number-rows-spanned="1" table:style-name="ce166">
            <text:p>Total sentences to be served in the community</text:p>
          </table:table-cell>
          <table:covered-table-cell table:number-columns-repeated="9"/>
          <table:table-cell table:number-columns-repeated="50" table:style-name="ce46"/>
          <table:table-cell table:number-columns-repeated="16291"/>
        </table:table-row>
        <table:table-row table:style-name="ro6">
          <table:table-cell/>
          <table:covered-table-cell/>
          <table:covered-table-cell table:number-columns-repeated="10"/>
          <table:table-cell table:number-columns-repeated="3" table:style-name="ce46"/>
          <table:table-cell table:style-name="ce85"/>
          <table:table-cell office:value-type="float" office:value="64824" table:number-columns-spanned="9" table:number-rows-spanned="1" table:style-name="ce179">
            <text:p>64,824</text:p>
          </table:table-cell>
          <table:covered-table-cell table:number-columns-repeated="8"/>
          <table:table-cell table:number-columns-repeated="7" table:style-name="ce46"/>
          <table:table-cell table:style-name="ce97"/>
          <table:table-cell office:value-type="float" office:value="97583" table:number-columns-spanned="10" table:number-rows-spanned="1" table:style-name="ce165">
            <text:p>97,583</text:p>
          </table:table-cell>
          <table:covered-table-cell table:number-columns-repeated="9"/>
          <table:table-cell table:number-columns-repeated="50" table:style-name="ce46"/>
          <table:table-cell table:number-columns-repeated="16291"/>
        </table:table-row>
        <table:table-row table:style-name="ro21">
          <table:table-cell/>
          <table:covered-table-cell/>
          <table:covered-table-cell table:number-columns-repeated="10"/>
          <table:table-cell table:number-columns-repeated="8" table:style-name="ce46"/>
          <table:table-cell table:style-name="ce46">
            <draw:custom-shape svg:x="0.30833in" svg:y="0in" svg:width="0in" svg:height="0.61458in" draw:z-index="63" draw:id="id62" draw:style-name="a216" draw:name="Line 50">
              <svg:title/>
              <svg:desc/>
              <text:p text:style-name="a214" text:class-names="" text:cond-style-name=""><text:span text:style-name="a21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15" table:style-name="ce46"/>
          <table:table-cell table:style-name="ce46">
            <draw:custom-shape svg:x="0.5625in" svg:y="0in" svg:width="0in" svg:height="0.6125in" draw:z-index="64" draw:id="id63" draw:style-name="a220" draw:name="Line 50">
              <svg:title/>
              <svg:desc/>
              <text:p text:style-name="a218" text:class-names="" text:cond-style-name=""><text:span text:style-name="a21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56" table:style-name="ce46"/>
          <table:table-cell table:number-columns-repeated="16291"/>
        </table:table-row>
        <table:table-row table:style-name="ro22">
          <table:table-cell/>
          <table:table-cell office:value-type="string" table:number-columns-spanned="11" table:number-rows-spanned="3" table:style-name="ce180">
            <text:p>(2) Excludes Greater Manchester Police. Following the implementation of a new IT system, Greater Manchester Police have been unable to supply data since July 2019.</text:p>
          </table:table-cell>
          <table:covered-table-cell table:number-columns-repeated="10"/>
          <table:table-cell table:number-columns-repeated="11" table:style-name="ce46"/>
          <table:table-cell office:value-type="string" table:number-columns-spanned="8" table:number-rows-spanned="1" table:style-name="ce166">
            <text:p>Average custodial sentence length</text:p>
          </table:table-cell>
          <table:covered-table-cell table:number-columns-repeated="7"/>
          <table:table-cell table:number-columns-repeated="3" table:style-name="ce87"/>
          <table:table-cell table:number-columns-repeated="59" table:style-name="ce46"/>
          <table:table-cell table:number-columns-repeated="16291"/>
        </table:table-row>
        <table:table-row table:style-name="ro6">
          <table:table-cell/>
          <table:covered-table-cell/>
          <table:covered-table-cell table:number-columns-repeated="10"/>
          <table:table-cell table:number-columns-repeated="11" table:style-name="ce46"/>
          <table:table-cell office:value-type="float" office:value="18.998999999999999" table:style-name="ce131">
            <text:p>19.0</text:p>
          </table:table-cell>
          <table:table-cell office:value-type="string" table:style-name="ce132">
            <text:p>months</text:p>
          </table:table-cell>
          <table:table-cell table:style-name="ce132"/>
          <table:table-cell table:number-columns-repeated="2" table:style-name="ce133"/>
          <table:table-cell table:style-name="ce134"/>
          <table:table-cell table:style-name="ce135"/>
          <table:table-cell table:style-name="ce136"/>
          <table:table-cell table:number-columns-repeated="62" table:style-name="ce46"/>
          <table:table-cell table:number-columns-repeated="16291"/>
        </table:table-row>
        <table:table-row table:style-name="ro22">
          <table:table-cell/>
          <table:covered-table-cell/>
          <table:covered-table-cell table:number-columns-repeated="10"/>
          <table:table-cell table:number-columns-repeated="4" table:style-name="ce46"/>
          <table:table-cell table:style-name="ce87"/>
          <table:table-cell table:number-columns-repeated="8" table:style-name="ce46"/>
          <table:table-cell table:number-columns-repeated="3" table:style-name="ce108"/>
          <table:table-cell table:style-name="ce137"/>
          <table:table-cell table:number-columns-repeated="2" table:style-name="ce108"/>
          <table:table-cell table:number-columns-repeated="62" table:style-name="ce46"/>
          <table:table-cell table:number-columns-repeated="16291"/>
        </table:table-row>
        <table:table-row table:style-name="ro23">
          <table:table-cell/>
          <table:table-cell table:number-columns-repeated="15" table:style-name="ce46"/>
          <table:table-cell office:value-type="string" table:number-columns-spanned="9" table:number-rows-spanned="1" table:style-name="ce181">
            <text:p>Prison receptions<text:s/><text:span text:style-name="T3">(7)</text:span></text:p>
          </table:table-cell>
          <table:covered-table-cell table:number-columns-repeated="8"/>
          <table:table-cell table:number-columns-repeated="3" table:style-name="ce108"/>
          <table:table-cell table:number-columns-repeated="5" table:style-name="ce46"/>
          <table:table-cell table:style-name="ce138"/>
          <table:table-cell table:style-name="ce139"/>
          <table:table-cell office:value-type="string" table:style-name="ce140">
            <text:p>Probation starts<text:s/><text:span text:style-name="T3">(8)</text:span></text:p>
          </table:table-cell>
          <table:table-cell table:number-columns-repeated="5" table:style-name="ce140"/>
          <table:table-cell table:style-name="ce141"/>
          <table:table-cell table:number-columns-repeated="3" table:style-name="ce108"/>
          <table:table-cell table:number-columns-repeated="48" table:style-name="ce46"/>
          <table:table-cell table:number-columns-repeated="16291"/>
        </table:table-row>
        <table:table-row table:style-name="ro18">
          <table:table-cell/>
          <table:table-cell office:value-type="string" table:number-columns-spanned="14" table:number-rows-spanned="2" table:style-name="ce180">
            <text:p>(3) Cautions data is not currently available due to the Ministry of Justice's data extract of the Police National Computer being inaccessible during the COVID-19 lockdown period.</text:p>
          </table:table-cell>
          <table:covered-table-cell table:number-columns-repeated="13"/>
          <table:table-cell table:style-name="ce46"/>
          <table:table-cell table:style-name="ce142"/>
          <table:table-cell table:number-columns-repeated="3" table:style-name="ce143"/>
          <table:table-cell office:value-type="float" office:value="42803" table:style-name="ce144">
            <text:p>42,803</text:p>
          </table:table-cell>
          <table:table-cell table:number-columns-repeated="3" table:style-name="ce143"/>
          <table:table-cell table:style-name="ce145"/>
          <table:table-cell table:number-columns-repeated="3" table:style-name="ce108"/>
          <table:table-cell table:number-columns-repeated="5" table:style-name="ce46"/>
          <table:table-cell office:value-type="float" office:value="81457" table:number-columns-spanned="9" table:number-rows-spanned="1" table:style-name="ce182">
            <text:p>81,457</text:p>
          </table:table-cell>
          <table:covered-table-cell table:number-columns-repeated="8"/>
          <table:table-cell table:number-columns-repeated="3" table:style-name="ce87"/>
          <table:table-cell table:number-columns-repeated="48" table:style-name="ce46"/>
          <table:table-cell table:number-columns-repeated="16291"/>
        </table:table-row>
        <table:table-row table:style-name="ro21">
          <table:table-cell/>
          <table:covered-table-cell/>
          <table:covered-table-cell table:number-columns-repeated="13"/>
          <table:table-cell table:style-name="ce46"/>
          <table:table-cell table:number-columns-spanned="9" table:number-rows-spanned="1" table:style-name="ce156"/>
          <table:covered-table-cell table:number-columns-repeated="8"/>
          <table:table-cell table:number-columns-repeated="3" table:style-name="ce46"/>
          <table:table-cell table:number-columns-spanned="7" table:number-rows-spanned="1" table:style-name="ce157"/>
          <table:covered-table-cell table:number-columns-repeated="6"/>
          <table:table-cell table:number-columns-repeated="3" table:style-name="ce46"/>
          <table:table-cell table:number-columns-repeated="7" table:style-name="ce146"/>
          <table:table-cell table:number-columns-repeated="48" table:style-name="ce46"/>
          <table:table-cell table:number-columns-repeated="16291"/>
        </table:table-row>
        <table:table-row table:style-name="ro24">
          <table:table-cell/>
          <table:table-cell table:number-columns-repeated="14" table:style-name="ce128"/>
          <table:table-cell table:style-name="ce46"/>
          <table:table-cell table:number-columns-repeated="9" table:style-name="ce147"/>
          <table:table-cell table:number-columns-repeated="3" table:style-name="ce46"/>
          <table:table-cell table:number-columns-repeated="7" table:style-name="ce147"/>
          <table:table-cell table:number-columns-repeated="3" table:style-name="ce46"/>
          <table:table-cell table:number-columns-repeated="7" table:style-name="ce146"/>
          <table:table-cell table:number-columns-repeated="48" table:style-name="ce46"/>
          <table:table-cell table:number-columns-repeated="16291"/>
        </table:table-row>
        <table:table-row table:style-name="ro25">
          <table:table-cell/>
          <table:table-cell office:value-type="string" table:number-columns-spanned="14" table:number-rows-spanned="1" table:style-name="ce180">
            <text:p>(4) <text:s/>Includes males, females, persons where sex "Not Stated" and other offenders, i.e. companies, public bodies, etc.</text:p>
          </table:table-cell>
          <table:covered-table-cell table:number-columns-repeated="13"/>
          <table:table-cell table:style-name="ce46"/>
          <table:table-cell table:number-columns-spanned="27" table:number-rows-spanned="3" table:style-name="ce157"/>
          <table:covered-table-cell table:number-columns-repeated="26"/>
          <table:table-cell table:number-columns-repeated="2" table:style-name="ce146"/>
          <table:table-cell table:number-columns-repeated="48" table:style-name="ce46"/>
          <table:table-cell table:number-columns-repeated="16291"/>
        </table:table-row>
        <table:table-row table:style-name="ro22">
          <table:table-cell/>
          <table:table-cell table:number-columns-repeated="14" table:style-name="ce128"/>
          <table:table-cell table:style-name="ce46"/>
          <table:covered-table-cell/>
          <table:covered-table-cell table:number-columns-repeated="26"/>
          <table:table-cell table:number-columns-repeated="2" table:style-name="ce146"/>
          <table:table-cell table:number-columns-repeated="48" table:style-name="ce46"/>
          <table:table-cell table:number-columns-repeated="16291"/>
        </table:table-row>
        <table:table-row table:style-name="ro18">
          <table:table-cell table:style-name="ce46"/>
          <table:table-cell office:value-type="string" table:number-columns-spanned="14" table:number-rows-spanned="2" table:style-name="ce178">
            <text:p>(5) Defendants tried or sentenced at the Crown Court in a given year may have been committed for trial or sentence by a magistrate in a previous year.</text:p>
          </table:table-cell>
          <table:covered-table-cell table:number-columns-repeated="13"/>
          <table:table-cell table:style-name="ce46"/>
          <table:covered-table-cell/>
          <table:covered-table-cell table:number-columns-repeated="26"/>
          <table:table-cell table:number-columns-repeated="2" table:style-name="ce146"/>
          <table:table-cell table:number-columns-repeated="48" table:style-name="ce46"/>
          <table:table-cell table:number-columns-repeated="16291"/>
        </table:table-row>
        <table:table-row table:style-name="ro6">
          <table:table-cell table:style-name="ce46"/>
          <table:covered-table-cell/>
          <table:covered-table-cell table:number-columns-repeated="13"/>
          <table:table-cell table:style-name="ce46"/>
          <table:table-cell table:number-columns-repeated="27" table:style-name="ce148"/>
          <table:table-cell table:number-columns-repeated="2" table:style-name="ce146"/>
          <table:table-cell table:number-columns-repeated="48" table:style-name="ce46"/>
          <table:table-cell table:number-columns-repeated="16291"/>
        </table:table-row>
        <table:table-row table:style-name="ro26">
          <table:table-cell table:style-name="ce46"/>
          <table:table-cell office:value-type="string" table:number-columns-spanned="11" table:number-rows-spanned="2" table:style-name="ce178">
            <text:p>(6) Figures for offenders pleading not guility include those cases recorded as not applicable</text:p>
          </table:table-cell>
          <table:covered-table-cell table:number-columns-repeated="10"/>
          <table:table-cell table:number-columns-repeated="81" table:style-name="ce46"/>
          <table:table-cell table:number-columns-repeated="16291"/>
        </table:table-row>
        <table:table-row table:style-name="ro26">
          <table:table-cell table:style-name="ce46"/>
          <table:covered-table-cell/>
          <table:covered-table-cell table:number-columns-repeated="10"/>
          <table:table-cell table:number-columns-repeated="81" table:style-name="ce46"/>
          <table:table-cell table:number-columns-repeated="16291"/>
        </table:table-row>
        <table:table-row table:style-name="ro26">
          <table:table-cell table:style-name="ce46"/>
          <table:table-cell office:value-type="string" table:number-columns-spanned="14" table:number-rows-spanned="2" table:style-name="ce178">
            <text:p>(7) Prison receptions of offenders sentenced to immediate custody, excluding fine defaulters.</text:p>
          </table:table-cell>
          <table:covered-table-cell table:number-columns-repeated="13"/>
          <table:table-cell table:number-columns-repeated="22" table:style-name="ce46"/>
          <table:table-cell table:style-name="ce128"/>
          <table:table-cell table:number-columns-repeated="55" table:style-name="ce46"/>
          <table:table-cell table:number-columns-repeated="16291"/>
        </table:table-row>
        <table:table-row table:style-name="ro26">
          <table:table-cell table:style-name="ce46"/>
          <table:covered-table-cell/>
          <table:covered-table-cell table:number-columns-repeated="13"/>
          <table:table-cell table:number-columns-repeated="78" table:style-name="ce46"/>
          <table:table-cell table:number-columns-repeated="16291"/>
        </table:table-row>
        <table:table-row table:style-name="ro26">
          <table:table-cell table:style-name="ce46"/>
          <table:table-cell office:value-type="string" table:number-columns-spanned="14" table:number-rows-spanned="2" table:style-name="ce178">
            <text:p>(8) Offenders starting Community Order or Suspended Sentence Order supervision by the Probation Service. Includes Suspended Sentence Orders without requirements.</text:p>
          </table:table-cell>
          <table:covered-table-cell table:number-columns-repeated="13"/>
          <table:table-cell table:number-columns-repeated="78" table:style-name="ce46"/>
          <table:table-cell table:number-columns-repeated="16291"/>
        </table:table-row>
        <table:table-row table:style-name="ro26">
          <table:table-cell table:style-name="ce46"/>
          <table:covered-table-cell/>
          <table:covered-table-cell table:number-columns-repeated="13"/>
          <table:table-cell table:number-columns-repeated="23" table:style-name="ce46"/>
          <table:table-cell table:style-name="ce130"/>
          <table:table-cell table:number-columns-repeated="54" table:style-name="ce46"/>
          <table:table-cell table:number-columns-repeated="16291"/>
        </table:table-row>
        <table:table-row table:style-name="ro26">
          <table:table-cell table:number-columns-repeated="45" table:style-name="ce59"/>
          <table:table-cell table:number-columns-repeated="48" table:style-name="ce46"/>
          <table:table-cell table:number-columns-repeated="16291"/>
        </table:table-row>
        <table:table-row table:style-name="ro27">
          <table:table-cell table:number-columns-repeated="93" table:style-name="ce46"/>
          <table:table-cell table:number-columns-repeated="16291"/>
        </table:table-row>
        <table:table-row table:style-name="ro15">
          <table:table-cell table:number-columns-repeated="93" table:style-name="ce46"/>
          <table:table-cell table:number-columns-repeated="16291"/>
        </table:table-row>
        <table:table-row table:style-name="ro26">
          <table:table-cell table:number-columns-repeated="47" table:style-name="ce46"/>
          <table:table-cell table:style-name="ce48"/>
          <table:table-cell table:number-columns-repeated="16336"/>
        </table:table-row>
        <table:table-row table:number-rows-repeated="1048484" table:style-name="ro14">
          <table:table-cell table:number-columns-repeated="16384"/>
        </table:table-row>
      </table:table>
      <table:table table:name="Q1_1" table:style-name="ta2">
        <table:table-column table:style-name="co23" table:default-cell-style-name="ce185"/>
        <table:table-column table:style-name="co24" table:number-columns-repeated="5" table:default-cell-style-name="ce185"/>
        <table:table-column table:style-name="co25" table:default-cell-style-name="ce185"/>
        <table:table-column table:style-name="co26" table:default-cell-style-name="ce185"/>
        <table:table-column table:style-name="co27" table:default-cell-style-name="ce185"/>
        <table:table-column table:style-name="co28" table:default-cell-style-name="ce185"/>
        <table:table-column table:style-name="co29" table:default-cell-style-name="ce185"/>
        <table:table-column table:style-name="co4" table:number-columns-repeated="195"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42" table:default-cell-style-name="ce185"/>
        <table:table-column table:style-name="co23"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0" table:default-cell-style-name="ce185"/>
        <table:table-column table:style-name="co31" table:default-cell-style-name="ce185"/>
        <table:table-column table:style-name="co32" table:default-cell-style-name="ce185"/>
        <table:table-column table:style-name="co33" table:default-cell-style-name="ce185"/>
        <table:table-column table:style-name="co34" table:default-cell-style-name="ce185"/>
        <table:table-column table:style-name="co4" table:number-columns-repeated="292" table:default-cell-style-name="ce185"/>
        <table:table-row table:style-name="ro28">
          <table:table-cell office:value-type="string" table:number-columns-spanned="7" table:number-rows-spanned="1" table:style-name="ce230">
            <text:p>Table Q1.1 - Individuals entering the Criminal Justice System, 12 months ending September 2016 to 12 months ending September 2020</text:p>
          </table:table-cell>
          <table:covered-table-cell table:number-columns-repeated="6"/>
          <table:table-cell table:number-columns-repeated="16377" table:style-name="ce3"/>
        </table:table-row>
        <table:table-row table:style-name="ro6">
          <table:table-cell office:value-type="string" table:style-name="ce31">
            <text:p><text:a xlink:href="#Contents.A1">back to contents</text:a></text:p>
          </table:table-cell>
          <table:table-cell table:number-columns-repeated="6" table:style-name="ce183"/>
          <table:table-cell table:number-columns-repeated="16377" table:style-name="ce3"/>
        </table:table-row>
        <table:table-row table:style-name="ro27">
          <table:table-cell table:style-name="ce3"/>
          <table:table-cell table:number-columns-repeated="6" table:style-name="ce184"/>
          <table:table-cell table:number-columns-repeated="16377" table:style-name="ce3"/>
        </table:table-row>
        <table:table-row table:style-name="ro29">
          <table:table-cell office:value-type="string" table:number-columns-spanned="7" table:number-rows-spanned="3" table:style-name="ce231">
            <text:p>Please note:<text:s/><text:span text:style-name="T1">The COVID-19 pandemic continues to cause MoJ to review our data gathering, access and release practices, focusing efforts on priority analysis and statistics. We have limited access to the Police National Computer to minimise non-essential travel by our analysts. In line with guidance from the Office for Statistics Regulation, the decision has been made to delay the publication of cautions.</text:span></text:p>
          </table:table-cell>
          <table:covered-table-cell table:number-columns-repeated="6"/>
          <table:table-cell table:number-columns-repeated="16377" table:style-name="ce3"/>
        </table:table-row>
        <table:table-row table:number-rows-repeated="2" table:style-name="ro29">
          <table:covered-table-cell/>
          <table:covered-table-cell table:number-columns-repeated="6"/>
          <table:table-cell table:number-columns-repeated="16377" table:style-name="ce3"/>
        </table:table-row>
        <table:table-row table:style-name="ro30">
          <table:table-cell office:value-type="string" table:style-name="ce185">
            <text:p>England and Wales</text:p>
          </table:table-cell>
          <table:table-cell table:number-columns-repeated="5" table:style-name="ce186"/>
          <table:table-cell table:style-name="ce185"/>
          <table:table-cell table:style-name="ce3"/>
          <table:table-cell office:value-type="string" table:number-columns-spanned="3" table:number-rows-spanned="1" table:style-name="ce232">
            <text:p>Excluding Greater Manchester Police<text:span text:style-name="T5">(3)</text:span></text:p>
          </table:table-cell>
          <table:covered-table-cell table:number-columns-repeated="2"/>
          <table:table-cell table:number-columns-repeated="16373" table:style-name="ce3"/>
        </table:table-row>
        <table:table-row table:style-name="ro31">
          <table:table-cell table:style-name="ce187"/>
          <table:table-cell office:value-type="string" table:number-columns-spanned="5" table:number-rows-spanned="1" table:style-name="ce233">
            <text:p>12 months ending September</text:p>
          </table:table-cell>
          <table:covered-table-cell table:number-columns-repeated="4"/>
          <table:table-cell office:value-type="string" table:number-columns-spanned="1" table:number-rows-spanned="2" table:style-name="ce234">
            <text:p>Percentage change 12 months ending September 2019 to September 2020</text:p>
          </table:table-cell>
          <table:table-cell table:style-name="ce3"/>
          <table:table-cell table:number-columns-repeated="2" table:style-name="ce189"/>
          <table:table-cell office:value-type="string" table:number-columns-spanned="1" table:number-rows-spanned="2" table:style-name="ce234">
            <text:p>Percentage change 12 months ending September 2019 to September 2020</text:p>
          </table:table-cell>
          <table:table-cell table:number-columns-repeated="16373" table:style-name="ce3"/>
        </table:table-row>
        <table:table-row table:style-name="ro32">
          <table:table-cell table:style-name="ce190"/>
          <table:table-cell office:value-type="float" office:value="2016" table:style-name="ce191">
            <text:p>2016</text:p>
          </table:table-cell>
          <table:table-cell office:value-type="float" office:value="2017" table:style-name="ce191">
            <text:p>2017</text:p>
          </table:table-cell>
          <table:table-cell office:value-type="float" office:value="2018" table:style-name="ce191">
            <text:p>2018</text:p>
          </table:table-cell>
          <table:table-cell office:value-type="float" office:value="2019" table:style-name="ce191">
            <text:p>2019</text:p>
          </table:table-cell>
          <table:table-cell office:value-type="float" office:value="2020" table:style-name="ce191">
            <text:p>2020</text:p>
          </table:table-cell>
          <table:covered-table-cell/>
          <table:table-cell table:style-name="ce184"/>
          <table:table-cell office:value-type="float" office:value="2019" table:style-name="ce192">
            <text:p>2019</text:p>
          </table:table-cell>
          <table:table-cell office:value-type="float" office:value="2020" table:style-name="ce192">
            <text:p>2020</text:p>
          </table:table-cell>
          <table:covered-table-cell/>
          <table:table-cell table:number-columns-repeated="16373" table:style-name="ce184"/>
        </table:table-row>
        <table:table-row table:style-name="ro13">
          <table:table-cell table:style-name="ce184"/>
          <table:table-cell table:number-columns-repeated="2" table:style-name="ce193"/>
          <table:table-cell table:number-columns-repeated="2" table:style-name="ce194"/>
          <table:table-cell table:style-name="ce193"/>
          <table:table-cell table:style-name="ce194"/>
          <table:table-cell table:style-name="ce184"/>
          <table:table-cell table:number-columns-repeated="2" table:style-name="ce195"/>
          <table:table-cell table:style-name="ce196"/>
          <table:table-cell table:number-columns-repeated="16373" table:style-name="ce184"/>
        </table:table-row>
        <table:table-row table:style-name="ro33">
          <table:table-cell office:value-type="string" table:style-name="ce197">
            <text:p>Out of court disposals (excluding cautions)<text:span text:style-name="T5">(1)</text:span></text:p>
          </table:table-cell>
          <table:table-cell office:value-type="float" office:value="189176" table:style-name="ce198">
            <text:p>189,176</text:p>
          </table:table-cell>
          <table:table-cell office:value-type="float" office:value="165712" table:style-name="ce198">
            <text:p>165,712</text:p>
          </table:table-cell>
          <table:table-cell office:value-type="float" office:value="152234" table:style-name="ce198">
            <text:p>152,234</text:p>
          </table:table-cell>
          <table:table-cell office:value-type="float" office:value="150384" table:style-name="ce198">
            <text:p>150,384</text:p>
          </table:table-cell>
          <table:table-cell office:value-type="float" office:value="162456" table:style-name="ce198">
            <text:p>162,456</text:p>
          </table:table-cell>
          <table:table-cell office:value-type="percentage" office:value="8.0274497286945426E-2" table:style-name="ce199">
            <text:p>8.0%</text:p>
          </table:table-cell>
          <table:table-cell table:style-name="ce3"/>
          <table:table-cell table:number-columns-repeated="2" table:style-name="ce195"/>
          <table:table-cell table:style-name="ce196"/>
          <table:table-cell table:number-columns-repeated="16373" table:style-name="ce3"/>
        </table:table-row>
        <table:table-row table:style-name="ro34">
          <table:table-cell office:value-type="string" table:style-name="ce200">
            <text:p>Penalty Notices for Disorder</text:p>
          </table:table-cell>
          <table:table-cell office:value-type="float" office:value="38587" table:style-name="ce201">
            <text:p>38,587</text:p>
          </table:table-cell>
          <table:table-cell office:value-type="float" office:value="28328" table:style-name="ce201">
            <text:p>28,328</text:p>
          </table:table-cell>
          <table:table-cell office:value-type="float" office:value="21900" table:style-name="ce201">
            <text:p>21,900</text:p>
          </table:table-cell>
          <table:table-cell office:value-type="float" office:value="20686" table:style-name="ce201">
            <text:p>20,686</text:p>
          </table:table-cell>
          <table:table-cell office:value-type="float" office:value="17346" table:style-name="ce201">
            <text:p>17,346</text:p>
          </table:table-cell>
          <table:table-cell office:value-type="percentage" office:value="-0.16146185826162623" table:style-name="ce199">
            <text:p>-16.1%</text:p>
          </table:table-cell>
          <table:table-cell table:style-name="ce3"/>
          <table:table-cell table:number-columns-repeated="2" table:style-name="ce202"/>
          <table:table-cell table:style-name="ce203"/>
          <table:table-cell table:number-columns-repeated="16373" table:style-name="ce3"/>
        </table:table-row>
        <table:table-row table:style-name="ro6">
          <table:table-cell office:value-type="string" table:style-name="ce200">
            <text:p>Cautions</text:p>
          </table:table-cell>
          <table:table-cell office:value-type="string" table:style-name="ce201">
            <text:p>:</text:p>
          </table:table-cell>
          <table:table-cell office:value-type="string" table:style-name="ce201">
            <text:p>:</text:p>
          </table:table-cell>
          <table:table-cell office:value-type="string" table:style-name="ce201">
            <text:p>:</text:p>
          </table:table-cell>
          <table:table-cell office:value-type="string" table:style-name="ce201">
            <text:p>:</text:p>
          </table:table-cell>
          <table:table-cell office:value-type="string" table:style-name="ce201">
            <text:p>:</text:p>
          </table:table-cell>
          <table:table-cell office:value-type="string" table:style-name="ce199">
            <text:p>:</text:p>
          </table:table-cell>
          <table:table-cell table:style-name="ce3"/>
          <table:table-cell table:number-columns-repeated="2" table:style-name="ce202"/>
          <table:table-cell table:style-name="ce203"/>
          <table:table-cell table:number-columns-repeated="16373" table:style-name="ce3"/>
        </table:table-row>
        <table:table-row table:style-name="ro28">
          <table:table-cell office:value-type="string" table:style-name="ce200">
            <text:p>Cannabis / khat warnings<text:span text:style-name="T3">(2)(3)</text:span></text:p>
          </table:table-cell>
          <table:table-cell office:value-type="float" office:value="35390" table:style-name="ce201">
            <text:p>35,390</text:p>
          </table:table-cell>
          <table:table-cell office:value-type="float" office:value="31613" table:style-name="ce201">
            <text:p>31,613</text:p>
          </table:table-cell>
          <table:table-cell office:value-type="float" office:value="27138" table:style-name="ce201">
            <text:p>27,138</text:p>
          </table:table-cell>
          <table:table-cell office:value-type="float" office:value="20829" table:style-name="ce201">
            <text:p>20,829</text:p>
          </table:table-cell>
          <table:table-cell office:value-type="float" office:value="16252" table:style-name="ce201">
            <text:p>16,252</text:p>
          </table:table-cell>
          <table:table-cell office:value-type="percentage" office:value="-0.21974170627490519" table:style-name="ce204">
            <text:p>-22.0%</text:p>
          </table:table-cell>
          <table:table-cell table:style-name="ce3"/>
          <table:table-cell office:value-type="float" office:value="19936" table:style-name="ce205">
            <text:p>19,936</text:p>
          </table:table-cell>
          <table:table-cell office:value-type="float" office:value="16252" table:style-name="ce205">
            <text:p>16,252</text:p>
          </table:table-cell>
          <table:table-cell office:value-type="percentage" office:value="-0.1847913322632424" table:style-name="ce196">
            <text:p>-18.5%</text:p>
          </table:table-cell>
          <table:table-cell table:number-columns-repeated="16373" table:style-name="ce3"/>
        </table:table-row>
        <table:table-row table:style-name="ro28">
          <table:table-cell office:value-type="string" table:style-name="ce200">
            <text:p>Community resolutions<text:span text:style-name="T3">(3)</text:span></text:p>
          </table:table-cell>
          <table:table-cell office:value-type="float" office:value="115199" table:style-name="ce201">
            <text:p>115,199</text:p>
          </table:table-cell>
          <table:table-cell office:value-type="float" office:value="105771" table:style-name="ce201">
            <text:p>105,771</text:p>
          </table:table-cell>
          <table:table-cell office:value-type="float" office:value="103196" table:style-name="ce201">
            <text:p>103,196</text:p>
          </table:table-cell>
          <table:table-cell office:value-type="float" office:value="108869" table:style-name="ce201">
            <text:p>108,869</text:p>
          </table:table-cell>
          <table:table-cell office:value-type="float" office:value="128858" table:style-name="ce201">
            <text:p>128,858</text:p>
          </table:table-cell>
          <table:table-cell office:value-type="percentage" office:value="0.18360598517484317" table:style-name="ce204">
            <text:p>18.4%</text:p>
          </table:table-cell>
          <table:table-cell table:style-name="ce3"/>
          <table:table-cell office:value-type="float" office:value="105389" table:style-name="ce205">
            <text:p>105,389</text:p>
          </table:table-cell>
          <table:table-cell office:value-type="float" office:value="128858" table:style-name="ce205">
            <text:p>128,858</text:p>
          </table:table-cell>
          <table:table-cell office:value-type="percentage" office:value="0.22268927497177127" table:style-name="ce196">
            <text:p>22.3%</text:p>
          </table:table-cell>
          <table:table-cell table:number-columns-repeated="16373" table:style-name="ce3"/>
        </table:table-row>
        <table:table-row table:style-name="ro28">
          <table:table-cell table:style-name="ce185"/>
          <table:table-cell table:number-columns-repeated="5" table:style-name="ce206"/>
          <table:table-cell table:style-name="ce204"/>
          <table:table-cell table:number-columns-repeated="16377" table:style-name="ce3"/>
        </table:table-row>
        <table:table-row table:style-name="ro28">
          <table:table-cell office:value-type="string" table:style-name="ce197">
            <text:p>Defendants proceeded against<text:span text:style-name="T5">(4)(5)</text:span></text:p>
          </table:table-cell>
          <table:table-cell office:value-type="float" office:value="1480220" table:style-name="ce198">
            <text:p>1,480,220</text:p>
          </table:table-cell>
          <table:table-cell office:value-type="float" office:value="1424851" table:style-name="ce198">
            <text:p>1,424,851</text:p>
          </table:table-cell>
          <table:table-cell office:value-type="float" office:value="1381202" table:style-name="ce198">
            <text:p>1,381,202</text:p>
          </table:table-cell>
          <table:table-cell office:value-type="float" office:value="1374723" table:style-name="ce198">
            <text:p>1,374,723</text:p>
          </table:table-cell>
          <table:table-cell office:value-type="float" office:value="1026376" table:style-name="ce198">
            <text:p>1,026,376</text:p>
          </table:table-cell>
          <table:table-cell office:value-type="percentage" office:value="-0.2533943201648623" table:style-name="ce199">
            <text:p>-25.3%</text:p>
          </table:table-cell>
          <table:table-cell table:number-columns-repeated="16377" table:style-name="ce3"/>
        </table:table-row>
        <table:table-row table:style-name="ro28">
          <table:table-cell office:value-type="string" table:style-name="ce200">
            <text:p>Indictable offences</text:p>
          </table:table-cell>
          <table:table-cell office:value-type="float" office:value="299722" table:style-name="ce201">
            <text:p>299,722</text:p>
          </table:table-cell>
          <table:table-cell office:value-type="float" office:value="280726" table:style-name="ce201">
            <text:p>280,726</text:p>
          </table:table-cell>
          <table:table-cell office:value-type="float" office:value="245897" table:style-name="ce201">
            <text:p>245,897</text:p>
          </table:table-cell>
          <table:table-cell office:value-type="float" office:value="243333" table:style-name="ce201">
            <text:p>243,333</text:p>
          </table:table-cell>
          <table:table-cell office:value-type="float" office:value="204173" table:style-name="ce201">
            <text:p>204,173</text:p>
          </table:table-cell>
          <table:table-cell office:value-type="percentage" office:value="-0.16093172730373603" table:style-name="ce199">
            <text:p>-16.1%</text:p>
          </table:table-cell>
          <table:table-cell table:number-columns-repeated="16377" table:style-name="ce3"/>
        </table:table-row>
        <table:table-row table:style-name="ro28">
          <table:table-cell office:value-type="string" table:style-name="ce200">
            <text:p>Summary offences</text:p>
          </table:table-cell>
          <table:table-cell office:value-type="float" office:value="1180498" table:style-name="ce201">
            <text:p>1,180,498</text:p>
          </table:table-cell>
          <table:table-cell office:value-type="float" office:value="1144125" table:style-name="ce201">
            <text:p>1,144,125</text:p>
          </table:table-cell>
          <table:table-cell office:value-type="float" office:value="1135305" table:style-name="ce201">
            <text:p>1,135,305</text:p>
          </table:table-cell>
          <table:table-cell office:value-type="float" office:value="1131389" table:style-name="ce201">
            <text:p>1,131,389</text:p>
          </table:table-cell>
          <table:table-cell office:value-type="float" office:value="822200" table:style-name="ce201">
            <text:p>822,200</text:p>
          </table:table-cell>
          <table:table-cell office:value-type="percentage" office:value="-0.27328266405277052" table:style-name="ce199">
            <text:p>-27.3%</text:p>
          </table:table-cell>
          <table:table-cell table:number-columns-repeated="16377" table:style-name="ce3"/>
        </table:table-row>
        <table:table-row table:style-name="ro28">
          <table:table-cell office:value-type="string" table:style-name="ce200">
            <text:p>Offences not known<text:span text:style-name="T3">(6)</text:span></text:p>
          </table:table-cell>
          <table:table-cell office:value-type="string" table:style-name="ce201">
            <text:p>:</text:p>
          </table:table-cell>
          <table:table-cell office:value-type="string" table:style-name="ce201">
            <text:p>:</text:p>
          </table:table-cell>
          <table:table-cell office:value-type="float" office:value="0" table:style-name="ce201">
            <text:p>0</text:p>
          </table:table-cell>
          <table:table-cell office:value-type="float" office:value="1" table:style-name="ce201">
            <text:p>1</text:p>
          </table:table-cell>
          <table:table-cell office:value-type="float" office:value="3" table:style-name="ce201">
            <text:p>3</text:p>
          </table:table-cell>
          <table:table-cell office:value-type="string" table:style-name="ce199">
            <text:p>*</text:p>
          </table:table-cell>
          <table:table-cell table:number-columns-repeated="16377" table:style-name="ce3"/>
        </table:table-row>
        <table:table-row table:style-name="ro28">
          <table:table-cell table:style-name="ce185"/>
          <table:table-cell table:number-columns-repeated="2" table:style-name="ce206"/>
          <table:table-cell table:number-columns-repeated="2" table:style-name="ce201"/>
          <table:table-cell table:style-name="ce206"/>
          <table:table-cell table:style-name="ce199"/>
          <table:table-cell table:number-columns-repeated="16377" table:style-name="ce3"/>
        </table:table-row>
        <table:table-row table:style-name="ro28">
          <table:table-cell office:value-type="string" table:style-name="ce197">
            <text:p>Offenders convicted<text:span text:style-name="T5">(4)(5)</text:span></text:p>
          </table:table-cell>
          <table:table-cell office:value-type="float" office:value="1253209" table:style-name="ce198">
            <text:p>1,253,209</text:p>
          </table:table-cell>
          <table:table-cell office:value-type="float" office:value="1230930" table:style-name="ce198">
            <text:p>1,230,930</text:p>
          </table:table-cell>
          <table:table-cell office:value-type="float" office:value="1198283" table:style-name="ce198">
            <text:p>1,198,283</text:p>
          </table:table-cell>
          <table:table-cell office:value-type="float" office:value="1189903" table:style-name="ce198">
            <text:p>1,189,903</text:p>
          </table:table-cell>
          <table:table-cell office:value-type="float" office:value="881986" table:style-name="ce198">
            <text:p>881,986</text:p>
          </table:table-cell>
          <table:table-cell office:value-type="percentage" office:value="-0.25877487492677975" table:style-name="ce199">
            <text:p>-25.9%</text:p>
          </table:table-cell>
          <table:table-cell table:number-columns-repeated="16377" table:style-name="ce3"/>
        </table:table-row>
        <table:table-row table:style-name="ro6">
          <table:table-cell office:value-type="string" table:style-name="ce200">
            <text:p>Indictable offences</text:p>
          </table:table-cell>
          <table:table-cell office:value-type="float" office:value="251917" table:style-name="ce201">
            <text:p>251,917</text:p>
          </table:table-cell>
          <table:table-cell office:value-type="float" office:value="233217" table:style-name="ce201">
            <text:p>233,217</text:p>
          </table:table-cell>
          <table:table-cell office:value-type="float" office:value="206331" table:style-name="ce201">
            <text:p>206,331</text:p>
          </table:table-cell>
          <table:table-cell office:value-type="float" office:value="202989" table:style-name="ce201">
            <text:p>202,989</text:p>
          </table:table-cell>
          <table:table-cell office:value-type="float" office:value="162974" table:style-name="ce201">
            <text:p>162,974</text:p>
          </table:table-cell>
          <table:table-cell office:value-type="percentage" office:value="-0.19712890846302017" table:style-name="ce199">
            <text:p>-19.7%</text:p>
          </table:table-cell>
          <table:table-cell table:number-columns-repeated="16377" table:style-name="ce3"/>
        </table:table-row>
        <table:table-row table:style-name="ro6">
          <table:table-cell office:value-type="string" table:style-name="ce200">
            <text:p>Summary offences</text:p>
          </table:table-cell>
          <table:table-cell office:value-type="float" office:value="1001292" table:style-name="ce201">
            <text:p>1,001,292</text:p>
          </table:table-cell>
          <table:table-cell office:value-type="float" office:value="997713" table:style-name="ce201">
            <text:p>997,713</text:p>
          </table:table-cell>
          <table:table-cell office:value-type="float" office:value="991859" table:style-name="ce201">
            <text:p>991,859</text:p>
          </table:table-cell>
          <table:table-cell office:value-type="float" office:value="986478" table:style-name="ce201">
            <text:p>986,478</text:p>
          </table:table-cell>
          <table:table-cell office:value-type="float" office:value="718458" table:style-name="ce201">
            <text:p>718,458</text:p>
          </table:table-cell>
          <table:table-cell office:value-type="percentage" office:value="-0.27169384416074155" table:style-name="ce199">
            <text:p>-27.2%</text:p>
          </table:table-cell>
          <table:table-cell table:number-columns-repeated="16377" table:style-name="ce3"/>
        </table:table-row>
        <table:table-row table:style-name="ro28">
          <table:table-cell office:value-type="string" table:style-name="ce200">
            <text:p>Offences not known<text:span text:style-name="T3">(6)</text:span></text:p>
          </table:table-cell>
          <table:table-cell office:value-type="string" table:style-name="ce201">
            <text:p>:</text:p>
          </table:table-cell>
          <table:table-cell office:value-type="string" table:style-name="ce201">
            <text:p>:</text:p>
          </table:table-cell>
          <table:table-cell office:value-type="float" office:value="93" table:style-name="ce201">
            <text:p>93</text:p>
          </table:table-cell>
          <table:table-cell office:value-type="float" office:value="436" table:style-name="ce201">
            <text:p>436</text:p>
          </table:table-cell>
          <table:table-cell office:value-type="float" office:value="554" table:style-name="ce201">
            <text:p>554</text:p>
          </table:table-cell>
          <table:table-cell office:value-type="string" table:style-name="ce199">
            <text:p>*</text:p>
          </table:table-cell>
          <table:table-cell table:number-columns-repeated="16377" table:style-name="ce3"/>
        </table:table-row>
        <table:table-row table:style-name="ro6">
          <table:table-cell table:style-name="ce200"/>
          <table:table-cell table:number-columns-repeated="5" table:style-name="ce207"/>
          <table:table-cell table:style-name="ce204"/>
          <table:table-cell table:number-columns-repeated="16377" table:style-name="ce3"/>
        </table:table-row>
        <table:table-row table:style-name="ro33">
          <table:table-cell office:value-type="string" table:style-name="ce197">
            <text:p>Total offenders sentenced<text:span text:style-name="T5">(4)(5)(7)</text:span></text:p>
          </table:table-cell>
          <table:table-cell office:value-type="float" office:value="1251015" table:style-name="ce198">
            <text:p>1,251,015</text:p>
          </table:table-cell>
          <table:table-cell office:value-type="float" office:value="1228665" table:style-name="ce198">
            <text:p>1,228,665</text:p>
          </table:table-cell>
          <table:table-cell office:value-type="float" office:value="1196232" table:style-name="ce198">
            <text:p>1,196,232</text:p>
          </table:table-cell>
          <table:table-cell office:value-type="float" office:value="1187624" table:style-name="ce198">
            <text:p>1,187,624</text:p>
          </table:table-cell>
          <table:table-cell office:value-type="float" office:value="880513" table:style-name="ce198">
            <text:p>880,513</text:p>
          </table:table-cell>
          <table:table-cell office:value-type="percentage" office:value="-0.25859278694266874" table:style-name="ce204">
            <text:p>-25.9%</text:p>
          </table:table-cell>
          <table:table-cell table:number-columns-repeated="16377" table:style-name="ce3"/>
        </table:table-row>
        <table:table-row table:style-name="ro6">
          <table:table-cell office:value-type="string" table:style-name="ce185">
            <text:p><text:s text:c="3"/>Immediate custody</text:p>
          </table:table-cell>
          <table:table-cell office:value-type="float" office:value="90968" table:style-name="ce201">
            <text:p>90,968</text:p>
          </table:table-cell>
          <table:table-cell office:value-type="float" office:value="87399" table:style-name="ce201">
            <text:p>87,399</text:p>
          </table:table-cell>
          <table:table-cell office:value-type="float" office:value="80216" table:style-name="ce201">
            <text:p>80,216</text:p>
          </table:table-cell>
          <table:table-cell office:value-type="float" office:value="75929" table:style-name="ce201">
            <text:p>75,929</text:p>
          </table:table-cell>
          <table:table-cell office:value-type="float" office:value="64824" table:style-name="ce201">
            <text:p>64,824</text:p>
          </table:table-cell>
          <table:table-cell office:value-type="percentage" office:value="-0.14625505406366474" table:style-name="ce204">
            <text:p>-14.6%</text:p>
          </table:table-cell>
          <table:table-cell table:number-columns-repeated="16377" table:style-name="ce3"/>
        </table:table-row>
        <table:table-row table:style-name="ro6">
          <table:table-cell office:value-type="string" table:style-name="ce185">
            <text:p><text:s text:c="3"/>Suspended sentence</text:p>
          </table:table-cell>
          <table:table-cell office:value-type="float" office:value="56908" table:style-name="ce201">
            <text:p>56,908</text:p>
          </table:table-cell>
          <table:table-cell office:value-type="float" office:value="55208" table:style-name="ce201">
            <text:p>55,208</text:p>
          </table:table-cell>
          <table:table-cell office:value-type="float" office:value="45224" table:style-name="ce201">
            <text:p>45,224</text:p>
          </table:table-cell>
          <table:table-cell office:value-type="float" office:value="39350" table:style-name="ce201">
            <text:p>39,350</text:p>
          </table:table-cell>
          <table:table-cell office:value-type="float" office:value="35219" table:style-name="ce201">
            <text:p>35,219</text:p>
          </table:table-cell>
          <table:table-cell office:value-type="percentage" office:value="-0.10498094027954256" table:style-name="ce204">
            <text:p>-10.5%</text:p>
          </table:table-cell>
          <table:table-cell table:number-columns-repeated="16377" table:style-name="ce3"/>
        </table:table-row>
        <table:table-row table:style-name="ro6">
          <table:table-cell office:value-type="string" table:style-name="ce185">
            <text:p><text:s text:c="3"/>Community sentence</text:p>
          </table:table-cell>
          <table:table-cell office:value-type="float" office:value="106229" table:style-name="ce201">
            <text:p>106,229</text:p>
          </table:table-cell>
          <table:table-cell office:value-type="float" office:value="98042" table:style-name="ce201">
            <text:p>98,042</text:p>
          </table:table-cell>
          <table:table-cell office:value-type="float" office:value="90629" table:style-name="ce201">
            <text:p>90,629</text:p>
          </table:table-cell>
          <table:table-cell office:value-type="float" office:value="89853" table:style-name="ce201">
            <text:p>89,853</text:p>
          </table:table-cell>
          <table:table-cell office:value-type="float" office:value="62364" table:style-name="ce201">
            <text:p>62,364</text:p>
          </table:table-cell>
          <table:table-cell office:value-type="percentage" office:value="-0.30593302393910055" table:style-name="ce204">
            <text:p>-30.6%</text:p>
          </table:table-cell>
          <table:table-cell table:number-columns-repeated="16377" table:style-name="ce3"/>
        </table:table-row>
        <table:table-row table:style-name="ro6">
          <table:table-cell office:value-type="string" table:style-name="ce185">
            <text:p><text:s text:c="3"/>Fines</text:p>
          </table:table-cell>
          <table:table-cell office:value-type="float" office:value="914287" table:style-name="ce201">
            <text:p>914,287</text:p>
          </table:table-cell>
          <table:table-cell office:value-type="float" office:value="916496" table:style-name="ce201">
            <text:p>916,496</text:p>
          </table:table-cell>
          <table:table-cell office:value-type="float" office:value="915675" table:style-name="ce201">
            <text:p>915,675</text:p>
          </table:table-cell>
          <table:table-cell office:value-type="float" office:value="923383" table:style-name="ce201">
            <text:p>923,383</text:p>
          </table:table-cell>
          <table:table-cell office:value-type="float" office:value="676882" table:style-name="ce201">
            <text:p>676,882</text:p>
          </table:table-cell>
          <table:table-cell office:value-type="percentage" office:value="-0.26695423242576483" table:style-name="ce204">
            <text:p>-26.7%</text:p>
          </table:table-cell>
          <table:table-cell table:number-columns-repeated="16377" table:style-name="ce3"/>
        </table:table-row>
        <table:table-row table:style-name="ro6">
          <table:table-cell office:value-type="string" table:style-name="ce185">
            <text:p><text:s text:c="3"/>Compensation</text:p>
          </table:table-cell>
          <table:table-cell office:value-type="float" office:value="4864" table:style-name="ce201">
            <text:p>4,864</text:p>
          </table:table-cell>
          <table:table-cell office:value-type="float" office:value="4908" table:style-name="ce201">
            <text:p>4,908</text:p>
          </table:table-cell>
          <table:table-cell office:value-type="float" office:value="4964" table:style-name="ce201">
            <text:p>4,964</text:p>
          </table:table-cell>
          <table:table-cell office:value-type="float" office:value="4745" table:style-name="ce201">
            <text:p>4,745</text:p>
          </table:table-cell>
          <table:table-cell office:value-type="float" office:value="3468" table:style-name="ce201">
            <text:p>3,468</text:p>
          </table:table-cell>
          <table:table-cell office:value-type="percentage" office:value="-0.26912539515279243" table:style-name="ce204">
            <text:p>-26.9%</text:p>
          </table:table-cell>
          <table:table-cell table:number-columns-repeated="16377" table:style-name="ce3"/>
        </table:table-row>
        <table:table-row table:style-name="ro33">
          <table:table-cell office:value-type="string" table:style-name="ce185">
            <text:p><text:s text:c="3"/>Other disposals<text:span text:style-name="T3">(8)</text:span></text:p>
          </table:table-cell>
          <table:table-cell office:value-type="float" office:value="77759" table:style-name="ce201">
            <text:p>77,759</text:p>
          </table:table-cell>
          <table:table-cell office:value-type="float" office:value="66612" table:style-name="ce201">
            <text:p>66,612</text:p>
          </table:table-cell>
          <table:table-cell office:value-type="float" office:value="59524" table:style-name="ce201">
            <text:p>59,524</text:p>
          </table:table-cell>
          <table:table-cell office:value-type="float" office:value="54364" table:style-name="ce201">
            <text:p>54,364</text:p>
          </table:table-cell>
          <table:table-cell office:value-type="float" office:value="37756" table:style-name="ce201">
            <text:p>37,756</text:p>
          </table:table-cell>
          <table:table-cell office:value-type="percentage" office:value="-0.30549628430579062" table:style-name="ce204">
            <text:p>-30.5%</text:p>
          </table:table-cell>
          <table:table-cell table:number-columns-repeated="16377" table:style-name="ce3"/>
        </table:table-row>
        <table:table-row table:style-name="ro2">
          <table:table-cell office:value-type="string" table:style-name="ce208">
            <text:p><text:s text:c="3"/>Average custodial sentence length (months)<text:span text:style-name="T6">(9)</text:span></text:p>
          </table:table-cell>
          <table:table-cell office:value-type="float" office:value="16.412700000000001" table:style-name="ce209">
            <text:p>16.4</text:p>
          </table:table-cell>
          <table:table-cell office:value-type="float" office:value="16.591799999999999" table:style-name="ce209">
            <text:p>16.6</text:p>
          </table:table-cell>
          <table:table-cell office:value-type="float" office:value="17.261500000000002" table:style-name="ce209">
            <text:p>17.3</text:p>
          </table:table-cell>
          <table:table-cell office:value-type="float" office:value="18.0123" table:style-name="ce209">
            <text:p>18.0</text:p>
          </table:table-cell>
          <table:table-cell office:value-type="float" office:value="18.998999999999999" table:style-name="ce209">
            <text:p>19.0</text:p>
          </table:table-cell>
          <table:table-cell office:value-type="percentage" office:value="5.4779234189970133E-2" table:style-name="ce210">
            <text:p>5.5%</text:p>
          </table:table-cell>
          <table:table-cell table:number-columns-repeated="16377" table:style-name="ce3"/>
        </table:table-row>
        <table:table-row table:style-name="ro6">
          <table:table-cell table:style-name="ce185"/>
          <table:table-cell table:number-columns-repeated="16383" table:style-name="ce3"/>
        </table:table-row>
        <table:table-row table:style-name="ro33">
          <table:table-cell office:value-type="string" table:style-name="ce197">
            <text:p>Total persons sentenced<text:span text:style-name="T5">(7)(10)</text:span></text:p>
          </table:table-cell>
          <table:table-cell office:value-type="float" office:value="1242335" table:style-name="ce198">
            <text:p>1,242,335</text:p>
          </table:table-cell>
          <table:table-cell office:value-type="float" office:value="1219195" table:style-name="ce198">
            <text:p>1,219,195</text:p>
          </table:table-cell>
          <table:table-cell office:value-type="float" office:value="1186895" table:style-name="ce198">
            <text:p>1,186,895</text:p>
          </table:table-cell>
          <table:table-cell office:value-type="float" office:value="1179355" table:style-name="ce198">
            <text:p>1,179,355</text:p>
          </table:table-cell>
          <table:table-cell office:value-type="float" office:value="875090" table:style-name="ce198">
            <text:p>875,090</text:p>
          </table:table-cell>
          <table:table-cell office:value-type="percentage" office:value="-0.25799271635767007" table:style-name="ce211">
            <text:p>-25.8%</text:p>
          </table:table-cell>
          <table:table-cell table:number-columns-repeated="16377" table:style-name="ce3"/>
        </table:table-row>
        <table:table-row table:style-name="ro6">
          <table:table-cell table:style-name="ce197"/>
          <table:table-cell table:number-columns-repeated="16383" table:style-name="ce3"/>
        </table:table-row>
        <table:table-row table:style-name="ro29">
          <table:table-cell office:value-type="string" table:style-name="ce197">
            <text:p>Prison receptions<text:span text:style-name="T5">(11)</text:span></text:p>
          </table:table-cell>
          <table:table-cell office:value-type="float" office:value="67966" table:style-name="ce198">
            <text:p>67,966</text:p>
          </table:table-cell>
          <table:table-cell office:value-type="float" office:value="65116" table:style-name="ce198">
            <text:p>65,116</text:p>
          </table:table-cell>
          <table:table-cell office:value-type="float" office:value="59805" table:style-name="ce198">
            <text:p>59,805</text:p>
          </table:table-cell>
          <table:table-cell office:value-type="float" office:value="55856" table:style-name="ce198">
            <text:p>55,856</text:p>
          </table:table-cell>
          <table:table-cell office:value-type="float" office:value="42803" table:style-name="ce198">
            <text:p>42,803</text:p>
          </table:table-cell>
          <table:table-cell office:value-type="percentage" office:value="-0.23369020338012031" table:style-name="ce211">
            <text:p>-23.4%</text:p>
          </table:table-cell>
          <table:table-cell table:style-name="ce185"/>
          <table:table-cell table:number-columns-repeated="16376" table:style-name="ce3"/>
        </table:table-row>
        <table:table-row table:style-name="ro6">
          <table:table-cell table:style-name="ce185"/>
          <table:table-cell table:number-columns-repeated="2" table:style-name="ce212"/>
          <table:table-cell table:style-name="ce213"/>
          <table:table-cell table:style-name="ce212"/>
          <table:table-cell table:style-name="ce213"/>
          <table:table-cell table:style-name="ce211"/>
          <table:table-cell table:style-name="ce185"/>
          <table:table-cell table:number-columns-repeated="16376" table:style-name="ce3"/>
        </table:table-row>
        <table:table-row table:style-name="ro35">
          <table:table-cell office:value-type="string" table:style-name="ce197">
            <text:p>Probation starts<text:span text:style-name="T5">(12)</text:span></text:p>
          </table:table-cell>
          <table:table-cell office:value-type="float" office:value="138832" table:style-name="ce213">
            <text:p>138,832</text:p>
          </table:table-cell>
          <table:table-cell office:value-type="float" office:value="128083" table:style-name="ce213">
            <text:p>128,083</text:p>
          </table:table-cell>
          <table:table-cell office:value-type="float" office:value="117786" table:style-name="ce213">
            <text:p>117,786</text:p>
          </table:table-cell>
          <table:table-cell office:value-type="float" office:value="114828" table:style-name="ce213">
            <text:p>114,828</text:p>
          </table:table-cell>
          <table:table-cell office:value-type="float" office:value="81457" table:style-name="ce213">
            <text:p>81,457</text:p>
          </table:table-cell>
          <table:table-cell office:value-type="percentage" office:value="-0.29061727104887308" table:style-name="ce211">
            <text:p>-29.1%</text:p>
          </table:table-cell>
          <table:table-cell table:style-name="ce185"/>
          <table:table-cell table:number-columns-repeated="16376" table:style-name="ce3"/>
        </table:table-row>
        <table:table-row table:style-name="ro36">
          <table:table-cell table:number-columns-repeated="3" table:style-name="ce214"/>
          <table:table-cell table:number-columns-repeated="2" table:style-name="ce215"/>
          <table:table-cell table:style-name="ce216"/>
          <table:table-cell table:style-name="ce217"/>
          <table:table-cell table:style-name="ce185"/>
          <table:table-cell table:number-columns-repeated="16376" table:style-name="ce3"/>
        </table:table-row>
        <table:table-row table:style-name="ro6">
          <table:table-cell table:style-name="ce200"/>
          <table:table-cell table:number-columns-repeated="5" table:style-name="ce213"/>
          <table:table-cell table:style-name="ce218"/>
          <table:table-cell table:style-name="ce185"/>
          <table:table-cell table:number-columns-repeated="16376" table:style-name="ce3"/>
        </table:table-row>
        <table:table-row table:style-name="ro13">
          <table:table-cell office:value-type="string" table:style-name="ce32">
            <text:p>Source: Ministry of Justice Court Proceedings Database, Offender Management Statistics Quarterly and Home Office open data tables<text:s/></text:p>
          </table:table-cell>
          <table:table-cell table:number-columns-repeated="2" table:style-name="ce200"/>
          <table:table-cell table:number-columns-repeated="2" table:style-name="ce186"/>
          <table:table-cell table:style-name="ce185"/>
          <table:table-cell table:style-name="ce218"/>
          <table:table-cell table:style-name="ce185"/>
          <table:table-cell table:number-columns-repeated="16376" table:style-name="ce32"/>
        </table:table-row>
        <table:table-row table:style-name="ro13">
          <table:table-cell office:value-type="string" table:style-name="ce219">
            <text:p>* = Not applicable</text:p>
          </table:table-cell>
          <table:table-cell table:number-columns-repeated="5" table:style-name="ce186"/>
          <table:table-cell table:style-name="ce218"/>
          <table:table-cell table:style-name="ce185"/>
          <table:table-cell table:number-columns-repeated="16376" table:style-name="ce32"/>
        </table:table-row>
        <table:table-row table:style-name="ro13">
          <table:table-cell office:value-type="string" table:style-name="ce185">
            <text:p>: = Not available</text:p>
          </table:table-cell>
          <table:table-cell table:number-columns-repeated="2" table:style-name="ce200"/>
          <table:table-cell table:number-columns-repeated="2" table:style-name="ce186"/>
          <table:table-cell table:style-name="ce185"/>
          <table:table-cell table:style-name="ce218"/>
          <table:table-cell table:style-name="ce185"/>
          <table:table-cell table:number-columns-repeated="16376" table:style-name="ce32"/>
        </table:table-row>
        <table:table-row table:style-name="ro13">
          <table:table-cell office:value-type="string" table:style-name="ce185">
            <text:p>- = nil</text:p>
          </table:table-cell>
          <table:table-cell table:number-columns-repeated="2" table:style-name="ce200"/>
          <table:table-cell table:number-columns-repeated="2" table:style-name="ce186"/>
          <table:table-cell table:style-name="ce185"/>
          <table:table-cell table:style-name="ce218"/>
          <table:table-cell table:style-name="ce185"/>
          <table:table-cell table:number-columns-repeated="16376" table:style-name="ce32"/>
        </table:table-row>
        <table:table-row table:style-name="ro13">
          <table:table-cell table:style-name="ce185"/>
          <table:table-cell table:number-columns-repeated="2" table:style-name="ce200"/>
          <table:table-cell table:number-columns-repeated="2" table:style-name="ce186"/>
          <table:table-cell table:style-name="ce185"/>
          <table:table-cell table:style-name="ce218"/>
          <table:table-cell table:style-name="ce185"/>
          <table:table-cell table:number-columns-repeated="16376" table:style-name="ce32"/>
        </table:table-row>
        <table:table-row table:style-name="ro18">
          <table:table-cell office:value-type="string" table:number-columns-spanned="7" table:number-rows-spanned="2" table:style-name="ce235">
            <text:p>(1) Some police forces have moved to reduce the types of out of court disposals used for adult offenders. In these areas, the only out of court disposals used are community resolutions and conditional cautions. Cannabis/Khat warnings will not be used.</text:p>
          </table:table-cell>
          <table:covered-table-cell table:number-columns-repeated="6"/>
          <table:table-cell table:style-name="ce221"/>
          <table:table-cell table:number-columns-repeated="16376" table:style-name="ce32"/>
        </table:table-row>
        <table:table-row table:style-name="ro13">
          <table:covered-table-cell/>
          <table:covered-table-cell table:number-columns-repeated="6"/>
          <table:table-cell table:style-name="ce221"/>
          <table:table-cell table:number-columns-repeated="16376" table:style-name="ce32"/>
        </table:table-row>
        <table:table-row table:style-name="ro13">
          <table:table-cell table:number-columns-repeated="7" table:style-name="ce220"/>
          <table:table-cell table:style-name="ce221"/>
          <table:table-cell table:number-columns-repeated="16376" table:style-name="ce32"/>
        </table:table-row>
        <table:table-row table:style-name="ro18">
          <table:table-cell office:value-type="string" table:number-columns-spanned="7" table:number-rows-spanned="2" table:style-name="ce235">
            <text:p>(2) Cannabis warnings will include a small number of khat warnings which were introduced from 24 December 2014. Totals exclude a small number of cannabis warnings erroneously recorded against non-drug-related offences which may be revised in future quarters.</text:p>
          </table:table-cell>
          <table:covered-table-cell table:number-columns-repeated="6"/>
          <table:table-cell table:style-name="ce221"/>
          <table:table-cell table:number-columns-repeated="16376" table:style-name="ce32"/>
        </table:table-row>
        <table:table-row table:style-name="ro13">
          <table:covered-table-cell/>
          <table:covered-table-cell table:number-columns-repeated="6"/>
          <table:table-cell table:style-name="ce221"/>
          <table:table-cell table:number-columns-repeated="16376" table:style-name="ce32"/>
        </table:table-row>
        <table:table-row table:style-name="ro13">
          <table:table-cell table:number-columns-repeated="7" table:style-name="ce220"/>
          <table:table-cell table:style-name="ce221"/>
          <table:table-cell table:number-columns-repeated="16376" table:style-name="ce32"/>
        </table:table-row>
        <table:table-row table:style-name="ro37">
          <table:table-cell office:value-type="string" table:number-columns-spanned="7" table:number-rows-spanned="1" table:style-name="ce236">
            <text:p>(3) Following the implementation of a new IT system, Greater Manchester Police were unable to supply outcomes data from July 2019, so there will be missing data for the year ending September 2019 and 2020. Figures excluding Greater Manchester for the full two year comparison period are shown in columns I, J and K.<text:s/></text:p>
          </table:table-cell>
          <table:covered-table-cell table:number-columns-repeated="6"/>
          <table:table-cell table:style-name="ce221"/>
          <table:table-cell table:number-columns-repeated="16376" table:style-name="ce32"/>
        </table:table-row>
        <table:table-row table:style-name="ro13">
          <table:table-cell table:number-columns-repeated="7" table:style-name="ce220"/>
          <table:table-cell table:style-name="ce221"/>
          <table:table-cell table:number-columns-repeated="16376" table:style-name="ce32"/>
        </table:table-row>
        <table:table-row table:style-name="ro18">
          <table:table-cell office:value-type="string" table:number-columns-spanned="8" table:number-rows-spanned="2" table:style-name="ce237">
            <text:p>(4) The figures given in these rows relate to defendants at all courts for whom these offences were the principal offences for which they were dealt with. When a defendant has been found guilty of two or more offences it is the offence for which the heaviest penalty is imposed. Where the same disposal is imposed for two or more offences, the offence selected is the offence for which the statutory maximum penalty is the most severe.</text:p>
          </table:table-cell>
          <table:covered-table-cell table:number-columns-repeated="7"/>
          <table:table-cell table:number-columns-repeated="16376" table:style-name="ce32"/>
        </table:table-row>
        <table:table-row table:style-name="ro38">
          <table:covered-table-cell/>
          <table:covered-table-cell table:number-columns-repeated="7"/>
          <table:table-cell table:number-columns-repeated="16376" table:style-name="ce32"/>
        </table:table-row>
        <table:table-row table:style-name="ro13">
          <table:table-cell table:number-columns-repeated="8" table:style-name="ce223"/>
          <table:table-cell table:number-columns-repeated="16376" table:style-name="ce32"/>
        </table:table-row>
        <table:table-row table:style-name="ro18">
          <table:table-cell office:value-type="string" table:number-columns-spanned="8" table:number-rows-spanned="1" table:style-name="ce238">
            <text:p>(5) Includes males, females, persons where sex "Not Stated" and other offenders, i.e. companies, public bodies, etc.</text:p>
          </table:table-cell>
          <table:covered-table-cell table:number-columns-repeated="7"/>
          <table:table-cell table:number-columns-repeated="16376" table:style-name="ce32"/>
        </table:table-row>
        <table:table-row table:style-name="ro13">
          <table:table-cell table:number-columns-repeated="8" table:style-name="ce223"/>
          <table:table-cell table:number-columns-repeated="16376" table:style-name="ce32"/>
        </table:table-row>
        <table:table-row table:style-name="ro39">
          <table:table-cell office:value-type="string" table:number-columns-spanned="8" table:number-rows-spanned="1" table:style-name="ce238">
            <text:p>(6) Offences are classified as ‘not known’ if validation checks cannot identify a valid code for the record. Validation checks target apparent anomalies in the data, for example offenders sentenced to high custodial sentences for offence codes known to be commonly misused. Some outcomes for ‘not known’ records may therefore appear relatively severe because such records are most likely to have been reviewed and subsequently identified as ‘not known’</text:p>
          </table:table-cell>
          <table:covered-table-cell table:number-columns-repeated="7"/>
          <table:table-cell table:number-columns-repeated="16376" table:style-name="ce32"/>
        </table:table-row>
        <table:table-row table:style-name="ro13">
          <table:table-cell table:number-columns-repeated="8" table:style-name="ce223"/>
          <table:table-cell table:number-columns-repeated="16376" table:style-name="ce32"/>
        </table:table-row>
        <table:table-row table:style-name="ro13">
          <table:table-cell office:value-type="string" table:style-name="ce224">
            <text:p>(7) Data are given on a principal disposal basis - i.e. reporting the most severe sentence for the principal offence - with the exception of compensation, for which all disposals are counted.                                                                                                                                                                                                          </text:p>
          </table:table-cell>
          <table:table-cell table:number-columns-repeated="7" table:style-name="ce222"/>
          <table:table-cell table:number-columns-repeated="16376" table:style-name="ce32"/>
        </table:table-row>
        <table:table-row table:style-name="ro13">
          <table:table-cell table:style-name="ce224"/>
          <table:table-cell table:number-columns-repeated="7" table:style-name="ce222"/>
          <table:table-cell table:number-columns-repeated="16376" table:style-name="ce32"/>
        </table:table-row>
        <table:table-row table:style-name="ro18">
          <table:table-cell office:value-type="string" table:number-columns-spanned="8" table:number-rows-spanned="1" table:style-name="ce237">
            <text:p>(8) Other disposals include restriction orders, hospital orders, guardianship orders, police cells, and other disposals.</text:p>
          </table:table-cell>
          <table:covered-table-cell table:number-columns-repeated="7"/>
          <table:table-cell table:number-columns-repeated="16376" table:style-name="ce32"/>
        </table:table-row>
        <table:table-row table:style-name="ro13">
          <table:table-cell table:number-columns-repeated="8" table:style-name="ce225"/>
          <table:table-cell table:number-columns-repeated="16376" table:style-name="ce32"/>
        </table:table-row>
        <table:table-row table:style-name="ro13">
          <table:table-cell office:value-type="string" table:style-name="ce226">
            <text:p>(9) Average custodial sentence length excludes life and indeterminate sentences.</text:p>
          </table:table-cell>
          <table:table-cell table:number-columns-repeated="7" table:style-name="ce227"/>
          <table:table-cell table:number-columns-repeated="16376" table:style-name="ce32"/>
        </table:table-row>
        <table:table-row table:style-name="ro13">
          <table:table-cell table:style-name="ce226"/>
          <table:table-cell table:number-columns-repeated="7" table:style-name="ce227"/>
          <table:table-cell table:number-columns-repeated="16376" table:style-name="ce32"/>
        </table:table-row>
        <table:table-row table:style-name="ro13">
          <table:table-cell office:value-type="string" table:number-columns-spanned="8" table:number-rows-spanned="1" table:style-name="ce239">
            <text:p>(10) Excludes companies and public bodies.</text:p>
          </table:table-cell>
          <table:covered-table-cell table:number-columns-repeated="7"/>
          <table:table-cell table:number-columns-repeated="16376" table:style-name="ce32"/>
        </table:table-row>
        <table:table-row table:style-name="ro13">
          <table:table-cell table:number-columns-repeated="8" table:style-name="ce221"/>
          <table:table-cell table:number-columns-repeated="16376" table:style-name="ce32"/>
        </table:table-row>
        <table:table-row table:style-name="ro18">
          <table:table-cell office:value-type="string" table:number-columns-spanned="7" table:number-rows-spanned="2" table:style-name="ce240">
            <text:p>(11) Immediate custodial sentenced admissions provide a count of prisoners that are classified as sentenced (i.e. the custodial punishment has been decided for the offender) following a court hearing for the first time in the reporting quarter, excluding fine defaulters.</text:p>
          </table:table-cell>
          <table:covered-table-cell table:number-columns-repeated="6"/>
          <table:table-cell table:style-name="ce221"/>
          <table:table-cell table:number-columns-repeated="16376" table:style-name="ce32"/>
        </table:table-row>
        <table:table-row table:style-name="ro13">
          <table:covered-table-cell/>
          <table:covered-table-cell table:number-columns-repeated="6"/>
          <table:table-cell table:style-name="ce221"/>
          <table:table-cell table:number-columns-repeated="16376" table:style-name="ce32"/>
        </table:table-row>
        <table:table-row table:style-name="ro13">
          <table:table-cell table:number-columns-repeated="7" table:style-name="ce229"/>
          <table:table-cell table:style-name="ce221"/>
          <table:table-cell table:number-columns-repeated="16376" table:style-name="ce32"/>
        </table:table-row>
        <table:table-row table:style-name="ro6">
          <table:table-cell office:value-type="string" table:style-name="ce226">
            <text:p>(12) Offenders starting a Community Order or Suspended Sentence Order with requirements.</text:p>
          </table:table-cell>
          <table:table-cell table:number-columns-repeated="7" table:style-name="ce221"/>
          <table:table-cell table:number-columns-repeated="16376" table:style-name="ce3"/>
        </table:table-row>
        <table:table-row table:number-rows-repeated="1048502" table:style-name="ro13">
          <table:table-cell table:number-columns-repeated="16384"/>
        </table:table-row>
      </table:table>
      <table:table table:name="Q1_2" table:style-name="ta3">
        <table:table-column table:style-name="co35" table:default-cell-style-name="ce185"/>
        <table:table-column table:style-name="co24" table:number-columns-repeated="5" table:default-cell-style-name="ce185"/>
        <table:table-column table:style-name="co25" table:default-cell-style-name="ce185"/>
        <table:table-column table:style-name="co36" table:default-cell-style-name="ce185"/>
        <table:table-column table:style-name="co4" table:number-columns-repeated="2" table:default-cell-style-name="ce185"/>
        <table:table-column table:style-name="co25" table:default-cell-style-name="ce185"/>
        <table:table-column table:style-name="co4" table:number-columns-repeated="229"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44" table:default-cell-style-name="ce185"/>
        <table:table-column table:style-name="co37" table:default-cell-style-name="ce185"/>
        <table:table-column table:style-name="co30" table:default-cell-style-name="ce185"/>
        <table:table-column table:style-name="co38" table:default-cell-style-name="ce185"/>
        <table:table-column table:style-name="co30" table:default-cell-style-name="ce185"/>
        <table:table-column table:style-name="co31" table:default-cell-style-name="ce185"/>
        <table:table-column table:style-name="co30" table:default-cell-style-name="ce185"/>
        <table:table-column table:style-name="co39" table:default-cell-style-name="ce185"/>
        <table:table-column table:style-name="co40" table:default-cell-style-name="ce185"/>
        <table:table-column table:style-name="co41" table:default-cell-style-name="ce185"/>
        <table:table-column table:style-name="co40" table:default-cell-style-name="ce185"/>
        <table:table-column table:style-name="co42" table:default-cell-style-name="ce185"/>
        <table:table-column table:style-name="co43" table:default-cell-style-name="ce185"/>
        <table:table-column table:style-name="co4" table:number-columns-repeated="260" table:default-cell-style-name="ce185"/>
        <table:table-row table:style-name="ro20">
          <table:table-cell office:value-type="string" table:number-columns-spanned="8" table:number-rows-spanned="1" table:style-name="ce230">
            <text:p>Table Q1.2 - Recorded crime<text:span text:style-name="T7">(1)</text:span><text:s/>and notifiable offence<text:span text:style-name="T7">(2)</text:span><text:s/>outcomes, 12 months ending September 2016 to 12 months ending September 2020<text:span text:style-name="T7">(3)(4)</text:span></text:p>
          </table:table-cell>
          <table:covered-table-cell table:number-columns-repeated="7"/>
          <table:table-cell table:number-columns-repeated="16376" table:style-name="ce3"/>
        </table:table-row>
        <table:table-row table:style-name="ro6">
          <table:table-cell office:value-type="string" table:style-name="ce31">
            <text:p><text:a xlink:href="#Contents.A1">back to contents</text:a></text:p>
          </table:table-cell>
          <table:table-cell table:style-name="ce241"/>
          <table:table-cell table:number-columns-repeated="2" table:style-name="ce184"/>
          <table:table-cell table:number-columns-repeated="4" table:style-name="ce185"/>
          <table:table-cell table:number-columns-repeated="16376" table:style-name="ce3"/>
        </table:table-row>
        <table:table-row table:style-name="ro16">
          <table:table-cell table:style-name="ce31"/>
          <table:table-cell table:style-name="ce241"/>
          <table:table-cell table:number-columns-repeated="2" table:style-name="ce184"/>
          <table:table-cell table:number-columns-repeated="4" table:style-name="ce185"/>
          <table:table-cell table:number-columns-repeated="16376" table:style-name="ce3"/>
        </table:table-row>
        <table:table-row table:style-name="ro29">
          <table:table-cell office:value-type="string" table:number-columns-spanned="7" table:number-rows-spanned="3" table:style-name="ce231">
            <text:p>Please note:<text:s/><text:span text:style-name="T1">The COVID-19 pandemic continues to cause MoJ to review our data gathering, access and release practices, focusing efforts on priority analysis and statistics. We have limited access to the Police National Computer to minimise non-essential travel by our analysts. In line with guidance from the Office for Statistics Regulation, the decision has been made to delay the publication of cautions.</text:span></text:p>
          </table:table-cell>
          <table:covered-table-cell table:number-columns-repeated="6"/>
          <table:table-cell table:number-columns-repeated="16377" table:style-name="ce3"/>
        </table:table-row>
        <table:table-row table:number-rows-repeated="2" table:style-name="ro29">
          <table:covered-table-cell/>
          <table:covered-table-cell table:number-columns-repeated="6"/>
          <table:table-cell table:number-columns-repeated="16377" table:style-name="ce3"/>
        </table:table-row>
        <table:table-row table:style-name="ro30">
          <table:table-cell office:value-type="string" table:style-name="ce185">
            <text:p>England and Wales</text:p>
          </table:table-cell>
          <table:table-cell table:number-columns-repeated="7" table:style-name="ce185"/>
          <table:table-cell office:value-type="string" table:number-columns-spanned="3" table:number-rows-spanned="1" table:style-name="ce272">
            <text:p>Excluding Greater Manchester Police<text:span text:style-name="T5">(4)</text:span></text:p>
          </table:table-cell>
          <table:covered-table-cell table:number-columns-repeated="2"/>
          <table:table-cell table:number-columns-repeated="16373" table:style-name="ce3"/>
        </table:table-row>
        <table:table-row table:style-name="ro40">
          <table:table-cell table:style-name="ce242"/>
          <table:table-cell office:value-type="string" table:number-columns-spanned="5" table:number-rows-spanned="1" table:style-name="ce273">
            <text:p>12 months ending September</text:p>
          </table:table-cell>
          <table:covered-table-cell table:number-columns-repeated="4"/>
          <table:table-cell office:value-type="string" table:number-columns-spanned="1" table:number-rows-spanned="2" table:style-name="ce234">
            <text:p>Percentage change 12 months ending September 2019 to September 2020</text:p>
          </table:table-cell>
          <table:table-cell table:style-name="ce184"/>
          <table:table-cell table:number-columns-repeated="2" table:style-name="ce242"/>
          <table:table-cell office:value-type="string" table:number-columns-spanned="1" table:number-rows-spanned="2" table:style-name="ce274">
            <text:p>Percentage change 12 months ending September 2019 to September 2020</text:p>
          </table:table-cell>
          <table:table-cell table:number-columns-repeated="16373" table:style-name="ce184"/>
        </table:table-row>
        <table:table-row table:style-name="ro32">
          <table:table-cell table:style-name="ce216"/>
          <table:table-cell office:value-type="float" office:value="2016" table:style-name="ce191">
            <text:p>2016</text:p>
          </table:table-cell>
          <table:table-cell office:value-type="float" office:value="2017" table:style-name="ce191">
            <text:p>2017</text:p>
          </table:table-cell>
          <table:table-cell office:value-type="float" office:value="2018" table:style-name="ce191">
            <text:p>2018</text:p>
          </table:table-cell>
          <table:table-cell office:value-type="float" office:value="2019" table:style-name="ce191">
            <text:p>2019</text:p>
          </table:table-cell>
          <table:table-cell office:value-type="float" office:value="2020" table:style-name="ce191">
            <text:p>2020</text:p>
          </table:table-cell>
          <table:covered-table-cell/>
          <table:table-cell table:style-name="ce185"/>
          <table:table-cell office:value-type="float" office:value="2019" table:style-name="ce192">
            <text:p>2019</text:p>
          </table:table-cell>
          <table:table-cell office:value-type="float" office:value="2020" table:style-name="ce243">
            <text:p>2020</text:p>
          </table:table-cell>
          <table:covered-table-cell/>
          <table:table-cell table:number-columns-repeated="16373" table:style-name="ce3"/>
        </table:table-row>
        <table:table-row table:style-name="ro10">
          <table:table-cell table:style-name="ce185"/>
          <table:table-cell table:number-columns-repeated="5" table:style-name="ce244"/>
          <table:table-cell table:style-name="ce245"/>
          <table:table-cell table:style-name="ce185"/>
          <table:table-cell table:number-columns-repeated="16376" table:style-name="ce3"/>
        </table:table-row>
        <table:table-row table:style-name="ro6">
          <table:table-cell office:value-type="string" table:style-name="ce197">
            <text:p>Recorded crime</text:p>
          </table:table-cell>
          <table:table-cell office:value-type="float" office:value="4683430.5762580447" table:style-name="ce246">
            <text:p>4,683,431</text:p>
          </table:table-cell>
          <table:table-cell office:value-type="float" office:value="5342293.2380800936" table:style-name="ce246">
            <text:p>5,342,293</text:p>
          </table:table-cell>
          <table:table-cell office:value-type="float" office:value="5736884.0767257288" table:style-name="ce246">
            <text:p>5,736,884</text:p>
          </table:table-cell>
          <table:table-cell office:value-type="float" office:value="6064686.3496640539" table:style-name="ce246">
            <text:p>6,064,686</text:p>
          </table:table-cell>
          <table:table-cell office:value-type="float" office:value="5721142.7643118575" table:style-name="ce246">
            <text:p>5,721,143</text:p>
          </table:table-cell>
          <table:table-cell office:value-type="percentage" office:value="-5.664655442094324E-2" table:style-name="ce247">
            <text:p>-5.7%</text:p>
          </table:table-cell>
          <table:table-cell table:style-name="ce185"/>
          <table:table-cell office:value-type="float" office:value="5748248.3496640548" table:style-name="ce186">
            <text:p>5,748,248</text:p>
          </table:table-cell>
          <table:table-cell office:value-type="float" office:value="5442866.7643118575" table:style-name="ce186">
            <text:p>5,442,867</text:p>
          </table:table-cell>
          <table:table-cell office:value-type="percentage" office:value="-5.3126024968988106E-2" table:style-name="ce204">
            <text:p>-5.3%</text:p>
          </table:table-cell>
          <table:table-cell table:number-columns-repeated="16373" table:style-name="ce3"/>
        </table:table-row>
        <table:table-row table:style-name="ro2">
          <table:table-cell office:value-type="string" table:style-name="ce248">
            <text:p>Excluding fraud<text:span text:style-name="T6">(5)</text:span></text:p>
          </table:table-cell>
          <table:table-cell office:value-type="float" office:value="4062495" table:style-name="ce246">
            <text:p>4,062,495</text:p>
          </table:table-cell>
          <table:table-cell office:value-type="float" office:value="4701477.6474683452" table:style-name="ce246">
            <text:p>4,701,478</text:p>
          </table:table-cell>
          <table:table-cell office:value-type="float" office:value="5161722.0767257288" table:style-name="ce246">
            <text:p>5,161,722</text:p>
          </table:table-cell>
          <table:table-cell office:value-type="float" office:value="5398869.3496640548" table:style-name="ce246">
            <text:p>5,398,869</text:p>
          </table:table-cell>
          <table:table-cell office:value-type="float" office:value="5065516.7643118575" table:style-name="ce246">
            <text:p>5,065,517</text:p>
          </table:table-cell>
          <table:table-cell office:value-type="percentage" office:value="-6.174488837610792E-2" table:style-name="ce247">
            <text:p>-6.2%</text:p>
          </table:table-cell>
          <table:table-cell table:style-name="ce185"/>
          <table:table-cell office:value-type="float" office:value="5082431.3496640548" table:style-name="ce186">
            <text:p>5,082,431</text:p>
          </table:table-cell>
          <table:table-cell office:value-type="float" office:value="4787240.7643118575" table:style-name="ce186">
            <text:p>4,787,241</text:p>
          </table:table-cell>
          <table:table-cell office:value-type="percentage" office:value="-5.8080584870410346E-2" table:style-name="ce204">
            <text:p>-5.8%</text:p>
          </table:table-cell>
          <table:table-cell table:number-columns-repeated="16373" table:style-name="ce3"/>
        </table:table-row>
        <table:table-row table:style-name="ro6">
          <table:table-cell table:style-name="ce197"/>
          <table:table-cell table:number-columns-repeated="5" table:style-name="ce246"/>
          <table:table-cell table:style-name="ce247"/>
          <table:table-cell table:style-name="ce185"/>
          <table:table-cell table:number-columns-repeated="2" table:style-name="ce186"/>
          <table:table-cell table:style-name="ce204"/>
          <table:table-cell table:number-columns-repeated="16373" table:style-name="ce3"/>
        </table:table-row>
        <table:table-row table:style-name="ro6">
          <table:table-cell office:value-type="string" table:style-name="ce197">
            <text:p>Charged/Summonsed</text:p>
          </table:table-cell>
          <table:table-cell office:value-type="float" office:value="532299" table:style-name="ce246">
            <text:p>532,299</text:p>
          </table:table-cell>
          <table:table-cell office:value-type="float" office:value="515217" table:style-name="ce246">
            <text:p>515,217</text:p>
          </table:table-cell>
          <table:table-cell office:value-type="float" office:value="476770" table:style-name="ce246">
            <text:p>476,770</text:p>
          </table:table-cell>
          <table:table-cell office:value-type="float" office:value="447064" table:style-name="ce246">
            <text:p>447,064</text:p>
          </table:table-cell>
          <table:table-cell office:value-type="float" office:value="424399" table:style-name="ce246">
            <text:p>424,399</text:p>
          </table:table-cell>
          <table:table-cell office:value-type="percentage" office:value="-5.0697439292808191E-2" table:style-name="ce247">
            <text:p>-5.1%</text:p>
          </table:table-cell>
          <table:table-cell table:style-name="ce185"/>
          <table:table-cell office:value-type="float" office:value="431471" table:style-name="ce186">
            <text:p>431,471</text:p>
          </table:table-cell>
          <table:table-cell office:value-type="float" office:value="424399" table:style-name="ce186">
            <text:p>424,399</text:p>
          </table:table-cell>
          <table:table-cell office:value-type="percentage" office:value="-1.6390441072517081E-2" table:style-name="ce204">
            <text:p>-1.6%</text:p>
          </table:table-cell>
          <table:table-cell table:number-columns-repeated="16373" table:style-name="ce3"/>
        </table:table-row>
        <table:table-row table:style-name="ro6">
          <table:table-cell table:style-name="ce249"/>
          <table:table-cell table:style-name="ce250"/>
          <table:table-cell table:style-name="ce251"/>
          <table:table-cell table:style-name="ce250"/>
          <table:table-cell table:number-columns-repeated="2" table:style-name="ce252"/>
          <table:table-cell table:style-name="ce253"/>
          <table:table-cell table:style-name="ce185"/>
          <table:table-cell table:number-columns-repeated="2" table:style-name="ce254"/>
          <table:table-cell table:style-name="ce255"/>
          <table:table-cell table:number-columns-repeated="16373" table:style-name="ce3"/>
        </table:table-row>
        <table:table-row table:style-name="ro6">
          <table:table-cell table:style-name="ce185"/>
          <table:table-cell table:style-name="ce256"/>
          <table:table-cell table:style-name="ce257"/>
          <table:table-cell table:number-columns-repeated="3" table:style-name="ce193"/>
          <table:table-cell table:style-name="ce247"/>
          <table:table-cell table:number-columns-repeated="3" table:style-name="ce185"/>
          <table:table-cell table:style-name="ce204"/>
          <table:table-cell table:number-columns-repeated="16373" table:style-name="ce3"/>
        </table:table-row>
        <table:table-row table:style-name="ro6">
          <table:table-cell office:value-type="string" table:style-name="ce197">
            <text:p>Out of court disposals (excluding cautions)</text:p>
          </table:table-cell>
          <table:table-cell office:value-type="float" office:value="171428" table:style-name="ce258">
            <text:p>171,428</text:p>
          </table:table-cell>
          <table:table-cell office:value-type="float" office:value="152242" table:style-name="ce258">
            <text:p>152,242</text:p>
          </table:table-cell>
          <table:table-cell office:value-type="float" office:value="141577" table:style-name="ce258">
            <text:p>141,577</text:p>
          </table:table-cell>
          <table:table-cell office:value-type="float" office:value="140271" table:style-name="ce258">
            <text:p>140,271</text:p>
          </table:table-cell>
          <table:table-cell office:value-type="float" office:value="155309" table:style-name="ce258">
            <text:p>155,309</text:p>
          </table:table-cell>
          <table:table-cell office:value-type="percentage" office:value="0.10720676404958972" table:style-name="ce247">
            <text:p>10.7%</text:p>
          </table:table-cell>
          <table:table-cell table:style-name="ce185"/>
          <table:table-cell table:number-columns-repeated="2" table:style-name="ce213"/>
          <table:table-cell table:style-name="ce204"/>
          <table:table-cell table:number-columns-repeated="16373" table:style-name="ce3"/>
        </table:table-row>
        <table:table-row table:style-name="ro6">
          <table:table-cell office:value-type="string" table:style-name="ce200">
            <text:p>Penalty Notices for Disorder</text:p>
          </table:table-cell>
          <table:table-cell office:value-type="float" office:value="20839" table:style-name="ce246">
            <text:p>20,839</text:p>
          </table:table-cell>
          <table:table-cell office:value-type="float" office:value="14858" table:style-name="ce246">
            <text:p>14,858</text:p>
          </table:table-cell>
          <table:table-cell office:value-type="float" office:value="11243" table:style-name="ce246">
            <text:p>11,243</text:p>
          </table:table-cell>
          <table:table-cell office:value-type="float" office:value="10573" table:style-name="ce246">
            <text:p>10,573</text:p>
          </table:table-cell>
          <table:table-cell office:value-type="float" office:value="10199" table:style-name="ce246">
            <text:p>10,199</text:p>
          </table:table-cell>
          <table:table-cell office:value-type="percentage" office:value="-3.5373120211860398E-2" table:style-name="ce247">
            <text:p>-3.5%</text:p>
          </table:table-cell>
          <table:table-cell table:style-name="ce185"/>
          <table:table-cell table:number-columns-repeated="2" table:style-name="ce186"/>
          <table:table-cell table:style-name="ce204"/>
          <table:table-cell table:number-columns-repeated="16373" table:style-name="ce3"/>
        </table:table-row>
        <table:table-row table:style-name="ro6">
          <table:table-cell office:value-type="string" table:style-name="ce200">
            <text:p>Cautions<text:s/></text:p>
          </table:table-cell>
          <table:table-cell office:value-type="string" table:style-name="ce246">
            <text:p>:</text:p>
          </table:table-cell>
          <table:table-cell office:value-type="string" table:style-name="ce246">
            <text:p>:</text:p>
          </table:table-cell>
          <table:table-cell office:value-type="string" table:style-name="ce246">
            <text:p>:</text:p>
          </table:table-cell>
          <table:table-cell office:value-type="string" table:style-name="ce246">
            <text:p>:</text:p>
          </table:table-cell>
          <table:table-cell office:value-type="string" table:style-name="ce246">
            <text:p>:</text:p>
          </table:table-cell>
          <table:table-cell office:value-type="string" table:style-name="ce246">
            <text:p>:</text:p>
          </table:table-cell>
          <table:table-cell table:style-name="ce185"/>
          <table:table-cell table:number-columns-repeated="2" table:style-name="ce186"/>
          <table:table-cell table:style-name="ce204"/>
          <table:table-cell table:number-columns-repeated="16373" table:style-name="ce3"/>
        </table:table-row>
        <table:table-row table:style-name="ro33">
          <table:table-cell office:value-type="string" table:style-name="ce200">
            <text:p>Cannabis / khat warnings<text:span text:style-name="T3">(6)</text:span></text:p>
          </table:table-cell>
          <table:table-cell office:value-type="float" office:value="35390" table:style-name="ce201">
            <text:p>35,390</text:p>
          </table:table-cell>
          <table:table-cell office:value-type="float" office:value="31613" table:style-name="ce201">
            <text:p>31,613</text:p>
          </table:table-cell>
          <table:table-cell office:value-type="float" office:value="27138" table:style-name="ce246">
            <text:p>27,138</text:p>
          </table:table-cell>
          <table:table-cell office:value-type="float" office:value="20829" table:style-name="ce246">
            <text:p>20,829</text:p>
          </table:table-cell>
          <table:table-cell office:value-type="float" office:value="16252" table:style-name="ce246">
            <text:p>16,252</text:p>
          </table:table-cell>
          <table:table-cell office:value-type="percentage" office:value="-0.21974170627490519" table:style-name="ce247">
            <text:p>-22.0%</text:p>
          </table:table-cell>
          <table:table-cell table:style-name="ce185"/>
          <table:table-cell office:value-type="float" office:value="19936" table:style-name="ce186">
            <text:p>19,936</text:p>
          </table:table-cell>
          <table:table-cell office:value-type="float" office:value="16252" table:style-name="ce186">
            <text:p>16,252</text:p>
          </table:table-cell>
          <table:table-cell office:value-type="percentage" office:value="-0.1847913322632424" table:style-name="ce204">
            <text:p>-18.5%</text:p>
          </table:table-cell>
          <table:table-cell table:number-columns-repeated="16373" table:style-name="ce3"/>
        </table:table-row>
        <table:table-row table:style-name="ro6">
          <table:table-cell office:value-type="string" table:style-name="ce200">
            <text:p>Community resolutions</text:p>
          </table:table-cell>
          <table:table-cell office:value-type="float" office:value="115199" table:style-name="ce201">
            <text:p>115,199</text:p>
          </table:table-cell>
          <table:table-cell office:value-type="float" office:value="105771" table:style-name="ce201">
            <text:p>105,771</text:p>
          </table:table-cell>
          <table:table-cell office:value-type="float" office:value="103196" table:style-name="ce246">
            <text:p>103,196</text:p>
          </table:table-cell>
          <table:table-cell office:value-type="float" office:value="108869" table:style-name="ce246">
            <text:p>108,869</text:p>
          </table:table-cell>
          <table:table-cell office:value-type="float" office:value="128858" table:style-name="ce259">
            <text:p>128,858</text:p>
          </table:table-cell>
          <table:table-cell office:value-type="percentage" office:value="0.18360598517484317" table:style-name="ce247">
            <text:p>18.4%</text:p>
          </table:table-cell>
          <table:table-cell table:style-name="ce185"/>
          <table:table-cell office:value-type="float" office:value="105389" table:style-name="ce186">
            <text:p>105,389</text:p>
          </table:table-cell>
          <table:table-cell office:value-type="float" office:value="128858" table:style-name="ce260">
            <text:p>128,858</text:p>
          </table:table-cell>
          <table:table-cell office:value-type="percentage" office:value="0.22268927497177127" table:style-name="ce204">
            <text:p>22.3%</text:p>
          </table:table-cell>
          <table:table-cell table:number-columns-repeated="16373" table:style-name="ce3"/>
        </table:table-row>
        <table:table-row table:style-name="ro6">
          <table:table-cell table:style-name="ce185"/>
          <table:table-cell table:style-name="ce193"/>
          <table:table-cell table:style-name="ce256"/>
          <table:table-cell table:number-columns-repeated="3" table:style-name="ce193"/>
          <table:table-cell table:style-name="ce247"/>
          <table:table-cell table:number-columns-repeated="3" table:style-name="ce185"/>
          <table:table-cell table:style-name="ce204"/>
          <table:table-cell table:number-columns-repeated="16373" table:style-name="ce3"/>
        </table:table-row>
        <table:table-row table:style-name="ro33">
          <table:table-cell office:value-type="string" table:style-name="ce197">
            <text:p>Proceedings<text:span text:style-name="T5">(7)</text:span></text:p>
          </table:table-cell>
          <table:table-cell office:value-type="float" office:value="851664" table:style-name="ce258">
            <text:p>851,664</text:p>
          </table:table-cell>
          <table:table-cell office:value-type="float" office:value="810888" table:style-name="ce258">
            <text:p>810,888</text:p>
          </table:table-cell>
          <table:table-cell office:value-type="float" office:value="732366" table:style-name="ce258">
            <text:p>732,366</text:p>
          </table:table-cell>
          <table:table-cell office:value-type="float" office:value="691551" table:style-name="ce258">
            <text:p>691,551</text:p>
          </table:table-cell>
          <table:table-cell office:value-type="float" office:value="567696" table:style-name="ce258">
            <text:p>567,696</text:p>
          </table:table-cell>
          <table:table-cell office:value-type="percentage" office:value="-0.1790974201468872" table:style-name="ce247">
            <text:p>-17.9%</text:p>
          </table:table-cell>
          <table:table-cell table:style-name="ce185"/>
          <table:table-cell table:number-columns-repeated="2" table:style-name="ce213"/>
          <table:table-cell table:style-name="ce204"/>
          <table:table-cell table:number-columns-repeated="16373" table:style-name="ce3"/>
        </table:table-row>
        <table:table-row table:style-name="ro6">
          <table:table-cell table:style-name="ce248"/>
          <table:table-cell table:style-name="ce246"/>
          <table:table-cell table:style-name="ce261"/>
          <table:table-cell table:number-columns-repeated="3" table:style-name="ce193"/>
          <table:table-cell table:style-name="ce247"/>
          <table:table-cell table:number-columns-repeated="3" table:style-name="ce185"/>
          <table:table-cell table:style-name="ce204"/>
          <table:table-cell table:number-columns-repeated="16373" table:style-name="ce3"/>
        </table:table-row>
        <table:table-row table:style-name="ro33">
          <table:table-cell office:value-type="string" table:style-name="ce197">
            <text:p>Convictions<text:span text:style-name="T5">(7)(8)</text:span></text:p>
          </table:table-cell>
          <table:table-cell office:value-type="float" office:value="658992" table:style-name="ce258">
            <text:p>658,992</text:p>
          </table:table-cell>
          <table:table-cell office:value-type="float" office:value="621829" table:style-name="ce258">
            <text:p>621,829</text:p>
          </table:table-cell>
          <table:table-cell office:value-type="float" office:value="569138" table:style-name="ce258">
            <text:p>569,138</text:p>
          </table:table-cell>
          <table:table-cell office:value-type="float" office:value="535591" table:style-name="ce258">
            <text:p>535,591</text:p>
          </table:table-cell>
          <table:table-cell office:value-type="float" office:value="423835" table:style-name="ce258">
            <text:p>423,835</text:p>
          </table:table-cell>
          <table:table-cell office:value-type="percentage" office:value="-0.20865921944170085" table:style-name="ce247">
            <text:p>-20.9%</text:p>
          </table:table-cell>
          <table:table-cell table:style-name="ce185"/>
          <table:table-cell table:number-columns-repeated="2" table:style-name="ce213"/>
          <table:table-cell table:style-name="ce204"/>
          <table:table-cell table:number-columns-repeated="16373" table:style-name="ce3"/>
        </table:table-row>
        <table:table-row table:style-name="ro6">
          <table:table-cell table:style-name="ce185"/>
          <table:table-cell table:style-name="ce258"/>
          <table:table-cell table:style-name="ce262"/>
          <table:table-cell table:number-columns-repeated="3" table:style-name="ce194"/>
          <table:table-cell table:style-name="ce247"/>
          <table:table-cell table:style-name="ce185"/>
          <table:table-cell table:number-columns-repeated="2" table:style-name="ce197"/>
          <table:table-cell table:style-name="ce204"/>
          <table:table-cell table:number-columns-repeated="16373" table:style-name="ce3"/>
        </table:table-row>
        <table:table-row table:style-name="ro33">
          <table:table-cell office:value-type="string" table:style-name="ce197">
            <text:p>Offences taken into consideration (TIC's)<text:span text:style-name="T5">(5)(9)(10)</text:span></text:p>
          </table:table-cell>
          <table:table-cell office:value-type="float" office:value="11570" table:style-name="ce258">
            <text:p>11,570</text:p>
          </table:table-cell>
          <table:table-cell office:value-type="float" office:value="9988" table:style-name="ce258">
            <text:p>9,988</text:p>
          </table:table-cell>
          <table:table-cell office:value-type="float" office:value="7851" table:style-name="ce258">
            <text:p>7,851</text:p>
          </table:table-cell>
          <table:table-cell office:value-type="float" office:value="6562" table:style-name="ce258">
            <text:p>6,562</text:p>
          </table:table-cell>
          <table:table-cell office:value-type="float" office:value="4205" table:style-name="ce258">
            <text:p>4,205</text:p>
          </table:table-cell>
          <table:table-cell office:value-type="percentage" office:value="-0.35918927156354769" table:style-name="ce247">
            <text:p>-35.9%</text:p>
          </table:table-cell>
          <table:table-cell table:style-name="ce185"/>
          <table:table-cell office:value-type="float" office:value="6240" table:style-name="ce213">
            <text:p>6,240</text:p>
          </table:table-cell>
          <table:table-cell office:value-type="float" office:value="4205" table:style-name="ce213">
            <text:p>4,205</text:p>
          </table:table-cell>
          <table:table-cell office:value-type="percentage" office:value="-0.32612179487179482" table:style-name="ce204">
            <text:p>-32.6%</text:p>
          </table:table-cell>
          <table:table-cell table:number-columns-repeated="16373" table:style-name="ce3"/>
        </table:table-row>
        <table:table-row table:style-name="ro6">
          <table:table-cell table:style-name="ce185"/>
          <table:table-cell table:number-columns-repeated="2" table:style-name="ce263"/>
          <table:table-cell table:number-columns-repeated="3" table:style-name="ce197"/>
          <table:table-cell table:style-name="ce199"/>
          <table:table-cell table:style-name="ce185"/>
          <table:table-cell table:number-columns-repeated="2" table:style-name="ce197"/>
          <table:table-cell table:style-name="ce204"/>
          <table:table-cell table:number-columns-repeated="16373" table:style-name="ce3"/>
        </table:table-row>
        <table:table-row table:style-name="ro2">
          <table:table-cell office:value-type="string" table:style-name="ce264">
            <text:p>Proven offences<text:span text:style-name="T8"><text:s/></text:span><text:span text:style-name="T5">(11)</text:span></text:p>
          </table:table-cell>
          <table:table-cell office:value-type="float" office:value="841990" table:style-name="ce198">
            <text:p>841,990</text:p>
          </table:table-cell>
          <table:table-cell office:value-type="float" office:value="784059" table:style-name="ce198">
            <text:p>784,059</text:p>
          </table:table-cell>
          <table:table-cell office:value-type="float" office:value="718566" table:style-name="ce198">
            <text:p>718,566</text:p>
          </table:table-cell>
          <table:table-cell office:value-type="float" office:value="682424" table:style-name="ce198">
            <text:p>682,424</text:p>
          </table:table-cell>
          <table:table-cell office:value-type="float" office:value="583349" table:style-name="ce198">
            <text:p>583,349</text:p>
          </table:table-cell>
          <table:table-cell office:value-type="percentage" office:value="-0.14518100184049798" table:style-name="ce199">
            <text:p>-14.5%</text:p>
          </table:table-cell>
          <table:table-cell table:style-name="ce185"/>
          <table:table-cell table:number-columns-repeated="2" table:style-name="ce213"/>
          <table:table-cell table:style-name="ce204"/>
          <table:table-cell table:number-columns-repeated="16373" table:style-name="ce3"/>
        </table:table-row>
        <table:table-row table:style-name="ro36">
          <table:table-cell table:number-columns-repeated="2" table:style-name="ce214"/>
          <table:table-cell table:style-name="ce215"/>
          <table:table-cell table:number-columns-repeated="3" table:style-name="ce216"/>
          <table:table-cell table:style-name="ce265"/>
          <table:table-cell table:style-name="ce185"/>
          <table:table-cell table:number-columns-repeated="2" table:style-name="ce216"/>
          <table:table-cell table:style-name="ce265"/>
          <table:table-cell table:number-columns-repeated="16373" table:style-name="ce3"/>
        </table:table-row>
        <table:table-row table:style-name="ro34">
          <table:table-cell table:number-columns-repeated="8" table:style-name="ce185"/>
          <table:table-cell table:number-columns-repeated="16376" table:style-name="ce3"/>
        </table:table-row>
        <table:table-row table:style-name="ro13">
          <table:table-cell office:value-type="string" table:style-name="ce32">
            <text:p>Source: Ministry of Justice Court Proceedings Database and Home Office open data tables (recorded crime, cannabis/khat warnings, community resolutions and offences taken into consideration).</text:p>
          </table:table-cell>
          <table:table-cell table:number-columns-repeated="2" table:style-name="ce200"/>
          <table:table-cell table:number-columns-repeated="2" table:style-name="ce186"/>
          <table:table-cell table:style-name="ce185"/>
          <table:table-cell table:style-name="ce266"/>
          <table:table-cell table:style-name="ce185"/>
          <table:table-cell table:number-columns-repeated="16376" table:style-name="ce32"/>
        </table:table-row>
        <table:table-row table:style-name="ro34">
          <table:table-cell table:number-columns-repeated="8" table:style-name="ce185"/>
          <table:table-cell table:number-columns-repeated="16376" table:style-name="ce3"/>
        </table:table-row>
        <table:table-row table:style-name="ro13">
          <table:table-cell office:value-type="string" table:style-name="ce219">
            <text:p>* = Not applicable</text:p>
          </table:table-cell>
          <table:table-cell table:number-columns-repeated="5" table:style-name="ce186"/>
          <table:table-cell table:style-name="ce266"/>
          <table:table-cell table:style-name="ce185"/>
          <table:table-cell table:number-columns-repeated="16376" table:style-name="ce32"/>
        </table:table-row>
        <table:table-row table:style-name="ro13">
          <table:table-cell office:value-type="string" table:style-name="ce185">
            <text:p>: = Not available</text:p>
          </table:table-cell>
          <table:table-cell table:number-columns-repeated="2" table:style-name="ce200"/>
          <table:table-cell table:number-columns-repeated="2" table:style-name="ce186"/>
          <table:table-cell table:style-name="ce185"/>
          <table:table-cell table:style-name="ce266"/>
          <table:table-cell table:style-name="ce185"/>
          <table:table-cell table:number-columns-repeated="16376" table:style-name="ce32"/>
        </table:table-row>
        <table:table-row table:style-name="ro13">
          <table:table-cell office:value-type="string" table:style-name="ce185">
            <text:p>- = nil</text:p>
          </table:table-cell>
          <table:table-cell table:number-columns-repeated="2" table:style-name="ce200"/>
          <table:table-cell table:number-columns-repeated="2" table:style-name="ce186"/>
          <table:table-cell table:style-name="ce185"/>
          <table:table-cell table:style-name="ce266"/>
          <table:table-cell table:style-name="ce185"/>
          <table:table-cell table:number-columns-repeated="16376" table:style-name="ce32"/>
        </table:table-row>
        <table:table-row table:style-name="ro6">
          <table:table-cell table:number-columns-repeated="7" table:style-name="ce185"/>
          <table:table-cell table:number-columns-repeated="16377" table:style-name="ce9"/>
        </table:table-row>
        <table:table-row table:style-name="ro6">
          <table:table-cell office:value-type="string" table:number-columns-spanned="7" table:number-rows-spanned="1" table:style-name="ce275">
            <text:p>(1) The Home Office collates and publishes recorded crime data supplied by the 43 territorial police forces of England and Wales, plus the British Transport police.<text:s/></text:p>
          </table:table-cell>
          <table:covered-table-cell table:number-columns-repeated="6"/>
          <table:table-cell table:number-columns-repeated="16377" table:style-name="ce9"/>
        </table:table-row>
        <table:table-row table:style-name="ro6">
          <table:table-cell table:number-columns-repeated="7" table:style-name="ce267"/>
          <table:table-cell table:number-columns-repeated="16377" table:style-name="ce9"/>
        </table:table-row>
        <table:table-row table:style-name="ro6">
          <table:table-cell office:value-type="string" table:number-columns-spanned="7" table:number-rows-spanned="2" table:style-name="ce276">
            <text:p>(2) Notifiable offences include all offences that could possibly be tried by jury (these include some less serious offences, such as minor theft that would not usually be dealt with this way) plus a few additional closely-related offences, such as assault without injury.</text:p>
          </table:table-cell>
          <table:covered-table-cell table:number-columns-repeated="6"/>
          <table:table-cell table:number-columns-repeated="16377" table:style-name="ce9"/>
        </table:table-row>
        <table:table-row table:style-name="ro6">
          <table:covered-table-cell/>
          <table:covered-table-cell table:number-columns-repeated="6"/>
          <table:table-cell table:number-columns-repeated="16377" table:style-name="ce9"/>
        </table:table-row>
        <table:table-row table:style-name="ro6">
          <table:table-cell table:number-columns-repeated="7" table:style-name="ce268"/>
          <table:table-cell table:number-columns-repeated="16377" table:style-name="ce9"/>
        </table:table-row>
        <table:table-row table:style-name="ro6">
          <table:table-cell office:value-type="string" table:style-name="ce185">
            <text:p>(3) Includes males, females, persons where sex "Not Stated" and other offenders, i.e. companies, public bodies, etc.</text:p>
          </table:table-cell>
          <table:table-cell table:number-columns-repeated="6" table:style-name="ce185"/>
          <table:table-cell table:number-columns-repeated="16377" table:style-name="ce9"/>
        </table:table-row>
        <table:table-row table:style-name="ro6">
          <table:table-cell table:number-columns-repeated="7" table:style-name="ce185"/>
          <table:table-cell table:number-columns-repeated="16377" table:style-name="ce9"/>
        </table:table-row>
        <table:table-row table:style-name="ro37">
          <table:table-cell office:value-type="string" table:number-columns-spanned="7" table:number-rows-spanned="1" table:style-name="ce276">
            <text:p>(4) Following the implementation of a new IT system, Greater Manchester Police were unable to supply outcomes data from July 2019, so there will be missing data for the year ending September 2019 and 2020. Figures excluding Greater Manchester for the full two year comparison period are shown in columns I, J and K.<text:s/></text:p>
          </table:table-cell>
          <table:covered-table-cell table:number-columns-repeated="6"/>
          <table:table-cell table:number-columns-repeated="16377" table:style-name="ce3"/>
        </table:table-row>
        <table:table-row table:style-name="ro6">
          <table:table-cell table:number-columns-repeated="7" table:style-name="ce268"/>
          <table:table-cell table:number-columns-repeated="16377" table:style-name="ce3"/>
        </table:table-row>
        <table:table-row table:style-name="ro38">
          <table:table-cell office:value-type="string" table:number-columns-spanned="7" table:number-rows-spanned="1" table:style-name="ce275">
            <text:p>(5) <text:s/>Excluding fraud offences. Crime figures are shown excluding fraud offences to allow for consistent comparisons. There was a staggered move of recording fraud offences from forces to Action Fraud between April 2011 and March 2013.</text:p>
          </table:table-cell>
          <table:covered-table-cell table:number-columns-repeated="6"/>
          <table:table-cell table:number-columns-repeated="16377" table:style-name="ce9"/>
        </table:table-row>
        <table:table-row table:style-name="ro6">
          <table:table-cell table:number-columns-repeated="7" table:style-name="ce185"/>
          <table:table-cell table:number-columns-repeated="16377" table:style-name="ce9"/>
        </table:table-row>
        <table:table-row table:style-name="ro6">
          <table:table-cell office:value-type="string" table:number-columns-spanned="7" table:number-rows-spanned="2" table:style-name="ce275">
            <text:p>(6) Cannabis warnings will include a small number of khat warnings which were introduced from 24 December 2014. Totals exclude a small number of cannabis warnings erroneously recorded against non-drug-related offences which may be revised in future quarters.</text:p>
          </table:table-cell>
          <table:covered-table-cell table:number-columns-repeated="6"/>
          <table:table-cell table:number-columns-repeated="16377" table:style-name="ce9"/>
        </table:table-row>
        <table:table-row table:style-name="ro6">
          <table:covered-table-cell/>
          <table:covered-table-cell table:number-columns-repeated="6"/>
          <table:table-cell table:number-columns-repeated="16377" table:style-name="ce9"/>
        </table:table-row>
        <table:table-row table:style-name="ro6">
          <table:table-cell table:number-columns-repeated="7" table:style-name="ce268"/>
          <table:table-cell table:number-columns-repeated="16377" table:style-name="ce9"/>
        </table:table-row>
        <table:table-row table:style-name="ro6">
          <table:table-cell office:value-type="string" table:style-name="ce269">
            <text:p>(7) Proceedings and convictions in this table are provided on all offence basis, as opposed to the principal offence basis used in most other tables.<text:s/></text:p>
          </table:table-cell>
          <table:table-cell table:number-columns-repeated="6" table:style-name="ce269"/>
          <table:table-cell table:number-columns-repeated="16377" table:style-name="ce9"/>
        </table:table-row>
        <table:table-row table:style-name="ro6">
          <table:table-cell table:number-columns-repeated="7" table:style-name="ce269"/>
          <table:table-cell table:number-columns-repeated="16377" table:style-name="ce9"/>
        </table:table-row>
        <table:table-row table:style-name="ro38">
          <table:table-cell office:value-type="string" table:number-columns-spanned="7" table:number-rows-spanned="1" table:style-name="ce276">
            <text:p>(8) Issues relating to offence classifications and data processing were identified in a previous version of this table, including understated totals for 2016 and 2017. These issues, which only affected the all offence data in this table, have now been resolved and figures updated.</text:p>
          </table:table-cell>
          <table:covered-table-cell table:number-columns-repeated="6"/>
          <table:table-cell table:number-columns-repeated="16377" table:style-name="ce9"/>
        </table:table-row>
        <table:table-row table:style-name="ro6">
          <table:table-cell table:number-columns-repeated="7" table:style-name="ce269"/>
          <table:table-cell table:number-columns-repeated="16377" table:style-name="ce9"/>
        </table:table-row>
        <table:table-row table:style-name="ro41">
          <table:table-cell office:value-type="string" table:number-columns-spanned="7" table:number-rows-spanned="1" table:style-name="ce276">
            <text:p>(9) Taken into Consideration (TIC): The offender admits the crime by way of a formal police interview and asks for it to be taken into consideration by the court. There must be an interview where the suspect has made a clear and reliable admission of the offence and which is corroborated with additional verifiable auditable information connecting the suspect to the crime.</text:p>
          </table:table-cell>
          <table:covered-table-cell table:number-columns-repeated="6"/>
          <table:table-cell table:number-columns-repeated="16377" table:style-name="ce9"/>
        </table:table-row>
        <table:table-row table:style-name="ro6">
          <table:table-cell table:number-columns-repeated="7" table:style-name="ce268"/>
          <table:table-cell table:style-name="ce185"/>
          <table:table-cell table:number-columns-repeated="16376" table:style-name="ce3"/>
        </table:table-row>
        <table:table-row table:style-name="ro23">
          <table:table-cell office:value-type="string" table:number-columns-spanned="7" table:number-rows-spanned="1" table:style-name="ce275">
            <text:p>(10) Following an internal review, the Metropolitan Police has had controls in place since December 2014 which have limited the activity which might result in offences being taken into consideration (TIC).</text:p>
          </table:table-cell>
          <table:covered-table-cell table:number-columns-repeated="6"/>
          <table:table-cell table:style-name="ce185"/>
          <table:table-cell table:number-columns-repeated="16376" table:style-name="ce3"/>
        </table:table-row>
        <table:table-row table:style-name="ro6">
          <table:table-cell table:number-columns-repeated="7" table:style-name="ce270"/>
          <table:table-cell table:number-columns-repeated="16377" table:style-name="ce9"/>
        </table:table-row>
        <table:table-row table:style-name="ro6">
          <table:table-cell office:value-type="string" table:style-name="ce185">
            <text:p>(11) Includes out of court disposals, convictions and offences taken into consideration.<text:s/></text:p>
          </table:table-cell>
          <table:table-cell table:style-name="ce185"/>
          <table:table-cell table:number-columns-repeated="2" table:style-name="ce271"/>
          <table:table-cell table:number-columns-repeated="4" table:style-name="ce185"/>
          <table:table-cell table:number-columns-repeated="16376" table:style-name="ce3"/>
        </table:table-row>
        <table:table-row table:style-name="ro6">
          <table:table-cell table:number-columns-repeated="8" table:style-name="ce185"/>
          <table:table-cell table:number-columns-repeated="16376" table:style-name="ce3"/>
        </table:table-row>
        <table:table-row table:style-name="ro5">
          <table:table-cell table:number-columns-repeated="8" table:style-name="ce185"/>
          <table:table-cell table:number-columns-repeated="16376" table:style-name="ce3"/>
        </table:table-row>
        <table:table-row table:number-rows-repeated="1048514" table:style-name="ro13">
          <table:table-cell table:number-columns-repeated="16384"/>
        </table:table-row>
      </table:table>
      <table:table table:name="Q1_3" table:style-name="ta1">
        <table:table-column table:style-name="co44" table:default-cell-style-name="ce185"/>
        <table:table-column table:style-name="co15" table:default-cell-style-name="ce185"/>
        <table:table-column table:style-name="co4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2"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277"/>
        <table:table-column table:style-name="co59" table:default-cell-style-name="ce278"/>
        <table:table-column table:style-name="co57" table:default-cell-style-name="ce185"/>
        <table:table-column table:style-name="co4" table:number-columns-repeated="218"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37" table:default-cell-style-name="ce185"/>
        <table:table-column table:style-name="co44" table:default-cell-style-name="ce185"/>
        <table:table-column table:style-name="co15" table:default-cell-style-name="ce185"/>
        <table:table-column table:style-name="co46" table:default-cell-style-name="ce185"/>
        <table:table-column table:style-name="co47" table:default-cell-style-name="ce185"/>
        <table:table-column table:style-name="co48" table:default-cell-style-name="ce185"/>
        <table:table-column table:style-name="co49" table:default-cell-style-name="ce185"/>
        <table:table-column table:style-name="co50" table:default-cell-style-name="ce185"/>
        <table:table-column table:style-name="co51" table:default-cell-style-name="ce185"/>
        <table:table-column table:style-name="co50" table:default-cell-style-name="ce185"/>
        <table:table-column table:style-name="co53" table:default-cell-style-name="ce185"/>
        <table:table-column table:style-name="co54" table:default-cell-style-name="ce185"/>
        <table:table-column table:style-name="co10" table:default-cell-style-name="ce185"/>
        <table:table-column table:style-name="co11" table:default-cell-style-name="ce185"/>
        <table:table-column table:style-name="co55" table:default-cell-style-name="ce185"/>
        <table:table-column table:style-name="co56" table:default-cell-style-name="ce185"/>
        <table:table-column table:style-name="co57" table:default-cell-style-name="ce185"/>
        <table:table-column table:style-name="co58" table:default-cell-style-name="ce185"/>
        <table:table-column table:style-name="co59" table:default-cell-style-name="ce185"/>
        <table:table-column table:style-name="co57" table:default-cell-style-name="ce185"/>
        <table:table-column table:style-name="co4" table:number-columns-repeated="255" table:default-cell-style-name="ce185"/>
        <table:table-row table:style-name="ro42">
          <table:table-cell office:value-type="string" table:number-columns-spanned="19" table:number-rows-spanned="1" table:style-name="ce346">
            <text:p>Table Q1.3 - “Proven Offenders” in the criminal justice system by offence group and outcome, 12 months ending September 2019 and 12 months ending September 2020<text:span text:style-name="T7">(1)</text:span></text:p>
          </table:table-cell>
          <table:covered-table-cell table:number-columns-repeated="18"/>
          <table:table-cell table:style-name="ce185"/>
          <table:table-cell table:number-columns-repeated="16364" table:style-name="ce3"/>
        </table:table-row>
        <table:table-row table:style-name="ro43">
          <table:table-cell office:value-type="string" table:style-name="ce31">
            <text:p><text:a xlink:href="#Contents.A1">back to contents</text:a></text:p>
          </table:table-cell>
          <table:table-cell table:style-name="ce185"/>
          <table:table-cell table:number-columns-repeated="2" table:style-name="ce186"/>
          <table:table-cell table:number-columns-repeated="13" table:style-name="ce185"/>
          <table:table-cell table:style-name="ce277"/>
          <table:table-cell table:style-name="ce278"/>
          <table:table-cell table:style-name="ce185"/>
          <table:table-cell table:number-columns-repeated="16364" table:style-name="ce3"/>
        </table:table-row>
        <table:table-row table:style-name="ro44">
          <table:table-cell table:style-name="ce31"/>
          <table:table-cell table:style-name="ce185"/>
          <table:table-cell table:number-columns-repeated="2" table:style-name="ce186"/>
          <table:table-cell table:number-columns-repeated="13" table:style-name="ce185"/>
          <table:table-cell table:style-name="ce277"/>
          <table:table-cell table:style-name="ce278"/>
          <table:table-cell table:style-name="ce185"/>
          <table:table-cell table:number-columns-repeated="16364" table:style-name="ce3"/>
        </table:table-row>
        <table:table-row table:style-name="ro29">
          <table:table-cell office:value-type="string" table:number-columns-spanned="9" table:number-rows-spanned="3" table:style-name="ce347">
            <text:p><text:span text:style-name="T4">Please note:<text:s/></text:span>The COVID-19 pandemic continues to cause MoJ to review our data gathering, access and release practices, focusing efforts on priority analysis and statistics. We have limited access to the Police National Computer to minimise non-essential travel by our analysts. In line with guidance from the Office for Statistics Regulation, the decision has been made to delay the publication of cautions.</text:p>
          </table:table-cell>
          <table:covered-table-cell table:number-columns-repeated="8"/>
          <table:table-cell table:style-name="ce279"/>
          <table:table-cell table:number-columns-repeated="16374" table:style-name="ce3"/>
        </table:table-row>
        <table:table-row table:number-rows-repeated="2" table:style-name="ro29">
          <table:covered-table-cell/>
          <table:covered-table-cell table:number-columns-repeated="8"/>
          <table:table-cell table:style-name="ce279"/>
          <table:table-cell table:number-columns-repeated="16374" table:style-name="ce3"/>
        </table:table-row>
        <table:table-row table:style-name="ro5">
          <table:table-cell office:value-type="string" table:style-name="ce280">
            <text:p>England and Wales</text:p>
          </table:table-cell>
          <table:table-cell table:style-name="ce216"/>
          <table:table-cell table:number-columns-spanned="3" table:number-rows-spanned="1" table:style-name="ce154"/>
          <table:covered-table-cell table:number-columns-repeated="2"/>
          <table:table-cell table:style-name="ce190"/>
          <table:table-cell table:style-name="ce281"/>
          <table:table-cell table:style-name="ce282"/>
          <table:table-cell table:style-name="ce216"/>
          <table:table-cell table:number-columns-repeated="2" table:style-name="ce190"/>
          <table:table-cell table:style-name="ce283"/>
          <table:table-cell table:number-columns-repeated="6" table:style-name="ce190"/>
          <table:table-cell table:style-name="ce284"/>
          <table:table-cell table:style-name="ce190"/>
          <table:table-cell table:number-columns-repeated="16364" table:style-name="ce3"/>
        </table:table-row>
        <table:table-row table:style-name="ro45">
          <table:table-cell office:value-type="string" table:style-name="ce285">
            <text:p>Offence Group</text:p>
          </table:table-cell>
          <table:table-cell office:value-type="string" table:style-name="ce286">
            <text:p>12 months ending September</text:p>
          </table:table-cell>
          <table:table-cell office:value-type="string" table:style-name="ce287">
            <text:p>Cannabis / khat warnings<text:span text:style-name="T5">(2)(3)(4)</text:span></text:p>
          </table:table-cell>
          <table:table-cell office:value-type="string" table:style-name="ce287">
            <text:p>Penalty Notices for Disorder<text:span text:style-name="T5">(3)</text:span></text:p>
          </table:table-cell>
          <table:table-cell office:value-type="string" table:style-name="ce287">
            <text:p>Community resolutions<text:span text:style-name="T5">(2)(3)</text:span></text:p>
          </table:table-cell>
          <table:table-cell office:value-type="string" table:style-name="ce287">
            <text:p>Cautions<text:span text:style-name="T5">(3)</text:span></text:p>
          </table:table-cell>
          <table:table-cell office:value-type="string" table:style-name="ce287">
            <text:p>Proceedings<text:s/><text:span text:style-name="T5">(5)</text:span></text:p>
          </table:table-cell>
          <table:table-cell office:value-type="string" table:style-name="ce287">
            <text:p>Convictions<text:span text:style-name="T5">(5)</text:span></text:p>
          </table:table-cell>
          <table:table-cell office:value-type="string" table:style-name="ce287">
            <text:p>Conviction Ratio (%)<text:span text:style-name="T5">(6)</text:span></text:p>
          </table:table-cell>
          <table:table-cell office:value-type="string" table:style-name="ce287">
            <text:p>Proven Offenders (excluding cautions)<text:span text:style-name="T5">(7)</text:span></text:p>
          </table:table-cell>
          <table:table-cell office:value-type="string" table:style-name="ce287">
            <text:p>Sentenced<text:span text:style-name="T5">(8)</text:span></text:p>
          </table:table-cell>
          <table:table-cell office:value-type="string" table:style-name="ce287">
            <text:p>Discharged<text:s/><text:span text:style-name="T5">(9)</text:span></text:p>
          </table:table-cell>
          <table:table-cell office:value-type="string" table:style-name="ce287">
            <text:p>Fine<text:s/><text:span text:style-name="T5">(10)</text:span></text:p>
          </table:table-cell>
          <table:table-cell office:value-type="string" table:style-name="ce287">
            <text:p>Community Sentence<text:s/></text:p>
          </table:table-cell>
          <table:table-cell office:value-type="string" table:style-name="ce287">
            <text:p>Suspended Sentence<text:s/></text:p>
          </table:table-cell>
          <table:table-cell office:value-type="string" table:style-name="ce287">
            <text:p>Compensation</text:p>
          </table:table-cell>
          <table:table-cell office:value-type="string" table:style-name="ce287">
            <text:p>Otherwise dealt with<text:span text:style-name="T5">(11)</text:span></text:p>
          </table:table-cell>
          <table:table-cell office:value-type="string" table:style-name="ce287">
            <text:p>Custody<text:s text:c="2"/></text:p>
          </table:table-cell>
          <table:table-cell office:value-type="string" table:style-name="ce288">
            <text:p>Custody Rate (%)<text:span text:style-name="T5">(12)</text:span></text:p>
          </table:table-cell>
          <table:table-cell office:value-type="string" table:style-name="ce289">
            <text:p>Average Custodial Sentence Length<text:span text:style-name="T5">(13)</text:span></text:p>
          </table:table-cell>
          <table:table-cell table:number-columns-repeated="16364" table:style-name="ce3"/>
        </table:table-row>
        <table:table-row table:style-name="ro6">
          <table:table-cell table:style-name="ce197"/>
          <table:table-cell table:style-name="ce290"/>
          <table:table-cell table:number-columns-repeated="13" table:style-name="ce194"/>
          <table:table-cell table:style-name="ce185"/>
          <table:table-cell table:number-columns-repeated="2" table:style-name="ce194"/>
          <table:table-cell table:style-name="ce291"/>
          <table:table-cell table:style-name="ce292"/>
          <table:table-cell table:number-columns-repeated="16364" table:style-name="ce3"/>
        </table:table-row>
        <table:table-row table:style-name="ro6">
          <table:table-cell office:value-type="string" table:style-name="ce184">
            <text:p>Violence against the person</text:p>
          </table:table-cell>
          <table:table-cell office:value-type="float" office:value="2019" table:style-name="ce206">
            <text:p>2019</text:p>
          </table:table-cell>
          <table:table-cell office:value-type="string" table:style-name="ce293">
            <text:p>*</text:p>
          </table:table-cell>
          <table:table-cell office:value-type="string" table:style-name="ce293">
            <text:p>*</text:p>
          </table:table-cell>
          <table:table-cell office:value-type="float" office:value="30519" table:style-name="ce293">
            <text:p><text:s/>30,519<text:s/></text:p>
          </table:table-cell>
          <table:table-cell office:value-type="string" table:style-name="ce293">
            <text:p>:</text:p>
          </table:table-cell>
          <table:table-cell office:value-type="float" office:value="44079" table:style-name="ce293">
            <text:p><text:s/>44,079<text:s/></text:p>
          </table:table-cell>
          <table:table-cell office:value-type="float" office:value="32812" table:style-name="ce293">
            <text:p><text:s/>32,812<text:s/></text:p>
          </table:table-cell>
          <table:table-cell office:value-type="float" office:value="74.439075296626513" table:style-name="ce294">
            <text:p><text:s/>74.4<text:s/></text:p>
          </table:table-cell>
          <table:table-cell office:value-type="float" office:value="32812" table:style-name="ce293">
            <text:p><text:s/>32,812<text:s/></text:p>
          </table:table-cell>
          <table:table-cell office:value-type="float" office:value="32236" table:style-name="ce293">
            <text:p><text:s/>32,236<text:s/></text:p>
          </table:table-cell>
          <table:table-cell office:value-type="float" office:value="1307" table:style-name="ce293">
            <text:p><text:s/>1,307<text:s/></text:p>
          </table:table-cell>
          <table:table-cell office:value-type="float" office:value="3433" table:style-name="ce293">
            <text:p><text:s/>3,433<text:s/></text:p>
          </table:table-cell>
          <table:table-cell office:value-type="float" office:value="8285" table:style-name="ce293">
            <text:p><text:s/>8,285<text:s/></text:p>
          </table:table-cell>
          <table:table-cell office:value-type="float" office:value="5801" table:style-name="ce293">
            <text:p><text:s/>5,801<text:s/></text:p>
          </table:table-cell>
          <table:table-cell office:value-type="float" office:value="284" table:style-name="ce293">
            <text:p><text:s/>284<text:s/></text:p>
          </table:table-cell>
          <table:table-cell office:value-type="float" office:value="804" table:style-name="ce293">
            <text:p><text:s/>804<text:s/></text:p>
          </table:table-cell>
          <table:table-cell office:value-type="float" office:value="12322" table:style-name="ce293">
            <text:p><text:s/>12,322<text:s/></text:p>
          </table:table-cell>
          <table:table-cell office:value-type="float" office:value="38.224345452289363" table:style-name="ce294">
            <text:p><text:s/>38.2<text:s/></text:p>
          </table:table-cell>
          <table:table-cell office:value-type="float" office:value="22.907299999999999" table:style-name="ce295">
            <text:p><text:s/>22.9<text:s/></text:p>
          </table:table-cell>
          <table:table-cell table:number-columns-repeated="16364" table:style-name="ce3"/>
        </table:table-row>
        <table:table-row table:style-name="ro6">
          <table:table-cell table:style-name="ce296"/>
          <table:table-cell office:value-type="float" office:value="2020" table:style-name="ce206">
            <text:p>2020</text:p>
          </table:table-cell>
          <table:table-cell office:value-type="string" table:style-name="ce293">
            <text:p>*</text:p>
          </table:table-cell>
          <table:table-cell office:value-type="string" table:style-name="ce293">
            <text:p>*</text:p>
          </table:table-cell>
          <table:table-cell office:value-type="float" office:value="31990" table:style-name="ce293">
            <text:p><text:s/>31,990<text:s/></text:p>
          </table:table-cell>
          <table:table-cell office:value-type="string" table:style-name="ce293">
            <text:p>:</text:p>
          </table:table-cell>
          <table:table-cell office:value-type="float" office:value="44656" table:style-name="ce293">
            <text:p><text:s/>44,656<text:s/></text:p>
          </table:table-cell>
          <table:table-cell office:value-type="float" office:value="31835" table:style-name="ce293">
            <text:p><text:s/>31,835<text:s/></text:p>
          </table:table-cell>
          <table:table-cell office:value-type="float" office:value="71.289412396990329" table:style-name="ce294">
            <text:p><text:s/>71.3<text:s/></text:p>
          </table:table-cell>
          <table:table-cell office:value-type="float" office:value="31835" table:style-name="ce293">
            <text:p><text:s/>31,835<text:s/></text:p>
          </table:table-cell>
          <table:table-cell office:value-type="float" office:value="31000" table:style-name="ce293">
            <text:p><text:s/>31,000<text:s/></text:p>
          </table:table-cell>
          <table:table-cell office:value-type="float" office:value="1311" table:style-name="ce293">
            <text:p><text:s/>1,311<text:s/></text:p>
          </table:table-cell>
          <table:table-cell office:value-type="float" office:value="2971" table:style-name="ce293">
            <text:p><text:s/>2,971<text:s/></text:p>
          </table:table-cell>
          <table:table-cell office:value-type="float" office:value="7458" table:style-name="ce293">
            <text:p><text:s/>7,458<text:s/></text:p>
          </table:table-cell>
          <table:table-cell office:value-type="float" office:value="6062" table:style-name="ce293">
            <text:p><text:s/>6,062<text:s/></text:p>
          </table:table-cell>
          <table:table-cell office:value-type="float" office:value="299" table:style-name="ce293">
            <text:p><text:s/>299<text:s/></text:p>
          </table:table-cell>
          <table:table-cell office:value-type="float" office:value="663" table:style-name="ce293">
            <text:p><text:s/>663<text:s/></text:p>
          </table:table-cell>
          <table:table-cell office:value-type="float" office:value="12236" table:style-name="ce293">
            <text:p><text:s/>12,236<text:s/></text:p>
          </table:table-cell>
          <table:table-cell office:value-type="float" office:value="39.470967741935489" table:style-name="ce294">
            <text:p><text:s/>39.5<text:s/></text:p>
          </table:table-cell>
          <table:table-cell office:value-type="float" office:value="19.93" table:style-name="ce295">
            <text:p><text:s/>19.9<text:s/></text:p>
          </table:table-cell>
          <table:table-cell table:number-columns-repeated="16364" table:style-name="ce3"/>
        </table:table-row>
        <table:table-row table:style-name="ro6">
          <table:table-cell office:value-type="string" table:style-name="ce184">
            <text:p>Sexual offences</text:p>
          </table:table-cell>
          <table:table-cell office:value-type="float" office:value="2019" table:style-name="ce206">
            <text:p>2019</text:p>
          </table:table-cell>
          <table:table-cell office:value-type="string" table:style-name="ce293">
            <text:p>*</text:p>
          </table:table-cell>
          <table:table-cell office:value-type="string" table:style-name="ce293">
            <text:p>*</text:p>
          </table:table-cell>
          <table:table-cell office:value-type="float" office:value="520" table:style-name="ce293">
            <text:p><text:s/>520<text:s/></text:p>
          </table:table-cell>
          <table:table-cell office:value-type="string" table:style-name="ce293">
            <text:p>:</text:p>
          </table:table-cell>
          <table:table-cell office:value-type="float" office:value="7504" table:style-name="ce293">
            <text:p><text:s/>7,504<text:s/></text:p>
          </table:table-cell>
          <table:table-cell office:value-type="float" office:value="5007" table:style-name="ce293">
            <text:p><text:s/>5,007<text:s/></text:p>
          </table:table-cell>
          <table:table-cell office:value-type="float" office:value="66.724413646055439" table:style-name="ce294">
            <text:p><text:s/>66.7<text:s/></text:p>
          </table:table-cell>
          <table:table-cell office:value-type="float" office:value="5007" table:style-name="ce293">
            <text:p><text:s/>5,007<text:s/></text:p>
          </table:table-cell>
          <table:table-cell office:value-type="float" office:value="4914" table:style-name="ce293">
            <text:p><text:s/>4,914<text:s/></text:p>
          </table:table-cell>
          <table:table-cell office:value-type="float" office:value="61" table:style-name="ce293">
            <text:p><text:s/>61<text:s/></text:p>
          </table:table-cell>
          <table:table-cell office:value-type="float" office:value="56" table:style-name="ce293">
            <text:p><text:s/>56<text:s/></text:p>
          </table:table-cell>
          <table:table-cell office:value-type="float" office:value="1079" table:style-name="ce293">
            <text:p><text:s/>1,079<text:s/></text:p>
          </table:table-cell>
          <table:table-cell office:value-type="float" office:value="667" table:style-name="ce293">
            <text:p><text:s/>667<text:s/></text:p>
          </table:table-cell>
          <table:table-cell office:value-type="float" office:value="9" table:style-name="ce293">
            <text:p><text:s/>9<text:s/></text:p>
          </table:table-cell>
          <table:table-cell office:value-type="float" office:value="218" table:style-name="ce293">
            <text:p><text:s/>218<text:s/></text:p>
          </table:table-cell>
          <table:table-cell office:value-type="float" office:value="2824" table:style-name="ce293">
            <text:p><text:s/>2,824<text:s/></text:p>
          </table:table-cell>
          <table:table-cell office:value-type="float" office:value="57.468457468457466" table:style-name="ce294">
            <text:p><text:s/>57.5<text:s/></text:p>
          </table:table-cell>
          <table:table-cell office:value-type="float" office:value="58.211500000000001" table:style-name="ce295">
            <text:p><text:s/>58.2<text:s/></text:p>
          </table:table-cell>
          <table:table-cell table:number-columns-repeated="16364" table:style-name="ce3"/>
        </table:table-row>
        <table:table-row table:style-name="ro6">
          <table:table-cell table:style-name="ce296"/>
          <table:table-cell office:value-type="float" office:value="2020" table:style-name="ce206">
            <text:p>2020</text:p>
          </table:table-cell>
          <table:table-cell office:value-type="string" table:style-name="ce293">
            <text:p>*</text:p>
          </table:table-cell>
          <table:table-cell office:value-type="string" table:style-name="ce293">
            <text:p>*</text:p>
          </table:table-cell>
          <table:table-cell office:value-type="float" office:value="431" table:style-name="ce293">
            <text:p><text:s/>431<text:s/></text:p>
          </table:table-cell>
          <table:table-cell office:value-type="string" table:style-name="ce293">
            <text:p>:</text:p>
          </table:table-cell>
          <table:table-cell office:value-type="float" office:value="7687" table:style-name="ce293">
            <text:p><text:s/>7,687<text:s/></text:p>
          </table:table-cell>
          <table:table-cell office:value-type="float" office:value="4164" table:style-name="ce293">
            <text:p><text:s/>4,164<text:s/></text:p>
          </table:table-cell>
          <table:table-cell office:value-type="float" office:value="54.169376870040331" table:style-name="ce294">
            <text:p><text:s/>54.2<text:s/></text:p>
          </table:table-cell>
          <table:table-cell office:value-type="float" office:value="4164" table:style-name="ce293">
            <text:p><text:s/>4,164<text:s/></text:p>
          </table:table-cell>
          <table:table-cell office:value-type="float" office:value="4063" table:style-name="ce293">
            <text:p><text:s/>4,063<text:s/></text:p>
          </table:table-cell>
          <table:table-cell office:value-type="float" office:value="39" table:style-name="ce293">
            <text:p><text:s/>39<text:s/></text:p>
          </table:table-cell>
          <table:table-cell office:value-type="float" office:value="37" table:style-name="ce293">
            <text:p><text:s/>37<text:s/></text:p>
          </table:table-cell>
          <table:table-cell office:value-type="float" office:value="931" table:style-name="ce293">
            <text:p><text:s/>931<text:s/></text:p>
          </table:table-cell>
          <table:table-cell office:value-type="float" office:value="684" table:style-name="ce293">
            <text:p><text:s/>684<text:s/></text:p>
          </table:table-cell>
          <table:table-cell office:value-type="float" office:value="8" table:style-name="ce293">
            <text:p><text:s/>8<text:s/></text:p>
          </table:table-cell>
          <table:table-cell office:value-type="float" office:value="173" table:style-name="ce293">
            <text:p><text:s/>173<text:s/></text:p>
          </table:table-cell>
          <table:table-cell office:value-type="float" office:value="2191" table:style-name="ce293">
            <text:p><text:s/>2,191<text:s/></text:p>
          </table:table-cell>
          <table:table-cell office:value-type="float" office:value="53.925670686684711" table:style-name="ce294">
            <text:p><text:s/>53.9<text:s/></text:p>
          </table:table-cell>
          <table:table-cell office:value-type="float" office:value="56.5745" table:style-name="ce295">
            <text:p><text:s/>56.6<text:s/></text:p>
          </table:table-cell>
          <table:table-cell table:number-columns-repeated="16364" table:style-name="ce3"/>
        </table:table-row>
        <table:table-row table:style-name="ro6">
          <table:table-cell office:value-type="string" table:style-name="ce184">
            <text:p>Robbery</text:p>
          </table:table-cell>
          <table:table-cell office:value-type="float" office:value="2019" table:style-name="ce206">
            <text:p>2019</text:p>
          </table:table-cell>
          <table:table-cell office:value-type="string" table:style-name="ce293">
            <text:p>*</text:p>
          </table:table-cell>
          <table:table-cell office:value-type="string" table:style-name="ce293">
            <text:p>*</text:p>
          </table:table-cell>
          <table:table-cell office:value-type="float" office:value="161" table:style-name="ce293">
            <text:p><text:s/>161<text:s/></text:p>
          </table:table-cell>
          <table:table-cell office:value-type="string" table:style-name="ce293">
            <text:p>:</text:p>
          </table:table-cell>
          <table:table-cell office:value-type="float" office:value="6043" table:style-name="ce293">
            <text:p><text:s/>6,043<text:s/></text:p>
          </table:table-cell>
          <table:table-cell office:value-type="float" office:value="3851" table:style-name="ce293">
            <text:p><text:s/>3,851<text:s/></text:p>
          </table:table-cell>
          <table:table-cell office:value-type="float" office:value="63.726625848088702" table:style-name="ce294">
            <text:p><text:s/>63.7<text:s/></text:p>
          </table:table-cell>
          <table:table-cell office:value-type="float" office:value="3851" table:style-name="ce293">
            <text:p><text:s/>3,851<text:s/></text:p>
          </table:table-cell>
          <table:table-cell office:value-type="float" office:value="3845" table:style-name="ce293">
            <text:p><text:s/>3,845<text:s/></text:p>
          </table:table-cell>
          <table:table-cell office:value-type="float" office:value="11" table:style-name="ce293">
            <text:p><text:s/>11<text:s/></text:p>
          </table:table-cell>
          <table:table-cell office:value-type="float" office:value="0" table:style-name="ce293">
            <text:p><text:s/>-<text:s/></text:p>
          </table:table-cell>
          <table:table-cell office:value-type="float" office:value="1033" table:style-name="ce293">
            <text:p><text:s/>1,033<text:s/></text:p>
          </table:table-cell>
          <table:table-cell office:value-type="float" office:value="186" table:style-name="ce293">
            <text:p><text:s/>186<text:s/></text:p>
          </table:table-cell>
          <table:table-cell office:value-type="float" office:value="4" table:style-name="ce293">
            <text:p><text:s/>4<text:s/></text:p>
          </table:table-cell>
          <table:table-cell office:value-type="float" office:value="85" table:style-name="ce293">
            <text:p><text:s/>85<text:s/></text:p>
          </table:table-cell>
          <table:table-cell office:value-type="float" office:value="2526" table:style-name="ce293">
            <text:p><text:s/>2,526<text:s/></text:p>
          </table:table-cell>
          <table:table-cell office:value-type="float" office:value="65.695708712613794" table:style-name="ce294">
            <text:p><text:s/>65.7<text:s/></text:p>
          </table:table-cell>
          <table:table-cell office:value-type="float" office:value="51.477699999999999" table:style-name="ce295">
            <text:p><text:s/>51.5<text:s/></text:p>
          </table:table-cell>
          <table:table-cell table:number-columns-repeated="16364" table:style-name="ce3"/>
        </table:table-row>
        <table:table-row table:style-name="ro6">
          <table:table-cell table:style-name="ce296"/>
          <table:table-cell office:value-type="float" office:value="2020" table:style-name="ce206">
            <text:p>2020</text:p>
          </table:table-cell>
          <table:table-cell office:value-type="string" table:style-name="ce293">
            <text:p>*</text:p>
          </table:table-cell>
          <table:table-cell office:value-type="string" table:style-name="ce293">
            <text:p>*</text:p>
          </table:table-cell>
          <table:table-cell office:value-type="float" office:value="173" table:style-name="ce293">
            <text:p><text:s/>173<text:s/></text:p>
          </table:table-cell>
          <table:table-cell office:value-type="string" table:style-name="ce293">
            <text:p>:</text:p>
          </table:table-cell>
          <table:table-cell office:value-type="float" office:value="5928" table:style-name="ce293">
            <text:p><text:s/>5,928<text:s/></text:p>
          </table:table-cell>
          <table:table-cell office:value-type="float" office:value="3519" table:style-name="ce293">
            <text:p><text:s/>3,519<text:s/></text:p>
          </table:table-cell>
          <table:table-cell office:value-type="float" office:value="59.362348178137644" table:style-name="ce294">
            <text:p><text:s/>59.4<text:s/></text:p>
          </table:table-cell>
          <table:table-cell office:value-type="float" office:value="3519" table:style-name="ce293">
            <text:p><text:s/>3,519<text:s/></text:p>
          </table:table-cell>
          <table:table-cell office:value-type="float" office:value="3506" table:style-name="ce293">
            <text:p><text:s/>3,506<text:s/></text:p>
          </table:table-cell>
          <table:table-cell office:value-type="float" office:value="27" table:style-name="ce293">
            <text:p><text:s/>27<text:s/></text:p>
          </table:table-cell>
          <table:table-cell office:value-type="float" office:value="0" table:style-name="ce293">
            <text:p><text:s/>-<text:s/></text:p>
          </table:table-cell>
          <table:table-cell office:value-type="float" office:value="1078" table:style-name="ce293">
            <text:p><text:s/>1,078<text:s/></text:p>
          </table:table-cell>
          <table:table-cell office:value-type="float" office:value="206" table:style-name="ce293">
            <text:p><text:s/>206<text:s/></text:p>
          </table:table-cell>
          <table:table-cell office:value-type="float" office:value="3" table:style-name="ce293">
            <text:p><text:s/>3<text:s/></text:p>
          </table:table-cell>
          <table:table-cell office:value-type="float" office:value="54" table:style-name="ce293">
            <text:p><text:s/>54<text:s/></text:p>
          </table:table-cell>
          <table:table-cell office:value-type="float" office:value="2138" table:style-name="ce293">
            <text:p><text:s/>2,138<text:s/></text:p>
          </table:table-cell>
          <table:table-cell office:value-type="float" office:value="60.981175128351396" table:style-name="ce294">
            <text:p><text:s/>61.0<text:s/></text:p>
          </table:table-cell>
          <table:table-cell office:value-type="float" office:value="51.596600000000002" table:style-name="ce295">
            <text:p><text:s/>51.6<text:s/></text:p>
          </table:table-cell>
          <table:table-cell table:number-columns-repeated="16364" table:style-name="ce3"/>
        </table:table-row>
        <table:table-row table:style-name="ro6">
          <table:table-cell office:value-type="string" table:style-name="ce184">
            <text:p>Theft Offences</text:p>
          </table:table-cell>
          <table:table-cell office:value-type="float" office:value="2019" table:style-name="ce206">
            <text:p>2019</text:p>
          </table:table-cell>
          <table:table-cell office:value-type="string" table:style-name="ce293">
            <text:p>*</text:p>
          </table:table-cell>
          <table:table-cell office:value-type="float" office:value="2070" table:style-name="ce293">
            <text:p><text:s/>2,070<text:s/></text:p>
          </table:table-cell>
          <table:table-cell office:value-type="float" office:value="22081" table:style-name="ce293">
            <text:p><text:s/>22,081<text:s/></text:p>
          </table:table-cell>
          <table:table-cell office:value-type="string" table:style-name="ce293">
            <text:p>:</text:p>
          </table:table-cell>
          <table:table-cell office:value-type="float" office:value="68505" table:style-name="ce293">
            <text:p><text:s/>68,505<text:s/></text:p>
          </table:table-cell>
          <table:table-cell office:value-type="float" office:value="60080" table:style-name="ce293">
            <text:p><text:s/>60,080<text:s/></text:p>
          </table:table-cell>
          <table:table-cell office:value-type="float" office:value="87.701627618422023" table:style-name="ce294">
            <text:p><text:s/>87.7<text:s/></text:p>
          </table:table-cell>
          <table:table-cell office:value-type="float" office:value="62150" table:style-name="ce293">
            <text:p><text:s/>62,150<text:s/></text:p>
          </table:table-cell>
          <table:table-cell office:value-type="float" office:value="59289" table:style-name="ce293">
            <text:p><text:s/>59,289<text:s/></text:p>
          </table:table-cell>
          <table:table-cell office:value-type="float" office:value="8152" table:style-name="ce293">
            <text:p><text:s/>8,152<text:s/></text:p>
          </table:table-cell>
          <table:table-cell office:value-type="float" office:value="8263" table:style-name="ce293">
            <text:p><text:s/>8,263<text:s/></text:p>
          </table:table-cell>
          <table:table-cell office:value-type="float" office:value="14638" table:style-name="ce293">
            <text:p><text:s/>14,638<text:s/></text:p>
          </table:table-cell>
          <table:table-cell office:value-type="float" office:value="6491" table:style-name="ce293">
            <text:p><text:s/>6,491<text:s/></text:p>
          </table:table-cell>
          <table:table-cell office:value-type="float" office:value="1522" table:style-name="ce293">
            <text:p><text:s/>1,522<text:s/></text:p>
          </table:table-cell>
          <table:table-cell office:value-type="float" office:value="1585" table:style-name="ce293">
            <text:p><text:s/>1,585<text:s/></text:p>
          </table:table-cell>
          <table:table-cell office:value-type="float" office:value="18638" table:style-name="ce293">
            <text:p><text:s/>18,638<text:s/></text:p>
          </table:table-cell>
          <table:table-cell office:value-type="float" office:value="31.43584813371789" table:style-name="ce294">
            <text:p><text:s/>31.4<text:s/></text:p>
          </table:table-cell>
          <table:table-cell office:value-type="float" office:value="10.3895" table:style-name="ce295">
            <text:p><text:s/>10.4<text:s/></text:p>
          </table:table-cell>
          <table:table-cell table:number-columns-repeated="16364" table:style-name="ce3"/>
        </table:table-row>
        <table:table-row table:style-name="ro6">
          <table:table-cell table:style-name="ce296"/>
          <table:table-cell office:value-type="float" office:value="2020" table:style-name="ce206">
            <text:p>2020</text:p>
          </table:table-cell>
          <table:table-cell office:value-type="string" table:style-name="ce293">
            <text:p>*</text:p>
          </table:table-cell>
          <table:table-cell office:value-type="float" office:value="1116" table:style-name="ce293">
            <text:p><text:s/>1,116<text:s/></text:p>
          </table:table-cell>
          <table:table-cell office:value-type="float" office:value="16621" table:style-name="ce293">
            <text:p><text:s/>16,621<text:s/></text:p>
          </table:table-cell>
          <table:table-cell office:value-type="string" table:style-name="ce293">
            <text:p>:</text:p>
          </table:table-cell>
          <table:table-cell office:value-type="float" office:value="47529" table:style-name="ce293">
            <text:p><text:s/>47,529<text:s/></text:p>
          </table:table-cell>
          <table:table-cell office:value-type="float" office:value="40553" table:style-name="ce293">
            <text:p><text:s/>40,553<text:s/></text:p>
          </table:table-cell>
          <table:table-cell office:value-type="float" office:value="85.322645121925561" table:style-name="ce294">
            <text:p><text:s/>85.3<text:s/></text:p>
          </table:table-cell>
          <table:table-cell office:value-type="float" office:value="41669" table:style-name="ce293">
            <text:p><text:s/>41,669<text:s/></text:p>
          </table:table-cell>
          <table:table-cell office:value-type="float" office:value="40136" table:style-name="ce293">
            <text:p><text:s/>40,136<text:s/></text:p>
          </table:table-cell>
          <table:table-cell office:value-type="float" office:value="4811" table:style-name="ce293">
            <text:p><text:s/>4,811<text:s/></text:p>
          </table:table-cell>
          <table:table-cell office:value-type="float" office:value="5122" table:style-name="ce293">
            <text:p><text:s/>5,122<text:s/></text:p>
          </table:table-cell>
          <table:table-cell office:value-type="float" office:value="9009" table:style-name="ce293">
            <text:p><text:s/>9,009<text:s/></text:p>
          </table:table-cell>
          <table:table-cell office:value-type="float" office:value="5087" table:style-name="ce293">
            <text:p><text:s/>5,087<text:s/></text:p>
          </table:table-cell>
          <table:table-cell office:value-type="float" office:value="990" table:style-name="ce293">
            <text:p><text:s/>990<text:s/></text:p>
          </table:table-cell>
          <table:table-cell office:value-type="float" office:value="1107" table:style-name="ce293">
            <text:p><text:s/>1,107<text:s/></text:p>
          </table:table-cell>
          <table:table-cell office:value-type="float" office:value="14010" table:style-name="ce293">
            <text:p><text:s/>14,010<text:s/></text:p>
          </table:table-cell>
          <table:table-cell office:value-type="float" office:value="34.90631851704206" table:style-name="ce294">
            <text:p><text:s/>34.9<text:s/></text:p>
          </table:table-cell>
          <table:table-cell office:value-type="float" office:value="11.7796" table:style-name="ce295">
            <text:p><text:s/>11.8<text:s/></text:p>
          </table:table-cell>
          <table:table-cell table:number-columns-repeated="16364" table:style-name="ce3"/>
        </table:table-row>
        <table:table-row table:style-name="ro6">
          <table:table-cell office:value-type="string" table:style-name="ce184">
            <text:p>Criminal damage and Arson</text:p>
          </table:table-cell>
          <table:table-cell office:value-type="float" office:value="2019" table:style-name="ce206">
            <text:p>2019</text:p>
          </table:table-cell>
          <table:table-cell office:value-type="string" table:style-name="ce293">
            <text:p>*</text:p>
          </table:table-cell>
          <table:table-cell office:value-type="string" table:style-name="ce293">
            <text:p>*</text:p>
          </table:table-cell>
          <table:table-cell office:value-type="float" office:value="11779" table:style-name="ce293">
            <text:p><text:s/>11,779<text:s/></text:p>
          </table:table-cell>
          <table:table-cell office:value-type="string" table:style-name="ce293">
            <text:p>:</text:p>
          </table:table-cell>
          <table:table-cell office:value-type="float" office:value="2309" table:style-name="ce293">
            <text:p><text:s/>2,309<text:s/></text:p>
          </table:table-cell>
          <table:table-cell office:value-type="float" office:value="1612" table:style-name="ce293">
            <text:p><text:s/>1,612<text:s/></text:p>
          </table:table-cell>
          <table:table-cell office:value-type="float" office:value="69.813772195755746" table:style-name="ce294">
            <text:p><text:s/>69.8<text:s/></text:p>
          </table:table-cell>
          <table:table-cell office:value-type="float" office:value="1612" table:style-name="ce293">
            <text:p><text:s/>1,612<text:s/></text:p>
          </table:table-cell>
          <table:table-cell office:value-type="float" office:value="1529" table:style-name="ce293">
            <text:p><text:s/>1,529<text:s/></text:p>
          </table:table-cell>
          <table:table-cell office:value-type="float" office:value="148" table:style-name="ce293">
            <text:p><text:s/>148<text:s/></text:p>
          </table:table-cell>
          <table:table-cell office:value-type="float" office:value="124" table:style-name="ce293">
            <text:p><text:s/>124<text:s/></text:p>
          </table:table-cell>
          <table:table-cell office:value-type="float" office:value="467" table:style-name="ce293">
            <text:p><text:s/>467<text:s/></text:p>
          </table:table-cell>
          <table:table-cell office:value-type="float" office:value="203" table:style-name="ce293">
            <text:p><text:s/>203<text:s/></text:p>
          </table:table-cell>
          <table:table-cell office:value-type="float" office:value="49" table:style-name="ce293">
            <text:p><text:s/>49<text:s/></text:p>
          </table:table-cell>
          <table:table-cell office:value-type="float" office:value="88" table:style-name="ce293">
            <text:p><text:s/>88<text:s/></text:p>
          </table:table-cell>
          <table:table-cell office:value-type="float" office:value="450" table:style-name="ce293">
            <text:p><text:s/>450<text:s/></text:p>
          </table:table-cell>
          <table:table-cell office:value-type="float" office:value="29.431000654022238" table:style-name="ce294">
            <text:p><text:s/>29.4<text:s/></text:p>
          </table:table-cell>
          <table:table-cell office:value-type="float" office:value="31.605699999999999" table:style-name="ce295">
            <text:p><text:s/>31.6<text:s/></text:p>
          </table:table-cell>
          <table:table-cell table:number-columns-repeated="16364" table:style-name="ce3"/>
        </table:table-row>
        <table:table-row table:style-name="ro6">
          <table:table-cell table:style-name="ce296"/>
          <table:table-cell office:value-type="float" office:value="2020" table:style-name="ce206">
            <text:p>2020</text:p>
          </table:table-cell>
          <table:table-cell office:value-type="string" table:style-name="ce293">
            <text:p>*</text:p>
          </table:table-cell>
          <table:table-cell office:value-type="string" table:style-name="ce293">
            <text:p>*</text:p>
          </table:table-cell>
          <table:table-cell office:value-type="float" office:value="11273" table:style-name="ce293">
            <text:p><text:s/>11,273<text:s/></text:p>
          </table:table-cell>
          <table:table-cell office:value-type="string" table:style-name="ce293">
            <text:p>:</text:p>
          </table:table-cell>
          <table:table-cell office:value-type="float" office:value="1676" table:style-name="ce293">
            <text:p><text:s/>1,676<text:s/></text:p>
          </table:table-cell>
          <table:table-cell office:value-type="float" office:value="1360" table:style-name="ce293">
            <text:p><text:s/>1,360<text:s/></text:p>
          </table:table-cell>
          <table:table-cell office:value-type="float" office:value="81.145584725536992" table:style-name="ce294">
            <text:p><text:s/>81.1<text:s/></text:p>
          </table:table-cell>
          <table:table-cell office:value-type="float" office:value="1360" table:style-name="ce293">
            <text:p><text:s/>1,360<text:s/></text:p>
          </table:table-cell>
          <table:table-cell office:value-type="float" office:value="1280" table:style-name="ce293">
            <text:p><text:s/>1,280<text:s/></text:p>
          </table:table-cell>
          <table:table-cell office:value-type="float" office:value="126" table:style-name="ce293">
            <text:p><text:s/>126<text:s/></text:p>
          </table:table-cell>
          <table:table-cell office:value-type="float" office:value="98" table:style-name="ce293">
            <text:p><text:s/>98<text:s/></text:p>
          </table:table-cell>
          <table:table-cell office:value-type="float" office:value="310" table:style-name="ce293">
            <text:p><text:s/>310<text:s/></text:p>
          </table:table-cell>
          <table:table-cell office:value-type="float" office:value="196" table:style-name="ce293">
            <text:p><text:s/>196<text:s/></text:p>
          </table:table-cell>
          <table:table-cell office:value-type="float" office:value="42" table:style-name="ce293">
            <text:p><text:s/>42<text:s/></text:p>
          </table:table-cell>
          <table:table-cell office:value-type="float" office:value="89" table:style-name="ce293">
            <text:p><text:s/>89<text:s/></text:p>
          </table:table-cell>
          <table:table-cell office:value-type="float" office:value="419" table:style-name="ce293">
            <text:p><text:s/>419<text:s/></text:p>
          </table:table-cell>
          <table:table-cell office:value-type="float" office:value="32.734375" table:style-name="ce294">
            <text:p><text:s/>32.7<text:s/></text:p>
          </table:table-cell>
          <table:table-cell office:value-type="float" office:value="30.546399999999998" table:style-name="ce295">
            <text:p><text:s/>30.5<text:s/></text:p>
          </table:table-cell>
          <table:table-cell table:number-columns-repeated="16364" table:style-name="ce3"/>
        </table:table-row>
        <table:table-row table:style-name="ro6">
          <table:table-cell office:value-type="string" table:style-name="ce184">
            <text:p>Drug offences</text:p>
          </table:table-cell>
          <table:table-cell office:value-type="float" office:value="2019" table:style-name="ce206">
            <text:p>2019</text:p>
          </table:table-cell>
          <table:table-cell office:value-type="float" office:value="19936" table:style-name="ce293">
            <text:p><text:s/>19,936<text:s/></text:p>
          </table:table-cell>
          <table:table-cell office:value-type="float" office:value="5960" table:style-name="ce293">
            <text:p><text:s/>5,960<text:s/></text:p>
          </table:table-cell>
          <table:table-cell office:value-type="float" office:value="29129" table:style-name="ce293">
            <text:p><text:s/>29,129<text:s/></text:p>
          </table:table-cell>
          <table:table-cell office:value-type="string" table:style-name="ce293">
            <text:p>:</text:p>
          </table:table-cell>
          <table:table-cell office:value-type="float" office:value="42690" table:style-name="ce293">
            <text:p><text:s/>42,690<text:s/></text:p>
          </table:table-cell>
          <table:table-cell office:value-type="float" office:value="38214" table:style-name="ce293">
            <text:p><text:s/>38,214<text:s/></text:p>
          </table:table-cell>
          <table:table-cell office:value-type="float" office:value="89.515108924806739" table:style-name="ce294">
            <text:p><text:s/>89.5<text:s/></text:p>
          </table:table-cell>
          <table:table-cell office:value-type="float" office:value="64110" table:style-name="ce293">
            <text:p><text:s/>64,110<text:s/></text:p>
          </table:table-cell>
          <table:table-cell office:value-type="float" office:value="37007" table:style-name="ce293">
            <text:p><text:s/>37,007<text:s/></text:p>
          </table:table-cell>
          <table:table-cell office:value-type="float" office:value="5126" table:style-name="ce293">
            <text:p><text:s/>5,126<text:s/></text:p>
          </table:table-cell>
          <table:table-cell office:value-type="float" office:value="14168" table:style-name="ce293">
            <text:p><text:s/>14,168<text:s/></text:p>
          </table:table-cell>
          <table:table-cell office:value-type="float" office:value="4525" table:style-name="ce293">
            <text:p><text:s/>4,525<text:s/></text:p>
          </table:table-cell>
          <table:table-cell office:value-type="float" office:value="3322" table:style-name="ce293">
            <text:p><text:s/>3,322<text:s/></text:p>
          </table:table-cell>
          <table:table-cell office:value-type="float" office:value="0" table:style-name="ce293">
            <text:p><text:s/>-<text:s/></text:p>
          </table:table-cell>
          <table:table-cell office:value-type="float" office:value="1486" table:style-name="ce293">
            <text:p><text:s/>1,486<text:s/></text:p>
          </table:table-cell>
          <table:table-cell office:value-type="float" office:value="8380" table:style-name="ce293">
            <text:p><text:s/>8,380<text:s/></text:p>
          </table:table-cell>
          <table:table-cell office:value-type="float" office:value="22.64497649029887" table:style-name="ce294">
            <text:p><text:s/>22.6<text:s/></text:p>
          </table:table-cell>
          <table:table-cell office:value-type="float" office:value="38.0777" table:style-name="ce295">
            <text:p><text:s/>38.1<text:s/></text:p>
          </table:table-cell>
          <table:table-cell table:number-columns-repeated="16364" table:style-name="ce3"/>
        </table:table-row>
        <table:table-row table:style-name="ro6">
          <table:table-cell table:style-name="ce296"/>
          <table:table-cell office:value-type="float" office:value="2020" table:style-name="ce206">
            <text:p>2020</text:p>
          </table:table-cell>
          <table:table-cell office:value-type="float" office:value="16252" table:style-name="ce293">
            <text:p><text:s/>16,252<text:s/></text:p>
          </table:table-cell>
          <table:table-cell office:value-type="float" office:value="6799" table:style-name="ce293">
            <text:p><text:s/>6,799<text:s/></text:p>
          </table:table-cell>
          <table:table-cell office:value-type="float" office:value="56501" table:style-name="ce293">
            <text:p><text:s/>56,501<text:s/></text:p>
          </table:table-cell>
          <table:table-cell office:value-type="string" table:style-name="ce293">
            <text:p>:</text:p>
          </table:table-cell>
          <table:table-cell office:value-type="float" office:value="40566" table:style-name="ce293">
            <text:p><text:s/>40,566<text:s/></text:p>
          </table:table-cell>
          <table:table-cell office:value-type="float" office:value="34201" table:style-name="ce293">
            <text:p><text:s/>34,201<text:s/></text:p>
          </table:table-cell>
          <table:table-cell office:value-type="float" office:value="84.309520287925849" table:style-name="ce294">
            <text:p><text:s/>84.3<text:s/></text:p>
          </table:table-cell>
          <table:table-cell office:value-type="float" office:value="57252" table:style-name="ce293">
            <text:p><text:s/>57,252<text:s/></text:p>
          </table:table-cell>
          <table:table-cell office:value-type="float" office:value="33129" table:style-name="ce293">
            <text:p><text:s/>33,129<text:s/></text:p>
          </table:table-cell>
          <table:table-cell office:value-type="float" office:value="4061" table:style-name="ce293">
            <text:p><text:s/>4,061<text:s/></text:p>
          </table:table-cell>
          <table:table-cell office:value-type="float" office:value="12253" table:style-name="ce293">
            <text:p><text:s/>12,253<text:s/></text:p>
          </table:table-cell>
          <table:table-cell office:value-type="float" office:value="3326" table:style-name="ce293">
            <text:p><text:s/>3,326<text:s/></text:p>
          </table:table-cell>
          <table:table-cell office:value-type="float" office:value="3577" table:style-name="ce293">
            <text:p><text:s/>3,577<text:s/></text:p>
          </table:table-cell>
          <table:table-cell office:value-type="float" office:value="0" table:style-name="ce293">
            <text:p><text:s/>-<text:s/></text:p>
          </table:table-cell>
          <table:table-cell office:value-type="float" office:value="1378" table:style-name="ce293">
            <text:p><text:s/>1,378<text:s/></text:p>
          </table:table-cell>
          <table:table-cell office:value-type="float" office:value="8534" table:style-name="ce293">
            <text:p><text:s/>8,534<text:s/></text:p>
          </table:table-cell>
          <table:table-cell office:value-type="float" office:value="25.75990823749585" table:style-name="ce294">
            <text:p><text:s/>25.8<text:s/></text:p>
          </table:table-cell>
          <table:table-cell office:value-type="float" office:value="40.714399999999998" table:style-name="ce295">
            <text:p><text:s/>40.7<text:s/></text:p>
          </table:table-cell>
          <table:table-cell table:number-columns-repeated="16364" table:style-name="ce3"/>
        </table:table-row>
        <table:table-row table:style-name="ro6">
          <table:table-cell office:value-type="string" table:style-name="ce297">
            <text:p>Possession of weapons</text:p>
          </table:table-cell>
          <table:table-cell office:value-type="float" office:value="2019" table:style-name="ce206">
            <text:p>2019</text:p>
          </table:table-cell>
          <table:table-cell office:value-type="string" table:style-name="ce293">
            <text:p>*</text:p>
          </table:table-cell>
          <table:table-cell office:value-type="string" table:style-name="ce293">
            <text:p>*</text:p>
          </table:table-cell>
          <table:table-cell office:value-type="float" office:value="1709" table:style-name="ce293">
            <text:p><text:s/>1,709<text:s/></text:p>
          </table:table-cell>
          <table:table-cell office:value-type="string" table:style-name="ce293">
            <text:p>:</text:p>
          </table:table-cell>
          <table:table-cell office:value-type="float" office:value="16638" table:style-name="ce293">
            <text:p><text:s/>16,638<text:s/></text:p>
          </table:table-cell>
          <table:table-cell office:value-type="float" office:value="14029" table:style-name="ce293">
            <text:p><text:s/>14,029<text:s/></text:p>
          </table:table-cell>
          <table:table-cell office:value-type="float" office:value="84.319028729414597" table:style-name="ce294">
            <text:p><text:s/>84.3<text:s/></text:p>
          </table:table-cell>
          <table:table-cell office:value-type="float" office:value="14029" table:style-name="ce293">
            <text:p><text:s/>14,029<text:s/></text:p>
          </table:table-cell>
          <table:table-cell office:value-type="float" office:value="14235" table:style-name="ce293">
            <text:p><text:s/>14,235<text:s/></text:p>
          </table:table-cell>
          <table:table-cell office:value-type="float" office:value="273" table:style-name="ce293">
            <text:p><text:s/>273<text:s/></text:p>
          </table:table-cell>
          <table:table-cell office:value-type="float" office:value="446" table:style-name="ce293">
            <text:p><text:s/>446<text:s/></text:p>
          </table:table-cell>
          <table:table-cell office:value-type="float" office:value="3908" table:style-name="ce293">
            <text:p><text:s/>3,908<text:s/></text:p>
          </table:table-cell>
          <table:table-cell office:value-type="float" office:value="4011" table:style-name="ce293">
            <text:p><text:s/>4,011<text:s/></text:p>
          </table:table-cell>
          <table:table-cell office:value-type="float" office:value="0" table:style-name="ce293">
            <text:p><text:s/>-<text:s/></text:p>
          </table:table-cell>
          <table:table-cell office:value-type="float" office:value="333" table:style-name="ce293">
            <text:p><text:s/>333<text:s/></text:p>
          </table:table-cell>
          <table:table-cell office:value-type="float" office:value="5264" table:style-name="ce293">
            <text:p><text:s/>5,264<text:s/></text:p>
          </table:table-cell>
          <table:table-cell office:value-type="float" office:value="36.979276431331229" table:style-name="ce294">
            <text:p><text:s/>37.0<text:s/></text:p>
          </table:table-cell>
          <table:table-cell office:value-type="float" office:value="11.860799999999999" table:style-name="ce295">
            <text:p><text:s/>11.9<text:s/></text:p>
          </table:table-cell>
          <table:table-cell table:number-columns-repeated="16364" table:style-name="ce3"/>
        </table:table-row>
        <table:table-row table:style-name="ro6">
          <table:table-cell table:style-name="ce296"/>
          <table:table-cell office:value-type="float" office:value="2020" table:style-name="ce206">
            <text:p>2020</text:p>
          </table:table-cell>
          <table:table-cell office:value-type="string" table:style-name="ce293">
            <text:p>*</text:p>
          </table:table-cell>
          <table:table-cell office:value-type="string" table:style-name="ce293">
            <text:p>*</text:p>
          </table:table-cell>
          <table:table-cell office:value-type="float" office:value="1385" table:style-name="ce293">
            <text:p><text:s/>1,385<text:s/></text:p>
          </table:table-cell>
          <table:table-cell office:value-type="string" table:style-name="ce293">
            <text:p>:</text:p>
          </table:table-cell>
          <table:table-cell office:value-type="float" office:value="13838" table:style-name="ce293">
            <text:p><text:s/>13,838<text:s/></text:p>
          </table:table-cell>
          <table:table-cell office:value-type="float" office:value="11612" table:style-name="ce293">
            <text:p><text:s/>11,612<text:s/></text:p>
          </table:table-cell>
          <table:table-cell office:value-type="float" office:value="83.913860384448625" table:style-name="ce294">
            <text:p><text:s/>83.9<text:s/></text:p>
          </table:table-cell>
          <table:table-cell office:value-type="float" office:value="11612" table:style-name="ce293">
            <text:p><text:s/>11,612<text:s/></text:p>
          </table:table-cell>
          <table:table-cell office:value-type="float" office:value="12178" table:style-name="ce293">
            <text:p><text:s/>12,178<text:s/></text:p>
          </table:table-cell>
          <table:table-cell office:value-type="float" office:value="294" table:style-name="ce293">
            <text:p><text:s/>294<text:s/></text:p>
          </table:table-cell>
          <table:table-cell office:value-type="float" office:value="446" table:style-name="ce293">
            <text:p><text:s/>446<text:s/></text:p>
          </table:table-cell>
          <table:table-cell office:value-type="float" office:value="3093" table:style-name="ce293">
            <text:p><text:s/>3,093<text:s/></text:p>
          </table:table-cell>
          <table:table-cell office:value-type="float" office:value="3523" table:style-name="ce293">
            <text:p><text:s/>3,523<text:s/></text:p>
          </table:table-cell>
          <table:table-cell office:value-type="float" office:value="5" table:style-name="ce293">
            <text:p><text:s/>5<text:s/></text:p>
          </table:table-cell>
          <table:table-cell office:value-type="float" office:value="305" table:style-name="ce293">
            <text:p><text:s/>305<text:s/></text:p>
          </table:table-cell>
          <table:table-cell office:value-type="float" office:value="4512" table:style-name="ce293">
            <text:p><text:s/>4,512<text:s/></text:p>
          </table:table-cell>
          <table:table-cell office:value-type="float" office:value="37.050418787978323" table:style-name="ce294">
            <text:p><text:s/>37.1<text:s/></text:p>
          </table:table-cell>
          <table:table-cell office:value-type="float" office:value="11.6008" table:style-name="ce295">
            <text:p><text:s/>11.6<text:s/></text:p>
          </table:table-cell>
          <table:table-cell table:number-columns-repeated="16364" table:style-name="ce3"/>
        </table:table-row>
        <table:table-row table:style-name="ro6">
          <table:table-cell office:value-type="string" table:style-name="ce297">
            <text:p>Public order offences</text:p>
          </table:table-cell>
          <table:table-cell office:value-type="float" office:value="2019" table:style-name="ce206">
            <text:p>2019</text:p>
          </table:table-cell>
          <table:table-cell office:value-type="string" table:style-name="ce293">
            <text:p>*</text:p>
          </table:table-cell>
          <table:table-cell office:value-type="string" table:style-name="ce293">
            <text:p>*</text:p>
          </table:table-cell>
          <table:table-cell office:value-type="float" office:value="7467" table:style-name="ce293">
            <text:p><text:s/>7,467<text:s/></text:p>
          </table:table-cell>
          <table:table-cell office:value-type="string" table:style-name="ce293">
            <text:p>:</text:p>
          </table:table-cell>
          <table:table-cell office:value-type="float" office:value="17095" table:style-name="ce293">
            <text:p><text:s/>17,095<text:s/></text:p>
          </table:table-cell>
          <table:table-cell office:value-type="float" office:value="16062" table:style-name="ce293">
            <text:p><text:s/>16,062<text:s/></text:p>
          </table:table-cell>
          <table:table-cell office:value-type="float" office:value="93.957297455396315" table:style-name="ce294">
            <text:p><text:s/>94.0<text:s/></text:p>
          </table:table-cell>
          <table:table-cell office:value-type="float" office:value="16062" table:style-name="ce293">
            <text:p><text:s/>16,062<text:s/></text:p>
          </table:table-cell>
          <table:table-cell office:value-type="float" office:value="15936" table:style-name="ce293">
            <text:p><text:s/>15,936<text:s/></text:p>
          </table:table-cell>
          <table:table-cell office:value-type="float" office:value="798" table:style-name="ce293">
            <text:p><text:s/>798<text:s/></text:p>
          </table:table-cell>
          <table:table-cell office:value-type="float" office:value="2983" table:style-name="ce293">
            <text:p><text:s/>2,983<text:s/></text:p>
          </table:table-cell>
          <table:table-cell office:value-type="float" office:value="4242" table:style-name="ce293">
            <text:p><text:s/>4,242<text:s/></text:p>
          </table:table-cell>
          <table:table-cell office:value-type="float" office:value="2541" table:style-name="ce293">
            <text:p><text:s/>2,541<text:s/></text:p>
          </table:table-cell>
          <table:table-cell office:value-type="float" office:value="42" table:style-name="ce293">
            <text:p><text:s/>42<text:s/></text:p>
          </table:table-cell>
          <table:table-cell office:value-type="float" office:value="594" table:style-name="ce293">
            <text:p><text:s/>594<text:s/></text:p>
          </table:table-cell>
          <table:table-cell office:value-type="float" office:value="4736" table:style-name="ce293">
            <text:p><text:s/>4,736<text:s/></text:p>
          </table:table-cell>
          <table:table-cell office:value-type="float" office:value="29.718875502008029" table:style-name="ce294">
            <text:p><text:s/>29.7<text:s/></text:p>
          </table:table-cell>
          <table:table-cell office:value-type="float" office:value="7.6664000000000003" table:style-name="ce295">
            <text:p><text:s/>7.7<text:s/></text:p>
          </table:table-cell>
          <table:table-cell table:number-columns-repeated="16364" table:style-name="ce3"/>
        </table:table-row>
        <table:table-row table:style-name="ro6">
          <table:table-cell table:style-name="ce296"/>
          <table:table-cell office:value-type="float" office:value="2020" table:style-name="ce206">
            <text:p>2020</text:p>
          </table:table-cell>
          <table:table-cell office:value-type="string" table:style-name="ce293">
            <text:p>*</text:p>
          </table:table-cell>
          <table:table-cell office:value-type="string" table:style-name="ce293">
            <text:p>*</text:p>
          </table:table-cell>
          <table:table-cell office:value-type="float" office:value="8841" table:style-name="ce293">
            <text:p><text:s/>8,841<text:s/></text:p>
          </table:table-cell>
          <table:table-cell office:value-type="string" table:style-name="ce293">
            <text:p>:</text:p>
          </table:table-cell>
          <table:table-cell office:value-type="float" office:value="14368" table:style-name="ce293">
            <text:p><text:s/>14,368<text:s/></text:p>
          </table:table-cell>
          <table:table-cell office:value-type="float" office:value="13485" table:style-name="ce293">
            <text:p><text:s/>13,485<text:s/></text:p>
          </table:table-cell>
          <table:table-cell office:value-type="float" office:value="93.854398663697097" table:style-name="ce294">
            <text:p><text:s/>93.9<text:s/></text:p>
          </table:table-cell>
          <table:table-cell office:value-type="float" office:value="13485" table:style-name="ce293">
            <text:p><text:s/>13,485<text:s/></text:p>
          </table:table-cell>
          <table:table-cell office:value-type="float" office:value="13415" table:style-name="ce293">
            <text:p><text:s/>13,415<text:s/></text:p>
          </table:table-cell>
          <table:table-cell office:value-type="float" office:value="645" table:style-name="ce293">
            <text:p><text:s/>645<text:s/></text:p>
          </table:table-cell>
          <table:table-cell office:value-type="float" office:value="2235" table:style-name="ce293">
            <text:p><text:s/>2,235<text:s/></text:p>
          </table:table-cell>
          <table:table-cell office:value-type="float" office:value="3226" table:style-name="ce293">
            <text:p><text:s/>3,226<text:s/></text:p>
          </table:table-cell>
          <table:table-cell office:value-type="float" office:value="2353" table:style-name="ce293">
            <text:p><text:s/>2,353<text:s/></text:p>
          </table:table-cell>
          <table:table-cell office:value-type="float" office:value="41" table:style-name="ce293">
            <text:p><text:s/>41<text:s/></text:p>
          </table:table-cell>
          <table:table-cell office:value-type="float" office:value="490" table:style-name="ce293">
            <text:p><text:s/>490<text:s/></text:p>
          </table:table-cell>
          <table:table-cell office:value-type="float" office:value="4425" table:style-name="ce293">
            <text:p><text:s/>4,425<text:s/></text:p>
          </table:table-cell>
          <table:table-cell office:value-type="float" office:value="32.985464032799108" table:style-name="ce294">
            <text:p><text:s/>33.0<text:s/></text:p>
          </table:table-cell>
          <table:table-cell office:value-type="float" office:value="7.6695000000000002" table:style-name="ce295">
            <text:p><text:s/>7.7<text:s/></text:p>
          </table:table-cell>
          <table:table-cell table:number-columns-repeated="16364" table:style-name="ce3"/>
        </table:table-row>
        <table:table-row table:style-name="ro6">
          <table:table-cell office:value-type="string" table:style-name="ce298">
            <text:p>Miscellaneous crimes against society</text:p>
          </table:table-cell>
          <table:table-cell office:value-type="float" office:value="2019" table:style-name="ce206">
            <text:p>2019</text:p>
          </table:table-cell>
          <table:table-cell office:value-type="string" table:style-name="ce293">
            <text:p>*</text:p>
          </table:table-cell>
          <table:table-cell office:value-type="string" table:style-name="ce293">
            <text:p>*</text:p>
          </table:table-cell>
          <table:table-cell office:value-type="float" office:value="2024" table:style-name="ce293">
            <text:p><text:s/>2,024<text:s/></text:p>
          </table:table-cell>
          <table:table-cell office:value-type="string" table:style-name="ce293">
            <text:p>:</text:p>
          </table:table-cell>
          <table:table-cell office:value-type="float" office:value="30400" table:style-name="ce293">
            <text:p><text:s/>30,400<text:s/></text:p>
          </table:table-cell>
          <table:table-cell office:value-type="float" office:value="24165" table:style-name="ce293">
            <text:p><text:s/>24,165<text:s/></text:p>
          </table:table-cell>
          <table:table-cell office:value-type="float" office:value="79.49013157894737" table:style-name="ce294">
            <text:p><text:s/>79.5<text:s/></text:p>
          </table:table-cell>
          <table:table-cell office:value-type="float" office:value="24165" table:style-name="ce293">
            <text:p><text:s/>24,165<text:s/></text:p>
          </table:table-cell>
          <table:table-cell office:value-type="float" office:value="23817" table:style-name="ce293">
            <text:p><text:s/>23,817<text:s/></text:p>
          </table:table-cell>
          <table:table-cell office:value-type="float" office:value="1026" table:style-name="ce293">
            <text:p><text:s/>1,026<text:s/></text:p>
          </table:table-cell>
          <table:table-cell office:value-type="float" office:value="5596" table:style-name="ce293">
            <text:p><text:s/>5,596<text:s/></text:p>
          </table:table-cell>
          <table:table-cell office:value-type="float" office:value="3794" table:style-name="ce293">
            <text:p><text:s/>3,794<text:s/></text:p>
          </table:table-cell>
          <table:table-cell office:value-type="float" office:value="4515" table:style-name="ce293">
            <text:p><text:s/>4,515<text:s/></text:p>
          </table:table-cell>
          <table:table-cell office:value-type="float" office:value="33" table:style-name="ce293">
            <text:p><text:s/>33<text:s/></text:p>
          </table:table-cell>
          <table:table-cell office:value-type="float" office:value="1640" table:style-name="ce293">
            <text:p><text:s/>1,640<text:s/></text:p>
          </table:table-cell>
          <table:table-cell office:value-type="float" office:value="7213" table:style-name="ce293">
            <text:p><text:s/>7,213<text:s/></text:p>
          </table:table-cell>
          <table:table-cell office:value-type="float" office:value="31.370417083460183" table:style-name="ce294">
            <text:p><text:s/>31.4<text:s/></text:p>
          </table:table-cell>
          <table:table-cell office:value-type="float" office:value="12.543799999999999" table:style-name="ce295">
            <text:p><text:s/>12.5<text:s/></text:p>
          </table:table-cell>
          <table:table-cell table:number-columns-repeated="16364" table:style-name="ce3"/>
        </table:table-row>
        <table:table-row table:style-name="ro6">
          <table:table-cell table:style-name="ce296"/>
          <table:table-cell office:value-type="float" office:value="2020" table:style-name="ce206">
            <text:p>2020</text:p>
          </table:table-cell>
          <table:table-cell office:value-type="string" table:style-name="ce293">
            <text:p>*</text:p>
          </table:table-cell>
          <table:table-cell office:value-type="string" table:style-name="ce293">
            <text:p>*</text:p>
          </table:table-cell>
          <table:table-cell office:value-type="float" office:value="1643" table:style-name="ce293">
            <text:p><text:s/>1,643<text:s/></text:p>
          </table:table-cell>
          <table:table-cell office:value-type="string" table:style-name="ce293">
            <text:p>:</text:p>
          </table:table-cell>
          <table:table-cell office:value-type="float" office:value="22737" table:style-name="ce293">
            <text:p><text:s/>22,737<text:s/></text:p>
          </table:table-cell>
          <table:table-cell office:value-type="float" office:value="17471" table:style-name="ce293">
            <text:p><text:s/>17,471<text:s/></text:p>
          </table:table-cell>
          <table:table-cell office:value-type="float" office:value="76.839512688569286" table:style-name="ce294">
            <text:p><text:s/>76.8<text:s/></text:p>
          </table:table-cell>
          <table:table-cell office:value-type="float" office:value="17471" table:style-name="ce293">
            <text:p><text:s/>17,471<text:s/></text:p>
          </table:table-cell>
          <table:table-cell office:value-type="float" office:value="17187" table:style-name="ce293">
            <text:p><text:s/>17,187<text:s/></text:p>
          </table:table-cell>
          <table:table-cell office:value-type="float" office:value="652" table:style-name="ce293">
            <text:p><text:s/>652<text:s/></text:p>
          </table:table-cell>
          <table:table-cell office:value-type="float" office:value="3192" table:style-name="ce293">
            <text:p><text:s/>3,192<text:s/></text:p>
          </table:table-cell>
          <table:table-cell office:value-type="float" office:value="2688" table:style-name="ce293">
            <text:p><text:s/>2,688<text:s/></text:p>
          </table:table-cell>
          <table:table-cell office:value-type="float" office:value="3874" table:style-name="ce293">
            <text:p><text:s/>3,874<text:s/></text:p>
          </table:table-cell>
          <table:table-cell office:value-type="float" office:value="23" table:style-name="ce293">
            <text:p><text:s/>23<text:s/></text:p>
          </table:table-cell>
          <table:table-cell office:value-type="float" office:value="1126" table:style-name="ce293">
            <text:p><text:s/>1,126<text:s/></text:p>
          </table:table-cell>
          <table:table-cell office:value-type="float" office:value="5632" table:style-name="ce293">
            <text:p><text:s/>5,632<text:s/></text:p>
          </table:table-cell>
          <table:table-cell office:value-type="float" office:value="33.740714114545888" table:style-name="ce294">
            <text:p><text:s/>33.7<text:s/></text:p>
          </table:table-cell>
          <table:table-cell office:value-type="float" office:value="12.0661" table:style-name="ce295">
            <text:p><text:s/>12.1<text:s/></text:p>
          </table:table-cell>
          <table:table-cell table:number-columns-repeated="16364" table:style-name="ce3"/>
        </table:table-row>
        <table:table-row table:style-name="ro6">
          <table:table-cell office:value-type="string" table:style-name="ce297">
            <text:p>Fraud Offences</text:p>
          </table:table-cell>
          <table:table-cell office:value-type="float" office:value="2019" table:style-name="ce206">
            <text:p>2019</text:p>
          </table:table-cell>
          <table:table-cell office:value-type="string" table:style-name="ce293">
            <text:p>*</text:p>
          </table:table-cell>
          <table:table-cell office:value-type="string" table:style-name="ce293">
            <text:p>*</text:p>
          </table:table-cell>
          <table:table-cell office:value-type="string" table:style-name="ce293">
            <text:p>*</text:p>
          </table:table-cell>
          <table:table-cell office:value-type="string" table:style-name="ce293">
            <text:p>:</text:p>
          </table:table-cell>
          <table:table-cell office:value-type="float" office:value="8070" table:style-name="ce293">
            <text:p><text:s/>8,070<text:s/></text:p>
          </table:table-cell>
          <table:table-cell office:value-type="float" office:value="7157" table:style-name="ce293">
            <text:p><text:s/>7,157<text:s/></text:p>
          </table:table-cell>
          <table:table-cell office:value-type="float" office:value="88.686493184634458" table:style-name="ce294">
            <text:p><text:s/>88.7<text:s/></text:p>
          </table:table-cell>
          <table:table-cell office:value-type="float" office:value="7157" table:style-name="ce293">
            <text:p><text:s/>7,157<text:s/></text:p>
          </table:table-cell>
          <table:table-cell office:value-type="float" office:value="7016" table:style-name="ce293">
            <text:p><text:s/>7,016<text:s/></text:p>
          </table:table-cell>
          <table:table-cell office:value-type="float" office:value="531" table:style-name="ce293">
            <text:p><text:s/>531<text:s/></text:p>
          </table:table-cell>
          <table:table-cell office:value-type="float" office:value="705" table:style-name="ce293">
            <text:p><text:s/>705<text:s/></text:p>
          </table:table-cell>
          <table:table-cell office:value-type="float" office:value="2218" table:style-name="ce293">
            <text:p><text:s/>2,218<text:s/></text:p>
          </table:table-cell>
          <table:table-cell office:value-type="float" office:value="1771" table:style-name="ce293">
            <text:p><text:s/>1,771<text:s/></text:p>
          </table:table-cell>
          <table:table-cell office:value-type="float" office:value="63" table:style-name="ce293">
            <text:p><text:s/>63<text:s/></text:p>
          </table:table-cell>
          <table:table-cell office:value-type="float" office:value="119" table:style-name="ce293">
            <text:p><text:s/>119<text:s/></text:p>
          </table:table-cell>
          <table:table-cell office:value-type="float" office:value="1609" table:style-name="ce293">
            <text:p><text:s/>1,609<text:s/></text:p>
          </table:table-cell>
          <table:table-cell office:value-type="float" office:value="22.956199172492507" table:style-name="ce294">
            <text:p><text:s/>23.0<text:s/></text:p>
          </table:table-cell>
          <table:table-cell office:value-type="float" office:value="22.595500000000001" table:style-name="ce295">
            <text:p><text:s/>22.6<text:s/></text:p>
          </table:table-cell>
          <table:table-cell table:number-columns-repeated="16364" table:style-name="ce3"/>
        </table:table-row>
        <table:table-row table:style-name="ro6">
          <table:table-cell table:style-name="ce296"/>
          <table:table-cell office:value-type="float" office:value="2020" table:style-name="ce206">
            <text:p>2020</text:p>
          </table:table-cell>
          <table:table-cell office:value-type="string" table:style-name="ce293">
            <text:p>*</text:p>
          </table:table-cell>
          <table:table-cell office:value-type="string" table:style-name="ce293">
            <text:p>*</text:p>
          </table:table-cell>
          <table:table-cell office:value-type="string" table:style-name="ce293">
            <text:p>*</text:p>
          </table:table-cell>
          <table:table-cell office:value-type="string" table:style-name="ce293">
            <text:p>:</text:p>
          </table:table-cell>
          <table:table-cell office:value-type="float" office:value="5188" table:style-name="ce293">
            <text:p><text:s/>5,188<text:s/></text:p>
          </table:table-cell>
          <table:table-cell office:value-type="float" office:value="4772" table:style-name="ce293">
            <text:p><text:s/>4,772<text:s/></text:p>
          </table:table-cell>
          <table:table-cell office:value-type="float" office:value="91.981495759444869" table:style-name="ce294">
            <text:p><text:s/>92.0<text:s/></text:p>
          </table:table-cell>
          <table:table-cell office:value-type="float" office:value="4772" table:style-name="ce293">
            <text:p><text:s/>4,772<text:s/></text:p>
          </table:table-cell>
          <table:table-cell office:value-type="float" office:value="4800" table:style-name="ce293">
            <text:p><text:s/>4,800<text:s/></text:p>
          </table:table-cell>
          <table:table-cell office:value-type="float" office:value="328" table:style-name="ce293">
            <text:p><text:s/>328<text:s/></text:p>
          </table:table-cell>
          <table:table-cell office:value-type="float" office:value="387" table:style-name="ce293">
            <text:p><text:s/>387<text:s/></text:p>
          </table:table-cell>
          <table:table-cell office:value-type="float" office:value="1163" table:style-name="ce293">
            <text:p><text:s/>1,163<text:s/></text:p>
          </table:table-cell>
          <table:table-cell office:value-type="float" office:value="1418" table:style-name="ce293">
            <text:p><text:s/>1,418<text:s/></text:p>
          </table:table-cell>
          <table:table-cell office:value-type="float" office:value="53" table:style-name="ce293">
            <text:p><text:s/>53<text:s/></text:p>
          </table:table-cell>
          <table:table-cell office:value-type="float" office:value="120" table:style-name="ce293">
            <text:p><text:s/>120<text:s/></text:p>
          </table:table-cell>
          <table:table-cell office:value-type="float" office:value="1331" table:style-name="ce293">
            <text:p><text:s/>1,331<text:s/></text:p>
          </table:table-cell>
          <table:table-cell office:value-type="float" office:value="27.775459098497496" table:style-name="ce294">
            <text:p><text:s/>27.8<text:s/></text:p>
          </table:table-cell>
          <table:table-cell office:value-type="float" office:value="23.15" table:style-name="ce295">
            <text:p><text:s/>23.2<text:s/></text:p>
          </table:table-cell>
          <table:table-cell table:number-columns-repeated="16364" table:style-name="ce3"/>
        </table:table-row>
        <table:table-row table:style-name="ro6">
          <table:table-cell office:value-type="string" table:style-name="ce241">
            <text:p>Indictable offences</text:p>
          </table:table-cell>
          <table:table-cell office:value-type="float" office:value="2019" table:style-name="ce299">
            <text:p>2019</text:p>
          </table:table-cell>
          <table:table-cell office:value-type="float" office:value="19936" table:style-name="ce300">
            <text:p><text:s/>19,936<text:s/></text:p>
          </table:table-cell>
          <table:table-cell office:value-type="float" office:value="8030" table:style-name="ce300">
            <text:p><text:s/>8,030<text:s/></text:p>
          </table:table-cell>
          <table:table-cell office:value-type="float" office:value="105389" table:style-name="ce300">
            <text:p><text:s/>105,389<text:s/></text:p>
          </table:table-cell>
          <table:table-cell office:value-type="string" table:style-name="ce293">
            <text:p>:</text:p>
          </table:table-cell>
          <table:table-cell office:value-type="float" office:value="243333" table:style-name="ce300">
            <text:p><text:s/>243,333<text:s/></text:p>
          </table:table-cell>
          <table:table-cell office:value-type="float" office:value="202989" table:style-name="ce300">
            <text:p><text:s/>202,989<text:s/></text:p>
          </table:table-cell>
          <table:table-cell office:value-type="float" office:value="83.420251260618159" table:style-name="ce301">
            <text:p><text:s/>83.4<text:s/></text:p>
          </table:table-cell>
          <table:table-cell office:value-type="float" office:value="230955" table:style-name="ce300">
            <text:p><text:s/>230,955<text:s/></text:p>
          </table:table-cell>
          <table:table-cell office:value-type="float" office:value="199824" table:style-name="ce300">
            <text:p><text:s/>199,824<text:s/></text:p>
          </table:table-cell>
          <table:table-cell office:value-type="float" office:value="17433" table:style-name="ce300">
            <text:p><text:s/>17,433<text:s/></text:p>
          </table:table-cell>
          <table:table-cell office:value-type="float" office:value="35774" table:style-name="ce300">
            <text:p><text:s/>35,774<text:s/></text:p>
          </table:table-cell>
          <table:table-cell office:value-type="float" office:value="44189" table:style-name="ce300">
            <text:p><text:s/>44,189<text:s/></text:p>
          </table:table-cell>
          <table:table-cell office:value-type="float" office:value="29508" table:style-name="ce300">
            <text:p><text:s/>29,508<text:s/></text:p>
          </table:table-cell>
          <table:table-cell office:value-type="float" office:value="2006" table:style-name="ce300">
            <text:p><text:s/>2,006<text:s/></text:p>
          </table:table-cell>
          <table:table-cell office:value-type="float" office:value="6952" table:style-name="ce300">
            <text:p><text:s/>6,952<text:s/></text:p>
          </table:table-cell>
          <table:table-cell office:value-type="float" office:value="63962" table:style-name="ce300">
            <text:p><text:s/>63,962<text:s/></text:p>
          </table:table-cell>
          <table:table-cell office:value-type="float" office:value="32.143000723647184" table:style-name="ce301">
            <text:p><text:s/>32.1<text:s/></text:p>
          </table:table-cell>
          <table:table-cell office:value-type="float" office:value="20.748999999999999" table:style-name="ce302">
            <text:p><text:s/>20.7<text:s/></text:p>
          </table:table-cell>
          <table:table-cell table:number-columns-repeated="16364" table:style-name="ce303"/>
        </table:table-row>
        <table:table-row table:style-name="ro6">
          <table:table-cell table:style-name="ce241"/>
          <table:table-cell office:value-type="float" office:value="2020" table:style-name="ce299">
            <text:p>2020</text:p>
          </table:table-cell>
          <table:table-cell office:value-type="float" office:value="16252" table:style-name="ce300">
            <text:p><text:s/>16,252<text:s/></text:p>
          </table:table-cell>
          <table:table-cell office:value-type="float" office:value="7915" table:style-name="ce300">
            <text:p><text:s/>7,915<text:s/></text:p>
          </table:table-cell>
          <table:table-cell office:value-type="float" office:value="128858" table:style-name="ce300">
            <text:p><text:s/>128,858<text:s/></text:p>
          </table:table-cell>
          <table:table-cell office:value-type="string" table:style-name="ce293">
            <text:p>:</text:p>
          </table:table-cell>
          <table:table-cell office:value-type="float" office:value="204173" table:style-name="ce300">
            <text:p><text:s/>204,173<text:s/></text:p>
          </table:table-cell>
          <table:table-cell office:value-type="float" office:value="162974" table:style-name="ce300">
            <text:p><text:s/>162,974<text:s/></text:p>
          </table:table-cell>
          <table:table-cell office:value-type="float" office:value="79.821523903748286" table:style-name="ce301">
            <text:p><text:s/>79.8<text:s/></text:p>
          </table:table-cell>
          <table:table-cell office:value-type="float" office:value="187141" table:style-name="ce300">
            <text:p><text:s/>187,141<text:s/></text:p>
          </table:table-cell>
          <table:table-cell office:value-type="float" office:value="160696" table:style-name="ce300">
            <text:p><text:s/>160,696<text:s/></text:p>
          </table:table-cell>
          <table:table-cell office:value-type="float" office:value="12294" table:style-name="ce300">
            <text:p><text:s/>12,294<text:s/></text:p>
          </table:table-cell>
          <table:table-cell office:value-type="float" office:value="26741" table:style-name="ce300">
            <text:p><text:s/>26,741<text:s/></text:p>
          </table:table-cell>
          <table:table-cell office:value-type="float" office:value="32282" table:style-name="ce300">
            <text:p><text:s/>32,282<text:s/></text:p>
          </table:table-cell>
          <table:table-cell office:value-type="float" office:value="26980" table:style-name="ce300">
            <text:p><text:s/>26,980<text:s/></text:p>
          </table:table-cell>
          <table:table-cell office:value-type="float" office:value="1464" table:style-name="ce300">
            <text:p><text:s/>1,464<text:s/></text:p>
          </table:table-cell>
          <table:table-cell office:value-type="float" office:value="5505" table:style-name="ce300">
            <text:p><text:s/>5,505<text:s/></text:p>
          </table:table-cell>
          <table:table-cell office:value-type="float" office:value="55430" table:style-name="ce300">
            <text:p><text:s/>55,430<text:s/></text:p>
          </table:table-cell>
          <table:table-cell office:value-type="float" office:value="34.602011323840614" table:style-name="ce301">
            <text:p><text:s/>34.6<text:s/></text:p>
          </table:table-cell>
          <table:table-cell office:value-type="float" office:value="21.438700000000001" table:style-name="ce302">
            <text:p><text:s/>21.4<text:s/></text:p>
          </table:table-cell>
          <table:table-cell table:number-columns-repeated="16364" table:style-name="ce303"/>
        </table:table-row>
        <table:table-row table:style-name="ro6">
          <table:table-cell table:style-name="ce184"/>
          <table:table-cell table:style-name="ce185"/>
          <table:table-cell table:number-columns-repeated="2" table:style-name="ce293"/>
          <table:table-cell table:style-name="ce304"/>
          <table:table-cell table:number-columns-repeated="3" table:style-name="ce293"/>
          <table:table-cell table:style-name="ce295"/>
          <table:table-cell table:number-columns-repeated="9" table:style-name="ce293"/>
          <table:table-cell table:style-name="ce294"/>
          <table:table-cell table:style-name="ce295"/>
          <table:table-cell table:number-columns-repeated="16364" table:style-name="ce3"/>
        </table:table-row>
        <table:table-row table:style-name="ro6">
          <table:table-cell office:value-type="string" table:style-name="ce184">
            <text:p>Summary non-motoring</text:p>
          </table:table-cell>
          <table:table-cell office:value-type="float" office:value="2019" table:style-name="ce206">
            <text:p>2019</text:p>
          </table:table-cell>
          <table:table-cell office:value-type="string" table:style-name="ce293">
            <text:p>*</text:p>
          </table:table-cell>
          <table:table-cell office:value-type="float" office:value="12656" table:style-name="ce293">
            <text:p><text:s/>12,656<text:s/></text:p>
          </table:table-cell>
          <table:table-cell office:value-type="string" table:style-name="ce293">
            <text:p>*</text:p>
          </table:table-cell>
          <table:table-cell office:value-type="string" table:style-name="ce293">
            <text:p>:</text:p>
          </table:table-cell>
          <table:table-cell office:value-type="float" office:value="531677" table:style-name="ce293">
            <text:p><text:s/>531,677<text:s/></text:p>
          </table:table-cell>
          <table:table-cell office:value-type="float" office:value="455352" table:style-name="ce293">
            <text:p><text:s/>455,352<text:s/></text:p>
          </table:table-cell>
          <table:table-cell office:value-type="float" office:value="85.644479637072891" table:style-name="ce294">
            <text:p><text:s/>85.6<text:s/></text:p>
          </table:table-cell>
          <table:table-cell office:value-type="float" office:value="455352" table:style-name="ce293">
            <text:p><text:s/>455,352<text:s/></text:p>
          </table:table-cell>
          <table:table-cell office:value-type="float" office:value="455885" table:style-name="ce293">
            <text:p><text:s/>455,885<text:s/></text:p>
          </table:table-cell>
          <table:table-cell office:value-type="float" office:value="22221" table:style-name="ce293">
            <text:p><text:s/>22,221<text:s/></text:p>
          </table:table-cell>
          <table:table-cell office:value-type="float" office:value="382930" table:style-name="ce293">
            <text:p><text:s/>382,930<text:s/></text:p>
          </table:table-cell>
          <table:table-cell office:value-type="float" office:value="30651" table:style-name="ce293">
            <text:p><text:s/>30,651<text:s/></text:p>
          </table:table-cell>
          <table:table-cell office:value-type="float" office:value="5973" table:style-name="ce293">
            <text:p><text:s/>5,973<text:s/></text:p>
          </table:table-cell>
          <table:table-cell office:value-type="float" office:value="2671" table:style-name="ce293">
            <text:p><text:s/>2,671<text:s/></text:p>
          </table:table-cell>
          <table:table-cell office:value-type="float" office:value="2826" table:style-name="ce293">
            <text:p><text:s/>2,826<text:s/></text:p>
          </table:table-cell>
          <table:table-cell office:value-type="float" office:value="8613" table:style-name="ce293">
            <text:p><text:s/>8,613<text:s/></text:p>
          </table:table-cell>
          <table:table-cell office:value-type="float" office:value="1.8973204451532748" table:style-name="ce294">
            <text:p><text:s/>1.9<text:s/></text:p>
          </table:table-cell>
          <table:table-cell office:value-type="float" office:value="2.5499999999999998" table:style-name="ce305">
            <text:p><text:s/>2.6<text:s/></text:p>
          </table:table-cell>
          <table:table-cell table:number-columns-repeated="16364" table:style-name="ce3"/>
        </table:table-row>
        <table:table-row table:style-name="ro6">
          <table:table-cell table:style-name="ce296"/>
          <table:table-cell office:value-type="float" office:value="2020" table:style-name="ce206">
            <text:p>2020</text:p>
          </table:table-cell>
          <table:table-cell office:value-type="string" table:style-name="ce293">
            <text:p>*</text:p>
          </table:table-cell>
          <table:table-cell office:value-type="float" office:value="9431" table:style-name="ce293">
            <text:p><text:s/>9,431<text:s/></text:p>
          </table:table-cell>
          <table:table-cell office:value-type="string" table:style-name="ce293">
            <text:p>*</text:p>
          </table:table-cell>
          <table:table-cell office:value-type="string" table:style-name="ce293">
            <text:p>:</text:p>
          </table:table-cell>
          <table:table-cell office:value-type="float" office:value="329549" table:style-name="ce293">
            <text:p><text:s/>329,549<text:s/></text:p>
          </table:table-cell>
          <table:table-cell office:value-type="float" office:value="275496" table:style-name="ce293">
            <text:p><text:s/>275,496<text:s/></text:p>
          </table:table-cell>
          <table:table-cell office:value-type="float" office:value="83.597886808941908" table:style-name="ce294">
            <text:p><text:s/>83.6<text:s/></text:p>
          </table:table-cell>
          <table:table-cell office:value-type="float" office:value="275496" table:style-name="ce293">
            <text:p><text:s/>275,496<text:s/></text:p>
          </table:table-cell>
          <table:table-cell office:value-type="float" office:value="275965" table:style-name="ce293">
            <text:p><text:s/>275,965<text:s/></text:p>
          </table:table-cell>
          <table:table-cell office:value-type="float" office:value="14417" table:style-name="ce293">
            <text:p><text:s/>14,417<text:s/></text:p>
          </table:table-cell>
          <table:table-cell office:value-type="float" office:value="227428" table:style-name="ce293">
            <text:p><text:s/>227,428<text:s/></text:p>
          </table:table-cell>
          <table:table-cell office:value-type="float" office:value="18869" table:style-name="ce293">
            <text:p><text:s/>18,869<text:s/></text:p>
          </table:table-cell>
          <table:table-cell office:value-type="float" office:value="4775" table:style-name="ce293">
            <text:p><text:s/>4,775<text:s/></text:p>
          </table:table-cell>
          <table:table-cell office:value-type="float" office:value="1983" table:style-name="ce293">
            <text:p><text:s/>1,983<text:s/></text:p>
          </table:table-cell>
          <table:table-cell office:value-type="float" office:value="2020" table:style-name="ce293">
            <text:p><text:s/>2,020<text:s/></text:p>
          </table:table-cell>
          <table:table-cell office:value-type="float" office:value="6473" table:style-name="ce293">
            <text:p><text:s/>6,473<text:s/></text:p>
          </table:table-cell>
          <table:table-cell office:value-type="float" office:value="2.3544260518170148" table:style-name="ce294">
            <text:p><text:s/>2.4<text:s/></text:p>
          </table:table-cell>
          <table:table-cell office:value-type="float" office:value="2.6093999999999999" table:style-name="ce305">
            <text:p><text:s/>2.6<text:s/></text:p>
          </table:table-cell>
          <table:table-cell table:number-columns-repeated="16364" table:style-name="ce3"/>
        </table:table-row>
        <table:table-row table:style-name="ro6">
          <table:table-cell office:value-type="string" table:style-name="ce184">
            <text:p>Summary motoring offences</text:p>
          </table:table-cell>
          <table:table-cell office:value-type="float" office:value="2019" table:style-name="ce206">
            <text:p>2019</text:p>
          </table:table-cell>
          <table:table-cell office:value-type="string" table:style-name="ce293">
            <text:p>*</text:p>
          </table:table-cell>
          <table:table-cell office:value-type="string" table:style-name="ce293">
            <text:p>*</text:p>
          </table:table-cell>
          <table:table-cell office:value-type="string" table:style-name="ce293">
            <text:p>*</text:p>
          </table:table-cell>
          <table:table-cell office:value-type="string" table:style-name="ce293">
            <text:p>*</text:p>
          </table:table-cell>
          <table:table-cell office:value-type="float" office:value="599712" table:style-name="ce293">
            <text:p><text:s/>599,712<text:s/></text:p>
          </table:table-cell>
          <table:table-cell office:value-type="float" office:value="531126" table:style-name="ce293">
            <text:p><text:s/>531,126<text:s/></text:p>
          </table:table-cell>
          <table:table-cell office:value-type="float" office:value="88.563510485032822" table:style-name="ce294">
            <text:p><text:s/>88.6<text:s/></text:p>
          </table:table-cell>
          <table:table-cell office:value-type="float" office:value="543782" table:style-name="ce293">
            <text:p><text:s/>543,782<text:s/></text:p>
          </table:table-cell>
          <table:table-cell office:value-type="float" office:value="531361" table:style-name="ce293">
            <text:p><text:s/>531,361<text:s/></text:p>
          </table:table-cell>
          <table:table-cell office:value-type="float" office:value="2742" table:style-name="ce293">
            <text:p><text:s/>2,742<text:s/></text:p>
          </table:table-cell>
          <table:table-cell office:value-type="float" office:value="504655" table:style-name="ce293">
            <text:p><text:s/>504,655<text:s/></text:p>
          </table:table-cell>
          <table:table-cell office:value-type="float" office:value="14946" table:style-name="ce293">
            <text:p><text:s/>14,946<text:s/></text:p>
          </table:table-cell>
          <table:table-cell office:value-type="float" office:value="3759" table:style-name="ce293">
            <text:p><text:s/>3,759<text:s/></text:p>
          </table:table-cell>
          <table:table-cell office:value-type="float" office:value="67" table:style-name="ce293">
            <text:p><text:s/>67<text:s/></text:p>
          </table:table-cell>
          <table:table-cell office:value-type="float" office:value="2145" table:style-name="ce293">
            <text:p><text:s/>2,145<text:s/></text:p>
          </table:table-cell>
          <table:table-cell office:value-type="float" office:value="3047" table:style-name="ce293">
            <text:p><text:s/>3,047<text:s/></text:p>
          </table:table-cell>
          <table:table-cell office:value-type="float" office:value="0.57942958418748647" table:style-name="ce294">
            <text:p><text:s/>0.6<text:s/></text:p>
          </table:table-cell>
          <table:table-cell office:value-type="float" office:value="2.8788" table:style-name="ce305">
            <text:p><text:s/>2.9<text:s/></text:p>
          </table:table-cell>
          <table:table-cell table:number-columns-repeated="16364" table:style-name="ce3"/>
        </table:table-row>
        <table:table-row table:style-name="ro6">
          <table:table-cell table:style-name="ce296"/>
          <table:table-cell office:value-type="float" office:value="2020" table:style-name="ce206">
            <text:p>2020</text:p>
          </table:table-cell>
          <table:table-cell office:value-type="string" table:style-name="ce293">
            <text:p>*</text:p>
          </table:table-cell>
          <table:table-cell office:value-type="string" table:style-name="ce293">
            <text:p>*</text:p>
          </table:table-cell>
          <table:table-cell office:value-type="string" table:style-name="ce293">
            <text:p>*</text:p>
          </table:table-cell>
          <table:table-cell office:value-type="string" table:style-name="ce293">
            <text:p>*</text:p>
          </table:table-cell>
          <table:table-cell office:value-type="float" office:value="492651" table:style-name="ce293">
            <text:p><text:s/>492,651<text:s/></text:p>
          </table:table-cell>
          <table:table-cell office:value-type="float" office:value="442962" table:style-name="ce293">
            <text:p><text:s/>442,962<text:s/></text:p>
          </table:table-cell>
          <table:table-cell office:value-type="float" office:value="89.913955315223149" table:style-name="ce294">
            <text:p><text:s/>89.9<text:s/></text:p>
          </table:table-cell>
          <table:table-cell office:value-type="float" office:value="452393" table:style-name="ce293">
            <text:p><text:s/>452,393<text:s/></text:p>
          </table:table-cell>
          <table:table-cell office:value-type="float" office:value="443247" table:style-name="ce293">
            <text:p><text:s/>443,247<text:s/></text:p>
          </table:table-cell>
          <table:table-cell office:value-type="float" office:value="1933" table:style-name="ce293">
            <text:p><text:s/>1,933<text:s/></text:p>
          </table:table-cell>
          <table:table-cell office:value-type="float" office:value="422691" table:style-name="ce293">
            <text:p><text:s/>422,691<text:s/></text:p>
          </table:table-cell>
          <table:table-cell office:value-type="float" office:value="11182" table:style-name="ce293">
            <text:p><text:s/>11,182<text:s/></text:p>
          </table:table-cell>
          <table:table-cell office:value-type="float" office:value="3333" table:style-name="ce293">
            <text:p><text:s/>3,333<text:s/></text:p>
          </table:table-cell>
          <table:table-cell office:value-type="float" office:value="21" table:style-name="ce293">
            <text:p><text:s/>21<text:s/></text:p>
          </table:table-cell>
          <table:table-cell office:value-type="float" office:value="1566" table:style-name="ce293">
            <text:p><text:s/>1,566<text:s/></text:p>
          </table:table-cell>
          <table:table-cell office:value-type="float" office:value="2521" table:style-name="ce293">
            <text:p><text:s/>2,521<text:s/></text:p>
          </table:table-cell>
          <table:table-cell office:value-type="float" office:value="0.57376955903271687" table:style-name="ce294">
            <text:p><text:s/>0.6<text:s/></text:p>
          </table:table-cell>
          <table:table-cell office:value-type="float" office:value="2.8129" table:style-name="ce305">
            <text:p><text:s/>2.8<text:s/></text:p>
          </table:table-cell>
          <table:table-cell table:number-columns-repeated="16364" table:style-name="ce3"/>
        </table:table-row>
        <table:table-row table:style-name="ro6">
          <table:table-cell office:value-type="string" table:style-name="ce241">
            <text:p>Summary Offences</text:p>
          </table:table-cell>
          <table:table-cell office:value-type="float" office:value="2019" table:style-name="ce299">
            <text:p>2019</text:p>
          </table:table-cell>
          <table:table-cell office:value-type="string" table:style-name="ce300">
            <text:p>*</text:p>
          </table:table-cell>
          <table:table-cell office:value-type="float" office:value="12656" table:style-name="ce300">
            <text:p><text:s/>12,656<text:s/></text:p>
          </table:table-cell>
          <table:table-cell office:value-type="string" table:style-name="ce300">
            <text:p>*</text:p>
          </table:table-cell>
          <table:table-cell office:value-type="string" table:style-name="ce293">
            <text:p>:</text:p>
          </table:table-cell>
          <table:table-cell office:value-type="float" office:value="1131389" table:style-name="ce300">
            <text:p><text:s/>1,131,389<text:s/></text:p>
          </table:table-cell>
          <table:table-cell office:value-type="float" office:value="986478" table:style-name="ce300">
            <text:p><text:s/>986,478<text:s/></text:p>
          </table:table-cell>
          <table:table-cell office:value-type="float" office:value="87.191761631057034" table:style-name="ce301">
            <text:p><text:s/>87.2<text:s/></text:p>
          </table:table-cell>
          <table:table-cell office:value-type="float" office:value="999134" table:style-name="ce300">
            <text:p><text:s/>999,134<text:s/></text:p>
          </table:table-cell>
          <table:table-cell office:value-type="float" office:value="987246" table:style-name="ce300">
            <text:p><text:s/>987,246<text:s/></text:p>
          </table:table-cell>
          <table:table-cell office:value-type="float" office:value="24963" table:style-name="ce300">
            <text:p><text:s/>24,963<text:s/></text:p>
          </table:table-cell>
          <table:table-cell office:value-type="float" office:value="887585" table:style-name="ce300">
            <text:p><text:s/>887,585<text:s/></text:p>
          </table:table-cell>
          <table:table-cell office:value-type="float" office:value="45597" table:style-name="ce300">
            <text:p><text:s/>45,597<text:s/></text:p>
          </table:table-cell>
          <table:table-cell office:value-type="float" office:value="9732" table:style-name="ce300">
            <text:p><text:s/>9,732<text:s/></text:p>
          </table:table-cell>
          <table:table-cell office:value-type="float" office:value="2738" table:style-name="ce300">
            <text:p><text:s/>2,738<text:s/></text:p>
          </table:table-cell>
          <table:table-cell office:value-type="float" office:value="4971" table:style-name="ce300">
            <text:p><text:s/>4,971<text:s/></text:p>
          </table:table-cell>
          <table:table-cell office:value-type="float" office:value="11660" table:style-name="ce300">
            <text:p><text:s/>11,660<text:s/></text:p>
          </table:table-cell>
          <table:table-cell office:value-type="float" office:value="1.190016921509913" table:style-name="ce301">
            <text:p><text:s/>1.2<text:s/></text:p>
          </table:table-cell>
          <table:table-cell office:value-type="float" office:value="2.6358999999999999" table:style-name="ce306">
            <text:p><text:s/>2.6<text:s/></text:p>
          </table:table-cell>
          <table:table-cell table:number-columns-repeated="16364" table:style-name="ce303"/>
        </table:table-row>
        <table:table-row table:style-name="ro6">
          <table:table-cell table:style-name="ce307"/>
          <table:table-cell office:value-type="float" office:value="2020" table:style-name="ce299">
            <text:p>2020</text:p>
          </table:table-cell>
          <table:table-cell office:value-type="string" table:style-name="ce300">
            <text:p>*</text:p>
          </table:table-cell>
          <table:table-cell office:value-type="float" office:value="9431" table:style-name="ce300">
            <text:p><text:s/>9,431<text:s/></text:p>
          </table:table-cell>
          <table:table-cell office:value-type="string" table:style-name="ce300">
            <text:p>*</text:p>
          </table:table-cell>
          <table:table-cell office:value-type="string" table:style-name="ce293">
            <text:p>:</text:p>
          </table:table-cell>
          <table:table-cell office:value-type="float" office:value="822200" table:style-name="ce300">
            <text:p><text:s/>822,200<text:s/></text:p>
          </table:table-cell>
          <table:table-cell office:value-type="float" office:value="718458" table:style-name="ce300">
            <text:p><text:s/>718,458<text:s/></text:p>
          </table:table-cell>
          <table:table-cell office:value-type="float" office:value="87.382388713208471" table:style-name="ce301">
            <text:p><text:s/>87.4<text:s/></text:p>
          </table:table-cell>
          <table:table-cell office:value-type="float" office:value="727889" table:style-name="ce300">
            <text:p><text:s/>727,889<text:s/></text:p>
          </table:table-cell>
          <table:table-cell office:value-type="float" office:value="719212" table:style-name="ce300">
            <text:p><text:s/>719,212<text:s/></text:p>
          </table:table-cell>
          <table:table-cell office:value-type="float" office:value="16350" table:style-name="ce300">
            <text:p><text:s/>16,350<text:s/></text:p>
          </table:table-cell>
          <table:table-cell office:value-type="float" office:value="650119" table:style-name="ce300">
            <text:p><text:s/>650,119<text:s/></text:p>
          </table:table-cell>
          <table:table-cell office:value-type="float" office:value="30051" table:style-name="ce300">
            <text:p><text:s/>30,051<text:s/></text:p>
          </table:table-cell>
          <table:table-cell office:value-type="float" office:value="8108" table:style-name="ce300">
            <text:p><text:s/>8,108<text:s/></text:p>
          </table:table-cell>
          <table:table-cell office:value-type="float" office:value="2004" table:style-name="ce300">
            <text:p><text:s/>2,004<text:s/></text:p>
          </table:table-cell>
          <table:table-cell office:value-type="float" office:value="3586" table:style-name="ce300">
            <text:p><text:s/>3,586<text:s/></text:p>
          </table:table-cell>
          <table:table-cell office:value-type="float" office:value="8994" table:style-name="ce300">
            <text:p><text:s/>8,994<text:s/></text:p>
          </table:table-cell>
          <table:table-cell office:value-type="float" office:value="1.259127766329182" table:style-name="ce301">
            <text:p><text:s/>1.3<text:s/></text:p>
          </table:table-cell>
          <table:table-cell office:value-type="float" office:value="2.6663999999999999" table:style-name="ce306">
            <text:p><text:s/>2.7<text:s/></text:p>
          </table:table-cell>
          <table:table-cell table:number-columns-repeated="16364" table:style-name="ce303"/>
        </table:table-row>
        <table:table-row table:style-name="ro6">
          <table:table-cell table:style-name="ce296"/>
          <table:table-cell table:style-name="ce206"/>
          <table:table-cell table:number-columns-repeated="6" table:style-name="ce293"/>
          <table:table-cell table:style-name="ce294"/>
          <table:table-cell table:number-columns-repeated="9" table:style-name="ce293"/>
          <table:table-cell table:style-name="ce294"/>
          <table:table-cell table:style-name="ce308"/>
          <table:table-cell table:number-columns-repeated="16364" table:style-name="ce3"/>
        </table:table-row>
        <table:table-row table:style-name="ro2">
          <table:table-cell office:value-type="string" table:style-name="ce309">
            <text:p>Offence not known<text:span text:style-name="T5">(14)</text:span></text:p>
          </table:table-cell>
          <table:table-cell office:value-type="float" office:value="2019" table:style-name="ce299">
            <text:p>2019</text:p>
          </table:table-cell>
          <table:table-cell office:value-type="string" table:style-name="ce310">
            <text:p>*</text:p>
          </table:table-cell>
          <table:table-cell office:value-type="string" table:style-name="ce310">
            <text:p>.</text:p>
          </table:table-cell>
          <table:table-cell office:value-type="string" table:style-name="ce310">
            <text:p>*</text:p>
          </table:table-cell>
          <table:table-cell office:value-type="string" table:style-name="ce310">
            <text:p>*</text:p>
          </table:table-cell>
          <table:table-cell office:value-type="float" office:value="1" table:style-name="ce310">
            <text:p><text:s/>1<text:s/></text:p>
          </table:table-cell>
          <table:table-cell office:value-type="float" office:value="436" table:style-name="ce310">
            <text:p><text:s/>436<text:s/></text:p>
          </table:table-cell>
          <table:table-cell office:value-type="string" table:style-name="ce311">
            <text:p>*</text:p>
          </table:table-cell>
          <table:table-cell office:value-type="float" office:value="436" table:style-name="ce310">
            <text:p><text:s/>436<text:s/></text:p>
          </table:table-cell>
          <table:table-cell office:value-type="float" office:value="554" table:style-name="ce310">
            <text:p><text:s/>554<text:s/></text:p>
          </table:table-cell>
          <table:table-cell office:value-type="float" office:value="6" table:style-name="ce310">
            <text:p><text:s/>6<text:s/></text:p>
          </table:table-cell>
          <table:table-cell office:value-type="float" office:value="24" table:style-name="ce310">
            <text:p><text:s/>24<text:s/></text:p>
          </table:table-cell>
          <table:table-cell office:value-type="float" office:value="67" table:style-name="ce310">
            <text:p><text:s/>67<text:s/></text:p>
          </table:table-cell>
          <table:table-cell office:value-type="float" office:value="110" table:style-name="ce310">
            <text:p><text:s/>110<text:s/></text:p>
          </table:table-cell>
          <table:table-cell office:value-type="float" office:value="1" table:style-name="ce310">
            <text:p><text:s/>1<text:s/></text:p>
          </table:table-cell>
          <table:table-cell office:value-type="float" office:value="39" table:style-name="ce310">
            <text:p><text:s/>39<text:s/></text:p>
          </table:table-cell>
          <table:table-cell office:value-type="float" office:value="307" table:style-name="ce310">
            <text:p><text:s/>307<text:s/></text:p>
          </table:table-cell>
          <table:table-cell office:value-type="float" office:value="56.330275229357795" table:style-name="ce312">
            <text:p>56.3</text:p>
          </table:table-cell>
          <table:table-cell office:value-type="float" office:value="35.933700000000002" table:style-name="ce312">
            <text:p>35.9</text:p>
          </table:table-cell>
          <table:table-cell table:style-name="ce313"/>
          <table:table-cell table:number-columns-repeated="6" table:style-name="ce314"/>
          <table:table-cell table:style-name="ce315"/>
          <table:table-cell table:number-columns-repeated="9" table:style-name="ce316"/>
          <table:table-cell table:style-name="ce317"/>
          <table:table-cell table:style-name="ce318"/>
          <table:table-cell table:style-name="ce313"/>
          <table:table-cell table:number-columns-repeated="18" table:style-name="ce319"/>
          <table:table-cell table:number-columns-repeated="16326" table:style-name="ce313"/>
        </table:table-row>
        <table:table-row table:style-name="ro13">
          <table:table-cell table:style-name="ce309"/>
          <table:table-cell office:value-type="float" office:value="2020" table:style-name="ce299">
            <text:p>2020</text:p>
          </table:table-cell>
          <table:table-cell office:value-type="string" table:style-name="ce320">
            <text:p>*</text:p>
          </table:table-cell>
          <table:table-cell office:value-type="string" table:style-name="ce320">
            <text:p>.</text:p>
          </table:table-cell>
          <table:table-cell office:value-type="string" table:style-name="ce320">
            <text:p>*</text:p>
          </table:table-cell>
          <table:table-cell office:value-type="string" table:style-name="ce320">
            <text:p>*</text:p>
          </table:table-cell>
          <table:table-cell office:value-type="float" office:value="3" table:style-name="ce320">
            <text:p><text:s/>3<text:s/></text:p>
          </table:table-cell>
          <table:table-cell office:value-type="float" office:value="554" table:style-name="ce320">
            <text:p><text:s/>554<text:s/></text:p>
          </table:table-cell>
          <table:table-cell office:value-type="string" table:style-name="ce321">
            <text:p>*</text:p>
          </table:table-cell>
          <table:table-cell office:value-type="float" office:value="554" table:style-name="ce320">
            <text:p><text:s/>554<text:s/></text:p>
          </table:table-cell>
          <table:table-cell office:value-type="float" office:value="605" table:style-name="ce320">
            <text:p><text:s/>605<text:s/></text:p>
          </table:table-cell>
          <table:table-cell office:value-type="float" office:value="6" table:style-name="ce320">
            <text:p><text:s/>6<text:s/></text:p>
          </table:table-cell>
          <table:table-cell office:value-type="float" office:value="22" table:style-name="ce320">
            <text:p><text:s/>22<text:s/></text:p>
          </table:table-cell>
          <table:table-cell office:value-type="float" office:value="31" table:style-name="ce320">
            <text:p><text:s/>31<text:s/></text:p>
          </table:table-cell>
          <table:table-cell office:value-type="float" office:value="131" table:style-name="ce320">
            <text:p><text:s/>131<text:s/></text:p>
          </table:table-cell>
          <table:table-cell office:value-type="float" office:value="0" table:style-name="ce320">
            <text:p><text:s/>-<text:s/></text:p>
          </table:table-cell>
          <table:table-cell office:value-type="float" office:value="15" table:style-name="ce320">
            <text:p><text:s/>15<text:s/></text:p>
          </table:table-cell>
          <table:table-cell office:value-type="float" office:value="400" table:style-name="ce320">
            <text:p><text:s/>400<text:s/></text:p>
          </table:table-cell>
          <table:table-cell office:value-type="float" office:value="67.453625632377751" table:style-name="ce321">
            <text:p>67.5</text:p>
          </table:table-cell>
          <table:table-cell office:value-type="float" office:value="50.011200000000002" table:style-name="ce322">
            <text:p><text:s/>50.0<text:s/></text:p>
          </table:table-cell>
          <table:table-cell table:style-name="ce313"/>
          <table:table-cell table:number-columns-repeated="6" table:style-name="ce314"/>
          <table:table-cell table:style-name="ce315"/>
          <table:table-cell table:number-columns-repeated="9" table:style-name="ce316"/>
          <table:table-cell table:style-name="ce317"/>
          <table:table-cell table:style-name="ce318"/>
          <table:table-cell table:style-name="ce313"/>
          <table:table-cell table:number-columns-repeated="18" table:style-name="ce319"/>
          <table:table-cell table:number-columns-repeated="16326" table:style-name="ce313"/>
        </table:table-row>
        <table:table-row table:style-name="ro46">
          <table:table-cell table:style-name="ce190"/>
          <table:table-cell table:style-name="ce323"/>
          <table:table-cell table:number-columns-repeated="6" table:style-name="ce324"/>
          <table:table-cell table:style-name="ce325"/>
          <table:table-cell table:style-name="ce326"/>
          <table:table-cell table:number-columns-repeated="8" table:style-name="ce327"/>
          <table:table-cell table:style-name="ce294"/>
          <table:table-cell table:style-name="ce328"/>
          <table:table-cell table:number-columns-repeated="16364" table:style-name="ce3"/>
        </table:table-row>
        <table:table-row table:style-name="ro6">
          <table:table-cell office:value-type="string" table:style-name="ce241">
            <text:p>All Offences</text:p>
          </table:table-cell>
          <table:table-cell office:value-type="float" office:value="2019" table:style-name="ce299">
            <text:p>2019</text:p>
          </table:table-cell>
          <table:table-cell office:value-type="float" office:value="19936" table:style-name="ce329">
            <text:p><text:s/>19,936<text:s/></text:p>
          </table:table-cell>
          <table:table-cell office:value-type="float" office:value="20686" table:style-name="ce330">
            <text:p><text:s/>20,686<text:s/></text:p>
          </table:table-cell>
          <table:table-cell office:value-type="float" office:value="105389" table:style-name="ce331">
            <text:p><text:s/>105,389<text:s/></text:p>
          </table:table-cell>
          <table:table-cell office:value-type="string" table:style-name="ce293">
            <text:p>:</text:p>
          </table:table-cell>
          <table:table-cell office:value-type="float" office:value="1374723" table:style-name="ce330">
            <text:p><text:s/>1,374,723<text:s/></text:p>
          </table:table-cell>
          <table:table-cell office:value-type="float" office:value="1189903" table:style-name="ce330">
            <text:p><text:s/>1,189,903<text:s/></text:p>
          </table:table-cell>
          <table:table-cell office:value-type="float" office:value="86.555837066812728" table:style-name="ce301">
            <text:p><text:s/>86.6<text:s/></text:p>
          </table:table-cell>
          <table:table-cell office:value-type="float" office:value="1230525" table:style-name="ce300">
            <text:p><text:s/>1,230,525<text:s/></text:p>
          </table:table-cell>
          <table:table-cell office:value-type="float" office:value="1187624" table:style-name="ce300">
            <text:p><text:s/>1,187,624<text:s/></text:p>
          </table:table-cell>
          <table:table-cell office:value-type="float" office:value="42402" table:style-name="ce300">
            <text:p><text:s/>42,402<text:s/></text:p>
          </table:table-cell>
          <table:table-cell office:value-type="float" office:value="923383" table:style-name="ce300">
            <text:p><text:s/>923,383<text:s/></text:p>
          </table:table-cell>
          <table:table-cell office:value-type="float" office:value="89853" table:style-name="ce300">
            <text:p><text:s/>89,853<text:s/></text:p>
          </table:table-cell>
          <table:table-cell office:value-type="float" office:value="39350" table:style-name="ce300">
            <text:p><text:s/>39,350<text:s/></text:p>
          </table:table-cell>
          <table:table-cell office:value-type="float" office:value="4745" table:style-name="ce300">
            <text:p><text:s/>4,745<text:s/></text:p>
          </table:table-cell>
          <table:table-cell office:value-type="float" office:value="11962" table:style-name="ce300">
            <text:p><text:s/>11,962<text:s/></text:p>
          </table:table-cell>
          <table:table-cell office:value-type="float" office:value="75929" table:style-name="ce300">
            <text:p><text:s/>75,929<text:s/></text:p>
          </table:table-cell>
          <table:table-cell office:value-type="float" office:value="1.259127766329182" table:style-name="ce332">
            <text:p><text:s/>1.3<text:s/></text:p>
          </table:table-cell>
          <table:table-cell office:value-type="float" office:value="18.0123" table:style-name="ce306">
            <text:p><text:s/>18.0<text:s/></text:p>
          </table:table-cell>
          <table:table-cell table:number-columns-repeated="16364" table:style-name="ce303"/>
        </table:table-row>
        <table:table-row table:style-name="ro6">
          <table:table-cell table:style-name="ce333"/>
          <table:table-cell office:value-type="float" office:value="2020" table:style-name="ce334">
            <text:p>2020</text:p>
          </table:table-cell>
          <table:table-cell office:value-type="float" office:value="16252" table:style-name="ce335">
            <text:p><text:s/>16,252<text:s/></text:p>
          </table:table-cell>
          <table:table-cell office:value-type="float" office:value="17346" table:style-name="ce336">
            <text:p><text:s/>17,346<text:s/></text:p>
          </table:table-cell>
          <table:table-cell office:value-type="float" office:value="128858" table:style-name="ce337">
            <text:p><text:s/>128,858<text:s/></text:p>
          </table:table-cell>
          <table:table-cell office:value-type="string" table:style-name="ce326">
            <text:p>:</text:p>
          </table:table-cell>
          <table:table-cell office:value-type="float" office:value="1026376" table:style-name="ce336">
            <text:p><text:s/>1,026,376<text:s/></text:p>
          </table:table-cell>
          <table:table-cell office:value-type="float" office:value="881986" table:style-name="ce336">
            <text:p><text:s/>881,986<text:s/></text:p>
          </table:table-cell>
          <table:table-cell office:value-type="float" office:value="85.932056088606899" table:style-name="ce338">
            <text:p><text:s/>85.9<text:s/></text:p>
          </table:table-cell>
          <table:table-cell office:value-type="float" office:value="915584" table:style-name="ce339">
            <text:p><text:s/>915,584<text:s/></text:p>
          </table:table-cell>
          <table:table-cell office:value-type="float" office:value="880513" table:style-name="ce339">
            <text:p><text:s/>880,513<text:s/></text:p>
          </table:table-cell>
          <table:table-cell office:value-type="float" office:value="28650" table:style-name="ce339">
            <text:p><text:s/>28,650<text:s/></text:p>
          </table:table-cell>
          <table:table-cell office:value-type="float" office:value="676882" table:style-name="ce339">
            <text:p><text:s/>676,882<text:s/></text:p>
          </table:table-cell>
          <table:table-cell office:value-type="float" office:value="62364" table:style-name="ce339">
            <text:p><text:s/>62,364<text:s/></text:p>
          </table:table-cell>
          <table:table-cell office:value-type="float" office:value="35219" table:style-name="ce339">
            <text:p><text:s/>35,219<text:s/></text:p>
          </table:table-cell>
          <table:table-cell office:value-type="float" office:value="3468" table:style-name="ce339">
            <text:p><text:s/>3,468<text:s/></text:p>
          </table:table-cell>
          <table:table-cell office:value-type="float" office:value="9106" table:style-name="ce339">
            <text:p><text:s/>9,106<text:s/></text:p>
          </table:table-cell>
          <table:table-cell office:value-type="float" office:value="64824" table:style-name="ce339">
            <text:p><text:s/>64,824<text:s/></text:p>
          </table:table-cell>
          <table:table-cell office:value-type="float" office:value="6.4381801917149621" table:style-name="ce338">
            <text:p><text:s/>6.4<text:s/></text:p>
          </table:table-cell>
          <table:table-cell office:value-type="float" office:value="18.998999999999999" table:style-name="ce340">
            <text:p><text:s/>19.0<text:s/></text:p>
          </table:table-cell>
          <table:table-cell table:number-columns-repeated="16364" table:style-name="ce303"/>
        </table:table-row>
        <table:table-row table:style-name="ro6">
          <table:table-cell table:number-columns-repeated="8" table:style-name="ce185"/>
          <table:table-cell table:style-name="ce341"/>
          <table:table-cell table:number-columns-repeated="2" table:style-name="ce185"/>
          <table:table-cell table:style-name="ce342"/>
          <table:table-cell table:number-columns-repeated="6" table:style-name="ce185"/>
          <table:table-cell table:style-name="ce277"/>
          <table:table-cell table:style-name="ce278"/>
          <table:table-cell table:number-columns-repeated="16364" table:style-name="ce3"/>
        </table:table-row>
        <table:table-row table:style-name="ro13">
          <table:table-cell office:value-type="string" table:style-name="ce32">
            <text:p>Source: Ministry of Justice Court Proceedings Database and Home Office open data tables (recorded crime, cannabis/khat warnings, community resolutions and offences taken into consideration).</text:p>
          </table:table-cell>
          <table:table-cell table:number-columns-repeated="2" table:style-name="ce200"/>
          <table:table-cell table:number-columns-repeated="2" table:style-name="ce186"/>
          <table:table-cell table:style-name="ce185"/>
          <table:table-cell table:style-name="ce266"/>
          <table:table-cell table:style-name="ce185"/>
          <table:table-cell table:number-columns-repeated="16376" table:style-name="ce32"/>
        </table:table-row>
        <table:table-row table:style-name="ro34">
          <table:table-cell table:number-columns-repeated="8" table:style-name="ce185"/>
          <table:table-cell table:number-columns-repeated="16376" table:style-name="ce3"/>
        </table:table-row>
        <table:table-row table:style-name="ro13">
          <table:table-cell office:value-type="string" table:style-name="ce219">
            <text:p>* = Not applicable</text:p>
          </table:table-cell>
          <table:table-cell table:number-columns-repeated="5" table:style-name="ce186"/>
          <table:table-cell table:style-name="ce266"/>
          <table:table-cell table:style-name="ce185"/>
          <table:table-cell table:number-columns-repeated="16376" table:style-name="ce32"/>
        </table:table-row>
        <table:table-row table:style-name="ro13">
          <table:table-cell office:value-type="string" table:style-name="ce185">
            <text:p>: = Not available</text:p>
          </table:table-cell>
          <table:table-cell table:number-columns-repeated="2" table:style-name="ce200"/>
          <table:table-cell table:number-columns-repeated="2" table:style-name="ce186"/>
          <table:table-cell table:style-name="ce185"/>
          <table:table-cell table:style-name="ce266"/>
          <table:table-cell table:style-name="ce185"/>
          <table:table-cell table:number-columns-repeated="16376" table:style-name="ce32"/>
        </table:table-row>
        <table:table-row table:style-name="ro13">
          <table:table-cell office:value-type="string" table:style-name="ce185">
            <text:p>- = nil</text:p>
          </table:table-cell>
          <table:table-cell table:number-columns-repeated="2" table:style-name="ce200"/>
          <table:table-cell table:number-columns-repeated="2" table:style-name="ce186"/>
          <table:table-cell table:style-name="ce185"/>
          <table:table-cell table:style-name="ce266"/>
          <table:table-cell table:style-name="ce185"/>
          <table:table-cell table:number-columns-repeated="16376" table:style-name="ce32"/>
        </table:table-row>
        <table:table-row table:style-name="ro6">
          <table:table-cell table:number-columns-repeated="7" table:style-name="ce185"/>
          <table:table-cell table:style-name="ce342"/>
          <table:table-cell table:number-columns-repeated="9" table:style-name="ce185"/>
          <table:table-cell table:style-name="ce277"/>
          <table:table-cell table:number-columns-repeated="16366" table:style-name="ce3"/>
        </table:table-row>
        <table:table-row table:style-name="ro23">
          <table:table-cell office:value-type="string" table:number-columns-spanned="12" table:number-rows-spanned="2" table:style-name="ce275">
            <text:p>(1) The figures given in the table relate to defendants for whom these offences were the principal offences for which they were dealt with. When a defendant has been found guilty of two or more offences it is the offence for which the heaviest penalty is imposed. Where the same disposal is imposed for two or more offences, the offence selected is the offence for which the statutory maximum penalty is the most severe.</text:p>
          </table:table-cell>
          <table:covered-table-cell table:number-columns-repeated="11"/>
          <table:table-cell table:number-columns-repeated="5" table:style-name="ce185"/>
          <table:table-cell table:style-name="ce277"/>
          <table:table-cell table:number-columns-repeated="16366" table:style-name="ce3"/>
        </table:table-row>
        <table:table-row table:style-name="ro6">
          <table:covered-table-cell/>
          <table:covered-table-cell table:number-columns-repeated="11"/>
          <table:table-cell table:number-columns-repeated="5" table:style-name="ce185"/>
          <table:table-cell table:style-name="ce277"/>
          <table:table-cell table:number-columns-repeated="16366" table:style-name="ce3"/>
        </table:table-row>
        <table:table-row table:style-name="ro6">
          <table:table-cell table:number-columns-repeated="12" table:style-name="ce267"/>
          <table:table-cell table:number-columns-repeated="5" table:style-name="ce185"/>
          <table:table-cell table:style-name="ce277"/>
          <table:table-cell table:number-columns-repeated="16366" table:style-name="ce3"/>
        </table:table-row>
        <table:table-row table:style-name="ro6">
          <table:table-cell office:value-type="string" table:style-name="ce185">
            <text:p>(2) Following the implementation of a new IT system, Greater Manchester Police were unable to supply data from July 2019 and have therefore been excluded from figures in this table to allow for a two year comparison.</text:p>
          </table:table-cell>
          <table:table-cell table:number-columns-repeated="11" table:style-name="ce267"/>
          <table:table-cell table:number-columns-repeated="5" table:style-name="ce185"/>
          <table:table-cell table:style-name="ce277"/>
          <table:table-cell table:number-columns-repeated="16366" table:style-name="ce3"/>
        </table:table-row>
        <table:table-row table:style-name="ro6">
          <table:table-cell table:number-columns-repeated="12" table:style-name="ce267"/>
          <table:table-cell table:number-columns-repeated="5" table:style-name="ce185"/>
          <table:table-cell table:style-name="ce277"/>
          <table:table-cell table:number-columns-repeated="16366" table:style-name="ce3"/>
        </table:table-row>
        <table:table-row table:style-name="ro23">
          <table:table-cell office:value-type="string" table:number-columns-spanned="12" table:number-rows-spanned="2" table:style-name="ce275">
            <text:p>(3) Some police forces have moved to reduce the types of out of court disposals used for adult offenders. In these areas, the only out of court disposals used are community resolutions and conditional cautions. Cannabis/Khat warnings will not be used.</text:p>
          </table:table-cell>
          <table:covered-table-cell table:number-columns-repeated="11"/>
          <table:table-cell table:number-columns-repeated="5" table:style-name="ce185"/>
          <table:table-cell table:style-name="ce277"/>
          <table:table-cell table:number-columns-repeated="16366" table:style-name="ce3"/>
        </table:table-row>
        <table:table-row table:style-name="ro6">
          <table:covered-table-cell/>
          <table:covered-table-cell table:number-columns-repeated="11"/>
          <table:table-cell table:number-columns-repeated="5" table:style-name="ce185"/>
          <table:table-cell table:style-name="ce277"/>
          <table:table-cell table:number-columns-repeated="16366" table:style-name="ce3"/>
        </table:table-row>
        <table:table-row table:style-name="ro6">
          <table:table-cell table:number-columns-repeated="12" table:style-name="ce267"/>
          <table:table-cell table:number-columns-repeated="5" table:style-name="ce185"/>
          <table:table-cell table:style-name="ce277"/>
          <table:table-cell table:number-columns-repeated="16366" table:style-name="ce3"/>
        </table:table-row>
        <table:table-row table:style-name="ro23">
          <table:table-cell office:value-type="string" table:number-columns-spanned="12" table:number-rows-spanned="2" table:style-name="ce275">
            <text:p>(4) Cannabis warnings will include a small number of khat warnings which were introduced from 24 December 2014. Totals exclude a small number of cannabis warnings erroneously recorded against non-drug-related offences which may be revised in future quarters.</text:p>
          </table:table-cell>
          <table:covered-table-cell table:number-columns-repeated="11"/>
          <table:table-cell table:number-columns-repeated="5" table:style-name="ce185"/>
          <table:table-cell table:style-name="ce277"/>
          <table:table-cell table:number-columns-repeated="16366" table:style-name="ce3"/>
        </table:table-row>
        <table:table-row table:style-name="ro6">
          <table:covered-table-cell/>
          <table:covered-table-cell table:number-columns-repeated="11"/>
          <table:table-cell table:number-columns-repeated="5" table:style-name="ce185"/>
          <table:table-cell table:style-name="ce277"/>
          <table:table-cell table:number-columns-repeated="16366" table:style-name="ce3"/>
        </table:table-row>
        <table:table-row table:style-name="ro6">
          <table:table-cell table:number-columns-repeated="12" table:style-name="ce267"/>
          <table:table-cell table:number-columns-repeated="5" table:style-name="ce185"/>
          <table:table-cell table:style-name="ce277"/>
          <table:table-cell table:number-columns-repeated="16366" table:style-name="ce3"/>
        </table:table-row>
        <table:table-row table:style-name="ro6">
          <table:table-cell office:value-type="string" table:style-name="ce185">
            <text:p>(5) Figures are based on all offenders (including companies and public bodies) at all courts.</text:p>
          </table:table-cell>
          <table:table-cell table:number-columns-repeated="10" table:style-name="ce185"/>
          <table:table-cell table:style-name="ce343"/>
          <table:table-cell table:number-columns-repeated="5" table:style-name="ce185"/>
          <table:table-cell table:style-name="ce277"/>
          <table:table-cell table:number-columns-repeated="16366" table:style-name="ce3"/>
        </table:table-row>
        <table:table-row table:style-name="ro6">
          <table:table-cell table:number-columns-repeated="11" table:style-name="ce185"/>
          <table:table-cell table:style-name="ce343"/>
          <table:table-cell table:number-columns-repeated="5" table:style-name="ce185"/>
          <table:table-cell table:style-name="ce277"/>
          <table:table-cell table:number-columns-repeated="16366" table:style-name="ce3"/>
        </table:table-row>
        <table:table-row table:style-name="ro6">
          <table:table-cell office:value-type="string" table:style-name="ce185">
            <text:p>(6) Conviction ratio is calculated as the number of convictions as a proportion of the number of proceedings.</text:p>
          </table:table-cell>
          <table:table-cell table:number-columns-repeated="16" table:style-name="ce185"/>
          <table:table-cell table:style-name="ce277"/>
          <table:table-cell table:number-columns-repeated="16366" table:style-name="ce3"/>
        </table:table-row>
        <table:table-row table:style-name="ro6">
          <table:table-cell table:number-columns-repeated="17" table:style-name="ce185"/>
          <table:table-cell table:style-name="ce277"/>
          <table:table-cell table:number-columns-repeated="16366" table:style-name="ce3"/>
        </table:table-row>
        <table:table-row table:style-name="ro6">
          <table:table-cell office:value-type="string" table:style-name="ce185">
            <text:p>(7) Defendants who have been proven to have committed an offence (includes cannabis/khat warnings, Penalty Notices for Disorder, cautions and convictions).</text:p>
          </table:table-cell>
          <table:table-cell table:number-columns-repeated="16" table:style-name="ce185"/>
          <table:table-cell table:style-name="ce277"/>
          <table:table-cell table:number-columns-repeated="16366" table:style-name="ce3"/>
        </table:table-row>
        <table:table-row table:style-name="ro6">
          <table:table-cell table:number-columns-repeated="17" table:style-name="ce185"/>
          <table:table-cell table:style-name="ce277"/>
          <table:table-cell table:number-columns-repeated="16366" table:style-name="ce3"/>
        </table:table-row>
        <table:table-row table:style-name="ro23">
          <table:table-cell office:value-type="string" table:number-columns-spanned="12" table:number-rows-spanned="2" table:style-name="ce275">
            <text:p>(8) Figures are based on defendants sentenced at all courts each year on a principal disposal basis - i.e. reporting the most severe sentence for the principal offence. Some of those sentenced may have been found guilty in a previous year so the number of offenders sentenced may exceed the number of guilty defendants.</text:p>
          </table:table-cell>
          <table:covered-table-cell table:number-columns-repeated="11"/>
          <table:table-cell table:number-columns-repeated="5" table:style-name="ce185"/>
          <table:table-cell table:style-name="ce277"/>
          <table:table-cell table:number-columns-repeated="16366" table:style-name="ce3"/>
        </table:table-row>
        <table:table-row table:style-name="ro6">
          <table:covered-table-cell/>
          <table:covered-table-cell table:number-columns-repeated="11"/>
          <table:table-cell table:number-columns-repeated="5" table:style-name="ce185"/>
          <table:table-cell table:style-name="ce277"/>
          <table:table-cell table:number-columns-repeated="16366" table:style-name="ce3"/>
        </table:table-row>
        <table:table-row table:style-name="ro6">
          <table:table-cell table:number-columns-repeated="12" table:style-name="ce267"/>
          <table:table-cell table:number-columns-repeated="5" table:style-name="ce185"/>
          <table:table-cell table:style-name="ce277"/>
          <table:table-cell table:number-columns-repeated="16366" table:style-name="ce3"/>
        </table:table-row>
        <table:table-row table:style-name="ro6">
          <table:table-cell office:value-type="string" table:style-name="ce185">
            <text:p>(9) Discharged includes both conditional and absolute discharges.</text:p>
          </table:table-cell>
          <table:table-cell table:number-columns-repeated="16" table:style-name="ce185"/>
          <table:table-cell table:style-name="ce277"/>
          <table:table-cell table:number-columns-repeated="16366" table:style-name="ce3"/>
        </table:table-row>
        <table:table-row table:style-name="ro6">
          <table:table-cell table:number-columns-repeated="17" table:style-name="ce185"/>
          <table:table-cell table:style-name="ce277"/>
          <table:table-cell table:number-columns-repeated="16366" table:style-name="ce3"/>
        </table:table-row>
        <table:table-row table:style-name="ro6">
          <table:table-cell office:value-type="string" table:style-name="ce185">
            <text:p>(10) Due to limitations in data supply, fine data from magistrates’ courts has been omitted from our data since 2009 of values between £10,000 and £99,999.</text:p>
          </table:table-cell>
          <table:table-cell table:number-columns-repeated="3" table:style-name="ce185"/>
          <table:table-cell table:number-columns-repeated="4" table:style-name="ce344"/>
          <table:table-cell table:style-name="ce345"/>
          <table:table-cell table:number-columns-repeated="3" table:style-name="ce344"/>
          <table:table-cell table:number-columns-repeated="5" table:style-name="ce185"/>
          <table:table-cell table:style-name="ce277"/>
          <table:table-cell table:number-columns-repeated="16366" table:style-name="ce3"/>
        </table:table-row>
        <table:table-row table:style-name="ro6">
          <table:table-cell table:number-columns-repeated="4" table:style-name="ce185"/>
          <table:table-cell table:number-columns-repeated="4" table:style-name="ce344"/>
          <table:table-cell table:style-name="ce345"/>
          <table:table-cell table:number-columns-repeated="3" table:style-name="ce344"/>
          <table:table-cell table:number-columns-repeated="5" table:style-name="ce185"/>
          <table:table-cell table:style-name="ce277"/>
          <table:table-cell table:number-columns-repeated="16366" table:style-name="ce3"/>
        </table:table-row>
        <table:table-row table:style-name="ro6">
          <table:table-cell office:value-type="string" table:style-name="ce185">
            <text:p>(11) Includes restriction orders, hospital orders, guardianship orders, police cells, and other disposals.</text:p>
          </table:table-cell>
          <table:table-cell table:number-columns-repeated="3" table:style-name="ce185"/>
          <table:table-cell table:style-name="ce263"/>
          <table:table-cell table:number-columns-repeated="12" table:style-name="ce185"/>
          <table:table-cell table:style-name="ce277"/>
          <table:table-cell table:number-columns-repeated="16366" table:style-name="ce3"/>
        </table:table-row>
        <table:table-row table:style-name="ro6">
          <table:table-cell table:number-columns-repeated="4" table:style-name="ce185"/>
          <table:table-cell table:style-name="ce263"/>
          <table:table-cell table:number-columns-repeated="12" table:style-name="ce185"/>
          <table:table-cell table:style-name="ce277"/>
          <table:table-cell table:number-columns-repeated="16366" table:style-name="ce3"/>
        </table:table-row>
        <table:table-row table:style-name="ro6">
          <table:table-cell office:value-type="string" table:style-name="ce185">
            <text:p>(12) Custody rate is calculated as the proportion of the total number of persons sentenced who are sentenced to immediate custody.</text:p>
          </table:table-cell>
          <table:table-cell table:number-columns-repeated="3" table:style-name="ce185"/>
          <table:table-cell table:style-name="ce263"/>
          <table:table-cell table:number-columns-repeated="12" table:style-name="ce185"/>
          <table:table-cell table:style-name="ce277"/>
          <table:table-cell table:number-columns-repeated="16366" table:style-name="ce3"/>
        </table:table-row>
        <table:table-row table:style-name="ro6">
          <table:table-cell table:number-columns-repeated="4" table:style-name="ce185"/>
          <table:table-cell table:style-name="ce263"/>
          <table:table-cell table:number-columns-repeated="12" table:style-name="ce185"/>
          <table:table-cell table:style-name="ce277"/>
          <table:table-cell table:number-columns-repeated="16366" table:style-name="ce3"/>
        </table:table-row>
        <table:table-row table:style-name="ro6">
          <table:table-cell office:value-type="string" table:style-name="ce185">
            <text:p>(13) Average custodial sentence length (months) excludes life and indeterminate sentences.</text:p>
          </table:table-cell>
          <table:table-cell table:number-columns-repeated="3" table:style-name="ce185"/>
          <table:table-cell table:style-name="ce263"/>
          <table:table-cell table:number-columns-repeated="12" table:style-name="ce185"/>
          <table:table-cell table:style-name="ce277"/>
          <table:table-cell table:number-columns-repeated="16366" table:style-name="ce3"/>
        </table:table-row>
        <table:table-row table:style-name="ro18">
          <table:table-cell table:number-columns-repeated="17" table:style-name="ce185"/>
          <table:table-cell table:style-name="ce277"/>
          <table:table-cell table:style-name="ce278"/>
          <table:table-cell table:number-columns-repeated="16365" table:style-name="ce3"/>
        </table:table-row>
        <table:table-row table:style-name="ro25">
          <table:table-cell office:value-type="string" table:number-columns-spanned="12" table:number-rows-spanned="1" table:style-name="ce348">
            <text:p>(14) Offences are classified as ‘not known’ if validation checks cannot identify a valid code for the record. Validation checks target apparent anomalies in the data, for example offenders sentenced to high custodial sentences for offence codes known to be commonly misused. Some outcomes for ‘not known’ records may therefore appear relatively severe because such records are most likely to have been reviewed and subsequently identified as ‘not known’</text:p>
          </table:table-cell>
          <table:covered-table-cell table:number-columns-repeated="11"/>
          <table:table-cell table:number-columns-repeated="5" table:style-name="ce185"/>
          <table:table-cell table:style-name="ce277"/>
          <table:table-cell table:style-name="ce278"/>
          <table:table-cell table:number-columns-repeated="16365" table:style-name="ce3"/>
        </table:table-row>
        <table:table-row table:number-rows-repeated="1048494" table:style-name="ro13">
          <table:table-cell table:number-columns-repeated="16384"/>
        </table:table-row>
      </table:table>
      <table:table table:name="Q1_4" table:style-name="ta4">
        <table:table-column table:style-name="co60" table:default-cell-style-name="ce221"/>
        <table:table-column table:style-name="co30" table:number-columns-repeated="4" table:default-cell-style-name="ce221"/>
        <table:table-column table:style-name="co54" table:default-cell-style-name="ce221"/>
        <table:table-column table:style-name="co27" table:number-columns-repeated="2" table:default-cell-style-name="ce221"/>
        <table:table-column table:style-name="co4" table:number-columns-repeated="230"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46" table:default-cell-style-name="ce221"/>
        <table:table-column table:style-name="co60" table:default-cell-style-name="ce221"/>
        <table:table-column table:style-name="co30" table:number-columns-repeated="8" table:default-cell-style-name="ce221"/>
        <table:table-column table:style-name="co33" table:default-cell-style-name="ce221"/>
        <table:table-column table:style-name="co4" table:number-columns-repeated="264" table:default-cell-style-name="ce221"/>
        <table:table-row table:style-name="ro28">
          <table:table-cell office:value-type="string" table:style-name="ce349">
            <text:p>Table Q1.4 - Quarterly proceedings, convictions and sentencing, 12 months ending September 2019 and 12 months ending September 2020</text:p>
          </table:table-cell>
          <table:table-cell table:number-columns-repeated="4" table:style-name="ce350"/>
          <table:table-cell table:style-name="ce221"/>
          <table:table-cell table:number-columns-repeated="2" table:style-name="ce351"/>
          <table:table-cell table:number-columns-repeated="16376" table:style-name="ce352"/>
        </table:table-row>
        <table:table-row table:style-name="ro47">
          <table:table-cell office:value-type="string" table:style-name="ce353">
            <text:p><text:a xlink:href="#Contents.A1">back to contents</text:a></text:p>
          </table:table-cell>
          <table:table-cell table:number-columns-repeated="4" table:style-name="ce354"/>
          <table:table-cell table:style-name="ce221"/>
          <table:table-cell table:number-columns-repeated="2" table:style-name="ce351"/>
          <table:table-cell table:number-columns-repeated="16376" table:style-name="ce352"/>
        </table:table-row>
        <table:table-row table:style-name="ro47">
          <table:table-cell table:style-name="ce353"/>
          <table:table-cell table:number-columns-repeated="4" table:style-name="ce354"/>
          <table:table-cell table:style-name="ce221"/>
          <table:table-cell table:number-columns-repeated="2" table:style-name="ce351"/>
          <table:table-cell table:number-columns-repeated="16376" table:style-name="ce352"/>
        </table:table-row>
        <table:table-row table:style-name="ro29">
          <table:table-cell office:value-type="string" table:number-columns-spanned="9" table:number-rows-spanned="3" table:style-name="ce400">
            <text:p><text:span text:style-name="T4">Please note:<text:s/></text:span>The COVID-19 pandemic continues to cause MoJ to review our data gathering, access and release practices, focusing efforts on priority analysis and statistics. We have limited access to the Police National Computer to minimise non-essential travel by our analysts. In line with guidance from the Office for Statistics Regulation, the decision has been made to delay the publication of cautions.</text:p>
          </table:table-cell>
          <table:covered-table-cell table:number-columns-repeated="8"/>
          <table:table-cell table:style-name="ce355"/>
          <table:table-cell table:number-columns-repeated="16374" table:style-name="ce352"/>
        </table:table-row>
        <table:table-row table:number-rows-repeated="2" table:style-name="ro29">
          <table:covered-table-cell/>
          <table:covered-table-cell table:number-columns-repeated="8"/>
          <table:table-cell table:style-name="ce355"/>
          <table:table-cell table:number-columns-repeated="16374" table:style-name="ce352"/>
        </table:table-row>
        <table:table-row table:style-name="ro48">
          <table:table-cell office:value-type="string" table:style-name="ce356">
            <text:p>England and Wales</text:p>
          </table:table-cell>
          <table:table-cell table:number-columns-repeated="5" table:style-name="ce221"/>
          <table:table-cell table:number-columns-repeated="2" table:style-name="ce351"/>
          <table:table-cell table:number-columns-repeated="2" table:style-name="ce352"/>
          <table:table-cell office:value-type="string" table:number-columns-spanned="8" table:number-rows-spanned="1" table:style-name="ce401">
            <text:p>Excluding Greater Manchester<text:span text:style-name="T5">(1)</text:span></text:p>
          </table:table-cell>
          <table:covered-table-cell table:number-columns-repeated="7"/>
          <table:table-cell table:number-columns-repeated="16366" table:style-name="ce352"/>
        </table:table-row>
        <table:table-row table:style-name="ro10">
          <table:table-cell table:number-columns-spanned="1" table:number-rows-spanned="2" table:style-name="ce156"/>
          <table:table-cell office:value-type="float" office:value="2018" table:style-name="ce357">
            <text:p>2018</text:p>
          </table:table-cell>
          <table:table-cell office:value-type="float" office:value="2019" table:number-columns-spanned="4" table:number-rows-spanned="1" table:style-name="ce402">
            <text:p>2019</text:p>
          </table:table-cell>
          <table:covered-table-cell table:number-columns-repeated="3"/>
          <table:table-cell office:value-type="float" office:value="2020" table:number-columns-spanned="3" table:number-rows-spanned="1" table:style-name="ce403">
            <text:p>2020</text:p>
          </table:table-cell>
          <table:covered-table-cell table:number-columns-repeated="2"/>
          <table:table-cell table:style-name="ce358"/>
          <table:table-cell office:value-type="float" office:value="2018" table:style-name="ce357">
            <text:p>2018</text:p>
          </table:table-cell>
          <table:table-cell office:value-type="float" office:value="2019" table:number-columns-spanned="4" table:number-rows-spanned="1" table:style-name="ce402">
            <text:p>2019</text:p>
          </table:table-cell>
          <table:covered-table-cell table:number-columns-repeated="3"/>
          <table:table-cell office:value-type="float" office:value="2020" table:number-columns-spanned="3" table:number-rows-spanned="1" table:style-name="ce403">
            <text:p>2020</text:p>
          </table:table-cell>
          <table:covered-table-cell table:number-columns-repeated="2"/>
          <table:table-cell table:number-columns-repeated="16366" table:style-name="ce358"/>
        </table:table-row>
        <table:table-row table:style-name="ro13">
          <table:covered-table-cell/>
          <table:table-cell office:value-type="string" table:style-name="ce359">
            <text:p>Q4</text:p>
          </table:table-cell>
          <table:table-cell office:value-type="string" table:style-name="ce360">
            <text:p>Q1</text:p>
          </table:table-cell>
          <table:table-cell office:value-type="string" table:style-name="ce360">
            <text:p>Q2</text:p>
          </table:table-cell>
          <table:table-cell office:value-type="string" table:style-name="ce360">
            <text:p>Q3</text:p>
          </table:table-cell>
          <table:table-cell office:value-type="string" table:style-name="ce359">
            <text:p>Q4</text:p>
          </table:table-cell>
          <table:table-cell office:value-type="string" table:style-name="ce360">
            <text:p>Q1</text:p>
          </table:table-cell>
          <table:table-cell office:value-type="string" table:style-name="ce360">
            <text:p>Q2</text:p>
          </table:table-cell>
          <table:table-cell office:value-type="string" table:style-name="ce360">
            <text:p>Q3</text:p>
          </table:table-cell>
          <table:table-cell table:style-name="ce358"/>
          <table:table-cell office:value-type="string" table:style-name="ce359">
            <text:p>Q4</text:p>
          </table:table-cell>
          <table:table-cell office:value-type="string" table:style-name="ce360">
            <text:p>Q1</text:p>
          </table:table-cell>
          <table:table-cell office:value-type="string" table:style-name="ce360">
            <text:p>Q2</text:p>
          </table:table-cell>
          <table:table-cell office:value-type="string" table:style-name="ce360">
            <text:p>Q3</text:p>
          </table:table-cell>
          <table:table-cell office:value-type="string" table:style-name="ce359">
            <text:p>Q4</text:p>
          </table:table-cell>
          <table:table-cell office:value-type="string" table:style-name="ce360">
            <text:p>Q1</text:p>
          </table:table-cell>
          <table:table-cell office:value-type="string" table:style-name="ce360">
            <text:p>Q2</text:p>
          </table:table-cell>
          <table:table-cell office:value-type="string" table:style-name="ce360">
            <text:p>Q3</text:p>
          </table:table-cell>
          <table:table-cell table:number-columns-repeated="16366" table:style-name="ce358"/>
        </table:table-row>
        <table:table-row table:style-name="ro49">
          <table:table-cell table:style-name="ce358"/>
          <table:table-cell table:style-name="ce361"/>
          <table:table-cell table:number-columns-repeated="2" table:style-name="ce362"/>
          <table:table-cell table:style-name="ce363"/>
          <table:table-cell table:style-name="ce364"/>
          <table:table-cell table:style-name="ce358"/>
          <table:table-cell table:style-name="ce189"/>
          <table:table-cell table:number-columns-repeated="2" table:style-name="ce358"/>
          <table:table-cell table:style-name="ce361"/>
          <table:table-cell table:number-columns-repeated="2" table:style-name="ce362"/>
          <table:table-cell table:style-name="ce363"/>
          <table:table-cell table:style-name="ce365"/>
          <table:table-cell table:style-name="ce358"/>
          <table:table-cell table:style-name="ce189"/>
          <table:table-cell table:number-columns-repeated="16367" table:style-name="ce358"/>
        </table:table-row>
        <table:table-row table:style-name="ro33">
          <table:table-cell office:value-type="string" table:style-name="ce366">
            <text:p>Out of court disposals<text:span text:style-name="T5">(2)</text:span></text:p>
          </table:table-cell>
          <table:table-cell office:value-type="float" office:value="56003" table:style-name="ce367">
            <text:p><text:s/>56,003<text:s/></text:p>
          </table:table-cell>
          <table:table-cell office:value-type="float" office:value="54695" table:style-name="ce368">
            <text:p><text:s/>54,695<text:s/></text:p>
          </table:table-cell>
          <table:table-cell office:value-type="float" office:value="52427" table:style-name="ce368">
            <text:p><text:s/>52,427<text:s/></text:p>
          </table:table-cell>
          <table:table-cell office:value-type="float" office:value="50976" table:style-name="ce368">
            <text:p><text:s/>50,976<text:s/></text:p>
          </table:table-cell>
          <table:table-cell office:value-type="float" office:value="47809" table:style-name="ce367">
            <text:p><text:s/>47,809<text:s/></text:p>
          </table:table-cell>
          <table:table-cell office:value-type="float" office:value="58680" table:style-name="ce368">
            <text:p><text:s/>58,680<text:s/></text:p>
          </table:table-cell>
          <table:table-cell office:value-type="float" office:value="58756" table:style-name="ce368">
            <text:p><text:s/>58,756<text:s/></text:p>
          </table:table-cell>
          <table:table-cell office:value-type="float" office:value="38041" table:style-name="ce368">
            <text:p><text:s/>38,041<text:s/></text:p>
          </table:table-cell>
          <table:table-cell table:style-name="ce352"/>
          <table:table-cell table:style-name="ce369"/>
          <table:table-cell table:number-columns-repeated="3" table:style-name="ce370"/>
          <table:table-cell table:style-name="ce369"/>
          <table:table-cell table:number-columns-repeated="3" table:style-name="ce370"/>
          <table:table-cell table:number-columns-repeated="16366" table:style-name="ce352"/>
        </table:table-row>
        <table:table-row table:style-name="ro6">
          <table:table-cell office:value-type="string" table:style-name="ce371">
            <text:p>Penalty Notices for Disorder</text:p>
          </table:table-cell>
          <table:table-cell office:value-type="float" office:value="5514" table:style-name="ce372">
            <text:p><text:s/>5,514<text:s/></text:p>
          </table:table-cell>
          <table:table-cell office:value-type="float" office:value="5046" table:style-name="ce373">
            <text:p><text:s/>5,046<text:s/></text:p>
          </table:table-cell>
          <table:table-cell office:value-type="float" office:value="5008" table:style-name="ce373">
            <text:p><text:s/>5,008<text:s/></text:p>
          </table:table-cell>
          <table:table-cell office:value-type="float" office:value="5118" table:style-name="ce373">
            <text:p><text:s/>5,118<text:s/></text:p>
          </table:table-cell>
          <table:table-cell office:value-type="float" office:value="4728" table:style-name="ce372">
            <text:p><text:s/>4,728<text:s/></text:p>
          </table:table-cell>
          <table:table-cell office:value-type="float" office:value="4189" table:style-name="ce373">
            <text:p><text:s/>4,189<text:s/></text:p>
          </table:table-cell>
          <table:table-cell office:value-type="float" office:value="4322" table:style-name="ce373">
            <text:p><text:s/>4,322<text:s/></text:p>
          </table:table-cell>
          <table:table-cell office:value-type="float" office:value="4107" table:style-name="ce373">
            <text:p><text:s/>4,107<text:s/></text:p>
          </table:table-cell>
          <table:table-cell table:style-name="ce352"/>
          <table:table-cell table:style-name="ce374"/>
          <table:table-cell table:number-columns-repeated="3" table:style-name="ce375"/>
          <table:table-cell table:style-name="ce374"/>
          <table:table-cell table:number-columns-repeated="3" table:style-name="ce375"/>
          <table:table-cell table:number-columns-repeated="16366" table:style-name="ce352"/>
        </table:table-row>
        <table:table-row table:style-name="ro6">
          <table:table-cell office:value-type="string" table:style-name="ce371">
            <text:p>Cautions</text:p>
          </table:table-cell>
          <table:table-cell office:value-type="float" office:value="16382" table:style-name="ce372">
            <text:p><text:s/>16,382<text:s/></text:p>
          </table:table-cell>
          <table:table-cell office:value-type="float" office:value="16266" table:style-name="ce373">
            <text:p><text:s/>16,266<text:s/></text:p>
          </table:table-cell>
          <table:table-cell office:value-type="float" office:value="15705" table:style-name="ce373">
            <text:p><text:s/>15,705<text:s/></text:p>
          </table:table-cell>
          <table:table-cell office:value-type="float" office:value="15364" table:style-name="ce373">
            <text:p><text:s/>15,364<text:s/></text:p>
          </table:table-cell>
          <table:table-cell office:value-type="float" office:value="14075" table:style-name="ce372">
            <text:p><text:s/>14,075<text:s/></text:p>
          </table:table-cell>
          <table:table-cell office:value-type="float" office:value="13768" table:style-name="ce373">
            <text:p><text:s/>13,768<text:s/></text:p>
          </table:table-cell>
          <table:table-cell office:value-type="float" office:value="12987" table:style-name="ce373">
            <text:p><text:s/>12,987<text:s/></text:p>
          </table:table-cell>
          <table:table-cell office:value-type="string" table:style-name="ce373">
            <text:p>:</text:p>
          </table:table-cell>
          <table:table-cell table:style-name="ce352"/>
          <table:table-cell table:style-name="ce374"/>
          <table:table-cell table:number-columns-repeated="3" table:style-name="ce375"/>
          <table:table-cell table:style-name="ce374"/>
          <table:table-cell table:number-columns-repeated="3" table:style-name="ce375"/>
          <table:table-cell table:number-columns-repeated="16366" table:style-name="ce352"/>
        </table:table-row>
        <table:table-row table:style-name="ro33">
          <table:table-cell office:value-type="string" table:style-name="ce371">
            <text:p>Cannabis / khat warnings<text:span text:style-name="T3">(3)</text:span></text:p>
          </table:table-cell>
          <table:table-cell office:value-type="float" office:value="5300" table:style-name="ce372">
            <text:p><text:s/>5,300<text:s/></text:p>
          </table:table-cell>
          <table:table-cell office:value-type="float" office:value="5447" table:style-name="ce373">
            <text:p><text:s/>5,447<text:s/></text:p>
          </table:table-cell>
          <table:table-cell office:value-type="float" office:value="5279" table:style-name="ce373">
            <text:p><text:s/>5,279<text:s/></text:p>
          </table:table-cell>
          <table:table-cell office:value-type="float" office:value="4803" table:style-name="ce373">
            <text:p><text:s/>4,803<text:s/></text:p>
          </table:table-cell>
          <table:table-cell office:value-type="float" office:value="3961" table:style-name="ce372">
            <text:p><text:s/>3,961<text:s/></text:p>
          </table:table-cell>
          <table:table-cell office:value-type="float" office:value="3766" table:style-name="ce373">
            <text:p><text:s/>3,766<text:s/></text:p>
          </table:table-cell>
          <table:table-cell office:value-type="float" office:value="4911" table:style-name="ce373">
            <text:p><text:s/>4,911<text:s/></text:p>
          </table:table-cell>
          <table:table-cell office:value-type="float" office:value="3614" table:style-name="ce373">
            <text:p><text:s/>3,614<text:s/></text:p>
          </table:table-cell>
          <table:table-cell table:style-name="ce352"/>
          <table:table-cell office:value-type="float" office:value="5036" table:style-name="ce376">
            <text:p><text:s/>5,036<text:s/></text:p>
          </table:table-cell>
          <table:table-cell office:value-type="float" office:value="5164" table:style-name="ce377">
            <text:p><text:s/>5,164<text:s/></text:p>
          </table:table-cell>
          <table:table-cell office:value-type="float" office:value="4933" table:style-name="ce377">
            <text:p><text:s/>4,933<text:s/></text:p>
          </table:table-cell>
          <table:table-cell office:value-type="float" office:value="4803" table:style-name="ce377">
            <text:p><text:s/>4,803<text:s/></text:p>
          </table:table-cell>
          <table:table-cell office:value-type="float" office:value="3961" table:style-name="ce376">
            <text:p><text:s/>3,961<text:s/></text:p>
          </table:table-cell>
          <table:table-cell office:value-type="float" office:value="3766" table:style-name="ce377">
            <text:p><text:s/>3,766<text:s/></text:p>
          </table:table-cell>
          <table:table-cell office:value-type="float" office:value="4911" table:style-name="ce377">
            <text:p><text:s/>4,911<text:s/></text:p>
          </table:table-cell>
          <table:table-cell office:value-type="float" office:value="3614" table:style-name="ce377">
            <text:p><text:s/>3,614<text:s/></text:p>
          </table:table-cell>
          <table:table-cell table:number-columns-repeated="16366" table:style-name="ce352"/>
        </table:table-row>
        <table:table-row table:style-name="ro6">
          <table:table-cell office:value-type="string" table:style-name="ce371">
            <text:p>Community resolutions</text:p>
          </table:table-cell>
          <table:table-cell office:value-type="float" office:value="28807" table:style-name="ce372">
            <text:p><text:s/>28,807<text:s/></text:p>
          </table:table-cell>
          <table:table-cell office:value-type="float" office:value="27936" table:style-name="ce373">
            <text:p><text:s/>27,936<text:s/></text:p>
          </table:table-cell>
          <table:table-cell office:value-type="float" office:value="26435" table:style-name="ce373">
            <text:p><text:s/>26,435<text:s/></text:p>
          </table:table-cell>
          <table:table-cell office:value-type="float" office:value="25691" table:style-name="ce373">
            <text:p><text:s/>25,691<text:s/></text:p>
          </table:table-cell>
          <table:table-cell office:value-type="float" office:value="25045" table:style-name="ce372">
            <text:p><text:s/>25,045<text:s/></text:p>
          </table:table-cell>
          <table:table-cell office:value-type="float" office:value="36957" table:style-name="ce373">
            <text:p><text:s/>36,957<text:s/></text:p>
          </table:table-cell>
          <table:table-cell office:value-type="float" office:value="36536" table:style-name="ce373">
            <text:p><text:s/>36,536<text:s/></text:p>
          </table:table-cell>
          <table:table-cell office:value-type="float" office:value="30320" table:style-name="ce373">
            <text:p><text:s/>30,320<text:s/></text:p>
          </table:table-cell>
          <table:table-cell table:style-name="ce352"/>
          <table:table-cell office:value-type="float" office:value="27628" table:style-name="ce376">
            <text:p><text:s/>27,628<text:s/></text:p>
          </table:table-cell>
          <table:table-cell office:value-type="float" office:value="26843" table:style-name="ce377">
            <text:p><text:s/>26,843<text:s/></text:p>
          </table:table-cell>
          <table:table-cell office:value-type="float" office:value="25227" table:style-name="ce377">
            <text:p><text:s/>25,227<text:s/></text:p>
          </table:table-cell>
          <table:table-cell office:value-type="float" office:value="25691" table:style-name="ce377">
            <text:p><text:s/>25,691<text:s/></text:p>
          </table:table-cell>
          <table:table-cell office:value-type="float" office:value="25045" table:style-name="ce376">
            <text:p><text:s/>25,045<text:s/></text:p>
          </table:table-cell>
          <table:table-cell office:value-type="float" office:value="36957" table:style-name="ce377">
            <text:p><text:s/>36,957<text:s/></text:p>
          </table:table-cell>
          <table:table-cell office:value-type="float" office:value="36536" table:style-name="ce377">
            <text:p><text:s/>36,536<text:s/></text:p>
          </table:table-cell>
          <table:table-cell office:value-type="float" office:value="30320" table:style-name="ce377">
            <text:p><text:s/>30,320<text:s/></text:p>
          </table:table-cell>
          <table:table-cell table:number-columns-repeated="16366" table:style-name="ce352"/>
        </table:table-row>
        <table:table-row table:style-name="ro6">
          <table:table-cell table:style-name="ce221"/>
          <table:table-cell table:style-name="ce372"/>
          <table:table-cell table:number-columns-repeated="3" table:style-name="ce373"/>
          <table:table-cell table:style-name="ce372"/>
          <table:table-cell table:number-columns-repeated="3" table:style-name="ce373"/>
          <table:table-cell table:style-name="ce352"/>
          <table:table-cell table:style-name="ce374"/>
          <table:table-cell table:number-columns-repeated="3" table:style-name="ce375"/>
          <table:table-cell table:style-name="ce374"/>
          <table:table-cell table:number-columns-repeated="3" table:style-name="ce375"/>
          <table:table-cell table:number-columns-repeated="16366" table:style-name="ce352"/>
        </table:table-row>
        <table:table-row table:style-name="ro33">
          <table:table-cell office:value-type="string" table:style-name="ce366">
            <text:p>Defendants proceeded against<text:span text:style-name="T5">(4)(5)</text:span></text:p>
          </table:table-cell>
          <table:table-cell office:value-type="float" office:value="329807" table:style-name="ce367">
            <text:p><text:s/>329,807<text:s/></text:p>
          </table:table-cell>
          <table:table-cell office:value-type="float" office:value="347311" table:style-name="ce368">
            <text:p><text:s/>347,311<text:s/></text:p>
          </table:table-cell>
          <table:table-cell office:value-type="float" office:value="345239" table:style-name="ce368">
            <text:p><text:s/>345,239<text:s/></text:p>
          </table:table-cell>
          <table:table-cell office:value-type="float" office:value="352366" table:style-name="ce368">
            <text:p><text:s/>352,366<text:s/></text:p>
          </table:table-cell>
          <table:table-cell office:value-type="float" office:value="329195" table:style-name="ce367">
            <text:p><text:s/>329,195<text:s/></text:p>
          </table:table-cell>
          <table:table-cell office:value-type="float" office:value="314153" table:style-name="ce368">
            <text:p><text:s/>314,153<text:s/></text:p>
          </table:table-cell>
          <table:table-cell office:value-type="float" office:value="130817" table:style-name="ce368">
            <text:p><text:s/>130,817<text:s/></text:p>
          </table:table-cell>
          <table:table-cell office:value-type="float" office:value="252211" table:style-name="ce368">
            <text:p><text:s/>252,211<text:s/></text:p>
          </table:table-cell>
          <table:table-cell table:number-columns-repeated="16375" table:style-name="ce352"/>
        </table:table-row>
        <table:table-row table:style-name="ro6">
          <table:table-cell office:value-type="string" table:style-name="ce371">
            <text:p>Indictable offences</text:p>
          </table:table-cell>
          <table:table-cell office:value-type="float" office:value="57889" table:style-name="ce372">
            <text:p><text:s/>57,889<text:s/></text:p>
          </table:table-cell>
          <table:table-cell office:value-type="float" office:value="62926" table:style-name="ce373">
            <text:p><text:s/>62,926<text:s/></text:p>
          </table:table-cell>
          <table:table-cell office:value-type="float" office:value="60867" table:style-name="ce373">
            <text:p><text:s/>60,867<text:s/></text:p>
          </table:table-cell>
          <table:table-cell office:value-type="float" office:value="61651" table:style-name="ce373">
            <text:p><text:s/>61,651<text:s/></text:p>
          </table:table-cell>
          <table:table-cell office:value-type="float" office:value="58276" table:style-name="ce372">
            <text:p><text:s/>58,276<text:s/></text:p>
          </table:table-cell>
          <table:table-cell office:value-type="float" office:value="58452" table:style-name="ce373">
            <text:p><text:s/>58,452<text:s/></text:p>
          </table:table-cell>
          <table:table-cell office:value-type="float" office:value="26569" table:style-name="ce373">
            <text:p><text:s/>26,569<text:s/></text:p>
          </table:table-cell>
          <table:table-cell office:value-type="float" office:value="60876" table:style-name="ce373">
            <text:p><text:s/>60,876<text:s/></text:p>
          </table:table-cell>
          <table:table-cell table:number-columns-repeated="16375" table:style-name="ce352"/>
        </table:table-row>
        <table:table-row table:style-name="ro6">
          <table:table-cell office:value-type="string" table:style-name="ce371">
            <text:p>Summary offences</text:p>
          </table:table-cell>
          <table:table-cell office:value-type="float" office:value="271917" table:style-name="ce372">
            <text:p><text:s/>271,917<text:s/></text:p>
          </table:table-cell>
          <table:table-cell office:value-type="float" office:value="284385" table:style-name="ce373">
            <text:p><text:s/>284,385<text:s/></text:p>
          </table:table-cell>
          <table:table-cell office:value-type="float" office:value="284372" table:style-name="ce373">
            <text:p><text:s/>284,372<text:s/></text:p>
          </table:table-cell>
          <table:table-cell office:value-type="float" office:value="290715" table:style-name="ce373">
            <text:p><text:s/>290,715<text:s/></text:p>
          </table:table-cell>
          <table:table-cell office:value-type="float" office:value="270919" table:style-name="ce372">
            <text:p><text:s/>270,919<text:s/></text:p>
          </table:table-cell>
          <table:table-cell office:value-type="float" office:value="255698" table:style-name="ce373">
            <text:p><text:s/>255,698<text:s/></text:p>
          </table:table-cell>
          <table:table-cell office:value-type="float" office:value="104248" table:style-name="ce373">
            <text:p><text:s/>104,248<text:s/></text:p>
          </table:table-cell>
          <table:table-cell office:value-type="float" office:value="191335" table:style-name="ce373">
            <text:p><text:s/>191,335<text:s/></text:p>
          </table:table-cell>
          <table:table-cell table:number-columns-repeated="16375" table:style-name="ce352"/>
        </table:table-row>
        <table:table-row table:style-name="ro33">
          <table:table-cell office:value-type="string" table:style-name="ce371">
            <text:p>Offences not known<text:span text:style-name="T3">(6)</text:span></text:p>
          </table:table-cell>
          <table:table-cell office:value-type="float" office:value="1" table:style-name="ce372">
            <text:p><text:s/>1<text:s/></text:p>
          </table:table-cell>
          <table:table-cell office:value-type="float" office:value="0" table:style-name="ce373">
            <text:p><text:s/>-<text:s/></text:p>
          </table:table-cell>
          <table:table-cell office:value-type="float" office:value="0" table:style-name="ce373">
            <text:p><text:s/>-<text:s/></text:p>
          </table:table-cell>
          <table:table-cell office:value-type="float" office:value="0" table:style-name="ce373">
            <text:p><text:s/>-<text:s/></text:p>
          </table:table-cell>
          <table:table-cell office:value-type="float" office:value="0" table:style-name="ce372">
            <text:p><text:s/>-<text:s/></text:p>
          </table:table-cell>
          <table:table-cell office:value-type="float" office:value="3" table:style-name="ce373">
            <text:p><text:s/>3<text:s/></text:p>
          </table:table-cell>
          <table:table-cell office:value-type="float" office:value="0" table:style-name="ce373">
            <text:p><text:s/>-<text:s/></text:p>
          </table:table-cell>
          <table:table-cell office:value-type="float" office:value="0" table:style-name="ce373">
            <text:p><text:s/>-<text:s/></text:p>
          </table:table-cell>
          <table:table-cell table:number-columns-repeated="16375" table:style-name="ce352"/>
        </table:table-row>
        <table:table-row table:style-name="ro28">
          <table:table-cell table:style-name="ce221"/>
          <table:table-cell table:style-name="ce372"/>
          <table:table-cell table:number-columns-repeated="3" table:style-name="ce373"/>
          <table:table-cell table:style-name="ce372"/>
          <table:table-cell table:number-columns-repeated="3" table:style-name="ce373"/>
          <table:table-cell table:number-columns-repeated="16375" table:style-name="ce352"/>
        </table:table-row>
        <table:table-row table:style-name="ro28">
          <table:table-cell office:value-type="string" table:style-name="ce366">
            <text:p>Offenders convicted<text:span text:style-name="T5">(4)(5)</text:span></text:p>
          </table:table-cell>
          <table:table-cell office:value-type="float" office:value="285868" table:style-name="ce367">
            <text:p><text:s/>285,868<text:s/></text:p>
          </table:table-cell>
          <table:table-cell office:value-type="float" office:value="301656" table:style-name="ce368">
            <text:p><text:s/>301,656<text:s/></text:p>
          </table:table-cell>
          <table:table-cell office:value-type="float" office:value="296467" table:style-name="ce368">
            <text:p><text:s/>296,467<text:s/></text:p>
          </table:table-cell>
          <table:table-cell office:value-type="float" office:value="305912" table:style-name="ce368">
            <text:p><text:s/>305,912<text:s/></text:p>
          </table:table-cell>
          <table:table-cell office:value-type="float" office:value="286684" table:style-name="ce367">
            <text:p><text:s/>286,684<text:s/></text:p>
          </table:table-cell>
          <table:table-cell office:value-type="float" office:value="271313" table:style-name="ce368">
            <text:p><text:s/>271,313<text:s/></text:p>
          </table:table-cell>
          <table:table-cell office:value-type="float" office:value="112334" table:style-name="ce368">
            <text:p><text:s/>112,334<text:s/></text:p>
          </table:table-cell>
          <table:table-cell office:value-type="float" office:value="211655" table:style-name="ce368">
            <text:p><text:s/>211,655<text:s/></text:p>
          </table:table-cell>
          <table:table-cell table:number-columns-repeated="16375" table:style-name="ce352"/>
        </table:table-row>
        <table:table-row table:style-name="ro6">
          <table:table-cell office:value-type="string" table:style-name="ce371">
            <text:p>Indictable offences</text:p>
          </table:table-cell>
          <table:table-cell office:value-type="float" office:value="48599" table:style-name="ce372">
            <text:p><text:s/>48,599<text:s/></text:p>
          </table:table-cell>
          <table:table-cell office:value-type="float" office:value="52220" table:style-name="ce373">
            <text:p><text:s/>52,220<text:s/></text:p>
          </table:table-cell>
          <table:table-cell office:value-type="float" office:value="50256" table:style-name="ce373">
            <text:p><text:s/>50,256<text:s/></text:p>
          </table:table-cell>
          <table:table-cell office:value-type="float" office:value="51914" table:style-name="ce373">
            <text:p><text:s/>51,914<text:s/></text:p>
          </table:table-cell>
          <table:table-cell office:value-type="float" office:value="48967" table:style-name="ce372">
            <text:p><text:s/>48,967<text:s/></text:p>
          </table:table-cell>
          <table:table-cell office:value-type="float" office:value="48381" table:style-name="ce373">
            <text:p><text:s/>48,381<text:s/></text:p>
          </table:table-cell>
          <table:table-cell office:value-type="float" office:value="20608" table:style-name="ce373">
            <text:p><text:s/>20,608<text:s/></text:p>
          </table:table-cell>
          <table:table-cell office:value-type="float" office:value="45018" table:style-name="ce373">
            <text:p><text:s/>45,018<text:s/></text:p>
          </table:table-cell>
          <table:table-cell table:number-columns-repeated="16375" table:style-name="ce352"/>
        </table:table-row>
        <table:table-row table:style-name="ro6">
          <table:table-cell office:value-type="string" table:style-name="ce371">
            <text:p>Summary offences</text:p>
          </table:table-cell>
          <table:table-cell office:value-type="float" office:value="237242" table:style-name="ce372">
            <text:p><text:s/>237,242<text:s/></text:p>
          </table:table-cell>
          <table:table-cell office:value-type="float" office:value="249322" table:style-name="ce373">
            <text:p><text:s/>249,322<text:s/></text:p>
          </table:table-cell>
          <table:table-cell office:value-type="float" office:value="246105" table:style-name="ce373">
            <text:p><text:s/>246,105<text:s/></text:p>
          </table:table-cell>
          <table:table-cell office:value-type="float" office:value="253809" table:style-name="ce373">
            <text:p><text:s/>253,809<text:s/></text:p>
          </table:table-cell>
          <table:table-cell office:value-type="float" office:value="237482" table:style-name="ce372">
            <text:p><text:s/>237,482<text:s/></text:p>
          </table:table-cell>
          <table:table-cell office:value-type="float" office:value="222803" table:style-name="ce373">
            <text:p><text:s/>222,803<text:s/></text:p>
          </table:table-cell>
          <table:table-cell office:value-type="float" office:value="91634" table:style-name="ce373">
            <text:p><text:s/>91,634<text:s/></text:p>
          </table:table-cell>
          <table:table-cell office:value-type="float" office:value="166539" table:style-name="ce373">
            <text:p><text:s/>166,539<text:s/></text:p>
          </table:table-cell>
          <table:table-cell table:number-columns-repeated="16375" table:style-name="ce352"/>
        </table:table-row>
        <table:table-row table:style-name="ro33">
          <table:table-cell office:value-type="string" table:style-name="ce371">
            <text:p>Offences not known<text:span text:style-name="T3">(6)</text:span></text:p>
          </table:table-cell>
          <table:table-cell office:value-type="float" office:value="27" table:style-name="ce372">
            <text:p><text:s/>27<text:s/></text:p>
          </table:table-cell>
          <table:table-cell office:value-type="float" office:value="114" table:style-name="ce373">
            <text:p><text:s/>114<text:s/></text:p>
          </table:table-cell>
          <table:table-cell office:value-type="float" office:value="106" table:style-name="ce373">
            <text:p><text:s/>106<text:s/></text:p>
          </table:table-cell>
          <table:table-cell office:value-type="float" office:value="189" table:style-name="ce373">
            <text:p><text:s/>189<text:s/></text:p>
          </table:table-cell>
          <table:table-cell office:value-type="float" office:value="235" table:style-name="ce372">
            <text:p><text:s/>235<text:s/></text:p>
          </table:table-cell>
          <table:table-cell office:value-type="float" office:value="129" table:style-name="ce373">
            <text:p><text:s/>129<text:s/></text:p>
          </table:table-cell>
          <table:table-cell office:value-type="float" office:value="92" table:style-name="ce373">
            <text:p><text:s/>92<text:s/></text:p>
          </table:table-cell>
          <table:table-cell office:value-type="float" office:value="98" table:style-name="ce373">
            <text:p><text:s/>98<text:s/></text:p>
          </table:table-cell>
          <table:table-cell table:number-columns-repeated="16375" table:style-name="ce352"/>
        </table:table-row>
        <table:table-row table:style-name="ro6">
          <table:table-cell table:style-name="ce371"/>
          <table:table-cell table:style-name="ce372"/>
          <table:table-cell table:number-columns-repeated="3" table:style-name="ce373"/>
          <table:table-cell table:style-name="ce372"/>
          <table:table-cell table:number-columns-repeated="3" table:style-name="ce373"/>
          <table:table-cell table:number-columns-repeated="16375" table:style-name="ce352"/>
        </table:table-row>
        <table:table-row table:style-name="ro28">
          <table:table-cell office:value-type="string" table:style-name="ce366">
            <text:p>Total offenders sentenced<text:span text:style-name="T5">(4)(5)(7)</text:span></text:p>
          </table:table-cell>
          <table:table-cell office:value-type="float" office:value="285214" table:style-name="ce378">
            <text:p><text:s/>285,214<text:s/></text:p>
          </table:table-cell>
          <table:table-cell office:value-type="float" office:value="300975" table:style-name="ce320">
            <text:p><text:s/>300,975<text:s/></text:p>
          </table:table-cell>
          <table:table-cell office:value-type="float" office:value="295883" table:style-name="ce320">
            <text:p><text:s/>295,883<text:s/></text:p>
          </table:table-cell>
          <table:table-cell office:value-type="float" office:value="305552" table:style-name="ce320">
            <text:p><text:s/>305,552<text:s/></text:p>
          </table:table-cell>
          <table:table-cell office:value-type="float" office:value="286452" table:style-name="ce378">
            <text:p><text:s/>286,452<text:s/></text:p>
          </table:table-cell>
          <table:table-cell office:value-type="float" office:value="271036" table:style-name="ce320">
            <text:p><text:s/>271,036<text:s/></text:p>
          </table:table-cell>
          <table:table-cell office:value-type="float" office:value="112622" table:style-name="ce320">
            <text:p><text:s/>112,622<text:s/></text:p>
          </table:table-cell>
          <table:table-cell office:value-type="float" office:value="210403" table:style-name="ce320">
            <text:p><text:s/>210,403<text:s/></text:p>
          </table:table-cell>
          <table:table-cell table:number-columns-repeated="16375" table:style-name="ce352"/>
        </table:table-row>
        <table:table-row table:style-name="ro6">
          <table:table-cell office:value-type="string" table:style-name="ce221">
            <text:p><text:s text:c="3"/>Immediate custody</text:p>
          </table:table-cell>
          <table:table-cell office:value-type="float" office:value="18951" table:style-name="ce379">
            <text:p><text:s/>18,951<text:s/></text:p>
          </table:table-cell>
          <table:table-cell office:value-type="float" office:value="18796" table:style-name="ce380">
            <text:p><text:s/>18,796<text:s/></text:p>
          </table:table-cell>
          <table:table-cell office:value-type="float" office:value="18506" table:style-name="ce380">
            <text:p><text:s/>18,506<text:s/></text:p>
          </table:table-cell>
          <table:table-cell office:value-type="float" office:value="19676" table:style-name="ce380">
            <text:p><text:s/>19,676<text:s/></text:p>
          </table:table-cell>
          <table:table-cell office:value-type="float" office:value="18993" table:style-name="ce379">
            <text:p><text:s/>18,993<text:s/></text:p>
          </table:table-cell>
          <table:table-cell office:value-type="float" office:value="18377" table:style-name="ce380">
            <text:p><text:s/>18,377<text:s/></text:p>
          </table:table-cell>
          <table:table-cell office:value-type="float" office:value="11718" table:style-name="ce380">
            <text:p><text:s/>11,718<text:s/></text:p>
          </table:table-cell>
          <table:table-cell office:value-type="float" office:value="15736" table:style-name="ce380">
            <text:p><text:s/>15,736<text:s/></text:p>
          </table:table-cell>
          <table:table-cell table:number-columns-repeated="16375" table:style-name="ce352"/>
        </table:table-row>
        <table:table-row table:style-name="ro6">
          <table:table-cell office:value-type="string" table:style-name="ce221">
            <text:p><text:s text:c="3"/>Suspended sentence</text:p>
          </table:table-cell>
          <table:table-cell office:value-type="float" office:value="9298" table:style-name="ce379">
            <text:p><text:s/>9,298<text:s/></text:p>
          </table:table-cell>
          <table:table-cell office:value-type="float" office:value="10056" table:style-name="ce380">
            <text:p><text:s/>10,056<text:s/></text:p>
          </table:table-cell>
          <table:table-cell office:value-type="float" office:value="9602" table:style-name="ce380">
            <text:p><text:s/>9,602<text:s/></text:p>
          </table:table-cell>
          <table:table-cell office:value-type="float" office:value="10394" table:style-name="ce380">
            <text:p><text:s/>10,394<text:s/></text:p>
          </table:table-cell>
          <table:table-cell office:value-type="float" office:value="9833" table:style-name="ce379">
            <text:p><text:s/>9,833<text:s/></text:p>
          </table:table-cell>
          <table:table-cell office:value-type="float" office:value="9953" table:style-name="ce380">
            <text:p><text:s/>9,953<text:s/></text:p>
          </table:table-cell>
          <table:table-cell office:value-type="float" office:value="5346" table:style-name="ce380">
            <text:p><text:s/>5,346<text:s/></text:p>
          </table:table-cell>
          <table:table-cell office:value-type="float" office:value="10087" table:style-name="ce380">
            <text:p><text:s/>10,087<text:s/></text:p>
          </table:table-cell>
          <table:table-cell table:number-columns-repeated="16375" table:style-name="ce352"/>
        </table:table-row>
        <table:table-row table:style-name="ro6">
          <table:table-cell office:value-type="string" table:style-name="ce221">
            <text:p><text:s text:c="3"/>Community sentence</text:p>
          </table:table-cell>
          <table:table-cell office:value-type="float" office:value="22271" table:style-name="ce379">
            <text:p><text:s/>22,271<text:s/></text:p>
          </table:table-cell>
          <table:table-cell office:value-type="float" office:value="23747" table:style-name="ce380">
            <text:p><text:s/>23,747<text:s/></text:p>
          </table:table-cell>
          <table:table-cell office:value-type="float" office:value="22054" table:style-name="ce380">
            <text:p><text:s/>22,054<text:s/></text:p>
          </table:table-cell>
          <table:table-cell office:value-type="float" office:value="21781" table:style-name="ce380">
            <text:p><text:s/>21,781<text:s/></text:p>
          </table:table-cell>
          <table:table-cell office:value-type="float" office:value="19746" table:style-name="ce379">
            <text:p><text:s/>19,746<text:s/></text:p>
          </table:table-cell>
          <table:table-cell office:value-type="float" office:value="19666" table:style-name="ce380">
            <text:p><text:s/>19,666<text:s/></text:p>
          </table:table-cell>
          <table:table-cell office:value-type="float" office:value="5035" table:style-name="ce380">
            <text:p><text:s/>5,035<text:s/></text:p>
          </table:table-cell>
          <table:table-cell office:value-type="float" office:value="17917" table:style-name="ce380">
            <text:p><text:s/>17,917<text:s/></text:p>
          </table:table-cell>
          <table:table-cell table:number-columns-repeated="16375" table:style-name="ce352"/>
        </table:table-row>
        <table:table-row table:style-name="ro6">
          <table:table-cell office:value-type="string" table:style-name="ce221">
            <text:p><text:s text:c="3"/>Fines</text:p>
          </table:table-cell>
          <table:table-cell office:value-type="float" office:value="220306" table:style-name="ce379">
            <text:p><text:s/>220,306<text:s/></text:p>
          </table:table-cell>
          <table:table-cell office:value-type="float" office:value="233176" table:style-name="ce380">
            <text:p><text:s/>233,176<text:s/></text:p>
          </table:table-cell>
          <table:table-cell office:value-type="float" office:value="231299" table:style-name="ce380">
            <text:p><text:s/>231,299<text:s/></text:p>
          </table:table-cell>
          <table:table-cell office:value-type="float" office:value="238602" table:style-name="ce380">
            <text:p><text:s/>238,602<text:s/></text:p>
          </table:table-cell>
          <table:table-cell office:value-type="float" office:value="223916" table:style-name="ce379">
            <text:p><text:s/>223,916<text:s/></text:p>
          </table:table-cell>
          <table:table-cell office:value-type="float" office:value="210099" table:style-name="ce380">
            <text:p><text:s/>210,099<text:s/></text:p>
          </table:table-cell>
          <table:table-cell office:value-type="float" office:value="87203" table:style-name="ce380">
            <text:p><text:s/>87,203<text:s/></text:p>
          </table:table-cell>
          <table:table-cell office:value-type="float" office:value="155664" table:style-name="ce380">
            <text:p><text:s/>155,664<text:s/></text:p>
          </table:table-cell>
          <table:table-cell table:number-columns-repeated="16375" table:style-name="ce352"/>
        </table:table-row>
        <table:table-row table:style-name="ro6">
          <table:table-cell office:value-type="string" table:style-name="ce221">
            <text:p><text:s text:c="3"/>Compensation</text:p>
          </table:table-cell>
          <table:table-cell office:value-type="float" office:value="1201" table:style-name="ce379">
            <text:p><text:s/>1,201<text:s/></text:p>
          </table:table-cell>
          <table:table-cell office:value-type="float" office:value="1166" table:style-name="ce380">
            <text:p><text:s/>1,166<text:s/></text:p>
          </table:table-cell>
          <table:table-cell office:value-type="float" office:value="1226" table:style-name="ce380">
            <text:p><text:s/>1,226<text:s/></text:p>
          </table:table-cell>
          <table:table-cell office:value-type="float" office:value="1152" table:style-name="ce380">
            <text:p><text:s/>1,152<text:s/></text:p>
          </table:table-cell>
          <table:table-cell office:value-type="float" office:value="1045" table:style-name="ce379">
            <text:p><text:s/>1,045<text:s/></text:p>
          </table:table-cell>
          <table:table-cell office:value-type="float" office:value="1089" table:style-name="ce380">
            <text:p><text:s/>1,089<text:s/></text:p>
          </table:table-cell>
          <table:table-cell office:value-type="float" office:value="299" table:style-name="ce380">
            <text:p><text:s/>299<text:s/></text:p>
          </table:table-cell>
          <table:table-cell office:value-type="float" office:value="1035" table:style-name="ce380">
            <text:p><text:s/>1,035<text:s/></text:p>
          </table:table-cell>
          <table:table-cell table:number-columns-repeated="16375" table:style-name="ce352"/>
        </table:table-row>
        <table:table-row table:style-name="ro33">
          <table:table-cell office:value-type="string" table:style-name="ce221">
            <text:p><text:s text:c="3"/>Other disposals<text:span text:style-name="T3">(8)</text:span></text:p>
          </table:table-cell>
          <table:table-cell office:value-type="float" office:value="13187" table:style-name="ce372">
            <text:p><text:s/>13,187<text:s/></text:p>
          </table:table-cell>
          <table:table-cell office:value-type="float" office:value="14034" table:style-name="ce373">
            <text:p><text:s/>14,034<text:s/></text:p>
          </table:table-cell>
          <table:table-cell office:value-type="float" office:value="13196" table:style-name="ce373">
            <text:p><text:s/>13,196<text:s/></text:p>
          </table:table-cell>
          <table:table-cell office:value-type="float" office:value="13947" table:style-name="ce373">
            <text:p><text:s/>13,947<text:s/></text:p>
          </table:table-cell>
          <table:table-cell office:value-type="float" office:value="12919" table:style-name="ce372">
            <text:p><text:s/>12,919<text:s/></text:p>
          </table:table-cell>
          <table:table-cell office:value-type="float" office:value="11852" table:style-name="ce373">
            <text:p><text:s/>11,852<text:s/></text:p>
          </table:table-cell>
          <table:table-cell office:value-type="float" office:value="3021" table:style-name="ce373">
            <text:p><text:s/>3,021<text:s/></text:p>
          </table:table-cell>
          <table:table-cell office:value-type="float" office:value="9964" table:style-name="ce373">
            <text:p><text:s/>9,964<text:s/></text:p>
          </table:table-cell>
          <table:table-cell table:number-columns-repeated="16375" table:style-name="ce352"/>
        </table:table-row>
        <table:table-row table:style-name="ro2">
          <table:table-cell office:value-type="string" table:style-name="ce381">
            <text:p><text:s text:c="3"/>Average custodial sentence length (months)<text:span text:style-name="T6">(9)</text:span></text:p>
          </table:table-cell>
          <table:table-cell office:value-type="float" office:value="17.656099999999999" table:style-name="ce382">
            <text:p><text:s/>17.7<text:s/></text:p>
          </table:table-cell>
          <table:table-cell office:value-type="float" office:value="17.249700000000001" table:style-name="ce383">
            <text:p><text:s/>17.2<text:s/></text:p>
          </table:table-cell>
          <table:table-cell office:value-type="float" office:value="17.924900000000001" table:style-name="ce383">
            <text:p><text:s/>17.9<text:s/></text:p>
          </table:table-cell>
          <table:table-cell office:value-type="float" office:value="19.165099999999999" table:style-name="ce383">
            <text:p><text:s/>19.2<text:s/></text:p>
          </table:table-cell>
          <table:table-cell office:value-type="float" office:value="21.088200000000001" table:style-name="ce382">
            <text:p><text:s/>21.1<text:s/></text:p>
          </table:table-cell>
          <table:table-cell office:value-type="float" office:value="19.984200000000001" table:style-name="ce383">
            <text:p><text:s/>20.0<text:s/></text:p>
          </table:table-cell>
          <table:table-cell office:value-type="float" office:value="16.315200000000001" table:style-name="ce383">
            <text:p><text:s/>16.3<text:s/></text:p>
          </table:table-cell>
          <table:table-cell office:value-type="float" office:value="17.335899999999999" table:style-name="ce383">
            <text:p><text:s/>17.3<text:s/></text:p>
          </table:table-cell>
          <table:table-cell table:number-columns-repeated="16375" table:style-name="ce352"/>
        </table:table-row>
        <table:table-row table:style-name="ro6">
          <table:table-cell table:style-name="ce221"/>
          <table:table-cell table:style-name="ce384"/>
          <table:table-cell table:number-columns-repeated="3" table:style-name="ce385"/>
          <table:table-cell table:style-name="ce384"/>
          <table:table-cell table:number-columns-repeated="3" table:style-name="ce385"/>
          <table:table-cell table:number-columns-repeated="16375" table:style-name="ce352"/>
        </table:table-row>
        <table:table-row table:style-name="ro33">
          <table:table-cell office:value-type="string" table:style-name="ce386">
            <text:p>Total persons sentenced<text:span text:style-name="T5">(7)(10)</text:span></text:p>
          </table:table-cell>
          <table:table-cell office:value-type="float" office:value="283387" table:style-name="ce387">
            <text:p><text:s/>283,387<text:s/></text:p>
          </table:table-cell>
          <table:table-cell office:value-type="float" office:value="298811" table:style-name="ce388">
            <text:p><text:s/>298,811<text:s/></text:p>
          </table:table-cell>
          <table:table-cell office:value-type="float" office:value="293671" table:style-name="ce388">
            <text:p><text:s/>293,671<text:s/></text:p>
          </table:table-cell>
          <table:table-cell office:value-type="float" office:value="303486" table:style-name="ce388">
            <text:p><text:s/>303,486<text:s/></text:p>
          </table:table-cell>
          <table:table-cell office:value-type="float" office:value="284228" table:style-name="ce387">
            <text:p><text:s/>284,228<text:s/></text:p>
          </table:table-cell>
          <table:table-cell office:value-type="float" office:value="268815" table:style-name="ce388">
            <text:p><text:s/>268,815<text:s/></text:p>
          </table:table-cell>
          <table:table-cell office:value-type="float" office:value="112550" table:style-name="ce388">
            <text:p><text:s/>112,550<text:s/></text:p>
          </table:table-cell>
          <table:table-cell office:value-type="float" office:value="209497" table:style-name="ce388">
            <text:p><text:s/>209,497<text:s/></text:p>
          </table:table-cell>
          <table:table-cell table:number-columns-repeated="16375" table:style-name="ce352"/>
        </table:table-row>
        <table:table-row table:style-name="ro6">
          <table:table-cell table:style-name="ce366"/>
          <table:table-cell table:number-columns-repeated="5" table:style-name="ce389"/>
          <table:table-cell table:number-columns-repeated="2" table:style-name="ce351"/>
          <table:table-cell table:number-columns-repeated="16376" table:style-name="ce352"/>
        </table:table-row>
        <table:table-row table:style-name="ro6">
          <table:table-cell office:value-type="string" table:style-name="ce351">
            <text:p>Source: Ministry of Justice Court Proceedings Database and Home Office open data tables (cannabis/khat warnings and community resolutions).</text:p>
          </table:table-cell>
          <table:table-cell table:number-columns-repeated="2" table:style-name="ce371"/>
          <table:table-cell table:number-columns-repeated="2" table:style-name="ce390"/>
          <table:table-cell table:style-name="ce221"/>
          <table:table-cell table:style-name="ce266"/>
          <table:table-cell table:style-name="ce221"/>
          <table:table-cell table:style-name="ce351"/>
          <table:table-cell table:number-columns-repeated="2" table:style-name="ce391"/>
          <table:table-cell table:number-columns-repeated="6" table:style-name="ce221"/>
          <table:table-cell table:style-name="ce392"/>
          <table:table-cell table:number-columns-repeated="16366" table:style-name="ce352"/>
        </table:table-row>
        <table:table-row table:style-name="ro6">
          <table:table-cell table:style-name="ce351"/>
          <table:table-cell table:number-columns-repeated="2" table:style-name="ce371"/>
          <table:table-cell table:number-columns-repeated="2" table:style-name="ce390"/>
          <table:table-cell table:style-name="ce221"/>
          <table:table-cell table:style-name="ce266"/>
          <table:table-cell table:style-name="ce221"/>
          <table:table-cell table:style-name="ce351"/>
          <table:table-cell table:style-name="ce221"/>
          <table:table-cell table:style-name="ce391"/>
          <table:table-cell table:number-columns-repeated="6" table:style-name="ce221"/>
          <table:table-cell table:style-name="ce392"/>
          <table:table-cell table:number-columns-repeated="16366" table:style-name="ce352"/>
        </table:table-row>
        <table:table-row table:style-name="ro6">
          <table:table-cell office:value-type="string" table:style-name="ce221">
            <text:p>- = nil</text:p>
          </table:table-cell>
          <table:table-cell table:number-columns-repeated="6" table:style-name="ce221"/>
          <table:table-cell table:style-name="ce391"/>
          <table:table-cell table:number-columns-repeated="2" table:style-name="ce221"/>
          <table:table-cell table:style-name="ce391"/>
          <table:table-cell table:number-columns-repeated="6" table:style-name="ce221"/>
          <table:table-cell table:style-name="ce392"/>
          <table:table-cell table:number-columns-repeated="16366" table:style-name="ce352"/>
        </table:table-row>
        <table:table-row table:style-name="ro6">
          <table:table-cell office:value-type="string" table:style-name="ce221">
            <text:p>: = Not available</text:p>
          </table:table-cell>
          <table:table-cell table:number-columns-repeated="6" table:style-name="ce221"/>
          <table:table-cell table:style-name="ce391"/>
          <table:table-cell table:number-columns-repeated="2" table:style-name="ce221"/>
          <table:table-cell table:style-name="ce391"/>
          <table:table-cell table:number-columns-repeated="6" table:style-name="ce221"/>
          <table:table-cell table:style-name="ce392"/>
          <table:table-cell table:number-columns-repeated="16366" table:style-name="ce352"/>
        </table:table-row>
        <table:table-row table:style-name="ro23">
          <table:table-cell table:number-columns-repeated="7" table:style-name="ce221"/>
          <table:table-cell table:style-name="ce391"/>
          <table:table-cell table:style-name="ce221"/>
          <table:table-cell table:number-columns-repeated="16375" table:style-name="ce352"/>
        </table:table-row>
        <table:table-row table:style-name="ro50">
          <table:table-cell office:value-type="string" table:number-columns-spanned="9" table:number-rows-spanned="1" table:style-name="ce236">
            <text:p>(1) <text:s/>Following the implementation of a new IT system, Greater Manchester Police were unable to supply data from July 2019, so there will be missing data for the year ending September 2020. Figures excluding Greater Manchester for the full two year comparison period are shown in columns K to R.<text:s/></text:p>
          </table:table-cell>
          <table:covered-table-cell table:number-columns-repeated="8"/>
          <table:table-cell table:number-columns-repeated="16375" table:style-name="ce352"/>
        </table:table-row>
        <table:table-row table:style-name="ro6">
          <table:table-cell table:number-columns-repeated="7" table:style-name="ce220"/>
          <table:table-cell table:style-name="ce221"/>
          <table:table-cell table:number-columns-repeated="16376" table:style-name="ce352"/>
        </table:table-row>
        <table:table-row table:style-name="ro37">
          <table:table-cell office:value-type="string" table:number-columns-spanned="9" table:number-rows-spanned="1" table:style-name="ce235">
            <text:p>(2) Some police forces have moved to reduce the types of out of court disposals used for adult offenders. In these areas, the only out of court disposals used are community resolutions and conditional cautions. Cannabis/Khat warnings will not be used.</text:p>
          </table:table-cell>
          <table:covered-table-cell table:number-columns-repeated="8"/>
          <table:table-cell table:number-columns-repeated="16375" table:style-name="ce352"/>
        </table:table-row>
        <table:table-row table:style-name="ro6">
          <table:table-cell table:number-columns-repeated="7" table:style-name="ce393"/>
          <table:table-cell table:style-name="ce221"/>
          <table:table-cell table:style-name="ce393"/>
          <table:table-cell table:number-columns-repeated="16375" table:style-name="ce352"/>
        </table:table-row>
        <table:table-row table:style-name="ro23">
          <table:table-cell office:value-type="string" table:number-columns-spanned="9" table:number-rows-spanned="2" table:style-name="ce235">
            <text:p>(3) Cannabis warnings will include a small number of khat warnings which were introduced from 24 December 2014. Totals exclude a small number of cannabis warnings erroneously recorded against non-drug-related offences which may be revised in future quarters.</text:p>
          </table:table-cell>
          <table:covered-table-cell table:number-columns-repeated="8"/>
          <table:table-cell table:number-columns-repeated="16375" table:style-name="ce352"/>
        </table:table-row>
        <table:table-row table:style-name="ro6">
          <table:covered-table-cell/>
          <table:covered-table-cell table:number-columns-repeated="8"/>
          <table:table-cell table:number-columns-repeated="16375" table:style-name="ce352"/>
        </table:table-row>
        <table:table-row table:style-name="ro23">
          <table:table-cell table:number-columns-repeated="7" table:style-name="ce220"/>
          <table:table-cell table:style-name="ce221"/>
          <table:table-cell table:style-name="ce394"/>
          <table:table-cell table:number-columns-repeated="16375" table:style-name="ce352"/>
        </table:table-row>
        <table:table-row table:style-name="ro23">
          <table:table-cell office:value-type="string" table:number-columns-spanned="9" table:number-rows-spanned="2" table:style-name="ce404">
            <text:p>(4) The figures given in these rows relate to defendants at all courts for whom these offences were the principal offences for which they were dealt with. When a defendant has been found guilty of two or more offences it is the offence for which the heaviest penalty is imposed. Where the same disposal is imposed for two or more offences, the offence selected is the offence for which the statutory maximum penalty is the most severe.</text:p>
          </table:table-cell>
          <table:covered-table-cell table:number-columns-repeated="8"/>
          <table:table-cell table:number-columns-repeated="16375" table:style-name="ce352"/>
        </table:table-row>
        <table:table-row table:style-name="ro6">
          <table:covered-table-cell/>
          <table:covered-table-cell table:number-columns-repeated="8"/>
          <table:table-cell table:number-columns-repeated="16375" table:style-name="ce352"/>
        </table:table-row>
        <table:table-row table:style-name="ro23">
          <table:table-cell table:number-columns-repeated="8" table:style-name="ce396"/>
          <table:table-cell table:number-columns-repeated="16376" table:style-name="ce352"/>
        </table:table-row>
        <table:table-row table:style-name="ro6">
          <table:table-cell office:value-type="string" table:number-columns-spanned="8" table:number-rows-spanned="1" table:style-name="ce405">
            <text:p>(5) Includes males, females, persons where sex "Not Stated" and other offenders, i.e. companies, public bodies, etc.</text:p>
          </table:table-cell>
          <table:covered-table-cell table:number-columns-repeated="7"/>
          <table:table-cell table:style-name="ce397"/>
          <table:table-cell table:number-columns-repeated="16375" table:style-name="ce352"/>
        </table:table-row>
        <table:table-row table:style-name="ro23">
          <table:table-cell table:number-columns-repeated="8" table:style-name="ce396"/>
          <table:table-cell table:style-name="ce397"/>
          <table:table-cell table:number-columns-repeated="16375" table:style-name="ce352"/>
        </table:table-row>
        <table:table-row table:style-name="ro6">
          <table:table-cell office:value-type="string" table:number-columns-spanned="8" table:number-rows-spanned="1" table:style-name="ce405">
            <text:p>(6) Offences are classified as ‘not known’ if validation checks cannot identify a valid code for the record. Validation checks target apparent anomalies in the data, for example offenders sentenced to high custodial sentences for offence codes known to be commonly misused. Some outcomes for ‘not known’ records may therefore appear relatively severe because such records are most likely to have been reviewed and subsequently identified as ‘not known’</text:p>
          </table:table-cell>
          <table:covered-table-cell table:number-columns-repeated="7"/>
          <table:table-cell table:number-columns-repeated="16376" table:style-name="ce352"/>
        </table:table-row>
        <table:table-row table:style-name="ro6">
          <table:table-cell table:number-columns-repeated="8" table:style-name="ce396"/>
          <table:table-cell table:number-columns-repeated="16376" table:style-name="ce352"/>
        </table:table-row>
        <table:table-row table:style-name="ro51">
          <table:table-cell office:value-type="string" table:number-columns-spanned="9" table:number-rows-spanned="1" table:style-name="ce406">
            <text:p>(7) Data are given on a principal disposal basis - i.e. reporting the most severe sentence for the principal offence - with the exception of compensation, for which all disposals are counted.                                                                                                                                                                                                          </text:p>
          </table:table-cell>
          <table:covered-table-cell table:number-columns-repeated="8"/>
          <table:table-cell table:number-columns-repeated="16375" table:style-name="ce352"/>
        </table:table-row>
        <table:table-row table:style-name="ro23">
          <table:table-cell table:style-name="ce351"/>
          <table:table-cell table:number-columns-repeated="7" table:style-name="ce395"/>
          <table:table-cell table:number-columns-repeated="16376" table:style-name="ce352"/>
        </table:table-row>
        <table:table-row table:style-name="ro6">
          <table:table-cell office:value-type="string" table:number-columns-spanned="8" table:number-rows-spanned="1" table:style-name="ce404">
            <text:p>(8) Other disposals include restriction orders, hospital orders, guardianship orders, police cells, and other disposals.</text:p>
          </table:table-cell>
          <table:covered-table-cell table:number-columns-repeated="7"/>
          <table:table-cell table:number-columns-repeated="16376" table:style-name="ce352"/>
        </table:table-row>
        <table:table-row table:style-name="ro6">
          <table:table-cell table:number-columns-repeated="8" table:style-name="ce398"/>
          <table:table-cell table:number-columns-repeated="16376" table:style-name="ce352"/>
        </table:table-row>
        <table:table-row table:style-name="ro6">
          <table:table-cell office:value-type="string" table:style-name="ce226">
            <text:p>(9) Average custodial sentence length excludes life and indeterminate sentences.</text:p>
          </table:table-cell>
          <table:table-cell table:number-columns-repeated="7" table:style-name="ce394"/>
          <table:table-cell table:style-name="ce352"/>
          <table:table-cell table:number-columns-repeated="9" table:style-name="ce221"/>
          <table:table-cell table:number-columns-repeated="16366" table:style-name="ce399"/>
        </table:table-row>
        <table:table-row table:style-name="ro6">
          <table:table-cell table:style-name="ce226"/>
          <table:table-cell table:number-columns-repeated="7" table:style-name="ce394"/>
          <table:table-cell table:number-columns-repeated="10" table:style-name="ce221"/>
          <table:table-cell table:number-columns-repeated="16366" table:style-name="ce399"/>
        </table:table-row>
        <table:table-row table:style-name="ro6">
          <table:table-cell office:value-type="string" table:number-columns-spanned="8" table:number-rows-spanned="1" table:style-name="ce407">
            <text:p>(10) Excludes companies and public bodies.</text:p>
          </table:table-cell>
          <table:covered-table-cell table:number-columns-repeated="7"/>
          <table:table-cell table:number-columns-repeated="10" table:style-name="ce221"/>
          <table:table-cell table:number-columns-repeated="16366" table:style-name="ce399"/>
        </table:table-row>
        <table:table-row table:number-rows-repeated="1048513" table:style-name="ro52">
          <table:table-cell table:number-columns-repeated="16384"/>
        </table:table-row>
      </table:table>
      <table:table table:name="Q2_1" table:style-name="ta5">
        <table:table-column table:style-name="co61" table:default-cell-style-name="ce410"/>
        <table:table-column table:style-name="co7" table:number-columns-repeated="6" table:default-cell-style-name="ce410"/>
        <table:table-column table:style-name="co7" table:number-columns-repeated="4" table:default-cell-style-name="ce439"/>
        <table:table-column table:style-name="co4" table:number-columns-repeated="229"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45" table:default-cell-style-name="ce410"/>
        <table:table-column table:style-name="co61" table:default-cell-style-name="ce410"/>
        <table:table-column table:style-name="co7" table:number-columns-repeated="10" table:default-cell-style-name="ce410"/>
        <table:table-column table:style-name="co4" table:number-columns-repeated="261" table:default-cell-style-name="ce410"/>
        <table:table-row table:style-name="ro53">
          <table:table-cell office:value-type="string" table:style-name="ce408">
            <text:p>Table Q2.1 - Number of offenders issued a Penalty Notice for Disorder aged 16 and over<text:span text:style-name="T7">(1)</text:span><text:s/>by offence, 12 months ending September 2010 to 12 months ending September 2020<text:span text:style-name="T7">(2)</text:span></text:p>
          </table:table-cell>
          <table:table-cell table:number-columns-repeated="5" table:style-name="ce409"/>
          <table:table-cell table:style-name="ce410"/>
          <table:table-cell table:number-columns-repeated="4" table:style-name="ce411"/>
          <table:table-cell table:style-name="ce410"/>
          <table:table-cell table:style-name="ce411"/>
          <table:table-cell table:number-columns-repeated="16371" table:style-name="ce3"/>
        </table:table-row>
        <table:table-row table:style-name="ro6">
          <table:table-cell office:value-type="string" table:style-name="ce31">
            <text:p><text:a xlink:href="#Contents.A1">back to contents</text:a></text:p>
          </table:table-cell>
          <table:table-cell table:number-columns-repeated="5" table:style-name="ce409"/>
          <table:table-cell table:style-name="ce31"/>
          <table:table-cell table:number-columns-repeated="4" table:style-name="ce411"/>
          <table:table-cell table:number-columns-repeated="2" table:style-name="ce410"/>
          <table:table-cell table:number-columns-repeated="16371" table:style-name="ce3"/>
        </table:table-row>
        <table:table-row table:style-name="ro54">
          <table:table-cell office:value-type="string" table:style-name="ce412">
            <text:p>England and Wales</text:p>
          </table:table-cell>
          <table:table-cell table:style-name="ce412"/>
          <table:table-cell table:number-columns-repeated="5" table:style-name="ce413"/>
          <table:table-cell table:number-columns-repeated="4" table:style-name="ce414"/>
          <table:table-cell office:value-type="string" table:style-name="ce415">
            <text:p><text:s text:c="5"/>Number of offenders</text:p>
          </table:table-cell>
          <table:table-cell table:style-name="ce416"/>
          <table:table-cell table:number-columns-repeated="16371" table:style-name="ce3"/>
        </table:table-row>
        <table:table-row table:style-name="ro54">
          <table:table-cell table:number-columns-spanned="1" table:number-rows-spanned="2" table:style-name="ce154"/>
          <table:table-cell office:value-type="string" table:number-columns-spanned="11" table:number-rows-spanned="1" table:style-name="ce444">
            <text:p>12 months ending September</text:p>
          </table:table-cell>
          <table:covered-table-cell table:number-columns-repeated="10"/>
          <table:table-cell table:style-name="ce410"/>
          <table:table-cell table:number-columns-repeated="16371" table:style-name="ce3"/>
        </table:table-row>
        <table:table-row table:style-name="ro54">
          <table:covered-table-cell/>
          <table:table-cell office:value-type="float" office:value="2010" table:style-name="ce417">
            <text:p>2010</text:p>
          </table:table-cell>
          <table:table-cell office:value-type="float" office:value="2011" table:style-name="ce417">
            <text:p>2011</text:p>
          </table:table-cell>
          <table:table-cell office:value-type="float" office:value="2012" table:style-name="ce417">
            <text:p>2012</text:p>
          </table:table-cell>
          <table:table-cell office:value-type="float" office:value="2013" table:style-name="ce417">
            <text:p>2013</text:p>
          </table:table-cell>
          <table:table-cell office:value-type="float" office:value="2014" table:style-name="ce417">
            <text:p>2014</text:p>
          </table:table-cell>
          <table:table-cell office:value-type="float" office:value="2015" table:style-name="ce417">
            <text:p>2015</text:p>
          </table:table-cell>
          <table:table-cell office:value-type="float" office:value="2016" table:style-name="ce417">
            <text:p>2016</text:p>
          </table:table-cell>
          <table:table-cell office:value-type="float" office:value="2017" table:style-name="ce417">
            <text:p>2017</text:p>
          </table:table-cell>
          <table:table-cell office:value-type="float" office:value="2018" table:style-name="ce417">
            <text:p>2018</text:p>
          </table:table-cell>
          <table:table-cell office:value-type="float" office:value="2019" table:style-name="ce417">
            <text:p>2019</text:p>
          </table:table-cell>
          <table:table-cell office:value-type="float" office:value="2020" table:style-name="ce418">
            <text:p>2020</text:p>
          </table:table-cell>
          <table:table-cell table:style-name="ce419"/>
          <table:table-cell table:number-columns-repeated="16371" table:style-name="ce3"/>
        </table:table-row>
        <table:table-row table:style-name="ro10">
          <table:table-cell table:style-name="ce420"/>
          <table:table-cell table:number-columns-repeated="7" table:style-name="ce421"/>
          <table:table-cell table:number-columns-repeated="3" table:style-name="ce411"/>
          <table:table-cell table:number-columns-repeated="2" table:style-name="ce410"/>
          <table:table-cell table:number-columns-repeated="16371" table:style-name="ce3"/>
        </table:table-row>
        <table:table-row table:style-name="ro10">
          <table:table-cell office:value-type="string" table:style-name="ce422">
            <text:p>Higher tier offences (£90)<text:span text:style-name="T5">(3)</text:span></text:p>
          </table:table-cell>
          <table:table-cell table:number-columns-repeated="11" table:style-name="ce3"/>
          <table:table-cell table:style-name="ce410"/>
          <table:table-cell table:number-columns-repeated="16371" table:style-name="ce3"/>
        </table:table-row>
        <table:table-row table:style-name="ro10">
          <table:table-cell office:value-type="string" table:style-name="ce423">
            <text:p>Wasting police time</text:p>
          </table:table-cell>
          <table:table-cell office:value-type="float" office:value="2911" table:style-name="ce424">
            <text:p><text:s/>2,911<text:s/></text:p>
          </table:table-cell>
          <table:table-cell office:value-type="float" office:value="2853" table:style-name="ce425">
            <text:p><text:s/>2,853<text:s/></text:p>
          </table:table-cell>
          <table:table-cell office:value-type="float" office:value="2668" table:style-name="ce425">
            <text:p><text:s/>2,668<text:s/></text:p>
          </table:table-cell>
          <table:table-cell office:value-type="float" office:value="2119" table:style-name="ce425">
            <text:p><text:s/>2,119<text:s/></text:p>
          </table:table-cell>
          <table:table-cell office:value-type="float" office:value="1637" table:style-name="ce425">
            <text:p><text:s/>1,637<text:s/></text:p>
          </table:table-cell>
          <table:table-cell office:value-type="float" office:value="1155" table:style-name="ce425">
            <text:p><text:s/>1,155<text:s/></text:p>
          </table:table-cell>
          <table:table-cell office:value-type="float" office:value="821" table:style-name="ce425">
            <text:p><text:s/>821<text:s/></text:p>
          </table:table-cell>
          <table:table-cell office:value-type="float" office:value="600" table:style-name="ce426">
            <text:p><text:s/>600<text:s/></text:p>
          </table:table-cell>
          <table:table-cell office:value-type="float" office:value="473" table:style-name="ce426">
            <text:p><text:s/>473<text:s/></text:p>
          </table:table-cell>
          <table:table-cell office:value-type="float" office:value="470" table:style-name="ce426">
            <text:p><text:s/>470<text:s/></text:p>
          </table:table-cell>
          <table:table-cell office:value-type="float" office:value="453" table:style-name="ce426">
            <text:p><text:s/>453<text:s/></text:p>
          </table:table-cell>
          <table:table-cell table:style-name="ce427"/>
          <table:table-cell table:number-columns-repeated="16371" table:style-name="ce3"/>
        </table:table-row>
        <table:table-row table:style-name="ro10">
          <table:table-cell office:value-type="string" table:style-name="ce423">
            <text:p>Misuse of public telecommunications system</text:p>
          </table:table-cell>
          <table:table-cell office:value-type="float" office:value="667" table:style-name="ce428">
            <text:p><text:s/>667<text:s/></text:p>
          </table:table-cell>
          <table:table-cell office:value-type="float" office:value="749" table:style-name="ce428">
            <text:p><text:s/>749<text:s/></text:p>
          </table:table-cell>
          <table:table-cell office:value-type="float" office:value="725" table:style-name="ce428">
            <text:p><text:s/>725<text:s/></text:p>
          </table:table-cell>
          <table:table-cell office:value-type="float" office:value="502" table:style-name="ce428">
            <text:p><text:s/>502<text:s/></text:p>
          </table:table-cell>
          <table:table-cell office:value-type="float" office:value="360" table:style-name="ce428">
            <text:p><text:s/>360<text:s/></text:p>
          </table:table-cell>
          <table:table-cell office:value-type="float" office:value="286" table:style-name="ce428">
            <text:p><text:s/>286<text:s/></text:p>
          </table:table-cell>
          <table:table-cell office:value-type="float" office:value="223" table:style-name="ce428">
            <text:p><text:s/>223<text:s/></text:p>
          </table:table-cell>
          <table:table-cell office:value-type="float" office:value="201" table:style-name="ce428">
            <text:p><text:s/>201<text:s/></text:p>
          </table:table-cell>
          <table:table-cell office:value-type="float" office:value="137" table:style-name="ce428">
            <text:p><text:s/>137<text:s/></text:p>
          </table:table-cell>
          <table:table-cell office:value-type="float" office:value="131" table:style-name="ce428">
            <text:p><text:s/>131<text:s/></text:p>
          </table:table-cell>
          <table:table-cell office:value-type="float" office:value="107" table:style-name="ce428">
            <text:p><text:s/>107<text:s/></text:p>
          </table:table-cell>
          <table:table-cell table:style-name="ce427"/>
          <table:table-cell table:number-columns-repeated="16371" table:style-name="ce3"/>
        </table:table-row>
        <table:table-row table:style-name="ro10">
          <table:table-cell office:value-type="string" table:style-name="ce423">
            <text:p>Giving false alarm to fire and rescue authority</text:p>
          </table:table-cell>
          <table:table-cell office:value-type="float" office:value="52" table:style-name="ce428">
            <text:p><text:s/>52<text:s/></text:p>
          </table:table-cell>
          <table:table-cell office:value-type="float" office:value="50" table:style-name="ce428">
            <text:p><text:s/>50<text:s/></text:p>
          </table:table-cell>
          <table:table-cell office:value-type="float" office:value="43" table:style-name="ce428">
            <text:p><text:s/>43<text:s/></text:p>
          </table:table-cell>
          <table:table-cell office:value-type="float" office:value="23" table:style-name="ce428">
            <text:p><text:s/>23<text:s/></text:p>
          </table:table-cell>
          <table:table-cell office:value-type="float" office:value="13" table:style-name="ce428">
            <text:p><text:s/>13<text:s/></text:p>
          </table:table-cell>
          <table:table-cell office:value-type="float" office:value="9" table:style-name="ce428">
            <text:p><text:s/>9<text:s/></text:p>
          </table:table-cell>
          <table:table-cell office:value-type="float" office:value="8" table:style-name="ce428">
            <text:p><text:s/>8<text:s/></text:p>
          </table:table-cell>
          <table:table-cell office:value-type="float" office:value="3" table:style-name="ce428">
            <text:p><text:s/>3<text:s/></text:p>
          </table:table-cell>
          <table:table-cell office:value-type="float" office:value="1" table:style-name="ce428">
            <text:p><text:s/>1<text:s/></text:p>
          </table:table-cell>
          <table:table-cell office:value-type="float" office:value="1" table:style-name="ce428">
            <text:p><text:s/>1<text:s/></text:p>
          </table:table-cell>
          <table:table-cell office:value-type="float" office:value="3" table:style-name="ce428">
            <text:p><text:s/>3<text:s/></text:p>
          </table:table-cell>
          <table:table-cell table:style-name="ce427"/>
          <table:table-cell table:number-columns-repeated="16371" table:style-name="ce3"/>
        </table:table-row>
        <table:table-row table:style-name="ro10">
          <table:table-cell office:value-type="string" table:style-name="ce423">
            <text:p>Causing harassment, alarm or distress</text:p>
          </table:table-cell>
          <table:table-cell office:value-type="float" office:value="34370" table:style-name="ce428">
            <text:p><text:s/>34,370<text:s/></text:p>
          </table:table-cell>
          <table:table-cell office:value-type="float" office:value="27291" table:style-name="ce428">
            <text:p><text:s/>27,291<text:s/></text:p>
          </table:table-cell>
          <table:table-cell office:value-type="float" office:value="19451" table:style-name="ce428">
            <text:p><text:s/>19,451<text:s/></text:p>
          </table:table-cell>
          <table:table-cell office:value-type="float" office:value="13472" table:style-name="ce428">
            <text:p><text:s/>13,472<text:s/></text:p>
          </table:table-cell>
          <table:table-cell office:value-type="float" office:value="9196" table:style-name="ce428">
            <text:p><text:s/>9,196<text:s/></text:p>
          </table:table-cell>
          <table:table-cell office:value-type="float" office:value="6334" table:style-name="ce428">
            <text:p><text:s/>6,334<text:s/></text:p>
          </table:table-cell>
          <table:table-cell office:value-type="float" office:value="4561" table:style-name="ce428">
            <text:p><text:s/>4,561<text:s/></text:p>
          </table:table-cell>
          <table:table-cell office:value-type="float" office:value="3258" table:style-name="ce428">
            <text:p><text:s/>3,258<text:s/></text:p>
          </table:table-cell>
          <table:table-cell office:value-type="float" office:value="2592" table:style-name="ce428">
            <text:p><text:s/>2,592<text:s/></text:p>
          </table:table-cell>
          <table:table-cell office:value-type="float" office:value="2248" table:style-name="ce428">
            <text:p><text:s/>2,248<text:s/></text:p>
          </table:table-cell>
          <table:table-cell office:value-type="float" office:value="2002" table:style-name="ce428">
            <text:p><text:s/>2,002<text:s/></text:p>
          </table:table-cell>
          <table:table-cell table:style-name="ce427"/>
          <table:table-cell table:number-columns-repeated="16371" table:style-name="ce3"/>
        </table:table-row>
        <table:table-row table:style-name="ro10">
          <table:table-cell office:value-type="string" table:style-name="ce423">
            <text:p>Throwing fireworks</text:p>
          </table:table-cell>
          <table:table-cell office:value-type="float" office:value="320" table:style-name="ce428">
            <text:p><text:s/>320<text:s/></text:p>
          </table:table-cell>
          <table:table-cell office:value-type="float" office:value="361" table:style-name="ce428">
            <text:p><text:s/>361<text:s/></text:p>
          </table:table-cell>
          <table:table-cell office:value-type="float" office:value="293" table:style-name="ce428">
            <text:p><text:s/>293<text:s/></text:p>
          </table:table-cell>
          <table:table-cell office:value-type="float" office:value="153" table:style-name="ce428">
            <text:p><text:s/>153<text:s/></text:p>
          </table:table-cell>
          <table:table-cell office:value-type="float" office:value="60" table:style-name="ce428">
            <text:p><text:s/>60<text:s/></text:p>
          </table:table-cell>
          <table:table-cell office:value-type="float" office:value="65" table:style-name="ce428">
            <text:p><text:s/>65<text:s/></text:p>
          </table:table-cell>
          <table:table-cell office:value-type="float" office:value="55" table:style-name="ce428">
            <text:p><text:s/>55<text:s/></text:p>
          </table:table-cell>
          <table:table-cell office:value-type="float" office:value="57" table:style-name="ce428">
            <text:p><text:s/>57<text:s/></text:p>
          </table:table-cell>
          <table:table-cell office:value-type="float" office:value="35" table:style-name="ce428">
            <text:p><text:s/>35<text:s/></text:p>
          </table:table-cell>
          <table:table-cell office:value-type="float" office:value="32" table:style-name="ce428">
            <text:p><text:s/>32<text:s/></text:p>
          </table:table-cell>
          <table:table-cell office:value-type="float" office:value="20" table:style-name="ce428">
            <text:p><text:s/>20<text:s/></text:p>
          </table:table-cell>
          <table:table-cell table:style-name="ce427"/>
          <table:table-cell table:number-columns-repeated="16371" table:style-name="ce3"/>
        </table:table-row>
        <table:table-row table:style-name="ro10">
          <table:table-cell office:value-type="string" table:style-name="ce423">
            <text:p>Drunk and disorderly</text:p>
          </table:table-cell>
          <table:table-cell office:value-type="float" office:value="38163" table:style-name="ce428">
            <text:p><text:s/>38,163<text:s/></text:p>
          </table:table-cell>
          <table:table-cell office:value-type="float" office:value="35996" table:style-name="ce428">
            <text:p><text:s/>35,996<text:s/></text:p>
          </table:table-cell>
          <table:table-cell office:value-type="float" office:value="34229" table:style-name="ce428">
            <text:p><text:s/>34,229<text:s/></text:p>
          </table:table-cell>
          <table:table-cell office:value-type="float" office:value="28888" table:style-name="ce428">
            <text:p><text:s/>28,888<text:s/></text:p>
          </table:table-cell>
          <table:table-cell office:value-type="float" office:value="24760" table:style-name="ce428">
            <text:p><text:s/>24,760<text:s/></text:p>
          </table:table-cell>
          <table:table-cell office:value-type="float" office:value="19594" table:style-name="ce428">
            <text:p><text:s/>19,594<text:s/></text:p>
          </table:table-cell>
          <table:table-cell office:value-type="float" office:value="14875" table:style-name="ce428">
            <text:p><text:s/>14,875<text:s/></text:p>
          </table:table-cell>
          <table:table-cell office:value-type="float" office:value="11456" table:style-name="ce428">
            <text:p><text:s/>11,456<text:s/></text:p>
          </table:table-cell>
          <table:table-cell office:value-type="float" office:value="9121" table:style-name="ce428">
            <text:p><text:s/>9,121<text:s/></text:p>
          </table:table-cell>
          <table:table-cell office:value-type="float" office:value="8677" table:style-name="ce428">
            <text:p><text:s/>8,677<text:s/></text:p>
          </table:table-cell>
          <table:table-cell office:value-type="float" office:value="6085" table:style-name="ce428">
            <text:p><text:s/>6,085<text:s/></text:p>
          </table:table-cell>
          <table:table-cell table:style-name="ce427"/>
          <table:table-cell table:number-columns-repeated="16371" table:style-name="ce3"/>
        </table:table-row>
        <table:table-row table:style-name="ro10">
          <table:table-cell office:value-type="string" table:style-name="ce423">
            <text:p>Criminal damage (under £300)<text:span text:style-name="T3">(4)</text:span></text:p>
          </table:table-cell>
          <table:table-cell office:value-type="float" office:value="6723" table:style-name="ce428">
            <text:p><text:s/>6,723<text:s/></text:p>
          </table:table-cell>
          <table:table-cell office:value-type="float" office:value="5275" table:style-name="ce428">
            <text:p><text:s/>5,275<text:s/></text:p>
          </table:table-cell>
          <table:table-cell office:value-type="float" office:value="3929" table:style-name="ce428">
            <text:p><text:s/>3,929<text:s/></text:p>
          </table:table-cell>
          <table:table-cell office:value-type="float" office:value="2593" table:style-name="ce428">
            <text:p><text:s/>2,593<text:s/></text:p>
          </table:table-cell>
          <table:table-cell office:value-type="float" office:value="1543" table:style-name="ce428">
            <text:p><text:s/>1,543<text:s/></text:p>
          </table:table-cell>
          <table:table-cell office:value-type="float" office:value="1021" table:style-name="ce428">
            <text:p><text:s/>1,021<text:s/></text:p>
          </table:table-cell>
          <table:table-cell office:value-type="float" office:value="801" table:style-name="ce428">
            <text:p><text:s/>801<text:s/></text:p>
          </table:table-cell>
          <table:table-cell office:value-type="float" office:value="534" table:style-name="ce428">
            <text:p><text:s/>534<text:s/></text:p>
          </table:table-cell>
          <table:table-cell office:value-type="float" office:value="346" table:style-name="ce428">
            <text:p><text:s/>346<text:s/></text:p>
          </table:table-cell>
          <table:table-cell office:value-type="float" office:value="295" table:style-name="ce428">
            <text:p><text:s/>295<text:s/></text:p>
          </table:table-cell>
          <table:table-cell office:value-type="float" office:value="282" table:style-name="ce428">
            <text:p><text:s/>282<text:s/></text:p>
          </table:table-cell>
          <table:table-cell table:style-name="ce427"/>
          <table:table-cell table:number-columns-repeated="16371" table:style-name="ce3"/>
        </table:table-row>
        <table:table-row table:style-name="ro10">
          <table:table-cell office:value-type="string" table:style-name="ce423">
            <text:p>Theft (retail under £100)<text:span text:style-name="T3">(4)</text:span></text:p>
          </table:table-cell>
          <table:table-cell office:value-type="float" office:value="41484" table:style-name="ce428">
            <text:p><text:s/>41,484<text:s/></text:p>
          </table:table-cell>
          <table:table-cell office:value-type="float" office:value="35639" table:style-name="ce428">
            <text:p><text:s/>35,639<text:s/></text:p>
          </table:table-cell>
          <table:table-cell office:value-type="float" office:value="30051" table:style-name="ce428">
            <text:p><text:s/>30,051<text:s/></text:p>
          </table:table-cell>
          <table:table-cell office:value-type="float" office:value="23543" table:style-name="ce428">
            <text:p><text:s/>23,543<text:s/></text:p>
          </table:table-cell>
          <table:table-cell office:value-type="float" office:value="16623" table:style-name="ce428">
            <text:p><text:s/>16,623<text:s/></text:p>
          </table:table-cell>
          <table:table-cell office:value-type="float" office:value="12063" table:style-name="ce428">
            <text:p><text:s/>12,063<text:s/></text:p>
          </table:table-cell>
          <table:table-cell office:value-type="float" office:value="8491" table:style-name="ce428">
            <text:p><text:s/>8,491<text:s/></text:p>
          </table:table-cell>
          <table:table-cell office:value-type="float" office:value="5670" table:style-name="ce428">
            <text:p><text:s/>5,670<text:s/></text:p>
          </table:table-cell>
          <table:table-cell office:value-type="float" office:value="3157" table:style-name="ce428">
            <text:p><text:s/>3,157<text:s/></text:p>
          </table:table-cell>
          <table:table-cell office:value-type="float" office:value="2070" table:style-name="ce428">
            <text:p><text:s/>2,070<text:s/></text:p>
          </table:table-cell>
          <table:table-cell office:value-type="float" office:value="1116" table:style-name="ce428">
            <text:p><text:s/>1,116<text:s/></text:p>
          </table:table-cell>
          <table:table-cell table:style-name="ce427"/>
          <table:table-cell table:number-columns-repeated="16371" table:style-name="ce3"/>
        </table:table-row>
        <table:table-row table:style-name="ro10">
          <table:table-cell office:value-type="string" table:style-name="ce423">
            <text:p>Breach of fireworks curfew</text:p>
          </table:table-cell>
          <table:table-cell office:value-type="float" office:value="17" table:style-name="ce428">
            <text:p><text:s/>17<text:s/></text:p>
          </table:table-cell>
          <table:table-cell office:value-type="float" office:value="15" table:style-name="ce428">
            <text:p><text:s/>15<text:s/></text:p>
          </table:table-cell>
          <table:table-cell office:value-type="float" office:value="13" table:style-name="ce428">
            <text:p><text:s/>13<text:s/></text:p>
          </table:table-cell>
          <table:table-cell office:value-type="float" office:value="5" table:style-name="ce428">
            <text:p><text:s/>5<text:s/></text:p>
          </table:table-cell>
          <table:table-cell office:value-type="float" office:value="2" table:style-name="ce428">
            <text:p><text:s/>2<text:s/></text:p>
          </table:table-cell>
          <table:table-cell office:value-type="float" office:value="2" table:style-name="ce428">
            <text:p><text:s/>2<text:s/></text:p>
          </table:table-cell>
          <table:table-cell office:value-type="float" office:value="6" table:style-name="ce428">
            <text:p><text:s/>6<text:s/></text:p>
          </table:table-cell>
          <table:table-cell office:value-type="float" office:value="2" table:style-name="ce428">
            <text:p><text:s/>2<text:s/></text:p>
          </table:table-cell>
          <table:table-cell office:value-type="float" office:value="2" table:style-name="ce428">
            <text:p><text:s/>2<text:s/></text:p>
          </table:table-cell>
          <table:table-cell office:value-type="float" office:value="1" table:style-name="ce428">
            <text:p><text:s/>1<text:s/></text:p>
          </table:table-cell>
          <table:table-cell office:value-type="float" office:value="2" table:style-name="ce428">
            <text:p><text:s/>2<text:s/></text:p>
          </table:table-cell>
          <table:table-cell table:style-name="ce427"/>
          <table:table-cell table:number-columns-repeated="16371" table:style-name="ce3"/>
        </table:table-row>
        <table:table-row table:style-name="ro10">
          <table:table-cell office:value-type="string" table:style-name="ce423">
            <text:p>Possession of category 4 firework</text:p>
          </table:table-cell>
          <table:table-cell office:value-type="float" office:value="20" table:style-name="ce428">
            <text:p><text:s/>20<text:s/></text:p>
          </table:table-cell>
          <table:table-cell office:value-type="float" office:value="18" table:style-name="ce428">
            <text:p><text:s/>18<text:s/></text:p>
          </table:table-cell>
          <table:table-cell office:value-type="float" office:value="36" table:style-name="ce428">
            <text:p><text:s/>36<text:s/></text:p>
          </table:table-cell>
          <table:table-cell office:value-type="float" office:value="5" table:style-name="ce428">
            <text:p><text:s/>5<text:s/></text:p>
          </table:table-cell>
          <table:table-cell office:value-type="float" office:value="3" table:style-name="ce428">
            <text:p><text:s/>3<text:s/></text:p>
          </table:table-cell>
          <table:table-cell office:value-type="float" office:value="3" table:style-name="ce428">
            <text:p><text:s/>3<text:s/></text:p>
          </table:table-cell>
          <table:table-cell office:value-type="float" office:value="0" table:style-name="ce428">
            <text:p><text:s/>-<text:s/></text:p>
          </table:table-cell>
          <table:table-cell office:value-type="float" office:value="3" table:style-name="ce428">
            <text:p><text:s/>3<text:s/></text:p>
          </table:table-cell>
          <table:table-cell office:value-type="float" office:value="3" table:style-name="ce428">
            <text:p><text:s/>3<text:s/></text:p>
          </table:table-cell>
          <table:table-cell office:value-type="float" office:value="0" table:style-name="ce428">
            <text:p><text:s/>-<text:s/></text:p>
          </table:table-cell>
          <table:table-cell office:value-type="float" office:value="5" table:style-name="ce428">
            <text:p><text:s/>5<text:s/></text:p>
          </table:table-cell>
          <table:table-cell table:style-name="ce429"/>
          <table:table-cell table:number-columns-repeated="16371" table:style-name="ce3"/>
        </table:table-row>
        <table:table-row table:style-name="ro10">
          <table:table-cell office:value-type="string" table:style-name="ce423">
            <text:p>Possession by a person under 18 of adult firework</text:p>
          </table:table-cell>
          <table:table-cell office:value-type="float" office:value="64" table:style-name="ce428">
            <text:p><text:s/>64<text:s/></text:p>
          </table:table-cell>
          <table:table-cell office:value-type="float" office:value="51" table:style-name="ce428">
            <text:p><text:s/>51<text:s/></text:p>
          </table:table-cell>
          <table:table-cell office:value-type="float" office:value="44" table:style-name="ce428">
            <text:p><text:s/>44<text:s/></text:p>
          </table:table-cell>
          <table:table-cell office:value-type="float" office:value="31" table:style-name="ce428">
            <text:p><text:s/>31<text:s/></text:p>
          </table:table-cell>
          <table:table-cell office:value-type="float" office:value="4" table:style-name="ce428">
            <text:p><text:s/>4<text:s/></text:p>
          </table:table-cell>
          <table:table-cell office:value-type="float" office:value="1" table:style-name="ce428">
            <text:p><text:s/>1<text:s/></text:p>
          </table:table-cell>
          <table:table-cell office:value-type="float" office:value="0" table:style-name="ce428">
            <text:p><text:s/>-<text:s/></text:p>
          </table:table-cell>
          <table:table-cell office:value-type="float" office:value="0" table:style-name="ce428">
            <text:p><text:s/>-<text:s/></text:p>
          </table:table-cell>
          <table:table-cell office:value-type="float" office:value="0" table:style-name="ce428">
            <text:p><text:s/>-<text:s/></text:p>
          </table:table-cell>
          <table:table-cell office:value-type="float" office:value="0" table:style-name="ce428">
            <text:p><text:s/>-<text:s/></text:p>
          </table:table-cell>
          <table:table-cell office:value-type="float" office:value="0" table:style-name="ce428">
            <text:p><text:s/>-<text:s/></text:p>
          </table:table-cell>
          <table:table-cell table:style-name="ce429"/>
          <table:table-cell table:number-columns-repeated="16371" table:style-name="ce3"/>
        </table:table-row>
        <table:table-row table:style-name="ro10">
          <table:table-cell office:value-type="string" table:style-name="ce423">
            <text:p>Sale of alcohol to drunken person</text:p>
          </table:table-cell>
          <table:table-cell office:value-type="float" office:value="78" table:style-name="ce428">
            <text:p><text:s/>78<text:s/></text:p>
          </table:table-cell>
          <table:table-cell office:value-type="float" office:value="71" table:style-name="ce428">
            <text:p><text:s/>71<text:s/></text:p>
          </table:table-cell>
          <table:table-cell office:value-type="float" office:value="96" table:style-name="ce428">
            <text:p><text:s/>96<text:s/></text:p>
          </table:table-cell>
          <table:table-cell office:value-type="float" office:value="77" table:style-name="ce428">
            <text:p><text:s/>77<text:s/></text:p>
          </table:table-cell>
          <table:table-cell office:value-type="float" office:value="51" table:style-name="ce428">
            <text:p><text:s/>51<text:s/></text:p>
          </table:table-cell>
          <table:table-cell office:value-type="float" office:value="41" table:style-name="ce428">
            <text:p><text:s/>41<text:s/></text:p>
          </table:table-cell>
          <table:table-cell office:value-type="float" office:value="34" table:style-name="ce428">
            <text:p><text:s/>34<text:s/></text:p>
          </table:table-cell>
          <table:table-cell office:value-type="float" office:value="29" table:style-name="ce428">
            <text:p><text:s/>29<text:s/></text:p>
          </table:table-cell>
          <table:table-cell office:value-type="float" office:value="18" table:style-name="ce428">
            <text:p><text:s/>18<text:s/></text:p>
          </table:table-cell>
          <table:table-cell office:value-type="float" office:value="12" table:style-name="ce428">
            <text:p><text:s/>12<text:s/></text:p>
          </table:table-cell>
          <table:table-cell office:value-type="float" office:value="6" table:style-name="ce428">
            <text:p><text:s/>6<text:s/></text:p>
          </table:table-cell>
          <table:table-cell table:style-name="ce427"/>
          <table:table-cell table:number-columns-repeated="16371" table:style-name="ce3"/>
        </table:table-row>
        <table:table-row table:style-name="ro10">
          <table:table-cell office:value-type="string" table:style-name="ce423">
            <text:p>Supply of alcohol to a person under 18</text:p>
          </table:table-cell>
          <table:table-cell office:value-type="float" office:value="70" table:style-name="ce428">
            <text:p><text:s/>70<text:s/></text:p>
          </table:table-cell>
          <table:table-cell office:value-type="float" office:value="44" table:style-name="ce428">
            <text:p><text:s/>44<text:s/></text:p>
          </table:table-cell>
          <table:table-cell office:value-type="float" office:value="49" table:style-name="ce428">
            <text:p><text:s/>49<text:s/></text:p>
          </table:table-cell>
          <table:table-cell office:value-type="float" office:value="45" table:style-name="ce428">
            <text:p><text:s/>45<text:s/></text:p>
          </table:table-cell>
          <table:table-cell office:value-type="float" office:value="15" table:style-name="ce428">
            <text:p><text:s/>15<text:s/></text:p>
          </table:table-cell>
          <table:table-cell office:value-type="float" office:value="12" table:style-name="ce428">
            <text:p><text:s/>12<text:s/></text:p>
          </table:table-cell>
          <table:table-cell office:value-type="float" office:value="10" table:style-name="ce428">
            <text:p><text:s/>10<text:s/></text:p>
          </table:table-cell>
          <table:table-cell office:value-type="float" office:value="3" table:style-name="ce428">
            <text:p><text:s/>3<text:s/></text:p>
          </table:table-cell>
          <table:table-cell office:value-type="float" office:value="0" table:style-name="ce428">
            <text:p><text:s/>-<text:s/></text:p>
          </table:table-cell>
          <table:table-cell office:value-type="float" office:value="11" table:style-name="ce428">
            <text:p><text:s/>11<text:s/></text:p>
          </table:table-cell>
          <table:table-cell office:value-type="float" office:value="2" table:style-name="ce428">
            <text:p><text:s/>2<text:s/></text:p>
          </table:table-cell>
          <table:table-cell table:style-name="ce427"/>
          <table:table-cell table:number-columns-repeated="16371" table:style-name="ce3"/>
        </table:table-row>
        <table:table-row table:style-name="ro10">
          <table:table-cell office:value-type="string" table:style-name="ce423">
            <text:p>Sale of alcohol to a person under 18</text:p>
          </table:table-cell>
          <table:table-cell office:value-type="float" office:value="2220" table:style-name="ce428">
            <text:p><text:s/>2,220<text:s/></text:p>
          </table:table-cell>
          <table:table-cell office:value-type="float" office:value="1691" table:style-name="ce428">
            <text:p><text:s/>1,691<text:s/></text:p>
          </table:table-cell>
          <table:table-cell office:value-type="float" office:value="1366" table:style-name="ce428">
            <text:p><text:s/>1,366<text:s/></text:p>
          </table:table-cell>
          <table:table-cell office:value-type="float" office:value="1188" table:style-name="ce428">
            <text:p><text:s/>1,188<text:s/></text:p>
          </table:table-cell>
          <table:table-cell office:value-type="float" office:value="878" table:style-name="ce428">
            <text:p><text:s/>878<text:s/></text:p>
          </table:table-cell>
          <table:table-cell office:value-type="float" office:value="633" table:style-name="ce428">
            <text:p><text:s/>633<text:s/></text:p>
          </table:table-cell>
          <table:table-cell office:value-type="float" office:value="448" table:style-name="ce428">
            <text:p><text:s/>448<text:s/></text:p>
          </table:table-cell>
          <table:table-cell office:value-type="float" office:value="484" table:style-name="ce428">
            <text:p><text:s/>484<text:s/></text:p>
          </table:table-cell>
          <table:table-cell office:value-type="float" office:value="306" table:style-name="ce428">
            <text:p><text:s/>306<text:s/></text:p>
          </table:table-cell>
          <table:table-cell office:value-type="float" office:value="253" table:style-name="ce428">
            <text:p><text:s/>253<text:s/></text:p>
          </table:table-cell>
          <table:table-cell office:value-type="float" office:value="90" table:style-name="ce428">
            <text:p><text:s/>90<text:s/></text:p>
          </table:table-cell>
          <table:table-cell table:style-name="ce427"/>
          <table:table-cell table:number-columns-repeated="16371" table:style-name="ce3"/>
        </table:table-row>
        <table:table-row table:style-name="ro10">
          <table:table-cell office:value-type="string" table:style-name="ce423">
            <text:p>Purchasing alcohol for a person under 18</text:p>
          </table:table-cell>
          <table:table-cell office:value-type="float" office:value="374" table:style-name="ce428">
            <text:p><text:s/>374<text:s/></text:p>
          </table:table-cell>
          <table:table-cell office:value-type="float" office:value="260" table:style-name="ce428">
            <text:p><text:s/>260<text:s/></text:p>
          </table:table-cell>
          <table:table-cell office:value-type="float" office:value="180" table:style-name="ce428">
            <text:p><text:s/>180<text:s/></text:p>
          </table:table-cell>
          <table:table-cell office:value-type="float" office:value="123" table:style-name="ce428">
            <text:p><text:s/>123<text:s/></text:p>
          </table:table-cell>
          <table:table-cell office:value-type="float" office:value="74" table:style-name="ce428">
            <text:p><text:s/>74<text:s/></text:p>
          </table:table-cell>
          <table:table-cell office:value-type="float" office:value="51" table:style-name="ce428">
            <text:p><text:s/>51<text:s/></text:p>
          </table:table-cell>
          <table:table-cell office:value-type="float" office:value="36" table:style-name="ce428">
            <text:p><text:s/>36<text:s/></text:p>
          </table:table-cell>
          <table:table-cell office:value-type="float" office:value="24" table:style-name="ce428">
            <text:p><text:s/>24<text:s/></text:p>
          </table:table-cell>
          <table:table-cell office:value-type="float" office:value="25" table:style-name="ce428">
            <text:p><text:s/>25<text:s/></text:p>
          </table:table-cell>
          <table:table-cell office:value-type="float" office:value="19" table:style-name="ce428">
            <text:p><text:s/>19<text:s/></text:p>
          </table:table-cell>
          <table:table-cell office:value-type="float" office:value="6" table:style-name="ce428">
            <text:p><text:s/>6<text:s/></text:p>
          </table:table-cell>
          <table:table-cell table:style-name="ce427"/>
          <table:table-cell table:number-columns-repeated="16371" table:style-name="ce3"/>
        </table:table-row>
        <table:table-row table:style-name="ro10">
          <table:table-cell office:value-type="string" table:style-name="ce423">
            <text:p>Purchasing alcohol for a <text:s/>person under 18 for consumption on the premises</text:p>
          </table:table-cell>
          <table:table-cell office:value-type="float" office:value="34" table:style-name="ce428">
            <text:p><text:s/>34<text:s/></text:p>
          </table:table-cell>
          <table:table-cell office:value-type="float" office:value="30" table:style-name="ce428">
            <text:p><text:s/>30<text:s/></text:p>
          </table:table-cell>
          <table:table-cell office:value-type="float" office:value="23" table:style-name="ce428">
            <text:p><text:s/>23<text:s/></text:p>
          </table:table-cell>
          <table:table-cell office:value-type="float" office:value="10" table:style-name="ce428">
            <text:p><text:s/>10<text:s/></text:p>
          </table:table-cell>
          <table:table-cell office:value-type="float" office:value="7" table:style-name="ce428">
            <text:p><text:s/>7<text:s/></text:p>
          </table:table-cell>
          <table:table-cell office:value-type="float" office:value="2" table:style-name="ce428">
            <text:p><text:s/>2<text:s/></text:p>
          </table:table-cell>
          <table:table-cell office:value-type="float" office:value="0" table:style-name="ce428">
            <text:p><text:s/>-<text:s/></text:p>
          </table:table-cell>
          <table:table-cell office:value-type="float" office:value="0" table:style-name="ce428">
            <text:p><text:s/>-<text:s/></text:p>
          </table:table-cell>
          <table:table-cell office:value-type="float" office:value="3" table:style-name="ce428">
            <text:p><text:s/>3<text:s/></text:p>
          </table:table-cell>
          <table:table-cell office:value-type="float" office:value="0" table:style-name="ce428">
            <text:p><text:s/>-<text:s/></text:p>
          </table:table-cell>
          <table:table-cell office:value-type="float" office:value="1" table:style-name="ce428">
            <text:p><text:s/>1<text:s/></text:p>
          </table:table-cell>
          <table:table-cell table:style-name="ce429"/>
          <table:table-cell table:number-columns-repeated="16371" table:style-name="ce3"/>
        </table:table-row>
        <table:table-row table:style-name="ro10">
          <table:table-cell office:value-type="string" table:style-name="ce423">
            <text:p>Delivery of alcohol to a person under 18 or allowing such delivery</text:p>
          </table:table-cell>
          <table:table-cell office:value-type="float" office:value="131" table:style-name="ce428">
            <text:p><text:s/>131<text:s/></text:p>
          </table:table-cell>
          <table:table-cell office:value-type="float" office:value="105" table:style-name="ce428">
            <text:p><text:s/>105<text:s/></text:p>
          </table:table-cell>
          <table:table-cell office:value-type="float" office:value="67" table:style-name="ce428">
            <text:p><text:s/>67<text:s/></text:p>
          </table:table-cell>
          <table:table-cell office:value-type="float" office:value="46" table:style-name="ce428">
            <text:p><text:s/>46<text:s/></text:p>
          </table:table-cell>
          <table:table-cell office:value-type="float" office:value="14" table:style-name="ce428">
            <text:p><text:s/>14<text:s/></text:p>
          </table:table-cell>
          <table:table-cell office:value-type="float" office:value="13" table:style-name="ce428">
            <text:p><text:s/>13<text:s/></text:p>
          </table:table-cell>
          <table:table-cell office:value-type="float" office:value="6" table:style-name="ce428">
            <text:p><text:s/>6<text:s/></text:p>
          </table:table-cell>
          <table:table-cell office:value-type="float" office:value="5" table:style-name="ce428">
            <text:p><text:s/>5<text:s/></text:p>
          </table:table-cell>
          <table:table-cell office:value-type="float" office:value="0" table:style-name="ce428">
            <text:p><text:s/>-<text:s/></text:p>
          </table:table-cell>
          <table:table-cell office:value-type="float" office:value="0" table:style-name="ce428">
            <text:p><text:s/>-<text:s/></text:p>
          </table:table-cell>
          <table:table-cell office:value-type="float" office:value="2" table:style-name="ce428">
            <text:p><text:s/>2<text:s/></text:p>
          </table:table-cell>
          <table:table-cell table:style-name="ce427"/>
          <table:table-cell table:number-columns-repeated="16371" table:style-name="ce3"/>
        </table:table-row>
        <table:table-row table:style-name="ro10">
          <table:table-cell office:value-type="string" table:style-name="ce185">
            <text:p>Possession of Cannabis<text:span text:style-name="T3">(5)</text:span></text:p>
          </table:table-cell>
          <table:table-cell office:value-type="float" office:value="13620" table:style-name="ce428">
            <text:p><text:s/>13,620<text:s/></text:p>
          </table:table-cell>
          <table:table-cell office:value-type="float" office:value="15704" table:style-name="ce428">
            <text:p><text:s/>15,704<text:s/></text:p>
          </table:table-cell>
          <table:table-cell office:value-type="float" office:value="16074" table:style-name="ce428">
            <text:p><text:s/>16,074<text:s/></text:p>
          </table:table-cell>
          <table:table-cell office:value-type="float" office:value="14345" table:style-name="ce428">
            <text:p><text:s/>14,345<text:s/></text:p>
          </table:table-cell>
          <table:table-cell office:value-type="float" office:value="11967" table:style-name="ce428">
            <text:p><text:s/>11,967<text:s/></text:p>
          </table:table-cell>
          <table:table-cell office:value-type="float" office:value="9119" table:style-name="ce428">
            <text:p><text:s/>9,119<text:s/></text:p>
          </table:table-cell>
          <table:table-cell office:value-type="float" office:value="6978" table:style-name="ce428">
            <text:p><text:s/>6,978<text:s/></text:p>
          </table:table-cell>
          <table:table-cell office:value-type="float" office:value="5392" table:style-name="ce428">
            <text:p><text:s/>5,392<text:s/></text:p>
          </table:table-cell>
          <table:table-cell office:value-type="float" office:value="5139" table:style-name="ce428">
            <text:p><text:s/>5,139<text:s/></text:p>
          </table:table-cell>
          <table:table-cell office:value-type="float" office:value="5948" table:style-name="ce428">
            <text:p><text:s/>5,948<text:s/></text:p>
          </table:table-cell>
          <table:table-cell office:value-type="float" office:value="6790" table:style-name="ce428">
            <text:p><text:s/>6,790<text:s/></text:p>
          </table:table-cell>
          <table:table-cell table:style-name="ce427"/>
          <table:table-cell table:number-columns-repeated="16371" table:style-name="ce3"/>
        </table:table-row>
        <table:table-row table:style-name="ro10">
          <table:table-cell table:style-name="ce185"/>
          <table:table-cell table:number-columns-repeated="11" table:style-name="ce428"/>
          <table:table-cell table:style-name="ce427"/>
          <table:table-cell table:number-columns-repeated="16371" table:style-name="ce3"/>
        </table:table-row>
        <table:table-row table:style-name="ro10">
          <table:table-cell office:value-type="string" table:style-name="ce422">
            <text:p>Lower tier offences (£60)<text:span text:style-name="T5">(3)</text:span></text:p>
          </table:table-cell>
          <table:table-cell table:number-columns-repeated="11" table:style-name="ce430"/>
          <table:table-cell table:style-name="ce410"/>
          <table:table-cell table:number-columns-repeated="16371" table:style-name="ce3"/>
        </table:table-row>
        <table:table-row table:style-name="ro10">
          <table:table-cell office:value-type="string" table:style-name="ce423">
            <text:p>Trespassing on a railway</text:p>
          </table:table-cell>
          <table:table-cell office:value-type="float" office:value="1444" table:style-name="ce428">
            <text:p><text:s/>1,444<text:s/></text:p>
          </table:table-cell>
          <table:table-cell office:value-type="float" office:value="1370" table:style-name="ce428">
            <text:p><text:s/>1,370<text:s/></text:p>
          </table:table-cell>
          <table:table-cell office:value-type="float" office:value="1140" table:style-name="ce428">
            <text:p><text:s/>1,140<text:s/></text:p>
          </table:table-cell>
          <table:table-cell office:value-type="float" office:value="917" table:style-name="ce428">
            <text:p><text:s/>917<text:s/></text:p>
          </table:table-cell>
          <table:table-cell office:value-type="float" office:value="706" table:style-name="ce428">
            <text:p><text:s/>706<text:s/></text:p>
          </table:table-cell>
          <table:table-cell office:value-type="float" office:value="595" table:style-name="ce428">
            <text:p><text:s/>595<text:s/></text:p>
          </table:table-cell>
          <table:table-cell office:value-type="float" office:value="443" table:style-name="ce428">
            <text:p><text:s/>443<text:s/></text:p>
          </table:table-cell>
          <table:table-cell office:value-type="float" office:value="160" table:style-name="ce428">
            <text:p><text:s/>160<text:s/></text:p>
          </table:table-cell>
          <table:table-cell office:value-type="float" office:value="87" table:style-name="ce428">
            <text:p><text:s/>87<text:s/></text:p>
          </table:table-cell>
          <table:table-cell office:value-type="float" office:value="118" table:style-name="ce428">
            <text:p><text:s/>118<text:s/></text:p>
          </table:table-cell>
          <table:table-cell office:value-type="float" office:value="14" table:style-name="ce426">
            <text:p><text:s/>14<text:s/></text:p>
          </table:table-cell>
          <table:table-cell table:style-name="ce427"/>
          <table:table-cell table:number-columns-repeated="16371" table:style-name="ce3"/>
        </table:table-row>
        <table:table-row table:style-name="ro10">
          <table:table-cell office:value-type="string" table:style-name="ce423">
            <text:p>Throwing stones at a train / railway</text:p>
          </table:table-cell>
          <table:table-cell office:value-type="float" office:value="10" table:style-name="ce428">
            <text:p><text:s/>10<text:s/></text:p>
          </table:table-cell>
          <table:table-cell office:value-type="float" office:value="9" table:style-name="ce428">
            <text:p><text:s/>9<text:s/></text:p>
          </table:table-cell>
          <table:table-cell office:value-type="float" office:value="8" table:style-name="ce428">
            <text:p><text:s/>8<text:s/></text:p>
          </table:table-cell>
          <table:table-cell office:value-type="float" office:value="10" table:style-name="ce428">
            <text:p><text:s/>10<text:s/></text:p>
          </table:table-cell>
          <table:table-cell office:value-type="float" office:value="1" table:style-name="ce428">
            <text:p><text:s/>1<text:s/></text:p>
          </table:table-cell>
          <table:table-cell office:value-type="float" office:value="2" table:style-name="ce428">
            <text:p><text:s/>2<text:s/></text:p>
          </table:table-cell>
          <table:table-cell office:value-type="float" office:value="1" table:style-name="ce428">
            <text:p><text:s/>1<text:s/></text:p>
          </table:table-cell>
          <table:table-cell office:value-type="float" office:value="1" table:style-name="ce428">
            <text:p><text:s/>1<text:s/></text:p>
          </table:table-cell>
          <table:table-cell office:value-type="float" office:value="0" table:style-name="ce428">
            <text:p><text:s/>-<text:s/></text:p>
          </table:table-cell>
          <table:table-cell office:value-type="float" office:value="1" table:style-name="ce428">
            <text:p><text:s/>1<text:s/></text:p>
          </table:table-cell>
          <table:table-cell office:value-type="float" office:value="0" table:style-name="ce428">
            <text:p><text:s/>-<text:s/></text:p>
          </table:table-cell>
          <table:table-cell table:style-name="ce427"/>
          <table:table-cell table:number-columns-repeated="16371" table:style-name="ce3"/>
        </table:table-row>
        <table:table-row table:style-name="ro10">
          <table:table-cell office:value-type="string" table:style-name="ce423">
            <text:p>Drunk in a highway</text:p>
          </table:table-cell>
          <table:table-cell office:value-type="float" office:value="828" table:style-name="ce428">
            <text:p><text:s/>828<text:s/></text:p>
          </table:table-cell>
          <table:table-cell office:value-type="float" office:value="680" table:style-name="ce428">
            <text:p><text:s/>680<text:s/></text:p>
          </table:table-cell>
          <table:table-cell office:value-type="float" office:value="543" table:style-name="ce428">
            <text:p><text:s/>543<text:s/></text:p>
          </table:table-cell>
          <table:table-cell office:value-type="float" office:value="403" table:style-name="ce428">
            <text:p><text:s/>403<text:s/></text:p>
          </table:table-cell>
          <table:table-cell office:value-type="float" office:value="316" table:style-name="ce428">
            <text:p><text:s/>316<text:s/></text:p>
          </table:table-cell>
          <table:table-cell office:value-type="float" office:value="225" table:style-name="ce428">
            <text:p><text:s/>225<text:s/></text:p>
          </table:table-cell>
          <table:table-cell office:value-type="float" office:value="118" table:style-name="ce428">
            <text:p><text:s/>118<text:s/></text:p>
          </table:table-cell>
          <table:table-cell office:value-type="float" office:value="62" table:style-name="ce428">
            <text:p><text:s/>62<text:s/></text:p>
          </table:table-cell>
          <table:table-cell office:value-type="float" office:value="50" table:style-name="ce428">
            <text:p><text:s/>50<text:s/></text:p>
          </table:table-cell>
          <table:table-cell office:value-type="float" office:value="44" table:style-name="ce428">
            <text:p><text:s/>44<text:s/></text:p>
          </table:table-cell>
          <table:table-cell office:value-type="float" office:value="13" table:style-name="ce428">
            <text:p><text:s/>13<text:s/></text:p>
          </table:table-cell>
          <table:table-cell table:style-name="ce427"/>
          <table:table-cell table:number-columns-repeated="16371" table:style-name="ce3"/>
        </table:table-row>
        <table:table-row table:style-name="ro10">
          <table:table-cell office:value-type="string" table:style-name="ce423">
            <text:p>Consumption of alcohol in a designated public place</text:p>
          </table:table-cell>
          <table:table-cell office:value-type="float" office:value="1089" table:style-name="ce428">
            <text:p><text:s/>1,089<text:s/></text:p>
          </table:table-cell>
          <table:table-cell office:value-type="float" office:value="1217" table:style-name="ce428">
            <text:p><text:s/>1,217<text:s/></text:p>
          </table:table-cell>
          <table:table-cell office:value-type="float" office:value="697" table:style-name="ce428">
            <text:p><text:s/>697<text:s/></text:p>
          </table:table-cell>
          <table:table-cell office:value-type="float" office:value="421" table:style-name="ce428">
            <text:p><text:s/>421<text:s/></text:p>
          </table:table-cell>
          <table:table-cell office:value-type="float" office:value="339" table:style-name="ce428">
            <text:p><text:s/>339<text:s/></text:p>
          </table:table-cell>
          <table:table-cell office:value-type="float" office:value="171" table:style-name="ce428">
            <text:p><text:s/>171<text:s/></text:p>
          </table:table-cell>
          <table:table-cell office:value-type="float" office:value="121" table:style-name="ce428">
            <text:p><text:s/>121<text:s/></text:p>
          </table:table-cell>
          <table:table-cell office:value-type="float" office:value="45" table:style-name="ce428">
            <text:p><text:s/>45<text:s/></text:p>
          </table:table-cell>
          <table:table-cell office:value-type="float" office:value="16" table:style-name="ce428">
            <text:p><text:s/>16<text:s/></text:p>
          </table:table-cell>
          <table:table-cell office:value-type="float" office:value="11" table:style-name="ce428">
            <text:p><text:s/>11<text:s/></text:p>
          </table:table-cell>
          <table:table-cell office:value-type="float" office:value="8" table:style-name="ce428">
            <text:p><text:s/>8<text:s/></text:p>
          </table:table-cell>
          <table:table-cell table:style-name="ce427"/>
          <table:table-cell table:number-columns-repeated="16371" table:style-name="ce3"/>
        </table:table-row>
        <table:table-row table:style-name="ro10">
          <table:table-cell office:value-type="string" table:style-name="ce423">
            <text:p>Depositing and leaving litter</text:p>
          </table:table-cell>
          <table:table-cell office:value-type="float" office:value="934" table:style-name="ce428">
            <text:p><text:s/>934<text:s/></text:p>
          </table:table-cell>
          <table:table-cell office:value-type="float" office:value="739" table:style-name="ce428">
            <text:p><text:s/>739<text:s/></text:p>
          </table:table-cell>
          <table:table-cell office:value-type="float" office:value="655" table:style-name="ce428">
            <text:p><text:s/>655<text:s/></text:p>
          </table:table-cell>
          <table:table-cell office:value-type="float" office:value="378" table:style-name="ce428">
            <text:p><text:s/>378<text:s/></text:p>
          </table:table-cell>
          <table:table-cell office:value-type="float" office:value="324" table:style-name="ce428">
            <text:p><text:s/>324<text:s/></text:p>
          </table:table-cell>
          <table:table-cell office:value-type="float" office:value="260" table:style-name="ce428">
            <text:p><text:s/>260<text:s/></text:p>
          </table:table-cell>
          <table:table-cell office:value-type="float" office:value="145" table:style-name="ce428">
            <text:p><text:s/>145<text:s/></text:p>
          </table:table-cell>
          <table:table-cell office:value-type="float" office:value="126" table:style-name="ce428">
            <text:p><text:s/>126<text:s/></text:p>
          </table:table-cell>
          <table:table-cell office:value-type="float" office:value="81" table:style-name="ce428">
            <text:p><text:s/>81<text:s/></text:p>
          </table:table-cell>
          <table:table-cell office:value-type="float" office:value="72" table:style-name="ce428">
            <text:p><text:s/>72<text:s/></text:p>
          </table:table-cell>
          <table:table-cell office:value-type="float" office:value="65" table:style-name="ce428">
            <text:p><text:s/>65<text:s/></text:p>
          </table:table-cell>
          <table:table-cell table:style-name="ce427"/>
          <table:table-cell table:number-columns-repeated="16371" table:style-name="ce3"/>
        </table:table-row>
        <table:table-row table:style-name="ro10">
          <table:table-cell office:value-type="string" table:style-name="ce423">
            <text:p>Consumption of alcohol by a person under 18 on relevant premises</text:p>
          </table:table-cell>
          <table:table-cell office:value-type="float" office:value="9" table:style-name="ce428">
            <text:p><text:s/>9<text:s/></text:p>
          </table:table-cell>
          <table:table-cell office:value-type="float" office:value="21" table:style-name="ce428">
            <text:p><text:s/>21<text:s/></text:p>
          </table:table-cell>
          <table:table-cell office:value-type="float" office:value="17" table:style-name="ce428">
            <text:p><text:s/>17<text:s/></text:p>
          </table:table-cell>
          <table:table-cell office:value-type="float" office:value="7" table:style-name="ce428">
            <text:p><text:s/>7<text:s/></text:p>
          </table:table-cell>
          <table:table-cell office:value-type="float" office:value="0" table:style-name="ce428">
            <text:p><text:s/>-<text:s/></text:p>
          </table:table-cell>
          <table:table-cell office:value-type="float" office:value="0" table:style-name="ce428">
            <text:p><text:s/>-<text:s/></text:p>
          </table:table-cell>
          <table:table-cell office:value-type="float" office:value="0" table:style-name="ce428">
            <text:p><text:s/>-<text:s/></text:p>
          </table:table-cell>
          <table:table-cell office:value-type="float" office:value="0" table:style-name="ce428">
            <text:p><text:s/>-<text:s/></text:p>
          </table:table-cell>
          <table:table-cell office:value-type="float" office:value="0" table:style-name="ce428">
            <text:p><text:s/>-<text:s/></text:p>
          </table:table-cell>
          <table:table-cell office:value-type="float" office:value="0" table:style-name="ce428">
            <text:p><text:s/>-<text:s/></text:p>
          </table:table-cell>
          <table:table-cell office:value-type="float" office:value="0" table:style-name="ce428">
            <text:p><text:s/>-<text:s/></text:p>
          </table:table-cell>
          <table:table-cell table:style-name="ce429"/>
          <table:table-cell table:number-columns-repeated="16371" table:style-name="ce3"/>
        </table:table-row>
        <table:table-row table:style-name="ro10">
          <table:table-cell office:value-type="string" table:style-name="ce423">
            <text:p>Allowing consumption of alcohol by a person under 18 on relevant premises</text:p>
          </table:table-cell>
          <table:table-cell office:value-type="float" office:value="1" table:style-name="ce428">
            <text:p><text:s/>1<text:s/></text:p>
          </table:table-cell>
          <table:table-cell office:value-type="float" office:value="4" table:style-name="ce428">
            <text:p><text:s/>4<text:s/></text:p>
          </table:table-cell>
          <table:table-cell office:value-type="float" office:value="0" table:style-name="ce428">
            <text:p><text:s/>-<text:s/></text:p>
          </table:table-cell>
          <table:table-cell office:value-type="float" office:value="1" table:style-name="ce428">
            <text:p><text:s/>1<text:s/></text:p>
          </table:table-cell>
          <table:table-cell office:value-type="float" office:value="1" table:style-name="ce428">
            <text:p><text:s/>1<text:s/></text:p>
          </table:table-cell>
          <table:table-cell office:value-type="float" office:value="0" table:style-name="ce428">
            <text:p><text:s/>-<text:s/></text:p>
          </table:table-cell>
          <table:table-cell office:value-type="float" office:value="0" table:style-name="ce428">
            <text:p><text:s/>-<text:s/></text:p>
          </table:table-cell>
          <table:table-cell office:value-type="float" office:value="1" table:style-name="ce428">
            <text:p><text:s/>1<text:s/></text:p>
          </table:table-cell>
          <table:table-cell office:value-type="float" office:value="1" table:style-name="ce428">
            <text:p><text:s/>1<text:s/></text:p>
          </table:table-cell>
          <table:table-cell office:value-type="float" office:value="0" table:style-name="ce428">
            <text:p><text:s/>-<text:s/></text:p>
          </table:table-cell>
          <table:table-cell office:value-type="float" office:value="0" table:style-name="ce428">
            <text:p><text:s/>-<text:s/></text:p>
          </table:table-cell>
          <table:table-cell table:style-name="ce429"/>
          <table:table-cell table:number-columns-repeated="16371" table:style-name="ce3"/>
        </table:table-row>
        <table:table-row table:style-name="ro10">
          <table:table-cell office:value-type="string" table:style-name="ce431">
            <text:p>Buying or attempting to buy alcohol by a person under 18</text:p>
          </table:table-cell>
          <table:table-cell office:value-type="float" office:value="53" table:style-name="ce428">
            <text:p><text:s/>53<text:s/></text:p>
          </table:table-cell>
          <table:table-cell office:value-type="float" office:value="27" table:style-name="ce428">
            <text:p><text:s/>27<text:s/></text:p>
          </table:table-cell>
          <table:table-cell office:value-type="float" office:value="21" table:style-name="ce428">
            <text:p><text:s/>21<text:s/></text:p>
          </table:table-cell>
          <table:table-cell office:value-type="float" office:value="9" table:style-name="ce428">
            <text:p><text:s/>9<text:s/></text:p>
          </table:table-cell>
          <table:table-cell office:value-type="float" office:value="4" table:style-name="ce428">
            <text:p><text:s/>4<text:s/></text:p>
          </table:table-cell>
          <table:table-cell office:value-type="float" office:value="1" table:style-name="ce428">
            <text:p><text:s/>1<text:s/></text:p>
          </table:table-cell>
          <table:table-cell office:value-type="float" office:value="0" table:style-name="ce428">
            <text:p><text:s/>-<text:s/></text:p>
          </table:table-cell>
          <table:table-cell office:value-type="float" office:value="0" table:style-name="ce428">
            <text:p><text:s/>-<text:s/></text:p>
          </table:table-cell>
          <table:table-cell office:value-type="float" office:value="0" table:style-name="ce428">
            <text:p><text:s/>-<text:s/></text:p>
          </table:table-cell>
          <table:table-cell office:value-type="float" office:value="0" table:style-name="ce428">
            <text:p><text:s/>-<text:s/></text:p>
          </table:table-cell>
          <table:table-cell office:value-type="float" office:value="0" table:style-name="ce428">
            <text:p><text:s/>-<text:s/></text:p>
          </table:table-cell>
          <table:table-cell table:style-name="ce429"/>
          <table:table-cell table:number-columns-repeated="16371" table:style-name="ce3"/>
        </table:table-row>
        <table:table-row table:style-name="ro10">
          <table:table-cell office:value-type="string" table:style-name="ce432">
            <text:p>Depositing and leaving litter in a Royal park</text:p>
          </table:table-cell>
          <table:table-cell office:value-type="float" office:value="0" table:style-name="ce428">
            <text:p><text:s/>-<text:s/></text:p>
          </table:table-cell>
          <table:table-cell office:value-type="float" office:value="0" table:style-name="ce428">
            <text:p><text:s/>-<text:s/></text:p>
          </table:table-cell>
          <table:table-cell office:value-type="float" office:value="1" table:style-name="ce428">
            <text:p><text:s/>1<text:s/></text:p>
          </table:table-cell>
          <table:table-cell office:value-type="float" office:value="8" table:style-name="ce428">
            <text:p><text:s/>8<text:s/></text:p>
          </table:table-cell>
          <table:table-cell office:value-type="float" office:value="5" table:style-name="ce428">
            <text:p><text:s/>5<text:s/></text:p>
          </table:table-cell>
          <table:table-cell office:value-type="float" office:value="9" table:style-name="ce428">
            <text:p><text:s/>9<text:s/></text:p>
          </table:table-cell>
          <table:table-cell office:value-type="float" office:value="6" table:style-name="ce428">
            <text:p><text:s/>6<text:s/></text:p>
          </table:table-cell>
          <table:table-cell office:value-type="float" office:value="3" table:style-name="ce428">
            <text:p><text:s/>3<text:s/></text:p>
          </table:table-cell>
          <table:table-cell office:value-type="float" office:value="4" table:style-name="ce428">
            <text:p><text:s/>4<text:s/></text:p>
          </table:table-cell>
          <table:table-cell office:value-type="float" office:value="4" table:style-name="ce428">
            <text:p><text:s/>4<text:s/></text:p>
          </table:table-cell>
          <table:table-cell office:value-type="float" office:value="1" table:style-name="ce428">
            <text:p><text:s/>1<text:s/></text:p>
          </table:table-cell>
          <table:table-cell table:style-name="ce427"/>
          <table:table-cell table:number-columns-repeated="16371" table:style-name="ce3"/>
        </table:table-row>
        <table:table-row table:style-name="ro10">
          <table:table-cell office:value-type="string" table:style-name="ce432">
            <text:p>Use pedal cycle in a Royal park</text:p>
          </table:table-cell>
          <table:table-cell office:value-type="float" office:value="0" table:style-name="ce428">
            <text:p><text:s/>-<text:s/></text:p>
          </table:table-cell>
          <table:table-cell office:value-type="float" office:value="0" table:style-name="ce428">
            <text:p><text:s/>-<text:s/></text:p>
          </table:table-cell>
          <table:table-cell office:value-type="float" office:value="116" table:style-name="ce428">
            <text:p><text:s/>116<text:s/></text:p>
          </table:table-cell>
          <table:table-cell office:value-type="float" office:value="606" table:style-name="ce428">
            <text:p><text:s/>606<text:s/></text:p>
          </table:table-cell>
          <table:table-cell office:value-type="float" office:value="573" table:style-name="ce428">
            <text:p><text:s/>573<text:s/></text:p>
          </table:table-cell>
          <table:table-cell office:value-type="float" office:value="225" table:style-name="ce428">
            <text:p><text:s/>225<text:s/></text:p>
          </table:table-cell>
          <table:table-cell office:value-type="float" office:value="387" table:style-name="ce428">
            <text:p><text:s/>387<text:s/></text:p>
          </table:table-cell>
          <table:table-cell office:value-type="float" office:value="200" table:style-name="ce428">
            <text:p><text:s/>200<text:s/></text:p>
          </table:table-cell>
          <table:table-cell office:value-type="float" office:value="294" table:style-name="ce428">
            <text:p><text:s/>294<text:s/></text:p>
          </table:table-cell>
          <table:table-cell office:value-type="float" office:value="254" table:style-name="ce428">
            <text:p><text:s/>254<text:s/></text:p>
          </table:table-cell>
          <table:table-cell office:value-type="float" office:value="264" table:style-name="ce428">
            <text:p><text:s/>264<text:s/></text:p>
          </table:table-cell>
          <table:table-cell table:style-name="ce427"/>
          <table:table-cell table:number-columns-repeated="16371" table:style-name="ce3"/>
        </table:table-row>
        <table:table-row table:style-name="ro10">
          <table:table-cell office:value-type="string" table:style-name="ce432">
            <text:p>Failing to remove animal faeces from a Royal park</text:p>
          </table:table-cell>
          <table:table-cell office:value-type="float" office:value="0" table:style-name="ce428">
            <text:p><text:s/>-<text:s/></text:p>
          </table:table-cell>
          <table:table-cell office:value-type="float" office:value="0" table:style-name="ce428">
            <text:p><text:s/>-<text:s/></text:p>
          </table:table-cell>
          <table:table-cell office:value-type="float" office:value="0" table:style-name="ce428">
            <text:p><text:s/>-<text:s/></text:p>
          </table:table-cell>
          <table:table-cell office:value-type="float" office:value="8" table:style-name="ce428">
            <text:p><text:s/>8<text:s/></text:p>
          </table:table-cell>
          <table:table-cell office:value-type="float" office:value="6" table:style-name="ce428">
            <text:p><text:s/>6<text:s/></text:p>
          </table:table-cell>
          <table:table-cell office:value-type="float" office:value="0" table:style-name="ce428">
            <text:p><text:s/>-<text:s/></text:p>
          </table:table-cell>
          <table:table-cell office:value-type="float" office:value="5" table:style-name="ce428">
            <text:p><text:s/>5<text:s/></text:p>
          </table:table-cell>
          <table:table-cell office:value-type="float" office:value="5" table:style-name="ce428">
            <text:p><text:s/>5<text:s/></text:p>
          </table:table-cell>
          <table:table-cell office:value-type="float" office:value="0" table:style-name="ce428">
            <text:p><text:s/>-<text:s/></text:p>
          </table:table-cell>
          <table:table-cell office:value-type="float" office:value="2" table:style-name="ce428">
            <text:p><text:s/>2<text:s/></text:p>
          </table:table-cell>
          <table:table-cell office:value-type="float" office:value="0" table:style-name="ce428">
            <text:p><text:s/>-<text:s/></text:p>
          </table:table-cell>
          <table:table-cell table:style-name="ce427"/>
          <table:table-cell table:number-columns-repeated="16371" table:style-name="ce3"/>
        </table:table-row>
        <table:table-row table:style-name="ro10">
          <table:table-cell office:value-type="string" table:style-name="ce423">
            <text:p>Possession of khat<text:span text:style-name="T3">(6)</text:span></text:p>
          </table:table-cell>
          <table:table-cell office:value-type="float" office:value="0" table:style-name="ce428">
            <text:p><text:s/>-<text:s/></text:p>
          </table:table-cell>
          <table:table-cell office:value-type="float" office:value="0" table:style-name="ce428">
            <text:p><text:s/>-<text:s/></text:p>
          </table:table-cell>
          <table:table-cell office:value-type="float" office:value="0" table:style-name="ce428">
            <text:p><text:s/>-<text:s/></text:p>
          </table:table-cell>
          <table:table-cell office:value-type="float" office:value="0" table:style-name="ce428">
            <text:p><text:s/>-<text:s/></text:p>
          </table:table-cell>
          <table:table-cell office:value-type="float" office:value="6" table:style-name="ce428">
            <text:p><text:s/>6<text:s/></text:p>
          </table:table-cell>
          <table:table-cell office:value-type="float" office:value="16" table:style-name="ce428">
            <text:p><text:s/>16<text:s/></text:p>
          </table:table-cell>
          <table:table-cell office:value-type="float" office:value="8" table:style-name="ce428">
            <text:p><text:s/>8<text:s/></text:p>
          </table:table-cell>
          <table:table-cell office:value-type="float" office:value="4" table:style-name="ce428">
            <text:p><text:s/>4<text:s/></text:p>
          </table:table-cell>
          <table:table-cell office:value-type="float" office:value="9" table:style-name="ce428">
            <text:p><text:s/>9<text:s/></text:p>
          </table:table-cell>
          <table:table-cell office:value-type="float" office:value="12" table:style-name="ce428">
            <text:p><text:s/>12<text:s/></text:p>
          </table:table-cell>
          <table:table-cell office:value-type="float" office:value="9" table:style-name="ce428">
            <text:p><text:s/>9<text:s/></text:p>
          </table:table-cell>
          <table:table-cell table:style-name="ce427"/>
          <table:table-cell table:number-columns-repeated="16371" table:style-name="ce3"/>
        </table:table-row>
        <table:table-row table:style-name="ro10">
          <table:table-cell table:style-name="ce409"/>
          <table:table-cell table:number-columns-repeated="11" table:style-name="ce430"/>
          <table:table-cell table:style-name="ce410"/>
          <table:table-cell table:number-columns-repeated="16371" table:style-name="ce3"/>
        </table:table-row>
        <table:table-row table:style-name="ro10">
          <table:table-cell office:value-type="string" table:style-name="ce422">
            <text:p>Total higher tier offences</text:p>
          </table:table-cell>
          <table:table-cell office:value-type="float" office:value="141318" table:style-name="ce433">
            <text:p><text:s/>141,318<text:s/></text:p>
          </table:table-cell>
          <table:table-cell office:value-type="float" office:value="126203" table:style-name="ce433">
            <text:p><text:s/>126,203<text:s/></text:p>
          </table:table-cell>
          <table:table-cell office:value-type="float" office:value="109337" table:style-name="ce433">
            <text:p><text:s/>109,337<text:s/></text:p>
          </table:table-cell>
          <table:table-cell office:value-type="float" office:value="87168" table:style-name="ce433">
            <text:p><text:s/>87,168<text:s/></text:p>
          </table:table-cell>
          <table:table-cell office:value-type="float" office:value="67207" table:style-name="ce433">
            <text:p><text:s/>67,207<text:s/></text:p>
          </table:table-cell>
          <table:table-cell office:value-type="float" office:value="50404" table:style-name="ce433">
            <text:p><text:s/>50,404<text:s/></text:p>
          </table:table-cell>
          <table:table-cell office:value-type="float" office:value="37353" table:style-name="ce433">
            <text:p><text:s/>37,353<text:s/></text:p>
          </table:table-cell>
          <table:table-cell office:value-type="float" office:value="27721" table:style-name="ce433">
            <text:p><text:s/>27,721<text:s/></text:p>
          </table:table-cell>
          <table:table-cell office:value-type="float" office:value="21358" table:style-name="ce433">
            <text:p><text:s/>21,358<text:s/></text:p>
          </table:table-cell>
          <table:table-cell office:value-type="float" office:value="20168" table:style-name="ce433">
            <text:p><text:s/>20,168<text:s/></text:p>
          </table:table-cell>
          <table:table-cell office:value-type="float" office:value="16972" table:style-name="ce434">
            <text:p><text:s/>16,972<text:s/></text:p>
          </table:table-cell>
          <table:table-cell table:style-name="ce435"/>
          <table:table-cell table:number-columns-repeated="16371" table:style-name="ce3"/>
        </table:table-row>
        <table:table-row table:style-name="ro10">
          <table:table-cell office:value-type="string" table:style-name="ce422">
            <text:p>Total lower tier offences</text:p>
          </table:table-cell>
          <table:table-cell office:value-type="float" office:value="4368" table:style-name="ce433">
            <text:p><text:s/>4,368<text:s/></text:p>
          </table:table-cell>
          <table:table-cell office:value-type="float" office:value="4067" table:style-name="ce433">
            <text:p><text:s/>4,067<text:s/></text:p>
          </table:table-cell>
          <table:table-cell office:value-type="float" office:value="3198" table:style-name="ce433">
            <text:p><text:s/>3,198<text:s/></text:p>
          </table:table-cell>
          <table:table-cell office:value-type="float" office:value="2768" table:style-name="ce433">
            <text:p><text:s/>2,768<text:s/></text:p>
          </table:table-cell>
          <table:table-cell office:value-type="float" office:value="2281" table:style-name="ce433">
            <text:p><text:s/>2,281<text:s/></text:p>
          </table:table-cell>
          <table:table-cell office:value-type="float" office:value="1504" table:style-name="ce433">
            <text:p><text:s/>1,504<text:s/></text:p>
          </table:table-cell>
          <table:table-cell office:value-type="float" office:value="1234" table:style-name="ce433">
            <text:p><text:s/>1,234<text:s/></text:p>
          </table:table-cell>
          <table:table-cell office:value-type="float" office:value="607" table:style-name="ce433">
            <text:p><text:s/>607<text:s/></text:p>
          </table:table-cell>
          <table:table-cell office:value-type="float" office:value="542" table:style-name="ce433">
            <text:p><text:s/>542<text:s/></text:p>
          </table:table-cell>
          <table:table-cell office:value-type="float" office:value="518" table:style-name="ce433">
            <text:p><text:s/>518<text:s/></text:p>
          </table:table-cell>
          <table:table-cell office:value-type="float" office:value="374" table:style-name="ce433">
            <text:p><text:s/>374<text:s/></text:p>
          </table:table-cell>
          <table:table-cell table:style-name="ce435"/>
          <table:table-cell table:number-columns-repeated="16371" table:style-name="ce3"/>
        </table:table-row>
        <table:table-row table:style-name="ro10">
          <table:table-cell table:style-name="ce412"/>
          <table:table-cell table:number-columns-repeated="11" table:style-name="ce433"/>
          <table:table-cell table:style-name="ce410"/>
          <table:table-cell table:number-columns-repeated="16371" table:style-name="ce3"/>
        </table:table-row>
        <table:table-row table:style-name="ro55">
          <table:table-cell office:value-type="string" table:style-name="ce436">
            <text:p>Total all offences</text:p>
          </table:table-cell>
          <table:table-cell office:value-type="float" office:value="145686" table:style-name="ce437">
            <text:p><text:s/>145,686<text:s/></text:p>
          </table:table-cell>
          <table:table-cell office:value-type="float" office:value="130270" table:style-name="ce437">
            <text:p><text:s/>130,270<text:s/></text:p>
          </table:table-cell>
          <table:table-cell office:value-type="float" office:value="112535" table:style-name="ce437">
            <text:p><text:s/>112,535<text:s/></text:p>
          </table:table-cell>
          <table:table-cell office:value-type="float" office:value="89936" table:style-name="ce437">
            <text:p><text:s/>89,936<text:s/></text:p>
          </table:table-cell>
          <table:table-cell office:value-type="float" office:value="69488" table:style-name="ce437">
            <text:p><text:s/>69,488<text:s/></text:p>
          </table:table-cell>
          <table:table-cell office:value-type="float" office:value="51908" table:style-name="ce437">
            <text:p><text:s/>51,908<text:s/></text:p>
          </table:table-cell>
          <table:table-cell office:value-type="float" office:value="38587" table:style-name="ce437">
            <text:p><text:s/>38,587<text:s/></text:p>
          </table:table-cell>
          <table:table-cell office:value-type="float" office:value="28328" table:style-name="ce437">
            <text:p><text:s/>28,328<text:s/></text:p>
          </table:table-cell>
          <table:table-cell office:value-type="float" office:value="21900" table:style-name="ce437">
            <text:p><text:s/>21,900<text:s/></text:p>
          </table:table-cell>
          <table:table-cell office:value-type="float" office:value="20686" table:style-name="ce437">
            <text:p><text:s/>20,686<text:s/></text:p>
          </table:table-cell>
          <table:table-cell office:value-type="float" office:value="17346" table:style-name="ce437">
            <text:p><text:s/>17,346<text:s/></text:p>
          </table:table-cell>
          <table:table-cell table:style-name="ce438"/>
          <table:table-cell table:number-columns-repeated="16371" table:style-name="ce409"/>
        </table:table-row>
        <table:table-row table:style-name="ro34">
          <table:table-cell table:number-columns-repeated="7" table:style-name="ce410"/>
          <table:table-cell table:number-columns-repeated="3" table:style-name="ce439"/>
          <table:table-cell table:number-columns-repeated="2" table:style-name="ce440"/>
          <table:table-cell table:style-name="ce410"/>
          <table:table-cell table:number-columns-repeated="16371" table:style-name="ce3"/>
        </table:table-row>
        <table:table-row table:style-name="ro6">
          <table:table-cell office:value-type="string" table:style-name="ce32">
            <text:p>Source: Ministry of Justice Court Proceedings Database</text:p>
          </table:table-cell>
          <table:table-cell table:number-columns-repeated="16383" table:style-name="ce9"/>
        </table:table-row>
        <table:table-row table:style-name="ro6">
          <table:table-cell table:number-columns-repeated="16384" table:style-name="ce9"/>
        </table:table-row>
        <table:table-row table:style-name="ro6">
          <table:table-cell office:value-type="string" table:style-name="ce32">
            <text:p>- = nil</text:p>
          </table:table-cell>
          <table:table-cell table:number-columns-repeated="16383" table:style-name="ce9"/>
        </table:table-row>
        <table:table-row table:style-name="ro6">
          <table:table-cell table:style-name="ce185"/>
          <table:table-cell table:number-columns-repeated="6" table:style-name="ce410"/>
          <table:table-cell table:number-columns-repeated="3" table:style-name="ce439"/>
          <table:table-cell table:number-columns-repeated="2" table:style-name="ce441"/>
          <table:table-cell table:number-columns-repeated="16372" table:style-name="ce9"/>
        </table:table-row>
        <table:table-row table:style-name="ro6">
          <table:table-cell office:value-type="string" table:style-name="ce185">
            <text:p>(1) Penalty notices should no longer be available for persons aged under 18 from 8 April 2013.</text:p>
          </table:table-cell>
          <table:table-cell table:number-columns-repeated="11" table:style-name="ce410"/>
          <table:table-cell table:number-columns-repeated="16372" table:style-name="ce9"/>
        </table:table-row>
        <table:table-row table:style-name="ro6">
          <table:table-cell table:style-name="ce185"/>
          <table:table-cell table:number-columns-repeated="11" table:style-name="ce410"/>
          <table:table-cell table:number-columns-repeated="16372" table:style-name="ce9"/>
        </table:table-row>
        <table:table-row table:style-name="ro6">
          <table:table-cell office:value-type="string" table:number-columns-spanned="12" table:number-rows-spanned="1" table:style-name="ce445">
            <text:p>(2) Some police forces have moved to reduce the types of out of court disposals used for adult offenders. In these areas, the only out of court disposals used are community resolutions and conditional cautions.</text:p>
          </table:table-cell>
          <table:covered-table-cell table:number-columns-repeated="11"/>
          <table:table-cell table:number-columns-repeated="16372" table:style-name="ce9"/>
        </table:table-row>
        <table:table-row table:style-name="ro6">
          <table:table-cell table:number-columns-repeated="12" table:style-name="ce432"/>
          <table:table-cell table:number-columns-repeated="16372" table:style-name="ce9"/>
        </table:table-row>
        <table:table-row table:style-name="ro6">
          <table:table-cell office:value-type="string" table:style-name="ce185">
            <text:p>(3) Higher tier offences increased from £80 to £90 and Lower tier offences increased from £50 to £60 from 1 July 2013.</text:p>
          </table:table-cell>
          <table:table-cell table:number-columns-repeated="11" table:style-name="ce410"/>
          <table:table-cell table:number-columns-repeated="16372" table:style-name="ce9"/>
        </table:table-row>
        <table:table-row table:style-name="ro6">
          <table:table-cell table:style-name="ce185"/>
          <table:table-cell table:number-columns-repeated="11" table:style-name="ce410"/>
          <table:table-cell table:number-columns-repeated="16372" table:style-name="ce9"/>
        </table:table-row>
        <table:table-row table:style-name="ro6">
          <table:table-cell office:value-type="string" table:style-name="ce185">
            <text:p>(4) Offence added with effect from 1 November 2004. Penalty notices are no longer available for theft of goods valued at over £100 and may only be used for criminal damage up to a value of £300 from July 2009 onwards.</text:p>
          </table:table-cell>
          <table:table-cell table:number-columns-repeated="11" table:style-name="ce410"/>
          <table:table-cell table:number-columns-repeated="16372" table:style-name="ce9"/>
        </table:table-row>
        <table:table-row table:style-name="ro6">
          <table:table-cell table:style-name="ce185"/>
          <table:table-cell table:number-columns-repeated="11" table:style-name="ce410"/>
          <table:table-cell table:number-columns-repeated="16372" table:style-name="ce9"/>
        </table:table-row>
        <table:table-row table:style-name="ro6">
          <table:table-cell office:value-type="string" table:style-name="ce442">
            <text:p>(5) Offence added with effect from 27 January 2009.</text:p>
          </table:table-cell>
          <table:table-cell table:number-columns-repeated="11" table:style-name="ce410"/>
          <table:table-cell table:number-columns-repeated="16372" table:style-name="ce9"/>
        </table:table-row>
        <table:table-row table:style-name="ro6">
          <table:table-cell table:style-name="ce442"/>
          <table:table-cell table:number-columns-repeated="11" table:style-name="ce410"/>
          <table:table-cell table:number-columns-repeated="16372" table:style-name="ce9"/>
        </table:table-row>
        <table:table-row table:style-name="ro6">
          <table:table-cell office:value-type="string" table:style-name="ce443">
            <text:p>(6) Offence added with effect from 24 June 2014.</text:p>
          </table:table-cell>
          <table:table-cell table:number-columns-repeated="11" table:style-name="ce410"/>
          <table:table-cell table:number-columns-repeated="16372" table:style-name="ce9"/>
        </table:table-row>
        <table:table-row table:number-rows-repeated="1048516" table:style-name="ro13">
          <table:table-cell table:number-columns-repeated="16384"/>
        </table:table-row>
      </table:table>
      <table:table table:name="Q3_1" table:style-name="ta1">
        <table:table-column table:style-name="co62" table:default-cell-style-name="ce14"/>
        <table:table-column table:style-name="co63" table:number-columns-repeated="11" table:default-cell-style-name="ce3"/>
        <table:table-column table:style-name="co4" table:number-columns-repeated="16372" table:default-cell-style-name="ce3"/>
        <table:table-row table:style-name="ro56">
          <table:table-cell office:value-type="string" table:number-columns-spanned="12" table:number-rows-spanned="1" table:style-name="ce479">
            <text:p>Q3.1 - Overview of defendants<text:span text:style-name="T7">(1)(2)</text:span><text:s/>dealt with at magistrates' courts<text:span text:style-name="T7">(3)</text:span><text:s/>(MC) and Crown Courts (CC) by offence type, 12 months ending September 2010 to 12 months ending September 2020</text:p>
          </table:table-cell>
          <table:covered-table-cell table:number-columns-repeated="11"/>
          <table:table-cell table:number-columns-repeated="16372" table:style-name="ce3"/>
        </table:table-row>
        <table:table-row table:style-name="ro6">
          <table:table-cell office:value-type="string" table:style-name="ce31">
            <text:p><text:a xlink:href="#Contents.A1">back to contents</text:a></text:p>
          </table:table-cell>
          <table:table-cell table:number-columns-repeated="11" table:style-name="ce446"/>
          <table:table-cell table:number-columns-repeated="3" table:style-name="ce3"/>
          <table:table-cell table:style-name="ce31"/>
          <table:table-cell table:number-columns-repeated="16368"/>
        </table:table-row>
        <table:table-row table:style-name="ro54">
          <table:table-cell office:value-type="string" table:style-name="ce32">
            <text:p>England and Wales<text:s text:c="6"/></text:p>
          </table:table-cell>
          <table:table-cell table:number-columns-repeated="2" table:style-name="ce447"/>
          <table:table-cell table:style-name="ce448"/>
          <table:table-cell table:number-columns-repeated="5" table:style-name="ce449"/>
          <table:table-cell table:number-columns-repeated="2" table:style-name="ce447"/>
          <table:table-cell office:value-type="string" table:style-name="ce450">
            <text:p>Number of defendants</text:p>
          </table:table-cell>
          <table:table-cell table:number-columns-repeated="16372" table:style-name="ce3"/>
        </table:table-row>
        <table:table-row table:style-name="ro54">
          <table:table-cell table:style-name="ce451"/>
          <table:table-cell office:value-type="string" table:number-columns-spanned="11" table:number-rows-spanned="1" table:style-name="ce480">
            <text:p>12 months ending September</text:p>
          </table:table-cell>
          <table:covered-table-cell table:number-columns-repeated="10"/>
          <table:table-cell table:number-columns-repeated="16372" table:style-name="ce3"/>
        </table:table-row>
        <table:table-row table:style-name="ro54">
          <table:table-cell office:value-type="string" table:style-name="ce447">
            <text:p>Offence Type</text:p>
          </table:table-cell>
          <table:table-cell office:value-type="float" office:value="2010" table:style-name="ce452">
            <text:p>2010</text:p>
          </table:table-cell>
          <table:table-cell office:value-type="string" table:style-name="ce452">
            <text:p>2011<text:span text:style-name="T5">(4)</text:span></text:p>
          </table:table-cell>
          <table:table-cell office:value-type="float" office:value="2012" table:style-name="ce452">
            <text:p>2012</text:p>
          </table:table-cell>
          <table:table-cell office:value-type="float" office:value="2013" table:style-name="ce452">
            <text:p>2013</text:p>
          </table:table-cell>
          <table:table-cell office:value-type="float" office:value="2014" table:style-name="ce452">
            <text:p>2014</text:p>
          </table:table-cell>
          <table:table-cell office:value-type="float" office:value="2015" table:style-name="ce452">
            <text:p>2015</text:p>
          </table:table-cell>
          <table:table-cell office:value-type="float" office:value="2016" table:style-name="ce452">
            <text:p>2016</text:p>
          </table:table-cell>
          <table:table-cell office:value-type="float" office:value="2017" table:style-name="ce452">
            <text:p>2017</text:p>
          </table:table-cell>
          <table:table-cell office:value-type="float" office:value="2018" table:style-name="ce452">
            <text:p>2018</text:p>
          </table:table-cell>
          <table:table-cell office:value-type="float" office:value="2019" table:style-name="ce452">
            <text:p>2019</text:p>
          </table:table-cell>
          <table:table-cell office:value-type="float" office:value="2020" table:style-name="ce453">
            <text:p>2020</text:p>
          </table:table-cell>
          <table:table-cell table:number-columns-repeated="16372" table:style-name="ce3"/>
        </table:table-row>
        <table:table-row table:style-name="ro23">
          <table:table-cell table:style-name="ce454"/>
          <table:table-cell table:number-columns-repeated="16383" table:style-name="ce3"/>
        </table:table-row>
        <table:table-row table:style-name="ro23">
          <table:table-cell office:value-type="string" table:style-name="ce454">
            <text:p>Indictable Only</text:p>
          </table:table-cell>
          <table:table-cell table:number-columns-repeated="10" table:style-name="ce224"/>
          <table:table-cell table:style-name="ce455"/>
          <table:table-cell table:number-columns-repeated="16372" table:style-name="ce3"/>
        </table:table-row>
        <table:table-row table:style-name="ro23">
          <table:table-cell office:value-type="string" table:style-name="ce456">
            <text:p>Number of defendants proceeded against at MC</text:p>
          </table:table-cell>
          <table:table-cell office:value-type="float" office:value="36715" table:style-name="ce429">
            <text:p>36,715</text:p>
          </table:table-cell>
          <table:table-cell office:value-type="float" office:value="35744" table:style-name="ce429">
            <text:p>35,744</text:p>
          </table:table-cell>
          <table:table-cell office:value-type="float" office:value="32021" table:style-name="ce429">
            <text:p>32,021</text:p>
          </table:table-cell>
          <table:table-cell office:value-type="float" office:value="30248" table:style-name="ce429">
            <text:p>30,248</text:p>
          </table:table-cell>
          <table:table-cell office:value-type="float" office:value="29838" table:style-name="ce429">
            <text:p>29,838</text:p>
          </table:table-cell>
          <table:table-cell office:value-type="float" office:value="26620" table:style-name="ce429">
            <text:p>26,620</text:p>
          </table:table-cell>
          <table:table-cell office:value-type="float" office:value="25615" table:style-name="ce429">
            <text:p>25,615</text:p>
          </table:table-cell>
          <table:table-cell office:value-type="float" office:value="25589" table:style-name="ce429">
            <text:p>25,589</text:p>
          </table:table-cell>
          <table:table-cell office:value-type="float" office:value="21996" table:style-name="ce429">
            <text:p>21,996</text:p>
          </table:table-cell>
          <table:table-cell office:value-type="float" office:value="21403" table:style-name="ce429">
            <text:p>21,403</text:p>
          </table:table-cell>
          <table:table-cell office:value-type="float" office:value="21105" table:style-name="ce429">
            <text:p>21,105</text:p>
          </table:table-cell>
          <table:table-cell table:style-name="ce3"/>
          <table:table-cell table:style-name="ce457"/>
          <table:table-cell table:number-columns-repeated="16370" table:style-name="ce3"/>
        </table:table-row>
        <table:table-row table:style-name="ro23">
          <table:table-cell office:value-type="string" table:style-name="ce456">
            <text:p>Sent for trial at CC<text:span text:style-name="T3">(5)</text:span></text:p>
          </table:table-cell>
          <table:table-cell office:value-type="float" office:value="31669" table:style-name="ce429">
            <text:p>31,669</text:p>
          </table:table-cell>
          <table:table-cell office:value-type="float" office:value="30360" table:style-name="ce429">
            <text:p>30,360</text:p>
          </table:table-cell>
          <table:table-cell office:value-type="float" office:value="27183" table:style-name="ce429">
            <text:p>27,183</text:p>
          </table:table-cell>
          <table:table-cell office:value-type="float" office:value="26658" table:style-name="ce429">
            <text:p>26,658</text:p>
          </table:table-cell>
          <table:table-cell office:value-type="float" office:value="27173" table:style-name="ce429">
            <text:p>27,173</text:p>
          </table:table-cell>
          <table:table-cell office:value-type="float" office:value="24354" table:style-name="ce429">
            <text:p>24,354</text:p>
          </table:table-cell>
          <table:table-cell office:value-type="float" office:value="23047" table:style-name="ce429">
            <text:p>23,047</text:p>
          </table:table-cell>
          <table:table-cell office:value-type="float" office:value="22716" table:style-name="ce429">
            <text:p>22,716</text:p>
          </table:table-cell>
          <table:table-cell office:value-type="float" office:value="19236" table:style-name="ce429">
            <text:p>19,236</text:p>
          </table:table-cell>
          <table:table-cell office:value-type="float" office:value="18439" table:style-name="ce429">
            <text:p>18,439</text:p>
          </table:table-cell>
          <table:table-cell office:value-type="float" office:value="18134" table:style-name="ce429">
            <text:p>18,134</text:p>
          </table:table-cell>
          <table:table-cell table:number-columns-repeated="16372" table:style-name="ce3"/>
        </table:table-row>
        <table:table-row table:style-name="ro23">
          <table:table-cell office:value-type="string" table:style-name="ce200">
            <text:p>Proceedings terminated early<text:span text:style-name="T3">(6)</text:span></text:p>
          </table:table-cell>
          <table:table-cell office:value-type="float" office:value="387" table:style-name="ce429">
            <text:p>387</text:p>
          </table:table-cell>
          <table:table-cell office:value-type="float" office:value="468" table:style-name="ce429">
            <text:p>468</text:p>
          </table:table-cell>
          <table:table-cell office:value-type="float" office:value="358" table:style-name="ce429">
            <text:p>358</text:p>
          </table:table-cell>
          <table:table-cell office:value-type="float" office:value="237" table:style-name="ce429">
            <text:p>237</text:p>
          </table:table-cell>
          <table:table-cell office:value-type="float" office:value="152" table:style-name="ce429">
            <text:p>152</text:p>
          </table:table-cell>
          <table:table-cell office:value-type="float" office:value="160" table:style-name="ce429">
            <text:p>160</text:p>
          </table:table-cell>
          <table:table-cell office:value-type="float" office:value="211" table:style-name="ce429">
            <text:p>211</text:p>
          </table:table-cell>
          <table:table-cell office:value-type="float" office:value="216" table:style-name="ce429">
            <text:p>216</text:p>
          </table:table-cell>
          <table:table-cell office:value-type="float" office:value="228" table:style-name="ce429">
            <text:p>228</text:p>
          </table:table-cell>
          <table:table-cell office:value-type="float" office:value="210" table:style-name="ce429">
            <text:p>210</text:p>
          </table:table-cell>
          <table:table-cell office:value-type="float" office:value="254" table:style-name="ce429">
            <text:p>254</text:p>
          </table:table-cell>
          <table:table-cell table:number-columns-repeated="16372" table:style-name="ce3"/>
        </table:table-row>
        <table:table-row table:style-name="ro23">
          <table:table-cell office:value-type="string" table:style-name="ce456">
            <text:p>Tried at MC<text:s/></text:p>
          </table:table-cell>
          <table:table-cell office:value-type="float" office:value="4659" table:style-name="ce429">
            <text:p>4,659</text:p>
          </table:table-cell>
          <table:table-cell office:value-type="float" office:value="4916" table:style-name="ce429">
            <text:p>4,916</text:p>
          </table:table-cell>
          <table:table-cell office:value-type="float" office:value="4480" table:style-name="ce429">
            <text:p>4,480</text:p>
          </table:table-cell>
          <table:table-cell office:value-type="float" office:value="3353" table:style-name="ce429">
            <text:p>3,353</text:p>
          </table:table-cell>
          <table:table-cell office:value-type="float" office:value="2513" table:style-name="ce429">
            <text:p>2,513</text:p>
          </table:table-cell>
          <table:table-cell office:value-type="float" office:value="2106" table:style-name="ce429">
            <text:p>2,106</text:p>
          </table:table-cell>
          <table:table-cell office:value-type="float" office:value="2357" table:style-name="ce429">
            <text:p>2,357</text:p>
          </table:table-cell>
          <table:table-cell office:value-type="float" office:value="2657" table:style-name="ce429">
            <text:p>2,657</text:p>
          </table:table-cell>
          <table:table-cell office:value-type="float" office:value="2532" table:style-name="ce429">
            <text:p>2,532</text:p>
          </table:table-cell>
          <table:table-cell office:value-type="float" office:value="2754" table:style-name="ce429">
            <text:p>2,754</text:p>
          </table:table-cell>
          <table:table-cell office:value-type="float" office:value="2717" table:style-name="ce429">
            <text:p>2,717</text:p>
          </table:table-cell>
          <table:table-cell table:number-columns-repeated="16372" table:style-name="ce3"/>
        </table:table-row>
        <table:table-row table:style-name="ro23">
          <table:table-cell office:value-type="string" table:style-name="ce458">
            <text:p>Discharged at committal proceedings<text:span text:style-name="T3">(7)</text:span></text:p>
          </table:table-cell>
          <table:table-cell office:value-type="float" office:value="1226" table:style-name="ce429">
            <text:p>1,226</text:p>
          </table:table-cell>
          <table:table-cell office:value-type="float" office:value="1189" table:style-name="ce429">
            <text:p>1,189</text:p>
          </table:table-cell>
          <table:table-cell office:value-type="float" office:value="1095" table:style-name="ce429">
            <text:p>1,095</text:p>
          </table:table-cell>
          <table:table-cell office:value-type="float" office:value="825" table:style-name="ce429">
            <text:p>825</text:p>
          </table:table-cell>
          <table:table-cell office:value-type="float" office:value="612" table:style-name="ce429">
            <text:p>612</text:p>
          </table:table-cell>
          <table:table-cell office:value-type="float" office:value="499" table:style-name="ce429">
            <text:p>499</text:p>
          </table:table-cell>
          <table:table-cell office:value-type="float" office:value="531" table:style-name="ce429">
            <text:p>531</text:p>
          </table:table-cell>
          <table:table-cell office:value-type="float" office:value="564" table:style-name="ce429">
            <text:p>564</text:p>
          </table:table-cell>
          <table:table-cell office:value-type="float" office:value="450" table:style-name="ce429">
            <text:p>450</text:p>
          </table:table-cell>
          <table:table-cell office:value-type="float" office:value="454" table:style-name="ce429">
            <text:p>454</text:p>
          </table:table-cell>
          <table:table-cell office:value-type="float" office:value="456" table:style-name="ce429">
            <text:p>456</text:p>
          </table:table-cell>
          <table:table-cell table:number-columns-repeated="16372" table:style-name="ce3"/>
        </table:table-row>
        <table:table-row table:style-name="ro23">
          <table:table-cell office:value-type="string" table:style-name="ce458">
            <text:p>Dismissed (found not guilty after summary trial)</text:p>
          </table:table-cell>
          <table:table-cell office:value-type="float" office:value="297" table:style-name="ce429">
            <text:p>297</text:p>
          </table:table-cell>
          <table:table-cell office:value-type="float" office:value="316" table:style-name="ce429">
            <text:p>316</text:p>
          </table:table-cell>
          <table:table-cell office:value-type="float" office:value="256" table:style-name="ce429">
            <text:p>256</text:p>
          </table:table-cell>
          <table:table-cell office:value-type="float" office:value="243" table:style-name="ce429">
            <text:p>243</text:p>
          </table:table-cell>
          <table:table-cell office:value-type="float" office:value="176" table:style-name="ce429">
            <text:p>176</text:p>
          </table:table-cell>
          <table:table-cell office:value-type="float" office:value="221" table:style-name="ce429">
            <text:p>221</text:p>
          </table:table-cell>
          <table:table-cell office:value-type="float" office:value="190" table:style-name="ce429">
            <text:p>190</text:p>
          </table:table-cell>
          <table:table-cell office:value-type="float" office:value="166" table:style-name="ce429">
            <text:p>166</text:p>
          </table:table-cell>
          <table:table-cell office:value-type="float" office:value="123" table:style-name="ce429">
            <text:p>123</text:p>
          </table:table-cell>
          <table:table-cell office:value-type="float" office:value="116" table:style-name="ce429">
            <text:p>116</text:p>
          </table:table-cell>
          <table:table-cell office:value-type="float" office:value="105" table:style-name="ce429">
            <text:p>105</text:p>
          </table:table-cell>
          <table:table-cell table:number-columns-repeated="16372" table:style-name="ce3"/>
        </table:table-row>
        <table:table-row table:style-name="ro23">
          <table:table-cell office:value-type="string" table:style-name="ce459">
            <text:p>Found guilty at MC</text:p>
          </table:table-cell>
          <table:table-cell office:value-type="float" office:value="3136" table:style-name="ce429">
            <text:p>3,136</text:p>
          </table:table-cell>
          <table:table-cell office:value-type="float" office:value="3411" table:style-name="ce429">
            <text:p>3,411</text:p>
          </table:table-cell>
          <table:table-cell office:value-type="float" office:value="3129" table:style-name="ce429">
            <text:p>3,129</text:p>
          </table:table-cell>
          <table:table-cell office:value-type="float" office:value="2285" table:style-name="ce429">
            <text:p>2,285</text:p>
          </table:table-cell>
          <table:table-cell office:value-type="float" office:value="1725" table:style-name="ce429">
            <text:p>1,725</text:p>
          </table:table-cell>
          <table:table-cell office:value-type="float" office:value="1386" table:style-name="ce429">
            <text:p>1,386</text:p>
          </table:table-cell>
          <table:table-cell office:value-type="float" office:value="1636" table:style-name="ce429">
            <text:p>1,636</text:p>
          </table:table-cell>
          <table:table-cell office:value-type="float" office:value="1927" table:style-name="ce429">
            <text:p>1,927</text:p>
          </table:table-cell>
          <table:table-cell office:value-type="float" office:value="1959" table:style-name="ce429">
            <text:p>1,959</text:p>
          </table:table-cell>
          <table:table-cell office:value-type="float" office:value="2184" table:style-name="ce429">
            <text:p>2,184</text:p>
          </table:table-cell>
          <table:table-cell office:value-type="float" office:value="2156" table:style-name="ce429">
            <text:p>2,156</text:p>
          </table:table-cell>
          <table:table-cell table:number-columns-repeated="16372" table:style-name="ce3"/>
        </table:table-row>
        <table:table-row table:style-name="ro23">
          <table:table-cell office:value-type="string" table:style-name="ce459">
            <text:p>Magistrates' court conviction trial rate<text:span text:style-name="T3">(8)</text:span></text:p>
          </table:table-cell>
          <table:table-cell office:value-type="percentage" office:value="0.67310581669886238" table:style-name="ce341">
            <text:p>67.3%</text:p>
          </table:table-cell>
          <table:table-cell office:value-type="percentage" office:value="0.69385679414157853" table:style-name="ce341">
            <text:p>69.4%</text:p>
          </table:table-cell>
          <table:table-cell office:value-type="percentage" office:value="0.69843750000000004" table:style-name="ce341">
            <text:p>69.8%</text:p>
          </table:table-cell>
          <table:table-cell office:value-type="percentage" office:value="0.6814792722934685" table:style-name="ce341">
            <text:p>68.1%</text:p>
          </table:table-cell>
          <table:table-cell office:value-type="percentage" office:value="0.68643056108237166" table:style-name="ce341">
            <text:p>68.6%</text:p>
          </table:table-cell>
          <table:table-cell office:value-type="percentage" office:value="0.65811965811965811" table:style-name="ce341">
            <text:p>65.8%</text:p>
          </table:table-cell>
          <table:table-cell office:value-type="percentage" office:value="0.69410267288926597" table:style-name="ce341">
            <text:p>69.4%</text:p>
          </table:table-cell>
          <table:table-cell office:value-type="percentage" office:value="0.72525404591644715" table:style-name="ce341">
            <text:p>72.5%</text:p>
          </table:table-cell>
          <table:table-cell office:value-type="percentage" office:value="0.773696682464455" table:style-name="ce341">
            <text:p>77.4%</text:p>
          </table:table-cell>
          <table:table-cell office:value-type="percentage" office:value="0.79302832244008714" table:style-name="ce341">
            <text:p>79.3%</text:p>
          </table:table-cell>
          <table:table-cell office:value-type="percentage" office:value="0.79352226720647778" table:style-name="ce341">
            <text:p>79.4%</text:p>
          </table:table-cell>
          <table:table-cell table:number-columns-repeated="16372" table:style-name="ce3"/>
        </table:table-row>
        <table:table-row table:style-name="ro23">
          <table:table-cell table:number-columns-repeated="12" table:style-name="ce224"/>
          <table:table-cell table:number-columns-repeated="16372" table:style-name="ce3"/>
        </table:table-row>
        <table:table-row table:style-name="ro23">
          <table:table-cell office:value-type="string" table:style-name="ce456">
            <text:p>For trial at CC<text:span text:style-name="T3">(9)</text:span></text:p>
          </table:table-cell>
          <table:table-cell office:value-type="float" office:value="22905" table:style-name="ce429">
            <text:p>22,905</text:p>
          </table:table-cell>
          <table:table-cell office:value-type="float" office:value="22397" table:style-name="ce429">
            <text:p>22,397</text:p>
          </table:table-cell>
          <table:table-cell office:value-type="float" office:value="21067" table:style-name="ce429">
            <text:p>21,067</text:p>
          </table:table-cell>
          <table:table-cell office:value-type="float" office:value="19284" table:style-name="ce429">
            <text:p>19,284</text:p>
          </table:table-cell>
          <table:table-cell office:value-type="float" office:value="18414" table:style-name="ce429">
            <text:p>18,414</text:p>
          </table:table-cell>
          <table:table-cell office:value-type="float" office:value="18619" table:style-name="ce429">
            <text:p>18,619</text:p>
          </table:table-cell>
          <table:table-cell office:value-type="float" office:value="17673" table:style-name="ce429">
            <text:p>17,673</text:p>
          </table:table-cell>
          <table:table-cell office:value-type="float" office:value="16937" table:style-name="ce429">
            <text:p>16,937</text:p>
          </table:table-cell>
          <table:table-cell office:value-type="float" office:value="15349" table:style-name="ce429">
            <text:p>15,349</text:p>
          </table:table-cell>
          <table:table-cell office:value-type="float" office:value="13435" table:style-name="ce429">
            <text:p>13,435</text:p>
          </table:table-cell>
          <table:table-cell office:value-type="float" office:value="10863" table:style-name="ce429">
            <text:p>10,863</text:p>
          </table:table-cell>
          <table:table-cell table:number-columns-repeated="16372"/>
        </table:table-row>
        <table:table-row table:style-name="ro23">
          <table:table-cell office:value-type="string" table:style-name="ce459">
            <text:p>Not Tried</text:p>
          </table:table-cell>
          <table:table-cell office:value-type="float" office:value="371" table:style-name="ce429">
            <text:p>371</text:p>
          </table:table-cell>
          <table:table-cell office:value-type="float" office:value="324" table:style-name="ce429">
            <text:p>324</text:p>
          </table:table-cell>
          <table:table-cell office:value-type="float" office:value="257" table:style-name="ce429">
            <text:p>257</text:p>
          </table:table-cell>
          <table:table-cell office:value-type="float" office:value="229" table:style-name="ce429">
            <text:p>229</text:p>
          </table:table-cell>
          <table:table-cell office:value-type="float" office:value="219" table:style-name="ce429">
            <text:p>219</text:p>
          </table:table-cell>
          <table:table-cell office:value-type="float" office:value="248" table:style-name="ce429">
            <text:p>248</text:p>
          </table:table-cell>
          <table:table-cell office:value-type="float" office:value="232" table:style-name="ce429">
            <text:p>232</text:p>
          </table:table-cell>
          <table:table-cell office:value-type="float" office:value="203" table:style-name="ce429">
            <text:p>203</text:p>
          </table:table-cell>
          <table:table-cell office:value-type="float" office:value="244" table:style-name="ce429">
            <text:p>244</text:p>
          </table:table-cell>
          <table:table-cell office:value-type="float" office:value="227" table:style-name="ce429">
            <text:p>227</text:p>
          </table:table-cell>
          <table:table-cell office:value-type="float" office:value="206" table:style-name="ce429">
            <text:p>206</text:p>
          </table:table-cell>
          <table:table-cell table:number-columns-repeated="16372"/>
        </table:table-row>
        <table:table-row table:style-name="ro23">
          <table:table-cell office:value-type="string" table:style-name="ce456">
            <text:p>Tried at CC</text:p>
          </table:table-cell>
          <table:table-cell office:value-type="float" office:value="22534" table:style-name="ce429">
            <text:p>22,534</text:p>
          </table:table-cell>
          <table:table-cell office:value-type="float" office:value="22073" table:style-name="ce429">
            <text:p>22,073</text:p>
          </table:table-cell>
          <table:table-cell office:value-type="float" office:value="20810" table:style-name="ce429">
            <text:p>20,810</text:p>
          </table:table-cell>
          <table:table-cell office:value-type="float" office:value="19055" table:style-name="ce429">
            <text:p>19,055</text:p>
          </table:table-cell>
          <table:table-cell office:value-type="float" office:value="18195" table:style-name="ce429">
            <text:p>18,195</text:p>
          </table:table-cell>
          <table:table-cell office:value-type="float" office:value="18371" table:style-name="ce429">
            <text:p>18,371</text:p>
          </table:table-cell>
          <table:table-cell office:value-type="float" office:value="17441" table:style-name="ce429">
            <text:p>17,441</text:p>
          </table:table-cell>
          <table:table-cell office:value-type="float" office:value="16734" table:style-name="ce429">
            <text:p>16,734</text:p>
          </table:table-cell>
          <table:table-cell office:value-type="float" office:value="15105" table:style-name="ce429">
            <text:p>15,105</text:p>
          </table:table-cell>
          <table:table-cell office:value-type="float" office:value="13208" table:style-name="ce429">
            <text:p>13,208</text:p>
          </table:table-cell>
          <table:table-cell office:value-type="float" office:value="10657" table:style-name="ce429">
            <text:p>10,657</text:p>
          </table:table-cell>
          <table:table-cell table:number-columns-repeated="16372"/>
        </table:table-row>
        <table:table-row table:style-name="ro23">
          <table:table-cell office:value-type="string" table:style-name="ce459">
            <text:p>Acquitted</text:p>
          </table:table-cell>
          <table:table-cell office:value-type="float" office:value="5941" table:style-name="ce429">
            <text:p>5,941</text:p>
          </table:table-cell>
          <table:table-cell office:value-type="float" office:value="5814" table:style-name="ce429">
            <text:p>5,814</text:p>
          </table:table-cell>
          <table:table-cell office:value-type="float" office:value="5314" table:style-name="ce429">
            <text:p>5,314</text:p>
          </table:table-cell>
          <table:table-cell office:value-type="float" office:value="4993" table:style-name="ce429">
            <text:p>4,993</text:p>
          </table:table-cell>
          <table:table-cell office:value-type="float" office:value="5000" table:style-name="ce429">
            <text:p>5,000</text:p>
          </table:table-cell>
          <table:table-cell office:value-type="float" office:value="5455" table:style-name="ce429">
            <text:p>5,455</text:p>
          </table:table-cell>
          <table:table-cell office:value-type="float" office:value="5152" table:style-name="ce429">
            <text:p>5,152</text:p>
          </table:table-cell>
          <table:table-cell office:value-type="float" office:value="4855" table:style-name="ce429">
            <text:p>4,855</text:p>
          </table:table-cell>
          <table:table-cell office:value-type="float" office:value="4388" table:style-name="ce429">
            <text:p>4,388</text:p>
          </table:table-cell>
          <table:table-cell office:value-type="float" office:value="3169" table:style-name="ce429">
            <text:p>3,169</text:p>
          </table:table-cell>
          <table:table-cell office:value-type="float" office:value="1962" table:style-name="ce429">
            <text:p>1,962</text:p>
          </table:table-cell>
          <table:table-cell table:number-columns-repeated="16372"/>
        </table:table-row>
        <table:table-row table:style-name="ro23">
          <table:table-cell office:value-type="string" table:style-name="ce459">
            <text:p>Found guilty at CC<text:span text:style-name="T3">(4)</text:span></text:p>
          </table:table-cell>
          <table:table-cell office:value-type="float" office:value="16593" table:style-name="ce429">
            <text:p>16,593</text:p>
          </table:table-cell>
          <table:table-cell office:value-type="float" office:value="16259" table:style-name="ce429">
            <text:p>16,259</text:p>
          </table:table-cell>
          <table:table-cell office:value-type="float" office:value="15496" table:style-name="ce429">
            <text:p>15,496</text:p>
          </table:table-cell>
          <table:table-cell office:value-type="float" office:value="14062" table:style-name="ce429">
            <text:p>14,062</text:p>
          </table:table-cell>
          <table:table-cell office:value-type="float" office:value="13195" table:style-name="ce429">
            <text:p>13,195</text:p>
          </table:table-cell>
          <table:table-cell office:value-type="float" office:value="12916" table:style-name="ce429">
            <text:p>12,916</text:p>
          </table:table-cell>
          <table:table-cell office:value-type="float" office:value="12289" table:style-name="ce429">
            <text:p>12,289</text:p>
          </table:table-cell>
          <table:table-cell office:value-type="float" office:value="11879" table:style-name="ce429">
            <text:p>11,879</text:p>
          </table:table-cell>
          <table:table-cell office:value-type="float" office:value="10717" table:style-name="ce429">
            <text:p>10,717</text:p>
          </table:table-cell>
          <table:table-cell office:value-type="float" office:value="10039" table:style-name="ce429">
            <text:p>10,039</text:p>
          </table:table-cell>
          <table:table-cell office:value-type="float" office:value="8695" table:style-name="ce429">
            <text:p>8,695</text:p>
          </table:table-cell>
          <table:table-cell table:number-columns-repeated="16372"/>
        </table:table-row>
        <table:table-row table:style-name="ro23">
          <table:table-cell office:value-type="string" table:style-name="ce460">
            <text:p>Crown court conviction trial rate<text:span text:style-name="T3">(8)</text:span></text:p>
          </table:table-cell>
          <table:table-cell office:value-type="percentage" office:value="0.7363539540250289" table:style-name="ce461">
            <text:p>73.6%</text:p>
          </table:table-cell>
          <table:table-cell office:value-type="percentage" office:value="0.73660127757894256" table:style-name="ce461">
            <text:p>73.7%</text:p>
          </table:table-cell>
          <table:table-cell office:value-type="percentage" office:value="0.74464199903892359" table:style-name="ce461">
            <text:p>74.5%</text:p>
          </table:table-cell>
          <table:table-cell office:value-type="percentage" office:value="0.73796903699816319" table:style-name="ce461">
            <text:p>73.8%</text:p>
          </table:table-cell>
          <table:table-cell office:value-type="percentage" office:value="0.72519923055784552" table:style-name="ce461">
            <text:p>72.5%</text:p>
          </table:table-cell>
          <table:table-cell office:value-type="percentage" office:value="0.70306461270480647" table:style-name="ce461">
            <text:p>70.3%</text:p>
          </table:table-cell>
          <table:table-cell office:value-type="percentage" office:value="0.70460409380196087" table:style-name="ce461">
            <text:p>70.5%</text:p>
          </table:table-cell>
          <table:table-cell office:value-type="percentage" office:value="0.70987211664873906" table:style-name="ce461">
            <text:p>71.0%</text:p>
          </table:table-cell>
          <table:table-cell office:value-type="percentage" office:value="0.7095001655081099" table:style-name="ce461">
            <text:p>71.0%</text:p>
          </table:table-cell>
          <table:table-cell office:value-type="percentage" office:value="0.76006965475469412" table:style-name="ce461">
            <text:p>76.0%</text:p>
          </table:table-cell>
          <table:table-cell office:value-type="percentage" office:value="0.81589565543774045" table:style-name="ce461">
            <text:p>81.6%</text:p>
          </table:table-cell>
          <table:table-cell table:number-columns-repeated="16372"/>
        </table:table-row>
        <table:table-row table:style-name="ro23">
          <table:table-cell office:value-type="string" table:style-name="ce462">
            <text:p>All convictions</text:p>
          </table:table-cell>
          <table:table-cell office:value-type="float" office:value="19729" table:style-name="ce463">
            <text:p>19,729</text:p>
          </table:table-cell>
          <table:table-cell office:value-type="float" office:value="19670" table:style-name="ce463">
            <text:p>19,670</text:p>
          </table:table-cell>
          <table:table-cell office:value-type="float" office:value="18625" table:style-name="ce463">
            <text:p>18,625</text:p>
          </table:table-cell>
          <table:table-cell office:value-type="float" office:value="16347" table:style-name="ce463">
            <text:p>16,347</text:p>
          </table:table-cell>
          <table:table-cell office:value-type="float" office:value="14920" table:style-name="ce463">
            <text:p>14,920</text:p>
          </table:table-cell>
          <table:table-cell office:value-type="float" office:value="14302" table:style-name="ce463">
            <text:p>14,302</text:p>
          </table:table-cell>
          <table:table-cell office:value-type="float" office:value="13925" table:style-name="ce463">
            <text:p>13,925</text:p>
          </table:table-cell>
          <table:table-cell office:value-type="float" office:value="13806" table:style-name="ce463">
            <text:p>13,806</text:p>
          </table:table-cell>
          <table:table-cell office:value-type="float" office:value="12676" table:style-name="ce463">
            <text:p>12,676</text:p>
          </table:table-cell>
          <table:table-cell office:value-type="float" office:value="12223" table:style-name="ce463">
            <text:p>12,223</text:p>
          </table:table-cell>
          <table:table-cell office:value-type="float" office:value="10851" table:style-name="ce463">
            <text:p>10,851</text:p>
          </table:table-cell>
          <table:table-cell table:number-columns-repeated="16372"/>
        </table:table-row>
        <table:table-row table:style-name="ro23">
          <table:table-cell office:value-type="string" table:style-name="ce464">
            <text:p>Conviction Ratio<text:span text:style-name="T3">(10)</text:span></text:p>
          </table:table-cell>
          <table:table-cell office:value-type="percentage" office:value="0.53735530437151025" table:style-name="ce461">
            <text:p>53.7%</text:p>
          </table:table-cell>
          <table:table-cell office:value-type="percentage" office:value="0.55030214861235449" table:style-name="ce461">
            <text:p>55.0%</text:p>
          </table:table-cell>
          <table:table-cell office:value-type="percentage" office:value="0.58164954248774237" table:style-name="ce461">
            <text:p>58.2%</text:p>
          </table:table-cell>
          <table:table-cell office:value-type="percentage" office:value="0.54043242528431634" table:style-name="ce461">
            <text:p>54.0%</text:p>
          </table:table-cell>
          <table:table-cell office:value-type="percentage" office:value="0.50003351431061061" table:style-name="ce461">
            <text:p>50.0%</text:p>
          </table:table-cell>
          <table:table-cell office:value-type="percentage" office:value="0.53726521412471828" table:style-name="ce461">
            <text:p>53.7%</text:p>
          </table:table-cell>
          <table:table-cell office:value-type="percentage" office:value="0.54362678118290064" table:style-name="ce461">
            <text:p>54.4%</text:p>
          </table:table-cell>
          <table:table-cell office:value-type="percentage" office:value="0.53952870373988826" table:style-name="ce461">
            <text:p>54.0%</text:p>
          </table:table-cell>
          <table:table-cell office:value-type="percentage" office:value="0.57628659756319334" table:style-name="ce461">
            <text:p>57.6%</text:p>
          </table:table-cell>
          <table:table-cell office:value-type="percentage" office:value="0.57108816521048456" table:style-name="ce461">
            <text:p>57.1%</text:p>
          </table:table-cell>
          <table:table-cell office:value-type="percentage" office:value="0.51414356787491111" table:style-name="ce461">
            <text:p>51.4%</text:p>
          </table:table-cell>
          <table:table-cell table:number-columns-repeated="16372"/>
        </table:table-row>
        <table:table-row table:style-name="ro23">
          <table:table-cell table:number-columns-repeated="12" table:style-name="ce224"/>
          <table:table-cell table:number-columns-repeated="16372"/>
        </table:table-row>
        <table:table-row table:style-name="ro23">
          <table:table-cell office:value-type="string" table:style-name="ce454">
            <text:p>Triable Either Way Offences</text:p>
          </table:table-cell>
          <table:table-cell table:number-columns-repeated="11" table:style-name="ce465"/>
          <table:table-cell table:number-columns-repeated="16372"/>
        </table:table-row>
        <table:table-row table:style-name="ro23">
          <table:table-cell office:value-type="string" table:style-name="ce456">
            <text:p>Number of defendants proceeded against at MC</text:p>
          </table:table-cell>
          <table:table-cell office:value-type="float" office:value="396374" table:style-name="ce429">
            <text:p>396,374</text:p>
          </table:table-cell>
          <table:table-cell office:value-type="float" office:value="394098" table:style-name="ce429">
            <text:p>394,098</text:p>
          </table:table-cell>
          <table:table-cell office:value-type="float" office:value="355551" table:style-name="ce429">
            <text:p>355,551</text:p>
          </table:table-cell>
          <table:table-cell office:value-type="float" office:value="339013" table:style-name="ce429">
            <text:p>339,013</text:p>
          </table:table-cell>
          <table:table-cell office:value-type="float" office:value="332108" table:style-name="ce429">
            <text:p>332,108</text:p>
          </table:table-cell>
          <table:table-cell office:value-type="float" office:value="304343" table:style-name="ce429">
            <text:p>304,343</text:p>
          </table:table-cell>
          <table:table-cell office:value-type="float" office:value="274107" table:style-name="ce429">
            <text:p>274,107</text:p>
          </table:table-cell>
          <table:table-cell office:value-type="float" office:value="255137" table:style-name="ce429">
            <text:p>255,137</text:p>
          </table:table-cell>
          <table:table-cell office:value-type="float" office:value="223901" table:style-name="ce429">
            <text:p>223,901</text:p>
          </table:table-cell>
          <table:table-cell office:value-type="float" office:value="221930" table:style-name="ce429">
            <text:p>221,930</text:p>
          </table:table-cell>
          <table:table-cell office:value-type="float" office:value="183068" table:style-name="ce429">
            <text:p>183,068</text:p>
          </table:table-cell>
          <table:table-cell table:number-columns-repeated="16372"/>
        </table:table-row>
        <table:table-row table:style-name="ro23">
          <table:table-cell office:value-type="string" table:style-name="ce456">
            <text:p>Sent for trial at CC<text:span text:style-name="T3">(5)</text:span></text:p>
          </table:table-cell>
          <table:table-cell office:value-type="float" office:value="75503" table:style-name="ce429">
            <text:p>75,503</text:p>
          </table:table-cell>
          <table:table-cell office:value-type="float" office:value="71504" table:style-name="ce429">
            <text:p>71,504</text:p>
          </table:table-cell>
          <table:table-cell office:value-type="float" office:value="61014" table:style-name="ce429">
            <text:p>61,014</text:p>
          </table:table-cell>
          <table:table-cell office:value-type="float" office:value="66693" table:style-name="ce429">
            <text:p>66,693</text:p>
          </table:table-cell>
          <table:table-cell office:value-type="float" office:value="72003" table:style-name="ce429">
            <text:p>72,003</text:p>
          </table:table-cell>
          <table:table-cell office:value-type="float" office:value="66160" table:style-name="ce429">
            <text:p>66,160</text:p>
          </table:table-cell>
          <table:table-cell office:value-type="float" office:value="54728" table:style-name="ce429">
            <text:p>54,728</text:p>
          </table:table-cell>
          <table:table-cell office:value-type="float" office:value="50133" table:style-name="ce429">
            <text:p>50,133</text:p>
          </table:table-cell>
          <table:table-cell office:value-type="float" office:value="42499" table:style-name="ce429">
            <text:p>42,499</text:p>
          </table:table-cell>
          <table:table-cell office:value-type="float" office:value="42432" table:style-name="ce429">
            <text:p>42,432</text:p>
          </table:table-cell>
          <table:table-cell office:value-type="float" office:value="42689" table:style-name="ce429">
            <text:p>42,689</text:p>
          </table:table-cell>
          <table:table-cell table:number-columns-repeated="16372"/>
        </table:table-row>
        <table:table-row table:style-name="ro23">
          <table:table-cell office:value-type="string" table:style-name="ce200">
            <text:p>Proceedings terminated early<text:span text:style-name="T3">(6)</text:span></text:p>
          </table:table-cell>
          <table:table-cell office:value-type="float" office:value="50132" table:style-name="ce429">
            <text:p>50,132</text:p>
          </table:table-cell>
          <table:table-cell office:value-type="float" office:value="49265" table:style-name="ce429">
            <text:p>49,265</text:p>
          </table:table-cell>
          <table:table-cell office:value-type="float" office:value="43001" table:style-name="ce429">
            <text:p>43,001</text:p>
          </table:table-cell>
          <table:table-cell office:value-type="float" office:value="38689" table:style-name="ce429">
            <text:p>38,689</text:p>
          </table:table-cell>
          <table:table-cell office:value-type="float" office:value="35179" table:style-name="ce429">
            <text:p>35,179</text:p>
          </table:table-cell>
          <table:table-cell office:value-type="float" office:value="32184" table:style-name="ce429">
            <text:p>32,184</text:p>
          </table:table-cell>
          <table:table-cell office:value-type="float" office:value="28724" table:style-name="ce429">
            <text:p>28,724</text:p>
          </table:table-cell>
          <table:table-cell office:value-type="float" office:value="25255" table:style-name="ce429">
            <text:p>25,255</text:p>
          </table:table-cell>
          <table:table-cell office:value-type="float" office:value="21940" table:style-name="ce429">
            <text:p>21,940</text:p>
          </table:table-cell>
          <table:table-cell office:value-type="float" office:value="21825" table:style-name="ce429">
            <text:p>21,825</text:p>
          </table:table-cell>
          <table:table-cell office:value-type="float" office:value="19277" table:style-name="ce429">
            <text:p>19,277</text:p>
          </table:table-cell>
          <table:table-cell table:number-columns-repeated="16372"/>
        </table:table-row>
        <table:table-row table:style-name="ro23">
          <table:table-cell office:value-type="string" table:style-name="ce456">
            <text:p>Tried at MC<text:s/></text:p>
          </table:table-cell>
          <table:table-cell office:value-type="float" office:value="270739" table:style-name="ce429">
            <text:p>270,739</text:p>
          </table:table-cell>
          <table:table-cell office:value-type="float" office:value="273329" table:style-name="ce429">
            <text:p>273,329</text:p>
          </table:table-cell>
          <table:table-cell office:value-type="float" office:value="251536" table:style-name="ce429">
            <text:p>251,536</text:p>
          </table:table-cell>
          <table:table-cell office:value-type="float" office:value="233631" table:style-name="ce429">
            <text:p>233,631</text:p>
          </table:table-cell>
          <table:table-cell office:value-type="float" office:value="224926" table:style-name="ce429">
            <text:p>224,926</text:p>
          </table:table-cell>
          <table:table-cell office:value-type="float" office:value="205999" table:style-name="ce429">
            <text:p>205,999</text:p>
          </table:table-cell>
          <table:table-cell office:value-type="float" office:value="190655" table:style-name="ce429">
            <text:p>190,655</text:p>
          </table:table-cell>
          <table:table-cell office:value-type="float" office:value="179749" table:style-name="ce429">
            <text:p>179,749</text:p>
          </table:table-cell>
          <table:table-cell office:value-type="float" office:value="159462" table:style-name="ce429">
            <text:p>159,462</text:p>
          </table:table-cell>
          <table:table-cell office:value-type="float" office:value="157673" table:style-name="ce429">
            <text:p>157,673</text:p>
          </table:table-cell>
          <table:table-cell office:value-type="float" office:value="121102" table:style-name="ce429">
            <text:p>121,102</text:p>
          </table:table-cell>
          <table:table-cell table:number-columns-repeated="16372"/>
        </table:table-row>
        <table:table-row table:style-name="ro23">
          <table:table-cell office:value-type="string" table:style-name="ce458">
            <text:p>Discharged at committal proceedings<text:span text:style-name="T3">(7)</text:span></text:p>
          </table:table-cell>
          <table:table-cell office:value-type="float" office:value="3464" table:style-name="ce429">
            <text:p>3,464</text:p>
          </table:table-cell>
          <table:table-cell office:value-type="float" office:value="2731" table:style-name="ce429">
            <text:p>2,731</text:p>
          </table:table-cell>
          <table:table-cell office:value-type="float" office:value="2184" table:style-name="ce429">
            <text:p>2,184</text:p>
          </table:table-cell>
          <table:table-cell office:value-type="float" office:value="1357" table:style-name="ce429">
            <text:p>1,357</text:p>
          </table:table-cell>
          <table:table-cell office:value-type="float" office:value="15" table:style-name="ce429">
            <text:p>15</text:p>
          </table:table-cell>
          <table:table-cell office:value-type="float" office:value="3" table:style-name="ce429">
            <text:p>3</text:p>
          </table:table-cell>
          <table:table-cell office:value-type="float" office:value="14" table:style-name="ce429">
            <text:p>14</text:p>
          </table:table-cell>
          <table:table-cell office:value-type="float" office:value="24" table:style-name="ce429">
            <text:p>24</text:p>
          </table:table-cell>
          <table:table-cell office:value-type="float" office:value="19" table:style-name="ce429">
            <text:p>19</text:p>
          </table:table-cell>
          <table:table-cell office:value-type="float" office:value="25" table:style-name="ce429">
            <text:p>25</text:p>
          </table:table-cell>
          <table:table-cell office:value-type="float" office:value="16" table:style-name="ce429">
            <text:p>16</text:p>
          </table:table-cell>
          <table:table-cell table:number-columns-repeated="16372"/>
        </table:table-row>
        <table:table-row table:style-name="ro23">
          <table:table-cell office:value-type="string" table:style-name="ce458">
            <text:p>Dismissed (found not guilty after summary trial)</text:p>
          </table:table-cell>
          <table:table-cell office:value-type="float" office:value="4452" table:style-name="ce429">
            <text:p>4,452</text:p>
          </table:table-cell>
          <table:table-cell office:value-type="float" office:value="4168" table:style-name="ce429">
            <text:p>4,168</text:p>
          </table:table-cell>
          <table:table-cell office:value-type="float" office:value="4228" table:style-name="ce429">
            <text:p>4,228</text:p>
          </table:table-cell>
          <table:table-cell office:value-type="float" office:value="4123" table:style-name="ce429">
            <text:p>4,123</text:p>
          </table:table-cell>
          <table:table-cell office:value-type="float" office:value="4780" table:style-name="ce429">
            <text:p>4,780</text:p>
          </table:table-cell>
          <table:table-cell office:value-type="float" office:value="4832" table:style-name="ce429">
            <text:p>4,832</text:p>
          </table:table-cell>
          <table:table-cell office:value-type="float" office:value="4322" table:style-name="ce429">
            <text:p>4,322</text:p>
          </table:table-cell>
          <table:table-cell office:value-type="float" office:value="4162" table:style-name="ce429">
            <text:p>4,162</text:p>
          </table:table-cell>
          <table:table-cell office:value-type="float" office:value="3478" table:style-name="ce429">
            <text:p>3,478</text:p>
          </table:table-cell>
          <table:table-cell office:value-type="float" office:value="3182" table:style-name="ce429">
            <text:p>3,182</text:p>
          </table:table-cell>
          <table:table-cell office:value-type="float" office:value="2041" table:style-name="ce429">
            <text:p>2,041</text:p>
          </table:table-cell>
          <table:table-cell table:number-columns-repeated="16372"/>
        </table:table-row>
        <table:table-row table:style-name="ro23">
          <table:table-cell office:value-type="string" table:style-name="ce459">
            <text:p>Found guilty at MC</text:p>
          </table:table-cell>
          <table:table-cell office:value-type="float" office:value="262823" table:style-name="ce429">
            <text:p>262,823</text:p>
          </table:table-cell>
          <table:table-cell office:value-type="float" office:value="266430" table:style-name="ce429">
            <text:p>266,430</text:p>
          </table:table-cell>
          <table:table-cell office:value-type="float" office:value="245124" table:style-name="ce429">
            <text:p>245,124</text:p>
          </table:table-cell>
          <table:table-cell office:value-type="float" office:value="228151" table:style-name="ce429">
            <text:p>228,151</text:p>
          </table:table-cell>
          <table:table-cell office:value-type="float" office:value="220131" table:style-name="ce429">
            <text:p>220,131</text:p>
          </table:table-cell>
          <table:table-cell office:value-type="float" office:value="201164" table:style-name="ce429">
            <text:p>201,164</text:p>
          </table:table-cell>
          <table:table-cell office:value-type="float" office:value="186319" table:style-name="ce429">
            <text:p>186,319</text:p>
          </table:table-cell>
          <table:table-cell office:value-type="float" office:value="175563" table:style-name="ce429">
            <text:p>175,563</text:p>
          </table:table-cell>
          <table:table-cell office:value-type="float" office:value="155965" table:style-name="ce429">
            <text:p>155,965</text:p>
          </table:table-cell>
          <table:table-cell office:value-type="float" office:value="154466" table:style-name="ce429">
            <text:p>154,466</text:p>
          </table:table-cell>
          <table:table-cell office:value-type="float" office:value="119045" table:style-name="ce429">
            <text:p>119,045</text:p>
          </table:table-cell>
          <table:table-cell table:number-columns-repeated="16372"/>
        </table:table-row>
        <table:table-row table:style-name="ro23">
          <table:table-cell office:value-type="string" table:style-name="ce459">
            <text:p>Magistrates' court conviction trial rate<text:span text:style-name="T3">(8)</text:span></text:p>
          </table:table-cell>
          <table:table-cell office:value-type="percentage" office:value="0.97076150831612729" table:style-name="ce341">
            <text:p>97.1%</text:p>
          </table:table-cell>
          <table:table-cell office:value-type="percentage" office:value="0.97475935594100882" table:style-name="ce341">
            <text:p>97.5%</text:p>
          </table:table-cell>
          <table:table-cell office:value-type="percentage" office:value="0.97450861904459007" table:style-name="ce341">
            <text:p>97.5%</text:p>
          </table:table-cell>
          <table:table-cell office:value-type="percentage" office:value="0.97654420860245428" table:style-name="ce341">
            <text:p>97.7%</text:p>
          </table:table-cell>
          <table:table-cell office:value-type="percentage" office:value="0.97868187759529801" table:style-name="ce341">
            <text:p>97.9%</text:p>
          </table:table-cell>
          <table:table-cell office:value-type="percentage" office:value="0.97652901227675859" table:style-name="ce341">
            <text:p>97.7%</text:p>
          </table:table-cell>
          <table:table-cell office:value-type="percentage" office:value="0.97725734966300382" table:style-name="ce341">
            <text:p>97.7%</text:p>
          </table:table-cell>
          <table:table-cell office:value-type="percentage" office:value="0.9767119705811993" table:style-name="ce341">
            <text:p>97.7%</text:p>
          </table:table-cell>
          <table:table-cell office:value-type="percentage" office:value="0.97807001041000363" table:style-name="ce341">
            <text:p>97.8%</text:p>
          </table:table-cell>
          <table:table-cell office:value-type="percentage" office:value="0.97966043647295353" table:style-name="ce341">
            <text:p>98.0%</text:p>
          </table:table-cell>
          <table:table-cell office:value-type="percentage" office:value="0.98301431850836485" table:style-name="ce341">
            <text:p>98.3%</text:p>
          </table:table-cell>
          <table:table-cell table:number-columns-repeated="16372"/>
        </table:table-row>
        <table:table-row table:style-name="ro23">
          <table:table-cell table:style-name="ce224"/>
          <table:table-cell table:number-columns-repeated="9" table:style-name="ce466"/>
          <table:table-cell table:number-columns-repeated="2" table:style-name="ce467"/>
          <table:table-cell table:number-columns-repeated="16372"/>
        </table:table-row>
        <table:table-row table:style-name="ro23">
          <table:table-cell office:value-type="string" table:style-name="ce456">
            <text:p>For trial at CC<text:span text:style-name="T3">(9)</text:span></text:p>
          </table:table-cell>
          <table:table-cell office:value-type="float" office:value="77666" table:style-name="ce429">
            <text:p>77,666</text:p>
          </table:table-cell>
          <table:table-cell office:value-type="float" office:value="76642" table:style-name="ce429">
            <text:p>76,642</text:p>
          </table:table-cell>
          <table:table-cell office:value-type="float" office:value="67391" table:style-name="ce429">
            <text:p>67,391</text:p>
          </table:table-cell>
          <table:table-cell office:value-type="float" office:value="61240" table:style-name="ce429">
            <text:p>61,240</text:p>
          </table:table-cell>
          <table:table-cell office:value-type="float" office:value="64280" table:style-name="ce429">
            <text:p>64,280</text:p>
          </table:table-cell>
          <table:table-cell office:value-type="float" office:value="66725" table:style-name="ce429">
            <text:p>66,725</text:p>
          </table:table-cell>
          <table:table-cell office:value-type="float" office:value="63000" table:style-name="ce429">
            <text:p>63,000</text:p>
          </table:table-cell>
          <table:table-cell office:value-type="float" office:value="53549" table:style-name="ce429">
            <text:p>53,549</text:p>
          </table:table-cell>
          <table:table-cell office:value-type="float" office:value="46378" table:style-name="ce429">
            <text:p>46,378</text:p>
          </table:table-cell>
          <table:table-cell office:value-type="float" office:value="44032" table:style-name="ce429">
            <text:p>44,032</text:p>
          </table:table-cell>
          <table:table-cell office:value-type="float" office:value="38833" table:style-name="ce429">
            <text:p>38,833</text:p>
          </table:table-cell>
          <table:table-cell table:number-columns-repeated="16372"/>
        </table:table-row>
        <table:table-row table:style-name="ro23">
          <table:table-cell office:value-type="string" table:style-name="ce459">
            <text:p>Not Tried</text:p>
          </table:table-cell>
          <table:table-cell office:value-type="float" office:value="949" table:style-name="ce429">
            <text:p>949</text:p>
          </table:table-cell>
          <table:table-cell office:value-type="float" office:value="940" table:style-name="ce429">
            <text:p>940</text:p>
          </table:table-cell>
          <table:table-cell office:value-type="float" office:value="658" table:style-name="ce429">
            <text:p>658</text:p>
          </table:table-cell>
          <table:table-cell office:value-type="float" office:value="641" table:style-name="ce429">
            <text:p>641</text:p>
          </table:table-cell>
          <table:table-cell office:value-type="float" office:value="571" table:style-name="ce429">
            <text:p>571</text:p>
          </table:table-cell>
          <table:table-cell office:value-type="float" office:value="615" table:style-name="ce429">
            <text:p>615</text:p>
          </table:table-cell>
          <table:table-cell office:value-type="float" office:value="621" table:style-name="ce429">
            <text:p>621</text:p>
          </table:table-cell>
          <table:table-cell office:value-type="float" office:value="603" table:style-name="ce429">
            <text:p>603</text:p>
          </table:table-cell>
          <table:table-cell office:value-type="float" office:value="649" table:style-name="ce429">
            <text:p>649</text:p>
          </table:table-cell>
          <table:table-cell office:value-type="float" office:value="570" table:style-name="ce429">
            <text:p>570</text:p>
          </table:table-cell>
          <table:table-cell office:value-type="float" office:value="548" table:style-name="ce429">
            <text:p>548</text:p>
          </table:table-cell>
          <table:table-cell table:number-columns-repeated="16372"/>
        </table:table-row>
        <table:table-row table:style-name="ro23">
          <table:table-cell office:value-type="string" table:style-name="ce456">
            <text:p>Tried at CC</text:p>
          </table:table-cell>
          <table:table-cell office:value-type="float" office:value="76717" table:style-name="ce429">
            <text:p>76,717</text:p>
          </table:table-cell>
          <table:table-cell office:value-type="float" office:value="75702" table:style-name="ce429">
            <text:p>75,702</text:p>
          </table:table-cell>
          <table:table-cell office:value-type="float" office:value="66733" table:style-name="ce429">
            <text:p>66,733</text:p>
          </table:table-cell>
          <table:table-cell office:value-type="float" office:value="60599" table:style-name="ce429">
            <text:p>60,599</text:p>
          </table:table-cell>
          <table:table-cell office:value-type="float" office:value="63709" table:style-name="ce429">
            <text:p>63,709</text:p>
          </table:table-cell>
          <table:table-cell office:value-type="float" office:value="66110" table:style-name="ce429">
            <text:p>66,110</text:p>
          </table:table-cell>
          <table:table-cell office:value-type="float" office:value="62379" table:style-name="ce429">
            <text:p>62,379</text:p>
          </table:table-cell>
          <table:table-cell office:value-type="float" office:value="52946" table:style-name="ce429">
            <text:p>52,946</text:p>
          </table:table-cell>
          <table:table-cell office:value-type="float" office:value="45729" table:style-name="ce429">
            <text:p>45,729</text:p>
          </table:table-cell>
          <table:table-cell office:value-type="float" office:value="43462" table:style-name="ce429">
            <text:p>43,462</text:p>
          </table:table-cell>
          <table:table-cell office:value-type="float" office:value="38285" table:style-name="ce429">
            <text:p>38,285</text:p>
          </table:table-cell>
          <table:table-cell table:number-columns-repeated="16372"/>
        </table:table-row>
        <table:table-row table:style-name="ro23">
          <table:table-cell office:value-type="string" table:style-name="ce459">
            <text:p>Acquitted</text:p>
          </table:table-cell>
          <table:table-cell office:value-type="float" office:value="14558" table:style-name="ce429">
            <text:p>14,558</text:p>
          </table:table-cell>
          <table:table-cell office:value-type="float" office:value="13936" table:style-name="ce429">
            <text:p>13,936</text:p>
          </table:table-cell>
          <table:table-cell office:value-type="float" office:value="12040" table:style-name="ce429">
            <text:p>12,040</text:p>
          </table:table-cell>
          <table:table-cell office:value-type="float" office:value="10133" table:style-name="ce429">
            <text:p>10,133</text:p>
          </table:table-cell>
          <table:table-cell office:value-type="float" office:value="10205" table:style-name="ce429">
            <text:p>10,205</text:p>
          </table:table-cell>
          <table:table-cell office:value-type="float" office:value="11131" table:style-name="ce429">
            <text:p>11,131</text:p>
          </table:table-cell>
          <table:table-cell office:value-type="float" office:value="10706" table:style-name="ce429">
            <text:p>10,706</text:p>
          </table:table-cell>
          <table:table-cell office:value-type="float" office:value="9098" table:style-name="ce429">
            <text:p>9,098</text:p>
          </table:table-cell>
          <table:table-cell office:value-type="float" office:value="8039" table:style-name="ce429">
            <text:p>8,039</text:p>
          </table:table-cell>
          <table:table-cell office:value-type="float" office:value="7162" table:style-name="ce429">
            <text:p>7,162</text:p>
          </table:table-cell>
          <table:table-cell office:value-type="float" office:value="5207" table:style-name="ce429">
            <text:p>5,207</text:p>
          </table:table-cell>
          <table:table-cell table:number-columns-repeated="16372"/>
        </table:table-row>
        <table:table-row table:style-name="ro23">
          <table:table-cell office:value-type="string" table:style-name="ce459">
            <text:p>Found guilty at CC<text:span text:style-name="T3">(4)</text:span></text:p>
          </table:table-cell>
          <table:table-cell office:value-type="float" office:value="62159" table:style-name="ce429">
            <text:p>62,159</text:p>
          </table:table-cell>
          <table:table-cell office:value-type="float" office:value="61766" table:style-name="ce429">
            <text:p>61,766</text:p>
          </table:table-cell>
          <table:table-cell office:value-type="float" office:value="54693" table:style-name="ce429">
            <text:p>54,693</text:p>
          </table:table-cell>
          <table:table-cell office:value-type="float" office:value="50466" table:style-name="ce429">
            <text:p>50,466</text:p>
          </table:table-cell>
          <table:table-cell office:value-type="float" office:value="53504" table:style-name="ce429">
            <text:p>53,504</text:p>
          </table:table-cell>
          <table:table-cell office:value-type="float" office:value="54979" table:style-name="ce429">
            <text:p>54,979</text:p>
          </table:table-cell>
          <table:table-cell office:value-type="float" office:value="51673" table:style-name="ce429">
            <text:p>51,673</text:p>
          </table:table-cell>
          <table:table-cell office:value-type="float" office:value="43848" table:style-name="ce429">
            <text:p>43,848</text:p>
          </table:table-cell>
          <table:table-cell office:value-type="float" office:value="37690" table:style-name="ce429">
            <text:p>37,690</text:p>
          </table:table-cell>
          <table:table-cell office:value-type="float" office:value="36300" table:style-name="ce429">
            <text:p>36,300</text:p>
          </table:table-cell>
          <table:table-cell office:value-type="float" office:value="33078" table:style-name="ce429">
            <text:p>33,078</text:p>
          </table:table-cell>
          <table:table-cell table:number-columns-repeated="16372"/>
        </table:table-row>
        <table:table-row table:style-name="ro23">
          <table:table-cell office:value-type="string" table:style-name="ce460">
            <text:p>Crown court conviction trial rate<text:span text:style-name="T3">(8)</text:span></text:p>
          </table:table-cell>
          <table:table-cell office:value-type="percentage" office:value="0.81023762660166587" table:style-name="ce461">
            <text:p>81.0%</text:p>
          </table:table-cell>
          <table:table-cell office:value-type="percentage" office:value="0.81590975139362232" table:style-name="ce461">
            <text:p>81.6%</text:p>
          </table:table-cell>
          <table:table-cell office:value-type="percentage" office:value="0.81957951837921272" table:style-name="ce461">
            <text:p>82.0%</text:p>
          </table:table-cell>
          <table:table-cell office:value-type="percentage" office:value="0.83278601957128007" table:style-name="ce461">
            <text:p>83.3%</text:p>
          </table:table-cell>
          <table:table-cell office:value-type="percentage" office:value="0.83981854996939209" table:style-name="ce461">
            <text:p>84.0%</text:p>
          </table:table-cell>
          <table:table-cell office:value-type="percentage" office:value="0.8316291030101346" table:style-name="ce461">
            <text:p>83.2%</text:p>
          </table:table-cell>
          <table:table-cell office:value-type="percentage" office:value="0.82837172766475897" table:style-name="ce461">
            <text:p>82.8%</text:p>
          </table:table-cell>
          <table:table-cell office:value-type="percentage" office:value="0.82816454500812153" table:style-name="ce461">
            <text:p>82.8%</text:p>
          </table:table-cell>
          <table:table-cell office:value-type="percentage" office:value="0.82420345951146978" table:style-name="ce461">
            <text:p>82.4%</text:p>
          </table:table-cell>
          <table:table-cell office:value-type="percentage" office:value="0.83521236942616539" table:style-name="ce461">
            <text:p>83.5%</text:p>
          </table:table-cell>
          <table:table-cell office:value-type="percentage" office:value="0.86399373122632883" table:style-name="ce461">
            <text:p>86.4%</text:p>
          </table:table-cell>
          <table:table-cell table:number-columns-repeated="16372"/>
        </table:table-row>
        <table:table-row table:style-name="ro23">
          <table:table-cell office:value-type="string" table:style-name="ce462">
            <text:p>All convictions</text:p>
          </table:table-cell>
          <table:table-cell office:value-type="float" office:value="324982" table:style-name="ce463">
            <text:p>324,982</text:p>
          </table:table-cell>
          <table:table-cell office:value-type="float" office:value="328196" table:style-name="ce463">
            <text:p>328,196</text:p>
          </table:table-cell>
          <table:table-cell office:value-type="float" office:value="299817" table:style-name="ce463">
            <text:p>299,817</text:p>
          </table:table-cell>
          <table:table-cell office:value-type="float" office:value="278617" table:style-name="ce463">
            <text:p>278,617</text:p>
          </table:table-cell>
          <table:table-cell office:value-type="float" office:value="273635" table:style-name="ce463">
            <text:p>273,635</text:p>
          </table:table-cell>
          <table:table-cell office:value-type="float" office:value="256143" table:style-name="ce463">
            <text:p>256,143</text:p>
          </table:table-cell>
          <table:table-cell office:value-type="float" office:value="237992" table:style-name="ce463">
            <text:p>237,992</text:p>
          </table:table-cell>
          <table:table-cell office:value-type="float" office:value="219411" table:style-name="ce463">
            <text:p>219,411</text:p>
          </table:table-cell>
          <table:table-cell office:value-type="float" office:value="193655" table:style-name="ce463">
            <text:p>193,655</text:p>
          </table:table-cell>
          <table:table-cell office:value-type="float" office:value="190766" table:style-name="ce463">
            <text:p>190,766</text:p>
          </table:table-cell>
          <table:table-cell office:value-type="float" office:value="152123" table:style-name="ce463">
            <text:p>152,123</text:p>
          </table:table-cell>
          <table:table-cell table:number-columns-repeated="16372"/>
        </table:table-row>
        <table:table-row table:style-name="ro23">
          <table:table-cell office:value-type="string" table:style-name="ce464">
            <text:p>Conviction Ratio<text:span text:style-name="T3">(10)</text:span></text:p>
          </table:table-cell>
          <table:table-cell office:value-type="percentage" office:value="0.81988727817667151" table:style-name="ce461">
            <text:p>82.0%</text:p>
          </table:table-cell>
          <table:table-cell office:value-type="percentage" office:value="0.83277763398951532" table:style-name="ce461">
            <text:p>83.3%</text:p>
          </table:table-cell>
          <table:table-cell office:value-type="percentage" office:value="0.84324611659086879" table:style-name="ce461">
            <text:p>84.3%</text:p>
          </table:table-cell>
          <table:table-cell office:value-type="percentage" office:value="0.82184753976986136" table:style-name="ce461">
            <text:p>82.2%</text:p>
          </table:table-cell>
          <table:table-cell office:value-type="percentage" office:value="0.82393378057740252" table:style-name="ce461">
            <text:p>82.4%</text:p>
          </table:table-cell>
          <table:table-cell office:value-type="percentage" office:value="0.8416260600703811" table:style-name="ce461">
            <text:p>84.2%</text:p>
          </table:table-cell>
          <table:table-cell office:value-type="percentage" office:value="0.86824488247290288" table:style-name="ce461">
            <text:p>86.8%</text:p>
          </table:table-cell>
          <table:table-cell office:value-type="percentage" office:value="0.85997326926318018" table:style-name="ce461">
            <text:p>86.0%</text:p>
          </table:table-cell>
          <table:table-cell office:value-type="percentage" office:value="0.8649135108820416" table:style-name="ce461">
            <text:p>86.5%</text:p>
          </table:table-cell>
          <table:table-cell office:value-type="percentage" office:value="0.85957734420763299" table:style-name="ce461">
            <text:p>86.0%</text:p>
          </table:table-cell>
          <table:table-cell office:value-type="percentage" office:value="0.83096445036816924" table:style-name="ce461">
            <text:p>83.1%</text:p>
          </table:table-cell>
          <table:table-cell table:number-columns-repeated="16372"/>
        </table:table-row>
        <table:table-row table:style-name="ro23">
          <table:table-cell table:number-columns-repeated="12" table:style-name="ce224"/>
          <table:table-cell table:number-columns-repeated="16372"/>
        </table:table-row>
        <table:table-row table:style-name="ro23">
          <table:table-cell office:value-type="string" table:style-name="ce454">
            <text:p>Summary non-motoring offences<text:s/></text:p>
          </table:table-cell>
          <table:table-cell table:number-columns-repeated="10" table:style-name="ce224"/>
          <table:table-cell table:style-name="ce455"/>
          <table:table-cell table:number-columns-repeated="16372"/>
        </table:table-row>
        <table:table-row table:style-name="ro23">
          <table:table-cell office:value-type="string" table:style-name="ce456">
            <text:p>Number of defendants proceeded against at MC</text:p>
          </table:table-cell>
          <table:table-cell office:value-type="float" office:value="610935" table:style-name="ce429">
            <text:p>610,935</text:p>
          </table:table-cell>
          <table:table-cell office:value-type="float" office:value="605171" table:style-name="ce429">
            <text:p>605,171</text:p>
          </table:table-cell>
          <table:table-cell office:value-type="float" office:value="586321" table:style-name="ce429">
            <text:p>586,321</text:p>
          </table:table-cell>
          <table:table-cell office:value-type="float" office:value="556487" table:style-name="ce429">
            <text:p>556,487</text:p>
          </table:table-cell>
          <table:table-cell office:value-type="float" office:value="554524" table:style-name="ce429">
            <text:p>554,524</text:p>
          </table:table-cell>
          <table:table-cell office:value-type="float" office:value="589931" table:style-name="ce429">
            <text:p>589,931</text:p>
          </table:table-cell>
          <table:table-cell office:value-type="float" office:value="600087" table:style-name="ce429">
            <text:p>600,087</text:p>
          </table:table-cell>
          <table:table-cell office:value-type="float" office:value="556507" table:style-name="ce429">
            <text:p>556,507</text:p>
          </table:table-cell>
          <table:table-cell office:value-type="float" office:value="548738" table:style-name="ce429">
            <text:p>548,738</text:p>
          </table:table-cell>
          <table:table-cell office:value-type="float" office:value="531677" table:style-name="ce429">
            <text:p>531,677</text:p>
          </table:table-cell>
          <table:table-cell office:value-type="float" office:value="329549" table:style-name="ce429">
            <text:p>329,549</text:p>
          </table:table-cell>
          <table:table-cell table:number-columns-repeated="16372"/>
        </table:table-row>
        <table:table-row table:style-name="ro23">
          <table:table-cell office:value-type="string" table:style-name="ce456">
            <text:p>Sent for trial at CC<text:span text:style-name="T3">(5)</text:span></text:p>
          </table:table-cell>
          <table:table-cell office:value-type="float" office:value="613" table:style-name="ce429">
            <text:p>613</text:p>
          </table:table-cell>
          <table:table-cell office:value-type="float" office:value="509" table:style-name="ce429">
            <text:p>509</text:p>
          </table:table-cell>
          <table:table-cell office:value-type="float" office:value="330" table:style-name="ce429">
            <text:p>330</text:p>
          </table:table-cell>
          <table:table-cell office:value-type="float" office:value="621" table:style-name="ce429">
            <text:p>621</text:p>
          </table:table-cell>
          <table:table-cell office:value-type="float" office:value="618" table:style-name="ce429">
            <text:p>618</text:p>
          </table:table-cell>
          <table:table-cell office:value-type="float" office:value="534" table:style-name="ce429">
            <text:p>534</text:p>
          </table:table-cell>
          <table:table-cell office:value-type="float" office:value="316" table:style-name="ce429">
            <text:p>316</text:p>
          </table:table-cell>
          <table:table-cell office:value-type="float" office:value="228" table:style-name="ce429">
            <text:p>228</text:p>
          </table:table-cell>
          <table:table-cell office:value-type="float" office:value="169" table:style-name="ce429">
            <text:p>169</text:p>
          </table:table-cell>
          <table:table-cell office:value-type="float" office:value="163" table:style-name="ce429">
            <text:p>163</text:p>
          </table:table-cell>
          <table:table-cell office:value-type="float" office:value="175" table:style-name="ce429">
            <text:p>175</text:p>
          </table:table-cell>
          <table:table-cell table:number-columns-repeated="16372"/>
        </table:table-row>
        <table:table-row table:style-name="ro23">
          <table:table-cell office:value-type="string" table:style-name="ce200">
            <text:p>Proceedings terminated early<text:span text:style-name="T3">(6)</text:span></text:p>
          </table:table-cell>
          <table:table-cell office:value-type="float" office:value="106385" table:style-name="ce429">
            <text:p>106,385</text:p>
          </table:table-cell>
          <table:table-cell office:value-type="float" office:value="105642" table:style-name="ce429">
            <text:p>105,642</text:p>
          </table:table-cell>
          <table:table-cell office:value-type="float" office:value="103295" table:style-name="ce429">
            <text:p>103,295</text:p>
          </table:table-cell>
          <table:table-cell office:value-type="float" office:value="106526" table:style-name="ce429">
            <text:p>106,526</text:p>
          </table:table-cell>
          <table:table-cell office:value-type="float" office:value="98160" table:style-name="ce429">
            <text:p>98,160</text:p>
          </table:table-cell>
          <table:table-cell office:value-type="float" office:value="104904" table:style-name="ce429">
            <text:p>104,904</text:p>
          </table:table-cell>
          <table:table-cell office:value-type="float" office:value="104529" table:style-name="ce429">
            <text:p>104,529</text:p>
          </table:table-cell>
          <table:table-cell office:value-type="float" office:value="79103" table:style-name="ce429">
            <text:p>79,103</text:p>
          </table:table-cell>
          <table:table-cell office:value-type="float" office:value="76191" table:style-name="ce429">
            <text:p>76,191</text:p>
          </table:table-cell>
          <table:table-cell office:value-type="float" office:value="71242" table:style-name="ce429">
            <text:p>71,242</text:p>
          </table:table-cell>
          <table:table-cell office:value-type="float" office:value="51178" table:style-name="ce429">
            <text:p>51,178</text:p>
          </table:table-cell>
          <table:table-cell table:number-columns-repeated="16372"/>
        </table:table-row>
        <table:table-row table:style-name="ro23">
          <table:table-cell office:value-type="string" table:style-name="ce456">
            <text:p>Tried at MC<text:s/></text:p>
          </table:table-cell>
          <table:table-cell office:value-type="float" office:value="503937" table:style-name="ce429">
            <text:p>503,937</text:p>
          </table:table-cell>
          <table:table-cell office:value-type="float" office:value="499020" table:style-name="ce429">
            <text:p>499,020</text:p>
          </table:table-cell>
          <table:table-cell office:value-type="float" office:value="482696" table:style-name="ce429">
            <text:p>482,696</text:p>
          </table:table-cell>
          <table:table-cell office:value-type="float" office:value="449340" table:style-name="ce429">
            <text:p>449,340</text:p>
          </table:table-cell>
          <table:table-cell office:value-type="float" office:value="455746" table:style-name="ce429">
            <text:p>455,746</text:p>
          </table:table-cell>
          <table:table-cell office:value-type="float" office:value="484493" table:style-name="ce429">
            <text:p>484,493</text:p>
          </table:table-cell>
          <table:table-cell office:value-type="float" office:value="495242" table:style-name="ce429">
            <text:p>495,242</text:p>
          </table:table-cell>
          <table:table-cell office:value-type="float" office:value="477176" table:style-name="ce429">
            <text:p>477,176</text:p>
          </table:table-cell>
          <table:table-cell office:value-type="float" office:value="472378" table:style-name="ce429">
            <text:p>472,378</text:p>
          </table:table-cell>
          <table:table-cell office:value-type="float" office:value="460272" table:style-name="ce429">
            <text:p>460,272</text:p>
          </table:table-cell>
          <table:table-cell office:value-type="float" office:value="278196" table:style-name="ce429">
            <text:p>278,196</text:p>
          </table:table-cell>
          <table:table-cell table:number-columns-repeated="16372"/>
        </table:table-row>
        <table:table-row table:style-name="ro23">
          <table:table-cell office:value-type="string" table:style-name="ce458">
            <text:p>Discharged at committal proceedings<text:span text:style-name="T3">(7)</text:span></text:p>
          </table:table-cell>
          <table:table-cell office:value-type="float" office:value="0" table:style-name="ce429">
            <text:p>-</text:p>
          </table:table-cell>
          <table:table-cell office:value-type="float" office:value="0" table:style-name="ce429">
            <text:p>-</text:p>
          </table:table-cell>
          <table:table-cell office:value-type="float" office:value="0" table:style-name="ce429">
            <text:p>-</text:p>
          </table:table-cell>
          <table:table-cell office:value-type="float" office:value="0" table:style-name="ce429">
            <text:p>-</text:p>
          </table:table-cell>
          <table:table-cell office:value-type="float" office:value="0" table:style-name="ce429">
            <text:p>-</text:p>
          </table:table-cell>
          <table:table-cell office:value-type="float" office:value="0" table:style-name="ce429">
            <text:p>-</text:p>
          </table:table-cell>
          <table:table-cell office:value-type="float" office:value="0" table:style-name="ce429">
            <text:p>-</text:p>
          </table:table-cell>
          <table:table-cell office:value-type="float" office:value="1" table:style-name="ce429">
            <text:p>1</text:p>
          </table:table-cell>
          <table:table-cell office:value-type="float" office:value="0" table:style-name="ce429">
            <text:p>-</text:p>
          </table:table-cell>
          <table:table-cell office:value-type="float" office:value="0" table:style-name="ce429">
            <text:p>-</text:p>
          </table:table-cell>
          <table:table-cell office:value-type="float" office:value="0" table:style-name="ce429">
            <text:p>-</text:p>
          </table:table-cell>
          <table:table-cell table:number-columns-repeated="16372"/>
        </table:table-row>
        <table:table-row table:style-name="ro23">
          <table:table-cell office:value-type="string" table:style-name="ce458">
            <text:p>Dismissed (found not guilty after summary trial)</text:p>
          </table:table-cell>
          <table:table-cell office:value-type="float" office:value="10360" table:style-name="ce429">
            <text:p>10,360</text:p>
          </table:table-cell>
          <table:table-cell office:value-type="float" office:value="9360" table:style-name="ce429">
            <text:p>9,360</text:p>
          </table:table-cell>
          <table:table-cell office:value-type="float" office:value="9385" table:style-name="ce429">
            <text:p>9,385</text:p>
          </table:table-cell>
          <table:table-cell office:value-type="float" office:value="9280" table:style-name="ce429">
            <text:p>9,280</text:p>
          </table:table-cell>
          <table:table-cell office:value-type="float" office:value="10378" table:style-name="ce429">
            <text:p>10,378</text:p>
          </table:table-cell>
          <table:table-cell office:value-type="float" office:value="11522" table:style-name="ce429">
            <text:p>11,522</text:p>
          </table:table-cell>
          <table:table-cell office:value-type="float" office:value="10555" table:style-name="ce429">
            <text:p>10,555</text:p>
          </table:table-cell>
          <table:table-cell office:value-type="float" office:value="9490" table:style-name="ce429">
            <text:p>9,490</text:p>
          </table:table-cell>
          <table:table-cell office:value-type="float" office:value="7933" table:style-name="ce429">
            <text:p>7,933</text:p>
          </table:table-cell>
          <table:table-cell office:value-type="float" office:value="6898" table:style-name="ce429">
            <text:p>6,898</text:p>
          </table:table-cell>
          <table:table-cell office:value-type="float" office:value="4028" table:style-name="ce429">
            <text:p>4,028</text:p>
          </table:table-cell>
          <table:table-cell table:number-columns-repeated="16372"/>
        </table:table-row>
        <table:table-row table:style-name="ro23">
          <table:table-cell office:value-type="string" table:style-name="ce459">
            <text:p>Found guilty at MC</text:p>
          </table:table-cell>
          <table:table-cell office:value-type="float" office:value="493577" table:style-name="ce429">
            <text:p>493,577</text:p>
          </table:table-cell>
          <table:table-cell office:value-type="float" office:value="489660" table:style-name="ce429">
            <text:p>489,660</text:p>
          </table:table-cell>
          <table:table-cell office:value-type="float" office:value="473311" table:style-name="ce429">
            <text:p>473,311</text:p>
          </table:table-cell>
          <table:table-cell office:value-type="float" office:value="440060" table:style-name="ce429">
            <text:p>440,060</text:p>
          </table:table-cell>
          <table:table-cell office:value-type="float" office:value="445368" table:style-name="ce429">
            <text:p>445,368</text:p>
          </table:table-cell>
          <table:table-cell office:value-type="float" office:value="472971" table:style-name="ce429">
            <text:p>472,971</text:p>
          </table:table-cell>
          <table:table-cell office:value-type="float" office:value="484687" table:style-name="ce429">
            <text:p>484,687</text:p>
          </table:table-cell>
          <table:table-cell office:value-type="float" office:value="467685" table:style-name="ce429">
            <text:p>467,685</text:p>
          </table:table-cell>
          <table:table-cell office:value-type="float" office:value="464445" table:style-name="ce429">
            <text:p>464,445</text:p>
          </table:table-cell>
          <table:table-cell office:value-type="float" office:value="453374" table:style-name="ce429">
            <text:p>453,374</text:p>
          </table:table-cell>
          <table:table-cell office:value-type="float" office:value="274168" table:style-name="ce429">
            <text:p>274,168</text:p>
          </table:table-cell>
          <table:table-cell table:number-columns-repeated="16372"/>
        </table:table-row>
        <table:table-row table:style-name="ro23">
          <table:table-cell office:value-type="string" table:style-name="ce459">
            <text:p>Magistrates' court conviction trial rate<text:span text:style-name="T3">(8)</text:span></text:p>
          </table:table-cell>
          <table:table-cell office:value-type="percentage" office:value="0.9794418746787793" table:style-name="ce341">
            <text:p>97.9%</text:p>
          </table:table-cell>
          <table:table-cell office:value-type="percentage" office:value="0.98124323674401825" table:style-name="ce341">
            <text:p>98.1%</text:p>
          </table:table-cell>
          <table:table-cell office:value-type="percentage" office:value="0.98055712083796009" table:style-name="ce341">
            <text:p>98.1%</text:p>
          </table:table-cell>
          <table:table-cell office:value-type="percentage" office:value="0.97934748742600253" table:style-name="ce341">
            <text:p>97.9%</text:p>
          </table:table-cell>
          <table:table-cell office:value-type="percentage" office:value="0.9772285439696673" table:style-name="ce341">
            <text:p>97.7%</text:p>
          </table:table-cell>
          <table:table-cell office:value-type="percentage" office:value="0.97621843865649249" table:style-name="ce341">
            <text:p>97.6%</text:p>
          </table:table-cell>
          <table:table-cell office:value-type="percentage" office:value="0.97868718727410031" table:style-name="ce341">
            <text:p>97.9%</text:p>
          </table:table-cell>
          <table:table-cell office:value-type="percentage" office:value="0.98011006421110869" table:style-name="ce341">
            <text:p>98.0%</text:p>
          </table:table-cell>
          <table:table-cell office:value-type="percentage" office:value="0.9832062458454881" table:style-name="ce341">
            <text:p>98.3%</text:p>
          </table:table-cell>
          <table:table-cell office:value-type="percentage" office:value="0.98501320958042204" table:style-name="ce341">
            <text:p>98.5%</text:p>
          </table:table-cell>
          <table:table-cell office:value-type="percentage" office:value="0.98552099958302775" table:style-name="ce341">
            <text:p>98.6%</text:p>
          </table:table-cell>
          <table:table-cell table:number-columns-repeated="16372"/>
        </table:table-row>
        <table:table-row table:style-name="ro23">
          <table:table-cell table:number-columns-repeated="12" table:style-name="ce224"/>
          <table:table-cell table:number-columns-repeated="16372"/>
        </table:table-row>
        <table:table-row table:style-name="ro23">
          <table:table-cell office:value-type="string" table:style-name="ce456">
            <text:p>For trial at CC<text:span text:style-name="T3">(9)</text:span></text:p>
          </table:table-cell>
          <table:table-cell office:value-type="float" office:value="4349" table:style-name="ce429">
            <text:p>4,349</text:p>
          </table:table-cell>
          <table:table-cell office:value-type="float" office:value="4009" table:style-name="ce429">
            <text:p>4,009</text:p>
          </table:table-cell>
          <table:table-cell office:value-type="float" office:value="3067" table:style-name="ce429">
            <text:p>3,067</text:p>
          </table:table-cell>
          <table:table-cell office:value-type="float" office:value="2782" table:style-name="ce429">
            <text:p>2,782</text:p>
          </table:table-cell>
          <table:table-cell office:value-type="float" office:value="2907" table:style-name="ce429">
            <text:p>2,907</text:p>
          </table:table-cell>
          <table:table-cell office:value-type="float" office:value="3129" table:style-name="ce429">
            <text:p>3,129</text:p>
          </table:table-cell>
          <table:table-cell office:value-type="float" office:value="3133" table:style-name="ce429">
            <text:p>3,133</text:p>
          </table:table-cell>
          <table:table-cell office:value-type="float" office:value="2666" table:style-name="ce429">
            <text:p>2,666</text:p>
          </table:table-cell>
          <table:table-cell office:value-type="float" office:value="2362" table:style-name="ce429">
            <text:p>2,362</text:p>
          </table:table-cell>
          <table:table-cell office:value-type="float" office:value="2062" table:style-name="ce429">
            <text:p>2,062</text:p>
          </table:table-cell>
          <table:table-cell office:value-type="float" office:value="1383" table:style-name="ce429">
            <text:p>1,383</text:p>
          </table:table-cell>
          <table:table-cell table:number-columns-repeated="16372"/>
        </table:table-row>
        <table:table-row table:style-name="ro23">
          <table:table-cell office:value-type="string" table:style-name="ce459">
            <text:p>Not Tried</text:p>
          </table:table-cell>
          <table:table-cell office:value-type="float" office:value="31" table:style-name="ce429">
            <text:p>31</text:p>
          </table:table-cell>
          <table:table-cell office:value-type="float" office:value="36" table:style-name="ce429">
            <text:p>36</text:p>
          </table:table-cell>
          <table:table-cell office:value-type="float" office:value="21" table:style-name="ce429">
            <text:p>21</text:p>
          </table:table-cell>
          <table:table-cell office:value-type="float" office:value="27" table:style-name="ce429">
            <text:p>27</text:p>
          </table:table-cell>
          <table:table-cell office:value-type="float" office:value="19" table:style-name="ce429">
            <text:p>19</text:p>
          </table:table-cell>
          <table:table-cell office:value-type="float" office:value="18" table:style-name="ce429">
            <text:p>18</text:p>
          </table:table-cell>
          <table:table-cell office:value-type="float" office:value="21" table:style-name="ce429">
            <text:p>21</text:p>
          </table:table-cell>
          <table:table-cell office:value-type="float" office:value="12" table:style-name="ce429">
            <text:p>12</text:p>
          </table:table-cell>
          <table:table-cell office:value-type="float" office:value="18" table:style-name="ce429">
            <text:p>18</text:p>
          </table:table-cell>
          <table:table-cell office:value-type="float" office:value="15" table:style-name="ce429">
            <text:p>15</text:p>
          </table:table-cell>
          <table:table-cell office:value-type="float" office:value="17" table:style-name="ce429">
            <text:p>17</text:p>
          </table:table-cell>
          <table:table-cell table:number-columns-repeated="16372"/>
        </table:table-row>
        <table:table-row table:style-name="ro23">
          <table:table-cell office:value-type="string" table:style-name="ce456">
            <text:p>Tried at CC</text:p>
          </table:table-cell>
          <table:table-cell office:value-type="float" office:value="4318" table:style-name="ce429">
            <text:p>4,318</text:p>
          </table:table-cell>
          <table:table-cell office:value-type="float" office:value="3973" table:style-name="ce429">
            <text:p>3,973</text:p>
          </table:table-cell>
          <table:table-cell office:value-type="float" office:value="3046" table:style-name="ce429">
            <text:p>3,046</text:p>
          </table:table-cell>
          <table:table-cell office:value-type="float" office:value="2755" table:style-name="ce429">
            <text:p>2,755</text:p>
          </table:table-cell>
          <table:table-cell office:value-type="float" office:value="2888" table:style-name="ce429">
            <text:p>2,888</text:p>
          </table:table-cell>
          <table:table-cell office:value-type="float" office:value="3111" table:style-name="ce429">
            <text:p>3,111</text:p>
          </table:table-cell>
          <table:table-cell office:value-type="float" office:value="3112" table:style-name="ce429">
            <text:p>3,112</text:p>
          </table:table-cell>
          <table:table-cell office:value-type="float" office:value="2654" table:style-name="ce429">
            <text:p>2,654</text:p>
          </table:table-cell>
          <table:table-cell office:value-type="float" office:value="2344" table:style-name="ce429">
            <text:p>2,344</text:p>
          </table:table-cell>
          <table:table-cell office:value-type="float" office:value="2047" table:style-name="ce429">
            <text:p>2,047</text:p>
          </table:table-cell>
          <table:table-cell office:value-type="float" office:value="1366" table:style-name="ce429">
            <text:p>1,366</text:p>
          </table:table-cell>
          <table:table-cell table:number-columns-repeated="16372"/>
        </table:table-row>
        <table:table-row table:style-name="ro23">
          <table:table-cell office:value-type="string" table:style-name="ce459">
            <text:p>Acquitted</text:p>
          </table:table-cell>
          <table:table-cell office:value-type="float" office:value="176" table:style-name="ce429">
            <text:p>176</text:p>
          </table:table-cell>
          <table:table-cell office:value-type="float" office:value="165" table:style-name="ce429">
            <text:p>165</text:p>
          </table:table-cell>
          <table:table-cell office:value-type="float" office:value="129" table:style-name="ce429">
            <text:p>129</text:p>
          </table:table-cell>
          <table:table-cell office:value-type="float" office:value="108" table:style-name="ce429">
            <text:p>108</text:p>
          </table:table-cell>
          <table:table-cell office:value-type="float" office:value="115" table:style-name="ce429">
            <text:p>115</text:p>
          </table:table-cell>
          <table:table-cell office:value-type="float" office:value="127" table:style-name="ce429">
            <text:p>127</text:p>
          </table:table-cell>
          <table:table-cell office:value-type="float" office:value="149" table:style-name="ce429">
            <text:p>149</text:p>
          </table:table-cell>
          <table:table-cell office:value-type="float" office:value="85" table:style-name="ce429">
            <text:p>85</text:p>
          </table:table-cell>
          <table:table-cell office:value-type="float" office:value="74" table:style-name="ce429">
            <text:p>74</text:p>
          </table:table-cell>
          <table:table-cell office:value-type="float" office:value="69" table:style-name="ce429">
            <text:p>69</text:p>
          </table:table-cell>
          <table:table-cell office:value-type="float" office:value="38" table:style-name="ce429">
            <text:p>38</text:p>
          </table:table-cell>
          <table:table-cell table:number-columns-repeated="16372"/>
        </table:table-row>
        <table:table-row table:style-name="ro23">
          <table:table-cell office:value-type="string" table:style-name="ce459">
            <text:p>Found guilty at CC<text:span text:style-name="T3">(4)</text:span></text:p>
          </table:table-cell>
          <table:table-cell office:value-type="float" office:value="4142" table:style-name="ce429">
            <text:p>4,142</text:p>
          </table:table-cell>
          <table:table-cell office:value-type="float" office:value="3808" table:style-name="ce429">
            <text:p>3,808</text:p>
          </table:table-cell>
          <table:table-cell office:value-type="float" office:value="2917" table:style-name="ce429">
            <text:p>2,917</text:p>
          </table:table-cell>
          <table:table-cell office:value-type="float" office:value="2647" table:style-name="ce429">
            <text:p>2,647</text:p>
          </table:table-cell>
          <table:table-cell office:value-type="float" office:value="2773" table:style-name="ce429">
            <text:p>2,773</text:p>
          </table:table-cell>
          <table:table-cell office:value-type="float" office:value="2984" table:style-name="ce429">
            <text:p>2,984</text:p>
          </table:table-cell>
          <table:table-cell office:value-type="float" office:value="2963" table:style-name="ce429">
            <text:p>2,963</text:p>
          </table:table-cell>
          <table:table-cell office:value-type="float" office:value="2569" table:style-name="ce429">
            <text:p>2,569</text:p>
          </table:table-cell>
          <table:table-cell office:value-type="float" office:value="2270" table:style-name="ce429">
            <text:p>2,270</text:p>
          </table:table-cell>
          <table:table-cell office:value-type="float" office:value="1978" table:style-name="ce429">
            <text:p>1,978</text:p>
          </table:table-cell>
          <table:table-cell office:value-type="float" office:value="1328" table:style-name="ce429">
            <text:p>1,328</text:p>
          </table:table-cell>
          <table:table-cell table:number-columns-repeated="16372"/>
        </table:table-row>
        <table:table-row table:style-name="ro23">
          <table:table-cell office:value-type="string" table:style-name="ce460">
            <text:p>Crown court conviction trial rate<text:span text:style-name="T3">(8)</text:span></text:p>
          </table:table-cell>
          <table:table-cell office:value-type="percentage" office:value="0.95924038906901343" table:style-name="ce461">
            <text:p>95.9%</text:p>
          </table:table-cell>
          <table:table-cell office:value-type="percentage" office:value="0.95846967027435193" table:style-name="ce461">
            <text:p>95.8%</text:p>
          </table:table-cell>
          <table:table-cell office:value-type="percentage" office:value="0.95764937623112278" table:style-name="ce461">
            <text:p>95.8%</text:p>
          </table:table-cell>
          <table:table-cell office:value-type="percentage" office:value="0.96079854809437382" table:style-name="ce461">
            <text:p>96.1%</text:p>
          </table:table-cell>
          <table:table-cell office:value-type="percentage" office:value="0.96018005540166207" table:style-name="ce461">
            <text:p>96.0%</text:p>
          </table:table-cell>
          <table:table-cell office:value-type="percentage" office:value="0.95917711346833812" table:style-name="ce461">
            <text:p>95.9%</text:p>
          </table:table-cell>
          <table:table-cell office:value-type="percentage" office:value="0.95212082262210795" table:style-name="ce461">
            <text:p>95.2%</text:p>
          </table:table-cell>
          <table:table-cell office:value-type="percentage" office:value="0.96797287113790509" table:style-name="ce461">
            <text:p>96.8%</text:p>
          </table:table-cell>
          <table:table-cell office:value-type="percentage" office:value="0.96843003412969286" table:style-name="ce461">
            <text:p>96.8%</text:p>
          </table:table-cell>
          <table:table-cell office:value-type="percentage" office:value="0.9662921348314607" table:style-name="ce461">
            <text:p>96.6%</text:p>
          </table:table-cell>
          <table:table-cell office:value-type="percentage" office:value="0.97218155197657397" table:style-name="ce461">
            <text:p>97.2%</text:p>
          </table:table-cell>
          <table:table-cell table:number-columns-repeated="16372"/>
        </table:table-row>
        <table:table-row table:style-name="ro23">
          <table:table-cell office:value-type="string" table:style-name="ce462">
            <text:p>All convictions</text:p>
          </table:table-cell>
          <table:table-cell office:value-type="float" office:value="497719" table:style-name="ce463">
            <text:p>497,719</text:p>
          </table:table-cell>
          <table:table-cell office:value-type="float" office:value="493468" table:style-name="ce463">
            <text:p>493,468</text:p>
          </table:table-cell>
          <table:table-cell office:value-type="float" office:value="476228" table:style-name="ce463">
            <text:p>476,228</text:p>
          </table:table-cell>
          <table:table-cell office:value-type="float" office:value="442707" table:style-name="ce463">
            <text:p>442,707</text:p>
          </table:table-cell>
          <table:table-cell office:value-type="float" office:value="448141" table:style-name="ce463">
            <text:p>448,141</text:p>
          </table:table-cell>
          <table:table-cell office:value-type="float" office:value="475955" table:style-name="ce463">
            <text:p>475,955</text:p>
          </table:table-cell>
          <table:table-cell office:value-type="float" office:value="487650" table:style-name="ce463">
            <text:p>487,650</text:p>
          </table:table-cell>
          <table:table-cell office:value-type="float" office:value="470254" table:style-name="ce463">
            <text:p>470,254</text:p>
          </table:table-cell>
          <table:table-cell office:value-type="float" office:value="466715" table:style-name="ce463">
            <text:p>466,715</text:p>
          </table:table-cell>
          <table:table-cell office:value-type="float" office:value="455352" table:style-name="ce463">
            <text:p>455,352</text:p>
          </table:table-cell>
          <table:table-cell office:value-type="float" office:value="275496" table:style-name="ce463">
            <text:p>275,496</text:p>
          </table:table-cell>
          <table:table-cell table:number-columns-repeated="16372"/>
        </table:table-row>
        <table:table-row table:style-name="ro23">
          <table:table-cell office:value-type="string" table:style-name="ce464">
            <text:p>Conviction Ratio<text:span text:style-name="T3">(10)</text:span></text:p>
          </table:table-cell>
          <table:table-cell office:value-type="percentage" office:value="0.81468404985800458" table:style-name="ce461">
            <text:p>81.5%</text:p>
          </table:table-cell>
          <table:table-cell office:value-type="percentage" office:value="0.81541911294493619" table:style-name="ce461">
            <text:p>81.5%</text:p>
          </table:table-cell>
          <table:table-cell office:value-type="percentage" office:value="0.81223084283182767" table:style-name="ce461">
            <text:p>81.2%</text:p>
          </table:table-cell>
          <table:table-cell office:value-type="percentage" office:value="0.79553879964850926" table:style-name="ce461">
            <text:p>79.6%</text:p>
          </table:table-cell>
          <table:table-cell office:value-type="percentage" office:value="0.80815438105474247" table:style-name="ce461">
            <text:p>80.8%</text:p>
          </table:table-cell>
          <table:table-cell office:value-type="percentage" office:value="0.80679774414295913" table:style-name="ce461">
            <text:p>80.7%</text:p>
          </table:table-cell>
          <table:table-cell office:value-type="percentage" office:value="0.81263216833559138" table:style-name="ce461">
            <text:p>81.3%</text:p>
          </table:table-cell>
          <table:table-cell office:value-type="percentage" office:value="0.8450100358126672" table:style-name="ce461">
            <text:p>84.5%</text:p>
          </table:table-cell>
          <table:table-cell office:value-type="percentage" office:value="0.85052429392533413" table:style-name="ce461">
            <text:p>85.1%</text:p>
          </table:table-cell>
          <table:table-cell office:value-type="percentage" office:value="0.8564447963707289" table:style-name="ce461">
            <text:p>85.6%</text:p>
          </table:table-cell>
          <table:table-cell office:value-type="percentage" office:value="0.83597886808941912" table:style-name="ce461">
            <text:p>83.6%</text:p>
          </table:table-cell>
          <table:table-cell table:number-columns-repeated="16372"/>
        </table:table-row>
        <table:table-row table:style-name="ro23">
          <table:table-cell table:number-columns-repeated="12" table:style-name="ce224"/>
          <table:table-cell table:number-columns-repeated="16372"/>
        </table:table-row>
        <table:table-row table:style-name="ro23">
          <table:table-cell office:value-type="string" table:style-name="ce454">
            <text:p>Summary motoring offences</text:p>
          </table:table-cell>
          <table:table-cell table:number-columns-repeated="11" table:style-name="ce468"/>
          <table:table-cell table:number-columns-repeated="16372"/>
        </table:table-row>
        <table:table-row table:style-name="ro23">
          <table:table-cell office:value-type="string" table:style-name="ce456">
            <text:p>Number of defendants proceeded against at MC</text:p>
          </table:table-cell>
          <table:table-cell office:value-type="float" office:value="621235" table:style-name="ce429">
            <text:p>621,235</text:p>
          </table:table-cell>
          <table:table-cell office:value-type="float" office:value="562191" table:style-name="ce429">
            <text:p>562,191</text:p>
          </table:table-cell>
          <table:table-cell office:value-type="float" office:value="519593" table:style-name="ce429">
            <text:p>519,593</text:p>
          </table:table-cell>
          <table:table-cell office:value-type="float" office:value="534680" table:style-name="ce429">
            <text:p>534,680</text:p>
          </table:table-cell>
          <table:table-cell office:value-type="float" office:value="537681" table:style-name="ce429">
            <text:p>537,681</text:p>
          </table:table-cell>
          <table:table-cell office:value-type="float" office:value="570889" table:style-name="ce429">
            <text:p>570,889</text:p>
          </table:table-cell>
          <table:table-cell office:value-type="float" office:value="580411" table:style-name="ce429">
            <text:p>580,411</text:p>
          </table:table-cell>
          <table:table-cell office:value-type="float" office:value="587618" table:style-name="ce429">
            <text:p>587,618</text:p>
          </table:table-cell>
          <table:table-cell office:value-type="float" office:value="586567" table:style-name="ce429">
            <text:p>586,567</text:p>
          </table:table-cell>
          <table:table-cell office:value-type="float" office:value="599712" table:style-name="ce429">
            <text:p>599,712</text:p>
          </table:table-cell>
          <table:table-cell office:value-type="float" office:value="492651" table:style-name="ce429">
            <text:p>492,651</text:p>
          </table:table-cell>
          <table:table-cell table:number-columns-repeated="16372"/>
        </table:table-row>
        <table:table-row table:style-name="ro23">
          <table:table-cell office:value-type="string" table:style-name="ce456">
            <text:p>Sent for trial at CC<text:span text:style-name="T3">(5)</text:span></text:p>
          </table:table-cell>
          <table:table-cell office:value-type="float" office:value="65" table:style-name="ce429">
            <text:p>65</text:p>
          </table:table-cell>
          <table:table-cell office:value-type="float" office:value="52" table:style-name="ce429">
            <text:p>52</text:p>
          </table:table-cell>
          <table:table-cell office:value-type="float" office:value="28" table:style-name="ce429">
            <text:p>28</text:p>
          </table:table-cell>
          <table:table-cell office:value-type="float" office:value="99" table:style-name="ce429">
            <text:p>99</text:p>
          </table:table-cell>
          <table:table-cell office:value-type="float" office:value="59" table:style-name="ce429">
            <text:p>59</text:p>
          </table:table-cell>
          <table:table-cell office:value-type="float" office:value="50" table:style-name="ce429">
            <text:p>50</text:p>
          </table:table-cell>
          <table:table-cell office:value-type="float" office:value="35" table:style-name="ce429">
            <text:p>35</text:p>
          </table:table-cell>
          <table:table-cell office:value-type="float" office:value="35" table:style-name="ce429">
            <text:p>35</text:p>
          </table:table-cell>
          <table:table-cell office:value-type="float" office:value="38" table:style-name="ce429">
            <text:p>38</text:p>
          </table:table-cell>
          <table:table-cell office:value-type="float" office:value="33" table:style-name="ce429">
            <text:p>33</text:p>
          </table:table-cell>
          <table:table-cell office:value-type="float" office:value="33" table:style-name="ce429">
            <text:p>33</text:p>
          </table:table-cell>
          <table:table-cell table:number-columns-repeated="16372"/>
        </table:table-row>
        <table:table-row table:style-name="ro23">
          <table:table-cell office:value-type="string" table:style-name="ce200">
            <text:p>Proceedings terminated early<text:span text:style-name="T3">(6)</text:span></text:p>
          </table:table-cell>
          <table:table-cell office:value-type="float" office:value="80056" table:style-name="ce429">
            <text:p>80,056</text:p>
          </table:table-cell>
          <table:table-cell office:value-type="float" office:value="68534" table:style-name="ce429">
            <text:p>68,534</text:p>
          </table:table-cell>
          <table:table-cell office:value-type="float" office:value="63022" table:style-name="ce429">
            <text:p>63,022</text:p>
          </table:table-cell>
          <table:table-cell office:value-type="float" office:value="73212" table:style-name="ce429">
            <text:p>73,212</text:p>
          </table:table-cell>
          <table:table-cell office:value-type="float" office:value="64401" table:style-name="ce429">
            <text:p>64,401</text:p>
          </table:table-cell>
          <table:table-cell office:value-type="float" office:value="61969" table:style-name="ce429">
            <text:p>61,969</text:p>
          </table:table-cell>
          <table:table-cell office:value-type="float" office:value="59221" table:style-name="ce429">
            <text:p>59,221</text:p>
          </table:table-cell>
          <table:table-cell office:value-type="float" office:value="52352" table:style-name="ce429">
            <text:p>52,352</text:p>
          </table:table-cell>
          <table:table-cell office:value-type="float" office:value="54117" table:style-name="ce429">
            <text:p>54,117</text:p>
          </table:table-cell>
          <table:table-cell office:value-type="float" office:value="61121" table:style-name="ce429">
            <text:p>61,121</text:p>
          </table:table-cell>
          <table:table-cell office:value-type="float" office:value="44911" table:style-name="ce429">
            <text:p>44,911</text:p>
          </table:table-cell>
          <table:table-cell table:number-columns-repeated="16372"/>
        </table:table-row>
        <table:table-row table:style-name="ro23">
          <table:table-cell office:value-type="string" table:style-name="ce456">
            <text:p>Tried at MC<text:s/></text:p>
          </table:table-cell>
          <table:table-cell office:value-type="float" office:value="541114" table:style-name="ce429">
            <text:p>541,114</text:p>
          </table:table-cell>
          <table:table-cell office:value-type="float" office:value="493605" table:style-name="ce429">
            <text:p>493,605</text:p>
          </table:table-cell>
          <table:table-cell office:value-type="float" office:value="456543" table:style-name="ce429">
            <text:p>456,543</text:p>
          </table:table-cell>
          <table:table-cell office:value-type="float" office:value="461369" table:style-name="ce429">
            <text:p>461,369</text:p>
          </table:table-cell>
          <table:table-cell office:value-type="float" office:value="473221" table:style-name="ce429">
            <text:p>473,221</text:p>
          </table:table-cell>
          <table:table-cell office:value-type="float" office:value="508870" table:style-name="ce429">
            <text:p>508,870</text:p>
          </table:table-cell>
          <table:table-cell office:value-type="float" office:value="521155" table:style-name="ce429">
            <text:p>521,155</text:p>
          </table:table-cell>
          <table:table-cell office:value-type="float" office:value="535231" table:style-name="ce429">
            <text:p>535,231</text:p>
          </table:table-cell>
          <table:table-cell office:value-type="float" office:value="532412" table:style-name="ce429">
            <text:p>532,412</text:p>
          </table:table-cell>
          <table:table-cell office:value-type="float" office:value="538558" table:style-name="ce429">
            <text:p>538,558</text:p>
          </table:table-cell>
          <table:table-cell office:value-type="float" office:value="447707" table:style-name="ce429">
            <text:p>447,707</text:p>
          </table:table-cell>
          <table:table-cell table:number-columns-repeated="16372"/>
        </table:table-row>
        <table:table-row table:style-name="ro23">
          <table:table-cell office:value-type="string" table:style-name="ce458">
            <text:p>Discharged at committal proceedings<text:span text:style-name="T3">(7)</text:span></text:p>
          </table:table-cell>
          <table:table-cell office:value-type="float" office:value="23" table:style-name="ce429">
            <text:p>23</text:p>
          </table:table-cell>
          <table:table-cell office:value-type="float" office:value="9" table:style-name="ce429">
            <text:p>9</text:p>
          </table:table-cell>
          <table:table-cell office:value-type="float" office:value="15" table:style-name="ce429">
            <text:p>15</text:p>
          </table:table-cell>
          <table:table-cell office:value-type="float" office:value="9" table:style-name="ce429">
            <text:p>9</text:p>
          </table:table-cell>
          <table:table-cell office:value-type="float" office:value="2" table:style-name="ce429">
            <text:p>2</text:p>
          </table:table-cell>
          <table:table-cell office:value-type="float" office:value="0" table:style-name="ce429">
            <text:p>-</text:p>
          </table:table-cell>
          <table:table-cell office:value-type="float" office:value="0" table:style-name="ce429">
            <text:p>-</text:p>
          </table:table-cell>
          <table:table-cell office:value-type="float" office:value="0" table:style-name="ce429">
            <text:p>-</text:p>
          </table:table-cell>
          <table:table-cell office:value-type="float" office:value="0" table:style-name="ce429">
            <text:p>-</text:p>
          </table:table-cell>
          <table:table-cell office:value-type="float" office:value="0" table:style-name="ce429">
            <text:p>-</text:p>
          </table:table-cell>
          <table:table-cell office:value-type="float" office:value="0" table:style-name="ce429">
            <text:p>-</text:p>
          </table:table-cell>
          <table:table-cell table:number-columns-repeated="16372"/>
        </table:table-row>
        <table:table-row table:style-name="ro23">
          <table:table-cell office:value-type="string" table:style-name="ce458">
            <text:p>Dismissed (found not guilty after summary trial)</text:p>
          </table:table-cell>
          <table:table-cell office:value-type="float" office:value="8495" table:style-name="ce429">
            <text:p>8,495</text:p>
          </table:table-cell>
          <table:table-cell office:value-type="float" office:value="7488" table:style-name="ce429">
            <text:p>7,488</text:p>
          </table:table-cell>
          <table:table-cell office:value-type="float" office:value="6793" table:style-name="ce429">
            <text:p>6,793</text:p>
          </table:table-cell>
          <table:table-cell office:value-type="float" office:value="7220" table:style-name="ce429">
            <text:p>7,220</text:p>
          </table:table-cell>
          <table:table-cell office:value-type="float" office:value="6702" table:style-name="ce429">
            <text:p>6,702</text:p>
          </table:table-cell>
          <table:table-cell office:value-type="float" office:value="7208" table:style-name="ce429">
            <text:p>7,208</text:p>
          </table:table-cell>
          <table:table-cell office:value-type="float" office:value="7813" table:style-name="ce429">
            <text:p>7,813</text:p>
          </table:table-cell>
          <table:table-cell office:value-type="float" office:value="8091" table:style-name="ce429">
            <text:p>8,091</text:p>
          </table:table-cell>
          <table:table-cell office:value-type="float" office:value="7617" table:style-name="ce429">
            <text:p>7,617</text:p>
          </table:table-cell>
          <table:table-cell office:value-type="float" office:value="7727" table:style-name="ce429">
            <text:p>7,727</text:p>
          </table:table-cell>
          <table:table-cell office:value-type="float" office:value="4938" table:style-name="ce429">
            <text:p>4,938</text:p>
          </table:table-cell>
          <table:table-cell table:number-columns-repeated="16372"/>
        </table:table-row>
        <table:table-row table:style-name="ro23">
          <table:table-cell office:value-type="string" table:style-name="ce459">
            <text:p>Found guilty at MC</text:p>
          </table:table-cell>
          <table:table-cell office:value-type="float" office:value="532596" table:style-name="ce429">
            <text:p>532,596</text:p>
          </table:table-cell>
          <table:table-cell office:value-type="float" office:value="486108" table:style-name="ce429">
            <text:p>486,108</text:p>
          </table:table-cell>
          <table:table-cell office:value-type="float" office:value="449735" table:style-name="ce429">
            <text:p>449,735</text:p>
          </table:table-cell>
          <table:table-cell office:value-type="float" office:value="454140" table:style-name="ce429">
            <text:p>454,140</text:p>
          </table:table-cell>
          <table:table-cell office:value-type="float" office:value="466517" table:style-name="ce429">
            <text:p>466,517</text:p>
          </table:table-cell>
          <table:table-cell office:value-type="float" office:value="501662" table:style-name="ce429">
            <text:p>501,662</text:p>
          </table:table-cell>
          <table:table-cell office:value-type="float" office:value="513342" table:style-name="ce429">
            <text:p>513,342</text:p>
          </table:table-cell>
          <table:table-cell office:value-type="float" office:value="527140" table:style-name="ce429">
            <text:p>527,140</text:p>
          </table:table-cell>
          <table:table-cell office:value-type="float" office:value="524795" table:style-name="ce429">
            <text:p>524,795</text:p>
          </table:table-cell>
          <table:table-cell office:value-type="float" office:value="530831" table:style-name="ce429">
            <text:p>530,831</text:p>
          </table:table-cell>
          <table:table-cell office:value-type="float" office:value="442769" table:style-name="ce429">
            <text:p>442,769</text:p>
          </table:table-cell>
          <table:table-cell table:number-columns-repeated="16372"/>
        </table:table-row>
        <table:table-row table:style-name="ro23">
          <table:table-cell office:value-type="string" table:style-name="ce459">
            <text:p>Magistrates' court conviction trial rate<text:span text:style-name="T3">(8)</text:span></text:p>
          </table:table-cell>
          <table:table-cell office:value-type="percentage" office:value="0.9842584002631608" table:style-name="ce341">
            <text:p>98.4%</text:p>
          </table:table-cell>
          <table:table-cell office:value-type="percentage" office:value="0.98481174218251433" table:style-name="ce341">
            <text:p>98.5%</text:p>
          </table:table-cell>
          <table:table-cell office:value-type="percentage" office:value="0.98508793257152116" table:style-name="ce341">
            <text:p>98.5%</text:p>
          </table:table-cell>
          <table:table-cell office:value-type="percentage" office:value="0.98433141368405763" table:style-name="ce341">
            <text:p>98.4%</text:p>
          </table:table-cell>
          <table:table-cell office:value-type="percentage" office:value="0.98583325761113727" table:style-name="ce341">
            <text:p>98.6%</text:p>
          </table:table-cell>
          <table:table-cell office:value-type="percentage" office:value="0.98583528209562366" table:style-name="ce341">
            <text:p>98.6%</text:p>
          </table:table-cell>
          <table:table-cell office:value-type="percentage" office:value="0.98500829887461505" table:style-name="ce341">
            <text:p>98.5%</text:p>
          </table:table-cell>
          <table:table-cell office:value-type="percentage" office:value="0.98488316259708431" table:style-name="ce341">
            <text:p>98.5%</text:p>
          </table:table-cell>
          <table:table-cell office:value-type="percentage" office:value="0.98569341036640801" table:style-name="ce341">
            <text:p>98.6%</text:p>
          </table:table-cell>
          <table:table-cell office:value-type="percentage" office:value="0.98565242740800429" table:style-name="ce341">
            <text:p>98.6%</text:p>
          </table:table-cell>
          <table:table-cell office:value-type="percentage" office:value="0.98897046505862096" table:style-name="ce341">
            <text:p>98.9%</text:p>
          </table:table-cell>
          <table:table-cell table:number-columns-repeated="16372"/>
        </table:table-row>
        <table:table-row table:style-name="ro23">
          <table:table-cell table:number-columns-repeated="12" table:style-name="ce224"/>
          <table:table-cell table:number-columns-repeated="16372"/>
        </table:table-row>
        <table:table-row table:style-name="ro23">
          <table:table-cell office:value-type="string" table:style-name="ce456">
            <text:p>For trial at CC<text:span text:style-name="T3">(9)</text:span></text:p>
          </table:table-cell>
          <table:table-cell office:value-type="float" office:value="476" table:style-name="ce429">
            <text:p>476</text:p>
          </table:table-cell>
          <table:table-cell office:value-type="float" office:value="411" table:style-name="ce429">
            <text:p>411</text:p>
          </table:table-cell>
          <table:table-cell office:value-type="float" office:value="332" table:style-name="ce429">
            <text:p>332</text:p>
          </table:table-cell>
          <table:table-cell office:value-type="float" office:value="288" table:style-name="ce429">
            <text:p>288</text:p>
          </table:table-cell>
          <table:table-cell office:value-type="float" office:value="252" table:style-name="ce429">
            <text:p>252</text:p>
          </table:table-cell>
          <table:table-cell office:value-type="float" office:value="267" table:style-name="ce429">
            <text:p>267</text:p>
          </table:table-cell>
          <table:table-cell office:value-type="float" office:value="306" table:style-name="ce429">
            <text:p>306</text:p>
          </table:table-cell>
          <table:table-cell office:value-type="float" office:value="326" table:style-name="ce429">
            <text:p>326</text:p>
          </table:table-cell>
          <table:table-cell office:value-type="float" office:value="357" table:style-name="ce429">
            <text:p>357</text:p>
          </table:table-cell>
          <table:table-cell office:value-type="float" office:value="300" table:style-name="ce429">
            <text:p>300</text:p>
          </table:table-cell>
          <table:table-cell office:value-type="float" office:value="200" table:style-name="ce429">
            <text:p>200</text:p>
          </table:table-cell>
          <table:table-cell table:number-columns-repeated="16372"/>
        </table:table-row>
        <table:table-row table:style-name="ro23">
          <table:table-cell office:value-type="string" table:style-name="ce459">
            <text:p>Not Tried</text:p>
          </table:table-cell>
          <table:table-cell office:value-type="float" office:value="1" table:style-name="ce429">
            <text:p>1</text:p>
          </table:table-cell>
          <table:table-cell office:value-type="float" office:value="0" table:style-name="ce429">
            <text:p>-</text:p>
          </table:table-cell>
          <table:table-cell office:value-type="float" office:value="0" table:style-name="ce429">
            <text:p>-</text:p>
          </table:table-cell>
          <table:table-cell office:value-type="float" office:value="1" table:style-name="ce429">
            <text:p>1</text:p>
          </table:table-cell>
          <table:table-cell office:value-type="float" office:value="0" table:style-name="ce429">
            <text:p>-</text:p>
          </table:table-cell>
          <table:table-cell office:value-type="float" office:value="1" table:style-name="ce429">
            <text:p>1</text:p>
          </table:table-cell>
          <table:table-cell office:value-type="float" office:value="0" table:style-name="ce429">
            <text:p>-</text:p>
          </table:table-cell>
          <table:table-cell office:value-type="float" office:value="0" table:style-name="ce429">
            <text:p>-</text:p>
          </table:table-cell>
          <table:table-cell office:value-type="float" office:value="1" table:style-name="ce429">
            <text:p>1</text:p>
          </table:table-cell>
          <table:table-cell office:value-type="float" office:value="0" table:style-name="ce429">
            <text:p>-</text:p>
          </table:table-cell>
          <table:table-cell office:value-type="float" office:value="3" table:style-name="ce429">
            <text:p>3</text:p>
          </table:table-cell>
          <table:table-cell table:number-columns-repeated="16372"/>
        </table:table-row>
        <table:table-row table:style-name="ro23">
          <table:table-cell office:value-type="string" table:style-name="ce456">
            <text:p>Tried at CC</text:p>
          </table:table-cell>
          <table:table-cell office:value-type="float" office:value="475" table:style-name="ce429">
            <text:p>475</text:p>
          </table:table-cell>
          <table:table-cell office:value-type="float" office:value="411" table:style-name="ce429">
            <text:p>411</text:p>
          </table:table-cell>
          <table:table-cell office:value-type="float" office:value="332" table:style-name="ce429">
            <text:p>332</text:p>
          </table:table-cell>
          <table:table-cell office:value-type="float" office:value="287" table:style-name="ce429">
            <text:p>287</text:p>
          </table:table-cell>
          <table:table-cell office:value-type="float" office:value="252" table:style-name="ce429">
            <text:p>252</text:p>
          </table:table-cell>
          <table:table-cell office:value-type="float" office:value="266" table:style-name="ce429">
            <text:p>266</text:p>
          </table:table-cell>
          <table:table-cell office:value-type="float" office:value="306" table:style-name="ce429">
            <text:p>306</text:p>
          </table:table-cell>
          <table:table-cell office:value-type="float" office:value="326" table:style-name="ce429">
            <text:p>326</text:p>
          </table:table-cell>
          <table:table-cell office:value-type="float" office:value="356" table:style-name="ce429">
            <text:p>356</text:p>
          </table:table-cell>
          <table:table-cell office:value-type="float" office:value="300" table:style-name="ce429">
            <text:p>300</text:p>
          </table:table-cell>
          <table:table-cell office:value-type="float" office:value="197" table:style-name="ce429">
            <text:p>197</text:p>
          </table:table-cell>
          <table:table-cell table:number-columns-repeated="16372"/>
        </table:table-row>
        <table:table-row table:style-name="ro23">
          <table:table-cell office:value-type="string" table:style-name="ce459">
            <text:p>Acquitted</text:p>
          </table:table-cell>
          <table:table-cell office:value-type="float" office:value="10" table:style-name="ce429">
            <text:p>10</text:p>
          </table:table-cell>
          <table:table-cell office:value-type="float" office:value="9" table:style-name="ce429">
            <text:p>9</text:p>
          </table:table-cell>
          <table:table-cell office:value-type="float" office:value="10" table:style-name="ce429">
            <text:p>10</text:p>
          </table:table-cell>
          <table:table-cell office:value-type="float" office:value="9" table:style-name="ce429">
            <text:p>9</text:p>
          </table:table-cell>
          <table:table-cell office:value-type="float" office:value="7" table:style-name="ce429">
            <text:p>7</text:p>
          </table:table-cell>
          <table:table-cell office:value-type="float" office:value="5" table:style-name="ce429">
            <text:p>5</text:p>
          </table:table-cell>
          <table:table-cell office:value-type="float" office:value="6" table:style-name="ce429">
            <text:p>6</text:p>
          </table:table-cell>
          <table:table-cell office:value-type="float" office:value="7" table:style-name="ce429">
            <text:p>7</text:p>
          </table:table-cell>
          <table:table-cell office:value-type="float" office:value="7" table:style-name="ce429">
            <text:p>7</text:p>
          </table:table-cell>
          <table:table-cell office:value-type="float" office:value="5" table:style-name="ce429">
            <text:p>5</text:p>
          </table:table-cell>
          <table:table-cell office:value-type="float" office:value="4" table:style-name="ce429">
            <text:p>4</text:p>
          </table:table-cell>
          <table:table-cell table:number-columns-repeated="16372"/>
        </table:table-row>
        <table:table-row table:style-name="ro23">
          <table:table-cell office:value-type="string" table:style-name="ce459">
            <text:p>Found guilty at CC<text:span text:style-name="T3">(4)</text:span></text:p>
          </table:table-cell>
          <table:table-cell office:value-type="float" office:value="465" table:style-name="ce429">
            <text:p>465</text:p>
          </table:table-cell>
          <table:table-cell office:value-type="float" office:value="402" table:style-name="ce429">
            <text:p>402</text:p>
          </table:table-cell>
          <table:table-cell office:value-type="float" office:value="322" table:style-name="ce429">
            <text:p>322</text:p>
          </table:table-cell>
          <table:table-cell office:value-type="float" office:value="278" table:style-name="ce429">
            <text:p>278</text:p>
          </table:table-cell>
          <table:table-cell office:value-type="float" office:value="245" table:style-name="ce429">
            <text:p>245</text:p>
          </table:table-cell>
          <table:table-cell office:value-type="float" office:value="261" table:style-name="ce429">
            <text:p>261</text:p>
          </table:table-cell>
          <table:table-cell office:value-type="float" office:value="300" table:style-name="ce429">
            <text:p>300</text:p>
          </table:table-cell>
          <table:table-cell office:value-type="float" office:value="319" table:style-name="ce429">
            <text:p>319</text:p>
          </table:table-cell>
          <table:table-cell office:value-type="float" office:value="349" table:style-name="ce429">
            <text:p>349</text:p>
          </table:table-cell>
          <table:table-cell office:value-type="float" office:value="295" table:style-name="ce429">
            <text:p>295</text:p>
          </table:table-cell>
          <table:table-cell office:value-type="float" office:value="193" table:style-name="ce429">
            <text:p>193</text:p>
          </table:table-cell>
          <table:table-cell table:number-columns-repeated="16372"/>
        </table:table-row>
        <table:table-row table:style-name="ro23">
          <table:table-cell office:value-type="string" table:style-name="ce460">
            <text:p>Crown court conviction trial rate<text:span text:style-name="T3">(8)</text:span></text:p>
          </table:table-cell>
          <table:table-cell office:value-type="percentage" office:value="0.97894736842105268" table:style-name="ce461">
            <text:p>97.9%</text:p>
          </table:table-cell>
          <table:table-cell office:value-type="percentage" office:value="0.97810218978102192" table:style-name="ce461">
            <text:p>97.8%</text:p>
          </table:table-cell>
          <table:table-cell office:value-type="percentage" office:value="0.96987951807228912" table:style-name="ce461">
            <text:p>97.0%</text:p>
          </table:table-cell>
          <table:table-cell office:value-type="percentage" office:value="0.96864111498257843" table:style-name="ce461">
            <text:p>96.9%</text:p>
          </table:table-cell>
          <table:table-cell office:value-type="percentage" office:value="0.97222222222222221" table:style-name="ce461">
            <text:p>97.2%</text:p>
          </table:table-cell>
          <table:table-cell office:value-type="percentage" office:value="0.98120300751879697" table:style-name="ce461">
            <text:p>98.1%</text:p>
          </table:table-cell>
          <table:table-cell office:value-type="percentage" office:value="0.98039215686274506" table:style-name="ce461">
            <text:p>98.0%</text:p>
          </table:table-cell>
          <table:table-cell office:value-type="percentage" office:value="0.9785276073619632" table:style-name="ce461">
            <text:p>97.9%</text:p>
          </table:table-cell>
          <table:table-cell office:value-type="percentage" office:value="0.9803370786516854" table:style-name="ce461">
            <text:p>98.0%</text:p>
          </table:table-cell>
          <table:table-cell office:value-type="percentage" office:value="0.98333333333333328" table:style-name="ce461">
            <text:p>98.3%</text:p>
          </table:table-cell>
          <table:table-cell office:value-type="percentage" office:value="0.97969543147208127" table:style-name="ce461">
            <text:p>98.0%</text:p>
          </table:table-cell>
          <table:table-cell table:number-columns-repeated="16372"/>
        </table:table-row>
        <table:table-row table:style-name="ro23">
          <table:table-cell office:value-type="string" table:style-name="ce462">
            <text:p>All convictions</text:p>
          </table:table-cell>
          <table:table-cell office:value-type="float" office:value="533061" table:style-name="ce463">
            <text:p>533,061</text:p>
          </table:table-cell>
          <table:table-cell office:value-type="float" office:value="486510" table:style-name="ce463">
            <text:p>486,510</text:p>
          </table:table-cell>
          <table:table-cell office:value-type="float" office:value="450057" table:style-name="ce463">
            <text:p>450,057</text:p>
          </table:table-cell>
          <table:table-cell office:value-type="float" office:value="454418" table:style-name="ce463">
            <text:p>454,418</text:p>
          </table:table-cell>
          <table:table-cell office:value-type="float" office:value="466762" table:style-name="ce463">
            <text:p>466,762</text:p>
          </table:table-cell>
          <table:table-cell office:value-type="float" office:value="501923" table:style-name="ce463">
            <text:p>501,923</text:p>
          </table:table-cell>
          <table:table-cell office:value-type="float" office:value="513642" table:style-name="ce463">
            <text:p>513,642</text:p>
          </table:table-cell>
          <table:table-cell office:value-type="float" office:value="527459" table:style-name="ce463">
            <text:p>527,459</text:p>
          </table:table-cell>
          <table:table-cell office:value-type="float" office:value="525144" table:style-name="ce463">
            <text:p>525,144</text:p>
          </table:table-cell>
          <table:table-cell office:value-type="float" office:value="531126" table:style-name="ce463">
            <text:p>531,126</text:p>
          </table:table-cell>
          <table:table-cell office:value-type="float" office:value="442962" table:style-name="ce463">
            <text:p>442,962</text:p>
          </table:table-cell>
          <table:table-cell table:number-columns-repeated="16372"/>
        </table:table-row>
        <table:table-row table:style-name="ro23">
          <table:table-cell office:value-type="string" table:style-name="ce464">
            <text:p>Conviction Ratio<text:span text:style-name="T3">(10)</text:span></text:p>
          </table:table-cell>
          <table:table-cell office:value-type="percentage" office:value="0.85806659315717881" table:style-name="ce461">
            <text:p>85.8%</text:p>
          </table:table-cell>
          <table:table-cell office:value-type="percentage" office:value="0.86538204987273004" table:style-name="ce461">
            <text:p>86.5%</text:p>
          </table:table-cell>
          <table:table-cell office:value-type="percentage" office:value="0.86617217706936001" table:style-name="ce461">
            <text:p>86.6%</text:p>
          </table:table-cell>
          <table:table-cell office:value-type="percentage" office:value="0.84988778334704873" table:style-name="ce461">
            <text:p>85.0%</text:p>
          </table:table-cell>
          <table:table-cell office:value-type="percentage" office:value="0.86810209027285701" table:style-name="ce461">
            <text:p>86.8%</text:p>
          </table:table-cell>
          <table:table-cell office:value-type="percentage" office:value="0.87919543028504665" table:style-name="ce461">
            <text:p>87.9%</text:p>
          </table:table-cell>
          <table:table-cell office:value-type="percentage" office:value="0.88496255239821442" table:style-name="ce461">
            <text:p>88.5%</text:p>
          </table:table-cell>
          <table:table-cell office:value-type="percentage" office:value="0.89762226480468599" table:style-name="ce461">
            <text:p>89.8%</text:p>
          </table:table-cell>
          <table:table-cell office:value-type="percentage" office:value="0.8952839147105105" table:style-name="ce461">
            <text:p>89.5%</text:p>
          </table:table-cell>
          <table:table-cell office:value-type="percentage" office:value="0.88563510485032815" table:style-name="ce461">
            <text:p>88.6%</text:p>
          </table:table-cell>
          <table:table-cell office:value-type="percentage" office:value="0.89913955315223149" table:style-name="ce461">
            <text:p>89.9%</text:p>
          </table:table-cell>
          <table:table-cell table:number-columns-repeated="16372" table:style-name="ce3"/>
        </table:table-row>
        <table:table-row table:style-name="ro23">
          <table:table-cell table:number-columns-repeated="12" table:style-name="ce224"/>
          <table:table-cell table:number-columns-repeated="16372" table:style-name="ce3"/>
        </table:table-row>
        <table:table-row table:style-name="ro23">
          <table:table-cell office:value-type="string" table:style-name="ce454">
            <text:p>Offence not known<text:span text:style-name="T5">(11)</text:span></text:p>
          </table:table-cell>
          <table:table-cell table:number-columns-repeated="11" table:style-name="ce469"/>
          <table:table-cell table:number-columns-repeated="16372" table:style-name="ce3"/>
        </table:table-row>
        <table:table-row table:style-name="ro23">
          <table:table-cell office:value-type="string" table:style-name="ce456">
            <text:p>Number of defendants proceeded against at MC</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float" office:value="0" table:style-name="ce471">
            <text:p>-</text:p>
          </table:table-cell>
          <table:table-cell office:value-type="float" office:value="1" table:style-name="ce471">
            <text:p>1</text:p>
          </table:table-cell>
          <table:table-cell office:value-type="float" office:value="3" table:style-name="ce471">
            <text:p>3</text:p>
          </table:table-cell>
          <table:table-cell table:style-name="ce3"/>
          <table:table-cell table:style-name="ce457"/>
          <table:table-cell table:number-columns-repeated="16370"/>
        </table:table-row>
        <table:table-row table:style-name="ro23">
          <table:table-cell office:value-type="string" table:style-name="ce456">
            <text:p>Sent for trial at CC<text:span text:style-name="T3">(5)</text:span></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float" office:value="0" table:style-name="ce471">
            <text:p>-</text:p>
          </table:table-cell>
          <table:table-cell office:value-type="float" office:value="0" table:style-name="ce471">
            <text:p>-</text:p>
          </table:table-cell>
          <table:table-cell office:value-type="float" office:value="0" table:style-name="ce471">
            <text:p>-</text:p>
          </table:table-cell>
          <table:table-cell table:style-name="ce3"/>
          <table:table-cell table:style-name="ce457"/>
          <table:table-cell table:number-columns-repeated="16370"/>
        </table:table-row>
        <table:table-row table:style-name="ro23">
          <table:table-cell office:value-type="string" table:style-name="ce200">
            <text:p>Proceedings terminated early<text:span text:style-name="T3">(6)</text:span></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float" office:value="0" table:style-name="ce471">
            <text:p>-</text:p>
          </table:table-cell>
          <table:table-cell office:value-type="float" office:value="1" table:style-name="ce471">
            <text:p>1</text:p>
          </table:table-cell>
          <table:table-cell office:value-type="float" office:value="3" table:style-name="ce471">
            <text:p>3</text:p>
          </table:table-cell>
          <table:table-cell table:number-columns-repeated="16372" table:style-name="ce3"/>
        </table:table-row>
        <table:table-row table:style-name="ro23">
          <table:table-cell office:value-type="string" table:style-name="ce456">
            <text:p>Tried at MC<text:s/></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float" office:value="0" table:style-name="ce471">
            <text:p>-</text:p>
          </table:table-cell>
          <table:table-cell office:value-type="float" office:value="0" table:style-name="ce471">
            <text:p>-</text:p>
          </table:table-cell>
          <table:table-cell office:value-type="float" office:value="3" table:style-name="ce471">
            <text:p>3</text:p>
          </table:table-cell>
          <table:table-cell table:number-columns-repeated="16372" table:style-name="ce3"/>
        </table:table-row>
        <table:table-row table:style-name="ro23">
          <table:table-cell office:value-type="string" table:style-name="ce458">
            <text:p>Discharged at committal proceedings<text:span text:style-name="T3">(7)</text:span></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float" office:value="0" table:style-name="ce471">
            <text:p>-</text:p>
          </table:table-cell>
          <table:table-cell office:value-type="float" office:value="0" table:style-name="ce471">
            <text:p>-</text:p>
          </table:table-cell>
          <table:table-cell office:value-type="float" office:value="0" table:style-name="ce471">
            <text:p>-</text:p>
          </table:table-cell>
          <table:table-cell table:number-columns-repeated="16372" table:style-name="ce3"/>
        </table:table-row>
        <table:table-row table:style-name="ro23">
          <table:table-cell office:value-type="string" table:style-name="ce458">
            <text:p>Dismissed (found not guilty after summary trial)</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float" office:value="0" table:style-name="ce471">
            <text:p>-</text:p>
          </table:table-cell>
          <table:table-cell office:value-type="float" office:value="0" table:style-name="ce471">
            <text:p>-</text:p>
          </table:table-cell>
          <table:table-cell office:value-type="float" office:value="0" table:style-name="ce471">
            <text:p>-</text:p>
          </table:table-cell>
          <table:table-cell table:style-name="ce457"/>
          <table:table-cell table:number-columns-repeated="16371" table:style-name="ce3"/>
        </table:table-row>
        <table:table-row table:style-name="ro23">
          <table:table-cell office:value-type="string" table:style-name="ce459">
            <text:p>Found guilty at MC</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float" office:value="0" table:style-name="ce471">
            <text:p>-</text:p>
          </table:table-cell>
          <table:table-cell office:value-type="float" office:value="0" table:style-name="ce471">
            <text:p>-</text:p>
          </table:table-cell>
          <table:table-cell office:value-type="float" office:value="0" table:style-name="ce471">
            <text:p>-</text:p>
          </table:table-cell>
          <table:table-cell table:number-columns-repeated="16372" table:style-name="ce3"/>
        </table:table-row>
        <table:table-row table:style-name="ro23">
          <table:table-cell office:value-type="string" table:style-name="ce459">
            <text:p>Magistrates' court conviction trial rate<text:span text:style-name="T3">(8)</text:span></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2">
            <text:p>-</text:p>
          </table:table-cell>
          <table:table-cell office:value-type="string" table:style-name="ce472">
            <text:p>-</text:p>
          </table:table-cell>
          <table:table-cell office:value-type="string" table:style-name="ce472">
            <text:p>-</text:p>
          </table:table-cell>
          <table:table-cell table:number-columns-repeated="16372" table:style-name="ce3"/>
        </table:table-row>
        <table:table-row table:style-name="ro23">
          <table:table-cell table:style-name="ce224"/>
          <table:table-cell table:number-columns-repeated="8" table:style-name="ce470"/>
          <table:table-cell table:number-columns-repeated="3" table:style-name="ce471"/>
          <table:table-cell table:number-columns-repeated="16372" table:style-name="ce3"/>
        </table:table-row>
        <table:table-row table:style-name="ro23">
          <table:table-cell office:value-type="string" table:style-name="ce456">
            <text:p>For trial at CC<text:span text:style-name="T3">(9)</text:span></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float" office:value="96" table:style-name="ce471">
            <text:p>96</text:p>
          </table:table-cell>
          <table:table-cell office:value-type="float" office:value="524" table:style-name="ce471">
            <text:p>524</text:p>
          </table:table-cell>
          <table:table-cell office:value-type="float" office:value="608" table:style-name="ce471">
            <text:p>608</text:p>
          </table:table-cell>
          <table:table-cell table:number-columns-repeated="16372" table:style-name="ce3"/>
        </table:table-row>
        <table:table-row table:style-name="ro23">
          <table:table-cell office:value-type="string" table:style-name="ce459">
            <text:p>Not Tried</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float" office:value="1" table:style-name="ce471">
            <text:p>1</text:p>
          </table:table-cell>
          <table:table-cell office:value-type="float" office:value="4" table:style-name="ce471">
            <text:p>4</text:p>
          </table:table-cell>
          <table:table-cell office:value-type="float" office:value="9" table:style-name="ce471">
            <text:p>9</text:p>
          </table:table-cell>
          <table:table-cell table:number-columns-repeated="16372" table:style-name="ce3"/>
        </table:table-row>
        <table:table-row table:style-name="ro23">
          <table:table-cell office:value-type="string" table:style-name="ce456">
            <text:p>Tried at CC</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float" office:value="95" table:style-name="ce471">
            <text:p>95</text:p>
          </table:table-cell>
          <table:table-cell office:value-type="float" office:value="520" table:style-name="ce471">
            <text:p>520</text:p>
          </table:table-cell>
          <table:table-cell office:value-type="float" office:value="599" table:style-name="ce471">
            <text:p>599</text:p>
          </table:table-cell>
          <table:table-cell table:number-columns-repeated="16372" table:style-name="ce3"/>
        </table:table-row>
        <table:table-row table:style-name="ro23">
          <table:table-cell office:value-type="string" table:style-name="ce459">
            <text:p>Acquitted</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float" office:value="2" table:style-name="ce471">
            <text:p>2</text:p>
          </table:table-cell>
          <table:table-cell office:value-type="float" office:value="84" table:style-name="ce471">
            <text:p>84</text:p>
          </table:table-cell>
          <table:table-cell office:value-type="float" office:value="45" table:style-name="ce471">
            <text:p>45</text:p>
          </table:table-cell>
          <table:table-cell table:number-columns-repeated="16372" table:style-name="ce3"/>
        </table:table-row>
        <table:table-row table:style-name="ro23">
          <table:table-cell office:value-type="string" table:style-name="ce459">
            <text:p>Found guilty at CC<text:span text:style-name="T3">(4)</text:span></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string" table:style-name="ce470">
            <text:p>:</text:p>
          </table:table-cell>
          <table:table-cell office:value-type="float" office:value="93" table:style-name="ce471">
            <text:p>93</text:p>
          </table:table-cell>
          <table:table-cell office:value-type="float" office:value="436" table:style-name="ce471">
            <text:p>436</text:p>
          </table:table-cell>
          <table:table-cell office:value-type="float" office:value="554" table:style-name="ce471">
            <text:p>554</text:p>
          </table:table-cell>
          <table:table-cell table:number-columns-repeated="16372" table:style-name="ce3"/>
        </table:table-row>
        <table:table-row table:style-name="ro23">
          <table:table-cell office:value-type="string" table:style-name="ce460">
            <text:p>Crown court conviction trial rate<text:span text:style-name="T3">(8)</text:span></text:p>
          </table:table-cell>
          <table:table-cell office:value-type="string" table:style-name="ce473">
            <text:p>:</text:p>
          </table:table-cell>
          <table:table-cell office:value-type="string" table:style-name="ce473">
            <text:p>:</text:p>
          </table:table-cell>
          <table:table-cell office:value-type="string" table:style-name="ce473">
            <text:p>:</text:p>
          </table:table-cell>
          <table:table-cell office:value-type="string" table:style-name="ce473">
            <text:p>:</text:p>
          </table:table-cell>
          <table:table-cell office:value-type="string" table:style-name="ce473">
            <text:p>:</text:p>
          </table:table-cell>
          <table:table-cell office:value-type="string" table:style-name="ce473">
            <text:p>:</text:p>
          </table:table-cell>
          <table:table-cell office:value-type="string" table:style-name="ce473">
            <text:p>:</text:p>
          </table:table-cell>
          <table:table-cell office:value-type="string" table:style-name="ce473">
            <text:p>:</text:p>
          </table:table-cell>
          <table:table-cell office:value-type="float" office:value="0" table:style-name="ce474">
            <text:p>-</text:p>
          </table:table-cell>
          <table:table-cell office:value-type="float" office:value="0" table:style-name="ce474">
            <text:p>-</text:p>
          </table:table-cell>
          <table:table-cell office:value-type="float" office:value="0" table:style-name="ce474">
            <text:p>-</text:p>
          </table:table-cell>
          <table:table-cell table:number-columns-repeated="16372" table:style-name="ce3"/>
        </table:table-row>
        <table:table-row table:style-name="ro23">
          <table:table-cell office:value-type="string" table:style-name="ce462">
            <text:p>All convictions</text:p>
          </table:table-cell>
          <table:table-cell office:value-type="string" table:style-name="ce475">
            <text:p>:</text:p>
          </table:table-cell>
          <table:table-cell office:value-type="string" table:style-name="ce475">
            <text:p>:</text:p>
          </table:table-cell>
          <table:table-cell office:value-type="string" table:style-name="ce475">
            <text:p>:</text:p>
          </table:table-cell>
          <table:table-cell office:value-type="string" table:style-name="ce475">
            <text:p>:</text:p>
          </table:table-cell>
          <table:table-cell office:value-type="string" table:style-name="ce475">
            <text:p>:</text:p>
          </table:table-cell>
          <table:table-cell office:value-type="string" table:style-name="ce475">
            <text:p>:</text:p>
          </table:table-cell>
          <table:table-cell office:value-type="string" table:style-name="ce475">
            <text:p>:</text:p>
          </table:table-cell>
          <table:table-cell office:value-type="string" table:style-name="ce475">
            <text:p>:</text:p>
          </table:table-cell>
          <table:table-cell office:value-type="float" office:value="93" table:style-name="ce476">
            <text:p>93</text:p>
          </table:table-cell>
          <table:table-cell office:value-type="float" office:value="436" table:style-name="ce476">
            <text:p>436</text:p>
          </table:table-cell>
          <table:table-cell office:value-type="float" office:value="554" table:style-name="ce476">
            <text:p>554</text:p>
          </table:table-cell>
          <table:table-cell table:number-columns-repeated="16372" table:style-name="ce3"/>
        </table:table-row>
        <table:table-row table:style-name="ro23">
          <table:table-cell office:value-type="string" table:style-name="ce464">
            <text:p>Conviction Ratio<text:span text:style-name="T3">(10)</text:span></text:p>
          </table:table-cell>
          <table:table-cell office:value-type="string" table:style-name="ce473">
            <text:p>:</text:p>
          </table:table-cell>
          <table:table-cell office:value-type="string" table:style-name="ce473">
            <text:p>:</text:p>
          </table:table-cell>
          <table:table-cell office:value-type="string" table:style-name="ce473">
            <text:p>:</text:p>
          </table:table-cell>
          <table:table-cell office:value-type="string" table:style-name="ce473">
            <text:p>:</text:p>
          </table:table-cell>
          <table:table-cell office:value-type="string" table:style-name="ce473">
            <text:p>:</text:p>
          </table:table-cell>
          <table:table-cell office:value-type="string" table:style-name="ce473">
            <text:p>:</text:p>
          </table:table-cell>
          <table:table-cell office:value-type="string" table:style-name="ce473">
            <text:p>:</text:p>
          </table:table-cell>
          <table:table-cell office:value-type="string" table:style-name="ce473">
            <text:p>:</text:p>
          </table:table-cell>
          <table:table-cell office:value-type="string" table:style-name="ce473">
            <text:p>*</text:p>
          </table:table-cell>
          <table:table-cell office:value-type="string" table:style-name="ce473">
            <text:p>*</text:p>
          </table:table-cell>
          <table:table-cell office:value-type="string" table:style-name="ce473">
            <text:p>*</text:p>
          </table:table-cell>
          <table:table-cell table:number-columns-repeated="16372" table:style-name="ce3"/>
        </table:table-row>
        <table:table-row table:style-name="ro23">
          <table:table-cell table:number-columns-repeated="12" table:style-name="ce224"/>
          <table:table-cell table:number-columns-repeated="16372" table:style-name="ce3"/>
        </table:table-row>
        <table:table-row table:style-name="ro23">
          <table:table-cell office:value-type="string" table:style-name="ce454">
            <text:p>All Offences</text:p>
          </table:table-cell>
          <table:table-cell table:number-columns-repeated="11" table:style-name="ce477"/>
          <table:table-cell table:number-columns-repeated="16372" table:style-name="ce3"/>
        </table:table-row>
        <table:table-row table:style-name="ro23">
          <table:table-cell office:value-type="string" table:style-name="ce456">
            <text:p>Number of defendants proceeded against at MC</text:p>
          </table:table-cell>
          <table:table-cell office:value-type="float" office:value="1665259" table:style-name="ce429">
            <text:p>1,665,259</text:p>
          </table:table-cell>
          <table:table-cell office:value-type="float" office:value="1597204" table:style-name="ce429">
            <text:p>1,597,204</text:p>
          </table:table-cell>
          <table:table-cell office:value-type="float" office:value="1493486" table:style-name="ce429">
            <text:p>1,493,486</text:p>
          </table:table-cell>
          <table:table-cell office:value-type="float" office:value="1460428" table:style-name="ce429">
            <text:p>1,460,428</text:p>
          </table:table-cell>
          <table:table-cell office:value-type="float" office:value="1454151" table:style-name="ce429">
            <text:p>1,454,151</text:p>
          </table:table-cell>
          <table:table-cell office:value-type="float" office:value="1491783" table:style-name="ce429">
            <text:p>1,491,783</text:p>
          </table:table-cell>
          <table:table-cell office:value-type="float" office:value="1480220" table:style-name="ce429">
            <text:p>1,480,220</text:p>
          </table:table-cell>
          <table:table-cell office:value-type="float" office:value="1424851" table:style-name="ce429">
            <text:p>1,424,851</text:p>
          </table:table-cell>
          <table:table-cell office:value-type="float" office:value="1381202" table:style-name="ce429">
            <text:p>1,381,202</text:p>
          </table:table-cell>
          <table:table-cell office:value-type="float" office:value="1374723" table:style-name="ce429">
            <text:p>1,374,723</text:p>
          </table:table-cell>
          <table:table-cell office:value-type="float" office:value="1026376" table:style-name="ce429">
            <text:p>1,026,376</text:p>
          </table:table-cell>
          <table:table-cell table:style-name="ce3"/>
          <table:table-cell table:style-name="ce457"/>
          <table:table-cell table:number-columns-repeated="16370"/>
        </table:table-row>
        <table:table-row table:style-name="ro23">
          <table:table-cell office:value-type="string" table:style-name="ce456">
            <text:p>Sent for trial at CC<text:span text:style-name="T3">(5)</text:span></text:p>
          </table:table-cell>
          <table:table-cell office:value-type="float" office:value="107850" table:style-name="ce429">
            <text:p>107,850</text:p>
          </table:table-cell>
          <table:table-cell office:value-type="float" office:value="102425" table:style-name="ce429">
            <text:p>102,425</text:p>
          </table:table-cell>
          <table:table-cell office:value-type="float" office:value="88555" table:style-name="ce429">
            <text:p>88,555</text:p>
          </table:table-cell>
          <table:table-cell office:value-type="float" office:value="94071" table:style-name="ce429">
            <text:p>94,071</text:p>
          </table:table-cell>
          <table:table-cell office:value-type="float" office:value="99853" table:style-name="ce429">
            <text:p>99,853</text:p>
          </table:table-cell>
          <table:table-cell office:value-type="float" office:value="91098" table:style-name="ce429">
            <text:p>91,098</text:p>
          </table:table-cell>
          <table:table-cell office:value-type="float" office:value="78126" table:style-name="ce429">
            <text:p>78,126</text:p>
          </table:table-cell>
          <table:table-cell office:value-type="float" office:value="73112" table:style-name="ce429">
            <text:p>73,112</text:p>
          </table:table-cell>
          <table:table-cell office:value-type="float" office:value="61942" table:style-name="ce429">
            <text:p>61,942</text:p>
          </table:table-cell>
          <table:table-cell office:value-type="float" office:value="61067" table:style-name="ce429">
            <text:p>61,067</text:p>
          </table:table-cell>
          <table:table-cell office:value-type="float" office:value="61031" table:style-name="ce429">
            <text:p>61,031</text:p>
          </table:table-cell>
          <table:table-cell table:style-name="ce3"/>
          <table:table-cell table:style-name="ce457"/>
          <table:table-cell table:number-columns-repeated="16370"/>
        </table:table-row>
        <table:table-row table:style-name="ro23">
          <table:table-cell office:value-type="string" table:style-name="ce200">
            <text:p>Proceedings terminated early<text:span text:style-name="T3">(6)</text:span></text:p>
          </table:table-cell>
          <table:table-cell office:value-type="float" office:value="236960" table:style-name="ce429">
            <text:p>236,960</text:p>
          </table:table-cell>
          <table:table-cell office:value-type="float" office:value="223909" table:style-name="ce429">
            <text:p>223,909</text:p>
          </table:table-cell>
          <table:table-cell office:value-type="float" office:value="209676" table:style-name="ce429">
            <text:p>209,676</text:p>
          </table:table-cell>
          <table:table-cell office:value-type="float" office:value="218664" table:style-name="ce429">
            <text:p>218,664</text:p>
          </table:table-cell>
          <table:table-cell office:value-type="float" office:value="197892" table:style-name="ce429">
            <text:p>197,892</text:p>
          </table:table-cell>
          <table:table-cell office:value-type="float" office:value="199217" table:style-name="ce429">
            <text:p>199,217</text:p>
          </table:table-cell>
          <table:table-cell office:value-type="float" office:value="192685" table:style-name="ce429">
            <text:p>192,685</text:p>
          </table:table-cell>
          <table:table-cell office:value-type="float" office:value="156926" table:style-name="ce429">
            <text:p>156,926</text:p>
          </table:table-cell>
          <table:table-cell office:value-type="float" office:value="152476" table:style-name="ce429">
            <text:p>152,476</text:p>
          </table:table-cell>
          <table:table-cell office:value-type="float" office:value="154399" table:style-name="ce429">
            <text:p>154,399</text:p>
          </table:table-cell>
          <table:table-cell office:value-type="float" office:value="115623" table:style-name="ce429">
            <text:p>115,623</text:p>
          </table:table-cell>
          <table:table-cell table:number-columns-repeated="16372" table:style-name="ce3"/>
        </table:table-row>
        <table:table-row table:style-name="ro23">
          <table:table-cell office:value-type="string" table:style-name="ce456">
            <text:p>Tried at MC<text:s/></text:p>
          </table:table-cell>
          <table:table-cell office:value-type="float" office:value="1320449" table:style-name="ce429">
            <text:p>1,320,449</text:p>
          </table:table-cell>
          <table:table-cell office:value-type="float" office:value="1270870" table:style-name="ce429">
            <text:p>1,270,870</text:p>
          </table:table-cell>
          <table:table-cell office:value-type="float" office:value="1195255" table:style-name="ce429">
            <text:p>1,195,255</text:p>
          </table:table-cell>
          <table:table-cell office:value-type="float" office:value="1147693" table:style-name="ce429">
            <text:p>1,147,693</text:p>
          </table:table-cell>
          <table:table-cell office:value-type="float" office:value="1156406" table:style-name="ce429">
            <text:p>1,156,406</text:p>
          </table:table-cell>
          <table:table-cell office:value-type="float" office:value="1201468" table:style-name="ce429">
            <text:p>1,201,468</text:p>
          </table:table-cell>
          <table:table-cell office:value-type="float" office:value="1209409" table:style-name="ce429">
            <text:p>1,209,409</text:p>
          </table:table-cell>
          <table:table-cell office:value-type="float" office:value="1194813" table:style-name="ce429">
            <text:p>1,194,813</text:p>
          </table:table-cell>
          <table:table-cell office:value-type="float" office:value="1166784" table:style-name="ce429">
            <text:p>1,166,784</text:p>
          </table:table-cell>
          <table:table-cell office:value-type="float" office:value="1159257" table:style-name="ce429">
            <text:p>1,159,257</text:p>
          </table:table-cell>
          <table:table-cell office:value-type="float" office:value="849725" table:style-name="ce429">
            <text:p>849,725</text:p>
          </table:table-cell>
          <table:table-cell table:number-columns-repeated="16372" table:style-name="ce3"/>
        </table:table-row>
        <table:table-row table:style-name="ro23">
          <table:table-cell office:value-type="string" table:style-name="ce458">
            <text:p>Discharged at committal proceedings<text:span text:style-name="T3">(7)</text:span></text:p>
          </table:table-cell>
          <table:table-cell office:value-type="float" office:value="4713" table:style-name="ce429">
            <text:p>4,713</text:p>
          </table:table-cell>
          <table:table-cell office:value-type="float" office:value="3929" table:style-name="ce429">
            <text:p>3,929</text:p>
          </table:table-cell>
          <table:table-cell office:value-type="float" office:value="3294" table:style-name="ce429">
            <text:p>3,294</text:p>
          </table:table-cell>
          <table:table-cell office:value-type="float" office:value="2191" table:style-name="ce429">
            <text:p>2,191</text:p>
          </table:table-cell>
          <table:table-cell office:value-type="float" office:value="629" table:style-name="ce429">
            <text:p>629</text:p>
          </table:table-cell>
          <table:table-cell office:value-type="float" office:value="502" table:style-name="ce429">
            <text:p>502</text:p>
          </table:table-cell>
          <table:table-cell office:value-type="float" office:value="545" table:style-name="ce429">
            <text:p>545</text:p>
          </table:table-cell>
          <table:table-cell office:value-type="float" office:value="589" table:style-name="ce429">
            <text:p>589</text:p>
          </table:table-cell>
          <table:table-cell office:value-type="float" office:value="469" table:style-name="ce429">
            <text:p>469</text:p>
          </table:table-cell>
          <table:table-cell office:value-type="float" office:value="479" table:style-name="ce429">
            <text:p>479</text:p>
          </table:table-cell>
          <table:table-cell office:value-type="float" office:value="472" table:style-name="ce429">
            <text:p>472</text:p>
          </table:table-cell>
          <table:table-cell table:number-columns-repeated="16372" table:style-name="ce3"/>
        </table:table-row>
        <table:table-row table:style-name="ro23">
          <table:table-cell office:value-type="string" table:style-name="ce458">
            <text:p>Dismissed (found not guilty after summary trial)</text:p>
          </table:table-cell>
          <table:table-cell office:value-type="float" office:value="23604" table:style-name="ce429">
            <text:p>23,604</text:p>
          </table:table-cell>
          <table:table-cell office:value-type="float" office:value="21332" table:style-name="ce429">
            <text:p>21,332</text:p>
          </table:table-cell>
          <table:table-cell office:value-type="float" office:value="20662" table:style-name="ce429">
            <text:p>20,662</text:p>
          </table:table-cell>
          <table:table-cell office:value-type="float" office:value="20866" table:style-name="ce429">
            <text:p>20,866</text:p>
          </table:table-cell>
          <table:table-cell office:value-type="float" office:value="22036" table:style-name="ce429">
            <text:p>22,036</text:p>
          </table:table-cell>
          <table:table-cell office:value-type="float" office:value="23783" table:style-name="ce429">
            <text:p>23,783</text:p>
          </table:table-cell>
          <table:table-cell office:value-type="float" office:value="22880" table:style-name="ce429">
            <text:p>22,880</text:p>
          </table:table-cell>
          <table:table-cell office:value-type="float" office:value="21909" table:style-name="ce429">
            <text:p>21,909</text:p>
          </table:table-cell>
          <table:table-cell office:value-type="float" office:value="19151" table:style-name="ce429">
            <text:p>19,151</text:p>
          </table:table-cell>
          <table:table-cell office:value-type="float" office:value="17923" table:style-name="ce429">
            <text:p>17,923</text:p>
          </table:table-cell>
          <table:table-cell office:value-type="float" office:value="11112" table:style-name="ce429">
            <text:p>11,112</text:p>
          </table:table-cell>
          <table:table-cell table:style-name="ce457"/>
          <table:table-cell table:number-columns-repeated="16371" table:style-name="ce3"/>
        </table:table-row>
        <table:table-row table:style-name="ro23">
          <table:table-cell office:value-type="string" table:style-name="ce459">
            <text:p>Found guilty at MC</text:p>
          </table:table-cell>
          <table:table-cell office:value-type="float" office:value="1292132" table:style-name="ce429">
            <text:p>1,292,132</text:p>
          </table:table-cell>
          <table:table-cell office:value-type="float" office:value="1245609" table:style-name="ce429">
            <text:p>1,245,609</text:p>
          </table:table-cell>
          <table:table-cell office:value-type="float" office:value="1171299" table:style-name="ce429">
            <text:p>1,171,299</text:p>
          </table:table-cell>
          <table:table-cell office:value-type="float" office:value="1124636" table:style-name="ce429">
            <text:p>1,124,636</text:p>
          </table:table-cell>
          <table:table-cell office:value-type="float" office:value="1133741" table:style-name="ce429">
            <text:p>1,133,741</text:p>
          </table:table-cell>
          <table:table-cell office:value-type="float" office:value="1177183" table:style-name="ce429">
            <text:p>1,177,183</text:p>
          </table:table-cell>
          <table:table-cell office:value-type="float" office:value="1185984" table:style-name="ce429">
            <text:p>1,185,984</text:p>
          </table:table-cell>
          <table:table-cell office:value-type="float" office:value="1172315" table:style-name="ce429">
            <text:p>1,172,315</text:p>
          </table:table-cell>
          <table:table-cell office:value-type="float" office:value="1147164" table:style-name="ce429">
            <text:p>1,147,164</text:p>
          </table:table-cell>
          <table:table-cell office:value-type="float" office:value="1140855" table:style-name="ce429">
            <text:p>1,140,855</text:p>
          </table:table-cell>
          <table:table-cell office:value-type="float" office:value="838138" table:style-name="ce429">
            <text:p>838,138</text:p>
          </table:table-cell>
          <table:table-cell table:number-columns-repeated="16372" table:style-name="ce3"/>
        </table:table-row>
        <table:table-row table:style-name="ro23">
          <table:table-cell office:value-type="string" table:style-name="ce459">
            <text:p>Magistrates' court conviction trial rate<text:span text:style-name="T3">(8)</text:span></text:p>
          </table:table-cell>
          <table:table-cell office:value-type="percentage" office:value="0.97855502181454945" table:style-name="ce341">
            <text:p>97.9%</text:p>
          </table:table-cell>
          <table:table-cell office:value-type="percentage" office:value="0.98012306530172244" table:style-name="ce341">
            <text:p>98.0%</text:p>
          </table:table-cell>
          <table:table-cell office:value-type="percentage" office:value="0.97995741494492805" table:style-name="ce341">
            <text:p>98.0%</text:p>
          </table:table-cell>
          <table:table-cell office:value-type="percentage" office:value="0.97991013276198424" table:style-name="ce341">
            <text:p>98.0%</text:p>
          </table:table-cell>
          <table:table-cell office:value-type="percentage" office:value="0.98040048218359299" table:style-name="ce341">
            <text:p>98.0%</text:p>
          </table:table-cell>
          <table:table-cell office:value-type="percentage" office:value="0.9797872269590201" table:style-name="ce341">
            <text:p>98.0%</text:p>
          </table:table-cell>
          <table:table-cell office:value-type="percentage" office:value="0.9806310354892348" table:style-name="ce341">
            <text:p>98.1%</text:p>
          </table:table-cell>
          <table:table-cell office:value-type="percentage" office:value="0.98117027518113709" table:style-name="ce341">
            <text:p>98.1%</text:p>
          </table:table-cell>
          <table:table-cell office:value-type="percentage" office:value="0.98318454829685697" table:style-name="ce341">
            <text:p>98.3%</text:p>
          </table:table-cell>
          <table:table-cell office:value-type="percentage" office:value="0.98412603935106713" table:style-name="ce341">
            <text:p>98.4%</text:p>
          </table:table-cell>
          <table:table-cell office:value-type="percentage" office:value="0.98636382358998498" table:style-name="ce341">
            <text:p>98.6%</text:p>
          </table:table-cell>
          <table:table-cell table:number-columns-repeated="16372" table:style-name="ce3"/>
        </table:table-row>
        <table:table-row table:style-name="ro23">
          <table:table-cell table:number-columns-repeated="12" table:style-name="ce224"/>
          <table:table-cell table:number-columns-repeated="16372" table:style-name="ce3"/>
        </table:table-row>
        <table:table-row table:style-name="ro23">
          <table:table-cell office:value-type="string" table:style-name="ce456">
            <text:p>For trial at CC<text:span text:style-name="T3">(9)</text:span></text:p>
          </table:table-cell>
          <table:table-cell office:value-type="float" office:value="105396" table:style-name="ce429">
            <text:p>105,396</text:p>
          </table:table-cell>
          <table:table-cell office:value-type="float" office:value="103459" table:style-name="ce429">
            <text:p>103,459</text:p>
          </table:table-cell>
          <table:table-cell office:value-type="float" office:value="91857" table:style-name="ce429">
            <text:p>91,857</text:p>
          </table:table-cell>
          <table:table-cell office:value-type="float" office:value="83594" table:style-name="ce429">
            <text:p>83,594</text:p>
          </table:table-cell>
          <table:table-cell office:value-type="float" office:value="85853" table:style-name="ce429">
            <text:p>85,853</text:p>
          </table:table-cell>
          <table:table-cell office:value-type="float" office:value="88740" table:style-name="ce429">
            <text:p>88,740</text:p>
          </table:table-cell>
          <table:table-cell office:value-type="float" office:value="84112" table:style-name="ce429">
            <text:p>84,112</text:p>
          </table:table-cell>
          <table:table-cell office:value-type="float" office:value="73478" table:style-name="ce429">
            <text:p>73,478</text:p>
          </table:table-cell>
          <table:table-cell office:value-type="float" office:value="64542" table:style-name="ce429">
            <text:p>64,542</text:p>
          </table:table-cell>
          <table:table-cell office:value-type="float" office:value="60353" table:style-name="ce429">
            <text:p>60,353</text:p>
          </table:table-cell>
          <table:table-cell office:value-type="float" office:value="51887" table:style-name="ce429">
            <text:p>51,887</text:p>
          </table:table-cell>
          <table:table-cell table:number-columns-repeated="16372" table:style-name="ce3"/>
        </table:table-row>
        <table:table-row table:style-name="ro23">
          <table:table-cell office:value-type="string" table:style-name="ce459">
            <text:p>Not Tried</text:p>
          </table:table-cell>
          <table:table-cell office:value-type="float" office:value="1352" table:style-name="ce429">
            <text:p>1,352</text:p>
          </table:table-cell>
          <table:table-cell office:value-type="float" office:value="1300" table:style-name="ce429">
            <text:p>1,300</text:p>
          </table:table-cell>
          <table:table-cell office:value-type="float" office:value="936" table:style-name="ce429">
            <text:p>936</text:p>
          </table:table-cell>
          <table:table-cell office:value-type="float" office:value="898" table:style-name="ce429">
            <text:p>898</text:p>
          </table:table-cell>
          <table:table-cell office:value-type="float" office:value="809" table:style-name="ce429">
            <text:p>809</text:p>
          </table:table-cell>
          <table:table-cell office:value-type="float" office:value="882" table:style-name="ce429">
            <text:p>882</text:p>
          </table:table-cell>
          <table:table-cell office:value-type="float" office:value="874" table:style-name="ce429">
            <text:p>874</text:p>
          </table:table-cell>
          <table:table-cell office:value-type="float" office:value="818" table:style-name="ce429">
            <text:p>818</text:p>
          </table:table-cell>
          <table:table-cell office:value-type="float" office:value="913" table:style-name="ce429">
            <text:p>913</text:p>
          </table:table-cell>
          <table:table-cell office:value-type="float" office:value="816" table:style-name="ce429">
            <text:p>816</text:p>
          </table:table-cell>
          <table:table-cell office:value-type="float" office:value="783" table:style-name="ce429">
            <text:p>783</text:p>
          </table:table-cell>
          <table:table-cell table:number-columns-repeated="16372" table:style-name="ce3"/>
        </table:table-row>
        <table:table-row table:style-name="ro23">
          <table:table-cell office:value-type="string" table:style-name="ce456">
            <text:p>Tried at CC</text:p>
          </table:table-cell>
          <table:table-cell office:value-type="float" office:value="104044" table:style-name="ce429">
            <text:p>104,044</text:p>
          </table:table-cell>
          <table:table-cell office:value-type="float" office:value="102159" table:style-name="ce429">
            <text:p>102,159</text:p>
          </table:table-cell>
          <table:table-cell office:value-type="float" office:value="90921" table:style-name="ce429">
            <text:p>90,921</text:p>
          </table:table-cell>
          <table:table-cell office:value-type="float" office:value="82696" table:style-name="ce429">
            <text:p>82,696</text:p>
          </table:table-cell>
          <table:table-cell office:value-type="float" office:value="85044" table:style-name="ce429">
            <text:p>85,044</text:p>
          </table:table-cell>
          <table:table-cell office:value-type="float" office:value="87858" table:style-name="ce429">
            <text:p>87,858</text:p>
          </table:table-cell>
          <table:table-cell office:value-type="float" office:value="83238" table:style-name="ce429">
            <text:p>83,238</text:p>
          </table:table-cell>
          <table:table-cell office:value-type="float" office:value="72660" table:style-name="ce429">
            <text:p>72,660</text:p>
          </table:table-cell>
          <table:table-cell office:value-type="float" office:value="63629" table:style-name="ce429">
            <text:p>63,629</text:p>
          </table:table-cell>
          <table:table-cell office:value-type="float" office:value="59537" table:style-name="ce429">
            <text:p>59,537</text:p>
          </table:table-cell>
          <table:table-cell office:value-type="float" office:value="51104" table:style-name="ce429">
            <text:p>51,104</text:p>
          </table:table-cell>
          <table:table-cell table:number-columns-repeated="16372" table:style-name="ce3"/>
        </table:table-row>
        <table:table-row table:style-name="ro23">
          <table:table-cell office:value-type="string" table:style-name="ce459">
            <text:p>Acquitted</text:p>
          </table:table-cell>
          <table:table-cell office:value-type="float" office:value="20685" table:style-name="ce429">
            <text:p>20,685</text:p>
          </table:table-cell>
          <table:table-cell office:value-type="float" office:value="19924" table:style-name="ce429">
            <text:p>19,924</text:p>
          </table:table-cell>
          <table:table-cell office:value-type="float" office:value="17493" table:style-name="ce429">
            <text:p>17,493</text:p>
          </table:table-cell>
          <table:table-cell office:value-type="float" office:value="15243" table:style-name="ce429">
            <text:p>15,243</text:p>
          </table:table-cell>
          <table:table-cell office:value-type="float" office:value="15327" table:style-name="ce429">
            <text:p>15,327</text:p>
          </table:table-cell>
          <table:table-cell office:value-type="float" office:value="16718" table:style-name="ce429">
            <text:p>16,718</text:p>
          </table:table-cell>
          <table:table-cell office:value-type="float" office:value="16013" table:style-name="ce429">
            <text:p>16,013</text:p>
          </table:table-cell>
          <table:table-cell office:value-type="float" office:value="14045" table:style-name="ce429">
            <text:p>14,045</text:p>
          </table:table-cell>
          <table:table-cell office:value-type="float" office:value="12510" table:style-name="ce429">
            <text:p>12,510</text:p>
          </table:table-cell>
          <table:table-cell office:value-type="float" office:value="10489" table:style-name="ce429">
            <text:p>10,489</text:p>
          </table:table-cell>
          <table:table-cell office:value-type="float" office:value="7256" table:style-name="ce429">
            <text:p>7,256</text:p>
          </table:table-cell>
          <table:table-cell table:number-columns-repeated="16372" table:style-name="ce3"/>
        </table:table-row>
        <table:table-row table:style-name="ro23">
          <table:table-cell office:value-type="string" table:style-name="ce459">
            <text:p>Found guilty at CC<text:span text:style-name="T3">(4)</text:span></text:p>
          </table:table-cell>
          <table:table-cell office:value-type="float" office:value="83359" table:style-name="ce429">
            <text:p>83,359</text:p>
          </table:table-cell>
          <table:table-cell office:value-type="float" office:value="82235" table:style-name="ce429">
            <text:p>82,235</text:p>
          </table:table-cell>
          <table:table-cell office:value-type="float" office:value="73428" table:style-name="ce429">
            <text:p>73,428</text:p>
          </table:table-cell>
          <table:table-cell office:value-type="float" office:value="67453" table:style-name="ce429">
            <text:p>67,453</text:p>
          </table:table-cell>
          <table:table-cell office:value-type="float" office:value="69717" table:style-name="ce429">
            <text:p>69,717</text:p>
          </table:table-cell>
          <table:table-cell office:value-type="float" office:value="71140" table:style-name="ce429">
            <text:p>71,140</text:p>
          </table:table-cell>
          <table:table-cell office:value-type="float" office:value="67225" table:style-name="ce429">
            <text:p>67,225</text:p>
          </table:table-cell>
          <table:table-cell office:value-type="float" office:value="58615" table:style-name="ce429">
            <text:p>58,615</text:p>
          </table:table-cell>
          <table:table-cell office:value-type="float" office:value="51119" table:style-name="ce429">
            <text:p>51,119</text:p>
          </table:table-cell>
          <table:table-cell office:value-type="float" office:value="49048" table:style-name="ce429">
            <text:p>49,048</text:p>
          </table:table-cell>
          <table:table-cell office:value-type="float" office:value="43848" table:style-name="ce429">
            <text:p>43,848</text:p>
          </table:table-cell>
          <table:table-cell table:number-columns-repeated="16372" table:style-name="ce3"/>
        </table:table-row>
        <table:table-row table:style-name="ro23">
          <table:table-cell office:value-type="string" table:style-name="ce460">
            <text:p>Crown court conviction trial rate<text:span text:style-name="T3">(8)</text:span></text:p>
          </table:table-cell>
          <table:table-cell office:value-type="percentage" office:value="0.80118988120410595" table:style-name="ce461">
            <text:p>80.1%</text:p>
          </table:table-cell>
          <table:table-cell office:value-type="percentage" office:value="0.80497068295500152" table:style-name="ce461">
            <text:p>80.5%</text:p>
          </table:table-cell>
          <table:table-cell office:value-type="percentage" office:value="0.80760220411126138" table:style-name="ce461">
            <text:p>80.8%</text:p>
          </table:table-cell>
          <table:table-cell office:value-type="percentage" office:value="0.81567427686949789" table:style-name="ce461">
            <text:p>81.6%</text:p>
          </table:table-cell>
          <table:table-cell office:value-type="percentage" office:value="0.81977564554818683" table:style-name="ce461">
            <text:p>82.0%</text:p>
          </table:table-cell>
          <table:table-cell office:value-type="percentage" office:value="0.80971567757062535" table:style-name="ce461">
            <text:p>81.0%</text:p>
          </table:table-cell>
          <table:table-cell office:value-type="percentage" office:value="0.80762392176650089" table:style-name="ce461">
            <text:p>80.8%</text:p>
          </table:table-cell>
          <table:table-cell office:value-type="percentage" office:value="0.80670244976603356" table:style-name="ce461">
            <text:p>80.7%</text:p>
          </table:table-cell>
          <table:table-cell office:value-type="percentage" office:value="0.80339153530622831" table:style-name="ce461">
            <text:p>80.3%</text:p>
          </table:table-cell>
          <table:table-cell office:value-type="percentage" office:value="0.82382384063691483" table:style-name="ce461">
            <text:p>82.4%</text:p>
          </table:table-cell>
          <table:table-cell office:value-type="percentage" office:value="0.85801502817783348" table:style-name="ce461">
            <text:p>85.8%</text:p>
          </table:table-cell>
          <table:table-cell table:number-columns-repeated="16372" table:style-name="ce3"/>
        </table:table-row>
        <table:table-row table:style-name="ro23">
          <table:table-cell office:value-type="string" table:style-name="ce462">
            <text:p>All convictions</text:p>
          </table:table-cell>
          <table:table-cell office:value-type="float" office:value="1375491" table:style-name="ce463">
            <text:p>1,375,491</text:p>
          </table:table-cell>
          <table:table-cell office:value-type="float" office:value="1327844" table:style-name="ce463">
            <text:p>1,327,844</text:p>
          </table:table-cell>
          <table:table-cell office:value-type="float" office:value="1244727" table:style-name="ce463">
            <text:p>1,244,727</text:p>
          </table:table-cell>
          <table:table-cell office:value-type="float" office:value="1192089" table:style-name="ce463">
            <text:p>1,192,089</text:p>
          </table:table-cell>
          <table:table-cell office:value-type="float" office:value="1203458" table:style-name="ce463">
            <text:p>1,203,458</text:p>
          </table:table-cell>
          <table:table-cell office:value-type="float" office:value="1248323" table:style-name="ce463">
            <text:p>1,248,323</text:p>
          </table:table-cell>
          <table:table-cell office:value-type="float" office:value="1253209" table:style-name="ce463">
            <text:p>1,253,209</text:p>
          </table:table-cell>
          <table:table-cell office:value-type="float" office:value="1230930" table:style-name="ce463">
            <text:p>1,230,930</text:p>
          </table:table-cell>
          <table:table-cell office:value-type="float" office:value="1198283" table:style-name="ce463">
            <text:p>1,198,283</text:p>
          </table:table-cell>
          <table:table-cell office:value-type="float" office:value="1189903" table:style-name="ce463">
            <text:p>1,189,903</text:p>
          </table:table-cell>
          <table:table-cell office:value-type="float" office:value="881986" table:style-name="ce463">
            <text:p>881,986</text:p>
          </table:table-cell>
          <table:table-cell table:number-columns-repeated="16372" table:style-name="ce3"/>
        </table:table-row>
        <table:table-row table:style-name="ro23">
          <table:table-cell office:value-type="string" table:style-name="ce464">
            <text:p>Conviction Ratio<text:span text:style-name="T3">(10)</text:span></text:p>
          </table:table-cell>
          <table:table-cell office:value-type="percentage" office:value="0.82599223304002556" table:style-name="ce461">
            <text:p>82.6%</text:p>
          </table:table-cell>
          <table:table-cell office:value-type="percentage" office:value="0.83135529337517311" table:style-name="ce461">
            <text:p>83.1%</text:p>
          </table:table-cell>
          <table:table-cell office:value-type="percentage" office:value="0.83343734055759477" table:style-name="ce461">
            <text:p>83.3%</text:p>
          </table:table-cell>
          <table:table-cell office:value-type="percentage" office:value="0.81626002788223728" table:style-name="ce461">
            <text:p>81.6%</text:p>
          </table:table-cell>
          <table:table-cell office:value-type="percentage" office:value="0.8276018102659215" table:style-name="ce461">
            <text:p>82.8%</text:p>
          </table:table-cell>
          <table:table-cell office:value-type="percentage" office:value="0.83679932000833901" table:style-name="ce461">
            <text:p>83.7%</text:p>
          </table:table-cell>
          <table:table-cell office:value-type="percentage" office:value="0.84663698639391438" table:style-name="ce461">
            <text:p>84.7%</text:p>
          </table:table-cell>
          <table:table-cell office:value-type="percentage" office:value="0.86390085700189001" table:style-name="ce461">
            <text:p>86.4%</text:p>
          </table:table-cell>
          <table:table-cell office:value-type="percentage" office:value="0.86756535249731759" table:style-name="ce461">
            <text:p>86.8%</text:p>
          </table:table-cell>
          <table:table-cell office:value-type="percentage" office:value="0.86555837066812735" table:style-name="ce461">
            <text:p>86.6%</text:p>
          </table:table-cell>
          <table:table-cell office:value-type="percentage" office:value="0.85932056088606901" table:style-name="ce461">
            <text:p>85.9%</text:p>
          </table:table-cell>
          <table:table-cell table:number-columns-repeated="16372" table:style-name="ce3"/>
        </table:table-row>
        <table:table-row table:style-name="ro6">
          <table:table-cell table:style-name="ce224"/>
          <table:table-cell table:number-columns-repeated="11" table:style-name="ce457"/>
          <table:table-cell table:number-columns-repeated="16372" table:style-name="ce3"/>
        </table:table-row>
        <table:table-row table:style-name="ro6">
          <table:table-cell office:value-type="string" table:style-name="ce32">
            <text:p>Source: Ministry of Justice Court Proceedings Database</text:p>
          </table:table-cell>
          <table:table-cell table:number-columns-repeated="11" table:style-name="ce14"/>
          <table:table-cell table:number-columns-repeated="16372" table:style-name="ce3"/>
        </table:table-row>
        <table:table-row table:style-name="ro6">
          <table:table-cell office:value-type="string" table:style-name="ce185">
            <text:p>- = nil</text:p>
          </table:table-cell>
          <table:table-cell table:number-columns-repeated="6" table:style-name="ce185"/>
          <table:table-cell table:number-columns-repeated="4" table:style-name="ce342"/>
          <table:table-cell table:style-name="ce185"/>
          <table:table-cell table:number-columns-repeated="16372" table:style-name="ce3"/>
        </table:table-row>
        <table:table-row table:style-name="ro6">
          <table:table-cell office:value-type="string" table:style-name="ce185">
            <text:p>* = <text:s/>Conviction ratios are suppressed where convictions for not known offences exceed the number of prosecutions for a given period.</text:p>
          </table:table-cell>
          <table:table-cell table:number-columns-repeated="6" table:style-name="ce185"/>
          <table:table-cell table:style-name="ce342"/>
          <table:table-cell table:number-columns-repeated="2" table:style-name="ce185"/>
          <table:table-cell table:style-name="ce342"/>
          <table:table-cell table:number-columns-repeated="6" table:style-name="ce185"/>
          <table:table-cell table:style-name="ce277"/>
          <table:table-cell table:number-columns-repeated="16366"/>
        </table:table-row>
        <table:table-row table:style-name="ro6">
          <table:table-cell office:value-type="string" table:style-name="ce185">
            <text:p>: = Not available</text:p>
          </table:table-cell>
          <table:table-cell table:number-columns-repeated="6" table:style-name="ce185"/>
          <table:table-cell table:style-name="ce342"/>
          <table:table-cell table:number-columns-repeated="2" table:style-name="ce185"/>
          <table:table-cell table:style-name="ce342"/>
          <table:table-cell table:number-columns-repeated="6" table:style-name="ce185"/>
          <table:table-cell table:style-name="ce277"/>
          <table:table-cell table:number-columns-repeated="16366"/>
        </table:table-row>
        <table:table-row table:style-name="ro6">
          <table:table-cell table:number-columns-repeated="12" table:style-name="ce14"/>
          <table:table-cell table:number-columns-repeated="5" table:style-name="ce185"/>
          <table:table-cell table:style-name="ce277"/>
          <table:table-cell table:number-columns-repeated="16366"/>
        </table:table-row>
        <table:table-row table:style-name="ro57">
          <table:table-cell office:value-type="string" table:number-columns-spanned="12" table:number-rows-spanned="1" table:style-name="ce237">
            <text:p>(1) The figures given in the table relate to defendants for whom these offences were the principal offences for which they were dealt with. When a defendant has been found guilty of two or more offences it is the offence for which the heaviest penalty is imposed. Where the same disposal is imposed for two or more offences, the offence selected is the offence for which the statutory maximum penalty is the most severe.</text:p>
          </table:table-cell>
          <table:covered-table-cell table:number-columns-repeated="11"/>
          <table:table-cell table:number-columns-repeated="16372" table:style-name="ce3"/>
        </table:table-row>
        <table:table-row table:style-name="ro6">
          <table:table-cell table:number-columns-repeated="12" table:style-name="ce228"/>
          <table:table-cell table:number-columns-repeated="16372" table:style-name="ce3"/>
        </table:table-row>
        <table:table-row table:style-name="ro6">
          <table:table-cell office:value-type="string" table:style-name="ce228">
            <text:p>(2) Includes males, females, persons where sex is unknown or not stated and other offenders, i.e. companies, public bodies, etc.</text:p>
          </table:table-cell>
          <table:table-cell table:number-columns-repeated="11" table:style-name="ce228"/>
          <table:table-cell table:number-columns-repeated="16372" table:style-name="ce3"/>
        </table:table-row>
        <table:table-row table:style-name="ro6">
          <table:table-cell table:number-columns-repeated="12" table:style-name="ce228"/>
          <table:table-cell table:number-columns-repeated="16372"/>
        </table:table-row>
        <table:table-row table:style-name="ro6">
          <table:table-cell office:value-type="string" table:style-name="ce228">
            <text:p>(3) Youth Courts are categorised as magistrates' courts in the data. This will impact the figures for indictable only cases at the magistrates' court which will include a high volume of juvenile cases.<text:s/></text:p>
          </table:table-cell>
          <table:table-cell table:number-columns-repeated="11" table:style-name="ce228"/>
          <table:table-cell table:number-columns-repeated="16372"/>
        </table:table-row>
        <table:table-row table:style-name="ro6">
          <table:table-cell table:number-columns-repeated="12" table:style-name="ce228"/>
          <table:table-cell table:number-columns-repeated="16372"/>
        </table:table-row>
        <table:table-row table:style-name="ro6">
          <table:table-cell office:value-type="string" table:style-name="ce228">
            <text:p>(4) Due to improvements in quality assurance procedures, the number of convictions in the Crown Court in 2011 will differ from previously published figures.<text:s/></text:p>
          </table:table-cell>
          <table:table-cell table:number-columns-repeated="11" table:style-name="ce228"/>
          <table:table-cell table:number-columns-repeated="16372"/>
        </table:table-row>
        <table:table-row table:style-name="ro6">
          <table:table-cell table:number-columns-repeated="12" table:style-name="ce14"/>
          <table:table-cell table:number-columns-repeated="16372"/>
        </table:table-row>
        <table:table-row table:style-name="ro6">
          <table:table-cell office:value-type="string" table:style-name="ce228">
            <text:p>(5) Committal hearings were abolished in 2013 and defendants are now sent for trial at the Crown Court.<text:s/></text:p>
          </table:table-cell>
          <table:table-cell table:number-columns-repeated="11" table:style-name="ce14"/>
          <table:table-cell table:number-columns-repeated="16372"/>
        </table:table-row>
        <table:table-row table:style-name="ro6">
          <table:table-cell table:number-columns-repeated="12" table:style-name="ce14"/>
          <table:table-cell table:number-columns-repeated="16372"/>
        </table:table-row>
        <table:table-row table:style-name="ro58">
          <table:table-cell office:value-type="string" table:number-columns-spanned="12" table:number-rows-spanned="1" table:style-name="ce237">
            <text:p>(6) Includes proceedings discontinued under s.23(3) of the Prosecution of Offences Act 1985, charge withdrawn and cases "written off" (e.g. bench warrant unexecuted, adjourned sine die, defendant cannot be traced etc.).</text:p>
          </table:table-cell>
          <table:covered-table-cell table:number-columns-repeated="11"/>
          <table:table-cell table:number-columns-repeated="16372"/>
        </table:table-row>
        <table:table-row table:style-name="ro6">
          <table:table-cell table:number-columns-repeated="12" table:style-name="ce228"/>
          <table:table-cell table:number-columns-repeated="16372"/>
        </table:table-row>
        <table:table-row table:style-name="ro59">
          <table:table-cell office:value-type="string" table:number-columns-spanned="12" table:number-rows-spanned="1" table:style-name="ce237">
            <text:p>(7) Under Sec. 6 of Magistrates' Court Act 1980</text:p>
            <text:p>A magistrates' court inquiring into an offence as examining justices shall on consideration of the evidence -<text:s/></text:p>
            <text:p><text:s text:c="9"/>a) commit the accused for trial if it is of opinion that there is sufficient evidence to put him on trial by jury for any indictable offence;<text:s/></text:p>
            <text:p><text:s text:c="9"/>b) discharge him if it is not of that opinion and he is in custody for no other cause than the offence under inquiry;</text:p>
            <text:p>Comparison with Crown Prosecution Service data suggests that these figures are overstated.</text:p>
            <text:p>Committal hearings were abolished in 2013 for triable either way offences.</text:p>
          </table:table-cell>
          <table:covered-table-cell table:number-columns-repeated="11"/>
          <table:table-cell table:number-columns-repeated="16372"/>
        </table:table-row>
        <table:table-row table:style-name="ro6">
          <table:table-cell table:number-columns-repeated="12" table:style-name="ce228"/>
          <table:table-cell table:number-columns-repeated="16372"/>
        </table:table-row>
        <table:table-row table:style-name="ro6">
          <table:table-cell office:value-type="string" table:style-name="ce228">
            <text:p>(8) Conviction trial rate is calculated as the number of offenders convicted as a proportion of the number tried, in a given year and court type.</text:p>
          </table:table-cell>
          <table:table-cell table:number-columns-repeated="11" table:style-name="ce228"/>
          <table:table-cell table:number-columns-repeated="16372"/>
        </table:table-row>
        <table:table-row table:style-name="ro6">
          <table:table-cell table:number-columns-repeated="12" table:style-name="ce228"/>
          <table:table-cell table:number-columns-repeated="16372"/>
        </table:table-row>
        <table:table-row table:style-name="ro6">
          <table:table-cell office:value-type="string" table:style-name="ce228">
            <text:p>(9) Excludes offenders that were committed for sentence from the magistrates' court.</text:p>
          </table:table-cell>
          <table:table-cell table:number-columns-repeated="11" table:style-name="ce228"/>
          <table:table-cell table:number-columns-repeated="16372"/>
        </table:table-row>
        <table:table-row table:style-name="ro6">
          <table:table-cell table:number-columns-repeated="12" table:style-name="ce478"/>
          <table:table-cell table:number-columns-repeated="16372"/>
        </table:table-row>
        <table:table-row table:style-name="ro6">
          <table:table-cell office:value-type="string" table:style-name="ce478">
            <text:p>(10) Conviction ratio is calculated as the number of offenders convicted as a proportion of the number prosecuted, in a given year.</text:p>
          </table:table-cell>
          <table:table-cell table:number-columns-repeated="11" table:style-name="ce478"/>
          <table:table-cell table:number-columns-repeated="16372"/>
        </table:table-row>
        <table:table-row table:style-name="ro6">
          <table:table-cell table:number-columns-repeated="16384"/>
        </table:table-row>
        <table:table-row table:style-name="ro60">
          <table:table-cell office:value-type="string" table:number-columns-spanned="12" table:number-rows-spanned="1" table:style-name="ce481">
            <text:p>(11) Offences are classified as ‘not known’ if validation checks cannot identify a valid code for the record. Validation checks target apparent anomalies in the data, for example offenders sentenced to high custodial sentences for offence codes known to be commonly misused. Some outcomes for ‘not known’ records may therefore appear relatively severe because such records are most likely to have been reviewed and subsequently identified as ‘not known’</text:p>
          </table:table-cell>
          <table:covered-table-cell table:number-columns-repeated="11"/>
          <table:table-cell table:number-columns-repeated="16372"/>
        </table:table-row>
        <table:table-row table:number-rows-repeated="1048430" table:style-name="ro6">
          <table:table-cell table:number-columns-repeated="16384"/>
        </table:table-row>
      </table:table>
      <table:table table:name="Q3_2" table:style-name="ta1">
        <table:table-column table:style-name="co64" table:default-cell-style-name="ce3"/>
        <table:table-column table:style-name="co20" table:default-cell-style-name="ce3"/>
        <table:table-column table:style-name="co65" table:number-columns-repeated="11" table:default-cell-style-name="ce3"/>
        <table:table-column table:style-name="co66" table:default-cell-style-name="ce3"/>
        <table:table-column table:style-name="co4" table:number-columns-repeated="16370" table:default-cell-style-name="ce3"/>
        <table:table-row table:style-name="ro7">
          <table:table-cell office:value-type="string" table:number-columns-spanned="13" table:number-rows-spanned="1" table:style-name="ce508">
            <text:p>Table Q3.2 - Defendants<text:span text:style-name="T7">(1)(2)</text:span><text:s/>proceeded against at magistrates' courts by offence group, 12 months ending September 2010 to 12 months ending September 2020</text:p>
          </table:table-cell>
          <table:covered-table-cell table:number-columns-repeated="12"/>
          <table:table-cell table:number-columns-repeated="16371" table:style-name="ce3"/>
        </table:table-row>
        <table:table-row table:style-name="ro6">
          <table:table-cell office:value-type="string" table:style-name="ce31">
            <text:p><text:a xlink:href="#Contents.A1">back to contents</text:a></text:p>
          </table:table-cell>
          <table:table-cell table:style-name="ce297"/>
          <table:table-cell table:number-columns-repeated="2" table:style-name="ce482"/>
          <table:table-cell table:style-name="ce483"/>
          <table:table-cell table:number-columns-repeated="8" table:style-name="ce482"/>
          <table:table-cell table:number-columns-repeated="16371" table:style-name="ce3"/>
        </table:table-row>
        <table:table-row table:style-name="ro54">
          <table:table-cell office:value-type="string" table:style-name="ce484">
            <text:p>England and Wales<text:s text:c="22"/></text:p>
          </table:table-cell>
          <table:table-cell table:style-name="ce484"/>
          <table:table-cell table:style-name="ce485"/>
          <table:table-cell table:number-columns-repeated="2" table:style-name="ce486"/>
          <table:table-cell office:value-type="string" table:number-columns-spanned="5" table:number-rows-spanned="1" table:style-name="ce509">
            <text:p>12 months ending September</text:p>
          </table:table-cell>
          <table:covered-table-cell table:number-columns-repeated="4"/>
          <table:table-cell table:number-columns-repeated="2" table:style-name="ce486"/>
          <table:table-cell office:value-type="string" table:style-name="ce450">
            <text:p>Number of defendants</text:p>
          </table:table-cell>
          <table:table-cell table:number-columns-repeated="16371" table:style-name="ce3"/>
        </table:table-row>
        <table:table-row table:style-name="ro30">
          <table:table-cell office:value-type="string" table:number-columns-spanned="1" table:number-rows-spanned="2" table:style-name="ce510">
            <text:p>Offence group</text:p>
          </table:table-cell>
          <table:table-cell table:style-name="ce298"/>
          <table:table-cell office:value-type="string" table:number-columns-spanned="11" table:number-rows-spanned="1" table:style-name="ce511">
            <text:p>Magistrates' courts</text:p>
          </table:table-cell>
          <table:covered-table-cell table:number-columns-repeated="10"/>
          <table:table-cell table:number-columns-repeated="16371" table:style-name="ce3"/>
        </table:table-row>
        <table:table-row table:style-name="ro35">
          <table:covered-table-cell/>
          <table:table-cell table:style-name="ce298"/>
          <table:table-cell office:value-type="float" office:value="2010" table:style-name="ce417">
            <text:p>2010</text:p>
          </table:table-cell>
          <table:table-cell office:value-type="string" table:style-name="ce417">
            <text:p>2011<text:span text:style-name="T5">(3)</text:span></text:p>
          </table:table-cell>
          <table:table-cell office:value-type="float" office:value="2012" table:style-name="ce417">
            <text:p>2012</text:p>
          </table:table-cell>
          <table:table-cell office:value-type="float" office:value="2013" table:style-name="ce417">
            <text:p>2013</text:p>
          </table:table-cell>
          <table:table-cell office:value-type="float" office:value="2014" table:style-name="ce417">
            <text:p>2014</text:p>
          </table:table-cell>
          <table:table-cell office:value-type="float" office:value="2015" table:style-name="ce417">
            <text:p>2015</text:p>
          </table:table-cell>
          <table:table-cell office:value-type="float" office:value="2016" table:style-name="ce417">
            <text:p>2016</text:p>
          </table:table-cell>
          <table:table-cell office:value-type="float" office:value="2017" table:style-name="ce417">
            <text:p>2017</text:p>
          </table:table-cell>
          <table:table-cell office:value-type="float" office:value="2018" table:style-name="ce417">
            <text:p>2018</text:p>
          </table:table-cell>
          <table:table-cell office:value-type="float" office:value="2019" table:style-name="ce417">
            <text:p>2019</text:p>
          </table:table-cell>
          <table:table-cell office:value-type="float" office:value="2020" table:style-name="ce418">
            <text:p>2020</text:p>
          </table:table-cell>
          <table:table-cell table:number-columns-repeated="16371" table:style-name="ce3"/>
        </table:table-row>
        <table:table-row table:style-name="ro10">
          <table:table-cell table:number-columns-repeated="2" table:style-name="ce298"/>
          <table:table-cell table:number-columns-repeated="5" table:style-name="ce488"/>
          <table:table-cell table:style-name="ce489"/>
          <table:table-cell table:number-columns-repeated="4" table:style-name="ce488"/>
          <table:table-cell table:style-name="ce440"/>
          <table:table-cell table:number-columns-repeated="16371" table:style-name="ce3"/>
        </table:table-row>
        <table:table-row table:style-name="ro10">
          <table:table-cell office:value-type="string" table:style-name="ce490">
            <text:p>Indictable</text:p>
          </table:table-cell>
          <table:table-cell table:style-name="ce490"/>
          <table:table-cell table:style-name="ce788"/>
          <table:table-cell table:style-name="ce788"/>
          <table:table-cell table:style-name="ce789"/>
          <table:table-cell table:style-name="ce788"/>
          <table:table-cell table:style-name="ce788"/>
          <table:table-cell table:style-name="ce788"/>
          <table:table-cell table:style-name="ce788"/>
          <table:table-cell table:style-name="ce788"/>
          <table:table-cell table:style-name="ce789"/>
          <table:table-cell table:style-name="ce788"/>
          <table:table-cell table:style-name="ce440"/>
          <table:table-cell table:number-columns-repeated="16371" table:style-name="ce3"/>
        </table:table-row>
        <table:table-row table:style-name="ro10">
          <table:table-cell office:value-type="string" table:style-name="ce298">
            <text:p>Violence against the person</text:p>
          </table:table-cell>
          <table:table-cell table:style-name="ce298"/>
          <table:table-cell office:value-type="float" office:value="50868" table:style-name="ce492">
            <text:p><text:s/>50,868<text:s/></text:p>
          </table:table-cell>
          <table:table-cell office:value-type="float" office:value="46824" table:style-name="ce492">
            <text:p><text:s/>46,824<text:s/></text:p>
          </table:table-cell>
          <table:table-cell office:value-type="float" office:value="38157" table:style-name="ce492">
            <text:p><text:s/>38,157<text:s/></text:p>
          </table:table-cell>
          <table:table-cell office:value-type="float" office:value="36222" table:style-name="ce492">
            <text:p><text:s/>36,222<text:s/></text:p>
          </table:table-cell>
          <table:table-cell office:value-type="float" office:value="39107" table:style-name="ce492">
            <text:p><text:s/>39,107<text:s/></text:p>
          </table:table-cell>
          <table:table-cell office:value-type="float" office:value="39359" table:style-name="ce492">
            <text:p><text:s/>39,359<text:s/></text:p>
          </table:table-cell>
          <table:table-cell office:value-type="float" office:value="39319" table:style-name="ce492">
            <text:p><text:s/>39,319<text:s/></text:p>
          </table:table-cell>
          <table:table-cell office:value-type="float" office:value="39265" table:style-name="ce492">
            <text:p><text:s/>39,265<text:s/></text:p>
          </table:table-cell>
          <table:table-cell office:value-type="float" office:value="36670" table:style-name="ce492">
            <text:p><text:s/>36,670<text:s/></text:p>
          </table:table-cell>
          <table:table-cell office:value-type="float" office:value="44079" table:style-name="ce492">
            <text:p><text:s/>44,079<text:s/></text:p>
          </table:table-cell>
          <table:table-cell office:value-type="float" office:value="44656" table:style-name="ce492">
            <text:p><text:s/>44,656<text:s/></text:p>
          </table:table-cell>
          <table:table-cell table:style-name="ce493"/>
          <table:table-cell table:number-columns-repeated="16370"/>
        </table:table-row>
        <table:table-row table:style-name="ro10">
          <table:table-cell office:value-type="string" table:style-name="ce297">
            <text:p>Sexual offences</text:p>
          </table:table-cell>
          <table:table-cell table:style-name="ce297"/>
          <table:table-cell office:value-type="float" office:value="10262" table:style-name="ce492">
            <text:p><text:s/>10,262<text:s/></text:p>
          </table:table-cell>
          <table:table-cell office:value-type="float" office:value="10140" table:style-name="ce492">
            <text:p><text:s/>10,140<text:s/></text:p>
          </table:table-cell>
          <table:table-cell office:value-type="float" office:value="9354" table:style-name="ce492">
            <text:p><text:s/>9,354<text:s/></text:p>
          </table:table-cell>
          <table:table-cell office:value-type="float" office:value="10496" table:style-name="ce492">
            <text:p><text:s/>10,496<text:s/></text:p>
          </table:table-cell>
          <table:table-cell office:value-type="float" office:value="11825" table:style-name="ce492">
            <text:p><text:s/>11,825<text:s/></text:p>
          </table:table-cell>
          <table:table-cell office:value-type="float" office:value="12136" table:style-name="ce492">
            <text:p><text:s/>12,136<text:s/></text:p>
          </table:table-cell>
          <table:table-cell office:value-type="float" office:value="13010" table:style-name="ce492">
            <text:p><text:s/>13,010<text:s/></text:p>
          </table:table-cell>
          <table:table-cell office:value-type="float" office:value="11648" table:style-name="ce492">
            <text:p><text:s/>11,648<text:s/></text:p>
          </table:table-cell>
          <table:table-cell office:value-type="float" office:value="8505" table:style-name="ce492">
            <text:p><text:s/>8,505<text:s/></text:p>
          </table:table-cell>
          <table:table-cell office:value-type="float" office:value="7504" table:style-name="ce492">
            <text:p><text:s/>7,504<text:s/></text:p>
          </table:table-cell>
          <table:table-cell office:value-type="float" office:value="7687" table:style-name="ce492">
            <text:p><text:s/>7,687<text:s/></text:p>
          </table:table-cell>
          <table:table-cell table:style-name="ce493"/>
          <table:table-cell table:number-columns-repeated="16370"/>
        </table:table-row>
        <table:table-row table:style-name="ro10">
          <table:table-cell office:value-type="string" table:style-name="ce297">
            <text:p>Robbery</text:p>
          </table:table-cell>
          <table:table-cell table:style-name="ce297"/>
          <table:table-cell office:value-type="float" office:value="13436" table:style-name="ce492">
            <text:p><text:s/>13,436<text:s/></text:p>
          </table:table-cell>
          <table:table-cell office:value-type="float" office:value="14479" table:style-name="ce492">
            <text:p><text:s/>14,479<text:s/></text:p>
          </table:table-cell>
          <table:table-cell office:value-type="float" office:value="12888" table:style-name="ce492">
            <text:p><text:s/>12,888<text:s/></text:p>
          </table:table-cell>
          <table:table-cell office:value-type="float" office:value="10951" table:style-name="ce492">
            <text:p><text:s/>10,951<text:s/></text:p>
          </table:table-cell>
          <table:table-cell office:value-type="float" office:value="9722" table:style-name="ce492">
            <text:p><text:s/>9,722<text:s/></text:p>
          </table:table-cell>
          <table:table-cell office:value-type="float" office:value="7376" table:style-name="ce492">
            <text:p><text:s/>7,376<text:s/></text:p>
          </table:table-cell>
          <table:table-cell office:value-type="float" office:value="6385" table:style-name="ce492">
            <text:p><text:s/>6,385<text:s/></text:p>
          </table:table-cell>
          <table:table-cell office:value-type="float" office:value="5986" table:style-name="ce492">
            <text:p><text:s/>5,986<text:s/></text:p>
          </table:table-cell>
          <table:table-cell office:value-type="float" office:value="5694" table:style-name="ce492">
            <text:p><text:s/>5,694<text:s/></text:p>
          </table:table-cell>
          <table:table-cell office:value-type="float" office:value="6043" table:style-name="ce492">
            <text:p><text:s/>6,043<text:s/></text:p>
          </table:table-cell>
          <table:table-cell office:value-type="float" office:value="5928" table:style-name="ce492">
            <text:p><text:s/>5,928<text:s/></text:p>
          </table:table-cell>
          <table:table-cell table:style-name="ce493"/>
          <table:table-cell table:number-columns-repeated="16370"/>
        </table:table-row>
        <table:table-row table:style-name="ro10">
          <table:table-cell office:value-type="string" table:style-name="ce297">
            <text:p>Theft Offences</text:p>
          </table:table-cell>
          <table:table-cell table:style-name="ce494"/>
          <table:table-cell office:value-type="float" office:value="154269" table:style-name="ce492">
            <text:p><text:s/>154,269<text:s/></text:p>
          </table:table-cell>
          <table:table-cell office:value-type="float" office:value="160378" table:style-name="ce492">
            <text:p><text:s/>160,378<text:s/></text:p>
          </table:table-cell>
          <table:table-cell office:value-type="float" office:value="149398" table:style-name="ce492">
            <text:p><text:s/>149,398<text:s/></text:p>
          </table:table-cell>
          <table:table-cell office:value-type="float" office:value="141147" table:style-name="ce492">
            <text:p><text:s/>141,147<text:s/></text:p>
          </table:table-cell>
          <table:table-cell office:value-type="float" office:value="138837" table:style-name="ce492">
            <text:p><text:s/>138,837<text:s/></text:p>
          </table:table-cell>
          <table:table-cell office:value-type="float" office:value="123159" table:style-name="ce492">
            <text:p><text:s/>123,159<text:s/></text:p>
          </table:table-cell>
          <table:table-cell office:value-type="float" office:value="104313" table:style-name="ce492">
            <text:p><text:s/>104,313<text:s/></text:p>
          </table:table-cell>
          <table:table-cell office:value-type="float" office:value="92303" table:style-name="ce492">
            <text:p><text:s/>92,303<text:s/></text:p>
          </table:table-cell>
          <table:table-cell office:value-type="float" office:value="78173" table:style-name="ce492">
            <text:p><text:s/>78,173<text:s/></text:p>
          </table:table-cell>
          <table:table-cell office:value-type="float" office:value="68505" table:style-name="ce492">
            <text:p><text:s/>68,505<text:s/></text:p>
          </table:table-cell>
          <table:table-cell office:value-type="float" office:value="47529" table:style-name="ce492">
            <text:p><text:s/>47,529<text:s/></text:p>
          </table:table-cell>
          <table:table-cell table:style-name="ce493"/>
          <table:table-cell table:number-columns-repeated="16370"/>
        </table:table-row>
        <table:table-row table:style-name="ro10">
          <table:table-cell office:value-type="string" table:style-name="ce298">
            <text:p>Criminal damage and arson</text:p>
          </table:table-cell>
          <table:table-cell table:style-name="ce298"/>
          <table:table-cell office:value-type="float" office:value="8867" table:style-name="ce492">
            <text:p><text:s/>8,867<text:s/></text:p>
          </table:table-cell>
          <table:table-cell office:value-type="float" office:value="8206" table:style-name="ce492">
            <text:p><text:s/>8,206<text:s/></text:p>
          </table:table-cell>
          <table:table-cell office:value-type="float" office:value="7325" table:style-name="ce492">
            <text:p><text:s/>7,325<text:s/></text:p>
          </table:table-cell>
          <table:table-cell office:value-type="float" office:value="6133" table:style-name="ce492">
            <text:p><text:s/>6,133<text:s/></text:p>
          </table:table-cell>
          <table:table-cell office:value-type="float" office:value="3750" table:style-name="ce492">
            <text:p><text:s/>3,750<text:s/></text:p>
          </table:table-cell>
          <table:table-cell office:value-type="float" office:value="3485" table:style-name="ce492">
            <text:p><text:s/>3,485<text:s/></text:p>
          </table:table-cell>
          <table:table-cell office:value-type="float" office:value="3162" table:style-name="ce492">
            <text:p><text:s/>3,162<text:s/></text:p>
          </table:table-cell>
          <table:table-cell office:value-type="float" office:value="2917" table:style-name="ce492">
            <text:p><text:s/>2,917<text:s/></text:p>
          </table:table-cell>
          <table:table-cell office:value-type="float" office:value="2577" table:style-name="ce492">
            <text:p><text:s/>2,577<text:s/></text:p>
          </table:table-cell>
          <table:table-cell office:value-type="float" office:value="2309" table:style-name="ce492">
            <text:p><text:s/>2,309<text:s/></text:p>
          </table:table-cell>
          <table:table-cell office:value-type="float" office:value="1676" table:style-name="ce492">
            <text:p><text:s/>1,676<text:s/></text:p>
          </table:table-cell>
          <table:table-cell table:style-name="ce493"/>
          <table:table-cell table:number-columns-repeated="16370"/>
        </table:table-row>
        <table:table-row table:style-name="ro10">
          <table:table-cell office:value-type="string" table:style-name="ce297">
            <text:p>Drug offences</text:p>
          </table:table-cell>
          <table:table-cell table:style-name="ce297"/>
          <table:table-cell office:value-type="float" office:value="67023" table:style-name="ce492">
            <text:p><text:s/>67,023<text:s/></text:p>
          </table:table-cell>
          <table:table-cell office:value-type="float" office:value="68061" table:style-name="ce492">
            <text:p><text:s/>68,061<text:s/></text:p>
          </table:table-cell>
          <table:table-cell office:value-type="float" office:value="64059" table:style-name="ce492">
            <text:p><text:s/>64,059<text:s/></text:p>
          </table:table-cell>
          <table:table-cell office:value-type="float" office:value="64160" table:style-name="ce492">
            <text:p><text:s/>64,160<text:s/></text:p>
          </table:table-cell>
          <table:table-cell office:value-type="float" office:value="59531" table:style-name="ce492">
            <text:p><text:s/>59,531<text:s/></text:p>
          </table:table-cell>
          <table:table-cell office:value-type="float" office:value="52269" table:style-name="ce492">
            <text:p><text:s/>52,269<text:s/></text:p>
          </table:table-cell>
          <table:table-cell office:value-type="float" office:value="46477" table:style-name="ce492">
            <text:p><text:s/>46,477<text:s/></text:p>
          </table:table-cell>
          <table:table-cell office:value-type="float" office:value="43340" table:style-name="ce492">
            <text:p><text:s/>43,340<text:s/></text:p>
          </table:table-cell>
          <table:table-cell office:value-type="float" office:value="38761" table:style-name="ce492">
            <text:p><text:s/>38,761<text:s/></text:p>
          </table:table-cell>
          <table:table-cell office:value-type="float" office:value="42690" table:style-name="ce492">
            <text:p><text:s/>42,690<text:s/></text:p>
          </table:table-cell>
          <table:table-cell office:value-type="float" office:value="40566" table:style-name="ce492">
            <text:p><text:s/>40,566<text:s/></text:p>
          </table:table-cell>
          <table:table-cell table:style-name="ce493"/>
          <table:table-cell table:number-columns-repeated="16370"/>
        </table:table-row>
        <table:table-row table:style-name="ro10">
          <table:table-cell office:value-type="string" table:style-name="ce297">
            <text:p>Possession of weapons</text:p>
          </table:table-cell>
          <table:table-cell table:style-name="ce297"/>
          <table:table-cell office:value-type="float" office:value="17739" table:style-name="ce492">
            <text:p><text:s/>17,739<text:s/></text:p>
          </table:table-cell>
          <table:table-cell office:value-type="float" office:value="16628" table:style-name="ce492">
            <text:p><text:s/>16,628<text:s/></text:p>
          </table:table-cell>
          <table:table-cell office:value-type="float" office:value="14321" table:style-name="ce492">
            <text:p><text:s/>14,321<text:s/></text:p>
          </table:table-cell>
          <table:table-cell office:value-type="float" office:value="13648" table:style-name="ce492">
            <text:p><text:s/>13,648<text:s/></text:p>
          </table:table-cell>
          <table:table-cell office:value-type="float" office:value="13505" table:style-name="ce492">
            <text:p><text:s/>13,505<text:s/></text:p>
          </table:table-cell>
          <table:table-cell office:value-type="float" office:value="13898" table:style-name="ce492">
            <text:p><text:s/>13,898<text:s/></text:p>
          </table:table-cell>
          <table:table-cell office:value-type="float" office:value="14509" table:style-name="ce492">
            <text:p><text:s/>14,509<text:s/></text:p>
          </table:table-cell>
          <table:table-cell office:value-type="float" office:value="15664" table:style-name="ce492">
            <text:p><text:s/>15,664<text:s/></text:p>
          </table:table-cell>
          <table:table-cell office:value-type="float" office:value="15978" table:style-name="ce492">
            <text:p><text:s/>15,978<text:s/></text:p>
          </table:table-cell>
          <table:table-cell office:value-type="float" office:value="16638" table:style-name="ce492">
            <text:p><text:s/>16,638<text:s/></text:p>
          </table:table-cell>
          <table:table-cell office:value-type="float" office:value="13838" table:style-name="ce492">
            <text:p><text:s/>13,838<text:s/></text:p>
          </table:table-cell>
          <table:table-cell table:style-name="ce457"/>
          <table:table-cell table:number-columns-repeated="16370"/>
        </table:table-row>
        <table:table-row table:style-name="ro10">
          <table:table-cell office:value-type="string" table:style-name="ce297">
            <text:p>Public order offences</text:p>
          </table:table-cell>
          <table:table-cell table:style-name="ce297"/>
          <table:table-cell office:value-type="float" office:value="20612" table:style-name="ce492">
            <text:p><text:s/>20,612<text:s/></text:p>
          </table:table-cell>
          <table:table-cell office:value-type="float" office:value="19025" table:style-name="ce492">
            <text:p><text:s/>19,025<text:s/></text:p>
          </table:table-cell>
          <table:table-cell office:value-type="float" office:value="16657" table:style-name="ce492">
            <text:p><text:s/>16,657<text:s/></text:p>
          </table:table-cell>
          <table:table-cell office:value-type="float" office:value="16666" table:style-name="ce492">
            <text:p><text:s/>16,666<text:s/></text:p>
          </table:table-cell>
          <table:table-cell office:value-type="float" office:value="17875" table:style-name="ce492">
            <text:p><text:s/>17,875<text:s/></text:p>
          </table:table-cell>
          <table:table-cell office:value-type="float" office:value="17620" table:style-name="ce492">
            <text:p><text:s/>17,620<text:s/></text:p>
          </table:table-cell>
          <table:table-cell office:value-type="float" office:value="17318" table:style-name="ce492">
            <text:p><text:s/>17,318<text:s/></text:p>
          </table:table-cell>
          <table:table-cell office:value-type="float" office:value="18002" table:style-name="ce492">
            <text:p><text:s/>18,002<text:s/></text:p>
          </table:table-cell>
          <table:table-cell office:value-type="float" office:value="17056" table:style-name="ce492">
            <text:p><text:s/>17,056<text:s/></text:p>
          </table:table-cell>
          <table:table-cell office:value-type="float" office:value="17095" table:style-name="ce492">
            <text:p><text:s/>17,095<text:s/></text:p>
          </table:table-cell>
          <table:table-cell office:value-type="float" office:value="14368" table:style-name="ce492">
            <text:p><text:s/>14,368<text:s/></text:p>
          </table:table-cell>
          <table:table-cell table:style-name="ce493"/>
          <table:table-cell table:number-columns-repeated="16370"/>
        </table:table-row>
        <table:table-row table:style-name="ro10">
          <table:table-cell office:value-type="string" table:style-name="ce298">
            <text:p>Miscellaneous crimes against society</text:p>
          </table:table-cell>
          <table:table-cell table:style-name="ce298"/>
          <table:table-cell office:value-type="float" office:value="70430" table:style-name="ce492">
            <text:p><text:s/>70,430<text:s/></text:p>
          </table:table-cell>
          <table:table-cell office:value-type="float" office:value="67063" table:style-name="ce492">
            <text:p><text:s/>67,063<text:s/></text:p>
          </table:table-cell>
          <table:table-cell office:value-type="float" office:value="59044" table:style-name="ce492">
            <text:p><text:s/>59,044<text:s/></text:p>
          </table:table-cell>
          <table:table-cell office:value-type="float" office:value="53708" table:style-name="ce492">
            <text:p><text:s/>53,708<text:s/></text:p>
          </table:table-cell>
          <table:table-cell office:value-type="float" office:value="50371" table:style-name="ce492">
            <text:p><text:s/>50,371<text:s/></text:p>
          </table:table-cell>
          <table:table-cell office:value-type="float" office:value="45619" table:style-name="ce492">
            <text:p><text:s/>45,619<text:s/></text:p>
          </table:table-cell>
          <table:table-cell office:value-type="float" office:value="42457" table:style-name="ce492">
            <text:p><text:s/>42,457<text:s/></text:p>
          </table:table-cell>
          <table:table-cell office:value-type="float" office:value="39558" table:style-name="ce492">
            <text:p><text:s/>39,558<text:s/></text:p>
          </table:table-cell>
          <table:table-cell office:value-type="float" office:value="32353" table:style-name="ce492">
            <text:p><text:s/>32,353<text:s/></text:p>
          </table:table-cell>
          <table:table-cell office:value-type="float" office:value="30400" table:style-name="ce492">
            <text:p><text:s/>30,400<text:s/></text:p>
          </table:table-cell>
          <table:table-cell office:value-type="float" office:value="22737" table:style-name="ce492">
            <text:p><text:s/>22,737<text:s/></text:p>
          </table:table-cell>
          <table:table-cell table:style-name="ce493"/>
          <table:table-cell table:number-columns-repeated="16370"/>
        </table:table-row>
        <table:table-row table:style-name="ro10">
          <table:table-cell office:value-type="string" table:style-name="ce486">
            <text:p>Fraud offences</text:p>
          </table:table-cell>
          <table:table-cell table:style-name="ce297"/>
          <table:table-cell office:value-type="float" office:value="19583" table:style-name="ce492">
            <text:p><text:s/>19,583<text:s/></text:p>
          </table:table-cell>
          <table:table-cell office:value-type="float" office:value="19038" table:style-name="ce492">
            <text:p><text:s/>19,038<text:s/></text:p>
          </table:table-cell>
          <table:table-cell office:value-type="float" office:value="16369" table:style-name="ce492">
            <text:p><text:s/>16,369<text:s/></text:p>
          </table:table-cell>
          <table:table-cell office:value-type="float" office:value="16130" table:style-name="ce492">
            <text:p><text:s/>16,130<text:s/></text:p>
          </table:table-cell>
          <table:table-cell office:value-type="float" office:value="17423" table:style-name="ce492">
            <text:p><text:s/>17,423<text:s/></text:p>
          </table:table-cell>
          <table:table-cell office:value-type="float" office:value="16042" table:style-name="ce492">
            <text:p><text:s/>16,042<text:s/></text:p>
          </table:table-cell>
          <table:table-cell office:value-type="float" office:value="12772" table:style-name="ce492">
            <text:p><text:s/>12,772<text:s/></text:p>
          </table:table-cell>
          <table:table-cell office:value-type="float" office:value="12043" table:style-name="ce492">
            <text:p><text:s/>12,043<text:s/></text:p>
          </table:table-cell>
          <table:table-cell office:value-type="float" office:value="10130" table:style-name="ce492">
            <text:p><text:s/>10,130<text:s/></text:p>
          </table:table-cell>
          <table:table-cell office:value-type="float" office:value="8070" table:style-name="ce492">
            <text:p><text:s/>8,070<text:s/></text:p>
          </table:table-cell>
          <table:table-cell office:value-type="float" office:value="5188" table:style-name="ce492">
            <text:p><text:s/>5,188<text:s/></text:p>
          </table:table-cell>
          <table:table-cell table:style-name="ce493"/>
          <table:table-cell table:number-columns-repeated="16370" table:style-name="ce3"/>
        </table:table-row>
        <table:table-row table:style-name="ro10">
          <table:table-cell office:value-type="string" table:style-name="ce495">
            <text:p>Total indictable defendants</text:p>
          </table:table-cell>
          <table:table-cell table:style-name="ce496"/>
          <table:table-cell office:value-type="float" office:value="433089" table:style-name="ce497">
            <text:p><text:s/>433,089<text:s/></text:p>
          </table:table-cell>
          <table:table-cell office:value-type="float" office:value="429842" table:style-name="ce497">
            <text:p><text:s/>429,842<text:s/></text:p>
          </table:table-cell>
          <table:table-cell office:value-type="float" office:value="387572" table:style-name="ce497">
            <text:p><text:s/>387,572<text:s/></text:p>
          </table:table-cell>
          <table:table-cell office:value-type="float" office:value="369261" table:style-name="ce497">
            <text:p><text:s/>369,261<text:s/></text:p>
          </table:table-cell>
          <table:table-cell office:value-type="float" office:value="361946" table:style-name="ce497">
            <text:p><text:s/>361,946<text:s/></text:p>
          </table:table-cell>
          <table:table-cell office:value-type="float" office:value="330963" table:style-name="ce497">
            <text:p><text:s/>330,963<text:s/></text:p>
          </table:table-cell>
          <table:table-cell office:value-type="float" office:value="299722" table:style-name="ce497">
            <text:p><text:s/>299,722<text:s/></text:p>
          </table:table-cell>
          <table:table-cell office:value-type="float" office:value="280726" table:style-name="ce497">
            <text:p><text:s/>280,726<text:s/></text:p>
          </table:table-cell>
          <table:table-cell office:value-type="float" office:value="245897" table:style-name="ce497">
            <text:p><text:s/>245,897<text:s/></text:p>
          </table:table-cell>
          <table:table-cell office:value-type="float" office:value="243333" table:style-name="ce497">
            <text:p><text:s/>243,333<text:s/></text:p>
          </table:table-cell>
          <table:table-cell office:value-type="float" office:value="204173" table:style-name="ce497">
            <text:p><text:s/>204,173<text:s/></text:p>
          </table:table-cell>
          <table:table-cell table:style-name="ce498"/>
          <table:table-cell table:number-columns-repeated="16370" table:style-name="ce303"/>
        </table:table-row>
        <table:table-row table:style-name="ro10">
          <table:table-cell table:number-columns-repeated="2" table:style-name="ce298"/>
          <table:table-cell table:number-columns-repeated="11" table:style-name="ce492"/>
          <table:table-cell table:style-name="ce493"/>
          <table:table-cell table:style-name="ce3"/>
          <table:table-cell table:style-name="ce457"/>
          <table:table-cell table:number-columns-repeated="16368"/>
        </table:table-row>
        <table:table-row table:style-name="ro10">
          <table:table-cell office:value-type="string" table:style-name="ce496">
            <text:p>Summary<text:s/></text:p>
          </table:table-cell>
          <table:table-cell table:style-name="ce496"/>
          <table:table-cell table:number-columns-repeated="11" table:style-name="ce492"/>
          <table:table-cell table:style-name="ce493"/>
          <table:table-cell table:number-columns-repeated="16370" table:style-name="ce3"/>
        </table:table-row>
        <table:table-row table:style-name="ro10">
          <table:table-cell office:value-type="string" table:style-name="ce298">
            <text:p>Summary non-motoring</text:p>
          </table:table-cell>
          <table:table-cell table:style-name="ce298"/>
          <table:table-cell office:value-type="float" office:value="610935" table:style-name="ce492">
            <text:p><text:s/>610,935<text:s/></text:p>
          </table:table-cell>
          <table:table-cell office:value-type="float" office:value="605171" table:style-name="ce492">
            <text:p><text:s/>605,171<text:s/></text:p>
          </table:table-cell>
          <table:table-cell office:value-type="float" office:value="586321" table:style-name="ce492">
            <text:p><text:s/>586,321<text:s/></text:p>
          </table:table-cell>
          <table:table-cell office:value-type="float" office:value="556487" table:style-name="ce492">
            <text:p><text:s/>556,487<text:s/></text:p>
          </table:table-cell>
          <table:table-cell office:value-type="float" office:value="554524" table:style-name="ce492">
            <text:p><text:s/>554,524<text:s/></text:p>
          </table:table-cell>
          <table:table-cell office:value-type="float" office:value="589931" table:style-name="ce492">
            <text:p><text:s/>589,931<text:s/></text:p>
          </table:table-cell>
          <table:table-cell office:value-type="float" office:value="600087" table:style-name="ce492">
            <text:p><text:s/>600,087<text:s/></text:p>
          </table:table-cell>
          <table:table-cell office:value-type="float" office:value="556507" table:style-name="ce492">
            <text:p><text:s/>556,507<text:s/></text:p>
          </table:table-cell>
          <table:table-cell office:value-type="float" office:value="548738" table:style-name="ce492">
            <text:p><text:s/>548,738<text:s/></text:p>
          </table:table-cell>
          <table:table-cell office:value-type="float" office:value="531677" table:style-name="ce492">
            <text:p><text:s/>531,677<text:s/></text:p>
          </table:table-cell>
          <table:table-cell office:value-type="float" office:value="329549" table:style-name="ce492">
            <text:p><text:s/>329,549<text:s/></text:p>
          </table:table-cell>
          <table:table-cell table:style-name="ce493"/>
          <table:table-cell table:number-columns-repeated="16370" table:style-name="ce3"/>
        </table:table-row>
        <table:table-row table:style-name="ro10">
          <table:table-cell office:value-type="string" table:style-name="ce486">
            <text:p>Summary motoring</text:p>
          </table:table-cell>
          <table:table-cell table:style-name="ce297"/>
          <table:table-cell office:value-type="float" office:value="621235" table:style-name="ce492">
            <text:p><text:s/>621,235<text:s/></text:p>
          </table:table-cell>
          <table:table-cell office:value-type="float" office:value="562191" table:style-name="ce492">
            <text:p><text:s/>562,191<text:s/></text:p>
          </table:table-cell>
          <table:table-cell office:value-type="float" office:value="519593" table:style-name="ce492">
            <text:p><text:s/>519,593<text:s/></text:p>
          </table:table-cell>
          <table:table-cell office:value-type="float" office:value="534680" table:style-name="ce492">
            <text:p><text:s/>534,680<text:s/></text:p>
          </table:table-cell>
          <table:table-cell office:value-type="float" office:value="537681" table:style-name="ce492">
            <text:p><text:s/>537,681<text:s/></text:p>
          </table:table-cell>
          <table:table-cell office:value-type="float" office:value="570889" table:style-name="ce492">
            <text:p><text:s/>570,889<text:s/></text:p>
          </table:table-cell>
          <table:table-cell office:value-type="float" office:value="580411" table:style-name="ce492">
            <text:p><text:s/>580,411<text:s/></text:p>
          </table:table-cell>
          <table:table-cell office:value-type="float" office:value="587618" table:style-name="ce492">
            <text:p><text:s/>587,618<text:s/></text:p>
          </table:table-cell>
          <table:table-cell office:value-type="float" office:value="586567" table:style-name="ce492">
            <text:p><text:s/>586,567<text:s/></text:p>
          </table:table-cell>
          <table:table-cell office:value-type="float" office:value="599712" table:style-name="ce492">
            <text:p><text:s/>599,712<text:s/></text:p>
          </table:table-cell>
          <table:table-cell office:value-type="float" office:value="492651" table:style-name="ce492">
            <text:p><text:s/>492,651<text:s/></text:p>
          </table:table-cell>
          <table:table-cell table:style-name="ce493"/>
          <table:table-cell table:number-columns-repeated="16370" table:style-name="ce3"/>
        </table:table-row>
        <table:table-row table:style-name="ro10">
          <table:table-cell office:value-type="string" table:style-name="ce499">
            <text:p>Total summary defendants</text:p>
          </table:table-cell>
          <table:table-cell table:style-name="ce490"/>
          <table:table-cell office:value-type="float" office:value="1232170" table:style-name="ce497">
            <text:p><text:s/>1,232,170<text:s/></text:p>
          </table:table-cell>
          <table:table-cell office:value-type="float" office:value="1167362" table:style-name="ce497">
            <text:p><text:s/>1,167,362<text:s/></text:p>
          </table:table-cell>
          <table:table-cell office:value-type="float" office:value="1105914" table:style-name="ce497">
            <text:p><text:s/>1,105,914<text:s/></text:p>
          </table:table-cell>
          <table:table-cell office:value-type="float" office:value="1091167" table:style-name="ce497">
            <text:p><text:s/>1,091,167<text:s/></text:p>
          </table:table-cell>
          <table:table-cell office:value-type="float" office:value="1092205" table:style-name="ce497">
            <text:p><text:s/>1,092,205<text:s/></text:p>
          </table:table-cell>
          <table:table-cell office:value-type="float" office:value="1160820" table:style-name="ce497">
            <text:p><text:s/>1,160,820<text:s/></text:p>
          </table:table-cell>
          <table:table-cell office:value-type="float" office:value="1180498" table:style-name="ce497">
            <text:p><text:s/>1,180,498<text:s/></text:p>
          </table:table-cell>
          <table:table-cell office:value-type="float" office:value="1144125" table:style-name="ce497">
            <text:p><text:s/>1,144,125<text:s/></text:p>
          </table:table-cell>
          <table:table-cell office:value-type="float" office:value="1135305" table:style-name="ce497">
            <text:p><text:s/>1,135,305<text:s/></text:p>
          </table:table-cell>
          <table:table-cell office:value-type="float" office:value="1131389" table:style-name="ce497">
            <text:p><text:s/>1,131,389<text:s/></text:p>
          </table:table-cell>
          <table:table-cell office:value-type="float" office:value="822200" table:style-name="ce497">
            <text:p><text:s/>822,200<text:s/></text:p>
          </table:table-cell>
          <table:table-cell table:style-name="ce498"/>
          <table:table-cell table:number-columns-repeated="16370" table:style-name="ce303"/>
        </table:table-row>
        <table:table-row table:style-name="ro10">
          <table:table-cell table:number-columns-repeated="2" table:style-name="ce490"/>
          <table:table-cell table:number-columns-repeated="11" table:style-name="ce500"/>
          <table:table-cell table:style-name="ce498"/>
          <table:table-cell table:number-columns-repeated="16370" table:style-name="ce303"/>
        </table:table-row>
        <table:table-row table:style-name="ro10">
          <table:table-cell office:value-type="string" table:style-name="ce501">
            <text:p>Offence not known<text:span text:style-name="T5">(4)</text:span></text:p>
          </table:table-cell>
          <table:table-cell table:style-name="ce490"/>
          <table:table-cell office:value-type="string" table:style-name="ce497">
            <text:p>:</text:p>
          </table:table-cell>
          <table:table-cell office:value-type="string" table:style-name="ce497">
            <text:p>:</text:p>
          </table:table-cell>
          <table:table-cell office:value-type="string" table:style-name="ce497">
            <text:p>:</text:p>
          </table:table-cell>
          <table:table-cell office:value-type="string" table:style-name="ce497">
            <text:p>:</text:p>
          </table:table-cell>
          <table:table-cell office:value-type="string" table:style-name="ce497">
            <text:p>:</text:p>
          </table:table-cell>
          <table:table-cell office:value-type="string" table:style-name="ce497">
            <text:p>:</text:p>
          </table:table-cell>
          <table:table-cell office:value-type="string" table:style-name="ce497">
            <text:p>:</text:p>
          </table:table-cell>
          <table:table-cell office:value-type="string" table:style-name="ce497">
            <text:p>:</text:p>
          </table:table-cell>
          <table:table-cell office:value-type="float" office:value="0" table:style-name="ce497">
            <text:p><text:s/>-<text:s/></text:p>
          </table:table-cell>
          <table:table-cell office:value-type="float" office:value="1" table:style-name="ce497">
            <text:p><text:s/>1<text:s/></text:p>
          </table:table-cell>
          <table:table-cell office:value-type="float" office:value="3" table:style-name="ce497">
            <text:p><text:s/>3<text:s/></text:p>
          </table:table-cell>
          <table:table-cell table:style-name="ce498"/>
          <table:table-cell table:number-columns-repeated="16370" table:style-name="ce303"/>
        </table:table-row>
        <table:table-row table:style-name="ro10">
          <table:table-cell table:number-columns-repeated="2" table:style-name="ce297"/>
          <table:table-cell table:number-columns-repeated="11" table:style-name="ce492"/>
          <table:table-cell table:style-name="ce493"/>
          <table:table-cell table:number-columns-repeated="16370" table:style-name="ce3"/>
        </table:table-row>
        <table:table-row table:style-name="ro10">
          <table:table-cell office:value-type="string" table:style-name="ce499">
            <text:p>Total defendants</text:p>
          </table:table-cell>
          <table:table-cell table:style-name="ce490"/>
          <table:table-cell office:value-type="float" office:value="1665259" table:style-name="ce502">
            <text:p><text:s/>1,665,259<text:s/></text:p>
          </table:table-cell>
          <table:table-cell office:value-type="float" office:value="1597204" table:style-name="ce502">
            <text:p><text:s/>1,597,204<text:s/></text:p>
          </table:table-cell>
          <table:table-cell office:value-type="float" office:value="1493486" table:style-name="ce502">
            <text:p><text:s/>1,493,486<text:s/></text:p>
          </table:table-cell>
          <table:table-cell office:value-type="float" office:value="1460428" table:style-name="ce502">
            <text:p><text:s/>1,460,428<text:s/></text:p>
          </table:table-cell>
          <table:table-cell office:value-type="float" office:value="1454151" table:style-name="ce502">
            <text:p><text:s/>1,454,151<text:s/></text:p>
          </table:table-cell>
          <table:table-cell office:value-type="float" office:value="1491783" table:style-name="ce502">
            <text:p><text:s/>1,491,783<text:s/></text:p>
          </table:table-cell>
          <table:table-cell office:value-type="float" office:value="1480220" table:style-name="ce502">
            <text:p><text:s/>1,480,220<text:s/></text:p>
          </table:table-cell>
          <table:table-cell office:value-type="float" office:value="1424851" table:style-name="ce502">
            <text:p><text:s/>1,424,851<text:s/></text:p>
          </table:table-cell>
          <table:table-cell office:value-type="float" office:value="1381202" table:style-name="ce502">
            <text:p><text:s/>1,381,202<text:s/></text:p>
          </table:table-cell>
          <table:table-cell office:value-type="float" office:value="1374723" table:style-name="ce502">
            <text:p><text:s/>1,374,723<text:s/></text:p>
          </table:table-cell>
          <table:table-cell office:value-type="float" office:value="1026376" table:style-name="ce502">
            <text:p><text:s/>1,026,376<text:s/></text:p>
          </table:table-cell>
          <table:table-cell table:style-name="ce457"/>
          <table:table-cell table:number-columns-repeated="16370" table:style-name="ce3"/>
        </table:table-row>
        <table:table-row table:style-name="ro6">
          <table:table-cell table:number-columns-repeated="2" table:style-name="ce490"/>
          <table:table-cell table:style-name="ce787"/>
          <table:table-cell table:style-name="ce787"/>
          <table:table-cell table:style-name="ce787"/>
          <table:table-cell table:style-name="ce787"/>
          <table:table-cell table:style-name="ce787"/>
          <table:table-cell table:style-name="ce787"/>
          <table:table-cell table:style-name="ce787"/>
          <table:table-cell table:style-name="ce787"/>
          <table:table-cell table:style-name="ce787"/>
          <table:table-cell table:style-name="ce787"/>
          <table:table-cell table:style-name="ce787"/>
          <table:table-cell table:number-columns-repeated="16371" table:style-name="ce3"/>
        </table:table-row>
        <table:table-row table:style-name="ro6">
          <table:table-cell office:value-type="string" table:style-name="ce32">
            <text:p>Source: Ministry of Justice Court Proceedings Database</text:p>
          </table:table-cell>
          <table:table-cell table:style-name="ce490"/>
          <table:table-cell table:style-name="ce787"/>
          <table:table-cell table:style-name="ce787"/>
          <table:table-cell table:style-name="ce787"/>
          <table:table-cell table:style-name="ce787"/>
          <table:table-cell table:style-name="ce787"/>
          <table:table-cell table:style-name="ce787"/>
          <table:table-cell table:style-name="ce787"/>
          <table:table-cell table:style-name="ce787"/>
          <table:table-cell table:style-name="ce787"/>
          <table:table-cell table:style-name="ce787"/>
          <table:table-cell table:style-name="ce787"/>
          <table:table-cell table:number-columns-repeated="16371" table:style-name="ce3"/>
        </table:table-row>
        <table:table-row table:style-name="ro6">
          <table:table-cell office:value-type="string" table:style-name="ce185">
            <text:p>- = nil</text:p>
          </table:table-cell>
          <table:table-cell table:style-name="ce490"/>
          <table:table-cell table:style-name="ce787"/>
          <table:table-cell table:style-name="ce787"/>
          <table:table-cell table:style-name="ce787"/>
          <table:table-cell table:style-name="ce787"/>
          <table:table-cell table:style-name="ce787"/>
          <table:table-cell table:style-name="ce787"/>
          <table:table-cell table:style-name="ce787"/>
          <table:table-cell table:style-name="ce787"/>
          <table:table-cell table:style-name="ce787"/>
          <table:table-cell table:style-name="ce787"/>
          <table:table-cell table:style-name="ce787"/>
          <table:table-cell table:number-columns-repeated="16371" table:style-name="ce3"/>
        </table:table-row>
        <table:table-row table:style-name="ro6">
          <table:table-cell office:value-type="string" table:style-name="ce297">
            <text:p>: = Not available</text:p>
          </table:table-cell>
          <table:table-cell table:number-columns-repeated="16383" table:style-name="ce9"/>
        </table:table-row>
        <table:table-row table:style-name="ro6">
          <table:table-cell table:number-columns-repeated="16384" table:style-name="ce9"/>
        </table:table-row>
        <table:table-row table:style-name="ro61">
          <table:table-cell office:value-type="string" table:number-columns-spanned="13" table:number-rows-spanned="1" table:style-name="ce512">
            <text:p>(1) The figures given in the table relate to defendants for whom these offences were the principal offences for which they were dealt with. When a defendant has been found guilty of two or more offences it is the offence for which the heaviest penalty is imposed. Where the same disposal is imposed for two or more offences, the offence selected is the offence for which the statutory maximum penalty is the most severe.</text:p>
          </table:table-cell>
          <table:covered-table-cell table:number-columns-repeated="12"/>
          <table:table-cell table:number-columns-repeated="16371" table:style-name="ce9"/>
        </table:table-row>
        <table:table-row table:style-name="ro6">
          <table:table-cell table:number-columns-repeated="13" table:style-name="ce504"/>
          <table:table-cell table:number-columns-repeated="16371" table:style-name="ce9"/>
        </table:table-row>
        <table:table-row table:style-name="ro6">
          <table:table-cell office:value-type="string" table:style-name="ce505">
            <text:p>(2) Includes males, females, persons where sex is unknown or not stated and other offenders, i.e. companies, public bodies, etc.</text:p>
          </table:table-cell>
          <table:table-cell table:style-name="ce32"/>
          <table:table-cell table:number-columns-repeated="11" table:style-name="ce506"/>
          <table:table-cell table:number-columns-repeated="16371" table:style-name="ce9"/>
        </table:table-row>
        <table:table-row table:style-name="ro6">
          <table:table-cell table:style-name="ce505"/>
          <table:table-cell table:style-name="ce32"/>
          <table:table-cell table:number-columns-repeated="11" table:style-name="ce506"/>
          <table:table-cell table:number-columns-repeated="16371" table:style-name="ce9"/>
        </table:table-row>
        <table:table-row table:style-name="ro6">
          <table:table-cell office:value-type="string" table:style-name="ce32">
            <text:p>(3) Due to improvements in quality assurance procedures, the number of convictions in the Crown Court in 2011 will differ from previously published figures.<text:s/></text:p>
          </table:table-cell>
          <table:table-cell table:style-name="ce507"/>
          <table:table-cell table:number-columns-repeated="10" table:style-name="ce505"/>
          <table:table-cell table:style-name="ce32"/>
          <table:table-cell table:number-columns-repeated="16371" table:style-name="ce9"/>
        </table:table-row>
        <table:table-row table:style-name="ro6">
          <table:table-cell table:number-columns-repeated="16384" table:style-name="ce3"/>
        </table:table-row>
        <table:table-row table:style-name="ro60">
          <table:table-cell office:value-type="string" table:number-columns-spanned="12" table:number-rows-spanned="1" table:style-name="ce481">
            <text:p>(4) Offences are classified as ‘not known’ if validation checks cannot identify a valid code for the record. Validation checks target apparent anomalies in the data, for example offenders sentenced to high custodial sentences for offence codes known to be commonly misused. Some outcomes for ‘not known’ records may therefore appear relatively severe because such records are most likely to have been reviewed and subsequently identified as ‘not known’</text:p>
          </table:table-cell>
          <table:covered-table-cell table:number-columns-repeated="11"/>
          <table:table-cell table:number-columns-repeated="16372" table:style-name="ce3"/>
        </table:table-row>
        <table:table-row table:style-name="ro62">
          <table:table-cell table:number-columns-repeated="16384" table:style-name="ce3"/>
        </table:table-row>
        <table:table-row table:style-name="ro58">
          <table:table-cell table:number-columns-spanned="12" table:number-rows-spanned="1" table:style-name="ce157"/>
          <table:covered-table-cell table:number-columns-repeated="11"/>
          <table:table-cell table:number-columns-repeated="16372" table:style-name="ce3"/>
        </table:table-row>
        <table:table-row table:number-rows-repeated="1048535" table:style-name="ro54">
          <table:table-cell table:number-columns-repeated="16384"/>
        </table:table-row>
      </table:table>
      <table:table table:name="Q3_3" table:style-name="ta1">
        <table:table-column table:style-name="co64" table:default-cell-style-name="ce3"/>
        <table:table-column table:style-name="co20" table:default-cell-style-name="ce3"/>
        <table:table-column table:style-name="co4" table:number-columns-repeated="11" table:default-cell-style-name="ce3"/>
        <table:table-column table:style-name="co66" table:default-cell-style-name="ce3"/>
        <table:table-column table:style-name="co4" table:number-columns-repeated="16370" table:default-cell-style-name="ce3"/>
        <table:table-row table:style-name="ro54">
          <table:table-cell office:value-type="string" table:style-name="ce513">
            <text:p>Table Q3.3 <text:s/>- <text:s/>Offenders<text:span text:style-name="T7">(1)(2)</text:span><text:s/>found guilty at all courts by offence group, 12 months ending September 2010 to 12 months ending September 2020</text:p>
          </table:table-cell>
          <table:table-cell table:number-columns-repeated="12" table:style-name="ce514"/>
          <table:table-cell table:number-columns-repeated="16371" table:style-name="ce3"/>
        </table:table-row>
        <table:table-row table:style-name="ro6">
          <table:table-cell office:value-type="string" table:style-name="ce31">
            <text:p><text:a xlink:href="#Contents.A1">back to contents</text:a></text:p>
          </table:table-cell>
          <table:table-cell table:number-columns-repeated="3" table:style-name="ce514"/>
          <table:table-cell table:style-name="ce483"/>
          <table:table-cell table:number-columns-repeated="8" table:style-name="ce514"/>
          <table:table-cell table:number-columns-repeated="16371" table:style-name="ce3"/>
        </table:table-row>
        <table:table-row table:style-name="ro54">
          <table:table-cell office:value-type="string" table:style-name="ce484">
            <text:p>England and Wales<text:s text:c="22"/></text:p>
          </table:table-cell>
          <table:table-cell table:style-name="ce298"/>
          <table:table-cell table:style-name="ce485"/>
          <table:table-cell table:number-columns-repeated="2" table:style-name="ce486"/>
          <table:table-cell office:value-type="string" table:number-columns-spanned="5" table:number-rows-spanned="1" table:style-name="ce509">
            <text:p>12 months ending September</text:p>
          </table:table-cell>
          <table:covered-table-cell table:number-columns-repeated="4"/>
          <table:table-cell table:number-columns-repeated="2" table:style-name="ce486"/>
          <table:table-cell office:value-type="string" table:style-name="ce450">
            <text:p>Number of offenders</text:p>
          </table:table-cell>
          <table:table-cell table:number-columns-repeated="16371" table:style-name="ce3"/>
        </table:table-row>
        <table:table-row table:style-name="ro10">
          <table:table-cell office:value-type="string" table:style-name="ce515">
            <text:p>Offence group</text:p>
          </table:table-cell>
          <table:table-cell table:style-name="ce516"/>
          <table:table-cell office:value-type="float" office:value="2010" table:style-name="ce417">
            <text:p>2010</text:p>
          </table:table-cell>
          <table:table-cell office:value-type="string" table:style-name="ce417">
            <text:p>2011<text:span text:style-name="T5">(3)</text:span></text:p>
          </table:table-cell>
          <table:table-cell office:value-type="float" office:value="2012" table:style-name="ce417">
            <text:p>2012</text:p>
          </table:table-cell>
          <table:table-cell office:value-type="float" office:value="2013" table:style-name="ce417">
            <text:p>2013</text:p>
          </table:table-cell>
          <table:table-cell office:value-type="float" office:value="2014" table:style-name="ce417">
            <text:p>2014</text:p>
          </table:table-cell>
          <table:table-cell office:value-type="float" office:value="2015" table:style-name="ce417">
            <text:p>2015</text:p>
          </table:table-cell>
          <table:table-cell office:value-type="float" office:value="2016" table:style-name="ce417">
            <text:p>2016</text:p>
          </table:table-cell>
          <table:table-cell office:value-type="float" office:value="2017" table:style-name="ce417">
            <text:p>2017</text:p>
          </table:table-cell>
          <table:table-cell office:value-type="float" office:value="2018" table:style-name="ce417">
            <text:p>2018</text:p>
          </table:table-cell>
          <table:table-cell office:value-type="float" office:value="2019" table:style-name="ce417">
            <text:p>2019</text:p>
          </table:table-cell>
          <table:table-cell office:value-type="float" office:value="2020" table:style-name="ce188">
            <text:p>2020</text:p>
          </table:table-cell>
          <table:table-cell table:number-columns-repeated="16371" table:style-name="ce3"/>
        </table:table-row>
        <table:table-row table:style-name="ro10">
          <table:table-cell table:number-columns-repeated="2" table:style-name="ce517"/>
          <table:table-cell table:number-columns-repeated="11" table:style-name="ce224"/>
          <table:table-cell table:number-columns-repeated="16371" table:style-name="ce3"/>
        </table:table-row>
        <table:table-row table:style-name="ro10">
          <table:table-cell office:value-type="string" table:style-name="ce518">
            <text:p>Indictable offences</text:p>
          </table:table-cell>
          <table:table-cell table:style-name="ce517"/>
          <table:table-cell table:number-columns-repeated="11" table:style-name="ce224"/>
          <table:table-cell table:number-columns-repeated="16371" table:style-name="ce3"/>
        </table:table-row>
        <table:table-row table:style-name="ro10">
          <table:table-cell office:value-type="string" table:style-name="ce224">
            <text:p>Violence against the person</text:p>
          </table:table-cell>
          <table:table-cell table:style-name="ce517"/>
          <table:table-cell office:value-type="float" office:value="32279" table:style-name="ce790">
            <text:p>32,279</text:p>
          </table:table-cell>
          <table:table-cell office:value-type="float" office:value="31782" table:style-name="ce798">
            <text:p>31,782</text:p>
          </table:table-cell>
          <table:table-cell office:value-type="float" office:value="27433" table:style-name="ce798">
            <text:p>27,433</text:p>
          </table:table-cell>
          <table:table-cell office:value-type="float" office:value="24602" table:style-name="ce798">
            <text:p>24,602</text:p>
          </table:table-cell>
          <table:table-cell office:value-type="float" office:value="26284" table:style-name="ce798">
            <text:p>26,284</text:p>
          </table:table-cell>
          <table:table-cell office:value-type="float" office:value="28844" table:style-name="ce798">
            <text:p>28,844</text:p>
          </table:table-cell>
          <table:table-cell office:value-type="float" office:value="29980" table:style-name="ce798">
            <text:p>29,980</text:p>
          </table:table-cell>
          <table:table-cell office:value-type="float" office:value="28751" table:style-name="ce798">
            <text:p>28,751</text:p>
          </table:table-cell>
          <table:table-cell office:value-type="float" office:value="27045" table:style-name="ce798">
            <text:p>27,045</text:p>
          </table:table-cell>
          <table:table-cell office:value-type="float" office:value="32812" table:style-name="ce798">
            <text:p>32,812</text:p>
          </table:table-cell>
          <table:table-cell office:value-type="float" office:value="31835" table:style-name="ce790">
            <text:p>31,835</text:p>
          </table:table-cell>
          <table:table-cell table:number-columns-repeated="2" table:style-name="ce457"/>
          <table:table-cell table:style-name="ce3"/>
          <table:table-cell table:style-name="ce457"/>
          <table:table-cell table:style-name="ce3"/>
          <table:table-cell table:number-columns-repeated="2" table:style-name="ce520"/>
          <table:table-cell table:number-columns-repeated="16364"/>
        </table:table-row>
        <table:table-row table:style-name="ro10">
          <table:table-cell office:value-type="string" table:style-name="ce224">
            <text:p>Sexual offences</text:p>
          </table:table-cell>
          <table:table-cell table:style-name="ce517"/>
          <table:table-cell office:value-type="float" office:value="5565" table:style-name="ce790">
            <text:p>5,565</text:p>
          </table:table-cell>
          <table:table-cell office:value-type="float" office:value="6021" table:style-name="ce798">
            <text:p>6,021</text:p>
          </table:table-cell>
          <table:table-cell office:value-type="float" office:value="5725" table:style-name="ce798">
            <text:p>5,725</text:p>
          </table:table-cell>
          <table:table-cell office:value-type="float" office:value="5684" table:style-name="ce798">
            <text:p>5,684</text:p>
          </table:table-cell>
          <table:table-cell office:value-type="float" office:value="6069" table:style-name="ce798">
            <text:p>6,069</text:p>
          </table:table-cell>
          <table:table-cell office:value-type="float" office:value="6718" table:style-name="ce798">
            <text:p>6,718</text:p>
          </table:table-cell>
          <table:table-cell office:value-type="float" office:value="7382" table:style-name="ce798">
            <text:p>7,382</text:p>
          </table:table-cell>
          <table:table-cell office:value-type="float" office:value="7237" table:style-name="ce798">
            <text:p>7,237</text:p>
          </table:table-cell>
          <table:table-cell office:value-type="float" office:value="6014" table:style-name="ce798">
            <text:p>6,014</text:p>
          </table:table-cell>
          <table:table-cell office:value-type="float" office:value="5007" table:style-name="ce798">
            <text:p>5,007</text:p>
          </table:table-cell>
          <table:table-cell office:value-type="float" office:value="4164" table:style-name="ce790">
            <text:p>4,164</text:p>
          </table:table-cell>
          <table:table-cell table:number-columns-repeated="2" table:style-name="ce457"/>
          <table:table-cell table:style-name="ce3"/>
          <table:table-cell table:style-name="ce457"/>
          <table:table-cell table:number-columns-repeated="16367" table:style-name="ce3"/>
        </table:table-row>
        <table:table-row table:style-name="ro10">
          <table:table-cell office:value-type="string" table:style-name="ce224">
            <text:p>Robbery</text:p>
          </table:table-cell>
          <table:table-cell table:style-name="ce517"/>
          <table:table-cell office:value-type="float" office:value="8367" table:style-name="ce790">
            <text:p>8,367</text:p>
          </table:table-cell>
          <table:table-cell office:value-type="float" office:value="9107" table:style-name="ce798">
            <text:p>9,107</text:p>
          </table:table-cell>
          <table:table-cell office:value-type="float" office:value="8760" table:style-name="ce798">
            <text:p>8,760</text:p>
          </table:table-cell>
          <table:table-cell office:value-type="float" office:value="7151" table:style-name="ce798">
            <text:p>7,151</text:p>
          </table:table-cell>
          <table:table-cell office:value-type="float" office:value="5819" table:style-name="ce798">
            <text:p>5,819</text:p>
          </table:table-cell>
          <table:table-cell office:value-type="float" office:value="4916" table:style-name="ce798">
            <text:p>4,916</text:p>
          </table:table-cell>
          <table:table-cell office:value-type="float" office:value="4297" table:style-name="ce798">
            <text:p>4,297</text:p>
          </table:table-cell>
          <table:table-cell office:value-type="float" office:value="3953" table:style-name="ce798">
            <text:p>3,953</text:p>
          </table:table-cell>
          <table:table-cell office:value-type="float" office:value="3736" table:style-name="ce798">
            <text:p>3,736</text:p>
          </table:table-cell>
          <table:table-cell office:value-type="float" office:value="3851" table:style-name="ce798">
            <text:p>3,851</text:p>
          </table:table-cell>
          <table:table-cell office:value-type="float" office:value="3519" table:style-name="ce790">
            <text:p>3,519</text:p>
          </table:table-cell>
          <table:table-cell table:number-columns-repeated="2" table:style-name="ce457"/>
          <table:table-cell table:style-name="ce3"/>
          <table:table-cell table:style-name="ce457"/>
          <table:table-cell table:number-columns-repeated="16367" table:style-name="ce3"/>
        </table:table-row>
        <table:table-row table:style-name="ro10">
          <table:table-cell office:value-type="string" table:style-name="ce224">
            <text:p>Theft Offences</text:p>
          </table:table-cell>
          <table:table-cell table:style-name="ce517"/>
          <table:table-cell office:value-type="float" office:value="134765" table:style-name="ce790">
            <text:p>134,765</text:p>
          </table:table-cell>
          <table:table-cell office:value-type="float" office:value="140579" table:style-name="ce798">
            <text:p>140,579</text:p>
          </table:table-cell>
          <table:table-cell office:value-type="float" office:value="131512" table:style-name="ce798">
            <text:p>131,512</text:p>
          </table:table-cell>
          <table:table-cell office:value-type="float" office:value="122124" table:style-name="ce798">
            <text:p>122,124</text:p>
          </table:table-cell>
          <table:table-cell office:value-type="float" office:value="119946" table:style-name="ce798">
            <text:p>119,946</text:p>
          </table:table-cell>
          <table:table-cell office:value-type="float" office:value="107409" table:style-name="ce798">
            <text:p>107,409</text:p>
          </table:table-cell>
          <table:table-cell office:value-type="float" office:value="92329" table:style-name="ce798">
            <text:p>92,329</text:p>
          </table:table-cell>
          <table:table-cell office:value-type="float" office:value="81606" table:style-name="ce798">
            <text:p>81,606</text:p>
          </table:table-cell>
          <table:table-cell office:value-type="float" office:value="68687" table:style-name="ce798">
            <text:p>68,687</text:p>
          </table:table-cell>
          <table:table-cell office:value-type="float" office:value="60080" table:style-name="ce798">
            <text:p>60,080</text:p>
          </table:table-cell>
          <table:table-cell office:value-type="float" office:value="40553" table:style-name="ce790">
            <text:p>40,553</text:p>
          </table:table-cell>
          <table:table-cell table:number-columns-repeated="2" table:style-name="ce457"/>
          <table:table-cell table:style-name="ce3"/>
          <table:table-cell table:style-name="ce457"/>
          <table:table-cell table:number-columns-repeated="2" table:style-name="ce3"/>
          <table:table-cell table:style-name="ce457"/>
          <table:table-cell table:number-columns-repeated="16364"/>
        </table:table-row>
        <table:table-row table:style-name="ro10">
          <table:table-cell office:value-type="string" table:style-name="ce224">
            <text:p>Criminal damage and arson</text:p>
          </table:table-cell>
          <table:table-cell table:style-name="ce517"/>
          <table:table-cell office:value-type="float" office:value="7153" table:style-name="ce790">
            <text:p>7,153</text:p>
          </table:table-cell>
          <table:table-cell office:value-type="float" office:value="6619" table:style-name="ce798">
            <text:p>6,619</text:p>
          </table:table-cell>
          <table:table-cell office:value-type="float" office:value="5746" table:style-name="ce798">
            <text:p>5,746</text:p>
          </table:table-cell>
          <table:table-cell office:value-type="float" office:value="4598" table:style-name="ce798">
            <text:p>4,598</text:p>
          </table:table-cell>
          <table:table-cell office:value-type="float" office:value="2651" table:style-name="ce798">
            <text:p>2,651</text:p>
          </table:table-cell>
          <table:table-cell office:value-type="float" office:value="2500" table:style-name="ce798">
            <text:p>2,500</text:p>
          </table:table-cell>
          <table:table-cell office:value-type="float" office:value="2368" table:style-name="ce798">
            <text:p>2,368</text:p>
          </table:table-cell>
          <table:table-cell office:value-type="float" office:value="2131" table:style-name="ce798">
            <text:p>2,131</text:p>
          </table:table-cell>
          <table:table-cell office:value-type="float" office:value="1812" table:style-name="ce798">
            <text:p>1,812</text:p>
          </table:table-cell>
          <table:table-cell office:value-type="float" office:value="1612" table:style-name="ce798">
            <text:p>1,612</text:p>
          </table:table-cell>
          <table:table-cell office:value-type="float" office:value="1360" table:style-name="ce790">
            <text:p>1,360</text:p>
          </table:table-cell>
          <table:table-cell table:number-columns-repeated="2" table:style-name="ce457"/>
          <table:table-cell table:style-name="ce3"/>
          <table:table-cell table:style-name="ce457"/>
          <table:table-cell table:number-columns-repeated="16367" table:style-name="ce3"/>
        </table:table-row>
        <table:table-row table:style-name="ro10">
          <table:table-cell office:value-type="string" table:style-name="ce224">
            <text:p>Drug offences</text:p>
          </table:table-cell>
          <table:table-cell table:style-name="ce517"/>
          <table:table-cell office:value-type="float" office:value="61522" table:style-name="ce790">
            <text:p>61,522</text:p>
          </table:table-cell>
          <table:table-cell office:value-type="float" office:value="62260" table:style-name="ce798">
            <text:p>62,260</text:p>
          </table:table-cell>
          <table:table-cell office:value-type="float" office:value="58756" table:style-name="ce798">
            <text:p>58,756</text:p>
          </table:table-cell>
          <table:table-cell office:value-type="float" office:value="57335" table:style-name="ce798">
            <text:p>57,335</text:p>
          </table:table-cell>
          <table:table-cell office:value-type="float" office:value="53327" table:style-name="ce798">
            <text:p>53,327</text:p>
          </table:table-cell>
          <table:table-cell office:value-type="float" office:value="47717" table:style-name="ce798">
            <text:p>47,717</text:p>
          </table:table-cell>
          <table:table-cell office:value-type="float" office:value="43855" table:style-name="ce798">
            <text:p>43,855</text:p>
          </table:table-cell>
          <table:table-cell office:value-type="float" office:value="39338" table:style-name="ce798">
            <text:p>39,338</text:p>
          </table:table-cell>
          <table:table-cell office:value-type="float" office:value="34903" table:style-name="ce798">
            <text:p>34,903</text:p>
          </table:table-cell>
          <table:table-cell office:value-type="float" office:value="38214" table:style-name="ce798">
            <text:p>38,214</text:p>
          </table:table-cell>
          <table:table-cell office:value-type="float" office:value="34201" table:style-name="ce790">
            <text:p>34,201</text:p>
          </table:table-cell>
          <table:table-cell table:number-columns-repeated="2" table:style-name="ce457"/>
          <table:table-cell table:style-name="ce3"/>
          <table:table-cell table:style-name="ce457"/>
          <table:table-cell table:number-columns-repeated="2" table:style-name="ce3"/>
          <table:table-cell table:style-name="ce457"/>
          <table:table-cell table:number-columns-repeated="16364"/>
        </table:table-row>
        <table:table-row table:style-name="ro10">
          <table:table-cell office:value-type="string" table:style-name="ce224">
            <text:p>Possession of weapons</text:p>
          </table:table-cell>
          <table:table-cell table:style-name="ce517"/>
          <table:table-cell office:value-type="float" office:value="13351" table:style-name="ce790">
            <text:p>13,351</text:p>
          </table:table-cell>
          <table:table-cell office:value-type="float" office:value="12632" table:style-name="ce798">
            <text:p>12,632</text:p>
          </table:table-cell>
          <table:table-cell office:value-type="float" office:value="10796" table:style-name="ce798">
            <text:p>10,796</text:p>
          </table:table-cell>
          <table:table-cell office:value-type="float" office:value="9997" table:style-name="ce798">
            <text:p>9,997</text:p>
          </table:table-cell>
          <table:table-cell office:value-type="float" office:value="10000" table:style-name="ce798">
            <text:p>10,000</text:p>
          </table:table-cell>
          <table:table-cell office:value-type="float" office:value="10621" table:style-name="ce798">
            <text:p>10,621</text:p>
          </table:table-cell>
          <table:table-cell office:value-type="float" office:value="11855" table:style-name="ce798">
            <text:p>11,855</text:p>
          </table:table-cell>
          <table:table-cell office:value-type="float" office:value="12626" table:style-name="ce798">
            <text:p>12,626</text:p>
          </table:table-cell>
          <table:table-cell office:value-type="float" office:value="13160" table:style-name="ce798">
            <text:p>13,160</text:p>
          </table:table-cell>
          <table:table-cell office:value-type="float" office:value="14029" table:style-name="ce798">
            <text:p>14,029</text:p>
          </table:table-cell>
          <table:table-cell office:value-type="float" office:value="11612" table:style-name="ce790">
            <text:p>11,612</text:p>
          </table:table-cell>
          <table:table-cell table:number-columns-repeated="2" table:style-name="ce457"/>
          <table:table-cell table:style-name="ce3"/>
          <table:table-cell table:style-name="ce457"/>
          <table:table-cell table:number-columns-repeated="16367" table:style-name="ce3"/>
        </table:table-row>
        <table:table-row table:style-name="ro10">
          <table:table-cell office:value-type="string" table:style-name="ce224">
            <text:p>Public order offences</text:p>
          </table:table-cell>
          <table:table-cell table:style-name="ce517"/>
          <table:table-cell office:value-type="float" office:value="18941" table:style-name="ce790">
            <text:p>18,941</text:p>
          </table:table-cell>
          <table:table-cell office:value-type="float" office:value="18442" table:style-name="ce798">
            <text:p>18,442</text:p>
          </table:table-cell>
          <table:table-cell office:value-type="float" office:value="16598" table:style-name="ce798">
            <text:p>16,598</text:p>
          </table:table-cell>
          <table:table-cell office:value-type="float" office:value="15635" table:style-name="ce798">
            <text:p>15,635</text:p>
          </table:table-cell>
          <table:table-cell office:value-type="float" office:value="17410" table:style-name="ce798">
            <text:p>17,410</text:p>
          </table:table-cell>
          <table:table-cell office:value-type="float" office:value="17238" table:style-name="ce798">
            <text:p>17,238</text:p>
          </table:table-cell>
          <table:table-cell office:value-type="float" office:value="16890" table:style-name="ce798">
            <text:p>16,890</text:p>
          </table:table-cell>
          <table:table-cell office:value-type="float" office:value="17077" table:style-name="ce798">
            <text:p>17,077</text:p>
          </table:table-cell>
          <table:table-cell office:value-type="float" office:value="16070" table:style-name="ce798">
            <text:p>16,070</text:p>
          </table:table-cell>
          <table:table-cell office:value-type="float" office:value="16062" table:style-name="ce798">
            <text:p>16,062</text:p>
          </table:table-cell>
          <table:table-cell office:value-type="float" office:value="13485" table:style-name="ce790">
            <text:p>13,485</text:p>
          </table:table-cell>
          <table:table-cell table:number-columns-repeated="2" table:style-name="ce457"/>
          <table:table-cell table:style-name="ce3"/>
          <table:table-cell table:style-name="ce457"/>
          <table:table-cell table:number-columns-repeated="16367" table:style-name="ce3"/>
        </table:table-row>
        <table:table-row table:style-name="ro10">
          <table:table-cell office:value-type="string" table:style-name="ce224">
            <text:p>Miscellaneous crimes against society</text:p>
          </table:table-cell>
          <table:table-cell table:style-name="ce517"/>
          <table:table-cell office:value-type="float" office:value="47221" table:style-name="ce790">
            <text:p>47,221</text:p>
          </table:table-cell>
          <table:table-cell office:value-type="float" office:value="45102" table:style-name="ce798">
            <text:p>45,102</text:p>
          </table:table-cell>
          <table:table-cell office:value-type="float" office:value="40204" table:style-name="ce798">
            <text:p>40,204</text:p>
          </table:table-cell>
          <table:table-cell office:value-type="float" office:value="35729" table:style-name="ce798">
            <text:p>35,729</text:p>
          </table:table-cell>
          <table:table-cell office:value-type="float" office:value="33509" table:style-name="ce798">
            <text:p>33,509</text:p>
          </table:table-cell>
          <table:table-cell office:value-type="float" office:value="31598" table:style-name="ce798">
            <text:p>31,598</text:p>
          </table:table-cell>
          <table:table-cell office:value-type="float" office:value="32016" table:style-name="ce798">
            <text:p>32,016</text:p>
          </table:table-cell>
          <table:table-cell office:value-type="float" office:value="30225" table:style-name="ce798">
            <text:p>30,225</text:p>
          </table:table-cell>
          <table:table-cell office:value-type="float" office:value="26036" table:style-name="ce798">
            <text:p>26,036</text:p>
          </table:table-cell>
          <table:table-cell office:value-type="float" office:value="24165" table:style-name="ce798">
            <text:p>24,165</text:p>
          </table:table-cell>
          <table:table-cell office:value-type="float" office:value="17471" table:style-name="ce790">
            <text:p>17,471</text:p>
          </table:table-cell>
          <table:table-cell table:number-columns-repeated="2" table:style-name="ce457"/>
          <table:table-cell table:style-name="ce3"/>
          <table:table-cell table:style-name="ce457"/>
          <table:table-cell table:number-columns-repeated="16367" table:style-name="ce3"/>
        </table:table-row>
        <table:table-row table:style-name="ro10">
          <table:table-cell office:value-type="string" table:style-name="ce224">
            <text:p>Fraud offences</text:p>
          </table:table-cell>
          <table:table-cell table:style-name="ce517"/>
          <table:table-cell office:value-type="float" office:value="15547" table:style-name="ce790">
            <text:p>15,547</text:p>
          </table:table-cell>
          <table:table-cell office:value-type="float" office:value="15322" table:style-name="ce798">
            <text:p>15,322</text:p>
          </table:table-cell>
          <table:table-cell office:value-type="float" office:value="12912" table:style-name="ce798">
            <text:p>12,912</text:p>
          </table:table-cell>
          <table:table-cell office:value-type="float" office:value="12109" table:style-name="ce798">
            <text:p>12,109</text:p>
          </table:table-cell>
          <table:table-cell office:value-type="float" office:value="13540" table:style-name="ce798">
            <text:p>13,540</text:p>
          </table:table-cell>
          <table:table-cell office:value-type="float" office:value="12884" table:style-name="ce798">
            <text:p>12,884</text:p>
          </table:table-cell>
          <table:table-cell office:value-type="float" office:value="10945" table:style-name="ce798">
            <text:p>10,945</text:p>
          </table:table-cell>
          <table:table-cell office:value-type="float" office:value="10273" table:style-name="ce798">
            <text:p>10,273</text:p>
          </table:table-cell>
          <table:table-cell office:value-type="float" office:value="8868" table:style-name="ce798">
            <text:p>8,868</text:p>
          </table:table-cell>
          <table:table-cell office:value-type="float" office:value="7157" table:style-name="ce798">
            <text:p>7,157</text:p>
          </table:table-cell>
          <table:table-cell office:value-type="float" office:value="4772" table:style-name="ce790">
            <text:p>4,772</text:p>
          </table:table-cell>
          <table:table-cell table:number-columns-repeated="2" table:style-name="ce457"/>
          <table:table-cell table:style-name="ce3"/>
          <table:table-cell table:style-name="ce457"/>
          <table:table-cell table:number-columns-repeated="16367" table:style-name="ce3"/>
        </table:table-row>
        <table:table-row table:style-name="ro10">
          <table:table-cell office:value-type="string" table:style-name="ce487">
            <text:p>Total indictable offenders</text:p>
          </table:table-cell>
          <table:table-cell table:style-name="ce517"/>
          <table:table-cell office:value-type="float" office:value="344711" table:style-name="ce792">
            <text:p>344,711</text:p>
          </table:table-cell>
          <table:table-cell office:value-type="float" office:value="347866" table:style-name="ce791">
            <text:p>347,866</text:p>
          </table:table-cell>
          <table:table-cell office:value-type="float" office:value="318442" table:style-name="ce791">
            <text:p>318,442</text:p>
          </table:table-cell>
          <table:table-cell office:value-type="float" office:value="294964" table:style-name="ce791">
            <text:p>294,964</text:p>
          </table:table-cell>
          <table:table-cell office:value-type="float" office:value="288555" table:style-name="ce791">
            <text:p>288,555</text:p>
          </table:table-cell>
          <table:table-cell office:value-type="float" office:value="270445" table:style-name="ce791">
            <text:p>270,445</text:p>
          </table:table-cell>
          <table:table-cell office:value-type="float" office:value="251917" table:style-name="ce791">
            <text:p>251,917</text:p>
          </table:table-cell>
          <table:table-cell office:value-type="float" office:value="233217" table:style-name="ce791">
            <text:p>233,217</text:p>
          </table:table-cell>
          <table:table-cell office:value-type="float" office:value="206331" table:style-name="ce791">
            <text:p>206,331</text:p>
          </table:table-cell>
          <table:table-cell office:value-type="float" office:value="202989" table:style-name="ce791">
            <text:p>202,989</text:p>
          </table:table-cell>
          <table:table-cell office:value-type="float" office:value="162972" table:style-name="ce791">
            <text:p>162,972</text:p>
          </table:table-cell>
          <table:table-cell table:number-columns-repeated="2" table:style-name="ce457"/>
          <table:table-cell table:style-name="ce3"/>
          <table:table-cell table:style-name="ce457"/>
          <table:table-cell table:number-columns-repeated="16367" table:style-name="ce3"/>
        </table:table-row>
        <table:table-row table:style-name="ro10">
          <table:table-cell table:number-columns-repeated="2" table:style-name="ce517"/>
          <table:table-cell table:style-name="ce795"/>
          <table:table-cell table:style-name="ce795"/>
          <table:table-cell table:style-name="ce795"/>
          <table:table-cell table:style-name="ce795"/>
          <table:table-cell table:style-name="ce795"/>
          <table:table-cell table:style-name="ce795"/>
          <table:table-cell table:style-name="ce795"/>
          <table:table-cell table:style-name="ce795"/>
          <table:table-cell table:style-name="ce795"/>
          <table:table-cell table:style-name="ce795"/>
          <table:table-cell table:style-name="ce795"/>
          <table:table-cell table:number-columns-repeated="16371" table:style-name="ce3"/>
        </table:table-row>
        <table:table-row table:style-name="ro10">
          <table:table-cell office:value-type="string" table:style-name="ce518">
            <text:p>Summary offences</text:p>
          </table:table-cell>
          <table:table-cell table:style-name="ce517"/>
          <table:table-cell table:style-name="ce796"/>
          <table:table-cell table:style-name="ce797"/>
          <table:table-cell table:style-name="ce797"/>
          <table:table-cell table:style-name="ce797"/>
          <table:table-cell table:style-name="ce797"/>
          <table:table-cell table:style-name="ce797"/>
          <table:table-cell table:style-name="ce797"/>
          <table:table-cell table:style-name="ce797"/>
          <table:table-cell table:style-name="ce797"/>
          <table:table-cell table:style-name="ce797"/>
          <table:table-cell table:style-name="ce797"/>
          <table:table-cell table:number-columns-repeated="16371" table:style-name="ce3"/>
        </table:table-row>
        <table:table-row table:style-name="ro10">
          <table:table-cell office:value-type="string" table:style-name="ce523">
            <text:p>Summary non-motoring</text:p>
          </table:table-cell>
          <table:table-cell table:style-name="ce517"/>
          <table:table-cell office:value-type="float" office:value="497719" table:style-name="ce793">
            <text:p>497,719</text:p>
          </table:table-cell>
          <table:table-cell office:value-type="float" office:value="493468" table:style-name="ce793">
            <text:p>493,468</text:p>
          </table:table-cell>
          <table:table-cell office:value-type="float" office:value="476228" table:style-name="ce793">
            <text:p>476,228</text:p>
          </table:table-cell>
          <table:table-cell office:value-type="float" office:value="442707" table:style-name="ce793">
            <text:p>442,707</text:p>
          </table:table-cell>
          <table:table-cell office:value-type="float" office:value="448141" table:style-name="ce793">
            <text:p>448,141</text:p>
          </table:table-cell>
          <table:table-cell office:value-type="float" office:value="475955" table:style-name="ce793">
            <text:p>475,955</text:p>
          </table:table-cell>
          <table:table-cell office:value-type="float" office:value="487650" table:style-name="ce793">
            <text:p>487,650</text:p>
          </table:table-cell>
          <table:table-cell office:value-type="float" office:value="470254" table:style-name="ce793">
            <text:p>470,254</text:p>
          </table:table-cell>
          <table:table-cell office:value-type="float" office:value="466715" table:style-name="ce793">
            <text:p>466,715</text:p>
          </table:table-cell>
          <table:table-cell office:value-type="float" office:value="455352" table:style-name="ce793">
            <text:p>455,352</text:p>
          </table:table-cell>
          <table:table-cell office:value-type="float" office:value="275496" table:style-name="ce794">
            <text:p>275,496</text:p>
          </table:table-cell>
          <table:table-cell table:number-columns-repeated="16371" table:style-name="ce3"/>
        </table:table-row>
        <table:table-row table:style-name="ro10">
          <table:table-cell office:value-type="string" table:style-name="ce523">
            <text:p>Summary motoring</text:p>
          </table:table-cell>
          <table:table-cell table:style-name="ce517"/>
          <table:table-cell office:value-type="float" office:value="533061" table:style-name="ce793">
            <text:p>533,061</text:p>
          </table:table-cell>
          <table:table-cell office:value-type="float" office:value="486510" table:style-name="ce793">
            <text:p>486,510</text:p>
          </table:table-cell>
          <table:table-cell office:value-type="float" office:value="450057" table:style-name="ce793">
            <text:p>450,057</text:p>
          </table:table-cell>
          <table:table-cell office:value-type="float" office:value="454418" table:style-name="ce793">
            <text:p>454,418</text:p>
          </table:table-cell>
          <table:table-cell office:value-type="float" office:value="466762" table:style-name="ce793">
            <text:p>466,762</text:p>
          </table:table-cell>
          <table:table-cell office:value-type="float" office:value="501923" table:style-name="ce793">
            <text:p>501,923</text:p>
          </table:table-cell>
          <table:table-cell office:value-type="float" office:value="513642" table:style-name="ce793">
            <text:p>513,642</text:p>
          </table:table-cell>
          <table:table-cell office:value-type="float" office:value="527459" table:style-name="ce793">
            <text:p>527,459</text:p>
          </table:table-cell>
          <table:table-cell office:value-type="float" office:value="525144" table:style-name="ce793">
            <text:p>525,144</text:p>
          </table:table-cell>
          <table:table-cell office:value-type="float" office:value="531126" table:style-name="ce793">
            <text:p>531,126</text:p>
          </table:table-cell>
          <table:table-cell office:value-type="float" office:value="442962" table:style-name="ce794">
            <text:p>442,962</text:p>
          </table:table-cell>
          <table:table-cell table:number-columns-repeated="16371" table:style-name="ce3"/>
        </table:table-row>
        <table:table-row table:style-name="ro10">
          <table:table-cell office:value-type="string" table:style-name="ce501">
            <text:p>Total summary offenders</text:p>
          </table:table-cell>
          <table:table-cell table:style-name="ce518"/>
          <table:table-cell office:value-type="float" office:value="1030780" table:style-name="ce799">
            <text:p>1,030,780</text:p>
          </table:table-cell>
          <table:table-cell office:value-type="float" office:value="979978" table:style-name="ce799">
            <text:p>979,978</text:p>
          </table:table-cell>
          <table:table-cell office:value-type="float" office:value="926285" table:style-name="ce799">
            <text:p>926,285</text:p>
          </table:table-cell>
          <table:table-cell office:value-type="float" office:value="897125" table:style-name="ce799">
            <text:p>897,125</text:p>
          </table:table-cell>
          <table:table-cell office:value-type="float" office:value="914903" table:style-name="ce799">
            <text:p>914,903</text:p>
          </table:table-cell>
          <table:table-cell office:value-type="float" office:value="977878" table:style-name="ce799">
            <text:p>977,878</text:p>
          </table:table-cell>
          <table:table-cell office:value-type="float" office:value="1001292" table:style-name="ce799">
            <text:p>1,001,292</text:p>
          </table:table-cell>
          <table:table-cell office:value-type="float" office:value="997713" table:style-name="ce799">
            <text:p>997,713</text:p>
          </table:table-cell>
          <table:table-cell office:value-type="float" office:value="991859" table:style-name="ce799">
            <text:p>991,859</text:p>
          </table:table-cell>
          <table:table-cell office:value-type="float" office:value="986478" table:style-name="ce799">
            <text:p>986,478</text:p>
          </table:table-cell>
          <table:table-cell office:value-type="float" office:value="718458" table:style-name="ce799">
            <text:p>718,458</text:p>
          </table:table-cell>
          <table:table-cell table:style-name="ce303"/>
          <table:table-cell table:style-name="ce524"/>
          <table:table-cell table:number-columns-repeated="16369" table:style-name="ce303"/>
        </table:table-row>
        <table:table-row table:style-name="ro10">
          <table:table-cell table:style-name="ce490"/>
          <table:table-cell table:style-name="ce518"/>
          <table:table-cell table:style-name="ce800"/>
          <table:table-cell table:style-name="ce800"/>
          <table:table-cell table:style-name="ce800"/>
          <table:table-cell table:style-name="ce800"/>
          <table:table-cell table:style-name="ce800"/>
          <table:table-cell table:style-name="ce800"/>
          <table:table-cell table:style-name="ce800"/>
          <table:table-cell table:style-name="ce800"/>
          <table:table-cell table:style-name="ce800"/>
          <table:table-cell table:style-name="ce800"/>
          <table:table-cell table:style-name="ce800"/>
          <table:table-cell table:style-name="ce524"/>
          <table:table-cell table:number-columns-repeated="2" table:style-name="ce303"/>
          <table:table-cell table:style-name="ce524"/>
          <table:table-cell table:number-columns-repeated="2" table:style-name="ce303"/>
          <table:table-cell table:style-name="ce524"/>
          <table:table-cell table:number-columns-repeated="16364" table:style-name="ce303"/>
        </table:table-row>
        <table:table-row table:style-name="ro10">
          <table:table-cell office:value-type="string" table:style-name="ce501">
            <text:p>Offence not known<text:span text:style-name="T5">(4)</text:span></text:p>
          </table:table-cell>
          <table:table-cell table:style-name="ce526"/>
          <table:table-cell office:value-type="string" table:style-name="ce801">
            <text:p>:</text:p>
          </table:table-cell>
          <table:table-cell office:value-type="string" table:style-name="ce801">
            <text:p>:</text:p>
          </table:table-cell>
          <table:table-cell office:value-type="string" table:style-name="ce801">
            <text:p>:</text:p>
          </table:table-cell>
          <table:table-cell office:value-type="string" table:style-name="ce801">
            <text:p>:</text:p>
          </table:table-cell>
          <table:table-cell office:value-type="string" table:style-name="ce801">
            <text:p>:</text:p>
          </table:table-cell>
          <table:table-cell office:value-type="string" table:style-name="ce801">
            <text:p>:</text:p>
          </table:table-cell>
          <table:table-cell office:value-type="string" table:style-name="ce801">
            <text:p>:</text:p>
          </table:table-cell>
          <table:table-cell office:value-type="string" table:style-name="ce801">
            <text:p>:</text:p>
          </table:table-cell>
          <table:table-cell office:value-type="float" office:value="93" table:style-name="ce801">
            <text:p>93</text:p>
          </table:table-cell>
          <table:table-cell office:value-type="float" office:value="436" table:style-name="ce801">
            <text:p>436</text:p>
          </table:table-cell>
          <table:table-cell office:value-type="float" office:value="556" table:style-name="ce806">
            <text:p>556</text:p>
          </table:table-cell>
          <table:table-cell table:style-name="ce524"/>
          <table:table-cell table:number-columns-repeated="2" table:style-name="ce303"/>
          <table:table-cell table:style-name="ce524"/>
          <table:table-cell table:number-columns-repeated="2" table:style-name="ce303"/>
          <table:table-cell table:style-name="ce524"/>
          <table:table-cell table:number-columns-repeated="16364" table:style-name="ce303"/>
        </table:table-row>
        <table:table-row table:style-name="ro10">
          <table:table-cell table:style-name="ce518"/>
          <table:table-cell table:style-name="ce517"/>
          <table:table-cell table:style-name="ce802"/>
          <table:table-cell table:style-name="ce802"/>
          <table:table-cell table:style-name="ce802"/>
          <table:table-cell table:style-name="ce802"/>
          <table:table-cell table:style-name="ce802"/>
          <table:table-cell table:style-name="ce802"/>
          <table:table-cell table:style-name="ce802"/>
          <table:table-cell table:style-name="ce802"/>
          <table:table-cell table:style-name="ce802"/>
          <table:table-cell table:style-name="ce802"/>
          <table:table-cell table:style-name="ce802"/>
          <table:table-cell table:number-columns-repeated="16371" table:style-name="ce3"/>
        </table:table-row>
        <table:table-row table:style-name="ro10">
          <table:table-cell office:value-type="string" table:style-name="ce529">
            <text:p>Total offenders</text:p>
          </table:table-cell>
          <table:table-cell table:style-name="ce530"/>
          <table:table-cell office:value-type="float" office:value="1375491" table:style-name="ce803">
            <text:p>1,375,491</text:p>
          </table:table-cell>
          <table:table-cell office:value-type="float" office:value="1327844" table:style-name="ce803">
            <text:p>1,327,844</text:p>
          </table:table-cell>
          <table:table-cell office:value-type="float" office:value="1244727" table:style-name="ce803">
            <text:p>1,244,727</text:p>
          </table:table-cell>
          <table:table-cell office:value-type="float" office:value="1192089" table:style-name="ce803">
            <text:p>1,192,089</text:p>
          </table:table-cell>
          <table:table-cell office:value-type="float" office:value="1203458" table:style-name="ce803">
            <text:p>1,203,458</text:p>
          </table:table-cell>
          <table:table-cell office:value-type="float" office:value="1248323" table:style-name="ce803">
            <text:p>1,248,323</text:p>
          </table:table-cell>
          <table:table-cell office:value-type="float" office:value="1253209" table:style-name="ce803">
            <text:p>1,253,209</text:p>
          </table:table-cell>
          <table:table-cell office:value-type="float" office:value="1230930" table:style-name="ce803">
            <text:p>1,230,930</text:p>
          </table:table-cell>
          <table:table-cell office:value-type="float" office:value="1198283" table:style-name="ce803">
            <text:p>1,198,283</text:p>
          </table:table-cell>
          <table:table-cell office:value-type="float" office:value="1189903" table:style-name="ce803">
            <text:p>1,189,903</text:p>
          </table:table-cell>
          <table:table-cell office:value-type="float" office:value="881986" table:style-name="ce803">
            <text:p>881,986</text:p>
          </table:table-cell>
          <table:table-cell table:number-columns-repeated="16371" table:style-name="ce3"/>
        </table:table-row>
        <table:table-row table:style-name="ro54">
          <table:table-cell table:style-name="ce532"/>
          <table:table-cell table:style-name="ce533"/>
          <table:table-cell table:style-name="ce804"/>
          <table:table-cell table:style-name="ce804"/>
          <table:table-cell table:style-name="ce804"/>
          <table:table-cell table:style-name="ce804"/>
          <table:table-cell table:style-name="ce804"/>
          <table:table-cell table:style-name="ce804"/>
          <table:table-cell table:style-name="ce804"/>
          <table:table-cell table:style-name="ce804"/>
          <table:table-cell table:style-name="ce804"/>
          <table:table-cell table:style-name="ce804"/>
          <table:table-cell table:style-name="ce804"/>
          <table:table-cell table:number-columns-repeated="16371" table:style-name="ce3"/>
        </table:table-row>
        <table:table-row table:style-name="ro6">
          <table:table-cell office:value-type="string" table:style-name="ce32">
            <text:p>Source: Ministry of Justice Court Proceedings Database</text:p>
          </table:table-cell>
          <table:table-cell table:style-name="ce490"/>
          <table:table-cell table:style-name="ce805"/>
          <table:table-cell table:style-name="ce805"/>
          <table:table-cell table:style-name="ce805"/>
          <table:table-cell table:style-name="ce805"/>
          <table:table-cell table:style-name="ce805"/>
          <table:table-cell table:style-name="ce805"/>
          <table:table-cell table:style-name="ce805"/>
          <table:table-cell table:style-name="ce805"/>
          <table:table-cell table:style-name="ce805"/>
          <table:table-cell table:style-name="ce805"/>
          <table:table-cell table:style-name="ce805"/>
          <table:table-cell table:number-columns-repeated="16371" table:style-name="ce3"/>
        </table:table-row>
        <table:table-row table:style-name="ro6">
          <table:table-cell office:value-type="string" table:style-name="ce185">
            <text:p>- = nil</text:p>
          </table:table-cell>
          <table:table-cell table:style-name="ce490"/>
          <table:table-cell table:style-name="ce805"/>
          <table:table-cell table:style-name="ce805"/>
          <table:table-cell table:style-name="ce805"/>
          <table:table-cell table:style-name="ce805"/>
          <table:table-cell table:style-name="ce805"/>
          <table:table-cell table:style-name="ce805"/>
          <table:table-cell table:style-name="ce805"/>
          <table:table-cell table:style-name="ce805"/>
          <table:table-cell table:style-name="ce805"/>
          <table:table-cell table:style-name="ce805"/>
          <table:table-cell table:style-name="ce805"/>
          <table:table-cell table:number-columns-repeated="16371" table:style-name="ce3"/>
        </table:table-row>
        <table:table-row table:style-name="ro6">
          <table:table-cell office:value-type="string" table:style-name="ce297">
            <text:p>: = Not available</text:p>
          </table:table-cell>
          <table:table-cell table:number-columns-repeated="16383" table:style-name="ce9"/>
        </table:table-row>
        <table:table-row table:style-name="ro6">
          <table:table-cell table:number-columns-repeated="16384" table:style-name="ce9"/>
        </table:table-row>
        <table:table-row table:style-name="ro61">
          <table:table-cell office:value-type="string" table:number-columns-spanned="13" table:number-rows-spanned="1" table:style-name="ce512">
            <text:p>(1) The figures given in the table relate to defendants for whom these offences were the principal offences for which they were dealt with. When a defendant has been found guilty of two or more offences it is the offence for which the heaviest penalty is imposed. Where the same disposal is imposed for two or more offences, the offence selected is the offence for which the statutory maximum penalty is the most severe.</text:p>
          </table:table-cell>
          <table:covered-table-cell table:number-columns-repeated="12"/>
          <table:table-cell table:number-columns-repeated="16371" table:style-name="ce9"/>
        </table:table-row>
        <table:table-row table:style-name="ro6">
          <table:table-cell table:number-columns-repeated="13" table:style-name="ce504"/>
          <table:table-cell table:number-columns-repeated="16371" table:style-name="ce9"/>
        </table:table-row>
        <table:table-row table:style-name="ro6">
          <table:table-cell office:value-type="string" table:style-name="ce505">
            <text:p>(2) Includes males, females, persons where sex is unknown or not stated and other offenders, i.e. companies, public bodies, etc.</text:p>
          </table:table-cell>
          <table:table-cell table:style-name="ce32"/>
          <table:table-cell table:number-columns-repeated="11" table:style-name="ce506"/>
          <table:table-cell table:number-columns-repeated="16371" table:style-name="ce9"/>
        </table:table-row>
        <table:table-row table:style-name="ro6">
          <table:table-cell table:style-name="ce505"/>
          <table:table-cell table:style-name="ce32"/>
          <table:table-cell table:number-columns-repeated="11" table:style-name="ce506"/>
          <table:table-cell table:number-columns-repeated="16371" table:style-name="ce9"/>
        </table:table-row>
        <table:table-row table:style-name="ro6">
          <table:table-cell office:value-type="string" table:style-name="ce534">
            <text:p>(3) Excludes convictions data for Cardiff magistrates' court for April, July, and August 2008.<text:s/></text:p>
          </table:table-cell>
          <table:table-cell table:style-name="ce507"/>
          <table:table-cell table:number-columns-repeated="10" table:style-name="ce505"/>
          <table:table-cell table:style-name="ce32"/>
          <table:table-cell table:number-columns-repeated="16371" table:style-name="ce9"/>
        </table:table-row>
        <table:table-row table:style-name="ro6">
          <table:table-cell table:style-name="ce534"/>
          <table:table-cell table:style-name="ce507"/>
          <table:table-cell table:number-columns-repeated="10" table:style-name="ce505"/>
          <table:table-cell table:style-name="ce32"/>
          <table:table-cell table:number-columns-repeated="16371" table:style-name="ce9"/>
        </table:table-row>
        <table:table-row table:style-name="ro63">
          <table:table-cell office:value-type="string" table:number-columns-spanned="12" table:number-rows-spanned="1" table:style-name="ce481">
            <text:p>(4) Offences are classified as ‘not known’ if validation checks cannot identify a valid code for the record. Validation checks target apparent anomalies in the data, for example offenders sentenced to high custodial sentences for offence codes known to be commonly misused. Some outcomes for ‘not known’ records may therefore appear relatively severe because such records are most likely to have been reviewed and subsequently identified as ‘not known’</text:p>
          </table:table-cell>
          <table:covered-table-cell table:number-columns-repeated="11"/>
          <table:table-cell table:style-name="ce32"/>
          <table:table-cell table:number-columns-repeated="16371" table:style-name="ce9"/>
        </table:table-row>
        <table:table-row table:number-rows-repeated="1048538" table:style-name="ro54">
          <table:table-cell table:number-columns-repeated="16384"/>
        </table:table-row>
      </table:table>
      <table:table table:name="Q3_4" table:style-name="ta1">
        <table:table-column table:style-name="co67" table:default-cell-style-name="ce3"/>
        <table:table-column table:style-name="co68" table:default-cell-style-name="ce3"/>
        <table:table-column table:style-name="co4" table:number-columns-repeated="3" table:default-cell-style-name="ce3"/>
        <table:table-column table:style-name="co69" table:default-cell-style-name="ce3"/>
        <table:table-column table:style-name="co4" table:default-cell-style-name="ce3"/>
        <table:table-column table:style-name="co69" table:number-columns-repeated="2" table:default-cell-style-name="ce3"/>
        <table:table-column table:style-name="co4" table:number-columns-repeated="16375" table:default-cell-style-name="ce3"/>
        <table:table-row table:style-name="ro53">
          <table:table-cell office:value-type="string" table:style-name="ce535">
            <text:p>Table Q3.4 - <text:s/>Conviction ratio<text:span text:style-name="T7">(1)(2)(3)</text:span><text:s/>at all courts by offence group, 12 months ending September 2010 to 12 months ending September 2020</text:p>
          </table:table-cell>
          <table:table-cell table:number-columns-repeated="12" table:style-name="ce535"/>
          <table:table-cell table:number-columns-repeated="16371"/>
        </table:table-row>
        <table:table-row table:style-name="ro6">
          <table:table-cell office:value-type="string" table:style-name="ce31">
            <text:p><text:a xlink:href="#Contents.A1">back to contents</text:a></text:p>
          </table:table-cell>
          <table:table-cell table:style-name="ce224"/>
          <table:table-cell table:style-name="ce536"/>
          <table:table-cell table:number-columns-repeated="9" table:style-name="ce224"/>
          <table:table-cell table:style-name="ce537"/>
          <table:table-cell table:number-columns-repeated="16371"/>
        </table:table-row>
        <table:table-row table:style-name="ro8">
          <table:table-cell office:value-type="string" table:style-name="ce538">
            <text:p>England and Wales<text:s/></text:p>
          </table:table-cell>
          <table:table-cell table:style-name="ce538"/>
          <table:table-cell table:style-name="ce539"/>
          <table:table-cell table:style-name="ce515"/>
          <table:table-cell table:style-name="ce540"/>
          <table:table-cell table:number-columns-repeated="5" table:style-name="ce14"/>
          <table:table-cell table:style-name="ce447"/>
          <table:table-cell table:style-name="ce541"/>
          <table:table-cell office:value-type="string" table:style-name="ce542">
            <text:p>Percentages</text:p>
          </table:table-cell>
          <table:table-cell table:number-columns-repeated="16371" table:style-name="ce14"/>
        </table:table-row>
        <table:table-row table:style-name="ro5">
          <table:table-cell table:style-name="ce516"/>
          <table:table-cell table:style-name="ce517"/>
          <table:table-cell table:style-name="ce539"/>
          <table:table-cell table:style-name="ce515"/>
          <table:table-cell table:style-name="ce447"/>
          <table:table-cell office:value-type="string" table:number-columns-spanned="5" table:number-rows-spanned="1" table:style-name="ce480">
            <text:p>12 months ending September</text:p>
          </table:table-cell>
          <table:covered-table-cell table:number-columns-repeated="4"/>
          <table:table-cell table:style-name="ce447"/>
          <table:table-cell table:style-name="ce541"/>
          <table:table-cell table:style-name="ce542"/>
          <table:table-cell table:number-columns-repeated="16371" table:style-name="ce14"/>
        </table:table-row>
        <table:table-row table:style-name="ro64">
          <table:table-cell office:value-type="string" table:style-name="ce515">
            <text:p>Offence group</text:p>
          </table:table-cell>
          <table:table-cell table:style-name="ce517"/>
          <table:table-cell office:value-type="float" office:value="2010" table:style-name="ce417">
            <text:p>2010</text:p>
          </table:table-cell>
          <table:table-cell office:value-type="string" table:style-name="ce417">
            <text:p>2011<text:span text:style-name="T5">(4)</text:span></text:p>
          </table:table-cell>
          <table:table-cell office:value-type="float" office:value="2012" table:style-name="ce417">
            <text:p>2012</text:p>
          </table:table-cell>
          <table:table-cell office:value-type="float" office:value="2013" table:style-name="ce417">
            <text:p>2013</text:p>
          </table:table-cell>
          <table:table-cell office:value-type="float" office:value="2014" table:style-name="ce417">
            <text:p>2014</text:p>
          </table:table-cell>
          <table:table-cell office:value-type="float" office:value="2015" table:style-name="ce417">
            <text:p>2015</text:p>
          </table:table-cell>
          <table:table-cell office:value-type="float" office:value="2016" table:style-name="ce417">
            <text:p>2016</text:p>
          </table:table-cell>
          <table:table-cell office:value-type="float" office:value="2017" table:style-name="ce417">
            <text:p>2017</text:p>
          </table:table-cell>
          <table:table-cell office:value-type="float" office:value="2018" table:style-name="ce417">
            <text:p>2018</text:p>
          </table:table-cell>
          <table:table-cell office:value-type="float" office:value="2019" table:style-name="ce417">
            <text:p>2019</text:p>
          </table:table-cell>
          <table:table-cell office:value-type="float" office:value="2020" table:style-name="ce417">
            <text:p>2020</text:p>
          </table:table-cell>
          <table:table-cell table:number-columns-repeated="16371" table:style-name="ce14"/>
        </table:table-row>
        <table:table-row table:style-name="ro10">
          <table:table-cell table:number-columns-repeated="2" table:style-name="ce517"/>
          <table:table-cell table:number-columns-repeated="16382" table:style-name="ce3"/>
        </table:table-row>
        <table:table-row table:style-name="ro10">
          <table:table-cell office:value-type="string" table:style-name="ce518">
            <text:p>Indictable offences</text:p>
          </table:table-cell>
          <table:table-cell table:style-name="ce517"/>
          <table:table-cell table:number-columns-repeated="9" table:style-name="ce224"/>
          <table:table-cell table:style-name="ce537"/>
          <table:table-cell table:style-name="ce505"/>
          <table:table-cell table:number-columns-repeated="16371"/>
        </table:table-row>
        <table:table-row table:style-name="ro10">
          <table:table-cell office:value-type="string" table:style-name="ce224">
            <text:p>Violence against the person</text:p>
          </table:table-cell>
          <table:table-cell table:style-name="ce517"/>
          <table:table-cell office:value-type="float" office:value="63.456396948965953" table:style-name="ce543">
            <text:p>63.5</text:p>
          </table:table-cell>
          <table:table-cell office:value-type="float" office:value="67.875448487954898" table:style-name="ce543">
            <text:p>67.9</text:p>
          </table:table-cell>
          <table:table-cell office:value-type="float" office:value="71.895065125665013" table:style-name="ce543">
            <text:p>71.9</text:p>
          </table:table-cell>
          <table:table-cell office:value-type="float" office:value="67.920048589255146" table:style-name="ce543">
            <text:p>67.9</text:p>
          </table:table-cell>
          <table:table-cell office:value-type="float" office:value="67.210473828214901" table:style-name="ce543">
            <text:p>67.2</text:p>
          </table:table-cell>
          <table:table-cell office:value-type="float" office:value="73.284382225158168" table:style-name="ce543">
            <text:p>73.3</text:p>
          </table:table-cell>
          <table:table-cell office:value-type="float" office:value="76.248124316488202" table:style-name="ce543">
            <text:p>76.2</text:p>
          </table:table-cell>
          <table:table-cell office:value-type="float" office:value="73.222972112568442" table:style-name="ce543">
            <text:p>73.2</text:p>
          </table:table-cell>
          <table:table-cell office:value-type="float" office:value="73.752386146713931" table:style-name="ce543">
            <text:p>73.8</text:p>
          </table:table-cell>
          <table:table-cell office:value-type="float" office:value="74.439075296626513" table:style-name="ce543">
            <text:p>74.4</text:p>
          </table:table-cell>
          <table:table-cell office:value-type="float" office:value="71.289412396990329" table:style-name="ce543">
            <text:p>71.3</text:p>
          </table:table-cell>
          <table:table-cell table:number-columns-repeated="16371"/>
        </table:table-row>
        <table:table-row table:style-name="ro10">
          <table:table-cell office:value-type="string" table:style-name="ce224">
            <text:p>Sexual offences</text:p>
          </table:table-cell>
          <table:table-cell table:style-name="ce517"/>
          <table:table-cell office:value-type="float" office:value="54.229195088676676" table:style-name="ce543">
            <text:p>54.2</text:p>
          </table:table-cell>
          <table:table-cell office:value-type="float" office:value="59.378698224852066" table:style-name="ce543">
            <text:p>59.4</text:p>
          </table:table-cell>
          <table:table-cell office:value-type="float" office:value="61.203763096001708" table:style-name="ce543">
            <text:p>61.2</text:p>
          </table:table-cell>
          <table:table-cell office:value-type="float" office:value="54.153963414634141" table:style-name="ce543">
            <text:p>54.2</text:p>
          </table:table-cell>
          <table:table-cell office:value-type="float" office:value="51.323467230443974" table:style-name="ce543">
            <text:p>51.3</text:p>
          </table:table-cell>
          <table:table-cell office:value-type="float" office:value="55.355965721819381" table:style-name="ce543">
            <text:p>55.4</text:p>
          </table:table-cell>
          <table:table-cell office:value-type="float" office:value="56.740968485780172" table:style-name="ce543">
            <text:p>56.7</text:p>
          </table:table-cell>
          <table:table-cell office:value-type="float" office:value="62.130837912087912" table:style-name="ce543">
            <text:p>62.1</text:p>
          </table:table-cell>
          <table:table-cell office:value-type="float" office:value="70.711346266901813" table:style-name="ce543">
            <text:p>70.7</text:p>
          </table:table-cell>
          <table:table-cell office:value-type="float" office:value="66.724413646055439" table:style-name="ce543">
            <text:p>66.7</text:p>
          </table:table-cell>
          <table:table-cell office:value-type="float" office:value="54.169376870040331" table:style-name="ce543">
            <text:p>54.2</text:p>
          </table:table-cell>
          <table:table-cell table:number-columns-repeated="16371"/>
        </table:table-row>
        <table:table-row table:style-name="ro10">
          <table:table-cell office:value-type="string" table:style-name="ce224">
            <text:p>Robbery</text:p>
          </table:table-cell>
          <table:table-cell table:style-name="ce517"/>
          <table:table-cell office:value-type="float" office:value="62.27299791604645" table:style-name="ce543">
            <text:p>62.3</text:p>
          </table:table-cell>
          <table:table-cell office:value-type="float" office:value="62.897990192692866" table:style-name="ce543">
            <text:p>62.9</text:p>
          </table:table-cell>
          <table:table-cell office:value-type="float" office:value="67.970204841713226" table:style-name="ce543">
            <text:p>68.0</text:p>
          </table:table-cell>
          <table:table-cell office:value-type="float" office:value="65.299972605241535" table:style-name="ce543">
            <text:p>65.3</text:p>
          </table:table-cell>
          <table:table-cell office:value-type="float" office:value="59.853939518617572" table:style-name="ce543">
            <text:p>59.9</text:p>
          </table:table-cell>
          <table:table-cell office:value-type="float" office:value="66.648590021691973" table:style-name="ce543">
            <text:p>66.6</text:p>
          </table:table-cell>
          <table:table-cell office:value-type="float" office:value="67.298355520751755" table:style-name="ce543">
            <text:p>67.3</text:p>
          </table:table-cell>
          <table:table-cell office:value-type="float" office:value="66.037420648179079" table:style-name="ce543">
            <text:p>66.0</text:p>
          </table:table-cell>
          <table:table-cell office:value-type="float" office:value="65.612925886898495" table:style-name="ce543">
            <text:p>65.6</text:p>
          </table:table-cell>
          <table:table-cell office:value-type="float" office:value="63.726625848088702" table:style-name="ce543">
            <text:p>63.7</text:p>
          </table:table-cell>
          <table:table-cell office:value-type="float" office:value="59.362348178137644" table:style-name="ce543">
            <text:p>59.4</text:p>
          </table:table-cell>
          <table:table-cell table:number-columns-repeated="16371"/>
        </table:table-row>
        <table:table-row table:style-name="ro10">
          <table:table-cell office:value-type="string" table:style-name="ce224">
            <text:p>Theft Offences</text:p>
          </table:table-cell>
          <table:table-cell table:style-name="ce517"/>
          <table:table-cell office:value-type="float" office:value="87.357148876313445" table:style-name="ce543">
            <text:p>87.4</text:p>
          </table:table-cell>
          <table:table-cell office:value-type="float" office:value="87.65479055730836" table:style-name="ce543">
            <text:p>87.7</text:p>
          </table:table-cell>
          <table:table-cell office:value-type="float" office:value="88.027952181421441" table:style-name="ce543">
            <text:p>88.0</text:p>
          </table:table-cell>
          <table:table-cell office:value-type="float" office:value="86.522561584730823" table:style-name="ce543">
            <text:p>86.5</text:p>
          </table:table-cell>
          <table:table-cell office:value-type="float" office:value="86.393396572959659" table:style-name="ce543">
            <text:p>86.4</text:p>
          </table:table-cell>
          <table:table-cell office:value-type="float" office:value="87.211653228753079" table:style-name="ce543">
            <text:p>87.2</text:p>
          </table:table-cell>
          <table:table-cell office:value-type="float" office:value="88.511499046139988" table:style-name="ce543">
            <text:p>88.5</text:p>
          </table:table-cell>
          <table:table-cell office:value-type="float" office:value="88.410994225539795" table:style-name="ce543">
            <text:p>88.4</text:p>
          </table:table-cell>
          <table:table-cell office:value-type="float" office:value="87.865375513284633" table:style-name="ce543">
            <text:p>87.9</text:p>
          </table:table-cell>
          <table:table-cell office:value-type="float" office:value="87.701627618422023" table:style-name="ce543">
            <text:p>87.7</text:p>
          </table:table-cell>
          <table:table-cell office:value-type="float" office:value="85.322645121925561" table:style-name="ce543">
            <text:p>85.3</text:p>
          </table:table-cell>
          <table:table-cell table:number-columns-repeated="16371"/>
        </table:table-row>
        <table:table-row table:style-name="ro10">
          <table:table-cell office:value-type="string" table:style-name="ce224">
            <text:p>Criminal damage and arson</text:p>
          </table:table-cell>
          <table:table-cell table:style-name="ce517"/>
          <table:table-cell office:value-type="float" office:value="80.669899627833544" table:style-name="ce543">
            <text:p>80.7</text:p>
          </table:table-cell>
          <table:table-cell office:value-type="float" office:value="80.660492322690715" table:style-name="ce543">
            <text:p>80.7</text:p>
          </table:table-cell>
          <table:table-cell office:value-type="float" office:value="78.443686006825942" table:style-name="ce543">
            <text:p>78.4</text:p>
          </table:table-cell>
          <table:table-cell office:value-type="float" office:value="74.971465840534819" table:style-name="ce543">
            <text:p>75.0</text:p>
          </table:table-cell>
          <table:table-cell office:value-type="float" office:value="70.693333333333328" table:style-name="ce543">
            <text:p>70.7</text:p>
          </table:table-cell>
          <table:table-cell office:value-type="float" office:value="71.736011477761835" table:style-name="ce543">
            <text:p>71.7</text:p>
          </table:table-cell>
          <table:table-cell office:value-type="float" office:value="74.889310562934853" table:style-name="ce543">
            <text:p>74.9</text:p>
          </table:table-cell>
          <table:table-cell office:value-type="float" office:value="73.054508056222147" table:style-name="ce543">
            <text:p>73.1</text:p>
          </table:table-cell>
          <table:table-cell office:value-type="float" office:value="70.314318975552965" table:style-name="ce543">
            <text:p>70.3</text:p>
          </table:table-cell>
          <table:table-cell office:value-type="float" office:value="69.813772195755746" table:style-name="ce543">
            <text:p>69.8</text:p>
          </table:table-cell>
          <table:table-cell office:value-type="float" office:value="81.145584725536992" table:style-name="ce543">
            <text:p>81.1</text:p>
          </table:table-cell>
          <table:table-cell table:number-columns-repeated="16371"/>
        </table:table-row>
        <table:table-row table:style-name="ro10">
          <table:table-cell office:value-type="string" table:style-name="ce224">
            <text:p>Drug offences</text:p>
          </table:table-cell>
          <table:table-cell table:style-name="ce517"/>
          <table:table-cell office:value-type="float" office:value="91.792369783507155" table:style-name="ce543">
            <text:p>91.8</text:p>
          </table:table-cell>
          <table:table-cell office:value-type="float" office:value="91.476763491573735" table:style-name="ce543">
            <text:p>91.5</text:p>
          </table:table-cell>
          <table:table-cell office:value-type="float" office:value="91.721694063285412" table:style-name="ce543">
            <text:p>91.7</text:p>
          </table:table-cell>
          <table:table-cell office:value-type="float" office:value="89.362531172069822" table:style-name="ce543">
            <text:p>89.4</text:p>
          </table:table-cell>
          <table:table-cell office:value-type="float" office:value="89.578538912499369" table:style-name="ce543">
            <text:p>89.6</text:p>
          </table:table-cell>
          <table:table-cell office:value-type="float" office:value="91.291205112016684" table:style-name="ce543">
            <text:p>91.3</text:p>
          </table:table-cell>
          <table:table-cell office:value-type="float" office:value="94.358499903177915" table:style-name="ce543">
            <text:p>94.4</text:p>
          </table:table-cell>
          <table:table-cell office:value-type="float" office:value="90.766035994462385" table:style-name="ce543">
            <text:p>90.8</text:p>
          </table:table-cell>
          <table:table-cell office:value-type="float" office:value="90.04669642166094" table:style-name="ce543">
            <text:p>90.0</text:p>
          </table:table-cell>
          <table:table-cell office:value-type="float" office:value="89.515108924806739" table:style-name="ce543">
            <text:p>89.5</text:p>
          </table:table-cell>
          <table:table-cell office:value-type="float" office:value="84.309520287925849" table:style-name="ce543">
            <text:p>84.3</text:p>
          </table:table-cell>
          <table:table-cell table:number-columns-repeated="16371"/>
        </table:table-row>
        <table:table-row table:style-name="ro10">
          <table:table-cell office:value-type="string" table:style-name="ce224">
            <text:p>Possession of weapons</text:p>
          </table:table-cell>
          <table:table-cell table:style-name="ce517"/>
          <table:table-cell office:value-type="float" office:value="75.263543604487296" table:style-name="ce543">
            <text:p>75.3</text:p>
          </table:table-cell>
          <table:table-cell office:value-type="float" office:value="75.968246331489055" table:style-name="ce543">
            <text:p>76.0</text:p>
          </table:table-cell>
          <table:table-cell office:value-type="float" office:value="75.385797081209418" table:style-name="ce543">
            <text:p>75.4</text:p>
          </table:table-cell>
          <table:table-cell office:value-type="float" office:value="73.248827667057441" table:style-name="ce543">
            <text:p>73.2</text:p>
          </table:table-cell>
          <table:table-cell office:value-type="float" office:value="74.046649389115132" table:style-name="ce543">
            <text:p>74.0</text:p>
          </table:table-cell>
          <table:table-cell office:value-type="float" office:value="76.421067779536628" table:style-name="ce543">
            <text:p>76.4</text:p>
          </table:table-cell>
          <table:table-cell office:value-type="float" office:value="81.707905438004005" table:style-name="ce543">
            <text:p>81.7</text:p>
          </table:table-cell>
          <table:table-cell office:value-type="float" office:value="80.605209397344225" table:style-name="ce543">
            <text:p>80.6</text:p>
          </table:table-cell>
          <table:table-cell office:value-type="float" office:value="82.363249468018523" table:style-name="ce543">
            <text:p>82.4</text:p>
          </table:table-cell>
          <table:table-cell office:value-type="float" office:value="84.319028729414597" table:style-name="ce543">
            <text:p>84.3</text:p>
          </table:table-cell>
          <table:table-cell office:value-type="float" office:value="83.913860384448625" table:style-name="ce543">
            <text:p>83.9</text:p>
          </table:table-cell>
          <table:table-cell table:number-columns-repeated="16371"/>
        </table:table-row>
        <table:table-row table:style-name="ro10">
          <table:table-cell office:value-type="string" table:style-name="ce224">
            <text:p>Public order offences<text:span text:style-name="T3">(5)</text:span></text:p>
          </table:table-cell>
          <table:table-cell table:style-name="ce517"/>
          <table:table-cell office:value-type="float" office:value="91.893071996895017" table:style-name="ce543">
            <text:p>91.9</text:p>
          </table:table-cell>
          <table:table-cell office:value-type="float" office:value="96.935611038107751" table:style-name="ce543">
            <text:p>96.9</text:p>
          </table:table-cell>
          <table:table-cell office:value-type="float" office:value="99.645794560845289" table:style-name="ce543">
            <text:p>99.6</text:p>
          </table:table-cell>
          <table:table-cell office:value-type="float" office:value="93.813752550102009" table:style-name="ce543">
            <text:p>93.8</text:p>
          </table:table-cell>
          <table:table-cell office:value-type="float" office:value="97.3986013986014" table:style-name="ce543">
            <text:p>97.4</text:p>
          </table:table-cell>
          <table:table-cell office:value-type="float" office:value="97.83200908059024" table:style-name="ce543">
            <text:p>97.8</text:p>
          </table:table-cell>
          <table:table-cell office:value-type="float" office:value="97.528582977249101" table:style-name="ce543">
            <text:p>97.5</text:p>
          </table:table-cell>
          <table:table-cell office:value-type="float" office:value="94.861682035329409" table:style-name="ce543">
            <text:p>94.9</text:p>
          </table:table-cell>
          <table:table-cell office:value-type="float" office:value="94.219043151969984" table:style-name="ce543">
            <text:p>94.2</text:p>
          </table:table-cell>
          <table:table-cell office:value-type="float" office:value="93.957297455396315" table:style-name="ce543">
            <text:p>94.0</text:p>
          </table:table-cell>
          <table:table-cell office:value-type="float" office:value="93.854398663697097" table:style-name="ce543">
            <text:p>93.9</text:p>
          </table:table-cell>
          <table:table-cell table:number-columns-repeated="16371"/>
        </table:table-row>
        <table:table-row table:style-name="ro10">
          <table:table-cell office:value-type="string" table:style-name="ce224">
            <text:p>Miscellaneous crimes against society</text:p>
          </table:table-cell>
          <table:table-cell table:style-name="ce517"/>
          <table:table-cell office:value-type="float" office:value="67.046713048416876" table:style-name="ce543">
            <text:p>67.0</text:p>
          </table:table-cell>
          <table:table-cell office:value-type="float" office:value="67.253179845816618" table:style-name="ce543">
            <text:p>67.3</text:p>
          </table:table-cell>
          <table:table-cell office:value-type="float" office:value="68.09159271052097" table:style-name="ce543">
            <text:p>68.1</text:p>
          </table:table-cell>
          <table:table-cell office:value-type="float" office:value="66.524540105757055" table:style-name="ce543">
            <text:p>66.5</text:p>
          </table:table-cell>
          <table:table-cell office:value-type="float" office:value="66.524389033372373" table:style-name="ce543">
            <text:p>66.5</text:p>
          </table:table-cell>
          <table:table-cell office:value-type="float" office:value="69.264999232775821" table:style-name="ce543">
            <text:p>69.3</text:p>
          </table:table-cell>
          <table:table-cell office:value-type="float" office:value="75.408059919447908" table:style-name="ce543">
            <text:p>75.4</text:p>
          </table:table-cell>
          <table:table-cell office:value-type="float" office:value="76.406795085696956" table:style-name="ce543">
            <text:p>76.4</text:p>
          </table:table-cell>
          <table:table-cell office:value-type="float" office:value="80.474762773158588" table:style-name="ce543">
            <text:p>80.5</text:p>
          </table:table-cell>
          <table:table-cell office:value-type="float" office:value="79.49013157894737" table:style-name="ce543">
            <text:p>79.5</text:p>
          </table:table-cell>
          <table:table-cell office:value-type="float" office:value="76.839512688569286" table:style-name="ce543">
            <text:p>76.8</text:p>
          </table:table-cell>
          <table:table-cell table:number-columns-repeated="16371"/>
        </table:table-row>
        <table:table-row table:style-name="ro10">
          <table:table-cell office:value-type="string" table:style-name="ce224">
            <text:p>Fraud offences</text:p>
          </table:table-cell>
          <table:table-cell table:style-name="ce517"/>
          <table:table-cell office:value-type="float" office:value="79.390287494255219" table:style-name="ce544">
            <text:p>79.4</text:p>
          </table:table-cell>
          <table:table-cell office:value-type="float" office:value="80.48114297720349" table:style-name="ce544">
            <text:p>80.5</text:p>
          </table:table-cell>
          <table:table-cell office:value-type="float" office:value="78.880811289632845" table:style-name="ce544">
            <text:p>78.9</text:p>
          </table:table-cell>
          <table:table-cell office:value-type="float" office:value="75.071295722256664" table:style-name="ce544">
            <text:p>75.1</text:p>
          </table:table-cell>
          <table:table-cell office:value-type="float" office:value="77.713367387935477" table:style-name="ce544">
            <text:p>77.7</text:p>
          </table:table-cell>
          <table:table-cell office:value-type="float" office:value="80.31417528986411" table:style-name="ce544">
            <text:p>80.3</text:p>
          </table:table-cell>
          <table:table-cell office:value-type="float" office:value="85.69527090510492" table:style-name="ce544">
            <text:p>85.7</text:p>
          </table:table-cell>
          <table:table-cell office:value-type="float" office:value="85.30266544880844" table:style-name="ce544">
            <text:p>85.3</text:p>
          </table:table-cell>
          <table:table-cell office:value-type="float" office:value="87.541954590325759" table:style-name="ce544">
            <text:p>87.5</text:p>
          </table:table-cell>
          <table:table-cell office:value-type="float" office:value="88.686493184634458" table:style-name="ce544">
            <text:p>88.7</text:p>
          </table:table-cell>
          <table:table-cell office:value-type="float" office:value="91.981495759444869" table:style-name="ce544">
            <text:p>92.0</text:p>
          </table:table-cell>
          <table:table-cell table:number-columns-repeated="16371" table:style-name="ce3"/>
        </table:table-row>
        <table:table-row table:style-name="ro10">
          <table:table-cell office:value-type="string" table:style-name="ce545">
            <text:p>All indictable offences</text:p>
          </table:table-cell>
          <table:table-cell table:style-name="ce546"/>
          <table:table-cell office:value-type="float" office:value="79.59357083647933" table:style-name="ce547">
            <text:p>79.6</text:p>
          </table:table-cell>
          <table:table-cell office:value-type="float" office:value="80.928806398630186" table:style-name="ce547">
            <text:p>80.9</text:p>
          </table:table-cell>
          <table:table-cell office:value-type="float" office:value="82.16331417130236" table:style-name="ce547">
            <text:p>82.2</text:p>
          </table:table-cell>
          <table:table-cell office:value-type="float" office:value="79.879543195734186" table:style-name="ce547">
            <text:p>79.9</text:p>
          </table:table-cell>
          <table:table-cell office:value-type="float" office:value="79.723218380642408" table:style-name="ce547">
            <text:p>79.7</text:p>
          </table:table-cell>
          <table:table-cell office:value-type="float" office:value="81.714572323794499" table:style-name="ce547">
            <text:p>81.7</text:p>
          </table:table-cell>
          <table:table-cell office:value-type="float" office:value="84.050219870413244" table:style-name="ce547">
            <text:p>84.1</text:p>
          </table:table-cell>
          <table:table-cell office:value-type="float" office:value="83.076380527631926" table:style-name="ce547">
            <text:p>83.1</text:p>
          </table:table-cell>
          <table:table-cell office:value-type="float" office:value="83.909523093002363" table:style-name="ce547">
            <text:p>83.9</text:p>
          </table:table-cell>
          <table:table-cell office:value-type="float" office:value="83.420251260618159" table:style-name="ce547">
            <text:p>83.4</text:p>
          </table:table-cell>
          <table:table-cell office:value-type="float" office:value="79.82054434229795" table:style-name="ce547">
            <text:p>79.8</text:p>
          </table:table-cell>
          <table:table-cell table:number-columns-repeated="16371" table:style-name="ce303"/>
        </table:table-row>
        <table:table-row table:style-name="ro10">
          <table:table-cell table:number-columns-repeated="2" table:style-name="ce517"/>
          <table:table-cell table:number-columns-repeated="11" table:style-name="ce548"/>
          <table:table-cell table:number-columns-repeated="16371" table:style-name="ce3"/>
        </table:table-row>
        <table:table-row table:style-name="ro10">
          <table:table-cell office:value-type="string" table:style-name="ce518">
            <text:p>Summary offences</text:p>
          </table:table-cell>
          <table:table-cell table:style-name="ce517"/>
          <table:table-cell table:number-columns-repeated="11" table:style-name="ce548"/>
          <table:table-cell table:number-columns-repeated="16371" table:style-name="ce3"/>
        </table:table-row>
        <table:table-row table:style-name="ro10">
          <table:table-cell office:value-type="string" table:style-name="ce523">
            <text:p>Summary non-motoring</text:p>
          </table:table-cell>
          <table:table-cell table:style-name="ce517"/>
          <table:table-cell office:value-type="float" office:value="81.468404985800461" table:style-name="ce543">
            <text:p>81.5</text:p>
          </table:table-cell>
          <table:table-cell office:value-type="float" office:value="81.541911294493616" table:style-name="ce543">
            <text:p>81.5</text:p>
          </table:table-cell>
          <table:table-cell office:value-type="float" office:value="81.223084283182772" table:style-name="ce543">
            <text:p>81.2</text:p>
          </table:table-cell>
          <table:table-cell office:value-type="float" office:value="79.553879964850921" table:style-name="ce543">
            <text:p>79.6</text:p>
          </table:table-cell>
          <table:table-cell office:value-type="float" office:value="80.815438105474243" table:style-name="ce543">
            <text:p>80.8</text:p>
          </table:table-cell>
          <table:table-cell office:value-type="float" office:value="80.679774414295906" table:style-name="ce543">
            <text:p>80.7</text:p>
          </table:table-cell>
          <table:table-cell office:value-type="float" office:value="81.263216833559142" table:style-name="ce543">
            <text:p>81.3</text:p>
          </table:table-cell>
          <table:table-cell office:value-type="float" office:value="84.501003581266716" table:style-name="ce543">
            <text:p>84.5</text:p>
          </table:table-cell>
          <table:table-cell office:value-type="float" office:value="85.052429392533412" table:style-name="ce543">
            <text:p>85.1</text:p>
          </table:table-cell>
          <table:table-cell office:value-type="float" office:value="85.644479637072891" table:style-name="ce543">
            <text:p>85.6</text:p>
          </table:table-cell>
          <table:table-cell office:value-type="float" office:value="83.597886808941908" table:style-name="ce543">
            <text:p>83.6</text:p>
          </table:table-cell>
          <table:table-cell table:number-columns-repeated="16371" table:style-name="ce3"/>
        </table:table-row>
        <table:table-row table:style-name="ro10">
          <table:table-cell office:value-type="string" table:style-name="ce523">
            <text:p>Summary motoring</text:p>
          </table:table-cell>
          <table:table-cell table:style-name="ce517"/>
          <table:table-cell office:value-type="float" office:value="85.80665931571788" table:style-name="ce544">
            <text:p>85.8</text:p>
          </table:table-cell>
          <table:table-cell office:value-type="float" office:value="86.538204987273005" table:style-name="ce544">
            <text:p>86.5</text:p>
          </table:table-cell>
          <table:table-cell office:value-type="float" office:value="86.617217706936003" table:style-name="ce544">
            <text:p>86.6</text:p>
          </table:table-cell>
          <table:table-cell office:value-type="float" office:value="84.988778334704875" table:style-name="ce544">
            <text:p>85.0</text:p>
          </table:table-cell>
          <table:table-cell office:value-type="float" office:value="86.810209027285694" table:style-name="ce544">
            <text:p>86.8</text:p>
          </table:table-cell>
          <table:table-cell office:value-type="float" office:value="87.919543028504663" table:style-name="ce544">
            <text:p>87.9</text:p>
          </table:table-cell>
          <table:table-cell office:value-type="float" office:value="88.496255239821437" table:style-name="ce544">
            <text:p>88.5</text:p>
          </table:table-cell>
          <table:table-cell office:value-type="float" office:value="89.762226480468598" table:style-name="ce544">
            <text:p>89.8</text:p>
          </table:table-cell>
          <table:table-cell office:value-type="float" office:value="89.528391471051052" table:style-name="ce544">
            <text:p>89.5</text:p>
          </table:table-cell>
          <table:table-cell office:value-type="float" office:value="88.563510485032822" table:style-name="ce544">
            <text:p>88.6</text:p>
          </table:table-cell>
          <table:table-cell office:value-type="float" office:value="89.913955315223149" table:style-name="ce544">
            <text:p>89.9</text:p>
          </table:table-cell>
          <table:table-cell table:number-columns-repeated="16371" table:style-name="ce3"/>
        </table:table-row>
        <table:table-row table:style-name="ro10">
          <table:table-cell office:value-type="string" table:style-name="ce549">
            <text:p>All summary offences</text:p>
          </table:table-cell>
          <table:table-cell table:style-name="ce518"/>
          <table:table-cell office:value-type="float" office:value="83.655664396958201" table:style-name="ce547">
            <text:p>83.7</text:p>
          </table:table-cell>
          <table:table-cell office:value-type="float" office:value="83.948081229301621" table:style-name="ce547">
            <text:p>83.9</text:p>
          </table:table-cell>
          <table:table-cell office:value-type="float" office:value="83.757416942004539" table:style-name="ce547">
            <text:p>83.8</text:p>
          </table:table-cell>
          <table:table-cell office:value-type="float" office:value="82.217020859318509" table:style-name="ce547">
            <text:p>82.2</text:p>
          </table:table-cell>
          <table:table-cell office:value-type="float" office:value="83.766600592379632" table:style-name="ce547">
            <text:p>83.8</text:p>
          </table:table-cell>
          <table:table-cell office:value-type="float" office:value="84.24027842387278" table:style-name="ce547">
            <text:p>84.2</text:p>
          </table:table-cell>
          <table:table-cell office:value-type="float" office:value="84.81945755096578" table:style-name="ce547">
            <text:p>84.8</text:p>
          </table:table-cell>
          <table:table-cell office:value-type="float" office:value="87.203146509341195" table:style-name="ce547">
            <text:p>87.2</text:p>
          </table:table-cell>
          <table:table-cell office:value-type="float" office:value="87.364981216501292" table:style-name="ce547">
            <text:p>87.4</text:p>
          </table:table-cell>
          <table:table-cell office:value-type="float" office:value="87.191761631057034" table:style-name="ce547">
            <text:p>87.2</text:p>
          </table:table-cell>
          <table:table-cell office:value-type="float" office:value="87.382388713208471" table:style-name="ce547">
            <text:p>87.4</text:p>
          </table:table-cell>
          <table:table-cell table:style-name="ce550"/>
          <table:table-cell table:number-columns-repeated="16370" table:style-name="ce303"/>
        </table:table-row>
        <table:table-row table:style-name="ro10">
          <table:table-cell table:style-name="ce551"/>
          <table:table-cell table:style-name="ce517"/>
          <table:table-cell table:number-columns-repeated="11" table:style-name="ce552"/>
          <table:table-cell table:style-name="ce553"/>
          <table:table-cell table:style-name="ce554"/>
          <table:table-cell table:number-columns-repeated="16369"/>
        </table:table-row>
        <table:table-row table:style-name="ro10">
          <table:table-cell office:value-type="string" table:style-name="ce501">
            <text:p>Offence not known<text:span text:style-name="T5">(6)</text:span></text:p>
          </table:table-cell>
          <table:table-cell table:style-name="ce517"/>
          <table:table-cell office:value-type="string" table:style-name="ce527">
            <text:p>*</text:p>
          </table:table-cell>
          <table:table-cell office:value-type="string" table:style-name="ce527">
            <text:p>*</text:p>
          </table:table-cell>
          <table:table-cell office:value-type="string" table:style-name="ce527">
            <text:p>*</text:p>
          </table:table-cell>
          <table:table-cell office:value-type="string" table:style-name="ce527">
            <text:p>*</text:p>
          </table:table-cell>
          <table:table-cell office:value-type="string" table:style-name="ce527">
            <text:p>*</text:p>
          </table:table-cell>
          <table:table-cell office:value-type="string" table:style-name="ce527">
            <text:p>*</text:p>
          </table:table-cell>
          <table:table-cell office:value-type="string" table:style-name="ce527">
            <text:p>*</text:p>
          </table:table-cell>
          <table:table-cell office:value-type="string" table:style-name="ce527">
            <text:p>*</text:p>
          </table:table-cell>
          <table:table-cell office:value-type="string" table:style-name="ce527">
            <text:p>*</text:p>
          </table:table-cell>
          <table:table-cell office:value-type="string" table:style-name="ce527">
            <text:p>*</text:p>
          </table:table-cell>
          <table:table-cell office:value-type="string" table:style-name="ce527">
            <text:p>*</text:p>
          </table:table-cell>
          <table:table-cell table:style-name="ce553"/>
          <table:table-cell table:style-name="ce554"/>
          <table:table-cell table:number-columns-repeated="16369"/>
        </table:table-row>
        <table:table-row table:style-name="ro10">
          <table:table-cell table:number-columns-repeated="2" table:style-name="ce517"/>
          <table:table-cell table:number-columns-repeated="11" table:style-name="ce548"/>
          <table:table-cell table:number-columns-repeated="16371" table:style-name="ce3"/>
        </table:table-row>
        <table:table-row table:style-name="ro10">
          <table:table-cell office:value-type="string" table:style-name="ce555">
            <text:p>All offences</text:p>
          </table:table-cell>
          <table:table-cell table:style-name="ce555"/>
          <table:table-cell office:value-type="float" office:value="82.59922330400255" table:style-name="ce556">
            <text:p>82.6</text:p>
          </table:table-cell>
          <table:table-cell office:value-type="float" office:value="83.135529337517312" table:style-name="ce556">
            <text:p>83.1</text:p>
          </table:table-cell>
          <table:table-cell office:value-type="float" office:value="83.343734055759484" table:style-name="ce556">
            <text:p>83.3</text:p>
          </table:table-cell>
          <table:table-cell office:value-type="float" office:value="81.62600278822373" table:style-name="ce556">
            <text:p>81.6</text:p>
          </table:table-cell>
          <table:table-cell office:value-type="float" office:value="82.76018102659215" table:style-name="ce556">
            <text:p>82.8</text:p>
          </table:table-cell>
          <table:table-cell office:value-type="float" office:value="83.679932000833901" table:style-name="ce556">
            <text:p>83.7</text:p>
          </table:table-cell>
          <table:table-cell office:value-type="float" office:value="84.663698639391441" table:style-name="ce556">
            <text:p>84.7</text:p>
          </table:table-cell>
          <table:table-cell office:value-type="float" office:value="86.390085700189005" table:style-name="ce556">
            <text:p>86.4</text:p>
          </table:table-cell>
          <table:table-cell office:value-type="float" office:value="86.756535249731755" table:style-name="ce556">
            <text:p>86.8</text:p>
          </table:table-cell>
          <table:table-cell office:value-type="float" office:value="86.555837066812728" table:style-name="ce556">
            <text:p>86.6</text:p>
          </table:table-cell>
          <table:table-cell office:value-type="float" office:value="85.932056088606899" table:style-name="ce556">
            <text:p>85.9</text:p>
          </table:table-cell>
          <table:table-cell table:style-name="ce553"/>
          <table:table-cell table:number-columns-repeated="16370" table:style-name="ce3"/>
        </table:table-row>
        <table:table-row table:style-name="ro6">
          <table:table-cell table:number-columns-repeated="2" table:style-name="ce557"/>
          <table:table-cell table:style-name="ce558"/>
          <table:table-cell table:number-columns-repeated="4" table:style-name="ce559"/>
          <table:table-cell table:number-columns-repeated="3" table:style-name="ce560"/>
          <table:table-cell table:style-name="ce559"/>
          <table:table-cell table:style-name="ce561"/>
          <table:table-cell table:style-name="ce562"/>
          <table:table-cell table:number-columns-repeated="16371" table:style-name="ce3"/>
        </table:table-row>
        <table:table-row table:style-name="ro6">
          <table:table-cell office:value-type="string" table:style-name="ce32">
            <text:p>Source: Ministry of Justice Court Proceedings Database</text:p>
          </table:table-cell>
          <table:table-cell table:style-name="ce490"/>
          <table:table-cell table:style-name="ce807"/>
          <table:table-cell table:style-name="ce807"/>
          <table:table-cell table:style-name="ce807"/>
          <table:table-cell table:style-name="ce807"/>
          <table:table-cell table:style-name="ce807"/>
          <table:table-cell table:style-name="ce807"/>
          <table:table-cell table:style-name="ce807"/>
          <table:table-cell table:style-name="ce807"/>
          <table:table-cell table:style-name="ce807"/>
          <table:table-cell table:style-name="ce807"/>
          <table:table-cell table:style-name="ce807"/>
          <table:table-cell table:number-columns-repeated="16371" table:style-name="ce3"/>
        </table:table-row>
        <table:table-row table:style-name="ro6">
          <table:table-cell office:value-type="string" table:style-name="ce185">
            <text:p>- = nil</text:p>
          </table:table-cell>
          <table:table-cell table:style-name="ce490"/>
          <table:table-cell table:style-name="ce807"/>
          <table:table-cell table:style-name="ce807"/>
          <table:table-cell table:style-name="ce807"/>
          <table:table-cell table:style-name="ce807"/>
          <table:table-cell table:style-name="ce807"/>
          <table:table-cell table:style-name="ce807"/>
          <table:table-cell table:style-name="ce807"/>
          <table:table-cell table:style-name="ce807"/>
          <table:table-cell table:style-name="ce807"/>
          <table:table-cell table:style-name="ce807"/>
          <table:table-cell table:style-name="ce807"/>
          <table:table-cell table:number-columns-repeated="16371" table:style-name="ce3"/>
        </table:table-row>
        <table:table-row table:style-name="ro6">
          <table:table-cell office:value-type="string" table:style-name="ce297">
            <text:p>: = Not available</text:p>
          </table:table-cell>
          <table:table-cell table:number-columns-repeated="16383" table:style-name="ce9"/>
        </table:table-row>
        <table:table-row table:style-name="ro6">
          <table:table-cell table:number-columns-repeated="13" table:style-name="ce14"/>
          <table:table-cell table:number-columns-repeated="16371" table:style-name="ce3"/>
        </table:table-row>
        <table:table-row table:style-name="ro65">
          <table:table-cell office:value-type="string" table:number-columns-spanned="13" table:number-rows-spanned="1" table:style-name="ce565">
            <text:p>(1) The figures given in the table relate to defendants for whom these offences were the principal offences for which they were dealt with. When a defendant has been<text:s/></text:p>
            <text:p>found guilty of two or more offences it is the offence for which the heaviest penalty is imposed. Where the same disposal is imposed for two or more offences, the offence selected is the offence for which the statutory maximum penalty is the most severe.</text:p>
          </table:table-cell>
          <table:covered-table-cell table:number-columns-repeated="12"/>
          <table:table-cell table:number-columns-repeated="16371"/>
        </table:table-row>
        <table:table-row table:style-name="ro6">
          <table:table-cell table:number-columns-repeated="13" table:style-name="ce478"/>
          <table:table-cell table:number-columns-repeated="16371"/>
        </table:table-row>
        <table:table-row table:style-name="ro66">
          <table:table-cell office:value-type="string" table:number-columns-spanned="13" table:number-rows-spanned="1" table:style-name="ce786">
            <text:p>(2) Conviction ratio is calculated as the number of offenders convicted as a proportion of the number prosecuted, in a given year. Because of the way conviction ratios are measured, they can be affected by trends in prosecutions, and the length of time offences take in court. For offences where the prosecution case takes a long time, that means the convictions in the latest year can relate to prosecutions from earlier time periods and therefore changes in the ratio are not a true reflection of changes in the proportion of people prosecuted that are found guilty. This is particularly the case for sexual offences, where cases take a long time.</text:p>
          </table:table-cell>
          <table:covered-table-cell table:number-columns-repeated="12"/>
          <table:table-cell table:number-columns-repeated="16371"/>
        </table:table-row>
        <table:table-row table:style-name="ro6">
          <table:table-cell table:style-name="ce517"/>
          <table:table-cell table:style-name="ce505"/>
          <table:table-cell table:number-columns-repeated="8" table:style-name="ce563"/>
          <table:table-cell table:number-columns-repeated="2" table:style-name="ce505"/>
          <table:table-cell table:style-name="ce563"/>
          <table:table-cell table:number-columns-repeated="16371"/>
        </table:table-row>
        <table:table-row table:style-name="ro6">
          <table:table-cell office:value-type="string" table:style-name="ce32">
            <text:p>(3) Includes males, females, persons where sex is unknown or not stated and other offenders, i.e. companies, public bodies, etc.</text:p>
          </table:table-cell>
          <table:table-cell table:number-columns-repeated="12" table:style-name="ce564"/>
          <table:table-cell table:number-columns-repeated="16371"/>
        </table:table-row>
        <table:table-row table:style-name="ro6">
          <table:table-cell table:number-columns-repeated="13" table:style-name="ce504"/>
          <table:table-cell table:number-columns-repeated="16371"/>
        </table:table-row>
        <table:table-row table:style-name="ro6">
          <table:table-cell office:value-type="string" table:style-name="ce228">
            <text:p>(4) Due to improvements in quality assurance procedures, the number of convictions in the Crown Court in 2011 will differ from previously published figures.<text:s/></text:p>
          </table:table-cell>
          <table:table-cell table:number-columns-repeated="12" table:style-name="ce228"/>
          <table:table-cell table:number-columns-repeated="16371"/>
        </table:table-row>
        <table:table-row table:style-name="ro6">
          <table:table-cell table:number-columns-repeated="13" table:style-name="ce14"/>
          <table:table-cell table:number-columns-repeated="16371"/>
        </table:table-row>
        <table:table-row table:style-name="ro6">
          <table:table-cell office:value-type="string" table:number-columns-spanned="13" table:number-rows-spanned="1" table:style-name="ce512">
            <text:p>(5) Offenders who are prosecuted for an offence may be convicted of a less serious offence in a different offence group.<text:s/></text:p>
          </table:table-cell>
          <table:covered-table-cell table:number-columns-repeated="12"/>
          <table:table-cell table:number-columns-repeated="16371"/>
        </table:table-row>
        <table:table-row table:style-name="ro6">
          <table:table-cell table:number-columns-repeated="16384"/>
        </table:table-row>
        <table:table-row table:style-name="ro32">
          <table:table-cell office:value-type="string" table:number-columns-spanned="12" table:number-rows-spanned="1" table:style-name="ce481">
            <text:p>(6) Offences are classified as ‘not known’ if validation checks cannot identify a valid code for the record. Validation checks target apparent anomalies in the data, for example offenders sentenced to high custodial sentences for offence codes known to be commonly misused. Some outcomes for ‘not known’ records may therefore appear relatively severe because such records are most likely to have been reviewed and subsequently identified as ‘not known’</text:p>
          </table:table-cell>
          <table:covered-table-cell table:number-columns-repeated="11"/>
          <table:table-cell table:number-columns-repeated="16372" table:style-name="ce3"/>
        </table:table-row>
        <table:table-row table:number-rows-repeated="1048533" table:style-name="ro6">
          <table:table-cell table:number-columns-repeated="16384"/>
        </table:table-row>
      </table:table>
      <table:table table:name="Q3_5" table:style-name="ta1">
        <table:table-column table:style-name="co44" table:default-cell-style-name="ce3"/>
        <table:table-column table:style-name="co20" table:default-cell-style-name="ce3"/>
        <table:table-column table:style-name="co12" table:number-columns-repeated="11" table:default-cell-style-name="ce3"/>
        <table:table-column table:style-name="co4" table:number-columns-repeated="16371" table:default-cell-style-name="ce3"/>
        <table:table-row table:style-name="ro7">
          <table:table-cell office:value-type="string" table:number-columns-spanned="13" table:number-rows-spanned="1" table:style-name="ce590">
            <text:p>Table Q3.5 - Convictions on an all offence basis<text:span text:style-name="T7">(1)(2)(3)</text:span><text:s/>at all courts by offence group, 12 months ending September 2010 to 12 months ending September 2020</text:p>
          </table:table-cell>
          <table:covered-table-cell table:number-columns-repeated="12"/>
          <table:table-cell table:number-columns-repeated="16371" table:style-name="ce3"/>
        </table:table-row>
        <table:table-row table:style-name="ro10">
          <table:table-cell office:value-type="string" table:style-name="ce31">
            <text:p><text:a xlink:href="#Contents.A1">back to contents</text:a></text:p>
          </table:table-cell>
          <table:table-cell table:style-name="ce224"/>
          <table:table-cell table:number-columns-repeated="5" table:style-name="ce566"/>
          <table:table-cell table:style-name="ce567"/>
          <table:table-cell table:number-columns-repeated="5" table:style-name="ce566"/>
          <table:table-cell table:number-columns-repeated="16371" table:style-name="ce3"/>
        </table:table-row>
        <table:table-row table:style-name="ro64">
          <table:table-cell office:value-type="string" table:style-name="ce568">
            <text:p>England and Wales</text:p>
          </table:table-cell>
          <table:table-cell table:style-name="ce447"/>
          <table:table-cell table:number-columns-repeated="2" table:style-name="ce566"/>
          <table:table-cell table:style-name="ce540"/>
          <table:table-cell table:number-columns-spanned="5" table:number-rows-spanned="1" table:style-name="ce591"/>
          <table:covered-table-cell table:number-columns-repeated="4"/>
          <table:table-cell table:style-name="ce566"/>
          <table:table-cell table:style-name="ce14"/>
          <table:table-cell office:value-type="string" table:style-name="ce566">
            <text:p>Number of offences</text:p>
          </table:table-cell>
          <table:table-cell table:number-columns-repeated="16371" table:style-name="ce3"/>
        </table:table-row>
        <table:table-row table:style-name="ro29">
          <table:table-cell table:style-name="ce569"/>
          <table:table-cell table:style-name="ce570"/>
          <table:table-cell office:value-type="string" table:number-columns-spanned="11" table:number-rows-spanned="1" table:style-name="ce480">
            <text:p>12 months ending September</text:p>
          </table:table-cell>
          <table:covered-table-cell table:number-columns-repeated="10"/>
          <table:table-cell table:number-columns-repeated="16371" table:style-name="ce3"/>
        </table:table-row>
        <table:table-row table:style-name="ro10">
          <table:table-cell office:value-type="string" table:style-name="ce568">
            <text:p>Offence group</text:p>
          </table:table-cell>
          <table:table-cell table:style-name="ce447"/>
          <table:table-cell office:value-type="float" office:value="2010" table:style-name="ce417">
            <text:p>2010</text:p>
          </table:table-cell>
          <table:table-cell office:value-type="string" table:style-name="ce417">
            <text:p>2011<text:span text:style-name="T5">(4)</text:span></text:p>
          </table:table-cell>
          <table:table-cell office:value-type="float" office:value="2012" table:style-name="ce417">
            <text:p>2012</text:p>
          </table:table-cell>
          <table:table-cell office:value-type="float" office:value="2013" table:style-name="ce417">
            <text:p>2013</text:p>
          </table:table-cell>
          <table:table-cell office:value-type="float" office:value="2014" table:style-name="ce417">
            <text:p>2014</text:p>
          </table:table-cell>
          <table:table-cell office:value-type="float" office:value="2015" table:style-name="ce417">
            <text:p>2015</text:p>
          </table:table-cell>
          <table:table-cell office:value-type="float" office:value="2016" table:style-name="ce417">
            <text:p>2016</text:p>
          </table:table-cell>
          <table:table-cell office:value-type="float" office:value="2017" table:style-name="ce417">
            <text:p>2017</text:p>
          </table:table-cell>
          <table:table-cell office:value-type="float" office:value="2018" table:style-name="ce417">
            <text:p>2018</text:p>
          </table:table-cell>
          <table:table-cell office:value-type="float" office:value="2019" table:style-name="ce417">
            <text:p>2019</text:p>
          </table:table-cell>
          <table:table-cell office:value-type="float" office:value="2020" table:style-name="ce417">
            <text:p>2020</text:p>
          </table:table-cell>
          <table:table-cell table:number-columns-repeated="16371" table:style-name="ce3"/>
        </table:table-row>
        <table:table-row table:style-name="ro10">
          <table:table-cell table:style-name="ce569"/>
          <table:table-cell table:style-name="ce224"/>
          <table:table-cell table:style-name="ce571"/>
          <table:table-cell table:number-columns-repeated="9" table:style-name="ce566"/>
          <table:table-cell table:style-name="ce224"/>
          <table:table-cell table:number-columns-repeated="16371" table:style-name="ce3"/>
        </table:table-row>
        <table:table-row table:style-name="ro10">
          <table:table-cell office:value-type="string" table:style-name="ce572">
            <text:p>Indictable offences</text:p>
          </table:table-cell>
          <table:table-cell table:style-name="ce224"/>
          <table:table-cell table:number-columns-repeated="10" table:style-name="ce566"/>
          <table:table-cell table:style-name="ce224"/>
          <table:table-cell table:number-columns-repeated="16371" table:style-name="ce3"/>
        </table:table-row>
        <table:table-row table:style-name="ro10">
          <table:table-cell office:value-type="string" table:style-name="ce573">
            <text:p>Violence against the person</text:p>
          </table:table-cell>
          <table:table-cell table:style-name="ce224"/>
          <table:table-cell office:value-type="float" office:value="40731" table:style-name="ce574">
            <text:p>40,731</text:p>
          </table:table-cell>
          <table:table-cell office:value-type="float" office:value="40187" table:style-name="ce574">
            <text:p>40,187</text:p>
          </table:table-cell>
          <table:table-cell office:value-type="float" office:value="36647" table:style-name="ce574">
            <text:p>36,647</text:p>
          </table:table-cell>
          <table:table-cell office:value-type="float" office:value="34105" table:style-name="ce574">
            <text:p>34,105</text:p>
          </table:table-cell>
          <table:table-cell office:value-type="float" office:value="36489" table:style-name="ce574">
            <text:p>36,489</text:p>
          </table:table-cell>
          <table:table-cell office:value-type="float" office:value="40938" table:style-name="ce574">
            <text:p>40,938</text:p>
          </table:table-cell>
          <table:table-cell office:value-type="float" office:value="43672" table:style-name="ce574">
            <text:p>43,672</text:p>
          </table:table-cell>
          <table:table-cell office:value-type="float" office:value="41726" table:style-name="ce574">
            <text:p>41,726</text:p>
          </table:table-cell>
          <table:table-cell office:value-type="float" office:value="40723" table:style-name="ce574">
            <text:p>40,723</text:p>
          </table:table-cell>
          <table:table-cell office:value-type="float" office:value="51475" table:style-name="ce574">
            <text:p>51,475</text:p>
          </table:table-cell>
          <table:table-cell office:value-type="float" office:value="51971" table:style-name="ce574">
            <text:p>51,971</text:p>
          </table:table-cell>
          <table:table-cell table:style-name="ce3"/>
          <table:table-cell table:number-columns-repeated="11" table:style-name="ce575"/>
          <table:table-cell table:number-columns-repeated="16359"/>
        </table:table-row>
        <table:table-row table:style-name="ro10">
          <table:table-cell office:value-type="string" table:style-name="ce573">
            <text:p>Sexual offences</text:p>
          </table:table-cell>
          <table:table-cell table:style-name="ce224"/>
          <table:table-cell office:value-type="float" office:value="17700" table:style-name="ce574">
            <text:p>17,700</text:p>
          </table:table-cell>
          <table:table-cell office:value-type="float" office:value="19649" table:style-name="ce574">
            <text:p>19,649</text:p>
          </table:table-cell>
          <table:table-cell office:value-type="float" office:value="19791" table:style-name="ce574">
            <text:p>19,791</text:p>
          </table:table-cell>
          <table:table-cell office:value-type="float" office:value="19719" table:style-name="ce574">
            <text:p>19,719</text:p>
          </table:table-cell>
          <table:table-cell office:value-type="float" office:value="20228" table:style-name="ce574">
            <text:p>20,228</text:p>
          </table:table-cell>
          <table:table-cell office:value-type="float" office:value="23113" table:style-name="ce574">
            <text:p>23,113</text:p>
          </table:table-cell>
          <table:table-cell office:value-type="float" office:value="25894" table:style-name="ce574">
            <text:p>25,894</text:p>
          </table:table-cell>
          <table:table-cell office:value-type="float" office:value="25280" table:style-name="ce574">
            <text:p>25,280</text:p>
          </table:table-cell>
          <table:table-cell office:value-type="float" office:value="21583" table:style-name="ce574">
            <text:p>21,583</text:p>
          </table:table-cell>
          <table:table-cell office:value-type="float" office:value="17982" table:style-name="ce574">
            <text:p>17,982</text:p>
          </table:table-cell>
          <table:table-cell office:value-type="float" office:value="15087" table:style-name="ce574">
            <text:p>15,087</text:p>
          </table:table-cell>
          <table:table-cell table:style-name="ce3"/>
          <table:table-cell table:number-columns-repeated="11" table:style-name="ce575"/>
          <table:table-cell table:number-columns-repeated="16359"/>
        </table:table-row>
        <table:table-row table:style-name="ro10">
          <table:table-cell office:value-type="string" table:style-name="ce573">
            <text:p>Robbery</text:p>
          </table:table-cell>
          <table:table-cell table:style-name="ce224"/>
          <table:table-cell office:value-type="float" office:value="12168" table:style-name="ce574">
            <text:p>12,168</text:p>
          </table:table-cell>
          <table:table-cell office:value-type="float" office:value="12532" table:style-name="ce574">
            <text:p>12,532</text:p>
          </table:table-cell>
          <table:table-cell office:value-type="float" office:value="12627" table:style-name="ce574">
            <text:p>12,627</text:p>
          </table:table-cell>
          <table:table-cell office:value-type="float" office:value="10134" table:style-name="ce574">
            <text:p>10,134</text:p>
          </table:table-cell>
          <table:table-cell office:value-type="float" office:value="8157" table:style-name="ce574">
            <text:p>8,157</text:p>
          </table:table-cell>
          <table:table-cell office:value-type="float" office:value="6947" table:style-name="ce574">
            <text:p>6,947</text:p>
          </table:table-cell>
          <table:table-cell office:value-type="float" office:value="6226" table:style-name="ce574">
            <text:p>6,226</text:p>
          </table:table-cell>
          <table:table-cell office:value-type="float" office:value="5894" table:style-name="ce574">
            <text:p>5,894</text:p>
          </table:table-cell>
          <table:table-cell office:value-type="float" office:value="6015" table:style-name="ce574">
            <text:p>6,015</text:p>
          </table:table-cell>
          <table:table-cell office:value-type="float" office:value="6280" table:style-name="ce574">
            <text:p>6,280</text:p>
          </table:table-cell>
          <table:table-cell office:value-type="float" office:value="5602" table:style-name="ce574">
            <text:p>5,602</text:p>
          </table:table-cell>
          <table:table-cell table:style-name="ce3"/>
          <table:table-cell table:number-columns-repeated="11" table:style-name="ce575"/>
          <table:table-cell table:number-columns-repeated="16359"/>
        </table:table-row>
        <table:table-row table:style-name="ro10">
          <table:table-cell office:value-type="string" table:style-name="ce573">
            <text:p>Theft Offences</text:p>
          </table:table-cell>
          <table:table-cell table:style-name="ce224"/>
          <table:table-cell office:value-type="float" office:value="197276" table:style-name="ce574">
            <text:p>197,276</text:p>
          </table:table-cell>
          <table:table-cell office:value-type="float" office:value="200227" table:style-name="ce574">
            <text:p>200,227</text:p>
          </table:table-cell>
          <table:table-cell office:value-type="float" office:value="198615" table:style-name="ce574">
            <text:p>198,615</text:p>
          </table:table-cell>
          <table:table-cell office:value-type="float" office:value="194610" table:style-name="ce574">
            <text:p>194,610</text:p>
          </table:table-cell>
          <table:table-cell office:value-type="float" office:value="196862" table:style-name="ce574">
            <text:p>196,862</text:p>
          </table:table-cell>
          <table:table-cell office:value-type="float" office:value="183739" table:style-name="ce574">
            <text:p>183,739</text:p>
          </table:table-cell>
          <table:table-cell office:value-type="float" office:value="166190" table:style-name="ce574">
            <text:p>166,190</text:p>
          </table:table-cell>
          <table:table-cell office:value-type="float" office:value="156531" table:style-name="ce574">
            <text:p>156,531</text:p>
          </table:table-cell>
          <table:table-cell office:value-type="float" office:value="139256" table:style-name="ce574">
            <text:p>139,256</text:p>
          </table:table-cell>
          <table:table-cell office:value-type="float" office:value="125959" table:style-name="ce574">
            <text:p>125,959</text:p>
          </table:table-cell>
          <table:table-cell office:value-type="float" office:value="88268" table:style-name="ce574">
            <text:p>88,268</text:p>
          </table:table-cell>
          <table:table-cell table:style-name="ce3"/>
          <table:table-cell table:number-columns-repeated="11" table:style-name="ce575"/>
          <table:table-cell table:number-columns-repeated="16359"/>
        </table:table-row>
        <table:table-row table:style-name="ro10">
          <table:table-cell office:value-type="string" table:style-name="ce573">
            <text:p>Criminal damage and arson</text:p>
          </table:table-cell>
          <table:table-cell table:style-name="ce224"/>
          <table:table-cell office:value-type="float" office:value="11028" table:style-name="ce574">
            <text:p>11,028</text:p>
          </table:table-cell>
          <table:table-cell office:value-type="float" office:value="10076" table:style-name="ce574">
            <text:p>10,076</text:p>
          </table:table-cell>
          <table:table-cell office:value-type="float" office:value="8818" table:style-name="ce574">
            <text:p>8,818</text:p>
          </table:table-cell>
          <table:table-cell office:value-type="float" office:value="7084" table:style-name="ce574">
            <text:p>7,084</text:p>
          </table:table-cell>
          <table:table-cell office:value-type="float" office:value="4516" table:style-name="ce574">
            <text:p>4,516</text:p>
          </table:table-cell>
          <table:table-cell office:value-type="float" office:value="4296" table:style-name="ce574">
            <text:p>4,296</text:p>
          </table:table-cell>
          <table:table-cell office:value-type="float" office:value="4146" table:style-name="ce574">
            <text:p>4,146</text:p>
          </table:table-cell>
          <table:table-cell office:value-type="float" office:value="3727" table:style-name="ce574">
            <text:p>3,727</text:p>
          </table:table-cell>
          <table:table-cell office:value-type="float" office:value="3116" table:style-name="ce574">
            <text:p>3,116</text:p>
          </table:table-cell>
          <table:table-cell office:value-type="float" office:value="2789" table:style-name="ce574">
            <text:p>2,789</text:p>
          </table:table-cell>
          <table:table-cell office:value-type="float" office:value="2463" table:style-name="ce574">
            <text:p>2,463</text:p>
          </table:table-cell>
          <table:table-cell table:style-name="ce3"/>
          <table:table-cell table:number-columns-repeated="11" table:style-name="ce575"/>
          <table:table-cell table:number-columns-repeated="16359"/>
        </table:table-row>
        <table:table-row table:style-name="ro10">
          <table:table-cell office:value-type="string" table:style-name="ce573">
            <text:p>Drug offences</text:p>
          </table:table-cell>
          <table:table-cell table:style-name="ce224"/>
          <table:table-cell office:value-type="float" office:value="96715" table:style-name="ce574">
            <text:p>96,715</text:p>
          </table:table-cell>
          <table:table-cell office:value-type="float" office:value="97517" table:style-name="ce574">
            <text:p>97,517</text:p>
          </table:table-cell>
          <table:table-cell office:value-type="float" office:value="92196" table:style-name="ce574">
            <text:p>92,196</text:p>
          </table:table-cell>
          <table:table-cell office:value-type="float" office:value="88857" table:style-name="ce574">
            <text:p>88,857</text:p>
          </table:table-cell>
          <table:table-cell office:value-type="float" office:value="86682" table:style-name="ce574">
            <text:p>86,682</text:p>
          </table:table-cell>
          <table:table-cell office:value-type="float" office:value="80563" table:style-name="ce574">
            <text:p>80,563</text:p>
          </table:table-cell>
          <table:table-cell office:value-type="float" office:value="78382" table:style-name="ce574">
            <text:p>78,382</text:p>
          </table:table-cell>
          <table:table-cell office:value-type="float" office:value="72286" table:style-name="ce574">
            <text:p>72,286</text:p>
          </table:table-cell>
          <table:table-cell office:value-type="float" office:value="65183" table:style-name="ce574">
            <text:p>65,183</text:p>
          </table:table-cell>
          <table:table-cell office:value-type="float" office:value="71728" table:style-name="ce574">
            <text:p>71,728</text:p>
          </table:table-cell>
          <table:table-cell office:value-type="float" office:value="64727" table:style-name="ce574">
            <text:p>64,727</text:p>
          </table:table-cell>
          <table:table-cell table:style-name="ce3"/>
          <table:table-cell table:number-columns-repeated="11" table:style-name="ce575"/>
          <table:table-cell table:number-columns-repeated="16359"/>
        </table:table-row>
        <table:table-row table:style-name="ro10">
          <table:table-cell office:value-type="string" table:style-name="ce573">
            <text:p>Possession of weapons</text:p>
          </table:table-cell>
          <table:table-cell table:style-name="ce224"/>
          <table:table-cell office:value-type="float" office:value="21056" table:style-name="ce574">
            <text:p>21,056</text:p>
          </table:table-cell>
          <table:table-cell office:value-type="float" office:value="20604" table:style-name="ce574">
            <text:p>20,604</text:p>
          </table:table-cell>
          <table:table-cell office:value-type="float" office:value="17929" table:style-name="ce574">
            <text:p>17,929</text:p>
          </table:table-cell>
          <table:table-cell office:value-type="float" office:value="16493" table:style-name="ce574">
            <text:p>16,493</text:p>
          </table:table-cell>
          <table:table-cell office:value-type="float" office:value="17093" table:style-name="ce574">
            <text:p>17,093</text:p>
          </table:table-cell>
          <table:table-cell office:value-type="float" office:value="17945" table:style-name="ce574">
            <text:p>17,945</text:p>
          </table:table-cell>
          <table:table-cell office:value-type="float" office:value="20384" table:style-name="ce574">
            <text:p>20,384</text:p>
          </table:table-cell>
          <table:table-cell office:value-type="float" office:value="21508" table:style-name="ce574">
            <text:p>21,508</text:p>
          </table:table-cell>
          <table:table-cell office:value-type="float" office:value="22243" table:style-name="ce574">
            <text:p>22,243</text:p>
          </table:table-cell>
          <table:table-cell office:value-type="float" office:value="23449" table:style-name="ce574">
            <text:p>23,449</text:p>
          </table:table-cell>
          <table:table-cell office:value-type="float" office:value="20585" table:style-name="ce574">
            <text:p>20,585</text:p>
          </table:table-cell>
          <table:table-cell table:style-name="ce3"/>
          <table:table-cell table:number-columns-repeated="11" table:style-name="ce575"/>
          <table:table-cell table:number-columns-repeated="16359"/>
        </table:table-row>
        <table:table-row table:style-name="ro10">
          <table:table-cell office:value-type="string" table:style-name="ce573">
            <text:p>Public order offences</text:p>
          </table:table-cell>
          <table:table-cell table:style-name="ce224"/>
          <table:table-cell office:value-type="float" office:value="28148" table:style-name="ce574">
            <text:p>28,148</text:p>
          </table:table-cell>
          <table:table-cell office:value-type="float" office:value="26718" table:style-name="ce574">
            <text:p>26,718</text:p>
          </table:table-cell>
          <table:table-cell office:value-type="float" office:value="25022" table:style-name="ce574">
            <text:p>25,022</text:p>
          </table:table-cell>
          <table:table-cell office:value-type="float" office:value="24390" table:style-name="ce574">
            <text:p>24,390</text:p>
          </table:table-cell>
          <table:table-cell office:value-type="float" office:value="26830" table:style-name="ce574">
            <text:p>26,830</text:p>
          </table:table-cell>
          <table:table-cell office:value-type="float" office:value="27168" table:style-name="ce574">
            <text:p>27,168</text:p>
          </table:table-cell>
          <table:table-cell office:value-type="float" office:value="27245" table:style-name="ce574">
            <text:p>27,245</text:p>
          </table:table-cell>
          <table:table-cell office:value-type="float" office:value="27620" table:style-name="ce574">
            <text:p>27,620</text:p>
          </table:table-cell>
          <table:table-cell office:value-type="float" office:value="27397" table:style-name="ce574">
            <text:p>27,397</text:p>
          </table:table-cell>
          <table:table-cell office:value-type="float" office:value="27728" table:style-name="ce574">
            <text:p>27,728</text:p>
          </table:table-cell>
          <table:table-cell office:value-type="float" office:value="24164" table:style-name="ce574">
            <text:p>24,164</text:p>
          </table:table-cell>
          <table:table-cell table:style-name="ce3"/>
          <table:table-cell table:number-columns-repeated="11" table:style-name="ce575"/>
          <table:table-cell table:number-columns-repeated="16359"/>
        </table:table-row>
        <table:table-row table:style-name="ro10">
          <table:table-cell office:value-type="string" table:style-name="ce573">
            <text:p>Miscellaneous crimes against society</text:p>
          </table:table-cell>
          <table:table-cell table:style-name="ce224"/>
          <table:table-cell office:value-type="float" office:value="119246" table:style-name="ce574">
            <text:p>119,246</text:p>
          </table:table-cell>
          <table:table-cell office:value-type="float" office:value="114927" table:style-name="ce574">
            <text:p>114,927</text:p>
          </table:table-cell>
          <table:table-cell office:value-type="float" office:value="108190" table:style-name="ce574">
            <text:p>108,190</text:p>
          </table:table-cell>
          <table:table-cell office:value-type="float" office:value="101004" table:style-name="ce574">
            <text:p>101,004</text:p>
          </table:table-cell>
          <table:table-cell office:value-type="float" office:value="100484" table:style-name="ce574">
            <text:p>100,484</text:p>
          </table:table-cell>
          <table:table-cell office:value-type="float" office:value="97433" table:style-name="ce574">
            <text:p>97,433</text:p>
          </table:table-cell>
          <table:table-cell office:value-type="float" office:value="98876" table:style-name="ce574">
            <text:p>98,876</text:p>
          </table:table-cell>
          <table:table-cell office:value-type="float" office:value="89290" table:style-name="ce574">
            <text:p>89,290</text:p>
          </table:table-cell>
          <table:table-cell office:value-type="float" office:value="74487" table:style-name="ce574">
            <text:p>74,487</text:p>
          </table:table-cell>
          <table:table-cell office:value-type="float" office:value="69728" table:style-name="ce574">
            <text:p>69,728</text:p>
          </table:table-cell>
          <table:table-cell office:value-type="float" office:value="50539" table:style-name="ce574">
            <text:p>50,539</text:p>
          </table:table-cell>
          <table:table-cell table:style-name="ce3"/>
          <table:table-cell table:number-columns-repeated="11" table:style-name="ce575"/>
          <table:table-cell table:number-columns-repeated="16359"/>
        </table:table-row>
        <table:table-row table:style-name="ro10">
          <table:table-cell office:value-type="string" table:style-name="ce573">
            <text:p>Fraud offences</text:p>
          </table:table-cell>
          <table:table-cell table:style-name="ce224"/>
          <table:table-cell office:value-type="float" office:value="42822" table:style-name="ce574">
            <text:p>42,822</text:p>
          </table:table-cell>
          <table:table-cell office:value-type="float" office:value="41235" table:style-name="ce574">
            <text:p>41,235</text:p>
          </table:table-cell>
          <table:table-cell office:value-type="float" office:value="35364" table:style-name="ce574">
            <text:p>35,364</text:p>
          </table:table-cell>
          <table:table-cell office:value-type="float" office:value="32974" table:style-name="ce574">
            <text:p>32,974</text:p>
          </table:table-cell>
          <table:table-cell office:value-type="float" office:value="36372" table:style-name="ce574">
            <text:p>36,372</text:p>
          </table:table-cell>
          <table:table-cell office:value-type="float" office:value="34405" table:style-name="ce574">
            <text:p>34,405</text:p>
          </table:table-cell>
          <table:table-cell office:value-type="float" office:value="28316" table:style-name="ce574">
            <text:p>28,316</text:p>
          </table:table-cell>
          <table:table-cell office:value-type="float" office:value="26663" table:style-name="ce574">
            <text:p>26,663</text:p>
          </table:table-cell>
          <table:table-cell office:value-type="float" office:value="24498" table:style-name="ce574">
            <text:p>24,498</text:p>
          </table:table-cell>
          <table:table-cell office:value-type="float" office:value="20948" table:style-name="ce574">
            <text:p>20,948</text:p>
          </table:table-cell>
          <table:table-cell office:value-type="float" office:value="15151" table:style-name="ce574">
            <text:p>15,151</text:p>
          </table:table-cell>
          <table:table-cell table:style-name="ce3"/>
          <table:table-cell table:number-columns-repeated="11" table:style-name="ce575"/>
          <table:table-cell table:number-columns-repeated="16359"/>
        </table:table-row>
        <table:table-row table:style-name="ro10">
          <table:table-cell office:value-type="string" table:style-name="ce576">
            <text:p>Total indictable offences</text:p>
          </table:table-cell>
          <table:table-cell table:style-name="ce454"/>
          <table:table-cell office:value-type="float" office:value="586890" table:style-name="ce577">
            <text:p>586,890</text:p>
          </table:table-cell>
          <table:table-cell office:value-type="float" office:value="583672" table:style-name="ce577">
            <text:p>583,672</text:p>
          </table:table-cell>
          <table:table-cell office:value-type="float" office:value="555199" table:style-name="ce577">
            <text:p>555,199</text:p>
          </table:table-cell>
          <table:table-cell office:value-type="float" office:value="529370" table:style-name="ce577">
            <text:p>529,370</text:p>
          </table:table-cell>
          <table:table-cell office:value-type="float" office:value="533713" table:style-name="ce577">
            <text:p>533,713</text:p>
          </table:table-cell>
          <table:table-cell office:value-type="float" office:value="516547" table:style-name="ce577">
            <text:p>516,547</text:p>
          </table:table-cell>
          <table:table-cell office:value-type="float" office:value="499331" table:style-name="ce577">
            <text:p>499,331</text:p>
          </table:table-cell>
          <table:table-cell office:value-type="float" office:value="470525" table:style-name="ce577">
            <text:p>470,525</text:p>
          </table:table-cell>
          <table:table-cell office:value-type="float" office:value="424501" table:style-name="ce577">
            <text:p>424,501</text:p>
          </table:table-cell>
          <table:table-cell office:value-type="float" office:value="418066" table:style-name="ce577">
            <text:p>418,066</text:p>
          </table:table-cell>
          <table:table-cell office:value-type="float" office:value="338557" table:style-name="ce577">
            <text:p>338,557</text:p>
          </table:table-cell>
          <table:table-cell table:number-columns-repeated="12" table:style-name="ce578"/>
          <table:table-cell table:number-columns-repeated="16359" table:style-name="ce303"/>
        </table:table-row>
        <table:table-row table:style-name="ro10">
          <table:table-cell table:style-name="ce573"/>
          <table:table-cell table:style-name="ce224"/>
          <table:table-cell table:number-columns-repeated="11" table:style-name="ce571"/>
          <table:table-cell table:style-name="ce3"/>
          <table:table-cell table:number-columns-repeated="11" table:style-name="ce575"/>
          <table:table-cell table:number-columns-repeated="16359"/>
        </table:table-row>
        <table:table-row table:style-name="ro10">
          <table:table-cell office:value-type="string" table:style-name="ce572">
            <text:p>Summary offences</text:p>
          </table:table-cell>
          <table:table-cell table:style-name="ce224"/>
          <table:table-cell table:number-columns-repeated="11" table:style-name="ce571"/>
          <table:table-cell table:style-name="ce3"/>
          <table:table-cell table:number-columns-repeated="11" table:style-name="ce575"/>
          <table:table-cell table:number-columns-repeated="16359"/>
        </table:table-row>
        <table:table-row table:style-name="ro10">
          <table:table-cell office:value-type="string" table:style-name="ce573">
            <text:p>Summary non-motoring</text:p>
          </table:table-cell>
          <table:table-cell table:style-name="ce224"/>
          <table:table-cell office:value-type="float" office:value="613856" table:style-name="ce574">
            <text:p>613,856</text:p>
          </table:table-cell>
          <table:table-cell office:value-type="float" office:value="608126" table:style-name="ce574">
            <text:p>608,126</text:p>
          </table:table-cell>
          <table:table-cell office:value-type="float" office:value="593065" table:style-name="ce574">
            <text:p>593,065</text:p>
          </table:table-cell>
          <table:table-cell office:value-type="float" office:value="552851" table:style-name="ce574">
            <text:p>552,851</text:p>
          </table:table-cell>
          <table:table-cell office:value-type="float" office:value="554312" table:style-name="ce574">
            <text:p>554,312</text:p>
          </table:table-cell>
          <table:table-cell office:value-type="float" office:value="584126" table:style-name="ce574">
            <text:p>584,126</text:p>
          </table:table-cell>
          <table:table-cell office:value-type="float" office:value="594951" table:style-name="ce574">
            <text:p>594,951</text:p>
          </table:table-cell>
          <table:table-cell office:value-type="float" office:value="572900" table:style-name="ce574">
            <text:p>572,900</text:p>
          </table:table-cell>
          <table:table-cell office:value-type="float" office:value="565726" table:style-name="ce574">
            <text:p>565,726</text:p>
          </table:table-cell>
          <table:table-cell office:value-type="float" office:value="542207" table:style-name="ce574">
            <text:p>542,207</text:p>
          </table:table-cell>
          <table:table-cell office:value-type="float" office:value="340483" table:style-name="ce574">
            <text:p>340,483</text:p>
          </table:table-cell>
          <table:table-cell table:style-name="ce3"/>
          <table:table-cell table:number-columns-repeated="11" table:style-name="ce575"/>
          <table:table-cell table:number-columns-repeated="16359"/>
        </table:table-row>
        <table:table-row table:style-name="ro10">
          <table:table-cell office:value-type="string" table:style-name="ce573">
            <text:p>Summary motoring</text:p>
          </table:table-cell>
          <table:table-cell table:style-name="ce224"/>
          <table:table-cell office:value-type="float" office:value="735872" table:style-name="ce574">
            <text:p>735,872</text:p>
          </table:table-cell>
          <table:table-cell office:value-type="float" office:value="657593" table:style-name="ce574">
            <text:p>657,593</text:p>
          </table:table-cell>
          <table:table-cell office:value-type="float" office:value="595848" table:style-name="ce574">
            <text:p>595,848</text:p>
          </table:table-cell>
          <table:table-cell office:value-type="float" office:value="593445" table:style-name="ce574">
            <text:p>593,445</text:p>
          </table:table-cell>
          <table:table-cell office:value-type="float" office:value="594832" table:style-name="ce574">
            <text:p>594,832</text:p>
          </table:table-cell>
          <table:table-cell office:value-type="float" office:value="629287" table:style-name="ce574">
            <text:p>629,287</text:p>
          </table:table-cell>
          <table:table-cell office:value-type="float" office:value="654295" table:style-name="ce574">
            <text:p>654,295</text:p>
          </table:table-cell>
          <table:table-cell office:value-type="float" office:value="679633" table:style-name="ce574">
            <text:p>679,633</text:p>
          </table:table-cell>
          <table:table-cell office:value-type="float" office:value="670786" table:style-name="ce574">
            <text:p>670,786</text:p>
          </table:table-cell>
          <table:table-cell office:value-type="float" office:value="672242" table:style-name="ce574">
            <text:p>672,242</text:p>
          </table:table-cell>
          <table:table-cell office:value-type="float" office:value="562560" table:style-name="ce574">
            <text:p>562,560</text:p>
          </table:table-cell>
          <table:table-cell table:style-name="ce3"/>
          <table:table-cell table:number-columns-repeated="11" table:style-name="ce575"/>
          <table:table-cell table:number-columns-repeated="16359"/>
        </table:table-row>
        <table:table-row table:style-name="ro10">
          <table:table-cell office:value-type="string" table:style-name="ce576">
            <text:p>Total summary offences</text:p>
          </table:table-cell>
          <table:table-cell table:style-name="ce454"/>
          <table:table-cell office:value-type="float" office:value="1349728" table:style-name="ce577">
            <text:p>1,349,728</text:p>
          </table:table-cell>
          <table:table-cell office:value-type="float" office:value="1265719" table:style-name="ce577">
            <text:p>1,265,719</text:p>
          </table:table-cell>
          <table:table-cell office:value-type="float" office:value="1188913" table:style-name="ce577">
            <text:p>1,188,913</text:p>
          </table:table-cell>
          <table:table-cell office:value-type="float" office:value="1146296" table:style-name="ce577">
            <text:p>1,146,296</text:p>
          </table:table-cell>
          <table:table-cell office:value-type="float" office:value="1149144" table:style-name="ce577">
            <text:p>1,149,144</text:p>
          </table:table-cell>
          <table:table-cell office:value-type="float" office:value="1213413" table:style-name="ce577">
            <text:p>1,213,413</text:p>
          </table:table-cell>
          <table:table-cell office:value-type="float" office:value="1249246" table:style-name="ce577">
            <text:p>1,249,246</text:p>
          </table:table-cell>
          <table:table-cell office:value-type="float" office:value="1252533" table:style-name="ce577">
            <text:p>1,252,533</text:p>
          </table:table-cell>
          <table:table-cell office:value-type="float" office:value="1236512" table:style-name="ce577">
            <text:p>1,236,512</text:p>
          </table:table-cell>
          <table:table-cell office:value-type="float" office:value="1214449" table:style-name="ce577">
            <text:p>1,214,449</text:p>
          </table:table-cell>
          <table:table-cell office:value-type="float" office:value="903043" table:style-name="ce577">
            <text:p>903,043</text:p>
          </table:table-cell>
          <table:table-cell table:style-name="ce303"/>
          <table:table-cell table:number-columns-repeated="11" table:style-name="ce578"/>
          <table:table-cell table:number-columns-repeated="16359" table:style-name="ce303"/>
        </table:table-row>
        <table:table-row table:style-name="ro10">
          <table:table-cell table:style-name="ce579"/>
          <table:table-cell table:style-name="ce224"/>
          <table:table-cell table:number-columns-repeated="11" table:style-name="ce574"/>
          <table:table-cell table:style-name="ce3"/>
          <table:table-cell table:number-columns-repeated="11" table:style-name="ce575"/>
          <table:table-cell table:number-columns-repeated="16359"/>
        </table:table-row>
        <table:table-row table:style-name="ro20">
          <table:table-cell office:value-type="string" table:style-name="ce501">
            <text:p>Offence not known<text:span text:style-name="T5">(5)</text:span></text:p>
          </table:table-cell>
          <table:table-cell table:style-name="ce454"/>
          <table:table-cell office:value-type="string" table:style-name="ce580">
            <text:p>:</text:p>
          </table:table-cell>
          <table:table-cell office:value-type="string" table:style-name="ce580">
            <text:p>:</text:p>
          </table:table-cell>
          <table:table-cell office:value-type="string" table:style-name="ce580">
            <text:p>:</text:p>
          </table:table-cell>
          <table:table-cell office:value-type="string" table:style-name="ce580">
            <text:p>:</text:p>
          </table:table-cell>
          <table:table-cell office:value-type="string" table:style-name="ce580">
            <text:p>:</text:p>
          </table:table-cell>
          <table:table-cell office:value-type="string" table:style-name="ce580">
            <text:p>:</text:p>
          </table:table-cell>
          <table:table-cell office:value-type="string" table:style-name="ce580">
            <text:p>:</text:p>
          </table:table-cell>
          <table:table-cell office:value-type="string" table:style-name="ce580">
            <text:p>:</text:p>
          </table:table-cell>
          <table:table-cell office:value-type="float" office:value="194" table:style-name="ce581">
            <text:p><text:s/>194<text:s/></text:p>
          </table:table-cell>
          <table:table-cell office:value-type="float" office:value="1313" table:style-name="ce581">
            <text:p><text:s/>1,313<text:s/></text:p>
          </table:table-cell>
          <table:table-cell office:value-type="float" office:value="1419" table:style-name="ce581">
            <text:p><text:s/>1,419<text:s/></text:p>
          </table:table-cell>
          <table:table-cell table:style-name="ce303"/>
          <table:table-cell table:number-columns-repeated="11" table:style-name="ce578"/>
          <table:table-cell table:number-columns-repeated="16359" table:style-name="ce303"/>
        </table:table-row>
        <table:table-row table:style-name="ro10">
          <table:table-cell table:style-name="ce569"/>
          <table:table-cell table:style-name="ce224"/>
          <table:table-cell table:number-columns-repeated="11" table:style-name="ce571"/>
          <table:table-cell table:style-name="ce3"/>
          <table:table-cell table:number-columns-repeated="11" table:style-name="ce575"/>
          <table:table-cell table:number-columns-repeated="16359"/>
        </table:table-row>
        <table:table-row table:style-name="ro10">
          <table:table-cell office:value-type="string" table:style-name="ce582">
            <text:p>All offences</text:p>
          </table:table-cell>
          <table:table-cell table:style-name="ce583"/>
          <table:table-cell office:value-type="float" office:value="1936618" table:style-name="ce584">
            <text:p>1,936,618</text:p>
          </table:table-cell>
          <table:table-cell office:value-type="float" office:value="1849391" table:style-name="ce584">
            <text:p>1,849,391</text:p>
          </table:table-cell>
          <table:table-cell office:value-type="float" office:value="1744112" table:style-name="ce584">
            <text:p>1,744,112</text:p>
          </table:table-cell>
          <table:table-cell office:value-type="float" office:value="1675666" table:style-name="ce584">
            <text:p>1,675,666</text:p>
          </table:table-cell>
          <table:table-cell office:value-type="float" office:value="1682857" table:style-name="ce584">
            <text:p>1,682,857</text:p>
          </table:table-cell>
          <table:table-cell office:value-type="float" office:value="1729960" table:style-name="ce584">
            <text:p>1,729,960</text:p>
          </table:table-cell>
          <table:table-cell office:value-type="float" office:value="1748577" table:style-name="ce584">
            <text:p>1,748,577</text:p>
          </table:table-cell>
          <table:table-cell office:value-type="float" office:value="1723058" table:style-name="ce584">
            <text:p>1,723,058</text:p>
          </table:table-cell>
          <table:table-cell office:value-type="float" office:value="1661207" table:style-name="ce584">
            <text:p>1,661,207</text:p>
          </table:table-cell>
          <table:table-cell office:value-type="float" office:value="1633828" table:style-name="ce584">
            <text:p>1,633,828</text:p>
          </table:table-cell>
          <table:table-cell office:value-type="float" office:value="1243019" table:style-name="ce584">
            <text:p>1,243,019</text:p>
          </table:table-cell>
          <table:table-cell table:style-name="ce457"/>
          <table:table-cell table:number-columns-repeated="11" table:style-name="ce575"/>
          <table:table-cell table:number-columns-repeated="16359"/>
        </table:table-row>
        <table:table-row table:style-name="ro10">
          <table:table-cell table:style-name="ce585"/>
          <table:table-cell table:style-name="ce454"/>
          <table:table-cell table:number-columns-repeated="10" table:style-name="ce586"/>
          <table:table-cell table:style-name="ce587"/>
          <table:table-cell table:number-columns-repeated="16371" table:style-name="ce3"/>
        </table:table-row>
        <table:table-row table:style-name="ro6">
          <table:table-cell office:value-type="string" table:style-name="ce32">
            <text:p>Source: Ministry of Justice Court Proceedings Database</text:p>
          </table:table-cell>
          <table:table-cell table:style-name="ce490"/>
          <table:table-cell table:style-name="ce808"/>
          <table:table-cell table:style-name="ce808"/>
          <table:table-cell table:style-name="ce808"/>
          <table:table-cell table:style-name="ce808"/>
          <table:table-cell table:style-name="ce808"/>
          <table:table-cell table:style-name="ce808"/>
          <table:table-cell table:style-name="ce808"/>
          <table:table-cell table:style-name="ce808"/>
          <table:table-cell table:style-name="ce808"/>
          <table:table-cell table:style-name="ce808"/>
          <table:table-cell table:style-name="ce808"/>
          <table:table-cell table:number-columns-repeated="16371" table:style-name="ce3"/>
        </table:table-row>
        <table:table-row table:style-name="ro6">
          <table:table-cell office:value-type="string" table:style-name="ce185">
            <text:p>- = nil</text:p>
          </table:table-cell>
          <table:table-cell table:style-name="ce490"/>
          <table:table-cell table:style-name="ce808"/>
          <table:table-cell table:style-name="ce808"/>
          <table:table-cell table:style-name="ce808"/>
          <table:table-cell table:style-name="ce808"/>
          <table:table-cell table:style-name="ce808"/>
          <table:table-cell table:style-name="ce808"/>
          <table:table-cell table:style-name="ce808"/>
          <table:table-cell table:style-name="ce808"/>
          <table:table-cell table:style-name="ce808"/>
          <table:table-cell table:style-name="ce808"/>
          <table:table-cell table:style-name="ce808"/>
          <table:table-cell table:number-columns-repeated="12" table:style-name="ce3"/>
          <table:table-cell table:number-columns-repeated="16359" table:style-name="ce1"/>
        </table:table-row>
        <table:table-row table:style-name="ro6">
          <table:table-cell office:value-type="string" table:style-name="ce297">
            <text:p>: = Not available</text:p>
          </table:table-cell>
          <table:table-cell table:number-columns-repeated="16383" table:style-name="ce9"/>
        </table:table-row>
        <table:table-row table:style-name="ro10">
          <table:table-cell table:number-columns-repeated="2" table:style-name="ce14"/>
          <table:table-cell table:number-columns-repeated="10" table:style-name="ce588"/>
          <table:table-cell table:style-name="ce14"/>
          <table:table-cell table:number-columns-repeated="16371" table:style-name="ce3"/>
        </table:table-row>
        <table:table-row table:style-name="ro37">
          <table:table-cell office:value-type="string" table:number-columns-spanned="13" table:number-rows-spanned="1" table:style-name="ce237">
            <text:p>(1) The counting of convictions on an all offence basis has been improved to better account for the changes in magistrates’ court administrative systems in the years prior to and following the implementation of LIBRA in 2009.<text:s/></text:p>
          </table:table-cell>
          <table:covered-table-cell table:number-columns-repeated="12"/>
          <table:table-cell table:number-columns-repeated="16371" table:style-name="ce3"/>
        </table:table-row>
        <table:table-row table:style-name="ro6">
          <table:table-cell table:style-name="ce228"/>
          <table:table-cell table:number-columns-repeated="12" table:style-name="ce14"/>
          <table:table-cell table:number-columns-repeated="16371" table:style-name="ce3"/>
        </table:table-row>
        <table:table-row table:style-name="ro6">
          <table:table-cell office:value-type="string" table:style-name="ce228">
            <text:p>(2) The figures given in the table count all offences each person or body is convicted for in a given year seperately.<text:s/></text:p>
          </table:table-cell>
          <table:table-cell table:number-columns-repeated="12" table:style-name="ce14"/>
          <table:table-cell table:number-columns-repeated="16371" table:style-name="ce3"/>
        </table:table-row>
        <table:table-row table:style-name="ro6">
          <table:table-cell table:style-name="ce228"/>
          <table:table-cell table:number-columns-repeated="12" table:style-name="ce14"/>
          <table:table-cell table:number-columns-repeated="16371" table:style-name="ce3"/>
        </table:table-row>
        <table:table-row table:style-name="ro6">
          <table:table-cell office:value-type="string" table:style-name="ce228">
            <text:p>(3) Includes males, females, persons where sex is unknown or not stated and other offenders, i.e. companies, public bodies, etc.</text:p>
          </table:table-cell>
          <table:table-cell table:number-columns-repeated="9" table:style-name="ce14"/>
          <table:table-cell table:number-columns-repeated="3" table:style-name="ce589"/>
          <table:table-cell table:number-columns-repeated="16371" table:style-name="ce3"/>
        </table:table-row>
        <table:table-row table:style-name="ro6">
          <table:table-cell table:number-columns-repeated="10" table:style-name="ce14"/>
          <table:table-cell table:number-columns-repeated="3" table:style-name="ce589"/>
          <table:table-cell table:number-columns-repeated="16371" table:style-name="ce3"/>
        </table:table-row>
        <table:table-row table:style-name="ro6">
          <table:table-cell office:value-type="string" table:style-name="ce228">
            <text:p>(4) Due to improvements in quality assurance procedures, the number of convictions in the Crown Court in 2011 will differ from previously published figures.<text:s/></text:p>
          </table:table-cell>
          <table:table-cell table:number-columns-repeated="12" table:style-name="ce14"/>
          <table:table-cell table:number-columns-repeated="12" table:style-name="ce3"/>
          <table:table-cell table:number-columns-repeated="16359" table:style-name="ce1"/>
        </table:table-row>
        <table:table-row table:style-name="ro6">
          <table:table-cell table:number-columns-repeated="25" table:style-name="ce3"/>
          <table:table-cell table:number-columns-repeated="16359" table:style-name="ce1"/>
        </table:table-row>
        <table:table-row table:style-name="ro63">
          <table:table-cell office:value-type="string" table:number-columns-spanned="12" table:number-rows-spanned="1" table:style-name="ce481">
            <text:p>(5) Offences are classified as ‘not known’ if validation checks cannot identify a valid code for the record. Validation checks target apparent anomalies in the data, for example offenders sentenced to high custodial sentences for offence codes known to be commonly misused. Some outcomes for ‘not known’ records may therefore appear relatively severe because such records are most likely to have been reviewed and subsequently identified as ‘not known’</text:p>
          </table:table-cell>
          <table:covered-table-cell table:number-columns-repeated="11"/>
          <table:table-cell table:number-columns-repeated="16372" table:style-name="ce3"/>
        </table:table-row>
        <table:table-row table:style-name="ro67">
          <table:table-cell table:number-columns-repeated="16384" table:style-name="ce3"/>
        </table:table-row>
        <table:table-row table:number-rows-repeated="1048534" table:style-name="ro54">
          <table:table-cell table:number-columns-repeated="16384"/>
        </table:table-row>
      </table:table>
      <table:table table:name="Q4_1" table:style-name="ta1">
        <table:table-column table:style-name="co70" table:default-cell-style-name="ce3"/>
        <table:table-column table:style-name="co9" table:default-cell-style-name="ce3"/>
        <table:table-column table:style-name="co71" table:number-columns-repeated="5" table:default-cell-style-name="ce3"/>
        <table:table-column table:style-name="co9" table:default-cell-style-name="ce3"/>
        <table:table-column table:style-name="co2" table:number-columns-repeated="16376" table:default-cell-style-name="ce3"/>
        <table:table-row table:style-name="ro68">
          <table:table-cell office:value-type="string" table:number-columns-spanned="13" table:number-rows-spanned="1" table:style-name="ce624">
            <text:p>Table Q4.1 - Defendants<text:span text:style-name="T7">(1)(2)</text:span><text:s/>directed to appear at magistrates' courts<text:span text:style-name="T7">(3)</text:span><text:s/>by police, by type of offence and how directed to appear, 12 months ending September 2016 to 12 months ending September 2020</text:p>
          </table:table-cell>
          <table:covered-table-cell table:number-columns-repeated="12"/>
          <table:table-cell table:style-name="ce3"/>
          <table:table-cell table:number-columns-spanned="5" table:number-rows-spanned="1" table:style-name="ce157"/>
          <table:covered-table-cell table:number-columns-repeated="4"/>
          <table:table-cell table:number-columns-repeated="16365"/>
        </table:table-row>
        <table:table-row table:style-name="ro10">
          <table:table-cell office:value-type="string" table:style-name="ce31">
            <text:p><text:a xlink:href="#Contents.A1">back to contents</text:a></text:p>
          </table:table-cell>
          <table:table-cell table:style-name="ce592"/>
          <table:table-cell table:number-columns-repeated="4" table:style-name="ce593"/>
          <table:table-cell table:style-name="ce594"/>
          <table:table-cell table:number-columns-repeated="3" table:style-name="ce593"/>
          <table:table-cell table:number-columns-repeated="2" table:style-name="ce595"/>
          <table:table-cell table:style-name="ce594"/>
          <table:table-cell table:number-columns-repeated="16371" table:style-name="ce3"/>
        </table:table-row>
        <table:table-row table:style-name="ro69">
          <table:table-cell office:value-type="string" table:style-name="ce596">
            <text:p>England and Wales</text:p>
          </table:table-cell>
          <table:table-cell table:style-name="ce597"/>
          <table:table-cell table:number-columns-repeated="4" table:style-name="ce596"/>
          <table:table-cell table:style-name="ce594"/>
          <table:table-cell table:style-name="ce597"/>
          <table:table-cell table:number-columns-repeated="2" table:style-name="ce593"/>
          <table:table-cell table:number-columns-repeated="2" table:style-name="ce595"/>
          <table:table-cell table:style-name="ce598"/>
          <table:table-cell table:number-columns-repeated="16371" table:style-name="ce3"/>
        </table:table-row>
        <table:table-row table:style-name="ro30">
          <table:table-cell table:style-name="ce593"/>
          <table:table-cell table:style-name="ce592"/>
          <table:table-cell office:value-type="string" table:number-columns-spanned="5" table:number-rows-spanned="1" table:style-name="ce625">
            <text:p>Number of defendants</text:p>
          </table:table-cell>
          <table:covered-table-cell table:number-columns-repeated="4"/>
          <table:table-cell table:style-name="ce593"/>
          <table:table-cell office:value-type="string" table:number-columns-spanned="5" table:number-rows-spanned="1" table:style-name="ce625">
            <text:p>Percentages</text:p>
          </table:table-cell>
          <table:covered-table-cell table:number-columns-repeated="4"/>
          <table:table-cell table:number-columns-repeated="16371" table:style-name="ce3"/>
        </table:table-row>
        <table:table-row table:style-name="ro10">
          <table:table-cell office:value-type="string" table:style-name="ce596">
            <text:p>How directed to appear</text:p>
          </table:table-cell>
          <table:table-cell table:style-name="ce592"/>
          <table:table-cell office:value-type="float" office:value="2016" table:style-name="ce600">
            <text:p>2016</text:p>
          </table:table-cell>
          <table:table-cell office:value-type="float" office:value="2017" table:style-name="ce600">
            <text:p>2017</text:p>
          </table:table-cell>
          <table:table-cell office:value-type="float" office:value="2018" table:style-name="ce600">
            <text:p>2018</text:p>
          </table:table-cell>
          <table:table-cell office:value-type="float" office:value="2019" table:style-name="ce600">
            <text:p>2019</text:p>
          </table:table-cell>
          <table:table-cell office:value-type="float" office:value="2020" table:style-name="ce600">
            <text:p>2020</text:p>
          </table:table-cell>
          <table:table-cell table:style-name="ce601"/>
          <table:table-cell office:value-type="float" office:value="2016" table:style-name="ce600">
            <text:p>2016</text:p>
          </table:table-cell>
          <table:table-cell office:value-type="float" office:value="2017" table:style-name="ce600">
            <text:p>2017</text:p>
          </table:table-cell>
          <table:table-cell office:value-type="float" office:value="2018" table:style-name="ce600">
            <text:p>2018</text:p>
          </table:table-cell>
          <table:table-cell office:value-type="float" office:value="2019" table:style-name="ce600">
            <text:p>2019</text:p>
          </table:table-cell>
          <table:table-cell office:value-type="float" office:value="2020" table:style-name="ce600">
            <text:p>2020</text:p>
          </table:table-cell>
          <table:table-cell table:number-columns-repeated="16371" table:style-name="ce3"/>
        </table:table-row>
        <table:table-row table:style-name="ro10">
          <table:table-cell table:number-columns-repeated="4" table:style-name="ce593"/>
          <table:table-cell table:style-name="ce602"/>
          <table:table-cell table:style-name="ce593"/>
          <table:table-cell table:style-name="ce594"/>
          <table:table-cell table:number-columns-repeated="3" table:style-name="ce593"/>
          <table:table-cell table:style-name="ce602"/>
          <table:table-cell table:number-columns-repeated="2" table:style-name="ce593"/>
          <table:table-cell table:number-columns-repeated="16371" table:style-name="ce3"/>
        </table:table-row>
        <table:table-row table:style-name="ro10">
          <table:table-cell office:value-type="string" table:style-name="ce592">
            <text:p>Indictable only offences</text:p>
          </table:table-cell>
          <table:table-cell table:style-name="ce592"/>
          <table:table-cell table:number-columns-repeated="4" table:style-name="ce593"/>
          <table:table-cell table:style-name="ce594"/>
          <table:table-cell table:number-columns-repeated="6" table:style-name="ce593"/>
          <table:table-cell table:number-columns-repeated="16371" table:style-name="ce3"/>
        </table:table-row>
        <table:table-row table:style-name="ro10">
          <table:table-cell office:value-type="string" table:style-name="ce603">
            <text:p>Not remanded</text:p>
          </table:table-cell>
          <table:table-cell table:style-name="ce593"/>
          <table:table-cell office:value-type="float" office:value="3216" table:style-name="ce604">
            <text:p><text:s/>3,216<text:s/></text:p>
          </table:table-cell>
          <table:table-cell office:value-type="float" office:value="4541" table:style-name="ce604">
            <text:p><text:s/>4,541<text:s/></text:p>
          </table:table-cell>
          <table:table-cell office:value-type="float" office:value="6859" table:style-name="ce604">
            <text:p><text:s/>6,859<text:s/></text:p>
          </table:table-cell>
          <table:table-cell office:value-type="float" office:value="7760" table:style-name="ce604">
            <text:p><text:s/>7,760<text:s/></text:p>
          </table:table-cell>
          <table:table-cell office:value-type="float" office:value="7575" table:style-name="ce604">
            <text:p><text:s/>7,575<text:s/></text:p>
          </table:table-cell>
          <table:table-cell table:style-name="ce605"/>
          <table:table-cell office:value-type="float" office:value="12.278089565914557" table:style-name="ce606">
            <text:p>12.3</text:p>
          </table:table-cell>
          <table:table-cell office:value-type="float" office:value="17.233396584440229" table:style-name="ce606">
            <text:p>17.2</text:p>
          </table:table-cell>
          <table:table-cell office:value-type="float" office:value="29.980767549610981" table:style-name="ce606">
            <text:p>30.0</text:p>
          </table:table-cell>
          <table:table-cell office:value-type="float" office:value="34.534935469514913" table:style-name="ce606">
            <text:p>34.5</text:p>
          </table:table-cell>
          <table:table-cell office:value-type="float" office:value="34.23109946224411" table:style-name="ce606">
            <text:p>34.2</text:p>
          </table:table-cell>
          <table:table-cell table:number-columns-repeated="16371" table:style-name="ce3"/>
        </table:table-row>
        <table:table-row table:style-name="ro10">
          <table:table-cell office:value-type="string" table:style-name="ce593">
            <text:p><text:s text:c="2"/>Arrested and bailed</text:p>
          </table:table-cell>
          <table:table-cell table:style-name="ce593"/>
          <table:table-cell office:value-type="float" office:value="10131" table:style-name="ce604">
            <text:p><text:s/>10,131<text:s/></text:p>
          </table:table-cell>
          <table:table-cell office:value-type="float" office:value="8699" table:style-name="ce604">
            <text:p><text:s/>8,699<text:s/></text:p>
          </table:table-cell>
          <table:table-cell office:value-type="float" office:value="4254" table:style-name="ce604">
            <text:p><text:s/>4,254<text:s/></text:p>
          </table:table-cell>
          <table:table-cell office:value-type="float" office:value="3813" table:style-name="ce604">
            <text:p><text:s/>3,813<text:s/></text:p>
          </table:table-cell>
          <table:table-cell office:value-type="float" office:value="3833" table:style-name="ce604">
            <text:p><text:s/>3,833<text:s/></text:p>
          </table:table-cell>
          <table:table-cell table:style-name="ce605"/>
          <table:table-cell office:value-type="float" office:value="38.678272820982706" table:style-name="ce606">
            <text:p>38.7</text:p>
          </table:table-cell>
          <table:table-cell office:value-type="float" office:value="33.01328273244782" table:style-name="ce606">
            <text:p>33.0</text:p>
          </table:table-cell>
          <table:table-cell office:value-type="float" office:value="18.594282717020718" table:style-name="ce606">
            <text:p>18.6</text:p>
          </table:table-cell>
          <table:table-cell office:value-type="float" office:value="16.969292389853138" table:style-name="ce606">
            <text:p>17.0</text:p>
          </table:table-cell>
          <table:table-cell office:value-type="float" office:value="17.321162275746758" table:style-name="ce606">
            <text:p>17.3</text:p>
          </table:table-cell>
          <table:table-cell table:number-columns-repeated="16371" table:style-name="ce3"/>
        </table:table-row>
        <table:table-row table:style-name="ro10">
          <table:table-cell office:value-type="string" table:style-name="ce593">
            <text:p><text:s text:c="2"/>Arrested and held in custody<text:span text:style-name="T3">(4)</text:span></text:p>
          </table:table-cell>
          <table:table-cell table:style-name="ce593"/>
          <table:table-cell office:value-type="float" office:value="12846" table:style-name="ce604">
            <text:p><text:s/>12,846<text:s/></text:p>
          </table:table-cell>
          <table:table-cell office:value-type="float" office:value="13110" table:style-name="ce604">
            <text:p><text:s/>13,110<text:s/></text:p>
          </table:table-cell>
          <table:table-cell office:value-type="float" office:value="11765" table:style-name="ce604">
            <text:p><text:s/>11,765<text:s/></text:p>
          </table:table-cell>
          <table:table-cell office:value-type="float" office:value="10897" table:style-name="ce604">
            <text:p><text:s/>10,897<text:s/></text:p>
          </table:table-cell>
          <table:table-cell office:value-type="float" office:value="10721" table:style-name="ce604">
            <text:p><text:s/>10,721<text:s/></text:p>
          </table:table-cell>
          <table:table-cell table:style-name="ce605"/>
          <table:table-cell office:value-type="float" office:value="49.043637613102739" table:style-name="ce606">
            <text:p>49.0</text:p>
          </table:table-cell>
          <table:table-cell office:value-type="float" office:value="49.753320683111959" table:style-name="ce606">
            <text:p>49.8</text:p>
          </table:table-cell>
          <table:table-cell office:value-type="float" office:value="51.424949733368294" table:style-name="ce606">
            <text:p>51.4</text:p>
          </table:table-cell>
          <table:table-cell office:value-type="float" office:value="48.495772140631956" table:style-name="ce606">
            <text:p>48.5</text:p>
          </table:table-cell>
          <table:table-cell office:value-type="float" office:value="48.447738262009125" table:style-name="ce606">
            <text:p>48.4</text:p>
          </table:table-cell>
          <table:table-cell table:number-columns-repeated="16371" table:style-name="ce3"/>
        </table:table-row>
        <table:table-row table:style-name="ro10">
          <table:table-cell office:value-type="string" table:style-name="ce607">
            <text:p><text:s text:c="2"/>Total</text:p>
          </table:table-cell>
          <table:table-cell table:style-name="ce592"/>
          <table:table-cell office:value-type="float" office:value="26193" table:style-name="ce608">
            <text:p><text:s/>26,193<text:s/></text:p>
          </table:table-cell>
          <table:table-cell office:value-type="float" office:value="26350" table:style-name="ce608">
            <text:p><text:s/>26,350<text:s/></text:p>
          </table:table-cell>
          <table:table-cell office:value-type="float" office:value="22878" table:style-name="ce608">
            <text:p><text:s/>22,878<text:s/></text:p>
          </table:table-cell>
          <table:table-cell office:value-type="float" office:value="22470" table:style-name="ce608">
            <text:p><text:s/>22,470<text:s/></text:p>
          </table:table-cell>
          <table:table-cell office:value-type="float" office:value="22129" table:style-name="ce608">
            <text:p><text:s/>22,129<text:s/></text:p>
          </table:table-cell>
          <table:table-cell table:style-name="ce609"/>
          <table:table-cell office:value-type="float" office:value="100" table:style-name="ce610">
            <text:p>100.0</text:p>
          </table:table-cell>
          <table:table-cell office:value-type="float" office:value="100" table:style-name="ce610">
            <text:p>100.0</text:p>
          </table:table-cell>
          <table:table-cell office:value-type="float" office:value="100" table:style-name="ce610">
            <text:p>100.0</text:p>
          </table:table-cell>
          <table:table-cell office:value-type="float" office:value="100" table:style-name="ce610">
            <text:p>100.0</text:p>
          </table:table-cell>
          <table:table-cell office:value-type="float" office:value="100" table:style-name="ce610">
            <text:p>100.0</text:p>
          </table:table-cell>
          <table:table-cell table:number-columns-repeated="16371" table:style-name="ce3"/>
        </table:table-row>
        <table:table-row table:style-name="ro10">
          <table:table-cell table:number-columns-repeated="2" table:style-name="ce592"/>
          <table:table-cell table:number-columns-repeated="5" table:style-name="ce611"/>
          <table:table-cell table:style-name="ce592"/>
          <table:table-cell table:number-columns-repeated="5" table:style-name="ce612"/>
          <table:table-cell table:number-columns-repeated="16371" table:style-name="ce3"/>
        </table:table-row>
        <table:table-row table:style-name="ro10">
          <table:table-cell office:value-type="string" table:style-name="ce592">
            <text:p>Triable either way offences</text:p>
          </table:table-cell>
          <table:table-cell table:style-name="ce592"/>
          <table:table-cell table:number-columns-repeated="5" table:style-name="ce604"/>
          <table:table-cell table:style-name="ce592"/>
          <table:table-cell table:number-columns-repeated="5" table:style-name="ce612"/>
          <table:table-cell table:number-columns-repeated="16371" table:style-name="ce3"/>
        </table:table-row>
        <table:table-row table:style-name="ro10">
          <table:table-cell office:value-type="string" table:style-name="ce603">
            <text:p>Not remanded</text:p>
          </table:table-cell>
          <table:table-cell table:style-name="ce592"/>
          <table:table-cell office:value-type="float" office:value="66447" table:style-name="ce604">
            <text:p><text:s/>66,447<text:s/></text:p>
          </table:table-cell>
          <table:table-cell office:value-type="float" office:value="79128" table:style-name="ce604">
            <text:p><text:s/>79,128<text:s/></text:p>
          </table:table-cell>
          <table:table-cell office:value-type="float" office:value="99465" table:style-name="ce604">
            <text:p><text:s/>99,465<text:s/></text:p>
          </table:table-cell>
          <table:table-cell office:value-type="float" office:value="100459" table:style-name="ce604">
            <text:p><text:s/>100,459<text:s/></text:p>
          </table:table-cell>
          <table:table-cell office:value-type="float" office:value="80833" table:style-name="ce604">
            <text:p><text:s/>80,833<text:s/></text:p>
          </table:table-cell>
          <table:table-cell table:style-name="ce592"/>
          <table:table-cell office:value-type="float" office:value="21.05598387694765" table:style-name="ce606">
            <text:p>21.1</text:p>
          </table:table-cell>
          <table:table-cell office:value-type="float" office:value="26.787908743445037" table:style-name="ce606">
            <text:p>26.8</text:p>
          </table:table-cell>
          <table:table-cell office:value-type="float" office:value="37.689984577666799" table:style-name="ce606">
            <text:p>37.7</text:p>
          </table:table-cell>
          <table:table-cell office:value-type="float" office:value="37.904622478125198" table:style-name="ce606">
            <text:p>37.9</text:p>
          </table:table-cell>
          <table:table-cell office:value-type="float" office:value="37.494027988440969" table:style-name="ce606">
            <text:p>37.5</text:p>
          </table:table-cell>
          <table:table-cell table:number-columns-repeated="16371" table:style-name="ce3"/>
        </table:table-row>
        <table:table-row table:style-name="ro10">
          <table:table-cell office:value-type="string" table:style-name="ce593">
            <text:p><text:s text:c="2"/>Arrested and bailed</text:p>
          </table:table-cell>
          <table:table-cell table:style-name="ce592"/>
          <table:table-cell office:value-type="float" office:value="157606" table:style-name="ce604">
            <text:p><text:s/>157,606<text:s/></text:p>
          </table:table-cell>
          <table:table-cell office:value-type="float" office:value="131873" table:style-name="ce604">
            <text:p><text:s/>131,873<text:s/></text:p>
          </table:table-cell>
          <table:table-cell office:value-type="float" office:value="86379" table:style-name="ce604">
            <text:p><text:s/>86,379<text:s/></text:p>
          </table:table-cell>
          <table:table-cell office:value-type="float" office:value="88110" table:style-name="ce604">
            <text:p><text:s/>88,110<text:s/></text:p>
          </table:table-cell>
          <table:table-cell office:value-type="float" office:value="64926" table:style-name="ce604">
            <text:p><text:s/>64,926<text:s/></text:p>
          </table:table-cell>
          <table:table-cell table:style-name="ce592"/>
          <table:table-cell office:value-type="float" office:value="49.942802457751455" table:style-name="ce606">
            <text:p>49.9</text:p>
          </table:table-cell>
          <table:table-cell office:value-type="float" office:value="44.644144799872706" table:style-name="ce606">
            <text:p>44.6</text:p>
          </table:table-cell>
          <table:table-cell office:value-type="float" office:value="32.731344471264059" table:style-name="ce606">
            <text:p>32.7</text:p>
          </table:table-cell>
          <table:table-cell office:value-type="float" office:value="33.245167546437962" table:style-name="ce606">
            <text:p>33.2</text:p>
          </table:table-cell>
          <table:table-cell office:value-type="float" office:value="30.115636697605165" table:style-name="ce606">
            <text:p>30.1</text:p>
          </table:table-cell>
          <table:table-cell table:number-columns-repeated="16371" table:style-name="ce3"/>
        </table:table-row>
        <table:table-row table:style-name="ro10">
          <table:table-cell office:value-type="string" table:style-name="ce593">
            <text:p><text:s text:c="2"/>Arrested and held in custody<text:span text:style-name="T3">(4)</text:span></text:p>
          </table:table-cell>
          <table:table-cell table:style-name="ce592"/>
          <table:table-cell office:value-type="float" office:value="91520" table:style-name="ce604">
            <text:p><text:s/>91,520<text:s/></text:p>
          </table:table-cell>
          <table:table-cell office:value-type="float" office:value="84386" table:style-name="ce604">
            <text:p><text:s/>84,386<text:s/></text:p>
          </table:table-cell>
          <table:table-cell office:value-type="float" office:value="78059" table:style-name="ce604">
            <text:p><text:s/>78,059<text:s/></text:p>
          </table:table-cell>
          <table:table-cell office:value-type="float" office:value="76462" table:style-name="ce604">
            <text:p><text:s/>76,462<text:s/></text:p>
          </table:table-cell>
          <table:table-cell office:value-type="float" office:value="69830" table:style-name="ce604">
            <text:p><text:s/>69,830<text:s/></text:p>
          </table:table-cell>
          <table:table-cell table:style-name="ce592"/>
          <table:table-cell office:value-type="float" office:value="29.001213665300895" table:style-name="ce606">
            <text:p>29.0</text:p>
          </table:table-cell>
          <table:table-cell office:value-type="float" office:value="28.567946456682254" table:style-name="ce606">
            <text:p>28.6</text:p>
          </table:table-cell>
          <table:table-cell office:value-type="float" office:value="29.578670951069142" table:style-name="ce606">
            <text:p>29.6</text:p>
          </table:table-cell>
          <table:table-cell office:value-type="float" office:value="28.850209975436837" table:style-name="ce606">
            <text:p>28.9</text:p>
          </table:table-cell>
          <table:table-cell office:value-type="float" office:value="32.390335313953869" table:style-name="ce606">
            <text:p>32.4</text:p>
          </table:table-cell>
          <table:table-cell table:number-columns-repeated="16371" table:style-name="ce3"/>
        </table:table-row>
        <table:table-row table:style-name="ro10">
          <table:table-cell office:value-type="string" table:style-name="ce607">
            <text:p><text:s text:c="2"/>Total</text:p>
          </table:table-cell>
          <table:table-cell table:style-name="ce592"/>
          <table:table-cell office:value-type="float" office:value="315573" table:style-name="ce608">
            <text:p><text:s/>315,573<text:s/></text:p>
          </table:table-cell>
          <table:table-cell office:value-type="float" office:value="295387" table:style-name="ce608">
            <text:p><text:s/>295,387<text:s/></text:p>
          </table:table-cell>
          <table:table-cell office:value-type="float" office:value="263903" table:style-name="ce608">
            <text:p><text:s/>263,903<text:s/></text:p>
          </table:table-cell>
          <table:table-cell office:value-type="float" office:value="265031" table:style-name="ce608">
            <text:p><text:s/>265,031<text:s/></text:p>
          </table:table-cell>
          <table:table-cell office:value-type="float" office:value="215589" table:style-name="ce608">
            <text:p><text:s/>215,589<text:s/></text:p>
          </table:table-cell>
          <table:table-cell table:style-name="ce609"/>
          <table:table-cell office:value-type="float" office:value="100" table:style-name="ce610">
            <text:p>100.0</text:p>
          </table:table-cell>
          <table:table-cell office:value-type="float" office:value="100" table:style-name="ce610">
            <text:p>100.0</text:p>
          </table:table-cell>
          <table:table-cell office:value-type="float" office:value="100" table:style-name="ce610">
            <text:p>100.0</text:p>
          </table:table-cell>
          <table:table-cell office:value-type="float" office:value="100" table:style-name="ce610">
            <text:p>100.0</text:p>
          </table:table-cell>
          <table:table-cell office:value-type="float" office:value="100" table:style-name="ce610">
            <text:p>100.0</text:p>
          </table:table-cell>
          <table:table-cell table:number-columns-repeated="16371" table:style-name="ce3"/>
        </table:table-row>
        <table:table-row table:style-name="ro10">
          <table:table-cell table:number-columns-repeated="2" table:style-name="ce593"/>
          <table:table-cell table:number-columns-repeated="5" table:style-name="ce604"/>
          <table:table-cell table:style-name="ce593"/>
          <table:table-cell table:number-columns-repeated="4" table:style-name="ce606"/>
          <table:table-cell table:style-name="ce593"/>
          <table:table-cell table:number-columns-repeated="16371" table:style-name="ce3"/>
        </table:table-row>
        <table:table-row table:style-name="ro10">
          <table:table-cell office:value-type="string" table:style-name="ce592">
            <text:p>Summary non-motoring offences</text:p>
          </table:table-cell>
          <table:table-cell table:style-name="ce592"/>
          <table:table-cell table:number-columns-repeated="5" table:style-name="ce604"/>
          <table:table-cell table:style-name="ce593"/>
          <table:table-cell table:number-columns-repeated="4" table:style-name="ce606"/>
          <table:table-cell table:style-name="ce593"/>
          <table:table-cell table:number-columns-repeated="16371" table:style-name="ce3"/>
        </table:table-row>
        <table:table-row table:style-name="ro10">
          <table:table-cell office:value-type="string" table:style-name="ce603">
            <text:p>Not remanded</text:p>
          </table:table-cell>
          <table:table-cell table:style-name="ce593"/>
          <table:table-cell office:value-type="float" office:value="451109" table:style-name="ce604">
            <text:p><text:s/>451,109<text:s/></text:p>
          </table:table-cell>
          <table:table-cell office:value-type="float" office:value="430593" table:style-name="ce604">
            <text:p><text:s/>430,593<text:s/></text:p>
          </table:table-cell>
          <table:table-cell office:value-type="float" office:value="449143" table:style-name="ce604">
            <text:p><text:s/>449,143<text:s/></text:p>
          </table:table-cell>
          <table:table-cell office:value-type="float" office:value="451243" table:style-name="ce604">
            <text:p><text:s/>451,243<text:s/></text:p>
          </table:table-cell>
          <table:table-cell office:value-type="float" office:value="274817" table:style-name="ce604">
            <text:p><text:s/>274,817<text:s/></text:p>
          </table:table-cell>
          <table:table-cell table:style-name="ce593"/>
          <table:table-cell office:value-type="float" office:value="73.150991921281957" table:style-name="ce606">
            <text:p>73.2</text:p>
          </table:table-cell>
          <table:table-cell office:value-type="float" office:value="74.939826135384664" table:style-name="ce606">
            <text:p>74.9</text:p>
          </table:table-cell>
          <table:table-cell office:value-type="float" office:value="79.320392978936454" table:style-name="ce606">
            <text:p>79.3</text:p>
          </table:table-cell>
          <table:table-cell office:value-type="float" office:value="82.901686719540848" table:style-name="ce606">
            <text:p>82.9</text:p>
          </table:table-cell>
          <table:table-cell office:value-type="float" office:value="81.190303853937394" table:style-name="ce606">
            <text:p>81.2</text:p>
          </table:table-cell>
          <table:table-cell table:style-name="ce3"/>
          <table:table-cell table:number-columns-repeated="5" table:style-name="ce613"/>
          <table:table-cell table:style-name="ce9"/>
          <table:table-cell table:number-columns-repeated="16364"/>
        </table:table-row>
        <table:table-row table:style-name="ro10">
          <table:table-cell office:value-type="string" table:style-name="ce593">
            <text:p><text:s text:c="2"/>Arrested and bailed</text:p>
          </table:table-cell>
          <table:table-cell table:style-name="ce593"/>
          <table:table-cell office:value-type="float" office:value="120216" table:style-name="ce604">
            <text:p><text:s/>120,216<text:s/></text:p>
          </table:table-cell>
          <table:table-cell office:value-type="float" office:value="104908" table:style-name="ce604">
            <text:p><text:s/>104,908<text:s/></text:p>
          </table:table-cell>
          <table:table-cell office:value-type="float" office:value="81096" table:style-name="ce604">
            <text:p><text:s/>81,096<text:s/></text:p>
          </table:table-cell>
          <table:table-cell office:value-type="float" office:value="64697" table:style-name="ce604">
            <text:p><text:s/>64,697<text:s/></text:p>
          </table:table-cell>
          <table:table-cell office:value-type="float" office:value="39335" table:style-name="ce604">
            <text:p><text:s/>39,335<text:s/></text:p>
          </table:table-cell>
          <table:table-cell table:style-name="ce593"/>
          <table:table-cell office:value-type="float" office:value="19.494001770766779" table:style-name="ce606">
            <text:p>19.5</text:p>
          </table:table-cell>
          <table:table-cell office:value-type="float" office:value="18.258047112263633" table:style-name="ce606">
            <text:p>18.3</text:p>
          </table:table-cell>
          <table:table-cell office:value-type="float" office:value="14.321867621269464" table:style-name="ce606">
            <text:p>14.3</text:p>
          </table:table-cell>
          <table:table-cell office:value-type="float" office:value="11.886035740596828" table:style-name="ce606">
            <text:p>11.9</text:p>
          </table:table-cell>
          <table:table-cell office:value-type="float" office:value="11.620899005864366" table:style-name="ce606">
            <text:p>11.6</text:p>
          </table:table-cell>
          <table:table-cell table:style-name="ce3"/>
          <table:table-cell table:number-columns-repeated="6" table:style-name="ce9"/>
          <table:table-cell table:number-columns-repeated="16364"/>
        </table:table-row>
        <table:table-row table:style-name="ro10">
          <table:table-cell office:value-type="string" table:style-name="ce593">
            <text:p><text:s text:c="2"/>Arrested and held in custody<text:span text:style-name="T3">(4)</text:span></text:p>
          </table:table-cell>
          <table:table-cell table:style-name="ce593"/>
          <table:table-cell office:value-type="float" office:value="45357" table:style-name="ce604">
            <text:p><text:s/>45,357<text:s/></text:p>
          </table:table-cell>
          <table:table-cell office:value-type="float" office:value="39084" table:style-name="ce604">
            <text:p><text:s/>39,084<text:s/></text:p>
          </table:table-cell>
          <table:table-cell office:value-type="float" office:value="36000" table:style-name="ce604">
            <text:p><text:s/>36,000<text:s/></text:p>
          </table:table-cell>
          <table:table-cell office:value-type="float" office:value="28371" table:style-name="ce604">
            <text:p><text:s/>28,371<text:s/></text:p>
          </table:table-cell>
          <table:table-cell office:value-type="float" office:value="24333" table:style-name="ce604">
            <text:p><text:s/>24,333<text:s/></text:p>
          </table:table-cell>
          <table:table-cell table:style-name="ce593"/>
          <table:table-cell office:value-type="float" office:value="7.3550063079512622" table:style-name="ce606">
            <text:p>7.4</text:p>
          </table:table-cell>
          <table:table-cell office:value-type="float" office:value="6.8021267523516977" table:style-name="ce606">
            <text:p>6.8</text:p>
          </table:table-cell>
          <table:table-cell office:value-type="float" office:value="6.3577393997940792" table:style-name="ce606">
            <text:p>6.4</text:p>
          </table:table-cell>
          <table:table-cell office:value-type="float" office:value="5.2122775398623213" table:style-name="ce606">
            <text:p>5.2</text:p>
          </table:table-cell>
          <table:table-cell office:value-type="float" office:value="7.1887971401982362" table:style-name="ce606">
            <text:p>7.2</text:p>
          </table:table-cell>
          <table:table-cell table:style-name="ce3"/>
          <table:table-cell table:number-columns-repeated="6" table:style-name="ce9"/>
          <table:table-cell table:number-columns-repeated="16364"/>
        </table:table-row>
        <table:table-row table:style-name="ro10">
          <table:table-cell office:value-type="string" table:style-name="ce607">
            <text:p><text:s text:c="2"/>Total</text:p>
          </table:table-cell>
          <table:table-cell table:style-name="ce592"/>
          <table:table-cell office:value-type="float" office:value="616682" table:style-name="ce608">
            <text:p><text:s/>616,682<text:s/></text:p>
          </table:table-cell>
          <table:table-cell office:value-type="float" office:value="574585" table:style-name="ce608">
            <text:p><text:s/>574,585<text:s/></text:p>
          </table:table-cell>
          <table:table-cell office:value-type="float" office:value="566239" table:style-name="ce608">
            <text:p><text:s/>566,239<text:s/></text:p>
          </table:table-cell>
          <table:table-cell office:value-type="float" office:value="544311" table:style-name="ce608">
            <text:p><text:s/>544,311<text:s/></text:p>
          </table:table-cell>
          <table:table-cell office:value-type="float" office:value="338485" table:style-name="ce608">
            <text:p><text:s/>338,485<text:s/></text:p>
          </table:table-cell>
          <table:table-cell table:style-name="ce609"/>
          <table:table-cell office:value-type="float" office:value="99.999999999999986" table:style-name="ce610">
            <text:p>100.0</text:p>
          </table:table-cell>
          <table:table-cell office:value-type="float" office:value="99.999999999999986" table:style-name="ce610">
            <text:p>100.0</text:p>
          </table:table-cell>
          <table:table-cell office:value-type="float" office:value="100" table:style-name="ce610">
            <text:p>100.0</text:p>
          </table:table-cell>
          <table:table-cell office:value-type="float" office:value="100" table:style-name="ce610">
            <text:p>100.0</text:p>
          </table:table-cell>
          <table:table-cell office:value-type="float" office:value="100" table:style-name="ce610">
            <text:p>100.0</text:p>
          </table:table-cell>
          <table:table-cell table:style-name="ce3"/>
          <table:table-cell table:number-columns-repeated="6" table:style-name="ce9"/>
          <table:table-cell table:number-columns-repeated="16364"/>
        </table:table-row>
        <table:table-row table:style-name="ro10">
          <table:table-cell table:number-columns-repeated="2" table:style-name="ce593"/>
          <table:table-cell table:number-columns-repeated="5" table:style-name="ce604"/>
          <table:table-cell table:style-name="ce593"/>
          <table:table-cell table:number-columns-repeated="4" table:style-name="ce606"/>
          <table:table-cell table:style-name="ce593"/>
          <table:table-cell table:style-name="ce3"/>
          <table:table-cell table:number-columns-repeated="6" table:style-name="ce9"/>
          <table:table-cell table:number-columns-repeated="16364"/>
        </table:table-row>
        <table:table-row table:style-name="ro10">
          <table:table-cell office:value-type="string" table:style-name="ce592">
            <text:p>Summary motoring offences</text:p>
          </table:table-cell>
          <table:table-cell table:style-name="ce592"/>
          <table:table-cell table:number-columns-repeated="5" table:style-name="ce604"/>
          <table:table-cell table:style-name="ce593"/>
          <table:table-cell table:number-columns-repeated="4" table:style-name="ce606"/>
          <table:table-cell table:style-name="ce593"/>
          <table:table-cell table:style-name="ce3"/>
          <table:table-cell table:number-columns-repeated="6" table:style-name="ce9"/>
          <table:table-cell table:number-columns-repeated="16364"/>
        </table:table-row>
        <table:table-row table:style-name="ro10">
          <table:table-cell office:value-type="string" table:style-name="ce603">
            <text:p>Not remanded</text:p>
          </table:table-cell>
          <table:table-cell table:style-name="ce593"/>
          <table:table-cell office:value-type="float" office:value="513644" table:style-name="ce604">
            <text:p><text:s/>513,644<text:s/></text:p>
          </table:table-cell>
          <table:table-cell office:value-type="float" office:value="523434" table:style-name="ce604">
            <text:p><text:s/>523,434<text:s/></text:p>
          </table:table-cell>
          <table:table-cell office:value-type="float" office:value="537975" table:style-name="ce604">
            <text:p><text:s/>537,975<text:s/></text:p>
          </table:table-cell>
          <table:table-cell office:value-type="float" office:value="549823" table:style-name="ce604">
            <text:p><text:s/>549,823<text:s/></text:p>
          </table:table-cell>
          <table:table-cell office:value-type="float" office:value="454076" table:style-name="ce604">
            <text:p><text:s/>454,076<text:s/></text:p>
          </table:table-cell>
          <table:table-cell table:style-name="ce605"/>
          <table:table-cell office:value-type="float" office:value="87.853152761766623" table:style-name="ce606">
            <text:p>87.9</text:p>
          </table:table-cell>
          <table:table-cell office:value-type="float" office:value="87.911818450541475" table:style-name="ce606">
            <text:p>87.9</text:p>
          </table:table-cell>
          <table:table-cell office:value-type="float" office:value="90.378751606481373" table:style-name="ce606">
            <text:p>90.4</text:p>
          </table:table-cell>
          <table:table-cell office:value-type="float" office:value="90.429034762243106" table:style-name="ce606">
            <text:p>90.4</text:p>
          </table:table-cell>
          <table:table-cell office:value-type="float" office:value="90.63429394927725" table:style-name="ce606">
            <text:p>90.6</text:p>
          </table:table-cell>
          <table:table-cell table:style-name="ce3"/>
          <table:table-cell table:number-columns-repeated="6" table:style-name="ce9"/>
          <table:table-cell table:number-columns-repeated="16364"/>
        </table:table-row>
        <table:table-row table:style-name="ro10">
          <table:table-cell office:value-type="string" table:style-name="ce593">
            <text:p><text:s text:c="2"/>Arrested and bailed</text:p>
          </table:table-cell>
          <table:table-cell table:style-name="ce593"/>
          <table:table-cell office:value-type="float" office:value="63042" table:style-name="ce604">
            <text:p><text:s/>63,042<text:s/></text:p>
          </table:table-cell>
          <table:table-cell office:value-type="float" office:value="65323" table:style-name="ce604">
            <text:p><text:s/>65,323<text:s/></text:p>
          </table:table-cell>
          <table:table-cell office:value-type="float" office:value="49961" table:style-name="ce604">
            <text:p><text:s/>49,961<text:s/></text:p>
          </table:table-cell>
          <table:table-cell office:value-type="float" office:value="50208" table:style-name="ce604">
            <text:p><text:s/>50,208<text:s/></text:p>
          </table:table-cell>
          <table:table-cell office:value-type="float" office:value="39230" table:style-name="ce604">
            <text:p><text:s/>39,230<text:s/></text:p>
          </table:table-cell>
          <table:table-cell table:style-name="ce605"/>
          <table:table-cell office:value-type="float" office:value="10.782640226318795" table:style-name="ce606">
            <text:p>10.8</text:p>
          </table:table-cell>
          <table:table-cell office:value-type="float" office:value="10.971132399967754" table:style-name="ce606">
            <text:p>11.0</text:p>
          </table:table-cell>
          <table:table-cell office:value-type="float" office:value="8.3933506371326079" table:style-name="ce606">
            <text:p>8.4</text:p>
          </table:table-cell>
          <table:table-cell office:value-type="float" office:value="8.257677429541328" table:style-name="ce606">
            <text:p>8.3</text:p>
          </table:table-cell>
          <table:table-cell office:value-type="float" office:value="7.830370580321679" table:style-name="ce606">
            <text:p>7.8</text:p>
          </table:table-cell>
          <table:table-cell table:style-name="ce3"/>
          <table:table-cell table:number-columns-repeated="6" table:style-name="ce9"/>
          <table:table-cell table:number-columns-repeated="16364"/>
        </table:table-row>
        <table:table-row table:style-name="ro10">
          <table:table-cell office:value-type="string" table:style-name="ce593">
            <text:p><text:s text:c="2"/>Arrested and held in custody<text:span text:style-name="T3">(4)</text:span></text:p>
          </table:table-cell>
          <table:table-cell table:style-name="ce593"/>
          <table:table-cell office:value-type="float" office:value="7976" table:style-name="ce604">
            <text:p><text:s/>7,976<text:s/></text:p>
          </table:table-cell>
          <table:table-cell office:value-type="float" office:value="6651" table:style-name="ce604">
            <text:p><text:s/>6,651<text:s/></text:p>
          </table:table-cell>
          <table:table-cell office:value-type="float" office:value="7309" table:style-name="ce604">
            <text:p><text:s/>7,309<text:s/></text:p>
          </table:table-cell>
          <table:table-cell office:value-type="float" office:value="7985" table:style-name="ce604">
            <text:p><text:s/>7,985<text:s/></text:p>
          </table:table-cell>
          <table:table-cell office:value-type="float" office:value="7692" table:style-name="ce604">
            <text:p><text:s/>7,692<text:s/></text:p>
          </table:table-cell>
          <table:table-cell table:style-name="ce605"/>
          <table:table-cell office:value-type="float" office:value="1.3642070119145764" table:style-name="ce606">
            <text:p>1.4</text:p>
          </table:table-cell>
          <table:table-cell office:value-type="float" office:value="1.1170491494907695" table:style-name="ce606">
            <text:p>1.1</text:p>
          </table:table-cell>
          <table:table-cell office:value-type="float" office:value="1.2278977563860258" table:style-name="ce606">
            <text:p>1.2</text:p>
          </table:table-cell>
          <table:table-cell office:value-type="float" office:value="1.3132878082155732" table:style-name="ce606">
            <text:p>1.3</text:p>
          </table:table-cell>
          <table:table-cell office:value-type="float" office:value="1.5353354704010793" table:style-name="ce606">
            <text:p>1.5</text:p>
          </table:table-cell>
          <table:table-cell table:style-name="ce3"/>
          <table:table-cell table:number-columns-repeated="6" table:style-name="ce9"/>
          <table:table-cell table:number-columns-repeated="16364"/>
        </table:table-row>
        <table:table-row table:style-name="ro10">
          <table:table-cell office:value-type="string" table:style-name="ce607">
            <text:p><text:s text:c="2"/>Total</text:p>
          </table:table-cell>
          <table:table-cell table:style-name="ce592"/>
          <table:table-cell office:value-type="float" office:value="584662" table:style-name="ce608">
            <text:p><text:s/>584,662<text:s/></text:p>
          </table:table-cell>
          <table:table-cell office:value-type="float" office:value="595408" table:style-name="ce608">
            <text:p><text:s/>595,408<text:s/></text:p>
          </table:table-cell>
          <table:table-cell office:value-type="float" office:value="595245" table:style-name="ce608">
            <text:p><text:s/>595,245<text:s/></text:p>
          </table:table-cell>
          <table:table-cell office:value-type="float" office:value="608016" table:style-name="ce608">
            <text:p><text:s/>608,016<text:s/></text:p>
          </table:table-cell>
          <table:table-cell office:value-type="float" office:value="500998" table:style-name="ce608">
            <text:p><text:s/>500,998<text:s/></text:p>
          </table:table-cell>
          <table:table-cell table:style-name="ce609"/>
          <table:table-cell office:value-type="float" office:value="99.999999999999986" table:style-name="ce610">
            <text:p>100.0</text:p>
          </table:table-cell>
          <table:table-cell office:value-type="float" office:value="100" table:style-name="ce610">
            <text:p>100.0</text:p>
          </table:table-cell>
          <table:table-cell office:value-type="float" office:value="100.00000000000001" table:style-name="ce610">
            <text:p>100.0</text:p>
          </table:table-cell>
          <table:table-cell office:value-type="float" office:value="100.00000000000001" table:style-name="ce610">
            <text:p>100.0</text:p>
          </table:table-cell>
          <table:table-cell office:value-type="float" office:value="100.00000000000001" table:style-name="ce610">
            <text:p>100.0</text:p>
          </table:table-cell>
          <table:table-cell table:style-name="ce3"/>
          <table:table-cell table:number-columns-repeated="6" table:style-name="ce9"/>
          <table:table-cell table:number-columns-repeated="16364"/>
        </table:table-row>
        <table:table-row table:style-name="ro10">
          <table:table-cell table:number-columns-repeated="2" table:style-name="ce593"/>
          <table:table-cell table:number-columns-repeated="5" table:style-name="ce604"/>
          <table:table-cell table:style-name="ce593"/>
          <table:table-cell table:number-columns-repeated="4" table:style-name="ce606"/>
          <table:table-cell table:style-name="ce593"/>
          <table:table-cell table:style-name="ce3"/>
          <table:table-cell table:number-columns-repeated="6" table:style-name="ce9"/>
          <table:table-cell table:number-columns-repeated="16364"/>
        </table:table-row>
        <table:table-row table:style-name="ro10">
          <table:table-cell office:value-type="string" table:style-name="ce592">
            <text:p>Offence not known<text:span text:style-name="T5">(5)</text:span></text:p>
          </table:table-cell>
          <table:table-cell table:style-name="ce592"/>
          <table:table-cell table:number-columns-repeated="5" table:style-name="ce604"/>
          <table:table-cell table:style-name="ce593"/>
          <table:table-cell table:number-columns-repeated="4" table:style-name="ce606"/>
          <table:table-cell table:style-name="ce593"/>
          <table:table-cell table:style-name="ce3"/>
          <table:table-cell table:number-columns-repeated="6" table:style-name="ce9"/>
          <table:table-cell table:number-columns-repeated="16364"/>
        </table:table-row>
        <table:table-row table:style-name="ro10">
          <table:table-cell office:value-type="string" table:style-name="ce603">
            <text:p>Not remanded</text:p>
          </table:table-cell>
          <table:table-cell table:style-name="ce593"/>
          <table:table-cell office:value-type="string" table:style-name="ce604">
            <text:p>.</text:p>
          </table:table-cell>
          <table:table-cell office:value-type="string" table:style-name="ce604">
            <text:p>.</text:p>
          </table:table-cell>
          <table:table-cell office:value-type="float" office:value="2" table:style-name="ce604">
            <text:p><text:s/>2<text:s/></text:p>
          </table:table-cell>
          <table:table-cell office:value-type="float" office:value="1" table:style-name="ce604">
            <text:p><text:s/>1<text:s/></text:p>
          </table:table-cell>
          <table:table-cell office:value-type="float" office:value="2" table:style-name="ce604">
            <text:p><text:s/>2<text:s/></text:p>
          </table:table-cell>
          <table:table-cell table:style-name="ce614"/>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16">
            <text:p>:</text:p>
          </table:table-cell>
          <table:table-cell office:value-type="string" table:style-name="ce615">
            <text:p>:</text:p>
          </table:table-cell>
          <table:table-cell table:style-name="ce3"/>
          <table:table-cell table:number-columns-repeated="6" table:style-name="ce9"/>
          <table:table-cell table:number-columns-repeated="16364"/>
        </table:table-row>
        <table:table-row table:style-name="ro10">
          <table:table-cell office:value-type="string" table:style-name="ce593">
            <text:p><text:s text:c="2"/>Arrested and bailed</text:p>
          </table:table-cell>
          <table:table-cell table:style-name="ce593"/>
          <table:table-cell office:value-type="string" table:style-name="ce604">
            <text:p>:</text:p>
          </table:table-cell>
          <table:table-cell office:value-type="string" table:style-name="ce604">
            <text:p>:</text:p>
          </table:table-cell>
          <table:table-cell office:value-type="string" table:style-name="ce604">
            <text:p>:</text:p>
          </table:table-cell>
          <table:table-cell office:value-type="string" table:style-name="ce604">
            <text:p>:</text:p>
          </table:table-cell>
          <table:table-cell office:value-type="float" office:value="1" table:style-name="ce604">
            <text:p><text:s/>1<text:s/></text:p>
          </table:table-cell>
          <table:table-cell table:style-name="ce614"/>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04">
            <text:p>:</text:p>
          </table:table-cell>
          <table:table-cell table:style-name="ce3"/>
          <table:table-cell table:number-columns-repeated="6" table:style-name="ce9"/>
          <table:table-cell table:number-columns-repeated="16364"/>
        </table:table-row>
        <table:table-row table:style-name="ro10">
          <table:table-cell office:value-type="string" table:style-name="ce593">
            <text:p><text:s text:c="2"/>Arrested and held in custody<text:span text:style-name="T3">(4)</text:span></text:p>
          </table:table-cell>
          <table:table-cell table:style-name="ce593"/>
          <table:table-cell office:value-type="string" table:style-name="ce604">
            <text:p>:</text:p>
          </table:table-cell>
          <table:table-cell office:value-type="string" table:style-name="ce604">
            <text:p>:</text:p>
          </table:table-cell>
          <table:table-cell office:value-type="string" table:style-name="ce604">
            <text:p>:</text:p>
          </table:table-cell>
          <table:table-cell office:value-type="string" table:style-name="ce604">
            <text:p>:</text:p>
          </table:table-cell>
          <table:table-cell office:value-type="string" table:style-name="ce604">
            <text:p>:</text:p>
          </table:table-cell>
          <table:table-cell table:style-name="ce614"/>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04">
            <text:p>:</text:p>
          </table:table-cell>
          <table:table-cell table:style-name="ce3"/>
          <table:table-cell table:number-columns-repeated="6" table:style-name="ce9"/>
          <table:table-cell table:number-columns-repeated="16364"/>
        </table:table-row>
        <table:table-row table:style-name="ro10">
          <table:table-cell office:value-type="string" table:style-name="ce607">
            <text:p><text:s text:c="2"/>Total</text:p>
          </table:table-cell>
          <table:table-cell table:style-name="ce597"/>
          <table:table-cell office:value-type="string" table:style-name="ce608">
            <text:p>:</text:p>
          </table:table-cell>
          <table:table-cell office:value-type="string" table:style-name="ce608">
            <text:p>:</text:p>
          </table:table-cell>
          <table:table-cell office:value-type="float" office:value="2" table:style-name="ce608">
            <text:p><text:s/>2<text:s/></text:p>
          </table:table-cell>
          <table:table-cell office:value-type="float" office:value="1" table:style-name="ce608">
            <text:p><text:s/>1<text:s/></text:p>
          </table:table-cell>
          <table:table-cell office:value-type="float" office:value="3" table:style-name="ce608">
            <text:p><text:s/>3<text:s/></text:p>
          </table:table-cell>
          <table:table-cell table:style-name="ce617"/>
          <table:table-cell office:value-type="string" table:style-name="ce618">
            <text:p>:</text:p>
          </table:table-cell>
          <table:table-cell office:value-type="string" table:style-name="ce618">
            <text:p>:</text:p>
          </table:table-cell>
          <table:table-cell office:value-type="string" table:style-name="ce618">
            <text:p>:</text:p>
          </table:table-cell>
          <table:table-cell office:value-type="string" table:style-name="ce618">
            <text:p>:</text:p>
          </table:table-cell>
          <table:table-cell office:value-type="string" table:style-name="ce618">
            <text:p>:</text:p>
          </table:table-cell>
          <table:table-cell table:style-name="ce3"/>
          <table:table-cell table:number-columns-repeated="6" table:style-name="ce9"/>
          <table:table-cell table:number-columns-repeated="16364"/>
        </table:table-row>
        <table:table-row table:style-name="ro10">
          <table:table-cell table:number-columns-repeated="2" table:style-name="ce593"/>
          <table:table-cell table:number-columns-repeated="5" table:style-name="ce604"/>
          <table:table-cell table:style-name="ce593"/>
          <table:table-cell table:number-columns-repeated="4" table:style-name="ce606"/>
          <table:table-cell table:style-name="ce593"/>
          <table:table-cell table:style-name="ce3"/>
          <table:table-cell table:number-columns-repeated="6" table:style-name="ce9"/>
          <table:table-cell table:number-columns-repeated="16364"/>
        </table:table-row>
        <table:table-row table:style-name="ro10">
          <table:table-cell office:value-type="string" table:style-name="ce592">
            <text:p>All offences</text:p>
          </table:table-cell>
          <table:table-cell table:style-name="ce592"/>
          <table:table-cell table:number-columns-repeated="5" table:style-name="ce604"/>
          <table:table-cell table:style-name="ce593"/>
          <table:table-cell table:number-columns-repeated="4" table:style-name="ce606"/>
          <table:table-cell table:style-name="ce593"/>
          <table:table-cell table:style-name="ce3"/>
          <table:table-cell table:number-columns-repeated="6" table:style-name="ce9"/>
          <table:table-cell table:number-columns-repeated="16364"/>
        </table:table-row>
        <table:table-row table:style-name="ro10">
          <table:table-cell office:value-type="string" table:style-name="ce603">
            <text:p>Not remanded</text:p>
          </table:table-cell>
          <table:table-cell table:style-name="ce593"/>
          <table:table-cell office:value-type="float" office:value="1034416" table:style-name="ce604">
            <text:p><text:s/>1,034,416<text:s/></text:p>
          </table:table-cell>
          <table:table-cell office:value-type="float" office:value="1037696" table:style-name="ce604">
            <text:p><text:s/>1,037,696<text:s/></text:p>
          </table:table-cell>
          <table:table-cell office:value-type="float" office:value="1093444" table:style-name="ce604">
            <text:p><text:s/>1,093,444<text:s/></text:p>
          </table:table-cell>
          <table:table-cell office:value-type="float" office:value="1109286" table:style-name="ce604">
            <text:p><text:s/>1,109,286<text:s/></text:p>
          </table:table-cell>
          <table:table-cell office:value-type="float" office:value="817303" table:style-name="ce604">
            <text:p><text:s/>817,303<text:s/></text:p>
          </table:table-cell>
          <table:table-cell table:style-name="ce593"/>
          <table:table-cell office:value-type="float" office:value="67.034495272534031" table:style-name="ce606">
            <text:p>67.0</text:p>
          </table:table-cell>
          <table:table-cell office:value-type="float" office:value="69.563258766666891" table:style-name="ce606">
            <text:p>69.6</text:p>
          </table:table-cell>
          <table:table-cell office:value-type="float" office:value="75.500166751020359" table:style-name="ce606">
            <text:p>75.5</text:p>
          </table:table-cell>
          <table:table-cell office:value-type="float" office:value="77.042898844237754" table:style-name="ce606">
            <text:p>77.0</text:p>
          </table:table-cell>
          <table:table-cell office:value-type="float" office:value="75.872629511216076" table:style-name="ce606">
            <text:p>75.9</text:p>
          </table:table-cell>
          <table:table-cell table:style-name="ce3"/>
          <table:table-cell table:number-columns-repeated="6" table:style-name="ce9"/>
          <table:table-cell table:number-columns-repeated="16364"/>
        </table:table-row>
        <table:table-row table:style-name="ro10">
          <table:table-cell office:value-type="string" table:style-name="ce593">
            <text:p><text:s text:c="2"/>Arrested and bailed</text:p>
          </table:table-cell>
          <table:table-cell table:style-name="ce593"/>
          <table:table-cell office:value-type="float" office:value="350995" table:style-name="ce604">
            <text:p><text:s/>350,995<text:s/></text:p>
          </table:table-cell>
          <table:table-cell office:value-type="float" office:value="310803" table:style-name="ce604">
            <text:p><text:s/>310,803<text:s/></text:p>
          </table:table-cell>
          <table:table-cell office:value-type="float" office:value="221690" table:style-name="ce604">
            <text:p><text:s/>221,690<text:s/></text:p>
          </table:table-cell>
          <table:table-cell office:value-type="float" office:value="206828" table:style-name="ce604">
            <text:p><text:s/>206,828<text:s/></text:p>
          </table:table-cell>
          <table:table-cell office:value-type="float" office:value="147325" table:style-name="ce604">
            <text:p><text:s/>147,325<text:s/></text:p>
          </table:table-cell>
          <table:table-cell table:style-name="ce593"/>
          <table:table-cell office:value-type="float" office:value="22.745948117762183" table:style-name="ce606">
            <text:p>22.7</text:p>
          </table:table-cell>
          <table:table-cell office:value-type="float" office:value="20.835070689736078" table:style-name="ce606">
            <text:p>20.8</text:p>
          </table:table-cell>
          <table:table-cell office:value-type="float" office:value="15.307260332521558" table:style-name="ce606">
            <text:p>15.3</text:p>
          </table:table-cell>
          <table:table-cell office:value-type="float" office:value="14.364761370968356" table:style-name="ce606">
            <text:p>14.4</text:p>
          </table:table-cell>
          <table:table-cell office:value-type="float" office:value="13.676610929777461" table:style-name="ce606">
            <text:p>13.7</text:p>
          </table:table-cell>
          <table:table-cell table:style-name="ce3"/>
          <table:table-cell table:number-columns-repeated="6" table:style-name="ce9"/>
          <table:table-cell table:number-columns-repeated="16364"/>
        </table:table-row>
        <table:table-row table:style-name="ro10">
          <table:table-cell office:value-type="string" table:style-name="ce593">
            <text:p><text:s text:c="2"/>Arrested and held in custody<text:span text:style-name="T3">(4)</text:span></text:p>
          </table:table-cell>
          <table:table-cell table:style-name="ce593"/>
          <table:table-cell office:value-type="float" office:value="157699" table:style-name="ce604">
            <text:p><text:s/>157,699<text:s/></text:p>
          </table:table-cell>
          <table:table-cell office:value-type="float" office:value="143231" table:style-name="ce604">
            <text:p><text:s/>143,231<text:s/></text:p>
          </table:table-cell>
          <table:table-cell office:value-type="float" office:value="133133" table:style-name="ce604">
            <text:p><text:s/>133,133<text:s/></text:p>
          </table:table-cell>
          <table:table-cell office:value-type="float" office:value="123715" table:style-name="ce604">
            <text:p><text:s/>123,715<text:s/></text:p>
          </table:table-cell>
          <table:table-cell office:value-type="float" office:value="112576" table:style-name="ce604">
            <text:p><text:s/>112,576<text:s/></text:p>
          </table:table-cell>
          <table:table-cell table:style-name="ce593"/>
          <table:table-cell office:value-type="float" office:value="10.21955660970378" table:style-name="ce606">
            <text:p>10.2</text:p>
          </table:table-cell>
          <table:table-cell office:value-type="float" office:value="9.6016705435970326" table:style-name="ce606">
            <text:p>9.6</text:p>
          </table:table-cell>
          <table:table-cell office:value-type="float" office:value="9.1925729164580847" table:style-name="ce606">
            <text:p>9.2</text:p>
          </table:table-cell>
          <table:table-cell office:value-type="float" office:value="8.5923397847938876" table:style-name="ce606">
            <text:p>8.6</text:p>
          </table:table-cell>
          <table:table-cell office:value-type="float" office:value="10.450759559006464" table:style-name="ce606">
            <text:p>10.5</text:p>
          </table:table-cell>
          <table:table-cell table:style-name="ce3"/>
          <table:table-cell table:number-columns-repeated="6" table:style-name="ce9"/>
          <table:table-cell table:number-columns-repeated="16364"/>
        </table:table-row>
        <table:table-row table:style-name="ro10">
          <table:table-cell office:value-type="string" table:style-name="ce607">
            <text:p><text:s text:c="2"/>Total</text:p>
          </table:table-cell>
          <table:table-cell table:style-name="ce597"/>
          <table:table-cell office:value-type="float" office:value="1543110" table:style-name="ce608">
            <text:p><text:s/>1,543,110<text:s/></text:p>
          </table:table-cell>
          <table:table-cell office:value-type="float" office:value="1491730" table:style-name="ce608">
            <text:p><text:s/>1,491,730<text:s/></text:p>
          </table:table-cell>
          <table:table-cell office:value-type="float" office:value="1448267" table:style-name="ce608">
            <text:p><text:s/>1,448,267<text:s/></text:p>
          </table:table-cell>
          <table:table-cell office:value-type="float" office:value="1439829" table:style-name="ce608">
            <text:p><text:s/>1,439,829<text:s/></text:p>
          </table:table-cell>
          <table:table-cell office:value-type="float" office:value="1077204" table:style-name="ce608">
            <text:p><text:s/>1,077,204<text:s/></text:p>
          </table:table-cell>
          <table:table-cell table:style-name="ce619"/>
          <table:table-cell office:value-type="float" office:value="100" table:style-name="ce610">
            <text:p>100.0</text:p>
          </table:table-cell>
          <table:table-cell office:value-type="float" office:value="100" table:style-name="ce610">
            <text:p>100.0</text:p>
          </table:table-cell>
          <table:table-cell office:value-type="float" office:value="100" table:style-name="ce610">
            <text:p>100.0</text:p>
          </table:table-cell>
          <table:table-cell office:value-type="float" office:value="100" table:style-name="ce610">
            <text:p>100.0</text:p>
          </table:table-cell>
          <table:table-cell office:value-type="float" office:value="100" table:style-name="ce610">
            <text:p>100.0</text:p>
          </table:table-cell>
          <table:table-cell table:style-name="ce3"/>
          <table:table-cell table:number-columns-repeated="6" table:style-name="ce9"/>
          <table:table-cell table:number-columns-repeated="16364"/>
        </table:table-row>
        <table:table-row table:style-name="ro10">
          <table:table-cell table:number-columns-repeated="2" table:style-name="ce592"/>
          <table:table-cell table:number-columns-repeated="6" table:style-name="ce620"/>
          <table:table-cell table:number-columns-repeated="5" table:style-name="ce609"/>
          <table:table-cell table:style-name="ce3"/>
          <table:table-cell table:number-columns-repeated="6" table:style-name="ce9"/>
          <table:table-cell table:number-columns-repeated="16364"/>
        </table:table-row>
        <table:table-row table:style-name="ro10">
          <table:table-cell office:value-type="string" table:style-name="ce32">
            <text:p>Source: Ministry of Justice Court Proceedings Database</text:p>
          </table:table-cell>
          <table:table-cell table:style-name="ce592"/>
          <table:table-cell table:number-columns-repeated="6" table:style-name="ce620"/>
          <table:table-cell table:number-columns-repeated="5" table:style-name="ce609"/>
          <table:table-cell table:style-name="ce3"/>
          <table:table-cell table:number-columns-repeated="6" table:style-name="ce9"/>
          <table:table-cell table:number-columns-repeated="16364"/>
        </table:table-row>
        <table:table-row table:style-name="ro6">
          <table:table-cell office:value-type="string" table:style-name="ce593">
            <text:p>- = nil</text:p>
          </table:table-cell>
          <table:table-cell table:number-columns-repeated="13" table:style-name="ce3"/>
          <table:table-cell table:number-columns-repeated="6" table:style-name="ce9"/>
          <table:table-cell table:number-columns-repeated="16364"/>
        </table:table-row>
        <table:table-row table:style-name="ro6">
          <table:table-cell office:value-type="string" table:style-name="ce224">
            <text:p>: = Not applicable</text:p>
          </table:table-cell>
          <table:table-cell table:number-columns-repeated="13" table:style-name="ce3"/>
          <table:table-cell table:number-columns-repeated="6" table:style-name="ce9"/>
          <table:table-cell table:number-columns-repeated="16364"/>
        </table:table-row>
        <table:table-row table:style-name="ro6">
          <table:table-cell table:number-columns-repeated="13" table:style-name="ce14"/>
          <table:table-cell table:number-columns-repeated="16371" table:style-name="ce3"/>
        </table:table-row>
        <table:table-row table:style-name="ro32">
          <table:table-cell office:value-type="string" table:number-columns-spanned="13" table:number-rows-spanned="1" table:style-name="ce237">
            <text:p>(1) The figures given in the table relate to defendants for whom these offences were the principal offences for which they were dealt with. When a defendant has been found guilty of two or more offences it is the offence for which the heaviest penalty is imposed. Where the same disposal is imposed for two or more offences, the offence selected is the offence for which the statutory maximum penalty is the most severe.</text:p>
          </table:table-cell>
          <table:covered-table-cell table:number-columns-repeated="12"/>
          <table:table-cell table:number-columns-repeated="16371" table:style-name="ce3"/>
        </table:table-row>
        <table:table-row table:style-name="ro6">
          <table:table-cell table:number-columns-repeated="13" table:style-name="ce222"/>
          <table:table-cell table:number-columns-repeated="16371" table:style-name="ce3"/>
        </table:table-row>
        <table:table-row table:style-name="ro6">
          <table:table-cell office:value-type="string" table:number-columns-spanned="13" table:number-rows-spanned="1" table:style-name="ce237">
            <text:p>(2) Includes males, females, persons where sex "Not Stated" and other offenders, i.e. companies, public bodies, etc.</text:p>
          </table:table-cell>
          <table:covered-table-cell table:number-columns-repeated="12"/>
          <table:table-cell table:number-columns-repeated="16371" table:style-name="ce3"/>
        </table:table-row>
        <table:table-row table:style-name="ro6">
          <table:table-cell table:number-columns-repeated="13" table:style-name="ce14"/>
          <table:table-cell table:number-columns-repeated="16371" table:style-name="ce3"/>
        </table:table-row>
        <table:table-row table:style-name="ro6">
          <table:table-cell office:value-type="string" table:number-columns-spanned="13" table:number-rows-spanned="1" table:style-name="ce237">
            <text:p>(3) Includes those who failed to appear to a summons, or to bail, who are excluded from the proceedings figures given in other chapters.</text:p>
          </table:table-cell>
          <table:covered-table-cell table:number-columns-repeated="12"/>
          <table:table-cell table:number-columns-repeated="16371" table:style-name="ce3"/>
        </table:table-row>
        <table:table-row table:style-name="ro6">
          <table:table-cell table:number-columns-repeated="13" table:style-name="ce14"/>
          <table:table-cell table:number-columns-repeated="16371" table:style-name="ce3"/>
        </table:table-row>
        <table:table-row table:style-name="ro70">
          <table:table-cell office:value-type="string" table:number-columns-spanned="13" table:number-rows-spanned="1" table:style-name="ce237">
            <text:p>(4) Includes those remanded in custody by the police following their arrest who may also have subsequently been granted bail by the police and those initially bailed by the police who where subsequently re-arrested and held in custody by the police.</text:p>
          </table:table-cell>
          <table:covered-table-cell table:number-columns-repeated="12"/>
          <table:table-cell table:number-columns-repeated="4" table:style-name="ce621"/>
          <table:table-cell table:number-columns-repeated="16367" table:style-name="ce3"/>
        </table:table-row>
        <table:table-row table:style-name="ro6">
          <table:table-cell table:number-columns-repeated="13" table:style-name="ce9"/>
          <table:table-cell table:number-columns-repeated="16371" table:style-name="ce3"/>
        </table:table-row>
        <table:table-row table:style-name="ro71">
          <table:table-cell office:value-type="string" table:number-columns-spanned="12" table:number-rows-spanned="1" table:style-name="ce481">
            <text:p>(5) Offences are classified as ‘not known’ if validation checks cannot identify a valid code for the record. Validation checks target apparent anomalies in the data, for example offenders sentenced to high custodial sentences for offence codes known to be commonly misused. Some outcomes for ‘not known’ records may therefore appear relatively severe because such records are most likely to have been reviewed and subsequently identified as ‘not known’</text:p>
          </table:table-cell>
          <table:covered-table-cell table:number-columns-repeated="11"/>
          <table:table-cell table:number-columns-repeated="5" table:style-name="ce621"/>
          <table:table-cell table:number-columns-repeated="16367" table:style-name="ce3"/>
        </table:table-row>
        <table:table-row table:number-rows-repeated="5" table:style-name="ro6">
          <table:table-cell table:number-columns-repeated="14" table:style-name="ce3"/>
          <table:table-cell table:number-columns-repeated="2" table:style-name="ce622"/>
          <table:table-cell table:number-columns-repeated="16368" table:style-name="ce3"/>
        </table:table-row>
        <table:table-row table:style-name="ro2">
          <table:table-cell table:number-columns-repeated="14" table:style-name="ce3"/>
          <table:table-cell table:number-columns-repeated="5" table:style-name="ce613"/>
          <table:table-cell table:number-columns-repeated="16365"/>
        </table:table-row>
        <table:table-row table:style-name="ro6">
          <table:table-cell table:number-columns-repeated="14" table:style-name="ce3"/>
          <table:table-cell table:number-columns-spanned="2" table:number-rows-spanned="1" table:style-name="ce157"/>
          <table:covered-table-cell/>
          <table:table-cell table:number-columns-spanned="3" table:number-rows-spanned="1" table:style-name="ce157"/>
          <table:covered-table-cell table:number-columns-repeated="2"/>
          <table:table-cell table:number-columns-repeated="16365"/>
        </table:table-row>
        <table:table-row table:number-rows-repeated="2" table:style-name="ro6">
          <table:table-cell table:number-columns-repeated="14" table:style-name="ce3"/>
          <table:table-cell table:number-columns-repeated="5" table:style-name="ce623"/>
          <table:table-cell table:number-columns-repeated="16365"/>
        </table:table-row>
        <table:table-row table:number-rows-repeated="12" table:style-name="ro6">
          <table:table-cell table:number-columns-repeated="14"/>
          <table:table-cell table:number-columns-repeated="5" table:style-name="ce622"/>
          <table:table-cell table:number-columns-repeated="16365"/>
        </table:table-row>
        <table:table-row table:style-name="ro2">
          <table:table-cell table:number-columns-repeated="14"/>
          <table:table-cell table:number-columns-repeated="5" table:style-name="ce613"/>
          <table:table-cell table:number-columns-repeated="16365"/>
        </table:table-row>
        <table:table-row table:style-name="ro6">
          <table:table-cell table:number-columns-repeated="14"/>
          <table:table-cell table:number-columns-repeated="2" table:style-name="ce623"/>
          <table:table-cell table:number-columns-repeated="16368" table:style-name="ce3"/>
        </table:table-row>
        <table:table-row table:style-name="ro6">
          <table:table-cell table:number-columns-repeated="14"/>
          <table:table-cell table:number-columns-spanned="2" table:number-rows-spanned="1" table:style-name="ce157"/>
          <table:covered-table-cell/>
          <table:table-cell table:number-columns-repeated="16368" table:style-name="ce3"/>
        </table:table-row>
        <table:table-row table:style-name="ro6">
          <table:table-cell table:number-columns-repeated="14"/>
          <table:table-cell table:number-columns-spanned="2" table:number-rows-spanned="1" table:style-name="ce157"/>
          <table:covered-table-cell/>
          <table:table-cell table:number-columns-repeated="16368" table:style-name="ce3"/>
        </table:table-row>
        <table:table-row table:style-name="ro6">
          <table:table-cell table:number-columns-repeated="14"/>
          <table:table-cell table:number-columns-repeated="2" table:style-name="ce623"/>
          <table:table-cell table:number-columns-repeated="16368"/>
        </table:table-row>
        <table:table-row table:number-rows-repeated="10" table:style-name="ro6">
          <table:table-cell table:number-columns-repeated="14"/>
          <table:table-cell table:number-columns-repeated="2" table:style-name="ce622"/>
          <table:table-cell table:number-columns-repeated="16368"/>
        </table:table-row>
        <table:table-row table:number-rows-repeated="1048485" table:style-name="ro6">
          <table:table-cell table:number-columns-repeated="16384"/>
        </table:table-row>
      </table:table>
      <table:table table:name="Q4_2" table:style-name="ta1">
        <table:table-column table:style-name="co72" table:default-cell-style-name="ce3"/>
        <table:table-column table:style-name="co73" table:default-cell-style-name="ce3"/>
        <table:table-column table:style-name="co15" table:number-columns-repeated="5" table:default-cell-style-name="ce3"/>
        <table:table-column table:style-name="co73" table:default-cell-style-name="ce3"/>
        <table:table-column table:style-name="co2" table:number-columns-repeated="16376" table:default-cell-style-name="ce3"/>
        <table:table-row table:style-name="ro72">
          <table:table-cell office:value-type="string" table:number-columns-spanned="13" table:number-rows-spanned="1" table:style-name="ce624">
            <text:p>Table Q4.2 - Defendants<text:span text:style-name="T7">(1)(2)(3)</text:span><text:s/>proceeded against at magistrates' courts<text:span text:style-name="T7">(4)<text:s/></text:span>who were remanded by magistrates, by type of offence and type of remand, 12 months ending September 2016 to 12 months ending September 2020</text:p>
          </table:table-cell>
          <table:covered-table-cell table:number-columns-repeated="12"/>
          <table:table-cell table:style-name="ce3"/>
          <table:table-cell table:number-columns-spanned="5" table:number-rows-spanned="1" table:style-name="ce157"/>
          <table:covered-table-cell table:number-columns-repeated="4"/>
          <table:table-cell table:number-columns-repeated="16365" table:style-name="ce3"/>
        </table:table-row>
        <table:table-row table:style-name="ro10">
          <table:table-cell office:value-type="string" table:style-name="ce31">
            <text:p><text:a xlink:href="#Contents.A1">back to contents</text:a></text:p>
          </table:table-cell>
          <table:table-cell table:style-name="ce31"/>
          <table:table-cell table:number-columns-repeated="4" table:style-name="ce593"/>
          <table:table-cell table:style-name="ce594"/>
          <table:table-cell table:number-columns-repeated="5" table:style-name="ce593"/>
          <table:table-cell table:style-name="ce594"/>
          <table:table-cell table:style-name="ce3"/>
          <table:table-cell table:number-columns-spanned="3" table:number-rows-spanned="2" table:style-name="ce157"/>
          <table:covered-table-cell table:number-columns-repeated="2"/>
          <table:table-cell table:number-columns-spanned="5" table:number-rows-spanned="1" table:style-name="ce157"/>
          <table:covered-table-cell table:number-columns-repeated="4"/>
          <table:table-cell table:number-columns-repeated="16362" table:style-name="ce3"/>
        </table:table-row>
        <table:table-row table:style-name="ro10">
          <table:table-cell office:value-type="string" table:style-name="ce596">
            <text:p>England and Wales</text:p>
          </table:table-cell>
          <table:table-cell table:number-columns-repeated="5" table:style-name="ce596"/>
          <table:table-cell table:style-name="ce626"/>
          <table:table-cell table:style-name="ce596"/>
          <table:table-cell table:number-columns-repeated="4" table:style-name="ce593"/>
          <table:table-cell table:style-name="ce598"/>
          <table:table-cell table:style-name="ce3"/>
          <table:covered-table-cell/>
          <table:covered-table-cell table:number-columns-repeated="2"/>
          <table:table-cell table:number-columns-repeated="5" table:style-name="ce623"/>
          <table:table-cell table:number-columns-repeated="16362" table:style-name="ce3"/>
        </table:table-row>
        <table:table-row table:style-name="ro10">
          <table:table-cell table:number-columns-repeated="2" table:style-name="ce593"/>
          <table:table-cell office:value-type="string" table:number-columns-spanned="5" table:number-rows-spanned="1" table:style-name="ce625">
            <text:p>Number of defendants</text:p>
          </table:table-cell>
          <table:covered-table-cell table:number-columns-repeated="4"/>
          <table:table-cell table:style-name="ce593"/>
          <table:table-cell office:value-type="string" table:number-columns-spanned="5" table:number-rows-spanned="1" table:style-name="ce625">
            <text:p>Percentages</text:p>
          </table:table-cell>
          <table:covered-table-cell table:number-columns-repeated="4"/>
          <table:table-cell table:style-name="ce3"/>
          <table:table-cell table:number-columns-repeated="3" table:style-name="ce627"/>
          <table:table-cell table:number-columns-repeated="5" table:style-name="ce628"/>
          <table:table-cell table:number-columns-repeated="16362" table:style-name="ce3"/>
        </table:table-row>
        <table:table-row table:style-name="ro10">
          <table:table-cell office:value-type="string" table:style-name="ce596">
            <text:p>Type of remand</text:p>
          </table:table-cell>
          <table:table-cell table:style-name="ce596"/>
          <table:table-cell office:value-type="float" office:value="2016" table:style-name="ce600">
            <text:p>2016</text:p>
          </table:table-cell>
          <table:table-cell office:value-type="float" office:value="2017" table:style-name="ce600">
            <text:p>2017</text:p>
          </table:table-cell>
          <table:table-cell office:value-type="float" office:value="2018" table:style-name="ce600">
            <text:p>2018</text:p>
          </table:table-cell>
          <table:table-cell office:value-type="float" office:value="2019" table:style-name="ce600">
            <text:p>2019</text:p>
          </table:table-cell>
          <table:table-cell office:value-type="float" office:value="2020" table:style-name="ce600">
            <text:p>2020</text:p>
          </table:table-cell>
          <table:table-cell table:style-name="ce601"/>
          <table:table-cell office:value-type="float" office:value="2016" table:style-name="ce600">
            <text:p>2016</text:p>
          </table:table-cell>
          <table:table-cell office:value-type="float" office:value="2017" table:style-name="ce600">
            <text:p>2017</text:p>
          </table:table-cell>
          <table:table-cell office:value-type="float" office:value="2018" table:style-name="ce600">
            <text:p>2018</text:p>
          </table:table-cell>
          <table:table-cell office:value-type="float" office:value="2019" table:style-name="ce600">
            <text:p>2019</text:p>
          </table:table-cell>
          <table:table-cell office:value-type="float" office:value="2020" table:style-name="ce600">
            <text:p>2020</text:p>
          </table:table-cell>
          <table:table-cell table:style-name="ce3"/>
          <table:table-cell table:number-columns-repeated="3" table:style-name="ce627"/>
          <table:table-cell table:number-columns-repeated="5" table:style-name="ce628"/>
          <table:table-cell table:number-columns-repeated="16362" table:style-name="ce3"/>
        </table:table-row>
        <table:table-row table:style-name="ro10">
          <table:table-cell table:number-columns-repeated="2" table:style-name="ce593"/>
          <table:table-cell table:number-columns-repeated="2" table:style-name="ce629"/>
          <table:table-cell table:style-name="ce602"/>
          <table:table-cell table:number-columns-repeated="2" table:style-name="ce593"/>
          <table:table-cell table:style-name="ce602"/>
          <table:table-cell table:style-name="ce629"/>
          <table:table-cell table:number-columns-repeated="2" table:style-name="ce602"/>
          <table:table-cell table:number-columns-repeated="2" table:style-name="ce593"/>
          <table:table-cell table:style-name="ce3"/>
          <table:table-cell table:number-columns-repeated="3" table:style-name="ce627"/>
          <table:table-cell table:number-columns-repeated="5" table:style-name="ce628"/>
          <table:table-cell table:number-columns-repeated="16362" table:style-name="ce3"/>
        </table:table-row>
        <table:table-row table:style-name="ro10">
          <table:table-cell office:value-type="string" table:style-name="ce592">
            <text:p>Indictable only offences</text:p>
          </table:table-cell>
          <table:table-cell table:number-columns-repeated="12" table:style-name="ce593"/>
          <table:table-cell table:number-columns-repeated="4" table:style-name="ce14"/>
          <table:table-cell table:style-name="ce628"/>
          <table:table-cell table:number-columns-repeated="3" table:style-name="ce627"/>
          <table:table-cell table:number-columns-repeated="5" table:style-name="ce628"/>
          <table:table-cell table:number-columns-repeated="16358" table:style-name="ce14"/>
        </table:table-row>
        <table:table-row table:style-name="ro10">
          <table:table-cell office:value-type="string" table:style-name="ce603">
            <text:p>Not remanded</text:p>
          </table:table-cell>
          <table:table-cell table:style-name="ce630"/>
          <table:table-cell office:value-type="float" office:value="1401" table:style-name="ce604">
            <text:p><text:s/>1,401<text:s/></text:p>
          </table:table-cell>
          <table:table-cell office:value-type="float" office:value="1703" table:style-name="ce604">
            <text:p><text:s/>1,703<text:s/></text:p>
          </table:table-cell>
          <table:table-cell office:value-type="float" office:value="1853" table:style-name="ce604">
            <text:p><text:s/>1,853<text:s/></text:p>
          </table:table-cell>
          <table:table-cell office:value-type="float" office:value="2116" table:style-name="ce604">
            <text:p><text:s/>2,116<text:s/></text:p>
          </table:table-cell>
          <table:table-cell office:value-type="float" office:value="2003" table:style-name="ce604">
            <text:p><text:s/>2,003<text:s/></text:p>
          </table:table-cell>
          <table:table-cell table:style-name="ce615"/>
          <table:table-cell office:value-type="float" office:value="5.3487573015691217" table:style-name="ce631">
            <text:p>5.3</text:p>
          </table:table-cell>
          <table:table-cell office:value-type="float" office:value="6.462998102466794" table:style-name="ce631">
            <text:p>6.5</text:p>
          </table:table-cell>
          <table:table-cell office:value-type="float" office:value="8.099484220648657" table:style-name="ce631">
            <text:p>8.1</text:p>
          </table:table-cell>
          <table:table-cell office:value-type="float" office:value="9.4170004450378286" table:style-name="ce631">
            <text:p>9.4</text:p>
          </table:table-cell>
          <table:table-cell office:value-type="float" office:value="9.0514709205115462" table:style-name="ce631">
            <text:p>9.1</text:p>
          </table:table-cell>
          <table:table-cell table:number-columns-repeated="4" table:style-name="ce14"/>
          <table:table-cell table:style-name="ce628"/>
          <table:table-cell table:number-columns-spanned="2" table:number-rows-spanned="1" table:style-name="ce157"/>
          <table:covered-table-cell/>
          <table:table-cell table:style-name="ce627"/>
          <table:table-cell table:number-columns-repeated="5" table:style-name="ce628"/>
          <table:table-cell table:number-columns-repeated="16358" table:style-name="ce14"/>
        </table:table-row>
        <table:table-row table:style-name="ro10">
          <table:table-cell office:value-type="string" table:style-name="ce603">
            <text:p>Remanded on bail<text:span text:style-name="T3">(5)</text:span></text:p>
          </table:table-cell>
          <table:table-cell table:style-name="ce630"/>
          <table:table-cell office:value-type="float" office:value="14048" table:style-name="ce604">
            <text:p><text:s/>14,048<text:s/></text:p>
          </table:table-cell>
          <table:table-cell office:value-type="float" office:value="13434" table:style-name="ce604">
            <text:p><text:s/>13,434<text:s/></text:p>
          </table:table-cell>
          <table:table-cell office:value-type="float" office:value="10796" table:style-name="ce604">
            <text:p><text:s/>10,796<text:s/></text:p>
          </table:table-cell>
          <table:table-cell office:value-type="float" office:value="10886" table:style-name="ce604">
            <text:p><text:s/>10,886<text:s/></text:p>
          </table:table-cell>
          <table:table-cell office:value-type="float" office:value="10841" table:style-name="ce604">
            <text:p><text:s/>10,841<text:s/></text:p>
          </table:table-cell>
          <table:table-cell table:style-name="ce615"/>
          <table:table-cell office:value-type="float" office:value="53.632649944641699" table:style-name="ce631">
            <text:p>53.6</text:p>
          </table:table-cell>
          <table:table-cell office:value-type="float" office:value="50.982922201138528" table:style-name="ce631">
            <text:p>51.0</text:p>
          </table:table-cell>
          <table:table-cell office:value-type="float" office:value="47.189439636331848" table:style-name="ce631">
            <text:p>47.2</text:p>
          </table:table-cell>
          <table:table-cell office:value-type="float" office:value="48.446817979528262" table:style-name="ce631">
            <text:p>48.4</text:p>
          </table:table-cell>
          <table:table-cell office:value-type="float" office:value="48.990013104975375" table:style-name="ce631">
            <text:p>49.0</text:p>
          </table:table-cell>
          <table:table-cell table:number-columns-repeated="4" table:style-name="ce14"/>
          <table:table-cell table:number-columns-spanned="1" table:number-rows-spanned="4" table:style-name="ce157"/>
          <table:table-cell table:number-columns-repeated="3" table:style-name="ce627"/>
          <table:table-cell table:number-columns-repeated="5" table:style-name="ce628"/>
          <table:table-cell table:number-columns-repeated="16358" table:style-name="ce14"/>
        </table:table-row>
        <table:table-row table:style-name="ro10">
          <table:table-cell office:value-type="string" table:style-name="ce603">
            <text:p>Remanded in custody<text:span text:style-name="T3">(6)</text:span></text:p>
          </table:table-cell>
          <table:table-cell table:style-name="ce630"/>
          <table:table-cell office:value-type="float" office:value="10744" table:style-name="ce604">
            <text:p><text:s/>10,744<text:s/></text:p>
          </table:table-cell>
          <table:table-cell office:value-type="float" office:value="11213" table:style-name="ce604">
            <text:p><text:s/>11,213<text:s/></text:p>
          </table:table-cell>
          <table:table-cell office:value-type="float" office:value="10229" table:style-name="ce604">
            <text:p><text:s/>10,229<text:s/></text:p>
          </table:table-cell>
          <table:table-cell office:value-type="float" office:value="9468" table:style-name="ce604">
            <text:p><text:s/>9,468<text:s/></text:p>
          </table:table-cell>
          <table:table-cell office:value-type="float" office:value="9285" table:style-name="ce604">
            <text:p><text:s/>9,285<text:s/></text:p>
          </table:table-cell>
          <table:table-cell table:style-name="ce615"/>
          <table:table-cell office:value-type="float" office:value="41.018592753789179" table:style-name="ce631">
            <text:p>41.0</text:p>
          </table:table-cell>
          <table:table-cell office:value-type="float" office:value="42.554079696394687" table:style-name="ce631">
            <text:p>42.6</text:p>
          </table:table-cell>
          <table:table-cell office:value-type="float" office:value="44.711076143019497" table:style-name="ce631">
            <text:p>44.7</text:p>
          </table:table-cell>
          <table:table-cell office:value-type="float" office:value="42.136181575433909" table:style-name="ce631">
            <text:p>42.1</text:p>
          </table:table-cell>
          <table:table-cell office:value-type="float" office:value="41.958515974513084" table:style-name="ce631">
            <text:p>42.0</text:p>
          </table:table-cell>
          <table:table-cell table:number-columns-repeated="4" table:style-name="ce14"/>
          <table:covered-table-cell/>
          <table:table-cell table:number-columns-repeated="3" table:style-name="ce627"/>
          <table:table-cell table:number-columns-repeated="5" table:style-name="ce628"/>
          <table:table-cell table:number-columns-repeated="16358" table:style-name="ce14"/>
        </table:table-row>
        <table:table-row table:style-name="ro10">
          <table:table-cell office:value-type="string" table:style-name="ce607">
            <text:p><text:s text:c="2"/>Total</text:p>
          </table:table-cell>
          <table:table-cell table:style-name="ce632"/>
          <table:table-cell office:value-type="float" office:value="26193" table:style-name="ce608">
            <text:p><text:s/>26,193<text:s/></text:p>
          </table:table-cell>
          <table:table-cell office:value-type="float" office:value="26350" table:style-name="ce608">
            <text:p><text:s/>26,350<text:s/></text:p>
          </table:table-cell>
          <table:table-cell office:value-type="float" office:value="22878" table:style-name="ce608">
            <text:p><text:s/>22,878<text:s/></text:p>
          </table:table-cell>
          <table:table-cell office:value-type="float" office:value="22470" table:style-name="ce608">
            <text:p><text:s/>22,470<text:s/></text:p>
          </table:table-cell>
          <table:table-cell office:value-type="float" office:value="22129" table:style-name="ce608">
            <text:p><text:s/>22,129<text:s/></text:p>
          </table:table-cell>
          <table:table-cell table:style-name="ce632"/>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table:number-columns-repeated="4" table:style-name="ce14"/>
          <table:covered-table-cell/>
          <table:table-cell table:number-columns-repeated="3" table:style-name="ce627"/>
          <table:table-cell table:number-columns-repeated="5" table:style-name="ce628"/>
          <table:table-cell table:number-columns-repeated="16358" table:style-name="ce14"/>
        </table:table-row>
        <table:table-row table:style-name="ro10">
          <table:table-cell table:number-columns-repeated="2" table:style-name="ce592"/>
          <table:table-cell table:number-columns-repeated="5" table:style-name="ce611"/>
          <table:table-cell table:number-columns-repeated="5" table:style-name="ce634"/>
          <table:table-cell table:style-name="ce635"/>
          <table:table-cell table:style-name="ce592"/>
          <table:table-cell table:number-columns-repeated="3" table:style-name="ce14"/>
          <table:covered-table-cell/>
          <table:table-cell table:number-columns-spanned="2" table:number-rows-spanned="1" table:style-name="ce157"/>
          <table:covered-table-cell/>
          <table:table-cell table:style-name="ce627"/>
          <table:table-cell table:number-columns-repeated="5" table:style-name="ce628"/>
          <table:table-cell table:number-columns-repeated="16358" table:style-name="ce14"/>
        </table:table-row>
        <table:table-row table:style-name="ro10">
          <table:table-cell office:value-type="string" table:style-name="ce592">
            <text:p>Triable either way offences</text:p>
          </table:table-cell>
          <table:table-cell table:style-name="ce630"/>
          <table:table-cell table:number-columns-repeated="5" table:style-name="ce636"/>
          <table:table-cell table:style-name="ce630"/>
          <table:table-cell table:number-columns-repeated="4" table:style-name="ce616"/>
          <table:table-cell table:style-name="ce631"/>
          <table:table-cell table:number-columns-repeated="4" table:style-name="ce14"/>
          <table:table-cell table:number-columns-spanned="1" table:number-rows-spanned="4" table:style-name="ce157"/>
          <table:table-cell table:number-columns-repeated="3" table:style-name="ce627"/>
          <table:table-cell table:number-columns-repeated="5" table:style-name="ce628"/>
          <table:table-cell table:number-columns-repeated="16358" table:style-name="ce14"/>
        </table:table-row>
        <table:table-row table:style-name="ro10">
          <table:table-cell office:value-type="string" table:style-name="ce603">
            <text:p>Not remanded</text:p>
          </table:table-cell>
          <table:table-cell table:style-name="ce630"/>
          <table:table-cell office:value-type="float" office:value="140798" table:style-name="ce604">
            <text:p><text:s/>140,798<text:s/></text:p>
          </table:table-cell>
          <table:table-cell office:value-type="float" office:value="138287" table:style-name="ce604">
            <text:p><text:s/>138,287<text:s/></text:p>
          </table:table-cell>
          <table:table-cell office:value-type="float" office:value="128969" table:style-name="ce604">
            <text:p><text:s/>128,969<text:s/></text:p>
          </table:table-cell>
          <table:table-cell office:value-type="float" office:value="127673" table:style-name="ce604">
            <text:p><text:s/>127,673<text:s/></text:p>
          </table:table-cell>
          <table:table-cell office:value-type="float" office:value="90188" table:style-name="ce604">
            <text:p><text:s/>90,188<text:s/></text:p>
          </table:table-cell>
          <table:table-cell table:style-name="ce630"/>
          <table:table-cell office:value-type="float" office:value="44.616618024989464" table:style-name="ce631">
            <text:p>44.6</text:p>
          </table:table-cell>
          <table:table-cell office:value-type="float" office:value="46.815533520432517" table:style-name="ce631">
            <text:p>46.8</text:p>
          </table:table-cell>
          <table:table-cell office:value-type="float" office:value="48.869849906973393" table:style-name="ce631">
            <text:p>48.9</text:p>
          </table:table-cell>
          <table:table-cell office:value-type="float" office:value="48.172855250895182" table:style-name="ce631">
            <text:p>48.2</text:p>
          </table:table-cell>
          <table:table-cell office:value-type="float" office:value="41.833303183372067" table:style-name="ce631">
            <text:p>41.8</text:p>
          </table:table-cell>
          <table:table-cell table:number-columns-repeated="4" table:style-name="ce14"/>
          <table:covered-table-cell/>
          <table:table-cell table:number-columns-repeated="3" table:style-name="ce627"/>
          <table:table-cell table:number-columns-repeated="5" table:style-name="ce628"/>
          <table:table-cell table:number-columns-repeated="16358" table:style-name="ce14"/>
        </table:table-row>
        <table:table-row table:style-name="ro10">
          <table:table-cell office:value-type="string" table:style-name="ce603">
            <text:p>Remanded on bail<text:span text:style-name="T3">(5)</text:span></text:p>
          </table:table-cell>
          <table:table-cell table:style-name="ce630"/>
          <table:table-cell office:value-type="float" office:value="138539" table:style-name="ce604">
            <text:p><text:s/>138,539<text:s/></text:p>
          </table:table-cell>
          <table:table-cell office:value-type="float" office:value="121546" table:style-name="ce604">
            <text:p><text:s/>121,546<text:s/></text:p>
          </table:table-cell>
          <table:table-cell office:value-type="float" office:value="100611" table:style-name="ce604">
            <text:p><text:s/>100,611<text:s/></text:p>
          </table:table-cell>
          <table:table-cell office:value-type="float" office:value="103830" table:style-name="ce604">
            <text:p><text:s/>103,830<text:s/></text:p>
          </table:table-cell>
          <table:table-cell office:value-type="float" office:value="92292" table:style-name="ce604">
            <text:p><text:s/>92,292<text:s/></text:p>
          </table:table-cell>
          <table:table-cell table:style-name="ce630"/>
          <table:table-cell office:value-type="float" office:value="43.900777316183579" table:style-name="ce631">
            <text:p>43.9</text:p>
          </table:table-cell>
          <table:table-cell office:value-type="float" office:value="41.14805323186193" table:style-name="ce631">
            <text:p>41.1</text:p>
          </table:table-cell>
          <table:table-cell office:value-type="float" office:value="38.124235040905177" table:style-name="ce631">
            <text:p>38.1</text:p>
          </table:table-cell>
          <table:table-cell office:value-type="float" office:value="39.176549158400334" table:style-name="ce631">
            <text:p>39.2</text:p>
          </table:table-cell>
          <table:table-cell office:value-type="float" office:value="42.809234237368329" table:style-name="ce631">
            <text:p>42.8</text:p>
          </table:table-cell>
          <table:table-cell table:number-columns-repeated="4" table:style-name="ce14"/>
          <table:covered-table-cell/>
          <table:table-cell table:number-columns-repeated="3" table:style-name="ce627"/>
          <table:table-cell table:number-columns-repeated="5" table:style-name="ce628"/>
          <table:table-cell table:number-columns-repeated="16358" table:style-name="ce14"/>
        </table:table-row>
        <table:table-row table:style-name="ro10">
          <table:table-cell office:value-type="string" table:style-name="ce603">
            <text:p>Remanded in custody<text:span text:style-name="T3">(6)</text:span></text:p>
          </table:table-cell>
          <table:table-cell table:style-name="ce630"/>
          <table:table-cell office:value-type="float" office:value="36236" table:style-name="ce604">
            <text:p><text:s/>36,236<text:s/></text:p>
          </table:table-cell>
          <table:table-cell office:value-type="float" office:value="35554" table:style-name="ce604">
            <text:p><text:s/>35,554<text:s/></text:p>
          </table:table-cell>
          <table:table-cell office:value-type="float" office:value="34323" table:style-name="ce604">
            <text:p><text:s/>34,323<text:s/></text:p>
          </table:table-cell>
          <table:table-cell office:value-type="float" office:value="33528" table:style-name="ce604">
            <text:p><text:s/>33,528<text:s/></text:p>
          </table:table-cell>
          <table:table-cell office:value-type="float" office:value="33109" table:style-name="ce604">
            <text:p><text:s/>33,109<text:s/></text:p>
          </table:table-cell>
          <table:table-cell table:style-name="ce630"/>
          <table:table-cell office:value-type="float" office:value="11.482604658826959" table:style-name="ce631">
            <text:p>11.5</text:p>
          </table:table-cell>
          <table:table-cell office:value-type="float" office:value="12.036413247705552" table:style-name="ce631">
            <text:p>12.0</text:p>
          </table:table-cell>
          <table:table-cell office:value-type="float" office:value="13.005915052121422" table:style-name="ce631">
            <text:p>13.0</text:p>
          </table:table-cell>
          <table:table-cell office:value-type="float" office:value="12.650595590704484" table:style-name="ce631">
            <text:p>12.7</text:p>
          </table:table-cell>
          <table:table-cell office:value-type="float" office:value="15.357462579259609" table:style-name="ce631">
            <text:p>15.4</text:p>
          </table:table-cell>
          <table:table-cell table:number-columns-repeated="4" table:style-name="ce14"/>
          <table:covered-table-cell/>
          <table:table-cell table:number-columns-repeated="3" table:style-name="ce627"/>
          <table:table-cell table:number-columns-repeated="5" table:style-name="ce628"/>
          <table:table-cell table:number-columns-repeated="16358" table:style-name="ce14"/>
        </table:table-row>
        <table:table-row table:style-name="ro10">
          <table:table-cell office:value-type="string" table:style-name="ce607">
            <text:p>Total</text:p>
          </table:table-cell>
          <table:table-cell table:style-name="ce632"/>
          <table:table-cell office:value-type="float" office:value="315573" table:style-name="ce608">
            <text:p><text:s/>315,573<text:s/></text:p>
          </table:table-cell>
          <table:table-cell office:value-type="float" office:value="295387" table:style-name="ce608">
            <text:p><text:s/>295,387<text:s/></text:p>
          </table:table-cell>
          <table:table-cell office:value-type="float" office:value="263903" table:style-name="ce608">
            <text:p><text:s/>263,903<text:s/></text:p>
          </table:table-cell>
          <table:table-cell office:value-type="float" office:value="265031" table:style-name="ce608">
            <text:p><text:s/>265,031<text:s/></text:p>
          </table:table-cell>
          <table:table-cell office:value-type="float" office:value="215589" table:style-name="ce608">
            <text:p><text:s/>215,589<text:s/></text:p>
          </table:table-cell>
          <table:table-cell table:style-name="ce632"/>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table:number-columns-repeated="4" table:style-name="ce14"/>
          <table:table-cell table:number-columns-spanned="1" table:number-rows-spanned="5" table:style-name="ce157"/>
          <table:table-cell table:number-columns-repeated="3" table:style-name="ce627"/>
          <table:table-cell table:number-columns-repeated="5" table:style-name="ce628"/>
          <table:table-cell table:number-columns-repeated="16358" table:style-name="ce14"/>
        </table:table-row>
        <table:table-row table:style-name="ro10">
          <table:table-cell table:number-columns-repeated="2" table:style-name="ce592"/>
          <table:table-cell table:number-columns-repeated="5" table:style-name="ce611"/>
          <table:table-cell table:number-columns-repeated="5" table:style-name="ce634"/>
          <table:table-cell table:style-name="ce635"/>
          <table:table-cell table:number-columns-repeated="4" table:style-name="ce14"/>
          <table:covered-table-cell/>
          <table:table-cell table:number-columns-repeated="3" table:style-name="ce627"/>
          <table:table-cell table:number-columns-repeated="5" table:style-name="ce628"/>
          <table:table-cell table:number-columns-repeated="16358" table:style-name="ce14"/>
        </table:table-row>
        <table:table-row table:style-name="ro10">
          <table:table-cell office:value-type="string" table:style-name="ce592">
            <text:p>Summary non-motoring offences</text:p>
          </table:table-cell>
          <table:table-cell table:style-name="ce630"/>
          <table:table-cell table:number-columns-repeated="5" table:style-name="ce636"/>
          <table:table-cell table:style-name="ce630"/>
          <table:table-cell table:number-columns-repeated="4" table:style-name="ce616"/>
          <table:table-cell table:style-name="ce614"/>
          <table:table-cell table:number-columns-repeated="4" table:style-name="ce14"/>
          <table:covered-table-cell/>
          <table:table-cell table:number-columns-repeated="3" table:style-name="ce627"/>
          <table:table-cell table:number-columns-repeated="5" table:style-name="ce628"/>
          <table:table-cell table:number-columns-repeated="16358" table:style-name="ce14"/>
        </table:table-row>
        <table:table-row table:style-name="ro10">
          <table:table-cell office:value-type="string" table:style-name="ce603">
            <text:p>Not remanded</text:p>
          </table:table-cell>
          <table:table-cell table:style-name="ce630"/>
          <table:table-cell office:value-type="float" office:value="503399" table:style-name="ce604">
            <text:p><text:s/>503,399<text:s/></text:p>
          </table:table-cell>
          <table:table-cell office:value-type="float" office:value="478417" table:style-name="ce604">
            <text:p><text:s/>478,417<text:s/></text:p>
          </table:table-cell>
          <table:table-cell office:value-type="float" office:value="484149" table:style-name="ce604">
            <text:p><text:s/>484,149<text:s/></text:p>
          </table:table-cell>
          <table:table-cell office:value-type="float" office:value="476253" table:style-name="ce604">
            <text:p><text:s/>476,253<text:s/></text:p>
          </table:table-cell>
          <table:table-cell office:value-type="float" office:value="288428" table:style-name="ce604">
            <text:p><text:s/>288,428<text:s/></text:p>
          </table:table-cell>
          <table:table-cell table:style-name="ce630"/>
          <table:table-cell office:value-type="float" office:value="81.630240545370228" table:style-name="ce631">
            <text:p>81.6</text:p>
          </table:table-cell>
          <table:table-cell office:value-type="float" office:value="83.263050723565698" table:style-name="ce631">
            <text:p>83.3</text:p>
          </table:table-cell>
          <table:table-cell office:value-type="float" office:value="85.502588129747338" table:style-name="ce631">
            <text:p>85.5</text:p>
          </table:table-cell>
          <table:table-cell office:value-type="float" office:value="87.496486383703427" table:style-name="ce631">
            <text:p>87.5</text:p>
          </table:table-cell>
          <table:table-cell office:value-type="float" office:value="85.211456933098944" table:style-name="ce631">
            <text:p>85.2</text:p>
          </table:table-cell>
          <table:table-cell table:number-columns-repeated="4" table:style-name="ce14"/>
          <table:covered-table-cell/>
          <table:table-cell table:number-columns-repeated="3" table:style-name="ce627"/>
          <table:table-cell table:number-columns-repeated="5" table:style-name="ce628"/>
          <table:table-cell table:number-columns-repeated="16358" table:style-name="ce14"/>
        </table:table-row>
        <table:table-row table:style-name="ro10">
          <table:table-cell office:value-type="string" table:style-name="ce603">
            <text:p>Remanded on bail<text:span text:style-name="T3">(5)</text:span></text:p>
          </table:table-cell>
          <table:table-cell table:style-name="ce630"/>
          <table:table-cell office:value-type="float" office:value="101966" table:style-name="ce604">
            <text:p><text:s/>101,966<text:s/></text:p>
          </table:table-cell>
          <table:table-cell office:value-type="float" office:value="85916" table:style-name="ce604">
            <text:p><text:s/>85,916<text:s/></text:p>
          </table:table-cell>
          <table:table-cell office:value-type="float" office:value="72933" table:style-name="ce604">
            <text:p><text:s/>72,933<text:s/></text:p>
          </table:table-cell>
          <table:table-cell office:value-type="float" office:value="60745" table:style-name="ce604">
            <text:p><text:s/>60,745<text:s/></text:p>
          </table:table-cell>
          <table:table-cell office:value-type="float" office:value="43518" table:style-name="ce604">
            <text:p><text:s/>43,518<text:s/></text:p>
          </table:table-cell>
          <table:table-cell table:style-name="ce630"/>
          <table:table-cell office:value-type="float" office:value="16.534615896037181" table:style-name="ce631">
            <text:p>16.5</text:p>
          </table:table-cell>
          <table:table-cell office:value-type="float" office:value="14.952704995779561" table:style-name="ce631">
            <text:p>15.0</text:p>
          </table:table-cell>
          <table:table-cell office:value-type="float" office:value="12.880250212366157" table:style-name="ce631">
            <text:p>12.9</text:p>
          </table:table-cell>
          <table:table-cell office:value-type="float" office:value="11.15998023188949" table:style-name="ce631">
            <text:p>11.2</text:p>
          </table:table-cell>
          <table:table-cell office:value-type="float" office:value="12.856699706043104" table:style-name="ce631">
            <text:p>12.9</text:p>
          </table:table-cell>
          <table:table-cell table:number-columns-repeated="4" table:style-name="ce14"/>
          <table:covered-table-cell/>
          <table:table-cell table:number-columns-spanned="2" table:number-rows-spanned="1" table:style-name="ce157"/>
          <table:covered-table-cell/>
          <table:table-cell table:style-name="ce627"/>
          <table:table-cell table:number-columns-repeated="5" table:style-name="ce628"/>
          <table:table-cell table:number-columns-repeated="16358" table:style-name="ce14"/>
        </table:table-row>
        <table:table-row table:style-name="ro10">
          <table:table-cell office:value-type="string" table:style-name="ce603">
            <text:p>Remanded in custody<text:span text:style-name="T3">(6)</text:span></text:p>
          </table:table-cell>
          <table:table-cell table:style-name="ce630"/>
          <table:table-cell office:value-type="float" office:value="11317" table:style-name="ce604">
            <text:p><text:s/>11,317<text:s/></text:p>
          </table:table-cell>
          <table:table-cell office:value-type="float" office:value="10252" table:style-name="ce604">
            <text:p><text:s/>10,252<text:s/></text:p>
          </table:table-cell>
          <table:table-cell office:value-type="float" office:value="9157" table:style-name="ce604">
            <text:p><text:s/>9,157<text:s/></text:p>
          </table:table-cell>
          <table:table-cell office:value-type="float" office:value="7313" table:style-name="ce604">
            <text:p><text:s/>7,313<text:s/></text:p>
          </table:table-cell>
          <table:table-cell office:value-type="float" office:value="6539" table:style-name="ce604">
            <text:p><text:s/>6,539<text:s/></text:p>
          </table:table-cell>
          <table:table-cell table:style-name="ce630"/>
          <table:table-cell office:value-type="float" office:value="1.835143558592597" table:style-name="ce631">
            <text:p>1.8</text:p>
          </table:table-cell>
          <table:table-cell office:value-type="float" office:value="1.7842442806547336" table:style-name="ce631">
            <text:p>1.8</text:p>
          </table:table-cell>
          <table:table-cell office:value-type="float" office:value="1.6171616578865109" table:style-name="ce631">
            <text:p>1.6</text:p>
          </table:table-cell>
          <table:table-cell office:value-type="float" office:value="1.343533384407076" table:style-name="ce631">
            <text:p>1.3</text:p>
          </table:table-cell>
          <table:table-cell office:value-type="float" office:value="1.9318433608579406" table:style-name="ce631">
            <text:p>1.9</text:p>
          </table:table-cell>
          <table:table-cell table:number-columns-repeated="16371" table:style-name="ce14"/>
        </table:table-row>
        <table:table-row table:style-name="ro10">
          <table:table-cell office:value-type="string" table:style-name="ce607">
            <text:p><text:s text:c="2"/>Total</text:p>
          </table:table-cell>
          <table:table-cell table:style-name="ce632"/>
          <table:table-cell office:value-type="float" office:value="616682" table:style-name="ce608">
            <text:p><text:s/>616,682<text:s/></text:p>
          </table:table-cell>
          <table:table-cell office:value-type="float" office:value="574585" table:style-name="ce608">
            <text:p><text:s/>574,585<text:s/></text:p>
          </table:table-cell>
          <table:table-cell office:value-type="float" office:value="566239" table:style-name="ce608">
            <text:p><text:s/>566,239<text:s/></text:p>
          </table:table-cell>
          <table:table-cell office:value-type="float" office:value="544311" table:style-name="ce608">
            <text:p><text:s/>544,311<text:s/></text:p>
          </table:table-cell>
          <table:table-cell office:value-type="float" office:value="338485" table:style-name="ce608">
            <text:p><text:s/>338,485<text:s/></text:p>
          </table:table-cell>
          <table:table-cell table:style-name="ce632"/>
          <table:table-cell office:value-type="float" office:value="100" table:style-name="ce633">
            <text:p>100.0</text:p>
          </table:table-cell>
          <table:table-cell office:value-type="float" office:value="99.999999999999986" table:style-name="ce633">
            <text:p>100.0</text:p>
          </table:table-cell>
          <table:table-cell office:value-type="float" office:value="100.00000000000001" table:style-name="ce633">
            <text:p>100.0</text:p>
          </table:table-cell>
          <table:table-cell office:value-type="float" office:value="100" table:style-name="ce633">
            <text:p>100.0</text:p>
          </table:table-cell>
          <table:table-cell office:value-type="float" office:value="99.999999999999986" table:style-name="ce633">
            <text:p>100.0</text:p>
          </table:table-cell>
          <table:table-cell table:number-columns-repeated="16371" table:style-name="ce14"/>
        </table:table-row>
        <table:table-row table:style-name="ro10">
          <table:table-cell table:number-columns-repeated="2" table:style-name="ce592"/>
          <table:table-cell table:number-columns-repeated="5" table:style-name="ce611"/>
          <table:table-cell table:number-columns-repeated="5" table:style-name="ce634"/>
          <table:table-cell table:style-name="ce635"/>
          <table:table-cell table:number-columns-repeated="16371" table:style-name="ce14"/>
        </table:table-row>
        <table:table-row table:style-name="ro10">
          <table:table-cell office:value-type="string" table:style-name="ce592">
            <text:p>Summary motoring offences</text:p>
          </table:table-cell>
          <table:table-cell table:style-name="ce630"/>
          <table:table-cell table:number-columns-repeated="5" table:style-name="ce636"/>
          <table:table-cell table:style-name="ce630"/>
          <table:table-cell table:number-columns-repeated="4" table:style-name="ce616"/>
          <table:table-cell table:style-name="ce614"/>
          <table:table-cell table:number-columns-repeated="16371" table:style-name="ce14"/>
        </table:table-row>
        <table:table-row table:style-name="ro10">
          <table:table-cell office:value-type="string" table:style-name="ce603">
            <text:p>Not remanded</text:p>
          </table:table-cell>
          <table:table-cell table:style-name="ce630"/>
          <table:table-cell office:value-type="float" office:value="562311" table:style-name="ce604">
            <text:p><text:s/>562,311<text:s/></text:p>
          </table:table-cell>
          <table:table-cell office:value-type="float" office:value="573962" table:style-name="ce604">
            <text:p><text:s/>573,962<text:s/></text:p>
          </table:table-cell>
          <table:table-cell office:value-type="float" office:value="574729" table:style-name="ce604">
            <text:p><text:s/>574,729<text:s/></text:p>
          </table:table-cell>
          <table:table-cell office:value-type="float" office:value="586592" table:style-name="ce604">
            <text:p><text:s/>586,592<text:s/></text:p>
          </table:table-cell>
          <table:table-cell office:value-type="float" office:value="477203" table:style-name="ce604">
            <text:p><text:s/>477,203<text:s/></text:p>
          </table:table-cell>
          <table:table-cell table:style-name="ce630"/>
          <table:table-cell office:value-type="float" office:value="96.177107456958026" table:style-name="ce631">
            <text:p>96.2</text:p>
          </table:table-cell>
          <table:table-cell office:value-type="float" office:value="96.398100126299951" table:style-name="ce631">
            <text:p>96.4</text:p>
          </table:table-cell>
          <table:table-cell office:value-type="float" office:value="96.553351981117018" table:style-name="ce631">
            <text:p>96.6</text:p>
          </table:table-cell>
          <table:table-cell office:value-type="float" office:value="96.476408515565382" table:style-name="ce631">
            <text:p>96.5</text:p>
          </table:table-cell>
          <table:table-cell office:value-type="float" office:value="95.250480041836497" table:style-name="ce631">
            <text:p>95.3</text:p>
          </table:table-cell>
          <table:table-cell table:number-columns-repeated="16371" table:style-name="ce14"/>
        </table:table-row>
        <table:table-row table:style-name="ro10">
          <table:table-cell office:value-type="string" table:style-name="ce603">
            <text:p>Remanded on bail<text:span text:style-name="T3">(5)</text:span></text:p>
          </table:table-cell>
          <table:table-cell table:style-name="ce630"/>
          <table:table-cell office:value-type="float" office:value="21585" table:style-name="ce604">
            <text:p><text:s/>21,585<text:s/></text:p>
          </table:table-cell>
          <table:table-cell office:value-type="float" office:value="20601" table:style-name="ce604">
            <text:p><text:s/>20,601<text:s/></text:p>
          </table:table-cell>
          <table:table-cell office:value-type="float" office:value="19693" table:style-name="ce604">
            <text:p><text:s/>19,693<text:s/></text:p>
          </table:table-cell>
          <table:table-cell office:value-type="float" office:value="20649" table:style-name="ce604">
            <text:p><text:s/>20,649<text:s/></text:p>
          </table:table-cell>
          <table:table-cell office:value-type="float" office:value="23125" table:style-name="ce604">
            <text:p><text:s/>23,125<text:s/></text:p>
          </table:table-cell>
          <table:table-cell table:style-name="ce630"/>
          <table:table-cell office:value-type="float" office:value="3.6918766740441487" table:style-name="ce631">
            <text:p>3.7</text:p>
          </table:table-cell>
          <table:table-cell office:value-type="float" office:value="3.4599803831994196" table:style-name="ce631">
            <text:p>3.5</text:p>
          </table:table-cell>
          <table:table-cell office:value-type="float" office:value="3.3083856227267763" table:style-name="ce631">
            <text:p>3.3</text:p>
          </table:table-cell>
          <table:table-cell office:value-type="float" office:value="3.3961277334806979" table:style-name="ce631">
            <text:p>3.4</text:p>
          </table:table-cell>
          <table:table-cell office:value-type="float" office:value="4.6157868893688194" table:style-name="ce631">
            <text:p>4.6</text:p>
          </table:table-cell>
          <table:table-cell table:number-columns-repeated="16371" table:style-name="ce14"/>
        </table:table-row>
        <table:table-row table:style-name="ro10">
          <table:table-cell office:value-type="string" table:style-name="ce603">
            <text:p>Remanded in custody<text:span text:style-name="T3">(6)</text:span></text:p>
          </table:table-cell>
          <table:table-cell table:style-name="ce630"/>
          <table:table-cell office:value-type="float" office:value="766" table:style-name="ce604">
            <text:p><text:s/>766<text:s/></text:p>
          </table:table-cell>
          <table:table-cell office:value-type="float" office:value="845" table:style-name="ce604">
            <text:p><text:s/>845<text:s/></text:p>
          </table:table-cell>
          <table:table-cell office:value-type="float" office:value="823" table:style-name="ce604">
            <text:p><text:s/>823<text:s/></text:p>
          </table:table-cell>
          <table:table-cell office:value-type="float" office:value="775" table:style-name="ce604">
            <text:p><text:s/>775<text:s/></text:p>
          </table:table-cell>
          <table:table-cell office:value-type="float" office:value="670" table:style-name="ce604">
            <text:p><text:s/>670<text:s/></text:p>
          </table:table-cell>
          <table:table-cell table:style-name="ce630"/>
          <table:table-cell office:value-type="float" office:value="0.13101586899781414" table:style-name="ce631">
            <text:p>0.1</text:p>
          </table:table-cell>
          <table:table-cell office:value-type="float" office:value="0.14191949050063152" table:style-name="ce631">
            <text:p>0.1</text:p>
          </table:table-cell>
          <table:table-cell office:value-type="float" office:value="0.13826239615620459" table:style-name="ce631">
            <text:p>0.1</text:p>
          </table:table-cell>
          <table:table-cell office:value-type="float" office:value="0.12746375095392226" table:style-name="ce631">
            <text:p>0.1</text:p>
          </table:table-cell>
          <table:table-cell office:value-type="float" office:value="0.1337330687946858" table:style-name="ce631">
            <text:p>0.1</text:p>
          </table:table-cell>
          <table:table-cell table:number-columns-repeated="16371" table:style-name="ce14"/>
        </table:table-row>
        <table:table-row table:style-name="ro10">
          <table:table-cell office:value-type="string" table:style-name="ce607">
            <text:p><text:s text:c="2"/>Total</text:p>
          </table:table-cell>
          <table:table-cell table:style-name="ce632"/>
          <table:table-cell office:value-type="float" office:value="584662" table:style-name="ce608">
            <text:p><text:s/>584,662<text:s/></text:p>
          </table:table-cell>
          <table:table-cell office:value-type="float" office:value="595408" table:style-name="ce608">
            <text:p><text:s/>595,408<text:s/></text:p>
          </table:table-cell>
          <table:table-cell office:value-type="float" office:value="595245" table:style-name="ce608">
            <text:p><text:s/>595,245<text:s/></text:p>
          </table:table-cell>
          <table:table-cell office:value-type="float" office:value="608016" table:style-name="ce608">
            <text:p><text:s/>608,016<text:s/></text:p>
          </table:table-cell>
          <table:table-cell office:value-type="float" office:value="500998" table:style-name="ce608">
            <text:p><text:s/>500,998<text:s/></text:p>
          </table:table-cell>
          <table:table-cell table:style-name="ce632"/>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table:number-columns-repeated="16371" table:style-name="ce14"/>
        </table:table-row>
        <table:table-row table:style-name="ro10">
          <table:table-cell table:number-columns-repeated="2" table:style-name="ce637"/>
          <table:table-cell table:number-columns-repeated="5" table:style-name="ce638"/>
          <table:table-cell table:style-name="ce634"/>
          <table:table-cell table:number-columns-repeated="4" table:style-name="ce639"/>
          <table:table-cell table:style-name="ce640"/>
          <table:table-cell table:number-columns-repeated="16371" table:style-name="ce14"/>
        </table:table-row>
        <table:table-row table:style-name="ro10">
          <table:table-cell office:value-type="string" table:style-name="ce592">
            <text:p>Offence not known<text:span text:style-name="T5">(7)</text:span></text:p>
          </table:table-cell>
          <table:table-cell table:style-name="ce630"/>
          <table:table-cell table:number-columns-repeated="5" table:style-name="ce636"/>
          <table:table-cell table:style-name="ce630"/>
          <table:table-cell table:number-columns-repeated="4" table:style-name="ce616"/>
          <table:table-cell table:style-name="ce614"/>
          <table:table-cell table:number-columns-repeated="16371" table:style-name="ce14"/>
        </table:table-row>
        <table:table-row table:style-name="ro8">
          <table:table-cell office:value-type="string" table:style-name="ce603">
            <text:p>Not remanded</text:p>
          </table:table-cell>
          <table:table-cell table:style-name="ce630"/>
          <table:table-cell office:value-type="string" table:style-name="ce604">
            <text:p>:</text:p>
          </table:table-cell>
          <table:table-cell office:value-type="string" table:style-name="ce604">
            <text:p>:</text:p>
          </table:table-cell>
          <table:table-cell office:value-type="float" office:value="2" table:style-name="ce604">
            <text:p><text:s/>2<text:s/></text:p>
          </table:table-cell>
          <table:table-cell office:value-type="float" office:value="1" table:style-name="ce604">
            <text:p><text:s/>1<text:s/></text:p>
          </table:table-cell>
          <table:table-cell office:value-type="float" office:value="3" table:style-name="ce604">
            <text:p><text:s/>3<text:s/></text:p>
          </table:table-cell>
          <table:table-cell table:style-name="ce630"/>
          <table:table-cell office:value-type="string" table:style-name="ce631">
            <text:p>:</text:p>
          </table:table-cell>
          <table:table-cell office:value-type="string" table:style-name="ce631">
            <text:p>:</text:p>
          </table:table-cell>
          <table:table-cell office:value-type="string" table:style-name="ce631">
            <text:p>:</text:p>
          </table:table-cell>
          <table:table-cell office:value-type="string" table:style-name="ce631">
            <text:p>:</text:p>
          </table:table-cell>
          <table:table-cell office:value-type="string" table:style-name="ce631">
            <text:p>:</text:p>
          </table:table-cell>
          <table:table-cell table:number-columns-repeated="16371" table:style-name="ce14"/>
        </table:table-row>
        <table:table-row table:style-name="ro2">
          <table:table-cell office:value-type="string" table:style-name="ce603">
            <text:p>Remanded on bail<text:span text:style-name="T3">(5)</text:span></text:p>
          </table:table-cell>
          <table:table-cell table:style-name="ce630"/>
          <table:table-cell office:value-type="string" table:style-name="ce604">
            <text:p>:</text:p>
          </table:table-cell>
          <table:table-cell office:value-type="string" table:style-name="ce604">
            <text:p>:</text:p>
          </table:table-cell>
          <table:table-cell office:value-type="string" table:style-name="ce604">
            <text:p>:</text:p>
          </table:table-cell>
          <table:table-cell office:value-type="string" table:style-name="ce604">
            <text:p>:</text:p>
          </table:table-cell>
          <table:table-cell office:value-type="string" table:style-name="ce604">
            <text:p>:</text:p>
          </table:table-cell>
          <table:table-cell table:style-name="ce630"/>
          <table:table-cell office:value-type="string" table:style-name="ce631">
            <text:p>:</text:p>
          </table:table-cell>
          <table:table-cell office:value-type="string" table:style-name="ce631">
            <text:p>:</text:p>
          </table:table-cell>
          <table:table-cell office:value-type="string" table:style-name="ce631">
            <text:p>:</text:p>
          </table:table-cell>
          <table:table-cell office:value-type="string" table:style-name="ce631">
            <text:p>:</text:p>
          </table:table-cell>
          <table:table-cell office:value-type="string" table:style-name="ce631">
            <text:p>:</text:p>
          </table:table-cell>
          <table:table-cell table:number-columns-repeated="16371" table:style-name="ce14"/>
        </table:table-row>
        <table:table-row table:style-name="ro2">
          <table:table-cell office:value-type="string" table:style-name="ce603">
            <text:p>Remanded in custody<text:span text:style-name="T3">(6)</text:span></text:p>
          </table:table-cell>
          <table:table-cell table:style-name="ce630"/>
          <table:table-cell office:value-type="string" table:style-name="ce604">
            <text:p>:</text:p>
          </table:table-cell>
          <table:table-cell office:value-type="string" table:style-name="ce604">
            <text:p>:</text:p>
          </table:table-cell>
          <table:table-cell office:value-type="string" table:style-name="ce604">
            <text:p>:</text:p>
          </table:table-cell>
          <table:table-cell office:value-type="string" table:style-name="ce604">
            <text:p>:</text:p>
          </table:table-cell>
          <table:table-cell office:value-type="string" table:style-name="ce604">
            <text:p>:</text:p>
          </table:table-cell>
          <table:table-cell table:style-name="ce630"/>
          <table:table-cell office:value-type="string" table:style-name="ce631">
            <text:p>:</text:p>
          </table:table-cell>
          <table:table-cell office:value-type="string" table:style-name="ce631">
            <text:p>:</text:p>
          </table:table-cell>
          <table:table-cell office:value-type="string" table:style-name="ce631">
            <text:p>:</text:p>
          </table:table-cell>
          <table:table-cell office:value-type="string" table:style-name="ce631">
            <text:p>:</text:p>
          </table:table-cell>
          <table:table-cell office:value-type="string" table:style-name="ce631">
            <text:p>:</text:p>
          </table:table-cell>
          <table:table-cell table:number-columns-repeated="16371" table:style-name="ce14"/>
        </table:table-row>
        <table:table-row table:style-name="ro8">
          <table:table-cell office:value-type="string" table:style-name="ce607">
            <text:p><text:s text:c="2"/>Total</text:p>
          </table:table-cell>
          <table:table-cell table:style-name="ce641"/>
          <table:table-cell office:value-type="string" table:style-name="ce608">
            <text:p>:</text:p>
          </table:table-cell>
          <table:table-cell office:value-type="string" table:style-name="ce608">
            <text:p>:</text:p>
          </table:table-cell>
          <table:table-cell office:value-type="float" office:value="2" table:style-name="ce608">
            <text:p><text:s/>2<text:s/></text:p>
          </table:table-cell>
          <table:table-cell office:value-type="float" office:value="1" table:style-name="ce608">
            <text:p><text:s/>1<text:s/></text:p>
          </table:table-cell>
          <table:table-cell office:value-type="float" office:value="3" table:style-name="ce608">
            <text:p><text:s/>3<text:s/></text:p>
          </table:table-cell>
          <table:table-cell table:style-name="ce632"/>
          <table:table-cell office:value-type="string" table:style-name="ce633">
            <text:p>:</text:p>
          </table:table-cell>
          <table:table-cell office:value-type="string" table:style-name="ce633">
            <text:p>:</text:p>
          </table:table-cell>
          <table:table-cell office:value-type="string" table:style-name="ce633">
            <text:p>:</text:p>
          </table:table-cell>
          <table:table-cell office:value-type="string" table:style-name="ce633">
            <text:p>:</text:p>
          </table:table-cell>
          <table:table-cell office:value-type="string" table:style-name="ce633">
            <text:p>:</text:p>
          </table:table-cell>
          <table:table-cell table:number-columns-repeated="16371" table:style-name="ce14"/>
        </table:table-row>
        <table:table-row table:style-name="ro10">
          <table:table-cell table:number-columns-repeated="2" table:style-name="ce637"/>
          <table:table-cell table:number-columns-repeated="5" table:style-name="ce638"/>
          <table:table-cell table:style-name="ce634"/>
          <table:table-cell table:number-columns-repeated="4" table:style-name="ce639"/>
          <table:table-cell table:style-name="ce640"/>
          <table:table-cell table:number-columns-repeated="16371" table:style-name="ce14"/>
        </table:table-row>
        <table:table-row table:style-name="ro10">
          <table:table-cell office:value-type="string" table:style-name="ce592">
            <text:p>All offences</text:p>
          </table:table-cell>
          <table:table-cell table:style-name="ce630"/>
          <table:table-cell table:number-columns-repeated="5" table:style-name="ce636"/>
          <table:table-cell table:style-name="ce630"/>
          <table:table-cell table:number-columns-repeated="4" table:style-name="ce616"/>
          <table:table-cell table:style-name="ce614"/>
          <table:table-cell table:number-columns-repeated="16371" table:style-name="ce14"/>
        </table:table-row>
        <table:table-row table:style-name="ro8">
          <table:table-cell office:value-type="string" table:style-name="ce603">
            <text:p>Not remanded</text:p>
          </table:table-cell>
          <table:table-cell table:style-name="ce630"/>
          <table:table-cell office:value-type="float" office:value="1207909" table:style-name="ce604">
            <text:p><text:s/>1,207,909<text:s/></text:p>
          </table:table-cell>
          <table:table-cell office:value-type="float" office:value="1192369" table:style-name="ce604">
            <text:p><text:s/>1,192,369<text:s/></text:p>
          </table:table-cell>
          <table:table-cell office:value-type="float" office:value="1189702" table:style-name="ce604">
            <text:p><text:s/>1,189,702<text:s/></text:p>
          </table:table-cell>
          <table:table-cell office:value-type="float" office:value="1192635" table:style-name="ce604">
            <text:p><text:s/>1,192,635<text:s/></text:p>
          </table:table-cell>
          <table:table-cell office:value-type="float" office:value="857825" table:style-name="ce604">
            <text:p><text:s/>857,825<text:s/></text:p>
          </table:table-cell>
          <table:table-cell table:style-name="ce630"/>
          <table:table-cell office:value-type="float" office:value="78.277569324286674" table:style-name="ce631">
            <text:p>78.3</text:p>
          </table:table-cell>
          <table:table-cell office:value-type="float" office:value="79.931958196188319" table:style-name="ce631">
            <text:p>79.9</text:p>
          </table:table-cell>
          <table:table-cell office:value-type="float" office:value="82.146593135105618" table:style-name="ce631">
            <text:p>82.1</text:p>
          </table:table-cell>
          <table:table-cell office:value-type="float" office:value="82.831711265712798" table:style-name="ce631">
            <text:p>82.8</text:p>
          </table:table-cell>
          <table:table-cell office:value-type="float" office:value="79.634405367971155" table:style-name="ce631">
            <text:p>79.6</text:p>
          </table:table-cell>
          <table:table-cell table:number-columns-repeated="16371" table:style-name="ce14"/>
        </table:table-row>
        <table:table-row table:style-name="ro2">
          <table:table-cell office:value-type="string" table:style-name="ce603">
            <text:p>Remanded on bail<text:span text:style-name="T3">(5)</text:span></text:p>
          </table:table-cell>
          <table:table-cell table:style-name="ce630"/>
          <table:table-cell office:value-type="float" office:value="276138" table:style-name="ce604">
            <text:p><text:s/>276,138<text:s/></text:p>
          </table:table-cell>
          <table:table-cell office:value-type="float" office:value="241497" table:style-name="ce604">
            <text:p><text:s/>241,497<text:s/></text:p>
          </table:table-cell>
          <table:table-cell office:value-type="float" office:value="204033" table:style-name="ce604">
            <text:p><text:s/>204,033<text:s/></text:p>
          </table:table-cell>
          <table:table-cell office:value-type="float" office:value="196110" table:style-name="ce604">
            <text:p><text:s/>196,110<text:s/></text:p>
          </table:table-cell>
          <table:table-cell office:value-type="float" office:value="169776" table:style-name="ce604">
            <text:p><text:s/>169,776<text:s/></text:p>
          </table:table-cell>
          <table:table-cell table:style-name="ce630"/>
          <table:table-cell office:value-type="float" office:value="17.89490055796411" table:style-name="ce631">
            <text:p>17.9</text:p>
          </table:table-cell>
          <table:table-cell office:value-type="float" office:value="16.189055660206606" table:style-name="ce631">
            <text:p>16.2</text:p>
          </table:table-cell>
          <table:table-cell office:value-type="float" office:value="14.088079062769504" table:style-name="ce631">
            <text:p>14.1</text:p>
          </table:table-cell>
          <table:table-cell office:value-type="float" office:value="13.620367418630963" table:style-name="ce631">
            <text:p>13.6</text:p>
          </table:table-cell>
          <table:table-cell office:value-type="float" office:value="15.760802967683002" table:style-name="ce631">
            <text:p>15.8</text:p>
          </table:table-cell>
          <table:table-cell table:number-columns-repeated="16371" table:style-name="ce14"/>
        </table:table-row>
        <table:table-row table:style-name="ro2">
          <table:table-cell office:value-type="string" table:style-name="ce603">
            <text:p>Remanded in custody<text:span text:style-name="T3">(6)</text:span></text:p>
          </table:table-cell>
          <table:table-cell table:style-name="ce630"/>
          <table:table-cell office:value-type="float" office:value="59063" table:style-name="ce604">
            <text:p><text:s/>59,063<text:s/></text:p>
          </table:table-cell>
          <table:table-cell office:value-type="float" office:value="57864" table:style-name="ce604">
            <text:p><text:s/>57,864<text:s/></text:p>
          </table:table-cell>
          <table:table-cell office:value-type="float" office:value="54532" table:style-name="ce604">
            <text:p><text:s/>54,532<text:s/></text:p>
          </table:table-cell>
          <table:table-cell office:value-type="float" office:value="51084" table:style-name="ce604">
            <text:p><text:s/>51,084<text:s/></text:p>
          </table:table-cell>
          <table:table-cell office:value-type="float" office:value="49603" table:style-name="ce604">
            <text:p><text:s/>49,603<text:s/></text:p>
          </table:table-cell>
          <table:table-cell table:style-name="ce630"/>
          <table:table-cell office:value-type="float" office:value="3.8275301177492205" table:style-name="ce631">
            <text:p>3.8</text:p>
          </table:table-cell>
          <table:table-cell office:value-type="float" office:value="3.8789861436050761" table:style-name="ce631">
            <text:p>3.9</text:p>
          </table:table-cell>
          <table:table-cell office:value-type="float" office:value="3.7653278021248839" table:style-name="ce631">
            <text:p>3.8</text:p>
          </table:table-cell>
          <table:table-cell office:value-type="float" office:value="3.5479213156562341" table:style-name="ce631">
            <text:p>3.5</text:p>
          </table:table-cell>
          <table:table-cell office:value-type="float" office:value="4.6047916643458437" table:style-name="ce631">
            <text:p>4.6</text:p>
          </table:table-cell>
          <table:table-cell table:number-columns-repeated="16371" table:style-name="ce14"/>
        </table:table-row>
        <table:table-row table:style-name="ro8">
          <table:table-cell office:value-type="string" table:style-name="ce607">
            <text:p><text:s text:c="2"/>Total</text:p>
          </table:table-cell>
          <table:table-cell table:style-name="ce641"/>
          <table:table-cell office:value-type="float" office:value="1543110" table:style-name="ce608">
            <text:p><text:s/>1,543,110<text:s/></text:p>
          </table:table-cell>
          <table:table-cell office:value-type="float" office:value="1491730" table:style-name="ce608">
            <text:p><text:s/>1,491,730<text:s/></text:p>
          </table:table-cell>
          <table:table-cell office:value-type="float" office:value="1448267" table:style-name="ce608">
            <text:p><text:s/>1,448,267<text:s/></text:p>
          </table:table-cell>
          <table:table-cell office:value-type="float" office:value="1439829" table:style-name="ce608">
            <text:p><text:s/>1,439,829<text:s/></text:p>
          </table:table-cell>
          <table:table-cell office:value-type="float" office:value="1077204" table:style-name="ce608">
            <text:p><text:s/>1,077,204<text:s/></text:p>
          </table:table-cell>
          <table:table-cell table:style-name="ce642"/>
          <table:table-cell office:value-type="float" office:value="100" table:style-name="ce633">
            <text:p>100.0</text:p>
          </table:table-cell>
          <table:table-cell office:value-type="float" office:value="100" table:style-name="ce633">
            <text:p>100.0</text:p>
          </table:table-cell>
          <table:table-cell office:value-type="float" office:value="100.00000000000001" table:style-name="ce633">
            <text:p>100.0</text:p>
          </table:table-cell>
          <table:table-cell office:value-type="float" office:value="100" table:style-name="ce633">
            <text:p>100.0</text:p>
          </table:table-cell>
          <table:table-cell office:value-type="float" office:value="100" table:style-name="ce633">
            <text:p>100.0</text:p>
          </table:table-cell>
          <table:table-cell table:number-columns-repeated="16371" table:style-name="ce14"/>
        </table:table-row>
        <table:table-row table:style-name="ro8">
          <table:table-cell table:number-columns-repeated="13" table:style-name="ce592"/>
          <table:table-cell table:number-columns-repeated="16371" table:style-name="ce14"/>
        </table:table-row>
        <table:table-row table:style-name="ro10">
          <table:table-cell office:value-type="string" table:style-name="ce32">
            <text:p>Source: Ministry of Justice Court Proceedings Database</text:p>
          </table:table-cell>
          <table:table-cell table:style-name="ce592"/>
          <table:table-cell table:number-columns-repeated="6" table:style-name="ce620"/>
          <table:table-cell table:number-columns-repeated="5" table:style-name="ce609"/>
          <table:table-cell table:style-name="ce3"/>
          <table:table-cell table:number-columns-repeated="6" table:style-name="ce9"/>
          <table:table-cell table:number-columns-repeated="16364"/>
        </table:table-row>
        <table:table-row table:style-name="ro6">
          <table:table-cell office:value-type="string" table:style-name="ce593">
            <text:p>- = nil</text:p>
          </table:table-cell>
          <table:table-cell table:number-columns-repeated="13" table:style-name="ce3"/>
          <table:table-cell table:number-columns-repeated="6" table:style-name="ce9"/>
          <table:table-cell table:number-columns-repeated="16364"/>
        </table:table-row>
        <table:table-row table:style-name="ro6">
          <table:table-cell office:value-type="string" table:style-name="ce224">
            <text:p>: = Not applicable</text:p>
          </table:table-cell>
          <table:table-cell table:number-columns-repeated="13" table:style-name="ce3"/>
          <table:table-cell table:number-columns-repeated="6" table:style-name="ce9"/>
          <table:table-cell table:number-columns-repeated="16364"/>
        </table:table-row>
        <table:table-row table:style-name="ro8">
          <table:table-cell table:number-columns-repeated="8" table:style-name="ce14"/>
          <table:table-cell table:number-columns-repeated="5" table:style-name="ce643"/>
          <table:table-cell table:number-columns-repeated="16371" table:style-name="ce14"/>
        </table:table-row>
        <table:table-row table:style-name="ro73">
          <table:table-cell office:value-type="string" table:number-columns-spanned="13" table:number-rows-spanned="2" table:style-name="ce237">
            <text:p>(1) The figures given in the table relate to defendants for whom these offences were the principal offences for which they were dealt with. When a defendant has been found guilty of two or more offences it is the offence for which the heaviest penalty is imposed. Where the same disposal is imposed for two or more offences, the offence selected is the offence for which the statutory maximum penalty is the most severe.</text:p>
          </table:table-cell>
          <table:covered-table-cell table:number-columns-repeated="12"/>
          <table:table-cell table:number-columns-repeated="16371" table:style-name="ce14"/>
        </table:table-row>
        <table:table-row table:style-name="ro8">
          <table:covered-table-cell/>
          <table:covered-table-cell table:number-columns-repeated="12"/>
          <table:table-cell table:number-columns-repeated="16371" table:style-name="ce14"/>
        </table:table-row>
        <table:table-row table:style-name="ro10">
          <table:table-cell office:value-type="string" table:number-columns-spanned="13" table:number-rows-spanned="1" table:style-name="ce237">
            <text:p>(2) Includes males, females, persons where sex "Not Stated" and other offenders, i.e. companies, public bodies, etc.</text:p>
          </table:table-cell>
          <table:covered-table-cell table:number-columns-repeated="12"/>
          <table:table-cell table:number-columns-repeated="16371" table:style-name="ce14"/>
        </table:table-row>
        <table:table-row table:style-name="ro8">
          <table:table-cell table:number-columns-repeated="13" table:style-name="ce222"/>
          <table:table-cell table:number-columns-repeated="16371" table:style-name="ce14"/>
        </table:table-row>
        <table:table-row table:style-name="ro8">
          <table:table-cell office:value-type="string" table:number-columns-spanned="13" table:number-rows-spanned="1" table:style-name="ce239">
            <text:p>(3) Includes those who failed to appear to a summons, or to bail, who are excluded from the proceedings figures given in other chapters.</text:p>
          </table:table-cell>
          <table:covered-table-cell table:number-columns-repeated="12"/>
          <table:table-cell table:number-columns-repeated="16371" table:style-name="ce14"/>
        </table:table-row>
        <table:table-row table:style-name="ro8">
          <table:table-cell table:number-columns-repeated="13" table:style-name="ce621"/>
          <table:table-cell table:number-columns-repeated="16371" table:style-name="ce14"/>
        </table:table-row>
        <table:table-row table:style-name="ro74">
          <table:table-cell office:value-type="string" table:number-columns-spanned="13" table:number-rows-spanned="1" table:style-name="ce237">
            <text:p>(4) Defendants proceeded against at magistrates’ courts and subsequently committed to the Crown Court will have separate remand decisions made in both courts and will be included in both totals.</text:p>
          </table:table-cell>
          <table:covered-table-cell table:number-columns-repeated="12"/>
          <table:table-cell table:number-columns-repeated="16371" table:style-name="ce14"/>
        </table:table-row>
        <table:table-row table:style-name="ro8">
          <table:table-cell table:number-columns-repeated="13" table:style-name="ce222"/>
          <table:table-cell table:number-columns-repeated="16371" table:style-name="ce14"/>
        </table:table-row>
        <table:table-row table:style-name="ro37">
          <table:table-cell office:value-type="string" table:number-columns-spanned="13" table:number-rows-spanned="1" table:style-name="ce237">
            <text:p>(5) Includes those remanded on bail at any stage of proceedings at magistrates' courts who may also have been given custody or not remanded at some stage of those proceedings.</text:p>
          </table:table-cell>
          <table:covered-table-cell table:number-columns-repeated="12"/>
          <table:table-cell table:number-columns-repeated="16371" table:style-name="ce14"/>
        </table:table-row>
        <table:table-row table:style-name="ro8">
          <table:table-cell table:number-columns-repeated="13" table:style-name="ce222"/>
          <table:table-cell table:number-columns-repeated="16371" table:style-name="ce14"/>
        </table:table-row>
        <table:table-row table:style-name="ro75">
          <table:table-cell office:value-type="string" table:number-columns-spanned="13" table:number-rows-spanned="1" table:style-name="ce237">
            <text:p>(6) Includes those remanded in custody at any stage of proceedings at magistrates' courts who may also have been given bail or not remanded at some stage of those proceedings.</text:p>
          </table:table-cell>
          <table:covered-table-cell table:number-columns-repeated="12"/>
          <table:table-cell table:number-columns-repeated="16371" table:style-name="ce14"/>
        </table:table-row>
        <table:table-row table:style-name="ro6">
          <table:table-cell table:number-columns-repeated="13" table:style-name="ce621"/>
          <table:table-cell table:number-columns-repeated="16371"/>
        </table:table-row>
        <table:table-row table:style-name="ro76">
          <table:table-cell office:value-type="string" table:number-columns-spanned="12" table:number-rows-spanned="1" table:style-name="ce481">
            <text:p>(7) Offences are classified as ‘not known’ if validation checks cannot identify a valid code for the record. Validation checks target apparent anomalies in the data, for example offenders sentenced to high custodial sentences for offence codes known to be commonly misused. Some outcomes for ‘not known’ records may therefore appear relatively severe because such records are most likely to have been reviewed and subsequently identified as ‘not known’</text:p>
          </table:table-cell>
          <table:covered-table-cell table:number-columns-repeated="11"/>
          <table:table-cell table:style-name="ce621"/>
          <table:table-cell table:number-columns-repeated="16371"/>
        </table:table-row>
        <table:table-row table:number-rows-repeated="5" table:style-name="ro6">
          <table:table-cell table:number-columns-repeated="13" table:style-name="ce228"/>
          <table:table-cell table:number-columns-repeated="16371"/>
        </table:table-row>
        <table:table-row table:style-name="ro6">
          <table:table-cell table:number-columns-repeated="13" table:style-name="ce621"/>
          <table:table-cell table:number-columns-repeated="16371"/>
        </table:table-row>
        <table:table-row table:style-name="ro6">
          <table:table-cell table:number-columns-repeated="13" table:style-name="ce228"/>
          <table:table-cell table:number-columns-repeated="16371"/>
        </table:table-row>
        <table:table-row table:number-rows-repeated="1048510" table:style-name="ro6">
          <table:table-cell table:number-columns-repeated="16384"/>
        </table:table-row>
      </table:table>
      <table:table table:name="Q4_3" table:style-name="ta1">
        <table:table-column table:style-name="co74" table:default-cell-style-name="ce3"/>
        <table:table-column table:style-name="co75" table:default-cell-style-name="ce3"/>
        <table:table-column table:style-name="co2" table:number-columns-repeated="11" table:default-cell-style-name="ce3"/>
        <table:table-column table:style-name="co9" table:default-cell-style-name="ce3"/>
        <table:table-column table:style-name="co2" table:number-columns-repeated="16370" table:default-cell-style-name="ce3"/>
        <table:table-row table:style-name="ro77">
          <table:table-cell office:value-type="string" table:number-columns-spanned="25" table:number-rows-spanned="1" table:style-name="ce657">
            <text:p>Table Q4.3 - Defendants<text:span text:style-name="T7">(1)(2)(3)</text:span><text:s/>tried or sentenced at the Crown Court<text:span text:style-name="T7">(4)</text:span><text:s/>by remand status during trial at the Crown Court by type of offence, 12 months ending September 2010 to 12 months ending September 2020</text:p>
          </table:table-cell>
          <table:covered-table-cell table:number-columns-repeated="24"/>
          <table:table-cell table:style-name="ce3"/>
          <table:table-cell table:number-columns-spanned="2" table:number-rows-spanned="1" table:style-name="ce157"/>
          <table:covered-table-cell/>
          <table:table-cell table:number-columns-repeated="16356" table:style-name="ce3"/>
        </table:table-row>
        <table:table-row table:style-name="ro6">
          <table:table-cell office:value-type="string" table:style-name="ce31">
            <text:p><text:a xlink:href="#Contents.A1">back to contents</text:a></text:p>
          </table:table-cell>
          <table:table-cell table:number-columns-repeated="7" table:style-name="ce593"/>
          <table:table-cell table:number-columns-repeated="3" table:style-name="ce644"/>
          <table:table-cell table:number-columns-repeated="14" table:style-name="ce593"/>
          <table:table-cell table:style-name="ce3"/>
          <table:table-cell table:number-columns-spanned="2" table:number-rows-spanned="2" table:style-name="ce157"/>
          <table:covered-table-cell/>
          <table:table-cell table:number-columns-spanned="11" table:number-rows-spanned="1" table:style-name="ce157"/>
          <table:covered-table-cell table:number-columns-repeated="10"/>
          <table:table-cell table:number-columns-repeated="16345"/>
        </table:table-row>
        <table:table-row table:style-name="ro6">
          <table:table-cell office:value-type="string" table:style-name="ce596">
            <text:p>England and Wales</text:p>
          </table:table-cell>
          <table:table-cell table:number-columns-repeated="7" table:style-name="ce596"/>
          <table:table-cell table:number-columns-repeated="3" table:style-name="ce644"/>
          <table:table-cell table:number-columns-repeated="6" table:style-name="ce596"/>
          <table:table-cell table:style-name="ce598"/>
          <table:table-cell table:number-columns-repeated="7" table:style-name="ce596"/>
          <table:table-cell table:style-name="ce3"/>
          <table:covered-table-cell/>
          <table:covered-table-cell/>
          <table:table-cell table:number-columns-repeated="11" table:style-name="ce623"/>
          <table:table-cell table:number-columns-repeated="16345"/>
        </table:table-row>
        <table:table-row table:style-name="ro10">
          <table:table-cell table:style-name="ce592"/>
          <table:table-cell table:style-name="ce602"/>
          <table:table-cell office:value-type="string" table:style-name="ce599">
            <text:p>Number of defendants</text:p>
          </table:table-cell>
          <table:table-cell table:number-columns-repeated="10" table:style-name="ce645"/>
          <table:table-cell table:style-name="ce602"/>
          <table:table-cell office:value-type="string" table:style-name="ce599">
            <text:p>Percentages</text:p>
          </table:table-cell>
          <table:table-cell table:style-name="ce646"/>
          <table:table-cell table:number-columns-repeated="9" table:style-name="ce647"/>
          <table:table-cell table:style-name="ce3"/>
          <table:table-cell table:number-columns-spanned="1" table:number-rows-spanned="4" table:style-name="ce157"/>
          <table:table-cell table:style-name="ce627"/>
          <table:table-cell table:number-columns-repeated="11" table:style-name="ce628"/>
          <table:table-cell table:number-columns-repeated="16345"/>
        </table:table-row>
        <table:table-row table:style-name="ro10">
          <table:table-cell office:value-type="string" table:style-name="ce596">
            <text:p>Type of remand</text:p>
          </table:table-cell>
          <table:table-cell table:style-name="ce593"/>
          <table:table-cell office:value-type="float" office:value="2010" table:style-name="ce600">
            <text:p>2010</text:p>
          </table:table-cell>
          <table:table-cell office:value-type="float" office:value="2011" table:style-name="ce582">
            <text:p>2011</text:p>
          </table:table-cell>
          <table:table-cell office:value-type="float" office:value="2012" table:style-name="ce648">
            <text:p>2012</text:p>
          </table:table-cell>
          <table:table-cell office:value-type="float" office:value="2013" table:style-name="ce600">
            <text:p>2013</text:p>
          </table:table-cell>
          <table:table-cell office:value-type="float" office:value="2014" table:style-name="ce648">
            <text:p>2014</text:p>
          </table:table-cell>
          <table:table-cell office:value-type="float" office:value="2015" table:style-name="ce600">
            <text:p>2015</text:p>
          </table:table-cell>
          <table:table-cell office:value-type="float" office:value="2016" table:style-name="ce582">
            <text:p>2016</text:p>
          </table:table-cell>
          <table:table-cell office:value-type="float" office:value="2017" table:style-name="ce648">
            <text:p>2017</text:p>
          </table:table-cell>
          <table:table-cell office:value-type="float" office:value="2018" table:style-name="ce600">
            <text:p>2018</text:p>
          </table:table-cell>
          <table:table-cell office:value-type="float" office:value="2019" table:style-name="ce600">
            <text:p>2019</text:p>
          </table:table-cell>
          <table:table-cell office:value-type="float" office:value="2020" table:style-name="ce600">
            <text:p>2020</text:p>
          </table:table-cell>
          <table:table-cell table:style-name="ce601"/>
          <table:table-cell office:value-type="float" office:value="2010" table:style-name="ce600">
            <text:p>2010</text:p>
          </table:table-cell>
          <table:table-cell office:value-type="float" office:value="2011" table:style-name="ce582">
            <text:p>2011</text:p>
          </table:table-cell>
          <table:table-cell office:value-type="float" office:value="2012" table:style-name="ce648">
            <text:p>2012</text:p>
          </table:table-cell>
          <table:table-cell office:value-type="float" office:value="2013" table:style-name="ce600">
            <text:p>2013</text:p>
          </table:table-cell>
          <table:table-cell office:value-type="float" office:value="2014" table:style-name="ce648">
            <text:p>2014</text:p>
          </table:table-cell>
          <table:table-cell office:value-type="float" office:value="2015" table:style-name="ce600">
            <text:p>2015</text:p>
          </table:table-cell>
          <table:table-cell office:value-type="float" office:value="2016" table:style-name="ce582">
            <text:p>2016</text:p>
          </table:table-cell>
          <table:table-cell office:value-type="float" office:value="2017" table:style-name="ce648">
            <text:p>2017</text:p>
          </table:table-cell>
          <table:table-cell office:value-type="float" office:value="2018" table:style-name="ce600">
            <text:p>2018</text:p>
          </table:table-cell>
          <table:table-cell office:value-type="float" office:value="2019" table:style-name="ce600">
            <text:p>2019</text:p>
          </table:table-cell>
          <table:table-cell office:value-type="float" office:value="2020" table:style-name="ce600">
            <text:p>2020</text:p>
          </table:table-cell>
          <table:table-cell table:style-name="ce3"/>
          <table:covered-table-cell/>
          <table:table-cell table:style-name="ce627"/>
          <table:table-cell table:number-columns-repeated="11" table:style-name="ce628"/>
          <table:table-cell table:number-columns-repeated="16345"/>
        </table:table-row>
        <table:table-row table:style-name="ro10">
          <table:table-cell table:number-columns-repeated="12" table:style-name="ce593"/>
          <table:table-cell table:style-name="ce224"/>
          <table:table-cell table:number-columns-repeated="2" table:style-name="ce593"/>
          <table:table-cell table:number-columns-repeated="10" table:style-name="ce595"/>
          <table:table-cell table:style-name="ce3"/>
          <table:covered-table-cell/>
          <table:table-cell table:style-name="ce627"/>
          <table:table-cell table:number-columns-repeated="11" table:style-name="ce628"/>
          <table:table-cell table:number-columns-repeated="16345"/>
        </table:table-row>
        <table:table-row table:style-name="ro10">
          <table:table-cell office:value-type="string" table:style-name="ce592">
            <text:p>Indictable only offences</text:p>
          </table:table-cell>
          <table:table-cell table:number-columns-repeated="4" table:style-name="ce593"/>
          <table:table-cell table:number-columns-repeated="7" table:style-name="ce644"/>
          <table:table-cell table:style-name="ce649"/>
          <table:table-cell table:number-columns-repeated="4" table:style-name="ce593"/>
          <table:table-cell table:style-name="ce595"/>
          <table:table-cell table:number-columns-repeated="7" table:style-name="ce593"/>
          <table:table-cell table:style-name="ce3"/>
          <table:covered-table-cell/>
          <table:table-cell table:style-name="ce627"/>
          <table:table-cell table:number-columns-repeated="11" table:style-name="ce628"/>
          <table:table-cell table:number-columns-repeated="16345"/>
        </table:table-row>
        <table:table-row table:style-name="ro10">
          <table:table-cell office:value-type="string" table:style-name="ce603">
            <text:p>Not remanded</text:p>
          </table:table-cell>
          <table:table-cell table:style-name="ce593"/>
          <table:table-cell office:value-type="float" office:value="261" table:style-name="ce615">
            <text:p>261</text:p>
          </table:table-cell>
          <table:table-cell office:value-type="float" office:value="63" table:style-name="ce615">
            <text:p>63</text:p>
          </table:table-cell>
          <table:table-cell office:value-type="float" office:value="244" table:style-name="ce615">
            <text:p>244</text:p>
          </table:table-cell>
          <table:table-cell office:value-type="float" office:value="354" table:style-name="ce615">
            <text:p>354</text:p>
          </table:table-cell>
          <table:table-cell office:value-type="float" office:value="307" table:style-name="ce615">
            <text:p>307</text:p>
          </table:table-cell>
          <table:table-cell office:value-type="float" office:value="283" table:style-name="ce615">
            <text:p>283</text:p>
          </table:table-cell>
          <table:table-cell office:value-type="float" office:value="436" table:style-name="ce615">
            <text:p>436</text:p>
          </table:table-cell>
          <table:table-cell office:value-type="float" office:value="610" table:style-name="ce615">
            <text:p>610</text:p>
          </table:table-cell>
          <table:table-cell office:value-type="float" office:value="711" table:style-name="ce615">
            <text:p>711</text:p>
          </table:table-cell>
          <table:table-cell office:value-type="float" office:value="912" table:style-name="ce615">
            <text:p>912</text:p>
          </table:table-cell>
          <table:table-cell office:value-type="float" office:value="1055" table:style-name="ce615">
            <text:p>1,055</text:p>
          </table:table-cell>
          <table:table-cell table:style-name="ce343"/>
          <table:table-cell office:value-type="float" office:value="1.1101658868566568" table:style-name="ce616">
            <text:p>1.1</text:p>
          </table:table-cell>
          <table:table-cell office:value-type="float" office:value="0.27387732034951962" table:style-name="ce616">
            <text:p>0.3</text:p>
          </table:table-cell>
          <table:table-cell office:value-type="float" office:value="1.1336709566510246" table:style-name="ce616">
            <text:p>1.1</text:p>
          </table:table-cell>
          <table:table-cell office:value-type="float" office:value="1.7935856513147896" table:style-name="ce616">
            <text:p>1.8</text:p>
          </table:table-cell>
          <table:table-cell office:value-type="float" office:value="1.6175773223035987" table:style-name="ce616">
            <text:p>1.6</text:p>
          </table:table-cell>
          <table:table-cell office:value-type="float" office:value="1.4751107636174094" table:style-name="ce616">
            <text:p>1.5</text:p>
          </table:table-cell>
          <table:table-cell office:value-type="float" office:value="2.3668639053254439" table:style-name="ce616">
            <text:p>2.4</text:p>
          </table:table-cell>
          <table:table-cell office:value-type="float" office:value="3.4045878216219232" table:style-name="ce616">
            <text:p>3.4</text:p>
          </table:table-cell>
          <table:table-cell office:value-type="float" office:value="4.3174641729414622" table:style-name="ce616">
            <text:p>4.3</text:p>
          </table:table-cell>
          <table:table-cell office:value-type="float" office:value="6.2926930242185888" table:style-name="ce616">
            <text:p>6.3</text:p>
          </table:table-cell>
          <table:table-cell office:value-type="float" office:value="9.1026747195858508" table:style-name="ce616">
            <text:p>9.1</text:p>
          </table:table-cell>
          <table:table-cell table:style-name="ce3"/>
          <table:table-cell table:number-columns-spanned="1" table:number-rows-spanned="4" table:style-name="ce157"/>
          <table:table-cell table:style-name="ce627"/>
          <table:table-cell table:number-columns-repeated="11" table:style-name="ce628"/>
          <table:table-cell table:number-columns-repeated="16345"/>
        </table:table-row>
        <table:table-row table:style-name="ro10">
          <table:table-cell office:value-type="string" table:style-name="ce603">
            <text:p>Remanded on bail<text:span text:style-name="T3">(5)</text:span></text:p>
          </table:table-cell>
          <table:table-cell table:style-name="ce593"/>
          <table:table-cell office:value-type="float" office:value="9502" table:style-name="ce615">
            <text:p>9,502</text:p>
          </table:table-cell>
          <table:table-cell office:value-type="float" office:value="9232" table:style-name="ce615">
            <text:p>9,232</text:p>
          </table:table-cell>
          <table:table-cell office:value-type="float" office:value="8441" table:style-name="ce615">
            <text:p>8,441</text:p>
          </table:table-cell>
          <table:table-cell office:value-type="float" office:value="7732" table:style-name="ce615">
            <text:p>7,732</text:p>
          </table:table-cell>
          <table:table-cell office:value-type="float" office:value="7612" table:style-name="ce615">
            <text:p>7,612</text:p>
          </table:table-cell>
          <table:table-cell office:value-type="float" office:value="8075" table:style-name="ce615">
            <text:p>8,075</text:p>
          </table:table-cell>
          <table:table-cell office:value-type="float" office:value="7792" table:style-name="ce615">
            <text:p>7,792</text:p>
          </table:table-cell>
          <table:table-cell office:value-type="float" office:value="7792" table:style-name="ce615">
            <text:p>7,792</text:p>
          </table:table-cell>
          <table:table-cell office:value-type="float" office:value="6494" table:style-name="ce615">
            <text:p>6,494</text:p>
          </table:table-cell>
          <table:table-cell office:value-type="float" office:value="5118" table:style-name="ce615">
            <text:p>5,118</text:p>
          </table:table-cell>
          <table:table-cell office:value-type="float" office:value="3359" table:style-name="ce615">
            <text:p>3,359</text:p>
          </table:table-cell>
          <table:table-cell table:style-name="ce343"/>
          <table:table-cell office:value-type="float" office:value="40.416843896214374" table:style-name="ce616">
            <text:p>40.4</text:p>
          </table:table-cell>
          <table:table-cell office:value-type="float" office:value="40.133895578837539" table:style-name="ce616">
            <text:p>40.1</text:p>
          </table:table-cell>
          <table:table-cell office:value-type="float" office:value="39.21851043070204" table:style-name="ce616">
            <text:p>39.2</text:p>
          </table:table-cell>
          <table:table-cell office:value-type="float" office:value="39.175153265440542" table:style-name="ce616">
            <text:p>39.2</text:p>
          </table:table-cell>
          <table:table-cell office:value-type="float" office:value="40.107487222719854" table:style-name="ce616">
            <text:p>40.1</text:p>
          </table:table-cell>
          <table:table-cell office:value-type="float" office:value="42.090174615585092" table:style-name="ce616">
            <text:p>42.1</text:p>
          </table:table-cell>
          <table:table-cell office:value-type="float" office:value="42.299549427284077" table:style-name="ce616">
            <text:p>42.3</text:p>
          </table:table-cell>
          <table:table-cell office:value-type="float" office:value="43.489423452586927" table:style-name="ce616">
            <text:p>43.5</text:p>
          </table:table-cell>
          <table:table-cell office:value-type="float" office:value="39.43405392275929" table:style-name="ce616">
            <text:p>39.4</text:p>
          </table:table-cell>
          <table:table-cell office:value-type="float" office:value="35.31359966880563" table:style-name="ce616">
            <text:p>35.3</text:p>
          </table:table-cell>
          <table:table-cell office:value-type="float" office:value="28.981880931837789" table:style-name="ce616">
            <text:p>29.0</text:p>
          </table:table-cell>
          <table:table-cell table:style-name="ce3"/>
          <table:covered-table-cell/>
          <table:table-cell table:style-name="ce627"/>
          <table:table-cell table:number-columns-repeated="11" table:style-name="ce628"/>
          <table:table-cell table:number-columns-repeated="16345"/>
        </table:table-row>
        <table:table-row table:style-name="ro10">
          <table:table-cell office:value-type="string" table:style-name="ce603">
            <text:p>Remanded in custody<text:span text:style-name="T3">(6)</text:span></text:p>
          </table:table-cell>
          <table:table-cell table:style-name="ce593"/>
          <table:table-cell office:value-type="float" office:value="13747" table:style-name="ce615">
            <text:p>13,747</text:p>
          </table:table-cell>
          <table:table-cell office:value-type="float" office:value="13708" table:style-name="ce615">
            <text:p>13,708</text:p>
          </table:table-cell>
          <table:table-cell office:value-type="float" office:value="12838" table:style-name="ce615">
            <text:p>12,838</text:p>
          </table:table-cell>
          <table:table-cell office:value-type="float" office:value="11651" table:style-name="ce615">
            <text:p>11,651</text:p>
          </table:table-cell>
          <table:table-cell office:value-type="float" office:value="11060" table:style-name="ce615">
            <text:p>11,060</text:p>
          </table:table-cell>
          <table:table-cell office:value-type="float" office:value="10827" table:style-name="ce615">
            <text:p>10,827</text:p>
          </table:table-cell>
          <table:table-cell office:value-type="float" office:value="10193" table:style-name="ce615">
            <text:p>10,193</text:p>
          </table:table-cell>
          <table:table-cell office:value-type="float" office:value="9515" table:style-name="ce615">
            <text:p>9,515</text:p>
          </table:table-cell>
          <table:table-cell office:value-type="float" office:value="9263" table:style-name="ce615">
            <text:p>9,263</text:p>
          </table:table-cell>
          <table:table-cell office:value-type="float" office:value="8463" table:style-name="ce615">
            <text:p>8,463</text:p>
          </table:table-cell>
          <table:table-cell office:value-type="float" office:value="7176" table:style-name="ce615">
            <text:p>7,176</text:p>
          </table:table-cell>
          <table:table-cell table:style-name="ce343"/>
          <table:table-cell office:value-type="float" office:value="58.472990216928963" table:style-name="ce616">
            <text:p>58.5</text:p>
          </table:table-cell>
          <table:table-cell office:value-type="float" office:value="59.592227100812934" table:style-name="ce616">
            <text:p>59.6</text:p>
          </table:table-cell>
          <table:table-cell office:value-type="float" office:value="59.647818612646944" table:style-name="ce616">
            <text:p>59.6</text:p>
          </table:table-cell>
          <table:table-cell office:value-type="float" office:value="59.031261083244665" table:style-name="ce616">
            <text:p>59.0</text:p>
          </table:table-cell>
          <table:table-cell office:value-type="float" office:value="58.27493545497655" table:style-name="ce616">
            <text:p>58.3</text:p>
          </table:table-cell>
          <table:table-cell office:value-type="float" office:value="56.4347146207975" table:style-name="ce616">
            <text:p>56.4</text:p>
          </table:table-cell>
          <table:table-cell office:value-type="float" office:value="55.333586667390477" table:style-name="ce616">
            <text:p>55.3</text:p>
          </table:table-cell>
          <table:table-cell office:value-type="float" office:value="53.10598872579115" table:style-name="ce616">
            <text:p>53.1</text:p>
          </table:table-cell>
          <table:table-cell office:value-type="float" office:value="56.248481904299254" table:style-name="ce616">
            <text:p>56.2</text:p>
          </table:table-cell>
          <table:table-cell office:value-type="float" office:value="58.393707306975784" table:style-name="ce616">
            <text:p>58.4</text:p>
          </table:table-cell>
          <table:table-cell office:value-type="float" office:value="61.915444348576351" table:style-name="ce616">
            <text:p>61.9</text:p>
          </table:table-cell>
          <table:table-cell table:style-name="ce3"/>
          <table:covered-table-cell/>
          <table:table-cell table:style-name="ce627"/>
          <table:table-cell table:number-columns-repeated="11" table:style-name="ce628"/>
          <table:table-cell table:number-columns-repeated="16345"/>
        </table:table-row>
        <table:table-row table:style-name="ro10">
          <table:table-cell office:value-type="string" table:style-name="ce607">
            <text:p>Total</text:p>
          </table:table-cell>
          <table:table-cell table:style-name="ce592"/>
          <table:table-cell office:value-type="float" office:value="23510" table:style-name="ce618">
            <text:p>23,510</text:p>
          </table:table-cell>
          <table:table-cell office:value-type="float" office:value="23003" table:style-name="ce618">
            <text:p>23,003</text:p>
          </table:table-cell>
          <table:table-cell office:value-type="float" office:value="21523" table:style-name="ce618">
            <text:p>21,523</text:p>
          </table:table-cell>
          <table:table-cell office:value-type="float" office:value="19737" table:style-name="ce618">
            <text:p>19,737</text:p>
          </table:table-cell>
          <table:table-cell office:value-type="float" office:value="18979" table:style-name="ce618">
            <text:p>18,979</text:p>
          </table:table-cell>
          <table:table-cell office:value-type="float" office:value="19185" table:style-name="ce618">
            <text:p>19,185</text:p>
          </table:table-cell>
          <table:table-cell office:value-type="float" office:value="18421" table:style-name="ce618">
            <text:p>18,421</text:p>
          </table:table-cell>
          <table:table-cell office:value-type="float" office:value="17917" table:style-name="ce618">
            <text:p>17,917</text:p>
          </table:table-cell>
          <table:table-cell office:value-type="float" office:value="16468" table:style-name="ce618">
            <text:p>16,468</text:p>
          </table:table-cell>
          <table:table-cell office:value-type="float" office:value="14493" table:style-name="ce618">
            <text:p>14,493</text:p>
          </table:table-cell>
          <table:table-cell office:value-type="float" office:value="11590" table:style-name="ce618">
            <text:p>11,590</text:p>
          </table:table-cell>
          <table:table-cell table:style-name="ce650"/>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table:style-name="ce3"/>
          <table:covered-table-cell/>
          <table:table-cell table:style-name="ce627"/>
          <table:table-cell table:number-columns-repeated="11" table:style-name="ce628"/>
          <table:table-cell table:number-columns-repeated="16345"/>
        </table:table-row>
        <table:table-row table:style-name="ro10">
          <table:table-cell table:number-columns-repeated="2" table:style-name="ce592"/>
          <table:table-cell table:number-columns-repeated="11" table:style-name="ce634"/>
          <table:table-cell table:style-name="ce651"/>
          <table:table-cell table:number-columns-repeated="11" table:style-name="ce634"/>
          <table:table-cell table:style-name="ce3"/>
          <table:table-cell table:number-columns-spanned="1" table:number-rows-spanned="4" table:style-name="ce157"/>
          <table:table-cell table:style-name="ce627"/>
          <table:table-cell table:number-columns-repeated="11" table:style-name="ce628"/>
          <table:table-cell table:number-columns-repeated="16345"/>
        </table:table-row>
        <table:table-row table:style-name="ro10">
          <table:table-cell office:value-type="string" table:style-name="ce592">
            <text:p>Triable either way offences</text:p>
          </table:table-cell>
          <table:table-cell table:style-name="ce592"/>
          <table:table-cell table:number-columns-repeated="11" table:style-name="ce634"/>
          <table:table-cell table:style-name="ce650"/>
          <table:table-cell table:number-columns-repeated="11" table:style-name="ce634"/>
          <table:table-cell table:style-name="ce3"/>
          <table:covered-table-cell/>
          <table:table-cell table:style-name="ce627"/>
          <table:table-cell table:number-columns-repeated="11" table:style-name="ce628"/>
          <table:table-cell table:number-columns-repeated="16345"/>
        </table:table-row>
        <table:table-row table:style-name="ro10">
          <table:table-cell office:value-type="string" table:style-name="ce603">
            <text:p>Not remanded</text:p>
          </table:table-cell>
          <table:table-cell table:style-name="ce592"/>
          <table:table-cell office:value-type="float" office:value="14383" table:style-name="ce615">
            <text:p>14,383</text:p>
          </table:table-cell>
          <table:table-cell office:value-type="float" office:value="15939" table:style-name="ce615">
            <text:p>15,939</text:p>
          </table:table-cell>
          <table:table-cell office:value-type="float" office:value="17141" table:style-name="ce615">
            <text:p>17,141</text:p>
          </table:table-cell>
          <table:table-cell office:value-type="float" office:value="16343" table:style-name="ce615">
            <text:p>16,343</text:p>
          </table:table-cell>
          <table:table-cell office:value-type="float" office:value="15073" table:style-name="ce615">
            <text:p>15,073</text:p>
          </table:table-cell>
          <table:table-cell office:value-type="float" office:value="13515" table:style-name="ce615">
            <text:p>13,515</text:p>
          </table:table-cell>
          <table:table-cell office:value-type="float" office:value="15580" table:style-name="ce615">
            <text:p>15,580</text:p>
          </table:table-cell>
          <table:table-cell office:value-type="float" office:value="16367" table:style-name="ce615">
            <text:p>16,367</text:p>
          </table:table-cell>
          <table:table-cell office:value-type="float" office:value="16621" table:style-name="ce615">
            <text:p>16,621</text:p>
          </table:table-cell>
          <table:table-cell office:value-type="float" office:value="18909" table:style-name="ce615">
            <text:p>18,909</text:p>
          </table:table-cell>
          <table:table-cell office:value-type="float" office:value="18987" table:style-name="ce615">
            <text:p>18,987</text:p>
          </table:table-cell>
          <table:table-cell table:style-name="ce650"/>
          <table:table-cell office:value-type="float" office:value="15.129329841059464" table:style-name="ce616">
            <text:p>15.1</text:p>
          </table:table-cell>
          <table:table-cell office:value-type="float" office:value="16.384999691605501" table:style-name="ce616">
            <text:p>16.4</text:p>
          </table:table-cell>
          <table:table-cell office:value-type="float" office:value="19.530787110888291" table:style-name="ce616">
            <text:p>19.5</text:p>
          </table:table-cell>
          <table:table-cell office:value-type="float" office:value="20.53269677743577" table:style-name="ce616">
            <text:p>20.5</text:p>
          </table:table-cell>
          <table:table-cell office:value-type="float" office:value="18.539063268719865" table:style-name="ce616">
            <text:p>18.5</text:p>
          </table:table-cell>
          <table:table-cell office:value-type="float" office:value="16.339632222262523" table:style-name="ce616">
            <text:p>16.3</text:p>
          </table:table-cell>
          <table:table-cell office:value-type="float" office:value="19.271206986121761" table:style-name="ce616">
            <text:p>19.3</text:p>
          </table:table-cell>
          <table:table-cell office:value-type="float" office:value="22.605729123504876" table:style-name="ce616">
            <text:p>22.6</text:p>
          </table:table-cell>
          <table:table-cell office:value-type="float" office:value="25.458360776264797" table:style-name="ce616">
            <text:p>25.5</text:p>
          </table:table-cell>
          <table:table-cell office:value-type="float" office:value="29.259574468085109" table:style-name="ce616">
            <text:p>29.3</text:p>
          </table:table-cell>
          <table:table-cell office:value-type="float" office:value="33.370241484762211" table:style-name="ce616">
            <text:p>33.4</text:p>
          </table:table-cell>
          <table:table-cell table:style-name="ce3"/>
          <table:covered-table-cell/>
          <table:table-cell table:style-name="ce627"/>
          <table:table-cell table:number-columns-repeated="11" table:style-name="ce628"/>
          <table:table-cell table:number-columns-repeated="16345"/>
        </table:table-row>
        <table:table-row table:style-name="ro10">
          <table:table-cell office:value-type="string" table:style-name="ce603">
            <text:p>Remanded on bail<text:span text:style-name="T3">(5)</text:span></text:p>
          </table:table-cell>
          <table:table-cell table:style-name="ce592"/>
          <table:table-cell office:value-type="float" office:value="53685" table:style-name="ce615">
            <text:p>53,685</text:p>
          </table:table-cell>
          <table:table-cell office:value-type="float" office:value="52644" table:style-name="ce615">
            <text:p>52,644</text:p>
          </table:table-cell>
          <table:table-cell office:value-type="float" office:value="45128" table:style-name="ce615">
            <text:p>45,128</text:p>
          </table:table-cell>
          <table:table-cell office:value-type="float" office:value="39460" table:style-name="ce615">
            <text:p>39,460</text:p>
          </table:table-cell>
          <table:table-cell office:value-type="float" office:value="39781" table:style-name="ce615">
            <text:p>39,781</text:p>
          </table:table-cell>
          <table:table-cell office:value-type="float" office:value="41942" table:style-name="ce615">
            <text:p>41,942</text:p>
          </table:table-cell>
          <table:table-cell office:value-type="float" office:value="39828" table:style-name="ce615">
            <text:p>39,828</text:p>
          </table:table-cell>
          <table:table-cell office:value-type="float" office:value="33849" table:style-name="ce615">
            <text:p>33,849</text:p>
          </table:table-cell>
          <table:table-cell office:value-type="float" office:value="27597" table:style-name="ce615">
            <text:p>27,597</text:p>
          </table:table-cell>
          <table:table-cell office:value-type="float" office:value="24800" table:style-name="ce615">
            <text:p>24,800</text:p>
          </table:table-cell>
          <table:table-cell office:value-type="float" office:value="16904" table:style-name="ce615">
            <text:p>16,904</text:p>
          </table:table-cell>
          <table:table-cell table:style-name="ce650"/>
          <table:table-cell office:value-type="float" office:value="56.470699611852694" table:style-name="ce616">
            <text:p>56.5</text:p>
          </table:table-cell>
          <table:table-cell office:value-type="float" office:value="54.117066551532723" table:style-name="ce616">
            <text:p>54.1</text:p>
          </table:table-cell>
          <table:table-cell office:value-type="float" office:value="51.41971651246525" table:style-name="ce616">
            <text:p>51.4</text:p>
          </table:table-cell>
          <table:table-cell office:value-type="float" office:value="49.57597839060243" table:style-name="ce616">
            <text:p>49.6</text:p>
          </table:table-cell>
          <table:table-cell office:value-type="float" office:value="48.928711994489817" table:style-name="ce616">
            <text:p>48.9</text:p>
          </table:table-cell>
          <table:table-cell office:value-type="float" office:value="50.707869379662206" table:style-name="ce616">
            <text:p>50.7</text:p>
          </table:table-cell>
          <table:table-cell office:value-type="float" office:value="49.264032852583931" table:style-name="ce616">
            <text:p>49.3</text:p>
          </table:table-cell>
          <table:table-cell office:value-type="float" office:value="46.751470953841057" table:style-name="ce616">
            <text:p>46.8</text:p>
          </table:table-cell>
          <table:table-cell office:value-type="float" office:value="42.270283517392436" table:style-name="ce616">
            <text:p>42.3</text:p>
          </table:table-cell>
          <table:table-cell office:value-type="float" office:value="38.375241779497102" table:style-name="ce616">
            <text:p>38.4</text:p>
          </table:table-cell>
          <table:table-cell office:value-type="float" office:value="29.709304369222117" table:style-name="ce616">
            <text:p>29.7</text:p>
          </table:table-cell>
          <table:table-cell table:style-name="ce3"/>
          <table:covered-table-cell/>
          <table:table-cell table:style-name="ce627"/>
          <table:table-cell table:number-columns-repeated="11" table:style-name="ce628"/>
          <table:table-cell table:number-columns-repeated="16345"/>
        </table:table-row>
        <table:table-row table:style-name="ro10">
          <table:table-cell office:value-type="string" table:style-name="ce603">
            <text:p>Remanded in custody<text:span text:style-name="T3">(6)</text:span></text:p>
          </table:table-cell>
          <table:table-cell table:style-name="ce592"/>
          <table:table-cell office:value-type="float" office:value="26999" table:style-name="ce615">
            <text:p>26,999</text:p>
          </table:table-cell>
          <table:table-cell office:value-type="float" office:value="28695" table:style-name="ce615">
            <text:p>28,695</text:p>
          </table:table-cell>
          <table:table-cell office:value-type="float" office:value="25495" table:style-name="ce615">
            <text:p>25,495</text:p>
          </table:table-cell>
          <table:table-cell office:value-type="float" office:value="23792" table:style-name="ce615">
            <text:p>23,792</text:p>
          </table:table-cell>
          <table:table-cell office:value-type="float" office:value="26450" table:style-name="ce615">
            <text:p>26,450</text:p>
          </table:table-cell>
          <table:table-cell office:value-type="float" office:value="27256" table:style-name="ce615">
            <text:p>27,256</text:p>
          </table:table-cell>
          <table:table-cell office:value-type="float" office:value="25438" table:style-name="ce615">
            <text:p>25,438</text:p>
          </table:table-cell>
          <table:table-cell office:value-type="float" office:value="22186" table:style-name="ce615">
            <text:p>22,186</text:p>
          </table:table-cell>
          <table:table-cell office:value-type="float" office:value="21069" table:style-name="ce615">
            <text:p>21,069</text:p>
          </table:table-cell>
          <table:table-cell office:value-type="float" office:value="20916" table:style-name="ce615">
            <text:p>20,916</text:p>
          </table:table-cell>
          <table:table-cell office:value-type="float" office:value="21007" table:style-name="ce615">
            <text:p>21,007</text:p>
          </table:table-cell>
          <table:table-cell table:style-name="ce650"/>
          <table:table-cell office:value-type="float" office:value="28.399970547087843" table:style-name="ce616">
            <text:p>28.4</text:p>
          </table:table-cell>
          <table:table-cell office:value-type="float" office:value="29.497933756861777" table:style-name="ce616">
            <text:p>29.5</text:p>
          </table:table-cell>
          <table:table-cell office:value-type="float" office:value="29.049496376646459" table:style-name="ce616">
            <text:p>29.0</text:p>
          </table:table-cell>
          <table:table-cell office:value-type="float" office:value="29.891324831961807" table:style-name="ce616">
            <text:p>29.9</text:p>
          </table:table-cell>
          <table:table-cell office:value-type="float" office:value="32.532224736790319" table:style-name="ce616">
            <text:p>32.5</text:p>
          </table:table-cell>
          <table:table-cell office:value-type="float" office:value="32.952498398075278" table:style-name="ce616">
            <text:p>33.0</text:p>
          </table:table-cell>
          <table:table-cell office:value-type="float" office:value="31.464760161294315" table:style-name="ce616">
            <text:p>31.5</text:p>
          </table:table-cell>
          <table:table-cell office:value-type="float" office:value="30.642799922654067" table:style-name="ce616">
            <text:p>30.6</text:p>
          </table:table-cell>
          <table:table-cell office:value-type="float" office:value="32.27135570634276" table:style-name="ce616">
            <text:p>32.3</text:p>
          </table:table-cell>
          <table:table-cell office:value-type="float" office:value="32.365183752417799" table:style-name="ce616">
            <text:p>32.4</text:p>
          </table:table-cell>
          <table:table-cell office:value-type="float" office:value="36.920454146015679" table:style-name="ce616">
            <text:p>36.9</text:p>
          </table:table-cell>
          <table:table-cell table:style-name="ce3"/>
          <table:table-cell table:number-columns-spanned="1" table:number-rows-spanned="4" table:style-name="ce157"/>
          <table:table-cell table:style-name="ce627"/>
          <table:table-cell table:number-columns-repeated="11" table:style-name="ce628"/>
          <table:table-cell table:number-columns-repeated="16345"/>
        </table:table-row>
        <table:table-row table:style-name="ro10">
          <table:table-cell office:value-type="string" table:style-name="ce607">
            <text:p>Total</text:p>
          </table:table-cell>
          <table:table-cell table:style-name="ce592"/>
          <table:table-cell office:value-type="float" office:value="95067" table:style-name="ce618">
            <text:p>95,067</text:p>
          </table:table-cell>
          <table:table-cell office:value-type="float" office:value="97278" table:style-name="ce618">
            <text:p>97,278</text:p>
          </table:table-cell>
          <table:table-cell office:value-type="float" office:value="87764" table:style-name="ce618">
            <text:p>87,764</text:p>
          </table:table-cell>
          <table:table-cell office:value-type="float" office:value="79595" table:style-name="ce618">
            <text:p>79,595</text:p>
          </table:table-cell>
          <table:table-cell office:value-type="float" office:value="81304" table:style-name="ce618">
            <text:p>81,304</text:p>
          </table:table-cell>
          <table:table-cell office:value-type="float" office:value="82713" table:style-name="ce618">
            <text:p>82,713</text:p>
          </table:table-cell>
          <table:table-cell office:value-type="float" office:value="80846" table:style-name="ce618">
            <text:p>80,846</text:p>
          </table:table-cell>
          <table:table-cell office:value-type="float" office:value="72402" table:style-name="ce618">
            <text:p>72,402</text:p>
          </table:table-cell>
          <table:table-cell office:value-type="float" office:value="65287" table:style-name="ce618">
            <text:p>65,287</text:p>
          </table:table-cell>
          <table:table-cell office:value-type="float" office:value="64625" table:style-name="ce618">
            <text:p>64,625</text:p>
          </table:table-cell>
          <table:table-cell office:value-type="float" office:value="56898" table:style-name="ce618">
            <text:p>56,898</text:p>
          </table:table-cell>
          <table:table-cell table:style-name="ce650"/>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00000000000001"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99.999999999999986" table:style-name="ce633">
            <text:p>100.0</text:p>
          </table:table-cell>
          <table:table-cell office:value-type="float" office:value="100" table:style-name="ce633">
            <text:p>100.0</text:p>
          </table:table-cell>
          <table:table-cell office:value-type="float" office:value="100" table:style-name="ce633">
            <text:p>100.0</text:p>
          </table:table-cell>
          <table:table-cell table:style-name="ce3"/>
          <table:covered-table-cell/>
          <table:table-cell table:style-name="ce627"/>
          <table:table-cell table:number-columns-repeated="11" table:style-name="ce628"/>
          <table:table-cell table:number-columns-repeated="16345"/>
        </table:table-row>
        <table:table-row table:style-name="ro10">
          <table:table-cell table:number-columns-repeated="2" table:style-name="ce14"/>
          <table:table-cell table:number-columns-repeated="11" table:style-name="ce652"/>
          <table:table-cell table:style-name="ce653"/>
          <table:table-cell table:number-columns-repeated="11" table:style-name="ce652"/>
          <table:table-cell table:style-name="ce3"/>
          <table:covered-table-cell/>
          <table:table-cell table:style-name="ce627"/>
          <table:table-cell table:number-columns-repeated="11" table:style-name="ce628"/>
          <table:table-cell table:number-columns-repeated="16345"/>
        </table:table-row>
        <table:table-row table:style-name="ro10">
          <table:table-cell office:value-type="string" table:style-name="ce592">
            <text:p>Summary non-motoring offences</text:p>
          </table:table-cell>
          <table:table-cell table:style-name="ce593"/>
          <table:table-cell table:number-columns-repeated="11" table:style-name="ce616"/>
          <table:table-cell table:style-name="ce654"/>
          <table:table-cell table:number-columns-repeated="11" table:style-name="ce616"/>
          <table:table-cell table:style-name="ce3"/>
          <table:covered-table-cell/>
          <table:table-cell table:style-name="ce627"/>
          <table:table-cell table:number-columns-repeated="11" table:style-name="ce628"/>
          <table:table-cell table:number-columns-repeated="16345"/>
        </table:table-row>
        <table:table-row table:style-name="ro10">
          <table:table-cell office:value-type="string" table:style-name="ce603">
            <text:p>Not remanded</text:p>
          </table:table-cell>
          <table:table-cell table:style-name="ce593"/>
          <table:table-cell office:value-type="float" office:value="1447" table:style-name="ce615">
            <text:p>1,447</text:p>
          </table:table-cell>
          <table:table-cell office:value-type="float" office:value="1783" table:style-name="ce615">
            <text:p>1,783</text:p>
          </table:table-cell>
          <table:table-cell office:value-type="float" office:value="1718" table:style-name="ce615">
            <text:p>1,718</text:p>
          </table:table-cell>
          <table:table-cell office:value-type="float" office:value="1490" table:style-name="ce615">
            <text:p>1,490</text:p>
          </table:table-cell>
          <table:table-cell office:value-type="float" office:value="1476" table:style-name="ce615">
            <text:p>1,476</text:p>
          </table:table-cell>
          <table:table-cell office:value-type="float" office:value="1454" table:style-name="ce615">
            <text:p>1,454</text:p>
          </table:table-cell>
          <table:table-cell office:value-type="float" office:value="1653" table:style-name="ce615">
            <text:p>1,653</text:p>
          </table:table-cell>
          <table:table-cell office:value-type="float" office:value="1457" table:style-name="ce615">
            <text:p>1,457</text:p>
          </table:table-cell>
          <table:table-cell office:value-type="float" office:value="1378" table:style-name="ce615">
            <text:p>1,378</text:p>
          </table:table-cell>
          <table:table-cell office:value-type="float" office:value="1234" table:style-name="ce615">
            <text:p>1,234</text:p>
          </table:table-cell>
          <table:table-cell office:value-type="float" office:value="1111" table:style-name="ce615">
            <text:p>1,111</text:p>
          </table:table-cell>
          <table:table-cell table:style-name="ce616"/>
          <table:table-cell office:value-type="float" office:value="24.278523489932883" table:style-name="ce616">
            <text:p>24.3</text:p>
          </table:table-cell>
          <table:table-cell office:value-type="float" office:value="29.568822553897178" table:style-name="ce616">
            <text:p>29.6</text:p>
          </table:table-cell>
          <table:table-cell office:value-type="float" office:value="34.449568879085625" table:style-name="ce616">
            <text:p>34.4</text:p>
          </table:table-cell>
          <table:table-cell office:value-type="float" office:value="33.902161547212742" table:style-name="ce616">
            <text:p>33.9</text:p>
          </table:table-cell>
          <table:table-cell office:value-type="float" office:value="32.683790965456154" table:style-name="ce616">
            <text:p>32.7</text:p>
          </table:table-cell>
          <table:table-cell office:value-type="float" office:value="30.514165792235048" table:style-name="ce616">
            <text:p>30.5</text:p>
          </table:table-cell>
          <table:table-cell office:value-type="float" office:value="33.380452342487885" table:style-name="ce616">
            <text:p>33.4</text:p>
          </table:table-cell>
          <table:table-cell office:value-type="float" office:value="33.915270018621975" table:style-name="ce616">
            <text:p>33.9</text:p>
          </table:table-cell>
          <table:table-cell office:value-type="float" office:value="35.027961362480937" table:style-name="ce616">
            <text:p>35.0</text:p>
          </table:table-cell>
          <table:table-cell office:value-type="float" office:value="36.166471277842909" table:style-name="ce616">
            <text:p>36.2</text:p>
          </table:table-cell>
          <table:table-cell office:value-type="float" office:value="44.386735916899724" table:style-name="ce616">
            <text:p>44.4</text:p>
          </table:table-cell>
          <table:table-cell table:number-columns-repeated="16359" table:style-name="ce3"/>
        </table:table-row>
        <table:table-row table:style-name="ro10">
          <table:table-cell office:value-type="string" table:style-name="ce603">
            <text:p>Remanded on bail<text:span text:style-name="T3">(5)</text:span></text:p>
          </table:table-cell>
          <table:table-cell table:style-name="ce593"/>
          <table:table-cell office:value-type="float" office:value="3382" table:style-name="ce615">
            <text:p>3,382</text:p>
          </table:table-cell>
          <table:table-cell office:value-type="float" office:value="3022" table:style-name="ce615">
            <text:p>3,022</text:p>
          </table:table-cell>
          <table:table-cell office:value-type="float" office:value="2345" table:style-name="ce615">
            <text:p>2,345</text:p>
          </table:table-cell>
          <table:table-cell office:value-type="float" office:value="1992" table:style-name="ce615">
            <text:p>1,992</text:p>
          </table:table-cell>
          <table:table-cell office:value-type="float" office:value="1860" table:style-name="ce615">
            <text:p>1,860</text:p>
          </table:table-cell>
          <table:table-cell office:value-type="float" office:value="2086" table:style-name="ce615">
            <text:p>2,086</text:p>
          </table:table-cell>
          <table:table-cell office:value-type="float" office:value="2094" table:style-name="ce615">
            <text:p>2,094</text:p>
          </table:table-cell>
          <table:table-cell office:value-type="float" office:value="1805" table:style-name="ce615">
            <text:p>1,805</text:p>
          </table:table-cell>
          <table:table-cell office:value-type="float" office:value="1543" table:style-name="ce615">
            <text:p>1,543</text:p>
          </table:table-cell>
          <table:table-cell office:value-type="float" office:value="1298" table:style-name="ce615">
            <text:p>1,298</text:p>
          </table:table-cell>
          <table:table-cell office:value-type="float" office:value="718" table:style-name="ce615">
            <text:p>718</text:p>
          </table:table-cell>
          <table:table-cell table:style-name="ce616"/>
          <table:table-cell office:value-type="float" office:value="56.744966442953015" table:style-name="ce616">
            <text:p>56.7</text:p>
          </table:table-cell>
          <table:table-cell office:value-type="float" office:value="50.11608623548922" table:style-name="ce616">
            <text:p>50.1</text:p>
          </table:table-cell>
          <table:table-cell office:value-type="float" office:value="47.0222578704632" table:style-name="ce616">
            <text:p>47.0</text:p>
          </table:table-cell>
          <table:table-cell office:value-type="float" office:value="45.324232081911262" table:style-name="ce616">
            <text:p>45.3</text:p>
          </table:table-cell>
          <table:table-cell office:value-type="float" office:value="41.18689105403012" table:style-name="ce616">
            <text:p>41.2</text:p>
          </table:table-cell>
          <table:table-cell office:value-type="float" office:value="43.777544596012589" table:style-name="ce616">
            <text:p>43.8</text:p>
          </table:table-cell>
          <table:table-cell office:value-type="float" office:value="42.285945072697899" table:style-name="ce616">
            <text:p>42.3</text:p>
          </table:table-cell>
          <table:table-cell office:value-type="float" office:value="42.015828677839849" table:style-name="ce616">
            <text:p>42.0</text:p>
          </table:table-cell>
          <table:table-cell office:value-type="float" office:value="39.22216573462125" table:style-name="ce616">
            <text:p>39.2</text:p>
          </table:table-cell>
          <table:table-cell office:value-type="float" office:value="38.042203985932005" table:style-name="ce616">
            <text:p>38.0</text:p>
          </table:table-cell>
          <table:table-cell office:value-type="float" office:value="28.685577307231323" table:style-name="ce616">
            <text:p>28.7</text:p>
          </table:table-cell>
          <table:table-cell table:number-columns-repeated="16359" table:style-name="ce3"/>
        </table:table-row>
        <table:table-row table:style-name="ro10">
          <table:table-cell office:value-type="string" table:style-name="ce603">
            <text:p>Remanded in custody<text:span text:style-name="T3">(6)</text:span></text:p>
          </table:table-cell>
          <table:table-cell table:style-name="ce593"/>
          <table:table-cell office:value-type="float" office:value="1131" table:style-name="ce615">
            <text:p>1,131</text:p>
          </table:table-cell>
          <table:table-cell office:value-type="float" office:value="1225" table:style-name="ce615">
            <text:p>1,225</text:p>
          </table:table-cell>
          <table:table-cell office:value-type="float" office:value="924" table:style-name="ce615">
            <text:p>924</text:p>
          </table:table-cell>
          <table:table-cell office:value-type="float" office:value="913" table:style-name="ce615">
            <text:p>913</text:p>
          </table:table-cell>
          <table:table-cell office:value-type="float" office:value="1180" table:style-name="ce615">
            <text:p>1,180</text:p>
          </table:table-cell>
          <table:table-cell office:value-type="float" office:value="1225" table:style-name="ce615">
            <text:p>1,225</text:p>
          </table:table-cell>
          <table:table-cell office:value-type="float" office:value="1205" table:style-name="ce615">
            <text:p>1,205</text:p>
          </table:table-cell>
          <table:table-cell office:value-type="float" office:value="1034" table:style-name="ce615">
            <text:p>1,034</text:p>
          </table:table-cell>
          <table:table-cell office:value-type="float" office:value="1013" table:style-name="ce615">
            <text:p>1,013</text:p>
          </table:table-cell>
          <table:table-cell office:value-type="float" office:value="880" table:style-name="ce615">
            <text:p>880</text:p>
          </table:table-cell>
          <table:table-cell office:value-type="float" office:value="674" table:style-name="ce615">
            <text:p>674</text:p>
          </table:table-cell>
          <table:table-cell table:style-name="ce616"/>
          <table:table-cell office:value-type="float" office:value="18.976510067114095" table:style-name="ce616">
            <text:p>19.0</text:p>
          </table:table-cell>
          <table:table-cell office:value-type="float" office:value="20.315091210613598" table:style-name="ce616">
            <text:p>20.3</text:p>
          </table:table-cell>
          <table:table-cell office:value-type="float" office:value="18.528173250451175" table:style-name="ce616">
            <text:p>18.5</text:p>
          </table:table-cell>
          <table:table-cell office:value-type="float" office:value="20.773606370875996" table:style-name="ce616">
            <text:p>20.8</text:p>
          </table:table-cell>
          <table:table-cell office:value-type="float" office:value="26.129317980513729" table:style-name="ce616">
            <text:p>26.1</text:p>
          </table:table-cell>
          <table:table-cell office:value-type="float" office:value="25.70828961175236" table:style-name="ce616">
            <text:p>25.7</text:p>
          </table:table-cell>
          <table:table-cell office:value-type="float" office:value="24.333602584814216" table:style-name="ce616">
            <text:p>24.3</text:p>
          </table:table-cell>
          <table:table-cell office:value-type="float" office:value="24.068901303538176" table:style-name="ce616">
            <text:p>24.1</text:p>
          </table:table-cell>
          <table:table-cell office:value-type="float" office:value="25.749872902897813" table:style-name="ce616">
            <text:p>25.7</text:p>
          </table:table-cell>
          <table:table-cell office:value-type="float" office:value="25.791324736225086" table:style-name="ce616">
            <text:p>25.8</text:p>
          </table:table-cell>
          <table:table-cell office:value-type="float" office:value="26.92768677586896" table:style-name="ce616">
            <text:p>26.9</text:p>
          </table:table-cell>
          <table:table-cell table:number-columns-repeated="16359" table:style-name="ce3"/>
        </table:table-row>
        <table:table-row table:style-name="ro10">
          <table:table-cell office:value-type="string" table:style-name="ce607">
            <text:p>Total</text:p>
          </table:table-cell>
          <table:table-cell table:style-name="ce592"/>
          <table:table-cell office:value-type="float" office:value="5960" table:style-name="ce618">
            <text:p>5,960</text:p>
          </table:table-cell>
          <table:table-cell office:value-type="float" office:value="6030" table:style-name="ce618">
            <text:p>6,030</text:p>
          </table:table-cell>
          <table:table-cell office:value-type="float" office:value="4987" table:style-name="ce618">
            <text:p>4,987</text:p>
          </table:table-cell>
          <table:table-cell office:value-type="float" office:value="4395" table:style-name="ce618">
            <text:p>4,395</text:p>
          </table:table-cell>
          <table:table-cell office:value-type="float" office:value="4516" table:style-name="ce618">
            <text:p>4,516</text:p>
          </table:table-cell>
          <table:table-cell office:value-type="float" office:value="4765" table:style-name="ce618">
            <text:p>4,765</text:p>
          </table:table-cell>
          <table:table-cell office:value-type="float" office:value="4952" table:style-name="ce618">
            <text:p>4,952</text:p>
          </table:table-cell>
          <table:table-cell office:value-type="float" office:value="4296" table:style-name="ce618">
            <text:p>4,296</text:p>
          </table:table-cell>
          <table:table-cell office:value-type="float" office:value="3934" table:style-name="ce618">
            <text:p>3,934</text:p>
          </table:table-cell>
          <table:table-cell office:value-type="float" office:value="3412" table:style-name="ce618">
            <text:p>3,412</text:p>
          </table:table-cell>
          <table:table-cell office:value-type="float" office:value="2503" table:style-name="ce618">
            <text:p>2,503</text:p>
          </table:table-cell>
          <table:table-cell table:style-name="ce634"/>
          <table:table-cell office:value-type="float" office:value="99.999999999999986"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00000000000001"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00000000000001" table:style-name="ce633">
            <text:p>100.0</text:p>
          </table:table-cell>
          <table:table-cell table:number-columns-repeated="16359" table:style-name="ce3"/>
        </table:table-row>
        <table:table-row table:style-name="ro10">
          <table:table-cell table:number-columns-repeated="2" table:style-name="ce592"/>
          <table:table-cell table:number-columns-repeated="11" table:style-name="ce634"/>
          <table:table-cell table:style-name="ce651"/>
          <table:table-cell table:number-columns-repeated="11" table:style-name="ce634"/>
          <table:table-cell table:number-columns-repeated="16359" table:style-name="ce3"/>
        </table:table-row>
        <table:table-row table:style-name="ro10">
          <table:table-cell office:value-type="string" table:style-name="ce592">
            <text:p>Summary motoring offences</text:p>
          </table:table-cell>
          <table:table-cell table:style-name="ce593"/>
          <table:table-cell table:number-columns-repeated="11" table:style-name="ce634"/>
          <table:table-cell table:style-name="ce654"/>
          <table:table-cell table:number-columns-repeated="11" table:style-name="ce616"/>
          <table:table-cell table:number-columns-repeated="16359" table:style-name="ce3"/>
        </table:table-row>
        <table:table-row table:style-name="ro10">
          <table:table-cell office:value-type="string" table:style-name="ce603">
            <text:p>Not remanded</text:p>
          </table:table-cell>
          <table:table-cell table:style-name="ce593"/>
          <table:table-cell office:value-type="float" office:value="425" table:style-name="ce615">
            <text:p>425</text:p>
          </table:table-cell>
          <table:table-cell office:value-type="float" office:value="450" table:style-name="ce615">
            <text:p>450</text:p>
          </table:table-cell>
          <table:table-cell office:value-type="float" office:value="371" table:style-name="ce615">
            <text:p>371</text:p>
          </table:table-cell>
          <table:table-cell office:value-type="float" office:value="354" table:style-name="ce615">
            <text:p>354</text:p>
          </table:table-cell>
          <table:table-cell office:value-type="float" office:value="320" table:style-name="ce615">
            <text:p>320</text:p>
          </table:table-cell>
          <table:table-cell office:value-type="float" office:value="316" table:style-name="ce615">
            <text:p>316</text:p>
          </table:table-cell>
          <table:table-cell office:value-type="float" office:value="478" table:style-name="ce615">
            <text:p>478</text:p>
          </table:table-cell>
          <table:table-cell office:value-type="float" office:value="562" table:style-name="ce615">
            <text:p>562</text:p>
          </table:table-cell>
          <table:table-cell office:value-type="float" office:value="548" table:style-name="ce615">
            <text:p>548</text:p>
          </table:table-cell>
          <table:table-cell office:value-type="float" office:value="638" table:style-name="ce615">
            <text:p>638</text:p>
          </table:table-cell>
          <table:table-cell office:value-type="float" office:value="612" table:style-name="ce615">
            <text:p>612</text:p>
          </table:table-cell>
          <table:table-cell table:style-name="ce615"/>
          <table:table-cell office:value-type="float" office:value="44.224765868886578" table:style-name="ce616">
            <text:p>44.2</text:p>
          </table:table-cell>
          <table:table-cell office:value-type="float" office:value="48.596112311015119" table:style-name="ce616">
            <text:p>48.6</text:p>
          </table:table-cell>
          <table:table-cell office:value-type="float" office:value="48.687664041994751" table:style-name="ce616">
            <text:p>48.7</text:p>
          </table:table-cell>
          <table:table-cell office:value-type="float" office:value="53.073463268365813" table:style-name="ce616">
            <text:p>53.1</text:p>
          </table:table-cell>
          <table:table-cell office:value-type="float" office:value="52.11726384364821" table:style-name="ce616">
            <text:p>52.1</text:p>
          </table:table-cell>
          <table:table-cell office:value-type="float" office:value="48.84080370942813" table:style-name="ce616">
            <text:p>48.8</text:p>
          </table:table-cell>
          <table:table-cell office:value-type="float" office:value="55.775962660443412" table:style-name="ce616">
            <text:p>55.8</text:p>
          </table:table-cell>
          <table:table-cell office:value-type="float" office:value="57.464212678936612" table:style-name="ce616">
            <text:p>57.5</text:p>
          </table:table-cell>
          <table:table-cell office:value-type="float" office:value="54.419066534260175" table:style-name="ce616">
            <text:p>54.4</text:p>
          </table:table-cell>
          <table:table-cell office:value-type="float" office:value="62.487757100881488" table:style-name="ce616">
            <text:p>62.5</text:p>
          </table:table-cell>
          <table:table-cell office:value-type="float" office:value="71.495327102803742" table:style-name="ce616">
            <text:p>71.5</text:p>
          </table:table-cell>
          <table:table-cell table:number-columns-repeated="16359" table:style-name="ce3"/>
        </table:table-row>
        <table:table-row table:style-name="ro10">
          <table:table-cell office:value-type="string" table:style-name="ce603">
            <text:p>Remanded on bail<text:span text:style-name="T3">(5)</text:span></text:p>
          </table:table-cell>
          <table:table-cell table:style-name="ce593"/>
          <table:table-cell office:value-type="float" office:value="441" table:style-name="ce615">
            <text:p>441</text:p>
          </table:table-cell>
          <table:table-cell office:value-type="float" office:value="381" table:style-name="ce615">
            <text:p>381</text:p>
          </table:table-cell>
          <table:table-cell office:value-type="float" office:value="310" table:style-name="ce615">
            <text:p>310</text:p>
          </table:table-cell>
          <table:table-cell office:value-type="float" office:value="237" table:style-name="ce615">
            <text:p>237</text:p>
          </table:table-cell>
          <table:table-cell office:value-type="float" office:value="233" table:style-name="ce615">
            <text:p>233</text:p>
          </table:table-cell>
          <table:table-cell office:value-type="float" office:value="268" table:style-name="ce615">
            <text:p>268</text:p>
          </table:table-cell>
          <table:table-cell office:value-type="float" office:value="299" table:style-name="ce615">
            <text:p>299</text:p>
          </table:table-cell>
          <table:table-cell office:value-type="float" office:value="330" table:style-name="ce615">
            <text:p>330</text:p>
          </table:table-cell>
          <table:table-cell office:value-type="float" office:value="341" table:style-name="ce615">
            <text:p>341</text:p>
          </table:table-cell>
          <table:table-cell office:value-type="float" office:value="300" table:style-name="ce615">
            <text:p>300</text:p>
          </table:table-cell>
          <table:table-cell office:value-type="float" office:value="144" table:style-name="ce615">
            <text:p>144</text:p>
          </table:table-cell>
          <table:table-cell table:style-name="ce343"/>
          <table:table-cell office:value-type="float" office:value="45.889698231009362" table:style-name="ce616">
            <text:p>45.9</text:p>
          </table:table-cell>
          <table:table-cell office:value-type="float" office:value="41.144708423326129" table:style-name="ce616">
            <text:p>41.1</text:p>
          </table:table-cell>
          <table:table-cell office:value-type="float" office:value="40.682414698162731" table:style-name="ce616">
            <text:p>40.7</text:p>
          </table:table-cell>
          <table:table-cell office:value-type="float" office:value="35.532233883058474" table:style-name="ce616">
            <text:p>35.5</text:p>
          </table:table-cell>
          <table:table-cell office:value-type="float" office:value="37.947882736156352" table:style-name="ce616">
            <text:p>37.9</text:p>
          </table:table-cell>
          <table:table-cell office:value-type="float" office:value="41.421947449768162" table:style-name="ce616">
            <text:p>41.4</text:p>
          </table:table-cell>
          <table:table-cell office:value-type="float" office:value="34.88914819136523" table:style-name="ce616">
            <text:p>34.9</text:p>
          </table:table-cell>
          <table:table-cell office:value-type="float" office:value="33.742331288343557" table:style-name="ce616">
            <text:p>33.7</text:p>
          </table:table-cell>
          <table:table-cell office:value-type="float" office:value="33.862959285004969" table:style-name="ce616">
            <text:p>33.9</text:p>
          </table:table-cell>
          <table:table-cell office:value-type="float" office:value="29.382957884427029" table:style-name="ce616">
            <text:p>29.4</text:p>
          </table:table-cell>
          <table:table-cell office:value-type="float" office:value="16.822429906542055" table:style-name="ce616">
            <text:p>16.8</text:p>
          </table:table-cell>
          <table:table-cell table:number-columns-repeated="16359" table:style-name="ce3"/>
        </table:table-row>
        <table:table-row table:style-name="ro10">
          <table:table-cell office:value-type="string" table:style-name="ce603">
            <text:p>Remanded in custody<text:span text:style-name="T3">(6)</text:span></text:p>
          </table:table-cell>
          <table:table-cell table:style-name="ce593"/>
          <table:table-cell office:value-type="float" office:value="95" table:style-name="ce615">
            <text:p>95</text:p>
          </table:table-cell>
          <table:table-cell office:value-type="float" office:value="95" table:style-name="ce615">
            <text:p>95</text:p>
          </table:table-cell>
          <table:table-cell office:value-type="float" office:value="81" table:style-name="ce615">
            <text:p>81</text:p>
          </table:table-cell>
          <table:table-cell office:value-type="float" office:value="76" table:style-name="ce615">
            <text:p>76</text:p>
          </table:table-cell>
          <table:table-cell office:value-type="float" office:value="61" table:style-name="ce615">
            <text:p>61</text:p>
          </table:table-cell>
          <table:table-cell office:value-type="float" office:value="63" table:style-name="ce615">
            <text:p>63</text:p>
          </table:table-cell>
          <table:table-cell office:value-type="float" office:value="80" table:style-name="ce615">
            <text:p>80</text:p>
          </table:table-cell>
          <table:table-cell office:value-type="float" office:value="86" table:style-name="ce615">
            <text:p>86</text:p>
          </table:table-cell>
          <table:table-cell office:value-type="float" office:value="118" table:style-name="ce615">
            <text:p>118</text:p>
          </table:table-cell>
          <table:table-cell office:value-type="float" office:value="83" table:style-name="ce615">
            <text:p>83</text:p>
          </table:table-cell>
          <table:table-cell office:value-type="float" office:value="100" table:style-name="ce615">
            <text:p>100</text:p>
          </table:table-cell>
          <table:table-cell table:style-name="ce343"/>
          <table:table-cell office:value-type="float" office:value="9.8855359001040597" table:style-name="ce616">
            <text:p>9.9</text:p>
          </table:table-cell>
          <table:table-cell office:value-type="float" office:value="10.259179265658748" table:style-name="ce616">
            <text:p>10.3</text:p>
          </table:table-cell>
          <table:table-cell office:value-type="float" office:value="10.62992125984252" table:style-name="ce616">
            <text:p>10.6</text:p>
          </table:table-cell>
          <table:table-cell office:value-type="float" office:value="11.394302848575713" table:style-name="ce616">
            <text:p>11.4</text:p>
          </table:table-cell>
          <table:table-cell office:value-type="float" office:value="9.9348534201954397" table:style-name="ce616">
            <text:p>9.9</text:p>
          </table:table-cell>
          <table:table-cell office:value-type="float" office:value="9.7372488408037103" table:style-name="ce616">
            <text:p>9.7</text:p>
          </table:table-cell>
          <table:table-cell office:value-type="float" office:value="9.3348891481913654" table:style-name="ce616">
            <text:p>9.3</text:p>
          </table:table-cell>
          <table:table-cell office:value-type="float" office:value="8.7934560327198366" table:style-name="ce616">
            <text:p>8.8</text:p>
          </table:table-cell>
          <table:table-cell office:value-type="float" office:value="11.717974180734856" table:style-name="ce616">
            <text:p>11.7</text:p>
          </table:table-cell>
          <table:table-cell office:value-type="float" office:value="8.1292850146914795" table:style-name="ce616">
            <text:p>8.1</text:p>
          </table:table-cell>
          <table:table-cell office:value-type="float" office:value="11.682242990654206" table:style-name="ce616">
            <text:p>11.7</text:p>
          </table:table-cell>
          <table:table-cell table:number-columns-repeated="16359" table:style-name="ce3"/>
        </table:table-row>
        <table:table-row table:style-name="ro10">
          <table:table-cell office:value-type="string" table:style-name="ce607">
            <text:p>Total</text:p>
          </table:table-cell>
          <table:table-cell table:style-name="ce592"/>
          <table:table-cell office:value-type="float" office:value="961" table:style-name="ce618">
            <text:p>961</text:p>
          </table:table-cell>
          <table:table-cell office:value-type="float" office:value="926" table:style-name="ce618">
            <text:p>926</text:p>
          </table:table-cell>
          <table:table-cell office:value-type="float" office:value="762" table:style-name="ce618">
            <text:p>762</text:p>
          </table:table-cell>
          <table:table-cell office:value-type="float" office:value="667" table:style-name="ce618">
            <text:p>667</text:p>
          </table:table-cell>
          <table:table-cell office:value-type="float" office:value="614" table:style-name="ce618">
            <text:p>614</text:p>
          </table:table-cell>
          <table:table-cell office:value-type="float" office:value="647" table:style-name="ce618">
            <text:p>647</text:p>
          </table:table-cell>
          <table:table-cell office:value-type="float" office:value="857" table:style-name="ce618">
            <text:p>857</text:p>
          </table:table-cell>
          <table:table-cell office:value-type="float" office:value="978" table:style-name="ce618">
            <text:p>978</text:p>
          </table:table-cell>
          <table:table-cell office:value-type="float" office:value="1007" table:style-name="ce618">
            <text:p>1,007</text:p>
          </table:table-cell>
          <table:table-cell office:value-type="float" office:value="1021" table:style-name="ce618">
            <text:p>1,021</text:p>
          </table:table-cell>
          <table:table-cell office:value-type="float" office:value="856" table:style-name="ce618">
            <text:p>856</text:p>
          </table:table-cell>
          <table:table-cell table:style-name="ce650"/>
          <table:table-cell office:value-type="float" office:value="100" table:style-name="ce633">
            <text:p>100.0</text:p>
          </table:table-cell>
          <table:table-cell office:value-type="float" office:value="99.999999999999986"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table:number-columns-repeated="16359" table:style-name="ce3"/>
        </table:table-row>
        <table:table-row table:style-name="ro10">
          <table:table-cell table:style-name="ce592"/>
          <table:table-cell table:style-name="ce14"/>
          <table:table-cell table:number-columns-repeated="11" table:style-name="ce652"/>
          <table:table-cell table:style-name="ce653"/>
          <table:table-cell table:number-columns-repeated="11" table:style-name="ce652"/>
          <table:table-cell table:number-columns-repeated="16359" table:style-name="ce3"/>
        </table:table-row>
        <table:table-row table:style-name="ro10">
          <table:table-cell office:value-type="string" table:style-name="ce592">
            <text:p>Offence not known<text:span text:style-name="T5">(7)</text:span></text:p>
          </table:table-cell>
          <table:table-cell table:style-name="ce593"/>
          <table:table-cell table:number-columns-repeated="11" table:style-name="ce616"/>
          <table:table-cell table:style-name="ce654"/>
          <table:table-cell table:number-columns-repeated="11" table:style-name="ce616"/>
          <table:table-cell table:number-columns-repeated="16359" table:style-name="ce3"/>
        </table:table-row>
        <table:table-row table:style-name="ro10">
          <table:table-cell office:value-type="string" table:style-name="ce603">
            <text:p>Not remanded</text:p>
          </table:table-cell>
          <table:table-cell table:style-name="ce593"/>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float" office:value="29" table:style-name="ce615">
            <text:p>29</text:p>
          </table:table-cell>
          <table:table-cell office:value-type="float" office:value="133" table:style-name="ce615">
            <text:p>133</text:p>
          </table:table-cell>
          <table:table-cell office:value-type="float" office:value="84" table:style-name="ce615">
            <text:p>84</text:p>
          </table:table-cell>
          <table:table-cell table:style-name="ce343"/>
          <table:table-cell office:value-type="string" table:style-name="ce616">
            <text:p>:</text:p>
          </table:table-cell>
          <table:table-cell office:value-type="string" table:style-name="ce616">
            <text:p>:</text:p>
          </table:table-cell>
          <table:table-cell office:value-type="string" table:style-name="ce616">
            <text:p>:</text:p>
          </table:table-cell>
          <table:table-cell office:value-type="string" table:style-name="ce616">
            <text:p>:</text:p>
          </table:table-cell>
          <table:table-cell office:value-type="string" table:style-name="ce616">
            <text:p>:</text:p>
          </table:table-cell>
          <table:table-cell office:value-type="string" table:style-name="ce616">
            <text:p>:</text:p>
          </table:table-cell>
          <table:table-cell office:value-type="string" table:style-name="ce616">
            <text:p>:</text:p>
          </table:table-cell>
          <table:table-cell office:value-type="string" table:style-name="ce616">
            <text:p>:</text:p>
          </table:table-cell>
          <table:table-cell office:value-type="float" office:value="22.65625" table:style-name="ce616">
            <text:p>22.7</text:p>
          </table:table-cell>
          <table:table-cell office:value-type="float" office:value="19.96996996996997" table:style-name="ce616">
            <text:p>20.0</text:p>
          </table:table-cell>
          <table:table-cell office:value-type="float" office:value="12.593703148425787" table:style-name="ce616">
            <text:p>12.6</text:p>
          </table:table-cell>
          <table:table-cell table:number-columns-repeated="16359" table:style-name="ce3"/>
        </table:table-row>
        <table:table-row table:style-name="ro10">
          <table:table-cell office:value-type="string" table:style-name="ce603">
            <text:p>Remanded on bail<text:span text:style-name="T3">(5)</text:span></text:p>
          </table:table-cell>
          <table:table-cell table:style-name="ce593"/>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float" office:value="30" table:style-name="ce615">
            <text:p>30</text:p>
          </table:table-cell>
          <table:table-cell office:value-type="float" office:value="268" table:style-name="ce615">
            <text:p>268</text:p>
          </table:table-cell>
          <table:table-cell office:value-type="float" office:value="171" table:style-name="ce615">
            <text:p>171</text:p>
          </table:table-cell>
          <table:table-cell table:style-name="ce343"/>
          <table:table-cell office:value-type="string" table:style-name="ce616">
            <text:p>:</text:p>
          </table:table-cell>
          <table:table-cell office:value-type="string" table:style-name="ce616">
            <text:p>:</text:p>
          </table:table-cell>
          <table:table-cell office:value-type="string" table:style-name="ce616">
            <text:p>:</text:p>
          </table:table-cell>
          <table:table-cell office:value-type="string" table:style-name="ce616">
            <text:p>:</text:p>
          </table:table-cell>
          <table:table-cell office:value-type="string" table:style-name="ce616">
            <text:p>:</text:p>
          </table:table-cell>
          <table:table-cell office:value-type="string" table:style-name="ce616">
            <text:p>:</text:p>
          </table:table-cell>
          <table:table-cell office:value-type="string" table:style-name="ce616">
            <text:p>:</text:p>
          </table:table-cell>
          <table:table-cell office:value-type="string" table:style-name="ce616">
            <text:p>:</text:p>
          </table:table-cell>
          <table:table-cell office:value-type="float" office:value="23.4375" table:style-name="ce616">
            <text:p>23.4</text:p>
          </table:table-cell>
          <table:table-cell office:value-type="float" office:value="40.24024024024024" table:style-name="ce616">
            <text:p>40.2</text:p>
          </table:table-cell>
          <table:table-cell office:value-type="float" office:value="25.637181409295351" table:style-name="ce616">
            <text:p>25.6</text:p>
          </table:table-cell>
          <table:table-cell table:number-columns-repeated="16359"/>
        </table:table-row>
        <table:table-row table:style-name="ro10">
          <table:table-cell office:value-type="string" table:style-name="ce603">
            <text:p>Remanded in custody<text:span text:style-name="T3">(6)</text:span></text:p>
          </table:table-cell>
          <table:table-cell table:style-name="ce593"/>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string" table:style-name="ce615">
            <text:p>:</text:p>
          </table:table-cell>
          <table:table-cell office:value-type="float" office:value="69" table:style-name="ce615">
            <text:p>69</text:p>
          </table:table-cell>
          <table:table-cell office:value-type="float" office:value="265" table:style-name="ce615">
            <text:p>265</text:p>
          </table:table-cell>
          <table:table-cell office:value-type="float" office:value="412" table:style-name="ce615">
            <text:p>412</text:p>
          </table:table-cell>
          <table:table-cell table:style-name="ce343"/>
          <table:table-cell office:value-type="string" table:style-name="ce616">
            <text:p>:</text:p>
          </table:table-cell>
          <table:table-cell office:value-type="string" table:style-name="ce616">
            <text:p>:</text:p>
          </table:table-cell>
          <table:table-cell office:value-type="string" table:style-name="ce616">
            <text:p>:</text:p>
          </table:table-cell>
          <table:table-cell office:value-type="string" table:style-name="ce616">
            <text:p>:</text:p>
          </table:table-cell>
          <table:table-cell office:value-type="string" table:style-name="ce616">
            <text:p>:</text:p>
          </table:table-cell>
          <table:table-cell office:value-type="string" table:style-name="ce616">
            <text:p>:</text:p>
          </table:table-cell>
          <table:table-cell office:value-type="string" table:style-name="ce616">
            <text:p>:</text:p>
          </table:table-cell>
          <table:table-cell office:value-type="string" table:style-name="ce616">
            <text:p>:</text:p>
          </table:table-cell>
          <table:table-cell office:value-type="float" office:value="53.90625" table:style-name="ce616">
            <text:p>53.9</text:p>
          </table:table-cell>
          <table:table-cell office:value-type="float" office:value="39.789789789789793" table:style-name="ce616">
            <text:p>39.8</text:p>
          </table:table-cell>
          <table:table-cell office:value-type="float" office:value="61.769115442278867" table:style-name="ce616">
            <text:p>61.8</text:p>
          </table:table-cell>
          <table:table-cell table:number-columns-repeated="16359"/>
        </table:table-row>
        <table:table-row table:style-name="ro10">
          <table:table-cell office:value-type="string" table:style-name="ce607">
            <text:p>Total</text:p>
          </table:table-cell>
          <table:table-cell table:style-name="ce597"/>
          <table:table-cell office:value-type="string" table:style-name="ce618">
            <text:p>:</text:p>
          </table:table-cell>
          <table:table-cell office:value-type="string" table:style-name="ce618">
            <text:p>:</text:p>
          </table:table-cell>
          <table:table-cell office:value-type="string" table:style-name="ce618">
            <text:p>:</text:p>
          </table:table-cell>
          <table:table-cell office:value-type="string" table:style-name="ce618">
            <text:p>:</text:p>
          </table:table-cell>
          <table:table-cell office:value-type="string" table:style-name="ce618">
            <text:p>:</text:p>
          </table:table-cell>
          <table:table-cell office:value-type="string" table:style-name="ce618">
            <text:p>:</text:p>
          </table:table-cell>
          <table:table-cell office:value-type="string" table:style-name="ce618">
            <text:p>:</text:p>
          </table:table-cell>
          <table:table-cell office:value-type="string" table:style-name="ce618">
            <text:p>:</text:p>
          </table:table-cell>
          <table:table-cell office:value-type="float" office:value="128" table:style-name="ce618">
            <text:p>128</text:p>
          </table:table-cell>
          <table:table-cell office:value-type="float" office:value="666" table:style-name="ce618">
            <text:p>666</text:p>
          </table:table-cell>
          <table:table-cell office:value-type="float" office:value="667" table:style-name="ce618">
            <text:p>667</text:p>
          </table:table-cell>
          <table:table-cell table:style-name="ce650"/>
          <table:table-cell office:value-type="string" table:style-name="ce633">
            <text:p>:</text:p>
          </table:table-cell>
          <table:table-cell office:value-type="string" table:style-name="ce633">
            <text:p>:</text:p>
          </table:table-cell>
          <table:table-cell office:value-type="string" table:style-name="ce633">
            <text:p>:</text:p>
          </table:table-cell>
          <table:table-cell office:value-type="string" table:style-name="ce633">
            <text:p>:</text:p>
          </table:table-cell>
          <table:table-cell office:value-type="string" table:style-name="ce633">
            <text:p>:</text:p>
          </table:table-cell>
          <table:table-cell office:value-type="string" table:style-name="ce633">
            <text:p>:</text:p>
          </table:table-cell>
          <table:table-cell office:value-type="string" table:style-name="ce633">
            <text:p>:</text:p>
          </table:table-cell>
          <table:table-cell office:value-type="string" table:style-name="ce633">
            <text:p>:</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table:number-columns-repeated="16359"/>
        </table:table-row>
        <table:table-row table:style-name="ro10">
          <table:table-cell table:style-name="ce592"/>
          <table:table-cell table:style-name="ce14"/>
          <table:table-cell table:number-columns-repeated="11" table:style-name="ce652"/>
          <table:table-cell table:style-name="ce653"/>
          <table:table-cell table:number-columns-repeated="11" table:style-name="ce652"/>
          <table:table-cell table:number-columns-repeated="16359"/>
        </table:table-row>
        <table:table-row table:style-name="ro10">
          <table:table-cell office:value-type="string" table:style-name="ce592">
            <text:p>All offences</text:p>
          </table:table-cell>
          <table:table-cell table:style-name="ce593"/>
          <table:table-cell table:number-columns-repeated="11" table:style-name="ce616"/>
          <table:table-cell table:style-name="ce654"/>
          <table:table-cell table:number-columns-repeated="11" table:style-name="ce616"/>
          <table:table-cell table:number-columns-repeated="16359"/>
        </table:table-row>
        <table:table-row table:style-name="ro10">
          <table:table-cell office:value-type="string" table:style-name="ce603">
            <text:p>Not remanded</text:p>
          </table:table-cell>
          <table:table-cell table:style-name="ce593"/>
          <table:table-cell office:value-type="float" office:value="16516" table:style-name="ce615">
            <text:p>16,516</text:p>
          </table:table-cell>
          <table:table-cell office:value-type="float" office:value="18235" table:style-name="ce615">
            <text:p>18,235</text:p>
          </table:table-cell>
          <table:table-cell office:value-type="float" office:value="19474" table:style-name="ce615">
            <text:p>19,474</text:p>
          </table:table-cell>
          <table:table-cell office:value-type="float" office:value="18541" table:style-name="ce615">
            <text:p>18,541</text:p>
          </table:table-cell>
          <table:table-cell office:value-type="float" office:value="17176" table:style-name="ce615">
            <text:p>17,176</text:p>
          </table:table-cell>
          <table:table-cell office:value-type="float" office:value="15568" table:style-name="ce615">
            <text:p>15,568</text:p>
          </table:table-cell>
          <table:table-cell office:value-type="float" office:value="18147" table:style-name="ce615">
            <text:p>18,147</text:p>
          </table:table-cell>
          <table:table-cell office:value-type="float" office:value="18996" table:style-name="ce615">
            <text:p>18,996</text:p>
          </table:table-cell>
          <table:table-cell office:value-type="float" office:value="19287" table:style-name="ce615">
            <text:p>19,287</text:p>
          </table:table-cell>
          <table:table-cell office:value-type="float" office:value="21826" table:style-name="ce615">
            <text:p>21,826</text:p>
          </table:table-cell>
          <table:table-cell office:value-type="float" office:value="21849" table:style-name="ce615">
            <text:p>21,849</text:p>
          </table:table-cell>
          <table:table-cell table:style-name="ce343"/>
          <table:table-cell office:value-type="float" office:value="13.160369089547244" table:style-name="ce616">
            <text:p>13.2</text:p>
          </table:table-cell>
          <table:table-cell office:value-type="float" office:value="14.331523063259901" table:style-name="ce616">
            <text:p>14.3</text:p>
          </table:table-cell>
          <table:table-cell office:value-type="float" office:value="16.928613651378697" table:style-name="ce616">
            <text:p>16.9</text:p>
          </table:table-cell>
          <table:table-cell office:value-type="float" office:value="17.760599268157172" table:style-name="ce616">
            <text:p>17.8</text:p>
          </table:table-cell>
          <table:table-cell office:value-type="float" office:value="16.294005483194674" table:style-name="ce616">
            <text:p>16.3</text:p>
          </table:table-cell>
          <table:table-cell office:value-type="float" office:value="14.507501630789301" table:style-name="ce616">
            <text:p>14.5</text:p>
          </table:table-cell>
          <table:table-cell office:value-type="float" office:value="17.270356694202292" table:style-name="ce616">
            <text:p>17.3</text:p>
          </table:table-cell>
          <table:table-cell office:value-type="float" office:value="19.871747931333882" table:style-name="ce616">
            <text:p>19.9</text:p>
          </table:table-cell>
          <table:table-cell office:value-type="float" office:value="22.213903989680272" table:style-name="ce616">
            <text:p>22.2</text:p>
          </table:table-cell>
          <table:table-cell office:value-type="float" office:value="25.916382678081622" table:style-name="ce616">
            <text:p>25.9</text:p>
          </table:table-cell>
          <table:table-cell office:value-type="float" office:value="30.130733375624018" table:style-name="ce616">
            <text:p>30.1</text:p>
          </table:table-cell>
          <table:table-cell table:number-columns-repeated="16359"/>
        </table:table-row>
        <table:table-row table:style-name="ro10">
          <table:table-cell office:value-type="string" table:style-name="ce603">
            <text:p>Remanded on bail<text:span text:style-name="T3">(5)</text:span></text:p>
          </table:table-cell>
          <table:table-cell table:style-name="ce593"/>
          <table:table-cell office:value-type="float" office:value="67010" table:style-name="ce615">
            <text:p>67,010</text:p>
          </table:table-cell>
          <table:table-cell office:value-type="float" office:value="65279" table:style-name="ce615">
            <text:p>65,279</text:p>
          </table:table-cell>
          <table:table-cell office:value-type="float" office:value="56224" table:style-name="ce615">
            <text:p>56,224</text:p>
          </table:table-cell>
          <table:table-cell office:value-type="float" office:value="49421" table:style-name="ce615">
            <text:p>49,421</text:p>
          </table:table-cell>
          <table:table-cell office:value-type="float" office:value="49486" table:style-name="ce615">
            <text:p>49,486</text:p>
          </table:table-cell>
          <table:table-cell office:value-type="float" office:value="52371" table:style-name="ce615">
            <text:p>52,371</text:p>
          </table:table-cell>
          <table:table-cell office:value-type="float" office:value="50013" table:style-name="ce615">
            <text:p>50,013</text:p>
          </table:table-cell>
          <table:table-cell office:value-type="float" office:value="43776" table:style-name="ce615">
            <text:p>43,776</text:p>
          </table:table-cell>
          <table:table-cell office:value-type="float" office:value="36005" table:style-name="ce615">
            <text:p>36,005</text:p>
          </table:table-cell>
          <table:table-cell office:value-type="float" office:value="31784" table:style-name="ce615">
            <text:p>31,784</text:p>
          </table:table-cell>
          <table:table-cell office:value-type="float" office:value="21296" table:style-name="ce615">
            <text:p>21,296</text:p>
          </table:table-cell>
          <table:table-cell table:style-name="ce343"/>
          <table:table-cell office:value-type="float" office:value="53.39527323144592" table:style-name="ce616">
            <text:p>53.4</text:p>
          </table:table-cell>
          <table:table-cell office:value-type="float" office:value="51.305044916180044" table:style-name="ce616">
            <text:p>51.3</text:p>
          </table:table-cell>
          <table:table-cell office:value-type="float" office:value="48.875134740429083" table:style-name="ce616">
            <text:p>48.9</text:p>
          </table:table-cell>
          <table:table-cell office:value-type="float" office:value="47.340843343487172" table:style-name="ce616">
            <text:p>47.3</text:p>
          </table:table-cell>
          <table:table-cell office:value-type="float" office:value="46.944873971900996" table:style-name="ce616">
            <text:p>46.9</text:p>
          </table:table-cell>
          <table:table-cell office:value-type="float" office:value="48.803466592116301" table:style-name="ce616">
            <text:p>48.8</text:p>
          </table:table-cell>
          <table:table-cell office:value-type="float" office:value="47.596977425863187" table:style-name="ce616">
            <text:p>47.6</text:p>
          </table:table-cell>
          <table:table-cell office:value-type="float" office:value="45.794148107078968" table:style-name="ce616">
            <text:p>45.8</text:p>
          </table:table-cell>
          <table:table-cell office:value-type="float" office:value="41.468948677784944" table:style-name="ce616">
            <text:p>41.5</text:p>
          </table:table-cell>
          <table:table-cell office:value-type="float" office:value="37.74059869147559" table:style-name="ce616">
            <text:p>37.7</text:p>
          </table:table-cell>
          <table:table-cell office:value-type="float" office:value="29.36812201781725" table:style-name="ce616">
            <text:p>29.4</text:p>
          </table:table-cell>
          <table:table-cell table:number-columns-repeated="16359"/>
        </table:table-row>
        <table:table-row table:style-name="ro10">
          <table:table-cell office:value-type="string" table:style-name="ce603">
            <text:p>Remanded in custody<text:span text:style-name="T3">(6)</text:span></text:p>
          </table:table-cell>
          <table:table-cell table:style-name="ce593"/>
          <table:table-cell office:value-type="float" office:value="41972" table:style-name="ce615">
            <text:p>41,972</text:p>
          </table:table-cell>
          <table:table-cell office:value-type="float" office:value="43723" table:style-name="ce615">
            <text:p>43,723</text:p>
          </table:table-cell>
          <table:table-cell office:value-type="float" office:value="39338" table:style-name="ce615">
            <text:p>39,338</text:p>
          </table:table-cell>
          <table:table-cell office:value-type="float" office:value="36432" table:style-name="ce615">
            <text:p>36,432</text:p>
          </table:table-cell>
          <table:table-cell office:value-type="float" office:value="38751" table:style-name="ce615">
            <text:p>38,751</text:p>
          </table:table-cell>
          <table:table-cell office:value-type="float" office:value="39371" table:style-name="ce615">
            <text:p>39,371</text:p>
          </table:table-cell>
          <table:table-cell office:value-type="float" office:value="36916" table:style-name="ce615">
            <text:p>36,916</text:p>
          </table:table-cell>
          <table:table-cell office:value-type="float" office:value="32821" table:style-name="ce615">
            <text:p>32,821</text:p>
          </table:table-cell>
          <table:table-cell office:value-type="float" office:value="31532" table:style-name="ce615">
            <text:p>31,532</text:p>
          </table:table-cell>
          <table:table-cell office:value-type="float" office:value="30607" table:style-name="ce615">
            <text:p>30,607</text:p>
          </table:table-cell>
          <table:table-cell office:value-type="float" office:value="29369" table:style-name="ce615">
            <text:p>29,369</text:p>
          </table:table-cell>
          <table:table-cell table:style-name="ce343"/>
          <table:table-cell office:value-type="float" office:value="33.444357679006835" table:style-name="ce616">
            <text:p>33.4</text:p>
          </table:table-cell>
          <table:table-cell office:value-type="float" office:value="34.363432020560062" table:style-name="ce616">
            <text:p>34.4</text:p>
          </table:table-cell>
          <table:table-cell office:value-type="float" office:value="34.19625160819222" table:style-name="ce616">
            <text:p>34.2</text:p>
          </table:table-cell>
          <table:table-cell office:value-type="float" office:value="34.898557388355648" table:style-name="ce616">
            <text:p>34.9</text:p>
          </table:table-cell>
          <table:table-cell office:value-type="float" office:value="36.76112054490433" table:style-name="ce616">
            <text:p>36.8</text:p>
          </table:table-cell>
          <table:table-cell office:value-type="float" office:value="36.689031777094399" table:style-name="ce616">
            <text:p>36.7</text:p>
          </table:table-cell>
          <table:table-cell office:value-type="float" office:value="35.132665879934521" table:style-name="ce616">
            <text:p>35.1</text:p>
          </table:table-cell>
          <table:table-cell office:value-type="float" office:value="34.334103961587147" table:style-name="ce616">
            <text:p>34.3</text:p>
          </table:table-cell>
          <table:table-cell office:value-type="float" office:value="36.31714733253478" table:style-name="ce616">
            <text:p>36.3</text:p>
          </table:table-cell>
          <table:table-cell office:value-type="float" office:value="36.343018630442785" table:style-name="ce616">
            <text:p>36.3</text:p>
          </table:table-cell>
          <table:table-cell office:value-type="float" office:value="40.501144606558732" table:style-name="ce616">
            <text:p>40.5</text:p>
          </table:table-cell>
          <table:table-cell table:number-columns-repeated="16359"/>
        </table:table-row>
        <table:table-row table:style-name="ro10">
          <table:table-cell office:value-type="string" table:style-name="ce607">
            <text:p>Total</text:p>
          </table:table-cell>
          <table:table-cell table:style-name="ce597"/>
          <table:table-cell office:value-type="float" office:value="125498" table:style-name="ce618">
            <text:p>125,498</text:p>
          </table:table-cell>
          <table:table-cell office:value-type="float" office:value="127237" table:style-name="ce618">
            <text:p>127,237</text:p>
          </table:table-cell>
          <table:table-cell office:value-type="float" office:value="115036" table:style-name="ce618">
            <text:p>115,036</text:p>
          </table:table-cell>
          <table:table-cell office:value-type="float" office:value="104394" table:style-name="ce618">
            <text:p>104,394</text:p>
          </table:table-cell>
          <table:table-cell office:value-type="float" office:value="105413" table:style-name="ce618">
            <text:p>105,413</text:p>
          </table:table-cell>
          <table:table-cell office:value-type="float" office:value="107310" table:style-name="ce618">
            <text:p>107,310</text:p>
          </table:table-cell>
          <table:table-cell office:value-type="float" office:value="105076" table:style-name="ce618">
            <text:p>105,076</text:p>
          </table:table-cell>
          <table:table-cell office:value-type="float" office:value="95593" table:style-name="ce618">
            <text:p>95,593</text:p>
          </table:table-cell>
          <table:table-cell office:value-type="float" office:value="86824" table:style-name="ce618">
            <text:p>86,824</text:p>
          </table:table-cell>
          <table:table-cell office:value-type="float" office:value="84217" table:style-name="ce618">
            <text:p>84,217</text:p>
          </table:table-cell>
          <table:table-cell office:value-type="float" office:value="72514" table:style-name="ce618">
            <text:p>72,514</text:p>
          </table:table-cell>
          <table:table-cell table:style-name="ce655"/>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office:value-type="float" office:value="100" table:style-name="ce633">
            <text:p>100.0</text:p>
          </table:table-cell>
          <table:table-cell table:number-columns-repeated="16359"/>
        </table:table-row>
        <table:table-row table:style-name="ro6">
          <table:table-cell table:number-columns-repeated="25" table:style-name="ce14"/>
          <table:table-cell table:number-columns-repeated="16359"/>
        </table:table-row>
        <table:table-row table:style-name="ro78">
          <table:table-cell office:value-type="string" table:style-name="ce32">
            <text:p>Source: Ministry of Justice Court Proceedings Database</text:p>
          </table:table-cell>
          <table:table-cell table:number-columns-repeated="24" table:style-name="ce14"/>
          <table:table-cell table:number-columns-repeated="16359"/>
        </table:table-row>
        <table:table-row table:style-name="ro6">
          <table:table-cell office:value-type="string" table:style-name="ce32">
            <text:p>: = Not available</text:p>
          </table:table-cell>
          <table:table-cell table:number-columns-repeated="24" table:style-name="ce14"/>
          <table:table-cell table:number-columns-repeated="16359"/>
        </table:table-row>
        <table:table-row table:style-name="ro6">
          <table:table-cell office:value-type="string" table:style-name="ce593">
            <text:p>- = nil</text:p>
          </table:table-cell>
          <table:table-cell table:number-columns-repeated="24" table:style-name="ce14"/>
          <table:table-cell table:number-columns-repeated="16359"/>
        </table:table-row>
        <table:table-row table:style-name="ro6">
          <table:table-cell table:number-columns-repeated="25" table:style-name="ce14"/>
          <table:table-cell table:number-columns-repeated="16359"/>
        </table:table-row>
        <table:table-row table:style-name="ro37">
          <table:table-cell office:value-type="string" table:number-columns-spanned="25" table:number-rows-spanned="1" table:style-name="ce237">
            <text:p>(1) The figures given in the table relate to defendants for whom these offences were the principal offences for which they were dealt with. When a defendant has been found guilty of two or more offences it is the offence for which the heaviest penalty is imposed. Where the same disposal is imposed for two or more offences, the offence selected is the offence for which the statutory maximum penalty is the most severe.</text:p>
          </table:table-cell>
          <table:covered-table-cell table:number-columns-repeated="24"/>
          <table:table-cell table:number-columns-repeated="16359"/>
        </table:table-row>
        <table:table-row table:style-name="ro6">
          <table:table-cell table:number-columns-repeated="25" table:style-name="ce14"/>
          <table:table-cell table:number-columns-repeated="16359"/>
        </table:table-row>
        <table:table-row table:style-name="ro6">
          <table:table-cell office:value-type="string" table:number-columns-spanned="13" table:number-rows-spanned="1" table:style-name="ce237">
            <text:p>(2) Includes males, females, persons where sex "Not Stated" and other offenders, i.e. companies, public bodies, etc.</text:p>
          </table:table-cell>
          <table:covered-table-cell table:number-columns-repeated="12"/>
          <table:table-cell table:number-columns-repeated="12" table:style-name="ce14"/>
          <table:table-cell table:number-columns-repeated="16359"/>
        </table:table-row>
        <table:table-row table:style-name="ro6">
          <table:table-cell table:number-columns-repeated="25" table:style-name="ce14"/>
          <table:table-cell table:number-columns-repeated="16359"/>
        </table:table-row>
        <table:table-row table:style-name="ro6">
          <table:table-cell office:value-type="string" table:style-name="ce656">
            <text:p>(3) Includes those who failed to appear to a summons, or to bail, who are excluded from the proceedings figures given in other chapters.</text:p>
          </table:table-cell>
          <table:table-cell table:number-columns-repeated="24" table:style-name="ce14"/>
          <table:table-cell table:number-columns-repeated="16359"/>
        </table:table-row>
        <table:table-row table:style-name="ro6">
          <table:table-cell table:number-columns-repeated="25" table:style-name="ce14"/>
          <table:table-cell table:number-columns-repeated="16359"/>
        </table:table-row>
        <table:table-row table:style-name="ro23">
          <table:table-cell office:value-type="string" table:number-columns-spanned="25" table:number-rows-spanned="1" table:style-name="ce237">
            <text:p>(4) Defendants proceeded against at magistrates’ courts and subsequently committed to the Crown Court will have separate remand decisions made in both courts and will be included in both totals.</text:p>
          </table:table-cell>
          <table:covered-table-cell table:number-columns-repeated="24"/>
          <table:table-cell table:number-columns-repeated="16359"/>
        </table:table-row>
        <table:table-row table:style-name="ro6">
          <table:table-cell table:number-columns-repeated="25" table:style-name="ce14"/>
          <table:table-cell table:number-columns-repeated="16359"/>
        </table:table-row>
        <table:table-row table:style-name="ro23">
          <table:table-cell office:value-type="string" table:number-columns-spanned="25" table:number-rows-spanned="1" table:style-name="ce237">
            <text:p>(5) Includes those remanded on bail at any stage of proceedings at the Crown Court who may also have been given custody or not remanded at some stage of those proceedings.</text:p>
          </table:table-cell>
          <table:covered-table-cell table:number-columns-repeated="24"/>
          <table:table-cell table:number-columns-repeated="16359"/>
        </table:table-row>
        <table:table-row table:style-name="ro6">
          <table:table-cell table:number-columns-repeated="25" table:style-name="ce14"/>
          <table:table-cell table:number-columns-repeated="16359"/>
        </table:table-row>
        <table:table-row table:style-name="ro6">
          <table:table-cell office:value-type="string" table:number-columns-spanned="25" table:number-rows-spanned="1" table:style-name="ce658">
            <text:p>(6) Includes those remanded in custody at any stage of proceedings at the Crown Court who may also have been given bail or not remanded at some stage of those proceedings.</text:p>
          </table:table-cell>
          <table:covered-table-cell table:number-columns-repeated="24"/>
          <table:table-cell table:number-columns-repeated="16359"/>
        </table:table-row>
        <table:table-row table:style-name="ro6">
          <table:table-cell table:number-columns-repeated="25" table:style-name="ce14"/>
          <table:table-cell table:number-columns-repeated="16359"/>
        </table:table-row>
        <table:table-row table:style-name="ro79">
          <table:table-cell office:value-type="string" table:number-columns-spanned="25" table:number-rows-spanned="1" table:style-name="ce481">
            <text:p>(7) Offences are classified as ‘not known’ if validation checks cannot identify a valid code for the record. Validation checks target apparent anomalies in the data, for example offenders sentenced to high custodial sentences for offence codes known to be commonly misused. Some outcomes for ‘not known’ records may therefore appear relatively severe because such records are most likely to have been reviewed and subsequently identified as ‘not known’</text:p>
          </table:table-cell>
          <table:covered-table-cell table:number-columns-repeated="24"/>
          <table:table-cell table:number-columns-repeated="16359"/>
        </table:table-row>
        <table:table-row table:style-name="ro6">
          <table:table-cell table:number-columns-repeated="25" table:style-name="ce14"/>
          <table:table-cell table:number-columns-repeated="16359"/>
        </table:table-row>
        <table:table-row table:style-name="ro6">
          <table:table-cell table:number-columns-repeated="13" table:style-name="ce222"/>
          <table:table-cell table:number-columns-repeated="12" table:style-name="ce14"/>
          <table:table-cell table:number-columns-repeated="16359"/>
        </table:table-row>
        <table:table-row table:number-rows-repeated="1048515" table:style-name="ro6">
          <table:table-cell table:number-columns-repeated="16384"/>
        </table:table-row>
      </table:table>
      <table:table table:name="Q4_4" table:style-name="ta1">
        <table:table-column table:style-name="co76" table:default-cell-style-name="ce3"/>
        <table:table-column table:style-name="co77" table:number-columns-repeated="3" table:default-cell-style-name="ce3"/>
        <table:table-column table:style-name="co78" table:default-cell-style-name="ce3"/>
        <table:table-column table:style-name="co77" table:number-columns-repeated="3" table:default-cell-style-name="ce3"/>
        <table:table-column table:style-name="co79" table:default-cell-style-name="ce3"/>
        <table:table-column table:style-name="co34" table:default-cell-style-name="ce3"/>
        <table:table-column table:style-name="co2" table:number-columns-repeated="16374" table:default-cell-style-name="ce3"/>
        <table:table-row table:style-name="ro7">
          <table:table-cell office:value-type="string" table:number-columns-spanned="8" table:number-rows-spanned="1" table:style-name="ce676">
            <text:p>Table Q4.4 - Defendants<text:span text:style-name="T7">(1)(2)(3)</text:span><text:s/>for trial by court type<text:span text:style-name="T7">(4)</text:span>, type of remand and outcome of proceedings, 12 months ending September 2020</text:p>
          </table:table-cell>
          <table:covered-table-cell table:number-columns-repeated="7"/>
          <table:table-cell table:number-columns-repeated="16376" table:style-name="ce3"/>
        </table:table-row>
        <table:table-row table:style-name="ro28">
          <table:table-cell office:value-type="string" table:style-name="ce31">
            <text:p><text:a xlink:href="#Contents.A1">back to contents</text:a></text:p>
          </table:table-cell>
          <table:table-cell table:number-columns-repeated="7" table:style-name="ce593"/>
          <table:table-cell table:number-columns-repeated="2" table:style-name="ce3"/>
          <table:table-cell table:number-columns-spanned="9" table:number-rows-spanned="1" table:style-name="ce157"/>
          <table:covered-table-cell table:number-columns-repeated="8"/>
          <table:table-cell table:number-columns-repeated="16365"/>
        </table:table-row>
        <table:table-row table:style-name="ro6">
          <table:table-cell office:value-type="string" table:style-name="ce596">
            <text:p>England and Wales</text:p>
          </table:table-cell>
          <table:table-cell table:number-columns-repeated="6" table:style-name="ce596"/>
          <table:table-cell table:style-name="ce598"/>
          <table:table-cell table:number-columns-repeated="2" table:style-name="ce3"/>
          <table:table-cell table:number-columns-spanned="3" table:number-rows-spanned="1" table:style-name="ce157"/>
          <table:covered-table-cell table:number-columns-repeated="2"/>
          <table:table-cell table:number-columns-spanned="3" table:number-rows-spanned="1" table:style-name="ce157"/>
          <table:covered-table-cell table:number-columns-repeated="2"/>
          <table:table-cell table:number-columns-spanned="3" table:number-rows-spanned="1" table:style-name="ce157"/>
          <table:covered-table-cell table:number-columns-repeated="2"/>
          <table:table-cell table:number-columns-repeated="16365"/>
        </table:table-row>
        <table:table-row table:style-name="ro10">
          <table:table-cell table:style-name="ce659"/>
          <table:table-cell office:value-type="string" table:number-columns-spanned="3" table:number-rows-spanned="1" table:style-name="ce677">
            <text:p>Magistrates' courts</text:p>
          </table:table-cell>
          <table:covered-table-cell table:number-columns-repeated="2"/>
          <table:table-cell table:style-name="ce660"/>
          <table:table-cell office:value-type="string" table:number-columns-spanned="3" table:number-rows-spanned="1" table:style-name="ce677">
            <text:p>The Crown Court<text:span text:style-name="T5">(5)</text:span></text:p>
          </table:table-cell>
          <table:covered-table-cell table:number-columns-repeated="2"/>
          <table:table-cell table:number-columns-repeated="2" table:style-name="ce3"/>
          <table:table-cell table:number-columns-spanned="3" table:number-rows-spanned="1" table:style-name="ce157"/>
          <table:covered-table-cell table:number-columns-repeated="2"/>
          <table:table-cell table:number-columns-spanned="3" table:number-rows-spanned="1" table:style-name="ce157"/>
          <table:covered-table-cell table:number-columns-repeated="2"/>
          <table:table-cell table:number-columns-spanned="3" table:number-rows-spanned="1" table:style-name="ce157"/>
          <table:covered-table-cell table:number-columns-repeated="2"/>
          <table:table-cell table:number-columns-repeated="16365"/>
        </table:table-row>
        <table:table-row table:style-name="ro10">
          <table:table-cell table:style-name="ce593"/>
          <table:table-cell office:value-type="string" table:style-name="ce661">
            <text:p>Not remanded</text:p>
          </table:table-cell>
          <table:table-cell office:value-type="string" table:style-name="ce661">
            <text:p>Bailed<text:span text:style-name="T3">(6)</text:span></text:p>
          </table:table-cell>
          <table:table-cell office:value-type="string" table:number-columns-spanned="1" table:number-rows-spanned="2" table:style-name="ce678">
            <text:p>Remanded in custody<text:span text:style-name="T3">(7)</text:span></text:p>
          </table:table-cell>
          <table:table-cell table:style-name="ce614"/>
          <table:table-cell office:value-type="string" table:style-name="ce661">
            <text:p>Not remanded</text:p>
          </table:table-cell>
          <table:table-cell office:value-type="string" table:style-name="ce661">
            <text:p>Bailed<text:span text:style-name="T3">(6)</text:span></text:p>
          </table:table-cell>
          <table:table-cell office:value-type="string" table:number-columns-spanned="1" table:number-rows-spanned="2" table:style-name="ce678">
            <text:p>Remanded in custody<text:span text:style-name="T3">(7)</text:span></text:p>
          </table:table-cell>
          <table:table-cell table:number-columns-repeated="2" table:style-name="ce3"/>
          <table:table-cell table:number-columns-repeated="9" table:style-name="ce623"/>
          <table:table-cell table:number-columns-repeated="16365"/>
        </table:table-row>
        <table:table-row table:style-name="ro10">
          <table:table-cell office:value-type="string" table:style-name="ce596">
            <text:p>Outcome</text:p>
          </table:table-cell>
          <table:table-cell table:number-columns-repeated="2" table:style-name="ce662"/>
          <table:covered-table-cell/>
          <table:table-cell table:style-name="ce614"/>
          <table:table-cell table:number-columns-repeated="2" table:style-name="ce662"/>
          <table:covered-table-cell/>
          <table:table-cell table:number-columns-repeated="2" table:style-name="ce3"/>
          <table:table-cell table:number-columns-repeated="9" table:style-name="ce628"/>
          <table:table-cell table:number-columns-repeated="16365"/>
        </table:table-row>
        <table:table-row table:style-name="ro80">
          <table:table-cell table:style-name="ce593"/>
          <table:table-cell office:value-type="string" table:style-name="ce663">
            <text:p>Number of defendants</text:p>
          </table:table-cell>
          <table:table-cell table:number-columns-repeated="6" table:style-name="ce664"/>
          <table:table-cell table:number-columns-repeated="2" table:style-name="ce3"/>
          <table:table-cell table:number-columns-repeated="9" table:style-name="ce628"/>
          <table:table-cell table:number-columns-repeated="16365"/>
        </table:table-row>
        <table:table-row table:style-name="ro10">
          <table:table-cell office:value-type="string" table:style-name="ce593">
            <text:p>Acquitted, dismissed, not proceeded against etc.</text:p>
          </table:table-cell>
          <table:table-cell office:value-type="float" office:value="90533" table:style-name="ce665">
            <text:p><text:s/>90,533<text:s/></text:p>
          </table:table-cell>
          <table:table-cell office:value-type="float" office:value="32338" table:style-name="ce665">
            <text:p><text:s/>32,338<text:s/></text:p>
          </table:table-cell>
          <table:table-cell office:value-type="float" office:value="4336" table:style-name="ce665">
            <text:p><text:s/>4,336<text:s/></text:p>
          </table:table-cell>
          <table:table-cell table:style-name="ce665"/>
          <table:table-cell office:value-type="float" office:value="364" table:style-name="ce666">
            <text:p><text:s/>364<text:s/></text:p>
          </table:table-cell>
          <table:table-cell office:value-type="float" office:value="5022" table:style-name="ce666">
            <text:p><text:s/>5,022<text:s/></text:p>
          </table:table-cell>
          <table:table-cell office:value-type="float" office:value="2653" table:style-name="ce666">
            <text:p><text:s/>2,653<text:s/></text:p>
          </table:table-cell>
          <table:table-cell table:style-name="ce3"/>
          <table:table-cell table:style-name="ce667"/>
          <table:table-cell table:number-columns-repeated="9" table:style-name="ce628"/>
          <table:table-cell table:number-columns-repeated="16365"/>
        </table:table-row>
        <table:table-row table:style-name="ro55">
          <table:table-cell office:value-type="string" table:style-name="ce593">
            <text:p>Total offenders sentenced:</text:p>
          </table:table-cell>
          <table:table-cell office:value-type="float" office:value="732642" table:style-name="ce665">
            <text:p><text:s/>732,642<text:s/></text:p>
          </table:table-cell>
          <table:table-cell office:value-type="float" office:value="72304" table:style-name="ce665">
            <text:p><text:s/>72,304<text:s/></text:p>
          </table:table-cell>
          <table:table-cell office:value-type="float" office:value="11589" table:style-name="ce665">
            <text:p><text:s/>11,589<text:s/></text:p>
          </table:table-cell>
          <table:table-cell table:style-name="ce665"/>
          <table:table-cell office:value-type="float" office:value="21162" table:style-name="ce665">
            <text:p><text:s/>21,162<text:s/></text:p>
          </table:table-cell>
          <table:table-cell office:value-type="float" office:value="16177" table:style-name="ce665">
            <text:p><text:s/>16,177<text:s/></text:p>
          </table:table-cell>
          <table:table-cell office:value-type="float" office:value="26639" table:style-name="ce665">
            <text:p><text:s/>26,639<text:s/></text:p>
          </table:table-cell>
          <table:table-cell table:style-name="ce3"/>
          <table:table-cell table:style-name="ce667"/>
          <table:table-cell table:number-columns-repeated="9" table:style-name="ce628"/>
          <table:table-cell table:number-columns-repeated="16365"/>
        </table:table-row>
        <table:table-row table:style-name="ro10">
          <table:table-cell office:value-type="string" table:style-name="ce668">
            <text:p>Immediate custody<text:span text:style-name="T3">(8)</text:span></text:p>
          </table:table-cell>
          <table:table-cell office:value-type="float" office:value="15753" table:style-name="ce665">
            <text:p><text:s/>15,753<text:s/></text:p>
          </table:table-cell>
          <table:table-cell office:value-type="float" office:value="5589" table:style-name="ce665">
            <text:p><text:s/>5,589<text:s/></text:p>
          </table:table-cell>
          <table:table-cell office:value-type="float" office:value="6048" table:style-name="ce665">
            <text:p><text:s/>6,048<text:s/></text:p>
          </table:table-cell>
          <table:table-cell table:style-name="ce665"/>
          <table:table-cell office:value-type="float" office:value="11098" table:style-name="ce666">
            <text:p><text:s/>11,098<text:s/></text:p>
          </table:table-cell>
          <table:table-cell office:value-type="float" office:value="3952" table:style-name="ce666">
            <text:p><text:s/>3,952<text:s/></text:p>
          </table:table-cell>
          <table:table-cell office:value-type="float" office:value="22384" table:style-name="ce666">
            <text:p><text:s/>22,384<text:s/></text:p>
          </table:table-cell>
          <table:table-cell table:style-name="ce3"/>
          <table:table-cell table:style-name="ce667"/>
          <table:table-cell table:number-columns-repeated="9" table:style-name="ce628"/>
          <table:table-cell table:number-columns-repeated="16365"/>
        </table:table-row>
        <table:table-row table:style-name="ro10">
          <table:table-cell office:value-type="string" table:style-name="ce668">
            <text:p>Suspended sentence</text:p>
          </table:table-cell>
          <table:table-cell office:value-type="float" office:value="9168" table:style-name="ce665">
            <text:p><text:s/>9,168<text:s/></text:p>
          </table:table-cell>
          <table:table-cell office:value-type="float" office:value="8169" table:style-name="ce665">
            <text:p><text:s/>8,169<text:s/></text:p>
          </table:table-cell>
          <table:table-cell office:value-type="float" office:value="1545" table:style-name="ce665">
            <text:p><text:s/>1,545<text:s/></text:p>
          </table:table-cell>
          <table:table-cell table:style-name="ce665"/>
          <table:table-cell office:value-type="float" office:value="6318" table:style-name="ce666">
            <text:p><text:s/>6,318<text:s/></text:p>
          </table:table-cell>
          <table:table-cell office:value-type="float" office:value="7679" table:style-name="ce666">
            <text:p><text:s/>7,679<text:s/></text:p>
          </table:table-cell>
          <table:table-cell office:value-type="float" office:value="2340" table:style-name="ce666">
            <text:p><text:s/>2,340<text:s/></text:p>
          </table:table-cell>
          <table:table-cell table:style-name="ce3"/>
          <table:table-cell table:style-name="ce667"/>
          <table:table-cell table:number-columns-repeated="9" table:style-name="ce628"/>
          <table:table-cell table:number-columns-repeated="16365"/>
        </table:table-row>
        <table:table-row table:style-name="ro10">
          <table:table-cell office:value-type="string" table:style-name="ce668">
            <text:p>Community sentence<text:span text:style-name="T3">(9)</text:span></text:p>
          </table:table-cell>
          <table:table-cell office:value-type="float" office:value="27334" table:style-name="ce665">
            <text:p><text:s/>27,334<text:s/></text:p>
          </table:table-cell>
          <table:table-cell office:value-type="float" office:value="27922" table:style-name="ce665">
            <text:p><text:s/>27,922<text:s/></text:p>
          </table:table-cell>
          <table:table-cell office:value-type="float" office:value="1802" table:style-name="ce665">
            <text:p><text:s/>1,802<text:s/></text:p>
          </table:table-cell>
          <table:table-cell table:style-name="ce665"/>
          <table:table-cell office:value-type="float" office:value="1977" table:style-name="ce666">
            <text:p><text:s/>1,977<text:s/></text:p>
          </table:table-cell>
          <table:table-cell office:value-type="float" office:value="2503" table:style-name="ce666">
            <text:p><text:s/>2,503<text:s/></text:p>
          </table:table-cell>
          <table:table-cell office:value-type="float" office:value="826" table:style-name="ce666">
            <text:p><text:s/>826<text:s/></text:p>
          </table:table-cell>
          <table:table-cell table:style-name="ce3"/>
          <table:table-cell table:style-name="ce667"/>
          <table:table-cell table:number-columns-repeated="9" table:style-name="ce628"/>
          <table:table-cell table:number-columns-repeated="16365"/>
        </table:table-row>
        <table:table-row table:style-name="ro10">
          <table:table-cell office:value-type="string" table:style-name="ce668">
            <text:p>Fine</text:p>
          </table:table-cell>
          <table:table-cell office:value-type="float" office:value="652614" table:style-name="ce665">
            <text:p><text:s/>652,614<text:s/></text:p>
          </table:table-cell>
          <table:table-cell office:value-type="float" office:value="22014" table:style-name="ce665">
            <text:p><text:s/>22,014<text:s/></text:p>
          </table:table-cell>
          <table:table-cell office:value-type="float" office:value="1190" table:style-name="ce665">
            <text:p><text:s/>1,190<text:s/></text:p>
          </table:table-cell>
          <table:table-cell table:style-name="ce665"/>
          <table:table-cell office:value-type="float" office:value="470" table:style-name="ce666">
            <text:p><text:s/>470<text:s/></text:p>
          </table:table-cell>
          <table:table-cell office:value-type="float" office:value="506" table:style-name="ce666">
            <text:p><text:s/>506<text:s/></text:p>
          </table:table-cell>
          <table:table-cell office:value-type="float" office:value="88" table:style-name="ce666">
            <text:p><text:s/>88<text:s/></text:p>
          </table:table-cell>
          <table:table-cell table:style-name="ce3"/>
          <table:table-cell table:style-name="ce667"/>
          <table:table-cell table:number-columns-repeated="9" table:style-name="ce628"/>
          <table:table-cell table:number-columns-repeated="16365"/>
        </table:table-row>
        <table:table-row table:style-name="ro10">
          <table:table-cell office:value-type="string" table:style-name="ce668">
            <text:p>Absolute discharge</text:p>
          </table:table-cell>
          <table:table-cell office:value-type="float" office:value="1882" table:style-name="ce665">
            <text:p><text:s/>1,882<text:s/></text:p>
          </table:table-cell>
          <table:table-cell office:value-type="float" office:value="305" table:style-name="ce665">
            <text:p><text:s/>305<text:s/></text:p>
          </table:table-cell>
          <table:table-cell office:value-type="float" office:value="61" table:style-name="ce665">
            <text:p><text:s/>61<text:s/></text:p>
          </table:table-cell>
          <table:table-cell table:style-name="ce665"/>
          <table:table-cell office:value-type="float" office:value="23" table:style-name="ce666">
            <text:p><text:s/>23<text:s/></text:p>
          </table:table-cell>
          <table:table-cell office:value-type="float" office:value="36" table:style-name="ce666">
            <text:p><text:s/>36<text:s/></text:p>
          </table:table-cell>
          <table:table-cell office:value-type="float" office:value="17" table:style-name="ce666">
            <text:p><text:s/>17<text:s/></text:p>
          </table:table-cell>
          <table:table-cell table:style-name="ce3"/>
          <table:table-cell table:style-name="ce667"/>
          <table:table-cell table:number-columns-repeated="9" table:style-name="ce628"/>
          <table:table-cell table:number-columns-repeated="16365"/>
        </table:table-row>
        <table:table-row table:style-name="ro10">
          <table:table-cell office:value-type="string" table:style-name="ce668">
            <text:p>Conditional discharge</text:p>
          </table:table-cell>
          <table:table-cell office:value-type="float" office:value="18959" table:style-name="ce665">
            <text:p><text:s/>18,959<text:s/></text:p>
          </table:table-cell>
          <table:table-cell office:value-type="float" office:value="6125" table:style-name="ce665">
            <text:p><text:s/>6,125<text:s/></text:p>
          </table:table-cell>
          <table:table-cell office:value-type="float" office:value="410" table:style-name="ce665">
            <text:p><text:s/>410<text:s/></text:p>
          </table:table-cell>
          <table:table-cell table:style-name="ce665"/>
          <table:table-cell office:value-type="float" office:value="205" table:style-name="ce666">
            <text:p><text:s/>205<text:s/></text:p>
          </table:table-cell>
          <table:table-cell office:value-type="float" office:value="500" table:style-name="ce666">
            <text:p><text:s/>500<text:s/></text:p>
          </table:table-cell>
          <table:table-cell office:value-type="float" office:value="127" table:style-name="ce666">
            <text:p><text:s/>127<text:s/></text:p>
          </table:table-cell>
          <table:table-cell table:style-name="ce3"/>
          <table:table-cell table:style-name="ce667"/>
          <table:table-cell table:number-columns-repeated="9" table:style-name="ce628"/>
          <table:table-cell table:number-columns-repeated="16365"/>
        </table:table-row>
        <table:table-row table:style-name="ro10">
          <table:table-cell office:value-type="string" table:style-name="ce668">
            <text:p>Compensation</text:p>
          </table:table-cell>
          <table:table-cell office:value-type="float" office:value="2430" table:style-name="ce665">
            <text:p><text:s/>2,430<text:s/></text:p>
          </table:table-cell>
          <table:table-cell office:value-type="float" office:value="849" table:style-name="ce665">
            <text:p><text:s/>849<text:s/></text:p>
          </table:table-cell>
          <table:table-cell office:value-type="float" office:value="137" table:style-name="ce665">
            <text:p><text:s/>137<text:s/></text:p>
          </table:table-cell>
          <table:table-cell table:style-name="ce665"/>
          <table:table-cell office:value-type="float" office:value="17" table:style-name="ce666">
            <text:p><text:s/>17<text:s/></text:p>
          </table:table-cell>
          <table:table-cell office:value-type="float" office:value="28" table:style-name="ce666">
            <text:p><text:s/>28<text:s/></text:p>
          </table:table-cell>
          <table:table-cell office:value-type="float" office:value="7" table:style-name="ce666">
            <text:p><text:s/>7<text:s/></text:p>
          </table:table-cell>
          <table:table-cell table:style-name="ce3"/>
          <table:table-cell table:style-name="ce667"/>
          <table:table-cell table:number-columns-repeated="16374" table:style-name="ce3"/>
        </table:table-row>
        <table:table-row table:style-name="ro10">
          <table:table-cell office:value-type="string" table:style-name="ce668">
            <text:p>Otherwise dealt with<text:span text:style-name="T3">(10)</text:span></text:p>
          </table:table-cell>
          <table:table-cell office:value-type="float" office:value="4502" table:style-name="ce665">
            <text:p><text:s/>4,502<text:s/></text:p>
          </table:table-cell>
          <table:table-cell office:value-type="float" office:value="1331" table:style-name="ce665">
            <text:p><text:s/>1,331<text:s/></text:p>
          </table:table-cell>
          <table:table-cell office:value-type="float" office:value="396" table:style-name="ce665">
            <text:p><text:s/>396<text:s/></text:p>
          </table:table-cell>
          <table:table-cell table:style-name="ce665"/>
          <table:table-cell office:value-type="float" office:value="1054" table:style-name="ce666">
            <text:p><text:s/>1,054<text:s/></text:p>
          </table:table-cell>
          <table:table-cell office:value-type="float" office:value="973" table:style-name="ce666">
            <text:p><text:s/>973<text:s/></text:p>
          </table:table-cell>
          <table:table-cell office:value-type="float" office:value="850" table:style-name="ce666">
            <text:p><text:s/>850<text:s/></text:p>
          </table:table-cell>
          <table:table-cell table:style-name="ce3"/>
          <table:table-cell table:style-name="ce667"/>
          <table:table-cell table:number-columns-repeated="16374"/>
        </table:table-row>
        <table:table-row table:style-name="ro10">
          <table:table-cell table:style-name="ce593"/>
          <table:table-cell table:number-columns-repeated="7" table:style-name="ce665"/>
          <table:table-cell table:number-columns-repeated="16376" table:style-name="ce3"/>
        </table:table-row>
        <table:table-row table:style-name="ro10">
          <table:table-cell office:value-type="string" table:style-name="ce593">
            <text:p>Committed for sentence</text:p>
          </table:table-cell>
          <table:table-cell office:value-type="float" office:value="84" table:style-name="ce665">
            <text:p><text:s/>84<text:s/></text:p>
          </table:table-cell>
          <table:table-cell office:value-type="float" office:value="12308" table:style-name="ce665">
            <text:p><text:s/>12,308<text:s/></text:p>
          </table:table-cell>
          <table:table-cell office:value-type="float" office:value="9211" table:style-name="ce665">
            <text:p><text:s/>9,211<text:s/></text:p>
          </table:table-cell>
          <table:table-cell table:style-name="ce665"/>
          <table:table-cell office:value-type="string" table:style-name="ce666">
            <text:p>*</text:p>
          </table:table-cell>
          <table:table-cell office:value-type="string" table:style-name="ce666">
            <text:p>*</text:p>
          </table:table-cell>
          <table:table-cell office:value-type="string" table:style-name="ce666">
            <text:p>*</text:p>
          </table:table-cell>
          <table:table-cell table:number-columns-repeated="16376" table:style-name="ce3"/>
        </table:table-row>
        <table:table-row table:style-name="ro10">
          <table:table-cell office:value-type="string" table:style-name="ce593">
            <text:p>Sent for trial<text:s/><text:span text:style-name="T3">(11)</text:span></text:p>
          </table:table-cell>
          <table:table-cell office:value-type="float" office:value="474" table:style-name="ce665">
            <text:p><text:s/>474<text:s/></text:p>
          </table:table-cell>
          <table:table-cell office:value-type="float" office:value="36583" table:style-name="ce665">
            <text:p><text:s/>36,583<text:s/></text:p>
          </table:table-cell>
          <table:table-cell office:value-type="float" office:value="23974" table:style-name="ce665">
            <text:p><text:s/>23,974<text:s/></text:p>
          </table:table-cell>
          <table:table-cell table:style-name="ce665"/>
          <table:table-cell office:value-type="string" table:style-name="ce666">
            <text:p>*</text:p>
          </table:table-cell>
          <table:table-cell office:value-type="string" table:style-name="ce666">
            <text:p>*</text:p>
          </table:table-cell>
          <table:table-cell office:value-type="string" table:style-name="ce666">
            <text:p>*</text:p>
          </table:table-cell>
          <table:table-cell table:number-columns-repeated="16376" table:style-name="ce3"/>
        </table:table-row>
        <table:table-row table:style-name="ro10">
          <table:table-cell table:style-name="ce593"/>
          <table:table-cell table:number-columns-repeated="3" table:style-name="ce605"/>
          <table:table-cell table:style-name="ce593"/>
          <table:table-cell table:number-columns-repeated="3" table:style-name="ce631"/>
          <table:table-cell table:number-columns-repeated="16376" table:style-name="ce3"/>
        </table:table-row>
        <table:table-row table:style-name="ro10">
          <table:table-cell office:value-type="string" table:style-name="ce593">
            <text:p>Failed to appear</text:p>
          </table:table-cell>
          <table:table-cell office:value-type="float" office:value="34092" table:style-name="ce644">
            <text:p>34,092</text:p>
          </table:table-cell>
          <table:table-cell office:value-type="float" office:value="16243" table:style-name="ce644">
            <text:p>16,243</text:p>
          </table:table-cell>
          <table:table-cell office:value-type="float" office:value="493" table:style-name="ce644">
            <text:p>493</text:p>
          </table:table-cell>
          <table:table-cell table:style-name="ce605"/>
          <table:table-cell office:value-type="float" office:value="323" table:style-name="ce615">
            <text:p>323</text:p>
          </table:table-cell>
          <table:table-cell office:value-type="float" office:value="97" table:style-name="ce615">
            <text:p>97</text:p>
          </table:table-cell>
          <table:table-cell office:value-type="float" office:value="77" table:style-name="ce615">
            <text:p>77</text:p>
          </table:table-cell>
          <table:table-cell table:number-columns-repeated="2" table:style-name="ce669"/>
          <table:table-cell table:number-columns-repeated="16374"/>
        </table:table-row>
        <table:table-row table:style-name="ro10">
          <table:table-cell table:style-name="ce593"/>
          <table:table-cell table:number-columns-repeated="3" table:style-name="ce644"/>
          <table:table-cell table:style-name="ce593"/>
          <table:table-cell table:number-columns-repeated="3" table:style-name="ce605"/>
          <table:table-cell table:number-columns-repeated="2" table:style-name="ce669"/>
          <table:table-cell table:number-columns-repeated="16374"/>
        </table:table-row>
        <table:table-row table:style-name="ro10">
          <table:table-cell office:value-type="string" table:style-name="ce670">
            <text:p>Total</text:p>
          </table:table-cell>
          <table:table-cell table:number-columns-repeated="7" table:style-name="ce671"/>
          <table:table-cell table:number-columns-repeated="2" table:style-name="ce669"/>
          <table:table-cell table:number-columns-repeated="16374"/>
        </table:table-row>
        <table:table-row table:style-name="ro31">
          <table:table-cell table:style-name="ce593"/>
          <table:table-cell table:style-name="ce672"/>
          <table:table-cell table:number-columns-repeated="6" table:style-name="ce673"/>
          <table:table-cell table:number-columns-repeated="16376" table:style-name="ce3"/>
        </table:table-row>
        <table:table-row table:style-name="ro10">
          <table:table-cell office:value-type="string" table:style-name="ce593">
            <text:p>Acquitted, dismissed, not proceeded against etc.</text:p>
          </table:table-cell>
          <table:table-cell office:value-type="float" office:value="10.553784280010492" table:style-name="ce606">
            <text:p>10.6</text:p>
          </table:table-cell>
          <table:table-cell office:value-type="float" office:value="19.047450758646686" table:style-name="ce606">
            <text:p>19.0</text:p>
          </table:table-cell>
          <table:table-cell office:value-type="float" office:value="8.7414067697518298" table:style-name="ce606">
            <text:p>8.7</text:p>
          </table:table-cell>
          <table:table-cell table:style-name="ce606"/>
          <table:table-cell office:value-type="float" office:value="1.6659801363906817" table:style-name="ce606">
            <text:p>1.7</text:p>
          </table:table-cell>
          <table:table-cell office:value-type="float" office:value="23.58189331329827" table:style-name="ce606">
            <text:p>23.6</text:p>
          </table:table-cell>
          <table:table-cell office:value-type="float" office:value="9.0333344683169319" table:style-name="ce606">
            <text:p>9.0</text:p>
          </table:table-cell>
          <table:table-cell table:number-columns-repeated="16376" table:style-name="ce3"/>
        </table:table-row>
        <table:table-row table:style-name="ro55">
          <table:table-cell office:value-type="string" table:style-name="ce593">
            <text:p>Total offenders sentenced:</text:p>
          </table:table-cell>
          <table:table-cell office:value-type="float" office:value="85.4069303179553" table:style-name="ce606">
            <text:p>85.4</text:p>
          </table:table-cell>
          <table:table-cell office:value-type="float" office:value="42.587880501366506" table:style-name="ce606">
            <text:p>42.6</text:p>
          </table:table-cell>
          <table:table-cell office:value-type="float" office:value="23.363506239541962" table:style-name="ce606">
            <text:p>23.4</text:p>
          </table:table-cell>
          <table:table-cell table:style-name="ce606"/>
          <table:table-cell office:value-type="float" office:value="96.855691335987913" table:style-name="ce606">
            <text:p>96.9</text:p>
          </table:table-cell>
          <table:table-cell office:value-type="float" office:value="75.962622088655152" table:style-name="ce606">
            <text:p>76.0</text:p>
          </table:table-cell>
          <table:table-cell office:value-type="float" office:value="90.704484320201573" table:style-name="ce606">
            <text:p>90.7</text:p>
          </table:table-cell>
          <table:table-cell table:number-columns-repeated="16376" table:style-name="ce3"/>
        </table:table-row>
        <table:table-row table:style-name="ro10">
          <table:table-cell office:value-type="string" table:style-name="ce668">
            <text:p>Immediate custody<text:span text:style-name="T3">(8)</text:span></text:p>
          </table:table-cell>
          <table:table-cell office:value-type="float" office:value="1.836388540786291" table:style-name="ce606">
            <text:p>1.8</text:p>
          </table:table-cell>
          <table:table-cell office:value-type="float" office:value="3.2919847328244276" table:style-name="ce606">
            <text:p>3.3</text:p>
          </table:table-cell>
          <table:table-cell office:value-type="float" office:value="12.192810918694434" table:style-name="ce606">
            <text:p>12.2</text:p>
          </table:table-cell>
          <table:table-cell table:style-name="ce606"/>
          <table:table-cell office:value-type="float" office:value="50.794086685889518" table:style-name="ce606">
            <text:p>50.8</text:p>
          </table:table-cell>
          <table:table-cell office:value-type="float" office:value="18.557475582268971" table:style-name="ce606">
            <text:p>18.6</text:p>
          </table:table-cell>
          <table:table-cell office:value-type="float" office:value="76.21641867275018" table:style-name="ce606">
            <text:p>76.2</text:p>
          </table:table-cell>
          <table:table-cell table:number-columns-repeated="16376" table:style-name="ce3"/>
        </table:table-row>
        <table:table-row table:style-name="ro10">
          <table:table-cell office:value-type="string" table:style-name="ce668">
            <text:p>Suspended sentence</text:p>
          </table:table-cell>
          <table:table-cell office:value-type="float" office:value="1.0687494535598754" table:style-name="ce606">
            <text:p>1.1</text:p>
          </table:table-cell>
          <table:table-cell office:value-type="float" office:value="4.8116341532372067" table:style-name="ce606">
            <text:p>4.8</text:p>
          </table:table-cell>
          <table:table-cell office:value-type="float" office:value="3.1147309638529928" table:style-name="ce606">
            <text:p>3.1</text:p>
          </table:table-cell>
          <table:table-cell table:style-name="ce606"/>
          <table:table-cell office:value-type="float" office:value="28.9166552244954" table:style-name="ce606">
            <text:p>28.9</text:p>
          </table:table-cell>
          <table:table-cell office:value-type="float" office:value="36.058414725770099" table:style-name="ce606">
            <text:p>36.1</text:p>
          </table:table-cell>
          <table:table-cell office:value-type="float" office:value="7.9675848683986512" table:style-name="ce606">
            <text:p>8.0</text:p>
          </table:table-cell>
          <table:table-cell table:number-columns-repeated="16376" table:style-name="ce3"/>
        </table:table-row>
        <table:table-row table:style-name="ro10">
          <table:table-cell office:value-type="string" table:style-name="ce668">
            <text:p>Community sentence<text:span text:style-name="T3">(9)</text:span></text:p>
          </table:table-cell>
          <table:table-cell office:value-type="float" office:value="3.1864307988226037" table:style-name="ce606">
            <text:p>3.2</text:p>
          </table:table-cell>
          <table:table-cell office:value-type="float" office:value="16.446376401847139" table:style-name="ce606">
            <text:p>16.4</text:p>
          </table:table-cell>
          <table:table-cell office:value-type="float" office:value="3.6328447876136525" table:style-name="ce606">
            <text:p>3.6</text:p>
          </table:table-cell>
          <table:table-cell table:style-name="ce606"/>
          <table:table-cell office:value-type="float" office:value="9.0484690374845531" table:style-name="ce606">
            <text:p>9.0</text:p>
          </table:table-cell>
          <table:table-cell office:value-type="float" office:value="11.753380916604057" table:style-name="ce606">
            <text:p>11.8</text:p>
          </table:table-cell>
          <table:table-cell office:value-type="float" office:value="2.8124893595287546" table:style-name="ce606">
            <text:p>2.8</text:p>
          </table:table-cell>
          <table:table-cell table:number-columns-repeated="16376" table:style-name="ce3"/>
        </table:table-row>
        <table:table-row table:style-name="ro10">
          <table:table-cell office:value-type="string" table:style-name="ce668">
            <text:p>Fine</text:p>
          </table:table-cell>
          <table:table-cell office:value-type="float" office:value="76.07775478681549" table:style-name="ce606">
            <text:p>76.1</text:p>
          </table:table-cell>
          <table:table-cell office:value-type="float" office:value="12.966497031382525" table:style-name="ce606">
            <text:p>13.0</text:p>
          </table:table-cell>
          <table:table-cell office:value-type="float" office:value="2.3990484446505254" table:style-name="ce606">
            <text:p>2.4</text:p>
          </table:table-cell>
          <table:table-cell table:style-name="ce606"/>
          <table:table-cell office:value-type="float" office:value="2.1511281980868691" table:style-name="ce606">
            <text:p>2.2</text:p>
          </table:table-cell>
          <table:table-cell office:value-type="float" office:value="2.3760330578512399" table:style-name="ce606">
            <text:p>2.4</text:p>
          </table:table-cell>
          <table:table-cell office:value-type="float" office:value="0.29963567026456467" table:style-name="ce606">
            <text:p>0.3</text:p>
          </table:table-cell>
          <table:table-cell table:number-columns-repeated="16376" table:style-name="ce3"/>
        </table:table-row>
        <table:table-row table:style-name="ro10">
          <table:table-cell office:value-type="string" table:style-name="ce668">
            <text:p>Absolute discharge</text:p>
          </table:table-cell>
          <table:table-cell office:value-type="float" office:value="0.21939206714656251" table:style-name="ce606">
            <text:p>0.2</text:p>
          </table:table-cell>
          <table:table-cell office:value-type="float" office:value="0.17964847799453398" table:style-name="ce606">
            <text:p>0.2</text:p>
          </table:table-cell>
          <table:table-cell office:value-type="float" office:value="0.12297643287704373" table:style-name="ce606">
            <text:p>0.1</text:p>
          </table:table-cell>
          <table:table-cell table:style-name="ce606"/>
          <table:table-cell office:value-type="float" office:value="0.10526797565105954" table:style-name="ce606">
            <text:p>0.1</text:p>
          </table:table-cell>
          <table:table-cell office:value-type="float" office:value="0.16904583020285499" table:style-name="ce606">
            <text:p>0.2</text:p>
          </table:table-cell>
          <table:table-cell office:value-type="float" office:value="5.7884163573836363E-2" table:style-name="ce606">
            <text:p>0.1</text:p>
          </table:table-cell>
          <table:table-cell table:number-columns-repeated="16376" table:style-name="ce3"/>
        </table:table-row>
        <table:table-row table:style-name="ro10">
          <table:table-cell office:value-type="string" table:style-name="ce668">
            <text:p>Conditional discharge</text:p>
          </table:table-cell>
          <table:table-cell office:value-type="float" office:value="2.2101244426310727" table:style-name="ce606">
            <text:p>2.2</text:p>
          </table:table-cell>
          <table:table-cell office:value-type="float" office:value="3.6076948449721988" table:style-name="ce606">
            <text:p>3.6</text:p>
          </table:table-cell>
          <table:table-cell office:value-type="float" office:value="0.82656290950144151" table:style-name="ce606">
            <text:p>0.8</text:p>
          </table:table-cell>
          <table:table-cell table:style-name="ce606"/>
          <table:table-cell office:value-type="float" office:value="0.93825804384640032" table:style-name="ce606">
            <text:p>0.9</text:p>
          </table:table-cell>
          <table:table-cell office:value-type="float" office:value="2.3478587528174306" table:style-name="ce606">
            <text:p>2.3</text:p>
          </table:table-cell>
          <table:table-cell office:value-type="float" office:value="0.43242875140454223" table:style-name="ce606">
            <text:p>0.4</text:p>
          </table:table-cell>
          <table:table-cell table:number-columns-repeated="16376" table:style-name="ce3"/>
        </table:table-row>
        <table:table-row table:style-name="ro10">
          <table:table-cell office:value-type="string" table:style-name="ce668">
            <text:p>Compensation</text:p>
          </table:table-cell>
          <table:table-cell office:value-type="float" office:value="0.28327456066213968" table:style-name="ce606">
            <text:p>0.3</text:p>
          </table:table-cell>
          <table:table-cell office:value-type="float" office:value="0.50007068136839128" table:style-name="ce606">
            <text:p>0.5</text:p>
          </table:table-cell>
          <table:table-cell office:value-type="float" office:value="0.27619297219926214" table:style-name="ce606">
            <text:p>0.3</text:p>
          </table:table-cell>
          <table:table-cell table:style-name="ce606"/>
          <table:table-cell office:value-type="float" office:value="7.7806764611652701E-2" table:style-name="ce606">
            <text:p>0.1</text:p>
          </table:table-cell>
          <table:table-cell office:value-type="float" office:value="0.13148009015777612" table:style-name="ce606">
            <text:p>0.1</text:p>
          </table:table-cell>
          <table:table-cell office:value-type="float" office:value="2.3834655589226737E-2" table:style-name="ce606">
            <text:p>0.0</text:p>
          </table:table-cell>
          <table:table-cell table:number-columns-repeated="2" table:style-name="ce9"/>
          <table:table-cell table:number-columns-repeated="16374"/>
        </table:table-row>
        <table:table-row table:style-name="ro10">
          <table:table-cell office:value-type="string" table:style-name="ce668">
            <text:p>Otherwise dealt with<text:span text:style-name="T3">(10)</text:span></text:p>
          </table:table-cell>
          <table:table-cell office:value-type="float" office:value="0.52481566753125641" table:style-name="ce606">
            <text:p>0.5</text:p>
          </table:table-cell>
          <table:table-cell office:value-type="float" office:value="0.78397417774008116" table:style-name="ce606">
            <text:p>0.8</text:p>
          </table:table-cell>
          <table:table-cell office:value-type="float" office:value="0.79833881015261166" table:style-name="ce606">
            <text:p>0.8</text:p>
          </table:table-cell>
          <table:table-cell table:style-name="ce606"/>
          <table:table-cell office:value-type="float" office:value="4.8240194059224679" table:style-name="ce606">
            <text:p>4.8</text:p>
          </table:table-cell>
          <table:table-cell office:value-type="float" office:value="4.5689331329827203" table:style-name="ce606">
            <text:p>4.6</text:p>
          </table:table-cell>
          <table:table-cell office:value-type="float" office:value="2.8942081786918177" table:style-name="ce606">
            <text:p>2.9</text:p>
          </table:table-cell>
          <table:table-cell table:number-columns-repeated="2" table:style-name="ce9"/>
          <table:table-cell table:number-columns-repeated="16374"/>
        </table:table-row>
        <table:table-row table:style-name="ro10">
          <table:table-cell table:style-name="ce593"/>
          <table:table-cell table:number-columns-repeated="7" table:style-name="ce606"/>
          <table:table-cell table:number-columns-repeated="2" table:style-name="ce9"/>
          <table:table-cell table:number-columns-repeated="16374"/>
        </table:table-row>
        <table:table-row table:style-name="ro10">
          <table:table-cell office:value-type="string" table:style-name="ce593">
            <text:p>Committed for sentence</text:p>
          </table:table-cell>
          <table:table-cell office:value-type="float" office:value="9.7922070352344601E-3" table:style-name="ce606">
            <text:p>0.0</text:p>
          </table:table-cell>
          <table:table-cell office:value-type="float" office:value="7.2495523513335218" table:style-name="ce606">
            <text:p>7.2</text:p>
          </table:table-cell>
          <table:table-cell office:value-type="float" office:value="18.569441364433604" table:style-name="ce606">
            <text:p>18.6</text:p>
          </table:table-cell>
          <table:table-cell table:style-name="ce606"/>
          <table:table-cell office:value-type="string" table:style-name="ce616">
            <text:p>*</text:p>
          </table:table-cell>
          <table:table-cell office:value-type="string" table:style-name="ce616">
            <text:p>*</text:p>
          </table:table-cell>
          <table:table-cell office:value-type="string" table:style-name="ce616">
            <text:p>*</text:p>
          </table:table-cell>
          <table:table-cell table:number-columns-repeated="2" table:style-name="ce9"/>
          <table:table-cell table:number-columns-repeated="16374"/>
        </table:table-row>
        <table:table-row table:style-name="ro10">
          <table:table-cell office:value-type="string" table:style-name="ce593">
            <text:p>Sent for trial<text:s/><text:span text:style-name="T3">(11)</text:span></text:p>
          </table:table-cell>
          <table:table-cell office:value-type="float" office:value="5.5256025413108742E-2" table:style-name="ce606">
            <text:p>0.1</text:p>
          </table:table-cell>
          <table:table-cell office:value-type="float" office:value="21.547804165488643" table:style-name="ce606">
            <text:p>21.5</text:p>
          </table:table-cell>
          <table:table-cell office:value-type="float" office:value="48.331754127774531" table:style-name="ce606">
            <text:p>48.3</text:p>
          </table:table-cell>
          <table:table-cell table:style-name="ce606"/>
          <table:table-cell office:value-type="string" table:style-name="ce616">
            <text:p>*</text:p>
          </table:table-cell>
          <table:table-cell office:value-type="string" table:style-name="ce616">
            <text:p>*</text:p>
          </table:table-cell>
          <table:table-cell office:value-type="string" table:style-name="ce616">
            <text:p>*</text:p>
          </table:table-cell>
          <table:table-cell table:number-columns-repeated="2" table:style-name="ce9"/>
          <table:table-cell table:number-columns-repeated="16374"/>
        </table:table-row>
        <table:table-row table:style-name="ro10">
          <table:table-cell table:style-name="ce593"/>
          <table:table-cell table:number-columns-repeated="7" table:style-name="ce606"/>
          <table:table-cell table:number-columns-repeated="2" table:style-name="ce9"/>
          <table:table-cell table:number-columns-repeated="16374"/>
        </table:table-row>
        <table:table-row table:style-name="ro10">
          <table:table-cell office:value-type="string" table:style-name="ce593">
            <text:p>Failed to appear</text:p>
          </table:table-cell>
          <table:table-cell office:value-type="float" office:value="3.9742371695858711" table:style-name="ce606">
            <text:p>4.0</text:p>
          </table:table-cell>
          <table:table-cell office:value-type="float" office:value="9.5673122231646417" table:style-name="ce606">
            <text:p>9.6</text:p>
          </table:table-cell>
          <table:table-cell office:value-type="float" office:value="0.99389149849807468" table:style-name="ce606">
            <text:p>1.0</text:p>
          </table:table-cell>
          <table:table-cell table:style-name="ce606"/>
          <table:table-cell office:value-type="float" office:value="1.4783285276214013" table:style-name="ce606">
            <text:p>1.5</text:p>
          </table:table-cell>
          <table:table-cell office:value-type="float" office:value="0.45548459804658153" table:style-name="ce606">
            <text:p>0.5</text:p>
          </table:table-cell>
          <table:table-cell office:value-type="float" office:value="0.26218121148149409" table:style-name="ce606">
            <text:p>0.3</text:p>
          </table:table-cell>
          <table:table-cell table:number-columns-repeated="2" table:style-name="ce9"/>
          <table:table-cell table:number-columns-repeated="16374"/>
        </table:table-row>
        <table:table-row table:style-name="ro10">
          <table:table-cell table:style-name="ce593"/>
          <table:table-cell table:number-columns-repeated="7" table:style-name="ce606"/>
          <table:table-cell table:number-columns-repeated="2" table:style-name="ce9"/>
          <table:table-cell table:number-columns-repeated="16374"/>
        </table:table-row>
        <table:table-row table:style-name="ro10">
          <table:table-cell office:value-type="string" table:style-name="ce670">
            <text:p>Total</text:p>
          </table:table-cell>
          <table:table-cell office:value-type="float" office:value="100.00000000000001" table:style-name="ce674">
            <text:p>100.0</text:p>
          </table:table-cell>
          <table:table-cell office:value-type="float" office:value="100" table:style-name="ce674">
            <text:p>100.0</text:p>
          </table:table-cell>
          <table:table-cell office:value-type="float" office:value="100" table:style-name="ce674">
            <text:p>100.0</text:p>
          </table:table-cell>
          <table:table-cell table:style-name="ce674"/>
          <table:table-cell office:value-type="float" office:value="100" table:style-name="ce674">
            <text:p>100.0</text:p>
          </table:table-cell>
          <table:table-cell office:value-type="float" office:value="100" table:style-name="ce674">
            <text:p>100.0</text:p>
          </table:table-cell>
          <table:table-cell office:value-type="float" office:value="100" table:style-name="ce674">
            <text:p>100.0</text:p>
          </table:table-cell>
          <table:table-cell table:number-columns-repeated="2" table:style-name="ce9"/>
          <table:table-cell table:number-columns-repeated="16374"/>
        </table:table-row>
        <table:table-row table:style-name="ro6">
          <table:table-cell table:number-columns-repeated="8" table:style-name="ce3"/>
          <table:table-cell table:number-columns-repeated="2" table:style-name="ce9"/>
          <table:table-cell table:number-columns-repeated="16374"/>
        </table:table-row>
        <table:table-row table:style-name="ro6">
          <table:table-cell office:value-type="string" table:style-name="ce32">
            <text:p>Source: Ministry of Justice Court Proceedings Database</text:p>
          </table:table-cell>
          <table:table-cell table:number-columns-repeated="16383" table:style-name="ce9"/>
        </table:table-row>
        <table:table-row table:style-name="ro6">
          <table:table-cell office:value-type="string" table:style-name="ce185">
            <text:p>* = Not applicable -<text:s/></text:p>
            <text:p>committals for trial or sentence only apply to magistrates' court cases</text:p>
          </table:table-cell>
          <table:table-cell table:number-columns-repeated="16383" table:style-name="ce9"/>
        </table:table-row>
        <table:table-row table:style-name="ro6">
          <table:table-cell table:number-columns-repeated="16384" table:style-name="ce9"/>
        </table:table-row>
        <table:table-row table:style-name="ro81">
          <table:table-cell office:value-type="string" table:number-columns-spanned="8" table:number-rows-spanned="1" table:style-name="ce237">
            <text:p>(1) The figures given in the table relate to defendants for whom these offences were the principal offences for which they were dealt with. When a defendant has been found guilty of two or more offences it is the offence for which the heaviest penalty is imposed. Where the same disposal is imposed for two or more offences, the offence selected is the offence for which the statutory maximum penalty is the most severe.</text:p>
          </table:table-cell>
          <table:covered-table-cell table:number-columns-repeated="7"/>
          <table:table-cell table:style-name="ce621"/>
          <table:table-cell table:number-columns-repeated="16375" table:style-name="ce9"/>
        </table:table-row>
        <table:table-row table:style-name="ro6">
          <table:table-cell table:style-name="ce224"/>
          <table:table-cell table:number-columns-repeated="7" table:style-name="ce14"/>
          <table:table-cell table:number-columns-repeated="16376" table:style-name="ce9"/>
        </table:table-row>
        <table:table-row table:style-name="ro6">
          <table:table-cell office:value-type="string" table:number-columns-spanned="8" table:number-rows-spanned="1" table:style-name="ce237">
            <text:p>(2) Includes males, females, persons where sex "Not Stated" and other offenders, i.e. companies, public bodies, etc.</text:p>
          </table:table-cell>
          <table:covered-table-cell table:number-columns-repeated="7"/>
          <table:table-cell table:number-columns-repeated="16376" table:style-name="ce9"/>
        </table:table-row>
        <table:table-row table:style-name="ro6">
          <table:table-cell table:style-name="ce224"/>
          <table:table-cell table:number-columns-repeated="7" table:style-name="ce14"/>
          <table:table-cell table:number-columns-repeated="16376" table:style-name="ce9"/>
        </table:table-row>
        <table:table-row table:style-name="ro6">
          <table:table-cell office:value-type="string" table:number-columns-spanned="8" table:number-rows-spanned="1" table:style-name="ce237">
            <text:p>(3) Includes those who failed to appear to a summons, or to bail, who are excluded from the proceedings figures given in other chapters.</text:p>
          </table:table-cell>
          <table:covered-table-cell table:number-columns-repeated="7"/>
          <table:table-cell table:number-columns-repeated="16376" table:style-name="ce9"/>
        </table:table-row>
        <table:table-row table:style-name="ro6">
          <table:table-cell table:style-name="ce224"/>
          <table:table-cell table:number-columns-repeated="7" table:style-name="ce14"/>
          <table:table-cell table:number-columns-repeated="16376" table:style-name="ce9"/>
        </table:table-row>
        <table:table-row table:style-name="ro4">
          <table:table-cell office:value-type="string" table:number-columns-spanned="8" table:number-rows-spanned="1" table:style-name="ce237">
            <text:p>(4) Defendants proceeded against at magistrates’ courts and subsequently committed to the Crown Court will have separate remand decisions made in both courts and will be included in both totals.</text:p>
          </table:table-cell>
          <table:covered-table-cell table:number-columns-repeated="7"/>
          <table:table-cell table:number-columns-repeated="16376" table:style-name="ce9"/>
        </table:table-row>
        <table:table-row table:style-name="ro6">
          <table:table-cell table:style-name="ce224"/>
          <table:table-cell table:number-columns-repeated="7" table:style-name="ce14"/>
          <table:table-cell table:number-columns-repeated="16376" table:style-name="ce9"/>
        </table:table-row>
        <table:table-row table:style-name="ro6">
          <table:table-cell office:value-type="string" table:number-columns-spanned="8" table:number-rows-spanned="1" table:style-name="ce237">
            <text:p>(5) Crown Court cases are not necessarily concluded in the same year as the defendant was sent for trial.</text:p>
          </table:table-cell>
          <table:covered-table-cell table:number-columns-repeated="7"/>
          <table:table-cell table:style-name="ce621"/>
          <table:table-cell table:number-columns-repeated="16375" table:style-name="ce9"/>
        </table:table-row>
        <table:table-row table:style-name="ro6">
          <table:table-cell table:style-name="ce224"/>
          <table:table-cell table:number-columns-repeated="7" table:style-name="ce14"/>
          <table:table-cell table:number-columns-repeated="16376" table:style-name="ce9"/>
        </table:table-row>
        <table:table-row table:style-name="ro50">
          <table:table-cell office:value-type="string" table:number-columns-spanned="8" table:number-rows-spanned="1" table:style-name="ce237">
            <text:p>(6) Includes those remanded on bail at any stage of proceedings at the Crown Court who may also have been given custody or not remanded at some stage of those proceedings.</text:p>
          </table:table-cell>
          <table:covered-table-cell table:number-columns-repeated="7"/>
          <table:table-cell table:number-columns-repeated="16376" table:style-name="ce9"/>
        </table:table-row>
        <table:table-row table:style-name="ro6">
          <table:table-cell table:number-columns-repeated="8" table:style-name="ce14"/>
          <table:table-cell table:number-columns-repeated="16376" table:style-name="ce9"/>
        </table:table-row>
        <table:table-row table:style-name="ro4">
          <table:table-cell office:value-type="string" table:number-columns-spanned="8" table:number-rows-spanned="1" table:style-name="ce237">
            <text:p>(7) Includes those remanded in custody at any stage of proceedings at the Crown Court who may also have been given bail or not remanded at some stage of those proceedings.</text:p>
          </table:table-cell>
          <table:covered-table-cell table:number-columns-repeated="7"/>
          <table:table-cell table:number-columns-repeated="2" table:style-name="ce621"/>
          <table:table-cell table:number-columns-repeated="16374" table:style-name="ce9"/>
        </table:table-row>
        <table:table-row table:style-name="ro6">
          <table:table-cell table:number-columns-spanned="8" table:number-rows-spanned="1" table:style-name="ce157"/>
          <table:covered-table-cell table:number-columns-repeated="7"/>
          <table:table-cell table:number-columns-repeated="16376" table:style-name="ce9"/>
        </table:table-row>
        <table:table-row table:style-name="ro6">
          <table:table-cell office:value-type="string" table:number-columns-spanned="8" table:number-rows-spanned="1" table:style-name="ce237">
            <text:p>(8) Includes detention in a Young Offender Institution, detention and training orders and unsuspended imprisonment.</text:p>
          </table:table-cell>
          <table:covered-table-cell table:number-columns-repeated="7"/>
          <table:table-cell table:number-columns-repeated="2" table:style-name="ce621"/>
          <table:table-cell table:number-columns-repeated="16374" table:style-name="ce9"/>
        </table:table-row>
        <table:table-row table:style-name="ro6">
          <table:table-cell table:number-columns-repeated="8" table:style-name="ce222"/>
          <table:table-cell table:number-columns-repeated="16376" table:style-name="ce9"/>
        </table:table-row>
        <table:table-row table:style-name="ro82">
          <table:table-cell office:value-type="string" table:number-columns-spanned="8" table:number-rows-spanned="1" table:style-name="ce237">
            <text:p>(9) Community rehabilitation orders, supervision orders, community punishment orders, attendance centre orders, community punishment and rehabilitation orders, curfew orders, reparation orders, action plan orders and drug treatment and testing orders.</text:p>
          </table:table-cell>
          <table:covered-table-cell table:number-columns-repeated="7"/>
          <table:table-cell table:number-columns-repeated="2" table:style-name="ce621"/>
          <table:table-cell table:number-columns-repeated="16374" table:style-name="ce9"/>
        </table:table-row>
        <table:table-row table:style-name="ro6">
          <table:table-cell table:style-name="ce621"/>
          <table:table-cell table:number-columns-repeated="7" table:style-name="ce675"/>
          <table:table-cell table:number-columns-repeated="11" table:style-name="ce3"/>
          <table:table-cell table:number-columns-repeated="16365" table:style-name="ce1"/>
        </table:table-row>
        <table:table-row table:style-name="ro68">
          <table:table-cell office:value-type="string" table:number-columns-spanned="8" table:number-rows-spanned="1" table:style-name="ce237">
            <text:p>(10) Includes one day in police cells, disqualification order, restraining order, confiscation order, travel restriction order, disqualification from driving, ASBO and recommendation for deportation and other disposals.</text:p>
          </table:table-cell>
          <table:covered-table-cell table:number-columns-repeated="7"/>
          <table:table-cell table:number-columns-repeated="11" table:style-name="ce3"/>
          <table:table-cell table:number-columns-repeated="16365" table:style-name="ce1"/>
        </table:table-row>
        <table:table-row table:style-name="ro6">
          <table:table-cell office:value-type="string" table:style-name="ce228">
            <text:p>(11) Committal hearings were abolished in 2013 and defendants are now sent for trial at the Crown Court.<text:s/></text:p>
          </table:table-cell>
          <table:table-cell table:number-columns-repeated="18" table:style-name="ce3"/>
          <table:table-cell table:number-columns-repeated="16365" table:style-name="ce1"/>
        </table:table-row>
        <table:table-row table:number-rows-repeated="1048510" table:style-name="ro6">
          <table:table-cell table:number-columns-repeated="16384"/>
        </table:table-row>
      </table:table>
      <table:table table:name="Q5_1" table:style-name="ta1">
        <table:table-column table:style-name="co80" table:default-cell-style-name="ce3"/>
        <table:table-column table:style-name="co67" table:default-cell-style-name="ce3"/>
        <table:table-column table:style-name="co81" table:default-cell-style-name="ce3"/>
        <table:table-column table:style-name="co77" table:number-columns-repeated="9" table:default-cell-style-name="ce3"/>
        <table:table-column table:style-name="co46" table:default-cell-style-name="ce3"/>
        <table:table-column table:style-name="co4" table:number-columns-repeated="16371" table:default-cell-style-name="ce3"/>
        <table:table-row table:style-name="ro53">
          <table:table-cell office:value-type="string" table:style-name="ce679">
            <text:p>Table Q5.1a - Offenders<text:span text:style-name="T7">(1)(2)</text:span> sentenced at all courts, by offence group and outcome, 12 months ending September 2010 to 12 months ending September 2020<text:span text:style-name="T7">(3)(4)</text:span></text:p>
          </table:table-cell>
          <table:table-cell table:number-columns-repeated="12" table:style-name="ce224"/>
          <table:table-cell table:number-columns-repeated="16371"/>
        </table:table-row>
        <table:table-row table:style-name="ro10">
          <table:table-cell office:value-type="string" table:style-name="ce31">
            <text:p><text:a xlink:href="#Contents.A1">back to contents</text:a></text:p>
          </table:table-cell>
          <table:table-cell table:number-columns-repeated="12" table:style-name="ce224"/>
          <table:table-cell table:number-columns-repeated="16371"/>
        </table:table-row>
        <table:table-row table:style-name="ro31">
          <table:table-cell office:value-type="string" table:style-name="ce224">
            <text:p>England and Wales<text:s text:c="2"/></text:p>
          </table:table-cell>
          <table:table-cell table:number-columns-repeated="11" table:style-name="ce224"/>
          <table:table-cell office:value-type="string" table:style-name="ce566">
            <text:p>Number of offenders</text:p>
          </table:table-cell>
          <table:table-cell table:number-columns-repeated="16371"/>
        </table:table-row>
        <table:table-row table:style-name="ro55">
          <table:table-cell table:number-columns-repeated="2" table:style-name="ce680"/>
          <table:table-cell office:value-type="string" table:number-columns-spanned="11" table:number-rows-spanned="1" table:style-name="ce480">
            <text:p>12 months ending September</text:p>
          </table:table-cell>
          <table:covered-table-cell table:number-columns-repeated="10"/>
          <table:table-cell table:number-columns-repeated="16371"/>
        </table:table-row>
        <table:table-row table:style-name="ro35">
          <table:table-cell office:value-type="string" table:style-name="ce464">
            <text:p>Offence type</text:p>
          </table:table-cell>
          <table:table-cell office:value-type="string" table:style-name="ce464">
            <text:p>Type of sentence<text:s/></text:p>
          </table:table-cell>
          <table:table-cell office:value-type="float" office:value="2010" table:style-name="ce681">
            <text:p>2010</text:p>
          </table:table-cell>
          <table:table-cell office:value-type="float" office:value="2011" table:style-name="ce681">
            <text:p>2011</text:p>
          </table:table-cell>
          <table:table-cell office:value-type="float" office:value="2012" table:style-name="ce681">
            <text:p>2012</text:p>
          </table:table-cell>
          <table:table-cell office:value-type="float" office:value="2013" table:style-name="ce681">
            <text:p>2013</text:p>
          </table:table-cell>
          <table:table-cell office:value-type="float" office:value="2014" table:style-name="ce681">
            <text:p>2014</text:p>
          </table:table-cell>
          <table:table-cell office:value-type="float" office:value="2015" table:style-name="ce681">
            <text:p>2015</text:p>
          </table:table-cell>
          <table:table-cell office:value-type="float" office:value="2016" table:style-name="ce681">
            <text:p>2016</text:p>
          </table:table-cell>
          <table:table-cell office:value-type="float" office:value="2017" table:style-name="ce681">
            <text:p>2017</text:p>
          </table:table-cell>
          <table:table-cell office:value-type="float" office:value="2018" table:style-name="ce681">
            <text:p>2018</text:p>
          </table:table-cell>
          <table:table-cell office:value-type="float" office:value="2019" table:style-name="ce681">
            <text:p>2019</text:p>
          </table:table-cell>
          <table:table-cell office:value-type="float" office:value="2020" table:style-name="ce681">
            <text:p>2020</text:p>
          </table:table-cell>
          <table:table-cell table:number-columns-repeated="16371"/>
        </table:table-row>
        <table:table-row table:style-name="ro69">
          <table:table-cell office:value-type="string" table:style-name="ce454">
            <text:p>Indictable only offences</text:p>
          </table:table-cell>
          <table:table-cell office:value-type="string" table:style-name="ce454">
            <text:p>Total sentenced</text:p>
          </table:table-cell>
          <table:table-cell office:value-type="float" office:value="19816" table:style-name="ce682">
            <text:p><text:s/>19,816<text:s/></text:p>
          </table:table-cell>
          <table:table-cell office:value-type="float" office:value="19699" table:style-name="ce682">
            <text:p><text:s/>19,699<text:s/></text:p>
          </table:table-cell>
          <table:table-cell office:value-type="float" office:value="18642" table:style-name="ce682">
            <text:p><text:s/>18,642<text:s/></text:p>
          </table:table-cell>
          <table:table-cell office:value-type="float" office:value="16361" table:style-name="ce682">
            <text:p><text:s/>16,361<text:s/></text:p>
          </table:table-cell>
          <table:table-cell office:value-type="float" office:value="14933" table:style-name="ce682">
            <text:p><text:s/>14,933<text:s/></text:p>
          </table:table-cell>
          <table:table-cell office:value-type="float" office:value="14284" table:style-name="ce682">
            <text:p><text:s/>14,284<text:s/></text:p>
          </table:table-cell>
          <table:table-cell office:value-type="float" office:value="13821" table:style-name="ce682">
            <text:p><text:s/>13,821<text:s/></text:p>
          </table:table-cell>
          <table:table-cell office:value-type="float" office:value="13748" table:style-name="ce682">
            <text:p><text:s/>13,748<text:s/></text:p>
          </table:table-cell>
          <table:table-cell office:value-type="float" office:value="12548" table:style-name="ce682">
            <text:p><text:s/>12,548<text:s/></text:p>
          </table:table-cell>
          <table:table-cell office:value-type="float" office:value="12177" table:style-name="ce682">
            <text:p><text:s/>12,177<text:s/></text:p>
          </table:table-cell>
          <table:table-cell office:value-type="float" office:value="10817" table:style-name="ce682">
            <text:p><text:s/>10,817<text:s/></text:p>
          </table:table-cell>
          <table:table-cell table:number-columns-repeated="16371"/>
        </table:table-row>
        <table:table-row table:style-name="ro10">
          <table:table-cell table:style-name="ce454"/>
          <table:table-cell table:style-name="ce224"/>
          <table:table-cell table:number-columns-repeated="11" table:style-name="ce683"/>
          <table:table-cell table:number-columns-repeated="16371"/>
        </table:table-row>
        <table:table-row table:style-name="ro10">
          <table:table-cell table:style-name="ce454"/>
          <table:table-cell office:value-type="string" table:style-name="ce224">
            <text:p>Immediate custody</text:p>
          </table:table-cell>
          <table:table-cell office:value-type="float" office:value="13881" table:style-name="ce683">
            <text:p><text:s/>13,881<text:s/></text:p>
          </table:table-cell>
          <table:table-cell office:value-type="float" office:value="13770" table:style-name="ce683">
            <text:p><text:s/>13,770<text:s/></text:p>
          </table:table-cell>
          <table:table-cell office:value-type="float" office:value="13374" table:style-name="ce683">
            <text:p><text:s/>13,374<text:s/></text:p>
          </table:table-cell>
          <table:table-cell office:value-type="float" office:value="11987" table:style-name="ce683">
            <text:p><text:s/>11,987<text:s/></text:p>
          </table:table-cell>
          <table:table-cell office:value-type="float" office:value="10907" table:style-name="ce683">
            <text:p><text:s/>10,907<text:s/></text:p>
          </table:table-cell>
          <table:table-cell office:value-type="float" office:value="10570" table:style-name="ce683">
            <text:p><text:s/>10,570<text:s/></text:p>
          </table:table-cell>
          <table:table-cell office:value-type="float" office:value="10249" table:style-name="ce683">
            <text:p><text:s/>10,249<text:s/></text:p>
          </table:table-cell>
          <table:table-cell office:value-type="float" office:value="10073" table:style-name="ce683">
            <text:p><text:s/>10,073<text:s/></text:p>
          </table:table-cell>
          <table:table-cell office:value-type="float" office:value="9273" table:style-name="ce683">
            <text:p><text:s/>9,273<text:s/></text:p>
          </table:table-cell>
          <table:table-cell office:value-type="float" office:value="8727" table:style-name="ce683">
            <text:p><text:s/>8,727<text:s/></text:p>
          </table:table-cell>
          <table:table-cell office:value-type="float" office:value="7417" table:style-name="ce683">
            <text:p><text:s/>7,417<text:s/></text:p>
          </table:table-cell>
          <table:table-cell table:number-columns-repeated="16371"/>
        </table:table-row>
        <table:table-row table:style-name="ro10">
          <table:table-cell table:style-name="ce454"/>
          <table:table-cell office:value-type="string" table:style-name="ce224">
            <text:p>Suspended sentence</text:p>
          </table:table-cell>
          <table:table-cell office:value-type="float" office:value="1676" table:style-name="ce683">
            <text:p><text:s/>1,676<text:s/></text:p>
          </table:table-cell>
          <table:table-cell office:value-type="float" office:value="1632" table:style-name="ce683">
            <text:p><text:s/>1,632<text:s/></text:p>
          </table:table-cell>
          <table:table-cell office:value-type="float" office:value="1468" table:style-name="ce683">
            <text:p><text:s/>1,468<text:s/></text:p>
          </table:table-cell>
          <table:table-cell office:value-type="float" office:value="1521" table:style-name="ce683">
            <text:p><text:s/>1,521<text:s/></text:p>
          </table:table-cell>
          <table:table-cell office:value-type="float" office:value="1661" table:style-name="ce683">
            <text:p><text:s/>1,661<text:s/></text:p>
          </table:table-cell>
          <table:table-cell office:value-type="float" office:value="1690" table:style-name="ce683">
            <text:p><text:s/>1,690<text:s/></text:p>
          </table:table-cell>
          <table:table-cell office:value-type="float" office:value="1599" table:style-name="ce683">
            <text:p><text:s/>1,599<text:s/></text:p>
          </table:table-cell>
          <table:table-cell office:value-type="float" office:value="1557" table:style-name="ce683">
            <text:p><text:s/>1,557<text:s/></text:p>
          </table:table-cell>
          <table:table-cell office:value-type="float" office:value="1262" table:style-name="ce683">
            <text:p><text:s/>1,262<text:s/></text:p>
          </table:table-cell>
          <table:table-cell office:value-type="float" office:value="1231" table:style-name="ce683">
            <text:p><text:s/>1,231<text:s/></text:p>
          </table:table-cell>
          <table:table-cell office:value-type="float" office:value="1269" table:style-name="ce683">
            <text:p><text:s/>1,269<text:s/></text:p>
          </table:table-cell>
          <table:table-cell table:number-columns-repeated="16371"/>
        </table:table-row>
        <table:table-row table:style-name="ro10">
          <table:table-cell table:style-name="ce454"/>
          <table:table-cell office:value-type="string" table:style-name="ce224">
            <text:p>Community sentence</text:p>
          </table:table-cell>
          <table:table-cell office:value-type="float" office:value="3707" table:style-name="ce683">
            <text:p><text:s/>3,707<text:s/></text:p>
          </table:table-cell>
          <table:table-cell office:value-type="float" office:value="3627" table:style-name="ce683">
            <text:p><text:s/>3,627<text:s/></text:p>
          </table:table-cell>
          <table:table-cell office:value-type="float" office:value="3359" table:style-name="ce683">
            <text:p><text:s/>3,359<text:s/></text:p>
          </table:table-cell>
          <table:table-cell office:value-type="float" office:value="2480" table:style-name="ce683">
            <text:p><text:s/>2,480<text:s/></text:p>
          </table:table-cell>
          <table:table-cell office:value-type="float" office:value="1934" table:style-name="ce683">
            <text:p><text:s/>1,934<text:s/></text:p>
          </table:table-cell>
          <table:table-cell office:value-type="float" office:value="1523" table:style-name="ce683">
            <text:p><text:s/>1,523<text:s/></text:p>
          </table:table-cell>
          <table:table-cell office:value-type="float" office:value="1400" table:style-name="ce683">
            <text:p><text:s/>1,400<text:s/></text:p>
          </table:table-cell>
          <table:table-cell office:value-type="float" office:value="1416" table:style-name="ce683">
            <text:p><text:s/>1,416<text:s/></text:p>
          </table:table-cell>
          <table:table-cell office:value-type="float" office:value="1364" table:style-name="ce683">
            <text:p><text:s/>1,364<text:s/></text:p>
          </table:table-cell>
          <table:table-cell office:value-type="float" office:value="1593" table:style-name="ce683">
            <text:p><text:s/>1,593<text:s/></text:p>
          </table:table-cell>
          <table:table-cell office:value-type="float" office:value="1664" table:style-name="ce683">
            <text:p><text:s/>1,664<text:s/></text:p>
          </table:table-cell>
          <table:table-cell table:number-columns-repeated="16371"/>
        </table:table-row>
        <table:table-row table:style-name="ro10">
          <table:table-cell table:style-name="ce454"/>
          <table:table-cell office:value-type="string" table:style-name="ce224">
            <text:p>Fine<text:span text:style-name="T3">(5)</text:span></text:p>
          </table:table-cell>
          <table:table-cell office:value-type="float" office:value="47" table:style-name="ce683">
            <text:p><text:s/>47<text:s/></text:p>
          </table:table-cell>
          <table:table-cell office:value-type="float" office:value="29" table:style-name="ce683">
            <text:p><text:s/>29<text:s/></text:p>
          </table:table-cell>
          <table:table-cell office:value-type="float" office:value="16" table:style-name="ce683">
            <text:p><text:s/>16<text:s/></text:p>
          </table:table-cell>
          <table:table-cell office:value-type="float" office:value="56" table:style-name="ce683">
            <text:p><text:s/>56<text:s/></text:p>
          </table:table-cell>
          <table:table-cell office:value-type="float" office:value="24" table:style-name="ce683">
            <text:p><text:s/>24<text:s/></text:p>
          </table:table-cell>
          <table:table-cell office:value-type="float" office:value="45" table:style-name="ce683">
            <text:p><text:s/>45<text:s/></text:p>
          </table:table-cell>
          <table:table-cell office:value-type="float" office:value="60" table:style-name="ce683">
            <text:p><text:s/>60<text:s/></text:p>
          </table:table-cell>
          <table:table-cell office:value-type="float" office:value="97" table:style-name="ce683">
            <text:p><text:s/>97<text:s/></text:p>
          </table:table-cell>
          <table:table-cell office:value-type="float" office:value="68" table:style-name="ce683">
            <text:p><text:s/>68<text:s/></text:p>
          </table:table-cell>
          <table:table-cell office:value-type="float" office:value="77" table:style-name="ce683">
            <text:p><text:s/>77<text:s/></text:p>
          </table:table-cell>
          <table:table-cell office:value-type="float" office:value="67" table:style-name="ce683">
            <text:p><text:s/>67<text:s/></text:p>
          </table:table-cell>
          <table:table-cell table:number-columns-repeated="16371"/>
        </table:table-row>
        <table:table-row table:style-name="ro10">
          <table:table-cell table:style-name="ce454"/>
          <table:table-cell office:value-type="string" table:style-name="ce224">
            <text:p>Absolute discharge</text:p>
          </table:table-cell>
          <table:table-cell office:value-type="float" office:value="10" table:style-name="ce683">
            <text:p><text:s/>10<text:s/></text:p>
          </table:table-cell>
          <table:table-cell office:value-type="float" office:value="9" table:style-name="ce683">
            <text:p><text:s/>9<text:s/></text:p>
          </table:table-cell>
          <table:table-cell office:value-type="float" office:value="7" table:style-name="ce683">
            <text:p><text:s/>7<text:s/></text:p>
          </table:table-cell>
          <table:table-cell office:value-type="float" office:value="8" table:style-name="ce683">
            <text:p><text:s/>8<text:s/></text:p>
          </table:table-cell>
          <table:table-cell office:value-type="float" office:value="11" table:style-name="ce683">
            <text:p><text:s/>11<text:s/></text:p>
          </table:table-cell>
          <table:table-cell office:value-type="float" office:value="9" table:style-name="ce683">
            <text:p><text:s/>9<text:s/></text:p>
          </table:table-cell>
          <table:table-cell office:value-type="float" office:value="3" table:style-name="ce683">
            <text:p><text:s/>3<text:s/></text:p>
          </table:table-cell>
          <table:table-cell office:value-type="float" office:value="17" table:style-name="ce683">
            <text:p><text:s/>17<text:s/></text:p>
          </table:table-cell>
          <table:table-cell office:value-type="float" office:value="9" table:style-name="ce683">
            <text:p><text:s/>9<text:s/></text:p>
          </table:table-cell>
          <table:table-cell office:value-type="float" office:value="8" table:style-name="ce683">
            <text:p><text:s/>8<text:s/></text:p>
          </table:table-cell>
          <table:table-cell office:value-type="float" office:value="4" table:style-name="ce683">
            <text:p><text:s/>4<text:s/></text:p>
          </table:table-cell>
          <table:table-cell table:number-columns-repeated="16371"/>
        </table:table-row>
        <table:table-row table:style-name="ro10">
          <table:table-cell table:style-name="ce454"/>
          <table:table-cell office:value-type="string" table:style-name="ce224">
            <text:p>Conditional discharge</text:p>
          </table:table-cell>
          <table:table-cell office:value-type="float" office:value="96" table:style-name="ce683">
            <text:p><text:s/>96<text:s/></text:p>
          </table:table-cell>
          <table:table-cell office:value-type="float" office:value="69" table:style-name="ce683">
            <text:p><text:s/>69<text:s/></text:p>
          </table:table-cell>
          <table:table-cell office:value-type="float" office:value="45" table:style-name="ce683">
            <text:p><text:s/>45<text:s/></text:p>
          </table:table-cell>
          <table:table-cell office:value-type="float" office:value="58" table:style-name="ce683">
            <text:p><text:s/>58<text:s/></text:p>
          </table:table-cell>
          <table:table-cell office:value-type="float" office:value="44" table:style-name="ce683">
            <text:p><text:s/>44<text:s/></text:p>
          </table:table-cell>
          <table:table-cell office:value-type="float" office:value="50" table:style-name="ce683">
            <text:p><text:s/>50<text:s/></text:p>
          </table:table-cell>
          <table:table-cell office:value-type="float" office:value="53" table:style-name="ce683">
            <text:p><text:s/>53<text:s/></text:p>
          </table:table-cell>
          <table:table-cell office:value-type="float" office:value="47" table:style-name="ce683">
            <text:p><text:s/>47<text:s/></text:p>
          </table:table-cell>
          <table:table-cell office:value-type="float" office:value="57" table:style-name="ce683">
            <text:p><text:s/>57<text:s/></text:p>
          </table:table-cell>
          <table:table-cell office:value-type="float" office:value="43" table:style-name="ce683">
            <text:p><text:s/>43<text:s/></text:p>
          </table:table-cell>
          <table:table-cell office:value-type="float" office:value="57" table:style-name="ce683">
            <text:p><text:s/>57<text:s/></text:p>
          </table:table-cell>
          <table:table-cell table:number-columns-repeated="16371"/>
        </table:table-row>
        <table:table-row table:style-name="ro10">
          <table:table-cell table:style-name="ce454"/>
          <table:table-cell office:value-type="string" table:style-name="ce224">
            <text:p>Compensation</text:p>
          </table:table-cell>
          <table:table-cell office:value-type="float" office:value="135" table:style-name="ce683">
            <text:p><text:s/>135<text:s/></text:p>
          </table:table-cell>
          <table:table-cell office:value-type="float" office:value="225" table:style-name="ce683">
            <text:p><text:s/>225<text:s/></text:p>
          </table:table-cell>
          <table:table-cell office:value-type="float" office:value="103" table:style-name="ce683">
            <text:p><text:s/>103<text:s/></text:p>
          </table:table-cell>
          <table:table-cell office:value-type="float" office:value="11" table:style-name="ce683">
            <text:p><text:s/>11<text:s/></text:p>
          </table:table-cell>
          <table:table-cell office:value-type="float" office:value="9" table:style-name="ce683">
            <text:p><text:s/>9<text:s/></text:p>
          </table:table-cell>
          <table:table-cell office:value-type="float" office:value="4" table:style-name="ce683">
            <text:p><text:s/>4<text:s/></text:p>
          </table:table-cell>
          <table:table-cell office:value-type="float" office:value="2" table:style-name="ce683">
            <text:p><text:s/>2<text:s/></text:p>
          </table:table-cell>
          <table:table-cell office:value-type="float" office:value="1" table:style-name="ce683">
            <text:p><text:s/>1<text:s/></text:p>
          </table:table-cell>
          <table:table-cell office:value-type="float" office:value="6" table:style-name="ce683">
            <text:p><text:s/>6<text:s/></text:p>
          </table:table-cell>
          <table:table-cell office:value-type="float" office:value="5" table:style-name="ce683">
            <text:p><text:s/>5<text:s/></text:p>
          </table:table-cell>
          <table:table-cell office:value-type="float" office:value="5" table:style-name="ce683">
            <text:p><text:s/>5<text:s/></text:p>
          </table:table-cell>
          <table:table-cell table:number-columns-repeated="16371"/>
        </table:table-row>
        <table:table-row table:style-name="ro10">
          <table:table-cell table:style-name="ce454"/>
          <table:table-cell office:value-type="string" table:style-name="ce224">
            <text:p>Otherwise dealt with<text:span text:style-name="T3">(6)</text:span></text:p>
          </table:table-cell>
          <table:table-cell office:value-type="float" office:value="264" table:style-name="ce683">
            <text:p><text:s/>264<text:s/></text:p>
          </table:table-cell>
          <table:table-cell office:value-type="float" office:value="338" table:style-name="ce683">
            <text:p><text:s/>338<text:s/></text:p>
          </table:table-cell>
          <table:table-cell office:value-type="float" office:value="270" table:style-name="ce683">
            <text:p><text:s/>270<text:s/></text:p>
          </table:table-cell>
          <table:table-cell office:value-type="float" office:value="240" table:style-name="ce683">
            <text:p><text:s/>240<text:s/></text:p>
          </table:table-cell>
          <table:table-cell office:value-type="float" office:value="343" table:style-name="ce683">
            <text:p><text:s/>343<text:s/></text:p>
          </table:table-cell>
          <table:table-cell office:value-type="float" office:value="393" table:style-name="ce683">
            <text:p><text:s/>393<text:s/></text:p>
          </table:table-cell>
          <table:table-cell office:value-type="float" office:value="455" table:style-name="ce683">
            <text:p><text:s/>455<text:s/></text:p>
          </table:table-cell>
          <table:table-cell office:value-type="float" office:value="540" table:style-name="ce683">
            <text:p><text:s/>540<text:s/></text:p>
          </table:table-cell>
          <table:table-cell office:value-type="float" office:value="509" table:style-name="ce683">
            <text:p><text:s/>509<text:s/></text:p>
          </table:table-cell>
          <table:table-cell office:value-type="float" office:value="493" table:style-name="ce683">
            <text:p><text:s/>493<text:s/></text:p>
          </table:table-cell>
          <table:table-cell office:value-type="float" office:value="334" table:style-name="ce683">
            <text:p><text:s/>334<text:s/></text:p>
          </table:table-cell>
          <table:table-cell table:number-columns-repeated="16371"/>
        </table:table-row>
        <table:table-row table:style-name="ro83">
          <table:table-cell table:style-name="ce454"/>
          <table:table-cell table:style-name="ce224"/>
          <table:table-cell table:number-columns-repeated="11" table:style-name="ce683"/>
          <table:table-cell table:number-columns-repeated="16371"/>
        </table:table-row>
        <table:table-row table:style-name="ro10">
          <table:table-cell table:style-name="ce454"/>
          <table:table-cell office:value-type="string" table:style-name="ce224">
            <text:p>Average custodial sentence (months)<text:span text:style-name="T3">(7)<text:s/></text:span></text:p>
          </table:table-cell>
          <table:table-cell office:value-type="float" office:value="37.898600000000002" table:style-name="ce684">
            <text:p>37.9<text:s/></text:p>
          </table:table-cell>
          <table:table-cell office:value-type="float" office:value="41.648299999999999" table:style-name="ce684">
            <text:p>41.6<text:s/></text:p>
          </table:table-cell>
          <table:table-cell office:value-type="float" office:value="44.6723" table:style-name="ce684">
            <text:p>44.7<text:s/></text:p>
          </table:table-cell>
          <table:table-cell office:value-type="float" office:value="48.371299999999998" table:style-name="ce684">
            <text:p>48.4<text:s/></text:p>
          </table:table-cell>
          <table:table-cell office:value-type="float" office:value="51.624299999999998" table:style-name="ce684">
            <text:p>51.6<text:s/></text:p>
          </table:table-cell>
          <table:table-cell office:value-type="float" office:value="55.382199999999997" table:style-name="ce684">
            <text:p>55.4<text:s/></text:p>
          </table:table-cell>
          <table:table-cell office:value-type="float" office:value="56.049300000000002" table:style-name="ce684">
            <text:p>56.0<text:s/></text:p>
          </table:table-cell>
          <table:table-cell office:value-type="float" office:value="56.651200000000003" table:style-name="ce684">
            <text:p>56.7<text:s/></text:p>
          </table:table-cell>
          <table:table-cell office:value-type="float" office:value="58.876100000000001" table:style-name="ce684">
            <text:p>58.9<text:s/></text:p>
          </table:table-cell>
          <table:table-cell office:value-type="float" office:value="57.953299999999999" table:style-name="ce684">
            <text:p>58.0<text:s/></text:p>
          </table:table-cell>
          <table:table-cell office:value-type="float" office:value="55.515599999999999" table:style-name="ce684">
            <text:p>55.5<text:s/></text:p>
          </table:table-cell>
          <table:table-cell table:number-columns-repeated="16371"/>
        </table:table-row>
        <table:table-row table:style-name="ro29">
          <table:table-cell table:style-name="ce454"/>
          <table:table-cell table:number-columns-repeated="12" table:style-name="ce224"/>
          <table:table-cell table:number-columns-repeated="16371"/>
        </table:table-row>
        <table:table-row table:style-name="ro10">
          <table:table-cell office:value-type="string" table:style-name="ce454">
            <text:p>Triable either way offences</text:p>
          </table:table-cell>
          <table:table-cell office:value-type="string" table:style-name="ce454">
            <text:p>Total sentenced</text:p>
          </table:table-cell>
          <table:table-cell office:value-type="float" office:value="322494" table:style-name="ce682">
            <text:p><text:s/>322,494<text:s/></text:p>
          </table:table-cell>
          <table:table-cell office:value-type="float" office:value="326852" table:style-name="ce682">
            <text:p><text:s/>326,852<text:s/></text:p>
          </table:table-cell>
          <table:table-cell office:value-type="float" office:value="298197" table:style-name="ce682">
            <text:p><text:s/>298,197<text:s/></text:p>
          </table:table-cell>
          <table:table-cell office:value-type="float" office:value="275985" table:style-name="ce682">
            <text:p><text:s/>275,985<text:s/></text:p>
          </table:table-cell>
          <table:table-cell office:value-type="float" office:value="271418" table:style-name="ce682">
            <text:p><text:s/>271,418<text:s/></text:p>
          </table:table-cell>
          <table:table-cell office:value-type="float" office:value="253788" table:style-name="ce682">
            <text:p><text:s/>253,788<text:s/></text:p>
          </table:table-cell>
          <table:table-cell office:value-type="float" office:value="235301" table:style-name="ce682">
            <text:p><text:s/>235,301<text:s/></text:p>
          </table:table-cell>
          <table:table-cell office:value-type="float" office:value="216638" table:style-name="ce682">
            <text:p><text:s/>216,638<text:s/></text:p>
          </table:table-cell>
          <table:table-cell office:value-type="float" office:value="190948" table:style-name="ce682">
            <text:p><text:s/>190,948<text:s/></text:p>
          </table:table-cell>
          <table:table-cell office:value-type="float" office:value="187647" table:style-name="ce682">
            <text:p><text:s/>187,647<text:s/></text:p>
          </table:table-cell>
          <table:table-cell office:value-type="float" office:value="149879" table:style-name="ce682">
            <text:p><text:s/>149,879<text:s/></text:p>
          </table:table-cell>
          <table:table-cell table:number-columns-repeated="16371"/>
        </table:table-row>
        <table:table-row table:style-name="ro10">
          <table:table-cell table:style-name="ce454"/>
          <table:table-cell table:style-name="ce224"/>
          <table:table-cell table:number-columns-repeated="11" table:style-name="ce683"/>
          <table:table-cell table:number-columns-repeated="16371"/>
        </table:table-row>
        <table:table-row table:style-name="ro10">
          <table:table-cell table:style-name="ce454"/>
          <table:table-cell office:value-type="string" table:style-name="ce224">
            <text:p>Immediate custody</text:p>
          </table:table-cell>
          <table:table-cell office:value-type="float" office:value="67921" table:style-name="ce683">
            <text:p><text:s/>67,921<text:s/></text:p>
          </table:table-cell>
          <table:table-cell office:value-type="float" office:value="72256" table:style-name="ce683">
            <text:p><text:s/>72,256<text:s/></text:p>
          </table:table-cell>
          <table:table-cell office:value-type="float" office:value="70292" table:style-name="ce683">
            <text:p><text:s/>70,292<text:s/></text:p>
          </table:table-cell>
          <table:table-cell office:value-type="float" office:value="66067" table:style-name="ce683">
            <text:p><text:s/>66,067<text:s/></text:p>
          </table:table-cell>
          <table:table-cell office:value-type="float" office:value="66019" table:style-name="ce683">
            <text:p><text:s/>66,019<text:s/></text:p>
          </table:table-cell>
          <table:table-cell office:value-type="float" office:value="63741" table:style-name="ce683">
            <text:p><text:s/>63,741<text:s/></text:p>
          </table:table-cell>
          <table:table-cell office:value-type="float" office:value="64545" table:style-name="ce683">
            <text:p><text:s/>64,545<text:s/></text:p>
          </table:table-cell>
          <table:table-cell office:value-type="float" office:value="61846" table:style-name="ce683">
            <text:p><text:s/>61,846<text:s/></text:p>
          </table:table-cell>
          <table:table-cell office:value-type="float" office:value="56808" table:style-name="ce683">
            <text:p><text:s/>56,808<text:s/></text:p>
          </table:table-cell>
          <table:table-cell office:value-type="float" office:value="55235" table:style-name="ce683">
            <text:p><text:s/>55,235<text:s/></text:p>
          </table:table-cell>
          <table:table-cell office:value-type="float" office:value="48013" table:style-name="ce683">
            <text:p><text:s/>48,013<text:s/></text:p>
          </table:table-cell>
          <table:table-cell table:number-columns-repeated="16371"/>
        </table:table-row>
        <table:table-row table:style-name="ro10">
          <table:table-cell table:style-name="ce454"/>
          <table:table-cell office:value-type="string" table:style-name="ce224">
            <text:p>Suspended sentence</text:p>
          </table:table-cell>
          <table:table-cell office:value-type="float" office:value="31573" table:style-name="ce683">
            <text:p><text:s/>31,573<text:s/></text:p>
          </table:table-cell>
          <table:table-cell office:value-type="float" office:value="33346" table:style-name="ce683">
            <text:p><text:s/>33,346<text:s/></text:p>
          </table:table-cell>
          <table:table-cell office:value-type="float" office:value="31100" table:style-name="ce683">
            <text:p><text:s/>31,100<text:s/></text:p>
          </table:table-cell>
          <table:table-cell office:value-type="float" office:value="32233" table:style-name="ce683">
            <text:p><text:s/>32,233<text:s/></text:p>
          </table:table-cell>
          <table:table-cell office:value-type="float" office:value="36879" table:style-name="ce683">
            <text:p><text:s/>36,879<text:s/></text:p>
          </table:table-cell>
          <table:table-cell office:value-type="float" office:value="39106" table:style-name="ce683">
            <text:p><text:s/>39,106<text:s/></text:p>
          </table:table-cell>
          <table:table-cell office:value-type="float" office:value="39177" table:style-name="ce683">
            <text:p><text:s/>39,177<text:s/></text:p>
          </table:table-cell>
          <table:table-cell office:value-type="float" office:value="37614" table:style-name="ce683">
            <text:p><text:s/>37,614<text:s/></text:p>
          </table:table-cell>
          <table:table-cell office:value-type="float" office:value="30658" table:style-name="ce683">
            <text:p><text:s/>30,658<text:s/></text:p>
          </table:table-cell>
          <table:table-cell office:value-type="float" office:value="28277" table:style-name="ce683">
            <text:p><text:s/>28,277<text:s/></text:p>
          </table:table-cell>
          <table:table-cell office:value-type="float" office:value="25711" table:style-name="ce683">
            <text:p><text:s/>25,711<text:s/></text:p>
          </table:table-cell>
          <table:table-cell table:number-columns-repeated="16371"/>
        </table:table-row>
        <table:table-row table:style-name="ro10">
          <table:table-cell table:style-name="ce454"/>
          <table:table-cell office:value-type="string" table:style-name="ce224">
            <text:p>Community sentence</text:p>
          </table:table-cell>
          <table:table-cell office:value-type="float" office:value="103534" table:style-name="ce683">
            <text:p><text:s/>103,534<text:s/></text:p>
          </table:table-cell>
          <table:table-cell office:value-type="float" office:value="101200" table:style-name="ce683">
            <text:p><text:s/>101,200<text:s/></text:p>
          </table:table-cell>
          <table:table-cell office:value-type="float" office:value="86101" table:style-name="ce683">
            <text:p><text:s/>86,101<text:s/></text:p>
          </table:table-cell>
          <table:table-cell office:value-type="float" office:value="70214" table:style-name="ce683">
            <text:p><text:s/>70,214<text:s/></text:p>
          </table:table-cell>
          <table:table-cell office:value-type="float" office:value="59759" table:style-name="ce683">
            <text:p><text:s/>59,759<text:s/></text:p>
          </table:table-cell>
          <table:table-cell office:value-type="float" office:value="55831" table:style-name="ce683">
            <text:p><text:s/>55,831<text:s/></text:p>
          </table:table-cell>
          <table:table-cell office:value-type="float" office:value="50361" table:style-name="ce683">
            <text:p><text:s/>50,361<text:s/></text:p>
          </table:table-cell>
          <table:table-cell office:value-type="float" office:value="45155" table:style-name="ce683">
            <text:p><text:s/>45,155<text:s/></text:p>
          </table:table-cell>
          <table:table-cell office:value-type="float" office:value="40491" table:style-name="ce683">
            <text:p><text:s/>40,491<text:s/></text:p>
          </table:table-cell>
          <table:table-cell office:value-type="float" office:value="42596" table:style-name="ce683">
            <text:p><text:s/>42,596<text:s/></text:p>
          </table:table-cell>
          <table:table-cell office:value-type="float" office:value="30618" table:style-name="ce683">
            <text:p><text:s/>30,618<text:s/></text:p>
          </table:table-cell>
          <table:table-cell table:number-columns-repeated="16371"/>
        </table:table-row>
        <table:table-row table:style-name="ro10">
          <table:table-cell table:style-name="ce454"/>
          <table:table-cell office:value-type="string" table:style-name="ce224">
            <text:p>Fine<text:span text:style-name="T3">(5)</text:span></text:p>
          </table:table-cell>
          <table:table-cell office:value-type="float" office:value="59294" table:style-name="ce683">
            <text:p><text:s/>59,294<text:s/></text:p>
          </table:table-cell>
          <table:table-cell office:value-type="float" office:value="59963" table:style-name="ce683">
            <text:p><text:s/>59,963<text:s/></text:p>
          </table:table-cell>
          <table:table-cell office:value-type="float" office:value="54974" table:style-name="ce683">
            <text:p><text:s/>54,974<text:s/></text:p>
          </table:table-cell>
          <table:table-cell office:value-type="float" office:value="54014" table:style-name="ce683">
            <text:p><text:s/>54,014<text:s/></text:p>
          </table:table-cell>
          <table:table-cell office:value-type="float" office:value="54000" table:style-name="ce683">
            <text:p><text:s/>54,000<text:s/></text:p>
          </table:table-cell>
          <table:table-cell office:value-type="float" office:value="49191" table:style-name="ce683">
            <text:p><text:s/>49,191<text:s/></text:p>
          </table:table-cell>
          <table:table-cell office:value-type="float" office:value="43742" table:style-name="ce683">
            <text:p><text:s/>43,742<text:s/></text:p>
          </table:table-cell>
          <table:table-cell office:value-type="float" office:value="40233" table:style-name="ce683">
            <text:p><text:s/>40,233<text:s/></text:p>
          </table:table-cell>
          <table:table-cell office:value-type="float" office:value="35459" table:style-name="ce683">
            <text:p><text:s/>35,459<text:s/></text:p>
          </table:table-cell>
          <table:table-cell office:value-type="float" office:value="35697" table:style-name="ce683">
            <text:p><text:s/>35,697<text:s/></text:p>
          </table:table-cell>
          <table:table-cell office:value-type="float" office:value="26674" table:style-name="ce683">
            <text:p><text:s/>26,674<text:s/></text:p>
          </table:table-cell>
          <table:table-cell table:number-columns-repeated="16371"/>
        </table:table-row>
        <table:table-row table:style-name="ro10">
          <table:table-cell table:style-name="ce454"/>
          <table:table-cell office:value-type="string" table:style-name="ce224">
            <text:p>Absolute discharge</text:p>
          </table:table-cell>
          <table:table-cell office:value-type="float" office:value="1789" table:style-name="ce683">
            <text:p><text:s/>1,789<text:s/></text:p>
          </table:table-cell>
          <table:table-cell office:value-type="float" office:value="1796" table:style-name="ce683">
            <text:p><text:s/>1,796<text:s/></text:p>
          </table:table-cell>
          <table:table-cell office:value-type="float" office:value="1655" table:style-name="ce683">
            <text:p><text:s/>1,655<text:s/></text:p>
          </table:table-cell>
          <table:table-cell office:value-type="float" office:value="1503" table:style-name="ce683">
            <text:p><text:s/>1,503<text:s/></text:p>
          </table:table-cell>
          <table:table-cell office:value-type="float" office:value="1477" table:style-name="ce683">
            <text:p><text:s/>1,477<text:s/></text:p>
          </table:table-cell>
          <table:table-cell office:value-type="float" office:value="1730" table:style-name="ce683">
            <text:p><text:s/>1,730<text:s/></text:p>
          </table:table-cell>
          <table:table-cell office:value-type="float" office:value="1489" table:style-name="ce683">
            <text:p><text:s/>1,489<text:s/></text:p>
          </table:table-cell>
          <table:table-cell office:value-type="float" office:value="812" table:style-name="ce683">
            <text:p><text:s/>812<text:s/></text:p>
          </table:table-cell>
          <table:table-cell office:value-type="float" office:value="708" table:style-name="ce683">
            <text:p><text:s/>708<text:s/></text:p>
          </table:table-cell>
          <table:table-cell office:value-type="float" office:value="603" table:style-name="ce683">
            <text:p><text:s/>603<text:s/></text:p>
          </table:table-cell>
          <table:table-cell office:value-type="float" office:value="446" table:style-name="ce683">
            <text:p><text:s/>446<text:s/></text:p>
          </table:table-cell>
          <table:table-cell table:number-columns-repeated="16371"/>
        </table:table-row>
        <table:table-row table:style-name="ro10">
          <table:table-cell table:style-name="ce454"/>
          <table:table-cell office:value-type="string" table:style-name="ce224">
            <text:p>Conditional discharge</text:p>
          </table:table-cell>
          <table:table-cell office:value-type="float" office:value="41823" table:style-name="ce683">
            <text:p><text:s/>41,823<text:s/></text:p>
          </table:table-cell>
          <table:table-cell office:value-type="float" office:value="41882" table:style-name="ce683">
            <text:p><text:s/>41,882<text:s/></text:p>
          </table:table-cell>
          <table:table-cell office:value-type="float" office:value="39183" table:style-name="ce683">
            <text:p><text:s/>39,183<text:s/></text:p>
          </table:table-cell>
          <table:table-cell office:value-type="float" office:value="37680" table:style-name="ce683">
            <text:p><text:s/>37,680<text:s/></text:p>
          </table:table-cell>
          <table:table-cell office:value-type="float" office:value="36523" table:style-name="ce683">
            <text:p><text:s/>36,523<text:s/></text:p>
          </table:table-cell>
          <table:table-cell office:value-type="float" office:value="32686" table:style-name="ce683">
            <text:p><text:s/>32,686<text:s/></text:p>
          </table:table-cell>
          <table:table-cell office:value-type="float" office:value="27046" table:style-name="ce683">
            <text:p><text:s/>27,046<text:s/></text:p>
          </table:table-cell>
          <table:table-cell office:value-type="float" office:value="22187" table:style-name="ce683">
            <text:p><text:s/>22,187<text:s/></text:p>
          </table:table-cell>
          <table:table-cell office:value-type="float" office:value="18522" table:style-name="ce683">
            <text:p><text:s/>18,522<text:s/></text:p>
          </table:table-cell>
          <table:table-cell office:value-type="float" office:value="16779" table:style-name="ce683">
            <text:p><text:s/>16,779<text:s/></text:p>
          </table:table-cell>
          <table:table-cell office:value-type="float" office:value="11787" table:style-name="ce683">
            <text:p><text:s/>11,787<text:s/></text:p>
          </table:table-cell>
          <table:table-cell table:number-columns-repeated="16371"/>
        </table:table-row>
        <table:table-row table:style-name="ro10">
          <table:table-cell table:style-name="ce454"/>
          <table:table-cell office:value-type="string" table:style-name="ce224">
            <text:p>Compensation</text:p>
          </table:table-cell>
          <table:table-cell office:value-type="float" office:value="2560" table:style-name="ce683">
            <text:p><text:s/>2,560<text:s/></text:p>
          </table:table-cell>
          <table:table-cell office:value-type="float" office:value="2639" table:style-name="ce683">
            <text:p><text:s/>2,639<text:s/></text:p>
          </table:table-cell>
          <table:table-cell office:value-type="float" office:value="2736" table:style-name="ce683">
            <text:p><text:s/>2,736<text:s/></text:p>
          </table:table-cell>
          <table:table-cell office:value-type="float" office:value="4731" table:style-name="ce683">
            <text:p><text:s/>4,731<text:s/></text:p>
          </table:table-cell>
          <table:table-cell office:value-type="float" office:value="3090" table:style-name="ce683">
            <text:p><text:s/>3,090<text:s/></text:p>
          </table:table-cell>
          <table:table-cell office:value-type="float" office:value="2418" table:style-name="ce683">
            <text:p><text:s/>2,418<text:s/></text:p>
          </table:table-cell>
          <table:table-cell office:value-type="float" office:value="1852" table:style-name="ce683">
            <text:p><text:s/>1,852<text:s/></text:p>
          </table:table-cell>
          <table:table-cell office:value-type="float" office:value="1900" table:style-name="ce683">
            <text:p><text:s/>1,900<text:s/></text:p>
          </table:table-cell>
          <table:table-cell office:value-type="float" office:value="1871" table:style-name="ce683">
            <text:p><text:s/>1,871<text:s/></text:p>
          </table:table-cell>
          <table:table-cell office:value-type="float" office:value="2001" table:style-name="ce683">
            <text:p><text:s/>2,001<text:s/></text:p>
          </table:table-cell>
          <table:table-cell office:value-type="float" office:value="1459" table:style-name="ce683">
            <text:p><text:s/>1,459<text:s/></text:p>
          </table:table-cell>
          <table:table-cell table:number-columns-repeated="16371"/>
        </table:table-row>
        <table:table-row table:style-name="ro10">
          <table:table-cell table:style-name="ce454"/>
          <table:table-cell office:value-type="string" table:style-name="ce224">
            <text:p>Otherwise dealt with<text:span text:style-name="T3">(6)</text:span></text:p>
          </table:table-cell>
          <table:table-cell office:value-type="float" office:value="14000" table:style-name="ce683">
            <text:p><text:s/>14,000<text:s/></text:p>
          </table:table-cell>
          <table:table-cell office:value-type="float" office:value="13770" table:style-name="ce683">
            <text:p><text:s/>13,770<text:s/></text:p>
          </table:table-cell>
          <table:table-cell office:value-type="float" office:value="12156" table:style-name="ce683">
            <text:p><text:s/>12,156<text:s/></text:p>
          </table:table-cell>
          <table:table-cell office:value-type="float" office:value="9543" table:style-name="ce683">
            <text:p><text:s/>9,543<text:s/></text:p>
          </table:table-cell>
          <table:table-cell office:value-type="float" office:value="13671" table:style-name="ce683">
            <text:p><text:s/>13,671<text:s/></text:p>
          </table:table-cell>
          <table:table-cell office:value-type="float" office:value="9085" table:style-name="ce683">
            <text:p><text:s/>9,085<text:s/></text:p>
          </table:table-cell>
          <table:table-cell office:value-type="float" office:value="7089" table:style-name="ce683">
            <text:p><text:s/>7,089<text:s/></text:p>
          </table:table-cell>
          <table:table-cell office:value-type="float" office:value="6891" table:style-name="ce683">
            <text:p><text:s/>6,891<text:s/></text:p>
          </table:table-cell>
          <table:table-cell office:value-type="float" office:value="6431" table:style-name="ce683">
            <text:p><text:s/>6,431<text:s/></text:p>
          </table:table-cell>
          <table:table-cell office:value-type="float" office:value="6459" table:style-name="ce683">
            <text:p><text:s/>6,459<text:s/></text:p>
          </table:table-cell>
          <table:table-cell office:value-type="float" office:value="5171" table:style-name="ce683">
            <text:p><text:s/>5,171<text:s/></text:p>
          </table:table-cell>
          <table:table-cell table:number-columns-repeated="16371"/>
        </table:table-row>
        <table:table-row table:style-name="ro83">
          <table:table-cell table:style-name="ce454"/>
          <table:table-cell table:style-name="ce224"/>
          <table:table-cell table:number-columns-repeated="11" table:style-name="ce683"/>
          <table:table-cell table:number-columns-repeated="16371"/>
        </table:table-row>
        <table:table-row table:style-name="ro10">
          <table:table-cell table:style-name="ce454"/>
          <table:table-cell office:value-type="string" table:style-name="ce224">
            <text:p>Average custodial sentence (months)<text:span text:style-name="T3">(7)<text:s/></text:span></text:p>
          </table:table-cell>
          <table:table-cell office:value-type="float" office:value="12.381" table:style-name="ce684">
            <text:p>12.4<text:s/></text:p>
          </table:table-cell>
          <table:table-cell office:value-type="float" office:value="12.1638" table:style-name="ce684">
            <text:p>12.2<text:s/></text:p>
          </table:table-cell>
          <table:table-cell office:value-type="float" office:value="12.1661" table:style-name="ce684">
            <text:p>12.2<text:s/></text:p>
          </table:table-cell>
          <table:table-cell office:value-type="float" office:value="12.474" table:style-name="ce684">
            <text:p>12.5<text:s/></text:p>
          </table:table-cell>
          <table:table-cell office:value-type="float" office:value="12.7462" table:style-name="ce684">
            <text:p>12.7<text:s/></text:p>
          </table:table-cell>
          <table:table-cell office:value-type="float" office:value="13.2879" table:style-name="ce684">
            <text:p>13.3<text:s/></text:p>
          </table:table-cell>
          <table:table-cell office:value-type="float" office:value="13.838699999999999" table:style-name="ce684">
            <text:p>13.8<text:s/></text:p>
          </table:table-cell>
          <table:table-cell office:value-type="float" office:value="13.8178" table:style-name="ce684">
            <text:p>13.8<text:s/></text:p>
          </table:table-cell>
          <table:table-cell office:value-type="float" office:value="14.2879" table:style-name="ce684">
            <text:p>14.3<text:s/></text:p>
          </table:table-cell>
          <table:table-cell office:value-type="float" office:value="15.1776" table:style-name="ce684">
            <text:p>15.2<text:s/></text:p>
          </table:table-cell>
          <table:table-cell office:value-type="float" office:value="16.389500000000002" table:style-name="ce684">
            <text:p>16.4<text:s/></text:p>
          </table:table-cell>
          <table:table-cell table:number-columns-repeated="16371"/>
        </table:table-row>
        <table:table-row table:style-name="ro10">
          <table:table-cell table:style-name="ce454"/>
          <table:table-cell table:number-columns-repeated="12" table:style-name="ce224"/>
          <table:table-cell table:number-columns-repeated="16371"/>
        </table:table-row>
        <table:table-row table:style-name="ro10">
          <table:table-cell office:value-type="string" table:style-name="ce454">
            <text:p>Summary non-motoring</text:p>
          </table:table-cell>
          <table:table-cell office:value-type="string" table:style-name="ce454">
            <text:p>Total sentenced</text:p>
          </table:table-cell>
          <table:table-cell office:value-type="float" office:value="497854" table:style-name="ce682">
            <text:p><text:s/>497,854<text:s/></text:p>
          </table:table-cell>
          <table:table-cell office:value-type="float" office:value="493769" table:style-name="ce682">
            <text:p><text:s/>493,769<text:s/></text:p>
          </table:table-cell>
          <table:table-cell office:value-type="float" office:value="476466" table:style-name="ce682">
            <text:p><text:s/>476,466<text:s/></text:p>
          </table:table-cell>
          <table:table-cell office:value-type="float" office:value="442903" table:style-name="ce682">
            <text:p><text:s/>442,903<text:s/></text:p>
          </table:table-cell>
          <table:table-cell office:value-type="float" office:value="448356" table:style-name="ce682">
            <text:p><text:s/>448,356<text:s/></text:p>
          </table:table-cell>
          <table:table-cell office:value-type="float" office:value="476168" table:style-name="ce682">
            <text:p><text:s/>476,168<text:s/></text:p>
          </table:table-cell>
          <table:table-cell office:value-type="float" office:value="488109" table:style-name="ce682">
            <text:p><text:s/>488,109<text:s/></text:p>
          </table:table-cell>
          <table:table-cell office:value-type="float" office:value="470666" table:style-name="ce682">
            <text:p><text:s/>470,666<text:s/></text:p>
          </table:table-cell>
          <table:table-cell office:value-type="float" office:value="467260" table:style-name="ce682">
            <text:p><text:s/>467,260<text:s/></text:p>
          </table:table-cell>
          <table:table-cell office:value-type="float" office:value="455885" table:style-name="ce682">
            <text:p><text:s/>455,885<text:s/></text:p>
          </table:table-cell>
          <table:table-cell office:value-type="float" office:value="275965" table:style-name="ce682">
            <text:p><text:s/>275,965<text:s/></text:p>
          </table:table-cell>
          <table:table-cell table:number-columns-repeated="16371"/>
        </table:table-row>
        <table:table-row table:style-name="ro10">
          <table:table-cell table:style-name="ce454"/>
          <table:table-cell table:style-name="ce224"/>
          <table:table-cell table:number-columns-repeated="11" table:style-name="ce683"/>
          <table:table-cell table:number-columns-repeated="16371"/>
        </table:table-row>
        <table:table-row table:style-name="ro10">
          <table:table-cell table:style-name="ce454"/>
          <table:table-cell office:value-type="string" table:style-name="ce224">
            <text:p>Immediate custody</text:p>
          </table:table-cell>
          <table:table-cell office:value-type="float" office:value="14339" table:style-name="ce683">
            <text:p><text:s/>14,339<text:s/></text:p>
          </table:table-cell>
          <table:table-cell office:value-type="float" office:value="15154" table:style-name="ce683">
            <text:p><text:s/>15,154<text:s/></text:p>
          </table:table-cell>
          <table:table-cell office:value-type="float" office:value="14383" table:style-name="ce683">
            <text:p><text:s/>14,383<text:s/></text:p>
          </table:table-cell>
          <table:table-cell office:value-type="float" office:value="12480" table:style-name="ce683">
            <text:p><text:s/>12,480<text:s/></text:p>
          </table:table-cell>
          <table:table-cell office:value-type="float" office:value="12784" table:style-name="ce683">
            <text:p><text:s/>12,784<text:s/></text:p>
          </table:table-cell>
          <table:table-cell office:value-type="float" office:value="13072" table:style-name="ce683">
            <text:p><text:s/>13,072<text:s/></text:p>
          </table:table-cell>
          <table:table-cell office:value-type="float" office:value="13083" table:style-name="ce683">
            <text:p><text:s/>13,083<text:s/></text:p>
          </table:table-cell>
          <table:table-cell office:value-type="float" office:value="12300" table:style-name="ce683">
            <text:p><text:s/>12,300<text:s/></text:p>
          </table:table-cell>
          <table:table-cell office:value-type="float" office:value="10997" table:style-name="ce683">
            <text:p><text:s/>10,997<text:s/></text:p>
          </table:table-cell>
          <table:table-cell office:value-type="float" office:value="8613" table:style-name="ce683">
            <text:p><text:s/>8,613<text:s/></text:p>
          </table:table-cell>
          <table:table-cell office:value-type="float" office:value="6473" table:style-name="ce683">
            <text:p><text:s/>6,473<text:s/></text:p>
          </table:table-cell>
          <table:table-cell table:number-columns-repeated="16371"/>
        </table:table-row>
        <table:table-row table:style-name="ro10">
          <table:table-cell table:style-name="ce454"/>
          <table:table-cell office:value-type="string" table:style-name="ce224">
            <text:p>Suspended sentence</text:p>
          </table:table-cell>
          <table:table-cell office:value-type="float" office:value="9509" table:style-name="ce683">
            <text:p><text:s/>9,509<text:s/></text:p>
          </table:table-cell>
          <table:table-cell office:value-type="float" office:value="9631" table:style-name="ce683">
            <text:p><text:s/>9,631<text:s/></text:p>
          </table:table-cell>
          <table:table-cell office:value-type="float" office:value="9040" table:style-name="ce683">
            <text:p><text:s/>9,040<text:s/></text:p>
          </table:table-cell>
          <table:table-cell office:value-type="float" office:value="9305" table:style-name="ce683">
            <text:p><text:s/>9,305<text:s/></text:p>
          </table:table-cell>
          <table:table-cell office:value-type="float" office:value="10191" table:style-name="ce683">
            <text:p><text:s/>10,191<text:s/></text:p>
          </table:table-cell>
          <table:table-cell office:value-type="float" office:value="11321" table:style-name="ce683">
            <text:p><text:s/>11,321<text:s/></text:p>
          </table:table-cell>
          <table:table-cell office:value-type="float" office:value="11491" table:style-name="ce683">
            <text:p><text:s/>11,491<text:s/></text:p>
          </table:table-cell>
          <table:table-cell office:value-type="float" office:value="11137" table:style-name="ce683">
            <text:p><text:s/>11,137<text:s/></text:p>
          </table:table-cell>
          <table:table-cell office:value-type="float" office:value="8908" table:style-name="ce683">
            <text:p><text:s/>8,908<text:s/></text:p>
          </table:table-cell>
          <table:table-cell office:value-type="float" office:value="5973" table:style-name="ce683">
            <text:p><text:s/>5,973<text:s/></text:p>
          </table:table-cell>
          <table:table-cell office:value-type="float" office:value="4775" table:style-name="ce683">
            <text:p><text:s/>4,775<text:s/></text:p>
          </table:table-cell>
          <table:table-cell table:number-columns-repeated="16371"/>
        </table:table-row>
        <table:table-row table:style-name="ro10">
          <table:table-cell table:style-name="ce454"/>
          <table:table-cell office:value-type="string" table:style-name="ce224">
            <text:p>Community sentence</text:p>
          </table:table-cell>
          <table:table-cell office:value-type="float" office:value="65123" table:style-name="ce683">
            <text:p><text:s/>65,123<text:s/></text:p>
          </table:table-cell>
          <table:table-cell office:value-type="float" office:value="62182" table:style-name="ce683">
            <text:p><text:s/>62,182<text:s/></text:p>
          </table:table-cell>
          <table:table-cell office:value-type="float" office:value="55791" table:style-name="ce683">
            <text:p><text:s/>55,791<text:s/></text:p>
          </table:table-cell>
          <table:table-cell office:value-type="float" office:value="47205" table:style-name="ce683">
            <text:p><text:s/>47,205<text:s/></text:p>
          </table:table-cell>
          <table:table-cell office:value-type="float" office:value="44699" table:style-name="ce683">
            <text:p><text:s/>44,699<text:s/></text:p>
          </table:table-cell>
          <table:table-cell office:value-type="float" office:value="46192" table:style-name="ce683">
            <text:p><text:s/>46,192<text:s/></text:p>
          </table:table-cell>
          <table:table-cell office:value-type="float" office:value="43675" table:style-name="ce683">
            <text:p><text:s/>43,675<text:s/></text:p>
          </table:table-cell>
          <table:table-cell office:value-type="float" office:value="39941" table:style-name="ce683">
            <text:p><text:s/>39,941<text:s/></text:p>
          </table:table-cell>
          <table:table-cell office:value-type="float" office:value="35749" table:style-name="ce683">
            <text:p><text:s/>35,749<text:s/></text:p>
          </table:table-cell>
          <table:table-cell office:value-type="float" office:value="30651" table:style-name="ce683">
            <text:p><text:s/>30,651<text:s/></text:p>
          </table:table-cell>
          <table:table-cell office:value-type="float" office:value="18869" table:style-name="ce683">
            <text:p><text:s/>18,869<text:s/></text:p>
          </table:table-cell>
          <table:table-cell table:number-columns-repeated="16371"/>
        </table:table-row>
        <table:table-row table:style-name="ro10">
          <table:table-cell table:style-name="ce454"/>
          <table:table-cell office:value-type="string" table:style-name="ce224">
            <text:p>Fine<text:span text:style-name="T3">(5)</text:span></text:p>
          </table:table-cell>
          <table:table-cell office:value-type="float" office:value="349799" table:style-name="ce683">
            <text:p><text:s/>349,799<text:s/></text:p>
          </table:table-cell>
          <table:table-cell office:value-type="float" office:value="350012" table:style-name="ce683">
            <text:p><text:s/>350,012<text:s/></text:p>
          </table:table-cell>
          <table:table-cell office:value-type="float" office:value="345520" table:style-name="ce683">
            <text:p><text:s/>345,520<text:s/></text:p>
          </table:table-cell>
          <table:table-cell office:value-type="float" office:value="326660" table:style-name="ce683">
            <text:p><text:s/>326,660<text:s/></text:p>
          </table:table-cell>
          <table:table-cell office:value-type="float" office:value="333978" table:style-name="ce683">
            <text:p><text:s/>333,978<text:s/></text:p>
          </table:table-cell>
          <table:table-cell office:value-type="float" office:value="361261" table:style-name="ce683">
            <text:p><text:s/>361,261<text:s/></text:p>
          </table:table-cell>
          <table:table-cell office:value-type="float" office:value="380387" table:style-name="ce683">
            <text:p><text:s/>380,387<text:s/></text:p>
          </table:table-cell>
          <table:table-cell office:value-type="float" office:value="373764" table:style-name="ce683">
            <text:p><text:s/>373,764<text:s/></text:p>
          </table:table-cell>
          <table:table-cell office:value-type="float" office:value="380160" table:style-name="ce683">
            <text:p><text:s/>380,160<text:s/></text:p>
          </table:table-cell>
          <table:table-cell office:value-type="float" office:value="382930" table:style-name="ce683">
            <text:p><text:s/>382,930<text:s/></text:p>
          </table:table-cell>
          <table:table-cell office:value-type="float" office:value="227428" table:style-name="ce683">
            <text:p><text:s/>227,428<text:s/></text:p>
          </table:table-cell>
          <table:table-cell table:number-columns-repeated="16371"/>
        </table:table-row>
        <table:table-row table:style-name="ro10">
          <table:table-cell table:style-name="ce454"/>
          <table:table-cell office:value-type="string" table:style-name="ce224">
            <text:p>Absolute discharge</text:p>
          </table:table-cell>
          <table:table-cell office:value-type="float" office:value="3010" table:style-name="ce683">
            <text:p><text:s/>3,010<text:s/></text:p>
          </table:table-cell>
          <table:table-cell office:value-type="float" office:value="2706" table:style-name="ce683">
            <text:p><text:s/>2,706<text:s/></text:p>
          </table:table-cell>
          <table:table-cell office:value-type="float" office:value="2642" table:style-name="ce683">
            <text:p><text:s/>2,642<text:s/></text:p>
          </table:table-cell>
          <table:table-cell office:value-type="float" office:value="2444" table:style-name="ce683">
            <text:p><text:s/>2,444<text:s/></text:p>
          </table:table-cell>
          <table:table-cell office:value-type="float" office:value="2058" table:style-name="ce683">
            <text:p><text:s/>2,058<text:s/></text:p>
          </table:table-cell>
          <table:table-cell office:value-type="float" office:value="3520" table:style-name="ce683">
            <text:p><text:s/>3,520<text:s/></text:p>
          </table:table-cell>
          <table:table-cell office:value-type="float" office:value="3189" table:style-name="ce683">
            <text:p><text:s/>3,189<text:s/></text:p>
          </table:table-cell>
          <table:table-cell office:value-type="float" office:value="1703" table:style-name="ce683">
            <text:p><text:s/>1,703<text:s/></text:p>
          </table:table-cell>
          <table:table-cell office:value-type="float" office:value="2908" table:style-name="ce683">
            <text:p><text:s/>2,908<text:s/></text:p>
          </table:table-cell>
          <table:table-cell office:value-type="float" office:value="2354" table:style-name="ce683">
            <text:p><text:s/>2,354<text:s/></text:p>
          </table:table-cell>
          <table:table-cell office:value-type="float" office:value="997" table:style-name="ce683">
            <text:p><text:s/>997<text:s/></text:p>
          </table:table-cell>
          <table:table-cell table:number-columns-repeated="16371"/>
        </table:table-row>
        <table:table-row table:style-name="ro10">
          <table:table-cell table:style-name="ce454"/>
          <table:table-cell office:value-type="string" table:style-name="ce224">
            <text:p>Conditional discharge</text:p>
          </table:table-cell>
          <table:table-cell office:value-type="float" office:value="43992" table:style-name="ce683">
            <text:p><text:s/>43,992<text:s/></text:p>
          </table:table-cell>
          <table:table-cell office:value-type="float" office:value="42944" table:style-name="ce683">
            <text:p><text:s/>42,944<text:s/></text:p>
          </table:table-cell>
          <table:table-cell office:value-type="float" office:value="39935" table:style-name="ce683">
            <text:p><text:s/>39,935<text:s/></text:p>
          </table:table-cell>
          <table:table-cell office:value-type="float" office:value="36710" table:style-name="ce683">
            <text:p><text:s/>36,710<text:s/></text:p>
          </table:table-cell>
          <table:table-cell office:value-type="float" office:value="35724" table:style-name="ce683">
            <text:p><text:s/>35,724<text:s/></text:p>
          </table:table-cell>
          <table:table-cell office:value-type="float" office:value="33620" table:style-name="ce683">
            <text:p><text:s/>33,620<text:s/></text:p>
          </table:table-cell>
          <table:table-cell office:value-type="float" office:value="29813" table:style-name="ce683">
            <text:p><text:s/>29,813<text:s/></text:p>
          </table:table-cell>
          <table:table-cell office:value-type="float" office:value="25738" table:style-name="ce683">
            <text:p><text:s/>25,738<text:s/></text:p>
          </table:table-cell>
          <table:table-cell office:value-type="float" office:value="22762" table:style-name="ce683">
            <text:p><text:s/>22,762<text:s/></text:p>
          </table:table-cell>
          <table:table-cell office:value-type="float" office:value="19867" table:style-name="ce683">
            <text:p><text:s/>19,867<text:s/></text:p>
          </table:table-cell>
          <table:table-cell office:value-type="float" office:value="13420" table:style-name="ce683">
            <text:p><text:s/>13,420<text:s/></text:p>
          </table:table-cell>
          <table:table-cell table:number-columns-repeated="16371"/>
        </table:table-row>
        <table:table-row table:style-name="ro10">
          <table:table-cell table:style-name="ce454"/>
          <table:table-cell office:value-type="string" table:style-name="ce224">
            <text:p>Compensation</text:p>
          </table:table-cell>
          <table:table-cell office:value-type="float" office:value="4511" table:style-name="ce683">
            <text:p><text:s/>4,511<text:s/></text:p>
          </table:table-cell>
          <table:table-cell office:value-type="float" office:value="4063" table:style-name="ce683">
            <text:p><text:s/>4,063<text:s/></text:p>
          </table:table-cell>
          <table:table-cell office:value-type="float" office:value="3588" table:style-name="ce683">
            <text:p><text:s/>3,588<text:s/></text:p>
          </table:table-cell>
          <table:table-cell office:value-type="float" office:value="4615" table:style-name="ce683">
            <text:p><text:s/>4,615<text:s/></text:p>
          </table:table-cell>
          <table:table-cell office:value-type="float" office:value="3396" table:style-name="ce683">
            <text:p><text:s/>3,396<text:s/></text:p>
          </table:table-cell>
          <table:table-cell office:value-type="float" office:value="3045" table:style-name="ce683">
            <text:p><text:s/>3,045<text:s/></text:p>
          </table:table-cell>
          <table:table-cell office:value-type="float" office:value="2893" table:style-name="ce683">
            <text:p><text:s/>2,893<text:s/></text:p>
          </table:table-cell>
          <table:table-cell office:value-type="float" office:value="2850" table:style-name="ce683">
            <text:p><text:s/>2,850<text:s/></text:p>
          </table:table-cell>
          <table:table-cell office:value-type="float" office:value="2993" table:style-name="ce683">
            <text:p><text:s/>2,993<text:s/></text:p>
          </table:table-cell>
          <table:table-cell office:value-type="float" office:value="2671" table:style-name="ce683">
            <text:p><text:s/>2,671<text:s/></text:p>
          </table:table-cell>
          <table:table-cell office:value-type="float" office:value="1983" table:style-name="ce683">
            <text:p><text:s/>1,983<text:s/></text:p>
          </table:table-cell>
          <table:table-cell table:number-columns-repeated="16371"/>
        </table:table-row>
        <table:table-row table:style-name="ro10">
          <table:table-cell table:style-name="ce454"/>
          <table:table-cell office:value-type="string" table:style-name="ce224">
            <text:p>Otherwise dealt with<text:span text:style-name="T3">(6)</text:span></text:p>
          </table:table-cell>
          <table:table-cell office:value-type="float" office:value="7571" table:style-name="ce683">
            <text:p><text:s/>7,571<text:s/></text:p>
          </table:table-cell>
          <table:table-cell office:value-type="float" office:value="7077" table:style-name="ce683">
            <text:p><text:s/>7,077<text:s/></text:p>
          </table:table-cell>
          <table:table-cell office:value-type="float" office:value="5567" table:style-name="ce683">
            <text:p><text:s/>5,567<text:s/></text:p>
          </table:table-cell>
          <table:table-cell office:value-type="float" office:value="3484" table:style-name="ce683">
            <text:p><text:s/>3,484<text:s/></text:p>
          </table:table-cell>
          <table:table-cell office:value-type="float" office:value="5526" table:style-name="ce683">
            <text:p><text:s/>5,526<text:s/></text:p>
          </table:table-cell>
          <table:table-cell office:value-type="float" office:value="4137" table:style-name="ce683">
            <text:p><text:s/>4,137<text:s/></text:p>
          </table:table-cell>
          <table:table-cell office:value-type="float" office:value="3578" table:style-name="ce683">
            <text:p><text:s/>3,578<text:s/></text:p>
          </table:table-cell>
          <table:table-cell office:value-type="float" office:value="3233" table:style-name="ce683">
            <text:p><text:s/>3,233<text:s/></text:p>
          </table:table-cell>
          <table:table-cell office:value-type="float" office:value="2783" table:style-name="ce683">
            <text:p><text:s/>2,783<text:s/></text:p>
          </table:table-cell>
          <table:table-cell office:value-type="float" office:value="2826" table:style-name="ce683">
            <text:p><text:s/>2,826<text:s/></text:p>
          </table:table-cell>
          <table:table-cell office:value-type="float" office:value="2020" table:style-name="ce683">
            <text:p><text:s/>2,020<text:s/></text:p>
          </table:table-cell>
          <table:table-cell table:number-columns-repeated="16371"/>
        </table:table-row>
        <table:table-row table:style-name="ro83">
          <table:table-cell table:style-name="ce454"/>
          <table:table-cell table:style-name="ce224"/>
          <table:table-cell table:number-columns-repeated="11" table:style-name="ce683"/>
          <table:table-cell table:number-columns-repeated="16371"/>
        </table:table-row>
        <table:table-row table:style-name="ro10">
          <table:table-cell table:style-name="ce454"/>
          <table:table-cell office:value-type="string" table:style-name="ce224">
            <text:p>Average custodial sentence (months)<text:span text:style-name="T3">(7)<text:s/></text:span></text:p>
          </table:table-cell>
          <table:table-cell office:value-type="float" office:value="2.5722999999999998" table:style-name="ce684">
            <text:p>2.6<text:s/></text:p>
          </table:table-cell>
          <table:table-cell office:value-type="float" office:value="2.5447000000000002" table:style-name="ce684">
            <text:p>2.5<text:s/></text:p>
          </table:table-cell>
          <table:table-cell office:value-type="float" office:value="2.5966999999999998" table:style-name="ce684">
            <text:p>2.6<text:s/></text:p>
          </table:table-cell>
          <table:table-cell office:value-type="float" office:value="2.6255999999999999" table:style-name="ce684">
            <text:p>2.6<text:s/></text:p>
          </table:table-cell>
          <table:table-cell office:value-type="float" office:value="2.5907" table:style-name="ce684">
            <text:p>2.6<text:s/></text:p>
          </table:table-cell>
          <table:table-cell office:value-type="float" office:value="2.5251000000000001" table:style-name="ce684">
            <text:p>2.5<text:s/></text:p>
          </table:table-cell>
          <table:table-cell office:value-type="float" office:value="2.4767000000000001" table:style-name="ce684">
            <text:p>2.5<text:s/></text:p>
          </table:table-cell>
          <table:table-cell office:value-type="float" office:value="2.4748000000000001" table:style-name="ce684">
            <text:p>2.5<text:s/></text:p>
          </table:table-cell>
          <table:table-cell office:value-type="float" office:value="2.5354999999999999" table:style-name="ce684">
            <text:p>2.5<text:s/></text:p>
          </table:table-cell>
          <table:table-cell office:value-type="float" office:value="2.5499999999999998" table:style-name="ce684">
            <text:p>2.6<text:s/></text:p>
          </table:table-cell>
          <table:table-cell office:value-type="float" office:value="2.6093999999999999" table:style-name="ce684">
            <text:p>2.6<text:s/></text:p>
          </table:table-cell>
          <table:table-cell table:number-columns-repeated="16371"/>
        </table:table-row>
        <table:table-row table:style-name="ro10">
          <table:table-cell table:style-name="ce454"/>
          <table:table-cell table:number-columns-repeated="12" table:style-name="ce224"/>
          <table:table-cell table:number-columns-repeated="16371"/>
        </table:table-row>
        <table:table-row table:style-name="ro10">
          <table:table-cell office:value-type="string" table:style-name="ce454">
            <text:p>Summary motoring</text:p>
          </table:table-cell>
          <table:table-cell office:value-type="string" table:style-name="ce454">
            <text:p>Total sentenced</text:p>
          </table:table-cell>
          <table:table-cell office:value-type="float" office:value="533153" table:style-name="ce682">
            <text:p><text:s/>533,153<text:s/></text:p>
          </table:table-cell>
          <table:table-cell office:value-type="float" office:value="486646" table:style-name="ce682">
            <text:p><text:s/>486,646<text:s/></text:p>
          </table:table-cell>
          <table:table-cell office:value-type="float" office:value="450129" table:style-name="ce682">
            <text:p><text:s/>450,129<text:s/></text:p>
          </table:table-cell>
          <table:table-cell office:value-type="float" office:value="454499" table:style-name="ce682">
            <text:p><text:s/>454,499<text:s/></text:p>
          </table:table-cell>
          <table:table-cell office:value-type="float" office:value="466783" table:style-name="ce682">
            <text:p><text:s/>466,783<text:s/></text:p>
          </table:table-cell>
          <table:table-cell office:value-type="float" office:value="501941" table:style-name="ce682">
            <text:p><text:s/>501,941<text:s/></text:p>
          </table:table-cell>
          <table:table-cell office:value-type="float" office:value="513784" table:style-name="ce682">
            <text:p><text:s/>513,784<text:s/></text:p>
          </table:table-cell>
          <table:table-cell office:value-type="float" office:value="527613" table:style-name="ce682">
            <text:p><text:s/>527,613<text:s/></text:p>
          </table:table-cell>
          <table:table-cell office:value-type="float" office:value="525352" table:style-name="ce682">
            <text:p><text:s/>525,352<text:s/></text:p>
          </table:table-cell>
          <table:table-cell office:value-type="float" office:value="531361" table:style-name="ce682">
            <text:p><text:s/>531,361<text:s/></text:p>
          </table:table-cell>
          <table:table-cell office:value-type="float" office:value="443247" table:style-name="ce682">
            <text:p><text:s/>443,247<text:s/></text:p>
          </table:table-cell>
          <table:table-cell table:number-columns-repeated="16371"/>
        </table:table-row>
        <table:table-row table:style-name="ro10">
          <table:table-cell table:style-name="ce454"/>
          <table:table-cell table:style-name="ce224"/>
          <table:table-cell table:number-columns-repeated="11" table:style-name="ce683"/>
          <table:table-cell table:number-columns-repeated="16371"/>
        </table:table-row>
        <table:table-row table:style-name="ro10">
          <table:table-cell table:style-name="ce454"/>
          <table:table-cell office:value-type="string" table:style-name="ce224">
            <text:p>Immediate custody</text:p>
          </table:table-cell>
          <table:table-cell office:value-type="float" office:value="4167" table:style-name="ce683">
            <text:p><text:s/>4,167<text:s/></text:p>
          </table:table-cell>
          <table:table-cell office:value-type="float" office:value="3499" table:style-name="ce683">
            <text:p><text:s/>3,499<text:s/></text:p>
          </table:table-cell>
          <table:table-cell office:value-type="float" office:value="3164" table:style-name="ce683">
            <text:p><text:s/>3,164<text:s/></text:p>
          </table:table-cell>
          <table:table-cell office:value-type="float" office:value="2710" table:style-name="ce683">
            <text:p><text:s/>2,710<text:s/></text:p>
          </table:table-cell>
          <table:table-cell office:value-type="float" office:value="2617" table:style-name="ce683">
            <text:p><text:s/>2,617<text:s/></text:p>
          </table:table-cell>
          <table:table-cell office:value-type="float" office:value="2650" table:style-name="ce683">
            <text:p><text:s/>2,650<text:s/></text:p>
          </table:table-cell>
          <table:table-cell office:value-type="float" office:value="3091" table:style-name="ce683">
            <text:p><text:s/>3,091<text:s/></text:p>
          </table:table-cell>
          <table:table-cell office:value-type="float" office:value="3180" table:style-name="ce683">
            <text:p><text:s/>3,180<text:s/></text:p>
          </table:table-cell>
          <table:table-cell office:value-type="float" office:value="3051" table:style-name="ce683">
            <text:p><text:s/>3,051<text:s/></text:p>
          </table:table-cell>
          <table:table-cell office:value-type="float" office:value="3047" table:style-name="ce683">
            <text:p><text:s/>3,047<text:s/></text:p>
          </table:table-cell>
          <table:table-cell office:value-type="float" office:value="2521" table:style-name="ce683">
            <text:p><text:s/>2,521<text:s/></text:p>
          </table:table-cell>
          <table:table-cell table:number-columns-repeated="16371"/>
        </table:table-row>
        <table:table-row table:style-name="ro10">
          <table:table-cell table:style-name="ce454"/>
          <table:table-cell office:value-type="string" table:style-name="ce224">
            <text:p>Suspended sentence</text:p>
          </table:table-cell>
          <table:table-cell office:value-type="float" office:value="4545" table:style-name="ce683">
            <text:p><text:s/>4,545<text:s/></text:p>
          </table:table-cell>
          <table:table-cell office:value-type="float" office:value="4234" table:style-name="ce683">
            <text:p><text:s/>4,234<text:s/></text:p>
          </table:table-cell>
          <table:table-cell office:value-type="float" office:value="3863" table:style-name="ce683">
            <text:p><text:s/>3,863<text:s/></text:p>
          </table:table-cell>
          <table:table-cell office:value-type="float" office:value="3637" table:style-name="ce683">
            <text:p><text:s/>3,637<text:s/></text:p>
          </table:table-cell>
          <table:table-cell office:value-type="float" office:value="3711" table:style-name="ce683">
            <text:p><text:s/>3,711<text:s/></text:p>
          </table:table-cell>
          <table:table-cell office:value-type="float" office:value="3821" table:style-name="ce683">
            <text:p><text:s/>3,821<text:s/></text:p>
          </table:table-cell>
          <table:table-cell office:value-type="float" office:value="4641" table:style-name="ce683">
            <text:p><text:s/>4,641<text:s/></text:p>
          </table:table-cell>
          <table:table-cell office:value-type="float" office:value="4900" table:style-name="ce683">
            <text:p><text:s/>4,900<text:s/></text:p>
          </table:table-cell>
          <table:table-cell office:value-type="float" office:value="4377" table:style-name="ce683">
            <text:p><text:s/>4,377<text:s/></text:p>
          </table:table-cell>
          <table:table-cell office:value-type="float" office:value="3759" table:style-name="ce683">
            <text:p><text:s/>3,759<text:s/></text:p>
          </table:table-cell>
          <table:table-cell office:value-type="float" office:value="3333" table:style-name="ce683">
            <text:p><text:s/>3,333<text:s/></text:p>
          </table:table-cell>
          <table:table-cell table:number-columns-repeated="16371"/>
        </table:table-row>
        <table:table-row table:style-name="ro10">
          <table:table-cell table:style-name="ce454"/>
          <table:table-cell office:value-type="string" table:style-name="ce224">
            <text:p>Community sentence</text:p>
          </table:table-cell>
          <table:table-cell office:value-type="float" office:value="16807" table:style-name="ce683">
            <text:p><text:s/>16,807<text:s/></text:p>
          </table:table-cell>
          <table:table-cell office:value-type="float" office:value="14812" table:style-name="ce683">
            <text:p><text:s/>14,812<text:s/></text:p>
          </table:table-cell>
          <table:table-cell office:value-type="float" office:value="13335" table:style-name="ce683">
            <text:p><text:s/>13,335<text:s/></text:p>
          </table:table-cell>
          <table:table-cell office:value-type="float" office:value="11121" table:style-name="ce683">
            <text:p><text:s/>11,121<text:s/></text:p>
          </table:table-cell>
          <table:table-cell office:value-type="float" office:value="10043" table:style-name="ce683">
            <text:p><text:s/>10,043<text:s/></text:p>
          </table:table-cell>
          <table:table-cell office:value-type="float" office:value="9718" table:style-name="ce683">
            <text:p><text:s/>9,718<text:s/></text:p>
          </table:table-cell>
          <table:table-cell office:value-type="float" office:value="10793" table:style-name="ce683">
            <text:p><text:s/>10,793<text:s/></text:p>
          </table:table-cell>
          <table:table-cell office:value-type="float" office:value="11530" table:style-name="ce683">
            <text:p><text:s/>11,530<text:s/></text:p>
          </table:table-cell>
          <table:table-cell office:value-type="float" office:value="13018" table:style-name="ce683">
            <text:p><text:s/>13,018<text:s/></text:p>
          </table:table-cell>
          <table:table-cell office:value-type="float" office:value="14946" table:style-name="ce683">
            <text:p><text:s/>14,946<text:s/></text:p>
          </table:table-cell>
          <table:table-cell office:value-type="float" office:value="11182" table:style-name="ce683">
            <text:p><text:s/>11,182<text:s/></text:p>
          </table:table-cell>
          <table:table-cell table:number-columns-repeated="16371" table:style-name="ce3"/>
        </table:table-row>
        <table:table-row table:style-name="ro10">
          <table:table-cell table:style-name="ce454"/>
          <table:table-cell office:value-type="string" table:style-name="ce224">
            <text:p>Fine<text:span text:style-name="T3">(5)</text:span></text:p>
          </table:table-cell>
          <table:table-cell office:value-type="float" office:value="496825" table:style-name="ce683">
            <text:p><text:s/>496,825<text:s/></text:p>
          </table:table-cell>
          <table:table-cell office:value-type="float" office:value="455075" table:style-name="ce683">
            <text:p><text:s/>455,075<text:s/></text:p>
          </table:table-cell>
          <table:table-cell office:value-type="float" office:value="421988" table:style-name="ce683">
            <text:p><text:s/>421,988<text:s/></text:p>
          </table:table-cell>
          <table:table-cell office:value-type="float" office:value="429705" table:style-name="ce683">
            <text:p><text:s/>429,705<text:s/></text:p>
          </table:table-cell>
          <table:table-cell office:value-type="float" office:value="444530" table:style-name="ce683">
            <text:p><text:s/>444,530<text:s/></text:p>
          </table:table-cell>
          <table:table-cell office:value-type="float" office:value="480641" table:style-name="ce683">
            <text:p><text:s/>480,641<text:s/></text:p>
          </table:table-cell>
          <table:table-cell office:value-type="float" office:value="490098" table:style-name="ce683">
            <text:p><text:s/>490,098<text:s/></text:p>
          </table:table-cell>
          <table:table-cell office:value-type="float" office:value="502402" table:style-name="ce683">
            <text:p><text:s/>502,402<text:s/></text:p>
          </table:table-cell>
          <table:table-cell office:value-type="float" office:value="499986" table:style-name="ce683">
            <text:p><text:s/>499,986<text:s/></text:p>
          </table:table-cell>
          <table:table-cell office:value-type="float" office:value="504655" table:style-name="ce683">
            <text:p><text:s/>504,655<text:s/></text:p>
          </table:table-cell>
          <table:table-cell office:value-type="float" office:value="422691" table:style-name="ce683">
            <text:p><text:s/>422,691<text:s/></text:p>
          </table:table-cell>
          <table:table-cell table:number-columns-repeated="16371" table:style-name="ce3"/>
        </table:table-row>
        <table:table-row table:style-name="ro10">
          <table:table-cell table:style-name="ce454"/>
          <table:table-cell office:value-type="string" table:style-name="ce224">
            <text:p>Absolute discharge</text:p>
          </table:table-cell>
          <table:table-cell office:value-type="float" office:value="4242" table:style-name="ce683">
            <text:p><text:s/>4,242<text:s/></text:p>
          </table:table-cell>
          <table:table-cell office:value-type="float" office:value="3734" table:style-name="ce683">
            <text:p><text:s/>3,734<text:s/></text:p>
          </table:table-cell>
          <table:table-cell office:value-type="float" office:value="3341" table:style-name="ce683">
            <text:p><text:s/>3,341<text:s/></text:p>
          </table:table-cell>
          <table:table-cell office:value-type="float" office:value="3255" table:style-name="ce683">
            <text:p><text:s/>3,255<text:s/></text:p>
          </table:table-cell>
          <table:table-cell office:value-type="float" office:value="2598" table:style-name="ce683">
            <text:p><text:s/>2,598<text:s/></text:p>
          </table:table-cell>
          <table:table-cell office:value-type="float" office:value="2189" table:style-name="ce683">
            <text:p><text:s/>2,189<text:s/></text:p>
          </table:table-cell>
          <table:table-cell office:value-type="float" office:value="1854" table:style-name="ce683">
            <text:p><text:s/>1,854<text:s/></text:p>
          </table:table-cell>
          <table:table-cell office:value-type="float" office:value="1690" table:style-name="ce683">
            <text:p><text:s/>1,690<text:s/></text:p>
          </table:table-cell>
          <table:table-cell office:value-type="float" office:value="1479" table:style-name="ce683">
            <text:p><text:s/>1,479<text:s/></text:p>
          </table:table-cell>
          <table:table-cell office:value-type="float" office:value="1471" table:style-name="ce683">
            <text:p><text:s/>1,471<text:s/></text:p>
          </table:table-cell>
          <table:table-cell office:value-type="float" office:value="877" table:style-name="ce683">
            <text:p><text:s/>877<text:s/></text:p>
          </table:table-cell>
          <table:table-cell table:number-columns-repeated="16371" table:style-name="ce3"/>
        </table:table-row>
        <table:table-row table:style-name="ro10">
          <table:table-cell table:style-name="ce454"/>
          <table:table-cell office:value-type="string" table:style-name="ce224">
            <text:p>Conditional discharge</text:p>
          </table:table-cell>
          <table:table-cell office:value-type="float" office:value="3199" table:style-name="ce683">
            <text:p><text:s/>3,199<text:s/></text:p>
          </table:table-cell>
          <table:table-cell office:value-type="float" office:value="2802" table:style-name="ce683">
            <text:p><text:s/>2,802<text:s/></text:p>
          </table:table-cell>
          <table:table-cell office:value-type="float" office:value="2444" table:style-name="ce683">
            <text:p><text:s/>2,444<text:s/></text:p>
          </table:table-cell>
          <table:table-cell office:value-type="float" office:value="2119" table:style-name="ce683">
            <text:p><text:s/>2,119<text:s/></text:p>
          </table:table-cell>
          <table:table-cell office:value-type="float" office:value="1496" table:style-name="ce683">
            <text:p><text:s/>1,496<text:s/></text:p>
          </table:table-cell>
          <table:table-cell office:value-type="float" office:value="1366" table:style-name="ce683">
            <text:p><text:s/>1,366<text:s/></text:p>
          </table:table-cell>
          <table:table-cell office:value-type="float" office:value="1419" table:style-name="ce683">
            <text:p><text:s/>1,419<text:s/></text:p>
          </table:table-cell>
          <table:table-cell office:value-type="float" office:value="1373" table:style-name="ce683">
            <text:p><text:s/>1,373<text:s/></text:p>
          </table:table-cell>
          <table:table-cell office:value-type="float" office:value="1285" table:style-name="ce683">
            <text:p><text:s/>1,285<text:s/></text:p>
          </table:table-cell>
          <table:table-cell office:value-type="float" office:value="1271" table:style-name="ce683">
            <text:p><text:s/>1,271<text:s/></text:p>
          </table:table-cell>
          <table:table-cell office:value-type="float" office:value="1056" table:style-name="ce683">
            <text:p><text:s/>1,056<text:s/></text:p>
          </table:table-cell>
          <table:table-cell table:number-columns-repeated="16371" table:style-name="ce3"/>
        </table:table-row>
        <table:table-row table:style-name="ro10">
          <table:table-cell table:style-name="ce454"/>
          <table:table-cell office:value-type="string" table:style-name="ce224">
            <text:p>Compensation</text:p>
          </table:table-cell>
          <table:table-cell office:value-type="float" office:value="208" table:style-name="ce683">
            <text:p><text:s/>208<text:s/></text:p>
          </table:table-cell>
          <table:table-cell office:value-type="float" office:value="159" table:style-name="ce683">
            <text:p><text:s/>159<text:s/></text:p>
          </table:table-cell>
          <table:table-cell office:value-type="float" office:value="170" table:style-name="ce683">
            <text:p><text:s/>170<text:s/></text:p>
          </table:table-cell>
          <table:table-cell office:value-type="float" office:value="132" table:style-name="ce683">
            <text:p><text:s/>132<text:s/></text:p>
          </table:table-cell>
          <table:table-cell office:value-type="float" office:value="103" table:style-name="ce683">
            <text:p><text:s/>103<text:s/></text:p>
          </table:table-cell>
          <table:table-cell office:value-type="float" office:value="98" table:style-name="ce683">
            <text:p><text:s/>98<text:s/></text:p>
          </table:table-cell>
          <table:table-cell office:value-type="float" office:value="117" table:style-name="ce683">
            <text:p><text:s/>117<text:s/></text:p>
          </table:table-cell>
          <table:table-cell office:value-type="float" office:value="157" table:style-name="ce683">
            <text:p><text:s/>157<text:s/></text:p>
          </table:table-cell>
          <table:table-cell office:value-type="float" office:value="94" table:style-name="ce683">
            <text:p><text:s/>94<text:s/></text:p>
          </table:table-cell>
          <table:table-cell office:value-type="float" office:value="67" table:style-name="ce683">
            <text:p><text:s/>67<text:s/></text:p>
          </table:table-cell>
          <table:table-cell office:value-type="float" office:value="21" table:style-name="ce683">
            <text:p><text:s/>21<text:s/></text:p>
          </table:table-cell>
          <table:table-cell table:number-columns-repeated="16371" table:style-name="ce3"/>
        </table:table-row>
        <table:table-row table:style-name="ro10">
          <table:table-cell table:style-name="ce454"/>
          <table:table-cell office:value-type="string" table:style-name="ce224">
            <text:p>Otherwise dealt with<text:span text:style-name="T3">(6)</text:span></text:p>
          </table:table-cell>
          <table:table-cell office:value-type="float" office:value="3160" table:style-name="ce683">
            <text:p><text:s/>3,160<text:s/></text:p>
          </table:table-cell>
          <table:table-cell office:value-type="float" office:value="2331" table:style-name="ce683">
            <text:p><text:s/>2,331<text:s/></text:p>
          </table:table-cell>
          <table:table-cell office:value-type="float" office:value="1824" table:style-name="ce683">
            <text:p><text:s/>1,824<text:s/></text:p>
          </table:table-cell>
          <table:table-cell office:value-type="float" office:value="1820" table:style-name="ce683">
            <text:p><text:s/>1,820<text:s/></text:p>
          </table:table-cell>
          <table:table-cell office:value-type="float" office:value="1685" table:style-name="ce683">
            <text:p><text:s/>1,685<text:s/></text:p>
          </table:table-cell>
          <table:table-cell office:value-type="float" office:value="1458" table:style-name="ce683">
            <text:p><text:s/>1,458<text:s/></text:p>
          </table:table-cell>
          <table:table-cell office:value-type="float" office:value="1771" table:style-name="ce683">
            <text:p><text:s/>1,771<text:s/></text:p>
          </table:table-cell>
          <table:table-cell office:value-type="float" office:value="2381" table:style-name="ce683">
            <text:p><text:s/>2,381<text:s/></text:p>
          </table:table-cell>
          <table:table-cell office:value-type="float" office:value="2062" table:style-name="ce683">
            <text:p><text:s/>2,062<text:s/></text:p>
          </table:table-cell>
          <table:table-cell office:value-type="float" office:value="2145" table:style-name="ce683">
            <text:p><text:s/>2,145<text:s/></text:p>
          </table:table-cell>
          <table:table-cell office:value-type="float" office:value="1566" table:style-name="ce683">
            <text:p><text:s/>1,566<text:s/></text:p>
          </table:table-cell>
          <table:table-cell table:number-columns-repeated="16371" table:style-name="ce3"/>
        </table:table-row>
        <table:table-row table:style-name="ro10">
          <table:table-cell table:style-name="ce454"/>
          <table:table-cell table:style-name="ce224"/>
          <table:table-cell table:number-columns-repeated="11" table:style-name="ce683"/>
          <table:table-cell table:number-columns-repeated="16371" table:style-name="ce3"/>
        </table:table-row>
        <table:table-row table:style-name="ro10">
          <table:table-cell table:style-name="ce454"/>
          <table:table-cell office:value-type="string" table:style-name="ce224">
            <text:p>Average custodial sentence (months)<text:span text:style-name="T3">(7)<text:s/></text:span></text:p>
          </table:table-cell>
          <table:table-cell office:value-type="float" office:value="3.1473" table:style-name="ce684">
            <text:p>3.1<text:s/></text:p>
          </table:table-cell>
          <table:table-cell office:value-type="float" office:value="3.1070000000000002" table:style-name="ce684">
            <text:p>3.1<text:s/></text:p>
          </table:table-cell>
          <table:table-cell office:value-type="float" office:value="3.1038999999999999" table:style-name="ce684">
            <text:p>3.1<text:s/></text:p>
          </table:table-cell>
          <table:table-cell office:value-type="float" office:value="3.1" table:style-name="ce684">
            <text:p>3.1<text:s/></text:p>
          </table:table-cell>
          <table:table-cell office:value-type="float" office:value="3.0567000000000002" table:style-name="ce684">
            <text:p>3.1<text:s/></text:p>
          </table:table-cell>
          <table:table-cell office:value-type="float" office:value="3.0196000000000001" table:style-name="ce684">
            <text:p>3.0<text:s/></text:p>
          </table:table-cell>
          <table:table-cell office:value-type="float" office:value="2.9136000000000002" table:style-name="ce684">
            <text:p>2.9<text:s/></text:p>
          </table:table-cell>
          <table:table-cell office:value-type="float" office:value="2.9481000000000002" table:style-name="ce684">
            <text:p>2.9<text:s/></text:p>
          </table:table-cell>
          <table:table-cell office:value-type="float" office:value="2.8473000000000002" table:style-name="ce684">
            <text:p>2.8<text:s/></text:p>
          </table:table-cell>
          <table:table-cell office:value-type="float" office:value="2.8788" table:style-name="ce684">
            <text:p>2.9<text:s/></text:p>
          </table:table-cell>
          <table:table-cell office:value-type="float" office:value="2.8129" table:style-name="ce684">
            <text:p>2.8<text:s/></text:p>
          </table:table-cell>
          <table:table-cell table:number-columns-repeated="16371" table:style-name="ce3"/>
        </table:table-row>
        <table:table-row table:style-name="ro10">
          <table:table-cell table:style-name="ce454"/>
          <table:table-cell table:number-columns-repeated="12" table:style-name="ce224"/>
          <table:table-cell table:number-columns-repeated="16371" table:style-name="ce3"/>
        </table:table-row>
        <table:table-row table:style-name="ro10">
          <table:table-cell office:value-type="string" table:style-name="ce454">
            <text:p>Offence not known<text:span text:style-name="T5">(8)</text:span></text:p>
          </table:table-cell>
          <table:table-cell office:value-type="string" table:style-name="ce454">
            <text:p>Total sentenced</text:p>
          </table:table-cell>
          <table:table-cell office:value-type="string" table:style-name="ce329">
            <text:p>:</text:p>
          </table:table-cell>
          <table:table-cell office:value-type="string" table:style-name="ce329">
            <text:p>:</text:p>
          </table:table-cell>
          <table:table-cell office:value-type="string" table:style-name="ce329">
            <text:p>:</text:p>
          </table:table-cell>
          <table:table-cell office:value-type="string" table:style-name="ce329">
            <text:p>:</text:p>
          </table:table-cell>
          <table:table-cell office:value-type="string" table:style-name="ce329">
            <text:p>:</text:p>
          </table:table-cell>
          <table:table-cell office:value-type="string" table:style-name="ce329">
            <text:p>:</text:p>
          </table:table-cell>
          <table:table-cell office:value-type="string" table:style-name="ce329">
            <text:p>:</text:p>
          </table:table-cell>
          <table:table-cell office:value-type="string" table:style-name="ce329">
            <text:p>:</text:p>
          </table:table-cell>
          <table:table-cell office:value-type="float" office:value="124" table:style-name="ce329">
            <text:p><text:s/>124<text:s/></text:p>
          </table:table-cell>
          <table:table-cell office:value-type="float" office:value="554" table:style-name="ce329">
            <text:p><text:s/>554<text:s/></text:p>
          </table:table-cell>
          <table:table-cell office:value-type="float" office:value="605" table:style-name="ce330">
            <text:p><text:s/>605<text:s/></text:p>
          </table:table-cell>
          <table:table-cell table:style-name="ce3"/>
          <table:table-cell table:style-name="ce457"/>
          <table:table-cell table:number-columns-repeated="16369"/>
        </table:table-row>
        <table:table-row table:style-name="ro10">
          <table:table-cell table:style-name="ce454"/>
          <table:table-cell table:style-name="ce224"/>
          <table:table-cell table:number-columns-repeated="10" table:style-name="ce685"/>
          <table:table-cell table:style-name="ce686"/>
          <table:table-cell table:style-name="ce3"/>
          <table:table-cell table:style-name="ce457"/>
          <table:table-cell table:number-columns-repeated="16369"/>
        </table:table-row>
        <table:table-row table:style-name="ro10">
          <table:table-cell table:style-name="ce454"/>
          <table:table-cell office:value-type="string" table:style-name="ce224">
            <text:p>Immediate custody</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float" office:value="87" table:style-name="ce685">
            <text:p><text:s/>87<text:s/></text:p>
          </table:table-cell>
          <table:table-cell office:value-type="float" office:value="307" table:style-name="ce685">
            <text:p><text:s/>307<text:s/></text:p>
          </table:table-cell>
          <table:table-cell office:value-type="float" office:value="400" table:style-name="ce686">
            <text:p><text:s/>400<text:s/></text:p>
          </table:table-cell>
          <table:table-cell table:number-columns-repeated="16371" table:style-name="ce3"/>
        </table:table-row>
        <table:table-row table:style-name="ro10">
          <table:table-cell table:style-name="ce454"/>
          <table:table-cell office:value-type="string" table:style-name="ce224">
            <text:p>Suspended sentence</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float" office:value="19" table:style-name="ce685">
            <text:p><text:s/>19<text:s/></text:p>
          </table:table-cell>
          <table:table-cell office:value-type="float" office:value="110" table:style-name="ce685">
            <text:p><text:s/>110<text:s/></text:p>
          </table:table-cell>
          <table:table-cell office:value-type="float" office:value="131" table:style-name="ce686">
            <text:p><text:s/>131<text:s/></text:p>
          </table:table-cell>
          <table:table-cell table:number-columns-repeated="16371" table:style-name="ce3"/>
        </table:table-row>
        <table:table-row table:style-name="ro10">
          <table:table-cell table:style-name="ce454"/>
          <table:table-cell office:value-type="string" table:style-name="ce224">
            <text:p>Community sentence</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float" office:value="7" table:style-name="ce685">
            <text:p><text:s/>7<text:s/></text:p>
          </table:table-cell>
          <table:table-cell office:value-type="float" office:value="67" table:style-name="ce685">
            <text:p><text:s/>67<text:s/></text:p>
          </table:table-cell>
          <table:table-cell office:value-type="float" office:value="31" table:style-name="ce686">
            <text:p><text:s/>31<text:s/></text:p>
          </table:table-cell>
          <table:table-cell table:number-columns-repeated="16371" table:style-name="ce3"/>
        </table:table-row>
        <table:table-row table:style-name="ro10">
          <table:table-cell table:style-name="ce687"/>
          <table:table-cell office:value-type="string" table:style-name="ce224">
            <text:p>Fine<text:span text:style-name="T3">(5)</text:span></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float" office:value="2" table:style-name="ce685">
            <text:p><text:s/>2<text:s/></text:p>
          </table:table-cell>
          <table:table-cell office:value-type="float" office:value="24" table:style-name="ce685">
            <text:p><text:s/>24<text:s/></text:p>
          </table:table-cell>
          <table:table-cell office:value-type="float" office:value="22" table:style-name="ce686">
            <text:p><text:s/>22<text:s/></text:p>
          </table:table-cell>
          <table:table-cell table:number-columns-repeated="16371" table:style-name="ce3"/>
        </table:table-row>
        <table:table-row table:style-name="ro10">
          <table:table-cell table:style-name="ce454"/>
          <table:table-cell office:value-type="string" table:style-name="ce224">
            <text:p>Absolute discharge</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float" office:value="0" table:style-name="ce685">
            <text:p><text:s/>-<text:s/></text:p>
          </table:table-cell>
          <table:table-cell office:value-type="float" office:value="1" table:style-name="ce685">
            <text:p><text:s/>1<text:s/></text:p>
          </table:table-cell>
          <table:table-cell office:value-type="float" office:value="0" table:style-name="ce686">
            <text:p><text:s/>-<text:s/></text:p>
          </table:table-cell>
          <table:table-cell table:number-columns-repeated="16371" table:style-name="ce3"/>
        </table:table-row>
        <table:table-row table:style-name="ro10">
          <table:table-cell table:style-name="ce454"/>
          <table:table-cell office:value-type="string" table:style-name="ce224">
            <text:p>Conditional discharge</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float" office:value="0" table:style-name="ce685">
            <text:p><text:s/>-<text:s/></text:p>
          </table:table-cell>
          <table:table-cell office:value-type="float" office:value="5" table:style-name="ce685">
            <text:p><text:s/>5<text:s/></text:p>
          </table:table-cell>
          <table:table-cell office:value-type="float" office:value="6" table:style-name="ce686">
            <text:p><text:s/>6<text:s/></text:p>
          </table:table-cell>
          <table:table-cell table:number-columns-repeated="16371" table:style-name="ce3"/>
        </table:table-row>
        <table:table-row table:style-name="ro10">
          <table:table-cell table:style-name="ce454"/>
          <table:table-cell office:value-type="string" table:style-name="ce224">
            <text:p>Compensation</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float" office:value="0" table:style-name="ce685">
            <text:p><text:s/>-<text:s/></text:p>
          </table:table-cell>
          <table:table-cell office:value-type="float" office:value="1" table:style-name="ce685">
            <text:p><text:s/>1<text:s/></text:p>
          </table:table-cell>
          <table:table-cell office:value-type="float" office:value="0" table:style-name="ce686">
            <text:p><text:s/>-<text:s/></text:p>
          </table:table-cell>
          <table:table-cell table:number-columns-repeated="16371" table:style-name="ce3"/>
        </table:table-row>
        <table:table-row table:style-name="ro10">
          <table:table-cell table:style-name="ce454"/>
          <table:table-cell office:value-type="string" table:style-name="ce224">
            <text:p>Otherwise dealt with<text:span text:style-name="T3">(6)</text:span></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float" office:value="9" table:style-name="ce685">
            <text:p><text:s/>9<text:s/></text:p>
          </table:table-cell>
          <table:table-cell office:value-type="float" office:value="39" table:style-name="ce685">
            <text:p><text:s/>39<text:s/></text:p>
          </table:table-cell>
          <table:table-cell office:value-type="float" office:value="15" table:style-name="ce686">
            <text:p><text:s/>15<text:s/></text:p>
          </table:table-cell>
          <table:table-cell table:number-columns-repeated="16371" table:style-name="ce3"/>
        </table:table-row>
        <table:table-row table:style-name="ro83">
          <table:table-cell table:style-name="ce454"/>
          <table:table-cell table:style-name="ce224"/>
          <table:table-cell table:number-columns-repeated="11" table:style-name="ce683"/>
          <table:table-cell table:number-columns-repeated="16371" table:style-name="ce3"/>
        </table:table-row>
        <table:table-row table:style-name="ro10">
          <table:table-cell table:style-name="ce454"/>
          <table:table-cell office:value-type="string" table:style-name="ce224">
            <text:p>Average custodial sentence (months)<text:span text:style-name="T3">(7)<text:s/></text:span></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float" office:value="81.481999999999999" table:style-name="ce305">
            <text:p><text:s/>81.5<text:s/></text:p>
          </table:table-cell>
          <table:table-cell office:value-type="float" office:value="35.933700000000002" table:style-name="ce305">
            <text:p><text:s/>35.9<text:s/></text:p>
          </table:table-cell>
          <table:table-cell office:value-type="float" office:value="50.011200000000002" table:style-name="ce684">
            <text:p>50.0<text:s/></text:p>
          </table:table-cell>
          <table:table-cell table:number-columns-repeated="16371" table:style-name="ce3"/>
        </table:table-row>
        <table:table-row table:style-name="ro10">
          <table:table-cell table:style-name="ce454"/>
          <table:table-cell table:number-columns-repeated="12" table:style-name="ce224"/>
          <table:table-cell table:number-columns-repeated="16371" table:style-name="ce3"/>
        </table:table-row>
        <table:table-row table:style-name="ro10">
          <table:table-cell office:value-type="string" table:style-name="ce454">
            <text:p>All offences</text:p>
          </table:table-cell>
          <table:table-cell office:value-type="string" table:style-name="ce454">
            <text:p>Total sentenced</text:p>
          </table:table-cell>
          <table:table-cell office:value-type="float" office:value="1373317" table:style-name="ce682">
            <text:p><text:s/>1,373,317<text:s/></text:p>
          </table:table-cell>
          <table:table-cell office:value-type="float" office:value="1326966" table:style-name="ce682">
            <text:p><text:s/>1,326,966<text:s/></text:p>
          </table:table-cell>
          <table:table-cell office:value-type="float" office:value="1243434" table:style-name="ce682">
            <text:p><text:s/>1,243,434<text:s/></text:p>
          </table:table-cell>
          <table:table-cell office:value-type="float" office:value="1189748" table:style-name="ce682">
            <text:p><text:s/>1,189,748<text:s/></text:p>
          </table:table-cell>
          <table:table-cell office:value-type="float" office:value="1201490" table:style-name="ce682">
            <text:p><text:s/>1,201,490<text:s/></text:p>
          </table:table-cell>
          <table:table-cell office:value-type="float" office:value="1246181" table:style-name="ce682">
            <text:p><text:s/>1,246,181<text:s/></text:p>
          </table:table-cell>
          <table:table-cell office:value-type="float" office:value="1251015" table:style-name="ce682">
            <text:p><text:s/>1,251,015<text:s/></text:p>
          </table:table-cell>
          <table:table-cell office:value-type="float" office:value="1228665" table:style-name="ce682">
            <text:p><text:s/>1,228,665<text:s/></text:p>
          </table:table-cell>
          <table:table-cell office:value-type="float" office:value="1196232" table:style-name="ce682">
            <text:p><text:s/>1,196,232<text:s/></text:p>
          </table:table-cell>
          <table:table-cell office:value-type="float" office:value="1187624" table:style-name="ce682">
            <text:p><text:s/>1,187,624<text:s/></text:p>
          </table:table-cell>
          <table:table-cell office:value-type="float" office:value="880513" table:style-name="ce682">
            <text:p><text:s/>880,513<text:s/></text:p>
          </table:table-cell>
          <table:table-cell table:style-name="ce3"/>
          <table:table-cell table:style-name="ce457"/>
          <table:table-cell table:number-columns-repeated="16369"/>
        </table:table-row>
        <table:table-row table:style-name="ro10">
          <table:table-cell table:style-name="ce454"/>
          <table:table-cell table:style-name="ce224"/>
          <table:table-cell table:number-columns-repeated="11" table:style-name="ce683"/>
          <table:table-cell table:style-name="ce3"/>
          <table:table-cell table:style-name="ce457"/>
          <table:table-cell table:number-columns-repeated="16369"/>
        </table:table-row>
        <table:table-row table:style-name="ro10">
          <table:table-cell table:style-name="ce454"/>
          <table:table-cell office:value-type="string" table:style-name="ce224">
            <text:p>Immediate custody</text:p>
          </table:table-cell>
          <table:table-cell office:value-type="float" office:value="100308" table:style-name="ce683">
            <text:p><text:s/>100,308<text:s/></text:p>
          </table:table-cell>
          <table:table-cell office:value-type="float" office:value="104679" table:style-name="ce683">
            <text:p><text:s/>104,679<text:s/></text:p>
          </table:table-cell>
          <table:table-cell office:value-type="float" office:value="101213" table:style-name="ce683">
            <text:p><text:s/>101,213<text:s/></text:p>
          </table:table-cell>
          <table:table-cell office:value-type="float" office:value="93244" table:style-name="ce683">
            <text:p><text:s/>93,244<text:s/></text:p>
          </table:table-cell>
          <table:table-cell office:value-type="float" office:value="92327" table:style-name="ce683">
            <text:p><text:s/>92,327<text:s/></text:p>
          </table:table-cell>
          <table:table-cell office:value-type="float" office:value="90033" table:style-name="ce683">
            <text:p><text:s/>90,033<text:s/></text:p>
          </table:table-cell>
          <table:table-cell office:value-type="float" office:value="90968" table:style-name="ce683">
            <text:p><text:s/>90,968<text:s/></text:p>
          </table:table-cell>
          <table:table-cell office:value-type="float" office:value="87399" table:style-name="ce683">
            <text:p><text:s/>87,399<text:s/></text:p>
          </table:table-cell>
          <table:table-cell office:value-type="float" office:value="80216" table:style-name="ce683">
            <text:p><text:s/>80,216<text:s/></text:p>
          </table:table-cell>
          <table:table-cell office:value-type="float" office:value="75929" table:style-name="ce683">
            <text:p><text:s/>75,929<text:s/></text:p>
          </table:table-cell>
          <table:table-cell office:value-type="float" office:value="64824" table:style-name="ce683">
            <text:p><text:s/>64,824<text:s/></text:p>
          </table:table-cell>
          <table:table-cell table:number-columns-repeated="16371" table:style-name="ce3"/>
        </table:table-row>
        <table:table-row table:style-name="ro10">
          <table:table-cell table:style-name="ce454"/>
          <table:table-cell office:value-type="string" table:style-name="ce224">
            <text:p>Suspended sentence</text:p>
          </table:table-cell>
          <table:table-cell office:value-type="float" office:value="47303" table:style-name="ce683">
            <text:p><text:s/>47,303<text:s/></text:p>
          </table:table-cell>
          <table:table-cell office:value-type="float" office:value="48843" table:style-name="ce683">
            <text:p><text:s/>48,843<text:s/></text:p>
          </table:table-cell>
          <table:table-cell office:value-type="float" office:value="45471" table:style-name="ce683">
            <text:p><text:s/>45,471<text:s/></text:p>
          </table:table-cell>
          <table:table-cell office:value-type="float" office:value="46696" table:style-name="ce683">
            <text:p><text:s/>46,696<text:s/></text:p>
          </table:table-cell>
          <table:table-cell office:value-type="float" office:value="52442" table:style-name="ce683">
            <text:p><text:s/>52,442<text:s/></text:p>
          </table:table-cell>
          <table:table-cell office:value-type="float" office:value="55938" table:style-name="ce683">
            <text:p><text:s/>55,938<text:s/></text:p>
          </table:table-cell>
          <table:table-cell office:value-type="float" office:value="56908" table:style-name="ce683">
            <text:p><text:s/>56,908<text:s/></text:p>
          </table:table-cell>
          <table:table-cell office:value-type="float" office:value="55208" table:style-name="ce683">
            <text:p><text:s/>55,208<text:s/></text:p>
          </table:table-cell>
          <table:table-cell office:value-type="float" office:value="45224" table:style-name="ce683">
            <text:p><text:s/>45,224<text:s/></text:p>
          </table:table-cell>
          <table:table-cell office:value-type="float" office:value="39350" table:style-name="ce683">
            <text:p><text:s/>39,350<text:s/></text:p>
          </table:table-cell>
          <table:table-cell office:value-type="float" office:value="35219" table:style-name="ce683">
            <text:p><text:s/>35,219<text:s/></text:p>
          </table:table-cell>
          <table:table-cell table:number-columns-repeated="16371" table:style-name="ce3"/>
        </table:table-row>
        <table:table-row table:style-name="ro10">
          <table:table-cell table:style-name="ce454"/>
          <table:table-cell office:value-type="string" table:style-name="ce224">
            <text:p>Community sentence</text:p>
          </table:table-cell>
          <table:table-cell office:value-type="float" office:value="189171" table:style-name="ce683">
            <text:p><text:s/>189,171<text:s/></text:p>
          </table:table-cell>
          <table:table-cell office:value-type="float" office:value="181821" table:style-name="ce683">
            <text:p><text:s/>181,821<text:s/></text:p>
          </table:table-cell>
          <table:table-cell office:value-type="float" office:value="158586" table:style-name="ce683">
            <text:p><text:s/>158,586<text:s/></text:p>
          </table:table-cell>
          <table:table-cell office:value-type="float" office:value="131020" table:style-name="ce683">
            <text:p><text:s/>131,020<text:s/></text:p>
          </table:table-cell>
          <table:table-cell office:value-type="float" office:value="116435" table:style-name="ce683">
            <text:p><text:s/>116,435<text:s/></text:p>
          </table:table-cell>
          <table:table-cell office:value-type="float" office:value="113264" table:style-name="ce683">
            <text:p><text:s/>113,264<text:s/></text:p>
          </table:table-cell>
          <table:table-cell office:value-type="float" office:value="106229" table:style-name="ce683">
            <text:p><text:s/>106,229<text:s/></text:p>
          </table:table-cell>
          <table:table-cell office:value-type="float" office:value="98042" table:style-name="ce683">
            <text:p><text:s/>98,042<text:s/></text:p>
          </table:table-cell>
          <table:table-cell office:value-type="float" office:value="90629" table:style-name="ce683">
            <text:p><text:s/>90,629<text:s/></text:p>
          </table:table-cell>
          <table:table-cell office:value-type="float" office:value="89853" table:style-name="ce683">
            <text:p><text:s/>89,853<text:s/></text:p>
          </table:table-cell>
          <table:table-cell office:value-type="float" office:value="62364" table:style-name="ce683">
            <text:p><text:s/>62,364<text:s/></text:p>
          </table:table-cell>
          <table:table-cell table:number-columns-repeated="16371" table:style-name="ce3"/>
        </table:table-row>
        <table:table-row table:style-name="ro10">
          <table:table-cell table:style-name="ce687"/>
          <table:table-cell office:value-type="string" table:style-name="ce224">
            <text:p>Fine<text:span text:style-name="T3">(5)</text:span></text:p>
          </table:table-cell>
          <table:table-cell office:value-type="float" office:value="905965" table:style-name="ce683">
            <text:p><text:s/>905,965<text:s/></text:p>
          </table:table-cell>
          <table:table-cell office:value-type="float" office:value="865079" table:style-name="ce683">
            <text:p><text:s/>865,079<text:s/></text:p>
          </table:table-cell>
          <table:table-cell office:value-type="float" office:value="822498" table:style-name="ce683">
            <text:p><text:s/>822,498<text:s/></text:p>
          </table:table-cell>
          <table:table-cell office:value-type="float" office:value="810435" table:style-name="ce683">
            <text:p><text:s/>810,435<text:s/></text:p>
          </table:table-cell>
          <table:table-cell office:value-type="float" office:value="832532" table:style-name="ce683">
            <text:p><text:s/>832,532<text:s/></text:p>
          </table:table-cell>
          <table:table-cell office:value-type="float" office:value="891138" table:style-name="ce683">
            <text:p><text:s/>891,138<text:s/></text:p>
          </table:table-cell>
          <table:table-cell office:value-type="float" office:value="914287" table:style-name="ce683">
            <text:p><text:s/>914,287<text:s/></text:p>
          </table:table-cell>
          <table:table-cell office:value-type="float" office:value="916496" table:style-name="ce683">
            <text:p><text:s/>916,496<text:s/></text:p>
          </table:table-cell>
          <table:table-cell office:value-type="float" office:value="915675" table:style-name="ce683">
            <text:p><text:s/>915,675<text:s/></text:p>
          </table:table-cell>
          <table:table-cell office:value-type="float" office:value="923383" table:style-name="ce683">
            <text:p><text:s/>923,383<text:s/></text:p>
          </table:table-cell>
          <table:table-cell office:value-type="float" office:value="676882" table:style-name="ce683">
            <text:p><text:s/>676,882<text:s/></text:p>
          </table:table-cell>
          <table:table-cell table:number-columns-repeated="16371" table:style-name="ce3"/>
        </table:table-row>
        <table:table-row table:style-name="ro10">
          <table:table-cell table:style-name="ce454"/>
          <table:table-cell office:value-type="string" table:style-name="ce224">
            <text:p>Absolute discharge</text:p>
          </table:table-cell>
          <table:table-cell office:value-type="float" office:value="9051" table:style-name="ce683">
            <text:p><text:s/>9,051<text:s/></text:p>
          </table:table-cell>
          <table:table-cell office:value-type="float" office:value="8245" table:style-name="ce683">
            <text:p><text:s/>8,245<text:s/></text:p>
          </table:table-cell>
          <table:table-cell office:value-type="float" office:value="7645" table:style-name="ce683">
            <text:p><text:s/>7,645<text:s/></text:p>
          </table:table-cell>
          <table:table-cell office:value-type="float" office:value="7210" table:style-name="ce683">
            <text:p><text:s/>7,210<text:s/></text:p>
          </table:table-cell>
          <table:table-cell office:value-type="float" office:value="6144" table:style-name="ce683">
            <text:p><text:s/>6,144<text:s/></text:p>
          </table:table-cell>
          <table:table-cell office:value-type="float" office:value="7448" table:style-name="ce683">
            <text:p><text:s/>7,448<text:s/></text:p>
          </table:table-cell>
          <table:table-cell office:value-type="float" office:value="6535" table:style-name="ce683">
            <text:p><text:s/>6,535<text:s/></text:p>
          </table:table-cell>
          <table:table-cell office:value-type="float" office:value="4222" table:style-name="ce683">
            <text:p><text:s/>4,222<text:s/></text:p>
          </table:table-cell>
          <table:table-cell office:value-type="float" office:value="5104" table:style-name="ce683">
            <text:p><text:s/>5,104<text:s/></text:p>
          </table:table-cell>
          <table:table-cell office:value-type="float" office:value="4437" table:style-name="ce683">
            <text:p><text:s/>4,437<text:s/></text:p>
          </table:table-cell>
          <table:table-cell office:value-type="float" office:value="2324" table:style-name="ce683">
            <text:p><text:s/>2,324<text:s/></text:p>
          </table:table-cell>
          <table:table-cell table:number-columns-repeated="16371" table:style-name="ce3"/>
        </table:table-row>
        <table:table-row table:style-name="ro10">
          <table:table-cell table:style-name="ce454"/>
          <table:table-cell office:value-type="string" table:style-name="ce224">
            <text:p>Conditional discharge</text:p>
          </table:table-cell>
          <table:table-cell office:value-type="float" office:value="89110" table:style-name="ce683">
            <text:p><text:s/>89,110<text:s/></text:p>
          </table:table-cell>
          <table:table-cell office:value-type="float" office:value="87697" table:style-name="ce683">
            <text:p><text:s/>87,697<text:s/></text:p>
          </table:table-cell>
          <table:table-cell office:value-type="float" office:value="81607" table:style-name="ce683">
            <text:p><text:s/>81,607<text:s/></text:p>
          </table:table-cell>
          <table:table-cell office:value-type="float" office:value="76567" table:style-name="ce683">
            <text:p><text:s/>76,567<text:s/></text:p>
          </table:table-cell>
          <table:table-cell office:value-type="float" office:value="73787" table:style-name="ce683">
            <text:p><text:s/>73,787<text:s/></text:p>
          </table:table-cell>
          <table:table-cell office:value-type="float" office:value="67722" table:style-name="ce683">
            <text:p><text:s/>67,722<text:s/></text:p>
          </table:table-cell>
          <table:table-cell office:value-type="float" office:value="58331" table:style-name="ce683">
            <text:p><text:s/>58,331<text:s/></text:p>
          </table:table-cell>
          <table:table-cell office:value-type="float" office:value="49345" table:style-name="ce683">
            <text:p><text:s/>49,345<text:s/></text:p>
          </table:table-cell>
          <table:table-cell office:value-type="float" office:value="42626" table:style-name="ce683">
            <text:p><text:s/>42,626<text:s/></text:p>
          </table:table-cell>
          <table:table-cell office:value-type="float" office:value="37965" table:style-name="ce683">
            <text:p><text:s/>37,965<text:s/></text:p>
          </table:table-cell>
          <table:table-cell office:value-type="float" office:value="26326" table:style-name="ce683">
            <text:p><text:s/>26,326<text:s/></text:p>
          </table:table-cell>
          <table:table-cell table:number-columns-repeated="16371" table:style-name="ce3"/>
        </table:table-row>
        <table:table-row table:style-name="ro10">
          <table:table-cell table:style-name="ce454"/>
          <table:table-cell office:value-type="string" table:style-name="ce224">
            <text:p>Compensation</text:p>
          </table:table-cell>
          <table:table-cell office:value-type="float" office:value="7414" table:style-name="ce683">
            <text:p><text:s/>7,414<text:s/></text:p>
          </table:table-cell>
          <table:table-cell office:value-type="float" office:value="7086" table:style-name="ce683">
            <text:p><text:s/>7,086<text:s/></text:p>
          </table:table-cell>
          <table:table-cell office:value-type="float" office:value="6597" table:style-name="ce683">
            <text:p><text:s/>6,597<text:s/></text:p>
          </table:table-cell>
          <table:table-cell office:value-type="float" office:value="9489" table:style-name="ce683">
            <text:p><text:s/>9,489<text:s/></text:p>
          </table:table-cell>
          <table:table-cell office:value-type="float" office:value="6598" table:style-name="ce683">
            <text:p><text:s/>6,598<text:s/></text:p>
          </table:table-cell>
          <table:table-cell office:value-type="float" office:value="5565" table:style-name="ce683">
            <text:p><text:s/>5,565<text:s/></text:p>
          </table:table-cell>
          <table:table-cell office:value-type="float" office:value="4864" table:style-name="ce683">
            <text:p><text:s/>4,864<text:s/></text:p>
          </table:table-cell>
          <table:table-cell office:value-type="float" office:value="4908" table:style-name="ce683">
            <text:p><text:s/>4,908<text:s/></text:p>
          </table:table-cell>
          <table:table-cell office:value-type="float" office:value="4964" table:style-name="ce683">
            <text:p><text:s/>4,964<text:s/></text:p>
          </table:table-cell>
          <table:table-cell office:value-type="float" office:value="4745" table:style-name="ce683">
            <text:p><text:s/>4,745<text:s/></text:p>
          </table:table-cell>
          <table:table-cell office:value-type="float" office:value="3468" table:style-name="ce683">
            <text:p><text:s/>3,468<text:s/></text:p>
          </table:table-cell>
          <table:table-cell table:number-columns-repeated="16371" table:style-name="ce3"/>
        </table:table-row>
        <table:table-row table:style-name="ro10">
          <table:table-cell table:style-name="ce454"/>
          <table:table-cell office:value-type="string" table:style-name="ce224">
            <text:p>Otherwise dealt with<text:span text:style-name="T3">(6)</text:span></text:p>
          </table:table-cell>
          <table:table-cell office:value-type="float" office:value="24995" table:style-name="ce683">
            <text:p><text:s/>24,995<text:s/></text:p>
          </table:table-cell>
          <table:table-cell office:value-type="float" office:value="23516" table:style-name="ce683">
            <text:p><text:s/>23,516<text:s/></text:p>
          </table:table-cell>
          <table:table-cell office:value-type="float" office:value="19817" table:style-name="ce683">
            <text:p><text:s/>19,817<text:s/></text:p>
          </table:table-cell>
          <table:table-cell office:value-type="float" office:value="15087" table:style-name="ce683">
            <text:p><text:s/>15,087<text:s/></text:p>
          </table:table-cell>
          <table:table-cell office:value-type="float" office:value="21225" table:style-name="ce683">
            <text:p><text:s/>21,225<text:s/></text:p>
          </table:table-cell>
          <table:table-cell office:value-type="float" office:value="15073" table:style-name="ce683">
            <text:p><text:s/>15,073<text:s/></text:p>
          </table:table-cell>
          <table:table-cell office:value-type="float" office:value="12893" table:style-name="ce683">
            <text:p><text:s/>12,893<text:s/></text:p>
          </table:table-cell>
          <table:table-cell office:value-type="float" office:value="13045" table:style-name="ce683">
            <text:p><text:s/>13,045<text:s/></text:p>
          </table:table-cell>
          <table:table-cell office:value-type="float" office:value="11794" table:style-name="ce683">
            <text:p><text:s/>11,794<text:s/></text:p>
          </table:table-cell>
          <table:table-cell office:value-type="float" office:value="11962" table:style-name="ce683">
            <text:p><text:s/>11,962<text:s/></text:p>
          </table:table-cell>
          <table:table-cell office:value-type="float" office:value="9106" table:style-name="ce683">
            <text:p><text:s/>9,106<text:s/></text:p>
          </table:table-cell>
          <table:table-cell table:number-columns-repeated="16371" table:style-name="ce3"/>
        </table:table-row>
        <table:table-row table:style-name="ro83">
          <table:table-cell table:style-name="ce454"/>
          <table:table-cell table:style-name="ce224"/>
          <table:table-cell table:number-columns-repeated="11" table:style-name="ce683"/>
          <table:table-cell table:number-columns-repeated="16371"/>
        </table:table-row>
        <table:table-row table:style-name="ro10">
          <table:table-cell table:style-name="ce454"/>
          <table:table-cell office:value-type="string" table:style-name="ce224">
            <text:p>Average custodial sentence (months)<text:span text:style-name="T3">(7)<text:s/></text:span></text:p>
          </table:table-cell>
          <table:table-cell office:value-type="float" office:value="13.841900000000001" table:style-name="ce684">
            <text:p>13.8<text:s/></text:p>
          </table:table-cell>
          <table:table-cell office:value-type="float" office:value="14.0604" table:style-name="ce684">
            <text:p>14.1<text:s/></text:p>
          </table:table-cell>
          <table:table-cell office:value-type="float" office:value="14.4978" table:style-name="ce684">
            <text:p>14.5<text:s/></text:p>
          </table:table-cell>
          <table:table-cell office:value-type="float" office:value="15.307" table:style-name="ce684">
            <text:p>15.3<text:s/></text:p>
          </table:table-cell>
          <table:table-cell office:value-type="float" office:value="15.481" table:style-name="ce684">
            <text:p>15.5<text:s/></text:p>
          </table:table-cell>
          <table:table-cell office:value-type="float" office:value="16.208300000000001" table:style-name="ce684">
            <text:p>16.2<text:s/></text:p>
          </table:table-cell>
          <table:table-cell office:value-type="float" office:value="16.412700000000001" table:style-name="ce684">
            <text:p>16.4<text:s/></text:p>
          </table:table-cell>
          <table:table-cell office:value-type="float" office:value="16.591799999999999" table:style-name="ce684">
            <text:p>16.6<text:s/></text:p>
          </table:table-cell>
          <table:table-cell office:value-type="float" office:value="17.261500000000002" table:style-name="ce684">
            <text:p>17.3<text:s/></text:p>
          </table:table-cell>
          <table:table-cell office:value-type="float" office:value="18.0123" table:style-name="ce684">
            <text:p>18.0<text:s/></text:p>
          </table:table-cell>
          <table:table-cell office:value-type="float" office:value="18.998999999999999" table:style-name="ce684">
            <text:p>19.0<text:s/></text:p>
          </table:table-cell>
          <table:table-cell table:number-columns-repeated="16371"/>
        </table:table-row>
        <table:table-row table:style-name="ro10">
          <table:table-cell table:style-name="ce454"/>
          <table:table-cell table:number-columns-repeated="12" table:style-name="ce224"/>
          <table:table-cell table:number-columns-repeated="16371"/>
        </table:table-row>
        <table:table-row table:style-name="ro10">
          <table:table-cell table:style-name="ce680"/>
          <table:table-cell table:number-columns-repeated="12" table:style-name="ce570"/>
          <table:table-cell table:number-columns-repeated="16371"/>
        </table:table-row>
        <table:table-row table:style-name="ro10">
          <table:table-cell table:number-columns-repeated="13" table:style-name="ce225"/>
          <table:table-cell table:number-columns-repeated="16371"/>
        </table:table-row>
        <table:table-row table:style-name="ro33">
          <table:table-cell office:value-type="string" table:style-name="ce679">
            <text:p>Table Q5.1b - Persons<text:span text:style-name="T7">(2)(9)</text:span> sentenced at all courts, by offence group, 12 months ending September 2010 to 12 months ending September 2020<text:span text:style-name="T7">(3)(4)</text:span></text:p>
          </table:table-cell>
          <table:table-cell table:number-columns-repeated="12" table:style-name="ce224"/>
          <table:table-cell table:number-columns-repeated="16371"/>
        </table:table-row>
        <table:table-row table:style-name="ro10">
          <table:table-cell office:value-type="string" table:style-name="ce31">
            <text:p><text:a xlink:href="#Contents.A1">back to contents</text:a></text:p>
          </table:table-cell>
          <table:table-cell table:number-columns-repeated="12" table:style-name="ce224"/>
          <table:table-cell table:number-columns-repeated="16371"/>
        </table:table-row>
        <table:table-row table:style-name="ro10">
          <table:table-cell office:value-type="string" table:style-name="ce224">
            <text:p>England and Wales<text:s text:c="2"/></text:p>
          </table:table-cell>
          <table:table-cell table:number-columns-repeated="4" table:style-name="ce224"/>
          <table:table-cell table:number-columns-spanned="5" table:number-rows-spanned="1" table:style-name="ce591"/>
          <table:covered-table-cell table:number-columns-repeated="4"/>
          <table:table-cell table:number-columns-repeated="2" table:style-name="ce224"/>
          <table:table-cell office:value-type="string" table:style-name="ce566">
            <text:p>Number of persons</text:p>
          </table:table-cell>
          <table:table-cell table:number-columns-repeated="16371"/>
        </table:table-row>
        <table:table-row table:style-name="ro10">
          <table:table-cell table:number-columns-repeated="2" table:style-name="ce680"/>
          <table:table-cell office:value-type="string" table:number-columns-spanned="11" table:number-rows-spanned="1" table:style-name="ce480">
            <text:p>12 months ending September</text:p>
          </table:table-cell>
          <table:covered-table-cell table:number-columns-repeated="10"/>
          <table:table-cell table:number-columns-repeated="16371"/>
        </table:table-row>
        <table:table-row table:style-name="ro10">
          <table:table-cell office:value-type="string" table:style-name="ce464">
            <text:p>Offence type</text:p>
          </table:table-cell>
          <table:table-cell office:value-type="string" table:style-name="ce464">
            <text:p>Type of sentence<text:s/></text:p>
          </table:table-cell>
          <table:table-cell office:value-type="float" office:value="2010" table:style-name="ce681">
            <text:p>2010</text:p>
          </table:table-cell>
          <table:table-cell office:value-type="float" office:value="2011" table:style-name="ce681">
            <text:p>2011</text:p>
          </table:table-cell>
          <table:table-cell office:value-type="float" office:value="2012" table:style-name="ce681">
            <text:p>2012</text:p>
          </table:table-cell>
          <table:table-cell office:value-type="float" office:value="2013" table:style-name="ce681">
            <text:p>2013</text:p>
          </table:table-cell>
          <table:table-cell office:value-type="float" office:value="2014" table:style-name="ce681">
            <text:p>2014</text:p>
          </table:table-cell>
          <table:table-cell office:value-type="float" office:value="2015" table:style-name="ce681">
            <text:p>2015</text:p>
          </table:table-cell>
          <table:table-cell office:value-type="float" office:value="2016" table:style-name="ce681">
            <text:p>2016</text:p>
          </table:table-cell>
          <table:table-cell office:value-type="float" office:value="2017" table:style-name="ce681">
            <text:p>2017</text:p>
          </table:table-cell>
          <table:table-cell office:value-type="float" office:value="2018" table:style-name="ce681">
            <text:p>2018</text:p>
          </table:table-cell>
          <table:table-cell office:value-type="float" office:value="2019" table:style-name="ce681">
            <text:p>2019</text:p>
          </table:table-cell>
          <table:table-cell office:value-type="float" office:value="2020" table:style-name="ce681">
            <text:p>2020</text:p>
          </table:table-cell>
          <table:table-cell table:number-columns-repeated="16371"/>
        </table:table-row>
        <table:table-row table:style-name="ro48">
          <table:table-cell office:value-type="string" table:style-name="ce454">
            <text:p>Indictable only offences</text:p>
          </table:table-cell>
          <table:table-cell office:value-type="string" table:style-name="ce454">
            <text:p>Total sentenced</text:p>
          </table:table-cell>
          <table:table-cell office:value-type="float" office:value="19816" table:style-name="ce688">
            <text:p>19,816</text:p>
          </table:table-cell>
          <table:table-cell office:value-type="float" office:value="19699" table:style-name="ce688">
            <text:p>19,699</text:p>
          </table:table-cell>
          <table:table-cell office:value-type="float" office:value="18641" table:style-name="ce688">
            <text:p>18,641</text:p>
          </table:table-cell>
          <table:table-cell office:value-type="float" office:value="16361" table:style-name="ce688">
            <text:p>16,361</text:p>
          </table:table-cell>
          <table:table-cell office:value-type="float" office:value="14932" table:style-name="ce688">
            <text:p>14,932</text:p>
          </table:table-cell>
          <table:table-cell office:value-type="float" office:value="14278" table:style-name="ce688">
            <text:p>14,278</text:p>
          </table:table-cell>
          <table:table-cell office:value-type="float" office:value="13815" table:style-name="ce688">
            <text:p>13,815</text:p>
          </table:table-cell>
          <table:table-cell office:value-type="float" office:value="13745" table:style-name="ce688">
            <text:p>13,745</text:p>
          </table:table-cell>
          <table:table-cell office:value-type="float" office:value="12547" table:style-name="ce688">
            <text:p>12,547</text:p>
          </table:table-cell>
          <table:table-cell office:value-type="float" office:value="12176" table:style-name="ce688">
            <text:p>12,176</text:p>
          </table:table-cell>
          <table:table-cell office:value-type="float" office:value="10817" table:style-name="ce688">
            <text:p>10,817</text:p>
          </table:table-cell>
          <table:table-cell table:number-columns-repeated="16371"/>
        </table:table-row>
        <table:table-row table:style-name="ro10">
          <table:table-cell table:number-columns-repeated="2" table:style-name="ce454"/>
          <table:table-cell table:number-columns-repeated="11" table:style-name="ce688"/>
          <table:table-cell table:number-columns-repeated="16371"/>
        </table:table-row>
        <table:table-row table:style-name="ro10">
          <table:table-cell table:style-name="ce454"/>
          <table:table-cell office:value-type="string" table:style-name="ce224">
            <text:p>Immediate custody</text:p>
          </table:table-cell>
          <table:table-cell office:value-type="float" office:value="13881" table:style-name="ce649">
            <text:p>13,881</text:p>
          </table:table-cell>
          <table:table-cell office:value-type="float" office:value="13770" table:style-name="ce649">
            <text:p>13,770</text:p>
          </table:table-cell>
          <table:table-cell office:value-type="float" office:value="13374" table:style-name="ce649">
            <text:p>13,374</text:p>
          </table:table-cell>
          <table:table-cell office:value-type="float" office:value="11987" table:style-name="ce649">
            <text:p>11,987</text:p>
          </table:table-cell>
          <table:table-cell office:value-type="float" office:value="10907" table:style-name="ce649">
            <text:p>10,907</text:p>
          </table:table-cell>
          <table:table-cell office:value-type="float" office:value="10570" table:style-name="ce649">
            <text:p>10,570</text:p>
          </table:table-cell>
          <table:table-cell office:value-type="float" office:value="10249" table:style-name="ce649">
            <text:p>10,249</text:p>
          </table:table-cell>
          <table:table-cell office:value-type="float" office:value="10073" table:style-name="ce649">
            <text:p>10,073</text:p>
          </table:table-cell>
          <table:table-cell office:value-type="float" office:value="9273" table:style-name="ce649">
            <text:p>9,273</text:p>
          </table:table-cell>
          <table:table-cell office:value-type="float" office:value="8727" table:style-name="ce649">
            <text:p>8,727</text:p>
          </table:table-cell>
          <table:table-cell office:value-type="float" office:value="7417" table:style-name="ce649">
            <text:p>7,417</text:p>
          </table:table-cell>
          <table:table-cell table:number-columns-repeated="16371"/>
        </table:table-row>
        <table:table-row table:style-name="ro10">
          <table:table-cell table:style-name="ce454"/>
          <table:table-cell office:value-type="string" table:style-name="ce224">
            <text:p>Suspended sentence</text:p>
          </table:table-cell>
          <table:table-cell office:value-type="float" office:value="1676" table:style-name="ce649">
            <text:p>1,676</text:p>
          </table:table-cell>
          <table:table-cell office:value-type="float" office:value="1632" table:style-name="ce649">
            <text:p>1,632</text:p>
          </table:table-cell>
          <table:table-cell office:value-type="float" office:value="1468" table:style-name="ce649">
            <text:p>1,468</text:p>
          </table:table-cell>
          <table:table-cell office:value-type="float" office:value="1521" table:style-name="ce649">
            <text:p>1,521</text:p>
          </table:table-cell>
          <table:table-cell office:value-type="float" office:value="1661" table:style-name="ce649">
            <text:p>1,661</text:p>
          </table:table-cell>
          <table:table-cell office:value-type="float" office:value="1690" table:style-name="ce649">
            <text:p>1,690</text:p>
          </table:table-cell>
          <table:table-cell office:value-type="float" office:value="1599" table:style-name="ce649">
            <text:p>1,599</text:p>
          </table:table-cell>
          <table:table-cell office:value-type="float" office:value="1557" table:style-name="ce649">
            <text:p>1,557</text:p>
          </table:table-cell>
          <table:table-cell office:value-type="float" office:value="1262" table:style-name="ce649">
            <text:p>1,262</text:p>
          </table:table-cell>
          <table:table-cell office:value-type="float" office:value="1231" table:style-name="ce649">
            <text:p>1,231</text:p>
          </table:table-cell>
          <table:table-cell office:value-type="float" office:value="1269" table:style-name="ce649">
            <text:p>1,269</text:p>
          </table:table-cell>
          <table:table-cell table:number-columns-repeated="16371"/>
        </table:table-row>
        <table:table-row table:style-name="ro10">
          <table:table-cell table:style-name="ce454"/>
          <table:table-cell office:value-type="string" table:style-name="ce224">
            <text:p>Community sentence</text:p>
          </table:table-cell>
          <table:table-cell office:value-type="float" office:value="3707" table:style-name="ce649">
            <text:p>3,707</text:p>
          </table:table-cell>
          <table:table-cell office:value-type="float" office:value="3627" table:style-name="ce649">
            <text:p>3,627</text:p>
          </table:table-cell>
          <table:table-cell office:value-type="float" office:value="3359" table:style-name="ce649">
            <text:p>3,359</text:p>
          </table:table-cell>
          <table:table-cell office:value-type="float" office:value="2480" table:style-name="ce649">
            <text:p>2,480</text:p>
          </table:table-cell>
          <table:table-cell office:value-type="float" office:value="1934" table:style-name="ce649">
            <text:p>1,934</text:p>
          </table:table-cell>
          <table:table-cell office:value-type="float" office:value="1523" table:style-name="ce649">
            <text:p>1,523</text:p>
          </table:table-cell>
          <table:table-cell office:value-type="float" office:value="1400" table:style-name="ce649">
            <text:p>1,400</text:p>
          </table:table-cell>
          <table:table-cell office:value-type="float" office:value="1416" table:style-name="ce649">
            <text:p>1,416</text:p>
          </table:table-cell>
          <table:table-cell office:value-type="float" office:value="1364" table:style-name="ce649">
            <text:p>1,364</text:p>
          </table:table-cell>
          <table:table-cell office:value-type="float" office:value="1593" table:style-name="ce649">
            <text:p>1,593</text:p>
          </table:table-cell>
          <table:table-cell office:value-type="float" office:value="1664" table:style-name="ce649">
            <text:p>1,664</text:p>
          </table:table-cell>
          <table:table-cell table:number-columns-repeated="16371"/>
        </table:table-row>
        <table:table-row table:style-name="ro10">
          <table:table-cell table:style-name="ce454"/>
          <table:table-cell office:value-type="string" table:style-name="ce224">
            <text:p>Fine<text:span text:style-name="T3">(5)</text:span></text:p>
          </table:table-cell>
          <table:table-cell office:value-type="float" office:value="47" table:style-name="ce649">
            <text:p>47</text:p>
          </table:table-cell>
          <table:table-cell office:value-type="float" office:value="29" table:style-name="ce649">
            <text:p>29</text:p>
          </table:table-cell>
          <table:table-cell office:value-type="float" office:value="15" table:style-name="ce649">
            <text:p>15</text:p>
          </table:table-cell>
          <table:table-cell office:value-type="float" office:value="56" table:style-name="ce649">
            <text:p>56</text:p>
          </table:table-cell>
          <table:table-cell office:value-type="float" office:value="23" table:style-name="ce649">
            <text:p>23</text:p>
          </table:table-cell>
          <table:table-cell office:value-type="float" office:value="39" table:style-name="ce649">
            <text:p>39</text:p>
          </table:table-cell>
          <table:table-cell office:value-type="float" office:value="54" table:style-name="ce649">
            <text:p>54</text:p>
          </table:table-cell>
          <table:table-cell office:value-type="float" office:value="94" table:style-name="ce649">
            <text:p>94</text:p>
          </table:table-cell>
          <table:table-cell office:value-type="float" office:value="67" table:style-name="ce649">
            <text:p>67</text:p>
          </table:table-cell>
          <table:table-cell office:value-type="float" office:value="76" table:style-name="ce649">
            <text:p>76</text:p>
          </table:table-cell>
          <table:table-cell office:value-type="float" office:value="67" table:style-name="ce649">
            <text:p>67</text:p>
          </table:table-cell>
          <table:table-cell table:number-columns-repeated="16371"/>
        </table:table-row>
        <table:table-row table:style-name="ro10">
          <table:table-cell table:style-name="ce454"/>
          <table:table-cell office:value-type="string" table:style-name="ce224">
            <text:p>Absolute discharge</text:p>
          </table:table-cell>
          <table:table-cell office:value-type="float" office:value="10" table:style-name="ce649">
            <text:p>10</text:p>
          </table:table-cell>
          <table:table-cell office:value-type="float" office:value="9" table:style-name="ce649">
            <text:p>9</text:p>
          </table:table-cell>
          <table:table-cell office:value-type="float" office:value="7" table:style-name="ce649">
            <text:p>7</text:p>
          </table:table-cell>
          <table:table-cell office:value-type="float" office:value="8" table:style-name="ce649">
            <text:p>8</text:p>
          </table:table-cell>
          <table:table-cell office:value-type="float" office:value="11" table:style-name="ce649">
            <text:p>11</text:p>
          </table:table-cell>
          <table:table-cell office:value-type="float" office:value="9" table:style-name="ce649">
            <text:p>9</text:p>
          </table:table-cell>
          <table:table-cell office:value-type="float" office:value="3" table:style-name="ce649">
            <text:p>3</text:p>
          </table:table-cell>
          <table:table-cell office:value-type="float" office:value="17" table:style-name="ce649">
            <text:p>17</text:p>
          </table:table-cell>
          <table:table-cell office:value-type="float" office:value="9" table:style-name="ce649">
            <text:p>9</text:p>
          </table:table-cell>
          <table:table-cell office:value-type="float" office:value="8" table:style-name="ce649">
            <text:p>8</text:p>
          </table:table-cell>
          <table:table-cell office:value-type="float" office:value="4" table:style-name="ce649">
            <text:p>4</text:p>
          </table:table-cell>
          <table:table-cell table:number-columns-repeated="16371"/>
        </table:table-row>
        <table:table-row table:style-name="ro10">
          <table:table-cell table:style-name="ce454"/>
          <table:table-cell office:value-type="string" table:style-name="ce224">
            <text:p>Conditional discharge</text:p>
          </table:table-cell>
          <table:table-cell office:value-type="float" office:value="96" table:style-name="ce649">
            <text:p>96</text:p>
          </table:table-cell>
          <table:table-cell office:value-type="float" office:value="69" table:style-name="ce649">
            <text:p>69</text:p>
          </table:table-cell>
          <table:table-cell office:value-type="float" office:value="45" table:style-name="ce649">
            <text:p>45</text:p>
          </table:table-cell>
          <table:table-cell office:value-type="float" office:value="58" table:style-name="ce649">
            <text:p>58</text:p>
          </table:table-cell>
          <table:table-cell office:value-type="float" office:value="44" table:style-name="ce649">
            <text:p>44</text:p>
          </table:table-cell>
          <table:table-cell office:value-type="float" office:value="50" table:style-name="ce649">
            <text:p>50</text:p>
          </table:table-cell>
          <table:table-cell office:value-type="float" office:value="53" table:style-name="ce649">
            <text:p>53</text:p>
          </table:table-cell>
          <table:table-cell office:value-type="float" office:value="47" table:style-name="ce649">
            <text:p>47</text:p>
          </table:table-cell>
          <table:table-cell office:value-type="float" office:value="57" table:style-name="ce649">
            <text:p>57</text:p>
          </table:table-cell>
          <table:table-cell office:value-type="float" office:value="43" table:style-name="ce649">
            <text:p>43</text:p>
          </table:table-cell>
          <table:table-cell office:value-type="float" office:value="57" table:style-name="ce649">
            <text:p>57</text:p>
          </table:table-cell>
          <table:table-cell table:number-columns-repeated="16371"/>
        </table:table-row>
        <table:table-row table:style-name="ro10">
          <table:table-cell table:style-name="ce454"/>
          <table:table-cell office:value-type="string" table:style-name="ce224">
            <text:p>Compensation</text:p>
          </table:table-cell>
          <table:table-cell office:value-type="float" office:value="135" table:style-name="ce649">
            <text:p>135</text:p>
          </table:table-cell>
          <table:table-cell office:value-type="float" office:value="225" table:style-name="ce649">
            <text:p>225</text:p>
          </table:table-cell>
          <table:table-cell office:value-type="float" office:value="103" table:style-name="ce649">
            <text:p>103</text:p>
          </table:table-cell>
          <table:table-cell office:value-type="float" office:value="11" table:style-name="ce649">
            <text:p>11</text:p>
          </table:table-cell>
          <table:table-cell office:value-type="float" office:value="9" table:style-name="ce649">
            <text:p>9</text:p>
          </table:table-cell>
          <table:table-cell office:value-type="float" office:value="4" table:style-name="ce649">
            <text:p>4</text:p>
          </table:table-cell>
          <table:table-cell office:value-type="float" office:value="2" table:style-name="ce649">
            <text:p>2</text:p>
          </table:table-cell>
          <table:table-cell office:value-type="float" office:value="1" table:style-name="ce649">
            <text:p>1</text:p>
          </table:table-cell>
          <table:table-cell office:value-type="float" office:value="6" table:style-name="ce649">
            <text:p>6</text:p>
          </table:table-cell>
          <table:table-cell office:value-type="float" office:value="5" table:style-name="ce649">
            <text:p>5</text:p>
          </table:table-cell>
          <table:table-cell office:value-type="float" office:value="5" table:style-name="ce649">
            <text:p>5</text:p>
          </table:table-cell>
          <table:table-cell table:number-columns-repeated="16371"/>
        </table:table-row>
        <table:table-row table:style-name="ro10">
          <table:table-cell table:style-name="ce454"/>
          <table:table-cell office:value-type="string" table:style-name="ce224">
            <text:p>Otherwise dealt with<text:span text:style-name="T3">(6)</text:span></text:p>
          </table:table-cell>
          <table:table-cell office:value-type="float" office:value="264" table:style-name="ce649">
            <text:p>264</text:p>
          </table:table-cell>
          <table:table-cell office:value-type="float" office:value="338" table:style-name="ce649">
            <text:p>338</text:p>
          </table:table-cell>
          <table:table-cell office:value-type="float" office:value="270" table:style-name="ce649">
            <text:p>270</text:p>
          </table:table-cell>
          <table:table-cell office:value-type="float" office:value="240" table:style-name="ce649">
            <text:p>240</text:p>
          </table:table-cell>
          <table:table-cell office:value-type="float" office:value="343" table:style-name="ce649">
            <text:p>343</text:p>
          </table:table-cell>
          <table:table-cell office:value-type="float" office:value="393" table:style-name="ce649">
            <text:p>393</text:p>
          </table:table-cell>
          <table:table-cell office:value-type="float" office:value="455" table:style-name="ce649">
            <text:p>455</text:p>
          </table:table-cell>
          <table:table-cell office:value-type="float" office:value="540" table:style-name="ce649">
            <text:p>540</text:p>
          </table:table-cell>
          <table:table-cell office:value-type="float" office:value="509" table:style-name="ce649">
            <text:p>509</text:p>
          </table:table-cell>
          <table:table-cell office:value-type="float" office:value="493" table:style-name="ce649">
            <text:p>493</text:p>
          </table:table-cell>
          <table:table-cell office:value-type="float" office:value="334" table:style-name="ce649">
            <text:p>334</text:p>
          </table:table-cell>
          <table:table-cell table:number-columns-repeated="16371"/>
        </table:table-row>
        <table:table-row table:style-name="ro10">
          <table:table-cell table:style-name="ce454"/>
          <table:table-cell table:style-name="ce224"/>
          <table:table-cell table:number-columns-repeated="11" table:style-name="ce649"/>
          <table:table-cell table:number-columns-repeated="16371"/>
        </table:table-row>
        <table:table-row table:style-name="ro10">
          <table:table-cell table:style-name="ce454"/>
          <table:table-cell office:value-type="string" table:style-name="ce224">
            <text:p>Average custodial sentence (months)<text:span text:style-name="T3">(7)<text:s/></text:span></text:p>
          </table:table-cell>
          <table:table-cell office:value-type="float" office:value="37.898600000000002" table:style-name="ce537">
            <text:p>37.9</text:p>
          </table:table-cell>
          <table:table-cell office:value-type="float" office:value="41.648299999999999" table:style-name="ce537">
            <text:p>41.6</text:p>
          </table:table-cell>
          <table:table-cell office:value-type="float" office:value="44.6723" table:style-name="ce537">
            <text:p>44.7</text:p>
          </table:table-cell>
          <table:table-cell office:value-type="float" office:value="48.371299999999998" table:style-name="ce537">
            <text:p>48.4</text:p>
          </table:table-cell>
          <table:table-cell office:value-type="float" office:value="51.624299999999998" table:style-name="ce537">
            <text:p>51.6</text:p>
          </table:table-cell>
          <table:table-cell office:value-type="float" office:value="55.382199999999997" table:style-name="ce537">
            <text:p>55.4</text:p>
          </table:table-cell>
          <table:table-cell office:value-type="float" office:value="56.049300000000002" table:style-name="ce537">
            <text:p>56.0</text:p>
          </table:table-cell>
          <table:table-cell office:value-type="float" office:value="56.651200000000003" table:style-name="ce537">
            <text:p>56.7</text:p>
          </table:table-cell>
          <table:table-cell office:value-type="float" office:value="58.876100000000001" table:style-name="ce537">
            <text:p>58.9</text:p>
          </table:table-cell>
          <table:table-cell office:value-type="float" office:value="57.953299999999999" table:style-name="ce537">
            <text:p>58.0</text:p>
          </table:table-cell>
          <table:table-cell office:value-type="float" office:value="55.515599999999999" table:style-name="ce537">
            <text:p>55.5</text:p>
          </table:table-cell>
          <table:table-cell table:number-columns-repeated="16371"/>
        </table:table-row>
        <table:table-row table:style-name="ro10">
          <table:table-cell table:style-name="ce454"/>
          <table:table-cell table:style-name="ce224"/>
          <table:table-cell table:number-columns-repeated="11" table:style-name="ce649"/>
          <table:table-cell table:number-columns-repeated="16371"/>
        </table:table-row>
        <table:table-row table:style-name="ro10">
          <table:table-cell office:value-type="string" table:style-name="ce454">
            <text:p>Triable either way offences</text:p>
          </table:table-cell>
          <table:table-cell office:value-type="string" table:style-name="ce454">
            <text:p>Total sentenced</text:p>
          </table:table-cell>
          <table:table-cell office:value-type="float" office:value="321693" table:style-name="ce688">
            <text:p>321,693</text:p>
          </table:table-cell>
          <table:table-cell office:value-type="float" office:value="326022" table:style-name="ce688">
            <text:p>326,022</text:p>
          </table:table-cell>
          <table:table-cell office:value-type="float" office:value="297396" table:style-name="ce688">
            <text:p>297,396</text:p>
          </table:table-cell>
          <table:table-cell office:value-type="float" office:value="275207" table:style-name="ce688">
            <text:p>275,207</text:p>
          </table:table-cell>
          <table:table-cell office:value-type="float" office:value="270645" table:style-name="ce688">
            <text:p>270,645</text:p>
          </table:table-cell>
          <table:table-cell office:value-type="float" office:value="252910" table:style-name="ce688">
            <text:p>252,910</text:p>
          </table:table-cell>
          <table:table-cell office:value-type="float" office:value="234419" table:style-name="ce688">
            <text:p>234,419</text:p>
          </table:table-cell>
          <table:table-cell office:value-type="float" office:value="215806" table:style-name="ce688">
            <text:p>215,806</text:p>
          </table:table-cell>
          <table:table-cell office:value-type="float" office:value="189959" table:style-name="ce688">
            <text:p>189,959</text:p>
          </table:table-cell>
          <table:table-cell office:value-type="float" office:value="186816" table:style-name="ce688">
            <text:p>186,816</text:p>
          </table:table-cell>
          <table:table-cell office:value-type="float" office:value="149376" table:style-name="ce688">
            <text:p>149,376</text:p>
          </table:table-cell>
          <table:table-cell table:number-columns-repeated="16371"/>
        </table:table-row>
        <table:table-row table:style-name="ro10">
          <table:table-cell table:number-columns-repeated="2" table:style-name="ce454"/>
          <table:table-cell table:number-columns-repeated="11" table:style-name="ce688"/>
          <table:table-cell table:number-columns-repeated="16371"/>
        </table:table-row>
        <table:table-row table:style-name="ro10">
          <table:table-cell table:style-name="ce454"/>
          <table:table-cell office:value-type="string" table:style-name="ce224">
            <text:p>Immediate custody</text:p>
          </table:table-cell>
          <table:table-cell office:value-type="float" office:value="67921" table:style-name="ce649">
            <text:p>67,921</text:p>
          </table:table-cell>
          <table:table-cell office:value-type="float" office:value="72256" table:style-name="ce649">
            <text:p>72,256</text:p>
          </table:table-cell>
          <table:table-cell office:value-type="float" office:value="70292" table:style-name="ce649">
            <text:p>70,292</text:p>
          </table:table-cell>
          <table:table-cell office:value-type="float" office:value="66067" table:style-name="ce649">
            <text:p>66,067</text:p>
          </table:table-cell>
          <table:table-cell office:value-type="float" office:value="66019" table:style-name="ce649">
            <text:p>66,019</text:p>
          </table:table-cell>
          <table:table-cell office:value-type="float" office:value="63741" table:style-name="ce649">
            <text:p>63,741</text:p>
          </table:table-cell>
          <table:table-cell office:value-type="float" office:value="64545" table:style-name="ce649">
            <text:p>64,545</text:p>
          </table:table-cell>
          <table:table-cell office:value-type="float" office:value="61846" table:style-name="ce649">
            <text:p>61,846</text:p>
          </table:table-cell>
          <table:table-cell office:value-type="float" office:value="56808" table:style-name="ce649">
            <text:p>56,808</text:p>
          </table:table-cell>
          <table:table-cell office:value-type="float" office:value="55235" table:style-name="ce649">
            <text:p>55,235</text:p>
          </table:table-cell>
          <table:table-cell office:value-type="float" office:value="48013" table:style-name="ce649">
            <text:p>48,013</text:p>
          </table:table-cell>
          <table:table-cell table:number-columns-repeated="16371"/>
        </table:table-row>
        <table:table-row table:style-name="ro10">
          <table:table-cell table:style-name="ce454"/>
          <table:table-cell office:value-type="string" table:style-name="ce224">
            <text:p>Suspended sentence</text:p>
          </table:table-cell>
          <table:table-cell office:value-type="float" office:value="31573" table:style-name="ce649">
            <text:p>31,573</text:p>
          </table:table-cell>
          <table:table-cell office:value-type="float" office:value="33346" table:style-name="ce649">
            <text:p>33,346</text:p>
          </table:table-cell>
          <table:table-cell office:value-type="float" office:value="31100" table:style-name="ce649">
            <text:p>31,100</text:p>
          </table:table-cell>
          <table:table-cell office:value-type="float" office:value="32233" table:style-name="ce649">
            <text:p>32,233</text:p>
          </table:table-cell>
          <table:table-cell office:value-type="float" office:value="36879" table:style-name="ce649">
            <text:p>36,879</text:p>
          </table:table-cell>
          <table:table-cell office:value-type="float" office:value="39106" table:style-name="ce649">
            <text:p>39,106</text:p>
          </table:table-cell>
          <table:table-cell office:value-type="float" office:value="39177" table:style-name="ce649">
            <text:p>39,177</text:p>
          </table:table-cell>
          <table:table-cell office:value-type="float" office:value="37612" table:style-name="ce649">
            <text:p>37,612</text:p>
          </table:table-cell>
          <table:table-cell office:value-type="float" office:value="30657" table:style-name="ce649">
            <text:p>30,657</text:p>
          </table:table-cell>
          <table:table-cell office:value-type="float" office:value="28276" table:style-name="ce649">
            <text:p>28,276</text:p>
          </table:table-cell>
          <table:table-cell office:value-type="float" office:value="25711" table:style-name="ce649">
            <text:p>25,711</text:p>
          </table:table-cell>
          <table:table-cell table:number-columns-repeated="16371"/>
        </table:table-row>
        <table:table-row table:style-name="ro10">
          <table:table-cell table:style-name="ce454"/>
          <table:table-cell office:value-type="string" table:style-name="ce224">
            <text:p>Community sentence</text:p>
          </table:table-cell>
          <table:table-cell office:value-type="float" office:value="103534" table:style-name="ce649">
            <text:p>103,534</text:p>
          </table:table-cell>
          <table:table-cell office:value-type="float" office:value="101200" table:style-name="ce649">
            <text:p>101,200</text:p>
          </table:table-cell>
          <table:table-cell office:value-type="float" office:value="86101" table:style-name="ce649">
            <text:p>86,101</text:p>
          </table:table-cell>
          <table:table-cell office:value-type="float" office:value="70214" table:style-name="ce649">
            <text:p>70,214</text:p>
          </table:table-cell>
          <table:table-cell office:value-type="float" office:value="59759" table:style-name="ce649">
            <text:p>59,759</text:p>
          </table:table-cell>
          <table:table-cell office:value-type="float" office:value="55831" table:style-name="ce649">
            <text:p>55,831</text:p>
          </table:table-cell>
          <table:table-cell office:value-type="float" office:value="50361" table:style-name="ce649">
            <text:p>50,361</text:p>
          </table:table-cell>
          <table:table-cell office:value-type="float" office:value="45155" table:style-name="ce649">
            <text:p>45,155</text:p>
          </table:table-cell>
          <table:table-cell office:value-type="float" office:value="40490" table:style-name="ce649">
            <text:p>40,490</text:p>
          </table:table-cell>
          <table:table-cell office:value-type="float" office:value="42596" table:style-name="ce649">
            <text:p>42,596</text:p>
          </table:table-cell>
          <table:table-cell office:value-type="float" office:value="30617" table:style-name="ce649">
            <text:p>30,617</text:p>
          </table:table-cell>
          <table:table-cell table:number-columns-repeated="16371"/>
        </table:table-row>
        <table:table-row table:style-name="ro10">
          <table:table-cell table:style-name="ce454"/>
          <table:table-cell office:value-type="string" table:style-name="ce224">
            <text:p>Fine<text:span text:style-name="T3">(5)</text:span></text:p>
          </table:table-cell>
          <table:table-cell office:value-type="float" office:value="58524" table:style-name="ce649">
            <text:p>58,524</text:p>
          </table:table-cell>
          <table:table-cell office:value-type="float" office:value="59167" table:style-name="ce649">
            <text:p>59,167</text:p>
          </table:table-cell>
          <table:table-cell office:value-type="float" office:value="54192" table:style-name="ce649">
            <text:p>54,192</text:p>
          </table:table-cell>
          <table:table-cell office:value-type="float" office:value="53279" table:style-name="ce649">
            <text:p>53,279</text:p>
          </table:table-cell>
          <table:table-cell office:value-type="float" office:value="53273" table:style-name="ce649">
            <text:p>53,273</text:p>
          </table:table-cell>
          <table:table-cell office:value-type="float" office:value="48354" table:style-name="ce649">
            <text:p>48,354</text:p>
          </table:table-cell>
          <table:table-cell office:value-type="float" office:value="42900" table:style-name="ce649">
            <text:p>42,900</text:p>
          </table:table-cell>
          <table:table-cell office:value-type="float" office:value="39438" table:style-name="ce649">
            <text:p>39,438</text:p>
          </table:table-cell>
          <table:table-cell office:value-type="float" office:value="34510" table:style-name="ce649">
            <text:p>34,510</text:p>
          </table:table-cell>
          <table:table-cell office:value-type="float" office:value="34926" table:style-name="ce649">
            <text:p>34,926</text:p>
          </table:table-cell>
          <table:table-cell office:value-type="float" office:value="26199" table:style-name="ce649">
            <text:p>26,199</text:p>
          </table:table-cell>
          <table:table-cell table:number-columns-repeated="16371"/>
        </table:table-row>
        <table:table-row table:style-name="ro10">
          <table:table-cell table:style-name="ce454"/>
          <table:table-cell office:value-type="string" table:style-name="ce224">
            <text:p>Absolute discharge</text:p>
          </table:table-cell>
          <table:table-cell office:value-type="float" office:value="1782" table:style-name="ce649">
            <text:p>1,782</text:p>
          </table:table-cell>
          <table:table-cell office:value-type="float" office:value="1789" table:style-name="ce649">
            <text:p>1,789</text:p>
          </table:table-cell>
          <table:table-cell office:value-type="float" office:value="1652" table:style-name="ce649">
            <text:p>1,652</text:p>
          </table:table-cell>
          <table:table-cell office:value-type="float" office:value="1499" table:style-name="ce649">
            <text:p>1,499</text:p>
          </table:table-cell>
          <table:table-cell office:value-type="float" office:value="1473" table:style-name="ce649">
            <text:p>1,473</text:p>
          </table:table-cell>
          <table:table-cell office:value-type="float" office:value="1725" table:style-name="ce649">
            <text:p>1,725</text:p>
          </table:table-cell>
          <table:table-cell office:value-type="float" office:value="1486" table:style-name="ce649">
            <text:p>1,486</text:p>
          </table:table-cell>
          <table:table-cell office:value-type="float" office:value="810" table:style-name="ce649">
            <text:p>810</text:p>
          </table:table-cell>
          <table:table-cell office:value-type="float" office:value="707" table:style-name="ce649">
            <text:p>707</text:p>
          </table:table-cell>
          <table:table-cell office:value-type="float" office:value="601" table:style-name="ce649">
            <text:p>601</text:p>
          </table:table-cell>
          <table:table-cell office:value-type="float" office:value="444" table:style-name="ce649">
            <text:p>444</text:p>
          </table:table-cell>
          <table:table-cell table:number-columns-repeated="16371"/>
        </table:table-row>
        <table:table-row table:style-name="ro10">
          <table:table-cell table:style-name="ce454"/>
          <table:table-cell office:value-type="string" table:style-name="ce224">
            <text:p>Conditional discharge</text:p>
          </table:table-cell>
          <table:table-cell office:value-type="float" office:value="41809" table:style-name="ce649">
            <text:p>41,809</text:p>
          </table:table-cell>
          <table:table-cell office:value-type="float" office:value="41869" table:style-name="ce649">
            <text:p>41,869</text:p>
          </table:table-cell>
          <table:table-cell office:value-type="float" office:value="39174" table:style-name="ce649">
            <text:p>39,174</text:p>
          </table:table-cell>
          <table:table-cell office:value-type="float" office:value="37658" table:style-name="ce649">
            <text:p>37,658</text:p>
          </table:table-cell>
          <table:table-cell office:value-type="float" office:value="36501" table:style-name="ce649">
            <text:p>36,501</text:p>
          </table:table-cell>
          <table:table-cell office:value-type="float" office:value="32675" table:style-name="ce649">
            <text:p>32,675</text:p>
          </table:table-cell>
          <table:table-cell office:value-type="float" office:value="27035" table:style-name="ce649">
            <text:p>27,035</text:p>
          </table:table-cell>
          <table:table-cell office:value-type="float" office:value="22178" table:style-name="ce649">
            <text:p>22,178</text:p>
          </table:table-cell>
          <table:table-cell office:value-type="float" office:value="18517" table:style-name="ce649">
            <text:p>18,517</text:p>
          </table:table-cell>
          <table:table-cell office:value-type="float" office:value="16771" table:style-name="ce649">
            <text:p>16,771</text:p>
          </table:table-cell>
          <table:table-cell office:value-type="float" office:value="11784" table:style-name="ce649">
            <text:p>11,784</text:p>
          </table:table-cell>
          <table:table-cell table:number-columns-repeated="16371"/>
        </table:table-row>
        <table:table-row table:style-name="ro10">
          <table:table-cell table:style-name="ce454"/>
          <table:table-cell office:value-type="string" table:style-name="ce224">
            <text:p>Compensation</text:p>
          </table:table-cell>
          <table:table-cell office:value-type="float" office:value="2559" table:style-name="ce649">
            <text:p>2,559</text:p>
          </table:table-cell>
          <table:table-cell office:value-type="float" office:value="2638" table:style-name="ce649">
            <text:p>2,638</text:p>
          </table:table-cell>
          <table:table-cell office:value-type="float" office:value="2736" table:style-name="ce649">
            <text:p>2,736</text:p>
          </table:table-cell>
          <table:table-cell office:value-type="float" office:value="4727" table:style-name="ce649">
            <text:p>4,727</text:p>
          </table:table-cell>
          <table:table-cell office:value-type="float" office:value="3090" table:style-name="ce649">
            <text:p>3,090</text:p>
          </table:table-cell>
          <table:table-cell office:value-type="float" office:value="2415" table:style-name="ce649">
            <text:p>2,415</text:p>
          </table:table-cell>
          <table:table-cell office:value-type="float" office:value="1851" table:style-name="ce649">
            <text:p>1,851</text:p>
          </table:table-cell>
          <table:table-cell office:value-type="float" office:value="1898" table:style-name="ce649">
            <text:p>1,898</text:p>
          </table:table-cell>
          <table:table-cell office:value-type="float" office:value="1870" table:style-name="ce649">
            <text:p>1,870</text:p>
          </table:table-cell>
          <table:table-cell office:value-type="float" office:value="1999" table:style-name="ce649">
            <text:p>1,999</text:p>
          </table:table-cell>
          <table:table-cell office:value-type="float" office:value="1458" table:style-name="ce649">
            <text:p>1,458</text:p>
          </table:table-cell>
          <table:table-cell table:number-columns-repeated="16371"/>
        </table:table-row>
        <table:table-row table:style-name="ro10">
          <table:table-cell table:style-name="ce454"/>
          <table:table-cell office:value-type="string" table:style-name="ce224">
            <text:p>Otherwise dealt with<text:span text:style-name="T3">(6)</text:span></text:p>
          </table:table-cell>
          <table:table-cell office:value-type="float" office:value="13991" table:style-name="ce649">
            <text:p>13,991</text:p>
          </table:table-cell>
          <table:table-cell office:value-type="float" office:value="13757" table:style-name="ce649">
            <text:p>13,757</text:p>
          </table:table-cell>
          <table:table-cell office:value-type="float" office:value="12149" table:style-name="ce649">
            <text:p>12,149</text:p>
          </table:table-cell>
          <table:table-cell office:value-type="float" office:value="9530" table:style-name="ce649">
            <text:p>9,530</text:p>
          </table:table-cell>
          <table:table-cell office:value-type="float" office:value="13651" table:style-name="ce649">
            <text:p>13,651</text:p>
          </table:table-cell>
          <table:table-cell office:value-type="float" office:value="9063" table:style-name="ce649">
            <text:p>9,063</text:p>
          </table:table-cell>
          <table:table-cell office:value-type="float" office:value="7064" table:style-name="ce649">
            <text:p>7,064</text:p>
          </table:table-cell>
          <table:table-cell office:value-type="float" office:value="6869" table:style-name="ce649">
            <text:p>6,869</text:p>
          </table:table-cell>
          <table:table-cell office:value-type="float" office:value="6400" table:style-name="ce649">
            <text:p>6,400</text:p>
          </table:table-cell>
          <table:table-cell office:value-type="float" office:value="6412" table:style-name="ce649">
            <text:p>6,412</text:p>
          </table:table-cell>
          <table:table-cell office:value-type="float" office:value="5150" table:style-name="ce649">
            <text:p>5,150</text:p>
          </table:table-cell>
          <table:table-cell table:number-columns-repeated="16371"/>
        </table:table-row>
        <table:table-row table:style-name="ro10">
          <table:table-cell table:style-name="ce454"/>
          <table:table-cell table:style-name="ce224"/>
          <table:table-cell table:number-columns-repeated="11" table:style-name="ce649"/>
          <table:table-cell table:number-columns-repeated="16371"/>
        </table:table-row>
        <table:table-row table:style-name="ro10">
          <table:table-cell table:style-name="ce454"/>
          <table:table-cell office:value-type="string" table:style-name="ce224">
            <text:p>Average custodial sentence (months)<text:span text:style-name="T3">(7)<text:s/></text:span></text:p>
          </table:table-cell>
          <table:table-cell office:value-type="float" office:value="12.381" table:style-name="ce537">
            <text:p>12.4</text:p>
          </table:table-cell>
          <table:table-cell office:value-type="float" office:value="12.1638" table:style-name="ce537">
            <text:p>12.2</text:p>
          </table:table-cell>
          <table:table-cell office:value-type="float" office:value="12.1661" table:style-name="ce537">
            <text:p>12.2</text:p>
          </table:table-cell>
          <table:table-cell office:value-type="float" office:value="12.474" table:style-name="ce537">
            <text:p>12.5</text:p>
          </table:table-cell>
          <table:table-cell office:value-type="float" office:value="12.7462" table:style-name="ce537">
            <text:p>12.7</text:p>
          </table:table-cell>
          <table:table-cell office:value-type="float" office:value="13.2879" table:style-name="ce537">
            <text:p>13.3</text:p>
          </table:table-cell>
          <table:table-cell office:value-type="float" office:value="13.838699999999999" table:style-name="ce537">
            <text:p>13.8</text:p>
          </table:table-cell>
          <table:table-cell office:value-type="float" office:value="13.8178" table:style-name="ce537">
            <text:p>13.8</text:p>
          </table:table-cell>
          <table:table-cell office:value-type="float" office:value="14.2879" table:style-name="ce537">
            <text:p>14.3</text:p>
          </table:table-cell>
          <table:table-cell office:value-type="float" office:value="15.1776" table:style-name="ce537">
            <text:p>15.2</text:p>
          </table:table-cell>
          <table:table-cell office:value-type="float" office:value="16.389500000000002" table:style-name="ce537">
            <text:p>16.4</text:p>
          </table:table-cell>
          <table:table-cell table:number-columns-repeated="16371"/>
        </table:table-row>
        <table:table-row table:style-name="ro10">
          <table:table-cell table:style-name="ce454"/>
          <table:table-cell table:style-name="ce224"/>
          <table:table-cell table:number-columns-repeated="11" table:style-name="ce649"/>
          <table:table-cell table:number-columns-repeated="16371"/>
        </table:table-row>
        <table:table-row table:style-name="ro10">
          <table:table-cell office:value-type="string" table:style-name="ce454">
            <text:p>Summary non-motoring</text:p>
          </table:table-cell>
          <table:table-cell office:value-type="string" table:style-name="ce454">
            <text:p>Total sentenced</text:p>
          </table:table-cell>
          <table:table-cell office:value-type="float" office:value="496493" table:style-name="ce688">
            <text:p>496,493</text:p>
          </table:table-cell>
          <table:table-cell office:value-type="float" office:value="492522" table:style-name="ce688">
            <text:p>492,522</text:p>
          </table:table-cell>
          <table:table-cell office:value-type="float" office:value="475461" table:style-name="ce688">
            <text:p>475,461</text:p>
          </table:table-cell>
          <table:table-cell office:value-type="float" office:value="441992" table:style-name="ce688">
            <text:p>441,992</text:p>
          </table:table-cell>
          <table:table-cell office:value-type="float" office:value="447365" table:style-name="ce688">
            <text:p>447,365</text:p>
          </table:table-cell>
          <table:table-cell office:value-type="float" office:value="474871" table:style-name="ce688">
            <text:p>474,871</text:p>
          </table:table-cell>
          <table:table-cell office:value-type="float" office:value="486327" table:style-name="ce688">
            <text:p>486,327</text:p>
          </table:table-cell>
          <table:table-cell office:value-type="float" office:value="468350" table:style-name="ce688">
            <text:p>468,350</text:p>
          </table:table-cell>
          <table:table-cell office:value-type="float" office:value="464752" table:style-name="ce688">
            <text:p>464,752</text:p>
          </table:table-cell>
          <table:table-cell office:value-type="float" office:value="453956" table:style-name="ce688">
            <text:p>453,956</text:p>
          </table:table-cell>
          <table:table-cell office:value-type="float" office:value="274929" table:style-name="ce688">
            <text:p>274,929</text:p>
          </table:table-cell>
          <table:table-cell table:number-columns-repeated="16371"/>
        </table:table-row>
        <table:table-row table:style-name="ro10">
          <table:table-cell table:number-columns-repeated="2" table:style-name="ce454"/>
          <table:table-cell table:number-columns-repeated="11" table:style-name="ce688"/>
          <table:table-cell table:number-columns-repeated="16371"/>
        </table:table-row>
        <table:table-row table:style-name="ro10">
          <table:table-cell table:style-name="ce454"/>
          <table:table-cell office:value-type="string" table:style-name="ce224">
            <text:p>Immediate custody</text:p>
          </table:table-cell>
          <table:table-cell office:value-type="float" office:value="14339" table:style-name="ce649">
            <text:p>14,339</text:p>
          </table:table-cell>
          <table:table-cell office:value-type="float" office:value="15154" table:style-name="ce649">
            <text:p>15,154</text:p>
          </table:table-cell>
          <table:table-cell office:value-type="float" office:value="14383" table:style-name="ce649">
            <text:p>14,383</text:p>
          </table:table-cell>
          <table:table-cell office:value-type="float" office:value="12480" table:style-name="ce649">
            <text:p>12,480</text:p>
          </table:table-cell>
          <table:table-cell office:value-type="float" office:value="12784" table:style-name="ce649">
            <text:p>12,784</text:p>
          </table:table-cell>
          <table:table-cell office:value-type="float" office:value="13072" table:style-name="ce649">
            <text:p>13,072</text:p>
          </table:table-cell>
          <table:table-cell office:value-type="float" office:value="13083" table:style-name="ce649">
            <text:p>13,083</text:p>
          </table:table-cell>
          <table:table-cell office:value-type="float" office:value="12300" table:style-name="ce649">
            <text:p>12,300</text:p>
          </table:table-cell>
          <table:table-cell office:value-type="float" office:value="10997" table:style-name="ce649">
            <text:p>10,997</text:p>
          </table:table-cell>
          <table:table-cell office:value-type="float" office:value="8613" table:style-name="ce649">
            <text:p>8,613</text:p>
          </table:table-cell>
          <table:table-cell office:value-type="float" office:value="6473" table:style-name="ce649">
            <text:p>6,473</text:p>
          </table:table-cell>
          <table:table-cell table:number-columns-repeated="16371"/>
        </table:table-row>
        <table:table-row table:style-name="ro10">
          <table:table-cell table:style-name="ce454"/>
          <table:table-cell office:value-type="string" table:style-name="ce224">
            <text:p>Suspended sentence</text:p>
          </table:table-cell>
          <table:table-cell office:value-type="float" office:value="9509" table:style-name="ce649">
            <text:p>9,509</text:p>
          </table:table-cell>
          <table:table-cell office:value-type="float" office:value="9631" table:style-name="ce649">
            <text:p>9,631</text:p>
          </table:table-cell>
          <table:table-cell office:value-type="float" office:value="9040" table:style-name="ce649">
            <text:p>9,040</text:p>
          </table:table-cell>
          <table:table-cell office:value-type="float" office:value="9305" table:style-name="ce649">
            <text:p>9,305</text:p>
          </table:table-cell>
          <table:table-cell office:value-type="float" office:value="10191" table:style-name="ce649">
            <text:p>10,191</text:p>
          </table:table-cell>
          <table:table-cell office:value-type="float" office:value="11321" table:style-name="ce649">
            <text:p>11,321</text:p>
          </table:table-cell>
          <table:table-cell office:value-type="float" office:value="11491" table:style-name="ce649">
            <text:p>11,491</text:p>
          </table:table-cell>
          <table:table-cell office:value-type="float" office:value="11137" table:style-name="ce649">
            <text:p>11,137</text:p>
          </table:table-cell>
          <table:table-cell office:value-type="float" office:value="8908" table:style-name="ce649">
            <text:p>8,908</text:p>
          </table:table-cell>
          <table:table-cell office:value-type="float" office:value="5972" table:style-name="ce649">
            <text:p>5,972</text:p>
          </table:table-cell>
          <table:table-cell office:value-type="float" office:value="4775" table:style-name="ce649">
            <text:p>4,775</text:p>
          </table:table-cell>
          <table:table-cell table:number-columns-repeated="16371"/>
        </table:table-row>
        <table:table-row table:style-name="ro10">
          <table:table-cell table:style-name="ce454"/>
          <table:table-cell office:value-type="string" table:style-name="ce224">
            <text:p>Community sentence</text:p>
          </table:table-cell>
          <table:table-cell office:value-type="float" office:value="65123" table:style-name="ce649">
            <text:p>65,123</text:p>
          </table:table-cell>
          <table:table-cell office:value-type="float" office:value="62182" table:style-name="ce649">
            <text:p>62,182</text:p>
          </table:table-cell>
          <table:table-cell office:value-type="float" office:value="55791" table:style-name="ce649">
            <text:p>55,791</text:p>
          </table:table-cell>
          <table:table-cell office:value-type="float" office:value="47205" table:style-name="ce649">
            <text:p>47,205</text:p>
          </table:table-cell>
          <table:table-cell office:value-type="float" office:value="44699" table:style-name="ce649">
            <text:p>44,699</text:p>
          </table:table-cell>
          <table:table-cell office:value-type="float" office:value="46192" table:style-name="ce649">
            <text:p>46,192</text:p>
          </table:table-cell>
          <table:table-cell office:value-type="float" office:value="43675" table:style-name="ce649">
            <text:p>43,675</text:p>
          </table:table-cell>
          <table:table-cell office:value-type="float" office:value="39941" table:style-name="ce649">
            <text:p>39,941</text:p>
          </table:table-cell>
          <table:table-cell office:value-type="float" office:value="35749" table:style-name="ce649">
            <text:p>35,749</text:p>
          </table:table-cell>
          <table:table-cell office:value-type="float" office:value="30650" table:style-name="ce649">
            <text:p>30,650</text:p>
          </table:table-cell>
          <table:table-cell office:value-type="float" office:value="18869" table:style-name="ce649">
            <text:p>18,869</text:p>
          </table:table-cell>
          <table:table-cell table:number-columns-repeated="16371"/>
        </table:table-row>
        <table:table-row table:style-name="ro10">
          <table:table-cell table:style-name="ce454"/>
          <table:table-cell office:value-type="string" table:style-name="ce224">
            <text:p>Fine<text:span text:style-name="T3">(5)</text:span></text:p>
          </table:table-cell>
          <table:table-cell office:value-type="float" office:value="348483" table:style-name="ce649">
            <text:p>348,483</text:p>
          </table:table-cell>
          <table:table-cell office:value-type="float" office:value="348805" table:style-name="ce649">
            <text:p>348,805</text:p>
          </table:table-cell>
          <table:table-cell office:value-type="float" office:value="344554" table:style-name="ce649">
            <text:p>344,554</text:p>
          </table:table-cell>
          <table:table-cell office:value-type="float" office:value="325781" table:style-name="ce649">
            <text:p>325,781</text:p>
          </table:table-cell>
          <table:table-cell office:value-type="float" office:value="332995" table:style-name="ce649">
            <text:p>332,995</text:p>
          </table:table-cell>
          <table:table-cell office:value-type="float" office:value="360004" table:style-name="ce649">
            <text:p>360,004</text:p>
          </table:table-cell>
          <table:table-cell office:value-type="float" office:value="378639" table:style-name="ce649">
            <text:p>378,639</text:p>
          </table:table-cell>
          <table:table-cell office:value-type="float" office:value="371477" table:style-name="ce649">
            <text:p>371,477</text:p>
          </table:table-cell>
          <table:table-cell office:value-type="float" office:value="377678" table:style-name="ce649">
            <text:p>377,678</text:p>
          </table:table-cell>
          <table:table-cell office:value-type="float" office:value="381027" table:style-name="ce649">
            <text:p>381,027</text:p>
          </table:table-cell>
          <table:table-cell office:value-type="float" office:value="226405" table:style-name="ce649">
            <text:p>226,405</text:p>
          </table:table-cell>
          <table:table-cell table:number-columns-repeated="16371"/>
        </table:table-row>
        <table:table-row table:style-name="ro10">
          <table:table-cell table:style-name="ce454"/>
          <table:table-cell office:value-type="string" table:style-name="ce224">
            <text:p>Absolute discharge</text:p>
          </table:table-cell>
          <table:table-cell office:value-type="float" office:value="3001" table:style-name="ce649">
            <text:p>3,001</text:p>
          </table:table-cell>
          <table:table-cell office:value-type="float" office:value="2695" table:style-name="ce649">
            <text:p>2,695</text:p>
          </table:table-cell>
          <table:table-cell office:value-type="float" office:value="2635" table:style-name="ce649">
            <text:p>2,635</text:p>
          </table:table-cell>
          <table:table-cell office:value-type="float" office:value="2427" table:style-name="ce649">
            <text:p>2,427</text:p>
          </table:table-cell>
          <table:table-cell office:value-type="float" office:value="2058" table:style-name="ce649">
            <text:p>2,058</text:p>
          </table:table-cell>
          <table:table-cell office:value-type="float" office:value="3509" table:style-name="ce649">
            <text:p>3,509</text:p>
          </table:table-cell>
          <table:table-cell office:value-type="float" office:value="3181" table:style-name="ce649">
            <text:p>3,181</text:p>
          </table:table-cell>
          <table:table-cell office:value-type="float" office:value="1699" table:style-name="ce649">
            <text:p>1,699</text:p>
          </table:table-cell>
          <table:table-cell office:value-type="float" office:value="2902" table:style-name="ce649">
            <text:p>2,902</text:p>
          </table:table-cell>
          <table:table-cell office:value-type="float" office:value="2351" table:style-name="ce649">
            <text:p>2,351</text:p>
          </table:table-cell>
          <table:table-cell office:value-type="float" office:value="996" table:style-name="ce649">
            <text:p>996</text:p>
          </table:table-cell>
          <table:table-cell table:number-columns-repeated="16371"/>
        </table:table-row>
        <table:table-row table:style-name="ro10">
          <table:table-cell table:style-name="ce454"/>
          <table:table-cell office:value-type="string" table:style-name="ce224">
            <text:p>Conditional discharge</text:p>
          </table:table-cell>
          <table:table-cell office:value-type="float" office:value="43961" table:style-name="ce649">
            <text:p>43,961</text:p>
          </table:table-cell>
          <table:table-cell office:value-type="float" office:value="42923" table:style-name="ce649">
            <text:p>42,923</text:p>
          </table:table-cell>
          <table:table-cell office:value-type="float" office:value="39913" table:style-name="ce649">
            <text:p>39,913</text:p>
          </table:table-cell>
          <table:table-cell office:value-type="float" office:value="36699" table:style-name="ce649">
            <text:p>36,699</text:p>
          </table:table-cell>
          <table:table-cell office:value-type="float" office:value="35719" table:style-name="ce649">
            <text:p>35,719</text:p>
          </table:table-cell>
          <table:table-cell office:value-type="float" office:value="33604" table:style-name="ce649">
            <text:p>33,604</text:p>
          </table:table-cell>
          <table:table-cell office:value-type="float" office:value="29803" table:style-name="ce649">
            <text:p>29,803</text:p>
          </table:table-cell>
          <table:table-cell office:value-type="float" office:value="25732" table:style-name="ce649">
            <text:p>25,732</text:p>
          </table:table-cell>
          <table:table-cell office:value-type="float" office:value="22757" table:style-name="ce649">
            <text:p>22,757</text:p>
          </table:table-cell>
          <table:table-cell office:value-type="float" office:value="19862" table:style-name="ce649">
            <text:p>19,862</text:p>
          </table:table-cell>
          <table:table-cell office:value-type="float" office:value="13417" table:style-name="ce649">
            <text:p>13,417</text:p>
          </table:table-cell>
          <table:table-cell table:number-columns-repeated="16371"/>
        </table:table-row>
        <table:table-row table:style-name="ro10">
          <table:table-cell table:style-name="ce454"/>
          <table:table-cell office:value-type="string" table:style-name="ce224">
            <text:p>Compensation</text:p>
          </table:table-cell>
          <table:table-cell office:value-type="float" office:value="4510" table:style-name="ce649">
            <text:p>4,510</text:p>
          </table:table-cell>
          <table:table-cell office:value-type="float" office:value="4061" table:style-name="ce649">
            <text:p>4,061</text:p>
          </table:table-cell>
          <table:table-cell office:value-type="float" office:value="3585" table:style-name="ce649">
            <text:p>3,585</text:p>
          </table:table-cell>
          <table:table-cell office:value-type="float" office:value="4614" table:style-name="ce649">
            <text:p>4,614</text:p>
          </table:table-cell>
          <table:table-cell office:value-type="float" office:value="3396" table:style-name="ce649">
            <text:p>3,396</text:p>
          </table:table-cell>
          <table:table-cell office:value-type="float" office:value="3042" table:style-name="ce649">
            <text:p>3,042</text:p>
          </table:table-cell>
          <table:table-cell office:value-type="float" office:value="2891" table:style-name="ce649">
            <text:p>2,891</text:p>
          </table:table-cell>
          <table:table-cell office:value-type="float" office:value="2849" table:style-name="ce649">
            <text:p>2,849</text:p>
          </table:table-cell>
          <table:table-cell office:value-type="float" office:value="2989" table:style-name="ce649">
            <text:p>2,989</text:p>
          </table:table-cell>
          <table:table-cell office:value-type="float" office:value="2666" table:style-name="ce649">
            <text:p>2,666</text:p>
          </table:table-cell>
          <table:table-cell office:value-type="float" office:value="1982" table:style-name="ce649">
            <text:p>1,982</text:p>
          </table:table-cell>
          <table:table-cell table:number-columns-repeated="16371"/>
        </table:table-row>
        <table:table-row table:style-name="ro10">
          <table:table-cell table:style-name="ce454"/>
          <table:table-cell office:value-type="string" table:style-name="ce224">
            <text:p>Otherwise dealt with<text:span text:style-name="T3">(6)</text:span></text:p>
          </table:table-cell>
          <table:table-cell office:value-type="float" office:value="7567" table:style-name="ce649">
            <text:p>7,567</text:p>
          </table:table-cell>
          <table:table-cell office:value-type="float" office:value="7071" table:style-name="ce649">
            <text:p>7,071</text:p>
          </table:table-cell>
          <table:table-cell office:value-type="float" office:value="5560" table:style-name="ce649">
            <text:p>5,560</text:p>
          </table:table-cell>
          <table:table-cell office:value-type="float" office:value="3481" table:style-name="ce649">
            <text:p>3,481</text:p>
          </table:table-cell>
          <table:table-cell office:value-type="float" office:value="5523" table:style-name="ce649">
            <text:p>5,523</text:p>
          </table:table-cell>
          <table:table-cell office:value-type="float" office:value="4127" table:style-name="ce649">
            <text:p>4,127</text:p>
          </table:table-cell>
          <table:table-cell office:value-type="float" office:value="3564" table:style-name="ce649">
            <text:p>3,564</text:p>
          </table:table-cell>
          <table:table-cell office:value-type="float" office:value="3215" table:style-name="ce649">
            <text:p>3,215</text:p>
          </table:table-cell>
          <table:table-cell office:value-type="float" office:value="2772" table:style-name="ce649">
            <text:p>2,772</text:p>
          </table:table-cell>
          <table:table-cell office:value-type="float" office:value="2815" table:style-name="ce649">
            <text:p>2,815</text:p>
          </table:table-cell>
          <table:table-cell office:value-type="float" office:value="2012" table:style-name="ce649">
            <text:p>2,012</text:p>
          </table:table-cell>
          <table:table-cell table:number-columns-repeated="16371"/>
        </table:table-row>
        <table:table-row table:style-name="ro10">
          <table:table-cell table:style-name="ce454"/>
          <table:table-cell table:style-name="ce224"/>
          <table:table-cell table:number-columns-repeated="11" table:style-name="ce649"/>
          <table:table-cell table:number-columns-repeated="16371"/>
        </table:table-row>
        <table:table-row table:style-name="ro10">
          <table:table-cell table:style-name="ce454"/>
          <table:table-cell office:value-type="string" table:style-name="ce224">
            <text:p>Average custodial sentence (months)<text:span text:style-name="T3">(7)<text:s/></text:span></text:p>
          </table:table-cell>
          <table:table-cell office:value-type="float" office:value="2.5722999999999998" table:style-name="ce689">
            <text:p>2.6</text:p>
          </table:table-cell>
          <table:table-cell office:value-type="float" office:value="2.5447000000000002" table:style-name="ce689">
            <text:p>2.5</text:p>
          </table:table-cell>
          <table:table-cell office:value-type="float" office:value="2.5966999999999998" table:style-name="ce689">
            <text:p>2.6</text:p>
          </table:table-cell>
          <table:table-cell office:value-type="float" office:value="2.6255999999999999" table:style-name="ce689">
            <text:p>2.6</text:p>
          </table:table-cell>
          <table:table-cell office:value-type="float" office:value="2.5907" table:style-name="ce689">
            <text:p>2.6</text:p>
          </table:table-cell>
          <table:table-cell office:value-type="float" office:value="2.5251000000000001" table:style-name="ce689">
            <text:p>2.5</text:p>
          </table:table-cell>
          <table:table-cell office:value-type="float" office:value="2.4767000000000001" table:style-name="ce689">
            <text:p>2.5</text:p>
          </table:table-cell>
          <table:table-cell office:value-type="float" office:value="2.4748000000000001" table:style-name="ce689">
            <text:p>2.5</text:p>
          </table:table-cell>
          <table:table-cell office:value-type="float" office:value="2.5354999999999999" table:style-name="ce689">
            <text:p>2.5</text:p>
          </table:table-cell>
          <table:table-cell office:value-type="float" office:value="2.5499999999999998" table:style-name="ce689">
            <text:p>2.6</text:p>
          </table:table-cell>
          <table:table-cell office:value-type="float" office:value="2.6093999999999999" table:style-name="ce689">
            <text:p>2.6</text:p>
          </table:table-cell>
          <table:table-cell table:number-columns-repeated="16371"/>
        </table:table-row>
        <table:table-row table:style-name="ro10">
          <table:table-cell table:style-name="ce454"/>
          <table:table-cell table:style-name="ce224"/>
          <table:table-cell table:number-columns-repeated="11" table:style-name="ce649"/>
          <table:table-cell table:number-columns-repeated="16371"/>
        </table:table-row>
        <table:table-row table:style-name="ro10">
          <table:table-cell office:value-type="string" table:style-name="ce454">
            <text:p>Summary motoring</text:p>
          </table:table-cell>
          <table:table-cell office:value-type="string" table:style-name="ce454">
            <text:p>Total sentenced</text:p>
          </table:table-cell>
          <table:table-cell office:value-type="float" office:value="527370" table:style-name="ce688">
            <text:p>527,370</text:p>
          </table:table-cell>
          <table:table-cell office:value-type="float" office:value="481395" table:style-name="ce688">
            <text:p>481,395</text:p>
          </table:table-cell>
          <table:table-cell office:value-type="float" office:value="445327" table:style-name="ce688">
            <text:p>445,327</text:p>
          </table:table-cell>
          <table:table-cell office:value-type="float" office:value="449726" table:style-name="ce688">
            <text:p>449,726</text:p>
          </table:table-cell>
          <table:table-cell office:value-type="float" office:value="462067" table:style-name="ce688">
            <text:p>462,067</text:p>
          </table:table-cell>
          <table:table-cell office:value-type="float" office:value="496666" table:style-name="ce688">
            <text:p>496,666</text:p>
          </table:table-cell>
          <table:table-cell office:value-type="float" office:value="507774" table:style-name="ce688">
            <text:p>507,774</text:p>
          </table:table-cell>
          <table:table-cell office:value-type="float" office:value="521294" table:style-name="ce688">
            <text:p>521,294</text:p>
          </table:table-cell>
          <table:table-cell office:value-type="float" office:value="519514" table:style-name="ce688">
            <text:p>519,514</text:p>
          </table:table-cell>
          <table:table-cell office:value-type="float" office:value="525862" table:style-name="ce688">
            <text:p>525,862</text:p>
          </table:table-cell>
          <table:table-cell office:value-type="float" office:value="439375" table:style-name="ce688">
            <text:p>439,375</text:p>
          </table:table-cell>
          <table:table-cell table:number-columns-repeated="16371"/>
        </table:table-row>
        <table:table-row table:style-name="ro10">
          <table:table-cell table:number-columns-repeated="2" table:style-name="ce454"/>
          <table:table-cell table:number-columns-repeated="11" table:style-name="ce688"/>
          <table:table-cell table:number-columns-repeated="16371"/>
        </table:table-row>
        <table:table-row table:style-name="ro10">
          <table:table-cell table:style-name="ce454"/>
          <table:table-cell office:value-type="string" table:style-name="ce224">
            <text:p>Immediate custody</text:p>
          </table:table-cell>
          <table:table-cell office:value-type="float" office:value="4167" table:style-name="ce649">
            <text:p>4,167</text:p>
          </table:table-cell>
          <table:table-cell office:value-type="float" office:value="3499" table:style-name="ce649">
            <text:p>3,499</text:p>
          </table:table-cell>
          <table:table-cell office:value-type="float" office:value="3164" table:style-name="ce649">
            <text:p>3,164</text:p>
          </table:table-cell>
          <table:table-cell office:value-type="float" office:value="2710" table:style-name="ce649">
            <text:p>2,710</text:p>
          </table:table-cell>
          <table:table-cell office:value-type="float" office:value="2617" table:style-name="ce649">
            <text:p>2,617</text:p>
          </table:table-cell>
          <table:table-cell office:value-type="float" office:value="2650" table:style-name="ce649">
            <text:p>2,650</text:p>
          </table:table-cell>
          <table:table-cell office:value-type="float" office:value="3091" table:style-name="ce649">
            <text:p>3,091</text:p>
          </table:table-cell>
          <table:table-cell office:value-type="float" office:value="3180" table:style-name="ce649">
            <text:p>3,180</text:p>
          </table:table-cell>
          <table:table-cell office:value-type="float" office:value="3051" table:style-name="ce649">
            <text:p>3,051</text:p>
          </table:table-cell>
          <table:table-cell office:value-type="float" office:value="3047" table:style-name="ce649">
            <text:p>3,047</text:p>
          </table:table-cell>
          <table:table-cell office:value-type="float" office:value="2521" table:style-name="ce649">
            <text:p>2,521</text:p>
          </table:table-cell>
          <table:table-cell table:number-columns-repeated="16371"/>
        </table:table-row>
        <table:table-row table:style-name="ro10">
          <table:table-cell table:style-name="ce454"/>
          <table:table-cell office:value-type="string" table:style-name="ce224">
            <text:p>Suspended sentence</text:p>
          </table:table-cell>
          <table:table-cell office:value-type="float" office:value="4545" table:style-name="ce649">
            <text:p>4,545</text:p>
          </table:table-cell>
          <table:table-cell office:value-type="float" office:value="4234" table:style-name="ce649">
            <text:p>4,234</text:p>
          </table:table-cell>
          <table:table-cell office:value-type="float" office:value="3863" table:style-name="ce649">
            <text:p>3,863</text:p>
          </table:table-cell>
          <table:table-cell office:value-type="float" office:value="3637" table:style-name="ce649">
            <text:p>3,637</text:p>
          </table:table-cell>
          <table:table-cell office:value-type="float" office:value="3711" table:style-name="ce649">
            <text:p>3,711</text:p>
          </table:table-cell>
          <table:table-cell office:value-type="float" office:value="3821" table:style-name="ce649">
            <text:p>3,821</text:p>
          </table:table-cell>
          <table:table-cell office:value-type="float" office:value="4641" table:style-name="ce649">
            <text:p>4,641</text:p>
          </table:table-cell>
          <table:table-cell office:value-type="float" office:value="4900" table:style-name="ce649">
            <text:p>4,900</text:p>
          </table:table-cell>
          <table:table-cell office:value-type="float" office:value="4377" table:style-name="ce649">
            <text:p>4,377</text:p>
          </table:table-cell>
          <table:table-cell office:value-type="float" office:value="3759" table:style-name="ce649">
            <text:p>3,759</text:p>
          </table:table-cell>
          <table:table-cell office:value-type="float" office:value="3333" table:style-name="ce649">
            <text:p>3,333</text:p>
          </table:table-cell>
          <table:table-cell table:number-columns-repeated="16371"/>
        </table:table-row>
        <table:table-row table:style-name="ro10">
          <table:table-cell table:style-name="ce454"/>
          <table:table-cell office:value-type="string" table:style-name="ce224">
            <text:p>Community sentence</text:p>
          </table:table-cell>
          <table:table-cell office:value-type="float" office:value="16807" table:style-name="ce649">
            <text:p>16,807</text:p>
          </table:table-cell>
          <table:table-cell office:value-type="float" office:value="14812" table:style-name="ce649">
            <text:p>14,812</text:p>
          </table:table-cell>
          <table:table-cell office:value-type="float" office:value="13335" table:style-name="ce649">
            <text:p>13,335</text:p>
          </table:table-cell>
          <table:table-cell office:value-type="float" office:value="11121" table:style-name="ce649">
            <text:p>11,121</text:p>
          </table:table-cell>
          <table:table-cell office:value-type="float" office:value="10043" table:style-name="ce649">
            <text:p>10,043</text:p>
          </table:table-cell>
          <table:table-cell office:value-type="float" office:value="9718" table:style-name="ce649">
            <text:p>9,718</text:p>
          </table:table-cell>
          <table:table-cell office:value-type="float" office:value="10793" table:style-name="ce649">
            <text:p>10,793</text:p>
          </table:table-cell>
          <table:table-cell office:value-type="float" office:value="11530" table:style-name="ce649">
            <text:p>11,530</text:p>
          </table:table-cell>
          <table:table-cell office:value-type="float" office:value="13018" table:style-name="ce649">
            <text:p>13,018</text:p>
          </table:table-cell>
          <table:table-cell office:value-type="float" office:value="14946" table:style-name="ce649">
            <text:p>14,946</text:p>
          </table:table-cell>
          <table:table-cell office:value-type="float" office:value="11182" table:style-name="ce649">
            <text:p>11,182</text:p>
          </table:table-cell>
          <table:table-cell table:number-columns-repeated="16371"/>
        </table:table-row>
        <table:table-row table:style-name="ro10">
          <table:table-cell table:style-name="ce454"/>
          <table:table-cell office:value-type="string" table:style-name="ce224">
            <text:p>Fine<text:span text:style-name="T3">(5)</text:span></text:p>
          </table:table-cell>
          <table:table-cell office:value-type="float" office:value="491100" table:style-name="ce649">
            <text:p>491,100</text:p>
          </table:table-cell>
          <table:table-cell office:value-type="float" office:value="449864" table:style-name="ce649">
            <text:p>449,864</text:p>
          </table:table-cell>
          <table:table-cell office:value-type="float" office:value="417233" table:style-name="ce649">
            <text:p>417,233</text:p>
          </table:table-cell>
          <table:table-cell office:value-type="float" office:value="424962" table:style-name="ce649">
            <text:p>424,962</text:p>
          </table:table-cell>
          <table:table-cell office:value-type="float" office:value="439850" table:style-name="ce649">
            <text:p>439,850</text:p>
          </table:table-cell>
          <table:table-cell office:value-type="float" office:value="475413" table:style-name="ce649">
            <text:p>475,413</text:p>
          </table:table-cell>
          <table:table-cell office:value-type="float" office:value="484115" table:style-name="ce649">
            <text:p>484,115</text:p>
          </table:table-cell>
          <table:table-cell office:value-type="float" office:value="496119" table:style-name="ce649">
            <text:p>496,119</text:p>
          </table:table-cell>
          <table:table-cell office:value-type="float" office:value="494174" table:style-name="ce649">
            <text:p>494,174</text:p>
          </table:table-cell>
          <table:table-cell office:value-type="float" office:value="499178" table:style-name="ce649">
            <text:p>499,178</text:p>
          </table:table-cell>
          <table:table-cell office:value-type="float" office:value="418836" table:style-name="ce649">
            <text:p>418,836</text:p>
          </table:table-cell>
          <table:table-cell table:number-columns-repeated="16371"/>
        </table:table-row>
        <table:table-row table:style-name="ro10">
          <table:table-cell table:style-name="ce454"/>
          <table:table-cell office:value-type="string" table:style-name="ce224">
            <text:p>Absolute discharge</text:p>
          </table:table-cell>
          <table:table-cell office:value-type="float" office:value="4220" table:style-name="ce649">
            <text:p>4,220</text:p>
          </table:table-cell>
          <table:table-cell office:value-type="float" office:value="3711" table:style-name="ce649">
            <text:p>3,711</text:p>
          </table:table-cell>
          <table:table-cell office:value-type="float" office:value="3321" table:style-name="ce649">
            <text:p>3,321</text:p>
          </table:table-cell>
          <table:table-cell office:value-type="float" office:value="3237" table:style-name="ce649">
            <text:p>3,237</text:p>
          </table:table-cell>
          <table:table-cell office:value-type="float" office:value="2578" table:style-name="ce649">
            <text:p>2,578</text:p>
          </table:table-cell>
          <table:table-cell office:value-type="float" office:value="2174" table:style-name="ce649">
            <text:p>2,174</text:p>
          </table:table-cell>
          <table:table-cell office:value-type="float" office:value="1844" table:style-name="ce649">
            <text:p>1,844</text:p>
          </table:table-cell>
          <table:table-cell office:value-type="float" office:value="1676" table:style-name="ce649">
            <text:p>1,676</text:p>
          </table:table-cell>
          <table:table-cell office:value-type="float" office:value="1473" table:style-name="ce649">
            <text:p>1,473</text:p>
          </table:table-cell>
          <table:table-cell office:value-type="float" office:value="1458" table:style-name="ce649">
            <text:p>1,458</text:p>
          </table:table-cell>
          <table:table-cell office:value-type="float" office:value="870" table:style-name="ce649">
            <text:p>870</text:p>
          </table:table-cell>
          <table:table-cell table:number-columns-repeated="16371"/>
        </table:table-row>
        <table:table-row table:style-name="ro10">
          <table:table-cell table:style-name="ce454"/>
          <table:table-cell office:value-type="string" table:style-name="ce224">
            <text:p>Conditional discharge</text:p>
          </table:table-cell>
          <table:table-cell office:value-type="float" office:value="3173" table:style-name="ce649">
            <text:p>3,173</text:p>
          </table:table-cell>
          <table:table-cell office:value-type="float" office:value="2788" table:style-name="ce649">
            <text:p>2,788</text:p>
          </table:table-cell>
          <table:table-cell office:value-type="float" office:value="2427" table:style-name="ce649">
            <text:p>2,427</text:p>
          </table:table-cell>
          <table:table-cell office:value-type="float" office:value="2110" table:style-name="ce649">
            <text:p>2,110</text:p>
          </table:table-cell>
          <table:table-cell office:value-type="float" office:value="1491" table:style-name="ce649">
            <text:p>1,491</text:p>
          </table:table-cell>
          <table:table-cell office:value-type="float" office:value="1350" table:style-name="ce649">
            <text:p>1,350</text:p>
          </table:table-cell>
          <table:table-cell office:value-type="float" office:value="1414" table:style-name="ce649">
            <text:p>1,414</text:p>
          </table:table-cell>
          <table:table-cell office:value-type="float" office:value="1366" table:style-name="ce649">
            <text:p>1,366</text:p>
          </table:table-cell>
          <table:table-cell office:value-type="float" office:value="1280" table:style-name="ce649">
            <text:p>1,280</text:p>
          </table:table-cell>
          <table:table-cell office:value-type="float" office:value="1267" table:style-name="ce649">
            <text:p>1,267</text:p>
          </table:table-cell>
          <table:table-cell office:value-type="float" office:value="1053" table:style-name="ce649">
            <text:p>1,053</text:p>
          </table:table-cell>
          <table:table-cell table:number-columns-repeated="16371"/>
        </table:table-row>
        <table:table-row table:style-name="ro10">
          <table:table-cell table:style-name="ce454"/>
          <table:table-cell office:value-type="string" table:style-name="ce224">
            <text:p>Compensation</text:p>
          </table:table-cell>
          <table:table-cell office:value-type="float" office:value="207" table:style-name="ce649">
            <text:p>207</text:p>
          </table:table-cell>
          <table:table-cell office:value-type="float" office:value="159" table:style-name="ce649">
            <text:p>159</text:p>
          </table:table-cell>
          <table:table-cell office:value-type="float" office:value="169" table:style-name="ce649">
            <text:p>169</text:p>
          </table:table-cell>
          <table:table-cell office:value-type="float" office:value="132" table:style-name="ce649">
            <text:p>132</text:p>
          </table:table-cell>
          <table:table-cell office:value-type="float" office:value="103" table:style-name="ce649">
            <text:p>103</text:p>
          </table:table-cell>
          <table:table-cell office:value-type="float" office:value="97" table:style-name="ce649">
            <text:p>97</text:p>
          </table:table-cell>
          <table:table-cell office:value-type="float" office:value="117" table:style-name="ce649">
            <text:p>117</text:p>
          </table:table-cell>
          <table:table-cell office:value-type="float" office:value="156" table:style-name="ce649">
            <text:p>156</text:p>
          </table:table-cell>
          <table:table-cell office:value-type="float" office:value="93" table:style-name="ce649">
            <text:p>93</text:p>
          </table:table-cell>
          <table:table-cell office:value-type="float" office:value="67" table:style-name="ce649">
            <text:p>67</text:p>
          </table:table-cell>
          <table:table-cell office:value-type="float" office:value="21" table:style-name="ce649">
            <text:p>21</text:p>
          </table:table-cell>
          <table:table-cell table:number-columns-repeated="16371"/>
        </table:table-row>
        <table:table-row table:style-name="ro10">
          <table:table-cell table:style-name="ce454"/>
          <table:table-cell office:value-type="string" table:style-name="ce224">
            <text:p>Otherwise dealt with<text:span text:style-name="T3">(6)</text:span></text:p>
          </table:table-cell>
          <table:table-cell office:value-type="float" office:value="3151" table:style-name="ce649">
            <text:p>3,151</text:p>
          </table:table-cell>
          <table:table-cell office:value-type="float" office:value="2328" table:style-name="ce649">
            <text:p>2,328</text:p>
          </table:table-cell>
          <table:table-cell office:value-type="float" office:value="1815" table:style-name="ce649">
            <text:p>1,815</text:p>
          </table:table-cell>
          <table:table-cell office:value-type="float" office:value="1817" table:style-name="ce649">
            <text:p>1,817</text:p>
          </table:table-cell>
          <table:table-cell office:value-type="float" office:value="1674" table:style-name="ce649">
            <text:p>1,674</text:p>
          </table:table-cell>
          <table:table-cell office:value-type="float" office:value="1443" table:style-name="ce649">
            <text:p>1,443</text:p>
          </table:table-cell>
          <table:table-cell office:value-type="float" office:value="1759" table:style-name="ce649">
            <text:p>1,759</text:p>
          </table:table-cell>
          <table:table-cell office:value-type="float" office:value="2367" table:style-name="ce649">
            <text:p>2,367</text:p>
          </table:table-cell>
          <table:table-cell office:value-type="float" office:value="2048" table:style-name="ce649">
            <text:p>2,048</text:p>
          </table:table-cell>
          <table:table-cell office:value-type="float" office:value="2140" table:style-name="ce649">
            <text:p>2,140</text:p>
          </table:table-cell>
          <table:table-cell office:value-type="float" office:value="1559" table:style-name="ce649">
            <text:p>1,559</text:p>
          </table:table-cell>
          <table:table-cell table:number-columns-repeated="16371"/>
        </table:table-row>
        <table:table-row table:style-name="ro10">
          <table:table-cell table:style-name="ce454"/>
          <table:table-cell table:style-name="ce224"/>
          <table:table-cell table:number-columns-repeated="11" table:style-name="ce649"/>
          <table:table-cell table:number-columns-repeated="16371"/>
        </table:table-row>
        <table:table-row table:style-name="ro10">
          <table:table-cell table:style-name="ce454"/>
          <table:table-cell office:value-type="string" table:style-name="ce224">
            <text:p>Average custodial sentence (months)<text:span text:style-name="T3">(7)<text:s/></text:span></text:p>
          </table:table-cell>
          <table:table-cell office:value-type="float" office:value="3.1473" table:style-name="ce537">
            <text:p>3.1</text:p>
          </table:table-cell>
          <table:table-cell office:value-type="float" office:value="3.1070000000000002" table:style-name="ce537">
            <text:p>3.1</text:p>
          </table:table-cell>
          <table:table-cell office:value-type="float" office:value="3.1038999999999999" table:style-name="ce537">
            <text:p>3.1</text:p>
          </table:table-cell>
          <table:table-cell office:value-type="float" office:value="3.1" table:style-name="ce537">
            <text:p>3.1</text:p>
          </table:table-cell>
          <table:table-cell office:value-type="float" office:value="3.0567000000000002" table:style-name="ce537">
            <text:p>3.1</text:p>
          </table:table-cell>
          <table:table-cell office:value-type="float" office:value="3.0196000000000001" table:style-name="ce537">
            <text:p>3.0</text:p>
          </table:table-cell>
          <table:table-cell office:value-type="float" office:value="2.9136000000000002" table:style-name="ce537">
            <text:p>2.9</text:p>
          </table:table-cell>
          <table:table-cell office:value-type="float" office:value="2.9481000000000002" table:style-name="ce537">
            <text:p>2.9</text:p>
          </table:table-cell>
          <table:table-cell office:value-type="float" office:value="2.8473000000000002" table:style-name="ce537">
            <text:p>2.8</text:p>
          </table:table-cell>
          <table:table-cell office:value-type="float" office:value="2.8788" table:style-name="ce537">
            <text:p>2.9</text:p>
          </table:table-cell>
          <table:table-cell office:value-type="float" office:value="2.8129" table:style-name="ce537">
            <text:p>2.8</text:p>
          </table:table-cell>
          <table:table-cell table:number-columns-repeated="16371"/>
        </table:table-row>
        <table:table-row table:style-name="ro10">
          <table:table-cell table:style-name="ce454"/>
          <table:table-cell table:style-name="ce224"/>
          <table:table-cell table:number-columns-repeated="11" table:style-name="ce649"/>
          <table:table-cell table:number-columns-repeated="16371"/>
        </table:table-row>
        <table:table-row table:style-name="ro10">
          <table:table-cell office:value-type="string" table:style-name="ce454">
            <text:p>Offence not known<text:span text:style-name="T5">(8)</text:span></text:p>
          </table:table-cell>
          <table:table-cell office:value-type="string" table:style-name="ce454">
            <text:p>Total sentenced</text:p>
          </table:table-cell>
          <table:table-cell office:value-type="string" table:style-name="ce329">
            <text:p>:</text:p>
          </table:table-cell>
          <table:table-cell office:value-type="string" table:style-name="ce329">
            <text:p>:</text:p>
          </table:table-cell>
          <table:table-cell office:value-type="string" table:style-name="ce329">
            <text:p>:</text:p>
          </table:table-cell>
          <table:table-cell office:value-type="string" table:style-name="ce329">
            <text:p>:</text:p>
          </table:table-cell>
          <table:table-cell office:value-type="string" table:style-name="ce329">
            <text:p>:</text:p>
          </table:table-cell>
          <table:table-cell office:value-type="string" table:style-name="ce329">
            <text:p>:</text:p>
          </table:table-cell>
          <table:table-cell office:value-type="string" table:style-name="ce329">
            <text:p>:</text:p>
          </table:table-cell>
          <table:table-cell office:value-type="string" table:style-name="ce329">
            <text:p>:</text:p>
          </table:table-cell>
          <table:table-cell office:value-type="float" office:value="123" table:style-name="ce329">
            <text:p><text:s/>123<text:s/></text:p>
          </table:table-cell>
          <table:table-cell office:value-type="float" office:value="545" table:style-name="ce500">
            <text:p><text:s/>545<text:s/></text:p>
          </table:table-cell>
          <table:table-cell office:value-type="float" office:value="593" table:style-name="ce500">
            <text:p><text:s/>593<text:s/></text:p>
          </table:table-cell>
          <table:table-cell table:number-columns-repeated="16371"/>
        </table:table-row>
        <table:table-row table:style-name="ro10">
          <table:table-cell table:number-columns-repeated="2" table:style-name="ce454"/>
          <table:table-cell table:number-columns-repeated="9" table:style-name="ce685"/>
          <table:table-cell table:number-columns-repeated="2" table:style-name="ce500"/>
          <table:table-cell table:number-columns-repeated="16371"/>
        </table:table-row>
        <table:table-row table:style-name="ro10">
          <table:table-cell table:style-name="ce454"/>
          <table:table-cell office:value-type="string" table:style-name="ce224">
            <text:p>Immediate custody</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float" office:value="87" table:style-name="ce685">
            <text:p><text:s/>87<text:s/></text:p>
          </table:table-cell>
          <table:table-cell office:value-type="float" office:value="307" table:style-name="ce492">
            <text:p><text:s/>307<text:s/></text:p>
          </table:table-cell>
          <table:table-cell office:value-type="float" office:value="400" table:style-name="ce492">
            <text:p><text:s/>400<text:s/></text:p>
          </table:table-cell>
          <table:table-cell table:number-columns-repeated="16371"/>
        </table:table-row>
        <table:table-row table:style-name="ro10">
          <table:table-cell table:style-name="ce454"/>
          <table:table-cell office:value-type="string" table:style-name="ce224">
            <text:p>Suspended sentence</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float" office:value="19" table:style-name="ce685">
            <text:p><text:s/>19<text:s/></text:p>
          </table:table-cell>
          <table:table-cell office:value-type="float" office:value="110" table:style-name="ce492">
            <text:p><text:s/>110<text:s/></text:p>
          </table:table-cell>
          <table:table-cell office:value-type="float" office:value="131" table:style-name="ce492">
            <text:p><text:s/>131<text:s/></text:p>
          </table:table-cell>
          <table:table-cell table:number-columns-repeated="16371"/>
        </table:table-row>
        <table:table-row table:style-name="ro10">
          <table:table-cell table:style-name="ce454"/>
          <table:table-cell office:value-type="string" table:style-name="ce224">
            <text:p>Community sentence</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float" office:value="7" table:style-name="ce685">
            <text:p><text:s/>7<text:s/></text:p>
          </table:table-cell>
          <table:table-cell office:value-type="float" office:value="67" table:style-name="ce492">
            <text:p><text:s/>67<text:s/></text:p>
          </table:table-cell>
          <table:table-cell office:value-type="float" office:value="31" table:style-name="ce492">
            <text:p><text:s/>31<text:s/></text:p>
          </table:table-cell>
          <table:table-cell table:number-columns-repeated="16371"/>
        </table:table-row>
        <table:table-row table:style-name="ro10">
          <table:table-cell table:style-name="ce454"/>
          <table:table-cell office:value-type="string" table:style-name="ce224">
            <text:p>Fine<text:span text:style-name="T3">(5)</text:span></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float" office:value="1" table:style-name="ce685">
            <text:p><text:s/>1<text:s/></text:p>
          </table:table-cell>
          <table:table-cell office:value-type="float" office:value="15" table:style-name="ce492">
            <text:p><text:s/>15<text:s/></text:p>
          </table:table-cell>
          <table:table-cell office:value-type="float" office:value="11" table:style-name="ce492">
            <text:p><text:s/>11<text:s/></text:p>
          </table:table-cell>
          <table:table-cell table:number-columns-repeated="16371"/>
        </table:table-row>
        <table:table-row table:style-name="ro10">
          <table:table-cell table:style-name="ce454"/>
          <table:table-cell office:value-type="string" table:style-name="ce224">
            <text:p>Absolute discharge</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float" office:value="0" table:style-name="ce685">
            <text:p><text:s/>-<text:s/></text:p>
          </table:table-cell>
          <table:table-cell office:value-type="float" office:value="1" table:style-name="ce492">
            <text:p><text:s/>1<text:s/></text:p>
          </table:table-cell>
          <table:table-cell office:value-type="float" office:value="0" table:style-name="ce492">
            <text:p><text:s/>-<text:s/></text:p>
          </table:table-cell>
          <table:table-cell table:number-columns-repeated="16371"/>
        </table:table-row>
        <table:table-row table:style-name="ro10">
          <table:table-cell table:style-name="ce454"/>
          <table:table-cell office:value-type="string" table:style-name="ce224">
            <text:p>Conditional discharge</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float" office:value="0" table:style-name="ce685">
            <text:p><text:s/>-<text:s/></text:p>
          </table:table-cell>
          <table:table-cell office:value-type="float" office:value="5" table:style-name="ce492">
            <text:p><text:s/>5<text:s/></text:p>
          </table:table-cell>
          <table:table-cell office:value-type="float" office:value="6" table:style-name="ce492">
            <text:p><text:s/>6<text:s/></text:p>
          </table:table-cell>
          <table:table-cell table:number-columns-repeated="16371"/>
        </table:table-row>
        <table:table-row table:style-name="ro10">
          <table:table-cell table:style-name="ce454"/>
          <table:table-cell office:value-type="string" table:style-name="ce224">
            <text:p>Compensation</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float" office:value="0" table:style-name="ce685">
            <text:p><text:s/>-<text:s/></text:p>
          </table:table-cell>
          <table:table-cell office:value-type="float" office:value="1" table:style-name="ce492">
            <text:p><text:s/>1<text:s/></text:p>
          </table:table-cell>
          <table:table-cell office:value-type="float" office:value="0" table:style-name="ce492">
            <text:p><text:s/>-<text:s/></text:p>
          </table:table-cell>
          <table:table-cell table:number-columns-repeated="16371"/>
        </table:table-row>
        <table:table-row table:style-name="ro10">
          <table:table-cell table:style-name="ce454"/>
          <table:table-cell office:value-type="string" table:style-name="ce224">
            <text:p>Otherwise dealt with<text:span text:style-name="T3">(6)</text:span></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float" office:value="9" table:style-name="ce685">
            <text:p><text:s/>9<text:s/></text:p>
          </table:table-cell>
          <table:table-cell office:value-type="float" office:value="39" table:style-name="ce492">
            <text:p><text:s/>39<text:s/></text:p>
          </table:table-cell>
          <table:table-cell office:value-type="float" office:value="14" table:style-name="ce492">
            <text:p><text:s/>14<text:s/></text:p>
          </table:table-cell>
          <table:table-cell table:number-columns-repeated="16371"/>
        </table:table-row>
        <table:table-row table:style-name="ro10">
          <table:table-cell table:style-name="ce454"/>
          <table:table-cell table:style-name="ce224"/>
          <table:table-cell table:number-columns-repeated="9" table:style-name="ce683"/>
          <table:table-cell table:style-name="ce690"/>
          <table:table-cell table:style-name="ce649"/>
          <table:table-cell table:number-columns-repeated="16371"/>
        </table:table-row>
        <table:table-row table:style-name="ro10">
          <table:table-cell table:style-name="ce454"/>
          <table:table-cell office:value-type="string" table:style-name="ce224">
            <text:p>Average custodial sentence (months)<text:span text:style-name="T3">(7)<text:s/></text:span></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string" table:style-name="ce685">
            <text:p>:</text:p>
          </table:table-cell>
          <table:table-cell office:value-type="float" office:value="81.481999999999999" table:style-name="ce305">
            <text:p><text:s/>81.5<text:s/></text:p>
          </table:table-cell>
          <table:table-cell office:value-type="float" office:value="35.933700000000002" table:style-name="ce691">
            <text:p><text:s/>35.9<text:s/></text:p>
          </table:table-cell>
          <table:table-cell office:value-type="float" office:value="50.011200000000002" table:style-name="ce689">
            <text:p>50.0</text:p>
          </table:table-cell>
          <table:table-cell table:number-columns-repeated="16371"/>
        </table:table-row>
        <table:table-row table:style-name="ro10">
          <table:table-cell table:style-name="ce454"/>
          <table:table-cell table:style-name="ce224"/>
          <table:table-cell table:number-columns-repeated="11" table:style-name="ce649"/>
          <table:table-cell table:number-columns-repeated="16371"/>
        </table:table-row>
        <table:table-row table:style-name="ro10">
          <table:table-cell office:value-type="string" table:style-name="ce454">
            <text:p>All offences</text:p>
          </table:table-cell>
          <table:table-cell office:value-type="string" table:style-name="ce454">
            <text:p>Total sentenced</text:p>
          </table:table-cell>
          <table:table-cell office:value-type="float" office:value="1365372" table:style-name="ce688">
            <text:p>1,365,372</text:p>
          </table:table-cell>
          <table:table-cell office:value-type="float" office:value="1319638" table:style-name="ce688">
            <text:p>1,319,638</text:p>
          </table:table-cell>
          <table:table-cell office:value-type="float" office:value="1236825" table:style-name="ce688">
            <text:p>1,236,825</text:p>
          </table:table-cell>
          <table:table-cell office:value-type="float" office:value="1183286" table:style-name="ce688">
            <text:p>1,183,286</text:p>
          </table:table-cell>
          <table:table-cell office:value-type="float" office:value="1195009" table:style-name="ce688">
            <text:p>1,195,009</text:p>
          </table:table-cell>
          <table:table-cell office:value-type="float" office:value="1238725" table:style-name="ce688">
            <text:p>1,238,725</text:p>
          </table:table-cell>
          <table:table-cell office:value-type="float" office:value="1242335" table:style-name="ce688">
            <text:p>1,242,335</text:p>
          </table:table-cell>
          <table:table-cell office:value-type="float" office:value="1219195" table:style-name="ce688">
            <text:p>1,219,195</text:p>
          </table:table-cell>
          <table:table-cell office:value-type="float" office:value="1186895" table:style-name="ce688">
            <text:p>1,186,895</text:p>
          </table:table-cell>
          <table:table-cell office:value-type="float" office:value="1179355" table:style-name="ce688">
            <text:p>1,179,355</text:p>
          </table:table-cell>
          <table:table-cell office:value-type="float" office:value="875090" table:style-name="ce688">
            <text:p>875,090</text:p>
          </table:table-cell>
          <table:table-cell table:number-columns-repeated="16371"/>
        </table:table-row>
        <table:table-row table:style-name="ro10">
          <table:table-cell table:number-columns-repeated="2" table:style-name="ce454"/>
          <table:table-cell table:number-columns-repeated="11" table:style-name="ce688"/>
          <table:table-cell table:number-columns-repeated="16371"/>
        </table:table-row>
        <table:table-row table:style-name="ro10">
          <table:table-cell table:style-name="ce454"/>
          <table:table-cell office:value-type="string" table:style-name="ce224">
            <text:p>Immediate custody</text:p>
          </table:table-cell>
          <table:table-cell office:value-type="float" office:value="100308" table:style-name="ce649">
            <text:p>100,308</text:p>
          </table:table-cell>
          <table:table-cell office:value-type="float" office:value="104679" table:style-name="ce649">
            <text:p>104,679</text:p>
          </table:table-cell>
          <table:table-cell office:value-type="float" office:value="101213" table:style-name="ce649">
            <text:p>101,213</text:p>
          </table:table-cell>
          <table:table-cell office:value-type="float" office:value="93244" table:style-name="ce649">
            <text:p>93,244</text:p>
          </table:table-cell>
          <table:table-cell office:value-type="float" office:value="92327" table:style-name="ce649">
            <text:p>92,327</text:p>
          </table:table-cell>
          <table:table-cell office:value-type="float" office:value="90033" table:style-name="ce649">
            <text:p>90,033</text:p>
          </table:table-cell>
          <table:table-cell office:value-type="float" office:value="90968" table:style-name="ce649">
            <text:p>90,968</text:p>
          </table:table-cell>
          <table:table-cell office:value-type="float" office:value="87399" table:style-name="ce649">
            <text:p>87,399</text:p>
          </table:table-cell>
          <table:table-cell office:value-type="float" office:value="80216" table:style-name="ce649">
            <text:p>80,216</text:p>
          </table:table-cell>
          <table:table-cell office:value-type="float" office:value="75929" table:style-name="ce649">
            <text:p>75,929</text:p>
          </table:table-cell>
          <table:table-cell office:value-type="float" office:value="64824" table:style-name="ce649">
            <text:p>64,824</text:p>
          </table:table-cell>
          <table:table-cell table:number-columns-repeated="16371"/>
        </table:table-row>
        <table:table-row table:style-name="ro10">
          <table:table-cell table:style-name="ce454"/>
          <table:table-cell office:value-type="string" table:style-name="ce224">
            <text:p>Suspended sentence</text:p>
          </table:table-cell>
          <table:table-cell office:value-type="float" office:value="47303" table:style-name="ce649">
            <text:p>47,303</text:p>
          </table:table-cell>
          <table:table-cell office:value-type="float" office:value="48843" table:style-name="ce649">
            <text:p>48,843</text:p>
          </table:table-cell>
          <table:table-cell office:value-type="float" office:value="45471" table:style-name="ce649">
            <text:p>45,471</text:p>
          </table:table-cell>
          <table:table-cell office:value-type="float" office:value="46696" table:style-name="ce649">
            <text:p>46,696</text:p>
          </table:table-cell>
          <table:table-cell office:value-type="float" office:value="52442" table:style-name="ce649">
            <text:p>52,442</text:p>
          </table:table-cell>
          <table:table-cell office:value-type="float" office:value="55938" table:style-name="ce649">
            <text:p>55,938</text:p>
          </table:table-cell>
          <table:table-cell office:value-type="float" office:value="56908" table:style-name="ce649">
            <text:p>56,908</text:p>
          </table:table-cell>
          <table:table-cell office:value-type="float" office:value="55206" table:style-name="ce649">
            <text:p>55,206</text:p>
          </table:table-cell>
          <table:table-cell office:value-type="float" office:value="45223" table:style-name="ce649">
            <text:p>45,223</text:p>
          </table:table-cell>
          <table:table-cell office:value-type="float" office:value="39348" table:style-name="ce649">
            <text:p>39,348</text:p>
          </table:table-cell>
          <table:table-cell office:value-type="float" office:value="35219" table:style-name="ce649">
            <text:p>35,219</text:p>
          </table:table-cell>
          <table:table-cell table:number-columns-repeated="16371"/>
        </table:table-row>
        <table:table-row table:style-name="ro10">
          <table:table-cell table:style-name="ce454"/>
          <table:table-cell office:value-type="string" table:style-name="ce224">
            <text:p>Community sentence</text:p>
          </table:table-cell>
          <table:table-cell office:value-type="float" office:value="189171" table:style-name="ce649">
            <text:p>189,171</text:p>
          </table:table-cell>
          <table:table-cell office:value-type="float" office:value="181821" table:style-name="ce649">
            <text:p>181,821</text:p>
          </table:table-cell>
          <table:table-cell office:value-type="float" office:value="158586" table:style-name="ce649">
            <text:p>158,586</text:p>
          </table:table-cell>
          <table:table-cell office:value-type="float" office:value="131020" table:style-name="ce649">
            <text:p>131,020</text:p>
          </table:table-cell>
          <table:table-cell office:value-type="float" office:value="116435" table:style-name="ce649">
            <text:p>116,435</text:p>
          </table:table-cell>
          <table:table-cell office:value-type="float" office:value="113264" table:style-name="ce649">
            <text:p>113,264</text:p>
          </table:table-cell>
          <table:table-cell office:value-type="float" office:value="106229" table:style-name="ce649">
            <text:p>106,229</text:p>
          </table:table-cell>
          <table:table-cell office:value-type="float" office:value="98042" table:style-name="ce649">
            <text:p>98,042</text:p>
          </table:table-cell>
          <table:table-cell office:value-type="float" office:value="90628" table:style-name="ce649">
            <text:p>90,628</text:p>
          </table:table-cell>
          <table:table-cell office:value-type="float" office:value="89852" table:style-name="ce649">
            <text:p>89,852</text:p>
          </table:table-cell>
          <table:table-cell office:value-type="float" office:value="62363" table:style-name="ce649">
            <text:p>62,363</text:p>
          </table:table-cell>
          <table:table-cell table:number-columns-repeated="16371"/>
        </table:table-row>
        <table:table-row table:style-name="ro10">
          <table:table-cell table:style-name="ce454"/>
          <table:table-cell office:value-type="string" table:style-name="ce224">
            <text:p>Fine<text:span text:style-name="T3">(5)</text:span></text:p>
          </table:table-cell>
          <table:table-cell office:value-type="float" office:value="898154" table:style-name="ce649">
            <text:p>898,154</text:p>
          </table:table-cell>
          <table:table-cell office:value-type="float" office:value="857865" table:style-name="ce649">
            <text:p>857,865</text:p>
          </table:table-cell>
          <table:table-cell office:value-type="float" office:value="815994" table:style-name="ce649">
            <text:p>815,994</text:p>
          </table:table-cell>
          <table:table-cell office:value-type="float" office:value="804078" table:style-name="ce649">
            <text:p>804,078</text:p>
          </table:table-cell>
          <table:table-cell office:value-type="float" office:value="826141" table:style-name="ce649">
            <text:p>826,141</text:p>
          </table:table-cell>
          <table:table-cell office:value-type="float" office:value="883810" table:style-name="ce649">
            <text:p>883,810</text:p>
          </table:table-cell>
          <table:table-cell office:value-type="float" office:value="905708" table:style-name="ce649">
            <text:p>905,708</text:p>
          </table:table-cell>
          <table:table-cell office:value-type="float" office:value="907128" table:style-name="ce649">
            <text:p>907,128</text:p>
          </table:table-cell>
          <table:table-cell office:value-type="float" office:value="906430" table:style-name="ce649">
            <text:p>906,430</text:p>
          </table:table-cell>
          <table:table-cell office:value-type="float" office:value="915222" table:style-name="ce649">
            <text:p>915,222</text:p>
          </table:table-cell>
          <table:table-cell office:value-type="float" office:value="671518" table:style-name="ce649">
            <text:p>671,518</text:p>
          </table:table-cell>
          <table:table-cell table:number-columns-repeated="16371" table:style-name="ce3"/>
        </table:table-row>
        <table:table-row table:style-name="ro10">
          <table:table-cell table:style-name="ce454"/>
          <table:table-cell office:value-type="string" table:style-name="ce224">
            <text:p>Absolute discharge</text:p>
          </table:table-cell>
          <table:table-cell office:value-type="float" office:value="9013" table:style-name="ce649">
            <text:p>9,013</text:p>
          </table:table-cell>
          <table:table-cell office:value-type="float" office:value="8204" table:style-name="ce649">
            <text:p>8,204</text:p>
          </table:table-cell>
          <table:table-cell office:value-type="float" office:value="7615" table:style-name="ce649">
            <text:p>7,615</text:p>
          </table:table-cell>
          <table:table-cell office:value-type="float" office:value="7171" table:style-name="ce649">
            <text:p>7,171</text:p>
          </table:table-cell>
          <table:table-cell office:value-type="float" office:value="6120" table:style-name="ce649">
            <text:p>6,120</text:p>
          </table:table-cell>
          <table:table-cell office:value-type="float" office:value="7417" table:style-name="ce649">
            <text:p>7,417</text:p>
          </table:table-cell>
          <table:table-cell office:value-type="float" office:value="6514" table:style-name="ce649">
            <text:p>6,514</text:p>
          </table:table-cell>
          <table:table-cell office:value-type="float" office:value="4202" table:style-name="ce649">
            <text:p>4,202</text:p>
          </table:table-cell>
          <table:table-cell office:value-type="float" office:value="5091" table:style-name="ce649">
            <text:p>5,091</text:p>
          </table:table-cell>
          <table:table-cell office:value-type="float" office:value="4419" table:style-name="ce649">
            <text:p>4,419</text:p>
          </table:table-cell>
          <table:table-cell office:value-type="float" office:value="2314" table:style-name="ce649">
            <text:p>2,314</text:p>
          </table:table-cell>
          <table:table-cell table:number-columns-repeated="16371" table:style-name="ce3"/>
        </table:table-row>
        <table:table-row table:style-name="ro10">
          <table:table-cell table:style-name="ce454"/>
          <table:table-cell office:value-type="string" table:style-name="ce224">
            <text:p>Conditional discharge</text:p>
          </table:table-cell>
          <table:table-cell office:value-type="float" office:value="89039" table:style-name="ce649">
            <text:p>89,039</text:p>
          </table:table-cell>
          <table:table-cell office:value-type="float" office:value="87649" table:style-name="ce649">
            <text:p>87,649</text:p>
          </table:table-cell>
          <table:table-cell office:value-type="float" office:value="81559" table:style-name="ce649">
            <text:p>81,559</text:p>
          </table:table-cell>
          <table:table-cell office:value-type="float" office:value="76525" table:style-name="ce649">
            <text:p>76,525</text:p>
          </table:table-cell>
          <table:table-cell office:value-type="float" office:value="73755" table:style-name="ce649">
            <text:p>73,755</text:p>
          </table:table-cell>
          <table:table-cell office:value-type="float" office:value="67679" table:style-name="ce649">
            <text:p>67,679</text:p>
          </table:table-cell>
          <table:table-cell office:value-type="float" office:value="58305" table:style-name="ce649">
            <text:p>58,305</text:p>
          </table:table-cell>
          <table:table-cell office:value-type="float" office:value="49323" table:style-name="ce649">
            <text:p>49,323</text:p>
          </table:table-cell>
          <table:table-cell office:value-type="float" office:value="42611" table:style-name="ce649">
            <text:p>42,611</text:p>
          </table:table-cell>
          <table:table-cell office:value-type="float" office:value="37948" table:style-name="ce649">
            <text:p>37,948</text:p>
          </table:table-cell>
          <table:table-cell office:value-type="float" office:value="26317" table:style-name="ce649">
            <text:p>26,317</text:p>
          </table:table-cell>
          <table:table-cell table:number-columns-repeated="16371" table:style-name="ce3"/>
        </table:table-row>
        <table:table-row table:style-name="ro10">
          <table:table-cell table:style-name="ce454"/>
          <table:table-cell office:value-type="string" table:style-name="ce224">
            <text:p>Compensation</text:p>
          </table:table-cell>
          <table:table-cell office:value-type="float" office:value="7411" table:style-name="ce649">
            <text:p>7,411</text:p>
          </table:table-cell>
          <table:table-cell office:value-type="float" office:value="7083" table:style-name="ce649">
            <text:p>7,083</text:p>
          </table:table-cell>
          <table:table-cell office:value-type="float" office:value="6593" table:style-name="ce649">
            <text:p>6,593</text:p>
          </table:table-cell>
          <table:table-cell office:value-type="float" office:value="9484" table:style-name="ce649">
            <text:p>9,484</text:p>
          </table:table-cell>
          <table:table-cell office:value-type="float" office:value="6598" table:style-name="ce649">
            <text:p>6,598</text:p>
          </table:table-cell>
          <table:table-cell office:value-type="float" office:value="5558" table:style-name="ce649">
            <text:p>5,558</text:p>
          </table:table-cell>
          <table:table-cell office:value-type="float" office:value="4861" table:style-name="ce649">
            <text:p>4,861</text:p>
          </table:table-cell>
          <table:table-cell office:value-type="float" office:value="4904" table:style-name="ce649">
            <text:p>4,904</text:p>
          </table:table-cell>
          <table:table-cell office:value-type="float" office:value="4958" table:style-name="ce649">
            <text:p>4,958</text:p>
          </table:table-cell>
          <table:table-cell office:value-type="float" office:value="4738" table:style-name="ce649">
            <text:p>4,738</text:p>
          </table:table-cell>
          <table:table-cell office:value-type="float" office:value="3466" table:style-name="ce649">
            <text:p>3,466</text:p>
          </table:table-cell>
          <table:table-cell table:number-columns-repeated="16371" table:style-name="ce3"/>
        </table:table-row>
        <table:table-row table:style-name="ro10">
          <table:table-cell table:style-name="ce454"/>
          <table:table-cell office:value-type="string" table:style-name="ce224">
            <text:p>Otherwise dealt with<text:span text:style-name="T3">(6)</text:span></text:p>
          </table:table-cell>
          <table:table-cell office:value-type="float" office:value="24973" table:style-name="ce649">
            <text:p>24,973</text:p>
          </table:table-cell>
          <table:table-cell office:value-type="float" office:value="23494" table:style-name="ce649">
            <text:p>23,494</text:p>
          </table:table-cell>
          <table:table-cell office:value-type="float" office:value="19794" table:style-name="ce649">
            <text:p>19,794</text:p>
          </table:table-cell>
          <table:table-cell office:value-type="float" office:value="15068" table:style-name="ce649">
            <text:p>15,068</text:p>
          </table:table-cell>
          <table:table-cell office:value-type="float" office:value="21191" table:style-name="ce649">
            <text:p>21,191</text:p>
          </table:table-cell>
          <table:table-cell office:value-type="float" office:value="15026" table:style-name="ce649">
            <text:p>15,026</text:p>
          </table:table-cell>
          <table:table-cell office:value-type="float" office:value="12842" table:style-name="ce649">
            <text:p>12,842</text:p>
          </table:table-cell>
          <table:table-cell office:value-type="float" office:value="12991" table:style-name="ce649">
            <text:p>12,991</text:p>
          </table:table-cell>
          <table:table-cell office:value-type="float" office:value="11738" table:style-name="ce649">
            <text:p>11,738</text:p>
          </table:table-cell>
          <table:table-cell office:value-type="float" office:value="11899" table:style-name="ce649">
            <text:p>11,899</text:p>
          </table:table-cell>
          <table:table-cell office:value-type="float" office:value="9069" table:style-name="ce649">
            <text:p>9,069</text:p>
          </table:table-cell>
          <table:table-cell table:number-columns-repeated="16371" table:style-name="ce3"/>
        </table:table-row>
        <table:table-row table:style-name="ro10">
          <table:table-cell table:style-name="ce454"/>
          <table:table-cell table:style-name="ce224"/>
          <table:table-cell table:number-columns-repeated="11" table:style-name="ce649"/>
          <table:table-cell table:number-columns-repeated="16371" table:style-name="ce3"/>
        </table:table-row>
        <table:table-row table:style-name="ro10">
          <table:table-cell table:style-name="ce454"/>
          <table:table-cell office:value-type="string" table:style-name="ce224">
            <text:p>Average custodial sentence (months)<text:span text:style-name="T3">(7)<text:s/></text:span></text:p>
          </table:table-cell>
          <table:table-cell office:value-type="float" office:value="13.841900000000001" table:style-name="ce689">
            <text:p>13.8</text:p>
          </table:table-cell>
          <table:table-cell office:value-type="float" office:value="14.0604" table:style-name="ce689">
            <text:p>14.1</text:p>
          </table:table-cell>
          <table:table-cell office:value-type="float" office:value="14.4978" table:style-name="ce689">
            <text:p>14.5</text:p>
          </table:table-cell>
          <table:table-cell office:value-type="float" office:value="15.307" table:style-name="ce689">
            <text:p>15.3</text:p>
          </table:table-cell>
          <table:table-cell office:value-type="float" office:value="15.481" table:style-name="ce689">
            <text:p>15.5</text:p>
          </table:table-cell>
          <table:table-cell office:value-type="float" office:value="16.208300000000001" table:style-name="ce689">
            <text:p>16.2</text:p>
          </table:table-cell>
          <table:table-cell office:value-type="float" office:value="16.412700000000001" table:style-name="ce689">
            <text:p>16.4</text:p>
          </table:table-cell>
          <table:table-cell office:value-type="float" office:value="16.591799999999999" table:style-name="ce689">
            <text:p>16.6</text:p>
          </table:table-cell>
          <table:table-cell office:value-type="float" office:value="17.261500000000002" table:style-name="ce689">
            <text:p>17.3</text:p>
          </table:table-cell>
          <table:table-cell office:value-type="float" office:value="18.0123" table:style-name="ce689">
            <text:p>18.0</text:p>
          </table:table-cell>
          <table:table-cell office:value-type="float" office:value="18.998999999999999" table:style-name="ce689">
            <text:p>19.0</text:p>
          </table:table-cell>
          <table:table-cell table:number-columns-repeated="16371" table:style-name="ce3"/>
        </table:table-row>
        <table:table-row table:style-name="ro10">
          <table:table-cell table:style-name="ce583"/>
          <table:table-cell table:style-name="ce447"/>
          <table:table-cell table:number-columns-repeated="11" table:style-name="ce692"/>
          <table:table-cell table:number-columns-repeated="16371" table:style-name="ce3"/>
        </table:table-row>
        <table:table-row table:style-name="ro10">
          <table:table-cell table:style-name="ce454"/>
          <table:table-cell table:style-name="ce224"/>
          <table:table-cell table:number-columns-repeated="11" table:style-name="ce649"/>
          <table:table-cell table:number-columns-repeated="16371" table:style-name="ce3"/>
        </table:table-row>
        <table:table-row table:style-name="ro78">
          <table:table-cell office:value-type="string" table:style-name="ce32">
            <text:p>Source: Ministry of Justice Court Proceedings Database</text:p>
          </table:table-cell>
          <table:table-cell table:number-columns-repeated="24" table:style-name="ce14"/>
          <table:table-cell table:number-columns-repeated="16359" table:style-name="ce1"/>
        </table:table-row>
        <table:table-row table:style-name="ro6">
          <table:table-cell office:value-type="string" table:style-name="ce32">
            <text:p>: = Not available</text:p>
          </table:table-cell>
          <table:table-cell table:number-columns-repeated="24" table:style-name="ce14"/>
          <table:table-cell table:number-columns-repeated="16359" table:style-name="ce1"/>
        </table:table-row>
        <table:table-row table:style-name="ro6">
          <table:table-cell office:value-type="string" table:style-name="ce593">
            <text:p>- = nil</text:p>
          </table:table-cell>
          <table:table-cell table:number-columns-repeated="24" table:style-name="ce14"/>
          <table:table-cell table:number-columns-repeated="16359" table:style-name="ce1"/>
        </table:table-row>
        <table:table-row table:style-name="ro10">
          <table:table-cell table:style-name="ce32"/>
          <table:table-cell table:number-columns-repeated="12" table:style-name="ce224"/>
          <table:table-cell table:number-columns-repeated="26" table:style-name="ce3"/>
          <table:table-cell table:number-columns-repeated="16345" table:style-name="ce1"/>
        </table:table-row>
        <table:table-row table:style-name="ro6">
          <table:table-cell office:value-type="string" table:style-name="ce224">
            <text:p>(1) Includes males, females, persons where sex "Not Stated" and other offenders, i.e. companies, public bodies, etc.</text:p>
          </table:table-cell>
          <table:table-cell table:number-columns-repeated="11" table:style-name="ce224"/>
          <table:table-cell table:style-name="ce455"/>
          <table:table-cell table:number-columns-repeated="26" table:style-name="ce3"/>
          <table:table-cell table:number-columns-repeated="16345" table:style-name="ce1"/>
        </table:table-row>
        <table:table-row table:style-name="ro10">
          <table:table-cell table:number-columns-repeated="12" table:style-name="ce224"/>
          <table:table-cell table:style-name="ce455"/>
          <table:table-cell table:number-columns-repeated="26" table:style-name="ce3"/>
          <table:table-cell table:number-columns-repeated="16345" table:style-name="ce1"/>
        </table:table-row>
        <table:table-row table:style-name="ro6">
          <table:table-cell office:value-type="string" table:style-name="ce224">
            <text:p>(2) Ambiguity in the status of small business owners can occasionally lead to defendants recorded as companies receiving sentences only available to people, such as community or custodial sentences.</text:p>
          </table:table-cell>
          <table:table-cell table:number-columns-repeated="12" table:style-name="ce224"/>
          <table:table-cell table:number-columns-repeated="26" table:style-name="ce3"/>
          <table:table-cell table:number-columns-repeated="16345" table:style-name="ce1"/>
        </table:table-row>
        <table:table-row table:style-name="ro6">
          <table:table-cell table:number-columns-repeated="13" table:style-name="ce224"/>
          <table:table-cell table:number-columns-repeated="26" table:style-name="ce3"/>
          <table:table-cell table:number-columns-repeated="16345" table:style-name="ce1"/>
        </table:table-row>
        <table:table-row table:style-name="ro25">
          <table:table-cell office:value-type="string" table:number-columns-spanned="13" table:number-rows-spanned="1" table:style-name="ce237">
            <text:p>(3) Data relate to persons for whom these offences were the principal offences for which they were dealt with. When a defendant has been found guilty of two or more offences it is the offence for which the heaviest penalty is imposed. Where the same disposal is imposed for two or more offences, the offence selected is the offence for which the statutory maximum penalty is the most severe.<text:s text:c="2"/></text:p>
          </table:table-cell>
          <table:covered-table-cell table:number-columns-repeated="12"/>
          <table:table-cell table:number-columns-repeated="26" table:style-name="ce3"/>
          <table:table-cell table:number-columns-repeated="16345" table:style-name="ce1"/>
        </table:table-row>
        <table:table-row table:style-name="ro6">
          <table:table-cell table:number-columns-repeated="13" table:style-name="ce222"/>
          <table:table-cell table:number-columns-repeated="26" table:style-name="ce3"/>
          <table:table-cell table:number-columns-repeated="16345" table:style-name="ce1"/>
        </table:table-row>
        <table:table-row table:style-name="ro6">
          <table:table-cell office:value-type="string" table:style-name="ce224">
            <text:p>(4) Data are given on a principal disposal basis - i.e. reporting the most severe sentence for the principal offence.                                                                                                                                                                                                       </text:p>
          </table:table-cell>
          <table:table-cell table:number-columns-repeated="12" table:style-name="ce224"/>
          <table:table-cell table:style-name="ce621"/>
          <table:table-cell table:number-columns-repeated="25" table:style-name="ce3"/>
          <table:table-cell table:number-columns-repeated="16345" table:style-name="ce1"/>
        </table:table-row>
        <table:table-row table:style-name="ro6">
          <table:table-cell table:number-columns-repeated="13" table:style-name="ce224"/>
          <table:table-cell table:number-columns-repeated="26" table:style-name="ce3"/>
          <table:table-cell table:number-columns-repeated="16345" table:style-name="ce1"/>
        </table:table-row>
        <table:table-row table:style-name="ro6">
          <table:table-cell office:value-type="string" table:style-name="ce225">
            <text:p>(5) Due to limitations in data supply, fine data from magistrates’ courts has been omitted from our data between 2009 and 2014 of values between £10,000 and £99,999.</text:p>
          </table:table-cell>
          <table:table-cell table:number-columns-repeated="12" table:style-name="ce225"/>
          <table:table-cell table:number-columns-repeated="12" table:style-name="ce3"/>
          <table:table-cell table:number-columns-repeated="16359" table:style-name="ce1"/>
        </table:table-row>
        <table:table-row table:style-name="ro6">
          <table:table-cell table:number-columns-repeated="13" table:style-name="ce225"/>
          <table:table-cell table:number-columns-repeated="12" table:style-name="ce3"/>
          <table:table-cell table:number-columns-repeated="16359" table:style-name="ce1"/>
        </table:table-row>
        <table:table-row table:style-name="ro6">
          <table:table-cell office:value-type="string" table:style-name="ce225">
            <text:p>(6) Including restriction orders, hospital orders, guardianship orders, police cells, and other disposals.</text:p>
          </table:table-cell>
          <table:table-cell table:number-columns-repeated="12" table:style-name="ce225"/>
          <table:table-cell table:number-columns-repeated="12" table:style-name="ce3"/>
          <table:table-cell table:number-columns-repeated="16359" table:style-name="ce1"/>
        </table:table-row>
        <table:table-row table:style-name="ro6">
          <table:table-cell table:number-columns-repeated="13" table:style-name="ce225"/>
          <table:table-cell table:number-columns-repeated="12" table:style-name="ce3"/>
          <table:table-cell table:number-columns-repeated="16359" table:style-name="ce1"/>
        </table:table-row>
        <table:table-row table:style-name="ro6">
          <table:table-cell office:value-type="string" table:style-name="ce225">
            <text:p>(7) Excludes life and other indeterminate sentences.</text:p>
          </table:table-cell>
          <table:table-cell table:number-columns-repeated="12" table:style-name="ce225"/>
          <table:table-cell table:number-columns-repeated="12" table:style-name="ce3"/>
          <table:table-cell table:number-columns-repeated="16359" table:style-name="ce1"/>
        </table:table-row>
        <table:table-row table:style-name="ro6">
          <table:table-cell table:number-columns-repeated="12" table:style-name="ce32"/>
          <table:table-cell table:style-name="ce693"/>
          <table:table-cell table:number-columns-repeated="12" table:style-name="ce3"/>
          <table:table-cell table:number-columns-repeated="16359" table:style-name="ce1"/>
        </table:table-row>
        <table:table-row table:style-name="ro58">
          <table:table-cell office:value-type="string" table:number-columns-spanned="13" table:number-rows-spanned="1" table:style-name="ce481">
            <text:p>(8) Offences are classified as ‘not known’ if validation checks cannot identify a valid code for the record. Validation checks target apparent anomalies in the data, for example offenders sentenced to high custodial sentences for offence codes known to be commonly misused. Some outcomes for ‘not known’ records may therefore appear relatively severe because such records are most likely to have been reviewed and subsequently identified as ‘not known’</text:p>
          </table:table-cell>
          <table:covered-table-cell table:number-columns-repeated="12"/>
          <table:table-cell table:number-columns-repeated="12" table:style-name="ce694"/>
          <table:table-cell table:number-columns-repeated="16359" table:style-name="ce3"/>
        </table:table-row>
        <table:table-row table:style-name="ro6">
          <table:table-cell table:number-columns-repeated="13" table:style-name="ce225"/>
          <table:table-cell table:number-columns-repeated="12" table:style-name="ce3"/>
          <table:table-cell table:number-columns-repeated="16359" table:style-name="ce1"/>
        </table:table-row>
        <table:table-row table:style-name="ro6">
          <table:table-cell office:value-type="string" table:style-name="ce224">
            <text:p>(9) Excludes other offenders, i.e. companies, public bodies, etc.</text:p>
          </table:table-cell>
          <table:table-cell table:number-columns-repeated="12" table:style-name="ce14"/>
          <table:table-cell table:number-columns-repeated="12" table:style-name="ce3"/>
          <table:table-cell table:number-columns-repeated="16359" table:style-name="ce1"/>
        </table:table-row>
        <table:table-row table:number-rows-repeated="1048386" table:style-name="ro10">
          <table:table-cell table:number-columns-repeated="16384"/>
        </table:table-row>
      </table:table>
      <table:table table:name="Q5_2" table:style-name="ta1">
        <table:table-column table:style-name="co82" table:default-cell-style-name="ce224"/>
        <table:table-column table:style-name="co63" table:number-columns-repeated="11" table:default-cell-style-name="ce224"/>
        <table:table-column table:style-name="co4" table:number-columns-repeated="16372" table:default-cell-style-name="ce224"/>
        <table:table-row table:style-name="ro84">
          <table:table-cell office:value-type="string" table:number-columns-spanned="12" table:number-rows-spanned="1" table:style-name="ce721">
            <text:p>Table Q5.2a - Persons<text:span text:style-name="T7">(1)</text:span> sentenced at all courts to immediate custody, by offence group, 12 months ending September 2010 to year ending September 2020<text:span text:style-name="T7">(2)(3)</text:span></text:p>
          </table:table-cell>
          <table:covered-table-cell table:number-columns-repeated="11"/>
          <table:table-cell table:number-columns-repeated="16372" table:style-name="ce3"/>
        </table:table-row>
        <table:table-row table:style-name="ro10">
          <table:table-cell office:value-type="string" table:style-name="ce31">
            <text:p><text:a xlink:href="#Contents.A1">back to contents</text:a></text:p>
          </table:table-cell>
          <table:table-cell table:number-columns-repeated="11" table:style-name="ce695"/>
          <table:table-cell table:number-columns-repeated="16372" table:style-name="ce3"/>
        </table:table-row>
        <table:table-row table:style-name="ro10">
          <table:table-cell office:value-type="string" table:style-name="ce32">
            <text:p>England and Wales<text:s text:c="2"/></text:p>
          </table:table-cell>
          <table:table-cell table:number-columns-repeated="8" table:style-name="ce32"/>
          <table:table-cell table:style-name="ce224"/>
          <table:table-cell table:style-name="ce32"/>
          <table:table-cell office:value-type="string" table:style-name="ce566">
            <text:p>Number of persons</text:p>
          </table:table-cell>
          <table:table-cell table:number-columns-repeated="16372" table:style-name="ce3"/>
        </table:table-row>
        <table:table-row table:style-name="ro10">
          <table:table-cell table:style-name="ce570"/>
          <table:table-cell office:value-type="string" table:number-columns-spanned="11" table:number-rows-spanned="1" table:style-name="ce480">
            <text:p>12 months ending September</text:p>
          </table:table-cell>
          <table:covered-table-cell table:number-columns-repeated="10"/>
          <table:table-cell table:number-columns-repeated="16372" table:style-name="ce3"/>
        </table:table-row>
        <table:table-row table:style-name="ro80">
          <table:table-cell office:value-type="string" table:style-name="ce464">
            <text:p>Offence group</text:p>
          </table:table-cell>
          <table:table-cell office:value-type="float" office:value="2010" table:style-name="ce681">
            <text:p>2010</text:p>
          </table:table-cell>
          <table:table-cell office:value-type="float" office:value="2011" table:style-name="ce681">
            <text:p>2011</text:p>
          </table:table-cell>
          <table:table-cell office:value-type="float" office:value="2012" table:style-name="ce681">
            <text:p>2012</text:p>
          </table:table-cell>
          <table:table-cell office:value-type="float" office:value="2013" table:style-name="ce681">
            <text:p>2013</text:p>
          </table:table-cell>
          <table:table-cell office:value-type="float" office:value="2014" table:style-name="ce681">
            <text:p>2014</text:p>
          </table:table-cell>
          <table:table-cell office:value-type="float" office:value="2015" table:style-name="ce681">
            <text:p>2015</text:p>
          </table:table-cell>
          <table:table-cell office:value-type="float" office:value="2016" table:style-name="ce681">
            <text:p>2016</text:p>
          </table:table-cell>
          <table:table-cell office:value-type="float" office:value="2017" table:style-name="ce681">
            <text:p>2017</text:p>
          </table:table-cell>
          <table:table-cell office:value-type="float" office:value="2018" table:style-name="ce681">
            <text:p>2018</text:p>
          </table:table-cell>
          <table:table-cell office:value-type="float" office:value="2019" table:style-name="ce681">
            <text:p>2019</text:p>
          </table:table-cell>
          <table:table-cell office:value-type="float" office:value="2020" table:style-name="ce681">
            <text:p>2020</text:p>
          </table:table-cell>
          <table:table-cell table:number-columns-repeated="16372" table:style-name="ce3"/>
        </table:table-row>
        <table:table-row table:style-name="ro10">
          <table:table-cell office:value-type="string" table:style-name="ce224">
            <text:p>Violence against the person</text:p>
          </table:table-cell>
          <table:table-cell office:value-type="float" office:value="11749" table:style-name="ce696">
            <text:p><text:s/>11,749<text:s/></text:p>
          </table:table-cell>
          <table:table-cell office:value-type="float" office:value="11911" table:style-name="ce696">
            <text:p><text:s/>11,911<text:s/></text:p>
          </table:table-cell>
          <table:table-cell office:value-type="float" office:value="11678" table:style-name="ce696">
            <text:p><text:s/>11,678<text:s/></text:p>
          </table:table-cell>
          <table:table-cell office:value-type="float" office:value="10523" table:style-name="ce696">
            <text:p><text:s/>10,523<text:s/></text:p>
          </table:table-cell>
          <table:table-cell office:value-type="float" office:value="10932" table:style-name="ce696">
            <text:p><text:s/>10,932<text:s/></text:p>
          </table:table-cell>
          <table:table-cell office:value-type="float" office:value="11768" table:style-name="ce696">
            <text:p><text:s/>11,768<text:s/></text:p>
          </table:table-cell>
          <table:table-cell office:value-type="float" office:value="12048" table:style-name="ce696">
            <text:p><text:s/>12,048<text:s/></text:p>
          </table:table-cell>
          <table:table-cell office:value-type="float" office:value="11619" table:style-name="ce696">
            <text:p><text:s/>11,619<text:s/></text:p>
          </table:table-cell>
          <table:table-cell office:value-type="float" office:value="11668" table:style-name="ce696">
            <text:p><text:s/>11,668<text:s/></text:p>
          </table:table-cell>
          <table:table-cell office:value-type="float" office:value="12322" table:style-name="ce696">
            <text:p><text:s/>12,322<text:s/></text:p>
          </table:table-cell>
          <table:table-cell office:value-type="float" office:value="12236" table:style-name="ce696">
            <text:p><text:s/>12,236<text:s/></text:p>
          </table:table-cell>
          <table:table-cell table:number-columns-repeated="16372" table:style-name="ce3"/>
        </table:table-row>
        <table:table-row table:style-name="ro10">
          <table:table-cell office:value-type="string" table:style-name="ce224">
            <text:p>Sexual offences</text:p>
          </table:table-cell>
          <table:table-cell office:value-type="float" office:value="3184" table:style-name="ce696">
            <text:p><text:s/>3,184<text:s/></text:p>
          </table:table-cell>
          <table:table-cell office:value-type="float" office:value="3443" table:style-name="ce696">
            <text:p><text:s/>3,443<text:s/></text:p>
          </table:table-cell>
          <table:table-cell office:value-type="float" office:value="3399" table:style-name="ce696">
            <text:p><text:s/>3,399<text:s/></text:p>
          </table:table-cell>
          <table:table-cell office:value-type="float" office:value="3375" table:style-name="ce696">
            <text:p><text:s/>3,375<text:s/></text:p>
          </table:table-cell>
          <table:table-cell office:value-type="float" office:value="3577" table:style-name="ce696">
            <text:p><text:s/>3,577<text:s/></text:p>
          </table:table-cell>
          <table:table-cell office:value-type="float" office:value="4011" table:style-name="ce696">
            <text:p><text:s/>4,011<text:s/></text:p>
          </table:table-cell>
          <table:table-cell office:value-type="float" office:value="4365" table:style-name="ce696">
            <text:p><text:s/>4,365<text:s/></text:p>
          </table:table-cell>
          <table:table-cell office:value-type="float" office:value="4211" table:style-name="ce696">
            <text:p><text:s/>4,211<text:s/></text:p>
          </table:table-cell>
          <table:table-cell office:value-type="float" office:value="3559" table:style-name="ce696">
            <text:p><text:s/>3,559<text:s/></text:p>
          </table:table-cell>
          <table:table-cell office:value-type="float" office:value="2824" table:style-name="ce696">
            <text:p><text:s/>2,824<text:s/></text:p>
          </table:table-cell>
          <table:table-cell office:value-type="float" office:value="2191" table:style-name="ce696">
            <text:p><text:s/>2,191<text:s/></text:p>
          </table:table-cell>
          <table:table-cell table:number-columns-repeated="16372" table:style-name="ce3"/>
        </table:table-row>
        <table:table-row table:style-name="ro10">
          <table:table-cell office:value-type="string" table:style-name="ce224">
            <text:p>Robbery</text:p>
          </table:table-cell>
          <table:table-cell office:value-type="float" office:value="4879" table:style-name="ce696">
            <text:p><text:s/>4,879<text:s/></text:p>
          </table:table-cell>
          <table:table-cell office:value-type="float" office:value="5397" table:style-name="ce696">
            <text:p><text:s/>5,397<text:s/></text:p>
          </table:table-cell>
          <table:table-cell office:value-type="float" office:value="5241" table:style-name="ce696">
            <text:p><text:s/>5,241<text:s/></text:p>
          </table:table-cell>
          <table:table-cell office:value-type="float" office:value="4515" table:style-name="ce696">
            <text:p><text:s/>4,515<text:s/></text:p>
          </table:table-cell>
          <table:table-cell office:value-type="float" office:value="3817" table:style-name="ce696">
            <text:p><text:s/>3,817<text:s/></text:p>
          </table:table-cell>
          <table:table-cell office:value-type="float" office:value="3341" table:style-name="ce696">
            <text:p><text:s/>3,341<text:s/></text:p>
          </table:table-cell>
          <table:table-cell office:value-type="float" office:value="2998" table:style-name="ce696">
            <text:p><text:s/>2,998<text:s/></text:p>
          </table:table-cell>
          <table:table-cell office:value-type="float" office:value="2734" table:style-name="ce696">
            <text:p><text:s/>2,734<text:s/></text:p>
          </table:table-cell>
          <table:table-cell office:value-type="float" office:value="2537" table:style-name="ce696">
            <text:p><text:s/>2,537<text:s/></text:p>
          </table:table-cell>
          <table:table-cell office:value-type="float" office:value="2526" table:style-name="ce696">
            <text:p><text:s/>2,526<text:s/></text:p>
          </table:table-cell>
          <table:table-cell office:value-type="float" office:value="2138" table:style-name="ce696">
            <text:p><text:s/>2,138<text:s/></text:p>
          </table:table-cell>
          <table:table-cell table:number-columns-repeated="16372" table:style-name="ce3"/>
        </table:table-row>
        <table:table-row table:style-name="ro10">
          <table:table-cell office:value-type="string" table:style-name="ce224">
            <text:p>Theft offences</text:p>
          </table:table-cell>
          <table:table-cell office:value-type="float" office:value="29832" table:style-name="ce696">
            <text:p><text:s/>29,832<text:s/></text:p>
          </table:table-cell>
          <table:table-cell office:value-type="float" office:value="33102" table:style-name="ce696">
            <text:p><text:s/>33,102<text:s/></text:p>
          </table:table-cell>
          <table:table-cell office:value-type="float" office:value="33246" table:style-name="ce696">
            <text:p><text:s/>33,246<text:s/></text:p>
          </table:table-cell>
          <table:table-cell office:value-type="float" office:value="31568" table:style-name="ce696">
            <text:p><text:s/>31,568<text:s/></text:p>
          </table:table-cell>
          <table:table-cell office:value-type="float" office:value="30865" table:style-name="ce696">
            <text:p><text:s/>30,865<text:s/></text:p>
          </table:table-cell>
          <table:table-cell office:value-type="float" office:value="28115" table:style-name="ce696">
            <text:p><text:s/>28,115<text:s/></text:p>
          </table:table-cell>
          <table:table-cell office:value-type="float" office:value="26075" table:style-name="ce696">
            <text:p><text:s/>26,075<text:s/></text:p>
          </table:table-cell>
          <table:table-cell office:value-type="float" office:value="24332" table:style-name="ce696">
            <text:p><text:s/>24,332<text:s/></text:p>
          </table:table-cell>
          <table:table-cell office:value-type="float" office:value="21013" table:style-name="ce696">
            <text:p><text:s/>21,013<text:s/></text:p>
          </table:table-cell>
          <table:table-cell office:value-type="float" office:value="18638" table:style-name="ce696">
            <text:p><text:s/>18,638<text:s/></text:p>
          </table:table-cell>
          <table:table-cell office:value-type="float" office:value="14010" table:style-name="ce696">
            <text:p><text:s/>14,010<text:s/></text:p>
          </table:table-cell>
          <table:table-cell table:number-columns-repeated="16372" table:style-name="ce3"/>
        </table:table-row>
        <table:table-row table:style-name="ro10">
          <table:table-cell office:value-type="string" table:style-name="ce224">
            <text:p>Criminal damage and arson</text:p>
          </table:table-cell>
          <table:table-cell office:value-type="float" office:value="1018" table:style-name="ce696">
            <text:p><text:s/>1,018<text:s/></text:p>
          </table:table-cell>
          <table:table-cell office:value-type="float" office:value="998" table:style-name="ce696">
            <text:p><text:s/>998<text:s/></text:p>
          </table:table-cell>
          <table:table-cell office:value-type="float" office:value="937" table:style-name="ce696">
            <text:p><text:s/>937<text:s/></text:p>
          </table:table-cell>
          <table:table-cell office:value-type="float" office:value="751" table:style-name="ce696">
            <text:p><text:s/>751<text:s/></text:p>
          </table:table-cell>
          <table:table-cell office:value-type="float" office:value="636" table:style-name="ce696">
            <text:p><text:s/>636<text:s/></text:p>
          </table:table-cell>
          <table:table-cell office:value-type="float" office:value="660" table:style-name="ce696">
            <text:p><text:s/>660<text:s/></text:p>
          </table:table-cell>
          <table:table-cell office:value-type="float" office:value="615" table:style-name="ce696">
            <text:p><text:s/>615<text:s/></text:p>
          </table:table-cell>
          <table:table-cell office:value-type="float" office:value="653" table:style-name="ce696">
            <text:p><text:s/>653<text:s/></text:p>
          </table:table-cell>
          <table:table-cell office:value-type="float" office:value="547" table:style-name="ce696">
            <text:p><text:s/>547<text:s/></text:p>
          </table:table-cell>
          <table:table-cell office:value-type="float" office:value="450" table:style-name="ce696">
            <text:p><text:s/>450<text:s/></text:p>
          </table:table-cell>
          <table:table-cell office:value-type="float" office:value="419" table:style-name="ce696">
            <text:p><text:s/>419<text:s/></text:p>
          </table:table-cell>
          <table:table-cell table:number-columns-repeated="16372" table:style-name="ce3"/>
        </table:table-row>
        <table:table-row table:style-name="ro10">
          <table:table-cell office:value-type="string" table:style-name="ce224">
            <text:p>Drug offences</text:p>
          </table:table-cell>
          <table:table-cell office:value-type="float" office:value="9844" table:style-name="ce696">
            <text:p><text:s/>9,844<text:s/></text:p>
          </table:table-cell>
          <table:table-cell office:value-type="float" office:value="9699" table:style-name="ce696">
            <text:p><text:s/>9,699<text:s/></text:p>
          </table:table-cell>
          <table:table-cell office:value-type="float" office:value="9269" table:style-name="ce696">
            <text:p><text:s/>9,269<text:s/></text:p>
          </table:table-cell>
          <table:table-cell office:value-type="float" office:value="8994" table:style-name="ce696">
            <text:p><text:s/>8,994<text:s/></text:p>
          </table:table-cell>
          <table:table-cell office:value-type="float" office:value="8892" table:style-name="ce696">
            <text:p><text:s/>8,892<text:s/></text:p>
          </table:table-cell>
          <table:table-cell office:value-type="float" office:value="8469" table:style-name="ce696">
            <text:p><text:s/>8,469<text:s/></text:p>
          </table:table-cell>
          <table:table-cell office:value-type="float" office:value="9068" table:style-name="ce696">
            <text:p><text:s/>9,068<text:s/></text:p>
          </table:table-cell>
          <table:table-cell office:value-type="float" office:value="8430" table:style-name="ce696">
            <text:p><text:s/>8,430<text:s/></text:p>
          </table:table-cell>
          <table:table-cell office:value-type="float" office:value="7636" table:style-name="ce696">
            <text:p><text:s/>7,636<text:s/></text:p>
          </table:table-cell>
          <table:table-cell office:value-type="float" office:value="8380" table:style-name="ce696">
            <text:p><text:s/>8,380<text:s/></text:p>
          </table:table-cell>
          <table:table-cell office:value-type="float" office:value="8534" table:style-name="ce696">
            <text:p><text:s/>8,534<text:s/></text:p>
          </table:table-cell>
          <table:table-cell table:number-columns-repeated="16372" table:style-name="ce3"/>
        </table:table-row>
        <table:table-row table:style-name="ro10">
          <table:table-cell office:value-type="string" table:style-name="ce224">
            <text:p>Possession of weapons</text:p>
          </table:table-cell>
          <table:table-cell office:value-type="float" office:value="3030" table:style-name="ce696">
            <text:p><text:s/>3,030<text:s/></text:p>
          </table:table-cell>
          <table:table-cell office:value-type="float" office:value="3078" table:style-name="ce696">
            <text:p><text:s/>3,078<text:s/></text:p>
          </table:table-cell>
          <table:table-cell office:value-type="float" office:value="2878" table:style-name="ce696">
            <text:p><text:s/>2,878<text:s/></text:p>
          </table:table-cell>
          <table:table-cell office:value-type="float" office:value="2567" table:style-name="ce696">
            <text:p><text:s/>2,567<text:s/></text:p>
          </table:table-cell>
          <table:table-cell office:value-type="float" office:value="2662" table:style-name="ce696">
            <text:p><text:s/>2,662<text:s/></text:p>
          </table:table-cell>
          <table:table-cell office:value-type="float" office:value="2838" table:style-name="ce696">
            <text:p><text:s/>2,838<text:s/></text:p>
          </table:table-cell>
          <table:table-cell office:value-type="float" office:value="3863" table:style-name="ce696">
            <text:p><text:s/>3,863<text:s/></text:p>
          </table:table-cell>
          <table:table-cell office:value-type="float" office:value="4302" table:style-name="ce696">
            <text:p><text:s/>4,302<text:s/></text:p>
          </table:table-cell>
          <table:table-cell office:value-type="float" office:value="4731" table:style-name="ce696">
            <text:p><text:s/>4,731<text:s/></text:p>
          </table:table-cell>
          <table:table-cell office:value-type="float" office:value="5264" table:style-name="ce696">
            <text:p><text:s/>5,264<text:s/></text:p>
          </table:table-cell>
          <table:table-cell office:value-type="float" office:value="4512" table:style-name="ce696">
            <text:p><text:s/>4,512<text:s/></text:p>
          </table:table-cell>
          <table:table-cell table:number-columns-repeated="16372" table:style-name="ce3"/>
        </table:table-row>
        <table:table-row table:style-name="ro10">
          <table:table-cell office:value-type="string" table:style-name="ce224">
            <text:p>Public order offences</text:p>
          </table:table-cell>
          <table:table-cell office:value-type="float" office:value="5323" table:style-name="ce696">
            <text:p><text:s/>5,323<text:s/></text:p>
          </table:table-cell>
          <table:table-cell office:value-type="float" office:value="5415" table:style-name="ce696">
            <text:p><text:s/>5,415<text:s/></text:p>
          </table:table-cell>
          <table:table-cell office:value-type="float" office:value="5276" table:style-name="ce696">
            <text:p><text:s/>5,276<text:s/></text:p>
          </table:table-cell>
          <table:table-cell office:value-type="float" office:value="4687" table:style-name="ce696">
            <text:p><text:s/>4,687<text:s/></text:p>
          </table:table-cell>
          <table:table-cell office:value-type="float" office:value="4875" table:style-name="ce696">
            <text:p><text:s/>4,875<text:s/></text:p>
          </table:table-cell>
          <table:table-cell office:value-type="float" office:value="4845" table:style-name="ce696">
            <text:p><text:s/>4,845<text:s/></text:p>
          </table:table-cell>
          <table:table-cell office:value-type="float" office:value="4825" table:style-name="ce696">
            <text:p><text:s/>4,825<text:s/></text:p>
          </table:table-cell>
          <table:table-cell office:value-type="float" office:value="4914" table:style-name="ce696">
            <text:p><text:s/>4,914<text:s/></text:p>
          </table:table-cell>
          <table:table-cell office:value-type="float" office:value="4782" table:style-name="ce696">
            <text:p><text:s/>4,782<text:s/></text:p>
          </table:table-cell>
          <table:table-cell office:value-type="float" office:value="4736" table:style-name="ce696">
            <text:p><text:s/>4,736<text:s/></text:p>
          </table:table-cell>
          <table:table-cell office:value-type="float" office:value="4425" table:style-name="ce696">
            <text:p><text:s/>4,425<text:s/></text:p>
          </table:table-cell>
          <table:table-cell table:number-columns-repeated="16372" table:style-name="ce3"/>
        </table:table-row>
        <table:table-row table:style-name="ro10">
          <table:table-cell office:value-type="string" table:style-name="ce224">
            <text:p>Miscellaneous crimes against society</text:p>
          </table:table-cell>
          <table:table-cell office:value-type="float" office:value="10243" table:style-name="ce696">
            <text:p><text:s/>10,243<text:s/></text:p>
          </table:table-cell>
          <table:table-cell office:value-type="float" office:value="10133" table:style-name="ce696">
            <text:p><text:s/>10,133<text:s/></text:p>
          </table:table-cell>
          <table:table-cell office:value-type="float" office:value="9021" table:style-name="ce696">
            <text:p><text:s/>9,021<text:s/></text:p>
          </table:table-cell>
          <table:table-cell office:value-type="float" office:value="8524" table:style-name="ce696">
            <text:p><text:s/>8,524<text:s/></text:p>
          </table:table-cell>
          <table:table-cell office:value-type="float" office:value="8275" table:style-name="ce696">
            <text:p><text:s/>8,275<text:s/></text:p>
          </table:table-cell>
          <table:table-cell office:value-type="float" office:value="7950" table:style-name="ce696">
            <text:p><text:s/>7,950<text:s/></text:p>
          </table:table-cell>
          <table:table-cell office:value-type="float" office:value="8769" table:style-name="ce696">
            <text:p><text:s/>8,769<text:s/></text:p>
          </table:table-cell>
          <table:table-cell office:value-type="float" office:value="8619" table:style-name="ce696">
            <text:p><text:s/>8,619<text:s/></text:p>
          </table:table-cell>
          <table:table-cell office:value-type="float" office:value="7822" table:style-name="ce696">
            <text:p><text:s/>7,822<text:s/></text:p>
          </table:table-cell>
          <table:table-cell office:value-type="float" office:value="7213" table:style-name="ce696">
            <text:p><text:s/>7,213<text:s/></text:p>
          </table:table-cell>
          <table:table-cell office:value-type="float" office:value="5632" table:style-name="ce696">
            <text:p><text:s/>5,632<text:s/></text:p>
          </table:table-cell>
          <table:table-cell table:number-columns-repeated="16372" table:style-name="ce3"/>
        </table:table-row>
        <table:table-row table:style-name="ro10">
          <table:table-cell office:value-type="string" table:style-name="ce224">
            <text:p>Fraud offences</text:p>
          </table:table-cell>
          <table:table-cell office:value-type="float" office:value="2700" table:style-name="ce696">
            <text:p><text:s/>2,700<text:s/></text:p>
          </table:table-cell>
          <table:table-cell office:value-type="float" office:value="2850" table:style-name="ce696">
            <text:p><text:s/>2,850<text:s/></text:p>
          </table:table-cell>
          <table:table-cell office:value-type="float" office:value="2721" table:style-name="ce696">
            <text:p><text:s/>2,721<text:s/></text:p>
          </table:table-cell>
          <table:table-cell office:value-type="float" office:value="2550" table:style-name="ce696">
            <text:p><text:s/>2,550<text:s/></text:p>
          </table:table-cell>
          <table:table-cell office:value-type="float" office:value="2395" table:style-name="ce696">
            <text:p><text:s/>2,395<text:s/></text:p>
          </table:table-cell>
          <table:table-cell office:value-type="float" office:value="2314" table:style-name="ce696">
            <text:p><text:s/>2,314<text:s/></text:p>
          </table:table-cell>
          <table:table-cell office:value-type="float" office:value="2168" table:style-name="ce696">
            <text:p><text:s/>2,168<text:s/></text:p>
          </table:table-cell>
          <table:table-cell office:value-type="float" office:value="2105" table:style-name="ce696">
            <text:p><text:s/>2,105<text:s/></text:p>
          </table:table-cell>
          <table:table-cell office:value-type="float" office:value="1786" table:style-name="ce696">
            <text:p><text:s/>1,786<text:s/></text:p>
          </table:table-cell>
          <table:table-cell office:value-type="float" office:value="1609" table:style-name="ce696">
            <text:p><text:s/>1,609<text:s/></text:p>
          </table:table-cell>
          <table:table-cell office:value-type="float" office:value="1331" table:style-name="ce696">
            <text:p><text:s/>1,331<text:s/></text:p>
          </table:table-cell>
          <table:table-cell table:number-columns-repeated="16372" table:style-name="ce3"/>
        </table:table-row>
        <table:table-row table:style-name="ro10">
          <table:table-cell office:value-type="string" table:style-name="ce453">
            <text:p>Total indictable offences</text:p>
          </table:table-cell>
          <table:table-cell office:value-type="float" office:value="81802" table:style-name="ce697">
            <text:p><text:s/>81,802<text:s/></text:p>
          </table:table-cell>
          <table:table-cell office:value-type="float" office:value="86026" table:style-name="ce697">
            <text:p><text:s/>86,026<text:s/></text:p>
          </table:table-cell>
          <table:table-cell office:value-type="float" office:value="83666" table:style-name="ce697">
            <text:p><text:s/>83,666<text:s/></text:p>
          </table:table-cell>
          <table:table-cell office:value-type="float" office:value="78054" table:style-name="ce697">
            <text:p><text:s/>78,054<text:s/></text:p>
          </table:table-cell>
          <table:table-cell office:value-type="float" office:value="76926" table:style-name="ce697">
            <text:p><text:s/>76,926<text:s/></text:p>
          </table:table-cell>
          <table:table-cell office:value-type="float" office:value="74311" table:style-name="ce697">
            <text:p><text:s/>74,311<text:s/></text:p>
          </table:table-cell>
          <table:table-cell office:value-type="float" office:value="74794" table:style-name="ce697">
            <text:p><text:s/>74,794<text:s/></text:p>
          </table:table-cell>
          <table:table-cell office:value-type="float" office:value="71919" table:style-name="ce697">
            <text:p><text:s/>71,919<text:s/></text:p>
          </table:table-cell>
          <table:table-cell office:value-type="float" office:value="66081" table:style-name="ce697">
            <text:p><text:s/>66,081<text:s/></text:p>
          </table:table-cell>
          <table:table-cell office:value-type="float" office:value="63962" table:style-name="ce697">
            <text:p><text:s/>63,962<text:s/></text:p>
          </table:table-cell>
          <table:table-cell office:value-type="float" office:value="55430" table:style-name="ce697">
            <text:p><text:s/>55,430<text:s/></text:p>
          </table:table-cell>
          <table:table-cell table:number-columns-repeated="16372" table:style-name="ce3"/>
        </table:table-row>
        <table:table-row table:style-name="ro10">
          <table:table-cell table:style-name="ce698"/>
          <table:table-cell table:number-columns-repeated="11" table:style-name="ce696"/>
          <table:table-cell table:number-columns-repeated="16372" table:style-name="ce3"/>
        </table:table-row>
        <table:table-row table:style-name="ro10">
          <table:table-cell office:value-type="string" table:style-name="ce224">
            <text:p>Summary non-motoring</text:p>
          </table:table-cell>
          <table:table-cell office:value-type="float" office:value="14339" table:style-name="ce696">
            <text:p><text:s/>14,339<text:s/></text:p>
          </table:table-cell>
          <table:table-cell office:value-type="float" office:value="15154" table:style-name="ce696">
            <text:p><text:s/>15,154<text:s/></text:p>
          </table:table-cell>
          <table:table-cell office:value-type="float" office:value="14383" table:style-name="ce696">
            <text:p><text:s/>14,383<text:s/></text:p>
          </table:table-cell>
          <table:table-cell office:value-type="float" office:value="12480" table:style-name="ce696">
            <text:p><text:s/>12,480<text:s/></text:p>
          </table:table-cell>
          <table:table-cell office:value-type="float" office:value="12784" table:style-name="ce696">
            <text:p><text:s/>12,784<text:s/></text:p>
          </table:table-cell>
          <table:table-cell office:value-type="float" office:value="13072" table:style-name="ce696">
            <text:p><text:s/>13,072<text:s/></text:p>
          </table:table-cell>
          <table:table-cell office:value-type="float" office:value="13083" table:style-name="ce696">
            <text:p><text:s/>13,083<text:s/></text:p>
          </table:table-cell>
          <table:table-cell office:value-type="float" office:value="12300" table:style-name="ce696">
            <text:p><text:s/>12,300<text:s/></text:p>
          </table:table-cell>
          <table:table-cell office:value-type="float" office:value="10997" table:style-name="ce696">
            <text:p><text:s/>10,997<text:s/></text:p>
          </table:table-cell>
          <table:table-cell office:value-type="float" office:value="8613" table:style-name="ce696">
            <text:p><text:s/>8,613<text:s/></text:p>
          </table:table-cell>
          <table:table-cell office:value-type="float" office:value="6473" table:style-name="ce696">
            <text:p><text:s/>6,473<text:s/></text:p>
          </table:table-cell>
          <table:table-cell table:number-columns-repeated="16372" table:style-name="ce3"/>
        </table:table-row>
        <table:table-row table:style-name="ro10">
          <table:table-cell office:value-type="string" table:style-name="ce224">
            <text:p>Summary motoring</text:p>
          </table:table-cell>
          <table:table-cell office:value-type="float" office:value="4167" table:style-name="ce696">
            <text:p><text:s/>4,167<text:s/></text:p>
          </table:table-cell>
          <table:table-cell office:value-type="float" office:value="3499" table:style-name="ce696">
            <text:p><text:s/>3,499<text:s/></text:p>
          </table:table-cell>
          <table:table-cell office:value-type="float" office:value="3164" table:style-name="ce696">
            <text:p><text:s/>3,164<text:s/></text:p>
          </table:table-cell>
          <table:table-cell office:value-type="float" office:value="2710" table:style-name="ce696">
            <text:p><text:s/>2,710<text:s/></text:p>
          </table:table-cell>
          <table:table-cell office:value-type="float" office:value="2617" table:style-name="ce696">
            <text:p><text:s/>2,617<text:s/></text:p>
          </table:table-cell>
          <table:table-cell office:value-type="float" office:value="2650" table:style-name="ce696">
            <text:p><text:s/>2,650<text:s/></text:p>
          </table:table-cell>
          <table:table-cell office:value-type="float" office:value="3091" table:style-name="ce696">
            <text:p><text:s/>3,091<text:s/></text:p>
          </table:table-cell>
          <table:table-cell office:value-type="float" office:value="3180" table:style-name="ce696">
            <text:p><text:s/>3,180<text:s/></text:p>
          </table:table-cell>
          <table:table-cell office:value-type="float" office:value="3051" table:style-name="ce696">
            <text:p><text:s/>3,051<text:s/></text:p>
          </table:table-cell>
          <table:table-cell office:value-type="float" office:value="3047" table:style-name="ce696">
            <text:p><text:s/>3,047<text:s/></text:p>
          </table:table-cell>
          <table:table-cell office:value-type="float" office:value="2521" table:style-name="ce696">
            <text:p><text:s/>2,521<text:s/></text:p>
          </table:table-cell>
          <table:table-cell table:number-columns-repeated="16372" table:style-name="ce3"/>
        </table:table-row>
        <table:table-row table:style-name="ro10">
          <table:table-cell office:value-type="string" table:style-name="ce453">
            <text:p>Total summary offences</text:p>
          </table:table-cell>
          <table:table-cell office:value-type="float" office:value="18506" table:style-name="ce697">
            <text:p><text:s/>18,506<text:s/></text:p>
          </table:table-cell>
          <table:table-cell office:value-type="float" office:value="18653" table:style-name="ce697">
            <text:p><text:s/>18,653<text:s/></text:p>
          </table:table-cell>
          <table:table-cell office:value-type="float" office:value="17547" table:style-name="ce697">
            <text:p><text:s/>17,547<text:s/></text:p>
          </table:table-cell>
          <table:table-cell office:value-type="float" office:value="15190" table:style-name="ce697">
            <text:p><text:s/>15,190<text:s/></text:p>
          </table:table-cell>
          <table:table-cell office:value-type="float" office:value="15401" table:style-name="ce697">
            <text:p><text:s/>15,401<text:s/></text:p>
          </table:table-cell>
          <table:table-cell office:value-type="float" office:value="15722" table:style-name="ce697">
            <text:p><text:s/>15,722<text:s/></text:p>
          </table:table-cell>
          <table:table-cell office:value-type="float" office:value="16174" table:style-name="ce697">
            <text:p><text:s/>16,174<text:s/></text:p>
          </table:table-cell>
          <table:table-cell office:value-type="float" office:value="15480" table:style-name="ce697">
            <text:p><text:s/>15,480<text:s/></text:p>
          </table:table-cell>
          <table:table-cell office:value-type="float" office:value="14048" table:style-name="ce697">
            <text:p><text:s/>14,048<text:s/></text:p>
          </table:table-cell>
          <table:table-cell office:value-type="float" office:value="11660" table:style-name="ce697">
            <text:p><text:s/>11,660<text:s/></text:p>
          </table:table-cell>
          <table:table-cell office:value-type="float" office:value="8994" table:style-name="ce697">
            <text:p><text:s/>8,994<text:s/></text:p>
          </table:table-cell>
          <table:table-cell table:number-columns-repeated="16372" table:style-name="ce3"/>
        </table:table-row>
        <table:table-row table:style-name="ro10">
          <table:table-cell table:style-name="ce698"/>
          <table:table-cell table:number-columns-repeated="11" table:style-name="ce699"/>
          <table:table-cell table:number-columns-repeated="16372" table:style-name="ce3"/>
        </table:table-row>
        <table:table-row table:style-name="ro10">
          <table:table-cell office:value-type="string" table:style-name="ce453">
            <text:p>Offence not known<text:span text:style-name="T5">(4)</text:span></text:p>
          </table:table-cell>
          <table:table-cell office:value-type="string" table:style-name="ce700">
            <text:p>:</text:p>
          </table:table-cell>
          <table:table-cell office:value-type="string" table:style-name="ce700">
            <text:p>:</text:p>
          </table:table-cell>
          <table:table-cell office:value-type="string" table:style-name="ce700">
            <text:p>:</text:p>
          </table:table-cell>
          <table:table-cell office:value-type="string" table:style-name="ce700">
            <text:p>:</text:p>
          </table:table-cell>
          <table:table-cell office:value-type="string" table:style-name="ce700">
            <text:p>:</text:p>
          </table:table-cell>
          <table:table-cell office:value-type="string" table:style-name="ce700">
            <text:p>:</text:p>
          </table:table-cell>
          <table:table-cell office:value-type="string" table:style-name="ce700">
            <text:p>:</text:p>
          </table:table-cell>
          <table:table-cell office:value-type="string" table:style-name="ce700">
            <text:p>:</text:p>
          </table:table-cell>
          <table:table-cell office:value-type="float" office:value="87" table:style-name="ce701">
            <text:p><text:s/>87.0<text:s/></text:p>
          </table:table-cell>
          <table:table-cell office:value-type="float" office:value="307" table:style-name="ce702">
            <text:p><text:s/>307<text:s/></text:p>
          </table:table-cell>
          <table:table-cell office:value-type="float" office:value="400" table:style-name="ce703">
            <text:p><text:s/>400<text:s/></text:p>
          </table:table-cell>
          <table:table-cell table:number-columns-repeated="16372" table:style-name="ce3"/>
        </table:table-row>
        <table:table-row table:style-name="ro10">
          <table:table-cell table:style-name="ce3"/>
          <table:table-cell table:number-columns-repeated="11" table:style-name="ce696"/>
          <table:table-cell table:number-columns-repeated="16372" table:style-name="ce3"/>
        </table:table-row>
        <table:table-row table:style-name="ro10">
          <table:table-cell office:value-type="string" table:style-name="ce583">
            <text:p>Total offences</text:p>
          </table:table-cell>
          <table:table-cell office:value-type="float" office:value="100308" table:style-name="ce704">
            <text:p><text:s/>100,308<text:s/></text:p>
          </table:table-cell>
          <table:table-cell office:value-type="float" office:value="104679" table:style-name="ce704">
            <text:p><text:s/>104,679<text:s/></text:p>
          </table:table-cell>
          <table:table-cell office:value-type="float" office:value="101213" table:style-name="ce704">
            <text:p><text:s/>101,213<text:s/></text:p>
          </table:table-cell>
          <table:table-cell office:value-type="float" office:value="93244" table:style-name="ce704">
            <text:p><text:s/>93,244<text:s/></text:p>
          </table:table-cell>
          <table:table-cell office:value-type="float" office:value="92327" table:style-name="ce704">
            <text:p><text:s/>92,327<text:s/></text:p>
          </table:table-cell>
          <table:table-cell office:value-type="float" office:value="90033" table:style-name="ce704">
            <text:p><text:s/>90,033<text:s/></text:p>
          </table:table-cell>
          <table:table-cell office:value-type="float" office:value="90968" table:style-name="ce704">
            <text:p><text:s/>90,968<text:s/></text:p>
          </table:table-cell>
          <table:table-cell office:value-type="float" office:value="87399" table:style-name="ce704">
            <text:p><text:s/>87,399<text:s/></text:p>
          </table:table-cell>
          <table:table-cell office:value-type="float" office:value="80216" table:style-name="ce704">
            <text:p><text:s/>80,216<text:s/></text:p>
          </table:table-cell>
          <table:table-cell office:value-type="float" office:value="75929" table:style-name="ce704">
            <text:p><text:s/>75,929<text:s/></text:p>
          </table:table-cell>
          <table:table-cell office:value-type="float" office:value="64824" table:style-name="ce704">
            <text:p><text:s/>64,824<text:s/></text:p>
          </table:table-cell>
          <table:table-cell table:number-columns-repeated="16372" table:style-name="ce3"/>
        </table:table-row>
        <table:table-row table:style-name="ro10">
          <table:table-cell table:style-name="ce224"/>
          <table:table-cell table:number-columns-repeated="11" table:style-name="ce705"/>
          <table:table-cell table:number-columns-repeated="16372" table:style-name="ce3"/>
        </table:table-row>
        <table:table-row table:style-name="ro80">
          <table:table-cell office:value-type="string" table:number-columns-spanned="12" table:number-rows-spanned="1" table:style-name="ce721">
            <text:p>Table Q5.2b - Custody rate<text:span text:style-name="T7">(5)</text:span><text:s/>at all courts, by offence group, year ending September 2010 to year ending September 2020<text:span text:style-name="T7">(2)(3)</text:span></text:p>
          </table:table-cell>
          <table:covered-table-cell table:number-columns-repeated="11"/>
          <table:table-cell table:number-columns-repeated="16372" table:style-name="ce3"/>
        </table:table-row>
        <table:table-row table:style-name="ro10">
          <table:table-cell office:value-type="string" table:style-name="ce31">
            <text:p><text:a xlink:href="#Contents.A1">back to contents</text:a></text:p>
          </table:table-cell>
          <table:table-cell table:number-columns-repeated="11" table:style-name="ce224"/>
          <table:table-cell table:number-columns-repeated="16372" table:style-name="ce3"/>
        </table:table-row>
        <table:table-row table:style-name="ro10">
          <table:table-cell office:value-type="string" table:style-name="ce569">
            <text:p>England and Wales<text:s text:c="2"/></text:p>
          </table:table-cell>
          <table:table-cell table:number-columns-repeated="9" table:style-name="ce706"/>
          <table:table-cell table:style-name="ce566"/>
          <table:table-cell office:value-type="string" table:style-name="ce566">
            <text:p>Custody Rate (%)</text:p>
          </table:table-cell>
          <table:table-cell table:number-columns-repeated="16372" table:style-name="ce3"/>
        </table:table-row>
        <table:table-row table:style-name="ro10">
          <table:table-cell table:style-name="ce570"/>
          <table:table-cell office:value-type="string" table:number-columns-spanned="11" table:number-rows-spanned="1" table:style-name="ce480">
            <text:p>12 months ending September</text:p>
          </table:table-cell>
          <table:covered-table-cell table:number-columns-repeated="10"/>
          <table:table-cell table:number-columns-repeated="16372" table:style-name="ce3"/>
        </table:table-row>
        <table:table-row table:style-name="ro48">
          <table:table-cell office:value-type="string" table:style-name="ce464">
            <text:p>Offence group</text:p>
          </table:table-cell>
          <table:table-cell office:value-type="float" office:value="2010" table:style-name="ce681">
            <text:p>2010</text:p>
          </table:table-cell>
          <table:table-cell office:value-type="float" office:value="2011" table:style-name="ce681">
            <text:p>2011</text:p>
          </table:table-cell>
          <table:table-cell office:value-type="float" office:value="2012" table:style-name="ce681">
            <text:p>2012</text:p>
          </table:table-cell>
          <table:table-cell office:value-type="float" office:value="2013" table:style-name="ce681">
            <text:p>2013</text:p>
          </table:table-cell>
          <table:table-cell office:value-type="float" office:value="2014" table:style-name="ce681">
            <text:p>2014</text:p>
          </table:table-cell>
          <table:table-cell office:value-type="float" office:value="2015" table:style-name="ce681">
            <text:p>2015</text:p>
          </table:table-cell>
          <table:table-cell office:value-type="float" office:value="2016" table:style-name="ce681">
            <text:p>2016</text:p>
          </table:table-cell>
          <table:table-cell office:value-type="float" office:value="2017" table:style-name="ce681">
            <text:p>2017</text:p>
          </table:table-cell>
          <table:table-cell office:value-type="float" office:value="2018" table:style-name="ce681">
            <text:p>2018</text:p>
          </table:table-cell>
          <table:table-cell office:value-type="float" office:value="2019" table:style-name="ce681">
            <text:p>2019</text:p>
          </table:table-cell>
          <table:table-cell office:value-type="float" office:value="2020" table:style-name="ce681">
            <text:p>2020</text:p>
          </table:table-cell>
          <table:table-cell table:number-columns-repeated="16372" table:style-name="ce3"/>
        </table:table-row>
        <table:table-row table:style-name="ro10">
          <table:table-cell office:value-type="string" table:style-name="ce537">
            <text:p>Violence against the person</text:p>
          </table:table-cell>
          <table:table-cell office:value-type="float" office:value="36.700000000000003" table:style-name="ce537">
            <text:p>36.7</text:p>
          </table:table-cell>
          <table:table-cell office:value-type="float" office:value="37.691000000000003" table:style-name="ce537">
            <text:p>37.7</text:p>
          </table:table-cell>
          <table:table-cell office:value-type="float" office:value="42.814" table:style-name="ce537">
            <text:p>42.8</text:p>
          </table:table-cell>
          <table:table-cell office:value-type="float" office:value="43.249000000000002" table:style-name="ce537">
            <text:p>43.2</text:p>
          </table:table-cell>
          <table:table-cell office:value-type="float" office:value="42.142000000000003" table:style-name="ce537">
            <text:p>42.1</text:p>
          </table:table-cell>
          <table:table-cell office:value-type="float" office:value="41.194000000000003" table:style-name="ce537">
            <text:p>41.2</text:p>
          </table:table-cell>
          <table:table-cell office:value-type="float" office:value="40.728999999999999" table:style-name="ce537">
            <text:p>40.7</text:p>
          </table:table-cell>
          <table:table-cell office:value-type="float" office:value="41.009" table:style-name="ce537">
            <text:p>41.0</text:p>
          </table:table-cell>
          <table:table-cell office:value-type="float" office:value="43.744999999999997" table:style-name="ce537">
            <text:p>43.7</text:p>
          </table:table-cell>
          <table:table-cell office:value-type="float" office:value="38.223999999999997" table:style-name="ce537">
            <text:p>38.2</text:p>
          </table:table-cell>
          <table:table-cell office:value-type="float" office:value="39.470999999999997" table:style-name="ce537">
            <text:p>39.5</text:p>
          </table:table-cell>
          <table:table-cell table:number-columns-repeated="16372" table:style-name="ce3"/>
        </table:table-row>
        <table:table-row table:style-name="ro10">
          <table:table-cell office:value-type="string" table:style-name="ce537">
            <text:p>Sexual offences</text:p>
          </table:table-cell>
          <table:table-cell office:value-type="float" office:value="57.534999999999997" table:style-name="ce537">
            <text:p>57.5</text:p>
          </table:table-cell>
          <table:table-cell office:value-type="float" office:value="57.259" table:style-name="ce537">
            <text:p>57.3</text:p>
          </table:table-cell>
          <table:table-cell office:value-type="float" office:value="59.548000000000002" table:style-name="ce537">
            <text:p>59.5</text:p>
          </table:table-cell>
          <table:table-cell office:value-type="float" office:value="59.692" table:style-name="ce537">
            <text:p>59.7</text:p>
          </table:table-cell>
          <table:table-cell office:value-type="float" office:value="59.134" table:style-name="ce537">
            <text:p>59.1</text:p>
          </table:table-cell>
          <table:table-cell office:value-type="float" office:value="60.09" table:style-name="ce537">
            <text:p>60.1</text:p>
          </table:table-cell>
          <table:table-cell office:value-type="float" office:value="59.363999999999997" table:style-name="ce537">
            <text:p>59.4</text:p>
          </table:table-cell>
          <table:table-cell office:value-type="float" office:value="58.542999999999999" table:style-name="ce537">
            <text:p>58.5</text:p>
          </table:table-cell>
          <table:table-cell office:value-type="float" office:value="60.651000000000003" table:style-name="ce537">
            <text:p>60.7</text:p>
          </table:table-cell>
          <table:table-cell office:value-type="float" office:value="57.468000000000004" table:style-name="ce537">
            <text:p>57.5</text:p>
          </table:table-cell>
          <table:table-cell office:value-type="float" office:value="53.926000000000002" table:style-name="ce537">
            <text:p>53.9</text:p>
          </table:table-cell>
          <table:table-cell table:number-columns-repeated="16372" table:style-name="ce3"/>
        </table:table-row>
        <table:table-row table:style-name="ro10">
          <table:table-cell office:value-type="string" table:style-name="ce537">
            <text:p>Robbery</text:p>
          </table:table-cell>
          <table:table-cell office:value-type="float" office:value="58.18" table:style-name="ce537">
            <text:p>58.2</text:p>
          </table:table-cell>
          <table:table-cell office:value-type="float" office:value="59.249000000000002" table:style-name="ce537">
            <text:p>59.2</text:p>
          </table:table-cell>
          <table:table-cell office:value-type="float" office:value="59.780999999999999" table:style-name="ce537">
            <text:p>59.8</text:p>
          </table:table-cell>
          <table:table-cell office:value-type="float" office:value="63.112000000000002" table:style-name="ce537">
            <text:p>63.1</text:p>
          </table:table-cell>
          <table:table-cell office:value-type="float" office:value="65.471999999999994" table:style-name="ce537">
            <text:p>65.5</text:p>
          </table:table-cell>
          <table:table-cell office:value-type="float" office:value="68.045000000000002" table:style-name="ce537">
            <text:p>68.0</text:p>
          </table:table-cell>
          <table:table-cell office:value-type="float" office:value="69.786000000000001" table:style-name="ce537">
            <text:p>69.8</text:p>
          </table:table-cell>
          <table:table-cell office:value-type="float" office:value="69.075000000000003" table:style-name="ce537">
            <text:p>69.1</text:p>
          </table:table-cell>
          <table:table-cell office:value-type="float" office:value="68.364000000000004" table:style-name="ce537">
            <text:p>68.4</text:p>
          </table:table-cell>
          <table:table-cell office:value-type="float" office:value="65.695999999999998" table:style-name="ce537">
            <text:p>65.7</text:p>
          </table:table-cell>
          <table:table-cell office:value-type="float" office:value="60.981000000000002" table:style-name="ce537">
            <text:p>61.0</text:p>
          </table:table-cell>
          <table:table-cell table:number-columns-repeated="16372" table:style-name="ce3"/>
        </table:table-row>
        <table:table-row table:style-name="ro10">
          <table:table-cell office:value-type="string" table:style-name="ce537">
            <text:p>Theft offences</text:p>
          </table:table-cell>
          <table:table-cell office:value-type="float" office:value="22.268000000000001" table:style-name="ce537">
            <text:p>22.3</text:p>
          </table:table-cell>
          <table:table-cell office:value-type="float" office:value="23.62" table:style-name="ce537">
            <text:p>23.6</text:p>
          </table:table-cell>
          <table:table-cell office:value-type="float" office:value="25.407" table:style-name="ce537">
            <text:p>25.4</text:p>
          </table:table-cell>
          <table:table-cell office:value-type="float" office:value="26.062999999999999" table:style-name="ce537">
            <text:p>26.1</text:p>
          </table:table-cell>
          <table:table-cell office:value-type="float" office:value="25.884" table:style-name="ce537">
            <text:p>25.9</text:p>
          </table:table-cell>
          <table:table-cell office:value-type="float" office:value="26.361000000000001" table:style-name="ce537">
            <text:p>26.4</text:p>
          </table:table-cell>
          <table:table-cell office:value-type="float" office:value="28.478999999999999" table:style-name="ce537">
            <text:p>28.5</text:p>
          </table:table-cell>
          <table:table-cell office:value-type="float" office:value="30.117000000000001" table:style-name="ce537">
            <text:p>30.1</text:p>
          </table:table-cell>
          <table:table-cell office:value-type="float" office:value="31.024999999999999" table:style-name="ce537">
            <text:p>31.0</text:p>
          </table:table-cell>
          <table:table-cell office:value-type="float" office:value="31.436" table:style-name="ce537">
            <text:p>31.4</text:p>
          </table:table-cell>
          <table:table-cell office:value-type="float" office:value="34.905999999999999" table:style-name="ce537">
            <text:p>34.9</text:p>
          </table:table-cell>
          <table:table-cell table:number-columns-repeated="16372" table:style-name="ce3"/>
        </table:table-row>
        <table:table-row table:style-name="ro10">
          <table:table-cell office:value-type="string" table:style-name="ce537">
            <text:p>Criminal damage and arson</text:p>
          </table:table-cell>
          <table:table-cell office:value-type="float" office:value="14.273999999999999" table:style-name="ce537">
            <text:p>14.3</text:p>
          </table:table-cell>
          <table:table-cell office:value-type="float" office:value="15.227" table:style-name="ce537">
            <text:p>15.2</text:p>
          </table:table-cell>
          <table:table-cell office:value-type="float" office:value="16.545999999999999" table:style-name="ce537">
            <text:p>16.5</text:p>
          </table:table-cell>
          <table:table-cell office:value-type="float" office:value="16.670000000000002" table:style-name="ce537">
            <text:p>16.7</text:p>
          </table:table-cell>
          <table:table-cell office:value-type="float" office:value="24.274999999999999" table:style-name="ce537">
            <text:p>24.3</text:p>
          </table:table-cell>
          <table:table-cell office:value-type="float" office:value="26.699000000000002" table:style-name="ce537">
            <text:p>26.7</text:p>
          </table:table-cell>
          <table:table-cell office:value-type="float" office:value="26.739000000000001" table:style-name="ce537">
            <text:p>26.7</text:p>
          </table:table-cell>
          <table:table-cell office:value-type="float" office:value="31.73" table:style-name="ce537">
            <text:p>31.7</text:p>
          </table:table-cell>
          <table:table-cell office:value-type="float" office:value="31.204000000000001" table:style-name="ce537">
            <text:p>31.2</text:p>
          </table:table-cell>
          <table:table-cell office:value-type="float" office:value="29.431000000000001" table:style-name="ce537">
            <text:p>29.4</text:p>
          </table:table-cell>
          <table:table-cell office:value-type="float" office:value="32.734000000000002" table:style-name="ce537">
            <text:p>32.7</text:p>
          </table:table-cell>
          <table:table-cell table:number-columns-repeated="16372" table:style-name="ce3"/>
        </table:table-row>
        <table:table-row table:style-name="ro10">
          <table:table-cell office:value-type="string" table:style-name="ce537">
            <text:p>Drug offences</text:p>
          </table:table-cell>
          <table:table-cell office:value-type="float" office:value="16.120999999999999" table:style-name="ce537">
            <text:p>16.1</text:p>
          </table:table-cell>
          <table:table-cell office:value-type="float" office:value="15.696" table:style-name="ce537">
            <text:p>15.7</text:p>
          </table:table-cell>
          <table:table-cell office:value-type="float" office:value="15.925000000000001" table:style-name="ce537">
            <text:p>15.9</text:p>
          </table:table-cell>
          <table:table-cell office:value-type="float" office:value="15.891" table:style-name="ce537">
            <text:p>15.9</text:p>
          </table:table-cell>
          <table:table-cell office:value-type="float" office:value="16.838000000000001" table:style-name="ce537">
            <text:p>16.8</text:p>
          </table:table-cell>
          <table:table-cell office:value-type="float" office:value="17.942" table:style-name="ce537">
            <text:p>17.9</text:p>
          </table:table-cell>
          <table:table-cell office:value-type="float" office:value="21.048999999999999" table:style-name="ce537">
            <text:p>21.0</text:p>
          </table:table-cell>
          <table:table-cell office:value-type="float" office:value="21.946000000000002" table:style-name="ce537">
            <text:p>21.9</text:p>
          </table:table-cell>
          <table:table-cell office:value-type="float" office:value="22.460999999999999" table:style-name="ce537">
            <text:p>22.5</text:p>
          </table:table-cell>
          <table:table-cell office:value-type="float" office:value="22.645" table:style-name="ce537">
            <text:p>22.6</text:p>
          </table:table-cell>
          <table:table-cell office:value-type="float" office:value="25.76" table:style-name="ce537">
            <text:p>25.8</text:p>
          </table:table-cell>
          <table:table-cell table:number-columns-repeated="16372" table:style-name="ce3"/>
        </table:table-row>
        <table:table-row table:style-name="ro10">
          <table:table-cell office:value-type="string" table:style-name="ce537">
            <text:p>Possession of weapons</text:p>
          </table:table-cell>
          <table:table-cell office:value-type="float" office:value="22.835000000000001" table:style-name="ce537">
            <text:p>22.8</text:p>
          </table:table-cell>
          <table:table-cell office:value-type="float" office:value="24.462" table:style-name="ce537">
            <text:p>24.5</text:p>
          </table:table-cell>
          <table:table-cell office:value-type="float" office:value="26.934999999999999" table:style-name="ce537">
            <text:p>26.9</text:p>
          </table:table-cell>
          <table:table-cell office:value-type="float" office:value="25.95" table:style-name="ce537">
            <text:p>26.0</text:p>
          </table:table-cell>
          <table:table-cell office:value-type="float" office:value="26.794" table:style-name="ce537">
            <text:p>26.8</text:p>
          </table:table-cell>
          <table:table-cell office:value-type="float" office:value="27.039000000000001" table:style-name="ce537">
            <text:p>27.0</text:p>
          </table:table-cell>
          <table:table-cell office:value-type="float" office:value="32.659999999999997" table:style-name="ce537">
            <text:p>32.7</text:p>
          </table:table-cell>
          <table:table-cell office:value-type="float" office:value="34.124000000000002" table:style-name="ce537">
            <text:p>34.1</text:p>
          </table:table-cell>
          <table:table-cell office:value-type="float" office:value="36.002000000000002" table:style-name="ce537">
            <text:p>36.0</text:p>
          </table:table-cell>
          <table:table-cell office:value-type="float" office:value="36.978999999999999" table:style-name="ce537">
            <text:p>37.0</text:p>
          </table:table-cell>
          <table:table-cell office:value-type="float" office:value="37.049999999999997" table:style-name="ce537">
            <text:p>37.1</text:p>
          </table:table-cell>
          <table:table-cell table:number-columns-repeated="16372" table:style-name="ce3"/>
        </table:table-row>
        <table:table-row table:style-name="ro10">
          <table:table-cell office:value-type="string" table:style-name="ce537">
            <text:p>Public order offences</text:p>
          </table:table-cell>
          <table:table-cell office:value-type="float" office:value="28.545000000000002" table:style-name="ce537">
            <text:p>28.5</text:p>
          </table:table-cell>
          <table:table-cell office:value-type="float" office:value="29.600999999999999" table:style-name="ce537">
            <text:p>29.6</text:p>
          </table:table-cell>
          <table:table-cell office:value-type="float" office:value="31.696999999999999" table:style-name="ce537">
            <text:p>31.7</text:p>
          </table:table-cell>
          <table:table-cell office:value-type="float" office:value="30.077999999999999" table:style-name="ce537">
            <text:p>30.1</text:p>
          </table:table-cell>
          <table:table-cell office:value-type="float" office:value="28.295000000000002" table:style-name="ce537">
            <text:p>28.3</text:p>
          </table:table-cell>
          <table:table-cell office:value-type="float" office:value="28.332000000000001" table:style-name="ce537">
            <text:p>28.3</text:p>
          </table:table-cell>
          <table:table-cell office:value-type="float" office:value="28.786999999999999" table:style-name="ce537">
            <text:p>28.8</text:p>
          </table:table-cell>
          <table:table-cell office:value-type="float" office:value="29.058" table:style-name="ce537">
            <text:p>29.1</text:p>
          </table:table-cell>
          <table:table-cell office:value-type="float" office:value="29.981000000000002" table:style-name="ce537">
            <text:p>30.0</text:p>
          </table:table-cell>
          <table:table-cell office:value-type="float" office:value="29.719000000000001" table:style-name="ce537">
            <text:p>29.7</text:p>
          </table:table-cell>
          <table:table-cell office:value-type="float" office:value="32.984999999999999" table:style-name="ce537">
            <text:p>33.0</text:p>
          </table:table-cell>
          <table:table-cell table:number-columns-repeated="16372" table:style-name="ce3"/>
        </table:table-row>
        <table:table-row table:style-name="ro10">
          <table:table-cell office:value-type="string" table:style-name="ce537">
            <text:p>Miscellaneous crimes against society</text:p>
          </table:table-cell>
          <table:table-cell office:value-type="float" office:value="22.221" table:style-name="ce537">
            <text:p>22.2</text:p>
          </table:table-cell>
          <table:table-cell office:value-type="float" office:value="22.824000000000002" table:style-name="ce537">
            <text:p>22.8</text:p>
          </table:table-cell>
          <table:table-cell office:value-type="float" office:value="22.850999999999999" table:style-name="ce537">
            <text:p>22.9</text:p>
          </table:table-cell>
          <table:table-cell office:value-type="float" office:value="24.484000000000002" table:style-name="ce537">
            <text:p>24.5</text:p>
          </table:table-cell>
          <table:table-cell office:value-type="float" office:value="25.401" table:style-name="ce537">
            <text:p>25.4</text:p>
          </table:table-cell>
          <table:table-cell office:value-type="float" office:value="26.163" table:style-name="ce537">
            <text:p>26.2</text:p>
          </table:table-cell>
          <table:table-cell office:value-type="float" office:value="28.559000000000001" table:style-name="ce537">
            <text:p>28.6</text:p>
          </table:table-cell>
          <table:table-cell office:value-type="float" office:value="29.579000000000001" table:style-name="ce537">
            <text:p>29.6</text:p>
          </table:table-cell>
          <table:table-cell office:value-type="float" office:value="31.388000000000002" table:style-name="ce537">
            <text:p>31.4</text:p>
          </table:table-cell>
          <table:table-cell office:value-type="float" office:value="31.37" table:style-name="ce537">
            <text:p>31.4</text:p>
          </table:table-cell>
          <table:table-cell office:value-type="float" office:value="33.741" table:style-name="ce537">
            <text:p>33.7</text:p>
          </table:table-cell>
          <table:table-cell table:number-columns-repeated="16372" table:style-name="ce3"/>
        </table:table-row>
        <table:table-row table:style-name="ro10">
          <table:table-cell office:value-type="string" table:style-name="ce537">
            <text:p>Fraud offences</text:p>
          </table:table-cell>
          <table:table-cell office:value-type="float" office:value="17.536000000000001" table:style-name="ce537">
            <text:p>17.5</text:p>
          </table:table-cell>
          <table:table-cell office:value-type="float" office:value="18.707000000000001" table:style-name="ce537">
            <text:p>18.7</text:p>
          </table:table-cell>
          <table:table-cell office:value-type="float" office:value="21.324000000000002" table:style-name="ce537">
            <text:p>21.3</text:p>
          </table:table-cell>
          <table:table-cell office:value-type="float" office:value="21.402000000000001" table:style-name="ce537">
            <text:p>21.4</text:p>
          </table:table-cell>
          <table:table-cell office:value-type="float" office:value="17.952000000000002" table:style-name="ce537">
            <text:p>18.0</text:p>
          </table:table-cell>
          <table:table-cell office:value-type="float" office:value="18.183" table:style-name="ce537">
            <text:p>18.2</text:p>
          </table:table-cell>
          <table:table-cell office:value-type="float" office:value="20.13" table:style-name="ce537">
            <text:p>20.1</text:p>
          </table:table-cell>
          <table:table-cell office:value-type="float" office:value="20.741" table:style-name="ce537">
            <text:p>20.7</text:p>
          </table:table-cell>
          <table:table-cell office:value-type="float" office:value="20.379000000000001" table:style-name="ce537">
            <text:p>20.4</text:p>
          </table:table-cell>
          <table:table-cell office:value-type="float" office:value="22.956" table:style-name="ce537">
            <text:p>23.0</text:p>
          </table:table-cell>
          <table:table-cell office:value-type="float" office:value="27.774999999999999" table:style-name="ce537">
            <text:p>27.8</text:p>
          </table:table-cell>
          <table:table-cell table:number-columns-repeated="16372" table:style-name="ce3"/>
        </table:table-row>
        <table:table-row table:style-name="ro10">
          <table:table-cell office:value-type="string" table:style-name="ce453">
            <text:p>Total indictable offences</text:p>
          </table:table-cell>
          <table:table-cell office:value-type="float" office:value="23.952999999999999" table:style-name="ce707">
            <text:p>24.0</text:p>
          </table:table-cell>
          <table:table-cell office:value-type="float" office:value="24.882999999999999" table:style-name="ce707">
            <text:p>24.9</text:p>
          </table:table-cell>
          <table:table-cell office:value-type="float" office:value="26.472999999999999" table:style-name="ce707">
            <text:p>26.5</text:p>
          </table:table-cell>
          <table:table-cell office:value-type="float" office:value="26.77" table:style-name="ce707">
            <text:p>26.8</text:p>
          </table:table-cell>
          <table:table-cell office:value-type="float" office:value="26.937000000000001" table:style-name="ce707">
            <text:p>26.9</text:p>
          </table:table-cell>
          <table:table-cell office:value-type="float" office:value="27.812000000000001" table:style-name="ce707">
            <text:p>27.8</text:p>
          </table:table-cell>
          <table:table-cell office:value-type="float" office:value="30.13" table:style-name="ce707">
            <text:p>30.1</text:p>
          </table:table-cell>
          <table:table-cell office:value-type="float" office:value="31.33" table:style-name="ce707">
            <text:p>31.3</text:p>
          </table:table-cell>
          <table:table-cell office:value-type="float" office:value="32.631999999999998" table:style-name="ce707">
            <text:p>32.6</text:p>
          </table:table-cell>
          <table:table-cell office:value-type="float" office:value="32.143000000000001" table:style-name="ce707">
            <text:p>32.1</text:p>
          </table:table-cell>
          <table:table-cell office:value-type="float" office:value="34.601999999999997" table:style-name="ce707">
            <text:p>34.6</text:p>
          </table:table-cell>
          <table:table-cell table:number-columns-repeated="16372" table:style-name="ce3"/>
        </table:table-row>
        <table:table-row table:style-name="ro10">
          <table:table-cell table:number-columns-repeated="12" table:style-name="ce537"/>
          <table:table-cell table:number-columns-repeated="16372" table:style-name="ce3"/>
        </table:table-row>
        <table:table-row table:style-name="ro10">
          <table:table-cell office:value-type="string" table:style-name="ce537">
            <text:p>Summary non-motoring</text:p>
          </table:table-cell>
          <table:table-cell office:value-type="float" office:value="2.8879999999999999" table:style-name="ce537">
            <text:p>2.9</text:p>
          </table:table-cell>
          <table:table-cell office:value-type="float" office:value="3.077" table:style-name="ce537">
            <text:p>3.1</text:p>
          </table:table-cell>
          <table:table-cell office:value-type="float" office:value="3.0249999999999999" table:style-name="ce537">
            <text:p>3.0</text:p>
          </table:table-cell>
          <table:table-cell office:value-type="float" office:value="2.8239999999999998" table:style-name="ce537">
            <text:p>2.8</text:p>
          </table:table-cell>
          <table:table-cell office:value-type="float" office:value="2.8580000000000001" table:style-name="ce537">
            <text:p>2.9</text:p>
          </table:table-cell>
          <table:table-cell office:value-type="float" office:value="2.7530000000000001" table:style-name="ce537">
            <text:p>2.8</text:p>
          </table:table-cell>
          <table:table-cell office:value-type="float" office:value="2.69" table:style-name="ce537">
            <text:p>2.7</text:p>
          </table:table-cell>
          <table:table-cell office:value-type="float" office:value="2.6259999999999999" table:style-name="ce537">
            <text:p>2.6</text:p>
          </table:table-cell>
          <table:table-cell office:value-type="float" office:value="2.3660000000000001" table:style-name="ce537">
            <text:p>2.4</text:p>
          </table:table-cell>
          <table:table-cell office:value-type="float" office:value="1.897" table:style-name="ce537">
            <text:p>1.9</text:p>
          </table:table-cell>
          <table:table-cell office:value-type="float" office:value="2.3540000000000001" table:style-name="ce537">
            <text:p>2.4</text:p>
          </table:table-cell>
          <table:table-cell table:number-columns-repeated="16372" table:style-name="ce3"/>
        </table:table-row>
        <table:table-row table:style-name="ro10">
          <table:table-cell office:value-type="string" table:style-name="ce537">
            <text:p>Summary motoring</text:p>
          </table:table-cell>
          <table:table-cell office:value-type="float" office:value="0.79" table:style-name="ce537">
            <text:p>0.8</text:p>
          </table:table-cell>
          <table:table-cell office:value-type="float" office:value="0.72699999999999998" table:style-name="ce537">
            <text:p>0.7</text:p>
          </table:table-cell>
          <table:table-cell office:value-type="float" office:value="0.71" table:style-name="ce537">
            <text:p>0.7</text:p>
          </table:table-cell>
          <table:table-cell office:value-type="float" office:value="0.60299999999999998" table:style-name="ce537">
            <text:p>0.6</text:p>
          </table:table-cell>
          <table:table-cell office:value-type="float" office:value="0.56599999999999995" table:style-name="ce537">
            <text:p>0.6</text:p>
          </table:table-cell>
          <table:table-cell office:value-type="float" office:value="0.53400000000000003" table:style-name="ce537">
            <text:p>0.5</text:p>
          </table:table-cell>
          <table:table-cell office:value-type="float" office:value="0.60899999999999999" table:style-name="ce537">
            <text:p>0.6</text:p>
          </table:table-cell>
          <table:table-cell office:value-type="float" office:value="0.61" table:style-name="ce537">
            <text:p>0.6</text:p>
          </table:table-cell>
          <table:table-cell office:value-type="float" office:value="0.58699999999999997" table:style-name="ce537">
            <text:p>0.6</text:p>
          </table:table-cell>
          <table:table-cell office:value-type="float" office:value="0.57899999999999996" table:style-name="ce537">
            <text:p>0.6</text:p>
          </table:table-cell>
          <table:table-cell office:value-type="float" office:value="0.57399999999999995" table:style-name="ce537">
            <text:p>0.6</text:p>
          </table:table-cell>
          <table:table-cell table:number-columns-repeated="16372" table:style-name="ce3"/>
        </table:table-row>
        <table:table-row table:style-name="ro10">
          <table:table-cell office:value-type="string" table:style-name="ce453">
            <text:p>Total summary offences</text:p>
          </table:table-cell>
          <table:table-cell office:value-type="float" office:value="1.8069999999999999" table:style-name="ce707">
            <text:p>1.8</text:p>
          </table:table-cell>
          <table:table-cell office:value-type="float" office:value="1.915" table:style-name="ce707">
            <text:p>1.9</text:p>
          </table:table-cell>
          <table:table-cell office:value-type="float" office:value="1.9059999999999999" table:style-name="ce707">
            <text:p>1.9</text:p>
          </table:table-cell>
          <table:table-cell office:value-type="float" office:value="1.7030000000000001" table:style-name="ce707">
            <text:p>1.7</text:p>
          </table:table-cell>
          <table:table-cell office:value-type="float" office:value="1.6930000000000001" table:style-name="ce707">
            <text:p>1.7</text:p>
          </table:table-cell>
          <table:table-cell office:value-type="float" office:value="1.6180000000000001" table:style-name="ce707">
            <text:p>1.6</text:p>
          </table:table-cell>
          <table:table-cell office:value-type="float" office:value="1.627" table:style-name="ce707">
            <text:p>1.6</text:p>
          </table:table-cell>
          <table:table-cell office:value-type="float" office:value="1.5640000000000001" table:style-name="ce707">
            <text:p>1.6</text:p>
          </table:table-cell>
          <table:table-cell office:value-type="float" office:value="1.427" table:style-name="ce707">
            <text:p>1.4</text:p>
          </table:table-cell>
          <table:table-cell office:value-type="float" office:value="1.19" table:style-name="ce707">
            <text:p>1.2</text:p>
          </table:table-cell>
          <table:table-cell office:value-type="float" office:value="1.2589999999999999" table:style-name="ce707">
            <text:p>1.3</text:p>
          </table:table-cell>
          <table:table-cell table:number-columns-repeated="16372" table:style-name="ce3"/>
        </table:table-row>
        <table:table-row table:style-name="ro10">
          <table:table-cell table:style-name="ce698"/>
          <table:table-cell table:number-columns-repeated="11" table:style-name="ce708"/>
          <table:table-cell table:number-columns-repeated="16372" table:style-name="ce3"/>
        </table:table-row>
        <table:table-row table:style-name="ro10">
          <table:table-cell office:value-type="string" table:style-name="ce453">
            <text:p>Offence not known<text:span text:style-name="T5">(4)</text:span></text:p>
          </table:table-cell>
          <table:table-cell office:value-type="string" table:style-name="ce700">
            <text:p>:</text:p>
          </table:table-cell>
          <table:table-cell office:value-type="string" table:style-name="ce700">
            <text:p>:</text:p>
          </table:table-cell>
          <table:table-cell office:value-type="string" table:style-name="ce700">
            <text:p>:</text:p>
          </table:table-cell>
          <table:table-cell office:value-type="string" table:style-name="ce700">
            <text:p>:</text:p>
          </table:table-cell>
          <table:table-cell office:value-type="string" table:style-name="ce700">
            <text:p>:</text:p>
          </table:table-cell>
          <table:table-cell office:value-type="string" table:style-name="ce700">
            <text:p>:</text:p>
          </table:table-cell>
          <table:table-cell office:value-type="string" table:style-name="ce700">
            <text:p>:</text:p>
          </table:table-cell>
          <table:table-cell office:value-type="string" table:style-name="ce700">
            <text:p>:</text:p>
          </table:table-cell>
          <table:table-cell office:value-type="float" office:value="70.731999999999999" table:style-name="ce700">
            <text:p>70.7</text:p>
          </table:table-cell>
          <table:table-cell office:value-type="float" office:value="56.33" table:style-name="ce700">
            <text:p>56.3</text:p>
          </table:table-cell>
          <table:table-cell office:value-type="float" office:value="67.453999999999994" table:style-name="ce700">
            <text:p>67.5</text:p>
          </table:table-cell>
          <table:table-cell table:number-columns-repeated="16372" table:style-name="ce3"/>
        </table:table-row>
        <table:table-row table:style-name="ro6">
          <table:table-cell table:style-name="ce698"/>
          <table:table-cell table:number-columns-repeated="11" table:style-name="ce708"/>
          <table:table-cell table:number-columns-repeated="16372" table:style-name="ce3"/>
        </table:table-row>
        <table:table-row table:style-name="ro6">
          <table:table-cell office:value-type="string" table:style-name="ce583">
            <text:p>Total offences</text:p>
          </table:table-cell>
          <table:table-cell office:value-type="float" office:value="7.3470000000000004" table:style-name="ce709">
            <text:p>7.3</text:p>
          </table:table-cell>
          <table:table-cell office:value-type="float" office:value="7.9320000000000004" table:style-name="ce709">
            <text:p>7.9</text:p>
          </table:table-cell>
          <table:table-cell office:value-type="float" office:value="8.1829999999999998" table:style-name="ce709">
            <text:p>8.2</text:p>
          </table:table-cell>
          <table:table-cell office:value-type="float" office:value="7.88" table:style-name="ce709">
            <text:p>7.9</text:p>
          </table:table-cell>
          <table:table-cell office:value-type="float" office:value="7.726" table:style-name="ce709">
            <text:p>7.7</text:p>
          </table:table-cell>
          <table:table-cell office:value-type="float" office:value="7.2679999999999998" table:style-name="ce709">
            <text:p>7.3</text:p>
          </table:table-cell>
          <table:table-cell office:value-type="float" office:value="7.3220000000000001" table:style-name="ce709">
            <text:p>7.3</text:p>
          </table:table-cell>
          <table:table-cell office:value-type="float" office:value="7.1689999999999996" table:style-name="ce709">
            <text:p>7.2</text:p>
          </table:table-cell>
          <table:table-cell office:value-type="float" office:value="6.758" table:style-name="ce709">
            <text:p>6.8</text:p>
          </table:table-cell>
          <table:table-cell office:value-type="float" office:value="6.4379999999999997" table:style-name="ce709">
            <text:p>6.4</text:p>
          </table:table-cell>
          <table:table-cell office:value-type="float" office:value="7.4080000000000004" table:style-name="ce709">
            <text:p>7.4</text:p>
          </table:table-cell>
          <table:table-cell table:number-columns-repeated="16372" table:style-name="ce3"/>
        </table:table-row>
        <table:table-row table:style-name="ro6">
          <table:table-cell table:number-columns-repeated="11" table:style-name="ce224"/>
          <table:table-cell table:style-name="ce708"/>
          <table:table-cell table:number-columns-repeated="16372" table:style-name="ce3"/>
        </table:table-row>
        <table:table-row table:style-name="ro3">
          <table:table-cell office:value-type="string" table:number-columns-spanned="12" table:number-rows-spanned="1" table:style-name="ce721">
            <text:p>Table Q5.2c - Average custodial sentence length<text:span text:style-name="T7">(6)</text:span><text:s/>(months) at all courts to immediate custody, by offence group, year ending September 2010 to year ending September 2020<text:span text:style-name="T7">(2)(3)</text:span></text:p>
          </table:table-cell>
          <table:covered-table-cell table:number-columns-repeated="11"/>
          <table:table-cell table:number-columns-repeated="16372" table:style-name="ce3"/>
        </table:table-row>
        <table:table-row table:style-name="ro29">
          <table:table-cell office:value-type="string" table:style-name="ce31">
            <text:p><text:a xlink:href="#Contents.A1">back to contents</text:a></text:p>
          </table:table-cell>
          <table:table-cell table:number-columns-repeated="11" table:style-name="ce679"/>
          <table:table-cell table:number-columns-repeated="16372" table:style-name="ce3"/>
        </table:table-row>
        <table:table-row table:style-name="ro6">
          <table:table-cell office:value-type="string" table:style-name="ce568">
            <text:p>England and Wales<text:s text:c="2"/></text:p>
          </table:table-cell>
          <table:table-cell table:number-columns-repeated="7" table:style-name="ce710"/>
          <table:table-cell table:style-name="ce447"/>
          <table:table-cell table:number-columns-repeated="2" table:style-name="ce711"/>
          <table:table-cell office:value-type="string" table:style-name="ce712">
            <text:p>Average custodial sentence length (months)</text:p>
          </table:table-cell>
          <table:table-cell table:number-columns-repeated="16372" table:style-name="ce3"/>
        </table:table-row>
        <table:table-row table:style-name="ro6">
          <table:table-cell table:style-name="ce570"/>
          <table:table-cell office:value-type="string" table:number-columns-spanned="11" table:number-rows-spanned="1" table:style-name="ce480">
            <text:p>12 months ending September</text:p>
          </table:table-cell>
          <table:covered-table-cell table:number-columns-repeated="10"/>
          <table:table-cell table:number-columns-repeated="16372" table:style-name="ce3"/>
        </table:table-row>
        <table:table-row table:style-name="ro31">
          <table:table-cell office:value-type="string" table:style-name="ce464">
            <text:p>Offence group</text:p>
          </table:table-cell>
          <table:table-cell office:value-type="float" office:value="2010" table:style-name="ce681">
            <text:p>2010</text:p>
          </table:table-cell>
          <table:table-cell office:value-type="float" office:value="2011" table:style-name="ce681">
            <text:p>2011</text:p>
          </table:table-cell>
          <table:table-cell office:value-type="float" office:value="2012" table:style-name="ce681">
            <text:p>2012</text:p>
          </table:table-cell>
          <table:table-cell office:value-type="float" office:value="2013" table:style-name="ce681">
            <text:p>2013</text:p>
          </table:table-cell>
          <table:table-cell office:value-type="float" office:value="2014" table:style-name="ce681">
            <text:p>2014</text:p>
          </table:table-cell>
          <table:table-cell office:value-type="float" office:value="2015" table:style-name="ce681">
            <text:p>2015</text:p>
          </table:table-cell>
          <table:table-cell office:value-type="float" office:value="2016" table:style-name="ce681">
            <text:p>2016</text:p>
          </table:table-cell>
          <table:table-cell office:value-type="float" office:value="2017" table:style-name="ce681">
            <text:p>2017</text:p>
          </table:table-cell>
          <table:table-cell office:value-type="float" office:value="2018" table:style-name="ce681">
            <text:p>2018</text:p>
          </table:table-cell>
          <table:table-cell office:value-type="float" office:value="2019" table:style-name="ce681">
            <text:p>2019</text:p>
          </table:table-cell>
          <table:table-cell office:value-type="float" office:value="2020" table:style-name="ce681">
            <text:p>2020</text:p>
          </table:table-cell>
          <table:table-cell table:number-columns-repeated="16372" table:style-name="ce3"/>
        </table:table-row>
        <table:table-row table:style-name="ro6">
          <table:table-cell office:value-type="string" table:style-name="ce224">
            <text:p>Violence against the person</text:p>
          </table:table-cell>
          <table:table-cell office:value-type="float" office:value="21.2013" table:style-name="ce713">
            <text:p><text:s/>21.2<text:s/></text:p>
          </table:table-cell>
          <table:table-cell office:value-type="float" office:value="20.857500000000002" table:style-name="ce713">
            <text:p><text:s/>20.9<text:s/></text:p>
          </table:table-cell>
          <table:table-cell office:value-type="float" office:value="23.340499999999999" table:style-name="ce713">
            <text:p><text:s/>23.3<text:s/></text:p>
          </table:table-cell>
          <table:table-cell office:value-type="float" office:value="24.545100000000001" table:style-name="ce713">
            <text:p><text:s/>24.5<text:s/></text:p>
          </table:table-cell>
          <table:table-cell office:value-type="float" office:value="23.395" table:style-name="ce713">
            <text:p><text:s/>23.4<text:s/></text:p>
          </table:table-cell>
          <table:table-cell office:value-type="float" office:value="23.2133" table:style-name="ce713">
            <text:p><text:s/>23.2<text:s/></text:p>
          </table:table-cell>
          <table:table-cell office:value-type="float" office:value="22.3719" table:style-name="ce713">
            <text:p><text:s/>22.4<text:s/></text:p>
          </table:table-cell>
          <table:table-cell office:value-type="float" office:value="23.006900000000002" table:style-name="ce713">
            <text:p><text:s/>23.0<text:s/></text:p>
          </table:table-cell>
          <table:table-cell office:value-type="float" office:value="24.114999999999998" table:style-name="ce713">
            <text:p><text:s/>24.1<text:s/></text:p>
          </table:table-cell>
          <table:table-cell office:value-type="float" office:value="22.907299999999999" table:style-name="ce713">
            <text:p><text:s/>22.9<text:s/></text:p>
          </table:table-cell>
          <table:table-cell office:value-type="float" office:value="19.93" table:style-name="ce713">
            <text:p><text:s/>19.9<text:s/></text:p>
          </table:table-cell>
          <table:table-cell table:style-name="ce554"/>
          <table:table-cell table:number-columns-repeated="16371" table:style-name="ce3"/>
        </table:table-row>
        <table:table-row table:style-name="ro6">
          <table:table-cell office:value-type="string" table:style-name="ce224">
            <text:p>Sexual offences</text:p>
          </table:table-cell>
          <table:table-cell office:value-type="float" office:value="48.744199999999999" table:style-name="ce713">
            <text:p><text:s/>48.7<text:s/></text:p>
          </table:table-cell>
          <table:table-cell office:value-type="float" office:value="53.299100000000003" table:style-name="ce713">
            <text:p><text:s/>53.3<text:s/></text:p>
          </table:table-cell>
          <table:table-cell office:value-type="float" office:value="54.3705" table:style-name="ce713">
            <text:p><text:s/>54.4<text:s/></text:p>
          </table:table-cell>
          <table:table-cell office:value-type="float" office:value="57.274900000000002" table:style-name="ce713">
            <text:p><text:s/>57.3<text:s/></text:p>
          </table:table-cell>
          <table:table-cell office:value-type="float" office:value="60.744599999999998" table:style-name="ce713">
            <text:p><text:s/>60.7<text:s/></text:p>
          </table:table-cell>
          <table:table-cell office:value-type="float" office:value="62.467199999999998" table:style-name="ce713">
            <text:p><text:s/>62.5<text:s/></text:p>
          </table:table-cell>
          <table:table-cell office:value-type="float" office:value="60.5518" table:style-name="ce713">
            <text:p><text:s/>60.6<text:s/></text:p>
          </table:table-cell>
          <table:table-cell office:value-type="float" office:value="60.628599999999999" table:style-name="ce713">
            <text:p><text:s/>60.6<text:s/></text:p>
          </table:table-cell>
          <table:table-cell office:value-type="float" office:value="60.9574" table:style-name="ce713">
            <text:p><text:s/>61.0<text:s/></text:p>
          </table:table-cell>
          <table:table-cell office:value-type="float" office:value="58.211500000000001" table:style-name="ce713">
            <text:p><text:s/>58.2<text:s/></text:p>
          </table:table-cell>
          <table:table-cell office:value-type="float" office:value="56.5745" table:style-name="ce713">
            <text:p><text:s/>56.6<text:s/></text:p>
          </table:table-cell>
          <table:table-cell table:style-name="ce554"/>
          <table:table-cell table:number-columns-repeated="16371" table:style-name="ce3"/>
        </table:table-row>
        <table:table-row table:style-name="ro6">
          <table:table-cell office:value-type="string" table:style-name="ce224">
            <text:p>Robbery</text:p>
          </table:table-cell>
          <table:table-cell office:value-type="float" office:value="34.107500000000002" table:style-name="ce713">
            <text:p><text:s/>34.1<text:s/></text:p>
          </table:table-cell>
          <table:table-cell office:value-type="float" office:value="35.648400000000002" table:style-name="ce713">
            <text:p><text:s/>35.6<text:s/></text:p>
          </table:table-cell>
          <table:table-cell office:value-type="float" office:value="35.454599999999999" table:style-name="ce713">
            <text:p><text:s/>35.5<text:s/></text:p>
          </table:table-cell>
          <table:table-cell office:value-type="float" office:value="38.336399999999998" table:style-name="ce713">
            <text:p><text:s/>38.3<text:s/></text:p>
          </table:table-cell>
          <table:table-cell office:value-type="float" office:value="40.8001" table:style-name="ce713">
            <text:p><text:s/>40.8<text:s/></text:p>
          </table:table-cell>
          <table:table-cell office:value-type="float" office:value="43.253" table:style-name="ce713">
            <text:p><text:s/>43.3<text:s/></text:p>
          </table:table-cell>
          <table:table-cell office:value-type="float" office:value="43.681899999999999" table:style-name="ce713">
            <text:p><text:s/>43.7<text:s/></text:p>
          </table:table-cell>
          <table:table-cell office:value-type="float" office:value="46.396799999999999" table:style-name="ce713">
            <text:p><text:s/>46.4<text:s/></text:p>
          </table:table-cell>
          <table:table-cell office:value-type="float" office:value="49.117199999999997" table:style-name="ce713">
            <text:p><text:s/>49.1<text:s/></text:p>
          </table:table-cell>
          <table:table-cell office:value-type="float" office:value="51.477699999999999" table:style-name="ce713">
            <text:p><text:s/>51.5<text:s/></text:p>
          </table:table-cell>
          <table:table-cell office:value-type="float" office:value="51.596600000000002" table:style-name="ce713">
            <text:p><text:s/>51.6<text:s/></text:p>
          </table:table-cell>
          <table:table-cell table:style-name="ce554"/>
          <table:table-cell table:number-columns-repeated="16371" table:style-name="ce3"/>
        </table:table-row>
        <table:table-row table:style-name="ro6">
          <table:table-cell office:value-type="string" table:style-name="ce224">
            <text:p>Theft offences</text:p>
          </table:table-cell>
          <table:table-cell office:value-type="float" office:value="8.7653999999999996" table:style-name="ce713">
            <text:p><text:s/>8.8<text:s/></text:p>
          </table:table-cell>
          <table:table-cell office:value-type="float" office:value="9.0204000000000004" table:style-name="ce713">
            <text:p><text:s/>9.0<text:s/></text:p>
          </table:table-cell>
          <table:table-cell office:value-type="float" office:value="9.1414000000000009" table:style-name="ce713">
            <text:p><text:s/>9.1<text:s/></text:p>
          </table:table-cell>
          <table:table-cell office:value-type="float" office:value="9.1829999999999998" table:style-name="ce713">
            <text:p><text:s/>9.2<text:s/></text:p>
          </table:table-cell>
          <table:table-cell office:value-type="float" office:value="8.9748999999999999" table:style-name="ce713">
            <text:p><text:s/>9.0<text:s/></text:p>
          </table:table-cell>
          <table:table-cell office:value-type="float" office:value="9.2277000000000005" table:style-name="ce713">
            <text:p><text:s/>9.2<text:s/></text:p>
          </table:table-cell>
          <table:table-cell office:value-type="float" office:value="9.0410000000000004" table:style-name="ce713">
            <text:p><text:s/>9.0<text:s/></text:p>
          </table:table-cell>
          <table:table-cell office:value-type="float" office:value="9.1527999999999992" table:style-name="ce713">
            <text:p><text:s/>9.2<text:s/></text:p>
          </table:table-cell>
          <table:table-cell office:value-type="float" office:value="9.7349999999999994" table:style-name="ce713">
            <text:p><text:s/>9.7<text:s/></text:p>
          </table:table-cell>
          <table:table-cell office:value-type="float" office:value="10.3895" table:style-name="ce713">
            <text:p><text:s/>10.4<text:s/></text:p>
          </table:table-cell>
          <table:table-cell office:value-type="float" office:value="11.7796" table:style-name="ce713">
            <text:p><text:s/>11.8<text:s/></text:p>
          </table:table-cell>
          <table:table-cell table:style-name="ce554"/>
          <table:table-cell table:number-columns-repeated="16371" table:style-name="ce3"/>
        </table:table-row>
        <table:table-row table:style-name="ro6">
          <table:table-cell office:value-type="string" table:style-name="ce224">
            <text:p>Criminal damage and arson</text:p>
          </table:table-cell>
          <table:table-cell office:value-type="float" office:value="18.639900000000001" table:style-name="ce713">
            <text:p><text:s/>18.6<text:s/></text:p>
          </table:table-cell>
          <table:table-cell office:value-type="float" office:value="19.904800000000002" table:style-name="ce713">
            <text:p><text:s/>19.9<text:s/></text:p>
          </table:table-cell>
          <table:table-cell office:value-type="float" office:value="23.0762" table:style-name="ce713">
            <text:p><text:s/>23.1<text:s/></text:p>
          </table:table-cell>
          <table:table-cell office:value-type="float" office:value="25.855899999999998" table:style-name="ce713">
            <text:p><text:s/>25.9<text:s/></text:p>
          </table:table-cell>
          <table:table-cell office:value-type="float" office:value="24.833400000000001" table:style-name="ce713">
            <text:p><text:s/>24.8<text:s/></text:p>
          </table:table-cell>
          <table:table-cell office:value-type="float" office:value="24.201899999999998" table:style-name="ce713">
            <text:p><text:s/>24.2<text:s/></text:p>
          </table:table-cell>
          <table:table-cell office:value-type="float" office:value="26.384699999999999" table:style-name="ce713">
            <text:p><text:s/>26.4<text:s/></text:p>
          </table:table-cell>
          <table:table-cell office:value-type="float" office:value="29.8567" table:style-name="ce713">
            <text:p><text:s/>29.9<text:s/></text:p>
          </table:table-cell>
          <table:table-cell office:value-type="float" office:value="29.060099999999998" table:style-name="ce713">
            <text:p><text:s/>29.1<text:s/></text:p>
          </table:table-cell>
          <table:table-cell office:value-type="float" office:value="31.605699999999999" table:style-name="ce713">
            <text:p><text:s/>31.6<text:s/></text:p>
          </table:table-cell>
          <table:table-cell office:value-type="float" office:value="30.546399999999998" table:style-name="ce713">
            <text:p><text:s/>30.5<text:s/></text:p>
          </table:table-cell>
          <table:table-cell table:style-name="ce554"/>
          <table:table-cell table:number-columns-repeated="16371" table:style-name="ce3"/>
        </table:table-row>
        <table:table-row table:style-name="ro6">
          <table:table-cell office:value-type="string" table:style-name="ce224">
            <text:p>Drug offences</text:p>
          </table:table-cell>
          <table:table-cell office:value-type="float" office:value="31.373200000000001" table:style-name="ce713">
            <text:p><text:s/>31.4<text:s/></text:p>
          </table:table-cell>
          <table:table-cell office:value-type="float" office:value="30.494499999999999" table:style-name="ce713">
            <text:p><text:s/>30.5<text:s/></text:p>
          </table:table-cell>
          <table:table-cell office:value-type="float" office:value="29.322700000000001" table:style-name="ce713">
            <text:p><text:s/>29.3<text:s/></text:p>
          </table:table-cell>
          <table:table-cell office:value-type="float" office:value="30.3218" table:style-name="ce713">
            <text:p><text:s/>30.3<text:s/></text:p>
          </table:table-cell>
          <table:table-cell office:value-type="float" office:value="31.817699999999999" table:style-name="ce713">
            <text:p><text:s/>31.8<text:s/></text:p>
          </table:table-cell>
          <table:table-cell office:value-type="float" office:value="33.601500000000001" table:style-name="ce713">
            <text:p><text:s/>33.6<text:s/></text:p>
          </table:table-cell>
          <table:table-cell office:value-type="float" office:value="34.971299999999999" table:style-name="ce713">
            <text:p><text:s/>35.0<text:s/></text:p>
          </table:table-cell>
          <table:table-cell office:value-type="float" office:value="34.764299999999999" table:style-name="ce713">
            <text:p><text:s/>34.8<text:s/></text:p>
          </table:table-cell>
          <table:table-cell office:value-type="float" office:value="36.142800000000001" table:style-name="ce713">
            <text:p><text:s/>36.1<text:s/></text:p>
          </table:table-cell>
          <table:table-cell office:value-type="float" office:value="38.0777" table:style-name="ce713">
            <text:p><text:s/>38.1<text:s/></text:p>
          </table:table-cell>
          <table:table-cell office:value-type="float" office:value="40.714399999999998" table:style-name="ce713">
            <text:p><text:s/>40.7<text:s/></text:p>
          </table:table-cell>
          <table:table-cell table:style-name="ce554"/>
          <table:table-cell table:number-columns-repeated="16371" table:style-name="ce3"/>
        </table:table-row>
        <table:table-row table:style-name="ro6">
          <table:table-cell office:value-type="string" table:style-name="ce224">
            <text:p>Possession of weapons</text:p>
          </table:table-cell>
          <table:table-cell office:value-type="float" office:value="13.0898" table:style-name="ce713">
            <text:p><text:s/>13.1<text:s/></text:p>
          </table:table-cell>
          <table:table-cell office:value-type="float" office:value="13.033200000000001" table:style-name="ce713">
            <text:p><text:s/>13.0<text:s/></text:p>
          </table:table-cell>
          <table:table-cell office:value-type="float" office:value="13.0793" table:style-name="ce713">
            <text:p><text:s/>13.1<text:s/></text:p>
          </table:table-cell>
          <table:table-cell office:value-type="float" office:value="13.3096" table:style-name="ce713">
            <text:p><text:s/>13.3<text:s/></text:p>
          </table:table-cell>
          <table:table-cell office:value-type="float" office:value="13.164" table:style-name="ce713">
            <text:p><text:s/>13.2<text:s/></text:p>
          </table:table-cell>
          <table:table-cell office:value-type="float" office:value="13.236700000000001" table:style-name="ce713">
            <text:p><text:s/>13.2<text:s/></text:p>
          </table:table-cell>
          <table:table-cell office:value-type="float" office:value="13.779299999999999" table:style-name="ce713">
            <text:p><text:s/>13.8<text:s/></text:p>
          </table:table-cell>
          <table:table-cell office:value-type="float" office:value="13.8939" table:style-name="ce713">
            <text:p><text:s/>13.9<text:s/></text:p>
          </table:table-cell>
          <table:table-cell office:value-type="float" office:value="13.034800000000001" table:style-name="ce713">
            <text:p><text:s/>13.0<text:s/></text:p>
          </table:table-cell>
          <table:table-cell office:value-type="float" office:value="11.860799999999999" table:style-name="ce713">
            <text:p><text:s/>11.9<text:s/></text:p>
          </table:table-cell>
          <table:table-cell office:value-type="float" office:value="11.6008" table:style-name="ce713">
            <text:p><text:s/>11.6<text:s/></text:p>
          </table:table-cell>
          <table:table-cell table:style-name="ce554"/>
          <table:table-cell table:number-columns-repeated="16371" table:style-name="ce3"/>
        </table:table-row>
        <table:table-row table:style-name="ro6">
          <table:table-cell office:value-type="string" table:style-name="ce224">
            <text:p>Public order offences</text:p>
          </table:table-cell>
          <table:table-cell office:value-type="float" office:value="7.3095999999999997" table:style-name="ce713">
            <text:p><text:s/>7.3<text:s/></text:p>
          </table:table-cell>
          <table:table-cell office:value-type="float" office:value="7.0956000000000001" table:style-name="ce713">
            <text:p><text:s/>7.1<text:s/></text:p>
          </table:table-cell>
          <table:table-cell office:value-type="float" office:value="7.5830000000000002" table:style-name="ce713">
            <text:p><text:s/>7.6<text:s/></text:p>
          </table:table-cell>
          <table:table-cell office:value-type="float" office:value="7.3311000000000002" table:style-name="ce713">
            <text:p><text:s/>7.3<text:s/></text:p>
          </table:table-cell>
          <table:table-cell office:value-type="float" office:value="6.8503999999999996" table:style-name="ce713">
            <text:p><text:s/>6.9<text:s/></text:p>
          </table:table-cell>
          <table:table-cell office:value-type="float" office:value="6.6482000000000001" table:style-name="ce713">
            <text:p><text:s/>6.6<text:s/></text:p>
          </table:table-cell>
          <table:table-cell office:value-type="float" office:value="6.8177000000000003" table:style-name="ce713">
            <text:p><text:s/>6.8<text:s/></text:p>
          </table:table-cell>
          <table:table-cell office:value-type="float" office:value="6.6874000000000002" table:style-name="ce713">
            <text:p><text:s/>6.7<text:s/></text:p>
          </table:table-cell>
          <table:table-cell office:value-type="float" office:value="6.6647999999999996" table:style-name="ce713">
            <text:p><text:s/>6.7<text:s/></text:p>
          </table:table-cell>
          <table:table-cell office:value-type="float" office:value="7.6664000000000003" table:style-name="ce713">
            <text:p><text:s/>7.7<text:s/></text:p>
          </table:table-cell>
          <table:table-cell office:value-type="float" office:value="7.6695000000000002" table:style-name="ce713">
            <text:p><text:s/>7.7<text:s/></text:p>
          </table:table-cell>
          <table:table-cell table:style-name="ce554"/>
          <table:table-cell table:number-columns-repeated="16371" table:style-name="ce3"/>
        </table:table-row>
        <table:table-row table:style-name="ro6">
          <table:table-cell office:value-type="string" table:style-name="ce224">
            <text:p>Miscellaneous crimes against society</text:p>
          </table:table-cell>
          <table:table-cell office:value-type="float" office:value="8.2977000000000007" table:style-name="ce713">
            <text:p><text:s/>8.3<text:s/></text:p>
          </table:table-cell>
          <table:table-cell office:value-type="float" office:value="8.3994999999999997" table:style-name="ce713">
            <text:p><text:s/>8.4<text:s/></text:p>
          </table:table-cell>
          <table:table-cell office:value-type="float" office:value="9.1328999999999994" table:style-name="ce713">
            <text:p><text:s/>9.1<text:s/></text:p>
          </table:table-cell>
          <table:table-cell office:value-type="float" office:value="9.4849999999999994" table:style-name="ce713">
            <text:p><text:s/>9.5<text:s/></text:p>
          </table:table-cell>
          <table:table-cell office:value-type="float" office:value="10.1105" table:style-name="ce713">
            <text:p><text:s/>10.1<text:s/></text:p>
          </table:table-cell>
          <table:table-cell office:value-type="float" office:value="10.483000000000001" table:style-name="ce713">
            <text:p><text:s/>10.5<text:s/></text:p>
          </table:table-cell>
          <table:table-cell office:value-type="float" office:value="10.7913" table:style-name="ce713">
            <text:p><text:s/>10.8<text:s/></text:p>
          </table:table-cell>
          <table:table-cell office:value-type="float" office:value="11.463100000000001" table:style-name="ce713">
            <text:p><text:s/>11.5<text:s/></text:p>
          </table:table-cell>
          <table:table-cell office:value-type="float" office:value="12.5321" table:style-name="ce713">
            <text:p><text:s/>12.5<text:s/></text:p>
          </table:table-cell>
          <table:table-cell office:value-type="float" office:value="12.543799999999999" table:style-name="ce713">
            <text:p><text:s/>12.5<text:s/></text:p>
          </table:table-cell>
          <table:table-cell office:value-type="float" office:value="12.0661" table:style-name="ce713">
            <text:p><text:s/>12.1<text:s/></text:p>
          </table:table-cell>
          <table:table-cell table:style-name="ce554"/>
          <table:table-cell table:number-columns-repeated="16371" table:style-name="ce3"/>
        </table:table-row>
        <table:table-row table:style-name="ro6">
          <table:table-cell office:value-type="string" table:style-name="ce224">
            <text:p>Fraud offences</text:p>
          </table:table-cell>
          <table:table-cell office:value-type="float" office:value="13.140499999999999" table:style-name="ce713">
            <text:p><text:s/>13.1<text:s/></text:p>
          </table:table-cell>
          <table:table-cell office:value-type="float" office:value="14.2202" table:style-name="ce713">
            <text:p><text:s/>14.2<text:s/></text:p>
          </table:table-cell>
          <table:table-cell office:value-type="float" office:value="14.9017" table:style-name="ce713">
            <text:p><text:s/>14.9<text:s/></text:p>
          </table:table-cell>
          <table:table-cell office:value-type="float" office:value="15.0176" table:style-name="ce713">
            <text:p><text:s/>15.0<text:s/></text:p>
          </table:table-cell>
          <table:table-cell office:value-type="float" office:value="15.335800000000001" table:style-name="ce713">
            <text:p><text:s/>15.3<text:s/></text:p>
          </table:table-cell>
          <table:table-cell office:value-type="float" office:value="17.736899999999999" table:style-name="ce713">
            <text:p><text:s/>17.7<text:s/></text:p>
          </table:table-cell>
          <table:table-cell office:value-type="float" office:value="19.021799999999999" table:style-name="ce713">
            <text:p><text:s/>19.0<text:s/></text:p>
          </table:table-cell>
          <table:table-cell office:value-type="float" office:value="18.255199999999999" table:style-name="ce713">
            <text:p><text:s/>18.3<text:s/></text:p>
          </table:table-cell>
          <table:table-cell office:value-type="float" office:value="18.955500000000001" table:style-name="ce713">
            <text:p><text:s/>19.0<text:s/></text:p>
          </table:table-cell>
          <table:table-cell office:value-type="float" office:value="22.595500000000001" table:style-name="ce713">
            <text:p><text:s/>22.6<text:s/></text:p>
          </table:table-cell>
          <table:table-cell office:value-type="float" office:value="23.15" table:style-name="ce713">
            <text:p><text:s/>23.2<text:s/></text:p>
          </table:table-cell>
          <table:table-cell table:style-name="ce554"/>
          <table:table-cell table:number-columns-repeated="16371" table:style-name="ce3"/>
        </table:table-row>
        <table:table-row table:style-name="ro6">
          <table:table-cell office:value-type="string" table:style-name="ce453">
            <text:p>Total indictable offences</text:p>
          </table:table-cell>
          <table:table-cell office:value-type="float" office:value="16.404599999999999" table:style-name="ce714">
            <text:p><text:s/>16.4<text:s/></text:p>
          </table:table-cell>
          <table:table-cell office:value-type="float" office:value="16.570399999999999" table:style-name="ce714">
            <text:p><text:s/>16.6<text:s/></text:p>
          </table:table-cell>
          <table:table-cell office:value-type="float" office:value="17.011199999999999" table:style-name="ce714">
            <text:p><text:s/>17.0<text:s/></text:p>
          </table:table-cell>
          <table:table-cell office:value-type="float" office:value="17.776199999999999" table:style-name="ce714">
            <text:p><text:s/>17.8<text:s/></text:p>
          </table:table-cell>
          <table:table-cell office:value-type="float" office:value="18.061" table:style-name="ce714">
            <text:p><text:s/>18.1<text:s/></text:p>
          </table:table-cell>
          <table:table-cell office:value-type="float" office:value="19.099599999999999" table:style-name="ce714">
            <text:p><text:s/>19.1<text:s/></text:p>
          </table:table-cell>
          <table:table-cell office:value-type="float" office:value="19.424600000000002" table:style-name="ce714">
            <text:p><text:s/>19.4<text:s/></text:p>
          </table:table-cell>
          <table:table-cell office:value-type="float" office:value="19.625499999999999" table:style-name="ce714">
            <text:p><text:s/>19.6<text:s/></text:p>
          </table:table-cell>
          <table:table-cell office:value-type="float" office:value="20.311599999999999" table:style-name="ce714">
            <text:p><text:s/>20.3<text:s/></text:p>
          </table:table-cell>
          <table:table-cell office:value-type="float" office:value="20.748999999999999" table:style-name="ce714">
            <text:p><text:s/>20.7<text:s/></text:p>
          </table:table-cell>
          <table:table-cell office:value-type="float" office:value="21.438700000000001" table:style-name="ce714">
            <text:p><text:s/>21.4<text:s/></text:p>
          </table:table-cell>
          <table:table-cell table:style-name="ce554"/>
          <table:table-cell table:number-columns-repeated="16371" table:style-name="ce3"/>
        </table:table-row>
        <table:table-row table:style-name="ro6">
          <table:table-cell table:style-name="ce537"/>
          <table:table-cell table:number-columns-repeated="11" table:style-name="ce713"/>
          <table:table-cell table:style-name="ce554"/>
          <table:table-cell table:number-columns-repeated="16371" table:style-name="ce3"/>
        </table:table-row>
        <table:table-row table:style-name="ro6">
          <table:table-cell office:value-type="string" table:style-name="ce537">
            <text:p>Summary non-motoring</text:p>
          </table:table-cell>
          <table:table-cell office:value-type="float" office:value="2.5722999999999998" table:style-name="ce713">
            <text:p><text:s/>2.6<text:s/></text:p>
          </table:table-cell>
          <table:table-cell office:value-type="float" office:value="2.5447000000000002" table:style-name="ce713">
            <text:p><text:s/>2.5<text:s/></text:p>
          </table:table-cell>
          <table:table-cell office:value-type="float" office:value="2.5966999999999998" table:style-name="ce713">
            <text:p><text:s/>2.6<text:s/></text:p>
          </table:table-cell>
          <table:table-cell office:value-type="float" office:value="2.6255999999999999" table:style-name="ce713">
            <text:p><text:s/>2.6<text:s/></text:p>
          </table:table-cell>
          <table:table-cell office:value-type="float" office:value="2.5907" table:style-name="ce713">
            <text:p><text:s/>2.6<text:s/></text:p>
          </table:table-cell>
          <table:table-cell office:value-type="float" office:value="2.5251000000000001" table:style-name="ce713">
            <text:p><text:s/>2.5<text:s/></text:p>
          </table:table-cell>
          <table:table-cell office:value-type="float" office:value="2.4767000000000001" table:style-name="ce713">
            <text:p><text:s/>2.5<text:s/></text:p>
          </table:table-cell>
          <table:table-cell office:value-type="float" office:value="2.4748000000000001" table:style-name="ce713">
            <text:p><text:s/>2.5<text:s/></text:p>
          </table:table-cell>
          <table:table-cell office:value-type="float" office:value="2.5354999999999999" table:style-name="ce713">
            <text:p><text:s/>2.5<text:s/></text:p>
          </table:table-cell>
          <table:table-cell office:value-type="float" office:value="2.5499999999999998" table:style-name="ce713">
            <text:p><text:s/>2.6<text:s/></text:p>
          </table:table-cell>
          <table:table-cell office:value-type="float" office:value="2.6093999999999999" table:style-name="ce713">
            <text:p><text:s/>2.6<text:s/></text:p>
          </table:table-cell>
          <table:table-cell table:style-name="ce554"/>
          <table:table-cell table:number-columns-repeated="16371" table:style-name="ce3"/>
        </table:table-row>
        <table:table-row table:style-name="ro6">
          <table:table-cell office:value-type="string" table:style-name="ce537">
            <text:p>Summary motoring</text:p>
          </table:table-cell>
          <table:table-cell office:value-type="float" office:value="3.1473" table:style-name="ce713">
            <text:p><text:s/>3.1<text:s/></text:p>
          </table:table-cell>
          <table:table-cell office:value-type="float" office:value="3.1070000000000002" table:style-name="ce713">
            <text:p><text:s/>3.1<text:s/></text:p>
          </table:table-cell>
          <table:table-cell office:value-type="float" office:value="3.1038999999999999" table:style-name="ce713">
            <text:p><text:s/>3.1<text:s/></text:p>
          </table:table-cell>
          <table:table-cell office:value-type="float" office:value="3.1" table:style-name="ce713">
            <text:p><text:s/>3.1<text:s/></text:p>
          </table:table-cell>
          <table:table-cell office:value-type="float" office:value="3.0567000000000002" table:style-name="ce713">
            <text:p><text:s/>3.1<text:s/></text:p>
          </table:table-cell>
          <table:table-cell office:value-type="float" office:value="3.0196000000000001" table:style-name="ce713">
            <text:p><text:s/>3.0<text:s/></text:p>
          </table:table-cell>
          <table:table-cell office:value-type="float" office:value="2.9136000000000002" table:style-name="ce713">
            <text:p><text:s/>2.9<text:s/></text:p>
          </table:table-cell>
          <table:table-cell office:value-type="float" office:value="2.9481000000000002" table:style-name="ce713">
            <text:p><text:s/>2.9<text:s/></text:p>
          </table:table-cell>
          <table:table-cell office:value-type="float" office:value="2.8473000000000002" table:style-name="ce713">
            <text:p><text:s/>2.8<text:s/></text:p>
          </table:table-cell>
          <table:table-cell office:value-type="float" office:value="2.8788" table:style-name="ce713">
            <text:p><text:s/>2.9<text:s/></text:p>
          </table:table-cell>
          <table:table-cell office:value-type="float" office:value="2.8129" table:style-name="ce713">
            <text:p><text:s/>2.8<text:s/></text:p>
          </table:table-cell>
          <table:table-cell table:style-name="ce554"/>
          <table:table-cell table:number-columns-repeated="16371" table:style-name="ce3"/>
        </table:table-row>
        <table:table-row table:style-name="ro6">
          <table:table-cell office:value-type="string" table:style-name="ce453">
            <text:p>Total summary offences</text:p>
          </table:table-cell>
          <table:table-cell office:value-type="float" office:value="2.7018" table:style-name="ce714">
            <text:p><text:s/>2.7<text:s/></text:p>
          </table:table-cell>
          <table:table-cell office:value-type="float" office:value="2.6501000000000001" table:style-name="ce714">
            <text:p><text:s/>2.7<text:s/></text:p>
          </table:table-cell>
          <table:table-cell office:value-type="float" office:value="2.6882000000000001" table:style-name="ce714">
            <text:p><text:s/>2.7<text:s/></text:p>
          </table:table-cell>
          <table:table-cell office:value-type="float" office:value="2.7101999999999999" table:style-name="ce714">
            <text:p><text:s/>2.7<text:s/></text:p>
          </table:table-cell>
          <table:table-cell office:value-type="float" office:value="2.6699000000000002" table:style-name="ce714">
            <text:p><text:s/>2.7<text:s/></text:p>
          </table:table-cell>
          <table:table-cell office:value-type="float" office:value="2.6084999999999998" table:style-name="ce714">
            <text:p><text:s/>2.6<text:s/></text:p>
          </table:table-cell>
          <table:table-cell office:value-type="float" office:value="2.5602" table:style-name="ce714">
            <text:p><text:s/>2.6<text:s/></text:p>
          </table:table-cell>
          <table:table-cell office:value-type="float" office:value="2.5720000000000001" table:style-name="ce714">
            <text:p><text:s/>2.6<text:s/></text:p>
          </table:table-cell>
          <table:table-cell office:value-type="float" office:value="2.6032000000000002" table:style-name="ce714">
            <text:p><text:s/>2.6<text:s/></text:p>
          </table:table-cell>
          <table:table-cell office:value-type="float" office:value="2.6358999999999999" table:style-name="ce714">
            <text:p><text:s/>2.6<text:s/></text:p>
          </table:table-cell>
          <table:table-cell office:value-type="float" office:value="2.6663999999999999" table:style-name="ce714">
            <text:p><text:s/>2.7<text:s/></text:p>
          </table:table-cell>
          <table:table-cell table:style-name="ce554"/>
          <table:table-cell table:number-columns-repeated="16371" table:style-name="ce3"/>
        </table:table-row>
        <table:table-row table:style-name="ro6">
          <table:table-cell table:style-name="ce698"/>
          <table:table-cell table:number-columns-repeated="9" table:style-name="ce715"/>
          <table:table-cell table:number-columns-repeated="2" table:style-name="ce713"/>
          <table:table-cell table:style-name="ce554"/>
          <table:table-cell table:number-columns-repeated="16371" table:style-name="ce3"/>
        </table:table-row>
        <table:table-row table:style-name="ro33">
          <table:table-cell office:value-type="string" table:style-name="ce453">
            <text:p>Offence not known<text:span text:style-name="T5">(4)</text:span></text:p>
          </table:table-cell>
          <table:table-cell office:value-type="string" table:style-name="ce700">
            <text:p>:</text:p>
          </table:table-cell>
          <table:table-cell office:value-type="string" table:style-name="ce700">
            <text:p>:</text:p>
          </table:table-cell>
          <table:table-cell office:value-type="string" table:style-name="ce700">
            <text:p>:</text:p>
          </table:table-cell>
          <table:table-cell office:value-type="string" table:style-name="ce700">
            <text:p>:</text:p>
          </table:table-cell>
          <table:table-cell office:value-type="string" table:style-name="ce700">
            <text:p>:</text:p>
          </table:table-cell>
          <table:table-cell office:value-type="string" table:style-name="ce700">
            <text:p>:</text:p>
          </table:table-cell>
          <table:table-cell office:value-type="string" table:style-name="ce700">
            <text:p>:</text:p>
          </table:table-cell>
          <table:table-cell office:value-type="string" table:style-name="ce700">
            <text:p>:</text:p>
          </table:table-cell>
          <table:table-cell office:value-type="float" office:value="81.481999999999999" table:style-name="ce701">
            <text:p><text:s/>81.5<text:s/></text:p>
          </table:table-cell>
          <table:table-cell office:value-type="float" office:value="35.933700000000002" table:style-name="ce701">
            <text:p><text:s/>35.9<text:s/></text:p>
          </table:table-cell>
          <table:table-cell office:value-type="float" office:value="50.011200000000002" table:style-name="ce716">
            <text:p><text:s/>50.0<text:s/></text:p>
          </table:table-cell>
          <table:table-cell table:style-name="ce554"/>
          <table:table-cell table:number-columns-repeated="16371" table:style-name="ce3"/>
        </table:table-row>
        <table:table-row table:style-name="ro6">
          <table:table-cell table:style-name="ce717"/>
          <table:table-cell table:number-columns-repeated="11" table:style-name="ce713"/>
          <table:table-cell table:style-name="ce554"/>
          <table:table-cell table:number-columns-repeated="16371" table:style-name="ce3"/>
        </table:table-row>
        <table:table-row table:style-name="ro6">
          <table:table-cell office:value-type="string" table:style-name="ce583">
            <text:p>Total offences</text:p>
          </table:table-cell>
          <table:table-cell office:value-type="float" office:value="13.841900000000001" table:style-name="ce718">
            <text:p><text:s/>13.8<text:s/></text:p>
          </table:table-cell>
          <table:table-cell office:value-type="float" office:value="14.0604" table:style-name="ce718">
            <text:p><text:s/>14.1<text:s/></text:p>
          </table:table-cell>
          <table:table-cell office:value-type="float" office:value="14.4978" table:style-name="ce718">
            <text:p><text:s/>14.5<text:s/></text:p>
          </table:table-cell>
          <table:table-cell office:value-type="float" office:value="15.307" table:style-name="ce718">
            <text:p><text:s/>15.3<text:s/></text:p>
          </table:table-cell>
          <table:table-cell office:value-type="float" office:value="15.481" table:style-name="ce718">
            <text:p><text:s/>15.5<text:s/></text:p>
          </table:table-cell>
          <table:table-cell office:value-type="float" office:value="16.208300000000001" table:style-name="ce718">
            <text:p><text:s/>16.2<text:s/></text:p>
          </table:table-cell>
          <table:table-cell office:value-type="float" office:value="16.412700000000001" table:style-name="ce718">
            <text:p><text:s/>16.4<text:s/></text:p>
          </table:table-cell>
          <table:table-cell office:value-type="float" office:value="16.591799999999999" table:style-name="ce718">
            <text:p><text:s/>16.6<text:s/></text:p>
          </table:table-cell>
          <table:table-cell office:value-type="float" office:value="17.261500000000002" table:style-name="ce718">
            <text:p><text:s/>17.3<text:s/></text:p>
          </table:table-cell>
          <table:table-cell office:value-type="float" office:value="18.0123" table:style-name="ce718">
            <text:p><text:s/>18.0<text:s/></text:p>
          </table:table-cell>
          <table:table-cell office:value-type="float" office:value="18.998999999999999" table:style-name="ce718">
            <text:p><text:s/>19.0<text:s/></text:p>
          </table:table-cell>
          <table:table-cell table:style-name="ce554"/>
          <table:table-cell table:number-columns-repeated="16371" table:style-name="ce3"/>
        </table:table-row>
        <table:table-row table:style-name="ro6">
          <table:table-cell table:number-columns-repeated="11" table:style-name="ce14"/>
          <table:table-cell table:style-name="ce719"/>
          <table:table-cell table:number-columns-repeated="16372" table:style-name="ce3"/>
        </table:table-row>
        <table:table-row table:style-name="ro6">
          <table:table-cell office:value-type="string" table:style-name="ce32">
            <text:p>Source: Ministry of Justice Court Proceedings Database</text:p>
          </table:table-cell>
          <table:table-cell table:number-columns-repeated="10" table:style-name="ce14"/>
          <table:table-cell table:style-name="ce719"/>
          <table:table-cell table:number-columns-repeated="16372" table:style-name="ce3"/>
        </table:table-row>
        <table:table-row table:style-name="ro6">
          <table:table-cell office:value-type="string" table:style-name="ce32">
            <text:p>: = Not available</text:p>
          </table:table-cell>
          <table:table-cell table:number-columns-repeated="10" table:style-name="ce14"/>
          <table:table-cell table:style-name="ce719"/>
          <table:table-cell table:number-columns-repeated="16372" table:style-name="ce3"/>
        </table:table-row>
        <table:table-row table:style-name="ro6">
          <table:table-cell office:value-type="string" table:style-name="ce593">
            <text:p>- = nil</text:p>
          </table:table-cell>
          <table:table-cell table:number-columns-repeated="11" table:style-name="ce32"/>
          <table:table-cell table:number-columns-repeated="16372" table:style-name="ce3"/>
        </table:table-row>
        <table:table-row table:style-name="ro6">
          <table:table-cell table:number-columns-repeated="11" table:style-name="ce224"/>
          <table:table-cell table:style-name="ce708"/>
          <table:table-cell table:number-columns-repeated="16372" table:style-name="ce3"/>
        </table:table-row>
        <table:table-row table:style-name="ro6">
          <table:table-cell office:value-type="string" table:style-name="ce32">
            <text:p>(1) Excludes other offenders, i.e. companies, public bodies, etc.</text:p>
          </table:table-cell>
          <table:table-cell table:number-columns-repeated="10" table:style-name="ce32"/>
          <table:table-cell table:style-name="ce720"/>
          <table:table-cell table:number-columns-repeated="16372" table:style-name="ce3"/>
        </table:table-row>
        <table:table-row table:style-name="ro6">
          <table:table-cell table:number-columns-repeated="11" table:style-name="ce32"/>
          <table:table-cell table:style-name="ce720"/>
          <table:table-cell table:number-columns-repeated="16372" table:style-name="ce3"/>
        </table:table-row>
        <table:table-row table:style-name="ro81">
          <table:table-cell office:value-type="string" table:number-columns-spanned="12" table:number-rows-spanned="1" table:style-name="ce481">
            <text:p>(2) Data relate to persons for whom these offences were the principal offences for which they were dealt with. When a defendant has been found guilty of two or more offences it is the offence for which the heaviest penalty is imposed. Where the same disposal is imposed for two or more offences, the offence selected is the offence for which the statutory maximum penalty is the most severe.<text:s text:c="2"/></text:p>
          </table:table-cell>
          <table:covered-table-cell table:number-columns-repeated="11"/>
          <table:table-cell table:number-columns-repeated="16372" table:style-name="ce3"/>
        </table:table-row>
        <table:table-row table:style-name="ro6">
          <table:table-cell table:number-columns-repeated="12" table:style-name="ce228"/>
          <table:table-cell table:number-columns-repeated="16372" table:style-name="ce3"/>
        </table:table-row>
        <table:table-row table:style-name="ro6">
          <table:table-cell office:value-type="string" table:style-name="ce32">
            <text:p>(3) Data are given on a principal disposal basis - i.e. reporting the most severe sentence for the principal offence.</text:p>
          </table:table-cell>
          <table:table-cell table:number-columns-repeated="10" table:style-name="ce32"/>
          <table:table-cell table:style-name="ce720"/>
          <table:table-cell table:number-columns-repeated="16372" table:style-name="ce3"/>
        </table:table-row>
        <table:table-row table:style-name="ro6">
          <table:table-cell table:number-columns-repeated="11" table:style-name="ce32"/>
          <table:table-cell table:style-name="ce720"/>
          <table:table-cell table:number-columns-repeated="16372" table:style-name="ce3"/>
        </table:table-row>
        <table:table-row table:style-name="ro60">
          <table:table-cell office:value-type="string" table:number-columns-spanned="12" table:number-rows-spanned="1" table:style-name="ce44">
            <text:p>(4) Offences are classified as ‘not known’ if validation checks cannot identify a valid code for the record. Validation checks target apparent anomalies in the data, for example offenders sentenced to high custodial sentences for offence codes known to be commonly misused. Some outcomes for ‘not known’ records may therefore appear relatively severe because such records are most likely to have been reviewed and subsequently identified as ‘not known’</text:p>
          </table:table-cell>
          <table:covered-table-cell table:number-columns-repeated="11"/>
          <table:table-cell table:number-columns-repeated="16372" table:style-name="ce3"/>
        </table:table-row>
        <table:table-row table:style-name="ro6">
          <table:table-cell table:number-columns-repeated="12" table:style-name="ce14"/>
          <table:table-cell table:number-columns-repeated="16372" table:style-name="ce3"/>
        </table:table-row>
        <table:table-row table:style-name="ro6">
          <table:table-cell office:value-type="string" table:style-name="ce32">
            <text:p>(5) Custody rates are calculated as the number of persons sentenced to immediate custody as a proportion of the number sentenced in a given year.</text:p>
          </table:table-cell>
          <table:table-cell table:number-columns-repeated="10" table:style-name="ce32"/>
          <table:table-cell table:style-name="ce720"/>
          <table:table-cell table:number-columns-repeated="16372" table:style-name="ce3"/>
        </table:table-row>
        <table:table-row table:style-name="ro6">
          <table:table-cell table:number-columns-repeated="12" table:style-name="ce228"/>
          <table:table-cell table:number-columns-repeated="16372" table:style-name="ce3"/>
        </table:table-row>
        <table:table-row table:style-name="ro6">
          <table:table-cell office:value-type="string" table:style-name="ce32">
            <text:p>(6) Excludes life and other indeterminate sentences.</text:p>
          </table:table-cell>
          <table:table-cell table:number-columns-repeated="11" table:style-name="ce32"/>
          <table:table-cell table:number-columns-repeated="16372" table:style-name="ce3"/>
        </table:table-row>
        <table:table-row table:number-rows-repeated="1048486" table:style-name="ro13">
          <table:table-cell table:number-columns-repeated="16384"/>
        </table:table-row>
      </table:table>
      <table:table table:name="Q5_3" table:style-name="ta1">
        <table:table-column table:style-name="co83" table:default-cell-style-name="ce722"/>
        <table:table-column table:style-name="co84" table:default-cell-style-name="ce722"/>
        <table:table-column table:style-name="co85" table:default-cell-style-name="ce722"/>
        <table:table-column table:style-name="co11" table:default-cell-style-name="ce722"/>
        <table:table-column table:style-name="co86" table:default-cell-style-name="ce722"/>
        <table:table-column table:style-name="co11" table:number-columns-repeated="8" table:default-cell-style-name="ce722"/>
        <table:table-column table:style-name="co11" table:default-cell-style-name="ce723"/>
        <table:table-column table:style-name="co11" table:number-columns-repeated="2" table:default-cell-style-name="ce722"/>
        <table:table-column table:style-name="co11" table:number-columns-repeated="3" table:default-cell-style-name="ce723"/>
        <table:table-column table:style-name="co4" table:number-columns-repeated="16365" table:default-cell-style-name="ce722"/>
        <table:table-row table:style-name="ro80">
          <table:table-cell office:value-type="string" table:number-columns-spanned="19" table:number-rows-spanned="1" table:style-name="ce754">
            <text:p>Table Q5.3 - Persons<text:span text:style-name="T7">(1) </text:span>sentenced at all courts, by type of sentence and offence group, 12 months ending September 2010 to 12 months ending September 2020<text:span text:style-name="T7">(2)(3)</text:span></text:p>
          </table:table-cell>
          <table:covered-table-cell table:number-columns-repeated="18"/>
          <table:table-cell table:style-name="ce722"/>
          <table:table-cell table:number-columns-repeated="16364" table:style-name="ce3"/>
        </table:table-row>
        <table:table-row table:style-name="ro10">
          <table:table-cell office:value-type="string" table:style-name="ce31">
            <text:p><text:a xlink:href="#Contents.A1">back to contents</text:a></text:p>
          </table:table-cell>
          <table:table-cell table:number-columns-repeated="12" table:style-name="ce722"/>
          <table:table-cell table:style-name="ce723"/>
          <table:table-cell table:number-columns-repeated="2" table:style-name="ce722"/>
          <table:table-cell table:number-columns-repeated="3" table:style-name="ce723"/>
          <table:table-cell table:style-name="ce722"/>
          <table:table-cell table:number-columns-repeated="16364" table:style-name="ce3"/>
        </table:table-row>
        <table:table-row table:style-name="ro10">
          <table:table-cell office:value-type="string" table:style-name="ce724">
            <text:p>England and Wales</text:p>
          </table:table-cell>
          <table:table-cell table:number-columns-repeated="12" table:style-name="ce724"/>
          <table:table-cell table:style-name="ce725"/>
          <table:table-cell table:number-columns-repeated="2" table:style-name="ce724"/>
          <table:table-cell table:number-columns-repeated="2" table:style-name="ce725"/>
          <table:table-cell office:value-type="string" table:style-name="ce726">
            <text:p>Persons sentenced</text:p>
          </table:table-cell>
          <table:table-cell table:style-name="ce722"/>
          <table:table-cell table:number-columns-repeated="16364" table:style-name="ce3"/>
        </table:table-row>
        <table:table-row table:style-name="ro60">
          <table:table-cell office:value-type="string" table:style-name="ce727">
            <text:p>Year ending September and type of sentence</text:p>
          </table:table-cell>
          <table:table-cell table:number-columns-repeated="2" table:style-name="ce727"/>
          <table:table-cell office:value-type="string" table:style-name="ce728">
            <text:p>Violence against the person</text:p>
          </table:table-cell>
          <table:table-cell office:value-type="string" table:style-name="ce728">
            <text:p>Sexual offences</text:p>
          </table:table-cell>
          <table:table-cell office:value-type="string" table:style-name="ce728">
            <text:p>Robbery</text:p>
          </table:table-cell>
          <table:table-cell office:value-type="string" table:style-name="ce728">
            <text:p>Theft Offences</text:p>
          </table:table-cell>
          <table:table-cell office:value-type="string" table:style-name="ce728">
            <text:p>Criminal damage and arson</text:p>
          </table:table-cell>
          <table:table-cell office:value-type="string" table:style-name="ce728">
            <text:p>Drug offences</text:p>
          </table:table-cell>
          <table:table-cell office:value-type="string" table:style-name="ce728">
            <text:p>Possession of weapons</text:p>
          </table:table-cell>
          <table:table-cell office:value-type="string" table:style-name="ce728">
            <text:p>Public order offences</text:p>
          </table:table-cell>
          <table:table-cell office:value-type="string" table:style-name="ce728">
            <text:p>Miscellaneous crimes against society</text:p>
          </table:table-cell>
          <table:table-cell office:value-type="string" table:style-name="ce728">
            <text:p>Fraud offences</text:p>
          </table:table-cell>
          <table:table-cell office:value-type="string" table:style-name="ce729">
            <text:p>All indictable offences</text:p>
          </table:table-cell>
          <table:table-cell office:value-type="string" table:style-name="ce728">
            <text:p>Summary non-motoring</text:p>
          </table:table-cell>
          <table:table-cell office:value-type="string" table:style-name="ce728">
            <text:p>Summary motoring</text:p>
          </table:table-cell>
          <table:table-cell office:value-type="string" table:style-name="ce729">
            <text:p>All summary offences</text:p>
          </table:table-cell>
          <table:table-cell office:value-type="string" table:style-name="ce729">
            <text:p>Offence not known<text:span text:style-name="T5">(4)</text:span></text:p>
          </table:table-cell>
          <table:table-cell office:value-type="string" table:style-name="ce729">
            <text:p>All offences</text:p>
          </table:table-cell>
          <table:table-cell table:style-name="ce722"/>
          <table:table-cell table:number-columns-repeated="16364" table:style-name="ce3"/>
        </table:table-row>
        <table:table-row table:style-name="ro6">
          <table:table-cell table:style-name="ce730"/>
          <table:table-cell table:number-columns-repeated="12" table:style-name="ce722"/>
          <table:table-cell table:style-name="ce723"/>
          <table:table-cell table:number-columns-repeated="2" table:style-name="ce722"/>
          <table:table-cell table:number-columns-repeated="3" table:style-name="ce723"/>
          <table:table-cell table:style-name="ce722"/>
          <table:table-cell table:number-columns-repeated="16364" table:style-name="ce3"/>
        </table:table-row>
        <table:table-row table:style-name="ro23">
          <table:table-cell office:value-type="string" table:style-name="ce731">
            <text:p>2010</text:p>
          </table:table-cell>
          <table:table-cell office:value-type="string" table:style-name="ce732">
            <text:p>All Sentenced</text:p>
          </table:table-cell>
          <table:table-cell table:style-name="ce732"/>
          <table:table-cell office:value-type="float" office:value="32014" table:style-name="ce733">
            <text:p>32,014</text:p>
          </table:table-cell>
          <table:table-cell office:value-type="float" office:value="5534" table:style-name="ce733">
            <text:p>5,534</text:p>
          </table:table-cell>
          <table:table-cell office:value-type="float" office:value="8386" table:style-name="ce733">
            <text:p>8,386</text:p>
          </table:table-cell>
          <table:table-cell office:value-type="float" office:value="133971" table:style-name="ce733">
            <text:p>133,971</text:p>
          </table:table-cell>
          <table:table-cell office:value-type="float" office:value="7132" table:style-name="ce733">
            <text:p>7,132</text:p>
          </table:table-cell>
          <table:table-cell office:value-type="float" office:value="61062" table:style-name="ce733">
            <text:p>61,062</text:p>
          </table:table-cell>
          <table:table-cell office:value-type="float" office:value="13269" table:style-name="ce733">
            <text:p>13,269</text:p>
          </table:table-cell>
          <table:table-cell office:value-type="float" office:value="18648" table:style-name="ce733">
            <text:p>18,648</text:p>
          </table:table-cell>
          <table:table-cell office:value-type="float" office:value="46096" table:style-name="ce733">
            <text:p>46,096</text:p>
          </table:table-cell>
          <table:table-cell office:value-type="float" office:value="15397" table:style-name="ce733">
            <text:p>15,397</text:p>
          </table:table-cell>
          <table:table-cell office:value-type="float" office:value="341509" table:style-name="ce733">
            <text:p>341,509</text:p>
          </table:table-cell>
          <table:table-cell office:value-type="float" office:value="496493" table:style-name="ce733">
            <text:p>496,493</text:p>
          </table:table-cell>
          <table:table-cell office:value-type="float" office:value="527370" table:style-name="ce733">
            <text:p>527,370</text:p>
          </table:table-cell>
          <table:table-cell office:value-type="float" office:value="1023863" table:style-name="ce733">
            <text:p>1,023,863</text:p>
          </table:table-cell>
          <table:table-cell office:value-type="string" table:style-name="ce734">
            <text:p>:</text:p>
          </table:table-cell>
          <table:table-cell office:value-type="float" office:value="1365372" table:style-name="ce733">
            <text:p>1,365,372</text:p>
          </table:table-cell>
          <table:table-cell table:style-name="ce722"/>
          <table:table-cell table:number-columns-repeated="16364" table:style-name="ce3"/>
        </table:table-row>
        <table:table-row table:style-name="ro6">
          <table:table-cell table:style-name="ce731"/>
          <table:table-cell office:value-type="string" table:style-name="ce722">
            <text:p>Immediate custody</text:p>
          </table:table-cell>
          <table:table-cell table:style-name="ce722"/>
          <table:table-cell office:value-type="float" office:value="11749" table:style-name="ce735">
            <text:p>11,749</text:p>
          </table:table-cell>
          <table:table-cell office:value-type="float" office:value="3184" table:style-name="ce735">
            <text:p>3,184</text:p>
          </table:table-cell>
          <table:table-cell office:value-type="float" office:value="4879" table:style-name="ce735">
            <text:p>4,879</text:p>
          </table:table-cell>
          <table:table-cell office:value-type="float" office:value="29832" table:style-name="ce735">
            <text:p>29,832</text:p>
          </table:table-cell>
          <table:table-cell office:value-type="float" office:value="1018" table:style-name="ce735">
            <text:p>1,018</text:p>
          </table:table-cell>
          <table:table-cell office:value-type="float" office:value="9844" table:style-name="ce735">
            <text:p>9,844</text:p>
          </table:table-cell>
          <table:table-cell office:value-type="float" office:value="3030" table:style-name="ce735">
            <text:p>3,030</text:p>
          </table:table-cell>
          <table:table-cell office:value-type="float" office:value="5323" table:style-name="ce735">
            <text:p>5,323</text:p>
          </table:table-cell>
          <table:table-cell office:value-type="float" office:value="10243" table:style-name="ce735">
            <text:p>10,243</text:p>
          </table:table-cell>
          <table:table-cell office:value-type="float" office:value="2700" table:style-name="ce735">
            <text:p>2,700</text:p>
          </table:table-cell>
          <table:table-cell office:value-type="float" office:value="81802" table:style-name="ce735">
            <text:p>81,802</text:p>
          </table:table-cell>
          <table:table-cell office:value-type="float" office:value="14339" table:style-name="ce735">
            <text:p>14,339</text:p>
          </table:table-cell>
          <table:table-cell office:value-type="float" office:value="4167" table:style-name="ce735">
            <text:p>4,167</text:p>
          </table:table-cell>
          <table:table-cell office:value-type="float" office:value="18506" table:style-name="ce735">
            <text:p>18,506</text:p>
          </table:table-cell>
          <table:table-cell office:value-type="string" table:style-name="ce736">
            <text:p>:</text:p>
          </table:table-cell>
          <table:table-cell office:value-type="float" office:value="100308" table:style-name="ce735">
            <text:p>100,308</text:p>
          </table:table-cell>
          <table:table-cell table:style-name="ce722"/>
          <table:table-cell table:number-columns-repeated="16364" table:style-name="ce3"/>
        </table:table-row>
        <table:table-row table:style-name="ro6">
          <table:table-cell table:style-name="ce731"/>
          <table:table-cell office:value-type="string" table:style-name="ce722">
            <text:p>Suspended sentence</text:p>
          </table:table-cell>
          <table:table-cell table:style-name="ce722"/>
          <table:table-cell office:value-type="float" office:value="6919" table:style-name="ce735">
            <text:p>6,919</text:p>
          </table:table-cell>
          <table:table-cell office:value-type="float" office:value="452" table:style-name="ce735">
            <text:p>452</text:p>
          </table:table-cell>
          <table:table-cell office:value-type="float" office:value="497" table:style-name="ce735">
            <text:p>497</text:p>
          </table:table-cell>
          <table:table-cell office:value-type="float" office:value="9307" table:style-name="ce735">
            <text:p>9,307</text:p>
          </table:table-cell>
          <table:table-cell office:value-type="float" office:value="376" table:style-name="ce735">
            <text:p>376</text:p>
          </table:table-cell>
          <table:table-cell office:value-type="float" office:value="3742" table:style-name="ce735">
            <text:p>3,742</text:p>
          </table:table-cell>
          <table:table-cell office:value-type="float" office:value="2136" table:style-name="ce735">
            <text:p>2,136</text:p>
          </table:table-cell>
          <table:table-cell office:value-type="float" office:value="2867" table:style-name="ce735">
            <text:p>2,867</text:p>
          </table:table-cell>
          <table:table-cell office:value-type="float" office:value="4250" table:style-name="ce735">
            <text:p>4,250</text:p>
          </table:table-cell>
          <table:table-cell office:value-type="float" office:value="2703" table:style-name="ce735">
            <text:p>2,703</text:p>
          </table:table-cell>
          <table:table-cell office:value-type="float" office:value="33249" table:style-name="ce735">
            <text:p>33,249</text:p>
          </table:table-cell>
          <table:table-cell office:value-type="float" office:value="9509" table:style-name="ce735">
            <text:p>9,509</text:p>
          </table:table-cell>
          <table:table-cell office:value-type="float" office:value="4545" table:style-name="ce735">
            <text:p>4,545</text:p>
          </table:table-cell>
          <table:table-cell office:value-type="float" office:value="14054" table:style-name="ce735">
            <text:p>14,054</text:p>
          </table:table-cell>
          <table:table-cell office:value-type="string" table:style-name="ce736">
            <text:p>:</text:p>
          </table:table-cell>
          <table:table-cell office:value-type="float" office:value="47303" table:style-name="ce735">
            <text:p>47,303</text:p>
          </table:table-cell>
          <table:table-cell table:style-name="ce722"/>
          <table:table-cell table:number-columns-repeated="16364" table:style-name="ce3"/>
        </table:table-row>
        <table:table-row table:style-name="ro6">
          <table:table-cell table:style-name="ce731"/>
          <table:table-cell office:value-type="string" table:style-name="ce722">
            <text:p>Community sentence</text:p>
          </table:table-cell>
          <table:table-cell table:style-name="ce722"/>
          <table:table-cell office:value-type="float" office:value="10312" table:style-name="ce735">
            <text:p>10,312</text:p>
          </table:table-cell>
          <table:table-cell office:value-type="float" office:value="1532" table:style-name="ce735">
            <text:p>1,532</text:p>
          </table:table-cell>
          <table:table-cell office:value-type="float" office:value="2771" table:style-name="ce735">
            <text:p>2,771</text:p>
          </table:table-cell>
          <table:table-cell office:value-type="float" office:value="47705" table:style-name="ce735">
            <text:p>47,705</text:p>
          </table:table-cell>
          <table:table-cell office:value-type="float" office:value="3029" table:style-name="ce735">
            <text:p>3,029</text:p>
          </table:table-cell>
          <table:table-cell office:value-type="float" office:value="13472" table:style-name="ce735">
            <text:p>13,472</text:p>
          </table:table-cell>
          <table:table-cell office:value-type="float" office:value="5891" table:style-name="ce735">
            <text:p>5,891</text:p>
          </table:table-cell>
          <table:table-cell office:value-type="float" office:value="6378" table:style-name="ce735">
            <text:p>6,378</text:p>
          </table:table-cell>
          <table:table-cell office:value-type="float" office:value="10186" table:style-name="ce735">
            <text:p>10,186</text:p>
          </table:table-cell>
          <table:table-cell office:value-type="float" office:value="5965" table:style-name="ce735">
            <text:p>5,965</text:p>
          </table:table-cell>
          <table:table-cell office:value-type="float" office:value="107241" table:style-name="ce735">
            <text:p>107,241</text:p>
          </table:table-cell>
          <table:table-cell office:value-type="float" office:value="65123" table:style-name="ce735">
            <text:p>65,123</text:p>
          </table:table-cell>
          <table:table-cell office:value-type="float" office:value="16807" table:style-name="ce735">
            <text:p>16,807</text:p>
          </table:table-cell>
          <table:table-cell office:value-type="float" office:value="81930" table:style-name="ce735">
            <text:p>81,930</text:p>
          </table:table-cell>
          <table:table-cell office:value-type="string" table:style-name="ce736">
            <text:p>:</text:p>
          </table:table-cell>
          <table:table-cell office:value-type="float" office:value="189171" table:style-name="ce735">
            <text:p>189,171</text:p>
          </table:table-cell>
          <table:table-cell table:style-name="ce722"/>
          <table:table-cell table:number-columns-repeated="16364" table:style-name="ce3"/>
        </table:table-row>
        <table:table-row table:style-name="ro33">
          <table:table-cell table:style-name="ce731"/>
          <table:table-cell office:value-type="string" table:style-name="ce722">
            <text:p>Fine<text:span text:style-name="T3">(5)</text:span></text:p>
          </table:table-cell>
          <table:table-cell table:style-name="ce722"/>
          <table:table-cell office:value-type="float" office:value="919" table:style-name="ce735">
            <text:p>919</text:p>
          </table:table-cell>
          <table:table-cell office:value-type="float" office:value="108" table:style-name="ce735">
            <text:p>108</text:p>
          </table:table-cell>
          <table:table-cell office:value-type="float" office:value="6" table:style-name="ce735">
            <text:p>6</text:p>
          </table:table-cell>
          <table:table-cell office:value-type="float" office:value="16357" table:style-name="ce735">
            <text:p>16,357</text:p>
          </table:table-cell>
          <table:table-cell office:value-type="float" office:value="772" table:style-name="ce735">
            <text:p>772</text:p>
          </table:table-cell>
          <table:table-cell office:value-type="float" office:value="23083" table:style-name="ce735">
            <text:p>23,083</text:p>
          </table:table-cell>
          <table:table-cell office:value-type="float" office:value="989" table:style-name="ce735">
            <text:p>989</text:p>
          </table:table-cell>
          <table:table-cell office:value-type="float" office:value="2023" table:style-name="ce735">
            <text:p>2,023</text:p>
          </table:table-cell>
          <table:table-cell office:value-type="float" office:value="12497" table:style-name="ce735">
            <text:p>12,497</text:p>
          </table:table-cell>
          <table:table-cell office:value-type="float" office:value="1817" table:style-name="ce735">
            <text:p>1,817</text:p>
          </table:table-cell>
          <table:table-cell office:value-type="float" office:value="58571" table:style-name="ce735">
            <text:p>58,571</text:p>
          </table:table-cell>
          <table:table-cell office:value-type="float" office:value="348483" table:style-name="ce735">
            <text:p>348,483</text:p>
          </table:table-cell>
          <table:table-cell office:value-type="float" office:value="491100" table:style-name="ce735">
            <text:p>491,100</text:p>
          </table:table-cell>
          <table:table-cell office:value-type="float" office:value="839583" table:style-name="ce735">
            <text:p>839,583</text:p>
          </table:table-cell>
          <table:table-cell office:value-type="string" table:style-name="ce736">
            <text:p>:</text:p>
          </table:table-cell>
          <table:table-cell office:value-type="float" office:value="898154" table:style-name="ce735">
            <text:p>898,154</text:p>
          </table:table-cell>
          <table:table-cell table:style-name="ce737"/>
          <table:table-cell table:number-columns-repeated="16364" table:style-name="ce3"/>
        </table:table-row>
        <table:table-row table:style-name="ro6">
          <table:table-cell table:style-name="ce731"/>
          <table:table-cell office:value-type="string" table:style-name="ce722">
            <text:p>Absolute discharge</text:p>
          </table:table-cell>
          <table:table-cell table:style-name="ce722"/>
          <table:table-cell office:value-type="float" office:value="41" table:style-name="ce735">
            <text:p>41</text:p>
          </table:table-cell>
          <table:table-cell office:value-type="float" office:value="9" table:style-name="ce735">
            <text:p>9</text:p>
          </table:table-cell>
          <table:table-cell office:value-type="float" office:value="6" table:style-name="ce735">
            <text:p>6</text:p>
          </table:table-cell>
          <table:table-cell office:value-type="float" office:value="570" table:style-name="ce735">
            <text:p>570</text:p>
          </table:table-cell>
          <table:table-cell office:value-type="float" office:value="62" table:style-name="ce735">
            <text:p>62</text:p>
          </table:table-cell>
          <table:table-cell office:value-type="float" office:value="415" table:style-name="ce735">
            <text:p>415</text:p>
          </table:table-cell>
          <table:table-cell office:value-type="float" office:value="51" table:style-name="ce735">
            <text:p>51</text:p>
          </table:table-cell>
          <table:table-cell office:value-type="float" office:value="173" table:style-name="ce735">
            <text:p>173</text:p>
          </table:table-cell>
          <table:table-cell office:value-type="float" office:value="440" table:style-name="ce735">
            <text:p>440</text:p>
          </table:table-cell>
          <table:table-cell office:value-type="float" office:value="25" table:style-name="ce735">
            <text:p>25</text:p>
          </table:table-cell>
          <table:table-cell office:value-type="float" office:value="1792" table:style-name="ce735">
            <text:p>1,792</text:p>
          </table:table-cell>
          <table:table-cell office:value-type="float" office:value="3001" table:style-name="ce735">
            <text:p>3,001</text:p>
          </table:table-cell>
          <table:table-cell office:value-type="float" office:value="4220" table:style-name="ce735">
            <text:p>4,220</text:p>
          </table:table-cell>
          <table:table-cell office:value-type="float" office:value="7221" table:style-name="ce735">
            <text:p>7,221</text:p>
          </table:table-cell>
          <table:table-cell office:value-type="string" table:style-name="ce736">
            <text:p>:</text:p>
          </table:table-cell>
          <table:table-cell office:value-type="float" office:value="9013" table:style-name="ce735">
            <text:p>9,013</text:p>
          </table:table-cell>
          <table:table-cell table:style-name="ce722"/>
          <table:table-cell table:number-columns-repeated="16364" table:style-name="ce3"/>
        </table:table-row>
        <table:table-row table:style-name="ro6">
          <table:table-cell table:style-name="ce731"/>
          <table:table-cell office:value-type="string" table:style-name="ce722">
            <text:p>Conditional discharge</text:p>
          </table:table-cell>
          <table:table-cell table:style-name="ce722"/>
          <table:table-cell office:value-type="float" office:value="957" table:style-name="ce735">
            <text:p>957</text:p>
          </table:table-cell>
          <table:table-cell office:value-type="float" office:value="117" table:style-name="ce735">
            <text:p>117</text:p>
          </table:table-cell>
          <table:table-cell office:value-type="float" office:value="13" table:style-name="ce735">
            <text:p>13</text:p>
          </table:table-cell>
          <table:table-cell office:value-type="float" office:value="24003" table:style-name="ce735">
            <text:p>24,003</text:p>
          </table:table-cell>
          <table:table-cell office:value-type="float" office:value="1397" table:style-name="ce735">
            <text:p>1,397</text:p>
          </table:table-cell>
          <table:table-cell office:value-type="float" office:value="8319" table:style-name="ce735">
            <text:p>8,319</text:p>
          </table:table-cell>
          <table:table-cell office:value-type="float" office:value="857" table:style-name="ce735">
            <text:p>857</text:p>
          </table:table-cell>
          <table:table-cell office:value-type="float" office:value="911" table:style-name="ce735">
            <text:p>911</text:p>
          </table:table-cell>
          <table:table-cell office:value-type="float" office:value="3372" table:style-name="ce735">
            <text:p>3,372</text:p>
          </table:table-cell>
          <table:table-cell office:value-type="float" office:value="1959" table:style-name="ce735">
            <text:p>1,959</text:p>
          </table:table-cell>
          <table:table-cell office:value-type="float" office:value="41905" table:style-name="ce735">
            <text:p>41,905</text:p>
          </table:table-cell>
          <table:table-cell office:value-type="float" office:value="43961" table:style-name="ce735">
            <text:p>43,961</text:p>
          </table:table-cell>
          <table:table-cell office:value-type="float" office:value="3173" table:style-name="ce735">
            <text:p>3,173</text:p>
          </table:table-cell>
          <table:table-cell office:value-type="float" office:value="47134" table:style-name="ce735">
            <text:p>47,134</text:p>
          </table:table-cell>
          <table:table-cell office:value-type="string" table:style-name="ce736">
            <text:p>:</text:p>
          </table:table-cell>
          <table:table-cell office:value-type="float" office:value="89039" table:style-name="ce735">
            <text:p>89,039</text:p>
          </table:table-cell>
          <table:table-cell table:style-name="ce722"/>
          <table:table-cell table:number-columns-repeated="16364" table:style-name="ce3"/>
        </table:table-row>
        <table:table-row table:style-name="ro6">
          <table:table-cell table:style-name="ce731"/>
          <table:table-cell office:value-type="string" table:style-name="ce224">
            <text:p>Compensation</text:p>
          </table:table-cell>
          <table:table-cell table:style-name="ce722"/>
          <table:table-cell office:value-type="float" office:value="493" table:style-name="ce735">
            <text:p>493</text:p>
          </table:table-cell>
          <table:table-cell office:value-type="float" office:value="6" table:style-name="ce735">
            <text:p>6</text:p>
          </table:table-cell>
          <table:table-cell office:value-type="float" office:value="132" table:style-name="ce735">
            <text:p>132</text:p>
          </table:table-cell>
          <table:table-cell office:value-type="float" office:value="1587" table:style-name="ce735">
            <text:p>1,587</text:p>
          </table:table-cell>
          <table:table-cell office:value-type="float" office:value="265" table:style-name="ce735">
            <text:p>265</text:p>
          </table:table-cell>
          <table:table-cell office:value-type="float" office:value="1" table:style-name="ce735">
            <text:p>1</text:p>
          </table:table-cell>
          <table:table-cell office:value-type="float" office:value="2" table:style-name="ce735">
            <text:p>2</text:p>
          </table:table-cell>
          <table:table-cell office:value-type="float" office:value="53" table:style-name="ce735">
            <text:p>53</text:p>
          </table:table-cell>
          <table:table-cell office:value-type="float" office:value="63" table:style-name="ce735">
            <text:p>63</text:p>
          </table:table-cell>
          <table:table-cell office:value-type="float" office:value="92" table:style-name="ce735">
            <text:p>92</text:p>
          </table:table-cell>
          <table:table-cell office:value-type="float" office:value="2694" table:style-name="ce735">
            <text:p>2,694</text:p>
          </table:table-cell>
          <table:table-cell office:value-type="float" office:value="4510" table:style-name="ce735">
            <text:p>4,510</text:p>
          </table:table-cell>
          <table:table-cell office:value-type="float" office:value="207" table:style-name="ce735">
            <text:p>207</text:p>
          </table:table-cell>
          <table:table-cell office:value-type="float" office:value="4717" table:style-name="ce735">
            <text:p>4,717</text:p>
          </table:table-cell>
          <table:table-cell office:value-type="string" table:style-name="ce736">
            <text:p>:</text:p>
          </table:table-cell>
          <table:table-cell office:value-type="float" office:value="7411" table:style-name="ce735">
            <text:p>7,411</text:p>
          </table:table-cell>
          <table:table-cell table:style-name="ce722"/>
          <table:table-cell table:number-columns-repeated="16364" table:style-name="ce3"/>
        </table:table-row>
        <table:table-row table:style-name="ro33">
          <table:table-cell table:style-name="ce731"/>
          <table:table-cell office:value-type="string" table:style-name="ce722">
            <text:p>Otherwise dealt with<text:span text:style-name="T3">(6)</text:span></text:p>
          </table:table-cell>
          <table:table-cell table:style-name="ce722"/>
          <table:table-cell office:value-type="float" office:value="624" table:style-name="ce735">
            <text:p>624</text:p>
          </table:table-cell>
          <table:table-cell office:value-type="float" office:value="126" table:style-name="ce735">
            <text:p>126</text:p>
          </table:table-cell>
          <table:table-cell office:value-type="float" office:value="82" table:style-name="ce735">
            <text:p>82</text:p>
          </table:table-cell>
          <table:table-cell office:value-type="float" office:value="4610" table:style-name="ce735">
            <text:p>4,610</text:p>
          </table:table-cell>
          <table:table-cell office:value-type="float" office:value="213" table:style-name="ce735">
            <text:p>213</text:p>
          </table:table-cell>
          <table:table-cell office:value-type="float" office:value="2186" table:style-name="ce735">
            <text:p>2,186</text:p>
          </table:table-cell>
          <table:table-cell office:value-type="float" office:value="313" table:style-name="ce735">
            <text:p>313</text:p>
          </table:table-cell>
          <table:table-cell office:value-type="float" office:value="920" table:style-name="ce735">
            <text:p>920</text:p>
          </table:table-cell>
          <table:table-cell office:value-type="float" office:value="5045" table:style-name="ce735">
            <text:p>5,045</text:p>
          </table:table-cell>
          <table:table-cell office:value-type="float" office:value="136" table:style-name="ce735">
            <text:p>136</text:p>
          </table:table-cell>
          <table:table-cell office:value-type="float" office:value="14255" table:style-name="ce735">
            <text:p>14,255</text:p>
          </table:table-cell>
          <table:table-cell office:value-type="float" office:value="7567" table:style-name="ce735">
            <text:p>7,567</text:p>
          </table:table-cell>
          <table:table-cell office:value-type="float" office:value="3151" table:style-name="ce735">
            <text:p>3,151</text:p>
          </table:table-cell>
          <table:table-cell office:value-type="float" office:value="10718" table:style-name="ce735">
            <text:p>10,718</text:p>
          </table:table-cell>
          <table:table-cell office:value-type="string" table:style-name="ce736">
            <text:p>:</text:p>
          </table:table-cell>
          <table:table-cell office:value-type="float" office:value="24973" table:style-name="ce735">
            <text:p>24,973</text:p>
          </table:table-cell>
          <table:table-cell table:style-name="ce722"/>
          <table:table-cell table:number-columns-repeated="16364" table:style-name="ce3"/>
        </table:table-row>
        <table:table-row table:style-name="ro85">
          <table:table-cell table:style-name="ce731"/>
          <table:table-cell office:value-type="string" table:style-name="ce738">
            <text:p>Average custodial sentence (months)<text:span text:style-name="T3">(7)<text:s/></text:span></text:p>
          </table:table-cell>
          <table:table-cell table:style-name="ce738"/>
          <table:table-cell office:value-type="float" office:value="21.2013" table:style-name="ce739">
            <text:p><text:s/>21.2<text:s/></text:p>
          </table:table-cell>
          <table:table-cell office:value-type="float" office:value="48.744199999999999" table:style-name="ce739">
            <text:p><text:s/>48.7<text:s/></text:p>
          </table:table-cell>
          <table:table-cell office:value-type="float" office:value="34.107500000000002" table:style-name="ce739">
            <text:p><text:s/>34.1<text:s/></text:p>
          </table:table-cell>
          <table:table-cell office:value-type="float" office:value="8.7653999999999996" table:style-name="ce739">
            <text:p><text:s/>8.8<text:s/></text:p>
          </table:table-cell>
          <table:table-cell office:value-type="float" office:value="18.639900000000001" table:style-name="ce739">
            <text:p><text:s/>18.6<text:s/></text:p>
          </table:table-cell>
          <table:table-cell office:value-type="float" office:value="31.373200000000001" table:style-name="ce739">
            <text:p><text:s/>31.4<text:s/></text:p>
          </table:table-cell>
          <table:table-cell office:value-type="float" office:value="13.0898" table:style-name="ce739">
            <text:p><text:s/>13.1<text:s/></text:p>
          </table:table-cell>
          <table:table-cell office:value-type="float" office:value="7.3095999999999997" table:style-name="ce739">
            <text:p><text:s/>7.3<text:s/></text:p>
          </table:table-cell>
          <table:table-cell office:value-type="float" office:value="8.2977000000000007" table:style-name="ce739">
            <text:p><text:s/>8.3<text:s/></text:p>
          </table:table-cell>
          <table:table-cell office:value-type="float" office:value="13.140499999999999" table:style-name="ce739">
            <text:p><text:s/>13.1<text:s/></text:p>
          </table:table-cell>
          <table:table-cell office:value-type="float" office:value="16.404599999999999" table:style-name="ce739">
            <text:p><text:s/>16.4<text:s/></text:p>
          </table:table-cell>
          <table:table-cell office:value-type="float" office:value="2.5722999999999998" table:style-name="ce739">
            <text:p><text:s/>2.6<text:s/></text:p>
          </table:table-cell>
          <table:table-cell office:value-type="float" office:value="3.1473" table:style-name="ce739">
            <text:p><text:s/>3.1<text:s/></text:p>
          </table:table-cell>
          <table:table-cell office:value-type="float" office:value="2.7018" table:style-name="ce739">
            <text:p><text:s/>2.7<text:s/></text:p>
          </table:table-cell>
          <table:table-cell office:value-type="string" table:style-name="ce736">
            <text:p>:</text:p>
          </table:table-cell>
          <table:table-cell office:value-type="float" office:value="13.841900000000001" table:style-name="ce739">
            <text:p><text:s/>13.8<text:s/></text:p>
          </table:table-cell>
          <table:table-cell table:number-columns-repeated="16365" table:style-name="ce738"/>
        </table:table-row>
        <table:table-row table:style-name="ro23">
          <table:table-cell office:value-type="string" table:style-name="ce731">
            <text:p>2011</text:p>
          </table:table-cell>
          <table:table-cell office:value-type="string" table:style-name="ce732">
            <text:p>All Sentenced</text:p>
          </table:table-cell>
          <table:table-cell table:style-name="ce732"/>
          <table:table-cell office:value-type="float" office:value="31602" table:style-name="ce733">
            <text:p>31,602</text:p>
          </table:table-cell>
          <table:table-cell office:value-type="float" office:value="6013" table:style-name="ce733">
            <text:p>6,013</text:p>
          </table:table-cell>
          <table:table-cell office:value-type="float" office:value="9109" table:style-name="ce733">
            <text:p>9,109</text:p>
          </table:table-cell>
          <table:table-cell office:value-type="float" office:value="140144" table:style-name="ce733">
            <text:p>140,144</text:p>
          </table:table-cell>
          <table:table-cell office:value-type="float" office:value="6554" table:style-name="ce733">
            <text:p>6,554</text:p>
          </table:table-cell>
          <table:table-cell office:value-type="float" office:value="61792" table:style-name="ce733">
            <text:p>61,792</text:p>
          </table:table-cell>
          <table:table-cell office:value-type="float" office:value="12583" table:style-name="ce733">
            <text:p>12,583</text:p>
          </table:table-cell>
          <table:table-cell office:value-type="float" office:value="18293" table:style-name="ce733">
            <text:p>18,293</text:p>
          </table:table-cell>
          <table:table-cell office:value-type="float" office:value="44396" table:style-name="ce733">
            <text:p>44,396</text:p>
          </table:table-cell>
          <table:table-cell office:value-type="float" office:value="15235" table:style-name="ce733">
            <text:p>15,235</text:p>
          </table:table-cell>
          <table:table-cell office:value-type="float" office:value="345721" table:style-name="ce733">
            <text:p>345,721</text:p>
          </table:table-cell>
          <table:table-cell office:value-type="float" office:value="492522" table:style-name="ce733">
            <text:p>492,522</text:p>
          </table:table-cell>
          <table:table-cell office:value-type="float" office:value="481395" table:style-name="ce733">
            <text:p>481,395</text:p>
          </table:table-cell>
          <table:table-cell office:value-type="float" office:value="973917" table:style-name="ce733">
            <text:p>973,917</text:p>
          </table:table-cell>
          <table:table-cell office:value-type="string" table:style-name="ce734">
            <text:p>:</text:p>
          </table:table-cell>
          <table:table-cell office:value-type="float" office:value="1319638" table:style-name="ce733">
            <text:p>1,319,638</text:p>
          </table:table-cell>
          <table:table-cell table:style-name="ce722"/>
          <table:table-cell table:number-columns-repeated="16364" table:style-name="ce3"/>
        </table:table-row>
        <table:table-row table:style-name="ro6">
          <table:table-cell table:style-name="ce731"/>
          <table:table-cell office:value-type="string" table:style-name="ce722">
            <text:p>Immediate custody</text:p>
          </table:table-cell>
          <table:table-cell table:style-name="ce722"/>
          <table:table-cell office:value-type="float" office:value="11911" table:style-name="ce735">
            <text:p>11,911</text:p>
          </table:table-cell>
          <table:table-cell office:value-type="float" office:value="3443" table:style-name="ce735">
            <text:p>3,443</text:p>
          </table:table-cell>
          <table:table-cell office:value-type="float" office:value="5397" table:style-name="ce735">
            <text:p>5,397</text:p>
          </table:table-cell>
          <table:table-cell office:value-type="float" office:value="33102" table:style-name="ce735">
            <text:p>33,102</text:p>
          </table:table-cell>
          <table:table-cell office:value-type="float" office:value="998" table:style-name="ce735">
            <text:p>998</text:p>
          </table:table-cell>
          <table:table-cell office:value-type="float" office:value="9699" table:style-name="ce735">
            <text:p>9,699</text:p>
          </table:table-cell>
          <table:table-cell office:value-type="float" office:value="3078" table:style-name="ce735">
            <text:p>3,078</text:p>
          </table:table-cell>
          <table:table-cell office:value-type="float" office:value="5415" table:style-name="ce735">
            <text:p>5,415</text:p>
          </table:table-cell>
          <table:table-cell office:value-type="float" office:value="10133" table:style-name="ce735">
            <text:p>10,133</text:p>
          </table:table-cell>
          <table:table-cell office:value-type="float" office:value="2850" table:style-name="ce735">
            <text:p>2,850</text:p>
          </table:table-cell>
          <table:table-cell office:value-type="float" office:value="86026" table:style-name="ce735">
            <text:p>86,026</text:p>
          </table:table-cell>
          <table:table-cell office:value-type="float" office:value="15154" table:style-name="ce735">
            <text:p>15,154</text:p>
          </table:table-cell>
          <table:table-cell office:value-type="float" office:value="3499" table:style-name="ce735">
            <text:p>3,499</text:p>
          </table:table-cell>
          <table:table-cell office:value-type="float" office:value="18653" table:style-name="ce735">
            <text:p>18,653</text:p>
          </table:table-cell>
          <table:table-cell office:value-type="string" table:style-name="ce736">
            <text:p>:</text:p>
          </table:table-cell>
          <table:table-cell office:value-type="float" office:value="104679" table:style-name="ce735">
            <text:p>104,679</text:p>
          </table:table-cell>
          <table:table-cell table:style-name="ce722"/>
          <table:table-cell table:number-columns-repeated="16364" table:style-name="ce3"/>
        </table:table-row>
        <table:table-row table:style-name="ro6">
          <table:table-cell table:style-name="ce731"/>
          <table:table-cell office:value-type="string" table:style-name="ce722">
            <text:p>Suspended sentence</text:p>
          </table:table-cell>
          <table:table-cell table:style-name="ce722"/>
          <table:table-cell office:value-type="float" office:value="6811" table:style-name="ce735">
            <text:p>6,811</text:p>
          </table:table-cell>
          <table:table-cell office:value-type="float" office:value="487" table:style-name="ce735">
            <text:p>487</text:p>
          </table:table-cell>
          <table:table-cell office:value-type="float" office:value="519" table:style-name="ce735">
            <text:p>519</text:p>
          </table:table-cell>
          <table:table-cell office:value-type="float" office:value="10300" table:style-name="ce735">
            <text:p>10,300</text:p>
          </table:table-cell>
          <table:table-cell office:value-type="float" office:value="404" table:style-name="ce735">
            <text:p>404</text:p>
          </table:table-cell>
          <table:table-cell office:value-type="float" office:value="4090" table:style-name="ce735">
            <text:p>4,090</text:p>
          </table:table-cell>
          <table:table-cell office:value-type="float" office:value="2087" table:style-name="ce735">
            <text:p>2,087</text:p>
          </table:table-cell>
          <table:table-cell office:value-type="float" office:value="2814" table:style-name="ce735">
            <text:p>2,814</text:p>
          </table:table-cell>
          <table:table-cell office:value-type="float" office:value="4410" table:style-name="ce735">
            <text:p>4,410</text:p>
          </table:table-cell>
          <table:table-cell office:value-type="float" office:value="3056" table:style-name="ce735">
            <text:p>3,056</text:p>
          </table:table-cell>
          <table:table-cell office:value-type="float" office:value="34978" table:style-name="ce735">
            <text:p>34,978</text:p>
          </table:table-cell>
          <table:table-cell office:value-type="float" office:value="9631" table:style-name="ce735">
            <text:p>9,631</text:p>
          </table:table-cell>
          <table:table-cell office:value-type="float" office:value="4234" table:style-name="ce735">
            <text:p>4,234</text:p>
          </table:table-cell>
          <table:table-cell office:value-type="float" office:value="13865" table:style-name="ce735">
            <text:p>13,865</text:p>
          </table:table-cell>
          <table:table-cell office:value-type="string" table:style-name="ce736">
            <text:p>:</text:p>
          </table:table-cell>
          <table:table-cell office:value-type="float" office:value="48843" table:style-name="ce735">
            <text:p>48,843</text:p>
          </table:table-cell>
          <table:table-cell table:style-name="ce722"/>
          <table:table-cell table:number-columns-repeated="16364" table:style-name="ce3"/>
        </table:table-row>
        <table:table-row table:style-name="ro6">
          <table:table-cell table:style-name="ce731"/>
          <table:table-cell office:value-type="string" table:style-name="ce722">
            <text:p>Community sentence</text:p>
          </table:table-cell>
          <table:table-cell table:style-name="ce722"/>
          <table:table-cell office:value-type="float" office:value="9565" table:style-name="ce735">
            <text:p>9,565</text:p>
          </table:table-cell>
          <table:table-cell office:value-type="float" office:value="1708" table:style-name="ce735">
            <text:p>1,708</text:p>
          </table:table-cell>
          <table:table-cell office:value-type="float" office:value="2875" table:style-name="ce735">
            <text:p>2,875</text:p>
          </table:table-cell>
          <table:table-cell office:value-type="float" office:value="48214" table:style-name="ce735">
            <text:p>48,214</text:p>
          </table:table-cell>
          <table:table-cell office:value-type="float" office:value="2659" table:style-name="ce735">
            <text:p>2,659</text:p>
          </table:table-cell>
          <table:table-cell office:value-type="float" office:value="13036" table:style-name="ce735">
            <text:p>13,036</text:p>
          </table:table-cell>
          <table:table-cell office:value-type="float" office:value="5339" table:style-name="ce735">
            <text:p>5,339</text:p>
          </table:table-cell>
          <table:table-cell office:value-type="float" office:value="5891" table:style-name="ce735">
            <text:p>5,891</text:p>
          </table:table-cell>
          <table:table-cell office:value-type="float" office:value="9837" table:style-name="ce735">
            <text:p>9,837</text:p>
          </table:table-cell>
          <table:table-cell office:value-type="float" office:value="5703" table:style-name="ce735">
            <text:p>5,703</text:p>
          </table:table-cell>
          <table:table-cell office:value-type="float" office:value="104827" table:style-name="ce735">
            <text:p>104,827</text:p>
          </table:table-cell>
          <table:table-cell office:value-type="float" office:value="62182" table:style-name="ce735">
            <text:p>62,182</text:p>
          </table:table-cell>
          <table:table-cell office:value-type="float" office:value="14812" table:style-name="ce735">
            <text:p>14,812</text:p>
          </table:table-cell>
          <table:table-cell office:value-type="float" office:value="76994" table:style-name="ce735">
            <text:p>76,994</text:p>
          </table:table-cell>
          <table:table-cell office:value-type="string" table:style-name="ce736">
            <text:p>:</text:p>
          </table:table-cell>
          <table:table-cell office:value-type="float" office:value="181821" table:style-name="ce735">
            <text:p>181,821</text:p>
          </table:table-cell>
          <table:table-cell table:style-name="ce722"/>
          <table:table-cell table:number-columns-repeated="16364" table:style-name="ce3"/>
        </table:table-row>
        <table:table-row table:style-name="ro33">
          <table:table-cell table:style-name="ce731"/>
          <table:table-cell office:value-type="string" table:style-name="ce722">
            <text:p>Fine<text:span text:style-name="T3">(5)</text:span></text:p>
          </table:table-cell>
          <table:table-cell table:style-name="ce722"/>
          <table:table-cell office:value-type="float" office:value="1106" table:style-name="ce735">
            <text:p>1,106</text:p>
          </table:table-cell>
          <table:table-cell office:value-type="float" office:value="120" table:style-name="ce735">
            <text:p>120</text:p>
          </table:table-cell>
          <table:table-cell office:value-type="float" office:value="4" table:style-name="ce735">
            <text:p>4</text:p>
          </table:table-cell>
          <table:table-cell office:value-type="float" office:value="17140" table:style-name="ce735">
            <text:p>17,140</text:p>
          </table:table-cell>
          <table:table-cell office:value-type="float" office:value="745" table:style-name="ce735">
            <text:p>745</text:p>
          </table:table-cell>
          <table:table-cell office:value-type="float" office:value="23714" table:style-name="ce735">
            <text:p>23,714</text:p>
          </table:table-cell>
          <table:table-cell office:value-type="float" office:value="972" table:style-name="ce735">
            <text:p>972</text:p>
          </table:table-cell>
          <table:table-cell office:value-type="float" office:value="2154" table:style-name="ce735">
            <text:p>2,154</text:p>
          </table:table-cell>
          <table:table-cell office:value-type="float" office:value="11596" table:style-name="ce735">
            <text:p>11,596</text:p>
          </table:table-cell>
          <table:table-cell office:value-type="float" office:value="1645" table:style-name="ce735">
            <text:p>1,645</text:p>
          </table:table-cell>
          <table:table-cell office:value-type="float" office:value="59196" table:style-name="ce735">
            <text:p>59,196</text:p>
          </table:table-cell>
          <table:table-cell office:value-type="float" office:value="348805" table:style-name="ce735">
            <text:p>348,805</text:p>
          </table:table-cell>
          <table:table-cell office:value-type="float" office:value="449864" table:style-name="ce735">
            <text:p>449,864</text:p>
          </table:table-cell>
          <table:table-cell office:value-type="float" office:value="798669" table:style-name="ce735">
            <text:p>798,669</text:p>
          </table:table-cell>
          <table:table-cell office:value-type="string" table:style-name="ce736">
            <text:p>:</text:p>
          </table:table-cell>
          <table:table-cell office:value-type="float" office:value="857865" table:style-name="ce735">
            <text:p>857,865</text:p>
          </table:table-cell>
          <table:table-cell table:style-name="ce737"/>
          <table:table-cell table:number-columns-repeated="16364" table:style-name="ce3"/>
        </table:table-row>
        <table:table-row table:style-name="ro6">
          <table:table-cell table:style-name="ce731"/>
          <table:table-cell office:value-type="string" table:style-name="ce722">
            <text:p>Absolute discharge</text:p>
          </table:table-cell>
          <table:table-cell table:style-name="ce722"/>
          <table:table-cell office:value-type="float" office:value="44" table:style-name="ce735">
            <text:p>44</text:p>
          </table:table-cell>
          <table:table-cell office:value-type="float" office:value="8" table:style-name="ce735">
            <text:p>8</text:p>
          </table:table-cell>
          <table:table-cell office:value-type="float" office:value="1" table:style-name="ce735">
            <text:p>1</text:p>
          </table:table-cell>
          <table:table-cell office:value-type="float" office:value="568" table:style-name="ce735">
            <text:p>568</text:p>
          </table:table-cell>
          <table:table-cell office:value-type="float" office:value="39" table:style-name="ce735">
            <text:p>39</text:p>
          </table:table-cell>
          <table:table-cell office:value-type="float" office:value="436" table:style-name="ce735">
            <text:p>436</text:p>
          </table:table-cell>
          <table:table-cell office:value-type="float" office:value="48" table:style-name="ce735">
            <text:p>48</text:p>
          </table:table-cell>
          <table:table-cell office:value-type="float" office:value="155" table:style-name="ce735">
            <text:p>155</text:p>
          </table:table-cell>
          <table:table-cell office:value-type="float" office:value="484" table:style-name="ce735">
            <text:p>484</text:p>
          </table:table-cell>
          <table:table-cell office:value-type="float" office:value="15" table:style-name="ce735">
            <text:p>15</text:p>
          </table:table-cell>
          <table:table-cell office:value-type="float" office:value="1798" table:style-name="ce735">
            <text:p>1,798</text:p>
          </table:table-cell>
          <table:table-cell office:value-type="float" office:value="2695" table:style-name="ce735">
            <text:p>2,695</text:p>
          </table:table-cell>
          <table:table-cell office:value-type="float" office:value="3711" table:style-name="ce735">
            <text:p>3,711</text:p>
          </table:table-cell>
          <table:table-cell office:value-type="float" office:value="6406" table:style-name="ce735">
            <text:p>6,406</text:p>
          </table:table-cell>
          <table:table-cell office:value-type="string" table:style-name="ce736">
            <text:p>:</text:p>
          </table:table-cell>
          <table:table-cell office:value-type="float" office:value="8204" table:style-name="ce735">
            <text:p>8,204</text:p>
          </table:table-cell>
          <table:table-cell table:style-name="ce722"/>
          <table:table-cell table:number-columns-repeated="16364" table:style-name="ce3"/>
        </table:table-row>
        <table:table-row table:style-name="ro6">
          <table:table-cell table:style-name="ce731"/>
          <table:table-cell office:value-type="string" table:style-name="ce722">
            <text:p>Conditional discharge</text:p>
          </table:table-cell>
          <table:table-cell table:style-name="ce722"/>
          <table:table-cell office:value-type="float" office:value="1008" table:style-name="ce735">
            <text:p>1,008</text:p>
          </table:table-cell>
          <table:table-cell office:value-type="float" office:value="98" table:style-name="ce735">
            <text:p>98</text:p>
          </table:table-cell>
          <table:table-cell office:value-type="float" office:value="12" table:style-name="ce735">
            <text:p>12</text:p>
          </table:table-cell>
          <table:table-cell office:value-type="float" office:value="24354" table:style-name="ce735">
            <text:p>24,354</text:p>
          </table:table-cell>
          <table:table-cell office:value-type="float" office:value="1221" table:style-name="ce735">
            <text:p>1,221</text:p>
          </table:table-cell>
          <table:table-cell office:value-type="float" office:value="8553" table:style-name="ce735">
            <text:p>8,553</text:p>
          </table:table-cell>
          <table:table-cell office:value-type="float" office:value="796" table:style-name="ce735">
            <text:p>796</text:p>
          </table:table-cell>
          <table:table-cell office:value-type="float" office:value="916" table:style-name="ce735">
            <text:p>916</text:p>
          </table:table-cell>
          <table:table-cell office:value-type="float" office:value="3231" table:style-name="ce735">
            <text:p>3,231</text:p>
          </table:table-cell>
          <table:table-cell office:value-type="float" office:value="1749" table:style-name="ce735">
            <text:p>1,749</text:p>
          </table:table-cell>
          <table:table-cell office:value-type="float" office:value="41938" table:style-name="ce735">
            <text:p>41,938</text:p>
          </table:table-cell>
          <table:table-cell office:value-type="float" office:value="42923" table:style-name="ce735">
            <text:p>42,923</text:p>
          </table:table-cell>
          <table:table-cell office:value-type="float" office:value="2788" table:style-name="ce735">
            <text:p>2,788</text:p>
          </table:table-cell>
          <table:table-cell office:value-type="float" office:value="45711" table:style-name="ce735">
            <text:p>45,711</text:p>
          </table:table-cell>
          <table:table-cell office:value-type="string" table:style-name="ce736">
            <text:p>:</text:p>
          </table:table-cell>
          <table:table-cell office:value-type="float" office:value="87649" table:style-name="ce735">
            <text:p>87,649</text:p>
          </table:table-cell>
          <table:table-cell table:style-name="ce722"/>
          <table:table-cell table:number-columns-repeated="16364" table:style-name="ce3"/>
        </table:table-row>
        <table:table-row table:style-name="ro6">
          <table:table-cell table:style-name="ce731"/>
          <table:table-cell office:value-type="string" table:style-name="ce224">
            <text:p>Compensation</text:p>
          </table:table-cell>
          <table:table-cell table:style-name="ce722"/>
          <table:table-cell office:value-type="float" office:value="488" table:style-name="ce735">
            <text:p>488</text:p>
          </table:table-cell>
          <table:table-cell office:value-type="float" office:value="10" table:style-name="ce735">
            <text:p>10</text:p>
          </table:table-cell>
          <table:table-cell office:value-type="float" office:value="211" table:style-name="ce735">
            <text:p>211</text:p>
          </table:table-cell>
          <table:table-cell office:value-type="float" office:value="1688" table:style-name="ce735">
            <text:p>1,688</text:p>
          </table:table-cell>
          <table:table-cell office:value-type="float" office:value="248" table:style-name="ce735">
            <text:p>248</text:p>
          </table:table-cell>
          <table:table-cell office:value-type="float" office:value="3" table:style-name="ce735">
            <text:p>3</text:p>
          </table:table-cell>
          <table:table-cell office:value-type="float" office:value="2" table:style-name="ce735">
            <text:p>2</text:p>
          </table:table-cell>
          <table:table-cell office:value-type="float" office:value="52" table:style-name="ce735">
            <text:p>52</text:p>
          </table:table-cell>
          <table:table-cell office:value-type="float" office:value="71" table:style-name="ce735">
            <text:p>71</text:p>
          </table:table-cell>
          <table:table-cell office:value-type="float" office:value="90" table:style-name="ce735">
            <text:p>90</text:p>
          </table:table-cell>
          <table:table-cell office:value-type="float" office:value="2863" table:style-name="ce735">
            <text:p>2,863</text:p>
          </table:table-cell>
          <table:table-cell office:value-type="float" office:value="4061" table:style-name="ce735">
            <text:p>4,061</text:p>
          </table:table-cell>
          <table:table-cell office:value-type="float" office:value="159" table:style-name="ce735">
            <text:p>159</text:p>
          </table:table-cell>
          <table:table-cell office:value-type="float" office:value="4220" table:style-name="ce735">
            <text:p>4,220</text:p>
          </table:table-cell>
          <table:table-cell office:value-type="string" table:style-name="ce736">
            <text:p>:</text:p>
          </table:table-cell>
          <table:table-cell office:value-type="float" office:value="7083" table:style-name="ce735">
            <text:p>7,083</text:p>
          </table:table-cell>
          <table:table-cell table:style-name="ce722"/>
          <table:table-cell table:number-columns-repeated="16364" table:style-name="ce3"/>
        </table:table-row>
        <table:table-row table:style-name="ro33">
          <table:table-cell table:style-name="ce731"/>
          <table:table-cell office:value-type="string" table:style-name="ce722">
            <text:p>Otherwise dealt with<text:span text:style-name="T3">(6)</text:span></text:p>
          </table:table-cell>
          <table:table-cell table:style-name="ce722"/>
          <table:table-cell office:value-type="float" office:value="669" table:style-name="ce735">
            <text:p>669</text:p>
          </table:table-cell>
          <table:table-cell office:value-type="float" office:value="139" table:style-name="ce735">
            <text:p>139</text:p>
          </table:table-cell>
          <table:table-cell office:value-type="float" office:value="90" table:style-name="ce735">
            <text:p>90</text:p>
          </table:table-cell>
          <table:table-cell office:value-type="float" office:value="4778" table:style-name="ce735">
            <text:p>4,778</text:p>
          </table:table-cell>
          <table:table-cell office:value-type="float" office:value="240" table:style-name="ce735">
            <text:p>240</text:p>
          </table:table-cell>
          <table:table-cell office:value-type="float" office:value="2261" table:style-name="ce735">
            <text:p>2,261</text:p>
          </table:table-cell>
          <table:table-cell office:value-type="float" office:value="261" table:style-name="ce735">
            <text:p>261</text:p>
          </table:table-cell>
          <table:table-cell office:value-type="float" office:value="896" table:style-name="ce735">
            <text:p>896</text:p>
          </table:table-cell>
          <table:table-cell office:value-type="float" office:value="4634" table:style-name="ce735">
            <text:p>4,634</text:p>
          </table:table-cell>
          <table:table-cell office:value-type="float" office:value="127" table:style-name="ce735">
            <text:p>127</text:p>
          </table:table-cell>
          <table:table-cell office:value-type="float" office:value="14095" table:style-name="ce735">
            <text:p>14,095</text:p>
          </table:table-cell>
          <table:table-cell office:value-type="float" office:value="7071" table:style-name="ce735">
            <text:p>7,071</text:p>
          </table:table-cell>
          <table:table-cell office:value-type="float" office:value="2328" table:style-name="ce735">
            <text:p>2,328</text:p>
          </table:table-cell>
          <table:table-cell office:value-type="float" office:value="9399" table:style-name="ce735">
            <text:p>9,399</text:p>
          </table:table-cell>
          <table:table-cell office:value-type="string" table:style-name="ce736">
            <text:p>:</text:p>
          </table:table-cell>
          <table:table-cell office:value-type="float" office:value="23494" table:style-name="ce735">
            <text:p>23,494</text:p>
          </table:table-cell>
          <table:table-cell table:style-name="ce722"/>
          <table:table-cell table:number-columns-repeated="16364" table:style-name="ce3"/>
        </table:table-row>
        <table:table-row table:style-name="ro85">
          <table:table-cell table:style-name="ce731"/>
          <table:table-cell office:value-type="string" table:style-name="ce738">
            <text:p>Average custodial sentence (months)<text:span text:style-name="T3">(7)<text:s/></text:span></text:p>
          </table:table-cell>
          <table:table-cell table:style-name="ce738"/>
          <table:table-cell office:value-type="float" office:value="20.857500000000002" table:style-name="ce739">
            <text:p><text:s/>20.9<text:s/></text:p>
          </table:table-cell>
          <table:table-cell office:value-type="float" office:value="53.299100000000003" table:style-name="ce739">
            <text:p><text:s/>53.3<text:s/></text:p>
          </table:table-cell>
          <table:table-cell office:value-type="float" office:value="35.648400000000002" table:style-name="ce739">
            <text:p><text:s/>35.6<text:s/></text:p>
          </table:table-cell>
          <table:table-cell office:value-type="float" office:value="9.0204000000000004" table:style-name="ce739">
            <text:p><text:s/>9.0<text:s/></text:p>
          </table:table-cell>
          <table:table-cell office:value-type="float" office:value="19.904800000000002" table:style-name="ce739">
            <text:p><text:s/>19.9<text:s/></text:p>
          </table:table-cell>
          <table:table-cell office:value-type="float" office:value="30.494499999999999" table:style-name="ce739">
            <text:p><text:s/>30.5<text:s/></text:p>
          </table:table-cell>
          <table:table-cell office:value-type="float" office:value="13.033200000000001" table:style-name="ce739">
            <text:p><text:s/>13.0<text:s/></text:p>
          </table:table-cell>
          <table:table-cell office:value-type="float" office:value="7.0956000000000001" table:style-name="ce739">
            <text:p><text:s/>7.1<text:s/></text:p>
          </table:table-cell>
          <table:table-cell office:value-type="float" office:value="8.3994999999999997" table:style-name="ce739">
            <text:p><text:s/>8.4<text:s/></text:p>
          </table:table-cell>
          <table:table-cell office:value-type="float" office:value="14.2202" table:style-name="ce739">
            <text:p><text:s/>14.2<text:s/></text:p>
          </table:table-cell>
          <table:table-cell office:value-type="float" office:value="16.570399999999999" table:style-name="ce739">
            <text:p><text:s/>16.6<text:s/></text:p>
          </table:table-cell>
          <table:table-cell office:value-type="float" office:value="2.5447000000000002" table:style-name="ce739">
            <text:p><text:s/>2.5<text:s/></text:p>
          </table:table-cell>
          <table:table-cell office:value-type="float" office:value="3.1070000000000002" table:style-name="ce739">
            <text:p><text:s/>3.1<text:s/></text:p>
          </table:table-cell>
          <table:table-cell office:value-type="float" office:value="2.6501000000000001" table:style-name="ce739">
            <text:p><text:s/>2.7<text:s/></text:p>
          </table:table-cell>
          <table:table-cell office:value-type="string" table:style-name="ce736">
            <text:p>:</text:p>
          </table:table-cell>
          <table:table-cell office:value-type="float" office:value="14.0604" table:style-name="ce739">
            <text:p><text:s/>14.1<text:s/></text:p>
          </table:table-cell>
          <table:table-cell table:number-columns-repeated="16365" table:style-name="ce738"/>
        </table:table-row>
        <table:table-row table:style-name="ro6">
          <table:table-cell office:value-type="string" table:style-name="ce731">
            <text:p>2012</text:p>
          </table:table-cell>
          <table:table-cell office:value-type="string" table:style-name="ce732">
            <text:p>All Sentenced</text:p>
          </table:table-cell>
          <table:table-cell table:style-name="ce732"/>
          <table:table-cell office:value-type="float" office:value="27276" table:style-name="ce733">
            <text:p>27,276</text:p>
          </table:table-cell>
          <table:table-cell office:value-type="float" office:value="5708" table:style-name="ce733">
            <text:p>5,708</text:p>
          </table:table-cell>
          <table:table-cell office:value-type="float" office:value="8767" table:style-name="ce733">
            <text:p>8,767</text:p>
          </table:table-cell>
          <table:table-cell office:value-type="float" office:value="130852" table:style-name="ce733">
            <text:p>130,852</text:p>
          </table:table-cell>
          <table:table-cell office:value-type="float" office:value="5663" table:style-name="ce733">
            <text:p>5,663</text:p>
          </table:table-cell>
          <table:table-cell office:value-type="float" office:value="58203" table:style-name="ce733">
            <text:p>58,203</text:p>
          </table:table-cell>
          <table:table-cell office:value-type="float" office:value="10685" table:style-name="ce733">
            <text:p>10,685</text:p>
          </table:table-cell>
          <table:table-cell office:value-type="float" office:value="16645" table:style-name="ce733">
            <text:p>16,645</text:p>
          </table:table-cell>
          <table:table-cell office:value-type="float" office:value="39478" table:style-name="ce733">
            <text:p>39,478</text:p>
          </table:table-cell>
          <table:table-cell office:value-type="float" office:value="12760" table:style-name="ce733">
            <text:p>12,760</text:p>
          </table:table-cell>
          <table:table-cell office:value-type="float" office:value="316037" table:style-name="ce733">
            <text:p>316,037</text:p>
          </table:table-cell>
          <table:table-cell office:value-type="float" office:value="475461" table:style-name="ce733">
            <text:p>475,461</text:p>
          </table:table-cell>
          <table:table-cell office:value-type="float" office:value="445327" table:style-name="ce733">
            <text:p>445,327</text:p>
          </table:table-cell>
          <table:table-cell office:value-type="float" office:value="920788" table:style-name="ce733">
            <text:p>920,788</text:p>
          </table:table-cell>
          <table:table-cell office:value-type="string" table:style-name="ce734">
            <text:p>:</text:p>
          </table:table-cell>
          <table:table-cell office:value-type="float" office:value="1236825" table:style-name="ce733">
            <text:p>1,236,825</text:p>
          </table:table-cell>
          <table:table-cell table:style-name="ce722"/>
          <table:table-cell table:number-columns-repeated="16364" table:style-name="ce3"/>
        </table:table-row>
        <table:table-row table:style-name="ro6">
          <table:table-cell table:style-name="ce731"/>
          <table:table-cell office:value-type="string" table:style-name="ce722">
            <text:p>Immediate custody</text:p>
          </table:table-cell>
          <table:table-cell table:style-name="ce722"/>
          <table:table-cell office:value-type="float" office:value="11678" table:style-name="ce735">
            <text:p>11,678</text:p>
          </table:table-cell>
          <table:table-cell office:value-type="float" office:value="3399" table:style-name="ce735">
            <text:p>3,399</text:p>
          </table:table-cell>
          <table:table-cell office:value-type="float" office:value="5241" table:style-name="ce735">
            <text:p>5,241</text:p>
          </table:table-cell>
          <table:table-cell office:value-type="float" office:value="33246" table:style-name="ce735">
            <text:p>33,246</text:p>
          </table:table-cell>
          <table:table-cell office:value-type="float" office:value="937" table:style-name="ce735">
            <text:p>937</text:p>
          </table:table-cell>
          <table:table-cell office:value-type="float" office:value="9269" table:style-name="ce735">
            <text:p>9,269</text:p>
          </table:table-cell>
          <table:table-cell office:value-type="float" office:value="2878" table:style-name="ce735">
            <text:p>2,878</text:p>
          </table:table-cell>
          <table:table-cell office:value-type="float" office:value="5276" table:style-name="ce735">
            <text:p>5,276</text:p>
          </table:table-cell>
          <table:table-cell office:value-type="float" office:value="9021" table:style-name="ce735">
            <text:p>9,021</text:p>
          </table:table-cell>
          <table:table-cell office:value-type="float" office:value="2721" table:style-name="ce735">
            <text:p>2,721</text:p>
          </table:table-cell>
          <table:table-cell office:value-type="float" office:value="83666" table:style-name="ce735">
            <text:p>83,666</text:p>
          </table:table-cell>
          <table:table-cell office:value-type="float" office:value="14383" table:style-name="ce735">
            <text:p>14,383</text:p>
          </table:table-cell>
          <table:table-cell office:value-type="float" office:value="3164" table:style-name="ce735">
            <text:p>3,164</text:p>
          </table:table-cell>
          <table:table-cell office:value-type="float" office:value="17547" table:style-name="ce735">
            <text:p>17,547</text:p>
          </table:table-cell>
          <table:table-cell office:value-type="string" table:style-name="ce736">
            <text:p>:</text:p>
          </table:table-cell>
          <table:table-cell office:value-type="float" office:value="101213" table:style-name="ce735">
            <text:p>101,213</text:p>
          </table:table-cell>
          <table:table-cell table:style-name="ce722"/>
          <table:table-cell table:number-columns-repeated="16364" table:style-name="ce3"/>
        </table:table-row>
        <table:table-row table:style-name="ro6">
          <table:table-cell table:style-name="ce731"/>
          <table:table-cell office:value-type="string" table:style-name="ce722">
            <text:p>Suspended sentence</text:p>
          </table:table-cell>
          <table:table-cell table:style-name="ce722"/>
          <table:table-cell office:value-type="float" office:value="5713" table:style-name="ce735">
            <text:p>5,713</text:p>
          </table:table-cell>
          <table:table-cell office:value-type="float" office:value="491" table:style-name="ce735">
            <text:p>491</text:p>
          </table:table-cell>
          <table:table-cell office:value-type="float" office:value="551" table:style-name="ce735">
            <text:p>551</text:p>
          </table:table-cell>
          <table:table-cell office:value-type="float" office:value="10021" table:style-name="ce735">
            <text:p>10,021</text:p>
          </table:table-cell>
          <table:table-cell office:value-type="float" office:value="322" table:style-name="ce735">
            <text:p>322</text:p>
          </table:table-cell>
          <table:table-cell office:value-type="float" office:value="4278" table:style-name="ce735">
            <text:p>4,278</text:p>
          </table:table-cell>
          <table:table-cell office:value-type="float" office:value="1828" table:style-name="ce735">
            <text:p>1,828</text:p>
          </table:table-cell>
          <table:table-cell office:value-type="float" office:value="2379" table:style-name="ce735">
            <text:p>2,379</text:p>
          </table:table-cell>
          <table:table-cell office:value-type="float" office:value="4134" table:style-name="ce735">
            <text:p>4,134</text:p>
          </table:table-cell>
          <table:table-cell office:value-type="float" office:value="2851" table:style-name="ce735">
            <text:p>2,851</text:p>
          </table:table-cell>
          <table:table-cell office:value-type="float" office:value="32568" table:style-name="ce735">
            <text:p>32,568</text:p>
          </table:table-cell>
          <table:table-cell office:value-type="float" office:value="9040" table:style-name="ce735">
            <text:p>9,040</text:p>
          </table:table-cell>
          <table:table-cell office:value-type="float" office:value="3863" table:style-name="ce735">
            <text:p>3,863</text:p>
          </table:table-cell>
          <table:table-cell office:value-type="float" office:value="12903" table:style-name="ce735">
            <text:p>12,903</text:p>
          </table:table-cell>
          <table:table-cell office:value-type="string" table:style-name="ce736">
            <text:p>:</text:p>
          </table:table-cell>
          <table:table-cell office:value-type="float" office:value="45471" table:style-name="ce735">
            <text:p>45,471</text:p>
          </table:table-cell>
          <table:table-cell table:style-name="ce722"/>
          <table:table-cell table:number-columns-repeated="16364" table:style-name="ce3"/>
        </table:table-row>
        <table:table-row table:style-name="ro6">
          <table:table-cell table:style-name="ce731"/>
          <table:table-cell office:value-type="string" table:style-name="ce722">
            <text:p>Community sentence</text:p>
          </table:table-cell>
          <table:table-cell table:style-name="ce722"/>
          <table:table-cell office:value-type="float" office:value="6856" table:style-name="ce735">
            <text:p>6,856</text:p>
          </table:table-cell>
          <table:table-cell office:value-type="float" office:value="1489" table:style-name="ce735">
            <text:p>1,489</text:p>
          </table:table-cell>
          <table:table-cell office:value-type="float" office:value="2748" table:style-name="ce735">
            <text:p>2,748</text:p>
          </table:table-cell>
          <table:table-cell office:value-type="float" office:value="42053" table:style-name="ce735">
            <text:p>42,053</text:p>
          </table:table-cell>
          <table:table-cell office:value-type="float" office:value="2188" table:style-name="ce735">
            <text:p>2,188</text:p>
          </table:table-cell>
          <table:table-cell office:value-type="float" office:value="11904" table:style-name="ce735">
            <text:p>11,904</text:p>
          </table:table-cell>
          <table:table-cell office:value-type="float" office:value="4276" table:style-name="ce735">
            <text:p>4,276</text:p>
          </table:table-cell>
          <table:table-cell office:value-type="float" office:value="4882" table:style-name="ce735">
            <text:p>4,882</text:p>
          </table:table-cell>
          <table:table-cell office:value-type="float" office:value="8710" table:style-name="ce735">
            <text:p>8,710</text:p>
          </table:table-cell>
          <table:table-cell office:value-type="float" office:value="4354" table:style-name="ce735">
            <text:p>4,354</text:p>
          </table:table-cell>
          <table:table-cell office:value-type="float" office:value="89460" table:style-name="ce735">
            <text:p>89,460</text:p>
          </table:table-cell>
          <table:table-cell office:value-type="float" office:value="55791" table:style-name="ce735">
            <text:p>55,791</text:p>
          </table:table-cell>
          <table:table-cell office:value-type="float" office:value="13335" table:style-name="ce735">
            <text:p>13,335</text:p>
          </table:table-cell>
          <table:table-cell office:value-type="float" office:value="69126" table:style-name="ce735">
            <text:p>69,126</text:p>
          </table:table-cell>
          <table:table-cell office:value-type="string" table:style-name="ce736">
            <text:p>:</text:p>
          </table:table-cell>
          <table:table-cell office:value-type="float" office:value="158586" table:style-name="ce735">
            <text:p>158,586</text:p>
          </table:table-cell>
          <table:table-cell table:style-name="ce722"/>
          <table:table-cell table:number-columns-repeated="16364" table:style-name="ce3"/>
        </table:table-row>
        <table:table-row table:style-name="ro33">
          <table:table-cell table:style-name="ce731"/>
          <table:table-cell office:value-type="string" table:style-name="ce722">
            <text:p>Fine<text:span text:style-name="T3">(5)</text:span></text:p>
          </table:table-cell>
          <table:table-cell table:style-name="ce722"/>
          <table:table-cell office:value-type="float" office:value="1255" table:style-name="ce735">
            <text:p>1,255</text:p>
          </table:table-cell>
          <table:table-cell office:value-type="float" office:value="99" table:style-name="ce735">
            <text:p>99</text:p>
          </table:table-cell>
          <table:table-cell office:value-type="float" office:value="2" table:style-name="ce735">
            <text:p>2</text:p>
          </table:table-cell>
          <table:table-cell office:value-type="float" office:value="16151" table:style-name="ce735">
            <text:p>16,151</text:p>
          </table:table-cell>
          <table:table-cell office:value-type="float" office:value="655" table:style-name="ce735">
            <text:p>655</text:p>
          </table:table-cell>
          <table:table-cell office:value-type="float" office:value="21486" table:style-name="ce735">
            <text:p>21,486</text:p>
          </table:table-cell>
          <table:table-cell office:value-type="float" office:value="819" table:style-name="ce735">
            <text:p>819</text:p>
          </table:table-cell>
          <table:table-cell office:value-type="float" office:value="2174" table:style-name="ce735">
            <text:p>2,174</text:p>
          </table:table-cell>
          <table:table-cell office:value-type="float" office:value="10302" table:style-name="ce735">
            <text:p>10,302</text:p>
          </table:table-cell>
          <table:table-cell office:value-type="float" office:value="1264" table:style-name="ce735">
            <text:p>1,264</text:p>
          </table:table-cell>
          <table:table-cell office:value-type="float" office:value="54207" table:style-name="ce735">
            <text:p>54,207</text:p>
          </table:table-cell>
          <table:table-cell office:value-type="float" office:value="344554" table:style-name="ce735">
            <text:p>344,554</text:p>
          </table:table-cell>
          <table:table-cell office:value-type="float" office:value="417233" table:style-name="ce735">
            <text:p>417,233</text:p>
          </table:table-cell>
          <table:table-cell office:value-type="float" office:value="761787" table:style-name="ce735">
            <text:p>761,787</text:p>
          </table:table-cell>
          <table:table-cell office:value-type="string" table:style-name="ce736">
            <text:p>:</text:p>
          </table:table-cell>
          <table:table-cell office:value-type="float" office:value="815994" table:style-name="ce735">
            <text:p>815,994</text:p>
          </table:table-cell>
          <table:table-cell table:style-name="ce737"/>
          <table:table-cell table:number-columns-repeated="16364" table:style-name="ce3"/>
        </table:table-row>
        <table:table-row table:style-name="ro6">
          <table:table-cell table:style-name="ce731"/>
          <table:table-cell office:value-type="string" table:style-name="ce722">
            <text:p>Absolute discharge</text:p>
          </table:table-cell>
          <table:table-cell table:style-name="ce722"/>
          <table:table-cell office:value-type="float" office:value="45" table:style-name="ce735">
            <text:p>45</text:p>
          </table:table-cell>
          <table:table-cell office:value-type="float" office:value="9" table:style-name="ce735">
            <text:p>9</text:p>
          </table:table-cell>
          <table:table-cell office:value-type="float" office:value="1" table:style-name="ce735">
            <text:p>1</text:p>
          </table:table-cell>
          <table:table-cell office:value-type="float" office:value="559" table:style-name="ce735">
            <text:p>559</text:p>
          </table:table-cell>
          <table:table-cell office:value-type="float" office:value="57" table:style-name="ce735">
            <text:p>57</text:p>
          </table:table-cell>
          <table:table-cell office:value-type="float" office:value="414" table:style-name="ce735">
            <text:p>414</text:p>
          </table:table-cell>
          <table:table-cell office:value-type="float" office:value="35" table:style-name="ce735">
            <text:p>35</text:p>
          </table:table-cell>
          <table:table-cell office:value-type="float" office:value="163" table:style-name="ce735">
            <text:p>163</text:p>
          </table:table-cell>
          <table:table-cell office:value-type="float" office:value="352" table:style-name="ce735">
            <text:p>352</text:p>
          </table:table-cell>
          <table:table-cell office:value-type="float" office:value="24" table:style-name="ce735">
            <text:p>24</text:p>
          </table:table-cell>
          <table:table-cell office:value-type="float" office:value="1659" table:style-name="ce735">
            <text:p>1,659</text:p>
          </table:table-cell>
          <table:table-cell office:value-type="float" office:value="2635" table:style-name="ce735">
            <text:p>2,635</text:p>
          </table:table-cell>
          <table:table-cell office:value-type="float" office:value="3321" table:style-name="ce735">
            <text:p>3,321</text:p>
          </table:table-cell>
          <table:table-cell office:value-type="float" office:value="5956" table:style-name="ce735">
            <text:p>5,956</text:p>
          </table:table-cell>
          <table:table-cell office:value-type="string" table:style-name="ce736">
            <text:p>:</text:p>
          </table:table-cell>
          <table:table-cell office:value-type="float" office:value="7615" table:style-name="ce735">
            <text:p>7,615</text:p>
          </table:table-cell>
          <table:table-cell table:style-name="ce722"/>
          <table:table-cell table:number-columns-repeated="16364" table:style-name="ce3"/>
        </table:table-row>
        <table:table-row table:style-name="ro6">
          <table:table-cell table:style-name="ce731"/>
          <table:table-cell office:value-type="string" table:style-name="ce722">
            <text:p>Conditional discharge</text:p>
          </table:table-cell>
          <table:table-cell table:style-name="ce722"/>
          <table:table-cell office:value-type="float" office:value="984" table:style-name="ce735">
            <text:p>984</text:p>
          </table:table-cell>
          <table:table-cell office:value-type="float" office:value="100" table:style-name="ce735">
            <text:p>100</text:p>
          </table:table-cell>
          <table:table-cell office:value-type="float" office:value="14" table:style-name="ce735">
            <text:p>14</text:p>
          </table:table-cell>
          <table:table-cell office:value-type="float" office:value="22849" table:style-name="ce735">
            <text:p>22,849</text:p>
          </table:table-cell>
          <table:table-cell office:value-type="float" office:value="1076" table:style-name="ce735">
            <text:p>1,076</text:p>
          </table:table-cell>
          <table:table-cell office:value-type="float" office:value="8545" table:style-name="ce735">
            <text:p>8,545</text:p>
          </table:table-cell>
          <table:table-cell office:value-type="float" office:value="620" table:style-name="ce735">
            <text:p>620</text:p>
          </table:table-cell>
          <table:table-cell office:value-type="float" office:value="821" table:style-name="ce735">
            <text:p>821</text:p>
          </table:table-cell>
          <table:table-cell office:value-type="float" office:value="2879" table:style-name="ce735">
            <text:p>2,879</text:p>
          </table:table-cell>
          <table:table-cell office:value-type="float" office:value="1331" table:style-name="ce735">
            <text:p>1,331</text:p>
          </table:table-cell>
          <table:table-cell office:value-type="float" office:value="39219" table:style-name="ce735">
            <text:p>39,219</text:p>
          </table:table-cell>
          <table:table-cell office:value-type="float" office:value="39913" table:style-name="ce735">
            <text:p>39,913</text:p>
          </table:table-cell>
          <table:table-cell office:value-type="float" office:value="2427" table:style-name="ce735">
            <text:p>2,427</text:p>
          </table:table-cell>
          <table:table-cell office:value-type="float" office:value="42340" table:style-name="ce735">
            <text:p>42,340</text:p>
          </table:table-cell>
          <table:table-cell office:value-type="string" table:style-name="ce736">
            <text:p>:</text:p>
          </table:table-cell>
          <table:table-cell office:value-type="float" office:value="81559" table:style-name="ce735">
            <text:p>81,559</text:p>
          </table:table-cell>
          <table:table-cell table:style-name="ce722"/>
          <table:table-cell table:number-columns-repeated="16364" table:style-name="ce3"/>
        </table:table-row>
        <table:table-row table:style-name="ro6">
          <table:table-cell table:style-name="ce731"/>
          <table:table-cell office:value-type="string" table:style-name="ce224">
            <text:p>Compensation</text:p>
          </table:table-cell>
          <table:table-cell table:style-name="ce722"/>
          <table:table-cell office:value-type="float" office:value="244" table:style-name="ce735">
            <text:p>244</text:p>
          </table:table-cell>
          <table:table-cell office:value-type="float" office:value="12" table:style-name="ce735">
            <text:p>12</text:p>
          </table:table-cell>
          <table:table-cell office:value-type="float" office:value="101" table:style-name="ce735">
            <text:p>101</text:p>
          </table:table-cell>
          <table:table-cell office:value-type="float" office:value="2030" table:style-name="ce735">
            <text:p>2,030</text:p>
          </table:table-cell>
          <table:table-cell office:value-type="float" office:value="234" table:style-name="ce735">
            <text:p>234</text:p>
          </table:table-cell>
          <table:table-cell office:value-type="float" office:value="0" table:style-name="ce735">
            <text:p>0</text:p>
          </table:table-cell>
          <table:table-cell office:value-type="float" office:value="4" table:style-name="ce735">
            <text:p>4</text:p>
          </table:table-cell>
          <table:table-cell office:value-type="float" office:value="45" table:style-name="ce735">
            <text:p>45</text:p>
          </table:table-cell>
          <table:table-cell office:value-type="float" office:value="62" table:style-name="ce735">
            <text:p>62</text:p>
          </table:table-cell>
          <table:table-cell office:value-type="float" office:value="107" table:style-name="ce735">
            <text:p>107</text:p>
          </table:table-cell>
          <table:table-cell office:value-type="float" office:value="2839" table:style-name="ce735">
            <text:p>2,839</text:p>
          </table:table-cell>
          <table:table-cell office:value-type="float" office:value="3585" table:style-name="ce735">
            <text:p>3,585</text:p>
          </table:table-cell>
          <table:table-cell office:value-type="float" office:value="169" table:style-name="ce735">
            <text:p>169</text:p>
          </table:table-cell>
          <table:table-cell office:value-type="float" office:value="3754" table:style-name="ce735">
            <text:p>3,754</text:p>
          </table:table-cell>
          <table:table-cell office:value-type="string" table:style-name="ce736">
            <text:p>:</text:p>
          </table:table-cell>
          <table:table-cell office:value-type="float" office:value="6593" table:style-name="ce735">
            <text:p>6,593</text:p>
          </table:table-cell>
          <table:table-cell table:style-name="ce722"/>
          <table:table-cell table:number-columns-repeated="16364" table:style-name="ce3"/>
        </table:table-row>
        <table:table-row table:style-name="ro33">
          <table:table-cell table:style-name="ce731"/>
          <table:table-cell office:value-type="string" table:style-name="ce722">
            <text:p>Otherwise dealt with<text:span text:style-name="T3">(6)</text:span></text:p>
          </table:table-cell>
          <table:table-cell table:style-name="ce722"/>
          <table:table-cell office:value-type="float" office:value="501" table:style-name="ce735">
            <text:p>501</text:p>
          </table:table-cell>
          <table:table-cell office:value-type="float" office:value="109" table:style-name="ce735">
            <text:p>109</text:p>
          </table:table-cell>
          <table:table-cell office:value-type="float" office:value="109" table:style-name="ce735">
            <text:p>109</text:p>
          </table:table-cell>
          <table:table-cell office:value-type="float" office:value="3943" table:style-name="ce735">
            <text:p>3,943</text:p>
          </table:table-cell>
          <table:table-cell office:value-type="float" office:value="194" table:style-name="ce735">
            <text:p>194</text:p>
          </table:table-cell>
          <table:table-cell office:value-type="float" office:value="2307" table:style-name="ce735">
            <text:p>2,307</text:p>
          </table:table-cell>
          <table:table-cell office:value-type="float" office:value="225" table:style-name="ce735">
            <text:p>225</text:p>
          </table:table-cell>
          <table:table-cell office:value-type="float" office:value="905" table:style-name="ce735">
            <text:p>905</text:p>
          </table:table-cell>
          <table:table-cell office:value-type="float" office:value="4018" table:style-name="ce735">
            <text:p>4,018</text:p>
          </table:table-cell>
          <table:table-cell office:value-type="float" office:value="108" table:style-name="ce735">
            <text:p>108</text:p>
          </table:table-cell>
          <table:table-cell office:value-type="float" office:value="12419" table:style-name="ce735">
            <text:p>12,419</text:p>
          </table:table-cell>
          <table:table-cell office:value-type="float" office:value="5560" table:style-name="ce735">
            <text:p>5,560</text:p>
          </table:table-cell>
          <table:table-cell office:value-type="float" office:value="1815" table:style-name="ce735">
            <text:p>1,815</text:p>
          </table:table-cell>
          <table:table-cell office:value-type="float" office:value="7375" table:style-name="ce735">
            <text:p>7,375</text:p>
          </table:table-cell>
          <table:table-cell office:value-type="string" table:style-name="ce736">
            <text:p>:</text:p>
          </table:table-cell>
          <table:table-cell office:value-type="float" office:value="19794" table:style-name="ce735">
            <text:p>19,794</text:p>
          </table:table-cell>
          <table:table-cell table:style-name="ce722"/>
          <table:table-cell table:number-columns-repeated="16364" table:style-name="ce3"/>
        </table:table-row>
        <table:table-row table:style-name="ro85">
          <table:table-cell table:style-name="ce731"/>
          <table:table-cell office:value-type="string" table:style-name="ce738">
            <text:p>Average custodial sentence (months)<text:span text:style-name="T3">(7)<text:s/></text:span></text:p>
          </table:table-cell>
          <table:table-cell table:style-name="ce738"/>
          <table:table-cell office:value-type="float" office:value="23.340499999999999" table:style-name="ce739">
            <text:p><text:s/>23.3<text:s/></text:p>
          </table:table-cell>
          <table:table-cell office:value-type="float" office:value="54.3705" table:style-name="ce739">
            <text:p><text:s/>54.4<text:s/></text:p>
          </table:table-cell>
          <table:table-cell office:value-type="float" office:value="35.454599999999999" table:style-name="ce739">
            <text:p><text:s/>35.5<text:s/></text:p>
          </table:table-cell>
          <table:table-cell office:value-type="float" office:value="9.1414000000000009" table:style-name="ce739">
            <text:p><text:s/>9.1<text:s/></text:p>
          </table:table-cell>
          <table:table-cell office:value-type="float" office:value="23.0762" table:style-name="ce739">
            <text:p><text:s/>23.1<text:s/></text:p>
          </table:table-cell>
          <table:table-cell office:value-type="float" office:value="29.322700000000001" table:style-name="ce739">
            <text:p><text:s/>29.3<text:s/></text:p>
          </table:table-cell>
          <table:table-cell office:value-type="float" office:value="13.0793" table:style-name="ce739">
            <text:p><text:s/>13.1<text:s/></text:p>
          </table:table-cell>
          <table:table-cell office:value-type="float" office:value="7.5830000000000002" table:style-name="ce739">
            <text:p><text:s/>7.6<text:s/></text:p>
          </table:table-cell>
          <table:table-cell office:value-type="float" office:value="9.1328999999999994" table:style-name="ce739">
            <text:p><text:s/>9.1<text:s/></text:p>
          </table:table-cell>
          <table:table-cell office:value-type="float" office:value="14.9017" table:style-name="ce739">
            <text:p><text:s/>14.9<text:s/></text:p>
          </table:table-cell>
          <table:table-cell office:value-type="float" office:value="17.011199999999999" table:style-name="ce739">
            <text:p><text:s/>17.0<text:s/></text:p>
          </table:table-cell>
          <table:table-cell office:value-type="float" office:value="2.5966999999999998" table:style-name="ce739">
            <text:p><text:s/>2.6<text:s/></text:p>
          </table:table-cell>
          <table:table-cell office:value-type="float" office:value="3.1038999999999999" table:style-name="ce739">
            <text:p><text:s/>3.1<text:s/></text:p>
          </table:table-cell>
          <table:table-cell office:value-type="float" office:value="2.6882000000000001" table:style-name="ce739">
            <text:p><text:s/>2.7<text:s/></text:p>
          </table:table-cell>
          <table:table-cell office:value-type="string" table:style-name="ce736">
            <text:p>:</text:p>
          </table:table-cell>
          <table:table-cell office:value-type="float" office:value="14.4978" table:style-name="ce739">
            <text:p><text:s/>14.5<text:s/></text:p>
          </table:table-cell>
          <table:table-cell table:number-columns-repeated="16365" table:style-name="ce738"/>
        </table:table-row>
        <table:table-row table:style-name="ro34">
          <table:table-cell office:value-type="string" table:style-name="ce731">
            <text:p>2013</text:p>
          </table:table-cell>
          <table:table-cell office:value-type="string" table:style-name="ce732">
            <text:p>All Sentenced</text:p>
          </table:table-cell>
          <table:table-cell table:style-name="ce732"/>
          <table:table-cell office:value-type="float" office:value="24331" table:style-name="ce733">
            <text:p>24,331</text:p>
          </table:table-cell>
          <table:table-cell office:value-type="float" office:value="5654" table:style-name="ce733">
            <text:p>5,654</text:p>
          </table:table-cell>
          <table:table-cell office:value-type="float" office:value="7154" table:style-name="ce733">
            <text:p>7,154</text:p>
          </table:table-cell>
          <table:table-cell office:value-type="float" office:value="121121" table:style-name="ce733">
            <text:p>121,121</text:p>
          </table:table-cell>
          <table:table-cell office:value-type="float" office:value="4505" table:style-name="ce733">
            <text:p>4,505</text:p>
          </table:table-cell>
          <table:table-cell office:value-type="float" office:value="56599" table:style-name="ce733">
            <text:p>56,599</text:p>
          </table:table-cell>
          <table:table-cell office:value-type="float" office:value="9892" table:style-name="ce733">
            <text:p>9,892</text:p>
          </table:table-cell>
          <table:table-cell office:value-type="float" office:value="15583" table:style-name="ce733">
            <text:p>15,583</text:p>
          </table:table-cell>
          <table:table-cell office:value-type="float" office:value="34814" table:style-name="ce733">
            <text:p>34,814</text:p>
          </table:table-cell>
          <table:table-cell office:value-type="float" office:value="11915" table:style-name="ce733">
            <text:p>11,915</text:p>
          </table:table-cell>
          <table:table-cell office:value-type="float" office:value="291568" table:style-name="ce733">
            <text:p>291,568</text:p>
          </table:table-cell>
          <table:table-cell office:value-type="float" office:value="441992" table:style-name="ce733">
            <text:p>441,992</text:p>
          </table:table-cell>
          <table:table-cell office:value-type="float" office:value="449726" table:style-name="ce733">
            <text:p>449,726</text:p>
          </table:table-cell>
          <table:table-cell office:value-type="float" office:value="891718" table:style-name="ce733">
            <text:p>891,718</text:p>
          </table:table-cell>
          <table:table-cell office:value-type="string" table:style-name="ce734">
            <text:p>:</text:p>
          </table:table-cell>
          <table:table-cell office:value-type="float" office:value="1183286" table:style-name="ce733">
            <text:p>1,183,286</text:p>
          </table:table-cell>
          <table:table-cell table:style-name="ce722"/>
          <table:table-cell table:number-columns-repeated="16364" table:style-name="ce3"/>
        </table:table-row>
        <table:table-row table:style-name="ro6">
          <table:table-cell table:style-name="ce731"/>
          <table:table-cell office:value-type="string" table:style-name="ce722">
            <text:p>Immediate custody</text:p>
          </table:table-cell>
          <table:table-cell table:style-name="ce722"/>
          <table:table-cell office:value-type="float" office:value="10523" table:style-name="ce735">
            <text:p>10,523</text:p>
          </table:table-cell>
          <table:table-cell office:value-type="float" office:value="3375" table:style-name="ce735">
            <text:p>3,375</text:p>
          </table:table-cell>
          <table:table-cell office:value-type="float" office:value="4515" table:style-name="ce735">
            <text:p>4,515</text:p>
          </table:table-cell>
          <table:table-cell office:value-type="float" office:value="31568" table:style-name="ce735">
            <text:p>31,568</text:p>
          </table:table-cell>
          <table:table-cell office:value-type="float" office:value="751" table:style-name="ce735">
            <text:p>751</text:p>
          </table:table-cell>
          <table:table-cell office:value-type="float" office:value="8994" table:style-name="ce735">
            <text:p>8,994</text:p>
          </table:table-cell>
          <table:table-cell office:value-type="float" office:value="2567" table:style-name="ce735">
            <text:p>2,567</text:p>
          </table:table-cell>
          <table:table-cell office:value-type="float" office:value="4687" table:style-name="ce735">
            <text:p>4,687</text:p>
          </table:table-cell>
          <table:table-cell office:value-type="float" office:value="8524" table:style-name="ce735">
            <text:p>8,524</text:p>
          </table:table-cell>
          <table:table-cell office:value-type="float" office:value="2550" table:style-name="ce735">
            <text:p>2,550</text:p>
          </table:table-cell>
          <table:table-cell office:value-type="float" office:value="78054" table:style-name="ce735">
            <text:p>78,054</text:p>
          </table:table-cell>
          <table:table-cell office:value-type="float" office:value="12480" table:style-name="ce735">
            <text:p>12,480</text:p>
          </table:table-cell>
          <table:table-cell office:value-type="float" office:value="2710" table:style-name="ce735">
            <text:p>2,710</text:p>
          </table:table-cell>
          <table:table-cell office:value-type="float" office:value="15190" table:style-name="ce735">
            <text:p>15,190</text:p>
          </table:table-cell>
          <table:table-cell office:value-type="string" table:style-name="ce736">
            <text:p>:</text:p>
          </table:table-cell>
          <table:table-cell office:value-type="float" office:value="93244" table:style-name="ce735">
            <text:p>93,244</text:p>
          </table:table-cell>
          <table:table-cell table:style-name="ce722"/>
          <table:table-cell table:number-columns-repeated="16364" table:style-name="ce3"/>
        </table:table-row>
        <table:table-row table:style-name="ro6">
          <table:table-cell table:style-name="ce731"/>
          <table:table-cell office:value-type="string" table:style-name="ce722">
            <text:p>Suspended sentence</text:p>
          </table:table-cell>
          <table:table-cell table:style-name="ce722"/>
          <table:table-cell office:value-type="float" office:value="5429" table:style-name="ce735">
            <text:p>5,429</text:p>
          </table:table-cell>
          <table:table-cell office:value-type="float" office:value="547" table:style-name="ce735">
            <text:p>547</text:p>
          </table:table-cell>
          <table:table-cell office:value-type="float" office:value="516" table:style-name="ce735">
            <text:p>516</text:p>
          </table:table-cell>
          <table:table-cell office:value-type="float" office:value="10465" table:style-name="ce735">
            <text:p>10,465</text:p>
          </table:table-cell>
          <table:table-cell office:value-type="float" office:value="307" table:style-name="ce735">
            <text:p>307</text:p>
          </table:table-cell>
          <table:table-cell office:value-type="float" office:value="4790" table:style-name="ce735">
            <text:p>4,790</text:p>
          </table:table-cell>
          <table:table-cell office:value-type="float" office:value="2043" table:style-name="ce735">
            <text:p>2,043</text:p>
          </table:table-cell>
          <table:table-cell office:value-type="float" office:value="2329" table:style-name="ce735">
            <text:p>2,329</text:p>
          </table:table-cell>
          <table:table-cell office:value-type="float" office:value="4291" table:style-name="ce735">
            <text:p>4,291</text:p>
          </table:table-cell>
          <table:table-cell office:value-type="float" office:value="3037" table:style-name="ce735">
            <text:p>3,037</text:p>
          </table:table-cell>
          <table:table-cell office:value-type="float" office:value="33754" table:style-name="ce735">
            <text:p>33,754</text:p>
          </table:table-cell>
          <table:table-cell office:value-type="float" office:value="9305" table:style-name="ce735">
            <text:p>9,305</text:p>
          </table:table-cell>
          <table:table-cell office:value-type="float" office:value="3637" table:style-name="ce735">
            <text:p>3,637</text:p>
          </table:table-cell>
          <table:table-cell office:value-type="float" office:value="12942" table:style-name="ce735">
            <text:p>12,942</text:p>
          </table:table-cell>
          <table:table-cell office:value-type="string" table:style-name="ce736">
            <text:p>:</text:p>
          </table:table-cell>
          <table:table-cell office:value-type="float" office:value="46696" table:style-name="ce735">
            <text:p>46,696</text:p>
          </table:table-cell>
          <table:table-cell table:style-name="ce722"/>
          <table:table-cell table:number-columns-repeated="16364" table:style-name="ce3"/>
        </table:table-row>
        <table:table-row table:style-name="ro6">
          <table:table-cell table:style-name="ce731"/>
          <table:table-cell office:value-type="string" table:style-name="ce722">
            <text:p>Community sentence</text:p>
          </table:table-cell>
          <table:table-cell table:style-name="ce722"/>
          <table:table-cell office:value-type="float" office:value="5502" table:style-name="ce735">
            <text:p>5,502</text:p>
          </table:table-cell>
          <table:table-cell office:value-type="float" office:value="1404" table:style-name="ce735">
            <text:p>1,404</text:p>
          </table:table-cell>
          <table:table-cell office:value-type="float" office:value="1982" table:style-name="ce735">
            <text:p>1,982</text:p>
          </table:table-cell>
          <table:table-cell office:value-type="float" office:value="33490" table:style-name="ce735">
            <text:p>33,490</text:p>
          </table:table-cell>
          <table:table-cell office:value-type="float" office:value="1632" table:style-name="ce735">
            <text:p>1,632</text:p>
          </table:table-cell>
          <table:table-cell office:value-type="float" office:value="9941" table:style-name="ce735">
            <text:p>9,941</text:p>
          </table:table-cell>
          <table:table-cell office:value-type="float" office:value="3650" table:style-name="ce735">
            <text:p>3,650</text:p>
          </table:table-cell>
          <table:table-cell office:value-type="float" office:value="4196" table:style-name="ce735">
            <text:p>4,196</text:p>
          </table:table-cell>
          <table:table-cell office:value-type="float" office:value="6950" table:style-name="ce735">
            <text:p>6,950</text:p>
          </table:table-cell>
          <table:table-cell office:value-type="float" office:value="3947" table:style-name="ce735">
            <text:p>3,947</text:p>
          </table:table-cell>
          <table:table-cell office:value-type="float" office:value="72694" table:style-name="ce735">
            <text:p>72,694</text:p>
          </table:table-cell>
          <table:table-cell office:value-type="float" office:value="47205" table:style-name="ce735">
            <text:p>47,205</text:p>
          </table:table-cell>
          <table:table-cell office:value-type="float" office:value="11121" table:style-name="ce735">
            <text:p>11,121</text:p>
          </table:table-cell>
          <table:table-cell office:value-type="float" office:value="58326" table:style-name="ce735">
            <text:p>58,326</text:p>
          </table:table-cell>
          <table:table-cell office:value-type="string" table:style-name="ce736">
            <text:p>:</text:p>
          </table:table-cell>
          <table:table-cell office:value-type="float" office:value="131020" table:style-name="ce735">
            <text:p>131,020</text:p>
          </table:table-cell>
          <table:table-cell table:style-name="ce722"/>
          <table:table-cell table:number-columns-repeated="16364" table:style-name="ce3"/>
        </table:table-row>
        <table:table-row table:style-name="ro33">
          <table:table-cell table:style-name="ce731"/>
          <table:table-cell office:value-type="string" table:style-name="ce722">
            <text:p>Fine<text:span text:style-name="T3">(5)</text:span></text:p>
          </table:table-cell>
          <table:table-cell table:style-name="ce722"/>
          <table:table-cell office:value-type="float" office:value="1357" table:style-name="ce735">
            <text:p>1,357</text:p>
          </table:table-cell>
          <table:table-cell office:value-type="float" office:value="122" table:style-name="ce735">
            <text:p>122</text:p>
          </table:table-cell>
          <table:table-cell office:value-type="float" office:value="33" table:style-name="ce735">
            <text:p>33</text:p>
          </table:table-cell>
          <table:table-cell office:value-type="float" office:value="16312" table:style-name="ce735">
            <text:p>16,312</text:p>
          </table:table-cell>
          <table:table-cell office:value-type="float" office:value="593" table:style-name="ce735">
            <text:p>593</text:p>
          </table:table-cell>
          <table:table-cell office:value-type="float" office:value="20856" table:style-name="ce735">
            <text:p>20,856</text:p>
          </table:table-cell>
          <table:table-cell office:value-type="float" office:value="797" table:style-name="ce735">
            <text:p>797</text:p>
          </table:table-cell>
          <table:table-cell office:value-type="float" office:value="2692" table:style-name="ce735">
            <text:p>2,692</text:p>
          </table:table-cell>
          <table:table-cell office:value-type="float" office:value="9478" table:style-name="ce735">
            <text:p>9,478</text:p>
          </table:table-cell>
          <table:table-cell office:value-type="float" office:value="1095" table:style-name="ce735">
            <text:p>1,095</text:p>
          </table:table-cell>
          <table:table-cell office:value-type="float" office:value="53335" table:style-name="ce735">
            <text:p>53,335</text:p>
          </table:table-cell>
          <table:table-cell office:value-type="float" office:value="325781" table:style-name="ce735">
            <text:p>325,781</text:p>
          </table:table-cell>
          <table:table-cell office:value-type="float" office:value="424962" table:style-name="ce735">
            <text:p>424,962</text:p>
          </table:table-cell>
          <table:table-cell office:value-type="float" office:value="750743" table:style-name="ce735">
            <text:p>750,743</text:p>
          </table:table-cell>
          <table:table-cell office:value-type="string" table:style-name="ce736">
            <text:p>:</text:p>
          </table:table-cell>
          <table:table-cell office:value-type="float" office:value="804078" table:style-name="ce735">
            <text:p>804,078</text:p>
          </table:table-cell>
          <table:table-cell table:style-name="ce737"/>
          <table:table-cell table:number-columns-repeated="16364" table:style-name="ce3"/>
        </table:table-row>
        <table:table-row table:style-name="ro6">
          <table:table-cell table:style-name="ce731"/>
          <table:table-cell office:value-type="string" table:style-name="ce722">
            <text:p>Absolute discharge</text:p>
          </table:table-cell>
          <table:table-cell table:style-name="ce722"/>
          <table:table-cell office:value-type="float" office:value="71" table:style-name="ce735">
            <text:p>71</text:p>
          </table:table-cell>
          <table:table-cell office:value-type="float" office:value="5" table:style-name="ce735">
            <text:p>5</text:p>
          </table:table-cell>
          <table:table-cell office:value-type="float" office:value="2" table:style-name="ce735">
            <text:p>2</text:p>
          </table:table-cell>
          <table:table-cell office:value-type="float" office:value="551" table:style-name="ce735">
            <text:p>551</text:p>
          </table:table-cell>
          <table:table-cell office:value-type="float" office:value="28" table:style-name="ce735">
            <text:p>28</text:p>
          </table:table-cell>
          <table:table-cell office:value-type="float" office:value="350" table:style-name="ce735">
            <text:p>350</text:p>
          </table:table-cell>
          <table:table-cell office:value-type="float" office:value="29" table:style-name="ce735">
            <text:p>29</text:p>
          </table:table-cell>
          <table:table-cell office:value-type="float" office:value="116" table:style-name="ce735">
            <text:p>116</text:p>
          </table:table-cell>
          <table:table-cell office:value-type="float" office:value="341" table:style-name="ce735">
            <text:p>341</text:p>
          </table:table-cell>
          <table:table-cell office:value-type="float" office:value="14" table:style-name="ce735">
            <text:p>14</text:p>
          </table:table-cell>
          <table:table-cell office:value-type="float" office:value="1507" table:style-name="ce735">
            <text:p>1,507</text:p>
          </table:table-cell>
          <table:table-cell office:value-type="float" office:value="2427" table:style-name="ce735">
            <text:p>2,427</text:p>
          </table:table-cell>
          <table:table-cell office:value-type="float" office:value="3237" table:style-name="ce735">
            <text:p>3,237</text:p>
          </table:table-cell>
          <table:table-cell office:value-type="float" office:value="5664" table:style-name="ce735">
            <text:p>5,664</text:p>
          </table:table-cell>
          <table:table-cell office:value-type="string" table:style-name="ce736">
            <text:p>:</text:p>
          </table:table-cell>
          <table:table-cell office:value-type="float" office:value="7171" table:style-name="ce735">
            <text:p>7,171</text:p>
          </table:table-cell>
          <table:table-cell table:style-name="ce722"/>
          <table:table-cell table:number-columns-repeated="16364" table:style-name="ce3"/>
        </table:table-row>
        <table:table-row table:style-name="ro6">
          <table:table-cell table:style-name="ce731"/>
          <table:table-cell office:value-type="string" table:style-name="ce722">
            <text:p>Conditional discharge</text:p>
          </table:table-cell>
          <table:table-cell table:style-name="ce722"/>
          <table:table-cell office:value-type="float" office:value="823" table:style-name="ce735">
            <text:p>823</text:p>
          </table:table-cell>
          <table:table-cell office:value-type="float" office:value="85" table:style-name="ce735">
            <text:p>85</text:p>
          </table:table-cell>
          <table:table-cell office:value-type="float" office:value="22" table:style-name="ce735">
            <text:p>22</text:p>
          </table:table-cell>
          <table:table-cell office:value-type="float" office:value="21599" table:style-name="ce735">
            <text:p>21,599</text:p>
          </table:table-cell>
          <table:table-cell office:value-type="float" office:value="849" table:style-name="ce735">
            <text:p>849</text:p>
          </table:table-cell>
          <table:table-cell office:value-type="float" office:value="9388" table:style-name="ce735">
            <text:p>9,388</text:p>
          </table:table-cell>
          <table:table-cell office:value-type="float" office:value="498" table:style-name="ce735">
            <text:p>498</text:p>
          </table:table-cell>
          <table:table-cell office:value-type="float" office:value="903" table:style-name="ce735">
            <text:p>903</text:p>
          </table:table-cell>
          <table:table-cell office:value-type="float" office:value="2501" table:style-name="ce735">
            <text:p>2,501</text:p>
          </table:table-cell>
          <table:table-cell office:value-type="float" office:value="1048" table:style-name="ce735">
            <text:p>1,048</text:p>
          </table:table-cell>
          <table:table-cell office:value-type="float" office:value="37716" table:style-name="ce735">
            <text:p>37,716</text:p>
          </table:table-cell>
          <table:table-cell office:value-type="float" office:value="36699" table:style-name="ce735">
            <text:p>36,699</text:p>
          </table:table-cell>
          <table:table-cell office:value-type="float" office:value="2110" table:style-name="ce735">
            <text:p>2,110</text:p>
          </table:table-cell>
          <table:table-cell office:value-type="float" office:value="38809" table:style-name="ce735">
            <text:p>38,809</text:p>
          </table:table-cell>
          <table:table-cell office:value-type="string" table:style-name="ce736">
            <text:p>:</text:p>
          </table:table-cell>
          <table:table-cell office:value-type="float" office:value="76525" table:style-name="ce735">
            <text:p>76,525</text:p>
          </table:table-cell>
          <table:table-cell table:style-name="ce722"/>
          <table:table-cell table:number-columns-repeated="16364" table:style-name="ce3"/>
        </table:table-row>
        <table:table-row table:style-name="ro6">
          <table:table-cell table:style-name="ce731"/>
          <table:table-cell office:value-type="string" table:style-name="ce224">
            <text:p>Compensation</text:p>
          </table:table-cell>
          <table:table-cell table:style-name="ce722"/>
          <table:table-cell office:value-type="float" office:value="191" table:style-name="ce735">
            <text:p>191</text:p>
          </table:table-cell>
          <table:table-cell office:value-type="float" office:value="21" table:style-name="ce735">
            <text:p>21</text:p>
          </table:table-cell>
          <table:table-cell office:value-type="float" office:value="10" table:style-name="ce735">
            <text:p>10</text:p>
          </table:table-cell>
          <table:table-cell office:value-type="float" office:value="3977" table:style-name="ce735">
            <text:p>3,977</text:p>
          </table:table-cell>
          <table:table-cell office:value-type="float" office:value="210" table:style-name="ce735">
            <text:p>210</text:p>
          </table:table-cell>
          <table:table-cell office:value-type="float" office:value="7" table:style-name="ce735">
            <text:p>7</text:p>
          </table:table-cell>
          <table:table-cell office:value-type="float" office:value="3" table:style-name="ce735">
            <text:p>3</text:p>
          </table:table-cell>
          <table:table-cell office:value-type="float" office:value="90" table:style-name="ce735">
            <text:p>90</text:p>
          </table:table-cell>
          <table:table-cell office:value-type="float" office:value="78" table:style-name="ce735">
            <text:p>78</text:p>
          </table:table-cell>
          <table:table-cell office:value-type="float" office:value="151" table:style-name="ce735">
            <text:p>151</text:p>
          </table:table-cell>
          <table:table-cell office:value-type="float" office:value="4738" table:style-name="ce735">
            <text:p>4,738</text:p>
          </table:table-cell>
          <table:table-cell office:value-type="float" office:value="4614" table:style-name="ce735">
            <text:p>4,614</text:p>
          </table:table-cell>
          <table:table-cell office:value-type="float" office:value="132" table:style-name="ce735">
            <text:p>132</text:p>
          </table:table-cell>
          <table:table-cell office:value-type="float" office:value="4746" table:style-name="ce735">
            <text:p>4,746</text:p>
          </table:table-cell>
          <table:table-cell office:value-type="string" table:style-name="ce736">
            <text:p>:</text:p>
          </table:table-cell>
          <table:table-cell office:value-type="float" office:value="9484" table:style-name="ce735">
            <text:p>9,484</text:p>
          </table:table-cell>
          <table:table-cell table:style-name="ce722"/>
          <table:table-cell table:number-columns-repeated="16364" table:style-name="ce3"/>
        </table:table-row>
        <table:table-row table:style-name="ro33">
          <table:table-cell table:style-name="ce731"/>
          <table:table-cell office:value-type="string" table:style-name="ce722">
            <text:p>Otherwise dealt with<text:span text:style-name="T3">(6)</text:span></text:p>
          </table:table-cell>
          <table:table-cell table:style-name="ce722"/>
          <table:table-cell office:value-type="float" office:value="435" table:style-name="ce735">
            <text:p>435</text:p>
          </table:table-cell>
          <table:table-cell office:value-type="float" office:value="95" table:style-name="ce735">
            <text:p>95</text:p>
          </table:table-cell>
          <table:table-cell office:value-type="float" office:value="74" table:style-name="ce735">
            <text:p>74</text:p>
          </table:table-cell>
          <table:table-cell office:value-type="float" office:value="3159" table:style-name="ce735">
            <text:p>3,159</text:p>
          </table:table-cell>
          <table:table-cell office:value-type="float" office:value="135" table:style-name="ce735">
            <text:p>135</text:p>
          </table:table-cell>
          <table:table-cell office:value-type="float" office:value="2273" table:style-name="ce735">
            <text:p>2,273</text:p>
          </table:table-cell>
          <table:table-cell office:value-type="float" office:value="305" table:style-name="ce735">
            <text:p>305</text:p>
          </table:table-cell>
          <table:table-cell office:value-type="float" office:value="570" table:style-name="ce735">
            <text:p>570</text:p>
          </table:table-cell>
          <table:table-cell office:value-type="float" office:value="2651" table:style-name="ce735">
            <text:p>2,651</text:p>
          </table:table-cell>
          <table:table-cell office:value-type="float" office:value="73" table:style-name="ce735">
            <text:p>73</text:p>
          </table:table-cell>
          <table:table-cell office:value-type="float" office:value="9770" table:style-name="ce735">
            <text:p>9,770</text:p>
          </table:table-cell>
          <table:table-cell office:value-type="float" office:value="3481" table:style-name="ce735">
            <text:p>3,481</text:p>
          </table:table-cell>
          <table:table-cell office:value-type="float" office:value="1817" table:style-name="ce735">
            <text:p>1,817</text:p>
          </table:table-cell>
          <table:table-cell office:value-type="float" office:value="5298" table:style-name="ce735">
            <text:p>5,298</text:p>
          </table:table-cell>
          <table:table-cell office:value-type="string" table:style-name="ce736">
            <text:p>:</text:p>
          </table:table-cell>
          <table:table-cell office:value-type="float" office:value="15068" table:style-name="ce735">
            <text:p>15,068</text:p>
          </table:table-cell>
          <table:table-cell table:style-name="ce722"/>
          <table:table-cell table:number-columns-repeated="16364" table:style-name="ce3"/>
        </table:table-row>
        <table:table-row table:style-name="ro85">
          <table:table-cell table:style-name="ce731"/>
          <table:table-cell office:value-type="string" table:style-name="ce738">
            <text:p>Average custodial sentence (months)<text:span text:style-name="T3">(7)<text:s/></text:span></text:p>
          </table:table-cell>
          <table:table-cell table:style-name="ce738"/>
          <table:table-cell office:value-type="float" office:value="24.545100000000001" table:style-name="ce739">
            <text:p><text:s/>24.5<text:s/></text:p>
          </table:table-cell>
          <table:table-cell office:value-type="float" office:value="57.274900000000002" table:style-name="ce739">
            <text:p><text:s/>57.3<text:s/></text:p>
          </table:table-cell>
          <table:table-cell office:value-type="float" office:value="38.336399999999998" table:style-name="ce739">
            <text:p><text:s/>38.3<text:s/></text:p>
          </table:table-cell>
          <table:table-cell office:value-type="float" office:value="9.1829999999999998" table:style-name="ce739">
            <text:p><text:s/>9.2<text:s/></text:p>
          </table:table-cell>
          <table:table-cell office:value-type="float" office:value="25.855899999999998" table:style-name="ce739">
            <text:p><text:s/>25.9<text:s/></text:p>
          </table:table-cell>
          <table:table-cell office:value-type="float" office:value="30.3218" table:style-name="ce739">
            <text:p><text:s/>30.3<text:s/></text:p>
          </table:table-cell>
          <table:table-cell office:value-type="float" office:value="13.3096" table:style-name="ce739">
            <text:p><text:s/>13.3<text:s/></text:p>
          </table:table-cell>
          <table:table-cell office:value-type="float" office:value="7.3311000000000002" table:style-name="ce739">
            <text:p><text:s/>7.3<text:s/></text:p>
          </table:table-cell>
          <table:table-cell office:value-type="float" office:value="9.4849999999999994" table:style-name="ce739">
            <text:p><text:s/>9.5<text:s/></text:p>
          </table:table-cell>
          <table:table-cell office:value-type="float" office:value="15.0176" table:style-name="ce739">
            <text:p><text:s/>15.0<text:s/></text:p>
          </table:table-cell>
          <table:table-cell office:value-type="float" office:value="17.776199999999999" table:style-name="ce739">
            <text:p><text:s/>17.8<text:s/></text:p>
          </table:table-cell>
          <table:table-cell office:value-type="float" office:value="2.6255999999999999" table:style-name="ce739">
            <text:p><text:s/>2.6<text:s/></text:p>
          </table:table-cell>
          <table:table-cell office:value-type="float" office:value="3.1" table:style-name="ce739">
            <text:p><text:s/>3.1<text:s/></text:p>
          </table:table-cell>
          <table:table-cell office:value-type="float" office:value="2.7101999999999999" table:style-name="ce739">
            <text:p><text:s/>2.7<text:s/></text:p>
          </table:table-cell>
          <table:table-cell office:value-type="string" table:style-name="ce736">
            <text:p>:</text:p>
          </table:table-cell>
          <table:table-cell office:value-type="float" office:value="15.307" table:style-name="ce739">
            <text:p><text:s/>15.3<text:s/></text:p>
          </table:table-cell>
          <table:table-cell table:number-columns-repeated="16365" table:style-name="ce738"/>
        </table:table-row>
        <table:table-row table:style-name="ro6">
          <table:table-cell office:value-type="string" table:style-name="ce731">
            <text:p>2014</text:p>
          </table:table-cell>
          <table:table-cell office:value-type="string" table:style-name="ce732">
            <text:p>All Sentenced</text:p>
          </table:table-cell>
          <table:table-cell table:style-name="ce732"/>
          <table:table-cell office:value-type="float" office:value="25941" table:style-name="ce733">
            <text:p>25,941</text:p>
          </table:table-cell>
          <table:table-cell office:value-type="float" office:value="6049" table:style-name="ce733">
            <text:p>6,049</text:p>
          </table:table-cell>
          <table:table-cell office:value-type="float" office:value="5830" table:style-name="ce733">
            <text:p>5,830</text:p>
          </table:table-cell>
          <table:table-cell office:value-type="float" office:value="119245" table:style-name="ce733">
            <text:p>119,245</text:p>
          </table:table-cell>
          <table:table-cell office:value-type="float" office:value="2620" table:style-name="ce733">
            <text:p>2,620</text:p>
          </table:table-cell>
          <table:table-cell office:value-type="float" office:value="52809" table:style-name="ce733">
            <text:p>52,809</text:p>
          </table:table-cell>
          <table:table-cell office:value-type="float" office:value="9935" table:style-name="ce733">
            <text:p>9,935</text:p>
          </table:table-cell>
          <table:table-cell office:value-type="float" office:value="17229" table:style-name="ce733">
            <text:p>17,229</text:p>
          </table:table-cell>
          <table:table-cell office:value-type="float" office:value="32578" table:style-name="ce733">
            <text:p>32,578</text:p>
          </table:table-cell>
          <table:table-cell office:value-type="float" office:value="13341" table:style-name="ce733">
            <text:p>13,341</text:p>
          </table:table-cell>
          <table:table-cell office:value-type="float" office:value="285577" table:style-name="ce733">
            <text:p>285,577</text:p>
          </table:table-cell>
          <table:table-cell office:value-type="float" office:value="447365" table:style-name="ce733">
            <text:p>447,365</text:p>
          </table:table-cell>
          <table:table-cell office:value-type="float" office:value="462067" table:style-name="ce733">
            <text:p>462,067</text:p>
          </table:table-cell>
          <table:table-cell office:value-type="float" office:value="909432" table:style-name="ce733">
            <text:p>909,432</text:p>
          </table:table-cell>
          <table:table-cell office:value-type="string" table:style-name="ce734">
            <text:p>:</text:p>
          </table:table-cell>
          <table:table-cell office:value-type="float" office:value="1195009" table:style-name="ce682">
            <text:p><text:s/>1,195,009<text:s/></text:p>
          </table:table-cell>
          <table:table-cell table:style-name="ce722"/>
          <table:table-cell table:number-columns-repeated="16364" table:style-name="ce3"/>
        </table:table-row>
        <table:table-row table:style-name="ro6">
          <table:table-cell table:style-name="ce731"/>
          <table:table-cell office:value-type="string" table:style-name="ce722">
            <text:p>Immediate custody</text:p>
          </table:table-cell>
          <table:table-cell table:style-name="ce722"/>
          <table:table-cell office:value-type="float" office:value="10932" table:style-name="ce735">
            <text:p>10,932</text:p>
          </table:table-cell>
          <table:table-cell office:value-type="float" office:value="3577" table:style-name="ce735">
            <text:p>3,577</text:p>
          </table:table-cell>
          <table:table-cell office:value-type="float" office:value="3817" table:style-name="ce735">
            <text:p>3,817</text:p>
          </table:table-cell>
          <table:table-cell office:value-type="float" office:value="30865" table:style-name="ce735">
            <text:p>30,865</text:p>
          </table:table-cell>
          <table:table-cell office:value-type="float" office:value="636" table:style-name="ce735">
            <text:p>636</text:p>
          </table:table-cell>
          <table:table-cell office:value-type="float" office:value="8892" table:style-name="ce735">
            <text:p>8,892</text:p>
          </table:table-cell>
          <table:table-cell office:value-type="float" office:value="2662" table:style-name="ce735">
            <text:p>2,662</text:p>
          </table:table-cell>
          <table:table-cell office:value-type="float" office:value="4875" table:style-name="ce735">
            <text:p>4,875</text:p>
          </table:table-cell>
          <table:table-cell office:value-type="float" office:value="8275" table:style-name="ce735">
            <text:p>8,275</text:p>
          </table:table-cell>
          <table:table-cell office:value-type="float" office:value="2395" table:style-name="ce735">
            <text:p>2,395</text:p>
          </table:table-cell>
          <table:table-cell office:value-type="float" office:value="76926" table:style-name="ce735">
            <text:p>76,926</text:p>
          </table:table-cell>
          <table:table-cell office:value-type="float" office:value="12784" table:style-name="ce735">
            <text:p>12,784</text:p>
          </table:table-cell>
          <table:table-cell office:value-type="float" office:value="2617" table:style-name="ce735">
            <text:p>2,617</text:p>
          </table:table-cell>
          <table:table-cell office:value-type="float" office:value="15401" table:style-name="ce735">
            <text:p>15,401</text:p>
          </table:table-cell>
          <table:table-cell office:value-type="string" table:style-name="ce736">
            <text:p>:</text:p>
          </table:table-cell>
          <table:table-cell office:value-type="float" office:value="92327" table:style-name="ce683">
            <text:p><text:s/>92,327<text:s/></text:p>
          </table:table-cell>
          <table:table-cell table:style-name="ce722"/>
          <table:table-cell table:number-columns-repeated="16364" table:style-name="ce3"/>
        </table:table-row>
        <table:table-row table:style-name="ro6">
          <table:table-cell table:style-name="ce731"/>
          <table:table-cell office:value-type="string" table:style-name="ce722">
            <text:p>Suspended sentence</text:p>
          </table:table-cell>
          <table:table-cell table:style-name="ce722"/>
          <table:table-cell office:value-type="float" office:value="6284" table:style-name="ce735">
            <text:p>6,284</text:p>
          </table:table-cell>
          <table:table-cell office:value-type="float" office:value="651" table:style-name="ce735">
            <text:p>651</text:p>
          </table:table-cell>
          <table:table-cell office:value-type="float" office:value="448" table:style-name="ce735">
            <text:p>448</text:p>
          </table:table-cell>
          <table:table-cell office:value-type="float" office:value="12027" table:style-name="ce735">
            <text:p>12,027</text:p>
          </table:table-cell>
          <table:table-cell office:value-type="float" office:value="251" table:style-name="ce735">
            <text:p>251</text:p>
          </table:table-cell>
          <table:table-cell office:value-type="float" office:value="5470" table:style-name="ce735">
            <text:p>5,470</text:p>
          </table:table-cell>
          <table:table-cell office:value-type="float" office:value="2234" table:style-name="ce735">
            <text:p>2,234</text:p>
          </table:table-cell>
          <table:table-cell office:value-type="float" office:value="3006" table:style-name="ce735">
            <text:p>3,006</text:p>
          </table:table-cell>
          <table:table-cell office:value-type="float" office:value="4853" table:style-name="ce735">
            <text:p>4,853</text:p>
          </table:table-cell>
          <table:table-cell office:value-type="float" office:value="3316" table:style-name="ce735">
            <text:p>3,316</text:p>
          </table:table-cell>
          <table:table-cell office:value-type="float" office:value="38540" table:style-name="ce735">
            <text:p>38,540</text:p>
          </table:table-cell>
          <table:table-cell office:value-type="float" office:value="10191" table:style-name="ce735">
            <text:p>10,191</text:p>
          </table:table-cell>
          <table:table-cell office:value-type="float" office:value="3711" table:style-name="ce735">
            <text:p>3,711</text:p>
          </table:table-cell>
          <table:table-cell office:value-type="float" office:value="13902" table:style-name="ce735">
            <text:p>13,902</text:p>
          </table:table-cell>
          <table:table-cell office:value-type="string" table:style-name="ce736">
            <text:p>:</text:p>
          </table:table-cell>
          <table:table-cell office:value-type="float" office:value="52442" table:style-name="ce683">
            <text:p><text:s/>52,442<text:s/></text:p>
          </table:table-cell>
          <table:table-cell table:style-name="ce722"/>
          <table:table-cell table:number-columns-repeated="16364" table:style-name="ce3"/>
        </table:table-row>
        <table:table-row table:style-name="ro6">
          <table:table-cell table:style-name="ce731"/>
          <table:table-cell office:value-type="string" table:style-name="ce722">
            <text:p>Community sentence</text:p>
          </table:table-cell>
          <table:table-cell table:style-name="ce722"/>
          <table:table-cell office:value-type="float" office:value="5268" table:style-name="ce735">
            <text:p>5,268</text:p>
          </table:table-cell>
          <table:table-cell office:value-type="float" office:value="1479" table:style-name="ce735">
            <text:p>1,479</text:p>
          </table:table-cell>
          <table:table-cell office:value-type="float" office:value="1431" table:style-name="ce735">
            <text:p>1,431</text:p>
          </table:table-cell>
          <table:table-cell office:value-type="float" office:value="27151" table:style-name="ce735">
            <text:p>27,151</text:p>
          </table:table-cell>
          <table:table-cell office:value-type="float" office:value="794" table:style-name="ce735">
            <text:p>794</text:p>
          </table:table-cell>
          <table:table-cell office:value-type="float" office:value="7641" table:style-name="ce735">
            <text:p>7,641</text:p>
          </table:table-cell>
          <table:table-cell office:value-type="float" office:value="3371" table:style-name="ce735">
            <text:p>3,371</text:p>
          </table:table-cell>
          <table:table-cell office:value-type="float" office:value="4202" table:style-name="ce735">
            <text:p>4,202</text:p>
          </table:table-cell>
          <table:table-cell office:value-type="float" office:value="5934" table:style-name="ce735">
            <text:p>5,934</text:p>
          </table:table-cell>
          <table:table-cell office:value-type="float" office:value="4422" table:style-name="ce735">
            <text:p>4,422</text:p>
          </table:table-cell>
          <table:table-cell office:value-type="float" office:value="61693" table:style-name="ce735">
            <text:p>61,693</text:p>
          </table:table-cell>
          <table:table-cell office:value-type="float" office:value="44699" table:style-name="ce735">
            <text:p>44,699</text:p>
          </table:table-cell>
          <table:table-cell office:value-type="float" office:value="10043" table:style-name="ce735">
            <text:p>10,043</text:p>
          </table:table-cell>
          <table:table-cell office:value-type="float" office:value="54742" table:style-name="ce735">
            <text:p>54,742</text:p>
          </table:table-cell>
          <table:table-cell office:value-type="string" table:style-name="ce736">
            <text:p>:</text:p>
          </table:table-cell>
          <table:table-cell office:value-type="float" office:value="116435" table:style-name="ce683">
            <text:p><text:s/>116,435<text:s/></text:p>
          </table:table-cell>
          <table:table-cell table:style-name="ce722"/>
          <table:table-cell table:number-columns-repeated="16364" table:style-name="ce3"/>
        </table:table-row>
        <table:table-row table:style-name="ro33">
          <table:table-cell table:style-name="ce731"/>
          <table:table-cell office:value-type="string" table:style-name="ce722">
            <text:p>Fine<text:span text:style-name="T3">(5)</text:span></text:p>
          </table:table-cell>
          <table:table-cell table:style-name="ce722"/>
          <table:table-cell office:value-type="float" office:value="1586" table:style-name="ce735">
            <text:p>1,586</text:p>
          </table:table-cell>
          <table:table-cell office:value-type="float" office:value="127" table:style-name="ce735">
            <text:p>127</text:p>
          </table:table-cell>
          <table:table-cell office:value-type="float" office:value="3" table:style-name="ce735">
            <text:p>3</text:p>
          </table:table-cell>
          <table:table-cell office:value-type="float" office:value="17409" table:style-name="ce735">
            <text:p>17,409</text:p>
          </table:table-cell>
          <table:table-cell office:value-type="float" office:value="268" table:style-name="ce735">
            <text:p>268</text:p>
          </table:table-cell>
          <table:table-cell office:value-type="float" office:value="20080" table:style-name="ce735">
            <text:p>20,080</text:p>
          </table:table-cell>
          <table:table-cell office:value-type="float" office:value="805" table:style-name="ce735">
            <text:p>805</text:p>
          </table:table-cell>
          <table:table-cell office:value-type="float" office:value="3047" table:style-name="ce735">
            <text:p>3,047</text:p>
          </table:table-cell>
          <table:table-cell office:value-type="float" office:value="8480" table:style-name="ce735">
            <text:p>8,480</text:p>
          </table:table-cell>
          <table:table-cell office:value-type="float" office:value="1491" table:style-name="ce735">
            <text:p>1,491</text:p>
          </table:table-cell>
          <table:table-cell office:value-type="float" office:value="53296" table:style-name="ce735">
            <text:p>53,296</text:p>
          </table:table-cell>
          <table:table-cell office:value-type="float" office:value="332995" table:style-name="ce735">
            <text:p>332,995</text:p>
          </table:table-cell>
          <table:table-cell office:value-type="float" office:value="439850" table:style-name="ce735">
            <text:p>439,850</text:p>
          </table:table-cell>
          <table:table-cell office:value-type="float" office:value="772845" table:style-name="ce735">
            <text:p>772,845</text:p>
          </table:table-cell>
          <table:table-cell office:value-type="string" table:style-name="ce736">
            <text:p>:</text:p>
          </table:table-cell>
          <table:table-cell office:value-type="float" office:value="826141" table:style-name="ce683">
            <text:p><text:s/>826,141<text:s/></text:p>
          </table:table-cell>
          <table:table-cell table:style-name="ce737"/>
          <table:table-cell table:number-columns-repeated="16364" table:style-name="ce3"/>
        </table:table-row>
        <table:table-row table:style-name="ro6">
          <table:table-cell table:style-name="ce731"/>
          <table:table-cell office:value-type="string" table:style-name="ce722">
            <text:p>Absolute discharge</text:p>
          </table:table-cell>
          <table:table-cell table:style-name="ce722"/>
          <table:table-cell office:value-type="float" office:value="59" table:style-name="ce735">
            <text:p>59</text:p>
          </table:table-cell>
          <table:table-cell office:value-type="float" office:value="7" table:style-name="ce735">
            <text:p>7</text:p>
          </table:table-cell>
          <table:table-cell office:value-type="float" office:value="3" table:style-name="ce735">
            <text:p>3</text:p>
          </table:table-cell>
          <table:table-cell office:value-type="float" office:value="577" table:style-name="ce735">
            <text:p>577</text:p>
          </table:table-cell>
          <table:table-cell office:value-type="float" office:value="17" table:style-name="ce735">
            <text:p>17</text:p>
          </table:table-cell>
          <table:table-cell office:value-type="float" office:value="328" table:style-name="ce735">
            <text:p>328</text:p>
          </table:table-cell>
          <table:table-cell office:value-type="float" office:value="39" table:style-name="ce735">
            <text:p>39</text:p>
          </table:table-cell>
          <table:table-cell office:value-type="float" office:value="111" table:style-name="ce735">
            <text:p>111</text:p>
          </table:table-cell>
          <table:table-cell office:value-type="float" office:value="326" table:style-name="ce735">
            <text:p>326</text:p>
          </table:table-cell>
          <table:table-cell office:value-type="float" office:value="17" table:style-name="ce735">
            <text:p>17</text:p>
          </table:table-cell>
          <table:table-cell office:value-type="float" office:value="1484" table:style-name="ce735">
            <text:p>1,484</text:p>
          </table:table-cell>
          <table:table-cell office:value-type="float" office:value="2058" table:style-name="ce735">
            <text:p>2,058</text:p>
          </table:table-cell>
          <table:table-cell office:value-type="float" office:value="2578" table:style-name="ce735">
            <text:p>2,578</text:p>
          </table:table-cell>
          <table:table-cell office:value-type="float" office:value="4636" table:style-name="ce735">
            <text:p>4,636</text:p>
          </table:table-cell>
          <table:table-cell office:value-type="string" table:style-name="ce736">
            <text:p>:</text:p>
          </table:table-cell>
          <table:table-cell office:value-type="float" office:value="6120" table:style-name="ce683">
            <text:p><text:s/>6,120<text:s/></text:p>
          </table:table-cell>
          <table:table-cell table:style-name="ce722"/>
          <table:table-cell table:number-columns-repeated="16364" table:style-name="ce3"/>
        </table:table-row>
        <table:table-row table:style-name="ro6">
          <table:table-cell table:style-name="ce731"/>
          <table:table-cell office:value-type="string" table:style-name="ce722">
            <text:p>Conditional discharge</text:p>
          </table:table-cell>
          <table:table-cell table:style-name="ce722"/>
          <table:table-cell office:value-type="float" office:value="958" table:style-name="ce735">
            <text:p>958</text:p>
          </table:table-cell>
          <table:table-cell office:value-type="float" office:value="86" table:style-name="ce735">
            <text:p>86</text:p>
          </table:table-cell>
          <table:table-cell office:value-type="float" office:value="12" table:style-name="ce735">
            <text:p>12</text:p>
          </table:table-cell>
          <table:table-cell office:value-type="float" office:value="21619" table:style-name="ce735">
            <text:p>21,619</text:p>
          </table:table-cell>
          <table:table-cell office:value-type="float" office:value="402" table:style-name="ce735">
            <text:p>402</text:p>
          </table:table-cell>
          <table:table-cell office:value-type="float" office:value="8554" table:style-name="ce735">
            <text:p>8,554</text:p>
          </table:table-cell>
          <table:table-cell office:value-type="float" office:value="480" table:style-name="ce735">
            <text:p>480</text:p>
          </table:table-cell>
          <table:table-cell office:value-type="float" office:value="1086" table:style-name="ce735">
            <text:p>1,086</text:p>
          </table:table-cell>
          <table:table-cell office:value-type="float" office:value="1929" table:style-name="ce735">
            <text:p>1,929</text:p>
          </table:table-cell>
          <table:table-cell office:value-type="float" office:value="1419" table:style-name="ce735">
            <text:p>1,419</text:p>
          </table:table-cell>
          <table:table-cell office:value-type="float" office:value="36545" table:style-name="ce735">
            <text:p>36,545</text:p>
          </table:table-cell>
          <table:table-cell office:value-type="float" office:value="35719" table:style-name="ce735">
            <text:p>35,719</text:p>
          </table:table-cell>
          <table:table-cell office:value-type="float" office:value="1491" table:style-name="ce735">
            <text:p>1,491</text:p>
          </table:table-cell>
          <table:table-cell office:value-type="float" office:value="37210" table:style-name="ce735">
            <text:p>37,210</text:p>
          </table:table-cell>
          <table:table-cell office:value-type="string" table:style-name="ce736">
            <text:p>:</text:p>
          </table:table-cell>
          <table:table-cell office:value-type="float" office:value="73755" table:style-name="ce683">
            <text:p><text:s/>73,755<text:s/></text:p>
          </table:table-cell>
          <table:table-cell table:style-name="ce722"/>
          <table:table-cell table:number-columns-repeated="16364" table:style-name="ce3"/>
        </table:table-row>
        <table:table-row table:style-name="ro6">
          <table:table-cell table:style-name="ce731"/>
          <table:table-cell office:value-type="string" table:style-name="ce224">
            <text:p>Compensation</text:p>
          </table:table-cell>
          <table:table-cell table:style-name="ce722"/>
          <table:table-cell office:value-type="float" office:value="150" table:style-name="ce735">
            <text:p>150</text:p>
          </table:table-cell>
          <table:table-cell office:value-type="float" office:value="11" table:style-name="ce735">
            <text:p>11</text:p>
          </table:table-cell>
          <table:table-cell office:value-type="float" office:value="7" table:style-name="ce735">
            <text:p>7</text:p>
          </table:table-cell>
          <table:table-cell office:value-type="float" office:value="2643" table:style-name="ce735">
            <text:p>2,643</text:p>
          </table:table-cell>
          <table:table-cell office:value-type="float" office:value="90" table:style-name="ce735">
            <text:p>90</text:p>
          </table:table-cell>
          <table:table-cell office:value-type="float" office:value="1" table:style-name="ce735">
            <text:p>1</text:p>
          </table:table-cell>
          <table:table-cell office:value-type="float" office:value="0" table:style-name="ce735">
            <text:p>0</text:p>
          </table:table-cell>
          <table:table-cell office:value-type="float" office:value="50" table:style-name="ce735">
            <text:p>50</text:p>
          </table:table-cell>
          <table:table-cell office:value-type="float" office:value="50" table:style-name="ce735">
            <text:p>50</text:p>
          </table:table-cell>
          <table:table-cell office:value-type="float" office:value="97" table:style-name="ce735">
            <text:p>97</text:p>
          </table:table-cell>
          <table:table-cell office:value-type="float" office:value="3099" table:style-name="ce735">
            <text:p>3,099</text:p>
          </table:table-cell>
          <table:table-cell office:value-type="float" office:value="3396" table:style-name="ce735">
            <text:p>3,396</text:p>
          </table:table-cell>
          <table:table-cell office:value-type="float" office:value="103" table:style-name="ce735">
            <text:p>103</text:p>
          </table:table-cell>
          <table:table-cell office:value-type="float" office:value="3499" table:style-name="ce735">
            <text:p>3,499</text:p>
          </table:table-cell>
          <table:table-cell office:value-type="string" table:style-name="ce736">
            <text:p>:</text:p>
          </table:table-cell>
          <table:table-cell office:value-type="float" office:value="6598" table:style-name="ce683">
            <text:p><text:s/>6,598<text:s/></text:p>
          </table:table-cell>
          <table:table-cell table:style-name="ce722"/>
          <table:table-cell table:number-columns-repeated="16364" table:style-name="ce3"/>
        </table:table-row>
        <table:table-row table:style-name="ro33">
          <table:table-cell table:style-name="ce731"/>
          <table:table-cell office:value-type="string" table:style-name="ce722">
            <text:p>Otherwise dealt with<text:span text:style-name="T3">(6)</text:span></text:p>
          </table:table-cell>
          <table:table-cell table:style-name="ce722"/>
          <table:table-cell office:value-type="float" office:value="704" table:style-name="ce735">
            <text:p>704</text:p>
          </table:table-cell>
          <table:table-cell office:value-type="float" office:value="111" table:style-name="ce735">
            <text:p>111</text:p>
          </table:table-cell>
          <table:table-cell office:value-type="float" office:value="109" table:style-name="ce735">
            <text:p>109</text:p>
          </table:table-cell>
          <table:table-cell office:value-type="float" office:value="6954" table:style-name="ce735">
            <text:p>6,954</text:p>
          </table:table-cell>
          <table:table-cell office:value-type="float" office:value="162" table:style-name="ce735">
            <text:p>162</text:p>
          </table:table-cell>
          <table:table-cell office:value-type="float" office:value="1843" table:style-name="ce735">
            <text:p>1,843</text:p>
          </table:table-cell>
          <table:table-cell office:value-type="float" office:value="344" table:style-name="ce735">
            <text:p>344</text:p>
          </table:table-cell>
          <table:table-cell office:value-type="float" office:value="852" table:style-name="ce735">
            <text:p>852</text:p>
          </table:table-cell>
          <table:table-cell office:value-type="float" office:value="2731" table:style-name="ce735">
            <text:p>2,731</text:p>
          </table:table-cell>
          <table:table-cell office:value-type="float" office:value="184" table:style-name="ce735">
            <text:p>184</text:p>
          </table:table-cell>
          <table:table-cell office:value-type="float" office:value="13994" table:style-name="ce735">
            <text:p>13,994</text:p>
          </table:table-cell>
          <table:table-cell office:value-type="float" office:value="5523" table:style-name="ce735">
            <text:p>5,523</text:p>
          </table:table-cell>
          <table:table-cell office:value-type="float" office:value="1674" table:style-name="ce735">
            <text:p>1,674</text:p>
          </table:table-cell>
          <table:table-cell office:value-type="float" office:value="7197" table:style-name="ce735">
            <text:p>7,197</text:p>
          </table:table-cell>
          <table:table-cell office:value-type="string" table:style-name="ce736">
            <text:p>:</text:p>
          </table:table-cell>
          <table:table-cell office:value-type="float" office:value="21191" table:style-name="ce683">
            <text:p><text:s/>21,191<text:s/></text:p>
          </table:table-cell>
          <table:table-cell table:style-name="ce722"/>
          <table:table-cell table:number-columns-repeated="16364" table:style-name="ce3"/>
        </table:table-row>
        <table:table-row table:style-name="ro85">
          <table:table-cell table:style-name="ce731"/>
          <table:table-cell office:value-type="string" table:style-name="ce738">
            <text:p>Average custodial sentence (months)<text:span text:style-name="T3">(7)<text:s/></text:span></text:p>
          </table:table-cell>
          <table:table-cell table:style-name="ce738"/>
          <table:table-cell office:value-type="float" office:value="23.395" table:style-name="ce739">
            <text:p><text:s/>23.4<text:s/></text:p>
          </table:table-cell>
          <table:table-cell office:value-type="float" office:value="60.744599999999998" table:style-name="ce739">
            <text:p><text:s/>60.7<text:s/></text:p>
          </table:table-cell>
          <table:table-cell office:value-type="float" office:value="40.8001" table:style-name="ce739">
            <text:p><text:s/>40.8<text:s/></text:p>
          </table:table-cell>
          <table:table-cell office:value-type="float" office:value="8.9748999999999999" table:style-name="ce739">
            <text:p><text:s/>9.0<text:s/></text:p>
          </table:table-cell>
          <table:table-cell office:value-type="float" office:value="24.833400000000001" table:style-name="ce739">
            <text:p><text:s/>24.8<text:s/></text:p>
          </table:table-cell>
          <table:table-cell office:value-type="float" office:value="31.817699999999999" table:style-name="ce739">
            <text:p><text:s/>31.8<text:s/></text:p>
          </table:table-cell>
          <table:table-cell office:value-type="float" office:value="13.164" table:style-name="ce739">
            <text:p><text:s/>13.2<text:s/></text:p>
          </table:table-cell>
          <table:table-cell office:value-type="float" office:value="6.8503999999999996" table:style-name="ce739">
            <text:p><text:s/>6.9<text:s/></text:p>
          </table:table-cell>
          <table:table-cell office:value-type="float" office:value="10.1105" table:style-name="ce739">
            <text:p><text:s/>10.1<text:s/></text:p>
          </table:table-cell>
          <table:table-cell office:value-type="float" office:value="15.335800000000001" table:style-name="ce739">
            <text:p><text:s/>15.3<text:s/></text:p>
          </table:table-cell>
          <table:table-cell office:value-type="float" office:value="18.061" table:style-name="ce739">
            <text:p><text:s/>18.1<text:s/></text:p>
          </table:table-cell>
          <table:table-cell office:value-type="float" office:value="2.5907" table:style-name="ce739">
            <text:p><text:s/>2.6<text:s/></text:p>
          </table:table-cell>
          <table:table-cell office:value-type="float" office:value="3.0567000000000002" table:style-name="ce739">
            <text:p><text:s/>3.1<text:s/></text:p>
          </table:table-cell>
          <table:table-cell office:value-type="float" office:value="2.6699000000000002" table:style-name="ce739">
            <text:p><text:s/>2.7<text:s/></text:p>
          </table:table-cell>
          <table:table-cell office:value-type="string" table:style-name="ce736">
            <text:p>:</text:p>
          </table:table-cell>
          <table:table-cell office:value-type="float" office:value="15.481" table:style-name="ce739">
            <text:p><text:s/>15.5<text:s/></text:p>
          </table:table-cell>
          <table:table-cell table:number-columns-repeated="16365" table:style-name="ce738"/>
        </table:table-row>
        <table:table-row table:style-name="ro6">
          <table:table-cell office:value-type="string" table:style-name="ce731">
            <text:p>2015</text:p>
          </table:table-cell>
          <table:table-cell office:value-type="string" table:style-name="ce732">
            <text:p>All Sentenced</text:p>
          </table:table-cell>
          <table:table-cell table:style-name="ce732"/>
          <table:table-cell office:value-type="float" office:value="28567" table:style-name="ce733">
            <text:p>28,567</text:p>
          </table:table-cell>
          <table:table-cell office:value-type="float" office:value="6675" table:style-name="ce733">
            <text:p>6,675</text:p>
          </table:table-cell>
          <table:table-cell office:value-type="float" office:value="4910" table:style-name="ce733">
            <text:p>4,910</text:p>
          </table:table-cell>
          <table:table-cell office:value-type="float" office:value="106652" table:style-name="ce733">
            <text:p>106,652</text:p>
          </table:table-cell>
          <table:table-cell office:value-type="float" office:value="2472" table:style-name="ce733">
            <text:p>2,472</text:p>
          </table:table-cell>
          <table:table-cell office:value-type="float" office:value="47202" table:style-name="ce733">
            <text:p>47,202</text:p>
          </table:table-cell>
          <table:table-cell office:value-type="float" office:value="10496" table:style-name="ce733">
            <text:p>10,496</text:p>
          </table:table-cell>
          <table:table-cell office:value-type="float" office:value="17101" table:style-name="ce733">
            <text:p>17,101</text:p>
          </table:table-cell>
          <table:table-cell office:value-type="float" office:value="30387" table:style-name="ce733">
            <text:p>30,387</text:p>
          </table:table-cell>
          <table:table-cell office:value-type="float" office:value="12726" table:style-name="ce733">
            <text:p>12,726</text:p>
          </table:table-cell>
          <table:table-cell office:value-type="float" office:value="267188" table:style-name="ce733">
            <text:p>267,188</text:p>
          </table:table-cell>
          <table:table-cell office:value-type="float" office:value="474871" table:style-name="ce733">
            <text:p>474,871</text:p>
          </table:table-cell>
          <table:table-cell office:value-type="float" office:value="496666" table:style-name="ce733">
            <text:p>496,666</text:p>
          </table:table-cell>
          <table:table-cell office:value-type="float" office:value="971537" table:style-name="ce733">
            <text:p>971,537</text:p>
          </table:table-cell>
          <table:table-cell office:value-type="string" table:style-name="ce734">
            <text:p>:</text:p>
          </table:table-cell>
          <table:table-cell office:value-type="float" office:value="1238725" table:style-name="ce682">
            <text:p><text:s/>1,238,725<text:s/></text:p>
          </table:table-cell>
          <table:table-cell table:style-name="ce722"/>
          <table:table-cell table:number-columns-repeated="16364" table:style-name="ce3"/>
        </table:table-row>
        <table:table-row table:style-name="ro6">
          <table:table-cell table:style-name="ce731"/>
          <table:table-cell office:value-type="string" table:style-name="ce722">
            <text:p>Immediate custody</text:p>
          </table:table-cell>
          <table:table-cell table:style-name="ce722"/>
          <table:table-cell office:value-type="float" office:value="11768" table:style-name="ce735">
            <text:p>11,768</text:p>
          </table:table-cell>
          <table:table-cell office:value-type="float" office:value="4011" table:style-name="ce735">
            <text:p>4,011</text:p>
          </table:table-cell>
          <table:table-cell office:value-type="float" office:value="3341" table:style-name="ce735">
            <text:p>3,341</text:p>
          </table:table-cell>
          <table:table-cell office:value-type="float" office:value="28115" table:style-name="ce735">
            <text:p>28,115</text:p>
          </table:table-cell>
          <table:table-cell office:value-type="float" office:value="660" table:style-name="ce735">
            <text:p>660</text:p>
          </table:table-cell>
          <table:table-cell office:value-type="float" office:value="8469" table:style-name="ce735">
            <text:p>8,469</text:p>
          </table:table-cell>
          <table:table-cell office:value-type="float" office:value="2838" table:style-name="ce735">
            <text:p>2,838</text:p>
          </table:table-cell>
          <table:table-cell office:value-type="float" office:value="4845" table:style-name="ce735">
            <text:p>4,845</text:p>
          </table:table-cell>
          <table:table-cell office:value-type="float" office:value="7950" table:style-name="ce735">
            <text:p>7,950</text:p>
          </table:table-cell>
          <table:table-cell office:value-type="float" office:value="2314" table:style-name="ce735">
            <text:p>2,314</text:p>
          </table:table-cell>
          <table:table-cell office:value-type="float" office:value="74311" table:style-name="ce735">
            <text:p>74,311</text:p>
          </table:table-cell>
          <table:table-cell office:value-type="float" office:value="13072" table:style-name="ce735">
            <text:p>13,072</text:p>
          </table:table-cell>
          <table:table-cell office:value-type="float" office:value="2650" table:style-name="ce735">
            <text:p>2,650</text:p>
          </table:table-cell>
          <table:table-cell office:value-type="float" office:value="15722" table:style-name="ce735">
            <text:p>15,722</text:p>
          </table:table-cell>
          <table:table-cell office:value-type="string" table:style-name="ce736">
            <text:p>:</text:p>
          </table:table-cell>
          <table:table-cell office:value-type="float" office:value="90033" table:style-name="ce683">
            <text:p><text:s/>90,033<text:s/></text:p>
          </table:table-cell>
          <table:table-cell table:style-name="ce722"/>
          <table:table-cell table:number-columns-repeated="16364" table:style-name="ce3"/>
        </table:table-row>
        <table:table-row table:style-name="ro6">
          <table:table-cell table:style-name="ce731"/>
          <table:table-cell office:value-type="string" table:style-name="ce722">
            <text:p>Suspended sentence</text:p>
          </table:table-cell>
          <table:table-cell table:style-name="ce722"/>
          <table:table-cell office:value-type="float" office:value="7320" table:style-name="ce735">
            <text:p>7,320</text:p>
          </table:table-cell>
          <table:table-cell office:value-type="float" office:value="847" table:style-name="ce735">
            <text:p>847</text:p>
          </table:table-cell>
          <table:table-cell office:value-type="float" office:value="401" table:style-name="ce735">
            <text:p>401</text:p>
          </table:table-cell>
          <table:table-cell office:value-type="float" office:value="11939" table:style-name="ce735">
            <text:p>11,939</text:p>
          </table:table-cell>
          <table:table-cell office:value-type="float" office:value="298" table:style-name="ce735">
            <text:p>298</text:p>
          </table:table-cell>
          <table:table-cell office:value-type="float" office:value="5663" table:style-name="ce735">
            <text:p>5,663</text:p>
          </table:table-cell>
          <table:table-cell office:value-type="float" office:value="2698" table:style-name="ce735">
            <text:p>2,698</text:p>
          </table:table-cell>
          <table:table-cell office:value-type="float" office:value="3114" table:style-name="ce735">
            <text:p>3,114</text:p>
          </table:table-cell>
          <table:table-cell office:value-type="float" office:value="5106" table:style-name="ce735">
            <text:p>5,106</text:p>
          </table:table-cell>
          <table:table-cell office:value-type="float" office:value="3410" table:style-name="ce735">
            <text:p>3,410</text:p>
          </table:table-cell>
          <table:table-cell office:value-type="float" office:value="40796" table:style-name="ce735">
            <text:p>40,796</text:p>
          </table:table-cell>
          <table:table-cell office:value-type="float" office:value="11321" table:style-name="ce735">
            <text:p>11,321</text:p>
          </table:table-cell>
          <table:table-cell office:value-type="float" office:value="3821" table:style-name="ce735">
            <text:p>3,821</text:p>
          </table:table-cell>
          <table:table-cell office:value-type="float" office:value="15142" table:style-name="ce735">
            <text:p>15,142</text:p>
          </table:table-cell>
          <table:table-cell office:value-type="string" table:style-name="ce736">
            <text:p>:</text:p>
          </table:table-cell>
          <table:table-cell office:value-type="float" office:value="55938" table:style-name="ce683">
            <text:p><text:s/>55,938<text:s/></text:p>
          </table:table-cell>
          <table:table-cell table:style-name="ce722"/>
          <table:table-cell table:number-columns-repeated="16364" table:style-name="ce3"/>
        </table:table-row>
        <table:table-row table:style-name="ro6">
          <table:table-cell table:style-name="ce731"/>
          <table:table-cell office:value-type="string" table:style-name="ce722">
            <text:p>Community sentence</text:p>
          </table:table-cell>
          <table:table-cell table:style-name="ce722"/>
          <table:table-cell office:value-type="float" office:value="5617" table:style-name="ce735">
            <text:p>5,617</text:p>
          </table:table-cell>
          <table:table-cell office:value-type="float" office:value="1504" table:style-name="ce735">
            <text:p>1,504</text:p>
          </table:table-cell>
          <table:table-cell office:value-type="float" office:value="1035" table:style-name="ce735">
            <text:p>1,035</text:p>
          </table:table-cell>
          <table:table-cell office:value-type="float" office:value="24383" table:style-name="ce735">
            <text:p>24,383</text:p>
          </table:table-cell>
          <table:table-cell office:value-type="float" office:value="738" table:style-name="ce735">
            <text:p>738</text:p>
          </table:table-cell>
          <table:table-cell office:value-type="float" office:value="6765" table:style-name="ce735">
            <text:p>6,765</text:p>
          </table:table-cell>
          <table:table-cell office:value-type="float" office:value="3458" table:style-name="ce735">
            <text:p>3,458</text:p>
          </table:table-cell>
          <table:table-cell office:value-type="float" office:value="4245" table:style-name="ce735">
            <text:p>4,245</text:p>
          </table:table-cell>
          <table:table-cell office:value-type="float" office:value="5534" table:style-name="ce735">
            <text:p>5,534</text:p>
          </table:table-cell>
          <table:table-cell office:value-type="float" office:value="4075" table:style-name="ce735">
            <text:p>4,075</text:p>
          </table:table-cell>
          <table:table-cell office:value-type="float" office:value="57354" table:style-name="ce735">
            <text:p>57,354</text:p>
          </table:table-cell>
          <table:table-cell office:value-type="float" office:value="46192" table:style-name="ce735">
            <text:p>46,192</text:p>
          </table:table-cell>
          <table:table-cell office:value-type="float" office:value="9718" table:style-name="ce735">
            <text:p>9,718</text:p>
          </table:table-cell>
          <table:table-cell office:value-type="float" office:value="55910" table:style-name="ce735">
            <text:p>55,910</text:p>
          </table:table-cell>
          <table:table-cell office:value-type="string" table:style-name="ce736">
            <text:p>:</text:p>
          </table:table-cell>
          <table:table-cell office:value-type="float" office:value="113264" table:style-name="ce683">
            <text:p><text:s/>113,264<text:s/></text:p>
          </table:table-cell>
          <table:table-cell table:style-name="ce722"/>
          <table:table-cell table:number-columns-repeated="16364" table:style-name="ce3"/>
        </table:table-row>
        <table:table-row table:style-name="ro33">
          <table:table-cell table:style-name="ce731"/>
          <table:table-cell office:value-type="string" table:style-name="ce722">
            <text:p>Fine<text:span text:style-name="T3">(5)</text:span></text:p>
          </table:table-cell>
          <table:table-cell table:style-name="ce722"/>
          <table:table-cell office:value-type="float" office:value="1910" table:style-name="ce735">
            <text:p>1,910</text:p>
          </table:table-cell>
          <table:table-cell office:value-type="float" office:value="96" table:style-name="ce735">
            <text:p>96</text:p>
          </table:table-cell>
          <table:table-cell office:value-type="float" office:value="3" table:style-name="ce735">
            <text:p>3</text:p>
          </table:table-cell>
          <table:table-cell office:value-type="float" office:value="16193" table:style-name="ce735">
            <text:p>16,193</text:p>
          </table:table-cell>
          <table:table-cell office:value-type="float" office:value="230" table:style-name="ce735">
            <text:p>230</text:p>
          </table:table-cell>
          <table:table-cell office:value-type="float" office:value="17278" table:style-name="ce735">
            <text:p>17,278</text:p>
          </table:table-cell>
          <table:table-cell office:value-type="float" office:value="777" table:style-name="ce735">
            <text:p>777</text:p>
          </table:table-cell>
          <table:table-cell office:value-type="float" office:value="3018" table:style-name="ce735">
            <text:p>3,018</text:p>
          </table:table-cell>
          <table:table-cell office:value-type="float" office:value="7470" table:style-name="ce735">
            <text:p>7,470</text:p>
          </table:table-cell>
          <table:table-cell office:value-type="float" office:value="1418" table:style-name="ce735">
            <text:p>1,418</text:p>
          </table:table-cell>
          <table:table-cell office:value-type="float" office:value="48393" table:style-name="ce735">
            <text:p>48,393</text:p>
          </table:table-cell>
          <table:table-cell office:value-type="float" office:value="360004" table:style-name="ce735">
            <text:p>360,004</text:p>
          </table:table-cell>
          <table:table-cell office:value-type="float" office:value="475413" table:style-name="ce735">
            <text:p>475,413</text:p>
          </table:table-cell>
          <table:table-cell office:value-type="float" office:value="835417" table:style-name="ce735">
            <text:p>835,417</text:p>
          </table:table-cell>
          <table:table-cell office:value-type="string" table:style-name="ce736">
            <text:p>:</text:p>
          </table:table-cell>
          <table:table-cell office:value-type="float" office:value="883810" table:style-name="ce683">
            <text:p><text:s/>883,810<text:s/></text:p>
          </table:table-cell>
          <table:table-cell table:style-name="ce737"/>
          <table:table-cell table:number-columns-repeated="16364" table:style-name="ce3"/>
        </table:table-row>
        <table:table-row table:style-name="ro6">
          <table:table-cell table:style-name="ce731"/>
          <table:table-cell office:value-type="string" table:style-name="ce722">
            <text:p>Absolute discharge</text:p>
          </table:table-cell>
          <table:table-cell table:style-name="ce722"/>
          <table:table-cell office:value-type="float" office:value="62" table:style-name="ce735">
            <text:p>62</text:p>
          </table:table-cell>
          <table:table-cell office:value-type="float" office:value="10" table:style-name="ce735">
            <text:p>10</text:p>
          </table:table-cell>
          <table:table-cell office:value-type="float" office:value="3" table:style-name="ce735">
            <text:p>3</text:p>
          </table:table-cell>
          <table:table-cell office:value-type="float" office:value="697" table:style-name="ce735">
            <text:p>697</text:p>
          </table:table-cell>
          <table:table-cell office:value-type="float" office:value="9" table:style-name="ce735">
            <text:p>9</text:p>
          </table:table-cell>
          <table:table-cell office:value-type="float" office:value="359" table:style-name="ce735">
            <text:p>359</text:p>
          </table:table-cell>
          <table:table-cell office:value-type="float" office:value="36" table:style-name="ce735">
            <text:p>36</text:p>
          </table:table-cell>
          <table:table-cell office:value-type="float" office:value="176" table:style-name="ce735">
            <text:p>176</text:p>
          </table:table-cell>
          <table:table-cell office:value-type="float" office:value="359" table:style-name="ce735">
            <text:p>359</text:p>
          </table:table-cell>
          <table:table-cell office:value-type="float" office:value="23" table:style-name="ce735">
            <text:p>23</text:p>
          </table:table-cell>
          <table:table-cell office:value-type="float" office:value="1734" table:style-name="ce735">
            <text:p>1,734</text:p>
          </table:table-cell>
          <table:table-cell office:value-type="float" office:value="3509" table:style-name="ce735">
            <text:p>3,509</text:p>
          </table:table-cell>
          <table:table-cell office:value-type="float" office:value="2174" table:style-name="ce735">
            <text:p>2,174</text:p>
          </table:table-cell>
          <table:table-cell office:value-type="float" office:value="5683" table:style-name="ce735">
            <text:p>5,683</text:p>
          </table:table-cell>
          <table:table-cell office:value-type="string" table:style-name="ce736">
            <text:p>:</text:p>
          </table:table-cell>
          <table:table-cell office:value-type="float" office:value="7417" table:style-name="ce683">
            <text:p><text:s/>7,417<text:s/></text:p>
          </table:table-cell>
          <table:table-cell table:style-name="ce722"/>
          <table:table-cell table:number-columns-repeated="16364" table:style-name="ce3"/>
        </table:table-row>
        <table:table-row table:style-name="ro6">
          <table:table-cell table:style-name="ce731"/>
          <table:table-cell office:value-type="string" table:style-name="ce722">
            <text:p>Conditional discharge</text:p>
          </table:table-cell>
          <table:table-cell table:style-name="ce722"/>
          <table:table-cell office:value-type="float" office:value="1094" table:style-name="ce735">
            <text:p>1,094</text:p>
          </table:table-cell>
          <table:table-cell office:value-type="float" office:value="88" table:style-name="ce735">
            <text:p>88</text:p>
          </table:table-cell>
          <table:table-cell office:value-type="float" office:value="11" table:style-name="ce735">
            <text:p>11</text:p>
          </table:table-cell>
          <table:table-cell office:value-type="float" office:value="19326" table:style-name="ce735">
            <text:p>19,326</text:p>
          </table:table-cell>
          <table:table-cell office:value-type="float" office:value="329" table:style-name="ce735">
            <text:p>329</text:p>
          </table:table-cell>
          <table:table-cell office:value-type="float" office:value="7427" table:style-name="ce735">
            <text:p>7,427</text:p>
          </table:table-cell>
          <table:table-cell office:value-type="float" office:value="444" table:style-name="ce735">
            <text:p>444</text:p>
          </table:table-cell>
          <table:table-cell office:value-type="float" office:value="1013" table:style-name="ce735">
            <text:p>1,013</text:p>
          </table:table-cell>
          <table:table-cell office:value-type="float" office:value="1694" table:style-name="ce735">
            <text:p>1,694</text:p>
          </table:table-cell>
          <table:table-cell office:value-type="float" office:value="1299" table:style-name="ce735">
            <text:p>1,299</text:p>
          </table:table-cell>
          <table:table-cell office:value-type="float" office:value="32725" table:style-name="ce735">
            <text:p>32,725</text:p>
          </table:table-cell>
          <table:table-cell office:value-type="float" office:value="33604" table:style-name="ce735">
            <text:p>33,604</text:p>
          </table:table-cell>
          <table:table-cell office:value-type="float" office:value="1350" table:style-name="ce735">
            <text:p>1,350</text:p>
          </table:table-cell>
          <table:table-cell office:value-type="float" office:value="34954" table:style-name="ce735">
            <text:p>34,954</text:p>
          </table:table-cell>
          <table:table-cell office:value-type="string" table:style-name="ce736">
            <text:p>:</text:p>
          </table:table-cell>
          <table:table-cell office:value-type="float" office:value="67679" table:style-name="ce683">
            <text:p><text:s/>67,679<text:s/></text:p>
          </table:table-cell>
          <table:table-cell table:style-name="ce722"/>
          <table:table-cell table:number-columns-repeated="16364" table:style-name="ce3"/>
        </table:table-row>
        <table:table-row table:style-name="ro6">
          <table:table-cell table:style-name="ce731"/>
          <table:table-cell office:value-type="string" table:style-name="ce224">
            <text:p>Compensation</text:p>
          </table:table-cell>
          <table:table-cell table:style-name="ce722"/>
          <table:table-cell office:value-type="float" office:value="126" table:style-name="ce735">
            <text:p>126</text:p>
          </table:table-cell>
          <table:table-cell office:value-type="float" office:value="3" table:style-name="ce735">
            <text:p>3</text:p>
          </table:table-cell>
          <table:table-cell office:value-type="float" office:value="4" table:style-name="ce735">
            <text:p>4</text:p>
          </table:table-cell>
          <table:table-cell office:value-type="float" office:value="2077" table:style-name="ce735">
            <text:p>2,077</text:p>
          </table:table-cell>
          <table:table-cell office:value-type="float" office:value="57" table:style-name="ce735">
            <text:p>57</text:p>
          </table:table-cell>
          <table:table-cell office:value-type="float" office:value="0" table:style-name="ce735">
            <text:p>0</text:p>
          </table:table-cell>
          <table:table-cell office:value-type="float" office:value="0" table:style-name="ce735">
            <text:p>0</text:p>
          </table:table-cell>
          <table:table-cell office:value-type="float" office:value="41" table:style-name="ce735">
            <text:p>41</text:p>
          </table:table-cell>
          <table:table-cell office:value-type="float" office:value="33" table:style-name="ce735">
            <text:p>33</text:p>
          </table:table-cell>
          <table:table-cell office:value-type="float" office:value="78" table:style-name="ce735">
            <text:p>78</text:p>
          </table:table-cell>
          <table:table-cell office:value-type="float" office:value="2419" table:style-name="ce735">
            <text:p>2,419</text:p>
          </table:table-cell>
          <table:table-cell office:value-type="float" office:value="3042" table:style-name="ce735">
            <text:p>3,042</text:p>
          </table:table-cell>
          <table:table-cell office:value-type="float" office:value="97" table:style-name="ce735">
            <text:p>97</text:p>
          </table:table-cell>
          <table:table-cell office:value-type="float" office:value="3139" table:style-name="ce735">
            <text:p>3,139</text:p>
          </table:table-cell>
          <table:table-cell office:value-type="string" table:style-name="ce736">
            <text:p>:</text:p>
          </table:table-cell>
          <table:table-cell office:value-type="float" office:value="5558" table:style-name="ce683">
            <text:p><text:s/>5,558<text:s/></text:p>
          </table:table-cell>
          <table:table-cell table:style-name="ce722"/>
          <table:table-cell table:number-columns-repeated="16364" table:style-name="ce3"/>
        </table:table-row>
        <table:table-row table:style-name="ro33">
          <table:table-cell table:style-name="ce731"/>
          <table:table-cell office:value-type="string" table:style-name="ce722">
            <text:p>Otherwise dealt with<text:span text:style-name="T3">(6)</text:span></text:p>
          </table:table-cell>
          <table:table-cell table:style-name="ce722"/>
          <table:table-cell office:value-type="float" office:value="670" table:style-name="ce735">
            <text:p>670</text:p>
          </table:table-cell>
          <table:table-cell office:value-type="float" office:value="116" table:style-name="ce735">
            <text:p>116</text:p>
          </table:table-cell>
          <table:table-cell office:value-type="float" office:value="112" table:style-name="ce735">
            <text:p>112</text:p>
          </table:table-cell>
          <table:table-cell office:value-type="float" office:value="3922" table:style-name="ce735">
            <text:p>3,922</text:p>
          </table:table-cell>
          <table:table-cell office:value-type="float" office:value="151" table:style-name="ce735">
            <text:p>151</text:p>
          </table:table-cell>
          <table:table-cell office:value-type="float" office:value="1241" table:style-name="ce735">
            <text:p>1,241</text:p>
          </table:table-cell>
          <table:table-cell office:value-type="float" office:value="245" table:style-name="ce735">
            <text:p>245</text:p>
          </table:table-cell>
          <table:table-cell office:value-type="float" office:value="649" table:style-name="ce735">
            <text:p>649</text:p>
          </table:table-cell>
          <table:table-cell office:value-type="float" office:value="2241" table:style-name="ce735">
            <text:p>2,241</text:p>
          </table:table-cell>
          <table:table-cell office:value-type="float" office:value="109" table:style-name="ce735">
            <text:p>109</text:p>
          </table:table-cell>
          <table:table-cell office:value-type="float" office:value="9456" table:style-name="ce735">
            <text:p>9,456</text:p>
          </table:table-cell>
          <table:table-cell office:value-type="float" office:value="4127" table:style-name="ce735">
            <text:p>4,127</text:p>
          </table:table-cell>
          <table:table-cell office:value-type="float" office:value="1443" table:style-name="ce735">
            <text:p>1,443</text:p>
          </table:table-cell>
          <table:table-cell office:value-type="float" office:value="5570" table:style-name="ce735">
            <text:p>5,570</text:p>
          </table:table-cell>
          <table:table-cell office:value-type="string" table:style-name="ce736">
            <text:p>:</text:p>
          </table:table-cell>
          <table:table-cell office:value-type="float" office:value="15026" table:style-name="ce683">
            <text:p><text:s/>15,026<text:s/></text:p>
          </table:table-cell>
          <table:table-cell table:style-name="ce722"/>
          <table:table-cell table:number-columns-repeated="16364" table:style-name="ce3"/>
        </table:table-row>
        <table:table-row table:style-name="ro85">
          <table:table-cell table:style-name="ce731"/>
          <table:table-cell office:value-type="string" table:style-name="ce738">
            <text:p>Average custodial sentence (months)<text:span text:style-name="T3">(7)<text:s/></text:span></text:p>
          </table:table-cell>
          <table:table-cell table:style-name="ce738"/>
          <table:table-cell office:value-type="float" office:value="23.2133" table:style-name="ce739">
            <text:p><text:s/>23.2<text:s/></text:p>
          </table:table-cell>
          <table:table-cell office:value-type="float" office:value="62.467199999999998" table:style-name="ce739">
            <text:p><text:s/>62.5<text:s/></text:p>
          </table:table-cell>
          <table:table-cell office:value-type="float" office:value="43.253" table:style-name="ce739">
            <text:p><text:s/>43.3<text:s/></text:p>
          </table:table-cell>
          <table:table-cell office:value-type="float" office:value="9.2277000000000005" table:style-name="ce739">
            <text:p><text:s/>9.2<text:s/></text:p>
          </table:table-cell>
          <table:table-cell office:value-type="float" office:value="24.201899999999998" table:style-name="ce739">
            <text:p><text:s/>24.2<text:s/></text:p>
          </table:table-cell>
          <table:table-cell office:value-type="float" office:value="33.601500000000001" table:style-name="ce739">
            <text:p><text:s/>33.6<text:s/></text:p>
          </table:table-cell>
          <table:table-cell office:value-type="float" office:value="13.236700000000001" table:style-name="ce739">
            <text:p><text:s/>13.2<text:s/></text:p>
          </table:table-cell>
          <table:table-cell office:value-type="float" office:value="6.6482000000000001" table:style-name="ce739">
            <text:p><text:s/>6.6<text:s/></text:p>
          </table:table-cell>
          <table:table-cell office:value-type="float" office:value="10.483000000000001" table:style-name="ce739">
            <text:p><text:s/>10.5<text:s/></text:p>
          </table:table-cell>
          <table:table-cell office:value-type="float" office:value="17.736899999999999" table:style-name="ce739">
            <text:p><text:s/>17.7<text:s/></text:p>
          </table:table-cell>
          <table:table-cell office:value-type="float" office:value="19.099599999999999" table:style-name="ce739">
            <text:p><text:s/>19.1<text:s/></text:p>
          </table:table-cell>
          <table:table-cell office:value-type="float" office:value="2.5251000000000001" table:style-name="ce739">
            <text:p><text:s/>2.5<text:s/></text:p>
          </table:table-cell>
          <table:table-cell office:value-type="float" office:value="3.0196000000000001" table:style-name="ce739">
            <text:p><text:s/>3.0<text:s/></text:p>
          </table:table-cell>
          <table:table-cell office:value-type="float" office:value="2.6084999999999998" table:style-name="ce739">
            <text:p><text:s/>2.6<text:s/></text:p>
          </table:table-cell>
          <table:table-cell office:value-type="string" table:style-name="ce736">
            <text:p>:</text:p>
          </table:table-cell>
          <table:table-cell office:value-type="float" office:value="16.208300000000001" table:style-name="ce739">
            <text:p><text:s/>16.2<text:s/></text:p>
          </table:table-cell>
          <table:table-cell table:number-columns-repeated="16365" table:style-name="ce738"/>
        </table:table-row>
        <table:table-row table:style-name="ro6">
          <table:table-cell office:value-type="string" table:style-name="ce731">
            <text:p>2016</text:p>
          </table:table-cell>
          <table:table-cell office:value-type="string" table:style-name="ce732">
            <text:p>All Sentenced</text:p>
          </table:table-cell>
          <table:table-cell table:style-name="ce732"/>
          <table:table-cell office:value-type="float" office:value="29581" table:style-name="ce733">
            <text:p>29,581</text:p>
          </table:table-cell>
          <table:table-cell office:value-type="float" office:value="7353" table:style-name="ce733">
            <text:p>7,353</text:p>
          </table:table-cell>
          <table:table-cell office:value-type="float" office:value="4296" table:style-name="ce733">
            <text:p>4,296</text:p>
          </table:table-cell>
          <table:table-cell office:value-type="float" office:value="91559" table:style-name="ce733">
            <text:p>91,559</text:p>
          </table:table-cell>
          <table:table-cell office:value-type="float" office:value="2300" table:style-name="ce733">
            <text:p>2,300</text:p>
          </table:table-cell>
          <table:table-cell office:value-type="float" office:value="43081" table:style-name="ce733">
            <text:p>43,081</text:p>
          </table:table-cell>
          <table:table-cell office:value-type="float" office:value="11828" table:style-name="ce733">
            <text:p>11,828</text:p>
          </table:table-cell>
          <table:table-cell office:value-type="float" office:value="16761" table:style-name="ce733">
            <text:p>16,761</text:p>
          </table:table-cell>
          <table:table-cell office:value-type="float" office:value="30705" table:style-name="ce733">
            <text:p>30,705</text:p>
          </table:table-cell>
          <table:table-cell office:value-type="float" office:value="10770" table:style-name="ce733">
            <text:p>10,770</text:p>
          </table:table-cell>
          <table:table-cell office:value-type="float" office:value="248234" table:style-name="ce733">
            <text:p>248,234</text:p>
          </table:table-cell>
          <table:table-cell office:value-type="float" office:value="486327" table:style-name="ce733">
            <text:p>486,327</text:p>
          </table:table-cell>
          <table:table-cell office:value-type="float" office:value="507774" table:style-name="ce733">
            <text:p>507,774</text:p>
          </table:table-cell>
          <table:table-cell office:value-type="float" office:value="994101" table:style-name="ce733">
            <text:p>994,101</text:p>
          </table:table-cell>
          <table:table-cell office:value-type="string" table:style-name="ce734">
            <text:p>:</text:p>
          </table:table-cell>
          <table:table-cell office:value-type="float" office:value="1242335" table:style-name="ce733">
            <text:p>1,242,335</text:p>
          </table:table-cell>
          <table:table-cell table:style-name="ce722"/>
          <table:table-cell table:number-columns-repeated="16364" table:style-name="ce3"/>
        </table:table-row>
        <table:table-row table:style-name="ro6">
          <table:table-cell table:style-name="ce731"/>
          <table:table-cell office:value-type="string" table:style-name="ce722">
            <text:p>Immediate custody</text:p>
          </table:table-cell>
          <table:table-cell table:style-name="ce722"/>
          <table:table-cell office:value-type="float" office:value="12048" table:style-name="ce735">
            <text:p>12,048</text:p>
          </table:table-cell>
          <table:table-cell office:value-type="float" office:value="4365" table:style-name="ce735">
            <text:p>4,365</text:p>
          </table:table-cell>
          <table:table-cell office:value-type="float" office:value="2998" table:style-name="ce735">
            <text:p>2,998</text:p>
          </table:table-cell>
          <table:table-cell office:value-type="float" office:value="26075" table:style-name="ce735">
            <text:p>26,075</text:p>
          </table:table-cell>
          <table:table-cell office:value-type="float" office:value="615" table:style-name="ce735">
            <text:p>615</text:p>
          </table:table-cell>
          <table:table-cell office:value-type="float" office:value="9068" table:style-name="ce735">
            <text:p>9,068</text:p>
          </table:table-cell>
          <table:table-cell office:value-type="float" office:value="3863" table:style-name="ce735">
            <text:p>3,863</text:p>
          </table:table-cell>
          <table:table-cell office:value-type="float" office:value="4825" table:style-name="ce735">
            <text:p>4,825</text:p>
          </table:table-cell>
          <table:table-cell office:value-type="float" office:value="8769" table:style-name="ce735">
            <text:p>8,769</text:p>
          </table:table-cell>
          <table:table-cell office:value-type="float" office:value="2168" table:style-name="ce735">
            <text:p>2,168</text:p>
          </table:table-cell>
          <table:table-cell office:value-type="float" office:value="74794" table:style-name="ce735">
            <text:p>74,794</text:p>
          </table:table-cell>
          <table:table-cell office:value-type="float" office:value="13083" table:style-name="ce735">
            <text:p>13,083</text:p>
          </table:table-cell>
          <table:table-cell office:value-type="float" office:value="3091" table:style-name="ce735">
            <text:p>3,091</text:p>
          </table:table-cell>
          <table:table-cell office:value-type="float" office:value="16174" table:style-name="ce735">
            <text:p>16,174</text:p>
          </table:table-cell>
          <table:table-cell office:value-type="string" table:style-name="ce736">
            <text:p>:</text:p>
          </table:table-cell>
          <table:table-cell office:value-type="float" office:value="90968" table:style-name="ce735">
            <text:p>90,968</text:p>
          </table:table-cell>
          <table:table-cell table:style-name="ce722"/>
          <table:table-cell table:number-columns-repeated="16364" table:style-name="ce3"/>
        </table:table-row>
        <table:table-row table:style-name="ro6">
          <table:table-cell table:style-name="ce731"/>
          <table:table-cell office:value-type="string" table:style-name="ce722">
            <text:p>Suspended sentence</text:p>
          </table:table-cell>
          <table:table-cell table:style-name="ce722"/>
          <table:table-cell office:value-type="float" office:value="7380" table:style-name="ce735">
            <text:p>7,380</text:p>
          </table:table-cell>
          <table:table-cell office:value-type="float" office:value="1046" table:style-name="ce735">
            <text:p>1,046</text:p>
          </table:table-cell>
          <table:table-cell office:value-type="float" office:value="299" table:style-name="ce735">
            <text:p>299</text:p>
          </table:table-cell>
          <table:table-cell office:value-type="float" office:value="11142" table:style-name="ce735">
            <text:p>11,142</text:p>
          </table:table-cell>
          <table:table-cell office:value-type="float" office:value="384" table:style-name="ce735">
            <text:p>384</text:p>
          </table:table-cell>
          <table:table-cell office:value-type="float" office:value="5254" table:style-name="ce735">
            <text:p>5,254</text:p>
          </table:table-cell>
          <table:table-cell office:value-type="float" office:value="3126" table:style-name="ce735">
            <text:p>3,126</text:p>
          </table:table-cell>
          <table:table-cell office:value-type="float" office:value="3080" table:style-name="ce735">
            <text:p>3,080</text:p>
          </table:table-cell>
          <table:table-cell office:value-type="float" office:value="5987" table:style-name="ce735">
            <text:p>5,987</text:p>
          </table:table-cell>
          <table:table-cell office:value-type="float" office:value="3078" table:style-name="ce735">
            <text:p>3,078</text:p>
          </table:table-cell>
          <table:table-cell office:value-type="float" office:value="40776" table:style-name="ce735">
            <text:p>40,776</text:p>
          </table:table-cell>
          <table:table-cell office:value-type="float" office:value="11491" table:style-name="ce735">
            <text:p>11,491</text:p>
          </table:table-cell>
          <table:table-cell office:value-type="float" office:value="4641" table:style-name="ce735">
            <text:p>4,641</text:p>
          </table:table-cell>
          <table:table-cell office:value-type="float" office:value="16132" table:style-name="ce735">
            <text:p>16,132</text:p>
          </table:table-cell>
          <table:table-cell office:value-type="string" table:style-name="ce736">
            <text:p>:</text:p>
          </table:table-cell>
          <table:table-cell office:value-type="float" office:value="56908" table:style-name="ce735">
            <text:p>56,908</text:p>
          </table:table-cell>
          <table:table-cell table:style-name="ce722"/>
          <table:table-cell table:number-columns-repeated="16364" table:style-name="ce3"/>
        </table:table-row>
        <table:table-row table:style-name="ro6">
          <table:table-cell table:style-name="ce731"/>
          <table:table-cell office:value-type="string" table:style-name="ce722">
            <text:p>Community sentence</text:p>
          </table:table-cell>
          <table:table-cell table:style-name="ce722"/>
          <table:table-cell office:value-type="float" office:value="5773" table:style-name="ce735">
            <text:p>5,773</text:p>
          </table:table-cell>
          <table:table-cell office:value-type="float" office:value="1553" table:style-name="ce735">
            <text:p>1,553</text:p>
          </table:table-cell>
          <table:table-cell office:value-type="float" office:value="874" table:style-name="ce735">
            <text:p>874</text:p>
          </table:table-cell>
          <table:table-cell office:value-type="float" office:value="21218" table:style-name="ce735">
            <text:p>21,218</text:p>
          </table:table-cell>
          <table:table-cell office:value-type="float" office:value="650" table:style-name="ce735">
            <text:p>650</text:p>
          </table:table-cell>
          <table:table-cell office:value-type="float" office:value="5802" table:style-name="ce735">
            <text:p>5,802</text:p>
          </table:table-cell>
          <table:table-cell office:value-type="float" office:value="3461" table:style-name="ce735">
            <text:p>3,461</text:p>
          </table:table-cell>
          <table:table-cell office:value-type="float" office:value="4108" table:style-name="ce735">
            <text:p>4,108</text:p>
          </table:table-cell>
          <table:table-cell office:value-type="float" office:value="5065" table:style-name="ce735">
            <text:p>5,065</text:p>
          </table:table-cell>
          <table:table-cell office:value-type="float" office:value="3257" table:style-name="ce735">
            <text:p>3,257</text:p>
          </table:table-cell>
          <table:table-cell office:value-type="float" office:value="51761" table:style-name="ce735">
            <text:p>51,761</text:p>
          </table:table-cell>
          <table:table-cell office:value-type="float" office:value="43675" table:style-name="ce735">
            <text:p>43,675</text:p>
          </table:table-cell>
          <table:table-cell office:value-type="float" office:value="10793" table:style-name="ce735">
            <text:p>10,793</text:p>
          </table:table-cell>
          <table:table-cell office:value-type="float" office:value="54468" table:style-name="ce735">
            <text:p>54,468</text:p>
          </table:table-cell>
          <table:table-cell office:value-type="string" table:style-name="ce736">
            <text:p>:</text:p>
          </table:table-cell>
          <table:table-cell office:value-type="float" office:value="106229" table:style-name="ce735">
            <text:p>106,229</text:p>
          </table:table-cell>
          <table:table-cell table:style-name="ce722"/>
          <table:table-cell table:number-columns-repeated="16364" table:style-name="ce3"/>
        </table:table-row>
        <table:table-row table:style-name="ro33">
          <table:table-cell table:style-name="ce731"/>
          <table:table-cell office:value-type="string" table:style-name="ce722">
            <text:p>Fine<text:span text:style-name="T3">(5)</text:span></text:p>
          </table:table-cell>
          <table:table-cell table:style-name="ce722"/>
          <table:table-cell office:value-type="float" office:value="2258" table:style-name="ce735">
            <text:p>2,258</text:p>
          </table:table-cell>
          <table:table-cell office:value-type="float" office:value="83" table:style-name="ce735">
            <text:p>83</text:p>
          </table:table-cell>
          <table:table-cell office:value-type="float" office:value="0" table:style-name="ce735">
            <text:p>0</text:p>
          </table:table-cell>
          <table:table-cell office:value-type="float" office:value="13381" table:style-name="ce735">
            <text:p>13,381</text:p>
          </table:table-cell>
          <table:table-cell office:value-type="float" office:value="195" table:style-name="ce735">
            <text:p>195</text:p>
          </table:table-cell>
          <table:table-cell office:value-type="float" office:value="15253" table:style-name="ce735">
            <text:p>15,253</text:p>
          </table:table-cell>
          <table:table-cell office:value-type="float" office:value="687" table:style-name="ce735">
            <text:p>687</text:p>
          </table:table-cell>
          <table:table-cell office:value-type="float" office:value="3067" table:style-name="ce735">
            <text:p>3,067</text:p>
          </table:table-cell>
          <table:table-cell office:value-type="float" office:value="7002" table:style-name="ce735">
            <text:p>7,002</text:p>
          </table:table-cell>
          <table:table-cell office:value-type="float" office:value="1028" table:style-name="ce735">
            <text:p>1,028</text:p>
          </table:table-cell>
          <table:table-cell office:value-type="float" office:value="42954" table:style-name="ce735">
            <text:p>42,954</text:p>
          </table:table-cell>
          <table:table-cell office:value-type="float" office:value="378639" table:style-name="ce735">
            <text:p>378,639</text:p>
          </table:table-cell>
          <table:table-cell office:value-type="float" office:value="484115" table:style-name="ce735">
            <text:p>484,115</text:p>
          </table:table-cell>
          <table:table-cell office:value-type="float" office:value="862754" table:style-name="ce735">
            <text:p>862,754</text:p>
          </table:table-cell>
          <table:table-cell office:value-type="string" table:style-name="ce736">
            <text:p>:</text:p>
          </table:table-cell>
          <table:table-cell office:value-type="float" office:value="905708" table:style-name="ce735">
            <text:p>905,708</text:p>
          </table:table-cell>
          <table:table-cell table:style-name="ce737"/>
          <table:table-cell table:number-columns-repeated="16364" table:style-name="ce3"/>
        </table:table-row>
        <table:table-row table:style-name="ro6">
          <table:table-cell table:style-name="ce731"/>
          <table:table-cell office:value-type="string" table:style-name="ce722">
            <text:p>Absolute discharge</text:p>
          </table:table-cell>
          <table:table-cell table:style-name="ce722"/>
          <table:table-cell office:value-type="float" office:value="80" table:style-name="ce735">
            <text:p>80</text:p>
          </table:table-cell>
          <table:table-cell office:value-type="float" office:value="9" table:style-name="ce735">
            <text:p>9</text:p>
          </table:table-cell>
          <table:table-cell office:value-type="float" office:value="1" table:style-name="ce735">
            <text:p>1</text:p>
          </table:table-cell>
          <table:table-cell office:value-type="float" office:value="626" table:style-name="ce735">
            <text:p>626</text:p>
          </table:table-cell>
          <table:table-cell office:value-type="float" office:value="15" table:style-name="ce735">
            <text:p>15</text:p>
          </table:table-cell>
          <table:table-cell office:value-type="float" office:value="287" table:style-name="ce735">
            <text:p>287</text:p>
          </table:table-cell>
          <table:table-cell office:value-type="float" office:value="25" table:style-name="ce735">
            <text:p>25</text:p>
          </table:table-cell>
          <table:table-cell office:value-type="float" office:value="151" table:style-name="ce735">
            <text:p>151</text:p>
          </table:table-cell>
          <table:table-cell office:value-type="float" office:value="276" table:style-name="ce735">
            <text:p>276</text:p>
          </table:table-cell>
          <table:table-cell office:value-type="float" office:value="19" table:style-name="ce735">
            <text:p>19</text:p>
          </table:table-cell>
          <table:table-cell office:value-type="float" office:value="1489" table:style-name="ce735">
            <text:p>1,489</text:p>
          </table:table-cell>
          <table:table-cell office:value-type="float" office:value="3181" table:style-name="ce735">
            <text:p>3,181</text:p>
          </table:table-cell>
          <table:table-cell office:value-type="float" office:value="1844" table:style-name="ce735">
            <text:p>1,844</text:p>
          </table:table-cell>
          <table:table-cell office:value-type="float" office:value="5025" table:style-name="ce735">
            <text:p>5,025</text:p>
          </table:table-cell>
          <table:table-cell office:value-type="string" table:style-name="ce736">
            <text:p>:</text:p>
          </table:table-cell>
          <table:table-cell office:value-type="float" office:value="6514" table:style-name="ce735">
            <text:p>6,514</text:p>
          </table:table-cell>
          <table:table-cell table:style-name="ce722"/>
          <table:table-cell table:number-columns-repeated="16364" table:style-name="ce3"/>
        </table:table-row>
        <table:table-row table:style-name="ro6">
          <table:table-cell table:style-name="ce731"/>
          <table:table-cell office:value-type="string" table:style-name="ce722">
            <text:p>Conditional discharge</text:p>
          </table:table-cell>
          <table:table-cell table:style-name="ce722"/>
          <table:table-cell office:value-type="float" office:value="1209" table:style-name="ce735">
            <text:p>1,209</text:p>
          </table:table-cell>
          <table:table-cell office:value-type="float" office:value="83" table:style-name="ce735">
            <text:p>83</text:p>
          </table:table-cell>
          <table:table-cell office:value-type="float" office:value="12" table:style-name="ce735">
            <text:p>12</text:p>
          </table:table-cell>
          <table:table-cell office:value-type="float" office:value="15380" table:style-name="ce735">
            <text:p>15,380</text:p>
          </table:table-cell>
          <table:table-cell office:value-type="float" office:value="254" table:style-name="ce735">
            <text:p>254</text:p>
          </table:table-cell>
          <table:table-cell office:value-type="float" office:value="6220" table:style-name="ce735">
            <text:p>6,220</text:p>
          </table:table-cell>
          <table:table-cell office:value-type="float" office:value="413" table:style-name="ce735">
            <text:p>413</text:p>
          </table:table-cell>
          <table:table-cell office:value-type="float" office:value="984" table:style-name="ce735">
            <text:p>984</text:p>
          </table:table-cell>
          <table:table-cell office:value-type="float" office:value="1466" table:style-name="ce735">
            <text:p>1,466</text:p>
          </table:table-cell>
          <table:table-cell office:value-type="float" office:value="1067" table:style-name="ce735">
            <text:p>1,067</text:p>
          </table:table-cell>
          <table:table-cell office:value-type="float" office:value="27088" table:style-name="ce735">
            <text:p>27,088</text:p>
          </table:table-cell>
          <table:table-cell office:value-type="float" office:value="29803" table:style-name="ce735">
            <text:p>29,803</text:p>
          </table:table-cell>
          <table:table-cell office:value-type="float" office:value="1414" table:style-name="ce735">
            <text:p>1,414</text:p>
          </table:table-cell>
          <table:table-cell office:value-type="float" office:value="31217" table:style-name="ce735">
            <text:p>31,217</text:p>
          </table:table-cell>
          <table:table-cell office:value-type="string" table:style-name="ce736">
            <text:p>:</text:p>
          </table:table-cell>
          <table:table-cell office:value-type="float" office:value="58305" table:style-name="ce735">
            <text:p>58,305</text:p>
          </table:table-cell>
          <table:table-cell table:style-name="ce722"/>
          <table:table-cell table:number-columns-repeated="16364" table:style-name="ce3"/>
        </table:table-row>
        <table:table-row table:style-name="ro6">
          <table:table-cell table:style-name="ce731"/>
          <table:table-cell office:value-type="string" table:style-name="ce224">
            <text:p>Compensation</text:p>
          </table:table-cell>
          <table:table-cell table:style-name="ce722"/>
          <table:table-cell office:value-type="float" office:value="86" table:style-name="ce735">
            <text:p>86</text:p>
          </table:table-cell>
          <table:table-cell office:value-type="float" office:value="4" table:style-name="ce735">
            <text:p>4</text:p>
          </table:table-cell>
          <table:table-cell office:value-type="float" office:value="1" table:style-name="ce735">
            <text:p>1</text:p>
          </table:table-cell>
          <table:table-cell office:value-type="float" office:value="1575" table:style-name="ce735">
            <text:p>1,575</text:p>
          </table:table-cell>
          <table:table-cell office:value-type="float" office:value="56" table:style-name="ce735">
            <text:p>56</text:p>
          </table:table-cell>
          <table:table-cell office:value-type="float" office:value="0" table:style-name="ce735">
            <text:p>0</text:p>
          </table:table-cell>
          <table:table-cell office:value-type="float" office:value="0" table:style-name="ce735">
            <text:p>0</text:p>
          </table:table-cell>
          <table:table-cell office:value-type="float" office:value="30" table:style-name="ce735">
            <text:p>30</text:p>
          </table:table-cell>
          <table:table-cell office:value-type="float" office:value="38" table:style-name="ce735">
            <text:p>38</text:p>
          </table:table-cell>
          <table:table-cell office:value-type="float" office:value="63" table:style-name="ce735">
            <text:p>63</text:p>
          </table:table-cell>
          <table:table-cell office:value-type="float" office:value="1853" table:style-name="ce735">
            <text:p>1,853</text:p>
          </table:table-cell>
          <table:table-cell office:value-type="float" office:value="2891" table:style-name="ce735">
            <text:p>2,891</text:p>
          </table:table-cell>
          <table:table-cell office:value-type="float" office:value="117" table:style-name="ce735">
            <text:p>117</text:p>
          </table:table-cell>
          <table:table-cell office:value-type="float" office:value="3008" table:style-name="ce735">
            <text:p>3,008</text:p>
          </table:table-cell>
          <table:table-cell office:value-type="string" table:style-name="ce736">
            <text:p>:</text:p>
          </table:table-cell>
          <table:table-cell office:value-type="float" office:value="4861" table:style-name="ce735">
            <text:p>4,861</text:p>
          </table:table-cell>
          <table:table-cell table:style-name="ce722"/>
          <table:table-cell table:number-columns-repeated="16364" table:style-name="ce3"/>
        </table:table-row>
        <table:table-row table:style-name="ro33">
          <table:table-cell table:style-name="ce731"/>
          <table:table-cell office:value-type="string" table:style-name="ce722">
            <text:p>Otherwise dealt with<text:span text:style-name="T3">(6)</text:span></text:p>
          </table:table-cell>
          <table:table-cell table:style-name="ce722"/>
          <table:table-cell office:value-type="float" office:value="747" table:style-name="ce735">
            <text:p>747</text:p>
          </table:table-cell>
          <table:table-cell office:value-type="float" office:value="210" table:style-name="ce735">
            <text:p>210</text:p>
          </table:table-cell>
          <table:table-cell office:value-type="float" office:value="111" table:style-name="ce735">
            <text:p>111</text:p>
          </table:table-cell>
          <table:table-cell office:value-type="float" office:value="2162" table:style-name="ce735">
            <text:p>2,162</text:p>
          </table:table-cell>
          <table:table-cell office:value-type="float" office:value="131" table:style-name="ce735">
            <text:p>131</text:p>
          </table:table-cell>
          <table:table-cell office:value-type="float" office:value="1197" table:style-name="ce735">
            <text:p>1,197</text:p>
          </table:table-cell>
          <table:table-cell office:value-type="float" office:value="253" table:style-name="ce735">
            <text:p>253</text:p>
          </table:table-cell>
          <table:table-cell office:value-type="float" office:value="516" table:style-name="ce735">
            <text:p>516</text:p>
          </table:table-cell>
          <table:table-cell office:value-type="float" office:value="2102" table:style-name="ce735">
            <text:p>2,102</text:p>
          </table:table-cell>
          <table:table-cell office:value-type="float" office:value="90" table:style-name="ce735">
            <text:p>90</text:p>
          </table:table-cell>
          <table:table-cell office:value-type="float" office:value="7519" table:style-name="ce735">
            <text:p>7,519</text:p>
          </table:table-cell>
          <table:table-cell office:value-type="float" office:value="3564" table:style-name="ce735">
            <text:p>3,564</text:p>
          </table:table-cell>
          <table:table-cell office:value-type="float" office:value="1759" table:style-name="ce735">
            <text:p>1,759</text:p>
          </table:table-cell>
          <table:table-cell office:value-type="float" office:value="5323" table:style-name="ce735">
            <text:p>5,323</text:p>
          </table:table-cell>
          <table:table-cell office:value-type="string" table:style-name="ce736">
            <text:p>:</text:p>
          </table:table-cell>
          <table:table-cell office:value-type="float" office:value="12842" table:style-name="ce735">
            <text:p>12,842</text:p>
          </table:table-cell>
          <table:table-cell table:style-name="ce722"/>
          <table:table-cell table:number-columns-repeated="16364" table:style-name="ce3"/>
        </table:table-row>
        <table:table-row table:style-name="ro85">
          <table:table-cell table:style-name="ce731"/>
          <table:table-cell office:value-type="string" table:style-name="ce738">
            <text:p>Average custodial sentence (months)<text:span text:style-name="T3">(7)<text:s/></text:span></text:p>
          </table:table-cell>
          <table:table-cell table:style-name="ce738"/>
          <table:table-cell office:value-type="float" office:value="22.3719" table:style-name="ce739">
            <text:p><text:s/>22.4<text:s/></text:p>
          </table:table-cell>
          <table:table-cell office:value-type="float" office:value="60.5518" table:style-name="ce739">
            <text:p><text:s/>60.6<text:s/></text:p>
          </table:table-cell>
          <table:table-cell office:value-type="float" office:value="43.681899999999999" table:style-name="ce739">
            <text:p><text:s/>43.7<text:s/></text:p>
          </table:table-cell>
          <table:table-cell office:value-type="float" office:value="9.0410000000000004" table:style-name="ce739">
            <text:p><text:s/>9.0<text:s/></text:p>
          </table:table-cell>
          <table:table-cell office:value-type="float" office:value="26.384699999999999" table:style-name="ce739">
            <text:p><text:s/>26.4<text:s/></text:p>
          </table:table-cell>
          <table:table-cell office:value-type="float" office:value="34.971299999999999" table:style-name="ce739">
            <text:p><text:s/>35.0<text:s/></text:p>
          </table:table-cell>
          <table:table-cell office:value-type="float" office:value="13.779299999999999" table:style-name="ce739">
            <text:p><text:s/>13.8<text:s/></text:p>
          </table:table-cell>
          <table:table-cell office:value-type="float" office:value="6.8177000000000003" table:style-name="ce739">
            <text:p><text:s/>6.8<text:s/></text:p>
          </table:table-cell>
          <table:table-cell office:value-type="float" office:value="10.7913" table:style-name="ce739">
            <text:p><text:s/>10.8<text:s/></text:p>
          </table:table-cell>
          <table:table-cell office:value-type="float" office:value="19.021799999999999" table:style-name="ce739">
            <text:p><text:s/>19.0<text:s/></text:p>
          </table:table-cell>
          <table:table-cell office:value-type="float" office:value="19.424600000000002" table:style-name="ce739">
            <text:p><text:s/>19.4<text:s/></text:p>
          </table:table-cell>
          <table:table-cell office:value-type="float" office:value="2.4767000000000001" table:style-name="ce739">
            <text:p><text:s/>2.5<text:s/></text:p>
          </table:table-cell>
          <table:table-cell office:value-type="float" office:value="2.9136000000000002" table:style-name="ce739">
            <text:p><text:s/>2.9<text:s/></text:p>
          </table:table-cell>
          <table:table-cell office:value-type="float" office:value="2.5602" table:style-name="ce739">
            <text:p><text:s/>2.6<text:s/></text:p>
          </table:table-cell>
          <table:table-cell office:value-type="string" table:style-name="ce736">
            <text:p>:</text:p>
          </table:table-cell>
          <table:table-cell office:value-type="float" office:value="16.412700000000001" table:style-name="ce739">
            <text:p><text:s/>16.4<text:s/></text:p>
          </table:table-cell>
          <table:table-cell table:number-columns-repeated="16365" table:style-name="ce738"/>
        </table:table-row>
        <table:table-row table:style-name="ro6">
          <table:table-cell office:value-type="string" table:style-name="ce731">
            <text:p>2017</text:p>
          </table:table-cell>
          <table:table-cell office:value-type="string" table:style-name="ce732">
            <text:p>All Sentenced</text:p>
          </table:table-cell>
          <table:table-cell table:style-name="ce732"/>
          <table:table-cell office:value-type="float" office:value="28333" table:style-name="ce733">
            <text:p>28,333</text:p>
          </table:table-cell>
          <table:table-cell office:value-type="float" office:value="7193" table:style-name="ce733">
            <text:p>7,193</text:p>
          </table:table-cell>
          <table:table-cell office:value-type="float" office:value="3958" table:style-name="ce733">
            <text:p>3,958</text:p>
          </table:table-cell>
          <table:table-cell office:value-type="float" office:value="80791" table:style-name="ce733">
            <text:p>80,791</text:p>
          </table:table-cell>
          <table:table-cell office:value-type="float" office:value="2058" table:style-name="ce733">
            <text:p>2,058</text:p>
          </table:table-cell>
          <table:table-cell office:value-type="float" office:value="38412" table:style-name="ce733">
            <text:p>38,412</text:p>
          </table:table-cell>
          <table:table-cell office:value-type="float" office:value="12607" table:style-name="ce733">
            <text:p>12,607</text:p>
          </table:table-cell>
          <table:table-cell office:value-type="float" office:value="16911" table:style-name="ce733">
            <text:p>16,911</text:p>
          </table:table-cell>
          <table:table-cell office:value-type="float" office:value="29139" table:style-name="ce733">
            <text:p>29,139</text:p>
          </table:table-cell>
          <table:table-cell office:value-type="float" office:value="10149" table:style-name="ce733">
            <text:p>10,149</text:p>
          </table:table-cell>
          <table:table-cell office:value-type="float" office:value="229551" table:style-name="ce733">
            <text:p>229,551</text:p>
          </table:table-cell>
          <table:table-cell office:value-type="float" office:value="468350" table:style-name="ce733">
            <text:p>468,350</text:p>
          </table:table-cell>
          <table:table-cell office:value-type="float" office:value="521294" table:style-name="ce733">
            <text:p>521,294</text:p>
          </table:table-cell>
          <table:table-cell office:value-type="float" office:value="989644" table:style-name="ce733">
            <text:p>989,644</text:p>
          </table:table-cell>
          <table:table-cell office:value-type="string" table:style-name="ce734">
            <text:p>:</text:p>
          </table:table-cell>
          <table:table-cell office:value-type="float" office:value="1219195" table:style-name="ce733">
            <text:p>1,219,195</text:p>
          </table:table-cell>
          <table:table-cell table:style-name="ce722"/>
          <table:table-cell table:number-columns-repeated="16364" table:style-name="ce3"/>
        </table:table-row>
        <table:table-row table:style-name="ro6">
          <table:table-cell table:style-name="ce731"/>
          <table:table-cell office:value-type="string" table:style-name="ce722">
            <text:p>Immediate custody</text:p>
          </table:table-cell>
          <table:table-cell table:style-name="ce722"/>
          <table:table-cell office:value-type="float" office:value="11619" table:style-name="ce735">
            <text:p>11,619</text:p>
          </table:table-cell>
          <table:table-cell office:value-type="float" office:value="4211" table:style-name="ce735">
            <text:p>4,211</text:p>
          </table:table-cell>
          <table:table-cell office:value-type="float" office:value="2734" table:style-name="ce735">
            <text:p>2,734</text:p>
          </table:table-cell>
          <table:table-cell office:value-type="float" office:value="24332" table:style-name="ce735">
            <text:p>24,332</text:p>
          </table:table-cell>
          <table:table-cell office:value-type="float" office:value="653" table:style-name="ce735">
            <text:p>653</text:p>
          </table:table-cell>
          <table:table-cell office:value-type="float" office:value="8430" table:style-name="ce735">
            <text:p>8,430</text:p>
          </table:table-cell>
          <table:table-cell office:value-type="float" office:value="4302" table:style-name="ce735">
            <text:p>4,302</text:p>
          </table:table-cell>
          <table:table-cell office:value-type="float" office:value="4914" table:style-name="ce735">
            <text:p>4,914</text:p>
          </table:table-cell>
          <table:table-cell office:value-type="float" office:value="8619" table:style-name="ce735">
            <text:p>8,619</text:p>
          </table:table-cell>
          <table:table-cell office:value-type="float" office:value="2105" table:style-name="ce735">
            <text:p>2,105</text:p>
          </table:table-cell>
          <table:table-cell office:value-type="float" office:value="71919" table:style-name="ce735">
            <text:p>71,919</text:p>
          </table:table-cell>
          <table:table-cell office:value-type="float" office:value="12300" table:style-name="ce735">
            <text:p>12,300</text:p>
          </table:table-cell>
          <table:table-cell office:value-type="float" office:value="3180" table:style-name="ce735">
            <text:p>3,180</text:p>
          </table:table-cell>
          <table:table-cell office:value-type="float" office:value="15480" table:style-name="ce735">
            <text:p>15,480</text:p>
          </table:table-cell>
          <table:table-cell office:value-type="string" table:style-name="ce736">
            <text:p>:</text:p>
          </table:table-cell>
          <table:table-cell office:value-type="float" office:value="87399" table:style-name="ce735">
            <text:p>87,399</text:p>
          </table:table-cell>
          <table:table-cell table:style-name="ce722"/>
          <table:table-cell table:number-columns-repeated="16364" table:style-name="ce3"/>
        </table:table-row>
        <table:table-row table:style-name="ro6">
          <table:table-cell table:style-name="ce731"/>
          <table:table-cell office:value-type="string" table:style-name="ce722">
            <text:p>Suspended sentence</text:p>
          </table:table-cell>
          <table:table-cell table:style-name="ce722"/>
          <table:table-cell office:value-type="float" office:value="6945" table:style-name="ce735">
            <text:p>6,945</text:p>
          </table:table-cell>
          <table:table-cell office:value-type="float" office:value="1148" table:style-name="ce735">
            <text:p>1,148</text:p>
          </table:table-cell>
          <table:table-cell office:value-type="float" office:value="226" table:style-name="ce735">
            <text:p>226</text:p>
          </table:table-cell>
          <table:table-cell office:value-type="float" office:value="10586" table:style-name="ce735">
            <text:p>10,586</text:p>
          </table:table-cell>
          <table:table-cell office:value-type="float" office:value="291" table:style-name="ce735">
            <text:p>291</text:p>
          </table:table-cell>
          <table:table-cell office:value-type="float" office:value="4510" table:style-name="ce735">
            <text:p>4,510</text:p>
          </table:table-cell>
          <table:table-cell office:value-type="float" office:value="3414" table:style-name="ce735">
            <text:p>3,414</text:p>
          </table:table-cell>
          <table:table-cell office:value-type="float" office:value="3149" table:style-name="ce735">
            <text:p>3,149</text:p>
          </table:table-cell>
          <table:table-cell office:value-type="float" office:value="6144" table:style-name="ce735">
            <text:p>6,144</text:p>
          </table:table-cell>
          <table:table-cell office:value-type="float" office:value="2756" table:style-name="ce735">
            <text:p>2,756</text:p>
          </table:table-cell>
          <table:table-cell office:value-type="float" office:value="39169" table:style-name="ce735">
            <text:p>39,169</text:p>
          </table:table-cell>
          <table:table-cell office:value-type="float" office:value="11137" table:style-name="ce735">
            <text:p>11,137</text:p>
          </table:table-cell>
          <table:table-cell office:value-type="float" office:value="4900" table:style-name="ce735">
            <text:p>4,900</text:p>
          </table:table-cell>
          <table:table-cell office:value-type="float" office:value="16037" table:style-name="ce735">
            <text:p>16,037</text:p>
          </table:table-cell>
          <table:table-cell office:value-type="string" table:style-name="ce736">
            <text:p>:</text:p>
          </table:table-cell>
          <table:table-cell office:value-type="float" office:value="55206" table:style-name="ce735">
            <text:p>55,206</text:p>
          </table:table-cell>
          <table:table-cell table:style-name="ce722"/>
          <table:table-cell table:number-columns-repeated="16364" table:style-name="ce3"/>
        </table:table-row>
        <table:table-row table:style-name="ro6">
          <table:table-cell table:style-name="ce731"/>
          <table:table-cell office:value-type="string" table:style-name="ce722">
            <text:p>Community sentence</text:p>
          </table:table-cell>
          <table:table-cell table:style-name="ce722"/>
          <table:table-cell office:value-type="float" office:value="5492" table:style-name="ce735">
            <text:p>5,492</text:p>
          </table:table-cell>
          <table:table-cell office:value-type="float" office:value="1357" table:style-name="ce735">
            <text:p>1,357</text:p>
          </table:table-cell>
          <table:table-cell office:value-type="float" office:value="885" table:style-name="ce735">
            <text:p>885</text:p>
          </table:table-cell>
          <table:table-cell office:value-type="float" office:value="18351" table:style-name="ce735">
            <text:p>18,351</text:p>
          </table:table-cell>
          <table:table-cell office:value-type="float" office:value="563" table:style-name="ce735">
            <text:p>563</text:p>
          </table:table-cell>
          <table:table-cell office:value-type="float" office:value="5067" table:style-name="ce735">
            <text:p>5,067</text:p>
          </table:table-cell>
          <table:table-cell office:value-type="float" office:value="3663" table:style-name="ce735">
            <text:p>3,663</text:p>
          </table:table-cell>
          <table:table-cell office:value-type="float" office:value="4025" table:style-name="ce735">
            <text:p>4,025</text:p>
          </table:table-cell>
          <table:table-cell office:value-type="float" office:value="4245" table:style-name="ce735">
            <text:p>4,245</text:p>
          </table:table-cell>
          <table:table-cell office:value-type="float" office:value="2923" table:style-name="ce735">
            <text:p>2,923</text:p>
          </table:table-cell>
          <table:table-cell office:value-type="float" office:value="46571" table:style-name="ce735">
            <text:p>46,571</text:p>
          </table:table-cell>
          <table:table-cell office:value-type="float" office:value="39941" table:style-name="ce735">
            <text:p>39,941</text:p>
          </table:table-cell>
          <table:table-cell office:value-type="float" office:value="11530" table:style-name="ce735">
            <text:p>11,530</text:p>
          </table:table-cell>
          <table:table-cell office:value-type="float" office:value="51471" table:style-name="ce735">
            <text:p>51,471</text:p>
          </table:table-cell>
          <table:table-cell office:value-type="string" table:style-name="ce736">
            <text:p>:</text:p>
          </table:table-cell>
          <table:table-cell office:value-type="float" office:value="98042" table:style-name="ce735">
            <text:p>98,042</text:p>
          </table:table-cell>
          <table:table-cell table:style-name="ce722"/>
          <table:table-cell table:number-columns-repeated="16364" table:style-name="ce3"/>
        </table:table-row>
        <table:table-row table:style-name="ro33">
          <table:table-cell table:style-name="ce731"/>
          <table:table-cell office:value-type="string" table:style-name="ce722">
            <text:p>Fine<text:span text:style-name="T3">(5)</text:span></text:p>
          </table:table-cell>
          <table:table-cell table:style-name="ce722"/>
          <table:table-cell office:value-type="float" office:value="2304" table:style-name="ce735">
            <text:p>2,304</text:p>
          </table:table-cell>
          <table:table-cell office:value-type="float" office:value="84" table:style-name="ce735">
            <text:p>84</text:p>
          </table:table-cell>
          <table:table-cell office:value-type="float" office:value="1" table:style-name="ce735">
            <text:p>1</text:p>
          </table:table-cell>
          <table:table-cell office:value-type="float" office:value="11416" table:style-name="ce735">
            <text:p>11,416</text:p>
          </table:table-cell>
          <table:table-cell office:value-type="float" office:value="165" table:style-name="ce735">
            <text:p>165</text:p>
          </table:table-cell>
          <table:table-cell office:value-type="float" office:value="13808" table:style-name="ce735">
            <text:p>13,808</text:p>
          </table:table-cell>
          <table:table-cell office:value-type="float" office:value="688" table:style-name="ce735">
            <text:p>688</text:p>
          </table:table-cell>
          <table:table-cell office:value-type="float" office:value="3168" table:style-name="ce735">
            <text:p>3,168</text:p>
          </table:table-cell>
          <table:table-cell office:value-type="float" office:value="6796" table:style-name="ce735">
            <text:p>6,796</text:p>
          </table:table-cell>
          <table:table-cell office:value-type="float" office:value="1102" table:style-name="ce735">
            <text:p>1,102</text:p>
          </table:table-cell>
          <table:table-cell office:value-type="float" office:value="39532" table:style-name="ce735">
            <text:p>39,532</text:p>
          </table:table-cell>
          <table:table-cell office:value-type="float" office:value="371477" table:style-name="ce735">
            <text:p>371,477</text:p>
          </table:table-cell>
          <table:table-cell office:value-type="float" office:value="496119" table:style-name="ce735">
            <text:p>496,119</text:p>
          </table:table-cell>
          <table:table-cell office:value-type="float" office:value="867596" table:style-name="ce735">
            <text:p>867,596</text:p>
          </table:table-cell>
          <table:table-cell office:value-type="string" table:style-name="ce736">
            <text:p>:</text:p>
          </table:table-cell>
          <table:table-cell office:value-type="float" office:value="907128" table:style-name="ce735">
            <text:p>907,128</text:p>
          </table:table-cell>
          <table:table-cell table:style-name="ce737"/>
          <table:table-cell table:number-columns-repeated="16364" table:style-name="ce3"/>
        </table:table-row>
        <table:table-row table:style-name="ro6">
          <table:table-cell table:style-name="ce731"/>
          <table:table-cell office:value-type="string" table:style-name="ce722">
            <text:p>Absolute discharge</text:p>
          </table:table-cell>
          <table:table-cell table:style-name="ce722"/>
          <table:table-cell office:value-type="float" office:value="42" table:style-name="ce735">
            <text:p>42</text:p>
          </table:table-cell>
          <table:table-cell office:value-type="float" office:value="25" table:style-name="ce735">
            <text:p>25</text:p>
          </table:table-cell>
          <table:table-cell office:value-type="float" office:value="1" table:style-name="ce735">
            <text:p>1</text:p>
          </table:table-cell>
          <table:table-cell office:value-type="float" office:value="292" table:style-name="ce735">
            <text:p>292</text:p>
          </table:table-cell>
          <table:table-cell office:value-type="float" office:value="10" table:style-name="ce735">
            <text:p>10</text:p>
          </table:table-cell>
          <table:table-cell office:value-type="float" office:value="205" table:style-name="ce735">
            <text:p>205</text:p>
          </table:table-cell>
          <table:table-cell office:value-type="float" office:value="9" table:style-name="ce735">
            <text:p>9</text:p>
          </table:table-cell>
          <table:table-cell office:value-type="float" office:value="88" table:style-name="ce735">
            <text:p>88</text:p>
          </table:table-cell>
          <table:table-cell office:value-type="float" office:value="146" table:style-name="ce735">
            <text:p>146</text:p>
          </table:table-cell>
          <table:table-cell office:value-type="float" office:value="9" table:style-name="ce735">
            <text:p>9</text:p>
          </table:table-cell>
          <table:table-cell office:value-type="float" office:value="827" table:style-name="ce735">
            <text:p>827</text:p>
          </table:table-cell>
          <table:table-cell office:value-type="float" office:value="1699" table:style-name="ce735">
            <text:p>1,699</text:p>
          </table:table-cell>
          <table:table-cell office:value-type="float" office:value="1676" table:style-name="ce735">
            <text:p>1,676</text:p>
          </table:table-cell>
          <table:table-cell office:value-type="float" office:value="3375" table:style-name="ce735">
            <text:p>3,375</text:p>
          </table:table-cell>
          <table:table-cell office:value-type="string" table:style-name="ce736">
            <text:p>:</text:p>
          </table:table-cell>
          <table:table-cell office:value-type="float" office:value="4202" table:style-name="ce735">
            <text:p>4,202</text:p>
          </table:table-cell>
          <table:table-cell table:style-name="ce722"/>
          <table:table-cell table:number-columns-repeated="16364" table:style-name="ce3"/>
        </table:table-row>
        <table:table-row table:style-name="ro6">
          <table:table-cell table:style-name="ce731"/>
          <table:table-cell office:value-type="string" table:style-name="ce722">
            <text:p>Conditional discharge</text:p>
          </table:table-cell>
          <table:table-cell table:style-name="ce722"/>
          <table:table-cell office:value-type="float" office:value="1093" table:style-name="ce735">
            <text:p>1,093</text:p>
          </table:table-cell>
          <table:table-cell office:value-type="float" office:value="80" table:style-name="ce735">
            <text:p>80</text:p>
          </table:table-cell>
          <table:table-cell office:value-type="float" office:value="4" table:style-name="ce735">
            <text:p>4</text:p>
          </table:table-cell>
          <table:table-cell office:value-type="float" office:value="12371" table:style-name="ce735">
            <text:p>12,371</text:p>
          </table:table-cell>
          <table:table-cell office:value-type="float" office:value="222" table:style-name="ce735">
            <text:p>222</text:p>
          </table:table-cell>
          <table:table-cell office:value-type="float" office:value="4934" table:style-name="ce735">
            <text:p>4,934</text:p>
          </table:table-cell>
          <table:table-cell office:value-type="float" office:value="326" table:style-name="ce735">
            <text:p>326</text:p>
          </table:table-cell>
          <table:table-cell office:value-type="float" office:value="940" table:style-name="ce735">
            <text:p>940</text:p>
          </table:table-cell>
          <table:table-cell office:value-type="float" office:value="1178" table:style-name="ce735">
            <text:p>1,178</text:p>
          </table:table-cell>
          <table:table-cell office:value-type="float" office:value="1077" table:style-name="ce735">
            <text:p>1,077</text:p>
          </table:table-cell>
          <table:table-cell office:value-type="float" office:value="22225" table:style-name="ce735">
            <text:p>22,225</text:p>
          </table:table-cell>
          <table:table-cell office:value-type="float" office:value="25732" table:style-name="ce735">
            <text:p>25,732</text:p>
          </table:table-cell>
          <table:table-cell office:value-type="float" office:value="1366" table:style-name="ce735">
            <text:p>1,366</text:p>
          </table:table-cell>
          <table:table-cell office:value-type="float" office:value="27098" table:style-name="ce735">
            <text:p>27,098</text:p>
          </table:table-cell>
          <table:table-cell office:value-type="string" table:style-name="ce736">
            <text:p>:</text:p>
          </table:table-cell>
          <table:table-cell office:value-type="float" office:value="49323" table:style-name="ce735">
            <text:p>49,323</text:p>
          </table:table-cell>
          <table:table-cell table:style-name="ce722"/>
          <table:table-cell table:number-columns-repeated="16364" table:style-name="ce3"/>
        </table:table-row>
        <table:table-row table:style-name="ro6">
          <table:table-cell table:style-name="ce731"/>
          <table:table-cell office:value-type="string" table:style-name="ce224">
            <text:p>Compensation</text:p>
          </table:table-cell>
          <table:table-cell table:style-name="ce722"/>
          <table:table-cell office:value-type="float" office:value="105" table:style-name="ce735">
            <text:p>105</text:p>
          </table:table-cell>
          <table:table-cell office:value-type="float" office:value="13" table:style-name="ce735">
            <text:p>13</text:p>
          </table:table-cell>
          <table:table-cell office:value-type="float" office:value="1" table:style-name="ce735">
            <text:p>1</text:p>
          </table:table-cell>
          <table:table-cell office:value-type="float" office:value="1589" table:style-name="ce735">
            <text:p>1,589</text:p>
          </table:table-cell>
          <table:table-cell office:value-type="float" office:value="52" table:style-name="ce735">
            <text:p>52</text:p>
          </table:table-cell>
          <table:table-cell office:value-type="float" office:value="0" table:style-name="ce735">
            <text:p>0</text:p>
          </table:table-cell>
          <table:table-cell office:value-type="float" office:value="0" table:style-name="ce735">
            <text:p>0</text:p>
          </table:table-cell>
          <table:table-cell office:value-type="float" office:value="25" table:style-name="ce735">
            <text:p>25</text:p>
          </table:table-cell>
          <table:table-cell office:value-type="float" office:value="40" table:style-name="ce735">
            <text:p>40</text:p>
          </table:table-cell>
          <table:table-cell office:value-type="float" office:value="74" table:style-name="ce735">
            <text:p>74</text:p>
          </table:table-cell>
          <table:table-cell office:value-type="float" office:value="1899" table:style-name="ce735">
            <text:p>1,899</text:p>
          </table:table-cell>
          <table:table-cell office:value-type="float" office:value="2849" table:style-name="ce735">
            <text:p>2,849</text:p>
          </table:table-cell>
          <table:table-cell office:value-type="float" office:value="156" table:style-name="ce735">
            <text:p>156</text:p>
          </table:table-cell>
          <table:table-cell office:value-type="float" office:value="3005" table:style-name="ce735">
            <text:p>3,005</text:p>
          </table:table-cell>
          <table:table-cell office:value-type="string" table:style-name="ce736">
            <text:p>:</text:p>
          </table:table-cell>
          <table:table-cell office:value-type="float" office:value="4904" table:style-name="ce735">
            <text:p>4,904</text:p>
          </table:table-cell>
          <table:table-cell table:style-name="ce722"/>
          <table:table-cell table:number-columns-repeated="16364" table:style-name="ce3"/>
        </table:table-row>
        <table:table-row table:style-name="ro33">
          <table:table-cell table:style-name="ce731"/>
          <table:table-cell office:value-type="string" table:style-name="ce722">
            <text:p>Otherwise dealt with<text:span text:style-name="T3">(6)</text:span></text:p>
          </table:table-cell>
          <table:table-cell table:style-name="ce722"/>
          <table:table-cell office:value-type="float" office:value="733" table:style-name="ce735">
            <text:p>733</text:p>
          </table:table-cell>
          <table:table-cell office:value-type="float" office:value="275" table:style-name="ce735">
            <text:p>275</text:p>
          </table:table-cell>
          <table:table-cell office:value-type="float" office:value="106" table:style-name="ce735">
            <text:p>106</text:p>
          </table:table-cell>
          <table:table-cell office:value-type="float" office:value="1854" table:style-name="ce735">
            <text:p>1,854</text:p>
          </table:table-cell>
          <table:table-cell office:value-type="float" office:value="102" table:style-name="ce735">
            <text:p>102</text:p>
          </table:table-cell>
          <table:table-cell office:value-type="float" office:value="1458" table:style-name="ce735">
            <text:p>1,458</text:p>
          </table:table-cell>
          <table:table-cell office:value-type="float" office:value="205" table:style-name="ce735">
            <text:p>205</text:p>
          </table:table-cell>
          <table:table-cell office:value-type="float" office:value="602" table:style-name="ce735">
            <text:p>602</text:p>
          </table:table-cell>
          <table:table-cell office:value-type="float" office:value="1971" table:style-name="ce735">
            <text:p>1,971</text:p>
          </table:table-cell>
          <table:table-cell office:value-type="float" office:value="103" table:style-name="ce735">
            <text:p>103</text:p>
          </table:table-cell>
          <table:table-cell office:value-type="float" office:value="7409" table:style-name="ce735">
            <text:p>7,409</text:p>
          </table:table-cell>
          <table:table-cell office:value-type="float" office:value="3215" table:style-name="ce735">
            <text:p>3,215</text:p>
          </table:table-cell>
          <table:table-cell office:value-type="float" office:value="2367" table:style-name="ce735">
            <text:p>2,367</text:p>
          </table:table-cell>
          <table:table-cell office:value-type="float" office:value="5582" table:style-name="ce735">
            <text:p>5,582</text:p>
          </table:table-cell>
          <table:table-cell office:value-type="string" table:style-name="ce736">
            <text:p>:</text:p>
          </table:table-cell>
          <table:table-cell office:value-type="float" office:value="12991" table:style-name="ce735">
            <text:p>12,991</text:p>
          </table:table-cell>
          <table:table-cell table:style-name="ce722"/>
          <table:table-cell table:number-columns-repeated="16364" table:style-name="ce3"/>
        </table:table-row>
        <table:table-row table:style-name="ro85">
          <table:table-cell table:style-name="ce731"/>
          <table:table-cell office:value-type="string" table:style-name="ce738">
            <text:p>Average custodial sentence (months)<text:span text:style-name="T3">(7)<text:s/></text:span></text:p>
          </table:table-cell>
          <table:table-cell table:style-name="ce738"/>
          <table:table-cell office:value-type="float" office:value="23.006900000000002" table:style-name="ce739">
            <text:p><text:s/>23.0<text:s/></text:p>
          </table:table-cell>
          <table:table-cell office:value-type="float" office:value="60.628599999999999" table:style-name="ce739">
            <text:p><text:s/>60.6<text:s/></text:p>
          </table:table-cell>
          <table:table-cell office:value-type="float" office:value="46.396799999999999" table:style-name="ce739">
            <text:p><text:s/>46.4<text:s/></text:p>
          </table:table-cell>
          <table:table-cell office:value-type="float" office:value="9.1527999999999992" table:style-name="ce739">
            <text:p><text:s/>9.2<text:s/></text:p>
          </table:table-cell>
          <table:table-cell office:value-type="float" office:value="29.8567" table:style-name="ce739">
            <text:p><text:s/>29.9<text:s/></text:p>
          </table:table-cell>
          <table:table-cell office:value-type="float" office:value="34.764299999999999" table:style-name="ce739">
            <text:p><text:s/>34.8<text:s/></text:p>
          </table:table-cell>
          <table:table-cell office:value-type="float" office:value="13.8939" table:style-name="ce739">
            <text:p><text:s/>13.9<text:s/></text:p>
          </table:table-cell>
          <table:table-cell office:value-type="float" office:value="6.6874000000000002" table:style-name="ce739">
            <text:p><text:s/>6.7<text:s/></text:p>
          </table:table-cell>
          <table:table-cell office:value-type="float" office:value="11.463100000000001" table:style-name="ce739">
            <text:p><text:s/>11.5<text:s/></text:p>
          </table:table-cell>
          <table:table-cell office:value-type="float" office:value="18.255199999999999" table:style-name="ce739">
            <text:p><text:s/>18.3<text:s/></text:p>
          </table:table-cell>
          <table:table-cell office:value-type="float" office:value="19.625499999999999" table:style-name="ce739">
            <text:p><text:s/>19.6<text:s/></text:p>
          </table:table-cell>
          <table:table-cell office:value-type="float" office:value="2.4748000000000001" table:style-name="ce739">
            <text:p><text:s/>2.5<text:s/></text:p>
          </table:table-cell>
          <table:table-cell office:value-type="float" office:value="2.9481000000000002" table:style-name="ce739">
            <text:p><text:s/>2.9<text:s/></text:p>
          </table:table-cell>
          <table:table-cell office:value-type="float" office:value="2.5720000000000001" table:style-name="ce739">
            <text:p><text:s/>2.6<text:s/></text:p>
          </table:table-cell>
          <table:table-cell office:value-type="string" table:style-name="ce736">
            <text:p>:</text:p>
          </table:table-cell>
          <table:table-cell office:value-type="float" office:value="16.591799999999999" table:style-name="ce739">
            <text:p><text:s/>16.6<text:s/></text:p>
          </table:table-cell>
          <table:table-cell table:number-columns-repeated="16365" table:style-name="ce738"/>
        </table:table-row>
        <table:table-row table:style-name="ro6">
          <table:table-cell office:value-type="string" table:style-name="ce731">
            <text:p>2018</text:p>
          </table:table-cell>
          <table:table-cell office:value-type="string" table:style-name="ce732">
            <text:p>All Sentenced</text:p>
          </table:table-cell>
          <table:table-cell table:style-name="ce732"/>
          <table:table-cell office:value-type="float" office:value="26673" table:style-name="ce733">
            <text:p>26,673</text:p>
          </table:table-cell>
          <table:table-cell office:value-type="float" office:value="5868" table:style-name="ce733">
            <text:p>5,868</text:p>
          </table:table-cell>
          <table:table-cell office:value-type="float" office:value="3711" table:style-name="ce733">
            <text:p>3,711</text:p>
          </table:table-cell>
          <table:table-cell office:value-type="float" office:value="67730" table:style-name="ce733">
            <text:p>67,730</text:p>
          </table:table-cell>
          <table:table-cell office:value-type="float" office:value="1753" table:style-name="ce733">
            <text:p>1,753</text:p>
          </table:table-cell>
          <table:table-cell office:value-type="float" office:value="33996" table:style-name="ce733">
            <text:p>33,996</text:p>
          </table:table-cell>
          <table:table-cell office:value-type="float" office:value="13141" table:style-name="ce733">
            <text:p>13,141</text:p>
          </table:table-cell>
          <table:table-cell office:value-type="float" office:value="15950" table:style-name="ce733">
            <text:p>15,950</text:p>
          </table:table-cell>
          <table:table-cell office:value-type="float" office:value="24920" table:style-name="ce733">
            <text:p>24,920</text:p>
          </table:table-cell>
          <table:table-cell office:value-type="float" office:value="8764" table:style-name="ce733">
            <text:p>8,764</text:p>
          </table:table-cell>
          <table:table-cell office:value-type="float" office:value="202506" table:style-name="ce733">
            <text:p>202,506</text:p>
          </table:table-cell>
          <table:table-cell office:value-type="float" office:value="464752" table:style-name="ce733">
            <text:p>464,752</text:p>
          </table:table-cell>
          <table:table-cell office:value-type="float" office:value="519514" table:style-name="ce733">
            <text:p>519,514</text:p>
          </table:table-cell>
          <table:table-cell office:value-type="float" office:value="984266" table:style-name="ce733">
            <text:p>984,266</text:p>
          </table:table-cell>
          <table:table-cell office:value-type="float" office:value="123" table:style-name="ce734">
            <text:p>123</text:p>
          </table:table-cell>
          <table:table-cell office:value-type="float" office:value="1186895" table:style-name="ce733">
            <text:p>1,186,895</text:p>
          </table:table-cell>
          <table:table-cell table:style-name="ce722"/>
          <table:table-cell table:number-columns-repeated="16364" table:style-name="ce3"/>
        </table:table-row>
        <table:table-row table:style-name="ro6">
          <table:table-cell table:style-name="ce731"/>
          <table:table-cell office:value-type="string" table:style-name="ce722">
            <text:p>Immediate custody</text:p>
          </table:table-cell>
          <table:table-cell table:style-name="ce722"/>
          <table:table-cell office:value-type="float" office:value="11668" table:style-name="ce735">
            <text:p>11,668</text:p>
          </table:table-cell>
          <table:table-cell office:value-type="float" office:value="3559" table:style-name="ce735">
            <text:p>3,559</text:p>
          </table:table-cell>
          <table:table-cell office:value-type="float" office:value="2537" table:style-name="ce735">
            <text:p>2,537</text:p>
          </table:table-cell>
          <table:table-cell office:value-type="float" office:value="21013" table:style-name="ce735">
            <text:p>21,013</text:p>
          </table:table-cell>
          <table:table-cell office:value-type="float" office:value="547" table:style-name="ce735">
            <text:p>547</text:p>
          </table:table-cell>
          <table:table-cell office:value-type="float" office:value="7636" table:style-name="ce735">
            <text:p>7,636</text:p>
          </table:table-cell>
          <table:table-cell office:value-type="float" office:value="4731" table:style-name="ce735">
            <text:p>4,731</text:p>
          </table:table-cell>
          <table:table-cell office:value-type="float" office:value="4782" table:style-name="ce735">
            <text:p>4,782</text:p>
          </table:table-cell>
          <table:table-cell office:value-type="float" office:value="7822" table:style-name="ce735">
            <text:p>7,822</text:p>
          </table:table-cell>
          <table:table-cell office:value-type="float" office:value="1786" table:style-name="ce735">
            <text:p>1,786</text:p>
          </table:table-cell>
          <table:table-cell office:value-type="float" office:value="66081" table:style-name="ce735">
            <text:p>66,081</text:p>
          </table:table-cell>
          <table:table-cell office:value-type="float" office:value="10997" table:style-name="ce735">
            <text:p>10,997</text:p>
          </table:table-cell>
          <table:table-cell office:value-type="float" office:value="3051" table:style-name="ce735">
            <text:p>3,051</text:p>
          </table:table-cell>
          <table:table-cell office:value-type="float" office:value="14048" table:style-name="ce735">
            <text:p>14,048</text:p>
          </table:table-cell>
          <table:table-cell office:value-type="float" office:value="87" table:style-name="ce736">
            <text:p>87</text:p>
          </table:table-cell>
          <table:table-cell office:value-type="float" office:value="80216" table:style-name="ce735">
            <text:p>80,216</text:p>
          </table:table-cell>
          <table:table-cell table:style-name="ce722"/>
          <table:table-cell table:number-columns-repeated="16364" table:style-name="ce3"/>
        </table:table-row>
        <table:table-row table:style-name="ro6">
          <table:table-cell table:style-name="ce731"/>
          <table:table-cell office:value-type="string" table:style-name="ce722">
            <text:p>Suspended sentence</text:p>
          </table:table-cell>
          <table:table-cell table:style-name="ce722"/>
          <table:table-cell office:value-type="float" office:value="5637" table:style-name="ce735">
            <text:p>5,637</text:p>
          </table:table-cell>
          <table:table-cell office:value-type="float" office:value="855" table:style-name="ce735">
            <text:p>855</text:p>
          </table:table-cell>
          <table:table-cell office:value-type="float" office:value="174" table:style-name="ce735">
            <text:p>174</text:p>
          </table:table-cell>
          <table:table-cell office:value-type="float" office:value="8199" table:style-name="ce735">
            <text:p>8,199</text:p>
          </table:table-cell>
          <table:table-cell office:value-type="float" office:value="254" table:style-name="ce735">
            <text:p>254</text:p>
          </table:table-cell>
          <table:table-cell office:value-type="float" office:value="3352" table:style-name="ce735">
            <text:p>3,352</text:p>
          </table:table-cell>
          <table:table-cell office:value-type="float" office:value="3495" table:style-name="ce735">
            <text:p>3,495</text:p>
          </table:table-cell>
          <table:table-cell office:value-type="float" office:value="2618" table:style-name="ce735">
            <text:p>2,618</text:p>
          </table:table-cell>
          <table:table-cell office:value-type="float" office:value="5181" table:style-name="ce735">
            <text:p>5,181</text:p>
          </table:table-cell>
          <table:table-cell office:value-type="float" office:value="2154" table:style-name="ce735">
            <text:p>2,154</text:p>
          </table:table-cell>
          <table:table-cell office:value-type="float" office:value="31919" table:style-name="ce735">
            <text:p>31,919</text:p>
          </table:table-cell>
          <table:table-cell office:value-type="float" office:value="8908" table:style-name="ce735">
            <text:p>8,908</text:p>
          </table:table-cell>
          <table:table-cell office:value-type="float" office:value="4377" table:style-name="ce735">
            <text:p>4,377</text:p>
          </table:table-cell>
          <table:table-cell office:value-type="float" office:value="13285" table:style-name="ce735">
            <text:p>13,285</text:p>
          </table:table-cell>
          <table:table-cell office:value-type="float" office:value="19" table:style-name="ce736">
            <text:p>19</text:p>
          </table:table-cell>
          <table:table-cell office:value-type="float" office:value="45223" table:style-name="ce735">
            <text:p>45,223</text:p>
          </table:table-cell>
          <table:table-cell table:style-name="ce722"/>
          <table:table-cell table:number-columns-repeated="16364" table:style-name="ce3"/>
        </table:table-row>
        <table:table-row table:style-name="ro6">
          <table:table-cell table:style-name="ce731"/>
          <table:table-cell office:value-type="string" table:style-name="ce722">
            <text:p>Community sentence</text:p>
          </table:table-cell>
          <table:table-cell table:style-name="ce722"/>
          <table:table-cell office:value-type="float" office:value="5451" table:style-name="ce735">
            <text:p>5,451</text:p>
          </table:table-cell>
          <table:table-cell office:value-type="float" office:value="1068" table:style-name="ce735">
            <text:p>1,068</text:p>
          </table:table-cell>
          <table:table-cell office:value-type="float" office:value="889" table:style-name="ce735">
            <text:p>889</text:p>
          </table:table-cell>
          <table:table-cell office:value-type="float" office:value="15643" table:style-name="ce735">
            <text:p>15,643</text:p>
          </table:table-cell>
          <table:table-cell office:value-type="float" office:value="493" table:style-name="ce735">
            <text:p>493</text:p>
          </table:table-cell>
          <table:table-cell office:value-type="float" office:value="4160" table:style-name="ce735">
            <text:p>4,160</text:p>
          </table:table-cell>
          <table:table-cell office:value-type="float" office:value="3738" table:style-name="ce735">
            <text:p>3,738</text:p>
          </table:table-cell>
          <table:table-cell office:value-type="float" office:value="3886" table:style-name="ce735">
            <text:p>3,886</text:p>
          </table:table-cell>
          <table:table-cell office:value-type="float" office:value="3699" table:style-name="ce735">
            <text:p>3,699</text:p>
          </table:table-cell>
          <table:table-cell office:value-type="float" office:value="2827" table:style-name="ce735">
            <text:p>2,827</text:p>
          </table:table-cell>
          <table:table-cell office:value-type="float" office:value="41854" table:style-name="ce735">
            <text:p>41,854</text:p>
          </table:table-cell>
          <table:table-cell office:value-type="float" office:value="35749" table:style-name="ce735">
            <text:p>35,749</text:p>
          </table:table-cell>
          <table:table-cell office:value-type="float" office:value="13018" table:style-name="ce735">
            <text:p>13,018</text:p>
          </table:table-cell>
          <table:table-cell office:value-type="float" office:value="48767" table:style-name="ce735">
            <text:p>48,767</text:p>
          </table:table-cell>
          <table:table-cell office:value-type="float" office:value="7" table:style-name="ce736">
            <text:p>7</text:p>
          </table:table-cell>
          <table:table-cell office:value-type="float" office:value="90628" table:style-name="ce735">
            <text:p>90,628</text:p>
          </table:table-cell>
          <table:table-cell table:style-name="ce722"/>
          <table:table-cell table:number-columns-repeated="16364" table:style-name="ce3"/>
        </table:table-row>
        <table:table-row table:style-name="ro33">
          <table:table-cell table:style-name="ce731"/>
          <table:table-cell office:value-type="string" table:style-name="ce722">
            <text:p>Fine<text:span text:style-name="T3">(5)</text:span></text:p>
          </table:table-cell>
          <table:table-cell table:style-name="ce722"/>
          <table:table-cell office:value-type="float" office:value="2086" table:style-name="ce735">
            <text:p>2,086</text:p>
          </table:table-cell>
          <table:table-cell office:value-type="float" office:value="78" table:style-name="ce735">
            <text:p>78</text:p>
          </table:table-cell>
          <table:table-cell office:value-type="float" office:value="0" table:style-name="ce735">
            <text:p>0</text:p>
          </table:table-cell>
          <table:table-cell office:value-type="float" office:value="9529" table:style-name="ce735">
            <text:p>9,529</text:p>
          </table:table-cell>
          <table:table-cell office:value-type="float" office:value="136" table:style-name="ce735">
            <text:p>136</text:p>
          </table:table-cell>
          <table:table-cell office:value-type="float" office:value="12799" table:style-name="ce735">
            <text:p>12,799</text:p>
          </table:table-cell>
          <table:table-cell office:value-type="float" office:value="609" table:style-name="ce735">
            <text:p>609</text:p>
          </table:table-cell>
          <table:table-cell office:value-type="float" office:value="3047" table:style-name="ce735">
            <text:p>3,047</text:p>
          </table:table-cell>
          <table:table-cell office:value-type="float" office:value="5371" table:style-name="ce735">
            <text:p>5,371</text:p>
          </table:table-cell>
          <table:table-cell office:value-type="float" office:value="922" table:style-name="ce735">
            <text:p>922</text:p>
          </table:table-cell>
          <table:table-cell office:value-type="float" office:value="34577" table:style-name="ce735">
            <text:p>34,577</text:p>
          </table:table-cell>
          <table:table-cell office:value-type="float" office:value="377678" table:style-name="ce735">
            <text:p>377,678</text:p>
          </table:table-cell>
          <table:table-cell office:value-type="float" office:value="494174" table:style-name="ce735">
            <text:p>494,174</text:p>
          </table:table-cell>
          <table:table-cell office:value-type="float" office:value="871852" table:style-name="ce735">
            <text:p>871,852</text:p>
          </table:table-cell>
          <table:table-cell office:value-type="float" office:value="1" table:style-name="ce736">
            <text:p>1</text:p>
          </table:table-cell>
          <table:table-cell office:value-type="float" office:value="906430" table:style-name="ce735">
            <text:p>906,430</text:p>
          </table:table-cell>
          <table:table-cell table:style-name="ce737"/>
          <table:table-cell table:number-columns-repeated="16364" table:style-name="ce3"/>
        </table:table-row>
        <table:table-row table:style-name="ro6">
          <table:table-cell table:style-name="ce731"/>
          <table:table-cell office:value-type="string" table:style-name="ce722">
            <text:p>Absolute discharge</text:p>
          </table:table-cell>
          <table:table-cell table:style-name="ce722"/>
          <table:table-cell office:value-type="float" office:value="53" table:style-name="ce735">
            <text:p>53</text:p>
          </table:table-cell>
          <table:table-cell office:value-type="float" office:value="12" table:style-name="ce735">
            <text:p>12</text:p>
          </table:table-cell>
          <table:table-cell office:value-type="float" office:value="1" table:style-name="ce735">
            <text:p>1</text:p>
          </table:table-cell>
          <table:table-cell office:value-type="float" office:value="228" table:style-name="ce735">
            <text:p>228</text:p>
          </table:table-cell>
          <table:table-cell office:value-type="float" office:value="16" table:style-name="ce735">
            <text:p>16</text:p>
          </table:table-cell>
          <table:table-cell office:value-type="float" office:value="190" table:style-name="ce735">
            <text:p>190</text:p>
          </table:table-cell>
          <table:table-cell office:value-type="float" office:value="17" table:style-name="ce735">
            <text:p>17</text:p>
          </table:table-cell>
          <table:table-cell office:value-type="float" office:value="75" table:style-name="ce735">
            <text:p>75</text:p>
          </table:table-cell>
          <table:table-cell office:value-type="float" office:value="117" table:style-name="ce735">
            <text:p>117</text:p>
          </table:table-cell>
          <table:table-cell office:value-type="float" office:value="7" table:style-name="ce735">
            <text:p>7</text:p>
          </table:table-cell>
          <table:table-cell office:value-type="float" office:value="716" table:style-name="ce735">
            <text:p>716</text:p>
          </table:table-cell>
          <table:table-cell office:value-type="float" office:value="2902" table:style-name="ce735">
            <text:p>2,902</text:p>
          </table:table-cell>
          <table:table-cell office:value-type="float" office:value="1473" table:style-name="ce735">
            <text:p>1,473</text:p>
          </table:table-cell>
          <table:table-cell office:value-type="float" office:value="4375" table:style-name="ce735">
            <text:p>4,375</text:p>
          </table:table-cell>
          <table:table-cell office:value-type="float" office:value="0" table:style-name="ce736">
            <text:p>0</text:p>
          </table:table-cell>
          <table:table-cell office:value-type="float" office:value="5091" table:style-name="ce735">
            <text:p>5,091</text:p>
          </table:table-cell>
          <table:table-cell table:style-name="ce722"/>
          <table:table-cell table:number-columns-repeated="16364" table:style-name="ce3"/>
        </table:table-row>
        <table:table-row table:style-name="ro6">
          <table:table-cell table:style-name="ce731"/>
          <table:table-cell office:value-type="string" table:style-name="ce722">
            <text:p>Conditional discharge</text:p>
          </table:table-cell>
          <table:table-cell table:style-name="ce722"/>
          <table:table-cell office:value-type="float" office:value="911" table:style-name="ce735">
            <text:p>911</text:p>
          </table:table-cell>
          <table:table-cell office:value-type="float" office:value="48" table:style-name="ce735">
            <text:p>48</text:p>
          </table:table-cell>
          <table:table-cell office:value-type="float" office:value="7" table:style-name="ce735">
            <text:p>7</text:p>
          </table:table-cell>
          <table:table-cell office:value-type="float" office:value="9842" table:style-name="ce735">
            <text:p>9,842</text:p>
          </table:table-cell>
          <table:table-cell office:value-type="float" office:value="166" table:style-name="ce735">
            <text:p>166</text:p>
          </table:table-cell>
          <table:table-cell office:value-type="float" office:value="4583" table:style-name="ce735">
            <text:p>4,583</text:p>
          </table:table-cell>
          <table:table-cell office:value-type="float" office:value="286" table:style-name="ce735">
            <text:p>286</text:p>
          </table:table-cell>
          <table:table-cell office:value-type="float" office:value="883" table:style-name="ce735">
            <text:p>883</text:p>
          </table:table-cell>
          <table:table-cell office:value-type="float" office:value="979" table:style-name="ce735">
            <text:p>979</text:p>
          </table:table-cell>
          <table:table-cell office:value-type="float" office:value="869" table:style-name="ce735">
            <text:p>869</text:p>
          </table:table-cell>
          <table:table-cell office:value-type="float" office:value="18574" table:style-name="ce735">
            <text:p>18,574</text:p>
          </table:table-cell>
          <table:table-cell office:value-type="float" office:value="22757" table:style-name="ce735">
            <text:p>22,757</text:p>
          </table:table-cell>
          <table:table-cell office:value-type="float" office:value="1280" table:style-name="ce735">
            <text:p>1,280</text:p>
          </table:table-cell>
          <table:table-cell office:value-type="float" office:value="24037" table:style-name="ce735">
            <text:p>24,037</text:p>
          </table:table-cell>
          <table:table-cell office:value-type="float" office:value="0" table:style-name="ce736">
            <text:p>0</text:p>
          </table:table-cell>
          <table:table-cell office:value-type="float" office:value="42611" table:style-name="ce735">
            <text:p>42,611</text:p>
          </table:table-cell>
          <table:table-cell table:style-name="ce722"/>
          <table:table-cell table:number-columns-repeated="16364" table:style-name="ce3"/>
        </table:table-row>
        <table:table-row table:style-name="ro6">
          <table:table-cell table:style-name="ce731"/>
          <table:table-cell office:value-type="string" table:style-name="ce224">
            <text:p>Compensation</text:p>
          </table:table-cell>
          <table:table-cell table:style-name="ce722"/>
          <table:table-cell office:value-type="float" office:value="95" table:style-name="ce735">
            <text:p>95</text:p>
          </table:table-cell>
          <table:table-cell office:value-type="float" office:value="10" table:style-name="ce735">
            <text:p>10</text:p>
          </table:table-cell>
          <table:table-cell office:value-type="float" office:value="3" table:style-name="ce735">
            <text:p>3</text:p>
          </table:table-cell>
          <table:table-cell office:value-type="float" office:value="1555" table:style-name="ce735">
            <text:p>1,555</text:p>
          </table:table-cell>
          <table:table-cell office:value-type="float" office:value="52" table:style-name="ce735">
            <text:p>52</text:p>
          </table:table-cell>
          <table:table-cell office:value-type="float" office:value="0" table:style-name="ce735">
            <text:p>0</text:p>
          </table:table-cell>
          <table:table-cell office:value-type="float" office:value="0" table:style-name="ce735">
            <text:p>0</text:p>
          </table:table-cell>
          <table:table-cell office:value-type="float" office:value="44" table:style-name="ce735">
            <text:p>44</text:p>
          </table:table-cell>
          <table:table-cell office:value-type="float" office:value="42" table:style-name="ce735">
            <text:p>42</text:p>
          </table:table-cell>
          <table:table-cell office:value-type="float" office:value="75" table:style-name="ce735">
            <text:p>75</text:p>
          </table:table-cell>
          <table:table-cell office:value-type="float" office:value="1876" table:style-name="ce735">
            <text:p>1,876</text:p>
          </table:table-cell>
          <table:table-cell office:value-type="float" office:value="2989" table:style-name="ce735">
            <text:p>2,989</text:p>
          </table:table-cell>
          <table:table-cell office:value-type="float" office:value="93" table:style-name="ce735">
            <text:p>93</text:p>
          </table:table-cell>
          <table:table-cell office:value-type="float" office:value="3082" table:style-name="ce735">
            <text:p>3,082</text:p>
          </table:table-cell>
          <table:table-cell office:value-type="float" office:value="0" table:style-name="ce736">
            <text:p>0</text:p>
          </table:table-cell>
          <table:table-cell office:value-type="float" office:value="4958" table:style-name="ce735">
            <text:p>4,958</text:p>
          </table:table-cell>
          <table:table-cell table:style-name="ce722"/>
          <table:table-cell table:number-columns-repeated="16364" table:style-name="ce3"/>
        </table:table-row>
        <table:table-row table:style-name="ro33">
          <table:table-cell table:style-name="ce731"/>
          <table:table-cell office:value-type="string" table:style-name="ce722">
            <text:p>Otherwise dealt with<text:span text:style-name="T3">(6)</text:span></text:p>
          </table:table-cell>
          <table:table-cell table:style-name="ce722"/>
          <table:table-cell office:value-type="float" office:value="772" table:style-name="ce735">
            <text:p>772</text:p>
          </table:table-cell>
          <table:table-cell office:value-type="float" office:value="238" table:style-name="ce735">
            <text:p>238</text:p>
          </table:table-cell>
          <table:table-cell office:value-type="float" office:value="100" table:style-name="ce735">
            <text:p>100</text:p>
          </table:table-cell>
          <table:table-cell office:value-type="float" office:value="1721" table:style-name="ce735">
            <text:p>1,721</text:p>
          </table:table-cell>
          <table:table-cell office:value-type="float" office:value="89" table:style-name="ce735">
            <text:p>89</text:p>
          </table:table-cell>
          <table:table-cell office:value-type="float" office:value="1276" table:style-name="ce735">
            <text:p>1,276</text:p>
          </table:table-cell>
          <table:table-cell office:value-type="float" office:value="265" table:style-name="ce735">
            <text:p>265</text:p>
          </table:table-cell>
          <table:table-cell office:value-type="float" office:value="615" table:style-name="ce735">
            <text:p>615</text:p>
          </table:table-cell>
          <table:table-cell office:value-type="float" office:value="1709" table:style-name="ce735">
            <text:p>1,709</text:p>
          </table:table-cell>
          <table:table-cell office:value-type="float" office:value="124" table:style-name="ce735">
            <text:p>124</text:p>
          </table:table-cell>
          <table:table-cell office:value-type="float" office:value="6909" table:style-name="ce735">
            <text:p>6,909</text:p>
          </table:table-cell>
          <table:table-cell office:value-type="float" office:value="2772" table:style-name="ce735">
            <text:p>2,772</text:p>
          </table:table-cell>
          <table:table-cell office:value-type="float" office:value="2048" table:style-name="ce735">
            <text:p>2,048</text:p>
          </table:table-cell>
          <table:table-cell office:value-type="float" office:value="4820" table:style-name="ce735">
            <text:p>4,820</text:p>
          </table:table-cell>
          <table:table-cell office:value-type="float" office:value="9" table:style-name="ce736">
            <text:p>9</text:p>
          </table:table-cell>
          <table:table-cell office:value-type="float" office:value="11738" table:style-name="ce735">
            <text:p>11,738</text:p>
          </table:table-cell>
          <table:table-cell table:style-name="ce722"/>
          <table:table-cell table:number-columns-repeated="16364" table:style-name="ce3"/>
        </table:table-row>
        <table:table-row table:style-name="ro85">
          <table:table-cell table:style-name="ce731"/>
          <table:table-cell office:value-type="string" table:style-name="ce738">
            <text:p>Average custodial sentence (months)<text:span text:style-name="T3">(7)<text:s/></text:span></text:p>
          </table:table-cell>
          <table:table-cell table:style-name="ce738"/>
          <table:table-cell office:value-type="float" office:value="24.114999999999998" table:style-name="ce739">
            <text:p><text:s/>24.1<text:s/></text:p>
          </table:table-cell>
          <table:table-cell office:value-type="float" office:value="60.9574" table:style-name="ce739">
            <text:p><text:s/>61.0<text:s/></text:p>
          </table:table-cell>
          <table:table-cell office:value-type="float" office:value="49.117199999999997" table:style-name="ce739">
            <text:p><text:s/>49.1<text:s/></text:p>
          </table:table-cell>
          <table:table-cell office:value-type="float" office:value="9.7349999999999994" table:style-name="ce739">
            <text:p><text:s/>9.7<text:s/></text:p>
          </table:table-cell>
          <table:table-cell office:value-type="float" office:value="29.060099999999998" table:style-name="ce739">
            <text:p><text:s/>29.1<text:s/></text:p>
          </table:table-cell>
          <table:table-cell office:value-type="float" office:value="36.142800000000001" table:style-name="ce739">
            <text:p><text:s/>36.1<text:s/></text:p>
          </table:table-cell>
          <table:table-cell office:value-type="float" office:value="13.034800000000001" table:style-name="ce739">
            <text:p><text:s/>13.0<text:s/></text:p>
          </table:table-cell>
          <table:table-cell office:value-type="float" office:value="6.6647999999999996" table:style-name="ce739">
            <text:p><text:s/>6.7<text:s/></text:p>
          </table:table-cell>
          <table:table-cell office:value-type="float" office:value="12.5321" table:style-name="ce739">
            <text:p><text:s/>12.5<text:s/></text:p>
          </table:table-cell>
          <table:table-cell office:value-type="float" office:value="18.955500000000001" table:style-name="ce739">
            <text:p><text:s/>19.0<text:s/></text:p>
          </table:table-cell>
          <table:table-cell office:value-type="float" office:value="20.311599999999999" table:style-name="ce739">
            <text:p><text:s/>20.3<text:s/></text:p>
          </table:table-cell>
          <table:table-cell office:value-type="float" office:value="2.5354999999999999" table:style-name="ce739">
            <text:p><text:s/>2.5<text:s/></text:p>
          </table:table-cell>
          <table:table-cell office:value-type="float" office:value="2.8473000000000002" table:style-name="ce739">
            <text:p><text:s/>2.8<text:s/></text:p>
          </table:table-cell>
          <table:table-cell office:value-type="float" office:value="2.6032000000000002" table:style-name="ce739">
            <text:p><text:s/>2.6<text:s/></text:p>
          </table:table-cell>
          <table:table-cell office:value-type="float" office:value="81.481999999999999" table:style-name="ce740">
            <text:p><text:s/>81.5<text:s/></text:p>
          </table:table-cell>
          <table:table-cell office:value-type="float" office:value="17.261500000000002" table:style-name="ce739">
            <text:p><text:s/>17.3<text:s/></text:p>
          </table:table-cell>
          <table:table-cell table:number-columns-repeated="16365" table:style-name="ce738"/>
        </table:table-row>
        <table:table-row table:style-name="ro6">
          <table:table-cell office:value-type="string" table:number-columns-spanned="1" table:number-rows-spanned="10" table:style-name="ce755">
            <text:p>2019</text:p>
          </table:table-cell>
          <table:table-cell office:value-type="string" table:style-name="ce732">
            <text:p>All Sentenced</text:p>
          </table:table-cell>
          <table:table-cell table:style-name="ce732"/>
          <table:table-cell office:value-type="float" office:value="32236" table:style-name="ce733">
            <text:p>32,236</text:p>
          </table:table-cell>
          <table:table-cell office:value-type="float" office:value="4914" table:style-name="ce733">
            <text:p>4,914</text:p>
          </table:table-cell>
          <table:table-cell office:value-type="float" office:value="3845" table:style-name="ce733">
            <text:p>3,845</text:p>
          </table:table-cell>
          <table:table-cell office:value-type="float" office:value="59289" table:style-name="ce733">
            <text:p>59,289</text:p>
          </table:table-cell>
          <table:table-cell office:value-type="float" office:value="1529" table:style-name="ce733">
            <text:p>1,529</text:p>
          </table:table-cell>
          <table:table-cell office:value-type="float" office:value="37006" table:style-name="ce733">
            <text:p>37,006</text:p>
          </table:table-cell>
          <table:table-cell office:value-type="float" office:value="14235" table:style-name="ce733">
            <text:p>14,235</text:p>
          </table:table-cell>
          <table:table-cell office:value-type="float" office:value="15936" table:style-name="ce733">
            <text:p>15,936</text:p>
          </table:table-cell>
          <table:table-cell office:value-type="float" office:value="22993" table:style-name="ce733">
            <text:p>22,993</text:p>
          </table:table-cell>
          <table:table-cell office:value-type="float" office:value="7009" table:style-name="ce733">
            <text:p>7,009</text:p>
          </table:table-cell>
          <table:table-cell office:value-type="float" office:value="198992" table:style-name="ce733">
            <text:p>198,992</text:p>
          </table:table-cell>
          <table:table-cell office:value-type="float" office:value="453956" table:style-name="ce733">
            <text:p>453,956</text:p>
          </table:table-cell>
          <table:table-cell office:value-type="float" office:value="525862" table:style-name="ce733">
            <text:p>525,862</text:p>
          </table:table-cell>
          <table:table-cell office:value-type="float" office:value="979818" table:style-name="ce733">
            <text:p>979,818</text:p>
          </table:table-cell>
          <table:table-cell office:value-type="float" office:value="545" table:style-name="ce734">
            <text:p>545</text:p>
          </table:table-cell>
          <table:table-cell office:value-type="float" office:value="1179355" table:style-name="ce733">
            <text:p>1,179,355</text:p>
          </table:table-cell>
          <table:table-cell table:style-name="ce722"/>
          <table:table-cell table:number-columns-repeated="16364" table:style-name="ce3"/>
        </table:table-row>
        <table:table-row table:style-name="ro6">
          <table:covered-table-cell/>
          <table:table-cell office:value-type="string" table:style-name="ce722">
            <text:p>Immediate custody</text:p>
          </table:table-cell>
          <table:table-cell table:style-name="ce722"/>
          <table:table-cell office:value-type="float" office:value="12322" table:style-name="ce735">
            <text:p>12,322</text:p>
          </table:table-cell>
          <table:table-cell office:value-type="float" office:value="2824" table:style-name="ce735">
            <text:p>2,824</text:p>
          </table:table-cell>
          <table:table-cell office:value-type="float" office:value="2526" table:style-name="ce735">
            <text:p>2,526</text:p>
          </table:table-cell>
          <table:table-cell office:value-type="float" office:value="18638" table:style-name="ce735">
            <text:p>18,638</text:p>
          </table:table-cell>
          <table:table-cell office:value-type="float" office:value="450" table:style-name="ce735">
            <text:p>450</text:p>
          </table:table-cell>
          <table:table-cell office:value-type="float" office:value="8380" table:style-name="ce735">
            <text:p>8,380</text:p>
          </table:table-cell>
          <table:table-cell office:value-type="float" office:value="5264" table:style-name="ce735">
            <text:p>5,264</text:p>
          </table:table-cell>
          <table:table-cell office:value-type="float" office:value="4736" table:style-name="ce735">
            <text:p>4,736</text:p>
          </table:table-cell>
          <table:table-cell office:value-type="float" office:value="7213" table:style-name="ce735">
            <text:p>7,213</text:p>
          </table:table-cell>
          <table:table-cell office:value-type="float" office:value="1609" table:style-name="ce735">
            <text:p>1,609</text:p>
          </table:table-cell>
          <table:table-cell office:value-type="float" office:value="63962" table:style-name="ce735">
            <text:p>63,962</text:p>
          </table:table-cell>
          <table:table-cell office:value-type="float" office:value="8613" table:style-name="ce735">
            <text:p>8,613</text:p>
          </table:table-cell>
          <table:table-cell office:value-type="float" office:value="3047" table:style-name="ce735">
            <text:p>3,047</text:p>
          </table:table-cell>
          <table:table-cell office:value-type="float" office:value="11660" table:style-name="ce735">
            <text:p>11,660</text:p>
          </table:table-cell>
          <table:table-cell office:value-type="float" office:value="307" table:style-name="ce736">
            <text:p>307</text:p>
          </table:table-cell>
          <table:table-cell office:value-type="float" office:value="75929" table:style-name="ce735">
            <text:p>75,929</text:p>
          </table:table-cell>
          <table:table-cell table:number-columns-repeated="5" table:style-name="ce722"/>
          <table:table-cell table:number-columns-repeated="16360" table:style-name="ce3"/>
        </table:table-row>
        <table:table-row table:style-name="ro6">
          <table:covered-table-cell/>
          <table:table-cell office:value-type="string" table:style-name="ce722">
            <text:p>Suspended sentence</text:p>
          </table:table-cell>
          <table:table-cell table:style-name="ce722"/>
          <table:table-cell office:value-type="float" office:value="5801" table:style-name="ce735">
            <text:p>5,801</text:p>
          </table:table-cell>
          <table:table-cell office:value-type="float" office:value="667" table:style-name="ce735">
            <text:p>667</text:p>
          </table:table-cell>
          <table:table-cell office:value-type="float" office:value="186" table:style-name="ce735">
            <text:p>186</text:p>
          </table:table-cell>
          <table:table-cell office:value-type="float" office:value="6491" table:style-name="ce735">
            <text:p>6,491</text:p>
          </table:table-cell>
          <table:table-cell office:value-type="float" office:value="203" table:style-name="ce735">
            <text:p>203</text:p>
          </table:table-cell>
          <table:table-cell office:value-type="float" office:value="3322" table:style-name="ce735">
            <text:p>3,322</text:p>
          </table:table-cell>
          <table:table-cell office:value-type="float" office:value="4011" table:style-name="ce735">
            <text:p>4,011</text:p>
          </table:table-cell>
          <table:table-cell office:value-type="float" office:value="2541" table:style-name="ce735">
            <text:p>2,541</text:p>
          </table:table-cell>
          <table:table-cell office:value-type="float" office:value="4514" table:style-name="ce735">
            <text:p>4,514</text:p>
          </table:table-cell>
          <table:table-cell office:value-type="float" office:value="1771" table:style-name="ce735">
            <text:p>1,771</text:p>
          </table:table-cell>
          <table:table-cell office:value-type="float" office:value="29507" table:style-name="ce735">
            <text:p>29,507</text:p>
          </table:table-cell>
          <table:table-cell office:value-type="float" office:value="5972" table:style-name="ce735">
            <text:p>5,972</text:p>
          </table:table-cell>
          <table:table-cell office:value-type="float" office:value="3759" table:style-name="ce735">
            <text:p>3,759</text:p>
          </table:table-cell>
          <table:table-cell office:value-type="float" office:value="9731" table:style-name="ce735">
            <text:p>9,731</text:p>
          </table:table-cell>
          <table:table-cell office:value-type="float" office:value="110" table:style-name="ce736">
            <text:p>110</text:p>
          </table:table-cell>
          <table:table-cell office:value-type="float" office:value="39348" table:style-name="ce735">
            <text:p>39,348</text:p>
          </table:table-cell>
          <table:table-cell table:number-columns-repeated="5" table:style-name="ce722"/>
          <table:table-cell table:number-columns-repeated="16360" table:style-name="ce3"/>
        </table:table-row>
        <table:table-row table:style-name="ro6">
          <table:covered-table-cell/>
          <table:table-cell office:value-type="string" table:style-name="ce722">
            <text:p>Community sentence</text:p>
          </table:table-cell>
          <table:table-cell table:style-name="ce722"/>
          <table:table-cell office:value-type="float" office:value="8285" table:style-name="ce735">
            <text:p>8,285</text:p>
          </table:table-cell>
          <table:table-cell office:value-type="float" office:value="1079" table:style-name="ce735">
            <text:p>1,079</text:p>
          </table:table-cell>
          <table:table-cell office:value-type="float" office:value="1033" table:style-name="ce735">
            <text:p>1,033</text:p>
          </table:table-cell>
          <table:table-cell office:value-type="float" office:value="14638" table:style-name="ce735">
            <text:p>14,638</text:p>
          </table:table-cell>
          <table:table-cell office:value-type="float" office:value="467" table:style-name="ce735">
            <text:p>467</text:p>
          </table:table-cell>
          <table:table-cell office:value-type="float" office:value="4525" table:style-name="ce735">
            <text:p>4,525</text:p>
          </table:table-cell>
          <table:table-cell office:value-type="float" office:value="3908" table:style-name="ce735">
            <text:p>3,908</text:p>
          </table:table-cell>
          <table:table-cell office:value-type="float" office:value="4242" table:style-name="ce735">
            <text:p>4,242</text:p>
          </table:table-cell>
          <table:table-cell office:value-type="float" office:value="3794" table:style-name="ce735">
            <text:p>3,794</text:p>
          </table:table-cell>
          <table:table-cell office:value-type="float" office:value="2218" table:style-name="ce735">
            <text:p>2,218</text:p>
          </table:table-cell>
          <table:table-cell office:value-type="float" office:value="44189" table:style-name="ce735">
            <text:p>44,189</text:p>
          </table:table-cell>
          <table:table-cell office:value-type="float" office:value="30650" table:style-name="ce735">
            <text:p>30,650</text:p>
          </table:table-cell>
          <table:table-cell office:value-type="float" office:value="14946" table:style-name="ce735">
            <text:p>14,946</text:p>
          </table:table-cell>
          <table:table-cell office:value-type="float" office:value="45596" table:style-name="ce735">
            <text:p>45,596</text:p>
          </table:table-cell>
          <table:table-cell office:value-type="float" office:value="67" table:style-name="ce736">
            <text:p>67</text:p>
          </table:table-cell>
          <table:table-cell office:value-type="float" office:value="89852" table:style-name="ce735">
            <text:p>89,852</text:p>
          </table:table-cell>
          <table:table-cell table:number-columns-repeated="5" table:style-name="ce722"/>
          <table:table-cell table:number-columns-repeated="16360" table:style-name="ce3"/>
        </table:table-row>
        <table:table-row table:style-name="ro33">
          <table:covered-table-cell/>
          <table:table-cell office:value-type="string" table:style-name="ce722">
            <text:p>Fine<text:span text:style-name="T3">(5)</text:span></text:p>
          </table:table-cell>
          <table:table-cell table:style-name="ce722"/>
          <table:table-cell office:value-type="float" office:value="3433" table:style-name="ce735">
            <text:p>3,433</text:p>
          </table:table-cell>
          <table:table-cell office:value-type="float" office:value="56" table:style-name="ce735">
            <text:p>56</text:p>
          </table:table-cell>
          <table:table-cell office:value-type="float" office:value="0" table:style-name="ce735">
            <text:p>0</text:p>
          </table:table-cell>
          <table:table-cell office:value-type="float" office:value="8263" table:style-name="ce735">
            <text:p>8,263</text:p>
          </table:table-cell>
          <table:table-cell office:value-type="float" office:value="124" table:style-name="ce735">
            <text:p>124</text:p>
          </table:table-cell>
          <table:table-cell office:value-type="float" office:value="14167" table:style-name="ce735">
            <text:p>14,167</text:p>
          </table:table-cell>
          <table:table-cell office:value-type="float" office:value="446" table:style-name="ce735">
            <text:p>446</text:p>
          </table:table-cell>
          <table:table-cell office:value-type="float" office:value="2983" table:style-name="ce735">
            <text:p>2,983</text:p>
          </table:table-cell>
          <table:table-cell office:value-type="float" office:value="4831" table:style-name="ce735">
            <text:p>4,831</text:p>
          </table:table-cell>
          <table:table-cell office:value-type="float" office:value="699" table:style-name="ce735">
            <text:p>699</text:p>
          </table:table-cell>
          <table:table-cell office:value-type="float" office:value="35002" table:style-name="ce735">
            <text:p>35,002</text:p>
          </table:table-cell>
          <table:table-cell office:value-type="float" office:value="381027" table:style-name="ce735">
            <text:p>381,027</text:p>
          </table:table-cell>
          <table:table-cell office:value-type="float" office:value="499178" table:style-name="ce735">
            <text:p>499,178</text:p>
          </table:table-cell>
          <table:table-cell office:value-type="float" office:value="880205" table:style-name="ce735">
            <text:p>880,205</text:p>
          </table:table-cell>
          <table:table-cell office:value-type="float" office:value="15" table:style-name="ce736">
            <text:p>15</text:p>
          </table:table-cell>
          <table:table-cell office:value-type="float" office:value="915222" table:style-name="ce735">
            <text:p>915,222</text:p>
          </table:table-cell>
          <table:table-cell table:style-name="ce737"/>
          <table:table-cell table:number-columns-repeated="4" table:style-name="ce722"/>
          <table:table-cell table:number-columns-repeated="16360" table:style-name="ce3"/>
        </table:table-row>
        <table:table-row table:style-name="ro6">
          <table:covered-table-cell/>
          <table:table-cell office:value-type="string" table:style-name="ce722">
            <text:p>Absolute discharge</text:p>
          </table:table-cell>
          <table:table-cell table:style-name="ce722"/>
          <table:table-cell office:value-type="float" office:value="47" table:style-name="ce735">
            <text:p>47</text:p>
          </table:table-cell>
          <table:table-cell office:value-type="float" office:value="16" table:style-name="ce735">
            <text:p>16</text:p>
          </table:table-cell>
          <table:table-cell office:value-type="float" office:value="2" table:style-name="ce735">
            <text:p>2</text:p>
          </table:table-cell>
          <table:table-cell office:value-type="float" office:value="144" table:style-name="ce735">
            <text:p>144</text:p>
          </table:table-cell>
          <table:table-cell office:value-type="float" office:value="15" table:style-name="ce735">
            <text:p>15</text:p>
          </table:table-cell>
          <table:table-cell office:value-type="float" office:value="185" table:style-name="ce735">
            <text:p>185</text:p>
          </table:table-cell>
          <table:table-cell office:value-type="float" office:value="16" table:style-name="ce735">
            <text:p>16</text:p>
          </table:table-cell>
          <table:table-cell office:value-type="float" office:value="73" table:style-name="ce735">
            <text:p>73</text:p>
          </table:table-cell>
          <table:table-cell office:value-type="float" office:value="106" table:style-name="ce735">
            <text:p>106</text:p>
          </table:table-cell>
          <table:table-cell office:value-type="float" office:value="5" table:style-name="ce735">
            <text:p>5</text:p>
          </table:table-cell>
          <table:table-cell office:value-type="float" office:value="609" table:style-name="ce735">
            <text:p>609</text:p>
          </table:table-cell>
          <table:table-cell office:value-type="float" office:value="2351" table:style-name="ce735">
            <text:p>2,351</text:p>
          </table:table-cell>
          <table:table-cell office:value-type="float" office:value="1458" table:style-name="ce735">
            <text:p>1,458</text:p>
          </table:table-cell>
          <table:table-cell office:value-type="float" office:value="3809" table:style-name="ce735">
            <text:p>3,809</text:p>
          </table:table-cell>
          <table:table-cell office:value-type="float" office:value="1" table:style-name="ce736">
            <text:p>1</text:p>
          </table:table-cell>
          <table:table-cell office:value-type="float" office:value="4419" table:style-name="ce735">
            <text:p>4,419</text:p>
          </table:table-cell>
          <table:table-cell table:number-columns-repeated="5" table:style-name="ce722"/>
          <table:table-cell table:number-columns-repeated="16360" table:style-name="ce3"/>
        </table:table-row>
        <table:table-row table:style-name="ro6">
          <table:covered-table-cell/>
          <table:table-cell office:value-type="string" table:style-name="ce722">
            <text:p>Conditional discharge</text:p>
          </table:table-cell>
          <table:table-cell table:style-name="ce722"/>
          <table:table-cell office:value-type="float" office:value="1260" table:style-name="ce735">
            <text:p>1,260</text:p>
          </table:table-cell>
          <table:table-cell office:value-type="float" office:value="45" table:style-name="ce735">
            <text:p>45</text:p>
          </table:table-cell>
          <table:table-cell office:value-type="float" office:value="9" table:style-name="ce735">
            <text:p>9</text:p>
          </table:table-cell>
          <table:table-cell office:value-type="float" office:value="8008" table:style-name="ce735">
            <text:p>8,008</text:p>
          </table:table-cell>
          <table:table-cell office:value-type="float" office:value="133" table:style-name="ce735">
            <text:p>133</text:p>
          </table:table-cell>
          <table:table-cell office:value-type="float" office:value="4941" table:style-name="ce735">
            <text:p>4,941</text:p>
          </table:table-cell>
          <table:table-cell office:value-type="float" office:value="257" table:style-name="ce735">
            <text:p>257</text:p>
          </table:table-cell>
          <table:table-cell office:value-type="float" office:value="725" table:style-name="ce735">
            <text:p>725</text:p>
          </table:table-cell>
          <table:table-cell office:value-type="float" office:value="911" table:style-name="ce735">
            <text:p>911</text:p>
          </table:table-cell>
          <table:table-cell office:value-type="float" office:value="525" table:style-name="ce735">
            <text:p>525</text:p>
          </table:table-cell>
          <table:table-cell office:value-type="float" office:value="16814" table:style-name="ce735">
            <text:p>16,814</text:p>
          </table:table-cell>
          <table:table-cell office:value-type="float" office:value="19862" table:style-name="ce735">
            <text:p>19,862</text:p>
          </table:table-cell>
          <table:table-cell office:value-type="float" office:value="1267" table:style-name="ce735">
            <text:p>1,267</text:p>
          </table:table-cell>
          <table:table-cell office:value-type="float" office:value="21129" table:style-name="ce735">
            <text:p>21,129</text:p>
          </table:table-cell>
          <table:table-cell office:value-type="float" office:value="5" table:style-name="ce736">
            <text:p>5</text:p>
          </table:table-cell>
          <table:table-cell office:value-type="float" office:value="37948" table:style-name="ce735">
            <text:p>37,948</text:p>
          </table:table-cell>
          <table:table-cell table:number-columns-repeated="5" table:style-name="ce722"/>
          <table:table-cell table:number-columns-repeated="16360" table:style-name="ce3"/>
        </table:table-row>
        <table:table-row table:style-name="ro6">
          <table:covered-table-cell/>
          <table:table-cell office:value-type="string" table:style-name="ce224">
            <text:p>Compensation</text:p>
          </table:table-cell>
          <table:table-cell table:style-name="ce722"/>
          <table:table-cell office:value-type="float" office:value="284" table:style-name="ce735">
            <text:p>284</text:p>
          </table:table-cell>
          <table:table-cell office:value-type="float" office:value="9" table:style-name="ce735">
            <text:p>9</text:p>
          </table:table-cell>
          <table:table-cell office:value-type="float" office:value="4" table:style-name="ce735">
            <text:p>4</text:p>
          </table:table-cell>
          <table:table-cell office:value-type="float" office:value="1522" table:style-name="ce735">
            <text:p>1,522</text:p>
          </table:table-cell>
          <table:table-cell office:value-type="float" office:value="49" table:style-name="ce735">
            <text:p>49</text:p>
          </table:table-cell>
          <table:table-cell office:value-type="float" office:value="0" table:style-name="ce735">
            <text:p>0</text:p>
          </table:table-cell>
          <table:table-cell office:value-type="float" office:value="0" table:style-name="ce735">
            <text:p>0</text:p>
          </table:table-cell>
          <table:table-cell office:value-type="float" office:value="42" table:style-name="ce735">
            <text:p>42</text:p>
          </table:table-cell>
          <table:table-cell office:value-type="float" office:value="31" table:style-name="ce735">
            <text:p>31</text:p>
          </table:table-cell>
          <table:table-cell office:value-type="float" office:value="63" table:style-name="ce735">
            <text:p>63</text:p>
          </table:table-cell>
          <table:table-cell office:value-type="float" office:value="2004" table:style-name="ce735">
            <text:p>2,004</text:p>
          </table:table-cell>
          <table:table-cell office:value-type="float" office:value="2666" table:style-name="ce735">
            <text:p>2,666</text:p>
          </table:table-cell>
          <table:table-cell office:value-type="float" office:value="67" table:style-name="ce735">
            <text:p>67</text:p>
          </table:table-cell>
          <table:table-cell office:value-type="float" office:value="2733" table:style-name="ce735">
            <text:p>2,733</text:p>
          </table:table-cell>
          <table:table-cell office:value-type="float" office:value="1" table:style-name="ce736">
            <text:p>1</text:p>
          </table:table-cell>
          <table:table-cell office:value-type="float" office:value="4738" table:style-name="ce735">
            <text:p>4,738</text:p>
          </table:table-cell>
          <table:table-cell table:number-columns-repeated="5" table:style-name="ce722"/>
          <table:table-cell table:number-columns-repeated="16360" table:style-name="ce3"/>
        </table:table-row>
        <table:table-row table:style-name="ro33">
          <table:covered-table-cell/>
          <table:table-cell office:value-type="string" table:style-name="ce722">
            <text:p>Otherwise dealt with<text:span text:style-name="T3">(6)</text:span></text:p>
          </table:table-cell>
          <table:table-cell table:style-name="ce722"/>
          <table:table-cell office:value-type="float" office:value="804" table:style-name="ce735">
            <text:p>804</text:p>
          </table:table-cell>
          <table:table-cell office:value-type="float" office:value="218" table:style-name="ce735">
            <text:p>218</text:p>
          </table:table-cell>
          <table:table-cell office:value-type="float" office:value="85" table:style-name="ce735">
            <text:p>85</text:p>
          </table:table-cell>
          <table:table-cell office:value-type="float" office:value="1585" table:style-name="ce735">
            <text:p>1,585</text:p>
          </table:table-cell>
          <table:table-cell office:value-type="float" office:value="88" table:style-name="ce735">
            <text:p>88</text:p>
          </table:table-cell>
          <table:table-cell office:value-type="float" office:value="1486" table:style-name="ce735">
            <text:p>1,486</text:p>
          </table:table-cell>
          <table:table-cell office:value-type="float" office:value="333" table:style-name="ce735">
            <text:p>333</text:p>
          </table:table-cell>
          <table:table-cell office:value-type="float" office:value="594" table:style-name="ce735">
            <text:p>594</text:p>
          </table:table-cell>
          <table:table-cell office:value-type="float" office:value="1593" table:style-name="ce735">
            <text:p>1,593</text:p>
          </table:table-cell>
          <table:table-cell office:value-type="float" office:value="119" table:style-name="ce735">
            <text:p>119</text:p>
          </table:table-cell>
          <table:table-cell office:value-type="float" office:value="6905" table:style-name="ce735">
            <text:p>6,905</text:p>
          </table:table-cell>
          <table:table-cell office:value-type="float" office:value="2815" table:style-name="ce735">
            <text:p>2,815</text:p>
          </table:table-cell>
          <table:table-cell office:value-type="float" office:value="2140" table:style-name="ce735">
            <text:p>2,140</text:p>
          </table:table-cell>
          <table:table-cell office:value-type="float" office:value="4955" table:style-name="ce735">
            <text:p>4,955</text:p>
          </table:table-cell>
          <table:table-cell office:value-type="float" office:value="39" table:style-name="ce736">
            <text:p>39</text:p>
          </table:table-cell>
          <table:table-cell office:value-type="float" office:value="11899" table:style-name="ce735">
            <text:p>11,899</text:p>
          </table:table-cell>
          <table:table-cell table:number-columns-repeated="5" table:style-name="ce722"/>
          <table:table-cell table:number-columns-repeated="16360" table:style-name="ce3"/>
        </table:table-row>
        <table:table-row table:style-name="ro85">
          <table:covered-table-cell/>
          <table:table-cell office:value-type="string" table:style-name="ce738">
            <text:p>Average custodial sentence (months)<text:span text:style-name="T3">(7)<text:s/></text:span></text:p>
          </table:table-cell>
          <table:table-cell table:style-name="ce738"/>
          <table:table-cell office:value-type="float" office:value="22.907299999999999" table:style-name="ce739">
            <text:p><text:s/>22.9<text:s/></text:p>
          </table:table-cell>
          <table:table-cell office:value-type="float" office:value="58.211500000000001" table:style-name="ce739">
            <text:p><text:s/>58.2<text:s/></text:p>
          </table:table-cell>
          <table:table-cell office:value-type="float" office:value="51.477699999999999" table:style-name="ce739">
            <text:p><text:s/>51.5<text:s/></text:p>
          </table:table-cell>
          <table:table-cell office:value-type="float" office:value="10.3895" table:style-name="ce739">
            <text:p><text:s/>10.4<text:s/></text:p>
          </table:table-cell>
          <table:table-cell office:value-type="float" office:value="31.605699999999999" table:style-name="ce739">
            <text:p><text:s/>31.6<text:s/></text:p>
          </table:table-cell>
          <table:table-cell office:value-type="float" office:value="38.0777" table:style-name="ce739">
            <text:p><text:s/>38.1<text:s/></text:p>
          </table:table-cell>
          <table:table-cell office:value-type="float" office:value="11.860799999999999" table:style-name="ce739">
            <text:p><text:s/>11.9<text:s/></text:p>
          </table:table-cell>
          <table:table-cell office:value-type="float" office:value="7.6664000000000003" table:style-name="ce739">
            <text:p><text:s/>7.7<text:s/></text:p>
          </table:table-cell>
          <table:table-cell office:value-type="float" office:value="12.543799999999999" table:style-name="ce739">
            <text:p><text:s/>12.5<text:s/></text:p>
          </table:table-cell>
          <table:table-cell office:value-type="float" office:value="22.595500000000001" table:style-name="ce739">
            <text:p><text:s/>22.6<text:s/></text:p>
          </table:table-cell>
          <table:table-cell office:value-type="float" office:value="20.748999999999999" table:style-name="ce739">
            <text:p><text:s/>20.7<text:s/></text:p>
          </table:table-cell>
          <table:table-cell office:value-type="float" office:value="2.5499999999999998" table:style-name="ce739">
            <text:p><text:s/>2.6<text:s/></text:p>
          </table:table-cell>
          <table:table-cell office:value-type="float" office:value="2.8788" table:style-name="ce739">
            <text:p><text:s/>2.9<text:s/></text:p>
          </table:table-cell>
          <table:table-cell office:value-type="float" office:value="2.6358999999999999" table:style-name="ce739">
            <text:p><text:s/>2.6<text:s/></text:p>
          </table:table-cell>
          <table:table-cell office:value-type="float" office:value="35.933700000000002" table:style-name="ce740">
            <text:p><text:s/>35.9<text:s/></text:p>
          </table:table-cell>
          <table:table-cell office:value-type="float" office:value="18.0123" table:style-name="ce739">
            <text:p><text:s/>18.0<text:s/></text:p>
          </table:table-cell>
          <table:table-cell table:number-columns-repeated="16365" table:style-name="ce738"/>
        </table:table-row>
        <table:table-row table:style-name="ro6">
          <table:table-cell office:value-type="string" table:number-columns-spanned="1" table:number-rows-spanned="10" table:style-name="ce756">
            <text:p>2020</text:p>
          </table:table-cell>
          <table:table-cell office:value-type="string" table:style-name="ce732">
            <text:p>All Sentenced</text:p>
          </table:table-cell>
          <table:table-cell table:style-name="ce732"/>
          <table:table-cell office:value-type="float" office:value="31000" table:style-name="ce733">
            <text:p>31,000</text:p>
          </table:table-cell>
          <table:table-cell office:value-type="float" office:value="4063" table:style-name="ce733">
            <text:p>4,063</text:p>
          </table:table-cell>
          <table:table-cell office:value-type="float" office:value="3506" table:style-name="ce733">
            <text:p>3,506</text:p>
          </table:table-cell>
          <table:table-cell office:value-type="float" office:value="40136" table:style-name="ce733">
            <text:p>40,136</text:p>
          </table:table-cell>
          <table:table-cell office:value-type="float" office:value="1280" table:style-name="ce733">
            <text:p>1,280</text:p>
          </table:table-cell>
          <table:table-cell office:value-type="float" office:value="33129" table:style-name="ce733">
            <text:p>33,129</text:p>
          </table:table-cell>
          <table:table-cell office:value-type="float" office:value="12178" table:style-name="ce733">
            <text:p>12,178</text:p>
          </table:table-cell>
          <table:table-cell office:value-type="float" office:value="13415" table:style-name="ce733">
            <text:p>13,415</text:p>
          </table:table-cell>
          <table:table-cell office:value-type="float" office:value="16692" table:style-name="ce733">
            <text:p>16,692</text:p>
          </table:table-cell>
          <table:table-cell office:value-type="float" office:value="4792" table:style-name="ce733">
            <text:p>4,792</text:p>
          </table:table-cell>
          <table:table-cell office:value-type="float" office:value="160193" table:style-name="ce733">
            <text:p>160,193</text:p>
          </table:table-cell>
          <table:table-cell office:value-type="float" office:value="274929" table:style-name="ce733">
            <text:p>274,929</text:p>
          </table:table-cell>
          <table:table-cell office:value-type="float" office:value="439375" table:style-name="ce733">
            <text:p>439,375</text:p>
          </table:table-cell>
          <table:table-cell office:value-type="float" office:value="714304" table:style-name="ce733">
            <text:p>714,304</text:p>
          </table:table-cell>
          <table:table-cell office:value-type="float" office:value="593" table:style-name="ce733">
            <text:p>593</text:p>
          </table:table-cell>
          <table:table-cell office:value-type="float" office:value="875090" table:style-name="ce733">
            <text:p>875,090</text:p>
          </table:table-cell>
          <table:table-cell table:style-name="ce722"/>
          <table:table-cell table:style-name="ce741"/>
          <table:table-cell table:number-columns-repeated="3" table:style-name="ce722"/>
          <table:table-cell table:number-columns-repeated="16360" table:style-name="ce3"/>
        </table:table-row>
        <table:table-row table:style-name="ro6">
          <table:covered-table-cell/>
          <table:table-cell office:value-type="string" table:style-name="ce722">
            <text:p>Immediate custody</text:p>
          </table:table-cell>
          <table:table-cell table:style-name="ce722"/>
          <table:table-cell office:value-type="float" office:value="12236" table:style-name="ce735">
            <text:p>12,236</text:p>
          </table:table-cell>
          <table:table-cell office:value-type="float" office:value="2191" table:style-name="ce735">
            <text:p>2,191</text:p>
          </table:table-cell>
          <table:table-cell office:value-type="float" office:value="2138" table:style-name="ce735">
            <text:p>2,138</text:p>
          </table:table-cell>
          <table:table-cell office:value-type="float" office:value="14010" table:style-name="ce735">
            <text:p>14,010</text:p>
          </table:table-cell>
          <table:table-cell office:value-type="float" office:value="419" table:style-name="ce735">
            <text:p>419</text:p>
          </table:table-cell>
          <table:table-cell office:value-type="float" office:value="8534" table:style-name="ce735">
            <text:p>8,534</text:p>
          </table:table-cell>
          <table:table-cell office:value-type="float" office:value="4512" table:style-name="ce735">
            <text:p>4,512</text:p>
          </table:table-cell>
          <table:table-cell office:value-type="float" office:value="4425" table:style-name="ce735">
            <text:p>4,425</text:p>
          </table:table-cell>
          <table:table-cell office:value-type="float" office:value="5632" table:style-name="ce735">
            <text:p>5,632</text:p>
          </table:table-cell>
          <table:table-cell office:value-type="float" office:value="1331" table:style-name="ce735">
            <text:p>1,331</text:p>
          </table:table-cell>
          <table:table-cell office:value-type="float" office:value="55430" table:style-name="ce735">
            <text:p>55,430</text:p>
          </table:table-cell>
          <table:table-cell office:value-type="float" office:value="6473" table:style-name="ce735">
            <text:p>6,473</text:p>
          </table:table-cell>
          <table:table-cell office:value-type="float" office:value="2521" table:style-name="ce735">
            <text:p>2,521</text:p>
          </table:table-cell>
          <table:table-cell office:value-type="float" office:value="8994" table:style-name="ce735">
            <text:p>8,994</text:p>
          </table:table-cell>
          <table:table-cell office:value-type="float" office:value="400" table:style-name="ce735">
            <text:p>400</text:p>
          </table:table-cell>
          <table:table-cell office:value-type="float" office:value="64824" table:style-name="ce735">
            <text:p>64,824</text:p>
          </table:table-cell>
          <table:table-cell table:number-columns-repeated="5" table:style-name="ce722"/>
          <table:table-cell table:number-columns-repeated="16360" table:style-name="ce3"/>
        </table:table-row>
        <table:table-row table:style-name="ro6">
          <table:covered-table-cell/>
          <table:table-cell office:value-type="string" table:style-name="ce722">
            <text:p>Suspended sentence</text:p>
          </table:table-cell>
          <table:table-cell table:style-name="ce722"/>
          <table:table-cell office:value-type="float" office:value="6062" table:style-name="ce735">
            <text:p>6,062</text:p>
          </table:table-cell>
          <table:table-cell office:value-type="float" office:value="684" table:style-name="ce735">
            <text:p>684</text:p>
          </table:table-cell>
          <table:table-cell office:value-type="float" office:value="206" table:style-name="ce735">
            <text:p>206</text:p>
          </table:table-cell>
          <table:table-cell office:value-type="float" office:value="5087" table:style-name="ce735">
            <text:p>5,087</text:p>
          </table:table-cell>
          <table:table-cell office:value-type="float" office:value="196" table:style-name="ce735">
            <text:p>196</text:p>
          </table:table-cell>
          <table:table-cell office:value-type="float" office:value="3577" table:style-name="ce735">
            <text:p>3,577</text:p>
          </table:table-cell>
          <table:table-cell office:value-type="float" office:value="3523" table:style-name="ce735">
            <text:p>3,523</text:p>
          </table:table-cell>
          <table:table-cell office:value-type="float" office:value="2353" table:style-name="ce735">
            <text:p>2,353</text:p>
          </table:table-cell>
          <table:table-cell office:value-type="float" office:value="3874" table:style-name="ce735">
            <text:p>3,874</text:p>
          </table:table-cell>
          <table:table-cell office:value-type="float" office:value="1418" table:style-name="ce735">
            <text:p>1,418</text:p>
          </table:table-cell>
          <table:table-cell office:value-type="float" office:value="26980" table:style-name="ce735">
            <text:p>26,980</text:p>
          </table:table-cell>
          <table:table-cell office:value-type="float" office:value="4775" table:style-name="ce735">
            <text:p>4,775</text:p>
          </table:table-cell>
          <table:table-cell office:value-type="float" office:value="3333" table:style-name="ce735">
            <text:p>3,333</text:p>
          </table:table-cell>
          <table:table-cell office:value-type="float" office:value="8108" table:style-name="ce735">
            <text:p>8,108</text:p>
          </table:table-cell>
          <table:table-cell office:value-type="float" office:value="131" table:style-name="ce735">
            <text:p>131</text:p>
          </table:table-cell>
          <table:table-cell office:value-type="float" office:value="35219" table:style-name="ce735">
            <text:p>35,219</text:p>
          </table:table-cell>
          <table:table-cell table:style-name="ce722"/>
          <table:table-cell table:number-columns-repeated="4" table:style-name="ce742"/>
          <table:table-cell table:number-columns-repeated="16360" table:style-name="ce3"/>
        </table:table-row>
        <table:table-row table:style-name="ro6">
          <table:covered-table-cell/>
          <table:table-cell office:value-type="string" table:style-name="ce722">
            <text:p>Community sentence</text:p>
          </table:table-cell>
          <table:table-cell table:style-name="ce722"/>
          <table:table-cell office:value-type="float" office:value="7458" table:style-name="ce735">
            <text:p>7,458</text:p>
          </table:table-cell>
          <table:table-cell office:value-type="float" office:value="931" table:style-name="ce735">
            <text:p>931</text:p>
          </table:table-cell>
          <table:table-cell office:value-type="float" office:value="1078" table:style-name="ce735">
            <text:p>1,078</text:p>
          </table:table-cell>
          <table:table-cell office:value-type="float" office:value="9009" table:style-name="ce735">
            <text:p>9,009</text:p>
          </table:table-cell>
          <table:table-cell office:value-type="float" office:value="310" table:style-name="ce735">
            <text:p>310</text:p>
          </table:table-cell>
          <table:table-cell office:value-type="float" office:value="3326" table:style-name="ce735">
            <text:p>3,326</text:p>
          </table:table-cell>
          <table:table-cell office:value-type="float" office:value="3093" table:style-name="ce735">
            <text:p>3,093</text:p>
          </table:table-cell>
          <table:table-cell office:value-type="float" office:value="3226" table:style-name="ce735">
            <text:p>3,226</text:p>
          </table:table-cell>
          <table:table-cell office:value-type="float" office:value="2687" table:style-name="ce735">
            <text:p>2,687</text:p>
          </table:table-cell>
          <table:table-cell office:value-type="float" office:value="1163" table:style-name="ce735">
            <text:p>1,163</text:p>
          </table:table-cell>
          <table:table-cell office:value-type="float" office:value="32281" table:style-name="ce735">
            <text:p>32,281</text:p>
          </table:table-cell>
          <table:table-cell office:value-type="float" office:value="18869" table:style-name="ce735">
            <text:p>18,869</text:p>
          </table:table-cell>
          <table:table-cell office:value-type="float" office:value="11182" table:style-name="ce735">
            <text:p>11,182</text:p>
          </table:table-cell>
          <table:table-cell office:value-type="float" office:value="30051" table:style-name="ce735">
            <text:p>30,051</text:p>
          </table:table-cell>
          <table:table-cell office:value-type="float" office:value="31" table:style-name="ce735">
            <text:p>31</text:p>
          </table:table-cell>
          <table:table-cell office:value-type="float" office:value="62363" table:style-name="ce735">
            <text:p>62,363</text:p>
          </table:table-cell>
          <table:table-cell table:style-name="ce737"/>
          <table:table-cell table:number-columns-repeated="4" table:style-name="ce722"/>
          <table:table-cell table:number-columns-repeated="16360" table:style-name="ce3"/>
        </table:table-row>
        <table:table-row table:style-name="ro33">
          <table:covered-table-cell/>
          <table:table-cell office:value-type="string" table:style-name="ce722">
            <text:p>Fine<text:span text:style-name="T3">(5)</text:span></text:p>
          </table:table-cell>
          <table:table-cell table:style-name="ce722"/>
          <table:table-cell office:value-type="float" office:value="2971" table:style-name="ce735">
            <text:p>2,971</text:p>
          </table:table-cell>
          <table:table-cell office:value-type="float" office:value="37" table:style-name="ce735">
            <text:p>37</text:p>
          </table:table-cell>
          <table:table-cell office:value-type="float" office:value="0" table:style-name="ce735">
            <text:p>0</text:p>
          </table:table-cell>
          <table:table-cell office:value-type="float" office:value="5122" table:style-name="ce735">
            <text:p>5,122</text:p>
          </table:table-cell>
          <table:table-cell office:value-type="float" office:value="98" table:style-name="ce735">
            <text:p>98</text:p>
          </table:table-cell>
          <table:table-cell office:value-type="float" office:value="12253" table:style-name="ce735">
            <text:p>12,253</text:p>
          </table:table-cell>
          <table:table-cell office:value-type="float" office:value="446" table:style-name="ce735">
            <text:p>446</text:p>
          </table:table-cell>
          <table:table-cell office:value-type="float" office:value="2235" table:style-name="ce735">
            <text:p>2,235</text:p>
          </table:table-cell>
          <table:table-cell office:value-type="float" office:value="2721" table:style-name="ce735">
            <text:p>2,721</text:p>
          </table:table-cell>
          <table:table-cell office:value-type="float" office:value="383" table:style-name="ce735">
            <text:p>383</text:p>
          </table:table-cell>
          <table:table-cell office:value-type="float" office:value="26266" table:style-name="ce735">
            <text:p>26,266</text:p>
          </table:table-cell>
          <table:table-cell office:value-type="float" office:value="226405" table:style-name="ce735">
            <text:p>226,405</text:p>
          </table:table-cell>
          <table:table-cell office:value-type="float" office:value="418836" table:style-name="ce735">
            <text:p>418,836</text:p>
          </table:table-cell>
          <table:table-cell office:value-type="float" office:value="645241" table:style-name="ce735">
            <text:p>645,241</text:p>
          </table:table-cell>
          <table:table-cell office:value-type="float" office:value="11" table:style-name="ce735">
            <text:p>11</text:p>
          </table:table-cell>
          <table:table-cell office:value-type="float" office:value="671518" table:style-name="ce735">
            <text:p>671,518</text:p>
          </table:table-cell>
          <table:table-cell table:number-columns-repeated="5" table:style-name="ce722"/>
          <table:table-cell table:number-columns-repeated="16360" table:style-name="ce3"/>
        </table:table-row>
        <table:table-row table:style-name="ro6">
          <table:covered-table-cell/>
          <table:table-cell office:value-type="string" table:style-name="ce722">
            <text:p>Absolute discharge</text:p>
          </table:table-cell>
          <table:table-cell table:style-name="ce722"/>
          <table:table-cell office:value-type="float" office:value="37" table:style-name="ce735">
            <text:p>37</text:p>
          </table:table-cell>
          <table:table-cell office:value-type="float" office:value="8" table:style-name="ce735">
            <text:p>8</text:p>
          </table:table-cell>
          <table:table-cell office:value-type="float" office:value="1" table:style-name="ce735">
            <text:p>1</text:p>
          </table:table-cell>
          <table:table-cell office:value-type="float" office:value="72" table:style-name="ce735">
            <text:p>72</text:p>
          </table:table-cell>
          <table:table-cell office:value-type="float" office:value="12" table:style-name="ce735">
            <text:p>12</text:p>
          </table:table-cell>
          <table:table-cell office:value-type="float" office:value="189" table:style-name="ce735">
            <text:p>189</text:p>
          </table:table-cell>
          <table:table-cell office:value-type="float" office:value="16" table:style-name="ce735">
            <text:p>16</text:p>
          </table:table-cell>
          <table:table-cell office:value-type="float" office:value="49" table:style-name="ce735">
            <text:p>49</text:p>
          </table:table-cell>
          <table:table-cell office:value-type="float" office:value="59" table:style-name="ce735">
            <text:p>59</text:p>
          </table:table-cell>
          <table:table-cell office:value-type="float" office:value="5" table:style-name="ce735">
            <text:p>5</text:p>
          </table:table-cell>
          <table:table-cell office:value-type="float" office:value="448" table:style-name="ce735">
            <text:p>448</text:p>
          </table:table-cell>
          <table:table-cell office:value-type="float" office:value="996" table:style-name="ce735">
            <text:p>996</text:p>
          </table:table-cell>
          <table:table-cell office:value-type="float" office:value="870" table:style-name="ce735">
            <text:p>870</text:p>
          </table:table-cell>
          <table:table-cell office:value-type="float" office:value="1866" table:style-name="ce735">
            <text:p>1,866</text:p>
          </table:table-cell>
          <table:table-cell office:value-type="float" office:value="0" table:style-name="ce735">
            <text:p>0</text:p>
          </table:table-cell>
          <table:table-cell office:value-type="float" office:value="2314" table:style-name="ce735">
            <text:p>2,314</text:p>
          </table:table-cell>
          <table:table-cell table:number-columns-repeated="5" table:style-name="ce722"/>
          <table:table-cell table:number-columns-repeated="16360" table:style-name="ce3"/>
        </table:table-row>
        <table:table-row table:style-name="ro6">
          <table:covered-table-cell/>
          <table:table-cell office:value-type="string" table:style-name="ce722">
            <text:p>Conditional discharge</text:p>
          </table:table-cell>
          <table:table-cell table:style-name="ce722"/>
          <table:table-cell office:value-type="float" office:value="1274" table:style-name="ce735">
            <text:p>1,274</text:p>
          </table:table-cell>
          <table:table-cell office:value-type="float" office:value="31" table:style-name="ce735">
            <text:p>31</text:p>
          </table:table-cell>
          <table:table-cell office:value-type="float" office:value="26" table:style-name="ce735">
            <text:p>26</text:p>
          </table:table-cell>
          <table:table-cell office:value-type="float" office:value="4739" table:style-name="ce735">
            <text:p>4,739</text:p>
          </table:table-cell>
          <table:table-cell office:value-type="float" office:value="114" table:style-name="ce735">
            <text:p>114</text:p>
          </table:table-cell>
          <table:table-cell office:value-type="float" office:value="3872" table:style-name="ce735">
            <text:p>3,872</text:p>
          </table:table-cell>
          <table:table-cell office:value-type="float" office:value="278" table:style-name="ce735">
            <text:p>278</text:p>
          </table:table-cell>
          <table:table-cell office:value-type="float" office:value="596" table:style-name="ce735">
            <text:p>596</text:p>
          </table:table-cell>
          <table:table-cell office:value-type="float" office:value="588" table:style-name="ce735">
            <text:p>588</text:p>
          </table:table-cell>
          <table:table-cell office:value-type="float" office:value="323" table:style-name="ce735">
            <text:p>323</text:p>
          </table:table-cell>
          <table:table-cell office:value-type="float" office:value="11841" table:style-name="ce735">
            <text:p>11,841</text:p>
          </table:table-cell>
          <table:table-cell office:value-type="float" office:value="13417" table:style-name="ce735">
            <text:p>13,417</text:p>
          </table:table-cell>
          <table:table-cell office:value-type="float" office:value="1053" table:style-name="ce735">
            <text:p>1,053</text:p>
          </table:table-cell>
          <table:table-cell office:value-type="float" office:value="14470" table:style-name="ce735">
            <text:p>14,470</text:p>
          </table:table-cell>
          <table:table-cell office:value-type="float" office:value="6" table:style-name="ce735">
            <text:p>6</text:p>
          </table:table-cell>
          <table:table-cell office:value-type="float" office:value="26317" table:style-name="ce735">
            <text:p>26,317</text:p>
          </table:table-cell>
          <table:table-cell table:number-columns-repeated="5" table:style-name="ce722"/>
          <table:table-cell table:number-columns-repeated="16360" table:style-name="ce3"/>
        </table:table-row>
        <table:table-row table:style-name="ro6">
          <table:covered-table-cell/>
          <table:table-cell office:value-type="string" table:style-name="ce224">
            <text:p>Compensation</text:p>
          </table:table-cell>
          <table:table-cell table:style-name="ce722"/>
          <table:table-cell office:value-type="float" office:value="299" table:style-name="ce735">
            <text:p>299</text:p>
          </table:table-cell>
          <table:table-cell office:value-type="float" office:value="8" table:style-name="ce735">
            <text:p>8</text:p>
          </table:table-cell>
          <table:table-cell office:value-type="float" office:value="3" table:style-name="ce735">
            <text:p>3</text:p>
          </table:table-cell>
          <table:table-cell office:value-type="float" office:value="990" table:style-name="ce735">
            <text:p>990</text:p>
          </table:table-cell>
          <table:table-cell office:value-type="float" office:value="42" table:style-name="ce735">
            <text:p>42</text:p>
          </table:table-cell>
          <table:table-cell office:value-type="float" office:value="0" table:style-name="ce735">
            <text:p>0</text:p>
          </table:table-cell>
          <table:table-cell office:value-type="float" office:value="5" table:style-name="ce735">
            <text:p>5</text:p>
          </table:table-cell>
          <table:table-cell office:value-type="float" office:value="41" table:style-name="ce735">
            <text:p>41</text:p>
          </table:table-cell>
          <table:table-cell office:value-type="float" office:value="23" table:style-name="ce735">
            <text:p>23</text:p>
          </table:table-cell>
          <table:table-cell office:value-type="float" office:value="52" table:style-name="ce735">
            <text:p>52</text:p>
          </table:table-cell>
          <table:table-cell office:value-type="float" office:value="1463" table:style-name="ce735">
            <text:p>1,463</text:p>
          </table:table-cell>
          <table:table-cell office:value-type="float" office:value="1982" table:style-name="ce735">
            <text:p>1,982</text:p>
          </table:table-cell>
          <table:table-cell office:value-type="float" office:value="21" table:style-name="ce735">
            <text:p>21</text:p>
          </table:table-cell>
          <table:table-cell office:value-type="float" office:value="2003" table:style-name="ce735">
            <text:p>2,003</text:p>
          </table:table-cell>
          <table:table-cell office:value-type="float" office:value="0" table:style-name="ce735">
            <text:p>0</text:p>
          </table:table-cell>
          <table:table-cell office:value-type="float" office:value="3466" table:style-name="ce735">
            <text:p>3,466</text:p>
          </table:table-cell>
          <table:table-cell table:number-columns-repeated="2" table:style-name="ce722"/>
          <table:table-cell table:number-columns-repeated="16363" table:style-name="ce3"/>
        </table:table-row>
        <table:table-row table:style-name="ro33">
          <table:covered-table-cell/>
          <table:table-cell office:value-type="string" table:style-name="ce722">
            <text:p>Otherwise dealt with<text:span text:style-name="T3">(6)</text:span></text:p>
          </table:table-cell>
          <table:table-cell table:style-name="ce722"/>
          <table:table-cell office:value-type="float" office:value="663" table:style-name="ce735">
            <text:p>663</text:p>
          </table:table-cell>
          <table:table-cell office:value-type="float" office:value="173" table:style-name="ce735">
            <text:p>173</text:p>
          </table:table-cell>
          <table:table-cell office:value-type="float" office:value="54" table:style-name="ce735">
            <text:p>54</text:p>
          </table:table-cell>
          <table:table-cell office:value-type="float" office:value="1107" table:style-name="ce735">
            <text:p>1,107</text:p>
          </table:table-cell>
          <table:table-cell office:value-type="float" office:value="89" table:style-name="ce735">
            <text:p>89</text:p>
          </table:table-cell>
          <table:table-cell office:value-type="float" office:value="1378" table:style-name="ce735">
            <text:p>1,378</text:p>
          </table:table-cell>
          <table:table-cell office:value-type="float" office:value="305" table:style-name="ce735">
            <text:p>305</text:p>
          </table:table-cell>
          <table:table-cell office:value-type="float" office:value="490" table:style-name="ce735">
            <text:p>490</text:p>
          </table:table-cell>
          <table:table-cell office:value-type="float" office:value="1108" table:style-name="ce735">
            <text:p>1,108</text:p>
          </table:table-cell>
          <table:table-cell office:value-type="float" office:value="117" table:style-name="ce735">
            <text:p>117</text:p>
          </table:table-cell>
          <table:table-cell office:value-type="float" office:value="5484" table:style-name="ce735">
            <text:p>5,484</text:p>
          </table:table-cell>
          <table:table-cell office:value-type="float" office:value="2012" table:style-name="ce735">
            <text:p>2,012</text:p>
          </table:table-cell>
          <table:table-cell office:value-type="float" office:value="1559" table:style-name="ce735">
            <text:p>1,559</text:p>
          </table:table-cell>
          <table:table-cell office:value-type="float" office:value="3571" table:style-name="ce735">
            <text:p>3,571</text:p>
          </table:table-cell>
          <table:table-cell office:value-type="float" office:value="14" table:style-name="ce735">
            <text:p>14</text:p>
          </table:table-cell>
          <table:table-cell office:value-type="float" office:value="9069" table:style-name="ce735">
            <text:p>9,069</text:p>
          </table:table-cell>
          <table:table-cell table:number-columns-repeated="2" table:style-name="ce722"/>
          <table:table-cell table:number-columns-repeated="16363" table:style-name="ce3"/>
        </table:table-row>
        <table:table-row table:style-name="ro85">
          <table:covered-table-cell/>
          <table:table-cell office:value-type="string" table:style-name="ce738">
            <text:p>Average custodial sentence (months)<text:span text:style-name="T3">(7)<text:s/></text:span></text:p>
          </table:table-cell>
          <table:table-cell table:style-name="ce743"/>
          <table:table-cell office:value-type="float" office:value="19.93" table:style-name="ce744">
            <text:p><text:s/>19.9<text:s/></text:p>
          </table:table-cell>
          <table:table-cell office:value-type="float" office:value="56.5745" table:style-name="ce744">
            <text:p><text:s/>56.6<text:s/></text:p>
          </table:table-cell>
          <table:table-cell office:value-type="float" office:value="51.596600000000002" table:style-name="ce744">
            <text:p><text:s/>51.6<text:s/></text:p>
          </table:table-cell>
          <table:table-cell office:value-type="float" office:value="11.7796" table:style-name="ce744">
            <text:p><text:s/>11.8<text:s/></text:p>
          </table:table-cell>
          <table:table-cell office:value-type="float" office:value="30.546399999999998" table:style-name="ce744">
            <text:p><text:s/>30.5<text:s/></text:p>
          </table:table-cell>
          <table:table-cell office:value-type="float" office:value="40.714399999999998" table:style-name="ce744">
            <text:p><text:s/>40.7<text:s/></text:p>
          </table:table-cell>
          <table:table-cell office:value-type="float" office:value="11.6008" table:style-name="ce744">
            <text:p><text:s/>11.6<text:s/></text:p>
          </table:table-cell>
          <table:table-cell office:value-type="float" office:value="7.6695000000000002" table:style-name="ce744">
            <text:p><text:s/>7.7<text:s/></text:p>
          </table:table-cell>
          <table:table-cell office:value-type="float" office:value="12.0661" table:style-name="ce744">
            <text:p><text:s/>12.1<text:s/></text:p>
          </table:table-cell>
          <table:table-cell office:value-type="float" office:value="23.15" table:style-name="ce744">
            <text:p><text:s/>23.2<text:s/></text:p>
          </table:table-cell>
          <table:table-cell office:value-type="float" office:value="21.438700000000001" table:style-name="ce744">
            <text:p><text:s/>21.4<text:s/></text:p>
          </table:table-cell>
          <table:table-cell office:value-type="float" office:value="2.6093999999999999" table:style-name="ce744">
            <text:p><text:s/>2.6<text:s/></text:p>
          </table:table-cell>
          <table:table-cell office:value-type="float" office:value="2.8129" table:style-name="ce744">
            <text:p><text:s/>2.8<text:s/></text:p>
          </table:table-cell>
          <table:table-cell office:value-type="float" office:value="2.6663999999999999" table:style-name="ce744">
            <text:p><text:s/>2.7<text:s/></text:p>
          </table:table-cell>
          <table:table-cell office:value-type="float" office:value="50.011200000000002" table:style-name="ce744">
            <text:p><text:s/>50.0<text:s/></text:p>
          </table:table-cell>
          <table:table-cell office:value-type="float" office:value="18.998999999999999" table:style-name="ce744">
            <text:p><text:s/>19.0<text:s/></text:p>
          </table:table-cell>
          <table:table-cell table:number-columns-repeated="16365" table:style-name="ce738"/>
        </table:table-row>
        <table:table-row table:style-name="ro6">
          <table:table-cell table:style-name="ce730"/>
          <table:table-cell table:style-name="ce488"/>
          <table:table-cell table:number-columns-repeated="11" table:style-name="ce722"/>
          <table:table-cell table:style-name="ce745"/>
          <table:table-cell table:number-columns-repeated="2" table:style-name="ce722"/>
          <table:table-cell table:number-columns-repeated="4" table:style-name="ce723"/>
          <table:table-cell table:style-name="ce722"/>
          <table:table-cell table:number-columns-repeated="16363" table:style-name="ce3"/>
        </table:table-row>
        <table:table-row table:style-name="ro6">
          <table:table-cell office:value-type="string" table:style-name="ce32">
            <text:p>Source: Ministry of Justice Court Proceedings Database</text:p>
          </table:table-cell>
          <table:table-cell table:number-columns-repeated="12" table:style-name="ce722"/>
          <table:table-cell table:number-columns-repeated="2" table:style-name="ce745"/>
          <table:table-cell table:number-columns-repeated="3" table:style-name="ce722"/>
          <table:table-cell table:number-columns-repeated="3" table:style-name="ce723"/>
          <table:table-cell table:number-columns-repeated="16363" table:style-name="ce3"/>
        </table:table-row>
        <table:table-row table:style-name="ro13">
          <table:table-cell office:value-type="string" table:style-name="ce746">
            <text:p>- = nil</text:p>
          </table:table-cell>
          <table:table-cell table:number-columns-repeated="12" table:style-name="ce722"/>
          <table:table-cell table:number-columns-repeated="2" table:style-name="ce723"/>
          <table:table-cell table:number-columns-repeated="3" table:style-name="ce722"/>
          <table:table-cell table:number-columns-repeated="3" table:style-name="ce723"/>
          <table:table-cell table:number-columns-repeated="16363" table:style-name="ce224"/>
        </table:table-row>
        <table:table-row table:style-name="ro13">
          <table:table-cell office:value-type="string" table:style-name="ce746">
            <text:p>: = Not available</text:p>
          </table:table-cell>
          <table:table-cell table:number-columns-repeated="12" table:style-name="ce722"/>
          <table:table-cell table:number-columns-repeated="2" table:style-name="ce723"/>
          <table:table-cell table:number-columns-repeated="3" table:style-name="ce722"/>
          <table:table-cell table:number-columns-repeated="3" table:style-name="ce723"/>
          <table:table-cell table:number-columns-repeated="16363" table:style-name="ce224"/>
        </table:table-row>
        <table:table-row table:style-name="ro13">
          <table:table-cell table:style-name="ce185"/>
          <table:table-cell table:number-columns-repeated="12" table:style-name="ce722"/>
          <table:table-cell table:number-columns-repeated="2" table:style-name="ce723"/>
          <table:table-cell table:number-columns-repeated="3" table:style-name="ce722"/>
          <table:table-cell table:number-columns-repeated="3" table:style-name="ce723"/>
          <table:table-cell table:number-columns-repeated="16363" table:style-name="ce224"/>
        </table:table-row>
        <table:table-row table:style-name="ro13">
          <table:table-cell office:value-type="string" table:style-name="ce32">
            <text:p>(1) Excludes other offenders, i.e. companies, public bodies, etc.</text:p>
          </table:table-cell>
          <table:table-cell table:number-columns-repeated="6" table:style-name="ce722"/>
          <table:table-cell table:style-name="ce747"/>
          <table:table-cell table:style-name="ce722"/>
          <table:table-cell table:style-name="ce440"/>
          <table:table-cell table:number-columns-repeated="3" table:style-name="ce722"/>
          <table:table-cell table:number-columns-repeated="2" table:style-name="ce723"/>
          <table:table-cell table:number-columns-repeated="3" table:style-name="ce722"/>
          <table:table-cell table:number-columns-repeated="3" table:style-name="ce723"/>
          <table:table-cell table:number-columns-repeated="16363" table:style-name="ce224"/>
        </table:table-row>
        <table:table-row table:style-name="ro13">
          <table:table-cell table:style-name="ce32"/>
          <table:table-cell table:number-columns-repeated="6" table:style-name="ce722"/>
          <table:table-cell table:style-name="ce747"/>
          <table:table-cell table:style-name="ce722"/>
          <table:table-cell table:style-name="ce440"/>
          <table:table-cell table:number-columns-repeated="3" table:style-name="ce722"/>
          <table:table-cell table:number-columns-repeated="2" table:style-name="ce723"/>
          <table:table-cell table:number-columns-repeated="3" table:style-name="ce722"/>
          <table:table-cell table:style-name="ce723"/>
          <table:table-cell table:style-name="ce222"/>
          <table:table-cell table:style-name="ce723"/>
          <table:table-cell table:number-columns-repeated="16363" table:style-name="ce224"/>
        </table:table-row>
        <table:table-row table:style-name="ro73">
          <table:table-cell office:value-type="string" table:number-columns-spanned="9" table:number-rows-spanned="1" table:style-name="ce237">
            <text:p>(2) Data relate to persons for whom these offences were the principal offences for which they were dealt with. When a defendant has been found guilty of two or more offences it is the offence for which the heaviest penalty is imposed. Where the same disposal is imposed for two or more offences, the offence selected is the offence for which the statutory maximum penalty is the most severe.<text:s text:c="2"/></text:p>
          </table:table-cell>
          <table:covered-table-cell table:number-columns-repeated="8"/>
          <table:table-cell table:number-columns-repeated="12" table:style-name="ce222"/>
          <table:table-cell table:number-columns-repeated="16363" table:style-name="ce3"/>
        </table:table-row>
        <table:table-row table:style-name="ro6">
          <table:table-cell table:style-name="ce748"/>
          <table:table-cell table:number-columns-repeated="18" table:style-name="ce222"/>
          <table:table-cell table:style-name="ce224"/>
          <table:table-cell table:style-name="ce222"/>
          <table:table-cell table:number-columns-repeated="16363" table:style-name="ce3"/>
        </table:table-row>
        <table:table-row table:style-name="ro6">
          <table:table-cell office:value-type="string" table:style-name="ce749">
            <text:p>(3) Data are given on a principal disposal basis - i.e. reporting the most severe sentence for the principal offence.</text:p>
          </table:table-cell>
          <table:table-cell table:number-columns-repeated="10" table:style-name="ce224"/>
          <table:table-cell table:style-name="ce708"/>
          <table:table-cell table:number-columns-repeated="3" table:style-name="ce341"/>
          <table:table-cell table:number-columns-repeated="6" table:style-name="ce224"/>
          <table:table-cell table:number-columns-repeated="16363" table:style-name="ce3"/>
        </table:table-row>
        <table:table-row table:style-name="ro6">
          <table:table-cell table:style-name="ce749"/>
          <table:table-cell table:number-columns-repeated="10" table:style-name="ce224"/>
          <table:table-cell table:style-name="ce708"/>
          <table:table-cell table:number-columns-repeated="3" table:style-name="ce440"/>
          <table:table-cell table:style-name="ce750"/>
          <table:table-cell table:number-columns-repeated="3" table:style-name="ce224"/>
          <table:table-cell table:style-name="ce751"/>
          <table:table-cell table:style-name="ce224"/>
          <table:table-cell table:number-columns-repeated="16363" table:style-name="ce3"/>
        </table:table-row>
        <table:table-row table:style-name="ro86">
          <table:table-cell office:value-type="string" table:number-columns-spanned="9" table:number-rows-spanned="1" table:style-name="ce757">
            <text:p>(4) Offences are classified as ‘not known’ if validation checks cannot identify a valid code for the record. Validation checks target apparent anomalies in the data, for example offenders sentenced to high custodial sentences for offence codes known to be commonly misused. Some outcomes for ‘not known’ records may therefore appear relatively severe because such records are most likely to have been reviewed and subsequently identified as ‘not known’</text:p>
          </table:table-cell>
          <table:covered-table-cell table:number-columns-repeated="8"/>
          <table:table-cell table:number-columns-repeated="12" table:style-name="ce751"/>
          <table:table-cell table:number-columns-repeated="16363" table:style-name="ce3"/>
        </table:table-row>
        <table:table-row table:style-name="ro6">
          <table:table-cell table:number-columns-repeated="21" table:style-name="ce751"/>
          <table:table-cell table:number-columns-repeated="16363" table:style-name="ce3"/>
        </table:table-row>
        <table:table-row table:style-name="ro40">
          <table:table-cell office:value-type="string" table:style-name="ce730">
            <text:p>(5) Due to limitations in data supply, fine data from magistrates’ courts has been omitted from our data since 2009 of values between £10,000 and £99,999.</text:p>
          </table:table-cell>
          <table:table-cell table:number-columns-repeated="12" table:style-name="ce722"/>
          <table:table-cell table:number-columns-repeated="2" table:style-name="ce723"/>
          <table:table-cell table:number-columns-repeated="3" table:style-name="ce722"/>
          <table:table-cell table:number-columns-repeated="3" table:style-name="ce723"/>
          <table:table-cell table:number-columns-repeated="16363" table:style-name="ce3"/>
        </table:table-row>
        <table:table-row table:style-name="ro40">
          <table:table-cell table:style-name="ce730"/>
          <table:table-cell table:number-columns-repeated="12" table:style-name="ce722"/>
          <table:table-cell table:number-columns-repeated="2" table:style-name="ce723"/>
          <table:table-cell table:number-columns-repeated="3" table:style-name="ce722"/>
          <table:table-cell table:number-columns-repeated="3" table:style-name="ce723"/>
          <table:table-cell table:number-columns-repeated="16363" table:style-name="ce32"/>
        </table:table-row>
        <table:table-row table:style-name="ro40">
          <table:table-cell office:value-type="string" table:style-name="ce730">
            <text:p>(6) Including restriction orders, hospital orders, guardianship orders, police cells, and other disposals.</text:p>
          </table:table-cell>
          <table:table-cell table:number-columns-repeated="12" table:style-name="ce722"/>
          <table:table-cell table:number-columns-repeated="2" table:style-name="ce723"/>
          <table:table-cell table:number-columns-repeated="3" table:style-name="ce722"/>
          <table:table-cell table:number-columns-repeated="3" table:style-name="ce723"/>
          <table:table-cell table:number-columns-repeated="16363" table:style-name="ce32"/>
        </table:table-row>
        <table:table-row table:style-name="ro6">
          <table:table-cell table:style-name="ce730"/>
          <table:table-cell table:number-columns-repeated="12" table:style-name="ce722"/>
          <table:table-cell table:number-columns-repeated="2" table:style-name="ce723"/>
          <table:table-cell table:number-columns-repeated="3" table:style-name="ce722"/>
          <table:table-cell table:style-name="ce723"/>
          <table:table-cell table:style-name="ce523"/>
          <table:table-cell table:style-name="ce723"/>
          <table:table-cell table:number-columns-repeated="16363" table:style-name="ce3"/>
        </table:table-row>
        <table:table-row table:style-name="ro40">
          <table:table-cell office:value-type="string" table:style-name="ce751">
            <text:p>(7) Excludes life and other indeterminate sentences.<text:s text:c="2"/></text:p>
          </table:table-cell>
          <table:table-cell table:number-columns-repeated="18" table:style-name="ce523"/>
          <table:table-cell table:style-name="ce722"/>
          <table:table-cell table:style-name="ce523"/>
          <table:table-cell table:number-columns-repeated="16363" table:style-name="ce3"/>
        </table:table-row>
        <table:table-row table:number-rows-repeated="4" table:style-name="ro6">
          <table:table-cell table:style-name="ce730"/>
          <table:table-cell table:number-columns-repeated="12" table:style-name="ce722"/>
          <table:table-cell table:style-name="ce723"/>
          <table:table-cell table:number-columns-repeated="2" table:style-name="ce722"/>
          <table:table-cell table:number-columns-repeated="3" table:style-name="ce723"/>
          <table:table-cell table:number-columns-repeated="2" table:style-name="ce722"/>
          <table:table-cell table:number-columns-repeated="16363" table:style-name="ce3"/>
        </table:table-row>
        <table:table-row table:style-name="ro6">
          <table:table-cell table:style-name="ce730"/>
          <table:table-cell table:number-columns-repeated="6" table:style-name="ce722"/>
          <table:table-cell table:style-name="ce752"/>
          <table:table-cell table:number-columns-repeated="5" table:style-name="ce722"/>
          <table:table-cell table:style-name="ce723"/>
          <table:table-cell table:number-columns-repeated="2" table:style-name="ce722"/>
          <table:table-cell table:number-columns-repeated="3" table:style-name="ce723"/>
          <table:table-cell table:number-columns-repeated="2" table:style-name="ce722"/>
          <table:table-cell table:number-columns-repeated="16363" table:style-name="ce3"/>
        </table:table-row>
        <table:table-row table:number-rows-repeated="4" table:style-name="ro6">
          <table:table-cell table:style-name="ce730"/>
          <table:table-cell table:number-columns-repeated="6" table:style-name="ce722"/>
          <table:table-cell table:style-name="ce3"/>
          <table:table-cell table:style-name="ce722"/>
          <table:table-cell table:style-name="ce440"/>
          <table:table-cell table:number-columns-repeated="3" table:style-name="ce722"/>
          <table:table-cell table:style-name="ce723"/>
          <table:table-cell table:number-columns-repeated="2" table:style-name="ce722"/>
          <table:table-cell table:number-columns-repeated="3" table:style-name="ce723"/>
          <table:table-cell table:number-columns-repeated="2" table:style-name="ce722"/>
          <table:table-cell table:number-columns-repeated="16363" table:style-name="ce3"/>
        </table:table-row>
        <table:table-row table:number-rows-repeated="2" table:style-name="ro6">
          <table:table-cell table:style-name="ce730"/>
          <table:table-cell table:number-columns-repeated="8" table:style-name="ce722"/>
          <table:table-cell table:style-name="ce440"/>
          <table:table-cell table:number-columns-repeated="3" table:style-name="ce722"/>
          <table:table-cell table:style-name="ce723"/>
          <table:table-cell table:number-columns-repeated="2" table:style-name="ce722"/>
          <table:table-cell table:number-columns-repeated="3" table:style-name="ce723"/>
          <table:table-cell table:number-columns-repeated="2" table:style-name="ce722"/>
          <table:table-cell table:number-columns-repeated="16363" table:style-name="ce3"/>
        </table:table-row>
        <table:table-row table:number-rows-repeated="2" table:style-name="ro6">
          <table:table-cell table:style-name="ce730"/>
          <table:table-cell table:number-columns-repeated="6" table:style-name="ce722"/>
          <table:table-cell table:style-name="ce228"/>
          <table:table-cell table:style-name="ce722"/>
          <table:table-cell table:style-name="ce440"/>
          <table:table-cell table:number-columns-repeated="3" table:style-name="ce722"/>
          <table:table-cell table:style-name="ce723"/>
          <table:table-cell table:number-columns-repeated="2" table:style-name="ce722"/>
          <table:table-cell table:number-columns-repeated="3" table:style-name="ce723"/>
          <table:table-cell table:number-columns-repeated="16365" table:style-name="ce3"/>
        </table:table-row>
        <table:table-row table:style-name="ro6">
          <table:table-cell table:style-name="ce730"/>
          <table:table-cell table:number-columns-repeated="6" table:style-name="ce722"/>
          <table:table-cell table:style-name="ce32"/>
          <table:table-cell table:style-name="ce722"/>
          <table:table-cell table:style-name="ce440"/>
          <table:table-cell table:number-columns-repeated="3" table:style-name="ce722"/>
          <table:table-cell table:style-name="ce723"/>
          <table:table-cell table:number-columns-repeated="2" table:style-name="ce722"/>
          <table:table-cell table:number-columns-repeated="3" table:style-name="ce723"/>
          <table:table-cell table:number-columns-repeated="16365" table:style-name="ce3"/>
        </table:table-row>
        <table:table-row table:style-name="ro6">
          <table:table-cell table:number-columns-repeated="11" table:style-name="ce32"/>
          <table:table-cell table:style-name="ce720"/>
          <table:table-cell table:number-columns-repeated="7" table:style-name="ce32"/>
          <table:table-cell table:number-columns-repeated="16365" table:style-name="ce3"/>
        </table:table-row>
        <table:table-row table:number-rows-repeated="2" table:style-name="ro6">
          <table:table-cell table:number-columns-repeated="19" table:style-name="ce751"/>
          <table:table-cell table:number-columns-repeated="16365" table:style-name="ce3"/>
        </table:table-row>
        <table:table-row table:number-rows-repeated="2" table:style-name="ro6">
          <table:table-cell table:number-columns-repeated="13" table:style-name="ce722"/>
          <table:table-cell table:style-name="ce753"/>
          <table:table-cell table:number-columns-repeated="2" table:style-name="ce722"/>
          <table:table-cell table:number-columns-repeated="3" table:style-name="ce723"/>
          <table:table-cell table:number-columns-repeated="16365" table:style-name="ce3"/>
        </table:table-row>
        <table:table-row table:style-name="ro6">
          <table:table-cell table:number-columns-repeated="13" table:style-name="ce722"/>
          <table:table-cell table:style-name="ce723"/>
          <table:table-cell table:number-columns-repeated="2" table:style-name="ce722"/>
          <table:table-cell table:number-columns-repeated="3" table:style-name="ce723"/>
          <table:table-cell table:number-columns-repeated="16365" table:style-name="ce3"/>
        </table:table-row>
        <table:table-row table:style-name="ro6">
          <table:table-cell table:number-columns-repeated="13" table:style-name="ce722"/>
          <table:table-cell table:style-name="ce745"/>
          <table:table-cell table:number-columns-repeated="2" table:style-name="ce722"/>
          <table:table-cell table:number-columns-repeated="3" table:style-name="ce723"/>
          <table:table-cell table:number-columns-repeated="16365" table:style-name="ce3"/>
        </table:table-row>
        <table:table-row table:style-name="ro6">
          <table:table-cell table:number-columns-repeated="19" table:style-name="ce751"/>
          <table:table-cell table:number-columns-repeated="16365" table:style-name="ce3"/>
        </table:table-row>
        <table:table-row table:number-rows-repeated="1048421" table:style-name="ro13">
          <table:table-cell table:number-columns-repeated="16384"/>
        </table:table-row>
      </table:table>
      <table:table table:name="Q5_4" table:style-name="ta1">
        <table:table-column table:style-name="co87" table:default-cell-style-name="ce759"/>
        <table:table-column table:style-name="co88" table:default-cell-style-name="ce759"/>
        <table:table-column table:style-name="co65" table:number-columns-repeated="2" table:default-cell-style-name="ce759"/>
        <table:table-column table:style-name="co79" table:default-cell-style-name="ce759"/>
        <table:table-column table:style-name="co89" table:default-cell-style-name="ce759"/>
        <table:table-column table:style-name="co65" table:number-columns-repeated="8" table:default-cell-style-name="ce759"/>
        <table:table-column table:style-name="co4" table:number-columns-repeated="16370" table:default-cell-style-name="ce759"/>
        <table:table-row table:style-name="ro84">
          <table:table-cell office:value-type="string" table:number-columns-spanned="13" table:number-rows-spanned="1" table:style-name="ce783">
            <text:p>Table Q5.4  - Persons<text:span text:style-name="T7">(1)</text:span> sentenced at all courts to immediate custody, for all offences and for indictable offences, by length of sentence, 12 months ending September 2010 to 12 months ending September 2020<text:span text:style-name="T7">(2)(3)</text:span></text:p>
          </table:table-cell>
          <table:covered-table-cell table:number-columns-repeated="12"/>
          <table:table-cell table:style-name="ce758"/>
          <table:table-cell table:number-columns-repeated="5" table:style-name="ce759"/>
          <table:table-cell table:number-columns-repeated="16365" table:style-name="ce3"/>
        </table:table-row>
        <table:table-row table:style-name="ro6">
          <table:table-cell office:value-type="string" table:style-name="ce31">
            <text:p><text:a xlink:href="#Contents.A1">back to contents</text:a></text:p>
          </table:table-cell>
          <table:table-cell table:style-name="ce758"/>
          <table:table-cell table:style-name="ce760"/>
          <table:table-cell table:number-columns-repeated="9" table:style-name="ce758"/>
          <table:table-cell table:style-name="ce760"/>
          <table:table-cell table:style-name="ce758"/>
          <table:table-cell table:number-columns-repeated="5" table:style-name="ce759"/>
          <table:table-cell table:number-columns-repeated="16365" table:style-name="ce3"/>
        </table:table-row>
        <table:table-row table:style-name="ro6">
          <table:table-cell office:value-type="string" table:style-name="ce761">
            <text:p>England and Wales<text:s text:c="2"/></text:p>
          </table:table-cell>
          <table:table-cell table:style-name="ce762"/>
          <table:table-cell table:number-columns-repeated="3" table:style-name="ce761"/>
          <table:table-cell table:number-columns-spanned="5" table:number-rows-spanned="1" table:style-name="ce591"/>
          <table:covered-table-cell table:number-columns-repeated="4"/>
          <table:table-cell table:number-columns-repeated="2" table:style-name="ce761"/>
          <table:table-cell office:value-type="string" table:style-name="ce763">
            <text:p>Number of persons</text:p>
          </table:table-cell>
          <table:table-cell table:style-name="ce763"/>
          <table:table-cell table:number-columns-repeated="5" table:style-name="ce759"/>
          <table:table-cell table:number-columns-repeated="16365" table:style-name="ce3"/>
        </table:table-row>
        <table:table-row table:style-name="ro6">
          <table:table-cell table:style-name="ce764"/>
          <table:table-cell table:style-name="ce765"/>
          <table:table-cell office:value-type="string" table:number-columns-spanned="11" table:number-rows-spanned="1" table:style-name="ce784">
            <text:p>12 months ending September</text:p>
          </table:table-cell>
          <table:covered-table-cell table:number-columns-repeated="10"/>
          <table:table-cell table:number-columns-repeated="6" table:style-name="ce759"/>
          <table:table-cell table:number-columns-repeated="16365" table:style-name="ce3"/>
        </table:table-row>
        <table:table-row table:style-name="ro6">
          <table:table-cell office:value-type="string" table:style-name="ce766">
            <text:p>Type of offence and custody length</text:p>
          </table:table-cell>
          <table:table-cell table:style-name="ce767"/>
          <table:table-cell office:value-type="float" office:value="2010" table:style-name="ce768">
            <text:p>2010</text:p>
          </table:table-cell>
          <table:table-cell office:value-type="float" office:value="2011" table:style-name="ce768">
            <text:p>2011</text:p>
          </table:table-cell>
          <table:table-cell office:value-type="float" office:value="2012" table:style-name="ce768">
            <text:p>2012</text:p>
          </table:table-cell>
          <table:table-cell office:value-type="float" office:value="2013" table:style-name="ce768">
            <text:p>2013</text:p>
          </table:table-cell>
          <table:table-cell office:value-type="float" office:value="2014" table:style-name="ce768">
            <text:p>2014</text:p>
          </table:table-cell>
          <table:table-cell office:value-type="float" office:value="2015" table:style-name="ce768">
            <text:p>2015</text:p>
          </table:table-cell>
          <table:table-cell office:value-type="float" office:value="2016" table:style-name="ce768">
            <text:p>2016</text:p>
          </table:table-cell>
          <table:table-cell office:value-type="float" office:value="2017" table:style-name="ce768">
            <text:p>2017</text:p>
          </table:table-cell>
          <table:table-cell office:value-type="float" office:value="2018" table:style-name="ce768">
            <text:p>2018</text:p>
          </table:table-cell>
          <table:table-cell office:value-type="float" office:value="2019" table:style-name="ce768">
            <text:p>2019</text:p>
          </table:table-cell>
          <table:table-cell office:value-type="float" office:value="2020" table:style-name="ce768">
            <text:p>2020</text:p>
          </table:table-cell>
          <table:table-cell table:style-name="ce769"/>
          <table:table-cell table:number-columns-repeated="5" table:style-name="ce759"/>
          <table:table-cell table:number-columns-repeated="16365" table:style-name="ce3"/>
        </table:table-row>
        <table:table-row table:style-name="ro6">
          <table:table-cell table:number-columns-repeated="2" table:style-name="ce759"/>
          <table:table-cell table:number-columns-repeated="11" table:style-name="ce770"/>
          <table:table-cell table:number-columns-repeated="6" table:style-name="ce759"/>
          <table:table-cell table:number-columns-repeated="16365" table:style-name="ce3"/>
        </table:table-row>
        <table:table-row table:style-name="ro6">
          <table:table-cell office:value-type="string" table:style-name="ce770">
            <text:p>All offences</text:p>
          </table:table-cell>
          <table:table-cell office:value-type="string" table:style-name="ce761">
            <text:p>Up to and including 1 month</text:p>
          </table:table-cell>
          <table:table-cell office:value-type="float" office:value="14789" table:style-name="ce771">
            <text:p><text:s/>14,789<text:s/></text:p>
          </table:table-cell>
          <table:table-cell office:value-type="float" office:value="16080" table:style-name="ce771">
            <text:p><text:s/>16,080<text:s/></text:p>
          </table:table-cell>
          <table:table-cell office:value-type="float" office:value="15180" table:style-name="ce771">
            <text:p><text:s/>15,180<text:s/></text:p>
          </table:table-cell>
          <table:table-cell office:value-type="float" office:value="14002" table:style-name="ce771">
            <text:p><text:s/>14,002<text:s/></text:p>
          </table:table-cell>
          <table:table-cell office:value-type="float" office:value="14501" table:style-name="ce771">
            <text:p><text:s/>14,501<text:s/></text:p>
          </table:table-cell>
          <table:table-cell office:value-type="float" office:value="14495" table:style-name="ce771">
            <text:p><text:s/>14,495<text:s/></text:p>
          </table:table-cell>
          <table:table-cell office:value-type="float" office:value="14408" table:style-name="ce771">
            <text:p><text:s/>14,408<text:s/></text:p>
          </table:table-cell>
          <table:table-cell office:value-type="float" office:value="13834" table:style-name="ce771">
            <text:p><text:s/>13,834<text:s/></text:p>
          </table:table-cell>
          <table:table-cell office:value-type="float" office:value="11839" table:style-name="ce771">
            <text:p><text:s/>11,839<text:s/></text:p>
          </table:table-cell>
          <table:table-cell office:value-type="float" office:value="9898" table:style-name="ce771">
            <text:p><text:s/>9,898<text:s/></text:p>
          </table:table-cell>
          <table:table-cell office:value-type="float" office:value="7140" table:style-name="ce771">
            <text:p><text:s/>7,140<text:s/></text:p>
          </table:table-cell>
          <table:table-cell table:number-columns-repeated="6" table:style-name="ce759"/>
          <table:table-cell table:number-columns-repeated="16365" table:style-name="ce3"/>
        </table:table-row>
        <table:table-row table:style-name="ro6">
          <table:table-cell table:style-name="ce759"/>
          <table:table-cell office:value-type="string" table:style-name="ce761">
            <text:p>Over 1 month and up to and including 2 months</text:p>
          </table:table-cell>
          <table:table-cell office:value-type="float" office:value="11730" table:style-name="ce771">
            <text:p><text:s/>11,730<text:s/></text:p>
          </table:table-cell>
          <table:table-cell office:value-type="float" office:value="12613" table:style-name="ce771">
            <text:p><text:s/>12,613<text:s/></text:p>
          </table:table-cell>
          <table:table-cell office:value-type="float" office:value="12010" table:style-name="ce771">
            <text:p><text:s/>12,010<text:s/></text:p>
          </table:table-cell>
          <table:table-cell office:value-type="float" office:value="11260" table:style-name="ce771">
            <text:p><text:s/>11,260<text:s/></text:p>
          </table:table-cell>
          <table:table-cell office:value-type="float" office:value="11695" table:style-name="ce771">
            <text:p><text:s/>11,695<text:s/></text:p>
          </table:table-cell>
          <table:table-cell office:value-type="float" office:value="11377" table:style-name="ce771">
            <text:p><text:s/>11,377<text:s/></text:p>
          </table:table-cell>
          <table:table-cell office:value-type="float" office:value="11325" table:style-name="ce771">
            <text:p><text:s/>11,325<text:s/></text:p>
          </table:table-cell>
          <table:table-cell office:value-type="float" office:value="10775" table:style-name="ce771">
            <text:p><text:s/>10,775<text:s/></text:p>
          </table:table-cell>
          <table:table-cell office:value-type="float" office:value="9699" table:style-name="ce771">
            <text:p><text:s/>9,699<text:s/></text:p>
          </table:table-cell>
          <table:table-cell office:value-type="float" office:value="8601" table:style-name="ce771">
            <text:p><text:s/>8,601<text:s/></text:p>
          </table:table-cell>
          <table:table-cell office:value-type="float" office:value="6864" table:style-name="ce771">
            <text:p><text:s/>6,864<text:s/></text:p>
          </table:table-cell>
          <table:table-cell table:number-columns-repeated="6" table:style-name="ce759"/>
          <table:table-cell table:number-columns-repeated="16365" table:style-name="ce3"/>
        </table:table-row>
        <table:table-row table:style-name="ro6">
          <table:table-cell table:style-name="ce759"/>
          <table:table-cell office:value-type="string" table:style-name="ce761">
            <text:p>Over 2 months and up to and including 3 months</text:p>
          </table:table-cell>
          <table:table-cell office:value-type="float" office:value="10356" table:style-name="ce771">
            <text:p><text:s/>10,356<text:s/></text:p>
          </table:table-cell>
          <table:table-cell office:value-type="float" office:value="10729" table:style-name="ce771">
            <text:p><text:s/>10,729<text:s/></text:p>
          </table:table-cell>
          <table:table-cell office:value-type="float" office:value="10092" table:style-name="ce771">
            <text:p><text:s/>10,092<text:s/></text:p>
          </table:table-cell>
          <table:table-cell office:value-type="float" office:value="9487" table:style-name="ce771">
            <text:p><text:s/>9,487<text:s/></text:p>
          </table:table-cell>
          <table:table-cell office:value-type="float" office:value="9375" table:style-name="ce771">
            <text:p><text:s/>9,375<text:s/></text:p>
          </table:table-cell>
          <table:table-cell office:value-type="float" office:value="8895" table:style-name="ce771">
            <text:p><text:s/>8,895<text:s/></text:p>
          </table:table-cell>
          <table:table-cell office:value-type="float" office:value="8737" table:style-name="ce771">
            <text:p><text:s/>8,737<text:s/></text:p>
          </table:table-cell>
          <table:table-cell office:value-type="float" office:value="8499" table:style-name="ce771">
            <text:p><text:s/>8,499<text:s/></text:p>
          </table:table-cell>
          <table:table-cell office:value-type="float" office:value="7965" table:style-name="ce771">
            <text:p><text:s/>7,965<text:s/></text:p>
          </table:table-cell>
          <table:table-cell office:value-type="float" office:value="7397" table:style-name="ce771">
            <text:p><text:s/>7,397<text:s/></text:p>
          </table:table-cell>
          <table:table-cell office:value-type="float" office:value="6070" table:style-name="ce771">
            <text:p><text:s/>6,070<text:s/></text:p>
          </table:table-cell>
          <table:table-cell table:number-columns-repeated="6" table:style-name="ce759"/>
          <table:table-cell table:number-columns-repeated="16365" table:style-name="ce3"/>
        </table:table-row>
        <table:table-row table:style-name="ro6">
          <table:table-cell table:style-name="ce759"/>
          <table:table-cell office:value-type="string" table:style-name="ce761">
            <text:p>Over 3 months and less than 6 months</text:p>
          </table:table-cell>
          <table:table-cell office:value-type="float" office:value="15234" table:style-name="ce771">
            <text:p><text:s/>15,234<text:s/></text:p>
          </table:table-cell>
          <table:table-cell office:value-type="float" office:value="15237" table:style-name="ce771">
            <text:p><text:s/>15,237<text:s/></text:p>
          </table:table-cell>
          <table:table-cell office:value-type="float" office:value="14763" table:style-name="ce771">
            <text:p><text:s/>14,763<text:s/></text:p>
          </table:table-cell>
          <table:table-cell office:value-type="float" office:value="13552" table:style-name="ce771">
            <text:p><text:s/>13,552<text:s/></text:p>
          </table:table-cell>
          <table:table-cell office:value-type="float" office:value="13147" table:style-name="ce771">
            <text:p><text:s/>13,147<text:s/></text:p>
          </table:table-cell>
          <table:table-cell office:value-type="float" office:value="12368" table:style-name="ce771">
            <text:p><text:s/>12,368<text:s/></text:p>
          </table:table-cell>
          <table:table-cell office:value-type="float" office:value="12353" table:style-name="ce771">
            <text:p><text:s/>12,353<text:s/></text:p>
          </table:table-cell>
          <table:table-cell office:value-type="float" office:value="12257" table:style-name="ce771">
            <text:p><text:s/>12,257<text:s/></text:p>
          </table:table-cell>
          <table:table-cell office:value-type="float" office:value="11336" table:style-name="ce771">
            <text:p><text:s/>11,336<text:s/></text:p>
          </table:table-cell>
          <table:table-cell office:value-type="float" office:value="10740" table:style-name="ce771">
            <text:p><text:s/>10,740<text:s/></text:p>
          </table:table-cell>
          <table:table-cell office:value-type="float" office:value="9475" table:style-name="ce771">
            <text:p><text:s/>9,475<text:s/></text:p>
          </table:table-cell>
          <table:table-cell table:number-columns-repeated="6" table:style-name="ce759"/>
          <table:table-cell table:number-columns-repeated="16365" table:style-name="ce3"/>
        </table:table-row>
        <table:table-row table:style-name="ro6">
          <table:table-cell table:style-name="ce759"/>
          <table:table-cell office:value-type="string" table:style-name="ce761">
            <text:p>6 months</text:p>
          </table:table-cell>
          <table:table-cell office:value-type="float" office:value="4963" table:style-name="ce771">
            <text:p><text:s/>4,963<text:s/></text:p>
          </table:table-cell>
          <table:table-cell office:value-type="float" office:value="5007" table:style-name="ce771">
            <text:p><text:s/>5,007<text:s/></text:p>
          </table:table-cell>
          <table:table-cell office:value-type="float" office:value="5006" table:style-name="ce771">
            <text:p><text:s/>5,006<text:s/></text:p>
          </table:table-cell>
          <table:table-cell office:value-type="float" office:value="4668" table:style-name="ce771">
            <text:p><text:s/>4,668<text:s/></text:p>
          </table:table-cell>
          <table:table-cell office:value-type="float" office:value="4618" table:style-name="ce771">
            <text:p><text:s/>4,618<text:s/></text:p>
          </table:table-cell>
          <table:table-cell office:value-type="float" office:value="4322" table:style-name="ce771">
            <text:p><text:s/>4,322<text:s/></text:p>
          </table:table-cell>
          <table:table-cell office:value-type="float" office:value="5227" table:style-name="ce771">
            <text:p><text:s/>5,227<text:s/></text:p>
          </table:table-cell>
          <table:table-cell office:value-type="float" office:value="5084" table:style-name="ce771">
            <text:p><text:s/>5,084<text:s/></text:p>
          </table:table-cell>
          <table:table-cell office:value-type="float" office:value="4777" table:style-name="ce771">
            <text:p><text:s/>4,777<text:s/></text:p>
          </table:table-cell>
          <table:table-cell office:value-type="float" office:value="4757" table:style-name="ce771">
            <text:p><text:s/>4,757<text:s/></text:p>
          </table:table-cell>
          <table:table-cell office:value-type="float" office:value="4365" table:style-name="ce771">
            <text:p><text:s/>4,365<text:s/></text:p>
          </table:table-cell>
          <table:table-cell table:number-columns-repeated="6" table:style-name="ce759"/>
          <table:table-cell table:number-columns-repeated="16365" table:style-name="ce3"/>
        </table:table-row>
        <table:table-row table:style-name="ro6">
          <table:table-cell table:style-name="ce759"/>
          <table:table-cell office:value-type="string" table:style-name="ce761">
            <text:p>Over 6 months and up to and including 9 months</text:p>
          </table:table-cell>
          <table:table-cell office:value-type="float" office:value="5520" table:style-name="ce771">
            <text:p><text:s/>5,520<text:s/></text:p>
          </table:table-cell>
          <table:table-cell office:value-type="float" office:value="5793" table:style-name="ce771">
            <text:p><text:s/>5,793<text:s/></text:p>
          </table:table-cell>
          <table:table-cell office:value-type="float" office:value="5405" table:style-name="ce771">
            <text:p><text:s/>5,405<text:s/></text:p>
          </table:table-cell>
          <table:table-cell office:value-type="float" office:value="4711" table:style-name="ce771">
            <text:p><text:s/>4,711<text:s/></text:p>
          </table:table-cell>
          <table:table-cell office:value-type="float" office:value="4571" table:style-name="ce771">
            <text:p><text:s/>4,571<text:s/></text:p>
          </table:table-cell>
          <table:table-cell office:value-type="float" office:value="4335" table:style-name="ce771">
            <text:p><text:s/>4,335<text:s/></text:p>
          </table:table-cell>
          <table:table-cell office:value-type="float" office:value="4192" table:style-name="ce771">
            <text:p><text:s/>4,192<text:s/></text:p>
          </table:table-cell>
          <table:table-cell office:value-type="float" office:value="3819" table:style-name="ce771">
            <text:p><text:s/>3,819<text:s/></text:p>
          </table:table-cell>
          <table:table-cell office:value-type="float" office:value="3528" table:style-name="ce771">
            <text:p><text:s/>3,528<text:s/></text:p>
          </table:table-cell>
          <table:table-cell office:value-type="float" office:value="3546" table:style-name="ce771">
            <text:p><text:s/>3,546<text:s/></text:p>
          </table:table-cell>
          <table:table-cell office:value-type="float" office:value="3163" table:style-name="ce771">
            <text:p><text:s/>3,163<text:s/></text:p>
          </table:table-cell>
          <table:table-cell table:number-columns-repeated="6" table:style-name="ce759"/>
          <table:table-cell table:number-columns-repeated="16365" table:style-name="ce3"/>
        </table:table-row>
        <table:table-row table:style-name="ro6">
          <table:table-cell table:style-name="ce759"/>
          <table:table-cell office:value-type="string" table:style-name="ce761">
            <text:p>Over 9 months and less than 12 months</text:p>
          </table:table-cell>
          <table:table-cell office:value-type="float" office:value="1606" table:style-name="ce771">
            <text:p><text:s/>1,606<text:s/></text:p>
          </table:table-cell>
          <table:table-cell office:value-type="float" office:value="1700" table:style-name="ce771">
            <text:p><text:s/>1,700<text:s/></text:p>
          </table:table-cell>
          <table:table-cell office:value-type="float" office:value="1840" table:style-name="ce771">
            <text:p><text:s/>1,840<text:s/></text:p>
          </table:table-cell>
          <table:table-cell office:value-type="float" office:value="1729" table:style-name="ce771">
            <text:p><text:s/>1,729<text:s/></text:p>
          </table:table-cell>
          <table:table-cell office:value-type="float" office:value="1621" table:style-name="ce771">
            <text:p><text:s/>1,621<text:s/></text:p>
          </table:table-cell>
          <table:table-cell office:value-type="float" office:value="1706" table:style-name="ce771">
            <text:p><text:s/>1,706<text:s/></text:p>
          </table:table-cell>
          <table:table-cell office:value-type="float" office:value="1719" table:style-name="ce771">
            <text:p><text:s/>1,719<text:s/></text:p>
          </table:table-cell>
          <table:table-cell office:value-type="float" office:value="1685" table:style-name="ce771">
            <text:p><text:s/>1,685<text:s/></text:p>
          </table:table-cell>
          <table:table-cell office:value-type="float" office:value="1555" table:style-name="ce771">
            <text:p><text:s/>1,555<text:s/></text:p>
          </table:table-cell>
          <table:table-cell office:value-type="float" office:value="1525" table:style-name="ce771">
            <text:p><text:s/>1,525<text:s/></text:p>
          </table:table-cell>
          <table:table-cell office:value-type="float" office:value="1376" table:style-name="ce771">
            <text:p><text:s/>1,376<text:s/></text:p>
          </table:table-cell>
          <table:table-cell table:number-columns-repeated="6" table:style-name="ce759"/>
          <table:table-cell table:number-columns-repeated="16365" table:style-name="ce3"/>
        </table:table-row>
        <table:table-row table:style-name="ro6">
          <table:table-cell table:style-name="ce759"/>
          <table:table-cell office:value-type="string" table:style-name="ce761">
            <text:p>12 months</text:p>
          </table:table-cell>
          <table:table-cell office:value-type="float" office:value="5650" table:style-name="ce771">
            <text:p><text:s/>5,650<text:s/></text:p>
          </table:table-cell>
          <table:table-cell office:value-type="float" office:value="5825" table:style-name="ce771">
            <text:p><text:s/>5,825<text:s/></text:p>
          </table:table-cell>
          <table:table-cell office:value-type="float" office:value="5215" table:style-name="ce771">
            <text:p><text:s/>5,215<text:s/></text:p>
          </table:table-cell>
          <table:table-cell office:value-type="float" office:value="4444" table:style-name="ce771">
            <text:p><text:s/>4,444<text:s/></text:p>
          </table:table-cell>
          <table:table-cell office:value-type="float" office:value="4239" table:style-name="ce771">
            <text:p><text:s/>4,239<text:s/></text:p>
          </table:table-cell>
          <table:table-cell office:value-type="float" office:value="4062" table:style-name="ce771">
            <text:p><text:s/>4,062<text:s/></text:p>
          </table:table-cell>
          <table:table-cell office:value-type="float" office:value="3874" table:style-name="ce771">
            <text:p><text:s/>3,874<text:s/></text:p>
          </table:table-cell>
          <table:table-cell office:value-type="float" office:value="3437" table:style-name="ce771">
            <text:p><text:s/>3,437<text:s/></text:p>
          </table:table-cell>
          <table:table-cell office:value-type="float" office:value="3090" table:style-name="ce771">
            <text:p><text:s/>3,090<text:s/></text:p>
          </table:table-cell>
          <table:table-cell office:value-type="float" office:value="2967" table:style-name="ce771">
            <text:p><text:s/>2,967<text:s/></text:p>
          </table:table-cell>
          <table:table-cell office:value-type="float" office:value="2458" table:style-name="ce771">
            <text:p><text:s/>2,458<text:s/></text:p>
          </table:table-cell>
          <table:table-cell table:number-columns-repeated="6" table:style-name="ce759"/>
          <table:table-cell table:number-columns-repeated="16365" table:style-name="ce3"/>
        </table:table-row>
        <table:table-row table:style-name="ro6">
          <table:table-cell table:style-name="ce759"/>
          <table:table-cell office:value-type="string" table:style-name="ce761">
            <text:p>Over 12 months and up to and including 18 months</text:p>
          </table:table-cell>
          <table:table-cell office:value-type="float" office:value="7403" table:style-name="ce771">
            <text:p><text:s/>7,403<text:s/></text:p>
          </table:table-cell>
          <table:table-cell office:value-type="float" office:value="7696" table:style-name="ce771">
            <text:p><text:s/>7,696<text:s/></text:p>
          </table:table-cell>
          <table:table-cell office:value-type="float" office:value="7694" table:style-name="ce771">
            <text:p><text:s/>7,694<text:s/></text:p>
          </table:table-cell>
          <table:table-cell office:value-type="float" office:value="6605" table:style-name="ce771">
            <text:p><text:s/>6,605<text:s/></text:p>
          </table:table-cell>
          <table:table-cell office:value-type="float" office:value="5886" table:style-name="ce771">
            <text:p><text:s/>5,886<text:s/></text:p>
          </table:table-cell>
          <table:table-cell office:value-type="float" office:value="5799" table:style-name="ce771">
            <text:p><text:s/>5,799<text:s/></text:p>
          </table:table-cell>
          <table:table-cell office:value-type="float" office:value="5574" table:style-name="ce771">
            <text:p><text:s/>5,574<text:s/></text:p>
          </table:table-cell>
          <table:table-cell office:value-type="float" office:value="5082" table:style-name="ce771">
            <text:p><text:s/>5,082<text:s/></text:p>
          </table:table-cell>
          <table:table-cell office:value-type="float" office:value="4871" table:style-name="ce771">
            <text:p><text:s/>4,871<text:s/></text:p>
          </table:table-cell>
          <table:table-cell office:value-type="float" office:value="4859" table:style-name="ce771">
            <text:p><text:s/>4,859<text:s/></text:p>
          </table:table-cell>
          <table:table-cell office:value-type="float" office:value="4331" table:style-name="ce771">
            <text:p><text:s/>4,331<text:s/></text:p>
          </table:table-cell>
          <table:table-cell table:number-columns-repeated="6" table:style-name="ce759"/>
          <table:table-cell table:number-columns-repeated="16365" table:style-name="ce3"/>
        </table:table-row>
        <table:table-row table:style-name="ro6">
          <table:table-cell table:style-name="ce759"/>
          <table:table-cell office:value-type="string" table:style-name="ce761">
            <text:p>Over 18 months and up to and including 2 years</text:p>
          </table:table-cell>
          <table:table-cell office:value-type="float" office:value="5532" table:style-name="ce771">
            <text:p><text:s/>5,532<text:s/></text:p>
          </table:table-cell>
          <table:table-cell office:value-type="float" office:value="5765" table:style-name="ce771">
            <text:p><text:s/>5,765<text:s/></text:p>
          </table:table-cell>
          <table:table-cell office:value-type="float" office:value="5679" table:style-name="ce771">
            <text:p><text:s/>5,679<text:s/></text:p>
          </table:table-cell>
          <table:table-cell office:value-type="float" office:value="5144" table:style-name="ce771">
            <text:p><text:s/>5,144<text:s/></text:p>
          </table:table-cell>
          <table:table-cell office:value-type="float" office:value="4907" table:style-name="ce771">
            <text:p><text:s/>4,907<text:s/></text:p>
          </table:table-cell>
          <table:table-cell office:value-type="float" office:value="4666" table:style-name="ce771">
            <text:p><text:s/>4,666<text:s/></text:p>
          </table:table-cell>
          <table:table-cell office:value-type="float" office:value="4807" table:style-name="ce771">
            <text:p><text:s/>4,807<text:s/></text:p>
          </table:table-cell>
          <table:table-cell office:value-type="float" office:value="4520" table:style-name="ce771">
            <text:p><text:s/>4,520<text:s/></text:p>
          </table:table-cell>
          <table:table-cell office:value-type="float" office:value="3928" table:style-name="ce771">
            <text:p><text:s/>3,928<text:s/></text:p>
          </table:table-cell>
          <table:table-cell office:value-type="float" office:value="3895" table:style-name="ce771">
            <text:p><text:s/>3,895<text:s/></text:p>
          </table:table-cell>
          <table:table-cell office:value-type="float" office:value="3332" table:style-name="ce771">
            <text:p><text:s/>3,332<text:s/></text:p>
          </table:table-cell>
          <table:table-cell table:number-columns-repeated="6" table:style-name="ce759"/>
          <table:table-cell table:number-columns-repeated="16365" table:style-name="ce3"/>
        </table:table-row>
        <table:table-row table:style-name="ro6">
          <table:table-cell table:style-name="ce759"/>
          <table:table-cell office:value-type="string" table:style-name="ce761">
            <text:p>Over 2 years and up to and including 3 years</text:p>
          </table:table-cell>
          <table:table-cell office:value-type="float" office:value="6938" table:style-name="ce771">
            <text:p><text:s/>6,938<text:s/></text:p>
          </table:table-cell>
          <table:table-cell office:value-type="float" office:value="6984" table:style-name="ce771">
            <text:p><text:s/>6,984<text:s/></text:p>
          </table:table-cell>
          <table:table-cell office:value-type="float" office:value="7275" table:style-name="ce771">
            <text:p><text:s/>7,275<text:s/></text:p>
          </table:table-cell>
          <table:table-cell office:value-type="float" office:value="7114" table:style-name="ce771">
            <text:p><text:s/>7,114<text:s/></text:p>
          </table:table-cell>
          <table:table-cell office:value-type="float" office:value="7137" table:style-name="ce771">
            <text:p><text:s/>7,137<text:s/></text:p>
          </table:table-cell>
          <table:table-cell office:value-type="float" office:value="6876" table:style-name="ce771">
            <text:p><text:s/>6,876<text:s/></text:p>
          </table:table-cell>
          <table:table-cell office:value-type="float" office:value="7362" table:style-name="ce771">
            <text:p><text:s/>7,362<text:s/></text:p>
          </table:table-cell>
          <table:table-cell office:value-type="float" office:value="7075" table:style-name="ce771">
            <text:p><text:s/>7,075<text:s/></text:p>
          </table:table-cell>
          <table:table-cell office:value-type="float" office:value="6669" table:style-name="ce771">
            <text:p><text:s/>6,669<text:s/></text:p>
          </table:table-cell>
          <table:table-cell office:value-type="float" office:value="6791" table:style-name="ce771">
            <text:p><text:s/>6,791<text:s/></text:p>
          </table:table-cell>
          <table:table-cell office:value-type="float" office:value="6352" table:style-name="ce771">
            <text:p><text:s/>6,352<text:s/></text:p>
          </table:table-cell>
          <table:table-cell table:number-columns-repeated="16371" table:style-name="ce3"/>
        </table:table-row>
        <table:table-row table:style-name="ro6">
          <table:table-cell table:style-name="ce759"/>
          <table:table-cell office:value-type="string" table:style-name="ce761">
            <text:p>Over 3 years and less than 4 years</text:p>
          </table:table-cell>
          <table:table-cell office:value-type="float" office:value="1912" table:style-name="ce771">
            <text:p><text:s/>1,912<text:s/></text:p>
          </table:table-cell>
          <table:table-cell office:value-type="float" office:value="2006" table:style-name="ce771">
            <text:p><text:s/>2,006<text:s/></text:p>
          </table:table-cell>
          <table:table-cell office:value-type="float" office:value="1936" table:style-name="ce771">
            <text:p><text:s/>1,936<text:s/></text:p>
          </table:table-cell>
          <table:table-cell office:value-type="float" office:value="2088" table:style-name="ce771">
            <text:p><text:s/>2,088<text:s/></text:p>
          </table:table-cell>
          <table:table-cell office:value-type="float" office:value="2134" table:style-name="ce771">
            <text:p><text:s/>2,134<text:s/></text:p>
          </table:table-cell>
          <table:table-cell office:value-type="float" office:value="2140" table:style-name="ce771">
            <text:p><text:s/>2,140<text:s/></text:p>
          </table:table-cell>
          <table:table-cell office:value-type="float" office:value="2215" table:style-name="ce771">
            <text:p><text:s/>2,215<text:s/></text:p>
          </table:table-cell>
          <table:table-cell office:value-type="float" office:value="2177" table:style-name="ce771">
            <text:p><text:s/>2,177<text:s/></text:p>
          </table:table-cell>
          <table:table-cell office:value-type="float" office:value="2324" table:style-name="ce771">
            <text:p><text:s/>2,324<text:s/></text:p>
          </table:table-cell>
          <table:table-cell office:value-type="float" office:value="2387" table:style-name="ce771">
            <text:p><text:s/>2,387<text:s/></text:p>
          </table:table-cell>
          <table:table-cell office:value-type="float" office:value="2154" table:style-name="ce771">
            <text:p><text:s/>2,154<text:s/></text:p>
          </table:table-cell>
          <table:table-cell table:number-columns-repeated="16371" table:style-name="ce3"/>
        </table:table-row>
        <table:table-row table:style-name="ro6">
          <table:table-cell table:style-name="ce759"/>
          <table:table-cell office:value-type="string" table:style-name="ce761">
            <text:p>4 years</text:p>
          </table:table-cell>
          <table:table-cell office:value-type="float" office:value="1950" table:style-name="ce771">
            <text:p><text:s/>1,950<text:s/></text:p>
          </table:table-cell>
          <table:table-cell office:value-type="float" office:value="2088" table:style-name="ce771">
            <text:p><text:s/>2,088<text:s/></text:p>
          </table:table-cell>
          <table:table-cell office:value-type="float" office:value="1870" table:style-name="ce771">
            <text:p><text:s/>1,870<text:s/></text:p>
          </table:table-cell>
          <table:table-cell office:value-type="float" office:value="1717" table:style-name="ce771">
            <text:p><text:s/>1,717<text:s/></text:p>
          </table:table-cell>
          <table:table-cell office:value-type="float" office:value="1643" table:style-name="ce771">
            <text:p><text:s/>1,643<text:s/></text:p>
          </table:table-cell>
          <table:table-cell office:value-type="float" office:value="1650" table:style-name="ce771">
            <text:p><text:s/>1,650<text:s/></text:p>
          </table:table-cell>
          <table:table-cell office:value-type="float" office:value="1686" table:style-name="ce771">
            <text:p><text:s/>1,686<text:s/></text:p>
          </table:table-cell>
          <table:table-cell office:value-type="float" office:value="1678" table:style-name="ce771">
            <text:p><text:s/>1,678<text:s/></text:p>
          </table:table-cell>
          <table:table-cell office:value-type="float" office:value="1410" table:style-name="ce771">
            <text:p><text:s/>1,410<text:s/></text:p>
          </table:table-cell>
          <table:table-cell office:value-type="float" office:value="1290" table:style-name="ce771">
            <text:p><text:s/>1,290<text:s/></text:p>
          </table:table-cell>
          <table:table-cell office:value-type="float" office:value="1117" table:style-name="ce771">
            <text:p><text:s/>1,117<text:s/></text:p>
          </table:table-cell>
          <table:table-cell table:number-columns-repeated="16371" table:style-name="ce3"/>
        </table:table-row>
        <table:table-row table:style-name="ro6">
          <table:table-cell table:style-name="ce759"/>
          <table:table-cell office:value-type="string" table:style-name="ce224">
            <text:p>Over 4 years and up to and including 5 years</text:p>
          </table:table-cell>
          <table:table-cell office:value-type="float" office:value="2016" table:style-name="ce771">
            <text:p><text:s/>2,016<text:s/></text:p>
          </table:table-cell>
          <table:table-cell office:value-type="float" office:value="2148" table:style-name="ce771">
            <text:p><text:s/>2,148<text:s/></text:p>
          </table:table-cell>
          <table:table-cell office:value-type="float" office:value="2019" table:style-name="ce771">
            <text:p><text:s/>2,019<text:s/></text:p>
          </table:table-cell>
          <table:table-cell office:value-type="float" office:value="1982" table:style-name="ce771">
            <text:p><text:s/>1,982<text:s/></text:p>
          </table:table-cell>
          <table:table-cell office:value-type="float" office:value="1877" table:style-name="ce771">
            <text:p><text:s/>1,877<text:s/></text:p>
          </table:table-cell>
          <table:table-cell office:value-type="float" office:value="1989" table:style-name="ce771">
            <text:p><text:s/>1,989<text:s/></text:p>
          </table:table-cell>
          <table:table-cell office:value-type="float" office:value="2079" table:style-name="ce771">
            <text:p><text:s/>2,079<text:s/></text:p>
          </table:table-cell>
          <table:table-cell office:value-type="float" office:value="2079" table:style-name="ce771">
            <text:p><text:s/>2,079<text:s/></text:p>
          </table:table-cell>
          <table:table-cell office:value-type="float" office:value="1977" table:style-name="ce771">
            <text:p><text:s/>1,977<text:s/></text:p>
          </table:table-cell>
          <table:table-cell office:value-type="float" office:value="1996" table:style-name="ce771">
            <text:p><text:s/>1,996<text:s/></text:p>
          </table:table-cell>
          <table:table-cell office:value-type="float" office:value="1817" table:style-name="ce771">
            <text:p><text:s/>1,817<text:s/></text:p>
          </table:table-cell>
          <table:table-cell table:number-columns-repeated="16371" table:style-name="ce3"/>
        </table:table-row>
        <table:table-row table:style-name="ro6">
          <table:table-cell table:style-name="ce759"/>
          <table:table-cell office:value-type="string" table:style-name="ce224">
            <text:p>Over 5 years and up to and including 6 years</text:p>
          </table:table-cell>
          <table:table-cell office:value-type="float" office:value="1193" table:style-name="ce771">
            <text:p><text:s/>1,193<text:s/></text:p>
          </table:table-cell>
          <table:table-cell office:value-type="float" office:value="1324" table:style-name="ce771">
            <text:p><text:s/>1,324<text:s/></text:p>
          </table:table-cell>
          <table:table-cell office:value-type="float" office:value="1375" table:style-name="ce771">
            <text:p><text:s/>1,375<text:s/></text:p>
          </table:table-cell>
          <table:table-cell office:value-type="float" office:value="1242" table:style-name="ce771">
            <text:p><text:s/>1,242<text:s/></text:p>
          </table:table-cell>
          <table:table-cell office:value-type="float" office:value="1324" table:style-name="ce771">
            <text:p><text:s/>1,324<text:s/></text:p>
          </table:table-cell>
          <table:table-cell office:value-type="float" office:value="1484" table:style-name="ce771">
            <text:p><text:s/>1,484<text:s/></text:p>
          </table:table-cell>
          <table:table-cell office:value-type="float" office:value="1479" table:style-name="ce771">
            <text:p><text:s/>1,479<text:s/></text:p>
          </table:table-cell>
          <table:table-cell office:value-type="float" office:value="1504" table:style-name="ce771">
            <text:p><text:s/>1,504<text:s/></text:p>
          </table:table-cell>
          <table:table-cell office:value-type="float" office:value="1391" table:style-name="ce771">
            <text:p><text:s/>1,391<text:s/></text:p>
          </table:table-cell>
          <table:table-cell office:value-type="float" office:value="1433" table:style-name="ce771">
            <text:p><text:s/>1,433<text:s/></text:p>
          </table:table-cell>
          <table:table-cell office:value-type="float" office:value="1384" table:style-name="ce771">
            <text:p><text:s/>1,384<text:s/></text:p>
          </table:table-cell>
          <table:table-cell table:number-columns-repeated="16371" table:style-name="ce3"/>
        </table:table-row>
        <table:table-row table:style-name="ro6">
          <table:table-cell table:style-name="ce759"/>
          <table:table-cell office:value-type="string" table:style-name="ce224">
            <text:p>Over 6 years and up to and including 7 years</text:p>
          </table:table-cell>
          <table:table-cell office:value-type="float" office:value="633" table:style-name="ce771">
            <text:p><text:s/>633<text:s/></text:p>
          </table:table-cell>
          <table:table-cell office:value-type="float" office:value="711" table:style-name="ce771">
            <text:p><text:s/>711<text:s/></text:p>
          </table:table-cell>
          <table:table-cell office:value-type="float" office:value="698" table:style-name="ce771">
            <text:p><text:s/>698<text:s/></text:p>
          </table:table-cell>
          <table:table-cell office:value-type="float" office:value="705" table:style-name="ce771">
            <text:p><text:s/>705<text:s/></text:p>
          </table:table-cell>
          <table:table-cell office:value-type="float" office:value="738" table:style-name="ce771">
            <text:p><text:s/>738<text:s/></text:p>
          </table:table-cell>
          <table:table-cell office:value-type="float" office:value="783" table:style-name="ce771">
            <text:p><text:s/>783<text:s/></text:p>
          </table:table-cell>
          <table:table-cell office:value-type="float" office:value="822" table:style-name="ce771">
            <text:p><text:s/>822<text:s/></text:p>
          </table:table-cell>
          <table:table-cell office:value-type="float" office:value="872" table:style-name="ce771">
            <text:p><text:s/>872<text:s/></text:p>
          </table:table-cell>
          <table:table-cell office:value-type="float" office:value="777" table:style-name="ce771">
            <text:p><text:s/>777<text:s/></text:p>
          </table:table-cell>
          <table:table-cell office:value-type="float" office:value="790" table:style-name="ce771">
            <text:p><text:s/>790<text:s/></text:p>
          </table:table-cell>
          <table:table-cell office:value-type="float" office:value="745" table:style-name="ce771">
            <text:p><text:s/>745<text:s/></text:p>
          </table:table-cell>
          <table:table-cell table:number-columns-repeated="16371" table:style-name="ce3"/>
        </table:table-row>
        <table:table-row table:style-name="ro6">
          <table:table-cell table:style-name="ce759"/>
          <table:table-cell office:value-type="string" table:style-name="ce224">
            <text:p>Over 7 years and up to and including 8 years</text:p>
          </table:table-cell>
          <table:table-cell office:value-type="float" office:value="553" table:style-name="ce771">
            <text:p><text:s/>553<text:s/></text:p>
          </table:table-cell>
          <table:table-cell office:value-type="float" office:value="566" table:style-name="ce771">
            <text:p><text:s/>566<text:s/></text:p>
          </table:table-cell>
          <table:table-cell office:value-type="float" office:value="623" table:style-name="ce771">
            <text:p><text:s/>623<text:s/></text:p>
          </table:table-cell>
          <table:table-cell office:value-type="float" office:value="624" table:style-name="ce771">
            <text:p><text:s/>624<text:s/></text:p>
          </table:table-cell>
          <table:table-cell office:value-type="float" office:value="697" table:style-name="ce771">
            <text:p><text:s/>697<text:s/></text:p>
          </table:table-cell>
          <table:table-cell office:value-type="float" office:value="754" table:style-name="ce771">
            <text:p><text:s/>754<text:s/></text:p>
          </table:table-cell>
          <table:table-cell office:value-type="float" office:value="693" table:style-name="ce771">
            <text:p><text:s/>693<text:s/></text:p>
          </table:table-cell>
          <table:table-cell office:value-type="float" office:value="720" table:style-name="ce771">
            <text:p><text:s/>720<text:s/></text:p>
          </table:table-cell>
          <table:table-cell office:value-type="float" office:value="742" table:style-name="ce771">
            <text:p><text:s/>742<text:s/></text:p>
          </table:table-cell>
          <table:table-cell office:value-type="float" office:value="682" table:style-name="ce771">
            <text:p><text:s/>682<text:s/></text:p>
          </table:table-cell>
          <table:table-cell office:value-type="float" office:value="715" table:style-name="ce771">
            <text:p><text:s/>715<text:s/></text:p>
          </table:table-cell>
          <table:table-cell table:number-columns-repeated="16371" table:style-name="ce3"/>
        </table:table-row>
        <table:table-row table:style-name="ro6">
          <table:table-cell table:style-name="ce759"/>
          <table:table-cell office:value-type="string" table:style-name="ce224">
            <text:p>Over 8 years and up to and including 9 years</text:p>
          </table:table-cell>
          <table:table-cell office:value-type="float" office:value="245" table:style-name="ce771">
            <text:p><text:s/>245<text:s/></text:p>
          </table:table-cell>
          <table:table-cell office:value-type="float" office:value="291" table:style-name="ce771">
            <text:p><text:s/>291<text:s/></text:p>
          </table:table-cell>
          <table:table-cell office:value-type="float" office:value="304" table:style-name="ce771">
            <text:p><text:s/>304<text:s/></text:p>
          </table:table-cell>
          <table:table-cell office:value-type="float" office:value="377" table:style-name="ce771">
            <text:p><text:s/>377<text:s/></text:p>
          </table:table-cell>
          <table:table-cell office:value-type="float" office:value="411" table:style-name="ce771">
            <text:p><text:s/>411<text:s/></text:p>
          </table:table-cell>
          <table:table-cell office:value-type="float" office:value="428" table:style-name="ce771">
            <text:p><text:s/>428<text:s/></text:p>
          </table:table-cell>
          <table:table-cell office:value-type="float" office:value="458" table:style-name="ce771">
            <text:p><text:s/>458<text:s/></text:p>
          </table:table-cell>
          <table:table-cell office:value-type="float" office:value="432" table:style-name="ce771">
            <text:p><text:s/>432<text:s/></text:p>
          </table:table-cell>
          <table:table-cell office:value-type="float" office:value="426" table:style-name="ce771">
            <text:p><text:s/>426<text:s/></text:p>
          </table:table-cell>
          <table:table-cell office:value-type="float" office:value="495" table:style-name="ce771">
            <text:p><text:s/>495<text:s/></text:p>
          </table:table-cell>
          <table:table-cell office:value-type="float" office:value="462" table:style-name="ce771">
            <text:p><text:s/>462<text:s/></text:p>
          </table:table-cell>
          <table:table-cell table:number-columns-repeated="16371" table:style-name="ce3"/>
        </table:table-row>
        <table:table-row table:style-name="ro6">
          <table:table-cell table:style-name="ce759"/>
          <table:table-cell office:value-type="string" table:style-name="ce224">
            <text:p>Over 9 years and up to and including 10 years</text:p>
          </table:table-cell>
          <table:table-cell office:value-type="float" office:value="226" table:style-name="ce771">
            <text:p><text:s/>226<text:s/></text:p>
          </table:table-cell>
          <table:table-cell office:value-type="float" office:value="258" table:style-name="ce771">
            <text:p><text:s/>258<text:s/></text:p>
          </table:table-cell>
          <table:table-cell office:value-type="float" office:value="320" table:style-name="ce771">
            <text:p><text:s/>320<text:s/></text:p>
          </table:table-cell>
          <table:table-cell office:value-type="float" office:value="390" table:style-name="ce771">
            <text:p><text:s/>390<text:s/></text:p>
          </table:table-cell>
          <table:table-cell office:value-type="float" office:value="380" table:style-name="ce771">
            <text:p><text:s/>380<text:s/></text:p>
          </table:table-cell>
          <table:table-cell office:value-type="float" office:value="439" table:style-name="ce771">
            <text:p><text:s/>439<text:s/></text:p>
          </table:table-cell>
          <table:table-cell office:value-type="float" office:value="424" table:style-name="ce771">
            <text:p><text:s/>424<text:s/></text:p>
          </table:table-cell>
          <table:table-cell office:value-type="float" office:value="393" table:style-name="ce771">
            <text:p><text:s/>393<text:s/></text:p>
          </table:table-cell>
          <table:table-cell office:value-type="float" office:value="405" table:style-name="ce771">
            <text:p><text:s/>405<text:s/></text:p>
          </table:table-cell>
          <table:table-cell office:value-type="float" office:value="389" table:style-name="ce771">
            <text:p><text:s/>389<text:s/></text:p>
          </table:table-cell>
          <table:table-cell office:value-type="float" office:value="298" table:style-name="ce771">
            <text:p><text:s/>298<text:s/></text:p>
          </table:table-cell>
          <table:table-cell table:number-columns-repeated="16371" table:style-name="ce3"/>
        </table:table-row>
        <table:table-row table:style-name="ro6">
          <table:table-cell table:style-name="ce759"/>
          <table:table-cell office:value-type="string" table:style-name="ce224">
            <text:p>Over 10 years and up to and including 15 years</text:p>
          </table:table-cell>
          <table:table-cell office:value-type="float" office:value="400" table:style-name="ce771">
            <text:p><text:s/>400<text:s/></text:p>
          </table:table-cell>
          <table:table-cell office:value-type="float" office:value="476" table:style-name="ce771">
            <text:p><text:s/>476<text:s/></text:p>
          </table:table-cell>
          <table:table-cell office:value-type="float" office:value="534" table:style-name="ce771">
            <text:p><text:s/>534<text:s/></text:p>
          </table:table-cell>
          <table:table-cell office:value-type="float" office:value="602" table:style-name="ce771">
            <text:p><text:s/>602<text:s/></text:p>
          </table:table-cell>
          <table:table-cell office:value-type="float" office:value="738" table:style-name="ce771">
            <text:p><text:s/>738<text:s/></text:p>
          </table:table-cell>
          <table:table-cell office:value-type="float" office:value="841" table:style-name="ce771">
            <text:p><text:s/>841<text:s/></text:p>
          </table:table-cell>
          <table:table-cell office:value-type="float" office:value="809" table:style-name="ce771">
            <text:p><text:s/>809<text:s/></text:p>
          </table:table-cell>
          <table:table-cell office:value-type="float" office:value="820" table:style-name="ce771">
            <text:p><text:s/>820<text:s/></text:p>
          </table:table-cell>
          <table:table-cell office:value-type="float" office:value="777" table:style-name="ce771">
            <text:p><text:s/>777<text:s/></text:p>
          </table:table-cell>
          <table:table-cell office:value-type="float" office:value="729" table:style-name="ce771">
            <text:p><text:s/>729<text:s/></text:p>
          </table:table-cell>
          <table:table-cell office:value-type="float" office:value="688" table:style-name="ce771">
            <text:p><text:s/>688<text:s/></text:p>
          </table:table-cell>
          <table:table-cell table:number-columns-repeated="16371" table:style-name="ce3"/>
        </table:table-row>
        <table:table-row table:style-name="ro6">
          <table:table-cell table:style-name="ce759"/>
          <table:table-cell office:value-type="string" table:style-name="ce224">
            <text:p>Over 15 years and less than life</text:p>
          </table:table-cell>
          <table:table-cell office:value-type="float" office:value="105" table:style-name="ce771">
            <text:p><text:s/>105<text:s/></text:p>
          </table:table-cell>
          <table:table-cell office:value-type="float" office:value="150" table:style-name="ce771">
            <text:p><text:s/>150<text:s/></text:p>
          </table:table-cell>
          <table:table-cell office:value-type="float" office:value="157" table:style-name="ce771">
            <text:p><text:s/>157<text:s/></text:p>
          </table:table-cell>
          <table:table-cell office:value-type="float" office:value="239" table:style-name="ce771">
            <text:p><text:s/>239<text:s/></text:p>
          </table:table-cell>
          <table:table-cell office:value-type="float" office:value="234" table:style-name="ce771">
            <text:p><text:s/>234<text:s/></text:p>
          </table:table-cell>
          <table:table-cell office:value-type="float" office:value="264" table:style-name="ce771">
            <text:p><text:s/>264<text:s/></text:p>
          </table:table-cell>
          <table:table-cell office:value-type="float" office:value="319" table:style-name="ce771">
            <text:p><text:s/>319<text:s/></text:p>
          </table:table-cell>
          <table:table-cell office:value-type="float" office:value="278" table:style-name="ce771">
            <text:p><text:s/>278<text:s/></text:p>
          </table:table-cell>
          <table:table-cell office:value-type="float" office:value="328" table:style-name="ce771">
            <text:p><text:s/>328<text:s/></text:p>
          </table:table-cell>
          <table:table-cell office:value-type="float" office:value="303" table:style-name="ce771">
            <text:p><text:s/>303<text:s/></text:p>
          </table:table-cell>
          <table:table-cell office:value-type="float" office:value="214" table:style-name="ce771">
            <text:p><text:s/>214<text:s/></text:p>
          </table:table-cell>
          <table:table-cell table:number-columns-repeated="16371" table:style-name="ce3"/>
        </table:table-row>
        <table:table-row table:style-name="ro33">
          <table:table-cell table:style-name="ce759"/>
          <table:table-cell office:value-type="string" table:style-name="ce224">
            <text:p>Indeterminate sentence<text:span text:style-name="T3">(4)</text:span></text:p>
          </table:table-cell>
          <table:table-cell office:value-type="float" office:value="959" table:style-name="ce771">
            <text:p><text:s/>959<text:s/></text:p>
          </table:table-cell>
          <table:table-cell office:value-type="float" office:value="867" table:style-name="ce771">
            <text:p><text:s/>867<text:s/></text:p>
          </table:table-cell>
          <table:table-cell office:value-type="float" office:value="792" table:style-name="ce771">
            <text:p><text:s/>792<text:s/></text:p>
          </table:table-cell>
          <table:table-cell office:value-type="float" office:value="156" table:style-name="ce771">
            <text:p><text:s/>156<text:s/></text:p>
          </table:table-cell>
          <table:table-cell office:value-type="float" office:value="0" table:style-name="ce771">
            <text:p><text:s/>-<text:s/></text:p>
          </table:table-cell>
          <table:table-cell office:value-type="float" office:value="0" table:style-name="ce771">
            <text:p><text:s/>-<text:s/></text:p>
          </table:table-cell>
          <table:table-cell office:value-type="float" office:value="0" table:style-name="ce771">
            <text:p><text:s/>-<text:s/></text:p>
          </table:table-cell>
          <table:table-cell office:value-type="float" office:value="0" table:style-name="ce771">
            <text:p><text:s/>-<text:s/></text:p>
          </table:table-cell>
          <table:table-cell office:value-type="float" office:value="0" table:style-name="ce771">
            <text:p><text:s/>-<text:s/></text:p>
          </table:table-cell>
          <table:table-cell office:value-type="float" office:value="0" table:style-name="ce771">
            <text:p><text:s/>-<text:s/></text:p>
          </table:table-cell>
          <table:table-cell office:value-type="float" office:value="0" table:style-name="ce771">
            <text:p><text:s/>-<text:s/></text:p>
          </table:table-cell>
          <table:table-cell table:number-columns-repeated="16371" table:style-name="ce3"/>
        </table:table-row>
        <table:table-row table:style-name="ro20">
          <table:table-cell table:style-name="ce759"/>
          <table:table-cell office:value-type="string" table:style-name="ce224">
            <text:p>Life</text:p>
          </table:table-cell>
          <table:table-cell office:value-type="float" office:value="395" table:style-name="ce771">
            <text:p><text:s/>395<text:s/></text:p>
          </table:table-cell>
          <table:table-cell office:value-type="float" office:value="365" table:style-name="ce771">
            <text:p><text:s/>365<text:s/></text:p>
          </table:table-cell>
          <table:table-cell office:value-type="float" office:value="426" table:style-name="ce771">
            <text:p><text:s/>426<text:s/></text:p>
          </table:table-cell>
          <table:table-cell office:value-type="float" office:value="406" table:style-name="ce771">
            <text:p><text:s/>406<text:s/></text:p>
          </table:table-cell>
          <table:table-cell office:value-type="float" office:value="454" table:style-name="ce771">
            <text:p><text:s/>454<text:s/></text:p>
          </table:table-cell>
          <table:table-cell office:value-type="float" office:value="360" table:style-name="ce771">
            <text:p><text:s/>360<text:s/></text:p>
          </table:table-cell>
          <table:table-cell office:value-type="float" office:value="406" table:style-name="ce771">
            <text:p><text:s/>406<text:s/></text:p>
          </table:table-cell>
          <table:table-cell office:value-type="float" office:value="379" table:style-name="ce771">
            <text:p><text:s/>379<text:s/></text:p>
          </table:table-cell>
          <table:table-cell office:value-type="float" office:value="402" table:style-name="ce771">
            <text:p><text:s/>402<text:s/></text:p>
          </table:table-cell>
          <table:table-cell office:value-type="float" office:value="459" table:style-name="ce771">
            <text:p><text:s/>459<text:s/></text:p>
          </table:table-cell>
          <table:table-cell office:value-type="float" office:value="304" table:style-name="ce771">
            <text:p><text:s/>304<text:s/></text:p>
          </table:table-cell>
          <table:table-cell table:number-columns-repeated="16371" table:style-name="ce3"/>
        </table:table-row>
        <table:table-row table:style-name="ro6">
          <table:table-cell table:style-name="ce759"/>
          <table:table-cell table:style-name="ce761"/>
          <table:table-cell table:number-columns-repeated="11" table:style-name="ce666"/>
          <table:table-cell table:number-columns-repeated="16371" table:style-name="ce3"/>
        </table:table-row>
        <table:table-row table:style-name="ro6">
          <table:table-cell table:style-name="ce759"/>
          <table:table-cell office:value-type="string" table:style-name="ce770">
            <text:p>Total sentenced to immediate custody</text:p>
          </table:table-cell>
          <table:table-cell office:value-type="float" office:value="100308" table:style-name="ce772">
            <text:p><text:s/>100,308<text:s/></text:p>
          </table:table-cell>
          <table:table-cell office:value-type="float" office:value="104679" table:style-name="ce772">
            <text:p><text:s/>104,679<text:s/></text:p>
          </table:table-cell>
          <table:table-cell office:value-type="float" office:value="101213" table:style-name="ce772">
            <text:p><text:s/>101,213<text:s/></text:p>
          </table:table-cell>
          <table:table-cell office:value-type="float" office:value="93244" table:style-name="ce772">
            <text:p><text:s/>93,244<text:s/></text:p>
          </table:table-cell>
          <table:table-cell office:value-type="float" office:value="92327" table:style-name="ce772">
            <text:p><text:s/>92,327<text:s/></text:p>
          </table:table-cell>
          <table:table-cell office:value-type="float" office:value="90033" table:style-name="ce772">
            <text:p><text:s/>90,033<text:s/></text:p>
          </table:table-cell>
          <table:table-cell office:value-type="float" office:value="90968" table:style-name="ce772">
            <text:p><text:s/>90,968<text:s/></text:p>
          </table:table-cell>
          <table:table-cell office:value-type="float" office:value="87399" table:style-name="ce772">
            <text:p><text:s/>87,399<text:s/></text:p>
          </table:table-cell>
          <table:table-cell office:value-type="float" office:value="80216" table:style-name="ce772">
            <text:p><text:s/>80,216<text:s/></text:p>
          </table:table-cell>
          <table:table-cell office:value-type="float" office:value="75929" table:style-name="ce772">
            <text:p><text:s/>75,929<text:s/></text:p>
          </table:table-cell>
          <table:table-cell office:value-type="float" office:value="64824" table:style-name="ce772">
            <text:p><text:s/>64,824<text:s/></text:p>
          </table:table-cell>
          <table:table-cell table:number-columns-repeated="16371" table:style-name="ce3"/>
        </table:table-row>
        <table:table-row table:style-name="ro33">
          <table:table-cell table:style-name="ce759"/>
          <table:table-cell office:value-type="string" table:style-name="ce761">
            <text:p>Average custodial sentence length (months)<text:span text:style-name="T3">(5)</text:span></text:p>
          </table:table-cell>
          <table:table-cell office:value-type="float" office:value="13.841900000000001" table:style-name="ce773">
            <text:p>13.8</text:p>
          </table:table-cell>
          <table:table-cell office:value-type="float" office:value="14.0604" table:style-name="ce773">
            <text:p>14.1</text:p>
          </table:table-cell>
          <table:table-cell office:value-type="float" office:value="14.4978" table:style-name="ce773">
            <text:p>14.5</text:p>
          </table:table-cell>
          <table:table-cell office:value-type="float" office:value="15.307" table:style-name="ce773">
            <text:p>15.3</text:p>
          </table:table-cell>
          <table:table-cell office:value-type="float" office:value="15.481" table:style-name="ce773">
            <text:p>15.5</text:p>
          </table:table-cell>
          <table:table-cell office:value-type="float" office:value="16.208300000000001" table:style-name="ce773">
            <text:p>16.2</text:p>
          </table:table-cell>
          <table:table-cell office:value-type="float" office:value="16.412700000000001" table:style-name="ce773">
            <text:p>16.4</text:p>
          </table:table-cell>
          <table:table-cell office:value-type="float" office:value="16.591799999999999" table:style-name="ce773">
            <text:p>16.6</text:p>
          </table:table-cell>
          <table:table-cell office:value-type="float" office:value="17.261500000000002" table:style-name="ce773">
            <text:p>17.3</text:p>
          </table:table-cell>
          <table:table-cell office:value-type="float" office:value="18.0123" table:style-name="ce773">
            <text:p>18.0</text:p>
          </table:table-cell>
          <table:table-cell office:value-type="float" office:value="18.998999999999999" table:style-name="ce773">
            <text:p>19.0</text:p>
          </table:table-cell>
          <table:table-cell table:number-columns-repeated="16371" table:style-name="ce3"/>
        </table:table-row>
        <table:table-row table:style-name="ro6">
          <table:table-cell table:style-name="ce759"/>
          <table:table-cell table:style-name="ce761"/>
          <table:table-cell table:number-columns-repeated="11" table:style-name="ce774"/>
          <table:table-cell table:number-columns-repeated="16371" table:style-name="ce3"/>
        </table:table-row>
        <table:table-row table:style-name="ro6">
          <table:table-cell office:value-type="string" table:style-name="ce775">
            <text:p>Indictable offences</text:p>
          </table:table-cell>
          <table:table-cell office:value-type="string" table:style-name="ce224">
            <text:p>Up to and including 1 month</text:p>
          </table:table-cell>
          <table:table-cell office:value-type="float" office:value="11188" table:style-name="ce771">
            <text:p><text:s/>11,188<text:s/></text:p>
          </table:table-cell>
          <table:table-cell office:value-type="float" office:value="12128" table:style-name="ce771">
            <text:p><text:s/>12,128<text:s/></text:p>
          </table:table-cell>
          <table:table-cell office:value-type="float" office:value="11500" table:style-name="ce771">
            <text:p><text:s/>11,500<text:s/></text:p>
          </table:table-cell>
          <table:table-cell office:value-type="float" office:value="10962" table:style-name="ce771">
            <text:p><text:s/>10,962<text:s/></text:p>
          </table:table-cell>
          <table:table-cell office:value-type="float" office:value="11435" table:style-name="ce771">
            <text:p><text:s/>11,435<text:s/></text:p>
          </table:table-cell>
          <table:table-cell office:value-type="float" office:value="11184" table:style-name="ce771">
            <text:p><text:s/>11,184<text:s/></text:p>
          </table:table-cell>
          <table:table-cell office:value-type="float" office:value="10840" table:style-name="ce771">
            <text:p><text:s/>10,840<text:s/></text:p>
          </table:table-cell>
          <table:table-cell office:value-type="float" office:value="10373" table:style-name="ce771">
            <text:p><text:s/>10,373<text:s/></text:p>
          </table:table-cell>
          <table:table-cell office:value-type="float" office:value="8725" table:style-name="ce771">
            <text:p><text:s/>8,725<text:s/></text:p>
          </table:table-cell>
          <table:table-cell office:value-type="float" office:value="7489" table:style-name="ce771">
            <text:p><text:s/>7,489<text:s/></text:p>
          </table:table-cell>
          <table:table-cell office:value-type="float" office:value="5333" table:style-name="ce771">
            <text:p><text:s/>5,333<text:s/></text:p>
          </table:table-cell>
          <table:table-cell table:number-columns-repeated="16371" table:style-name="ce3"/>
        </table:table-row>
        <table:table-row table:style-name="ro6">
          <table:table-cell table:style-name="ce759"/>
          <table:table-cell office:value-type="string" table:style-name="ce224">
            <text:p>Over 1 month and up to and including 2 months</text:p>
          </table:table-cell>
          <table:table-cell office:value-type="float" office:value="7673" table:style-name="ce771">
            <text:p><text:s/>7,673<text:s/></text:p>
          </table:table-cell>
          <table:table-cell office:value-type="float" office:value="8445" table:style-name="ce771">
            <text:p><text:s/>8,445<text:s/></text:p>
          </table:table-cell>
          <table:table-cell office:value-type="float" office:value="8223" table:style-name="ce771">
            <text:p><text:s/>8,223<text:s/></text:p>
          </table:table-cell>
          <table:table-cell office:value-type="float" office:value="7959" table:style-name="ce771">
            <text:p><text:s/>7,959<text:s/></text:p>
          </table:table-cell>
          <table:table-cell office:value-type="float" office:value="8226" table:style-name="ce771">
            <text:p><text:s/>8,226<text:s/></text:p>
          </table:table-cell>
          <table:table-cell office:value-type="float" office:value="7651" table:style-name="ce771">
            <text:p><text:s/>7,651<text:s/></text:p>
          </table:table-cell>
          <table:table-cell office:value-type="float" office:value="7473" table:style-name="ce771">
            <text:p><text:s/>7,473<text:s/></text:p>
          </table:table-cell>
          <table:table-cell office:value-type="float" office:value="7191" table:style-name="ce771">
            <text:p><text:s/>7,191<text:s/></text:p>
          </table:table-cell>
          <table:table-cell office:value-type="float" office:value="6325" table:style-name="ce771">
            <text:p><text:s/>6,325<text:s/></text:p>
          </table:table-cell>
          <table:table-cell office:value-type="float" office:value="5799" table:style-name="ce771">
            <text:p><text:s/>5,799<text:s/></text:p>
          </table:table-cell>
          <table:table-cell office:value-type="float" office:value="4612" table:style-name="ce771">
            <text:p><text:s/>4,612<text:s/></text:p>
          </table:table-cell>
          <table:table-cell table:number-columns-repeated="16371" table:style-name="ce3"/>
        </table:table-row>
        <table:table-row table:style-name="ro6">
          <table:table-cell table:style-name="ce759"/>
          <table:table-cell office:value-type="string" table:style-name="ce224">
            <text:p>Over 2 months and up to and including 3 months</text:p>
          </table:table-cell>
          <table:table-cell office:value-type="float" office:value="6195" table:style-name="ce771">
            <text:p><text:s/>6,195<text:s/></text:p>
          </table:table-cell>
          <table:table-cell office:value-type="float" office:value="6696" table:style-name="ce771">
            <text:p><text:s/>6,696<text:s/></text:p>
          </table:table-cell>
          <table:table-cell office:value-type="float" office:value="6401" table:style-name="ce771">
            <text:p><text:s/>6,401<text:s/></text:p>
          </table:table-cell>
          <table:table-cell office:value-type="float" office:value="6296" table:style-name="ce771">
            <text:p><text:s/>6,296<text:s/></text:p>
          </table:table-cell>
          <table:table-cell office:value-type="float" office:value="6127" table:style-name="ce771">
            <text:p><text:s/>6,127<text:s/></text:p>
          </table:table-cell>
          <table:table-cell office:value-type="float" office:value="5636" table:style-name="ce771">
            <text:p><text:s/>5,636<text:s/></text:p>
          </table:table-cell>
          <table:table-cell office:value-type="float" office:value="5325" table:style-name="ce771">
            <text:p><text:s/>5,325<text:s/></text:p>
          </table:table-cell>
          <table:table-cell office:value-type="float" office:value="5292" table:style-name="ce771">
            <text:p><text:s/>5,292<text:s/></text:p>
          </table:table-cell>
          <table:table-cell office:value-type="float" office:value="4945" table:style-name="ce771">
            <text:p><text:s/>4,945<text:s/></text:p>
          </table:table-cell>
          <table:table-cell office:value-type="float" office:value="4769" table:style-name="ce771">
            <text:p><text:s/>4,769<text:s/></text:p>
          </table:table-cell>
          <table:table-cell office:value-type="float" office:value="4131" table:style-name="ce771">
            <text:p><text:s/>4,131<text:s/></text:p>
          </table:table-cell>
          <table:table-cell table:number-columns-repeated="16371" table:style-name="ce3"/>
        </table:table-row>
        <table:table-row table:style-name="ro6">
          <table:table-cell table:style-name="ce3"/>
          <table:table-cell office:value-type="string" table:style-name="ce224">
            <text:p>Over 3 months and less than 6 months</text:p>
          </table:table-cell>
          <table:table-cell office:value-type="float" office:value="9020" table:style-name="ce771">
            <text:p><text:s/>9,020<text:s/></text:p>
          </table:table-cell>
          <table:table-cell office:value-type="float" office:value="9217" table:style-name="ce771">
            <text:p><text:s/>9,217<text:s/></text:p>
          </table:table-cell>
          <table:table-cell office:value-type="float" office:value="8914" table:style-name="ce771">
            <text:p><text:s/>8,914<text:s/></text:p>
          </table:table-cell>
          <table:table-cell office:value-type="float" office:value="8437" table:style-name="ce771">
            <text:p><text:s/>8,437<text:s/></text:p>
          </table:table-cell>
          <table:table-cell office:value-type="float" office:value="8045" table:style-name="ce771">
            <text:p><text:s/>8,045<text:s/></text:p>
          </table:table-cell>
          <table:table-cell office:value-type="float" office:value="7449" table:style-name="ce771">
            <text:p><text:s/>7,449<text:s/></text:p>
          </table:table-cell>
          <table:table-cell office:value-type="float" office:value="7577" table:style-name="ce771">
            <text:p><text:s/>7,577<text:s/></text:p>
          </table:table-cell>
          <table:table-cell office:value-type="float" office:value="7521" table:style-name="ce771">
            <text:p><text:s/>7,521<text:s/></text:p>
          </table:table-cell>
          <table:table-cell office:value-type="float" office:value="7251" table:style-name="ce771">
            <text:p><text:s/>7,251<text:s/></text:p>
          </table:table-cell>
          <table:table-cell office:value-type="float" office:value="7266" table:style-name="ce771">
            <text:p><text:s/>7,266<text:s/></text:p>
          </table:table-cell>
          <table:table-cell office:value-type="float" office:value="6719" table:style-name="ce771">
            <text:p><text:s/>6,719<text:s/></text:p>
          </table:table-cell>
          <table:table-cell table:number-columns-repeated="16371" table:style-name="ce3"/>
        </table:table-row>
        <table:table-row table:style-name="ro6">
          <table:table-cell table:style-name="ce3"/>
          <table:table-cell office:value-type="string" table:style-name="ce224">
            <text:p>6 months</text:p>
          </table:table-cell>
          <table:table-cell office:value-type="float" office:value="4534" table:style-name="ce771">
            <text:p><text:s/>4,534<text:s/></text:p>
          </table:table-cell>
          <table:table-cell office:value-type="float" office:value="4618" table:style-name="ce771">
            <text:p><text:s/>4,618<text:s/></text:p>
          </table:table-cell>
          <table:table-cell office:value-type="float" office:value="4532" table:style-name="ce771">
            <text:p><text:s/>4,532<text:s/></text:p>
          </table:table-cell>
          <table:table-cell office:value-type="float" office:value="4139" table:style-name="ce771">
            <text:p><text:s/>4,139<text:s/></text:p>
          </table:table-cell>
          <table:table-cell office:value-type="float" office:value="4104" table:style-name="ce771">
            <text:p><text:s/>4,104<text:s/></text:p>
          </table:table-cell>
          <table:table-cell office:value-type="float" office:value="3823" table:style-name="ce771">
            <text:p><text:s/>3,823<text:s/></text:p>
          </table:table-cell>
          <table:table-cell office:value-type="float" office:value="4663" table:style-name="ce771">
            <text:p><text:s/>4,663<text:s/></text:p>
          </table:table-cell>
          <table:table-cell office:value-type="float" office:value="4613" table:style-name="ce771">
            <text:p><text:s/>4,613<text:s/></text:p>
          </table:table-cell>
          <table:table-cell office:value-type="float" office:value="4425" table:style-name="ce771">
            <text:p><text:s/>4,425<text:s/></text:p>
          </table:table-cell>
          <table:table-cell office:value-type="float" office:value="4448" table:style-name="ce771">
            <text:p><text:s/>4,448<text:s/></text:p>
          </table:table-cell>
          <table:table-cell office:value-type="float" office:value="4199" table:style-name="ce771">
            <text:p><text:s/>4,199<text:s/></text:p>
          </table:table-cell>
          <table:table-cell table:number-columns-repeated="16371" table:style-name="ce3"/>
        </table:table-row>
        <table:table-row table:style-name="ro6">
          <table:table-cell table:style-name="ce3"/>
          <table:table-cell office:value-type="string" table:style-name="ce224">
            <text:p>Over 6 months and up to and including 9 months</text:p>
          </table:table-cell>
          <table:table-cell office:value-type="float" office:value="5500" table:style-name="ce771">
            <text:p><text:s/>5,500<text:s/></text:p>
          </table:table-cell>
          <table:table-cell office:value-type="float" office:value="5736" table:style-name="ce771">
            <text:p><text:s/>5,736<text:s/></text:p>
          </table:table-cell>
          <table:table-cell office:value-type="float" office:value="5369" table:style-name="ce771">
            <text:p><text:s/>5,369<text:s/></text:p>
          </table:table-cell>
          <table:table-cell office:value-type="float" office:value="4705" table:style-name="ce771">
            <text:p><text:s/>4,705<text:s/></text:p>
          </table:table-cell>
          <table:table-cell office:value-type="float" office:value="4569" table:style-name="ce771">
            <text:p><text:s/>4,569<text:s/></text:p>
          </table:table-cell>
          <table:table-cell office:value-type="float" office:value="4329" table:style-name="ce771">
            <text:p><text:s/>4,329<text:s/></text:p>
          </table:table-cell>
          <table:table-cell office:value-type="float" office:value="4191" table:style-name="ce771">
            <text:p><text:s/>4,191<text:s/></text:p>
          </table:table-cell>
          <table:table-cell office:value-type="float" office:value="3809" table:style-name="ce771">
            <text:p><text:s/>3,809<text:s/></text:p>
          </table:table-cell>
          <table:table-cell office:value-type="float" office:value="3494" table:style-name="ce771">
            <text:p><text:s/>3,494<text:s/></text:p>
          </table:table-cell>
          <table:table-cell office:value-type="float" office:value="3498" table:style-name="ce771">
            <text:p><text:s/>3,498<text:s/></text:p>
          </table:table-cell>
          <table:table-cell office:value-type="float" office:value="3115" table:style-name="ce771">
            <text:p><text:s/>3,115<text:s/></text:p>
          </table:table-cell>
          <table:table-cell table:number-columns-repeated="16371" table:style-name="ce3"/>
        </table:table-row>
        <table:table-row table:style-name="ro6">
          <table:table-cell table:style-name="ce3"/>
          <table:table-cell office:value-type="string" table:style-name="ce224">
            <text:p>Over 9 months and less than 12 months</text:p>
          </table:table-cell>
          <table:table-cell office:value-type="float" office:value="1600" table:style-name="ce771">
            <text:p><text:s/>1,600<text:s/></text:p>
          </table:table-cell>
          <table:table-cell office:value-type="float" office:value="1697" table:style-name="ce771">
            <text:p><text:s/>1,697<text:s/></text:p>
          </table:table-cell>
          <table:table-cell office:value-type="float" office:value="1837" table:style-name="ce771">
            <text:p><text:s/>1,837<text:s/></text:p>
          </table:table-cell>
          <table:table-cell office:value-type="float" office:value="1729" table:style-name="ce771">
            <text:p><text:s/>1,729<text:s/></text:p>
          </table:table-cell>
          <table:table-cell office:value-type="float" office:value="1621" table:style-name="ce771">
            <text:p><text:s/>1,621<text:s/></text:p>
          </table:table-cell>
          <table:table-cell office:value-type="float" office:value="1706" table:style-name="ce771">
            <text:p><text:s/>1,706<text:s/></text:p>
          </table:table-cell>
          <table:table-cell office:value-type="float" office:value="1719" table:style-name="ce771">
            <text:p><text:s/>1,719<text:s/></text:p>
          </table:table-cell>
          <table:table-cell office:value-type="float" office:value="1683" table:style-name="ce771">
            <text:p><text:s/>1,683<text:s/></text:p>
          </table:table-cell>
          <table:table-cell office:value-type="float" office:value="1542" table:style-name="ce771">
            <text:p><text:s/>1,542<text:s/></text:p>
          </table:table-cell>
          <table:table-cell office:value-type="float" office:value="1511" table:style-name="ce771">
            <text:p><text:s/>1,511<text:s/></text:p>
          </table:table-cell>
          <table:table-cell office:value-type="float" office:value="1356" table:style-name="ce771">
            <text:p><text:s/>1,356<text:s/></text:p>
          </table:table-cell>
          <table:table-cell table:number-columns-repeated="16371" table:style-name="ce3"/>
        </table:table-row>
        <table:table-row table:style-name="ro6">
          <table:table-cell table:style-name="ce3"/>
          <table:table-cell office:value-type="string" table:style-name="ce224">
            <text:p>12 months</text:p>
          </table:table-cell>
          <table:table-cell office:value-type="float" office:value="5640" table:style-name="ce771">
            <text:p><text:s/>5,640<text:s/></text:p>
          </table:table-cell>
          <table:table-cell office:value-type="float" office:value="5813" table:style-name="ce771">
            <text:p><text:s/>5,813<text:s/></text:p>
          </table:table-cell>
          <table:table-cell office:value-type="float" office:value="5205" table:style-name="ce771">
            <text:p><text:s/>5,205<text:s/></text:p>
          </table:table-cell>
          <table:table-cell office:value-type="float" office:value="4439" table:style-name="ce771">
            <text:p><text:s/>4,439<text:s/></text:p>
          </table:table-cell>
          <table:table-cell office:value-type="float" office:value="4239" table:style-name="ce771">
            <text:p><text:s/>4,239<text:s/></text:p>
          </table:table-cell>
          <table:table-cell office:value-type="float" office:value="4060" table:style-name="ce771">
            <text:p><text:s/>4,060<text:s/></text:p>
          </table:table-cell>
          <table:table-cell office:value-type="float" office:value="3873" table:style-name="ce771">
            <text:p><text:s/>3,873<text:s/></text:p>
          </table:table-cell>
          <table:table-cell office:value-type="float" office:value="3430" table:style-name="ce771">
            <text:p><text:s/>3,430<text:s/></text:p>
          </table:table-cell>
          <table:table-cell office:value-type="float" office:value="3070" table:style-name="ce771">
            <text:p><text:s/>3,070<text:s/></text:p>
          </table:table-cell>
          <table:table-cell office:value-type="float" office:value="2923" table:style-name="ce771">
            <text:p><text:s/>2,923<text:s/></text:p>
          </table:table-cell>
          <table:table-cell office:value-type="float" office:value="2429" table:style-name="ce771">
            <text:p><text:s/>2,429<text:s/></text:p>
          </table:table-cell>
          <table:table-cell table:number-columns-repeated="16371" table:style-name="ce3"/>
        </table:table-row>
        <table:table-row table:style-name="ro6">
          <table:table-cell table:style-name="ce3"/>
          <table:table-cell office:value-type="string" table:style-name="ce224">
            <text:p>Over 12 months and up to and including 18 months</text:p>
          </table:table-cell>
          <table:table-cell office:value-type="float" office:value="7398" table:style-name="ce771">
            <text:p><text:s/>7,398<text:s/></text:p>
          </table:table-cell>
          <table:table-cell office:value-type="float" office:value="7684" table:style-name="ce771">
            <text:p><text:s/>7,684<text:s/></text:p>
          </table:table-cell>
          <table:table-cell office:value-type="float" office:value="7683" table:style-name="ce771">
            <text:p><text:s/>7,683<text:s/></text:p>
          </table:table-cell>
          <table:table-cell office:value-type="float" office:value="6602" table:style-name="ce771">
            <text:p><text:s/>6,602<text:s/></text:p>
          </table:table-cell>
          <table:table-cell office:value-type="float" office:value="5886" table:style-name="ce771">
            <text:p><text:s/>5,886<text:s/></text:p>
          </table:table-cell>
          <table:table-cell office:value-type="float" office:value="5799" table:style-name="ce771">
            <text:p><text:s/>5,799<text:s/></text:p>
          </table:table-cell>
          <table:table-cell office:value-type="float" office:value="5574" table:style-name="ce771">
            <text:p><text:s/>5,574<text:s/></text:p>
          </table:table-cell>
          <table:table-cell office:value-type="float" office:value="5080" table:style-name="ce771">
            <text:p><text:s/>5,080<text:s/></text:p>
          </table:table-cell>
          <table:table-cell office:value-type="float" office:value="4836" table:style-name="ce771">
            <text:p><text:s/>4,836<text:s/></text:p>
          </table:table-cell>
          <table:table-cell office:value-type="float" office:value="4800" table:style-name="ce771">
            <text:p><text:s/>4,800<text:s/></text:p>
          </table:table-cell>
          <table:table-cell office:value-type="float" office:value="4281" table:style-name="ce771">
            <text:p><text:s/>4,281<text:s/></text:p>
          </table:table-cell>
          <table:table-cell table:number-columns-repeated="16371" table:style-name="ce3"/>
        </table:table-row>
        <table:table-row table:style-name="ro6">
          <table:table-cell table:style-name="ce3"/>
          <table:table-cell office:value-type="string" table:style-name="ce224">
            <text:p>Over 18 months and up to and including 2 years</text:p>
          </table:table-cell>
          <table:table-cell office:value-type="float" office:value="5530" table:style-name="ce771">
            <text:p><text:s/>5,530<text:s/></text:p>
          </table:table-cell>
          <table:table-cell office:value-type="float" office:value="5759" table:style-name="ce771">
            <text:p><text:s/>5,759<text:s/></text:p>
          </table:table-cell>
          <table:table-cell office:value-type="float" office:value="5673" table:style-name="ce771">
            <text:p><text:s/>5,673<text:s/></text:p>
          </table:table-cell>
          <table:table-cell office:value-type="float" office:value="5144" table:style-name="ce771">
            <text:p><text:s/>5,144<text:s/></text:p>
          </table:table-cell>
          <table:table-cell office:value-type="float" office:value="4907" table:style-name="ce771">
            <text:p><text:s/>4,907<text:s/></text:p>
          </table:table-cell>
          <table:table-cell office:value-type="float" office:value="4666" table:style-name="ce771">
            <text:p><text:s/>4,666<text:s/></text:p>
          </table:table-cell>
          <table:table-cell office:value-type="float" office:value="4807" table:style-name="ce771">
            <text:p><text:s/>4,807<text:s/></text:p>
          </table:table-cell>
          <table:table-cell office:value-type="float" office:value="4520" table:style-name="ce771">
            <text:p><text:s/>4,520<text:s/></text:p>
          </table:table-cell>
          <table:table-cell office:value-type="float" office:value="3911" table:style-name="ce771">
            <text:p><text:s/>3,911<text:s/></text:p>
          </table:table-cell>
          <table:table-cell office:value-type="float" office:value="3862" table:style-name="ce771">
            <text:p><text:s/>3,862<text:s/></text:p>
          </table:table-cell>
          <table:table-cell office:value-type="float" office:value="3291" table:style-name="ce771">
            <text:p><text:s/>3,291<text:s/></text:p>
          </table:table-cell>
          <table:table-cell table:number-columns-repeated="16371" table:style-name="ce3"/>
        </table:table-row>
        <table:table-row table:style-name="ro6">
          <table:table-cell table:style-name="ce3"/>
          <table:table-cell office:value-type="string" table:style-name="ce224">
            <text:p>Over 2 years and up to and including 3 years</text:p>
          </table:table-cell>
          <table:table-cell office:value-type="float" office:value="6937" table:style-name="ce771">
            <text:p><text:s/>6,937<text:s/></text:p>
          </table:table-cell>
          <table:table-cell office:value-type="float" office:value="6983" table:style-name="ce771">
            <text:p><text:s/>6,983<text:s/></text:p>
          </table:table-cell>
          <table:table-cell office:value-type="float" office:value="7275" table:style-name="ce771">
            <text:p><text:s/>7,275<text:s/></text:p>
          </table:table-cell>
          <table:table-cell office:value-type="float" office:value="7114" table:style-name="ce771">
            <text:p><text:s/>7,114<text:s/></text:p>
          </table:table-cell>
          <table:table-cell office:value-type="float" office:value="7137" table:style-name="ce771">
            <text:p><text:s/>7,137<text:s/></text:p>
          </table:table-cell>
          <table:table-cell office:value-type="float" office:value="6876" table:style-name="ce771">
            <text:p><text:s/>6,876<text:s/></text:p>
          </table:table-cell>
          <table:table-cell office:value-type="float" office:value="7362" table:style-name="ce771">
            <text:p><text:s/>7,362<text:s/></text:p>
          </table:table-cell>
          <table:table-cell office:value-type="float" office:value="7075" table:style-name="ce771">
            <text:p><text:s/>7,075<text:s/></text:p>
          </table:table-cell>
          <table:table-cell office:value-type="float" office:value="6655" table:style-name="ce771">
            <text:p><text:s/>6,655<text:s/></text:p>
          </table:table-cell>
          <table:table-cell office:value-type="float" office:value="6737" table:style-name="ce771">
            <text:p><text:s/>6,737<text:s/></text:p>
          </table:table-cell>
          <table:table-cell office:value-type="float" office:value="6275" table:style-name="ce771">
            <text:p><text:s/>6,275<text:s/></text:p>
          </table:table-cell>
          <table:table-cell table:number-columns-repeated="16371" table:style-name="ce3"/>
        </table:table-row>
        <table:table-row table:style-name="ro6">
          <table:table-cell table:style-name="ce3"/>
          <table:table-cell office:value-type="string" table:style-name="ce224">
            <text:p>Over 3 years and less than 4 years</text:p>
          </table:table-cell>
          <table:table-cell office:value-type="float" office:value="1912" table:style-name="ce771">
            <text:p><text:s/>1,912<text:s/></text:p>
          </table:table-cell>
          <table:table-cell office:value-type="float" office:value="2006" table:style-name="ce771">
            <text:p><text:s/>2,006<text:s/></text:p>
          </table:table-cell>
          <table:table-cell office:value-type="float" office:value="1936" table:style-name="ce771">
            <text:p><text:s/>1,936<text:s/></text:p>
          </table:table-cell>
          <table:table-cell office:value-type="float" office:value="2088" table:style-name="ce771">
            <text:p><text:s/>2,088<text:s/></text:p>
          </table:table-cell>
          <table:table-cell office:value-type="float" office:value="2134" table:style-name="ce771">
            <text:p><text:s/>2,134<text:s/></text:p>
          </table:table-cell>
          <table:table-cell office:value-type="float" office:value="2140" table:style-name="ce771">
            <text:p><text:s/>2,140<text:s/></text:p>
          </table:table-cell>
          <table:table-cell office:value-type="float" office:value="2215" table:style-name="ce771">
            <text:p><text:s/>2,215<text:s/></text:p>
          </table:table-cell>
          <table:table-cell office:value-type="float" office:value="2177" table:style-name="ce771">
            <text:p><text:s/>2,177<text:s/></text:p>
          </table:table-cell>
          <table:table-cell office:value-type="float" office:value="2321" table:style-name="ce771">
            <text:p><text:s/>2,321<text:s/></text:p>
          </table:table-cell>
          <table:table-cell office:value-type="float" office:value="2372" table:style-name="ce771">
            <text:p><text:s/>2,372<text:s/></text:p>
          </table:table-cell>
          <table:table-cell office:value-type="float" office:value="2112" table:style-name="ce771">
            <text:p><text:s/>2,112<text:s/></text:p>
          </table:table-cell>
          <table:table-cell table:number-columns-repeated="16371" table:style-name="ce3"/>
        </table:table-row>
        <table:table-row table:style-name="ro19">
          <table:table-cell table:style-name="ce3"/>
          <table:table-cell office:value-type="string" table:style-name="ce224">
            <text:p>4 years</text:p>
          </table:table-cell>
          <table:table-cell office:value-type="float" office:value="1950" table:style-name="ce771">
            <text:p><text:s/>1,950<text:s/></text:p>
          </table:table-cell>
          <table:table-cell office:value-type="float" office:value="2088" table:style-name="ce771">
            <text:p><text:s/>2,088<text:s/></text:p>
          </table:table-cell>
          <table:table-cell office:value-type="float" office:value="1870" table:style-name="ce771">
            <text:p><text:s/>1,870<text:s/></text:p>
          </table:table-cell>
          <table:table-cell office:value-type="float" office:value="1717" table:style-name="ce771">
            <text:p><text:s/>1,717<text:s/></text:p>
          </table:table-cell>
          <table:table-cell office:value-type="float" office:value="1643" table:style-name="ce771">
            <text:p><text:s/>1,643<text:s/></text:p>
          </table:table-cell>
          <table:table-cell office:value-type="float" office:value="1650" table:style-name="ce771">
            <text:p><text:s/>1,650<text:s/></text:p>
          </table:table-cell>
          <table:table-cell office:value-type="float" office:value="1686" table:style-name="ce771">
            <text:p><text:s/>1,686<text:s/></text:p>
          </table:table-cell>
          <table:table-cell office:value-type="float" office:value="1678" table:style-name="ce771">
            <text:p><text:s/>1,678<text:s/></text:p>
          </table:table-cell>
          <table:table-cell office:value-type="float" office:value="1407" table:style-name="ce771">
            <text:p><text:s/>1,407<text:s/></text:p>
          </table:table-cell>
          <table:table-cell office:value-type="float" office:value="1277" table:style-name="ce771">
            <text:p><text:s/>1,277<text:s/></text:p>
          </table:table-cell>
          <table:table-cell office:value-type="float" office:value="1099" table:style-name="ce771">
            <text:p><text:s/>1,099<text:s/></text:p>
          </table:table-cell>
          <table:table-cell table:number-columns-repeated="16371" table:style-name="ce3"/>
        </table:table-row>
        <table:table-row table:style-name="ro6">
          <table:table-cell table:style-name="ce3"/>
          <table:table-cell office:value-type="string" table:style-name="ce224">
            <text:p>Over 4 years and up to and including 5 years</text:p>
          </table:table-cell>
          <table:table-cell office:value-type="float" office:value="2016" table:style-name="ce771">
            <text:p><text:s/>2,016<text:s/></text:p>
          </table:table-cell>
          <table:table-cell office:value-type="float" office:value="2148" table:style-name="ce771">
            <text:p><text:s/>2,148<text:s/></text:p>
          </table:table-cell>
          <table:table-cell office:value-type="float" office:value="2019" table:style-name="ce771">
            <text:p><text:s/>2,019<text:s/></text:p>
          </table:table-cell>
          <table:table-cell office:value-type="float" office:value="1982" table:style-name="ce771">
            <text:p><text:s/>1,982<text:s/></text:p>
          </table:table-cell>
          <table:table-cell office:value-type="float" office:value="1877" table:style-name="ce771">
            <text:p><text:s/>1,877<text:s/></text:p>
          </table:table-cell>
          <table:table-cell office:value-type="float" office:value="1989" table:style-name="ce771">
            <text:p><text:s/>1,989<text:s/></text:p>
          </table:table-cell>
          <table:table-cell office:value-type="float" office:value="2079" table:style-name="ce771">
            <text:p><text:s/>2,079<text:s/></text:p>
          </table:table-cell>
          <table:table-cell office:value-type="float" office:value="2079" table:style-name="ce771">
            <text:p><text:s/>2,079<text:s/></text:p>
          </table:table-cell>
          <table:table-cell office:value-type="float" office:value="1971" table:style-name="ce771">
            <text:p><text:s/>1,971<text:s/></text:p>
          </table:table-cell>
          <table:table-cell office:value-type="float" office:value="1980" table:style-name="ce771">
            <text:p><text:s/>1,980<text:s/></text:p>
          </table:table-cell>
          <table:table-cell office:value-type="float" office:value="1780" table:style-name="ce771">
            <text:p><text:s/>1,780<text:s/></text:p>
          </table:table-cell>
          <table:table-cell table:number-columns-repeated="16371" table:style-name="ce3"/>
        </table:table-row>
        <table:table-row table:style-name="ro6">
          <table:table-cell table:style-name="ce3"/>
          <table:table-cell office:value-type="string" table:style-name="ce224">
            <text:p>Over 5 years and up to and including 6 years</text:p>
          </table:table-cell>
          <table:table-cell office:value-type="float" office:value="1193" table:style-name="ce771">
            <text:p><text:s/>1,193<text:s/></text:p>
          </table:table-cell>
          <table:table-cell office:value-type="float" office:value="1324" table:style-name="ce771">
            <text:p><text:s/>1,324<text:s/></text:p>
          </table:table-cell>
          <table:table-cell office:value-type="float" office:value="1375" table:style-name="ce771">
            <text:p><text:s/>1,375<text:s/></text:p>
          </table:table-cell>
          <table:table-cell office:value-type="float" office:value="1242" table:style-name="ce771">
            <text:p><text:s/>1,242<text:s/></text:p>
          </table:table-cell>
          <table:table-cell office:value-type="float" office:value="1324" table:style-name="ce771">
            <text:p><text:s/>1,324<text:s/></text:p>
          </table:table-cell>
          <table:table-cell office:value-type="float" office:value="1484" table:style-name="ce771">
            <text:p><text:s/>1,484<text:s/></text:p>
          </table:table-cell>
          <table:table-cell office:value-type="float" office:value="1479" table:style-name="ce771">
            <text:p><text:s/>1,479<text:s/></text:p>
          </table:table-cell>
          <table:table-cell office:value-type="float" office:value="1504" table:style-name="ce771">
            <text:p><text:s/>1,504<text:s/></text:p>
          </table:table-cell>
          <table:table-cell office:value-type="float" office:value="1386" table:style-name="ce771">
            <text:p><text:s/>1,386<text:s/></text:p>
          </table:table-cell>
          <table:table-cell office:value-type="float" office:value="1416" table:style-name="ce771">
            <text:p><text:s/>1,416<text:s/></text:p>
          </table:table-cell>
          <table:table-cell office:value-type="float" office:value="1355" table:style-name="ce771">
            <text:p><text:s/>1,355<text:s/></text:p>
          </table:table-cell>
          <table:table-cell table:number-columns-repeated="16371" table:style-name="ce3"/>
        </table:table-row>
        <table:table-row table:style-name="ro6">
          <table:table-cell table:style-name="ce3"/>
          <table:table-cell office:value-type="string" table:style-name="ce224">
            <text:p>Over 6 years and up to and including 7 years</text:p>
          </table:table-cell>
          <table:table-cell office:value-type="float" office:value="633" table:style-name="ce771">
            <text:p><text:s/>633<text:s/></text:p>
          </table:table-cell>
          <table:table-cell office:value-type="float" office:value="711" table:style-name="ce771">
            <text:p><text:s/>711<text:s/></text:p>
          </table:table-cell>
          <table:table-cell office:value-type="float" office:value="698" table:style-name="ce771">
            <text:p><text:s/>698<text:s/></text:p>
          </table:table-cell>
          <table:table-cell office:value-type="float" office:value="705" table:style-name="ce771">
            <text:p><text:s/>705<text:s/></text:p>
          </table:table-cell>
          <table:table-cell office:value-type="float" office:value="738" table:style-name="ce771">
            <text:p><text:s/>738<text:s/></text:p>
          </table:table-cell>
          <table:table-cell office:value-type="float" office:value="783" table:style-name="ce771">
            <text:p><text:s/>783<text:s/></text:p>
          </table:table-cell>
          <table:table-cell office:value-type="float" office:value="822" table:style-name="ce771">
            <text:p><text:s/>822<text:s/></text:p>
          </table:table-cell>
          <table:table-cell office:value-type="float" office:value="872" table:style-name="ce771">
            <text:p><text:s/>872<text:s/></text:p>
          </table:table-cell>
          <table:table-cell office:value-type="float" office:value="772" table:style-name="ce771">
            <text:p><text:s/>772<text:s/></text:p>
          </table:table-cell>
          <table:table-cell office:value-type="float" office:value="785" table:style-name="ce771">
            <text:p><text:s/>785<text:s/></text:p>
          </table:table-cell>
          <table:table-cell office:value-type="float" office:value="722" table:style-name="ce771">
            <text:p><text:s/>722<text:s/></text:p>
          </table:table-cell>
          <table:table-cell table:number-columns-repeated="16371" table:style-name="ce3"/>
        </table:table-row>
        <table:table-row table:style-name="ro6">
          <table:table-cell table:style-name="ce3"/>
          <table:table-cell office:value-type="string" table:style-name="ce224">
            <text:p>Over 7 years and up to and including 8 years</text:p>
          </table:table-cell>
          <table:table-cell office:value-type="float" office:value="553" table:style-name="ce771">
            <text:p><text:s/>553<text:s/></text:p>
          </table:table-cell>
          <table:table-cell office:value-type="float" office:value="566" table:style-name="ce771">
            <text:p><text:s/>566<text:s/></text:p>
          </table:table-cell>
          <table:table-cell office:value-type="float" office:value="623" table:style-name="ce771">
            <text:p><text:s/>623<text:s/></text:p>
          </table:table-cell>
          <table:table-cell office:value-type="float" office:value="624" table:style-name="ce771">
            <text:p><text:s/>624<text:s/></text:p>
          </table:table-cell>
          <table:table-cell office:value-type="float" office:value="697" table:style-name="ce771">
            <text:p><text:s/>697<text:s/></text:p>
          </table:table-cell>
          <table:table-cell office:value-type="float" office:value="754" table:style-name="ce771">
            <text:p><text:s/>754<text:s/></text:p>
          </table:table-cell>
          <table:table-cell office:value-type="float" office:value="693" table:style-name="ce771">
            <text:p><text:s/>693<text:s/></text:p>
          </table:table-cell>
          <table:table-cell office:value-type="float" office:value="720" table:style-name="ce771">
            <text:p><text:s/>720<text:s/></text:p>
          </table:table-cell>
          <table:table-cell office:value-type="float" office:value="736" table:style-name="ce771">
            <text:p><text:s/>736<text:s/></text:p>
          </table:table-cell>
          <table:table-cell office:value-type="float" office:value="680" table:style-name="ce771">
            <text:p><text:s/>680<text:s/></text:p>
          </table:table-cell>
          <table:table-cell office:value-type="float" office:value="697" table:style-name="ce771">
            <text:p><text:s/>697<text:s/></text:p>
          </table:table-cell>
          <table:table-cell table:number-columns-repeated="16371" table:style-name="ce3"/>
        </table:table-row>
        <table:table-row table:style-name="ro6">
          <table:table-cell table:style-name="ce3"/>
          <table:table-cell office:value-type="string" table:style-name="ce224">
            <text:p>Over 8 years and up to and including 9 years</text:p>
          </table:table-cell>
          <table:table-cell office:value-type="float" office:value="245" table:style-name="ce771">
            <text:p><text:s/>245<text:s/></text:p>
          </table:table-cell>
          <table:table-cell office:value-type="float" office:value="291" table:style-name="ce771">
            <text:p><text:s/>291<text:s/></text:p>
          </table:table-cell>
          <table:table-cell office:value-type="float" office:value="304" table:style-name="ce771">
            <text:p><text:s/>304<text:s/></text:p>
          </table:table-cell>
          <table:table-cell office:value-type="float" office:value="377" table:style-name="ce771">
            <text:p><text:s/>377<text:s/></text:p>
          </table:table-cell>
          <table:table-cell office:value-type="float" office:value="411" table:style-name="ce771">
            <text:p><text:s/>411<text:s/></text:p>
          </table:table-cell>
          <table:table-cell office:value-type="float" office:value="428" table:style-name="ce771">
            <text:p><text:s/>428<text:s/></text:p>
          </table:table-cell>
          <table:table-cell office:value-type="float" office:value="458" table:style-name="ce771">
            <text:p><text:s/>458<text:s/></text:p>
          </table:table-cell>
          <table:table-cell office:value-type="float" office:value="432" table:style-name="ce771">
            <text:p><text:s/>432<text:s/></text:p>
          </table:table-cell>
          <table:table-cell office:value-type="float" office:value="419" table:style-name="ce771">
            <text:p><text:s/>419<text:s/></text:p>
          </table:table-cell>
          <table:table-cell office:value-type="float" office:value="493" table:style-name="ce771">
            <text:p><text:s/>493<text:s/></text:p>
          </table:table-cell>
          <table:table-cell office:value-type="float" office:value="453" table:style-name="ce771">
            <text:p><text:s/>453<text:s/></text:p>
          </table:table-cell>
          <table:table-cell table:number-columns-repeated="16371" table:style-name="ce3"/>
        </table:table-row>
        <table:table-row table:style-name="ro6">
          <table:table-cell table:style-name="ce3"/>
          <table:table-cell office:value-type="string" table:style-name="ce224">
            <text:p>Over 9 years and up to and including 10 years</text:p>
          </table:table-cell>
          <table:table-cell office:value-type="float" office:value="226" table:style-name="ce771">
            <text:p><text:s/>226<text:s/></text:p>
          </table:table-cell>
          <table:table-cell office:value-type="float" office:value="258" table:style-name="ce771">
            <text:p><text:s/>258<text:s/></text:p>
          </table:table-cell>
          <table:table-cell office:value-type="float" office:value="320" table:style-name="ce771">
            <text:p><text:s/>320<text:s/></text:p>
          </table:table-cell>
          <table:table-cell office:value-type="float" office:value="390" table:style-name="ce771">
            <text:p><text:s/>390<text:s/></text:p>
          </table:table-cell>
          <table:table-cell office:value-type="float" office:value="380" table:style-name="ce771">
            <text:p><text:s/>380<text:s/></text:p>
          </table:table-cell>
          <table:table-cell office:value-type="float" office:value="439" table:style-name="ce771">
            <text:p><text:s/>439<text:s/></text:p>
          </table:table-cell>
          <table:table-cell office:value-type="float" office:value="424" table:style-name="ce771">
            <text:p><text:s/>424<text:s/></text:p>
          </table:table-cell>
          <table:table-cell office:value-type="float" office:value="393" table:style-name="ce771">
            <text:p><text:s/>393<text:s/></text:p>
          </table:table-cell>
          <table:table-cell office:value-type="float" office:value="401" table:style-name="ce771">
            <text:p><text:s/>401<text:s/></text:p>
          </table:table-cell>
          <table:table-cell office:value-type="float" office:value="379" table:style-name="ce771">
            <text:p><text:s/>379<text:s/></text:p>
          </table:table-cell>
          <table:table-cell office:value-type="float" office:value="285" table:style-name="ce771">
            <text:p><text:s/>285<text:s/></text:p>
          </table:table-cell>
          <table:table-cell table:number-columns-repeated="16371" table:style-name="ce3"/>
        </table:table-row>
        <table:table-row table:style-name="ro6">
          <table:table-cell table:style-name="ce3"/>
          <table:table-cell office:value-type="string" table:style-name="ce224">
            <text:p>Over 10 years and up to and including 15 years</text:p>
          </table:table-cell>
          <table:table-cell office:value-type="float" office:value="400" table:style-name="ce771">
            <text:p><text:s/>400<text:s/></text:p>
          </table:table-cell>
          <table:table-cell office:value-type="float" office:value="476" table:style-name="ce771">
            <text:p><text:s/>476<text:s/></text:p>
          </table:table-cell>
          <table:table-cell office:value-type="float" office:value="534" table:style-name="ce771">
            <text:p><text:s/>534<text:s/></text:p>
          </table:table-cell>
          <table:table-cell office:value-type="float" office:value="602" table:style-name="ce771">
            <text:p><text:s/>602<text:s/></text:p>
          </table:table-cell>
          <table:table-cell office:value-type="float" office:value="738" table:style-name="ce771">
            <text:p><text:s/>738<text:s/></text:p>
          </table:table-cell>
          <table:table-cell office:value-type="float" office:value="841" table:style-name="ce771">
            <text:p><text:s/>841<text:s/></text:p>
          </table:table-cell>
          <table:table-cell office:value-type="float" office:value="809" table:style-name="ce771">
            <text:p><text:s/>809<text:s/></text:p>
          </table:table-cell>
          <table:table-cell office:value-type="float" office:value="820" table:style-name="ce771">
            <text:p><text:s/>820<text:s/></text:p>
          </table:table-cell>
          <table:table-cell office:value-type="float" office:value="767" table:style-name="ce771">
            <text:p><text:s/>767<text:s/></text:p>
          </table:table-cell>
          <table:table-cell office:value-type="float" office:value="721" table:style-name="ce771">
            <text:p><text:s/>721<text:s/></text:p>
          </table:table-cell>
          <table:table-cell office:value-type="float" office:value="675" table:style-name="ce771">
            <text:p><text:s/>675<text:s/></text:p>
          </table:table-cell>
          <table:table-cell table:number-columns-repeated="16371" table:style-name="ce3"/>
        </table:table-row>
        <table:table-row table:style-name="ro6">
          <table:table-cell table:style-name="ce3"/>
          <table:table-cell office:value-type="string" table:style-name="ce224">
            <text:p>Over 15 years and less than life</text:p>
          </table:table-cell>
          <table:table-cell office:value-type="float" office:value="105" table:style-name="ce771">
            <text:p><text:s/>105<text:s/></text:p>
          </table:table-cell>
          <table:table-cell office:value-type="float" office:value="150" table:style-name="ce771">
            <text:p><text:s/>150<text:s/></text:p>
          </table:table-cell>
          <table:table-cell office:value-type="float" office:value="157" table:style-name="ce771">
            <text:p><text:s/>157<text:s/></text:p>
          </table:table-cell>
          <table:table-cell office:value-type="float" office:value="239" table:style-name="ce771">
            <text:p><text:s/>239<text:s/></text:p>
          </table:table-cell>
          <table:table-cell office:value-type="float" office:value="234" table:style-name="ce771">
            <text:p><text:s/>234<text:s/></text:p>
          </table:table-cell>
          <table:table-cell office:value-type="float" office:value="264" table:style-name="ce771">
            <text:p><text:s/>264<text:s/></text:p>
          </table:table-cell>
          <table:table-cell office:value-type="float" office:value="319" table:style-name="ce771">
            <text:p><text:s/>319<text:s/></text:p>
          </table:table-cell>
          <table:table-cell office:value-type="float" office:value="278" table:style-name="ce771">
            <text:p><text:s/>278<text:s/></text:p>
          </table:table-cell>
          <table:table-cell office:value-type="float" office:value="320" table:style-name="ce771">
            <text:p><text:s/>320<text:s/></text:p>
          </table:table-cell>
          <table:table-cell office:value-type="float" office:value="298" table:style-name="ce771">
            <text:p><text:s/>298<text:s/></text:p>
          </table:table-cell>
          <table:table-cell office:value-type="float" office:value="207" table:style-name="ce771">
            <text:p><text:s/>207<text:s/></text:p>
          </table:table-cell>
          <table:table-cell table:number-columns-repeated="16371" table:style-name="ce3"/>
        </table:table-row>
        <table:table-row table:style-name="ro33">
          <table:table-cell table:style-name="ce3"/>
          <table:table-cell office:value-type="string" table:style-name="ce224">
            <text:p>Indeterminate sentence<text:span text:style-name="T3">(4)</text:span></text:p>
          </table:table-cell>
          <table:table-cell office:value-type="float" office:value="959" table:style-name="ce771">
            <text:p><text:s/>959<text:s/></text:p>
          </table:table-cell>
          <table:table-cell office:value-type="float" office:value="867" table:style-name="ce771">
            <text:p><text:s/>867<text:s/></text:p>
          </table:table-cell>
          <table:table-cell office:value-type="float" office:value="792" table:style-name="ce771">
            <text:p><text:s/>792<text:s/></text:p>
          </table:table-cell>
          <table:table-cell office:value-type="float" office:value="156" table:style-name="ce771">
            <text:p><text:s/>156<text:s/></text:p>
          </table:table-cell>
          <table:table-cell office:value-type="float" office:value="0" table:style-name="ce771">
            <text:p><text:s/>-<text:s/></text:p>
          </table:table-cell>
          <table:table-cell office:value-type="float" office:value="0" table:style-name="ce771">
            <text:p><text:s/>-<text:s/></text:p>
          </table:table-cell>
          <table:table-cell office:value-type="float" office:value="0" table:style-name="ce771">
            <text:p><text:s/>-<text:s/></text:p>
          </table:table-cell>
          <table:table-cell office:value-type="float" office:value="0" table:style-name="ce771">
            <text:p><text:s/>-<text:s/></text:p>
          </table:table-cell>
          <table:table-cell office:value-type="float" office:value="0" table:style-name="ce771">
            <text:p><text:s/>-<text:s/></text:p>
          </table:table-cell>
          <table:table-cell office:value-type="float" office:value="0" table:style-name="ce771">
            <text:p><text:s/>-<text:s/></text:p>
          </table:table-cell>
          <table:table-cell office:value-type="float" office:value="0" table:style-name="ce771">
            <text:p><text:s/>-<text:s/></text:p>
          </table:table-cell>
          <table:table-cell table:number-columns-repeated="16371" table:style-name="ce3"/>
        </table:table-row>
        <table:table-row table:style-name="ro6">
          <table:table-cell table:style-name="ce3"/>
          <table:table-cell office:value-type="string" table:style-name="ce224">
            <text:p>Life</text:p>
          </table:table-cell>
          <table:table-cell office:value-type="float" office:value="395" table:style-name="ce771">
            <text:p><text:s/>395<text:s/></text:p>
          </table:table-cell>
          <table:table-cell office:value-type="float" office:value="365" table:style-name="ce771">
            <text:p><text:s/>365<text:s/></text:p>
          </table:table-cell>
          <table:table-cell office:value-type="float" office:value="426" table:style-name="ce771">
            <text:p><text:s/>426<text:s/></text:p>
          </table:table-cell>
          <table:table-cell office:value-type="float" office:value="406" table:style-name="ce771">
            <text:p><text:s/>406<text:s/></text:p>
          </table:table-cell>
          <table:table-cell office:value-type="float" office:value="454" table:style-name="ce771">
            <text:p><text:s/>454<text:s/></text:p>
          </table:table-cell>
          <table:table-cell office:value-type="float" office:value="360" table:style-name="ce771">
            <text:p><text:s/>360<text:s/></text:p>
          </table:table-cell>
          <table:table-cell office:value-type="float" office:value="406" table:style-name="ce771">
            <text:p><text:s/>406<text:s/></text:p>
          </table:table-cell>
          <table:table-cell office:value-type="float" office:value="379" table:style-name="ce771">
            <text:p><text:s/>379<text:s/></text:p>
          </table:table-cell>
          <table:table-cell office:value-type="float" office:value="402" table:style-name="ce771">
            <text:p><text:s/>402<text:s/></text:p>
          </table:table-cell>
          <table:table-cell office:value-type="float" office:value="459" table:style-name="ce771">
            <text:p><text:s/>459<text:s/></text:p>
          </table:table-cell>
          <table:table-cell office:value-type="float" office:value="304" table:style-name="ce771">
            <text:p><text:s/>304<text:s/></text:p>
          </table:table-cell>
          <table:table-cell table:number-columns-repeated="16371" table:style-name="ce3"/>
        </table:table-row>
        <table:table-row table:style-name="ro6">
          <table:table-cell table:style-name="ce759"/>
          <table:table-cell table:style-name="ce761"/>
          <table:table-cell table:number-columns-repeated="11" table:style-name="ce666"/>
          <table:table-cell table:style-name="ce759"/>
          <table:table-cell table:number-columns-repeated="16370" table:style-name="ce3"/>
        </table:table-row>
        <table:table-row table:style-name="ro6">
          <table:table-cell table:style-name="ce759"/>
          <table:table-cell office:value-type="string" table:style-name="ce770">
            <text:p>Total sentenced to immediate custody</text:p>
          </table:table-cell>
          <table:table-cell office:value-type="float" office:value="81802" table:style-name="ce772">
            <text:p><text:s/>81,802<text:s/></text:p>
          </table:table-cell>
          <table:table-cell office:value-type="float" office:value="86026" table:style-name="ce772">
            <text:p><text:s/>86,026<text:s/></text:p>
          </table:table-cell>
          <table:table-cell office:value-type="float" office:value="83666" table:style-name="ce772">
            <text:p><text:s/>83,666<text:s/></text:p>
          </table:table-cell>
          <table:table-cell office:value-type="float" office:value="78054" table:style-name="ce772">
            <text:p><text:s/>78,054<text:s/></text:p>
          </table:table-cell>
          <table:table-cell office:value-type="float" office:value="76926" table:style-name="ce772">
            <text:p><text:s/>76,926<text:s/></text:p>
          </table:table-cell>
          <table:table-cell office:value-type="float" office:value="74311" table:style-name="ce772">
            <text:p><text:s/>74,311<text:s/></text:p>
          </table:table-cell>
          <table:table-cell office:value-type="float" office:value="74794" table:style-name="ce772">
            <text:p><text:s/>74,794<text:s/></text:p>
          </table:table-cell>
          <table:table-cell office:value-type="float" office:value="71919" table:style-name="ce772">
            <text:p><text:s/>71,919<text:s/></text:p>
          </table:table-cell>
          <table:table-cell office:value-type="float" office:value="66081" table:style-name="ce772">
            <text:p><text:s/>66,081<text:s/></text:p>
          </table:table-cell>
          <table:table-cell office:value-type="float" office:value="63962" table:style-name="ce772">
            <text:p><text:s/>63,962<text:s/></text:p>
          </table:table-cell>
          <table:table-cell office:value-type="float" office:value="55430" table:style-name="ce772">
            <text:p><text:s/>55,430<text:s/></text:p>
          </table:table-cell>
          <table:table-cell table:style-name="ce759"/>
          <table:table-cell table:number-columns-repeated="16370" table:style-name="ce3"/>
        </table:table-row>
        <table:table-row table:style-name="ro33">
          <table:table-cell table:style-name="ce776"/>
          <table:table-cell office:value-type="string" table:style-name="ce776">
            <text:p>Average custodial sentence length (months)<text:span text:style-name="T3">(5)</text:span></text:p>
          </table:table-cell>
          <table:table-cell office:value-type="float" office:value="16.404599999999999" table:style-name="ce777">
            <text:p>16.4</text:p>
          </table:table-cell>
          <table:table-cell office:value-type="float" office:value="16.570399999999999" table:style-name="ce777">
            <text:p>16.6</text:p>
          </table:table-cell>
          <table:table-cell office:value-type="float" office:value="17.011199999999999" table:style-name="ce777">
            <text:p>17.0</text:p>
          </table:table-cell>
          <table:table-cell office:value-type="float" office:value="17.776199999999999" table:style-name="ce777">
            <text:p>17.8</text:p>
          </table:table-cell>
          <table:table-cell office:value-type="float" office:value="18.061" table:style-name="ce777">
            <text:p>18.1</text:p>
          </table:table-cell>
          <table:table-cell office:value-type="float" office:value="19.099599999999999" table:style-name="ce777">
            <text:p>19.1</text:p>
          </table:table-cell>
          <table:table-cell office:value-type="float" office:value="19.424600000000002" table:style-name="ce777">
            <text:p>19.4</text:p>
          </table:table-cell>
          <table:table-cell office:value-type="float" office:value="19.625499999999999" table:style-name="ce777">
            <text:p>19.6</text:p>
          </table:table-cell>
          <table:table-cell office:value-type="float" office:value="20.311599999999999" table:style-name="ce777">
            <text:p>20.3</text:p>
          </table:table-cell>
          <table:table-cell office:value-type="float" office:value="20.748999999999999" table:style-name="ce777">
            <text:p>20.7</text:p>
          </table:table-cell>
          <table:table-cell office:value-type="float" office:value="21.438700000000001" table:style-name="ce777">
            <text:p>21.4</text:p>
          </table:table-cell>
          <table:table-cell table:style-name="ce759"/>
          <table:table-cell table:number-columns-repeated="16370" table:style-name="ce3"/>
        </table:table-row>
        <table:table-row table:style-name="ro6">
          <table:table-cell table:number-columns-repeated="2" table:style-name="ce761"/>
          <table:table-cell table:number-columns-repeated="11" table:style-name="ce778"/>
          <table:table-cell table:style-name="ce759"/>
          <table:table-cell table:number-columns-repeated="16370" table:style-name="ce3"/>
        </table:table-row>
        <table:table-row table:style-name="ro6">
          <table:table-cell office:value-type="string" table:style-name="ce761">
            <text:p>Source: Ministry of Justice Court Proceedings Database</text:p>
          </table:table-cell>
          <table:table-cell table:number-columns-repeated="11" table:style-name="ce761"/>
          <table:table-cell table:number-columns-repeated="2" table:style-name="ce759"/>
          <table:table-cell table:number-columns-repeated="16370" table:style-name="ce3"/>
        </table:table-row>
        <table:table-row table:style-name="ro13">
          <table:table-cell office:value-type="string" table:style-name="ce761">
            <text:p>- = nil</text:p>
          </table:table-cell>
          <table:table-cell table:number-columns-repeated="11" table:style-name="ce761"/>
          <table:table-cell table:style-name="ce779"/>
          <table:table-cell table:number-columns-repeated="16371" table:style-name="ce761"/>
        </table:table-row>
        <table:table-row table:style-name="ro6">
          <table:table-cell table:style-name="ce761"/>
          <table:table-cell table:style-name="ce759"/>
          <table:table-cell table:number-columns-repeated="16382" table:style-name="ce761"/>
        </table:table-row>
        <table:table-row table:style-name="ro6">
          <table:table-cell office:value-type="string" table:style-name="ce761">
            <text:p>(1) Excludes other offenders, i.e. companies, public bodies, etc.</text:p>
          </table:table-cell>
          <table:table-cell table:style-name="ce759"/>
          <table:table-cell table:number-columns-repeated="16382" table:style-name="ce761"/>
        </table:table-row>
        <table:table-row table:style-name="ro6">
          <table:table-cell table:style-name="ce761"/>
          <table:table-cell table:style-name="ce759"/>
          <table:table-cell table:number-columns-repeated="16382" table:style-name="ce761"/>
        </table:table-row>
        <table:table-row table:style-name="ro38">
          <table:table-cell office:value-type="string" table:number-columns-spanned="13" table:number-rows-spanned="1" table:style-name="ce785">
            <text:p>(2) Data relate to persons for whom these offences were the principal offences for which they were dealt with. When a defendant has been found guilty of two or more offences it is the offence for which the heaviest penalty is imposed. Where the same disposal is imposed for two or more offences, the offence selected is the offence for which the statutory maximum penalty is the most severe.<text:s text:c="2"/></text:p>
          </table:table-cell>
          <table:covered-table-cell table:number-columns-repeated="12"/>
          <table:table-cell table:style-name="ce780"/>
          <table:table-cell table:number-columns-repeated="16370" table:style-name="ce3"/>
        </table:table-row>
        <table:table-row table:style-name="ro29">
          <table:table-cell office:value-type="string" table:style-name="ce761">
            <text:p>(3) Data are given on a principal disposal basis - i.e. reporting the most severe sentence for the principal offence.</text:p>
          </table:table-cell>
          <table:table-cell table:number-columns-repeated="13" table:style-name="ce781"/>
          <table:table-cell table:number-columns-repeated="16370" table:style-name="ce3"/>
        </table:table-row>
        <table:table-row table:style-name="ro6">
          <table:table-cell table:number-columns-repeated="11" table:style-name="ce761"/>
          <table:table-cell table:style-name="ce782"/>
          <table:table-cell table:number-columns-repeated="2" table:style-name="ce761"/>
          <table:table-cell table:number-columns-repeated="16370" table:style-name="ce3"/>
        </table:table-row>
        <table:table-row table:style-name="ro6">
          <table:table-cell office:value-type="string" table:style-name="ce761">
            <text:p>(4) Sentences of imprisonment for public protection were introduced by the Criminal Justice Act 2003, and abolished by the Legal Aid, Sentencing and Punishment of Offenders Act 2012.</text:p>
          </table:table-cell>
          <table:table-cell table:style-name="ce759"/>
          <table:table-cell table:number-columns-repeated="12" table:style-name="ce761"/>
          <table:table-cell table:number-columns-repeated="16370" table:style-name="ce3"/>
        </table:table-row>
        <table:table-row table:style-name="ro6">
          <table:table-cell table:style-name="ce761"/>
          <table:table-cell table:style-name="ce759"/>
          <table:table-cell table:number-columns-repeated="12" table:style-name="ce761"/>
          <table:table-cell table:number-columns-repeated="16370" table:style-name="ce3"/>
        </table:table-row>
        <table:table-row table:style-name="ro6">
          <table:table-cell office:value-type="string" table:style-name="ce761">
            <text:p>(5) Excludes life and other indeterminate sentences.</text:p>
          </table:table-cell>
          <table:table-cell table:style-name="ce759"/>
          <table:table-cell table:number-columns-repeated="12" table:style-name="ce761"/>
          <table:table-cell table:number-columns-repeated="16370" table:style-name="ce3"/>
        </table:table-row>
        <table:table-row table:style-name="ro6">
          <table:table-cell table:number-columns-repeated="2" table:style-name="ce759"/>
          <table:table-cell table:number-columns-repeated="12" table:style-name="ce761"/>
          <table:table-cell table:number-columns-repeated="16370" table:style-name="ce3"/>
        </table:table-row>
        <table:table-row table:number-rows-repeated="1048504"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MS Sans Serif" svg:font-family="&quot;MS Sans Serif&quot;"/>
    <style:font-face style:name="Verdana" svg:font-family="Verdana"/>
    <style:font-face style:name="Courier" svg:font-family="Courier"/>
    <style:font-face style:name="Cambria" svg:font-family="Cambria"/>
    <style:font-face style:name="Arial Narrow" svg:font-family="&quot;Arial Narrow&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
      <number:number number:decimal-places="1" number:min-integer-digits="1"/>
    </number:number-style>
    <number:percentage-style style:name="N37">
      <number:number number:decimal-places="1" number:min-integer-digits="1"/>
      <number:text>%</number:text>
    </number:percentage-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text-style style:name="N38P2">
      <number:text> - </number:text>
    </number:text-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0" number:min-integer-digits="1" number:grouping="true">
        <number:embedded-text number:position="0"> </number:embedded-text>
      </number:number>
    </number:number-style>
    <number:number-style style:name="N39P1">
      <number:text>-</number:text>
      <number:number number:decimal-places="0" number:min-integer-digits="1" number:grouping="true">
        <number:embedded-text number:position="0"> </number:embedded-text>
      </number:number>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
      <number:number number:decimal-places="3" number:min-integer-digits="1"/>
    </number:number-style>
    <number:number-style style:name="N41P0">
      <number:text> </number:text>
      <number:number number:decimal-places="1" number:min-integer-digits="1" number:grouping="true"/>
      <number:text> </number:text>
    </number:number-style>
    <number:number-style style:name="N41P1">
      <number:text>-</number:text>
      <number:number number:decimal-places="1" number:min-integer-digits="1" number:grouping="true"/>
      <number:text> </number:text>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1" number:min-integer-digits="1" number:grouping="true"/>
      <number:text> </number:text>
    </number:number-style>
    <number:number-style style:name="N42P1">
      <number:text>-</number:text>
      <number:number number:decimal-places="1"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number number:decimal-places="0" number:min-integer-digits="0" number:grouping="true"/>
    </number:number-style>
    <number:text-style style:name="N43P1"/>
    <number:text-style style:name="N43P2">
      <number:text>-</number:text>
    </number:text-style>
    <number:text-style style:name="N43">
      <style:map style:condition="value()&gt;0" style:apply-style-name="N43P0"/>
      <style:map style:condition="value()&lt;0" style:apply-style-name="N43P1"/>
      <style:map style:condition="value()=0" style:apply-style-name="N43P2"/>
    </number:text-style>
    <number:number-style style:name="N44P0">
      <number:number number:decimal-places="0" number:min-integer-digits="1"/>
    </number:number-style>
    <number:number-style style:name="N44P1">
      <number:text>-</number:text>
      <number:number number:decimal-places="0" number:min-integer-digits="1"/>
    </number:number-style>
    <number:text-style style:name="N44P2">
      <number:text>-</number:text>
    </number:text-style>
    <number:text-style style:name="N44">
      <number:text-content/>
      <style:map style:condition="value()&gt;0" style:apply-style-name="N44P0"/>
      <style:map style:condition="value()&lt;0" style:apply-style-name="N44P1"/>
      <style:map style:condition="value()=0" style:apply-style-name="N44P2"/>
    </number:text-style>
    <number:number-style style:name="N45">
      <number:number number:decimal-places="0" number:min-integer-digits="1">
        <number:embedded-text number:position="0"> </number:embedded-text>
      </number:number>
    </number:number-style>
    <number:number-style style:name="N46">
      <number:number number:decimal-places="1" number:min-integer-digits="1" number:grouping="true"/>
    </number:number-style>
    <number:number-style style:name="N47">
      <number:number number:decimal-places="4" number:min-integer-digits="1" number:grouping="true"/>
    </number:number-style>
    <number:number-style style:name="N48">
      <number:number number:decimal-places="3" number:min-integer-digits="1" number:grouping="true"/>
    </number:number-style>
    <number:number-style style:name="N49P0">
      <number:number number:decimal-places="1" number:min-integer-digits="1" number:grouping="true"/>
      <number:text> </number:text>
    </number:number-style>
    <number:number-style style:name="N49">
      <number:text>-</number:text>
      <number:number number:decimal-places="1" number:min-integer-digits="1" number:grouping="true"/>
      <number:text> </number:text>
      <style:map style:condition="value()&gt;=0" style:apply-style-name="N49P0"/>
    </number:number-style>
    <number:number-style style:name="N50P0">
      <number:number number:decimal-places="1" number:min-integer-digits="1" number:grouping="true"/>
    </number:number-style>
    <number:text-style style:name="N50P1"/>
    <number:text-style style:name="N50">
      <number:text>-</number:text>
      <style:map style:condition="value()&gt;0" style:apply-style-name="N50P0"/>
      <style:map style:condition="value()&lt;0" style:apply-style-name="N50P1"/>
    </number:text-style>
    <number:number-style style:name="N51P0">
      <number:number number:decimal-places="0" number:min-integer-digits="1" number:grouping="true"/>
    </number:number-style>
    <number:text-style style:name="N51P1"/>
    <number:text-style style:name="N51">
      <number:text>-</number:text>
      <style:map style:condition="value()&gt;0" style:apply-style-name="N51P0"/>
      <style:map style:condition="value()&lt;0" style:apply-style-name="N51P1"/>
    </number:text-style>
    <number:number-style style:name="N52P0">
      <number:text> </number:text>
      <number:number number:decimal-places="2" number:min-integer-digits="1" number:grouping="true"/>
      <number:text> </number:text>
    </number:number-style>
    <number:number-style style:name="N52P1">
      <number:text>-</number:text>
      <number:number number:decimal-places="2" number:min-integer-digits="1" number:grouping="true"/>
      <number:text> </number:text>
    </number:number-style>
    <number:number-style style:name="N52P2">
      <number:text> -</number:text>
      <number:number number:decimal-places="0" number:min-integer-digits="2">
        <number:embedded-text number:position="0"> </number:embedded-text>
      </number:number>
    </number:number-style>
    <number:text-style style:name="N52">
      <number:text> </number:text>
      <number:text-content/>
      <number:text> </number:text>
      <style:map style:condition="value()&gt;0" style:apply-style-name="N52P0"/>
      <style:map style:condition="value()&lt;0" style:apply-style-name="N52P1"/>
      <style:map style:condition="value()=0" style:apply-style-name="N52P2"/>
    </number:text-style>
    <number:currency-style style:name="N53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53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53" number:language="en" number:country="GB">
      <number:text> </number:text>
      <number:currency-symbol number:language="en" number:country="GB">€</number:currency-symbol>
      <number:text>-</number:text>
      <number:number number:decimal-places="0" number:min-integer-digits="2"/>
      <number:text> </number:text>
      <style:map style:condition="value()&gt;0" style:apply-style-name="N53P0"/>
      <style:map style:condition="value()&lt;0" style:apply-style-name="N53P1"/>
    </number:currency-style>
    <number:number-style style:name="N54P0">
      <number:number number:decimal-places="2" number:min-integer-digits="1" number:grouping="true"/>
      <number:text> </number:text>
    </number:number-style>
    <number:number-style style:name="N54">
      <style:text-properties fo:color="#FF0000"/>
      <number:text>-</number:text>
      <number:number number:decimal-places="2" number:min-integer-digits="1" number:grouping="true"/>
      <number:text> </number:text>
      <style:map style:condition="value()&gt;=0" style:apply-style-name="N54P0"/>
    </number:number-style>
    <style:style style:name="_50_0_37__32_-_32_Accent1_32_2" style:display-name="20% - Accent1 2" style:family="table-cell" style:data-style-name="N0">
      <style:table-cell-properties fo:background-color="#CCCCFF"/>
    </style:style>
    <style:style style:name="_50_0_37__32_-_32_Accent1_32_3" style:display-name="20% - Accent1 3" style:family="table-cell" style:data-style-name="N0">
      <style:table-cell-properties fo:background-color="#CCCCFF"/>
    </style:style>
    <style:style style:name="_50_0_37__32_-_32_Accent2_32_2" style:display-name="20% - Accent2 2" style:family="table-cell" style:data-style-name="N0">
      <style:table-cell-properties fo:background-color="#FF99CC"/>
    </style:style>
    <style:style style:name="_50_0_37__32_-_32_Accent2_32_3" style:display-name="20% - Accent2 3" style:family="table-cell" style:data-style-name="N0">
      <style:table-cell-properties fo:background-color="#FF99CC"/>
    </style:style>
    <style:style style:name="_50_0_37__32_-_32_Accent3_32_2" style:display-name="20% - Accent3 2" style:family="table-cell" style:data-style-name="N0">
      <style:table-cell-properties fo:background-color="#CCFFCC"/>
    </style:style>
    <style:style style:name="_50_0_37__32_-_32_Accent3_32_3" style:display-name="20% - Accent3 3" style:family="table-cell" style:data-style-name="N0">
      <style:table-cell-properties fo:background-color="#CCFFCC"/>
    </style:style>
    <style:style style:name="_50_0_37__32_-_32_Accent4_32_2" style:display-name="20% - Accent4 2" style:family="table-cell" style:data-style-name="N0">
      <style:table-cell-properties fo:background-color="#CC99FF"/>
    </style:style>
    <style:style style:name="_50_0_37__32_-_32_Accent4_32_3" style:display-name="20% - Accent4 3" style:family="table-cell" style:data-style-name="N0">
      <style:table-cell-properties fo:background-color="#CC99FF"/>
    </style:style>
    <style:style style:name="_50_0_37__32_-_32_Accent5_32_2" style:display-name="20% - Accent5 2" style:family="table-cell" style:data-style-name="N0">
      <style:table-cell-properties fo:background-color="#CCFFFF"/>
    </style:style>
    <style:style style:name="_50_0_37__32_-_32_Accent5_32_3" style:display-name="20% - Accent5 3" style:family="table-cell" style:data-style-name="N0">
      <style:table-cell-properties fo:background-color="#CCFFFF"/>
    </style:style>
    <style:style style:name="_50_0_37__32_-_32_Accent6_32_2" style:display-name="20% - Accent6 2" style:family="table-cell" style:data-style-name="N0">
      <style:table-cell-properties fo:background-color="#FFCC99"/>
    </style:style>
    <style:style style:name="_50_0_37__32_-_32_Accent6_32_3" style:display-name="20% - Accent6 3" style:family="table-cell" style:data-style-name="N0">
      <style:table-cell-properties fo:background-color="#FFCC99"/>
    </style:style>
    <style:style style:name="_52_0_37__32_-_32_Accent1_32_2" style:display-name="40% - Accent1 2" style:family="table-cell" style:data-style-name="N0">
      <style:table-cell-properties fo:background-color="#99CCFF"/>
    </style:style>
    <style:style style:name="_52_0_37__32_-_32_Accent1_32_3" style:display-name="40% - Accent1 3" style:family="table-cell" style:data-style-name="N0">
      <style:table-cell-properties fo:background-color="#99CCFF"/>
    </style:style>
    <style:style style:name="_52_0_37__32_-_32_Accent2_32_2" style:display-name="40% - Accent2 2" style:family="table-cell" style:data-style-name="N0">
      <style:table-cell-properties fo:background-color="#FF8080"/>
    </style:style>
    <style:style style:name="_52_0_37__32_-_32_Accent2_32_3" style:display-name="40% - Accent2 3" style:family="table-cell" style:data-style-name="N0">
      <style:table-cell-properties fo:background-color="#FF8080"/>
    </style:style>
    <style:style style:name="_52_0_37__32_-_32_Accent3_32_2" style:display-name="40% - Accent3 2" style:family="table-cell" style:data-style-name="N0">
      <style:table-cell-properties fo:background-color="#00FF00"/>
    </style:style>
    <style:style style:name="_52_0_37__32_-_32_Accent3_32_3" style:display-name="40% - Accent3 3" style:family="table-cell" style:data-style-name="N0">
      <style:table-cell-properties fo:background-color="#00FF00"/>
    </style:style>
    <style:style style:name="_52_0_37__32_-_32_Accent4_32_2" style:display-name="40% - Accent4 2" style:family="table-cell" style:data-style-name="N0">
      <style:table-cell-properties fo:background-color="#CC99FF"/>
    </style:style>
    <style:style style:name="_52_0_37__32_-_32_Accent4_32_3" style:display-name="40% - Accent4 3" style:family="table-cell" style:data-style-name="N0">
      <style:table-cell-properties fo:background-color="#CC99FF"/>
    </style:style>
    <style:style style:name="_52_0_37__32_-_32_Accent5_32_2" style:display-name="40% - Accent5 2" style:family="table-cell" style:data-style-name="N0">
      <style:table-cell-properties fo:background-color="#99CCFF"/>
    </style:style>
    <style:style style:name="_52_0_37__32_-_32_Accent5_32_3" style:display-name="40% - Accent5 3" style:family="table-cell" style:data-style-name="N0">
      <style:table-cell-properties fo:background-color="#99CCFF"/>
    </style:style>
    <style:style style:name="_52_0_37__32_-_32_Accent6_32_2" style:display-name="40% - Accent6 2" style:family="table-cell" style:data-style-name="N0">
      <style:table-cell-properties fo:background-color="#FFCC00"/>
    </style:style>
    <style:style style:name="_52_0_37__32_-_32_Accent6_32_3" style:display-name="40% - Accent6 3" style:family="table-cell" style:data-style-name="N0">
      <style:table-cell-properties fo:background-color="#FFCC00"/>
    </style:style>
    <style:style style:name="_54_0_37__32_-_32_Accent1_32_2" style:display-name="60% - Accent1 2" style:family="table-cell" style:data-style-name="N0">
      <style:table-cell-properties fo:background-color="#0066CC"/>
      <style:text-properties fo:color="#FFFFFF"/>
    </style:style>
    <style:style style:name="_54_0_37__32_-_32_Accent1_32_3" style:display-name="60% - Accent1 3" style:family="table-cell" style:data-style-name="N0">
      <style:table-cell-properties fo:background-color="#0066CC"/>
      <style:text-properties fo:color="#FFFFFF"/>
    </style:style>
    <style:style style:name="_54_0_37__32_-_32_Accent2_32_2" style:display-name="60% - Accent2 2" style:family="table-cell" style:data-style-name="N0">
      <style:table-cell-properties fo:background-color="#FF8080"/>
      <style:text-properties fo:color="#FFFFFF"/>
    </style:style>
    <style:style style:name="_54_0_37__32_-_32_Accent2_32_3" style:display-name="60% - Accent2 3" style:family="table-cell" style:data-style-name="N0">
      <style:table-cell-properties fo:background-color="#FF8080"/>
      <style:text-properties fo:color="#FFFFFF"/>
    </style:style>
    <style:style style:name="_54_0_37__32_-_32_Accent3_32_2" style:display-name="60% - Accent3 2" style:family="table-cell" style:data-style-name="N0">
      <style:table-cell-properties fo:background-color="#00FF00"/>
      <style:text-properties fo:color="#FFFFFF"/>
    </style:style>
    <style:style style:name="_54_0_37__32_-_32_Accent3_32_3" style:display-name="60% - Accent3 3" style:family="table-cell" style:data-style-name="N0">
      <style:table-cell-properties fo:background-color="#00FF00"/>
      <style:text-properties fo:color="#FFFFFF"/>
    </style:style>
    <style:style style:name="_54_0_37__32_-_32_Accent4_32_2" style:display-name="60% - Accent4 2" style:family="table-cell" style:data-style-name="N0">
      <style:table-cell-properties fo:background-color="#800080"/>
      <style:text-properties fo:color="#FFFFFF"/>
    </style:style>
    <style:style style:name="_54_0_37__32_-_32_Accent4_32_3" style:display-name="60% - Accent4 3" style:family="table-cell" style:data-style-name="N0">
      <style:table-cell-properties fo:background-color="#800080"/>
      <style:text-properties fo:color="#FFFFFF"/>
    </style:style>
    <style:style style:name="_54_0_37__32_-_32_Accent5_32_2" style:display-name="60% - Accent5 2" style:family="table-cell" style:data-style-name="N0">
      <style:table-cell-properties fo:background-color="#33CCCC"/>
      <style:text-properties fo:color="#FFFFFF"/>
    </style:style>
    <style:style style:name="_54_0_37__32_-_32_Accent5_32_3" style:display-name="60% - Accent5 3" style:family="table-cell" style:data-style-name="N0">
      <style:table-cell-properties fo:background-color="#33CCCC"/>
      <style:text-properties fo:color="#FFFFFF"/>
    </style:style>
    <style:style style:name="_54_0_37__32_-_32_Accent6_32_2" style:display-name="60% - Accent6 2" style:family="table-cell" style:data-style-name="N0">
      <style:table-cell-properties fo:background-color="#FF9900"/>
      <style:text-properties fo:color="#FFFFFF"/>
    </style:style>
    <style:style style:name="_54_0_37__32_-_32_Accent6_32_3" style:display-name="60% - Accent6 3" style:family="table-cell" style:data-style-name="N0">
      <style:table-cell-properties fo:background-color="#FF9900"/>
      <style:text-properties fo:color="#FFFFFF"/>
    </style:style>
    <style:style style:name="Accent1_32_2" style:display-name="Accent1 2" style:family="table-cell" style:data-style-name="N0">
      <style:table-cell-properties fo:background-color="#333399"/>
      <style:text-properties fo:color="#FFFFFF"/>
    </style:style>
    <style:style style:name="Accent1_32_3" style:display-name="Accent1 3" style:family="table-cell" style:data-style-name="N0">
      <style:table-cell-properties fo:background-color="#333399"/>
      <style:text-properties fo:color="#FFFFFF"/>
    </style:style>
    <style:style style:name="Accent2_32_2" style:display-name="Accent2 2" style:family="table-cell" style:data-style-name="N0">
      <style:table-cell-properties fo:background-color="#FF0000"/>
      <style:text-properties fo:color="#FFFFFF"/>
    </style:style>
    <style:style style:name="Accent2_32_3" style:display-name="Accent2 3" style:family="table-cell" style:data-style-name="N0">
      <style:table-cell-properties fo:background-color="#FF0000"/>
      <style:text-properties fo:color="#FFFFFF"/>
    </style:style>
    <style:style style:name="Accent3_32_2" style:display-name="Accent3 2" style:family="table-cell" style:data-style-name="N0">
      <style:table-cell-properties fo:background-color="#339966"/>
      <style:text-properties fo:color="#FFFFFF"/>
    </style:style>
    <style:style style:name="Accent3_32_3" style:display-name="Accent3 3" style:family="table-cell" style:data-style-name="N0">
      <style:table-cell-properties fo:background-color="#339966"/>
      <style:text-properties fo:color="#FFFFFF"/>
    </style:style>
    <style:style style:name="Accent4_32_2" style:display-name="Accent4 2" style:family="table-cell" style:data-style-name="N0">
      <style:table-cell-properties fo:background-color="#800080"/>
      <style:text-properties fo:color="#FFFFFF"/>
    </style:style>
    <style:style style:name="Accent4_32_3" style:display-name="Accent4 3" style:family="table-cell" style:data-style-name="N0">
      <style:table-cell-properties fo:background-color="#800080"/>
      <style:text-properties fo:color="#FFFFFF"/>
    </style:style>
    <style:style style:name="Accent5_32_2" style:display-name="Accent5 2" style:family="table-cell" style:data-style-name="N0">
      <style:table-cell-properties fo:background-color="#33CCCC"/>
      <style:text-properties fo:color="#FFFFFF"/>
    </style:style>
    <style:style style:name="Accent5_32_3" style:display-name="Accent5 3" style:family="table-cell" style:data-style-name="N0">
      <style:table-cell-properties fo:background-color="#33CCCC"/>
      <style:text-properties fo:color="#FFFFFF"/>
    </style:style>
    <style:style style:name="Accent6_32_2" style:display-name="Accent6 2" style:family="table-cell" style:data-style-name="N0">
      <style:table-cell-properties fo:background-color="#FF6600"/>
      <style:text-properties fo:color="#FFFFFF"/>
    </style:style>
    <style:style style:name="Accent6_32_3" style:display-name="Accent6 3" style:family="table-cell" style:data-style-name="N0">
      <style:table-cell-properties fo:background-color="#FF6600"/>
      <style:text-properties fo:color="#FFFFFF"/>
    </style:style>
    <style:style style:name="Bad" style:family="table-cell" style:data-style-name="N0">
      <style:table-cell-properties fo:background-color="#FFC7CE"/>
      <style:text-properties fo:color="#9C0006"/>
    </style:style>
    <style:style style:name="Bad_32_2" style:display-name="Bad 2" style:family="table-cell" style:data-style-name="N0">
      <style:table-cell-properties fo:background-color="#FF99CC"/>
      <style:text-properties fo:color="#800080"/>
    </style:style>
    <style:style style:name="Bad_32_2_32_2" style:display-name="Bad 2 2" style:family="table-cell" style:data-style-name="N0">
      <style:table-cell-properties fo:background-color="#FFC7CE"/>
      <style:text-properties fo:color="#9C0006"/>
    </style:style>
    <style:style style:name="Bad_32_3" style:display-name="Bad 3" style:family="table-cell" style:data-style-name="N0">
      <style:table-cell-properties fo:background-color="#FF99CC"/>
      <style:text-properties fo:color="#800080"/>
    </style:style>
    <style:style style:name="Bad_32_4" style:display-name="Bad 4" style:family="table-cell" style:data-style-name="N0">
      <style:table-cell-properties fo:background-color="#FFC7CE"/>
      <style:text-properties fo:color="#9C0006"/>
    </style:style>
    <style:style style:name="Calculation_32_2" style:display-name="Calculation 2" style:family="table-cell" style:data-style-name="N0">
      <style:table-cell-properties fo:border="thin solid #808080" fo:background-color="#C0C0C0"/>
      <style:text-properties fo:color="#FF9900" fo:font-weight="bold" style:font-weight-asian="bold" style:font-weight-complex="bold"/>
    </style:style>
    <style:style style:name="Calculation_32_3" style:display-name="Calculation 3" style:family="table-cell" style:data-style-name="N0">
      <style:table-cell-properties fo:border="thin solid #808080" fo:background-color="#C0C0C0"/>
      <style:text-properties fo:color="#FF9900" fo:font-weight="bold" style:font-weight-asian="bold" style:font-weight-complex="bold"/>
    </style:style>
    <style:style style:name="Calculation_32_4" style:display-name="Calculation 4" style:family="table-cell" style:data-style-name="N0">
      <style:table-cell-properties fo:border="thin solid #808080" fo:background-color="#C0C0C0"/>
      <style:text-properties fo:color="#FF9900" fo:font-weight="bold" style:font-weight-asian="bold" style:font-weight-complex="bold"/>
    </style:style>
    <style:style style:name="cf1" style:family="table-cell" style:data-style-name="N0">
      <style:text-properties fo:color="#FF0000"/>
    </style:style>
    <style:style style:name="cf10" style:family="table-cell" style:data-style-name="N0">
      <style:table-cell-properties fo:background-color="#FF0000"/>
      <style:text-properties fo:color="#FFFFFF" fo:font-weight="bold" style:font-weight-asian="bold" style:font-weight-complex="bold"/>
    </style:style>
    <style:style style:name="cf100" style:family="table-cell" style:data-style-name="N0">
      <style:table-cell-properties fo:background-color="#FF0000"/>
      <style:text-properties fo:color="#FFFFFF" fo:font-weight="bold" style:font-weight-asian="bold" style:font-weight-complex="bold"/>
    </style:style>
    <style:style style:name="cf101" style:family="table-cell" style:data-style-name="N0">
      <style:text-properties fo:color="#FF0000"/>
    </style:style>
    <style:style style:name="cf102" style:family="table-cell" style:data-style-name="N0">
      <style:table-cell-properties fo:background-color="#FF0000"/>
      <style:text-properties fo:color="#FFFFFF" fo:font-weight="bold" style:font-weight-asian="bold" style:font-weight-complex="bold"/>
    </style:style>
    <style:style style:name="cf103" style:family="table-cell" style:data-style-name="N0">
      <style:text-properties fo:color="#FF0000"/>
    </style:style>
    <style:style style:name="cf104" style:family="table-cell" style:data-style-name="N0">
      <style:table-cell-properties fo:background-color="#FF0000"/>
      <style:text-properties fo:color="#FFFFFF" fo:font-weight="bold" style:font-weight-asian="bold" style:font-weight-complex="bold"/>
    </style:style>
    <style:style style:name="cf105" style:family="table-cell" style:data-style-name="N0">
      <style:text-properties fo:color="#FF0000"/>
    </style:style>
    <style:style style:name="cf106" style:family="table-cell" style:data-style-name="N0">
      <style:table-cell-properties fo:background-color="#FF0000"/>
      <style:text-properties fo:color="#FFFFFF" fo:font-weight="bold" style:font-weight-asian="bold" style:font-weight-complex="bold"/>
    </style:style>
    <style:style style:name="cf107" style:family="table-cell" style:data-style-name="N0">
      <style:text-properties fo:color="#FF0000"/>
    </style:style>
    <style:style style:name="cf108" style:family="table-cell" style:data-style-name="N0">
      <style:table-cell-properties fo:background-color="#FF0000"/>
      <style:text-properties fo:color="#FFFFFF" fo:font-weight="bold" style:font-weight-asian="bold" style:font-weight-complex="bold"/>
    </style:style>
    <style:style style:name="cf109" style:family="table-cell" style:data-style-name="N0">
      <style:text-properties fo:color="#FF0000"/>
    </style:style>
    <style:style style:name="cf11" style:family="table-cell" style:data-style-name="N0">
      <style:text-properties fo:color="#FF0000"/>
    </style:style>
    <style:style style:name="cf110" style:family="table-cell" style:data-style-name="N0">
      <style:table-cell-properties fo:background-color="#FF0000"/>
      <style:text-properties fo:color="#FFFFFF" fo:font-weight="bold" style:font-weight-asian="bold" style:font-weight-complex="bold"/>
    </style:style>
    <style:style style:name="cf111" style:family="table-cell" style:data-style-name="N0">
      <style:text-properties fo:color="#FF0000"/>
    </style:style>
    <style:style style:name="cf112" style:family="table-cell" style:data-style-name="N0">
      <style:table-cell-properties fo:background-color="#FF0000"/>
      <style:text-properties fo:color="#FFFFFF" fo:font-weight="bold" style:font-weight-asian="bold" style:font-weight-complex="bold"/>
    </style:style>
    <style:style style:name="cf113" style:family="table-cell" style:data-style-name="N0">
      <style:text-properties fo:color="#FF0000"/>
    </style:style>
    <style:style style:name="cf114" style:family="table-cell" style:data-style-name="N0">
      <style:table-cell-properties fo:background-color="#FF0000"/>
      <style:text-properties fo:color="#FFFFFF" fo:font-weight="bold" style:font-weight-asian="bold" style:font-weight-complex="bold"/>
    </style:style>
    <style:style style:name="cf115" style:family="table-cell" style:data-style-name="N0">
      <style:text-properties fo:color="#FF0000"/>
    </style:style>
    <style:style style:name="cf116" style:family="table-cell" style:data-style-name="N0">
      <style:table-cell-properties fo:background-color="#FF0000"/>
      <style:text-properties fo:color="#FFFFFF" fo:font-weight="bold" style:font-weight-asian="bold" style:font-weight-complex="bold"/>
    </style:style>
    <style:style style:name="cf117" style:family="table-cell" style:data-style-name="N0">
      <style:text-properties fo:color="#FF0000"/>
    </style:style>
    <style:style style:name="cf118" style:family="table-cell" style:data-style-name="N0">
      <style:table-cell-properties fo:background-color="#FF0000"/>
      <style:text-properties fo:color="#FFFFFF" fo:font-weight="bold" style:font-weight-asian="bold" style:font-weight-complex="bold"/>
    </style:style>
    <style:style style:name="cf119" style:family="table-cell" style:data-style-name="N0">
      <style:text-properties fo:color="#FF0000"/>
    </style:style>
    <style:style style:name="cf12" style:family="table-cell" style:data-style-name="N0">
      <style:table-cell-properties fo:background-color="#FF0000"/>
      <style:text-properties fo:color="#FFFFFF" fo:font-weight="bold" style:font-weight-asian="bold" style:font-weight-complex="bold"/>
    </style:style>
    <style:style style:name="cf120" style:family="table-cell" style:data-style-name="N0">
      <style:table-cell-properties fo:background-color="#FF0000"/>
      <style:text-properties fo:color="#FFFFFF" fo:font-weight="bold" style:font-weight-asian="bold" style:font-weight-complex="bold"/>
    </style:style>
    <style:style style:name="cf121" style:family="table-cell" style:data-style-name="N0">
      <style:text-properties fo:color="#FF0000"/>
    </style:style>
    <style:style style:name="cf122" style:family="table-cell" style:data-style-name="N0">
      <style:table-cell-properties fo:background-color="#FF0000"/>
      <style:text-properties fo:color="#FFFFFF" fo:font-weight="bold" style:font-weight-asian="bold" style:font-weight-complex="bold"/>
    </style:style>
    <style:style style:name="cf123" style:family="table-cell" style:data-style-name="N0">
      <style:text-properties fo:color="#FF0000"/>
    </style:style>
    <style:style style:name="cf124" style:family="table-cell" style:data-style-name="N0">
      <style:table-cell-properties fo:background-color="#FF0000"/>
      <style:text-properties fo:color="#FFFFFF" fo:font-weight="bold" style:font-weight-asian="bold" style:font-weight-complex="bold"/>
    </style:style>
    <style:style style:name="cf125" style:family="table-cell" style:data-style-name="N0">
      <style:text-properties fo:color="#FF0000"/>
    </style:style>
    <style:style style:name="cf126" style:family="table-cell" style:data-style-name="N0">
      <style:table-cell-properties fo:background-color="#FF0000"/>
      <style:text-properties fo:color="#FFFFFF" fo:font-weight="bold" style:font-weight-asian="bold" style:font-weight-complex="bold"/>
    </style:style>
    <style:style style:name="cf127" style:family="table-cell" style:data-style-name="N0">
      <style:text-properties fo:color="#FF0000"/>
    </style:style>
    <style:style style:name="cf128" style:family="table-cell" style:data-style-name="N0">
      <style:table-cell-properties fo:background-color="#FF0000"/>
      <style:text-properties fo:color="#FFFFFF" fo:font-weight="bold" style:font-weight-asian="bold" style:font-weight-complex="bold"/>
    </style:style>
    <style:style style:name="cf129" style:family="table-cell" style:data-style-name="N0">
      <style:table-cell-properties fo:background-color="#FF0000"/>
      <style:text-properties fo:color="#FFFFFF" fo:font-weight="bold" style:font-weight-asian="bold" style:font-weight-complex="bold"/>
    </style:style>
    <style:style style:name="cf13" style:family="table-cell" style:data-style-name="N0">
      <style:text-properties fo:color="#FF0000"/>
    </style:style>
    <style:style style:name="cf130" style:family="table-cell" style:data-style-name="N0">
      <style:table-cell-properties fo:background-color="#FF0000"/>
      <style:text-properties fo:color="#FFFFFF" fo:font-weight="bold" style:font-weight-asian="bold" style:font-weight-complex="bold"/>
    </style:style>
    <style:style style:name="cf131" style:family="table-cell" style:data-style-name="N0">
      <style:text-properties fo:color="#FF0000"/>
    </style:style>
    <style:style style:name="cf132" style:family="table-cell" style:data-style-name="N0">
      <style:table-cell-properties fo:background-color="#FF0000"/>
      <style:text-properties fo:color="#FFFFFF" fo:font-weight="bold" style:font-weight-asian="bold" style:font-weight-complex="bold"/>
    </style:style>
    <style:style style:name="cf133" style:family="table-cell" style:data-style-name="N0">
      <style:text-properties fo:color="#FF0000"/>
    </style:style>
    <style:style style:name="cf134" style:family="table-cell" style:data-style-name="N0">
      <style:table-cell-properties fo:background-color="#FF0000"/>
      <style:text-properties fo:color="#FFFFFF" fo:font-weight="bold" style:font-weight-asian="bold" style:font-weight-complex="bold"/>
    </style:style>
    <style:style style:name="cf135" style:family="table-cell" style:data-style-name="N0">
      <style:text-properties fo:color="#FF0000"/>
    </style:style>
    <style:style style:name="cf136" style:family="table-cell" style:data-style-name="N0">
      <style:table-cell-properties fo:background-color="#FF0000"/>
      <style:text-properties fo:color="#FFFFFF" fo:font-weight="bold" style:font-weight-asian="bold" style:font-weight-complex="bold"/>
    </style:style>
    <style:style style:name="cf137" style:family="table-cell" style:data-style-name="N0">
      <style:text-properties fo:color="#FF0000"/>
    </style:style>
    <style:style style:name="cf138" style:family="table-cell" style:data-style-name="N0">
      <style:table-cell-properties fo:background-color="#FF0000"/>
      <style:text-properties fo:color="#FFFFFF" fo:font-weight="bold" style:font-weight-asian="bold" style:font-weight-complex="bold"/>
    </style:style>
    <style:style style:name="cf139" style:family="table-cell" style:data-style-name="N0">
      <style:text-properties fo:color="#FF0000"/>
    </style:style>
    <style:style style:name="cf14" style:family="table-cell" style:data-style-name="N0">
      <style:table-cell-properties fo:background-color="#FF0000"/>
      <style:text-properties fo:color="#FFFFFF" fo:font-weight="bold" style:font-weight-asian="bold" style:font-weight-complex="bold"/>
    </style:style>
    <style:style style:name="cf140" style:family="table-cell" style:data-style-name="N0">
      <style:table-cell-properties fo:background-color="#FF0000"/>
      <style:text-properties fo:color="#FFFFFF" fo:font-weight="bold" style:font-weight-asian="bold" style:font-weight-complex="bold"/>
    </style:style>
    <style:style style:name="cf141" style:family="table-cell" style:data-style-name="N0">
      <style:text-properties fo:color="#FF0000"/>
    </style:style>
    <style:style style:name="cf142" style:family="table-cell" style:data-style-name="N0">
      <style:table-cell-properties fo:background-color="#FF0000"/>
      <style:text-properties fo:color="#FFFFFF" fo:font-weight="bold" style:font-weight-asian="bold" style:font-weight-complex="bold"/>
    </style:style>
    <style:style style:name="cf143" style:family="table-cell" style:data-style-name="N0">
      <style:text-properties fo:color="#FF0000"/>
    </style:style>
    <style:style style:name="cf144" style:family="table-cell" style:data-style-name="N0">
      <style:table-cell-properties fo:background-color="#FF0000"/>
      <style:text-properties fo:color="#FFFFFF" fo:font-weight="bold" style:font-weight-asian="bold" style:font-weight-complex="bold"/>
    </style:style>
    <style:style style:name="cf145" style:family="table-cell" style:data-style-name="N0">
      <style:text-properties fo:color="#FF0000"/>
    </style:style>
    <style:style style:name="cf146" style:family="table-cell" style:data-style-name="N0">
      <style:table-cell-properties fo:background-color="#FF0000"/>
      <style:text-properties fo:color="#FFFFFF" fo:font-weight="bold" style:font-weight-asian="bold" style:font-weight-complex="bold"/>
    </style:style>
    <style:style style:name="cf147" style:family="table-cell" style:data-style-name="N0">
      <style:text-properties fo:color="#FF0000"/>
    </style:style>
    <style:style style:name="cf148" style:family="table-cell" style:data-style-name="N0">
      <style:table-cell-properties fo:background-color="#FF0000"/>
      <style:text-properties fo:color="#FFFFFF" fo:font-weight="bold" style:font-weight-asian="bold" style:font-weight-complex="bold"/>
    </style:style>
    <style:style style:name="cf149" style:family="table-cell" style:data-style-name="N0">
      <style:text-properties fo:color="#FF0000"/>
    </style:style>
    <style:style style:name="cf15" style:family="table-cell" style:data-style-name="N0">
      <style:text-properties fo:color="#FF0000"/>
    </style:style>
    <style:style style:name="cf150" style:family="table-cell" style:data-style-name="N0">
      <style:table-cell-properties fo:background-color="#FF0000"/>
      <style:text-properties fo:color="#FFFFFF" fo:font-weight="bold" style:font-weight-asian="bold" style:font-weight-complex="bold"/>
    </style:style>
    <style:style style:name="cf151" style:family="table-cell" style:data-style-name="N0">
      <style:text-properties fo:color="#FF0000"/>
    </style:style>
    <style:style style:name="cf152" style:family="table-cell" style:data-style-name="N0">
      <style:table-cell-properties fo:background-color="#FF0000"/>
      <style:text-properties fo:color="#FFFFFF" fo:font-weight="bold" style:font-weight-asian="bold" style:font-weight-complex="bold"/>
    </style:style>
    <style:style style:name="cf153" style:family="table-cell" style:data-style-name="N0">
      <style:table-cell-properties fo:background-color="#FF0000"/>
      <style:text-properties fo:color="#FFFFFF" fo:font-weight="bold" style:font-weight-asian="bold" style:font-weight-complex="bold"/>
    </style:style>
    <style:style style:name="cf154" style:family="table-cell" style:data-style-name="N0">
      <style:table-cell-properties fo:background-color="#FF0000"/>
      <style:text-properties fo:color="#FFFFFF" fo:font-weight="bold" style:font-weight-asian="bold" style:font-weight-complex="bold"/>
    </style:style>
    <style:style style:name="cf155" style:family="table-cell" style:data-style-name="N0">
      <style:table-cell-properties fo:background-color="#FF0000"/>
      <style:text-properties fo:color="#FFFFFF" fo:font-weight="bold" style:font-weight-asian="bold" style:font-weight-complex="bold"/>
    </style:style>
    <style:style style:name="cf156" style:family="table-cell" style:data-style-name="N0">
      <style:table-cell-properties fo:background-color="#FF0000"/>
      <style:text-properties fo:color="#FFFFFF" fo:font-weight="bold" style:font-weight-asian="bold" style:font-weight-complex="bold"/>
    </style:style>
    <style:style style:name="cf157" style:family="table-cell" style:data-style-name="N0">
      <style:table-cell-properties fo:background-color="#FF0000"/>
      <style:text-properties fo:color="#FFFFFF" fo:font-weight="bold" style:font-weight-asian="bold" style:font-weight-complex="bold"/>
    </style:style>
    <style:style style:name="cf158" style:family="table-cell" style:data-style-name="N0">
      <style:table-cell-properties fo:background-color="#FF0000"/>
      <style:text-properties fo:color="#FFFFFF" fo:font-weight="bold" style:font-weight-asian="bold" style:font-weight-complex="bold"/>
    </style:style>
    <style:style style:name="cf159" style:family="table-cell" style:data-style-name="N0">
      <style:table-cell-properties fo:background-color="#FF0000"/>
      <style:text-properties fo:color="#FFFFFF" fo:font-weight="bold" style:font-weight-asian="bold" style:font-weight-complex="bold"/>
    </style:style>
    <style:style style:name="cf16" style:family="table-cell" style:data-style-name="N0">
      <style:table-cell-properties fo:background-color="#FF0000"/>
      <style:text-properties fo:color="#FFFFFF" fo:font-weight="bold" style:font-weight-asian="bold" style:font-weight-complex="bold"/>
    </style:style>
    <style:style style:name="cf160" style:family="table-cell" style:data-style-name="N0">
      <style:table-cell-properties fo:background-color="#FF0000"/>
      <style:text-properties fo:color="#FFFFFF" fo:font-weight="bold" style:font-weight-asian="bold" style:font-weight-complex="bold"/>
    </style:style>
    <style:style style:name="cf161" style:family="table-cell" style:data-style-name="N0">
      <style:table-cell-properties fo:background-color="#FF0000"/>
      <style:text-properties fo:color="#FFFFFF" fo:font-weight="bold" style:font-weight-asian="bold" style:font-weight-complex="bold"/>
    </style:style>
    <style:style style:name="cf162" style:family="table-cell" style:data-style-name="N0">
      <style:table-cell-properties fo:background-color="#FF0000"/>
      <style:text-properties fo:color="#FFFFFF" fo:font-weight="bold" style:font-weight-asian="bold" style:font-weight-complex="bold"/>
    </style:style>
    <style:style style:name="cf163" style:family="table-cell" style:data-style-name="N0">
      <style:table-cell-properties fo:background-color="#FF0000"/>
      <style:text-properties fo:color="#FFFFFF" fo:font-weight="bold" style:font-weight-asian="bold" style:font-weight-complex="bold"/>
    </style:style>
    <style:style style:name="cf164" style:family="table-cell" style:data-style-name="N0">
      <style:table-cell-properties fo:background-color="#FF0000"/>
      <style:text-properties fo:color="#FFFFFF" fo:font-weight="bold" style:font-weight-asian="bold" style:font-weight-complex="bold"/>
    </style:style>
    <style:style style:name="cf165" style:family="table-cell" style:data-style-name="N0">
      <style:table-cell-properties fo:background-color="#FF0000"/>
      <style:text-properties fo:color="#FFFFFF" fo:font-weight="bold" style:font-weight-asian="bold" style:font-weight-complex="bold"/>
    </style:style>
    <style:style style:name="cf166" style:family="table-cell" style:data-style-name="N0">
      <style:table-cell-properties fo:background-color="#FF0000"/>
      <style:text-properties fo:color="#FFFFFF" fo:font-weight="bold" style:font-weight-asian="bold" style:font-weight-complex="bold"/>
    </style:style>
    <style:style style:name="cf167" style:family="table-cell" style:data-style-name="N0">
      <style:table-cell-properties fo:background-color="#FF0000"/>
      <style:text-properties fo:color="#FFFFFF" fo:font-weight="bold" style:font-weight-asian="bold" style:font-weight-complex="bold"/>
    </style:style>
    <style:style style:name="cf168" style:family="table-cell" style:data-style-name="N0">
      <style:table-cell-properties fo:background-color="#FF0000"/>
      <style:text-properties fo:color="#FFFFFF" fo:font-weight="bold" style:font-weight-asian="bold" style:font-weight-complex="bold"/>
    </style:style>
    <style:style style:name="cf169" style:family="table-cell" style:data-style-name="N0">
      <style:table-cell-properties fo:background-color="#FF0000"/>
      <style:text-properties fo:color="#FFFFFF" fo:font-weight="bold" style:font-weight-asian="bold" style:font-weight-complex="bold"/>
    </style:style>
    <style:style style:name="cf17" style:family="table-cell" style:data-style-name="N0">
      <style:text-properties fo:color="#FF0000"/>
    </style:style>
    <style:style style:name="cf170" style:family="table-cell" style:data-style-name="N0">
      <style:table-cell-properties fo:background-color="#FF0000"/>
      <style:text-properties fo:color="#FFFFFF" fo:font-weight="bold" style:font-weight-asian="bold" style:font-weight-complex="bold"/>
    </style:style>
    <style:style style:name="cf171" style:family="table-cell" style:data-style-name="N0">
      <style:table-cell-properties fo:background-color="#FF0000"/>
      <style:text-properties fo:color="#FFFFFF" fo:font-weight="bold" style:font-weight-asian="bold" style:font-weight-complex="bold"/>
    </style:style>
    <style:style style:name="cf172" style:family="table-cell" style:data-style-name="N0">
      <style:table-cell-properties fo:background-color="#FF0000"/>
      <style:text-properties fo:color="#FFFFFF" fo:font-weight="bold" style:font-weight-asian="bold" style:font-weight-complex="bold"/>
    </style:style>
    <style:style style:name="cf173" style:family="table-cell" style:data-style-name="N0">
      <style:table-cell-properties fo:background-color="#FF0000"/>
      <style:text-properties fo:color="#FFFFFF" fo:font-weight="bold" style:font-weight-asian="bold" style:font-weight-complex="bold"/>
    </style:style>
    <style:style style:name="cf174" style:family="table-cell" style:data-style-name="N0">
      <style:table-cell-properties fo:background-color="#FF0000"/>
      <style:text-properties fo:color="#FFFFFF" fo:font-weight="bold" style:font-weight-asian="bold" style:font-weight-complex="bold"/>
    </style:style>
    <style:style style:name="cf175" style:family="table-cell" style:data-style-name="N0">
      <style:table-cell-properties fo:background-color="#FF0000"/>
      <style:text-properties fo:color="#FFFFFF" fo:font-weight="bold" style:font-weight-asian="bold" style:font-weight-complex="bold"/>
    </style:style>
    <style:style style:name="cf176" style:family="table-cell" style:data-style-name="N0">
      <style:table-cell-properties fo:background-color="#FF0000"/>
      <style:text-properties fo:color="#FFFFFF" fo:font-weight="bold" style:font-weight-asian="bold" style:font-weight-complex="bold"/>
    </style:style>
    <style:style style:name="cf177" style:family="table-cell" style:data-style-name="N0">
      <style:table-cell-properties fo:background-color="#FF0000"/>
      <style:text-properties fo:color="#FFFFFF" fo:font-weight="bold" style:font-weight-asian="bold" style:font-weight-complex="bold"/>
    </style:style>
    <style:style style:name="cf178" style:family="table-cell" style:data-style-name="N0">
      <style:table-cell-properties fo:background-color="#FF0000"/>
      <style:text-properties fo:color="#FFFFFF" fo:font-weight="bold" style:font-weight-asian="bold" style:font-weight-complex="bold"/>
    </style:style>
    <style:style style:name="cf179" style:family="table-cell" style:data-style-name="N0">
      <style:table-cell-properties fo:background-color="#FF0000"/>
      <style:text-properties fo:color="#FFFFFF" fo:font-weight="bold" style:font-weight-asian="bold" style:font-weight-complex="bold"/>
    </style:style>
    <style:style style:name="cf18" style:family="table-cell" style:data-style-name="N0">
      <style:table-cell-properties fo:background-color="#FF0000"/>
      <style:text-properties fo:color="#FFFFFF" fo:font-weight="bold" style:font-weight-asian="bold" style:font-weight-complex="bold"/>
    </style:style>
    <style:style style:name="cf19" style:family="table-cell" style:data-style-name="N0">
      <style:text-properties fo:color="#FF0000"/>
    </style:style>
    <style:style style:name="cf2" style:family="table-cell" style:data-style-name="N0">
      <style:table-cell-properties fo:background-color="#FF0000"/>
      <style:text-properties fo:color="#FFFFFF" fo:font-weight="bold" style:font-weight-asian="bold" style:font-weight-complex="bold"/>
    </style:style>
    <style:style style:name="cf20" style:family="table-cell" style:data-style-name="N0">
      <style:table-cell-properties fo:background-color="#FF0000"/>
      <style:text-properties fo:color="#FFFFFF" fo:font-weight="bold" style:font-weight-asian="bold" style:font-weight-complex="bold"/>
    </style:style>
    <style:style style:name="cf21" style:family="table-cell" style:data-style-name="N0">
      <style:text-properties fo:color="#FF0000"/>
    </style:style>
    <style:style style:name="cf22" style:family="table-cell" style:data-style-name="N0">
      <style:table-cell-properties fo:background-color="#FF0000"/>
      <style:text-properties fo:color="#FFFFFF" fo:font-weight="bold" style:font-weight-asian="bold" style:font-weight-complex="bold"/>
    </style:style>
    <style:style style:name="cf23" style:family="table-cell" style:data-style-name="N0">
      <style:text-properties fo:color="#FF0000"/>
    </style:style>
    <style:style style:name="cf24" style:family="table-cell" style:data-style-name="N0">
      <style:table-cell-properties fo:background-color="#FF0000"/>
      <style:text-properties fo:color="#FFFFFF" fo:font-weight="bold" style:font-weight-asian="bold" style:font-weight-complex="bold"/>
    </style:style>
    <style:style style:name="cf25" style:family="table-cell" style:data-style-name="N0">
      <style:text-properties fo:color="#FF0000"/>
    </style:style>
    <style:style style:name="cf26" style:family="table-cell" style:data-style-name="N0">
      <style:table-cell-properties fo:background-color="#FF0000"/>
      <style:text-properties fo:color="#FFFFFF" fo:font-weight="bold" style:font-weight-asian="bold" style:font-weight-complex="bold"/>
    </style:style>
    <style:style style:name="cf27" style:family="table-cell" style:data-style-name="N0">
      <style:text-properties fo:color="#FF0000"/>
    </style:style>
    <style:style style:name="cf28" style:family="table-cell" style:data-style-name="N0">
      <style:table-cell-properties fo:background-color="#FF0000"/>
      <style:text-properties fo:color="#FFFFFF" fo:font-weight="bold" style:font-weight-asian="bold" style:font-weight-complex="bold"/>
    </style:style>
    <style:style style:name="cf29" style:family="table-cell" style:data-style-name="N0">
      <style:text-properties fo:color="#FF0000"/>
    </style:style>
    <style:style style:name="cf3" style:family="table-cell" style:data-style-name="N0">
      <style:text-properties fo:color="#FF0000"/>
    </style:style>
    <style:style style:name="cf30" style:family="table-cell" style:data-style-name="N0">
      <style:table-cell-properties fo:background-color="#FF0000"/>
      <style:text-properties fo:color="#FFFFFF" fo:font-weight="bold" style:font-weight-asian="bold" style:font-weight-complex="bold"/>
    </style:style>
    <style:style style:name="cf31" style:family="table-cell" style:data-style-name="N0">
      <style:text-properties fo:color="#FF0000"/>
    </style:style>
    <style:style style:name="cf32" style:family="table-cell" style:data-style-name="N0">
      <style:table-cell-properties fo:background-color="#FF0000"/>
      <style:text-properties fo:color="#FFFFFF" fo:font-weight="bold" style:font-weight-asian="bold" style:font-weight-complex="bold"/>
    </style:style>
    <style:style style:name="cf33" style:family="table-cell" style:data-style-name="N0">
      <style:text-properties fo:color="#FF0000"/>
    </style:style>
    <style:style style:name="cf34" style:family="table-cell" style:data-style-name="N0">
      <style:table-cell-properties fo:background-color="#FF0000"/>
      <style:text-properties fo:color="#FFFFFF" fo:font-weight="bold" style:font-weight-asian="bold" style:font-weight-complex="bold"/>
    </style:style>
    <style:style style:name="cf35" style:family="table-cell" style:data-style-name="N0">
      <style:text-properties fo:color="#FF0000"/>
    </style:style>
    <style:style style:name="cf36" style:family="table-cell" style:data-style-name="N0">
      <style:table-cell-properties fo:background-color="#FF0000"/>
      <style:text-properties fo:color="#FFFFFF" fo:font-weight="bold" style:font-weight-asian="bold" style:font-weight-complex="bold"/>
    </style:style>
    <style:style style:name="cf37" style:family="table-cell" style:data-style-name="N0">
      <style:text-properties fo:color="#FF0000"/>
    </style:style>
    <style:style style:name="cf38" style:family="table-cell" style:data-style-name="N0">
      <style:table-cell-properties fo:background-color="#FF0000"/>
      <style:text-properties fo:color="#FFFFFF" fo:font-weight="bold" style:font-weight-asian="bold" style:font-weight-complex="bold"/>
    </style:style>
    <style:style style:name="cf39" style:family="table-cell" style:data-style-name="N0">
      <style:text-properties fo:color="#FF0000"/>
    </style:style>
    <style:style style:name="cf4" style:family="table-cell" style:data-style-name="N0">
      <style:table-cell-properties fo:background-color="#FF0000"/>
      <style:text-properties fo:color="#FFFFFF" fo:font-weight="bold" style:font-weight-asian="bold" style:font-weight-complex="bold"/>
    </style:style>
    <style:style style:name="cf40" style:family="table-cell" style:data-style-name="N0">
      <style:table-cell-properties fo:background-color="#FF0000"/>
      <style:text-properties fo:color="#FFFFFF" fo:font-weight="bold" style:font-weight-asian="bold" style:font-weight-complex="bold"/>
    </style:style>
    <style:style style:name="cf41" style:family="table-cell" style:data-style-name="N0">
      <style:text-properties fo:color="#FF0000"/>
    </style:style>
    <style:style style:name="cf42" style:family="table-cell" style:data-style-name="N0">
      <style:table-cell-properties fo:background-color="#FF0000"/>
      <style:text-properties fo:color="#FFFFFF" fo:font-weight="bold" style:font-weight-asian="bold" style:font-weight-complex="bold"/>
    </style:style>
    <style:style style:name="cf43" style:family="table-cell" style:data-style-name="N0">
      <style:text-properties fo:color="#FF0000"/>
    </style:style>
    <style:style style:name="cf44" style:family="table-cell" style:data-style-name="N0">
      <style:table-cell-properties fo:background-color="#FF0000"/>
      <style:text-properties fo:color="#FFFFFF" fo:font-weight="bold" style:font-weight-asian="bold" style:font-weight-complex="bold"/>
    </style:style>
    <style:style style:name="cf45" style:family="table-cell" style:data-style-name="N0">
      <style:text-properties fo:color="#FF0000"/>
    </style:style>
    <style:style style:name="cf46" style:family="table-cell" style:data-style-name="N0">
      <style:table-cell-properties fo:background-color="#FF0000"/>
      <style:text-properties fo:color="#FFFFFF" fo:font-weight="bold" style:font-weight-asian="bold" style:font-weight-complex="bold"/>
    </style:style>
    <style:style style:name="cf47" style:family="table-cell" style:data-style-name="N0">
      <style:text-properties fo:color="#FF0000"/>
    </style:style>
    <style:style style:name="cf48" style:family="table-cell" style:data-style-name="N0">
      <style:table-cell-properties fo:background-color="#FF0000"/>
      <style:text-properties fo:color="#FFFFFF" fo:font-weight="bold" style:font-weight-asian="bold" style:font-weight-complex="bold"/>
    </style:style>
    <style:style style:name="cf49" style:family="table-cell" style:data-style-name="N0">
      <style:text-properties fo:color="#FF0000"/>
    </style:style>
    <style:style style:name="cf5" style:family="table-cell" style:data-style-name="N0">
      <style:text-properties fo:color="#FF0000"/>
    </style:style>
    <style:style style:name="cf50" style:family="table-cell" style:data-style-name="N0">
      <style:table-cell-properties fo:background-color="#FF0000"/>
      <style:text-properties fo:color="#FFFFFF" fo:font-weight="bold" style:font-weight-asian="bold" style:font-weight-complex="bold"/>
    </style:style>
    <style:style style:name="cf51" style:family="table-cell" style:data-style-name="N0">
      <style:text-properties fo:color="#FF0000"/>
    </style:style>
    <style:style style:name="cf52" style:family="table-cell" style:data-style-name="N0">
      <style:table-cell-properties fo:background-color="#FF0000"/>
      <style:text-properties fo:color="#FFFFFF" fo:font-weight="bold" style:font-weight-asian="bold" style:font-weight-complex="bold"/>
    </style:style>
    <style:style style:name="cf53" style:family="table-cell" style:data-style-name="N0">
      <style:text-properties fo:color="#FF0000"/>
    </style:style>
    <style:style style:name="cf54" style:family="table-cell" style:data-style-name="N0">
      <style:table-cell-properties fo:background-color="#FF0000"/>
      <style:text-properties fo:color="#FFFFFF" fo:font-weight="bold" style:font-weight-asian="bold" style:font-weight-complex="bold"/>
    </style:style>
    <style:style style:name="cf55" style:family="table-cell" style:data-style-name="N0">
      <style:text-properties fo:color="#FF0000"/>
    </style:style>
    <style:style style:name="cf56" style:family="table-cell" style:data-style-name="N0">
      <style:table-cell-properties fo:background-color="#FF0000"/>
      <style:text-properties fo:color="#FFFFFF" fo:font-weight="bold" style:font-weight-asian="bold" style:font-weight-complex="bold"/>
    </style:style>
    <style:style style:name="cf57" style:family="table-cell" style:data-style-name="N0">
      <style:text-properties fo:color="#FF0000"/>
    </style:style>
    <style:style style:name="cf58" style:family="table-cell" style:data-style-name="N0">
      <style:table-cell-properties fo:background-color="#FF0000"/>
      <style:text-properties fo:color="#FFFFFF" fo:font-weight="bold" style:font-weight-asian="bold" style:font-weight-complex="bold"/>
    </style:style>
    <style:style style:name="cf59" style:family="table-cell" style:data-style-name="N0">
      <style:text-properties fo:color="#FF0000"/>
    </style:style>
    <style:style style:name="cf6" style:family="table-cell" style:data-style-name="N0">
      <style:table-cell-properties fo:background-color="#FF0000"/>
      <style:text-properties fo:color="#FFFFFF" fo:font-weight="bold" style:font-weight-asian="bold" style:font-weight-complex="bold"/>
    </style:style>
    <style:style style:name="cf60" style:family="table-cell" style:data-style-name="N0">
      <style:table-cell-properties fo:background-color="#FF0000"/>
      <style:text-properties fo:color="#FFFFFF" fo:font-weight="bold" style:font-weight-asian="bold" style:font-weight-complex="bold"/>
    </style:style>
    <style:style style:name="cf61" style:family="table-cell" style:data-style-name="N0">
      <style:text-properties fo:color="#FF0000"/>
    </style:style>
    <style:style style:name="cf62" style:family="table-cell" style:data-style-name="N0">
      <style:table-cell-properties fo:background-color="#FF0000"/>
      <style:text-properties fo:color="#FFFFFF" fo:font-weight="bold" style:font-weight-asian="bold" style:font-weight-complex="bold"/>
    </style:style>
    <style:style style:name="cf63" style:family="table-cell" style:data-style-name="N0">
      <style:text-properties fo:color="#FF0000"/>
    </style:style>
    <style:style style:name="cf64" style:family="table-cell" style:data-style-name="N0">
      <style:table-cell-properties fo:background-color="#FF0000"/>
      <style:text-properties fo:color="#FFFFFF" fo:font-weight="bold" style:font-weight-asian="bold" style:font-weight-complex="bold"/>
    </style:style>
    <style:style style:name="cf65" style:family="table-cell" style:data-style-name="N0">
      <style:text-properties fo:color="#FF0000"/>
    </style:style>
    <style:style style:name="cf66" style:family="table-cell" style:data-style-name="N0">
      <style:table-cell-properties fo:background-color="#FF0000"/>
      <style:text-properties fo:color="#FFFFFF" fo:font-weight="bold" style:font-weight-asian="bold" style:font-weight-complex="bold"/>
    </style:style>
    <style:style style:name="cf67" style:family="table-cell" style:data-style-name="N0">
      <style:text-properties fo:color="#FF0000"/>
    </style:style>
    <style:style style:name="cf68" style:family="table-cell" style:data-style-name="N0">
      <style:table-cell-properties fo:background-color="#FF0000"/>
      <style:text-properties fo:color="#FFFFFF" fo:font-weight="bold" style:font-weight-asian="bold" style:font-weight-complex="bold"/>
    </style:style>
    <style:style style:name="cf69" style:family="table-cell" style:data-style-name="N0">
      <style:text-properties fo:color="#FF0000"/>
    </style:style>
    <style:style style:name="cf7" style:family="table-cell" style:data-style-name="N0">
      <style:text-properties fo:color="#FF0000"/>
    </style:style>
    <style:style style:name="cf70" style:family="table-cell" style:data-style-name="N0">
      <style:table-cell-properties fo:background-color="#FF0000"/>
      <style:text-properties fo:color="#FFFFFF" fo:font-weight="bold" style:font-weight-asian="bold" style:font-weight-complex="bold"/>
    </style:style>
    <style:style style:name="cf71" style:family="table-cell" style:data-style-name="N0">
      <style:text-properties fo:color="#FF0000"/>
    </style:style>
    <style:style style:name="cf72" style:family="table-cell" style:data-style-name="N0">
      <style:table-cell-properties fo:background-color="#FF0000"/>
      <style:text-properties fo:color="#FFFFFF" fo:font-weight="bold" style:font-weight-asian="bold" style:font-weight-complex="bold"/>
    </style:style>
    <style:style style:name="cf73" style:family="table-cell" style:data-style-name="N0">
      <style:text-properties fo:color="#FF0000"/>
    </style:style>
    <style:style style:name="cf74" style:family="table-cell" style:data-style-name="N0">
      <style:table-cell-properties fo:background-color="#FF0000"/>
      <style:text-properties fo:color="#FFFFFF" fo:font-weight="bold" style:font-weight-asian="bold" style:font-weight-complex="bold"/>
    </style:style>
    <style:style style:name="cf75" style:family="table-cell" style:data-style-name="N0">
      <style:text-properties fo:color="#FF0000"/>
    </style:style>
    <style:style style:name="cf76" style:family="table-cell" style:data-style-name="N0">
      <style:table-cell-properties fo:background-color="#FF0000"/>
      <style:text-properties fo:color="#FFFFFF" fo:font-weight="bold" style:font-weight-asian="bold" style:font-weight-complex="bold"/>
    </style:style>
    <style:style style:name="cf77" style:family="table-cell" style:data-style-name="N0">
      <style:text-properties fo:color="#FF0000"/>
    </style:style>
    <style:style style:name="cf78" style:family="table-cell" style:data-style-name="N0">
      <style:table-cell-properties fo:background-color="#FF0000"/>
      <style:text-properties fo:color="#FFFFFF" fo:font-weight="bold" style:font-weight-asian="bold" style:font-weight-complex="bold"/>
    </style:style>
    <style:style style:name="cf79" style:family="table-cell" style:data-style-name="N0">
      <style:text-properties fo:color="#FF0000"/>
    </style:style>
    <style:style style:name="cf8" style:family="table-cell" style:data-style-name="N0">
      <style:table-cell-properties fo:background-color="#FF0000"/>
      <style:text-properties fo:color="#FFFFFF" fo:font-weight="bold" style:font-weight-asian="bold" style:font-weight-complex="bold"/>
    </style:style>
    <style:style style:name="cf80" style:family="table-cell" style:data-style-name="N0">
      <style:table-cell-properties fo:background-color="#FF0000"/>
      <style:text-properties fo:color="#FFFFFF" fo:font-weight="bold" style:font-weight-asian="bold" style:font-weight-complex="bold"/>
    </style:style>
    <style:style style:name="cf81" style:family="table-cell" style:data-style-name="N0">
      <style:text-properties fo:color="#FF0000"/>
    </style:style>
    <style:style style:name="cf82" style:family="table-cell" style:data-style-name="N0">
      <style:table-cell-properties fo:background-color="#FF0000"/>
      <style:text-properties fo:color="#FFFFFF" fo:font-weight="bold" style:font-weight-asian="bold" style:font-weight-complex="bold"/>
    </style:style>
    <style:style style:name="cf83" style:family="table-cell" style:data-style-name="N0">
      <style:text-properties fo:color="#FF0000"/>
    </style:style>
    <style:style style:name="cf84" style:family="table-cell" style:data-style-name="N0">
      <style:table-cell-properties fo:background-color="#FF0000"/>
      <style:text-properties fo:color="#FFFFFF" fo:font-weight="bold" style:font-weight-asian="bold" style:font-weight-complex="bold"/>
    </style:style>
    <style:style style:name="cf85" style:family="table-cell" style:data-style-name="N0">
      <style:text-properties fo:color="#FF0000"/>
    </style:style>
    <style:style style:name="cf86" style:family="table-cell" style:data-style-name="N0">
      <style:table-cell-properties fo:background-color="#FF0000"/>
      <style:text-properties fo:color="#FFFFFF" fo:font-weight="bold" style:font-weight-asian="bold" style:font-weight-complex="bold"/>
    </style:style>
    <style:style style:name="cf87" style:family="table-cell" style:data-style-name="N0">
      <style:text-properties fo:color="#FF0000"/>
    </style:style>
    <style:style style:name="cf88" style:family="table-cell" style:data-style-name="N0">
      <style:table-cell-properties fo:background-color="#FF0000"/>
      <style:text-properties fo:color="#FFFFFF" fo:font-weight="bold" style:font-weight-asian="bold" style:font-weight-complex="bold"/>
    </style:style>
    <style:style style:name="cf89" style:family="table-cell" style:data-style-name="N0">
      <style:text-properties fo:color="#FF0000"/>
    </style:style>
    <style:style style:name="cf9" style:family="table-cell" style:data-style-name="N0">
      <style:text-properties fo:color="#FF0000"/>
    </style:style>
    <style:style style:name="cf90" style:family="table-cell" style:data-style-name="N0">
      <style:table-cell-properties fo:background-color="#FF0000"/>
      <style:text-properties fo:color="#FFFFFF" fo:font-weight="bold" style:font-weight-asian="bold" style:font-weight-complex="bold"/>
    </style:style>
    <style:style style:name="cf91" style:family="table-cell" style:data-style-name="N0">
      <style:text-properties fo:color="#FF0000"/>
    </style:style>
    <style:style style:name="cf92" style:family="table-cell" style:data-style-name="N0">
      <style:table-cell-properties fo:background-color="#FF0000"/>
      <style:text-properties fo:color="#FFFFFF" fo:font-weight="bold" style:font-weight-asian="bold" style:font-weight-complex="bold"/>
    </style:style>
    <style:style style:name="cf93" style:family="table-cell" style:data-style-name="N0">
      <style:text-properties fo:color="#FF0000"/>
    </style:style>
    <style:style style:name="cf94" style:family="table-cell" style:data-style-name="N0">
      <style:table-cell-properties fo:background-color="#FF0000"/>
      <style:text-properties fo:color="#FFFFFF" fo:font-weight="bold" style:font-weight-asian="bold" style:font-weight-complex="bold"/>
    </style:style>
    <style:style style:name="cf95" style:family="table-cell" style:data-style-name="N0">
      <style:text-properties fo:color="#FF0000"/>
    </style:style>
    <style:style style:name="cf96" style:family="table-cell" style:data-style-name="N0">
      <style:table-cell-properties fo:background-color="#FF0000"/>
      <style:text-properties fo:color="#FFFFFF" fo:font-weight="bold" style:font-weight-asian="bold" style:font-weight-complex="bold"/>
    </style:style>
    <style:style style:name="cf97" style:family="table-cell" style:data-style-name="N0">
      <style:text-properties fo:color="#FF0000"/>
    </style:style>
    <style:style style:name="cf98" style:family="table-cell" style:data-style-name="N0">
      <style:table-cell-properties fo:background-color="#FF0000"/>
      <style:text-properties fo:color="#FFFFFF" fo:font-weight="bold" style:font-weight-asian="bold" style:font-weight-complex="bold"/>
    </style:style>
    <style:style style:name="cf99" style:family="table-cell" style:data-style-name="N0">
      <style:text-properties fo:color="#FF0000"/>
    </style:style>
    <style:style style:name="Check_32_Cell_32_2" style:display-name="Check Cell 2" style:family="table-cell" style:data-style-name="N0">
      <style:table-cell-properties fo:border="thin double #333333" fo:background-color="#969696"/>
      <style:text-properties fo:color="#FFFFFF" fo:font-weight="bold" style:font-weight-asian="bold" style:font-weight-complex="bold"/>
    </style:style>
    <style:style style:name="Check_32_Cell_32_3" style:display-name="Check Cell 3" style:family="table-cell" style:data-style-name="N0">
      <style:table-cell-properties fo:border="thin double #333333" fo:background-color="#969696"/>
      <style:text-properties fo:color="#FFFFFF" fo:font-weight="bold" style:font-weight-asian="bold" style:font-weight-complex="bold"/>
    </style:style>
    <style:style style:name="Comma" style:family="table-cell" style:data-style-name="N52"/>
    <style:style style:name="Comma_32__91_0_93__32_2" style:display-name="Comma [0] 2" style:family="table-cell" style:data-style-name="N38"/>
    <style:style style:name="Comma_32_10" style:display-name="Comma 10" style:family="table-cell" style:data-style-name="N52"/>
    <style:style style:name="Comma_32_11" style:display-name="Comma 11" style:family="table-cell" style:data-style-name="N52"/>
    <style:style style:name="Comma_32_12" style:display-name="Comma 12" style:family="table-cell" style:data-style-name="N52"/>
    <style:style style:name="Comma_32_13" style:display-name="Comma 13" style:family="table-cell" style:data-style-name="N52"/>
    <style:style style:name="Comma_32_14" style:display-name="Comma 14" style:family="table-cell" style:data-style-name="N52"/>
    <style:style style:name="Comma_32_2" style:display-name="Comma 2" style:family="table-cell" style:data-style-name="N52"/>
    <style:style style:name="Comma_32_2_32_10" style:display-name="Comma 2 10" style:family="table-cell" style:data-style-name="N52"/>
    <style:style style:name="Comma_32_2_32_11" style:display-name="Comma 2 11" style:family="table-cell" style:data-style-name="N52"/>
    <style:style style:name="Comma_32_2_32_12" style:display-name="Comma 2 12" style:family="table-cell" style:data-style-name="N52"/>
    <style:style style:name="Comma_32_2_32_13" style:display-name="Comma 2 13" style:family="table-cell" style:data-style-name="N52"/>
    <style:style style:name="Comma_32_2_32_2" style:display-name="Comma 2 2" style:family="table-cell" style:data-style-name="N52"/>
    <style:style style:name="Comma_32_2_32_2_32_10" style:display-name="Comma 2 2 10" style:family="table-cell" style:data-style-name="N52"/>
    <style:style style:name="Comma_32_2_32_2_32_2" style:display-name="Comma 2 2 2" style:family="table-cell" style:data-style-name="N52"/>
    <style:style style:name="Comma_32_2_32_2_32_2_32_2" style:display-name="Comma 2 2 2 2" style:family="table-cell" style:data-style-name="N52"/>
    <style:style style:name="Comma_32_2_32_3" style:display-name="Comma 2 3" style:family="table-cell" style:data-style-name="N52"/>
    <style:style style:name="Comma_32_2_32_4" style:display-name="Comma 2 4" style:family="table-cell" style:data-style-name="N52"/>
    <style:style style:name="Comma_32_2_32_5" style:display-name="Comma 2 5" style:family="table-cell" style:data-style-name="N52"/>
    <style:style style:name="Comma_32_2_32_6" style:display-name="Comma 2 6" style:family="table-cell" style:data-style-name="N52"/>
    <style:style style:name="Comma_32_2_32_7" style:display-name="Comma 2 7" style:family="table-cell" style:data-style-name="N52"/>
    <style:style style:name="Comma_32_2_32_8" style:display-name="Comma 2 8" style:family="table-cell" style:data-style-name="N52"/>
    <style:style style:name="Comma_32_2_32_9" style:display-name="Comma 2 9" style:family="table-cell" style:data-style-name="N52"/>
    <style:style style:name="Comma_32_3" style:display-name="Comma 3" style:family="table-cell" style:data-style-name="N52"/>
    <style:style style:name="Comma_32_3_32_2" style:display-name="Comma 3 2" style:family="table-cell" style:data-style-name="N52"/>
    <style:style style:name="Comma_32_4" style:display-name="Comma 4" style:family="table-cell" style:data-style-name="N52"/>
    <style:style style:name="Comma_32_5" style:display-name="Comma 5" style:family="table-cell" style:data-style-name="N52"/>
    <style:style style:name="Comma_32_6" style:display-name="Comma 6" style:family="table-cell" style:data-style-name="N52"/>
    <style:style style:name="Comma_32_7" style:display-name="Comma 7" style:family="table-cell" style:data-style-name="N52"/>
    <style:style style:name="Comma_32_8" style:display-name="Comma 8" style:family="table-cell" style:data-style-name="N52"/>
    <style:style style:name="Comma_32_9" style:display-name="Comma 9" style:family="table-cell" style:data-style-name="N52"/>
    <style:style style:name="Euro" style:family="table-cell" style:data-style-name="N53"/>
    <style:style style:name="Euro_32_2" style:display-name="Euro 2" style:family="table-cell" style:data-style-name="N53"/>
    <style:style style:name="Explanatory_32_Text_32_2" style:display-name="Explanatory Text 2" style:family="table-cell" style:data-style-name="N0">
      <style:text-properties fo:color="#808080" fo:font-style="italic" style:font-style-asian="italic" style:font-style-complex="italic"/>
    </style:style>
    <style:style style:name="Explanatory_32_Text_32_3" style:display-name="Explanatory Text 3" style:family="table-cell" style:data-style-name="N0">
      <style:text-properties fo:color="#808080" fo:font-style="italic" style:font-style-asian="italic" style:font-style-complex="italic"/>
    </style:style>
    <style:style style:name="Good_32_2" style:display-name="Good 2" style:family="table-cell" style:data-style-name="N0">
      <style:table-cell-properties fo:background-color="#CCFFCC"/>
      <style:text-properties fo:color="#008000"/>
    </style:style>
    <style:style style:name="Good_32_3" style:display-name="Good 3" style:family="table-cell" style:data-style-name="N0">
      <style:table-cell-properties fo:background-color="#CCFFCC"/>
      <style:text-properties fo:color="#008000"/>
    </style:style>
    <style:style style:name="Heading_32_1_32_2" style:display-name="Heading 1 2" style:family="table-cell" style:data-style-name="N0">
      <style:table-cell-properties fo:border-top="none" fo:border-bottom="thick solid #333399" fo:border-left="none" fo:border-right="none"/>
      <style:text-properties fo:color="#003366"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333399" fo:border-left="none" fo:border-right="none"/>
      <style:text-properties fo:color="#003366"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C0C0C0" fo:border-left="none" fo:border-right="none"/>
      <style:text-properties fo:color="#003366"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C0C0C0" fo:border-left="none" fo:border-right="none"/>
      <style:text-properties fo:color="#003366"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0066CC" fo:border-left="none" fo:border-right="none"/>
      <style:text-properties fo:color="#003366" fo:font-weight="bold" style:font-weight-asian="bold" style:font-weight-complex="bold"/>
    </style:style>
    <style:style style:name="Heading_32_3_32_3" style:display-name="Heading 3 3" style:family="table-cell" style:data-style-name="N0">
      <style:table-cell-properties fo:border-top="none" fo:border-bottom="2pt solid #0066CC" fo:border-left="none" fo:border-right="none"/>
      <style:text-properties fo:color="#003366" fo:font-weight="bold" style:font-weight-asian="bold" style:font-weight-complex="bold"/>
    </style:style>
    <style:style style:name="Heading_32_4_32_2" style:display-name="Heading 4 2" style:family="table-cell" style:data-style-name="N0">
      <style:text-properties fo:color="#003366" fo:font-weight="bold" style:font-weight-asian="bold" style:font-weight-complex="bold"/>
    </style:style>
    <style:style style:name="Heading_32_4_32_3" style:display-name="Heading 4 3" style:family="table-cell" style:data-style-name="N0">
      <style:text-properties fo:color="#003366" fo:font-weight="bold" style:font-weight-asian="bold" style:font-weight-complex="bold"/>
    </style:style>
    <style:style style:name="Hyperlink"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Hyperlink_32_10" style:display-name="Hyperlink 10"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Hyperlink_32_11" style:display-name="Hyperlink 11"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Hyperlink_32_12" style:display-name="Hyperlink 12"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Hyperlink_32_13" style:display-name="Hyperlink 13"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Hyperlink_32_14" style:display-name="Hyperlink 14"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Hyperlink_32_2" style:display-name="Hyperlink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Hyperlink_32_2_32_2" style:display-name="Hyperlink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Hyperlink_32_3" style:display-name="Hyperlink 3"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Hyperlink_32_4" style:display-name="Hyperlink 4"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Hyperlink_32_5_32_2" style:display-name="Hyperlink 5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Hyperlink_32_6" style:display-name="Hyperlink 6"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Hyperlink_32_7" style:display-name="Hyperlink 7"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Hyperlink_32_8" style:display-name="Hyperlink 8"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Hyperlink_32_9" style:display-name="Hyperlink 9"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IABackgroundMembers" style:family="table-cell"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IABackgroundMembers_32_2" style:display-name="IABackgroundMembers 2" style:family="table-cell"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IAColorCodingBad" style:family="table-cell" style:data-style-name="N4">
      <style:table-cell-properties style:vertical-align="automatic" fo:background-color="#800000"/>
      <style:text-properties fo:color="#FFFFFF" style:font-name="Arial" style:font-name-asian="Arial" style:font-name-complex="Arial" fo:font-size="8pt" style:font-size-asian="8pt" style:font-size-complex="8pt"/>
    </style:style>
    <style:style style:name="IAColorCodingBad_32_2" style:display-name="IAColorCodingBad 2" style:family="table-cell" style:data-style-name="N4">
      <style:table-cell-properties style:vertical-align="automatic" fo:background-color="#800000"/>
      <style:text-properties fo:color="#FFFFFF" style:font-name="Arial" style:font-name-asian="Arial" style:font-name-complex="Arial" fo:font-size="8pt" style:font-size-asian="8pt" style:font-size-complex="8pt"/>
    </style:style>
    <style:style style:name="IAColorCodingGood" style:family="table-cell" style:data-style-name="N4">
      <style:table-cell-properties style:vertical-align="automatic" fo:background-color="#008000"/>
      <style:text-properties fo:color="#FFFFFF" style:font-name="Arial" style:font-name-asian="Arial" style:font-name-complex="Arial" fo:font-size="8pt" style:font-size-asian="8pt" style:font-size-complex="8pt"/>
    </style:style>
    <style:style style:name="IAColorCodingGood_32_2" style:display-name="IAColorCodingGood 2" style:family="table-cell" style:data-style-name="N4">
      <style:table-cell-properties style:vertical-align="automatic" fo:background-color="#008000"/>
      <style:text-properties fo:color="#FFFFFF" style:font-name="Arial" style:font-name-asian="Arial" style:font-name-complex="Arial" fo:font-size="8pt" style:font-size-asian="8pt" style:font-size-complex="8pt"/>
    </style:style>
    <style:style style:name="IAColorCodingOK" style:family="table-cell" style:data-style-name="N4">
      <style:table-cell-properties style:vertical-align="automatic" fo:background-color="#FFFF99"/>
      <style:text-properties style:font-name="Arial" style:font-name-asian="Arial" style:font-name-complex="Arial" fo:font-size="8pt" style:font-size-asian="8pt" style:font-size-complex="8pt"/>
    </style:style>
    <style:style style:name="IAColorCodingOK_32_2" style:display-name="IAColorCodingOK 2" style:family="table-cell" style:data-style-name="N4">
      <style:table-cell-properties style:vertical-align="automatic" fo:background-color="#FFFF99"/>
      <style:text-properties style:font-name="Arial" style:font-name-asian="Arial" style:font-name-complex="Arial" fo:font-size="8pt" style:font-size-asian="8pt" style:font-size-complex="8pt"/>
    </style:style>
    <style:style style:name="IAColumnHeader" style:family="table-cell" style:data-style-name="N0">
      <style:table-cell-properties style:vertical-align="automatic" fo:background-color="#3366FF" style:repeat-content="false"/>
      <style:paragraph-properties fo:text-align="start" fo:margin-left="0cm"/>
      <style:text-properties fo:color="#FFFFFF" style:font-name="Arial" style:font-name-asian="Arial" style:font-name-complex="Arial" fo:font-size="8pt" style:font-size-asian="8pt" style:font-size-complex="8pt"/>
    </style:style>
    <style:style style:name="IAColumnHeader_32_2" style:display-name="IAColumnHeader 2" style:family="table-cell" style:data-style-name="N0">
      <style:table-cell-properties style:vertical-align="automatic" fo:background-color="#3366FF" style:repeat-content="false"/>
      <style:paragraph-properties fo:text-align="start" fo:margin-left="0cm"/>
      <style:text-properties fo:color="#FFFFFF" style:font-name="Arial" style:font-name-asian="Arial" style:font-name-complex="Arial" fo:font-size="8pt" style:font-size-asian="8pt" style:font-size-complex="8pt"/>
    </style:style>
    <style:style style:name="IAContentsList" style:family="table-cell" style:data-style-name="N0">
      <style:table-cell-properties style:vertical-align="automatic" fo:background-color="#FFFFFF"/>
      <style:text-properties fo:color="#0000FF" style:font-name="Arial" style:font-name-asian="Arial" style:font-name-complex="Arial" fo:font-size="8pt" style:font-size-asian="8pt" style:font-size-complex="8pt" style:text-underline-style="solid" style:text-underline-type="single"/>
    </style:style>
    <style:style style:name="IAContentsList_32_2" style:display-name="IAContentsList 2" style:family="table-cell" style:data-style-name="N0">
      <style:table-cell-properties style:vertical-align="automatic" fo:background-color="#FFFFFF"/>
      <style:text-properties fo:color="#0000FF" style:font-name="Arial" style:font-name-asian="Arial" style:font-name-complex="Arial" fo:font-size="8pt" style:font-size-asian="8pt" style:font-size-complex="8pt" style:text-underline-style="solid" style:text-underline-type="single"/>
    </style:style>
    <style:style style:name="IAContentsTitle" style:family="table-cell" style:data-style-name="N0">
      <style:table-cell-properties style:vertical-align="automatic" fo:background-color="#FFFFFF"/>
      <style:text-properties style:font-name="Arial" style:font-name-asian="Arial" style:font-name-complex="Arial" fo:font-size="20pt" style:font-size-asian="20pt" style:font-size-complex="20pt" style:text-underline-style="solid" style:text-underline-type="single"/>
    </style:style>
    <style:style style:name="IAContentsTitle_32_2" style:display-name="IAContentsTitle 2" style:family="table-cell" style:data-style-name="N0">
      <style:table-cell-properties style:vertical-align="automatic" fo:background-color="#FFFFFF"/>
      <style:text-properties style:font-name="Arial" style:font-name-asian="Arial" style:font-name-complex="Arial" fo:font-size="20pt" style:font-size-asian="20pt" style:font-size-complex="20pt" style:text-underline-style="solid" style:text-underline-type="single"/>
    </style:style>
    <style:style style:name="IADataCells" style:family="table-cell" style:data-style-name="N54">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style>
    <style:style style:name="IADataCells_32_2" style:display-name="IADataCells 2" style:family="table-cell" style:data-style-name="N54">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style>
    <style:style style:name="IADimensionNames" style:family="table-cell" style:data-style-name="N0">
      <style:table-cell-properties style:vertical-align="automatic" fo:background-color="#000080" style:repeat-content="false"/>
      <style:paragraph-properties fo:text-align="start" fo:margin-left="0cm"/>
      <style:text-properties fo:color="#FFFFFF" style:font-name="Arial" style:font-name-asian="Arial" style:font-name-complex="Arial" fo:font-size="8pt" style:font-size-asian="8pt" style:font-size-complex="8pt" fo:font-weight="bold" style:font-weight-asian="bold" style:font-weight-complex="bold"/>
    </style:style>
    <style:style style:name="IADimensionNames_32_2" style:display-name="IADimensionNames 2" style:family="table-cell" style:data-style-name="N0">
      <style:table-cell-properties style:vertical-align="automatic" fo:background-color="#000080" style:repeat-content="false"/>
      <style:paragraph-properties fo:text-align="start" fo:margin-left="0cm"/>
      <style:text-properties fo:color="#FFFFFF" style:font-name="Arial" style:font-name-asian="Arial" style:font-name-complex="Arial" fo:font-size="8pt" style:font-size-asian="8pt" style:font-size-complex="8pt" fo:font-weight="bold" style:font-weight-asian="bold" style:font-weight-complex="bold"/>
    </style:style>
    <style:style style:name="IAParentColumnHeader" style:family="table-cell" style:data-style-name="N0">
      <style:table-cell-properties style:vertical-align="automatic" fo:background-color="#3366FF" style:repeat-content="false"/>
      <style:paragraph-properties fo:text-align="start" fo:margin-left="0cm"/>
      <style:text-properties fo:color="#FFFFFF" style:font-name="Arial" style:font-name-asian="Arial" style:font-name-complex="Arial" fo:font-size="8pt" style:font-size-asian="8pt" style:font-size-complex="8pt" fo:font-weight="bold" style:font-weight-asian="bold" style:font-weight-complex="bold"/>
    </style:style>
    <style:style style:name="IAParentColumnHeader_32_2" style:display-name="IAParentColumnHeader 2" style:family="table-cell" style:data-style-name="N0">
      <style:table-cell-properties style:vertical-align="automatic" fo:background-color="#3366FF" style:repeat-content="false"/>
      <style:paragraph-properties fo:text-align="start" fo:margin-left="0cm"/>
      <style:text-properties fo:color="#FFFFFF" style:font-name="Arial" style:font-name-asian="Arial" style:font-name-complex="Arial" fo:font-size="8pt" style:font-size-asian="8pt" style:font-size-complex="8pt" fo:font-weight="bold" style:font-weight-asian="bold" style:font-weight-complex="bold"/>
    </style:style>
    <style:style style:name="IAParentRowHeader" style:family="table-cell" style:data-style-name="N0">
      <style:table-cell-properties style:vertical-align="automatic" fo:background-color="transparent" style:repeat-content="false"/>
      <style:paragraph-properties fo:text-align="start" fo:margin-left="0cm"/>
      <style:text-properties fo:color="#000080" style:font-name="Arial" style:font-name-asian="Arial" style:font-name-complex="Arial" fo:font-size="8pt" style:font-size-asian="8pt" style:font-size-complex="8pt" fo:font-weight="bold" style:font-weight-asian="bold" style:font-weight-complex="bold"/>
    </style:style>
    <style:style style:name="IAParentRowHeader_32_2" style:display-name="IAParentRowHeader 2" style:family="table-cell" style:data-style-name="N0">
      <style:table-cell-properties style:vertical-align="automatic" fo:background-color="transparent" style:repeat-content="false"/>
      <style:paragraph-properties fo:text-align="start" fo:margin-left="0cm"/>
      <style:text-properties fo:color="#000080" style:font-name="Arial" style:font-name-asian="Arial" style:font-name-complex="Arial" fo:font-size="8pt" style:font-size-asian="8pt" style:font-size-complex="8pt" fo:font-weight="bold" style:font-weight-asian="bold" style:font-weight-complex="bold"/>
    </style:style>
    <style:style style:name="IAQueryInfo" style:family="table-cell"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IAQueryInfo_32_2" style:display-name="IAQueryInfo 2" style:family="table-cell"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IAReportTitle" style:family="table-cell"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IAReportTitle_32_2" style:display-name="IAReportTitle 2" style:family="table-cell"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IARowHeader" style:family="table-cell" style:data-style-name="N0">
      <style:table-cell-properties style:vertical-align="automatic" fo:background-color="transparent" style:repeat-content="false"/>
      <style:paragraph-properties fo:text-align="start" fo:margin-left="0cm"/>
      <style:text-properties fo:color="#000080" style:font-name="Arial" style:font-name-asian="Arial" style:font-name-complex="Arial" fo:font-size="8pt" style:font-size-asian="8pt" style:font-size-complex="8pt"/>
    </style:style>
    <style:style style:name="IARowHeader_32_2" style:display-name="IARowHeader 2" style:family="table-cell" style:data-style-name="N0">
      <style:table-cell-properties style:vertical-align="automatic" fo:background-color="transparent" style:repeat-content="false"/>
      <style:paragraph-properties fo:text-align="start" fo:margin-left="0cm"/>
      <style:text-properties fo:color="#000080" style:font-name="Arial" style:font-name-asian="Arial" style:font-name-complex="Arial" fo:font-size="8pt" style:font-size-asian="8pt" style:font-size-complex="8pt"/>
    </style:style>
    <style:style style:name="IASubTotalsCol" style:family="table-cell" style:data-style-name="N0">
      <style:table-cell-properties style:vertical-align="automatic" fo:background-color="transparent"/>
      <style:text-properties fo:color="#000080" style:font-name="Arial" style:font-name-asian="Arial" style:font-name-complex="Arial" fo:font-size="8pt" style:font-size-asian="8pt" style:font-size-complex="8pt" fo:font-weight="bold" style:font-weight-asian="bold" style:font-weight-complex="bold"/>
    </style:style>
    <style:style style:name="IASubTotalsCol_32_2" style:display-name="IASubTotalsCol 2" style:family="table-cell" style:data-style-name="N0">
      <style:table-cell-properties style:vertical-align="automatic" fo:background-color="transparent"/>
      <style:text-properties fo:color="#000080" style:font-name="Arial" style:font-name-asian="Arial" style:font-name-complex="Arial" fo:font-size="8pt" style:font-size-asian="8pt" style:font-size-complex="8pt" fo:font-weight="bold" style:font-weight-asian="bold" style:font-weight-complex="bold"/>
    </style:style>
    <style:style style:name="IASubTotalsRow" style:family="table-cell" style:data-style-name="N0">
      <style:table-cell-properties style:vertical-align="automatic" fo:background-color="transparent"/>
      <style:text-properties fo:color="#000080" style:font-name="Arial" style:font-name-asian="Arial" style:font-name-complex="Arial" fo:font-size="8pt" style:font-size-asian="8pt" style:font-size-complex="8pt" fo:font-weight="bold" style:font-weight-asian="bold" style:font-weight-complex="bold"/>
    </style:style>
    <style:style style:name="IASubTotalsRow_32_2" style:display-name="IASubTotalsRow 2" style:family="table-cell" style:data-style-name="N0">
      <style:table-cell-properties style:vertical-align="automatic" fo:background-color="transparent"/>
      <style:text-properties fo:color="#000080" style:font-name="Arial" style:font-name-asian="Arial" style:font-name-complex="Arial" fo:font-size="8pt" style:font-size-asian="8pt" style:font-size-complex="8pt" fo:font-weight="bold" style:font-weight-asian="bold" style:font-weight-complex="bold"/>
    </style:style>
    <style:style style:name="Input_32_2" style:display-name="Input 2" style:family="table-cell" style:data-style-name="N0">
      <style:table-cell-properties fo:border="thin solid #808080" fo:background-color="#FFCC99"/>
      <style:text-properties fo:color="#333399"/>
    </style:style>
    <style:style style:name="Input_32_3" style:display-name="Input 3" style:family="table-cell" style:data-style-name="N0">
      <style:table-cell-properties fo:border="thin solid #808080" fo:background-color="#FFCC99"/>
      <style:text-properties fo:color="#333399"/>
    </style:style>
    <style:style style:name="Input_32_4" style:display-name="Input 4" style:family="table-cell" style:data-style-name="N0">
      <style:table-cell-properties fo:border="thin solid #808080" fo:background-color="#FFCC99"/>
      <style:text-properties fo:color="#333399"/>
    </style:style>
    <style:style style:name="Linked_32_Cell_32_2" style:display-name="Linked Cell 2" style:family="table-cell" style:data-style-name="N0">
      <style:table-cell-properties fo:border-top="none" fo:border-bottom="thin double #FF9900" fo:border-left="none" fo:border-right="none"/>
      <style:text-properties fo:color="#FF9900"/>
    </style:style>
    <style:style style:name="Linked_32_Cell_32_3" style:display-name="Linked Cell 3" style:family="table-cell" style:data-style-name="N0">
      <style:table-cell-properties fo:border-top="none" fo:border-bottom="thin double #FF9900" fo:border-left="none" fo:border-right="none"/>
      <style:text-properties fo:color="#FF9900"/>
    </style:style>
    <style:style style:name="Neutral_32_2" style:display-name="Neutral 2" style:family="table-cell" style:data-style-name="N0">
      <style:table-cell-properties fo:background-color="#FFFF99"/>
      <style:text-properties fo:color="#993300"/>
    </style:style>
    <style:style style:name="Neutral_32_3" style:display-name="Neutral 3" style:family="table-cell" style:data-style-name="N0">
      <style:table-cell-properties fo:background-color="#FFFF99"/>
      <style:text-properties fo:color="#9933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0_32_2" style:display-name="Normal 10 2"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1_32_2" style:display-name="Normal 11 2" style:family="table-cell" style:data-style-name="N0">
      <style:table-cell-properties style:vertical-align="automatic" fo:background-color="transparent"/>
    </style:style>
    <style:style style:name="Normal_32_11_32_2_32_2" style:display-name="Normal 11 2 2" style:family="table-cell" style:data-style-name="N0">
      <style:table-cell-properties style:vertical-align="automatic" fo:background-color="transparent"/>
    </style:style>
    <style:style style:name="Normal_32_11_32_3" style:display-name="Normal 11 3"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12_32_2" style:display-name="Normal 12 2" style:family="table-cell" style:data-style-name="N0">
      <style:table-cell-properties style:vertical-align="automatic" fo:background-color="transparent"/>
    </style:style>
    <style:style style:name="Normal_32_12_32_2_32_2" style:display-name="Normal 12 2 2" style:family="table-cell" style:data-style-name="N0">
      <style:table-cell-properties style:vertical-align="automatic" fo:background-color="transparent"/>
    </style:style>
    <style:style style:name="Normal_32_12_32_3" style:display-name="Normal 12 3"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14" style:display-name="Normal 1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15" style:display-name="Normal 15"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7_32_2" style:display-name="Normal 17 2"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19" style:display-name="Normal 19"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0" style:display-name="Normal 2 1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0_32_2" style:display-name="Normal 2 10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0_32_3" style:display-name="Normal 2 10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0_32_4" style:display-name="Normal 2 10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0_32_5" style:display-name="Normal 2 10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0_32_6" style:display-name="Normal 2 10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0_32_7" style:display-name="Normal 2 10 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0_32_8" style:display-name="Normal 2 10 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1" style:display-name="Normal 2 1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1_32_2" style:display-name="Normal 2 11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2" style:display-name="Normal 2 1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2_32_2" style:display-name="Normal 2 1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3" style:display-name="Normal 2 13" style:family="table-cell" style:data-style-name="N0">
      <style:table-cell-properties style:vertical-align="automatic" fo:background-color="transparent"/>
    </style:style>
    <style:style style:name="Normal_32_2_32_13_32_2" style:display-name="Normal 2 13 2" style:family="table-cell" style:data-style-name="N0">
      <style:table-cell-properties style:vertical-align="automatic" fo:background-color="transparent"/>
    </style:style>
    <style:style style:name="Normal_32_2_32_13_32_3" style:display-name="Normal 2 13 3" style:family="table-cell" style:data-style-name="N0">
      <style:table-cell-properties style:vertical-align="automatic" fo:background-color="transparent"/>
    </style:style>
    <style:style style:name="Normal_32_2_32_13_32_4" style:display-name="Normal 2 13 4" style:family="table-cell" style:data-style-name="N0">
      <style:table-cell-properties style:vertical-align="automatic" fo:background-color="transparent"/>
    </style:style>
    <style:style style:name="Normal_32_2_32_13_32_5" style:display-name="Normal 2 13 5" style:family="table-cell" style:data-style-name="N0">
      <style:table-cell-properties style:vertical-align="automatic" fo:background-color="transparent"/>
    </style:style>
    <style:style style:name="Normal_32_2_32_13_32_6" style:display-name="Normal 2 13 6" style:family="table-cell" style:data-style-name="N0">
      <style:table-cell-properties style:vertical-align="automatic" fo:background-color="transparent"/>
    </style:style>
    <style:style style:name="Normal_32_2_32_14" style:display-name="Normal 2 14" style:family="table-cell" style:data-style-name="N0">
      <style:table-cell-properties style:vertical-align="automatic" fo:background-color="transparent"/>
    </style:style>
    <style:style style:name="Normal_32_2_32_15" style:display-name="Normal 2 15" style:family="table-cell" style:data-style-name="N0">
      <style:table-cell-properties style:vertical-align="automatic" fo:background-color="transparent"/>
    </style:style>
    <style:style style:name="Normal_32_2_32_16" style:display-name="Normal 2 1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7" style:display-name="Normal 2 1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8" style:display-name="Normal 2 18" style:family="table-cell" style:data-style-name="N0">
      <style:table-cell-properties style:vertical-align="automatic" fo:background-color="transparent"/>
    </style:style>
    <style:style style:name="Normal_32_2_32_19" style:display-name="Normal 2 1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10" style:display-name="Normal 2 2 1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10_32_2" style:display-name="Normal 2 2 10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11" style:display-name="Normal 2 2 1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11_32_2" style:display-name="Normal 2 2 11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12" style:display-name="Normal 2 2 12" style:family="table-cell" style:data-style-name="N0">
      <style:table-cell-properties style:vertical-align="automatic" fo:background-color="transparent"/>
    </style:style>
    <style:style style:name="Normal_32_2_32_2_32_13" style:display-name="Normal 2 2 13" style:family="table-cell" style:data-style-name="N0">
      <style:table-cell-properties style:vertical-align="automatic" fo:background-color="transparent"/>
    </style:style>
    <style:style style:name="Normal_32_2_32_2_32_14" style:display-name="Normal 2 2 14" style:family="table-cell" style:data-style-name="N0">
      <style:table-cell-properties style:vertical-align="automatic" fo:background-color="transparent"/>
    </style:style>
    <style:style style:name="Normal_32_2_32_2_32_15" style:display-name="Normal 2 2 15" style:family="table-cell" style:data-style-name="N0">
      <style:table-cell-properties style:vertical-align="automatic" fo:background-color="transparent"/>
    </style:style>
    <style:style style:name="Normal_32_2_32_2_32_16" style:display-name="Normal 2 2 16" style:family="table-cell" style:data-style-name="N0">
      <style:table-cell-properties style:vertical-align="automatic" fo:background-color="transparent"/>
    </style:style>
    <style:style style:name="Normal_32_2_32_2_32_17" style:display-name="Normal 2 2 17" style:family="table-cell" style:data-style-name="N0">
      <style:table-cell-properties style:vertical-align="automatic" fo:background-color="transparent"/>
    </style:style>
    <style:style style:name="Normal_32_2_32_2_32_18" style:display-name="Normal 2 2 18" style:family="table-cell" style:data-style-name="N0">
      <style:table-cell-properties style:vertical-align="automatic" fo:background-color="transparent"/>
    </style:style>
    <style:style style:name="Normal_32_2_32_2_32_19" style:display-name="Normal 2 2 19"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2_32_2" style:display-name="Normal 2 2 2 2" style:family="table-cell" style:data-style-name="N0">
      <style:table-cell-properties style:vertical-align="automatic" fo:background-color="transparent"/>
    </style:style>
    <style:style style:name="Normal_32_2_32_2_32_2_32_3" style:display-name="Normal 2 2 2 3" style:family="table-cell" style:data-style-name="N0">
      <style:table-cell-properties style:vertical-align="automatic" fo:background-color="transparent"/>
    </style:style>
    <style:style style:name="Normal_32_2_32_2_32_2_32_4" style:display-name="Normal 2 2 2 4" style:family="table-cell" style:data-style-name="N0">
      <style:table-cell-properties style:vertical-align="automatic" fo:background-color="transparent"/>
    </style:style>
    <style:style style:name="Normal_32_2_32_2_32_2_32_5" style:display-name="Normal 2 2 2 5" style:family="table-cell" style:data-style-name="N0">
      <style:table-cell-properties style:vertical-align="automatic" fo:background-color="transparent"/>
    </style:style>
    <style:style style:name="Normal_32_2_32_2_32_2_32_6" style:display-name="Normal 2 2 2 6" style:family="table-cell" style:data-style-name="N0">
      <style:table-cell-properties style:vertical-align="automatic" fo:background-color="transparent"/>
    </style:style>
    <style:style style:name="Normal_32_2_32_2_32_2_32_7" style:display-name="Normal 2 2 2 7" style:family="table-cell" style:data-style-name="N0">
      <style:table-cell-properties style:vertical-align="automatic" fo:background-color="transparent"/>
    </style:style>
    <style:style style:name="Normal_32_2_32_2_32_2_32_8" style:display-name="Normal 2 2 2 8" style:family="table-cell" style:data-style-name="N0">
      <style:table-cell-properties style:vertical-align="automatic" fo:background-color="transparent"/>
    </style:style>
    <style:style style:name="Normal_32_2_32_2_32_2_32_9" style:display-name="Normal 2 2 2 9" style:family="table-cell" style:data-style-name="N0">
      <style:table-cell-properties style:vertical-align="automatic" fo:background-color="transparent"/>
    </style:style>
    <style:style style:name="Normal_32_2_32_2_32_3" style:display-name="Normal 2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3_32_2" style:display-name="Normal 2 2 3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3_32_3" style:display-name="Normal 2 2 3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3_32_4" style:display-name="Normal 2 2 3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3_32_5" style:display-name="Normal 2 2 3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3_32_6" style:display-name="Normal 2 2 3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3_32_7" style:display-name="Normal 2 2 3 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3_32_8" style:display-name="Normal 2 2 3 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4" style:display-name="Normal 2 2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4_32_2" style:display-name="Normal 2 2 4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5" style:display-name="Normal 2 2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5_32_2" style:display-name="Normal 2 2 5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6" style:display-name="Normal 2 2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6_32_2" style:display-name="Normal 2 2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7" style:display-name="Normal 2 2 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7_32_2" style:display-name="Normal 2 2 7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8" style:display-name="Normal 2 2 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8_32_2" style:display-name="Normal 2 2 8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9" style:display-name="Normal 2 2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9_32_2" style:display-name="Normal 2 2 9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7_32_Offending_32_Histories_32_tables" style:display-name="Normal 2 2_7 Offending Histories tables"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0" style:display-name="Normal 2 20" style:family="table-cell" style:data-style-name="N0">
      <style:table-cell-properties style:vertical-align="automatic" fo:background-color="transparent"/>
    </style:style>
    <style:style style:name="Normal_32_2_32_21" style:display-name="Normal 2 2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2" style:display-name="Normal 2 22" style:family="table-cell" style:data-style-name="N0">
      <style:table-cell-properties style:vertical-align="automatic" fo:background-color="transparent"/>
    </style:style>
    <style:style style:name="Normal_32_2_32_23" style:display-name="Normal 2 23" style:family="table-cell" style:data-style-name="N0">
      <style:table-cell-properties style:vertical-align="automatic" fo:background-color="transparent"/>
    </style:style>
    <style:style style:name="Normal_32_2_32_24" style:display-name="Normal 2 2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5" style:display-name="Normal 2 25" style:family="table-cell" style:data-style-name="N0">
      <style:table-cell-properties style:vertical-align="automatic" fo:background-color="transparent"/>
    </style:style>
    <style:style style:name="Normal_32_2_32_26" style:display-name="Normal 2 2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7" style:display-name="Normal 2 2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8" style:display-name="Normal 2 28" style:family="table-cell" style:data-style-name="N0">
      <style:table-cell-properties style:vertical-align="automatic" fo:background-color="transparent"/>
    </style:style>
    <style:style style:name="Normal_32_2_32_29" style:display-name="Normal 2 2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10" style:display-name="Normal 2 3 10" style:family="table-cell" style:data-style-name="N0">
      <style:table-cell-properties style:vertical-align="automatic" fo:background-color="transparent"/>
    </style:style>
    <style:style style:name="Normal_32_2_32_3_32_10_32_2" style:display-name="Normal 2 3 10 2" style:family="table-cell" style:data-style-name="N0">
      <style:table-cell-properties style:vertical-align="automatic" fo:background-color="transparent"/>
    </style:style>
    <style:style style:name="Normal_32_2_32_3_32_11" style:display-name="Normal 2 3 1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12" style:display-name="Normal 2 3 1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13" style:display-name="Normal 2 3 1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14" style:display-name="Normal 2 3 1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15" style:display-name="Normal 2 3 1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 style:display-name="Normal 2 3 2" style:family="table-cell" style:data-style-name="N0">
      <style:table-cell-properties style:vertical-align="automatic" fo:background-color="transparent"/>
    </style:style>
    <style:style style:name="Normal_32_2_32_3_32_2_32_10" style:display-name="Normal 2 3 2 1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10_32_2" style:display-name="Normal 2 3 2 10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11" style:display-name="Normal 2 3 2 11" style:family="table-cell" style:data-style-name="N0">
      <style:table-cell-properties style:vertical-align="automatic" fo:background-color="transparent"/>
    </style:style>
    <style:style style:name="Normal_32_2_32_3_32_2_32_2" style:display-name="Normal 2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2_32_2" style:display-name="Normal 2 3 2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3" style:display-name="Normal 2 3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3_32_2" style:display-name="Normal 2 3 2 3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4" style:display-name="Normal 2 3 2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4_32_2" style:display-name="Normal 2 3 2 4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5" style:display-name="Normal 2 3 2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5_32_2" style:display-name="Normal 2 3 2 5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6" style:display-name="Normal 2 3 2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6_32_2" style:display-name="Normal 2 3 2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7" style:display-name="Normal 2 3 2 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7_32_2" style:display-name="Normal 2 3 2 7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8" style:display-name="Normal 2 3 2 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8_32_2" style:display-name="Normal 2 3 2 8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9" style:display-name="Normal 2 3 2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9_32_2" style:display-name="Normal 2 3 2 9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3" style:display-name="Normal 2 3 3" style:family="table-cell" style:data-style-name="N0">
      <style:table-cell-properties style:vertical-align="automatic" fo:background-color="transparent"/>
    </style:style>
    <style:style style:name="Normal_32_2_32_3_32_3_32_2" style:display-name="Normal 2 3 3 2" style:family="table-cell" style:data-style-name="N0">
      <style:table-cell-properties style:vertical-align="automatic" fo:background-color="transparent"/>
    </style:style>
    <style:style style:name="Normal_32_2_32_3_32_4" style:display-name="Normal 2 3 4" style:family="table-cell" style:data-style-name="N0">
      <style:table-cell-properties style:vertical-align="automatic" fo:background-color="transparent"/>
    </style:style>
    <style:style style:name="Normal_32_2_32_3_32_4_32_2" style:display-name="Normal 2 3 4 2" style:family="table-cell" style:data-style-name="N0">
      <style:table-cell-properties style:vertical-align="automatic" fo:background-color="transparent"/>
    </style:style>
    <style:style style:name="Normal_32_2_32_3_32_5" style:display-name="Normal 2 3 5" style:family="table-cell" style:data-style-name="N0">
      <style:table-cell-properties style:vertical-align="automatic" fo:background-color="transparent"/>
    </style:style>
    <style:style style:name="Normal_32_2_32_3_32_5_32_2" style:display-name="Normal 2 3 5 2" style:family="table-cell" style:data-style-name="N0">
      <style:table-cell-properties style:vertical-align="automatic" fo:background-color="transparent"/>
    </style:style>
    <style:style style:name="Normal_32_2_32_3_32_6" style:display-name="Normal 2 3 6" style:family="table-cell" style:data-style-name="N0">
      <style:table-cell-properties style:vertical-align="automatic" fo:background-color="transparent"/>
    </style:style>
    <style:style style:name="Normal_32_2_32_3_32_6_32_2" style:display-name="Normal 2 3 6 2" style:family="table-cell" style:data-style-name="N0">
      <style:table-cell-properties style:vertical-align="automatic" fo:background-color="transparent"/>
    </style:style>
    <style:style style:name="Normal_32_2_32_3_32_7" style:display-name="Normal 2 3 7" style:family="table-cell" style:data-style-name="N0">
      <style:table-cell-properties style:vertical-align="automatic" fo:background-color="transparent"/>
    </style:style>
    <style:style style:name="Normal_32_2_32_3_32_7_32_2" style:display-name="Normal 2 3 7 2" style:family="table-cell" style:data-style-name="N0">
      <style:table-cell-properties style:vertical-align="automatic" fo:background-color="transparent"/>
    </style:style>
    <style:style style:name="Normal_32_2_32_3_32_8" style:display-name="Normal 2 3 8" style:family="table-cell" style:data-style-name="N0">
      <style:table-cell-properties style:vertical-align="automatic" fo:background-color="transparent"/>
    </style:style>
    <style:style style:name="Normal_32_2_32_3_32_8_32_2" style:display-name="Normal 2 3 8 2" style:family="table-cell" style:data-style-name="N0">
      <style:table-cell-properties style:vertical-align="automatic" fo:background-color="transparent"/>
    </style:style>
    <style:style style:name="Normal_32_2_32_3_32_9" style:display-name="Normal 2 3 9" style:family="table-cell" style:data-style-name="N0">
      <style:table-cell-properties style:vertical-align="automatic" fo:background-color="transparent"/>
    </style:style>
    <style:style style:name="Normal_32_2_32_3_32_9_32_2" style:display-name="Normal 2 3 9 2"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4_32_2" style:display-name="Normal 2 4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5_32_2" style:display-name="Normal 2 5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6" style:display-name="Normal 2 6" style:family="table-cell" style:data-style-name="N0">
      <style:table-cell-properties style:vertical-align="automatic" fo:background-color="transparent"/>
    </style:style>
    <style:style style:name="Normal_32_2_32_6_32_2" style:display-name="Normal 2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6_32_3" style:display-name="Normal 2 6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7" style:display-name="Normal 2 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7_32_2" style:display-name="Normal 2 7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8" style:display-name="Normal 2 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8_32_2" style:display-name="Normal 2 8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9" style:display-name="Normal 2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9_32_2" style:display-name="Normal 2 9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7_32_Offending_32_Histories_32_tables" style:display-name="Normal 2_7 Offending Histories tables"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1" style:display-name="Normal 21" style:family="table-cell" style:data-style-name="N0">
      <style:table-cell-properties style:vertical-align="automatic" fo:background-color="transparent"/>
    </style:style>
    <style:style style:name="Normal_32_22" style:display-name="Normal 2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3" style:display-name="Normal 2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4" style:display-name="Normal 24" style:family="table-cell" style:data-style-name="N0">
      <style:table-cell-properties style:vertical-align="automatic" fo:background-color="transparent"/>
    </style:style>
    <style:style style:name="Normal_32_25" style:display-name="Normal 2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6" style:display-name="Normal 26" style:family="table-cell" style:data-style-name="N0">
      <style:table-cell-properties style:vertical-align="automatic" fo:background-color="transparent"/>
    </style:style>
    <style:style style:name="Normal_32_27" style:display-name="Normal 27" style:family="table-cell" style:data-style-name="N0">
      <style:table-cell-properties style:vertical-align="automatic" fo:background-color="transparent"/>
    </style:style>
    <style:style style:name="Normal_32_28" style:display-name="Normal 28"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10" style:display-name="Normal 3 10" style:family="table-cell" style:data-style-name="N0">
      <style:table-cell-properties style:vertical-align="automatic" fo:background-color="transparent"/>
    </style:style>
    <style:style style:name="Normal_32_3_32_10_32_2" style:display-name="Normal 3 10 2" style:family="table-cell" style:data-style-name="N0">
      <style:table-cell-properties style:vertical-align="automatic" fo:background-color="transparent"/>
    </style:style>
    <style:style style:name="Normal_32_3_32_11" style:display-name="Normal 3 11" style:family="table-cell" style:data-style-name="N0">
      <style:table-cell-properties style:vertical-align="automatic" fo:background-color="transparent"/>
    </style:style>
    <style:style style:name="Normal_32_3_32_11_32_2" style:display-name="Normal 3 11 2" style:family="table-cell" style:data-style-name="N0">
      <style:table-cell-properties style:vertical-align="automatic" fo:background-color="transparent"/>
    </style:style>
    <style:style style:name="Normal_32_3_32_12" style:display-name="Normal 3 1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13" style:display-name="Normal 3 1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14" style:display-name="Normal 3 14" style:family="table-cell" style:data-style-name="N0">
      <style:table-cell-properties style:vertical-align="automatic" fo:background-color="transparent"/>
    </style:style>
    <style:style style:name="Normal_32_3_32_15" style:display-name="Normal 3 1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16" style:display-name="Normal 3 1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17" style:display-name="Normal 3 1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18" style:display-name="Normal 3 1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19" style:display-name="Normal 3 1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 style:display-name="Normal 3 2" style:family="table-cell" style:data-style-name="N0">
      <style:table-cell-properties style:vertical-align="automatic" fo:background-color="transparent"/>
    </style:style>
    <style:style style:name="Normal_32_3_32_2_32_10" style:display-name="Normal 3 2 1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10_32_2" style:display-name="Normal 3 2 10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11" style:display-name="Normal 3 2 11" style:family="table-cell" style:data-style-name="N0">
      <style:table-cell-properties style:vertical-align="automatic" fo:background-color="transparent"/>
    </style:style>
    <style:style style:name="Normal_32_3_32_2_32_12" style:display-name="Normal 3 2 12" style:family="table-cell" style:data-style-name="N0">
      <style:table-cell-properties style:vertical-align="automatic" fo:background-color="transparent"/>
    </style:style>
    <style:style style:name="Normal_32_3_32_2_32_13" style:display-name="Normal 3 2 13" style:family="table-cell" style:data-style-name="N0">
      <style:table-cell-properties style:vertical-align="automatic" fo:background-color="transparent"/>
    </style:style>
    <style:style style:name="Normal_32_3_32_2_32_14" style:display-name="Normal 3 2 14" style:family="table-cell" style:data-style-name="N0">
      <style:table-cell-properties style:vertical-align="automatic" fo:background-color="transparent"/>
    </style:style>
    <style:style style:name="Normal_32_3_32_2_32_15" style:display-name="Normal 3 2 15" style:family="table-cell" style:data-style-name="N0">
      <style:table-cell-properties style:vertical-align="automatic" fo:background-color="transparent"/>
    </style:style>
    <style:style style:name="Normal_32_3_32_2_32_16" style:display-name="Normal 3 2 16" style:family="table-cell" style:data-style-name="N0">
      <style:table-cell-properties style:vertical-align="automatic" fo:background-color="transparent"/>
    </style:style>
    <style:style style:name="Normal_32_3_32_2_32_17" style:display-name="Normal 3 2 17"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2_32_10" style:display-name="Normal 3 2 2 10" style:family="table-cell" style:data-style-name="N0">
      <style:table-cell-properties style:vertical-align="automatic" fo:background-color="transparent"/>
    </style:style>
    <style:style style:name="Normal_32_3_32_2_32_2_32_10_32_2" style:display-name="Normal 3 2 2 10 2" style:family="table-cell" style:data-style-name="N0">
      <style:table-cell-properties style:vertical-align="automatic" fo:background-color="transparent"/>
    </style:style>
    <style:style style:name="Normal_32_3_32_2_32_2_32_11" style:display-name="Normal 3 2 2 1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2_32_2" style:display-name="Normal 3 2 2 2" style:family="table-cell" style:data-style-name="N0">
      <style:table-cell-properties style:vertical-align="automatic" fo:background-color="transparent"/>
    </style:style>
    <style:style style:name="Normal_32_3_32_2_32_2_32_2_32_2" style:display-name="Normal 3 2 2 2 2" style:family="table-cell" style:data-style-name="N0">
      <style:table-cell-properties style:vertical-align="automatic" fo:background-color="transparent"/>
    </style:style>
    <style:style style:name="Normal_32_3_32_2_32_2_32_3" style:display-name="Normal 3 2 2 3" style:family="table-cell" style:data-style-name="N0">
      <style:table-cell-properties style:vertical-align="automatic" fo:background-color="transparent"/>
    </style:style>
    <style:style style:name="Normal_32_3_32_2_32_2_32_3_32_2" style:display-name="Normal 3 2 2 3 2" style:family="table-cell" style:data-style-name="N0">
      <style:table-cell-properties style:vertical-align="automatic" fo:background-color="transparent"/>
    </style:style>
    <style:style style:name="Normal_32_3_32_2_32_2_32_4" style:display-name="Normal 3 2 2 4" style:family="table-cell" style:data-style-name="N0">
      <style:table-cell-properties style:vertical-align="automatic" fo:background-color="transparent"/>
    </style:style>
    <style:style style:name="Normal_32_3_32_2_32_2_32_4_32_2" style:display-name="Normal 3 2 2 4 2" style:family="table-cell" style:data-style-name="N0">
      <style:table-cell-properties style:vertical-align="automatic" fo:background-color="transparent"/>
    </style:style>
    <style:style style:name="Normal_32_3_32_2_32_2_32_5" style:display-name="Normal 3 2 2 5" style:family="table-cell" style:data-style-name="N0">
      <style:table-cell-properties style:vertical-align="automatic" fo:background-color="transparent"/>
    </style:style>
    <style:style style:name="Normal_32_3_32_2_32_2_32_5_32_2" style:display-name="Normal 3 2 2 5 2" style:family="table-cell" style:data-style-name="N0">
      <style:table-cell-properties style:vertical-align="automatic" fo:background-color="transparent"/>
    </style:style>
    <style:style style:name="Normal_32_3_32_2_32_2_32_6" style:display-name="Normal 3 2 2 6" style:family="table-cell" style:data-style-name="N0">
      <style:table-cell-properties style:vertical-align="automatic" fo:background-color="transparent"/>
    </style:style>
    <style:style style:name="Normal_32_3_32_2_32_2_32_6_32_2" style:display-name="Normal 3 2 2 6 2" style:family="table-cell" style:data-style-name="N0">
      <style:table-cell-properties style:vertical-align="automatic" fo:background-color="transparent"/>
    </style:style>
    <style:style style:name="Normal_32_3_32_2_32_2_32_7" style:display-name="Normal 3 2 2 7" style:family="table-cell" style:data-style-name="N0">
      <style:table-cell-properties style:vertical-align="automatic" fo:background-color="transparent"/>
    </style:style>
    <style:style style:name="Normal_32_3_32_2_32_2_32_7_32_2" style:display-name="Normal 3 2 2 7 2" style:family="table-cell" style:data-style-name="N0">
      <style:table-cell-properties style:vertical-align="automatic" fo:background-color="transparent"/>
    </style:style>
    <style:style style:name="Normal_32_3_32_2_32_2_32_8" style:display-name="Normal 3 2 2 8" style:family="table-cell" style:data-style-name="N0">
      <style:table-cell-properties style:vertical-align="automatic" fo:background-color="transparent"/>
    </style:style>
    <style:style style:name="Normal_32_3_32_2_32_2_32_8_32_2" style:display-name="Normal 3 2 2 8 2" style:family="table-cell" style:data-style-name="N0">
      <style:table-cell-properties style:vertical-align="automatic" fo:background-color="transparent"/>
    </style:style>
    <style:style style:name="Normal_32_3_32_2_32_2_32_9" style:display-name="Normal 3 2 2 9" style:family="table-cell" style:data-style-name="N0">
      <style:table-cell-properties style:vertical-align="automatic" fo:background-color="transparent"/>
    </style:style>
    <style:style style:name="Normal_32_3_32_2_32_2_32_9_32_2" style:display-name="Normal 3 2 2 9 2" style:family="table-cell" style:data-style-name="N0">
      <style:table-cell-properties style:vertical-align="automatic" fo:background-color="transparent"/>
    </style:style>
    <style:style style:name="Normal_32_3_32_2_32_3" style:display-name="Normal 3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3_32_2" style:display-name="Normal 3 2 3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4" style:display-name="Normal 3 2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4_32_2" style:display-name="Normal 3 2 4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5" style:display-name="Normal 3 2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5_32_2" style:display-name="Normal 3 2 5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6" style:display-name="Normal 3 2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6_32_2" style:display-name="Normal 3 2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7" style:display-name="Normal 3 2 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7_32_2" style:display-name="Normal 3 2 7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8" style:display-name="Normal 3 2 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8_32_2" style:display-name="Normal 3 2 8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9" style:display-name="Normal 3 2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9_32_2" style:display-name="Normal 3 2 9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7_32_Offending_32_Histories_32_tables" style:display-name="Normal 3 2_7 Offending Histories tables" style:family="table-cell" style:data-style-name="N0">
      <style:table-cell-properties style:vertical-align="automatic" fo:background-color="transparent"/>
    </style:style>
    <style:style style:name="Normal_32_3_32_20" style:display-name="Normal 3 2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style>
    <style:style style:name="Normal_32_3_32_4_32_2" style:display-name="Normal 3 4 2" style:family="table-cell" style:data-style-name="N0">
      <style:table-cell-properties style:vertical-align="automatic" fo:background-color="transparent"/>
    </style:style>
    <style:style style:name="Normal_32_3_32_5" style:display-name="Normal 3 5" style:family="table-cell" style:data-style-name="N0">
      <style:table-cell-properties style:vertical-align="automatic" fo:background-color="transparent"/>
    </style:style>
    <style:style style:name="Normal_32_3_32_5_32_2" style:display-name="Normal 3 5 2" style:family="table-cell" style:data-style-name="N0">
      <style:table-cell-properties style:vertical-align="automatic" fo:background-color="transparent"/>
    </style:style>
    <style:style style:name="Normal_32_3_32_6" style:display-name="Normal 3 6" style:family="table-cell" style:data-style-name="N0">
      <style:table-cell-properties style:vertical-align="automatic" fo:background-color="transparent"/>
    </style:style>
    <style:style style:name="Normal_32_3_32_6_32_2" style:display-name="Normal 3 6 2" style:family="table-cell" style:data-style-name="N0">
      <style:table-cell-properties style:vertical-align="automatic" fo:background-color="transparent"/>
    </style:style>
    <style:style style:name="Normal_32_3_32_7" style:display-name="Normal 3 7" style:family="table-cell" style:data-style-name="N0">
      <style:table-cell-properties style:vertical-align="automatic" fo:background-color="transparent"/>
    </style:style>
    <style:style style:name="Normal_32_3_32_7_32_2" style:display-name="Normal 3 7 2" style:family="table-cell" style:data-style-name="N0">
      <style:table-cell-properties style:vertical-align="automatic" fo:background-color="transparent"/>
    </style:style>
    <style:style style:name="Normal_32_3_32_8" style:display-name="Normal 3 8" style:family="table-cell" style:data-style-name="N0">
      <style:table-cell-properties style:vertical-align="automatic" fo:background-color="transparent"/>
    </style:style>
    <style:style style:name="Normal_32_3_32_8_32_2" style:display-name="Normal 3 8 2" style:family="table-cell" style:data-style-name="N0">
      <style:table-cell-properties style:vertical-align="automatic" fo:background-color="transparent"/>
    </style:style>
    <style:style style:name="Normal_32_3_32_9" style:display-name="Normal 3 9" style:family="table-cell" style:data-style-name="N0">
      <style:table-cell-properties style:vertical-align="automatic" fo:background-color="transparent"/>
    </style:style>
    <style:style style:name="Normal_32_3_32_9_32_2" style:display-name="Normal 3 9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10" style:display-name="Normal 4 1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10_32_2" style:display-name="Normal 4 10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11" style:display-name="Normal 4 11" style:family="table-cell" style:data-style-name="N0">
      <style:table-cell-properties style:vertical-align="automatic" fo:background-color="transparent"/>
    </style:style>
    <style:style style:name="Normal_32_4_32_11_32_2" style:display-name="Normal 4 11 2" style:family="table-cell" style:data-style-name="N0">
      <style:table-cell-properties style:vertical-align="automatic" fo:background-color="transparent"/>
    </style:style>
    <style:style style:name="Normal_32_4_32_12" style:display-name="Normal 4 12" style:family="table-cell" style:data-style-name="N0">
      <style:table-cell-properties style:vertical-align="automatic" fo:background-color="transparent"/>
    </style:style>
    <style:style style:name="Normal_32_4_32_13" style:display-name="Normal 4 13"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2_32_2" style:display-name="Normal 4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4_32_3_32_2" style:display-name="Normal 4 3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3_32_3" style:display-name="Normal 4 3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4" style:display-name="Normal 4 4" style:family="table-cell" style:data-style-name="N0">
      <style:table-cell-properties style:vertical-align="automatic" fo:background-color="transparent"/>
    </style:style>
    <style:style style:name="Normal_32_4_32_4_32_2" style:display-name="Normal 4 4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4_32_3" style:display-name="Normal 4 4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5_32_2" style:display-name="Normal 4 5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6" style:display-name="Normal 4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6_32_2" style:display-name="Normal 4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7" style:display-name="Normal 4 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7_32_2" style:display-name="Normal 4 7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8" style:display-name="Normal 4 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8_32_2" style:display-name="Normal 4 8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9" style:display-name="Normal 4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9_32_2" style:display-name="Normal 4 9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5" style:display-name="Normal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style>
    <style:style style:name="Normal_32_5_32_4" style:display-name="Normal 5 4"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style>
    <style:style style:name="Normal_32_6_32_2_32_2" style:display-name="Normal 6 2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style>
    <style:style style:name="Normal_32_7_32_2_32_2" style:display-name="Normal 7 2 2" style:family="table-cell" style:data-style-name="N0">
      <style:table-cell-properties style:vertical-align="automatic" fo:background-color="transparent"/>
    </style:style>
    <style:style style:name="Normal_32_7_32_3" style:display-name="Normal 7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background-color="transparent"/>
    </style:style>
    <style:style style:name="Normal_32_9_32_2_32_2" style:display-name="Normal 9 2 2" style:family="table-cell" style:data-style-name="N0">
      <style:table-cell-properties style:vertical-align="automatic" fo:background-color="transparent"/>
    </style:style>
    <style:style style:name="Normal_32_9_32_3" style:display-name="Normal 9 3" style:family="table-cell" style:data-style-name="N0">
      <style:table-cell-properties style:vertical-align="automatic" fo:background-color="transparent"/>
    </style:style>
    <style:style style:name="Normal_CJ_32_Act_32_sentences_32_2003" style:display-name="Normal_CJ Act sentences 2003" style:family="table-cell" style:data-style-name="N0">
      <style:table-cell-properties style:vertical-align="automatic" fo:background-color="transparent"/>
      <style:text-properties style:font-name="Verdana" style:font-name-asian="Verdana" style:font-name-complex="Verdana" fo:font-size="10pt" style:font-size-asian="10pt" style:font-size-complex="10pt"/>
    </style:style>
    <style:style style:name="Normal_Copy_32_of_32_criminal-stats-2008-chapter-3" style:display-name="Normal_Copy of criminal-stats-2008-chapter-3" style:family="table-cell" style:data-style-name="N45">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Copy_32_of_32_criminal-stats-2008-chapter-6" style:display-name="Normal_Copy of criminal-stats-2008-chapter-6" style:family="table-cell" style:data-style-name="N45">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Figures1.1_32_and_32_1.1A_32_and_32_GreenPaper_32_Figure_32_VA" style:display-name="Normal_Figures1.1 and 1.1A and GreenPaper Figure VA" style:family="table-cell"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Normal_Sheet2_32_2" style:display-name="Normal_Sheet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AB_32_2.4" style:display-name="Normal_TAB 2.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able_32_7.3_32_2" style:display-name="Normal_Table 7.3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te_32_2" style:display-name="Note 2" style:family="table-cell" style:data-style-name="N0">
      <style:table-cell-properties fo:border="thin solid #C0C0C0" fo:background-color="#FFFFCC"/>
    </style:style>
    <style:style style:name="Note_32_3" style:display-name="Note 3" style:family="table-cell" style:data-style-name="N0">
      <style:table-cell-properties fo:border="thin solid #C0C0C0" fo:background-color="#FFFFCC"/>
    </style:style>
    <style:style style:name="Note_32_4" style:display-name="Note 4" style:family="table-cell" style:data-style-name="N0">
      <style:table-cell-properties fo:border="thin solid #C0C0C0" fo:background-color="#FFFFCC"/>
    </style:style>
    <style:style style:name="Output_32_2" style:display-name="Output 2" style:family="table-cell" style:data-style-name="N0">
      <style:table-cell-properties fo:border="thin solid #333333" fo:background-color="#C0C0C0"/>
      <style:text-properties fo:color="#333333" fo:font-weight="bold" style:font-weight-asian="bold" style:font-weight-complex="bold"/>
    </style:style>
    <style:style style:name="Output_32_3" style:display-name="Output 3" style:family="table-cell" style:data-style-name="N0">
      <style:table-cell-properties fo:border="thin solid #333333" fo:background-color="#C0C0C0"/>
      <style:text-properties fo:color="#333333" fo:font-weight="bold" style:font-weight-asian="bold" style:font-weight-complex="bold"/>
    </style:style>
    <style:style style:name="Output_32_4" style:display-name="Output 4" style:family="table-cell" style:data-style-name="N0">
      <style:table-cell-properties fo:border="thin solid #333333" fo:background-color="#C0C0C0"/>
      <style:text-properties fo:color="#333333" fo:font-weight="bold" style:font-weight-asian="bold" style:font-weight-complex="bold"/>
    </style:style>
    <style:style style:name="Percent"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2_32_3" style:display-name="Percent 2 2 3" style:family="table-cell" style:data-style-name="N13"/>
    <style:style style:name="Percent_32_2_32_2_32_4" style:display-name="Percent 2 2 4" style:family="table-cell" style:data-style-name="N13"/>
    <style:style style:name="Percent_32_2_32_2_32_5" style:display-name="Percent 2 2 5" style:family="table-cell" style:data-style-name="N13"/>
    <style:style style:name="Percent_32_2_32_2_32_6" style:display-name="Percent 2 2 6" style:family="table-cell" style:data-style-name="N13"/>
    <style:style style:name="Percent_32_2_32_2_32_7" style:display-name="Percent 2 2 7" style:family="table-cell" style:data-style-name="N13"/>
    <style:style style:name="Percent_32_2_32_2_32_8" style:display-name="Percent 2 2 8" style:family="table-cell" style:data-style-name="N13"/>
    <style:style style:name="Percent_32_2_32_2_32_9" style:display-name="Percent 2 2 9" style:family="table-cell" style:data-style-name="N13"/>
    <style:style style:name="Percent_32_3" style:display-name="Percent 3" style:family="table-cell" style:data-style-name="N13"/>
    <style:style style:name="Percent_32_4" style:display-name="Percent 4"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6" style:display-name="Percent 6" style:family="table-cell" style:data-style-name="N13"/>
    <style:style style:name="Refdb_32_standard" style:display-name="Refdb standard"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Refdb_32_standard_32_2" style:display-name="Refdb standard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Title_32_2" style:display-name="Title 2" style:family="table-cell" style:data-style-name="N0">
      <style:table-cell-properties style:vertical-align="automatic"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Title_32_3" style:display-name="Title 3"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4" style:display-name="Title 4"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otal_32_2" style:display-name="Total 2" style:family="table-cell" style:data-style-name="N0">
      <style:table-cell-properties fo:border-top="thin solid #333399" fo:border-bottom="thin double #333399" fo:border-left="none" fo:border-right="none"/>
      <style:text-properties fo:font-weight="bold" style:font-weight-asian="bold" style:font-weight-complex="bold"/>
    </style:style>
    <style:style style:name="Total_32_3" style:display-name="Total 3" style:family="table-cell" style:data-style-name="N0">
      <style:table-cell-properties fo:border-top="thin solid #333399" fo:border-bottom="thin double #333399" fo:border-left="none" fo:border-right="none"/>
      <style:text-properties fo:font-weight="bold" style:font-weight-asian="bold" style:font-weight-complex="bold"/>
    </style:style>
    <style:style style:name="Total_32_4" style:display-name="Total 4" style:family="table-cell" style:data-style-name="N0">
      <style:table-cell-properties fo:border-top="thin solid #333399" fo:border-bottom="thin double #333399" fo:border-left="none" fo:border-right="none"/>
      <style:text-properties fo:font-weight="bold" style:font-weight-asian="bold" style:font-weight-complex="bold"/>
    </style:style>
    <style:style style:name="Warning_32_Text_32_2" style:display-name="Warning Text 2" style:family="table-cell" style:data-style-name="N0">
      <style:text-properties fo:color="#FF0000"/>
    </style:style>
    <style:style style:name="Warning_32_Text_32_3" style:display-name="Warning Text 3" style:family="table-cell" style:data-style-name="N0">
      <style:text-properties fo:color="#FF0000"/>
    </style:style>
    <style:style style:name="cf180" style:family="table-cell">
      <style:table-cell-properties fo:background-color="#FF0000"/>
      <style:text-properties fo:color="#FFFFFF" fo:font-weight="bold" style:font-weight-asian="bold" style:font-weight-complex="bold"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draw:marker draw:name="a207" svg:viewBox="0 0 20 30" svg:d="m10 0-10 30h20z"/>
    <draw:marker draw:name="a159" svg:viewBox="0 0 20 30" svg:d="m10 0-10 30h20z"/>
    <draw:marker draw:name="a135" svg:viewBox="0 0 20 30" svg:d="m10 0-10 30h20z"/>
    <draw:marker draw:name="a71" svg:viewBox="0 0 20 30" svg:d="m10 0-10 30h20z"/>
    <draw:marker draw:name="a112" svg:viewBox="0 0 20 30" svg:d="m10 0-10 30h20z"/>
    <draw:marker draw:name="a75" svg:viewBox="0 0 20 30" svg:d="m10 0-10 30h20z"/>
    <draw:marker draw:name="a139" svg:viewBox="0 0 20 30" svg:d="m10 0-10 30h20z"/>
    <draw:marker draw:name="a116" svg:viewBox="0 0 20 30" svg:d="m10 0-10 30h20z"/>
    <draw:marker draw:name="a79" svg:viewBox="0 0 20 30" svg:d="m10 0-10 30h20z"/>
    <draw:marker draw:name="a54" svg:viewBox="0 0 20 30" svg:d="m10 0-10 30h20z"/>
    <draw:marker draw:name="a30" svg:viewBox="0 0 20 30" svg:d="m10 0-10 30h20z"/>
    <draw:marker draw:name="a34" svg:viewBox="0 0 20 30" svg:d="m10 0-10 30h20z"/>
    <draw:marker draw:name="a38" svg:viewBox="0 0 20 30" svg:d="m10 0-10 30h20z"/>
    <draw:marker draw:name="a14" svg:viewBox="0 0 20 30" svg:d="m10 0-10 30h20z"/>
    <draw:marker draw:name="a182" svg:viewBox="0 0 20 30" svg:d="m10 0-10 30h20z"/>
    <draw:marker draw:name="a18" svg:viewBox="0 0 20 30" svg:d="m10 0-10 30h20z"/>
    <draw:marker draw:name="a186" svg:viewBox="0 0 20 30" svg:d="m10 0-10 30h20z"/>
    <draw:marker draw:name="a211" svg:viewBox="0 0 20 30" svg:d="m10 0-10 30h20z"/>
    <draw:marker draw:name="a215" svg:viewBox="0 0 20 30" svg:d="m10 0-10 30h20z"/>
    <draw:marker draw:name="a167" svg:viewBox="0 0 20 30" svg:d="m10 0-10 30h20z"/>
    <draw:marker draw:name="a143" svg:viewBox="0 0 20 30" svg:d="m10 0-10 30h20z"/>
    <draw:marker draw:name="a169" svg:viewBox="0 0 20 30" svg:d="m10 0-10 30h20z"/>
    <draw:marker draw:name="a219" svg:viewBox="0 0 20 30" svg:d="m10 0-10 30h20z"/>
    <draw:marker draw:name="a120" svg:viewBox="0 0 20 30" svg:d="m10 0-10 30h20z"/>
    <draw:marker draw:name="a147" svg:viewBox="0 0 20 30" svg:d="m10 0-10 30h20z"/>
    <draw:marker draw:name="a83" svg:viewBox="0 0 20 30" svg:d="m10 0-10 30h20z"/>
    <draw:marker draw:name="a124" svg:viewBox="0 0 20 30" svg:d="m10 0-10 30h20z"/>
    <draw:marker draw:name="a101" svg:viewBox="0 0 20 30" svg:d="m10 0-10 30h20z"/>
    <draw:marker draw:name="a87" svg:viewBox="0 0 20 30" svg:d="m10 0-10 30h20z"/>
    <draw:marker draw:name="a128" svg:viewBox="0 0 20 30" svg:d="m10 0-10 30h20z"/>
    <draw:marker draw:name="a105" svg:viewBox="0 0 20 30" svg:d="m10 0-10 30h20z"/>
    <draw:marker draw:name="a67" svg:viewBox="0 0 20 30" svg:d="m10 0-10 30h20z"/>
    <draw:marker draw:name="a42" svg:viewBox="0 0 20 30" svg:d="m10 0-10 30h20z"/>
    <draw:marker draw:name="a22" svg:viewBox="0 0 20 30" svg:d="m10 0-10 30h20z"/>
    <draw:marker draw:name="a190" svg:viewBox="0 0 20 30" svg:d="m10 0-10 30h20z"/>
    <draw:marker draw:name="a240" svg:viewBox="0 0 20 30" svg:d="m10 0-10 30h20z"/>
    <draw:marker draw:name="a26" svg:viewBox="0 0 20 30" svg:d="m10 0-10 30h20z"/>
    <draw:marker draw:name="a243" svg:viewBox="0 0 20 30" svg:d="m10 0-10 30h20z"/>
    <draw:marker draw:name="a171" svg:viewBox="0 0 20 30" svg:d="m10 0-10 30h20z"/>
    <draw:marker draw:name="a173" svg:viewBox="0 0 20 30" svg:d="m10 0-10 30h20z"/>
    <draw:marker draw:name="a175" svg:viewBox="0 0 20 30" svg:d="m10 0-10 30h20z"/>
    <draw:marker draw:name="a151" svg:viewBox="0 0 20 30" svg:d="m10 0-10 30h20z"/>
    <draw:marker draw:name="a177" svg:viewBox="0 0 20 30" svg:d="m10 0-10 30h20z"/>
    <draw:marker draw:name="a203" svg:viewBox="0 0 20 30" svg:d="m10 0-10 30h20z"/>
    <draw:marker draw:name="a155" svg:viewBox="0 0 20 30" svg:d="m10 0-10 30h20z"/>
    <draw:stroke-dash draw:name="a6" draw:style="rect" draw:dots1="1" draw:dots1-length="0.03125in" draw:distance="0.03125in"/>
    <draw:stroke-dash draw:name="a50" draw:style="rect" draw:dots1="1" draw:dots1-length="0.08333in" draw:distance="0.08333in"/>
    <draw:stroke-dash draw:name="a91" draw:style="rect" draw:dots1="1" draw:dots1-length="0.03125in" draw:dots2="1" draw:dots2-length="0.01042in" draw:distance="0.03125in"/>
    <draw:stroke-dash draw:name="a10" draw:style="rect" draw:dots1="1" draw:dots1-length="0.03125in" draw:distance="0.03125in"/>
    <draw:stroke-dash draw:name="a46" draw:style="rect" draw:dots1="1" draw:dots1-length="0.08333in" draw:distance="0.08333in"/>
    <draw:stroke-dash draw:name="a2" draw:style="rect" draw:dots1="1" draw:dots1-length="0.03125in" draw:distance="0.03125in"/>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in" fo:margin-bottom="0.5in" fo:margin-left="0.75in" fo:margin-right="0.75in" style:print-orientation="landscape" style:print-page-order="ttb" style:first-page-number="continue" style:scale-to="37%"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11811023622047in" fo:margin-bottom="0.511811023622047in" fo:margin-left="0.748031496062992in" fo:margin-right="0.748031496062992in" style:print-orientation="landscape" style:print-page-order="ttb" style:first-page-number="continue" style:scale-to="31%"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4">
      <style:page-layout-properties fo:margin-top="0.5in" fo:margin-bottom="0.5in" fo:margin-left="0.75in" fo:margin-right="0.75in" style:print-orientation="portrait" style:print-page-order="ttb" style:first-page-number="continue" style:scale-to="35%"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fo:margin-top="0.5in" fo:margin-bottom="0.5in" fo:margin-left="0.75in" fo:margin-right="0.75in" style:print-orientation="landscape" style:print-page-order="ttb" style:first-page-number="continue" style:scale-to="47%" style:table-centering="horizontal"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328</meta:generator>
    <meta:initial-creator>Emily</meta:initial-creator>
    <dc:creator>Crusco, Miranda</dc:creator>
    <meta:creation-date>2015-10-22T11:04:42Z</meta:creation-date>
    <dc:date>2021-02-16T17:05:53Z</dc:date>
    <meta:print-date>2016-10-17T08:44:45Z</meta:print-date>
  </office:meta>
</office:document-meta>
</file>